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14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voyager.online/contract/0x06e7b0064a821F0F9933c760B9Fe1C6BDA37aF7D5Fd4F82D47c2B671fBA113Dd" xlink:type="simple">0x06e7b0064a821F0F9933c760B9Fe1C6BDA37aF7D5Fd4F82D47c2B671fBA113Dd</text:a></text:p>
          </table:table-cell>
          <table:table-cell office:value-type="string" calcext:value-type="string">
            <text:p>8.81685 ETH</text:p>
          </table:table-cell>
          <table:table-cell office:value-type="string" calcext:value-type="string">
            <text:p>17 334</text:p>
          </table:table-cell>
          <table:table-cell table:formula="of:=VALUE(SUBSTITUTE(MID([.C1];1;LEN([.C1])-4);&quot;.&quot;;&quot;,&quot;))" office:value-type="float" office:value="8.81685" calcext:value-type="float">
            <text:p>8,81685</text:p>
          </table:table-cell>
          <table:table-cell table:formula="of:=[.B1]" office:value-type="string" office:string-value="0x06e7b0064a821F0F9933c760B9Fe1C6BDA37aF7D5Fd4F82D47c2B671fBA113Dd" calcext:value-type="string">
            <text:p>0x06e7b0064a821F0F9933c760B9Fe1C6BDA37aF7D5Fd4F82D47c2B671fBA113Dd</text:p>
          </table:table-cell>
          <table:table-cell table:formula="of:=ROUNDUP([.E1]*100)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voyager.online/contract/0x04746C68f5f6D6bFF7a16fDAd6F543750bD6E46a7C00a9e5BB6820c86347fDA0" xlink:type="simple">0x04746C68f5f6D6bFF7a16fDAd6F543750bD6E46a7C00a9e5BB6820c86347fDA0</text:a></text:p>
          </table:table-cell>
          <table:table-cell office:value-type="string" calcext:value-type="string">
            <text:p>5.55794 ETH</text:p>
          </table:table-cell>
          <table:table-cell office:value-type="string" calcext:value-type="string">
            <text:p>11 117</text:p>
          </table:table-cell>
          <table:table-cell table:formula="of:=VALUE(SUBSTITUTE(MID([.C2];1;LEN([.C2])-4);&quot;.&quot;;&quot;,&quot;))" office:value-type="float" office:value="5.55794" calcext:value-type="float">
            <text:p>5,55794</text:p>
          </table:table-cell>
          <table:table-cell table:formula="of:=[.B2]" office:value-type="string" office:string-value="0x04746C68f5f6D6bFF7a16fDAd6F543750bD6E46a7C00a9e5BB6820c86347fDA0" calcext:value-type="string">
            <text:p>0x04746C68f5f6D6bFF7a16fDAd6F543750bD6E46a7C00a9e5BB6820c86347fDA0</text:p>
          </table:table-cell>
          <table:table-cell table:formula="of:=ROUNDUP([.E2]*100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voyager.online/contract/0x015CDB0b85511d8A469f06Cf5B347F456b13Ca50b94f2d624001F5D98414fF26" xlink:type="simple">0x015CDB0b85511d8A469f06Cf5B347F456b13Ca50b94f2d624001F5D98414fF26</text:a></text:p>
          </table:table-cell>
          <table:table-cell office:value-type="string" calcext:value-type="string">
            <text:p>4.34353 ETH</text:p>
          </table:table-cell>
          <table:table-cell office:value-type="string" calcext:value-type="string">
            <text:p>10 529</text:p>
          </table:table-cell>
          <table:table-cell table:formula="of:=VALUE(SUBSTITUTE(MID([.C3];1;LEN([.C3])-4);&quot;.&quot;;&quot;,&quot;))" office:value-type="float" office:value="4.34353" calcext:value-type="float">
            <text:p>4,34353</text:p>
          </table:table-cell>
          <table:table-cell table:formula="of:=[.B3]" office:value-type="string" office:string-value="0x015CDB0b85511d8A469f06Cf5B347F456b13Ca50b94f2d624001F5D98414fF26" calcext:value-type="string">
            <text:p>0x015CDB0b85511d8A469f06Cf5B347F456b13Ca50b94f2d624001F5D98414fF26</text:p>
          </table:table-cell>
          <table:table-cell table:formula="of:=ROUNDUP([.E3]*100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voyager.online/contract/0x021714d78512c4D7Cc98F8c3959e9026081f9BB33bBb07066eEbC51b6Ce357bb" xlink:type="simple">0x021714d78512c4D7Cc98F8c3959e9026081f9BB33bBb07066eEbC51b6Ce357bb</text:a></text:p>
          </table:table-cell>
          <table:table-cell office:value-type="string" calcext:value-type="string">
            <text:p>3.46002 ETH</text:p>
          </table:table-cell>
          <table:table-cell office:value-type="string" calcext:value-type="string">
            <text:p>6 123</text:p>
          </table:table-cell>
          <table:table-cell table:formula="of:=VALUE(SUBSTITUTE(MID([.C4];1;LEN([.C4])-4);&quot;.&quot;;&quot;,&quot;))" office:value-type="float" office:value="3.46002" calcext:value-type="float">
            <text:p>3,46002</text:p>
          </table:table-cell>
          <table:table-cell table:formula="of:=[.B4]" office:value-type="string" office:string-value="0x021714d78512c4D7Cc98F8c3959e9026081f9BB33bBb07066eEbC51b6Ce357bb" calcext:value-type="string">
            <text:p>0x021714d78512c4D7Cc98F8c3959e9026081f9BB33bBb07066eEbC51b6Ce357bb</text:p>
          </table:table-cell>
          <table:table-cell table:formula="of:=ROUNDUP([.E4]*100)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voyager.online/contract/0x026F4AC85C1BeACA58892dB37FEbC5966BEC20348D28eb26e72D488cde4D33ba" xlink:type="simple">0x026F4AC85C1BeACA58892dB37FEbC5966BEC20348D28eb26e72D488cde4D33ba</text:a></text:p>
          </table:table-cell>
          <table:table-cell office:value-type="string" calcext:value-type="string">
            <text:p>3.34102 ETH</text:p>
          </table:table-cell>
          <table:table-cell office:value-type="string" calcext:value-type="string">
            <text:p>2 925</text:p>
          </table:table-cell>
          <table:table-cell table:formula="of:=VALUE(SUBSTITUTE(MID([.C5];1;LEN([.C5])-4);&quot;.&quot;;&quot;,&quot;))" office:value-type="float" office:value="3.34102" calcext:value-type="float">
            <text:p>3,34102</text:p>
          </table:table-cell>
          <table:table-cell table:formula="of:=[.B5]" office:value-type="string" office:string-value="0x026F4AC85C1BeACA58892dB37FEbC5966BEC20348D28eb26e72D488cde4D33ba" calcext:value-type="string">
            <text:p>0x026F4AC85C1BeACA58892dB37FEbC5966BEC20348D28eb26e72D488cde4D33ba</text:p>
          </table:table-cell>
          <table:table-cell table:formula="of:=ROUNDUP([.E5]*100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voyager.online/contract/0x00AeA72d025Ae2F361afAcb86Cd58AAAdAA7bD4a961CC56fB0F3D8087476BAbd" xlink:type="simple">0x00AeA72d025Ae2F361afAcb86Cd58AAAdAA7bD4a961CC56fB0F3D8087476BAbd</text:a></text:p>
          </table:table-cell>
          <table:table-cell office:value-type="string" calcext:value-type="string">
            <text:p>3.16579 ETH</text:p>
          </table:table-cell>
          <table:table-cell office:value-type="string" calcext:value-type="string">
            <text:p>12 553</text:p>
          </table:table-cell>
          <table:table-cell table:formula="of:=VALUE(SUBSTITUTE(MID([.C6];1;LEN([.C6])-4);&quot;.&quot;;&quot;,&quot;))" office:value-type="float" office:value="3.16579" calcext:value-type="float">
            <text:p>3,16579</text:p>
          </table:table-cell>
          <table:table-cell table:formula="of:=[.B6]" office:value-type="string" office:string-value="0x00AeA72d025Ae2F361afAcb86Cd58AAAdAA7bD4a961CC56fB0F3D8087476BAbd" calcext:value-type="string">
            <text:p>0x00AeA72d025Ae2F361afAcb86Cd58AAAdAA7bD4a961CC56fB0F3D8087476BAbd</text:p>
          </table:table-cell>
          <table:table-cell table:formula="of:=ROUNDUP([.E6]*1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voyager.online/contract/0x0324f3401Bb5CB9B7b396BC6065faD94D32cd7628a39C89EeaD456f077f27c0e" xlink:type="simple">0x0324f3401Bb5CB9B7b396BC6065faD94D32cd7628a39C89EeaD456f077f27c0e</text:a></text:p>
          </table:table-cell>
          <table:table-cell office:value-type="string" calcext:value-type="string">
            <text:p>2.76455 ETH</text:p>
          </table:table-cell>
          <table:table-cell office:value-type="string" calcext:value-type="string">
            <text:p>7 408</text:p>
          </table:table-cell>
          <table:table-cell table:formula="of:=VALUE(SUBSTITUTE(MID([.C7];1;LEN([.C7])-4);&quot;.&quot;;&quot;,&quot;))" office:value-type="float" office:value="2.76455" calcext:value-type="float">
            <text:p>2,76455</text:p>
          </table:table-cell>
          <table:table-cell table:formula="of:=[.B7]" office:value-type="string" office:string-value="0x0324f3401Bb5CB9B7b396BC6065faD94D32cd7628a39C89EeaD456f077f27c0e" calcext:value-type="string">
            <text:p>0x0324f3401Bb5CB9B7b396BC6065faD94D32cd7628a39C89EeaD456f077f27c0e</text:p>
          </table:table-cell>
          <table:table-cell table:formula="of:=ROUNDUP([.E7]*1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voyager.online/contract/0x010AEEaa11D863f2E53373106E6807CEC1FC6e8ED95A4e8b710665B7068dD8E6" xlink:type="simple">0x010AEEaa11D863f2E53373106E6807CEC1FC6e8ED95A4e8b710665B7068dD8E6</text:a></text:p>
          </table:table-cell>
          <table:table-cell office:value-type="string" calcext:value-type="string">
            <text:p>2.61741 ETH</text:p>
          </table:table-cell>
          <table:table-cell office:value-type="string" calcext:value-type="string">
            <text:p>15 788</text:p>
          </table:table-cell>
          <table:table-cell table:formula="of:=VALUE(SUBSTITUTE(MID([.C8];1;LEN([.C8])-4);&quot;.&quot;;&quot;,&quot;))" office:value-type="float" office:value="2.61741" calcext:value-type="float">
            <text:p>2,61741</text:p>
          </table:table-cell>
          <table:table-cell table:formula="of:=[.B8]" office:value-type="string" office:string-value="0x010AEEaa11D863f2E53373106E6807CEC1FC6e8ED95A4e8b710665B7068dD8E6" calcext:value-type="string">
            <text:p>0x010AEEaa11D863f2E53373106E6807CEC1FC6e8ED95A4e8b710665B7068dD8E6</text:p>
          </table:table-cell>
          <table:table-cell table:formula="of:=ROUNDUP([.E8]*100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voyager.online/contract/0x02B7Fa2c45fd785cD6Fa1a512B9BDca53Ce151445a5ad06A1b54D0074B785D74" xlink:type="simple">0x02B7Fa2c45fd785cD6Fa1a512B9BDca53Ce151445a5ad06A1b54D0074B785D74</text:a></text:p>
          </table:table-cell>
          <table:table-cell office:value-type="string" calcext:value-type="string">
            <text:p>2.61412 ETH</text:p>
          </table:table-cell>
          <table:table-cell office:value-type="string" calcext:value-type="string">
            <text:p>15 760</text:p>
          </table:table-cell>
          <table:table-cell table:formula="of:=VALUE(SUBSTITUTE(MID([.C9];1;LEN([.C9])-4);&quot;.&quot;;&quot;,&quot;))" office:value-type="float" office:value="2.61412" calcext:value-type="float">
            <text:p>2,61412</text:p>
          </table:table-cell>
          <table:table-cell table:formula="of:=[.B9]" office:value-type="string" office:string-value="0x02B7Fa2c45fd785cD6Fa1a512B9BDca53Ce151445a5ad06A1b54D0074B785D74" calcext:value-type="string">
            <text:p>0x02B7Fa2c45fd785cD6Fa1a512B9BDca53Ce151445a5ad06A1b54D0074B785D74</text:p>
          </table:table-cell>
          <table:table-cell table:formula="of:=ROUNDUP([.E9]*100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voyager.online/contract/0x010FeAa4F520b8188a1CD8FC1e8c727420DA1A65ca20dA20121132A417A715bC" xlink:type="simple">0x010FeAa4F520b8188a1CD8FC1e8c727420DA1A65ca20dA20121132A417A715bC</text:a></text:p>
          </table:table-cell>
          <table:table-cell office:value-type="string" calcext:value-type="string">
            <text:p>2.60118 ETH</text:p>
          </table:table-cell>
          <table:table-cell office:value-type="string" calcext:value-type="string">
            <text:p>15 697</text:p>
          </table:table-cell>
          <table:table-cell table:formula="of:=VALUE(SUBSTITUTE(MID([.C10];1;LEN([.C10])-4);&quot;.&quot;;&quot;,&quot;))" office:value-type="float" office:value="2.60118" calcext:value-type="float">
            <text:p>2,60118</text:p>
          </table:table-cell>
          <table:table-cell table:formula="of:=[.B10]" office:value-type="string" office:string-value="0x010FeAa4F520b8188a1CD8FC1e8c727420DA1A65ca20dA20121132A417A715bC" calcext:value-type="string">
            <text:p>0x010FeAa4F520b8188a1CD8FC1e8c727420DA1A65ca20dA20121132A417A715bC</text:p>
          </table:table-cell>
          <table:table-cell table:formula="of:=ROUNDUP([.E10]*100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voyager.online/contract/0x000f1F5b60854D1721b287aa2f7DE8CEfdEf643541aD4F9C0e3560d36A9c1785" xlink:type="simple">0x000f1F5b60854D1721b287aa2f7DE8CEfdEf643541aD4F9C0e3560d36A9c1785</text:a></text:p>
          </table:table-cell>
          <table:table-cell office:value-type="string" calcext:value-type="string">
            <text:p>2.59357 ETH</text:p>
          </table:table-cell>
          <table:table-cell office:value-type="string" calcext:value-type="string">
            <text:p>24 316</text:p>
          </table:table-cell>
          <table:table-cell table:formula="of:=VALUE(SUBSTITUTE(MID([.C11];1;LEN([.C11])-4);&quot;.&quot;;&quot;,&quot;))" office:value-type="float" office:value="2.59357" calcext:value-type="float">
            <text:p>2,59357</text:p>
          </table:table-cell>
          <table:table-cell table:formula="of:=[.B11]" office:value-type="string" office:string-value="0x000f1F5b60854D1721b287aa2f7DE8CEfdEf643541aD4F9C0e3560d36A9c1785" calcext:value-type="string">
            <text:p>0x000f1F5b60854D1721b287aa2f7DE8CEfdEf643541aD4F9C0e3560d36A9c1785</text:p>
          </table:table-cell>
          <table:table-cell table:formula="of:=ROUNDUP([.E11]*100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voyager.online/contract/0x00C87Ae37cd5A10B79905085c2F73d3001F8f4627aA00bb6EED12C33ADc8b3E3" xlink:type="simple">0x00C87Ae37cd5A10B79905085c2F73d3001F8f4627aA00bb6EED12C33ADc8b3E3</text:a></text:p>
          </table:table-cell>
          <table:table-cell office:value-type="string" calcext:value-type="string">
            <text:p>2.37356 ETH</text:p>
          </table:table-cell>
          <table:table-cell office:value-type="string" calcext:value-type="string">
            <text:p>7 021</text:p>
          </table:table-cell>
          <table:table-cell table:formula="of:=VALUE(SUBSTITUTE(MID([.C12];1;LEN([.C12])-4);&quot;.&quot;;&quot;,&quot;))" office:value-type="float" office:value="2.37356" calcext:value-type="float">
            <text:p>2,37356</text:p>
          </table:table-cell>
          <table:table-cell table:formula="of:=[.B12]" office:value-type="string" office:string-value="0x00C87Ae37cd5A10B79905085c2F73d3001F8f4627aA00bb6EED12C33ADc8b3E3" calcext:value-type="string">
            <text:p>0x00C87Ae37cd5A10B79905085c2F73d3001F8f4627aA00bb6EED12C33ADc8b3E3</text:p>
          </table:table-cell>
          <table:table-cell table:formula="of:=ROUNDUP([.E12]*1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voyager.online/contract/0x05BA5A048a934E1E6c4a8181f6eFABd3b9B10BD3578Fb6C789205557f1D24306" xlink:type="simple">0x05BA5A048a934E1E6c4a8181f6eFABd3b9B10BD3578Fb6C789205557f1D24306</text:a></text:p>
          </table:table-cell>
          <table:table-cell office:value-type="string" calcext:value-type="string">
            <text:p>2.33941 ETH</text:p>
          </table:table-cell>
          <table:table-cell office:value-type="string" calcext:value-type="string">
            <text:p>8 767</text:p>
          </table:table-cell>
          <table:table-cell table:formula="of:=VALUE(SUBSTITUTE(MID([.C13];1;LEN([.C13])-4);&quot;.&quot;;&quot;,&quot;))" office:value-type="float" office:value="2.33941" calcext:value-type="float">
            <text:p>2,33941</text:p>
          </table:table-cell>
          <table:table-cell table:formula="of:=[.B13]" office:value-type="string" office:string-value="0x05BA5A048a934E1E6c4a8181f6eFABd3b9B10BD3578Fb6C789205557f1D24306" calcext:value-type="string">
            <text:p>0x05BA5A048a934E1E6c4a8181f6eFABd3b9B10BD3578Fb6C789205557f1D24306</text:p>
          </table:table-cell>
          <table:table-cell table:formula="of:=ROUNDUP([.E13]*100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voyager.online/contract/0x01971CDc55660F7cd2ab1389B88783d3DFf6d3cD1af0aC5E44202E7649404cbf" xlink:type="simple">0x01971CDc55660F7cd2ab1389B88783d3DFf6d3cD1af0aC5E44202E7649404cbf</text:a></text:p>
          </table:table-cell>
          <table:table-cell office:value-type="string" calcext:value-type="string">
            <text:p>2.21495 ETH</text:p>
          </table:table-cell>
          <table:table-cell office:value-type="string" calcext:value-type="string">
            <text:p>8 461</text:p>
          </table:table-cell>
          <table:table-cell table:formula="of:=VALUE(SUBSTITUTE(MID([.C14];1;LEN([.C14])-4);&quot;.&quot;;&quot;,&quot;))" office:value-type="float" office:value="2.21495" calcext:value-type="float">
            <text:p>2,21495</text:p>
          </table:table-cell>
          <table:table-cell table:formula="of:=[.B14]" office:value-type="string" office:string-value="0x01971CDc55660F7cd2ab1389B88783d3DFf6d3cD1af0aC5E44202E7649404cbf" calcext:value-type="string">
            <text:p>0x01971CDc55660F7cd2ab1389B88783d3DFf6d3cD1af0aC5E44202E7649404cbf</text:p>
          </table:table-cell>
          <table:table-cell table:formula="of:=ROUNDUP([.E14]*1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voyager.online/contract/0x03EC6b5768977Bf3ba449f7c9134d79e38f5930fb397a4Ab9514B8f6685773E8" xlink:type="simple">0x03EC6b5768977Bf3ba449f7c9134d79e38f5930fb397a4Ab9514B8f6685773E8</text:a></text:p>
          </table:table-cell>
          <table:table-cell office:value-type="string" calcext:value-type="string">
            <text:p>2.17989 ETH</text:p>
          </table:table-cell>
          <table:table-cell office:value-type="string" calcext:value-type="string">
            <text:p>13 060</text:p>
          </table:table-cell>
          <table:table-cell table:formula="of:=VALUE(SUBSTITUTE(MID([.C15];1;LEN([.C15])-4);&quot;.&quot;;&quot;,&quot;))" office:value-type="float" office:value="2.17989" calcext:value-type="float">
            <text:p>2,17989</text:p>
          </table:table-cell>
          <table:table-cell table:formula="of:=[.B15]" office:value-type="string" office:string-value="0x03EC6b5768977Bf3ba449f7c9134d79e38f5930fb397a4Ab9514B8f6685773E8" calcext:value-type="string">
            <text:p>0x03EC6b5768977Bf3ba449f7c9134d79e38f5930fb397a4Ab9514B8f6685773E8</text:p>
          </table:table-cell>
          <table:table-cell table:formula="of:=ROUNDUP([.E15]*100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voyager.online/contract/0x06994aA28f31b9b2C7A7208FD15b3c3c33a1EB628830e09987B48276ef467274" xlink:type="simple">0x06994aA28f31b9b2C7A7208FD15b3c3c33a1EB628830e09987B48276ef467274</text:a></text:p>
          </table:table-cell>
          <table:table-cell office:value-type="string" calcext:value-type="string">
            <text:p>2.16124 ETH</text:p>
          </table:table-cell>
          <table:table-cell office:value-type="string" calcext:value-type="string">
            <text:p>3 787</text:p>
          </table:table-cell>
          <table:table-cell table:formula="of:=VALUE(SUBSTITUTE(MID([.C16];1;LEN([.C16])-4);&quot;.&quot;;&quot;,&quot;))" office:value-type="float" office:value="2.16124" calcext:value-type="float">
            <text:p>2,16124</text:p>
          </table:table-cell>
          <table:table-cell table:formula="of:=[.B16]" office:value-type="string" office:string-value="0x06994aA28f31b9b2C7A7208FD15b3c3c33a1EB628830e09987B48276ef467274" calcext:value-type="string">
            <text:p>0x06994aA28f31b9b2C7A7208FD15b3c3c33a1EB628830e09987B48276ef467274</text:p>
          </table:table-cell>
          <table:table-cell table:formula="of:=ROUNDUP([.E16]*100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voyager.online/contract/0x01AAb16668180108F39F637d0cbea47bE6D263B98acFcA9261517933798c57e6" xlink:type="simple">0x01AAb16668180108F39F637d0cbea47bE6D263B98acFcA9261517933798c57e6</text:a></text:p>
          </table:table-cell>
          <table:table-cell office:value-type="string" calcext:value-type="string">
            <text:p>1.91029 ETH</text:p>
          </table:table-cell>
          <table:table-cell office:value-type="string" calcext:value-type="string">
            <text:p>12 579</text:p>
          </table:table-cell>
          <table:table-cell table:formula="of:=VALUE(SUBSTITUTE(MID([.C17];1;LEN([.C17])-4);&quot;.&quot;;&quot;,&quot;))" office:value-type="float" office:value="1.91029" calcext:value-type="float">
            <text:p>1,91029</text:p>
          </table:table-cell>
          <table:table-cell table:formula="of:=[.B17]" office:value-type="string" office:string-value="0x01AAb16668180108F39F637d0cbea47bE6D263B98acFcA9261517933798c57e6" calcext:value-type="string">
            <text:p>0x01AAb16668180108F39F637d0cbea47bE6D263B98acFcA9261517933798c57e6</text:p>
          </table:table-cell>
          <table:table-cell table:formula="of:=ROUNDUP([.E17]*100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voyager.online/contract/0x03b9C491Dacb0a2A445590AD4B669975BEbb2081Ef005434A26Ab3501b7b9119" xlink:type="simple">0x03b9C491Dacb0a2A445590AD4B669975BEbb2081Ef005434A26Ab3501b7b9119</text:a></text:p>
          </table:table-cell>
          <table:table-cell office:value-type="string" calcext:value-type="string">
            <text:p>1.86390 ETH</text:p>
          </table:table-cell>
          <table:table-cell office:value-type="string" calcext:value-type="string">
            <text:p>6 199</text:p>
          </table:table-cell>
          <table:table-cell table:formula="of:=VALUE(SUBSTITUTE(MID([.C18];1;LEN([.C18])-4);&quot;.&quot;;&quot;,&quot;))" office:value-type="float" office:value="1.8639" calcext:value-type="float">
            <text:p>1,8639</text:p>
          </table:table-cell>
          <table:table-cell table:formula="of:=[.B18]" office:value-type="string" office:string-value="0x03b9C491Dacb0a2A445590AD4B669975BEbb2081Ef005434A26Ab3501b7b9119" calcext:value-type="string">
            <text:p>0x03b9C491Dacb0a2A445590AD4B669975BEbb2081Ef005434A26Ab3501b7b9119</text:p>
          </table:table-cell>
          <table:table-cell table:formula="of:=ROUNDUP([.E18]*100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voyager.online/contract/0x000830dc345b616BFc853CF41BDF70DF3C6dFEE8400c1d972234c719DF22b950" xlink:type="simple">0x000830dc345b616BFc853CF41BDF70DF3C6dFEE8400c1d972234c719DF22b950</text:a></text:p>
          </table:table-cell>
          <table:table-cell office:value-type="string" calcext:value-type="string">
            <text:p>1.82965 ETH</text:p>
          </table:table-cell>
          <table:table-cell office:value-type="string" calcext:value-type="string">
            <text:p>11 356</text:p>
          </table:table-cell>
          <table:table-cell table:formula="of:=VALUE(SUBSTITUTE(MID([.C19];1;LEN([.C19])-4);&quot;.&quot;;&quot;,&quot;))" office:value-type="float" office:value="1.82965" calcext:value-type="float">
            <text:p>1,82965</text:p>
          </table:table-cell>
          <table:table-cell table:formula="of:=[.B19]" office:value-type="string" office:string-value="0x000830dc345b616BFc853CF41BDF70DF3C6dFEE8400c1d972234c719DF22b950" calcext:value-type="string">
            <text:p>0x000830dc345b616BFc853CF41BDF70DF3C6dFEE8400c1d972234c719DF22b950</text:p>
          </table:table-cell>
          <table:table-cell table:formula="of:=ROUNDUP([.E19]*100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voyager.online/contract/0x01D34A196C2370E04C9048D5f44675b57DE2b8297216846e17BEfB8cC780A995" xlink:type="simple">0x01D34A196C2370E04C9048D5f44675b57DE2b8297216846e17BEfB8cC780A995</text:a></text:p>
          </table:table-cell>
          <table:table-cell office:value-type="string" calcext:value-type="string">
            <text:p>1.82852 ETH</text:p>
          </table:table-cell>
          <table:table-cell office:value-type="string" calcext:value-type="string">
            <text:p>11 345</text:p>
          </table:table-cell>
          <table:table-cell table:formula="of:=VALUE(SUBSTITUTE(MID([.C20];1;LEN([.C20])-4);&quot;.&quot;;&quot;,&quot;))" office:value-type="float" office:value="1.82852" calcext:value-type="float">
            <text:p>1,82852</text:p>
          </table:table-cell>
          <table:table-cell table:formula="of:=[.B20]" office:value-type="string" office:string-value="0x01D34A196C2370E04C9048D5f44675b57DE2b8297216846e17BEfB8cC780A995" calcext:value-type="string">
            <text:p>0x01D34A196C2370E04C9048D5f44675b57DE2b8297216846e17BEfB8cC780A995</text:p>
          </table:table-cell>
          <table:table-cell table:formula="of:=ROUNDUP([.E20]*100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voyager.online/contract/0x067F80e8146a345b69F82ecE9eA1255FE4e5DD29FB3B88f1b1A7636729faCc0B" xlink:type="simple">0x067F80e8146a345b69F82ecE9eA1255FE4e5DD29FB3B88f1b1A7636729faCc0B</text:a></text:p>
          </table:table-cell>
          <table:table-cell office:value-type="string" calcext:value-type="string">
            <text:p>1.78832 ETH</text:p>
          </table:table-cell>
          <table:table-cell office:value-type="string" calcext:value-type="string">
            <text:p>12 354</text:p>
          </table:table-cell>
          <table:table-cell table:formula="of:=VALUE(SUBSTITUTE(MID([.C21];1;LEN([.C21])-4);&quot;.&quot;;&quot;,&quot;))" office:value-type="float" office:value="1.78832" calcext:value-type="float">
            <text:p>1,78832</text:p>
          </table:table-cell>
          <table:table-cell table:formula="of:=[.B21]" office:value-type="string" office:string-value="0x067F80e8146a345b69F82ecE9eA1255FE4e5DD29FB3B88f1b1A7636729faCc0B" calcext:value-type="string">
            <text:p>0x067F80e8146a345b69F82ecE9eA1255FE4e5DD29FB3B88f1b1A7636729faCc0B</text:p>
          </table:table-cell>
          <table:table-cell table:formula="of:=ROUNDUP([.E21]*100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voyager.online/contract/0x07644743CF33D50422c7EDb85177d23363E67e1295E7C157B8385ec6a083d8Dd" xlink:type="simple">0x07644743CF33D50422c7EDb85177d23363E67e1295E7C157B8385ec6a083d8Dd</text:a></text:p>
          </table:table-cell>
          <table:table-cell office:value-type="string" calcext:value-type="string">
            <text:p>1.74625 ETH</text:p>
          </table:table-cell>
          <table:table-cell office:value-type="string" calcext:value-type="string">
            <text:p>13 767</text:p>
          </table:table-cell>
          <table:table-cell table:formula="of:=VALUE(SUBSTITUTE(MID([.C22];1;LEN([.C22])-4);&quot;.&quot;;&quot;,&quot;))" office:value-type="float" office:value="1.74625" calcext:value-type="float">
            <text:p>1,74625</text:p>
          </table:table-cell>
          <table:table-cell table:formula="of:=[.B22]" office:value-type="string" office:string-value="0x07644743CF33D50422c7EDb85177d23363E67e1295E7C157B8385ec6a083d8Dd" calcext:value-type="string">
            <text:p>0x07644743CF33D50422c7EDb85177d23363E67e1295E7C157B8385ec6a083d8Dd</text:p>
          </table:table-cell>
          <table:table-cell table:formula="of:=ROUNDUP([.E22]*1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voyager.online/contract/0x07a401ebD6a5777D60Ed0EB9639D0BF8302103fa147D97FcEB1B55e1c8ED0279" xlink:type="simple">0x07a401ebD6a5777D60Ed0EB9639D0BF8302103fa147D97FcEB1B55e1c8ED0279</text:a></text:p>
          </table:table-cell>
          <table:table-cell office:value-type="string" calcext:value-type="string">
            <text:p>1.73297 ETH</text:p>
          </table:table-cell>
          <table:table-cell office:value-type="string" calcext:value-type="string">
            <text:p>4 715</text:p>
          </table:table-cell>
          <table:table-cell table:formula="of:=VALUE(SUBSTITUTE(MID([.C23];1;LEN([.C23])-4);&quot;.&quot;;&quot;,&quot;))" office:value-type="float" office:value="1.73297" calcext:value-type="float">
            <text:p>1,73297</text:p>
          </table:table-cell>
          <table:table-cell table:formula="of:=[.B23]" office:value-type="string" office:string-value="0x07a401ebD6a5777D60Ed0EB9639D0BF8302103fa147D97FcEB1B55e1c8ED0279" calcext:value-type="string">
            <text:p>0x07a401ebD6a5777D60Ed0EB9639D0BF8302103fa147D97FcEB1B55e1c8ED0279</text:p>
          </table:table-cell>
          <table:table-cell table:formula="of:=ROUNDUP([.E23]*100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voyager.online/contract/0x073335cc71C93fe46c04C14e09e7cdE7ca7f6147bb36c72deE7968EC3ABaf70d" xlink:type="simple">0x073335cc71C93fe46c04C14e09e7cdE7ca7f6147bb36c72deE7968EC3ABaf70d</text:a></text:p>
          </table:table-cell>
          <table:table-cell office:value-type="string" calcext:value-type="string">
            <text:p>1.70100 ETH</text:p>
          </table:table-cell>
          <table:table-cell office:value-type="string" calcext:value-type="string">
            <text:p>2 832</text:p>
          </table:table-cell>
          <table:table-cell table:formula="of:=VALUE(SUBSTITUTE(MID([.C24];1;LEN([.C24])-4);&quot;.&quot;;&quot;,&quot;))" office:value-type="float" office:value="1.701" calcext:value-type="float">
            <text:p>1,701</text:p>
          </table:table-cell>
          <table:table-cell table:formula="of:=[.B24]" office:value-type="string" office:string-value="0x073335cc71C93fe46c04C14e09e7cdE7ca7f6147bb36c72deE7968EC3ABaf70d" calcext:value-type="string">
            <text:p>0x073335cc71C93fe46c04C14e09e7cdE7ca7f6147bb36c72deE7968EC3ABaf70d</text:p>
          </table:table-cell>
          <table:table-cell table:formula="of:=ROUNDUP([.E24]*100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voyager.online/contract/0x03CcbA12965A96dD6470B11a0B3c1C3Ff12bc107CeDBe3B03aaF92424C550995" xlink:type="simple">0x03CcbA12965A96dD6470B11a0B3c1C3Ff12bc107CeDBe3B03aaF92424C550995</text:a></text:p>
          </table:table-cell>
          <table:table-cell office:value-type="string" calcext:value-type="string">
            <text:p>1.59807 ETH</text:p>
          </table:table-cell>
          <table:table-cell office:value-type="string" calcext:value-type="string">
            <text:p>3 964</text:p>
          </table:table-cell>
          <table:table-cell table:formula="of:=VALUE(SUBSTITUTE(MID([.C25];1;LEN([.C25])-4);&quot;.&quot;;&quot;,&quot;))" office:value-type="float" office:value="1.59807" calcext:value-type="float">
            <text:p>1,59807</text:p>
          </table:table-cell>
          <table:table-cell table:formula="of:=[.B25]" office:value-type="string" office:string-value="0x03CcbA12965A96dD6470B11a0B3c1C3Ff12bc107CeDBe3B03aaF92424C550995" calcext:value-type="string">
            <text:p>0x03CcbA12965A96dD6470B11a0B3c1C3Ff12bc107CeDBe3B03aaF92424C550995</text:p>
          </table:table-cell>
          <table:table-cell table:formula="of:=ROUNDUP([.E25]*10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voyager.online/contract/0x032Ff0324A913f56b666d6b1EC00C7eD5c1a277Fab8fCA29edf274838779337F" xlink:type="simple">0x032Ff0324A913f56b666d6b1EC00C7eD5c1a277Fab8fCA29edf274838779337F</text:a></text:p>
          </table:table-cell>
          <table:table-cell office:value-type="string" calcext:value-type="string">
            <text:p>1.57355 ETH</text:p>
          </table:table-cell>
          <table:table-cell office:value-type="string" calcext:value-type="string">
            <text:p>11 657</text:p>
          </table:table-cell>
          <table:table-cell table:formula="of:=VALUE(SUBSTITUTE(MID([.C26];1;LEN([.C26])-4);&quot;.&quot;;&quot;,&quot;))" office:value-type="float" office:value="1.57355" calcext:value-type="float">
            <text:p>1,57355</text:p>
          </table:table-cell>
          <table:table-cell table:formula="of:=[.B26]" office:value-type="string" office:string-value="0x032Ff0324A913f56b666d6b1EC00C7eD5c1a277Fab8fCA29edf274838779337F" calcext:value-type="string">
            <text:p>0x032Ff0324A913f56b666d6b1EC00C7eD5c1a277Fab8fCA29edf274838779337F</text:p>
          </table:table-cell>
          <table:table-cell table:formula="of:=ROUNDUP([.E26]*1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voyager.online/contract/0x007C2BdC4b07344dee214146e76Da263D44490452A2F931EbA07D69d25cE54f3" xlink:type="simple">0x007C2BdC4b07344dee214146e76Da263D44490452A2F931EbA07D69d25cE54f3</text:a></text:p>
          </table:table-cell>
          <table:table-cell office:value-type="string" calcext:value-type="string">
            <text:p>1.52600 ETH</text:p>
          </table:table-cell>
          <table:table-cell office:value-type="string" calcext:value-type="string">
            <text:p>3 029</text:p>
          </table:table-cell>
          <table:table-cell table:formula="of:=VALUE(SUBSTITUTE(MID([.C27];1;LEN([.C27])-4);&quot;.&quot;;&quot;,&quot;))" office:value-type="float" office:value="1.526" calcext:value-type="float">
            <text:p>1,526</text:p>
          </table:table-cell>
          <table:table-cell table:formula="of:=[.B27]" office:value-type="string" office:string-value="0x007C2BdC4b07344dee214146e76Da263D44490452A2F931EbA07D69d25cE54f3" calcext:value-type="string">
            <text:p>0x007C2BdC4b07344dee214146e76Da263D44490452A2F931EbA07D69d25cE54f3</text:p>
          </table:table-cell>
          <table:table-cell table:formula="of:=ROUNDUP([.E27]*10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voyager.online/contract/0x020938430C3b53F158D3EFaccbF71B8C2104Bc198f95Bd62550B96b68cFd0e62" xlink:type="simple">0x020938430C3b53F158D3EFaccbF71B8C2104Bc198f95Bd62550B96b68cFd0e62</text:a></text:p>
          </table:table-cell>
          <table:table-cell office:value-type="string" calcext:value-type="string">
            <text:p>1.51572 ETH</text:p>
          </table:table-cell>
          <table:table-cell office:value-type="string" calcext:value-type="string">
            <text:p>5 089</text:p>
          </table:table-cell>
          <table:table-cell table:formula="of:=VALUE(SUBSTITUTE(MID([.C28];1;LEN([.C28])-4);&quot;.&quot;;&quot;,&quot;))" office:value-type="float" office:value="1.51572" calcext:value-type="float">
            <text:p>1,51572</text:p>
          </table:table-cell>
          <table:table-cell table:formula="of:=[.B28]" office:value-type="string" office:string-value="0x020938430C3b53F158D3EFaccbF71B8C2104Bc198f95Bd62550B96b68cFd0e62" calcext:value-type="string">
            <text:p>0x020938430C3b53F158D3EFaccbF71B8C2104Bc198f95Bd62550B96b68cFd0e62</text:p>
          </table:table-cell>
          <table:table-cell table:formula="of:=ROUNDUP([.E28]*10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voyager.online/contract/0x015DF630D10cE0fb9344Ca325843D38FA2DEe39CD66AC0Fa776A53274FDb59bF" xlink:type="simple">0x015DF630D10cE0fb9344Ca325843D38FA2DEe39CD66AC0Fa776A53274FDb59bF</text:a></text:p>
          </table:table-cell>
          <table:table-cell office:value-type="string" calcext:value-type="string">
            <text:p>1.47712 ETH</text:p>
          </table:table-cell>
          <table:table-cell office:value-type="float" office:value="609" calcext:value-type="float">
            <text:p>609</text:p>
          </table:table-cell>
          <table:table-cell table:formula="of:=VALUE(SUBSTITUTE(MID([.C29];1;LEN([.C29])-4);&quot;.&quot;;&quot;,&quot;))" office:value-type="float" office:value="1.47712" calcext:value-type="float">
            <text:p>1,47712</text:p>
          </table:table-cell>
          <table:table-cell table:formula="of:=[.B29]" office:value-type="string" office:string-value="0x015DF630D10cE0fb9344Ca325843D38FA2DEe39CD66AC0Fa776A53274FDb59bF" calcext:value-type="string">
            <text:p>0x015DF630D10cE0fb9344Ca325843D38FA2DEe39CD66AC0Fa776A53274FDb59bF</text:p>
          </table:table-cell>
          <table:table-cell table:formula="of:=ROUNDUP([.E29]*1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voyager.online/contract/0x018C71bCf1ecd11ca3d05962795012C7ab478DB766425AB88886F2F663E1d533" xlink:type="simple">0x018C71bCf1ecd11ca3d05962795012C7ab478DB766425AB88886F2F663E1d533</text:a></text:p>
          </table:table-cell>
          <table:table-cell office:value-type="string" calcext:value-type="string">
            <text:p>1.45476 ETH</text:p>
          </table:table-cell>
          <table:table-cell office:value-type="float" office:value="661" calcext:value-type="float">
            <text:p>661</text:p>
          </table:table-cell>
          <table:table-cell table:formula="of:=VALUE(SUBSTITUTE(MID([.C30];1;LEN([.C30])-4);&quot;.&quot;;&quot;,&quot;))" office:value-type="float" office:value="1.45476" calcext:value-type="float">
            <text:p>1,45476</text:p>
          </table:table-cell>
          <table:table-cell table:formula="of:=[.B30]" office:value-type="string" office:string-value="0x018C71bCf1ecd11ca3d05962795012C7ab478DB766425AB88886F2F663E1d533" calcext:value-type="string">
            <text:p>0x018C71bCf1ecd11ca3d05962795012C7ab478DB766425AB88886F2F663E1d533</text:p>
          </table:table-cell>
          <table:table-cell table:formula="of:=ROUNDUP([.E30]*10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voyager.online/contract/0x038240162a8EEa5142d507Ba750385497465A1bb55D4ca014Bd34c8fDD5F63D8" xlink:type="simple">0x038240162a8EEa5142d507Ba750385497465A1bb55D4ca014Bd34c8fDD5F63D8</text:a></text:p>
          </table:table-cell>
          <table:table-cell office:value-type="string" calcext:value-type="string">
            <text:p>1.43133 ETH</text:p>
          </table:table-cell>
          <table:table-cell office:value-type="float" office:value="664" calcext:value-type="float">
            <text:p>664</text:p>
          </table:table-cell>
          <table:table-cell table:formula="of:=VALUE(SUBSTITUTE(MID([.C31];1;LEN([.C31])-4);&quot;.&quot;;&quot;,&quot;))" office:value-type="float" office:value="1.43133" calcext:value-type="float">
            <text:p>1,43133</text:p>
          </table:table-cell>
          <table:table-cell table:formula="of:=[.B31]" office:value-type="string" office:string-value="0x038240162a8EEa5142d507Ba750385497465A1bb55D4ca014Bd34c8fDD5F63D8" calcext:value-type="string">
            <text:p>0x038240162a8EEa5142d507Ba750385497465A1bb55D4ca014Bd34c8fDD5F63D8</text:p>
          </table:table-cell>
          <table:table-cell table:formula="of:=ROUNDUP([.E31]*1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voyager.online/contract/0x00d90FD6AA27Edd344C5cBe1fE999611416B268658E866a54265aaf50d9cf28D" xlink:type="simple">0x00d90FD6AA27Edd344C5cBe1fE999611416B268658E866a54265aaf50d9cf28D</text:a></text:p>
          </table:table-cell>
          <table:table-cell office:value-type="string" calcext:value-type="string">
            <text:p>1.41908 ETH</text:p>
          </table:table-cell>
          <table:table-cell office:value-type="float" office:value="625" calcext:value-type="float">
            <text:p>625</text:p>
          </table:table-cell>
          <table:table-cell table:formula="of:=VALUE(SUBSTITUTE(MID([.C32];1;LEN([.C32])-4);&quot;.&quot;;&quot;,&quot;))" office:value-type="float" office:value="1.41908" calcext:value-type="float">
            <text:p>1,41908</text:p>
          </table:table-cell>
          <table:table-cell table:formula="of:=[.B32]" office:value-type="string" office:string-value="0x00d90FD6AA27Edd344C5cBe1fE999611416B268658E866a54265aaf50d9cf28D" calcext:value-type="string">
            <text:p>0x00d90FD6AA27Edd344C5cBe1fE999611416B268658E866a54265aaf50d9cf28D</text:p>
          </table:table-cell>
          <table:table-cell table:formula="of:=ROUNDUP([.E32]*10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voyager.online/contract/0x007518A3810c8204fb4377DE22df74ed80857368795B936A99CA70BB0fda8bDd" xlink:type="simple">0x007518A3810c8204fb4377DE22df74ed80857368795B936A99CA70BB0fda8bDd</text:a></text:p>
          </table:table-cell>
          <table:table-cell office:value-type="string" calcext:value-type="string">
            <text:p>1.41342 ETH</text:p>
          </table:table-cell>
          <table:table-cell office:value-type="float" office:value="643" calcext:value-type="float">
            <text:p>643</text:p>
          </table:table-cell>
          <table:table-cell table:formula="of:=VALUE(SUBSTITUTE(MID([.C33];1;LEN([.C33])-4);&quot;.&quot;;&quot;,&quot;))" office:value-type="float" office:value="1.41342" calcext:value-type="float">
            <text:p>1,41342</text:p>
          </table:table-cell>
          <table:table-cell table:formula="of:=[.B33]" office:value-type="string" office:string-value="0x007518A3810c8204fb4377DE22df74ed80857368795B936A99CA70BB0fda8bDd" calcext:value-type="string">
            <text:p>0x007518A3810c8204fb4377DE22df74ed80857368795B936A99CA70BB0fda8bDd</text:p>
          </table:table-cell>
          <table:table-cell table:formula="of:=ROUNDUP([.E33]*10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voyager.online/contract/0x0155e28e1947350Dac90112f3129b74e3A58D38132c8c26f8552002D78c3656e" xlink:type="simple">0x0155e28e1947350Dac90112f3129b74e3A58D38132c8c26f8552002D78c3656e</text:a></text:p>
          </table:table-cell>
          <table:table-cell office:value-type="string" calcext:value-type="string">
            <text:p>1.37504 ETH</text:p>
          </table:table-cell>
          <table:table-cell office:value-type="string" calcext:value-type="string">
            <text:p>2 747</text:p>
          </table:table-cell>
          <table:table-cell table:formula="of:=VALUE(SUBSTITUTE(MID([.C34];1;LEN([.C34])-4);&quot;.&quot;;&quot;,&quot;))" office:value-type="float" office:value="1.37504" calcext:value-type="float">
            <text:p>1,37504</text:p>
          </table:table-cell>
          <table:table-cell table:formula="of:=[.B34]" office:value-type="string" office:string-value="0x0155e28e1947350Dac90112f3129b74e3A58D38132c8c26f8552002D78c3656e" calcext:value-type="string">
            <text:p>0x0155e28e1947350Dac90112f3129b74e3A58D38132c8c26f8552002D78c3656e</text:p>
          </table:table-cell>
          <table:table-cell table:formula="of:=ROUNDUP([.E34]*10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voyager.online/contract/0x01ae80d66cc58dc4250A95a019A8c6dcb11F2bD0053ae6E9136c03b01Be59a88" xlink:type="simple">0x01ae80d66cc58dc4250A95a019A8c6dcb11F2bD0053ae6E9136c03b01Be59a88</text:a></text:p>
          </table:table-cell>
          <table:table-cell office:value-type="string" calcext:value-type="string">
            <text:p>1.35940 ETH</text:p>
          </table:table-cell>
          <table:table-cell office:value-type="string" calcext:value-type="string">
            <text:p>9 991</text:p>
          </table:table-cell>
          <table:table-cell table:formula="of:=VALUE(SUBSTITUTE(MID([.C35];1;LEN([.C35])-4);&quot;.&quot;;&quot;,&quot;))" office:value-type="float" office:value="1.3594" calcext:value-type="float">
            <text:p>1,3594</text:p>
          </table:table-cell>
          <table:table-cell table:formula="of:=[.B35]" office:value-type="string" office:string-value="0x01ae80d66cc58dc4250A95a019A8c6dcb11F2bD0053ae6E9136c03b01Be59a88" calcext:value-type="string">
            <text:p>0x01ae80d66cc58dc4250A95a019A8c6dcb11F2bD0053ae6E9136c03b01Be59a88</text:p>
          </table:table-cell>
          <table:table-cell table:formula="of:=ROUNDUP([.E35]*1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voyager.online/contract/0x05f2E55F19D197fa234CDBBa5BB22A13915cfa3048BD394614f29db8C8a09760" xlink:type="simple">0x05f2E55F19D197fa234CDBBa5BB22A13915cfa3048BD394614f29db8C8a09760</text:a></text:p>
          </table:table-cell>
          <table:table-cell office:value-type="string" calcext:value-type="string">
            <text:p>1.34343 ETH</text:p>
          </table:table-cell>
          <table:table-cell office:value-type="string" calcext:value-type="string">
            <text:p>5 219</text:p>
          </table:table-cell>
          <table:table-cell table:formula="of:=VALUE(SUBSTITUTE(MID([.C36];1;LEN([.C36])-4);&quot;.&quot;;&quot;,&quot;))" office:value-type="float" office:value="1.34343" calcext:value-type="float">
            <text:p>1,34343</text:p>
          </table:table-cell>
          <table:table-cell table:formula="of:=[.B36]" office:value-type="string" office:string-value="0x05f2E55F19D197fa234CDBBa5BB22A13915cfa3048BD394614f29db8C8a09760" calcext:value-type="string">
            <text:p>0x05f2E55F19D197fa234CDBBa5BB22A13915cfa3048BD394614f29db8C8a09760</text:p>
          </table:table-cell>
          <table:table-cell table:formula="of:=ROUNDUP([.E36]*10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voyager.online/contract/0x06D522c62F996D9e40Bfb47b2f135f03Dc922e985Ff601B931211aaE3c514868" xlink:type="simple">0x06D522c62F996D9e40Bfb47b2f135f03Dc922e985Ff601B931211aaE3c514868</text:a></text:p>
          </table:table-cell>
          <table:table-cell office:value-type="string" calcext:value-type="string">
            <text:p>1.33630 ETH</text:p>
          </table:table-cell>
          <table:table-cell office:value-type="string" calcext:value-type="string">
            <text:p>2 315</text:p>
          </table:table-cell>
          <table:table-cell table:formula="of:=VALUE(SUBSTITUTE(MID([.C37];1;LEN([.C37])-4);&quot;.&quot;;&quot;,&quot;))" office:value-type="float" office:value="1.3363" calcext:value-type="float">
            <text:p>1,3363</text:p>
          </table:table-cell>
          <table:table-cell table:formula="of:=[.B37]" office:value-type="string" office:string-value="0x06D522c62F996D9e40Bfb47b2f135f03Dc922e985Ff601B931211aaE3c514868" calcext:value-type="string">
            <text:p>0x06D522c62F996D9e40Bfb47b2f135f03Dc922e985Ff601B931211aaE3c514868</text:p>
          </table:table-cell>
          <table:table-cell table:formula="of:=ROUNDUP([.E37]*10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voyager.online/contract/0x073f4C39ccFD3D808Ee717258596334b3427b6389C3023408835f12950F6D038" xlink:type="simple">0x073f4C39ccFD3D808Ee717258596334b3427b6389C3023408835f12950F6D038</text:a></text:p>
          </table:table-cell>
          <table:table-cell office:value-type="string" calcext:value-type="string">
            <text:p>1.32664 ETH</text:p>
          </table:table-cell>
          <table:table-cell office:value-type="string" calcext:value-type="string">
            <text:p>3 317</text:p>
          </table:table-cell>
          <table:table-cell table:formula="of:=VALUE(SUBSTITUTE(MID([.C38];1;LEN([.C38])-4);&quot;.&quot;;&quot;,&quot;))" office:value-type="float" office:value="1.32664" calcext:value-type="float">
            <text:p>1,32664</text:p>
          </table:table-cell>
          <table:table-cell table:formula="of:=[.B38]" office:value-type="string" office:string-value="0x073f4C39ccFD3D808Ee717258596334b3427b6389C3023408835f12950F6D038" calcext:value-type="string">
            <text:p>0x073f4C39ccFD3D808Ee717258596334b3427b6389C3023408835f12950F6D038</text:p>
          </table:table-cell>
          <table:table-cell table:formula="of:=ROUNDUP([.E38]*10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voyager.online/contract/0x02EA1c801fD5a1c62a3A76F2c42c70355211AD1e49ab80c9c47Ef048bDfC472d" xlink:type="simple">0x02EA1c801fD5a1c62a3A76F2c42c70355211AD1e49ab80c9c47Ef048bDfC472d</text:a></text:p>
          </table:table-cell>
          <table:table-cell office:value-type="string" calcext:value-type="string">
            <text:p>1.21596 ETH</text:p>
          </table:table-cell>
          <table:table-cell office:value-type="string" calcext:value-type="string">
            <text:p>2 491</text:p>
          </table:table-cell>
          <table:table-cell table:formula="of:=VALUE(SUBSTITUTE(MID([.C39];1;LEN([.C39])-4);&quot;.&quot;;&quot;,&quot;))" office:value-type="float" office:value="1.21596" calcext:value-type="float">
            <text:p>1,21596</text:p>
          </table:table-cell>
          <table:table-cell table:formula="of:=[.B39]" office:value-type="string" office:string-value="0x02EA1c801fD5a1c62a3A76F2c42c70355211AD1e49ab80c9c47Ef048bDfC472d" calcext:value-type="string">
            <text:p>0x02EA1c801fD5a1c62a3A76F2c42c70355211AD1e49ab80c9c47Ef048bDfC472d</text:p>
          </table:table-cell>
          <table:table-cell table:formula="of:=ROUNDUP([.E39]*10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voyager.online/contract/0x0663018f4A2f8B8d57c317FaEbc3B3C8C5Af6C45C78377c86894cAa9AcA5527b" xlink:type="simple">0x0663018f4A2f8B8d57c317FaEbc3B3C8C5Af6C45C78377c86894cAa9AcA5527b</text:a></text:p>
          </table:table-cell>
          <table:table-cell office:value-type="string" calcext:value-type="string">
            <text:p>1.21417 ETH</text:p>
          </table:table-cell>
          <table:table-cell office:value-type="string" calcext:value-type="string">
            <text:p>3 433</text:p>
          </table:table-cell>
          <table:table-cell table:formula="of:=VALUE(SUBSTITUTE(MID([.C40];1;LEN([.C40])-4);&quot;.&quot;;&quot;,&quot;))" office:value-type="float" office:value="1.21417" calcext:value-type="float">
            <text:p>1,21417</text:p>
          </table:table-cell>
          <table:table-cell table:formula="of:=[.B40]" office:value-type="string" office:string-value="0x0663018f4A2f8B8d57c317FaEbc3B3C8C5Af6C45C78377c86894cAa9AcA5527b" calcext:value-type="string">
            <text:p>0x0663018f4A2f8B8d57c317FaEbc3B3C8C5Af6C45C78377c86894cAa9AcA5527b</text:p>
          </table:table-cell>
          <table:table-cell table:formula="of:=ROUNDUP([.E40]*10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voyager.online/contract/0x001505D2aA3FCFd94Dc22b580BB6d0adABF4e2556b3Aa6f05A77DF5a832D3bDd" xlink:type="simple">0x001505D2aA3FCFd94Dc22b580BB6d0adABF4e2556b3Aa6f05A77DF5a832D3bDd</text:a></text:p>
          </table:table-cell>
          <table:table-cell office:value-type="string" calcext:value-type="string">
            <text:p>1.20315 ETH</text:p>
          </table:table-cell>
          <table:table-cell office:value-type="string" calcext:value-type="string">
            <text:p>1 815</text:p>
          </table:table-cell>
          <table:table-cell table:formula="of:=VALUE(SUBSTITUTE(MID([.C41];1;LEN([.C41])-4);&quot;.&quot;;&quot;,&quot;))" office:value-type="float" office:value="1.20315" calcext:value-type="float">
            <text:p>1,20315</text:p>
          </table:table-cell>
          <table:table-cell table:formula="of:=[.B41]" office:value-type="string" office:string-value="0x001505D2aA3FCFd94Dc22b580BB6d0adABF4e2556b3Aa6f05A77DF5a832D3bDd" calcext:value-type="string">
            <text:p>0x001505D2aA3FCFd94Dc22b580BB6d0adABF4e2556b3Aa6f05A77DF5a832D3bDd</text:p>
          </table:table-cell>
          <table:table-cell table:formula="of:=ROUNDUP([.E41]*10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voyager.online/contract/0x03BC4992b9c55037e20097DC3E61c44363CcfaA10F667e9Bf6cffb3aCeE5efE4" xlink:type="simple">0x03BC4992b9c55037e20097DC3E61c44363CcfaA10F667e9Bf6cffb3aCeE5efE4</text:a></text:p>
          </table:table-cell>
          <table:table-cell office:value-type="string" calcext:value-type="string">
            <text:p>1.17798 ETH</text:p>
          </table:table-cell>
          <table:table-cell office:value-type="string" calcext:value-type="string">
            <text:p>10 359</text:p>
          </table:table-cell>
          <table:table-cell table:formula="of:=VALUE(SUBSTITUTE(MID([.C42];1;LEN([.C42])-4);&quot;.&quot;;&quot;,&quot;))" office:value-type="float" office:value="1.17798" calcext:value-type="float">
            <text:p>1,17798</text:p>
          </table:table-cell>
          <table:table-cell table:formula="of:=[.B42]" office:value-type="string" office:string-value="0x03BC4992b9c55037e20097DC3E61c44363CcfaA10F667e9Bf6cffb3aCeE5efE4" calcext:value-type="string">
            <text:p>0x03BC4992b9c55037e20097DC3E61c44363CcfaA10F667e9Bf6cffb3aCeE5efE4</text:p>
          </table:table-cell>
          <table:table-cell table:formula="of:=ROUNDUP([.E42]*10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voyager.online/contract/0x05F1da1721932923811386DA9F001B367EeD17934981076010F8e953d4371d98" xlink:type="simple">0x05F1da1721932923811386DA9F001B367EeD17934981076010F8e953d4371d98</text:a></text:p>
          </table:table-cell>
          <table:table-cell office:value-type="string" calcext:value-type="string">
            <text:p>1.17319 ETH</text:p>
          </table:table-cell>
          <table:table-cell office:value-type="string" calcext:value-type="string">
            <text:p>3 472</text:p>
          </table:table-cell>
          <table:table-cell table:formula="of:=VALUE(SUBSTITUTE(MID([.C43];1;LEN([.C43])-4);&quot;.&quot;;&quot;,&quot;))" office:value-type="float" office:value="1.17319" calcext:value-type="float">
            <text:p>1,17319</text:p>
          </table:table-cell>
          <table:table-cell table:formula="of:=[.B43]" office:value-type="string" office:string-value="0x05F1da1721932923811386DA9F001B367EeD17934981076010F8e953d4371d98" calcext:value-type="string">
            <text:p>0x05F1da1721932923811386DA9F001B367EeD17934981076010F8e953d4371d98</text:p>
          </table:table-cell>
          <table:table-cell table:formula="of:=ROUNDUP([.E43]*10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voyager.online/contract/0x019583Cf51D4c57BA13BF729c5D3E9E8F223418BB323AD8E6d5AD76F0cb6093A" xlink:type="simple">0x019583Cf51D4c57BA13BF729c5D3E9E8F223418BB323AD8E6d5AD76F0cb6093A</text:a></text:p>
          </table:table-cell>
          <table:table-cell office:value-type="string" calcext:value-type="string">
            <text:p>1.17210 ETH</text:p>
          </table:table-cell>
          <table:table-cell office:value-type="string" calcext:value-type="string">
            <text:p>1 760</text:p>
          </table:table-cell>
          <table:table-cell table:formula="of:=VALUE(SUBSTITUTE(MID([.C44];1;LEN([.C44])-4);&quot;.&quot;;&quot;,&quot;))" office:value-type="float" office:value="1.1721" calcext:value-type="float">
            <text:p>1,1721</text:p>
          </table:table-cell>
          <table:table-cell table:formula="of:=[.B44]" office:value-type="string" office:string-value="0x019583Cf51D4c57BA13BF729c5D3E9E8F223418BB323AD8E6d5AD76F0cb6093A" calcext:value-type="string">
            <text:p>0x019583Cf51D4c57BA13BF729c5D3E9E8F223418BB323AD8E6d5AD76F0cb6093A</text:p>
          </table:table-cell>
          <table:table-cell table:formula="of:=ROUNDUP([.E44]*10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voyager.online/contract/0x036b51EE89838edb57E6F82aDDd0A33db00bEF24b730c2F15beAc4729d032B87" xlink:type="simple">0x036b51EE89838edb57E6F82aDDd0A33db00bEF24b730c2F15beAc4729d032B87</text:a></text:p>
          </table:table-cell>
          <table:table-cell office:value-type="string" calcext:value-type="string">
            <text:p>1.14756 ETH</text:p>
          </table:table-cell>
          <table:table-cell office:value-type="string" calcext:value-type="string">
            <text:p>5 990</text:p>
          </table:table-cell>
          <table:table-cell table:formula="of:=VALUE(SUBSTITUTE(MID([.C45];1;LEN([.C45])-4);&quot;.&quot;;&quot;,&quot;))" office:value-type="float" office:value="1.14756" calcext:value-type="float">
            <text:p>1,14756</text:p>
          </table:table-cell>
          <table:table-cell table:formula="of:=[.B45]" office:value-type="string" office:string-value="0x036b51EE89838edb57E6F82aDDd0A33db00bEF24b730c2F15beAc4729d032B87" calcext:value-type="string">
            <text:p>0x036b51EE89838edb57E6F82aDDd0A33db00bEF24b730c2F15beAc4729d032B87</text:p>
          </table:table-cell>
          <table:table-cell table:formula="of:=ROUNDUP([.E45]*10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voyager.online/contract/0x030941ffA8874ea7c5C8C943FA50f9193D3748cC219b67fdDa334B37bE85955E" xlink:type="simple">0x030941ffA8874ea7c5C8C943FA50f9193D3748cC219b67fdDa334B37bE85955E</text:a></text:p>
          </table:table-cell>
          <table:table-cell office:value-type="string" calcext:value-type="string">
            <text:p>1.12157 ETH</text:p>
          </table:table-cell>
          <table:table-cell office:value-type="string" calcext:value-type="string">
            <text:p>1 759</text:p>
          </table:table-cell>
          <table:table-cell table:formula="of:=VALUE(SUBSTITUTE(MID([.C46];1;LEN([.C46])-4);&quot;.&quot;;&quot;,&quot;))" office:value-type="float" office:value="1.12157" calcext:value-type="float">
            <text:p>1,12157</text:p>
          </table:table-cell>
          <table:table-cell table:formula="of:=[.B46]" office:value-type="string" office:string-value="0x030941ffA8874ea7c5C8C943FA50f9193D3748cC219b67fdDa334B37bE85955E" calcext:value-type="string">
            <text:p>0x030941ffA8874ea7c5C8C943FA50f9193D3748cC219b67fdDa334B37bE85955E</text:p>
          </table:table-cell>
          <table:table-cell table:formula="of:=ROUNDUP([.E46]*10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voyager.online/contract/0x061Eb1faf7042ca84c0137810f713f22D541a469134D1fA71080ca51A5C313DB" xlink:type="simple">0x061Eb1faf7042ca84c0137810f713f22D541a469134D1fA71080ca51A5C313DB</text:a></text:p>
          </table:table-cell>
          <table:table-cell office:value-type="string" calcext:value-type="string">
            <text:p>1.12012 ETH</text:p>
          </table:table-cell>
          <table:table-cell office:value-type="string" calcext:value-type="string">
            <text:p>2 150</text:p>
          </table:table-cell>
          <table:table-cell table:formula="of:=VALUE(SUBSTITUTE(MID([.C47];1;LEN([.C47])-4);&quot;.&quot;;&quot;,&quot;))" office:value-type="float" office:value="1.12012" calcext:value-type="float">
            <text:p>1,12012</text:p>
          </table:table-cell>
          <table:table-cell table:formula="of:=[.B47]" office:value-type="string" office:string-value="0x061Eb1faf7042ca84c0137810f713f22D541a469134D1fA71080ca51A5C313DB" calcext:value-type="string">
            <text:p>0x061Eb1faf7042ca84c0137810f713f22D541a469134D1fA71080ca51A5C313DB</text:p>
          </table:table-cell>
          <table:table-cell table:formula="of:=ROUNDUP([.E47]*10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voyager.online/contract/0x0332f422e79c6820b9db56537D9189846d5705e38c1F379DB47455f6CBdB95Ab" xlink:type="simple">0x0332f422e79c6820b9db56537D9189846d5705e38c1F379DB47455f6CBdB95Ab</text:a></text:p>
          </table:table-cell>
          <table:table-cell office:value-type="string" calcext:value-type="string">
            <text:p>1.10955 ETH</text:p>
          </table:table-cell>
          <table:table-cell office:value-type="string" calcext:value-type="string">
            <text:p>3 332</text:p>
          </table:table-cell>
          <table:table-cell table:formula="of:=VALUE(SUBSTITUTE(MID([.C48];1;LEN([.C48])-4);&quot;.&quot;;&quot;,&quot;))" office:value-type="float" office:value="1.10955" calcext:value-type="float">
            <text:p>1,10955</text:p>
          </table:table-cell>
          <table:table-cell table:formula="of:=[.B48]" office:value-type="string" office:string-value="0x0332f422e79c6820b9db56537D9189846d5705e38c1F379DB47455f6CBdB95Ab" calcext:value-type="string">
            <text:p>0x0332f422e79c6820b9db56537D9189846d5705e38c1F379DB47455f6CBdB95Ab</text:p>
          </table:table-cell>
          <table:table-cell table:formula="of:=ROUNDUP([.E48]*1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voyager.online/contract/0x03CD96dA640e2a65752541603731D4bCc1569A61733Ec5d34cc69C30aABc199E" xlink:type="simple">0x03CD96dA640e2a65752541603731D4bCc1569A61733Ec5d34cc69C30aABc199E</text:a></text:p>
          </table:table-cell>
          <table:table-cell office:value-type="string" calcext:value-type="string">
            <text:p>1.10485 ETH</text:p>
          </table:table-cell>
          <table:table-cell office:value-type="string" calcext:value-type="string">
            <text:p>3 609</text:p>
          </table:table-cell>
          <table:table-cell table:formula="of:=VALUE(SUBSTITUTE(MID([.C49];1;LEN([.C49])-4);&quot;.&quot;;&quot;,&quot;))" office:value-type="float" office:value="1.10485" calcext:value-type="float">
            <text:p>1,10485</text:p>
          </table:table-cell>
          <table:table-cell table:formula="of:=[.B49]" office:value-type="string" office:string-value="0x03CD96dA640e2a65752541603731D4bCc1569A61733Ec5d34cc69C30aABc199E" calcext:value-type="string">
            <text:p>0x03CD96dA640e2a65752541603731D4bCc1569A61733Ec5d34cc69C30aABc199E</text:p>
          </table:table-cell>
          <table:table-cell table:formula="of:=ROUNDUP([.E49]*1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voyager.online/contract/0x0028770919A1ceE54c1abe1eBAC5667Aa380095e36760892af65A23e8966c92D" xlink:type="simple">0x0028770919A1ceE54c1abe1eBAC5667Aa380095e36760892af65A23e8966c92D</text:a></text:p>
          </table:table-cell>
          <table:table-cell office:value-type="string" calcext:value-type="string">
            <text:p>1.10439 ETH</text:p>
          </table:table-cell>
          <table:table-cell office:value-type="string" calcext:value-type="string">
            <text:p>3 706</text:p>
          </table:table-cell>
          <table:table-cell table:formula="of:=VALUE(SUBSTITUTE(MID([.C50];1;LEN([.C50])-4);&quot;.&quot;;&quot;,&quot;))" office:value-type="float" office:value="1.10439" calcext:value-type="float">
            <text:p>1,10439</text:p>
          </table:table-cell>
          <table:table-cell table:formula="of:=[.B50]" office:value-type="string" office:string-value="0x0028770919A1ceE54c1abe1eBAC5667Aa380095e36760892af65A23e8966c92D" calcext:value-type="string">
            <text:p>0x0028770919A1ceE54c1abe1eBAC5667Aa380095e36760892af65A23e8966c92D</text:p>
          </table:table-cell>
          <table:table-cell table:formula="of:=ROUNDUP([.E50]*1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voyager.online/contract/0x07DCd35a23D89074B34f16801aD9607Ac1fB4A022126d148D9e1DA2c0337491b" xlink:type="simple">0x07DCd35a23D89074B34f16801aD9607Ac1fB4A022126d148D9e1DA2c0337491b</text:a></text:p>
          </table:table-cell>
          <table:table-cell office:value-type="string" calcext:value-type="string">
            <text:p>1.10154 ETH</text:p>
          </table:table-cell>
          <table:table-cell office:value-type="string" calcext:value-type="string">
            <text:p>2 266</text:p>
          </table:table-cell>
          <table:table-cell table:formula="of:=VALUE(SUBSTITUTE(MID([.C51];1;LEN([.C51])-4);&quot;.&quot;;&quot;,&quot;))" office:value-type="float" office:value="1.10154" calcext:value-type="float">
            <text:p>1,10154</text:p>
          </table:table-cell>
          <table:table-cell table:formula="of:=[.B51]" office:value-type="string" office:string-value="0x07DCd35a23D89074B34f16801aD9607Ac1fB4A022126d148D9e1DA2c0337491b" calcext:value-type="string">
            <text:p>0x07DCd35a23D89074B34f16801aD9607Ac1fB4A022126d148D9e1DA2c0337491b</text:p>
          </table:table-cell>
          <table:table-cell table:formula="of:=ROUNDUP([.E51]*1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voyager.online/contract/0x0607DC321C563cf968d0E6027Fe2b63aab212F00c86ca9C4122a081D81E248c2" xlink:type="simple">0x0607DC321C563cf968d0E6027Fe2b63aab212F00c86ca9C4122a081D81E248c2</text:a></text:p>
          </table:table-cell>
          <table:table-cell office:value-type="string" calcext:value-type="string">
            <text:p>1.09861 ETH</text:p>
          </table:table-cell>
          <table:table-cell office:value-type="string" calcext:value-type="string">
            <text:p>1 925</text:p>
          </table:table-cell>
          <table:table-cell table:formula="of:=VALUE(SUBSTITUTE(MID([.C52];1;LEN([.C52])-4);&quot;.&quot;;&quot;,&quot;))" office:value-type="float" office:value="1.09861" calcext:value-type="float">
            <text:p>1,09861</text:p>
          </table:table-cell>
          <table:table-cell table:formula="of:=[.B52]" office:value-type="string" office:string-value="0x0607DC321C563cf968d0E6027Fe2b63aab212F00c86ca9C4122a081D81E248c2" calcext:value-type="string">
            <text:p>0x0607DC321C563cf968d0E6027Fe2b63aab212F00c86ca9C4122a081D81E248c2</text:p>
          </table:table-cell>
          <table:table-cell table:formula="of:=ROUNDUP([.E52]*10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voyager.online/contract/0x039EF6032b10869324F7D84C7f89891e7a77289B49D0d283296d9036D6E8C094" xlink:type="simple">0x039EF6032b10869324F7D84C7f89891e7a77289B49D0d283296d9036D6E8C094</text:a></text:p>
          </table:table-cell>
          <table:table-cell office:value-type="string" calcext:value-type="string">
            <text:p>1.07684 ETH</text:p>
          </table:table-cell>
          <table:table-cell office:value-type="string" calcext:value-type="string">
            <text:p>3 585</text:p>
          </table:table-cell>
          <table:table-cell table:formula="of:=VALUE(SUBSTITUTE(MID([.C53];1;LEN([.C53])-4);&quot;.&quot;;&quot;,&quot;))" office:value-type="float" office:value="1.07684" calcext:value-type="float">
            <text:p>1,07684</text:p>
          </table:table-cell>
          <table:table-cell table:formula="of:=[.B53]" office:value-type="string" office:string-value="0x039EF6032b10869324F7D84C7f89891e7a77289B49D0d283296d9036D6E8C094" calcext:value-type="string">
            <text:p>0x039EF6032b10869324F7D84C7f89891e7a77289B49D0d283296d9036D6E8C094</text:p>
          </table:table-cell>
          <table:table-cell table:formula="of:=ROUNDUP([.E53]*10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voyager.online/contract/0x03D9aD96c9d4d95b0E10195e5eD4ba404e3366711D8aFB0c732bf47bD1dba330" xlink:type="simple">0x03D9aD96c9d4d95b0E10195e5eD4ba404e3366711D8aFB0c732bf47bD1dba330</text:a></text:p>
          </table:table-cell>
          <table:table-cell office:value-type="string" calcext:value-type="string">
            <text:p>1.01895 ETH</text:p>
          </table:table-cell>
          <table:table-cell office:value-type="string" calcext:value-type="string">
            <text:p>1 476</text:p>
          </table:table-cell>
          <table:table-cell table:formula="of:=VALUE(SUBSTITUTE(MID([.C54];1;LEN([.C54])-4);&quot;.&quot;;&quot;,&quot;))" office:value-type="float" office:value="1.01895" calcext:value-type="float">
            <text:p>1,01895</text:p>
          </table:table-cell>
          <table:table-cell table:formula="of:=[.B54]" office:value-type="string" office:string-value="0x03D9aD96c9d4d95b0E10195e5eD4ba404e3366711D8aFB0c732bf47bD1dba330" calcext:value-type="string">
            <text:p>0x03D9aD96c9d4d95b0E10195e5eD4ba404e3366711D8aFB0c732bf47bD1dba330</text:p>
          </table:table-cell>
          <table:table-cell table:formula="of:=ROUNDUP([.E54]*10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voyager.online/contract/0x079b6f2012E8FC8B94b79d81e24Fcf41D5cc3B84CD98e3ba6fd715bA0D2037FA" xlink:type="simple">0x079b6f2012E8FC8B94b79d81e24Fcf41D5cc3B84CD98e3ba6fd715bA0D2037FA</text:a></text:p>
          </table:table-cell>
          <table:table-cell office:value-type="string" calcext:value-type="string">
            <text:p>1.00044 ETH</text:p>
          </table:table-cell>
          <table:table-cell office:value-type="string" calcext:value-type="string">
            <text:p>2 050</text:p>
          </table:table-cell>
          <table:table-cell table:formula="of:=VALUE(SUBSTITUTE(MID([.C55];1;LEN([.C55])-4);&quot;.&quot;;&quot;,&quot;))" office:value-type="float" office:value="1.00044" calcext:value-type="float">
            <text:p>1,00044</text:p>
          </table:table-cell>
          <table:table-cell table:formula="of:=[.B55]" office:value-type="string" office:string-value="0x079b6f2012E8FC8B94b79d81e24Fcf41D5cc3B84CD98e3ba6fd715bA0D2037FA" calcext:value-type="string">
            <text:p>0x079b6f2012E8FC8B94b79d81e24Fcf41D5cc3B84CD98e3ba6fd715bA0D2037FA</text:p>
          </table:table-cell>
          <table:table-cell table:formula="of:=ROUNDUP([.E55]*10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voyager.online/contract/0x069a7818562b608Ce8c5D0039E7F6d1c6Ee55F36978f633b151858D85c022D2f" xlink:type="simple">0x069a7818562b608Ce8c5D0039E7F6d1c6Ee55F36978f633b151858D85c022D2f</text:a></text:p>
          </table:table-cell>
          <table:table-cell office:value-type="string" calcext:value-type="string">
            <text:p>0.99756 ETH</text:p>
          </table:table-cell>
          <table:table-cell office:value-type="string" calcext:value-type="string">
            <text:p>8 229</text:p>
          </table:table-cell>
          <table:table-cell table:formula="of:=VALUE(SUBSTITUTE(MID([.C56];1;LEN([.C56])-4);&quot;.&quot;;&quot;,&quot;))" office:value-type="float" office:value="0.99756" calcext:value-type="float">
            <text:p>0,99756</text:p>
          </table:table-cell>
          <table:table-cell table:formula="of:=[.B56]" office:value-type="string" office:string-value="0x069a7818562b608Ce8c5D0039E7F6d1c6Ee55F36978f633b151858D85c022D2f" calcext:value-type="string">
            <text:p>0x069a7818562b608Ce8c5D0039E7F6d1c6Ee55F36978f633b151858D85c022D2f</text:p>
          </table:table-cell>
          <table:table-cell table:formula="of:=ROUNDUP([.E56]*10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voyager.online/contract/0x014dc4C937D276ACb83a701f6e4f2Dd52f059C7Fc7e67370122A4bc9238e74dE" xlink:type="simple">0x014dc4C937D276ACb83a701f6e4f2Dd52f059C7Fc7e67370122A4bc9238e74dE</text:a></text:p>
          </table:table-cell>
          <table:table-cell office:value-type="string" calcext:value-type="string">
            <text:p>0.95066 ETH</text:p>
          </table:table-cell>
          <table:table-cell office:value-type="string" calcext:value-type="string">
            <text:p>1 505</text:p>
          </table:table-cell>
          <table:table-cell table:formula="of:=VALUE(SUBSTITUTE(MID([.C57];1;LEN([.C57])-4);&quot;.&quot;;&quot;,&quot;))" office:value-type="float" office:value="0.95066" calcext:value-type="float">
            <text:p>0,95066</text:p>
          </table:table-cell>
          <table:table-cell table:formula="of:=[.B57]" office:value-type="string" office:string-value="0x014dc4C937D276ACb83a701f6e4f2Dd52f059C7Fc7e67370122A4bc9238e74dE" calcext:value-type="string">
            <text:p>0x014dc4C937D276ACb83a701f6e4f2Dd52f059C7Fc7e67370122A4bc9238e74dE</text:p>
          </table:table-cell>
          <table:table-cell table:formula="of:=ROUNDUP([.E57]*10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voyager.online/contract/0x05f2B538a7fB950582DE4819ec1E204CD017927d37f5C09e40Fc0786c000B21d" xlink:type="simple">0x05f2B538a7fB950582DE4819ec1E204CD017927d37f5C09e40Fc0786c000B21d</text:a></text:p>
          </table:table-cell>
          <table:table-cell office:value-type="string" calcext:value-type="string">
            <text:p>0.90635 ETH</text:p>
          </table:table-cell>
          <table:table-cell office:value-type="string" calcext:value-type="string">
            <text:p>4 242</text:p>
          </table:table-cell>
          <table:table-cell table:formula="of:=VALUE(SUBSTITUTE(MID([.C58];1;LEN([.C58])-4);&quot;.&quot;;&quot;,&quot;))" office:value-type="float" office:value="0.90635" calcext:value-type="float">
            <text:p>0,90635</text:p>
          </table:table-cell>
          <table:table-cell table:formula="of:=[.B58]" office:value-type="string" office:string-value="0x05f2B538a7fB950582DE4819ec1E204CD017927d37f5C09e40Fc0786c000B21d" calcext:value-type="string">
            <text:p>0x05f2B538a7fB950582DE4819ec1E204CD017927d37f5C09e40Fc0786c000B21d</text:p>
          </table:table-cell>
          <table:table-cell table:formula="of:=ROUNDUP([.E58]*10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voyager.online/contract/0x00b65291c61EB2eDFeF98791BE7ea8ab85835C20B5Dcd8cA627da8940306C0A9" xlink:type="simple">0x00b65291c61EB2eDFeF98791BE7ea8ab85835C20B5Dcd8cA627da8940306C0A9</text:a></text:p>
          </table:table-cell>
          <table:table-cell office:value-type="string" calcext:value-type="string">
            <text:p>0.82448 ETH</text:p>
          </table:table-cell>
          <table:table-cell office:value-type="string" calcext:value-type="string">
            <text:p>3 120</text:p>
          </table:table-cell>
          <table:table-cell table:formula="of:=VALUE(SUBSTITUTE(MID([.C59];1;LEN([.C59])-4);&quot;.&quot;;&quot;,&quot;))" office:value-type="float" office:value="0.82448" calcext:value-type="float">
            <text:p>0,82448</text:p>
          </table:table-cell>
          <table:table-cell table:formula="of:=[.B59]" office:value-type="string" office:string-value="0x00b65291c61EB2eDFeF98791BE7ea8ab85835C20B5Dcd8cA627da8940306C0A9" calcext:value-type="string">
            <text:p>0x00b65291c61EB2eDFeF98791BE7ea8ab85835C20B5Dcd8cA627da8940306C0A9</text:p>
          </table:table-cell>
          <table:table-cell table:formula="of:=ROUNDUP([.E59]*10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voyager.online/contract/0x0072f31a061fe87050dD2a13410267432C428d1D7B8f5624b892b64367114a8D" xlink:type="simple">0x0072f31a061fe87050dD2a13410267432C428d1D7B8f5624b892b64367114a8D</text:a></text:p>
          </table:table-cell>
          <table:table-cell office:value-type="string" calcext:value-type="string">
            <text:p>0.81477 ETH</text:p>
          </table:table-cell>
          <table:table-cell office:value-type="string" calcext:value-type="string">
            <text:p>3 527</text:p>
          </table:table-cell>
          <table:table-cell table:formula="of:=VALUE(SUBSTITUTE(MID([.C60];1;LEN([.C60])-4);&quot;.&quot;;&quot;,&quot;))" office:value-type="float" office:value="0.81477" calcext:value-type="float">
            <text:p>0,81477</text:p>
          </table:table-cell>
          <table:table-cell table:formula="of:=[.B60]" office:value-type="string" office:string-value="0x0072f31a061fe87050dD2a13410267432C428d1D7B8f5624b892b64367114a8D" calcext:value-type="string">
            <text:p>0x0072f31a061fe87050dD2a13410267432C428d1D7B8f5624b892b64367114a8D</text:p>
          </table:table-cell>
          <table:table-cell table:formula="of:=ROUNDUP([.E60]*10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voyager.online/contract/0x010486092a74377efcc93FE088CD52d977c2e0fEF53B5D69b314a9fb6522c4AB" xlink:type="simple">0x010486092a74377efcc93FE088CD52d977c2e0fEF53B5D69b314a9fb6522c4AB</text:a></text:p>
          </table:table-cell>
          <table:table-cell office:value-type="string" calcext:value-type="string">
            <text:p>0.80523 ETH</text:p>
          </table:table-cell>
          <table:table-cell office:value-type="float" office:value="383" calcext:value-type="float">
            <text:p>383</text:p>
          </table:table-cell>
          <table:table-cell table:formula="of:=VALUE(SUBSTITUTE(MID([.C61];1;LEN([.C61])-4);&quot;.&quot;;&quot;,&quot;))" office:value-type="float" office:value="0.80523" calcext:value-type="float">
            <text:p>0,80523</text:p>
          </table:table-cell>
          <table:table-cell table:formula="of:=[.B61]" office:value-type="string" office:string-value="0x010486092a74377efcc93FE088CD52d977c2e0fEF53B5D69b314a9fb6522c4AB" calcext:value-type="string">
            <text:p>0x010486092a74377efcc93FE088CD52d977c2e0fEF53B5D69b314a9fb6522c4AB</text:p>
          </table:table-cell>
          <table:table-cell table:formula="of:=ROUNDUP([.E61]*10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voyager.online/contract/0x02797775F3a0e2367c9eaDcC5674C3926D22845fF5fe5e9bc5f50946DD1f2598" xlink:type="simple">0x02797775F3a0e2367c9eaDcC5674C3926D22845fF5fe5e9bc5f50946DD1f2598</text:a></text:p>
          </table:table-cell>
          <table:table-cell office:value-type="string" calcext:value-type="string">
            <text:p>0.78935 ETH</text:p>
          </table:table-cell>
          <table:table-cell office:value-type="float" office:value="742" calcext:value-type="float">
            <text:p>742</text:p>
          </table:table-cell>
          <table:table-cell table:formula="of:=VALUE(SUBSTITUTE(MID([.C62];1;LEN([.C62])-4);&quot;.&quot;;&quot;,&quot;))" office:value-type="float" office:value="0.78935" calcext:value-type="float">
            <text:p>0,78935</text:p>
          </table:table-cell>
          <table:table-cell table:formula="of:=[.B62]" office:value-type="string" office:string-value="0x02797775F3a0e2367c9eaDcC5674C3926D22845fF5fe5e9bc5f50946DD1f2598" calcext:value-type="string">
            <text:p>0x02797775F3a0e2367c9eaDcC5674C3926D22845fF5fe5e9bc5f50946DD1f2598</text:p>
          </table:table-cell>
          <table:table-cell table:formula="of:=ROUNDUP([.E62]*10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voyager.online/contract/0x02c2d509793bFF9FfCDbebeF4d556Eb7C43F88A0CBB7225affdD5AC4eF62afac" xlink:type="simple">0x02c2d509793bFF9FfCDbebeF4d556Eb7C43F88A0CBB7225affdD5AC4eF62afac</text:a></text:p>
          </table:table-cell>
          <table:table-cell office:value-type="string" calcext:value-type="string">
            <text:p>0.77762 ETH</text:p>
          </table:table-cell>
          <table:table-cell office:value-type="float" office:value="916" calcext:value-type="float">
            <text:p>916</text:p>
          </table:table-cell>
          <table:table-cell table:formula="of:=VALUE(SUBSTITUTE(MID([.C63];1;LEN([.C63])-4);&quot;.&quot;;&quot;,&quot;))" office:value-type="float" office:value="0.77762" calcext:value-type="float">
            <text:p>0,77762</text:p>
          </table:table-cell>
          <table:table-cell table:formula="of:=[.B63]" office:value-type="string" office:string-value="0x02c2d509793bFF9FfCDbebeF4d556Eb7C43F88A0CBB7225affdD5AC4eF62afac" calcext:value-type="string">
            <text:p>0x02c2d509793bFF9FfCDbebeF4d556Eb7C43F88A0CBB7225affdD5AC4eF62afac</text:p>
          </table:table-cell>
          <table:table-cell table:formula="of:=ROUNDUP([.E63]*1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voyager.online/contract/0x010b396134eD1aFA07Ad9B0921f2D1980A20d2edc881B0BDB357695950A7873e" xlink:type="simple">0x010b396134eD1aFA07Ad9B0921f2D1980A20d2edc881B0BDB357695950A7873e</text:a></text:p>
          </table:table-cell>
          <table:table-cell office:value-type="string" calcext:value-type="string">
            <text:p>0.75939 ETH</text:p>
          </table:table-cell>
          <table:table-cell office:value-type="string" calcext:value-type="string">
            <text:p>2 585</text:p>
          </table:table-cell>
          <table:table-cell table:formula="of:=VALUE(SUBSTITUTE(MID([.C64];1;LEN([.C64])-4);&quot;.&quot;;&quot;,&quot;))" office:value-type="float" office:value="0.75939" calcext:value-type="float">
            <text:p>0,75939</text:p>
          </table:table-cell>
          <table:table-cell table:formula="of:=[.B64]" office:value-type="string" office:string-value="0x010b396134eD1aFA07Ad9B0921f2D1980A20d2edc881B0BDB357695950A7873e" calcext:value-type="string">
            <text:p>0x010b396134eD1aFA07Ad9B0921f2D1980A20d2edc881B0BDB357695950A7873e</text:p>
          </table:table-cell>
          <table:table-cell table:formula="of:=ROUNDUP([.E64]*1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voyager.online/contract/0x009153c3344ECf28213b730c016751E838374dA62a7572899f0e638094Cd446f" xlink:type="simple">0x009153c3344ECf28213b730c016751E838374dA62a7572899f0e638094Cd446f</text:a></text:p>
          </table:table-cell>
          <table:table-cell office:value-type="string" calcext:value-type="string">
            <text:p>0.75660 ETH</text:p>
          </table:table-cell>
          <table:table-cell office:value-type="string" calcext:value-type="string">
            <text:p>1 085</text:p>
          </table:table-cell>
          <table:table-cell table:formula="of:=VALUE(SUBSTITUTE(MID([.C65];1;LEN([.C65])-4);&quot;.&quot;;&quot;,&quot;))" office:value-type="float" office:value="0.7566" calcext:value-type="float">
            <text:p>0,7566</text:p>
          </table:table-cell>
          <table:table-cell table:formula="of:=[.B65]" office:value-type="string" office:string-value="0x009153c3344ECf28213b730c016751E838374dA62a7572899f0e638094Cd446f" calcext:value-type="string">
            <text:p>0x009153c3344ECf28213b730c016751E838374dA62a7572899f0e638094Cd446f</text:p>
          </table:table-cell>
          <table:table-cell table:formula="of:=ROUNDUP([.E65]*1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voyager.online/contract/0x02F63F4D3936bdF4Df06Dbf7b109E8374AC3771B5205B47c15155402181942e2" xlink:type="simple">0x02F63F4D3936bdF4Df06Dbf7b109E8374AC3771B5205B47c15155402181942e2</text:a></text:p>
          </table:table-cell>
          <table:table-cell office:value-type="string" calcext:value-type="string">
            <text:p>0.74565 ETH</text:p>
          </table:table-cell>
          <table:table-cell office:value-type="string" calcext:value-type="string">
            <text:p>1 939</text:p>
          </table:table-cell>
          <table:table-cell table:formula="of:=VALUE(SUBSTITUTE(MID([.C66];1;LEN([.C66])-4);&quot;.&quot;;&quot;,&quot;))" office:value-type="float" office:value="0.74565" calcext:value-type="float">
            <text:p>0,74565</text:p>
          </table:table-cell>
          <table:table-cell table:formula="of:=[.B66]" office:value-type="string" office:string-value="0x02F63F4D3936bdF4Df06Dbf7b109E8374AC3771B5205B47c15155402181942e2" calcext:value-type="string">
            <text:p>0x02F63F4D3936bdF4Df06Dbf7b109E8374AC3771B5205B47c15155402181942e2</text:p>
          </table:table-cell>
          <table:table-cell table:formula="of:=ROUNDUP([.E66]*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voyager.online/contract/0x07fd178FCd84755AadE1DAEFf45915946e5D3B67A084846E353943338e02e32F" xlink:type="simple">0x07fd178FCd84755AadE1DAEFf45915946e5D3B67A084846E353943338e02e32F</text:a></text:p>
          </table:table-cell>
          <table:table-cell office:value-type="string" calcext:value-type="string">
            <text:p>0.74393 ETH</text:p>
          </table:table-cell>
          <table:table-cell office:value-type="float" office:value="146" calcext:value-type="float">
            <text:p>146</text:p>
          </table:table-cell>
          <table:table-cell table:formula="of:=VALUE(SUBSTITUTE(MID([.C67];1;LEN([.C67])-4);&quot;.&quot;;&quot;,&quot;))" office:value-type="float" office:value="0.74393" calcext:value-type="float">
            <text:p>0,74393</text:p>
          </table:table-cell>
          <table:table-cell table:formula="of:=[.B67]" office:value-type="string" office:string-value="0x07fd178FCd84755AadE1DAEFf45915946e5D3B67A084846E353943338e02e32F" calcext:value-type="string">
            <text:p>0x07fd178FCd84755AadE1DAEFf45915946e5D3B67A084846E353943338e02e32F</text:p>
          </table:table-cell>
          <table:table-cell table:formula="of:=ROUNDUP([.E67]*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voyager.online/contract/0x0743a40C04d30e9A70390ef3EC152b00cAF6Db5B3f72a0E39D512472A2b1e945" xlink:type="simple">0x0743a40C04d30e9A70390ef3EC152b00cAF6Db5B3f72a0E39D512472A2b1e945</text:a></text:p>
          </table:table-cell>
          <table:table-cell office:value-type="string" calcext:value-type="string">
            <text:p>0.73242 ETH</text:p>
          </table:table-cell>
          <table:table-cell office:value-type="string" calcext:value-type="string">
            <text:p>1 230</text:p>
          </table:table-cell>
          <table:table-cell table:formula="of:=VALUE(SUBSTITUTE(MID([.C68];1;LEN([.C68])-4);&quot;.&quot;;&quot;,&quot;))" office:value-type="float" office:value="0.73242" calcext:value-type="float">
            <text:p>0,73242</text:p>
          </table:table-cell>
          <table:table-cell table:formula="of:=[.B68]" office:value-type="string" office:string-value="0x0743a40C04d30e9A70390ef3EC152b00cAF6Db5B3f72a0E39D512472A2b1e945" calcext:value-type="string">
            <text:p>0x0743a40C04d30e9A70390ef3EC152b00cAF6Db5B3f72a0E39D512472A2b1e945</text:p>
          </table:table-cell>
          <table:table-cell table:formula="of:=ROUNDUP([.E68]*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voyager.online/contract/0x07e25dEEbAc89bD17aCc0a20032d64769F50aA991A763dEFe3B1d06A67da5288" xlink:type="simple">0x07e25dEEbAc89bD17aCc0a20032d64769F50aA991A763dEFe3B1d06A67da5288</text:a></text:p>
          </table:table-cell>
          <table:table-cell office:value-type="string" calcext:value-type="string">
            <text:p>0.72252 ETH</text:p>
          </table:table-cell>
          <table:table-cell office:value-type="float" office:value="862" calcext:value-type="float">
            <text:p>862</text:p>
          </table:table-cell>
          <table:table-cell table:formula="of:=VALUE(SUBSTITUTE(MID([.C69];1;LEN([.C69])-4);&quot;.&quot;;&quot;,&quot;))" office:value-type="float" office:value="0.72252" calcext:value-type="float">
            <text:p>0,72252</text:p>
          </table:table-cell>
          <table:table-cell table:formula="of:=[.B69]" office:value-type="string" office:string-value="0x07e25dEEbAc89bD17aCc0a20032d64769F50aA991A763dEFe3B1d06A67da5288" calcext:value-type="string">
            <text:p>0x07e25dEEbAc89bD17aCc0a20032d64769F50aA991A763dEFe3B1d06A67da5288</text:p>
          </table:table-cell>
          <table:table-cell table:formula="of:=ROUNDUP([.E69]*10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voyager.online/contract/0x04C4eE940faF35eEd11cE00C1553813DcE67Dd1921522B801fFc163C574620b4" xlink:type="simple">0x04C4eE940faF35eEd11cE00C1553813DcE67Dd1921522B801fFc163C574620b4</text:a></text:p>
          </table:table-cell>
          <table:table-cell office:value-type="string" calcext:value-type="string">
            <text:p>0.69626 ETH</text:p>
          </table:table-cell>
          <table:table-cell office:value-type="string" calcext:value-type="string">
            <text:p>1 195</text:p>
          </table:table-cell>
          <table:table-cell table:formula="of:=VALUE(SUBSTITUTE(MID([.C70];1;LEN([.C70])-4);&quot;.&quot;;&quot;,&quot;))" office:value-type="float" office:value="0.69626" calcext:value-type="float">
            <text:p>0,69626</text:p>
          </table:table-cell>
          <table:table-cell table:formula="of:=[.B70]" office:value-type="string" office:string-value="0x04C4eE940faF35eEd11cE00C1553813DcE67Dd1921522B801fFc163C574620b4" calcext:value-type="string">
            <text:p>0x04C4eE940faF35eEd11cE00C1553813DcE67Dd1921522B801fFc163C574620b4</text:p>
          </table:table-cell>
          <table:table-cell table:formula="of:=ROUNDUP([.E70]*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voyager.online/contract/0x06dE6ca5F14994725F4eDDE1c8Ba8725C33C2B78a51d6DfB8147Ca21FDbC393b" xlink:type="simple">0x06dE6ca5F14994725F4eDDE1c8Ba8725C33C2B78a51d6DfB8147Ca21FDbC393b</text:a></text:p>
          </table:table-cell>
          <table:table-cell office:value-type="string" calcext:value-type="string">
            <text:p>0.69287 ETH</text:p>
          </table:table-cell>
          <table:table-cell office:value-type="string" calcext:value-type="string">
            <text:p>1 766</text:p>
          </table:table-cell>
          <table:table-cell table:formula="of:=VALUE(SUBSTITUTE(MID([.C71];1;LEN([.C71])-4);&quot;.&quot;;&quot;,&quot;))" office:value-type="float" office:value="0.69287" calcext:value-type="float">
            <text:p>0,69287</text:p>
          </table:table-cell>
          <table:table-cell table:formula="of:=[.B71]" office:value-type="string" office:string-value="0x06dE6ca5F14994725F4eDDE1c8Ba8725C33C2B78a51d6DfB8147Ca21FDbC393b" calcext:value-type="string">
            <text:p>0x06dE6ca5F14994725F4eDDE1c8Ba8725C33C2B78a51d6DfB8147Ca21FDbC393b</text:p>
          </table:table-cell>
          <table:table-cell table:formula="of:=ROUNDUP([.E71]*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voyager.online/contract/0x029b177478DFC0Cc7cc25DA5269584665C2F2b12E5d618091CA1D913bEB4D9DE" xlink:type="simple">0x029b177478DFC0Cc7cc25DA5269584665C2F2b12E5d618091CA1D913bEB4D9DE</text:a></text:p>
          </table:table-cell>
          <table:table-cell office:value-type="string" calcext:value-type="string">
            <text:p>0.68835 ETH</text:p>
          </table:table-cell>
          <table:table-cell office:value-type="string" calcext:value-type="string">
            <text:p>3 193</text:p>
          </table:table-cell>
          <table:table-cell table:formula="of:=VALUE(SUBSTITUTE(MID([.C72];1;LEN([.C72])-4);&quot;.&quot;;&quot;,&quot;))" office:value-type="float" office:value="0.68835" calcext:value-type="float">
            <text:p>0,68835</text:p>
          </table:table-cell>
          <table:table-cell table:formula="of:=[.B72]" office:value-type="string" office:string-value="0x029b177478DFC0Cc7cc25DA5269584665C2F2b12E5d618091CA1D913bEB4D9DE" calcext:value-type="string">
            <text:p>0x029b177478DFC0Cc7cc25DA5269584665C2F2b12E5d618091CA1D913bEB4D9DE</text:p>
          </table:table-cell>
          <table:table-cell table:formula="of:=ROUNDUP([.E72]*10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voyager.online/contract/0x0483905146a5a8cDbd2beEAc2f562547A6648089827A5F85D1b2b20f1692949D" xlink:type="simple">0x0483905146a5a8cDbd2beEAc2f562547A6648089827A5F85D1b2b20f1692949D</text:a></text:p>
          </table:table-cell>
          <table:table-cell office:value-type="string" calcext:value-type="string">
            <text:p>0.68407 ETH</text:p>
          </table:table-cell>
          <table:table-cell office:value-type="string" calcext:value-type="string">
            <text:p>4 694</text:p>
          </table:table-cell>
          <table:table-cell table:formula="of:=VALUE(SUBSTITUTE(MID([.C73];1;LEN([.C73])-4);&quot;.&quot;;&quot;,&quot;))" office:value-type="float" office:value="0.68407" calcext:value-type="float">
            <text:p>0,68407</text:p>
          </table:table-cell>
          <table:table-cell table:formula="of:=[.B73]" office:value-type="string" office:string-value="0x0483905146a5a8cDbd2beEAc2f562547A6648089827A5F85D1b2b20f1692949D" calcext:value-type="string">
            <text:p>0x0483905146a5a8cDbd2beEAc2f562547A6648089827A5F85D1b2b20f1692949D</text:p>
          </table:table-cell>
          <table:table-cell table:formula="of:=ROUNDUP([.E73]*10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voyager.online/contract/0x0053C025290062AaF8a89d3C93A369F5f7b15a7148b0A932c6334066acc661B8" xlink:type="simple">0x0053C025290062AaF8a89d3C93A369F5f7b15a7148b0A932c6334066acc661B8</text:a></text:p>
          </table:table-cell>
          <table:table-cell office:value-type="string" calcext:value-type="string">
            <text:p>0.66869 ETH</text:p>
          </table:table-cell>
          <table:table-cell office:value-type="string" calcext:value-type="string">
            <text:p>1 231</text:p>
          </table:table-cell>
          <table:table-cell table:formula="of:=VALUE(SUBSTITUTE(MID([.C74];1;LEN([.C74])-4);&quot;.&quot;;&quot;,&quot;))" office:value-type="float" office:value="0.66869" calcext:value-type="float">
            <text:p>0,66869</text:p>
          </table:table-cell>
          <table:table-cell table:formula="of:=[.B74]" office:value-type="string" office:string-value="0x0053C025290062AaF8a89d3C93A369F5f7b15a7148b0A932c6334066acc661B8" calcext:value-type="string">
            <text:p>0x0053C025290062AaF8a89d3C93A369F5f7b15a7148b0A932c6334066acc661B8</text:p>
          </table:table-cell>
          <table:table-cell table:formula="of:=ROUNDUP([.E74]*10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voyager.online/contract/0x0483CE3FBDd8Eb75859DACffbEc40D8cC22A0Ae31526924A8Ef732222bF5B0a1" xlink:type="simple">0x0483CE3FBDd8Eb75859DACffbEc40D8cC22A0Ae31526924A8Ef732222bF5B0a1</text:a></text:p>
          </table:table-cell>
          <table:table-cell office:value-type="string" calcext:value-type="string">
            <text:p>0.66617 ETH</text:p>
          </table:table-cell>
          <table:table-cell office:value-type="string" calcext:value-type="string">
            <text:p>7 690</text:p>
          </table:table-cell>
          <table:table-cell table:formula="of:=VALUE(SUBSTITUTE(MID([.C75];1;LEN([.C75])-4);&quot;.&quot;;&quot;,&quot;))" office:value-type="float" office:value="0.66617" calcext:value-type="float">
            <text:p>0,66617</text:p>
          </table:table-cell>
          <table:table-cell table:formula="of:=[.B75]" office:value-type="string" office:string-value="0x0483CE3FBDd8Eb75859DACffbEc40D8cC22A0Ae31526924A8Ef732222bF5B0a1" calcext:value-type="string">
            <text:p>0x0483CE3FBDd8Eb75859DACffbEc40D8cC22A0Ae31526924A8Ef732222bF5B0a1</text:p>
          </table:table-cell>
          <table:table-cell table:formula="of:=ROUNDUP([.E75]*10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voyager.online/contract/0x0144d8c1d0aED3Bf5CC7477994419D5D6D250B7d37Bc4B1dc9a55672279Cc434" xlink:type="simple">0x0144d8c1d0aED3Bf5CC7477994419D5D6D250B7d37Bc4B1dc9a55672279Cc434</text:a></text:p>
          </table:table-cell>
          <table:table-cell office:value-type="string" calcext:value-type="string">
            <text:p>0.66491 ETH</text:p>
          </table:table-cell>
          <table:table-cell office:value-type="string" calcext:value-type="string">
            <text:p>1 861</text:p>
          </table:table-cell>
          <table:table-cell table:formula="of:=VALUE(SUBSTITUTE(MID([.C76];1;LEN([.C76])-4);&quot;.&quot;;&quot;,&quot;))" office:value-type="float" office:value="0.66491" calcext:value-type="float">
            <text:p>0,66491</text:p>
          </table:table-cell>
          <table:table-cell table:formula="of:=[.B76]" office:value-type="string" office:string-value="0x0144d8c1d0aED3Bf5CC7477994419D5D6D250B7d37Bc4B1dc9a55672279Cc434" calcext:value-type="string">
            <text:p>0x0144d8c1d0aED3Bf5CC7477994419D5D6D250B7d37Bc4B1dc9a55672279Cc434</text:p>
          </table:table-cell>
          <table:table-cell table:formula="of:=ROUNDUP([.E76]*10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voyager.online/contract/0x03B7747f476504db5BCe02234B7D7D1f851B151BA731af16fb60013dBa54A696" xlink:type="simple">0x03B7747f476504db5BCe02234B7D7D1f851B151BA731af16fb60013dBa54A696</text:a></text:p>
          </table:table-cell>
          <table:table-cell office:value-type="string" calcext:value-type="string">
            <text:p>0.66225 ETH</text:p>
          </table:table-cell>
          <table:table-cell office:value-type="string" calcext:value-type="string">
            <text:p>2 763</text:p>
          </table:table-cell>
          <table:table-cell table:formula="of:=VALUE(SUBSTITUTE(MID([.C77];1;LEN([.C77])-4);&quot;.&quot;;&quot;,&quot;))" office:value-type="float" office:value="0.66225" calcext:value-type="float">
            <text:p>0,66225</text:p>
          </table:table-cell>
          <table:table-cell table:formula="of:=[.B77]" office:value-type="string" office:string-value="0x03B7747f476504db5BCe02234B7D7D1f851B151BA731af16fb60013dBa54A696" calcext:value-type="string">
            <text:p>0x03B7747f476504db5BCe02234B7D7D1f851B151BA731af16fb60013dBa54A696</text:p>
          </table:table-cell>
          <table:table-cell table:formula="of:=ROUNDUP([.E77]*10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voyager.online/contract/0x06cFFe11B90F64c67d2993573F5eAC222219A7615548031f7eEFccBb10C23a56" xlink:type="simple">0x06cFFe11B90F64c67d2993573F5eAC222219A7615548031f7eEFccBb10C23a56</text:a></text:p>
          </table:table-cell>
          <table:table-cell office:value-type="string" calcext:value-type="string">
            <text:p>0.64725 ETH</text:p>
          </table:table-cell>
          <table:table-cell office:value-type="string" calcext:value-type="string">
            <text:p>1 375</text:p>
          </table:table-cell>
          <table:table-cell table:formula="of:=VALUE(SUBSTITUTE(MID([.C78];1;LEN([.C78])-4);&quot;.&quot;;&quot;,&quot;))" office:value-type="float" office:value="0.64725" calcext:value-type="float">
            <text:p>0,64725</text:p>
          </table:table-cell>
          <table:table-cell table:formula="of:=[.B78]" office:value-type="string" office:string-value="0x06cFFe11B90F64c67d2993573F5eAC222219A7615548031f7eEFccBb10C23a56" calcext:value-type="string">
            <text:p>0x06cFFe11B90F64c67d2993573F5eAC222219A7615548031f7eEFccBb10C23a56</text:p>
          </table:table-cell>
          <table:table-cell table:formula="of:=ROUNDUP([.E78]*10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voyager.online/contract/0x01383eB2872E594FfdA60114a8a6A151505a083629f9eead70bB082BcD3F213e" xlink:type="simple">0x01383eB2872E594FfdA60114a8a6A151505a083629f9eead70bB082BcD3F213e</text:a></text:p>
          </table:table-cell>
          <table:table-cell office:value-type="string" calcext:value-type="string">
            <text:p>0.64566 ETH</text:p>
          </table:table-cell>
          <table:table-cell office:value-type="string" calcext:value-type="string">
            <text:p>6 920</text:p>
          </table:table-cell>
          <table:table-cell table:formula="of:=VALUE(SUBSTITUTE(MID([.C79];1;LEN([.C79])-4);&quot;.&quot;;&quot;,&quot;))" office:value-type="float" office:value="0.64566" calcext:value-type="float">
            <text:p>0,64566</text:p>
          </table:table-cell>
          <table:table-cell table:formula="of:=[.B79]" office:value-type="string" office:string-value="0x01383eB2872E594FfdA60114a8a6A151505a083629f9eead70bB082BcD3F213e" calcext:value-type="string">
            <text:p>0x01383eB2872E594FfdA60114a8a6A151505a083629f9eead70bB082BcD3F213e</text:p>
          </table:table-cell>
          <table:table-cell table:formula="of:=ROUNDUP([.E79]*10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voyager.online/contract/0x016d1abd4a986308d123a8137681aF94476d8800881276f14EB3f85fbA5e47fa" xlink:type="simple">0x016d1abd4a986308d123a8137681aF94476d8800881276f14EB3f85fbA5e47fa</text:a></text:p>
          </table:table-cell>
          <table:table-cell office:value-type="string" calcext:value-type="string">
            <text:p>0.64553 ETH</text:p>
          </table:table-cell>
          <table:table-cell office:value-type="string" calcext:value-type="string">
            <text:p>1 209</text:p>
          </table:table-cell>
          <table:table-cell table:formula="of:=VALUE(SUBSTITUTE(MID([.C80];1;LEN([.C80])-4);&quot;.&quot;;&quot;,&quot;))" office:value-type="float" office:value="0.64553" calcext:value-type="float">
            <text:p>0,64553</text:p>
          </table:table-cell>
          <table:table-cell table:formula="of:=[.B80]" office:value-type="string" office:string-value="0x016d1abd4a986308d123a8137681aF94476d8800881276f14EB3f85fbA5e47fa" calcext:value-type="string">
            <text:p>0x016d1abd4a986308d123a8137681aF94476d8800881276f14EB3f85fbA5e47fa</text:p>
          </table:table-cell>
          <table:table-cell table:formula="of:=ROUNDUP([.E80]*10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voyager.online/contract/0x0290C83E6c2ec32f3d44E4d757F2432Cc43A484B62D7c2691a6e9434115725E8" xlink:type="simple">0x0290C83E6c2ec32f3d44E4d757F2432Cc43A484B62D7c2691a6e9434115725E8</text:a></text:p>
          </table:table-cell>
          <table:table-cell office:value-type="string" calcext:value-type="string">
            <text:p>0.63822 ETH</text:p>
          </table:table-cell>
          <table:table-cell office:value-type="string" calcext:value-type="string">
            <text:p>1 019</text:p>
          </table:table-cell>
          <table:table-cell table:formula="of:=VALUE(SUBSTITUTE(MID([.C81];1;LEN([.C81])-4);&quot;.&quot;;&quot;,&quot;))" office:value-type="float" office:value="0.63822" calcext:value-type="float">
            <text:p>0,63822</text:p>
          </table:table-cell>
          <table:table-cell table:formula="of:=[.B81]" office:value-type="string" office:string-value="0x0290C83E6c2ec32f3d44E4d757F2432Cc43A484B62D7c2691a6e9434115725E8" calcext:value-type="string">
            <text:p>0x0290C83E6c2ec32f3d44E4d757F2432Cc43A484B62D7c2691a6e9434115725E8</text:p>
          </table:table-cell>
          <table:table-cell table:formula="of:=ROUNDUP([.E81]*10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voyager.online/contract/0x0703FA198C06A22b039BD8a9f0615B1Bf0D3cc4f9a457512F19d205dA31Fc53e" xlink:type="simple">0x0703FA198C06A22b039BD8a9f0615B1Bf0D3cc4f9a457512F19d205dA31Fc53e</text:a></text:p>
          </table:table-cell>
          <table:table-cell office:value-type="string" calcext:value-type="string">
            <text:p>0.62853 ETH</text:p>
          </table:table-cell>
          <table:table-cell office:value-type="string" calcext:value-type="string">
            <text:p>3 983</text:p>
          </table:table-cell>
          <table:table-cell table:formula="of:=VALUE(SUBSTITUTE(MID([.C82];1;LEN([.C82])-4);&quot;.&quot;;&quot;,&quot;))" office:value-type="float" office:value="0.62853" calcext:value-type="float">
            <text:p>0,62853</text:p>
          </table:table-cell>
          <table:table-cell table:formula="of:=[.B82]" office:value-type="string" office:string-value="0x0703FA198C06A22b039BD8a9f0615B1Bf0D3cc4f9a457512F19d205dA31Fc53e" calcext:value-type="string">
            <text:p>0x0703FA198C06A22b039BD8a9f0615B1Bf0D3cc4f9a457512F19d205dA31Fc53e</text:p>
          </table:table-cell>
          <table:table-cell table:formula="of:=ROUNDUP([.E82]*10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voyager.online/contract/0x06984560836D038E6E42226351EB70e627AFC7879df11aA3CFC383D41f6701a2" xlink:type="simple">0x06984560836D038E6E42226351EB70e627AFC7879df11aA3CFC383D41f6701a2</text:a></text:p>
          </table:table-cell>
          <table:table-cell office:value-type="string" calcext:value-type="string">
            <text:p>0.62144 ETH</text:p>
          </table:table-cell>
          <table:table-cell office:value-type="string" calcext:value-type="string">
            <text:p>3 310</text:p>
          </table:table-cell>
          <table:table-cell table:formula="of:=VALUE(SUBSTITUTE(MID([.C83];1;LEN([.C83])-4);&quot;.&quot;;&quot;,&quot;))" office:value-type="float" office:value="0.62144" calcext:value-type="float">
            <text:p>0,62144</text:p>
          </table:table-cell>
          <table:table-cell table:formula="of:=[.B83]" office:value-type="string" office:string-value="0x06984560836D038E6E42226351EB70e627AFC7879df11aA3CFC383D41f6701a2" calcext:value-type="string">
            <text:p>0x06984560836D038E6E42226351EB70e627AFC7879df11aA3CFC383D41f6701a2</text:p>
          </table:table-cell>
          <table:table-cell table:formula="of:=ROUNDUP([.E83]*10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voyager.online/contract/0x023F4e23a1838B4b37B10ac5EE59e31E92CcA8EfDD1090fA047b9F5083358b84" xlink:type="simple">0x023F4e23a1838B4b37B10ac5EE59e31E92CcA8EfDD1090fA047b9F5083358b84</text:a></text:p>
          </table:table-cell>
          <table:table-cell office:value-type="string" calcext:value-type="string">
            <text:p>0.61517 ETH</text:p>
          </table:table-cell>
          <table:table-cell office:value-type="string" calcext:value-type="string">
            <text:p>3 143</text:p>
          </table:table-cell>
          <table:table-cell table:formula="of:=VALUE(SUBSTITUTE(MID([.C84];1;LEN([.C84])-4);&quot;.&quot;;&quot;,&quot;))" office:value-type="float" office:value="0.61517" calcext:value-type="float">
            <text:p>0,61517</text:p>
          </table:table-cell>
          <table:table-cell table:formula="of:=[.B84]" office:value-type="string" office:string-value="0x023F4e23a1838B4b37B10ac5EE59e31E92CcA8EfDD1090fA047b9F5083358b84" calcext:value-type="string">
            <text:p>0x023F4e23a1838B4b37B10ac5EE59e31E92CcA8EfDD1090fA047b9F5083358b84</text:p>
          </table:table-cell>
          <table:table-cell table:formula="of:=ROUNDUP([.E84]*10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voyager.online/contract/0x05024D1a36806250B50c3bfbaCbC8C3b563b8cC7406A399596b5Cc901b0DC9f8" xlink:type="simple">0x05024D1a36806250B50c3bfbaCbC8C3b563b8cC7406A399596b5Cc901b0DC9f8</text:a></text:p>
          </table:table-cell>
          <table:table-cell office:value-type="string" calcext:value-type="string">
            <text:p>0.60147 ETH</text:p>
          </table:table-cell>
          <table:table-cell office:value-type="string" calcext:value-type="string">
            <text:p>1 348</text:p>
          </table:table-cell>
          <table:table-cell table:formula="of:=VALUE(SUBSTITUTE(MID([.C85];1;LEN([.C85])-4);&quot;.&quot;;&quot;,&quot;))" office:value-type="float" office:value="0.60147" calcext:value-type="float">
            <text:p>0,60147</text:p>
          </table:table-cell>
          <table:table-cell table:formula="of:=[.B85]" office:value-type="string" office:string-value="0x05024D1a36806250B50c3bfbaCbC8C3b563b8cC7406A399596b5Cc901b0DC9f8" calcext:value-type="string">
            <text:p>0x05024D1a36806250B50c3bfbaCbC8C3b563b8cC7406A399596b5Cc901b0DC9f8</text:p>
          </table:table-cell>
          <table:table-cell table:formula="of:=ROUNDUP([.E85]*10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voyager.online/contract/0x065AbD9Eb04d514AE82095aA81c1A1079Da6bcda224E75e007c831059c1699cd" xlink:type="simple">0x065AbD9Eb04d514AE82095aA81c1A1079Da6bcda224E75e007c831059c1699cd</text:a></text:p>
          </table:table-cell>
          <table:table-cell office:value-type="string" calcext:value-type="string">
            <text:p>0.59990 ETH</text:p>
          </table:table-cell>
          <table:table-cell office:value-type="float" office:value="62" calcext:value-type="float">
            <text:p>62</text:p>
          </table:table-cell>
          <table:table-cell table:formula="of:=VALUE(SUBSTITUTE(MID([.C86];1;LEN([.C86])-4);&quot;.&quot;;&quot;,&quot;))" office:value-type="float" office:value="0.5999" calcext:value-type="float">
            <text:p>0,5999</text:p>
          </table:table-cell>
          <table:table-cell table:formula="of:=[.B86]" office:value-type="string" office:string-value="0x065AbD9Eb04d514AE82095aA81c1A1079Da6bcda224E75e007c831059c1699cd" calcext:value-type="string">
            <text:p>0x065AbD9Eb04d514AE82095aA81c1A1079Da6bcda224E75e007c831059c1699cd</text:p>
          </table:table-cell>
          <table:table-cell table:formula="of:=ROUNDUP([.E86]*10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voyager.online/contract/0x07D65daBfcdd5120f1d73b8d70Abd46f1D491A93E47AA96068938cF8125F15D3" xlink:type="simple">0x07D65daBfcdd5120f1d73b8d70Abd46f1D491A93E47AA96068938cF8125F15D3</text:a></text:p>
          </table:table-cell>
          <table:table-cell office:value-type="string" calcext:value-type="string">
            <text:p>0.59346 ETH</text:p>
          </table:table-cell>
          <table:table-cell office:value-type="string" calcext:value-type="string">
            <text:p>1 109</text:p>
          </table:table-cell>
          <table:table-cell table:formula="of:=VALUE(SUBSTITUTE(MID([.C87];1;LEN([.C87])-4);&quot;.&quot;;&quot;,&quot;))" office:value-type="float" office:value="0.59346" calcext:value-type="float">
            <text:p>0,59346</text:p>
          </table:table-cell>
          <table:table-cell table:formula="of:=[.B87]" office:value-type="string" office:string-value="0x07D65daBfcdd5120f1d73b8d70Abd46f1D491A93E47AA96068938cF8125F15D3" calcext:value-type="string">
            <text:p>0x07D65daBfcdd5120f1d73b8d70Abd46f1D491A93E47AA96068938cF8125F15D3</text:p>
          </table:table-cell>
          <table:table-cell table:formula="of:=ROUNDUP([.E87]*10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voyager.online/contract/0x025E23874D051a17bD1d145E3634970d1bB290Dae5C0d73386d4598278861715" xlink:type="simple">0x025E23874D051a17bD1d145E3634970d1bB290Dae5C0d73386d4598278861715</text:a></text:p>
          </table:table-cell>
          <table:table-cell office:value-type="string" calcext:value-type="string">
            <text:p>0.58456 ETH</text:p>
          </table:table-cell>
          <table:table-cell office:value-type="string" calcext:value-type="string">
            <text:p>1 632</text:p>
          </table:table-cell>
          <table:table-cell table:formula="of:=VALUE(SUBSTITUTE(MID([.C88];1;LEN([.C88])-4);&quot;.&quot;;&quot;,&quot;))" office:value-type="float" office:value="0.58456" calcext:value-type="float">
            <text:p>0,58456</text:p>
          </table:table-cell>
          <table:table-cell table:formula="of:=[.B88]" office:value-type="string" office:string-value="0x025E23874D051a17bD1d145E3634970d1bB290Dae5C0d73386d4598278861715" calcext:value-type="string">
            <text:p>0x025E23874D051a17bD1d145E3634970d1bB290Dae5C0d73386d4598278861715</text:p>
          </table:table-cell>
          <table:table-cell table:formula="of:=ROUNDUP([.E88]*10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voyager.online/contract/0x001958e49881364Dc0e6298680058F1cB23B7Fb99255c784F6b46156A1E79102" xlink:type="simple">0x001958e49881364Dc0e6298680058F1cB23B7Fb99255c784F6b46156A1E79102</text:a></text:p>
          </table:table-cell>
          <table:table-cell office:value-type="string" calcext:value-type="string">
            <text:p>0.58284 ETH</text:p>
          </table:table-cell>
          <table:table-cell office:value-type="string" calcext:value-type="string">
            <text:p>2 859</text:p>
          </table:table-cell>
          <table:table-cell table:formula="of:=VALUE(SUBSTITUTE(MID([.C89];1;LEN([.C89])-4);&quot;.&quot;;&quot;,&quot;))" office:value-type="float" office:value="0.58284" calcext:value-type="float">
            <text:p>0,58284</text:p>
          </table:table-cell>
          <table:table-cell table:formula="of:=[.B89]" office:value-type="string" office:string-value="0x001958e49881364Dc0e6298680058F1cB23B7Fb99255c784F6b46156A1E79102" calcext:value-type="string">
            <text:p>0x001958e49881364Dc0e6298680058F1cB23B7Fb99255c784F6b46156A1E79102</text:p>
          </table:table-cell>
          <table:table-cell table:formula="of:=ROUNDUP([.E89]*10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voyager.online/contract/0x01416FaAd6bd0c77EE2D9C01d3eCE16d606bb17a4B186E38cE05b3c66acea77a" xlink:type="simple">0x01416FaAd6bd0c77EE2D9C01d3eCE16d606bb17a4B186E38cE05b3c66acea77a</text:a></text:p>
          </table:table-cell>
          <table:table-cell office:value-type="string" calcext:value-type="string">
            <text:p>0.58263 ETH</text:p>
          </table:table-cell>
          <table:table-cell office:value-type="string" calcext:value-type="string">
            <text:p>5 410</text:p>
          </table:table-cell>
          <table:table-cell table:formula="of:=VALUE(SUBSTITUTE(MID([.C90];1;LEN([.C90])-4);&quot;.&quot;;&quot;,&quot;))" office:value-type="float" office:value="0.58263" calcext:value-type="float">
            <text:p>0,58263</text:p>
          </table:table-cell>
          <table:table-cell table:formula="of:=[.B90]" office:value-type="string" office:string-value="0x01416FaAd6bd0c77EE2D9C01d3eCE16d606bb17a4B186E38cE05b3c66acea77a" calcext:value-type="string">
            <text:p>0x01416FaAd6bd0c77EE2D9C01d3eCE16d606bb17a4B186E38cE05b3c66acea77a</text:p>
          </table:table-cell>
          <table:table-cell table:formula="of:=ROUNDUP([.E90]*10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voyager.online/contract/0x0103A81c4C60fDc9f537602a028B85f39a5eA4B7B214950669A719D470664c6a" xlink:type="simple">0x0103A81c4C60fDc9f537602a028B85f39a5eA4B7B214950669A719D470664c6a</text:a></text:p>
          </table:table-cell>
          <table:table-cell office:value-type="string" calcext:value-type="string">
            <text:p>0.58227 ETH</text:p>
          </table:table-cell>
          <table:table-cell office:value-type="string" calcext:value-type="string">
            <text:p>1 002</text:p>
          </table:table-cell>
          <table:table-cell table:formula="of:=VALUE(SUBSTITUTE(MID([.C91];1;LEN([.C91])-4);&quot;.&quot;;&quot;,&quot;))" office:value-type="float" office:value="0.58227" calcext:value-type="float">
            <text:p>0,58227</text:p>
          </table:table-cell>
          <table:table-cell table:formula="of:=[.B91]" office:value-type="string" office:string-value="0x0103A81c4C60fDc9f537602a028B85f39a5eA4B7B214950669A719D470664c6a" calcext:value-type="string">
            <text:p>0x0103A81c4C60fDc9f537602a028B85f39a5eA4B7B214950669A719D470664c6a</text:p>
          </table:table-cell>
          <table:table-cell table:formula="of:=ROUNDUP([.E91]*10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voyager.online/contract/0x056D6931FE3F1970D4A2F8908954bB7d9E7D393c20907c4E7a3376d74306B5a2" xlink:type="simple">0x056D6931FE3F1970D4A2F8908954bB7d9E7D393c20907c4E7a3376d74306B5a2</text:a></text:p>
          </table:table-cell>
          <table:table-cell office:value-type="string" calcext:value-type="string">
            <text:p>0.57562 ETH</text:p>
          </table:table-cell>
          <table:table-cell office:value-type="string" calcext:value-type="string">
            <text:p>6 302</text:p>
          </table:table-cell>
          <table:table-cell table:formula="of:=VALUE(SUBSTITUTE(MID([.C92];1;LEN([.C92])-4);&quot;.&quot;;&quot;,&quot;))" office:value-type="float" office:value="0.57562" calcext:value-type="float">
            <text:p>0,57562</text:p>
          </table:table-cell>
          <table:table-cell table:formula="of:=[.B92]" office:value-type="string" office:string-value="0x056D6931FE3F1970D4A2F8908954bB7d9E7D393c20907c4E7a3376d74306B5a2" calcext:value-type="string">
            <text:p>0x056D6931FE3F1970D4A2F8908954bB7d9E7D393c20907c4E7a3376d74306B5a2</text:p>
          </table:table-cell>
          <table:table-cell table:formula="of:=ROUNDUP([.E92]*1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voyager.online/contract/0x0446Fc85eC006ace7af092CbF82861985ac591DdD7Ef9E536da5108e518462b0" xlink:type="simple">0x0446Fc85eC006ace7af092CbF82861985ac591DdD7Ef9E536da5108e518462b0</text:a></text:p>
          </table:table-cell>
          <table:table-cell office:value-type="string" calcext:value-type="string">
            <text:p>0.57440 ETH</text:p>
          </table:table-cell>
          <table:table-cell office:value-type="string" calcext:value-type="string">
            <text:p>1 903</text:p>
          </table:table-cell>
          <table:table-cell table:formula="of:=VALUE(SUBSTITUTE(MID([.C93];1;LEN([.C93])-4);&quot;.&quot;;&quot;,&quot;))" office:value-type="float" office:value="0.5744" calcext:value-type="float">
            <text:p>0,5744</text:p>
          </table:table-cell>
          <table:table-cell table:formula="of:=[.B93]" office:value-type="string" office:string-value="0x0446Fc85eC006ace7af092CbF82861985ac591DdD7Ef9E536da5108e518462b0" calcext:value-type="string">
            <text:p>0x0446Fc85eC006ace7af092CbF82861985ac591DdD7Ef9E536da5108e518462b0</text:p>
          </table:table-cell>
          <table:table-cell table:formula="of:=ROUNDUP([.E93]*1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voyager.online/contract/0x020e854592c040e67266B2e2b36Fef62Dac85A355235D68B32cb0389439d8866" xlink:type="simple">0x020e854592c040e67266B2e2b36Fef62Dac85A355235D68B32cb0389439d8866</text:a></text:p>
          </table:table-cell>
          <table:table-cell office:value-type="string" calcext:value-type="string">
            <text:p>0.57390 ETH</text:p>
          </table:table-cell>
          <table:table-cell office:value-type="float" office:value="570" calcext:value-type="float">
            <text:p>570</text:p>
          </table:table-cell>
          <table:table-cell table:formula="of:=VALUE(SUBSTITUTE(MID([.C94];1;LEN([.C94])-4);&quot;.&quot;;&quot;,&quot;))" office:value-type="float" office:value="0.5739" calcext:value-type="float">
            <text:p>0,5739</text:p>
          </table:table-cell>
          <table:table-cell table:formula="of:=[.B94]" office:value-type="string" office:string-value="0x020e854592c040e67266B2e2b36Fef62Dac85A355235D68B32cb0389439d8866" calcext:value-type="string">
            <text:p>0x020e854592c040e67266B2e2b36Fef62Dac85A355235D68B32cb0389439d8866</text:p>
          </table:table-cell>
          <table:table-cell table:formula="of:=ROUNDUP([.E94]*1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voyager.online/contract/0x074892A7fcF95041B11f823CdF09EEb876c22bC096ea666356e9ee2b710C8b07" xlink:type="simple">0x074892A7fcF95041B11f823CdF09EEb876c22bC096ea666356e9ee2b710C8b07</text:a></text:p>
          </table:table-cell>
          <table:table-cell office:value-type="string" calcext:value-type="string">
            <text:p>0.56917 ETH</text:p>
          </table:table-cell>
          <table:table-cell office:value-type="string" calcext:value-type="string">
            <text:p>2 458</text:p>
          </table:table-cell>
          <table:table-cell table:formula="of:=VALUE(SUBSTITUTE(MID([.C95];1;LEN([.C95])-4);&quot;.&quot;;&quot;,&quot;))" office:value-type="float" office:value="0.56917" calcext:value-type="float">
            <text:p>0,56917</text:p>
          </table:table-cell>
          <table:table-cell table:formula="of:=[.B95]" office:value-type="string" office:string-value="0x074892A7fcF95041B11f823CdF09EEb876c22bC096ea666356e9ee2b710C8b07" calcext:value-type="string">
            <text:p>0x074892A7fcF95041B11f823CdF09EEb876c22bC096ea666356e9ee2b710C8b07</text:p>
          </table:table-cell>
          <table:table-cell table:formula="of:=ROUNDUP([.E95]*10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voyager.online/contract/0x06C21aC4b1570F8119Db01388A8cFC623De6aB8FE329dccaE72A468C41C62a81" xlink:type="simple">0x06C21aC4b1570F8119Db01388A8cFC623De6aB8FE329dccaE72A468C41C62a81</text:a></text:p>
          </table:table-cell>
          <table:table-cell office:value-type="string" calcext:value-type="string">
            <text:p>0.55635 ETH</text:p>
          </table:table-cell>
          <table:table-cell office:value-type="string" calcext:value-type="string">
            <text:p>1 064</text:p>
          </table:table-cell>
          <table:table-cell table:formula="of:=VALUE(SUBSTITUTE(MID([.C96];1;LEN([.C96])-4);&quot;.&quot;;&quot;,&quot;))" office:value-type="float" office:value="0.55635" calcext:value-type="float">
            <text:p>0,55635</text:p>
          </table:table-cell>
          <table:table-cell table:formula="of:=[.B96]" office:value-type="string" office:string-value="0x06C21aC4b1570F8119Db01388A8cFC623De6aB8FE329dccaE72A468C41C62a81" calcext:value-type="string">
            <text:p>0x06C21aC4b1570F8119Db01388A8cFC623De6aB8FE329dccaE72A468C41C62a81</text:p>
          </table:table-cell>
          <table:table-cell table:formula="of:=ROUNDUP([.E96]*10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voyager.online/contract/0x04303Ef08A7e078bc867a745aEE5fa9DEf4fAF56643bd933D85C0717042e0CDc" xlink:type="simple">0x04303Ef08A7e078bc867a745aEE5fa9DEf4fAF56643bd933D85C0717042e0CDc</text:a></text:p>
          </table:table-cell>
          <table:table-cell office:value-type="string" calcext:value-type="string">
            <text:p>0.55399 ETH</text:p>
          </table:table-cell>
          <table:table-cell office:value-type="float" office:value="947" calcext:value-type="float">
            <text:p>947</text:p>
          </table:table-cell>
          <table:table-cell table:formula="of:=VALUE(SUBSTITUTE(MID([.C97];1;LEN([.C97])-4);&quot;.&quot;;&quot;,&quot;))" office:value-type="float" office:value="0.55399" calcext:value-type="float">
            <text:p>0,55399</text:p>
          </table:table-cell>
          <table:table-cell table:formula="of:=[.B97]" office:value-type="string" office:string-value="0x04303Ef08A7e078bc867a745aEE5fa9DEf4fAF56643bd933D85C0717042e0CDc" calcext:value-type="string">
            <text:p>0x04303Ef08A7e078bc867a745aEE5fa9DEf4fAF56643bd933D85C0717042e0CDc</text:p>
          </table:table-cell>
          <table:table-cell table:formula="of:=ROUNDUP([.E97]*10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voyager.online/contract/0x0410F1E2813e0BC9DC4FcBd05C84C4F949DA85dfB13E91c978DF032a955f4bf4" xlink:type="simple">0x0410F1E2813e0BC9DC4FcBd05C84C4F949DA85dfB13E91c978DF032a955f4bf4</text:a></text:p>
          </table:table-cell>
          <table:table-cell office:value-type="string" calcext:value-type="string">
            <text:p>0.55288 ETH</text:p>
          </table:table-cell>
          <table:table-cell office:value-type="float" office:value="702" calcext:value-type="float">
            <text:p>702</text:p>
          </table:table-cell>
          <table:table-cell table:formula="of:=VALUE(SUBSTITUTE(MID([.C98];1;LEN([.C98])-4);&quot;.&quot;;&quot;,&quot;))" office:value-type="float" office:value="0.55288" calcext:value-type="float">
            <text:p>0,55288</text:p>
          </table:table-cell>
          <table:table-cell table:formula="of:=[.B98]" office:value-type="string" office:string-value="0x0410F1E2813e0BC9DC4FcBd05C84C4F949DA85dfB13E91c978DF032a955f4bf4" calcext:value-type="string">
            <text:p>0x0410F1E2813e0BC9DC4FcBd05C84C4F949DA85dfB13E91c978DF032a955f4bf4</text:p>
          </table:table-cell>
          <table:table-cell table:formula="of:=ROUNDUP([.E98]*10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voyager.online/contract/0x03eF5B02BCC5D30F3f0d35D55f365E6388fE9501ECA216cb1596940Bf41083E2" xlink:type="simple">0x03eF5B02BCC5D30F3f0d35D55f365E6388fE9501ECA216cb1596940Bf41083E2</text:a></text:p>
          </table:table-cell>
          <table:table-cell office:value-type="string" calcext:value-type="string">
            <text:p>0.54998 ETH</text:p>
          </table:table-cell>
          <table:table-cell office:value-type="float" office:value="204" calcext:value-type="float">
            <text:p>204</text:p>
          </table:table-cell>
          <table:table-cell table:formula="of:=VALUE(SUBSTITUTE(MID([.C99];1;LEN([.C99])-4);&quot;.&quot;;&quot;,&quot;))" office:value-type="float" office:value="0.54998" calcext:value-type="float">
            <text:p>0,54998</text:p>
          </table:table-cell>
          <table:table-cell table:formula="of:=[.B99]" office:value-type="string" office:string-value="0x03eF5B02BCC5D30F3f0d35D55f365E6388fE9501ECA216cb1596940Bf41083E2" calcext:value-type="string">
            <text:p>0x03eF5B02BCC5D30F3f0d35D55f365E6388fE9501ECA216cb1596940Bf41083E2</text:p>
          </table:table-cell>
          <table:table-cell table:formula="of:=ROUNDUP([.E99]*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voyager.online/contract/0x07f4E3c86185697090BC757839315B5F22AF4F76Bc9f12Ba395040A8bbEECbC0" xlink:type="simple">0x07f4E3c86185697090BC757839315B5F22AF4F76Bc9f12Ba395040A8bbEECbC0</text:a></text:p>
          </table:table-cell>
          <table:table-cell office:value-type="string" calcext:value-type="string">
            <text:p>0.54993 ETH</text:p>
          </table:table-cell>
          <table:table-cell office:value-type="string" calcext:value-type="string">
            <text:p>1 333</text:p>
          </table:table-cell>
          <table:table-cell table:formula="of:=VALUE(SUBSTITUTE(MID([.C100];1;LEN([.C100])-4);&quot;.&quot;;&quot;,&quot;))" office:value-type="float" office:value="0.54993" calcext:value-type="float">
            <text:p>0,54993</text:p>
          </table:table-cell>
          <table:table-cell table:formula="of:=[.B100]" office:value-type="string" office:string-value="0x07f4E3c86185697090BC757839315B5F22AF4F76Bc9f12Ba395040A8bbEECbC0" calcext:value-type="string">
            <text:p>0x07f4E3c86185697090BC757839315B5F22AF4F76Bc9f12Ba395040A8bbEECbC0</text:p>
          </table:table-cell>
          <table:table-cell table:formula="of:=ROUNDUP([.E100]*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voyager.online/contract/0x05EA96B82f2F57Be6073cA616c4F0ad2700eBCD7Fa5E84be5672d3480d3A9a12" xlink:type="simple">0x05EA96B82f2F57Be6073cA616c4F0ad2700eBCD7Fa5E84be5672d3480d3A9a12</text:a></text:p>
          </table:table-cell>
          <table:table-cell office:value-type="string" calcext:value-type="string">
            <text:p>0.54898 ETH</text:p>
          </table:table-cell>
          <table:table-cell office:value-type="float" office:value="447" calcext:value-type="float">
            <text:p>447</text:p>
          </table:table-cell>
          <table:table-cell table:formula="of:=VALUE(SUBSTITUTE(MID([.C101];1;LEN([.C101])-4);&quot;.&quot;;&quot;,&quot;))" office:value-type="float" office:value="0.54898" calcext:value-type="float">
            <text:p>0,54898</text:p>
          </table:table-cell>
          <table:table-cell table:formula="of:=[.B101]" office:value-type="string" office:string-value="0x05EA96B82f2F57Be6073cA616c4F0ad2700eBCD7Fa5E84be5672d3480d3A9a12" calcext:value-type="string">
            <text:p>0x05EA96B82f2F57Be6073cA616c4F0ad2700eBCD7Fa5E84be5672d3480d3A9a12</text:p>
          </table:table-cell>
          <table:table-cell table:formula="of:=ROUNDUP([.E101]*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voyager.online/contract/0x02A71A6F0516aA1db292896823177FCD3A3CD151079E2B116a2D3e32ee3e0fDa" xlink:type="simple">0x02A71A6F0516aA1db292896823177FCD3A3CD151079E2B116a2D3e32ee3e0fDa</text:a></text:p>
          </table:table-cell>
          <table:table-cell office:value-type="string" calcext:value-type="string">
            <text:p>0.54834 ETH</text:p>
          </table:table-cell>
          <table:table-cell office:value-type="string" calcext:value-type="string">
            <text:p>1 052</text:p>
          </table:table-cell>
          <table:table-cell table:formula="of:=VALUE(SUBSTITUTE(MID([.C102];1;LEN([.C102])-4);&quot;.&quot;;&quot;,&quot;))" office:value-type="float" office:value="0.54834" calcext:value-type="float">
            <text:p>0,54834</text:p>
          </table:table-cell>
          <table:table-cell table:formula="of:=[.B102]" office:value-type="string" office:string-value="0x02A71A6F0516aA1db292896823177FCD3A3CD151079E2B116a2D3e32ee3e0fDa" calcext:value-type="string">
            <text:p>0x02A71A6F0516aA1db292896823177FCD3A3CD151079E2B116a2D3e32ee3e0fDa</text:p>
          </table:table-cell>
          <table:table-cell table:formula="of:=ROUNDUP([.E102]*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voyager.online/contract/0x04762607F469a774FC9D230eB5AC6CbEdCE1DA20AE61206A1a79e37B5c19CD93" xlink:type="simple">0x04762607F469a774FC9D230eB5AC6CbEdCE1DA20AE61206A1a79e37B5c19CD93</text:a></text:p>
          </table:table-cell>
          <table:table-cell office:value-type="string" calcext:value-type="string">
            <text:p>0.54677 ETH</text:p>
          </table:table-cell>
          <table:table-cell office:value-type="string" calcext:value-type="string">
            <text:p>1 414</text:p>
          </table:table-cell>
          <table:table-cell table:formula="of:=VALUE(SUBSTITUTE(MID([.C103];1;LEN([.C103])-4);&quot;.&quot;;&quot;,&quot;))" office:value-type="float" office:value="0.54677" calcext:value-type="float">
            <text:p>0,54677</text:p>
          </table:table-cell>
          <table:table-cell table:formula="of:=[.B103]" office:value-type="string" office:string-value="0x04762607F469a774FC9D230eB5AC6CbEdCE1DA20AE61206A1a79e37B5c19CD93" calcext:value-type="string">
            <text:p>0x04762607F469a774FC9D230eB5AC6CbEdCE1DA20AE61206A1a79e37B5c19CD93</text:p>
          </table:table-cell>
          <table:table-cell table:formula="of:=ROUNDUP([.E103]*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voyager.online/contract/0x07d81b98FCd527407A43921e65d6270a9ea11e416ab8a9868337bCd9054ad790" xlink:type="simple">0x07d81b98FCd527407A43921e65d6270a9ea11e416ab8a9868337bCd9054ad790</text:a></text:p>
          </table:table-cell>
          <table:table-cell office:value-type="string" calcext:value-type="string">
            <text:p>0.54021 ETH</text:p>
          </table:table-cell>
          <table:table-cell office:value-type="string" calcext:value-type="string">
            <text:p>1 272</text:p>
          </table:table-cell>
          <table:table-cell table:formula="of:=VALUE(SUBSTITUTE(MID([.C104];1;LEN([.C104])-4);&quot;.&quot;;&quot;,&quot;))" office:value-type="float" office:value="0.54021" calcext:value-type="float">
            <text:p>0,54021</text:p>
          </table:table-cell>
          <table:table-cell table:formula="of:=[.B104]" office:value-type="string" office:string-value="0x07d81b98FCd527407A43921e65d6270a9ea11e416ab8a9868337bCd9054ad790" calcext:value-type="string">
            <text:p>0x07d81b98FCd527407A43921e65d6270a9ea11e416ab8a9868337bCd9054ad790</text:p>
          </table:table-cell>
          <table:table-cell table:formula="of:=ROUNDUP([.E104]*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voyager.online/contract/0x05547192B5D1067A335A910979C9793Aac179FB757af641A21763562A282881c" xlink:type="simple">0x05547192B5D1067A335A910979C9793Aac179FB757af641A21763562A282881c</text:a></text:p>
          </table:table-cell>
          <table:table-cell office:value-type="string" calcext:value-type="string">
            <text:p>0.53849 ETH</text:p>
          </table:table-cell>
          <table:table-cell office:value-type="string" calcext:value-type="string">
            <text:p>1 265</text:p>
          </table:table-cell>
          <table:table-cell table:formula="of:=VALUE(SUBSTITUTE(MID([.C105];1;LEN([.C105])-4);&quot;.&quot;;&quot;,&quot;))" office:value-type="float" office:value="0.53849" calcext:value-type="float">
            <text:p>0,53849</text:p>
          </table:table-cell>
          <table:table-cell table:formula="of:=[.B105]" office:value-type="string" office:string-value="0x05547192B5D1067A335A910979C9793Aac179FB757af641A21763562A282881c" calcext:value-type="string">
            <text:p>0x05547192B5D1067A335A910979C9793Aac179FB757af641A21763562A282881c</text:p>
          </table:table-cell>
          <table:table-cell table:formula="of:=ROUNDUP([.E105]*10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voyager.online/contract/0x063BfED5b66Dd6eBcD73A10BaB99BC27ad3b79A680E24C2BC09F57Da96FFFD23" xlink:type="simple">0x063BfED5b66Dd6eBcD73A10BaB99BC27ad3b79A680E24C2BC09F57Da96FFFD23</text:a></text:p>
          </table:table-cell>
          <table:table-cell office:value-type="string" calcext:value-type="string">
            <text:p>0.52862 ETH</text:p>
          </table:table-cell>
          <table:table-cell office:value-type="float" office:value="60" calcext:value-type="float">
            <text:p>60</text:p>
          </table:table-cell>
          <table:table-cell table:formula="of:=VALUE(SUBSTITUTE(MID([.C106];1;LEN([.C106])-4);&quot;.&quot;;&quot;,&quot;))" office:value-type="float" office:value="0.52862" calcext:value-type="float">
            <text:p>0,52862</text:p>
          </table:table-cell>
          <table:table-cell table:formula="of:=[.B106]" office:value-type="string" office:string-value="0x063BfED5b66Dd6eBcD73A10BaB99BC27ad3b79A680E24C2BC09F57Da96FFFD23" calcext:value-type="string">
            <text:p>0x063BfED5b66Dd6eBcD73A10BaB99BC27ad3b79A680E24C2BC09F57Da96FFFD23</text:p>
          </table:table-cell>
          <table:table-cell table:formula="of:=ROUNDUP([.E106]*10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voyager.online/contract/0x0778e7ed15d7DB266616e7D27c96da6f4CdF2687e44963e8E1669C625021dEAE" xlink:type="simple">0x0778e7ed15d7DB266616e7D27c96da6f4CdF2687e44963e8E1669C625021dEAE</text:a></text:p>
          </table:table-cell>
          <table:table-cell office:value-type="string" calcext:value-type="string">
            <text:p>0.52526 ETH</text:p>
          </table:table-cell>
          <table:table-cell office:value-type="float" office:value="875" calcext:value-type="float">
            <text:p>875</text:p>
          </table:table-cell>
          <table:table-cell table:formula="of:=VALUE(SUBSTITUTE(MID([.C107];1;LEN([.C107])-4);&quot;.&quot;;&quot;,&quot;))" office:value-type="float" office:value="0.52526" calcext:value-type="float">
            <text:p>0,52526</text:p>
          </table:table-cell>
          <table:table-cell table:formula="of:=[.B107]" office:value-type="string" office:string-value="0x0778e7ed15d7DB266616e7D27c96da6f4CdF2687e44963e8E1669C625021dEAE" calcext:value-type="string">
            <text:p>0x0778e7ed15d7DB266616e7D27c96da6f4CdF2687e44963e8E1669C625021dEAE</text:p>
          </table:table-cell>
          <table:table-cell table:formula="of:=ROUNDUP([.E107]*10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voyager.online/contract/0x04bCb95ED75fCFC00BC6ed07b447AE3f2aa9d52C1cB1Bbe4D8fF10fE92fC0f8A" xlink:type="simple">0x04bCb95ED75fCFC00BC6ed07b447AE3f2aa9d52C1cB1Bbe4D8fF10fE92fC0f8A</text:a></text:p>
          </table:table-cell>
          <table:table-cell office:value-type="string" calcext:value-type="string">
            <text:p>0.52245 ETH</text:p>
          </table:table-cell>
          <table:table-cell office:value-type="string" calcext:value-type="string">
            <text:p>1 267</text:p>
          </table:table-cell>
          <table:table-cell table:formula="of:=VALUE(SUBSTITUTE(MID([.C108];1;LEN([.C108])-4);&quot;.&quot;;&quot;,&quot;))" office:value-type="float" office:value="0.52245" calcext:value-type="float">
            <text:p>0,52245</text:p>
          </table:table-cell>
          <table:table-cell table:formula="of:=[.B108]" office:value-type="string" office:string-value="0x04bCb95ED75fCFC00BC6ed07b447AE3f2aa9d52C1cB1Bbe4D8fF10fE92fC0f8A" calcext:value-type="string">
            <text:p>0x04bCb95ED75fCFC00BC6ed07b447AE3f2aa9d52C1cB1Bbe4D8fF10fE92fC0f8A</text:p>
          </table:table-cell>
          <table:table-cell table:formula="of:=ROUNDUP([.E108]*10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voyager.online/contract/0x00b25a1F37d248Bae9D3ce9683A5713560Ff3FEde6b9d78D4F26d37B9E5A53bb" xlink:type="simple">0x00b25a1F37d248Bae9D3ce9683A5713560Ff3FEde6b9d78D4F26d37B9E5A53bb</text:a></text:p>
          </table:table-cell>
          <table:table-cell office:value-type="string" calcext:value-type="string">
            <text:p>0.52207 ETH</text:p>
          </table:table-cell>
          <table:table-cell office:value-type="float" office:value="889" calcext:value-type="float">
            <text:p>889</text:p>
          </table:table-cell>
          <table:table-cell table:formula="of:=VALUE(SUBSTITUTE(MID([.C109];1;LEN([.C109])-4);&quot;.&quot;;&quot;,&quot;))" office:value-type="float" office:value="0.52207" calcext:value-type="float">
            <text:p>0,52207</text:p>
          </table:table-cell>
          <table:table-cell table:formula="of:=[.B109]" office:value-type="string" office:string-value="0x00b25a1F37d248Bae9D3ce9683A5713560Ff3FEde6b9d78D4F26d37B9E5A53bb" calcext:value-type="string">
            <text:p>0x00b25a1F37d248Bae9D3ce9683A5713560Ff3FEde6b9d78D4F26d37B9E5A53bb</text:p>
          </table:table-cell>
          <table:table-cell table:formula="of:=ROUNDUP([.E109]*10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voyager.online/contract/0x00712085327a6B77fA844508d43fC9D3883587343Fdb7246b126dEb2FE0B9401" xlink:type="simple">0x00712085327a6B77fA844508d43fC9D3883587343Fdb7246b126dEb2FE0B9401</text:a></text:p>
          </table:table-cell>
          <table:table-cell office:value-type="string" calcext:value-type="string">
            <text:p>0.51895 ETH</text:p>
          </table:table-cell>
          <table:table-cell office:value-type="string" calcext:value-type="string">
            <text:p>1 119</text:p>
          </table:table-cell>
          <table:table-cell table:formula="of:=VALUE(SUBSTITUTE(MID([.C110];1;LEN([.C110])-4);&quot;.&quot;;&quot;,&quot;))" office:value-type="float" office:value="0.51895" calcext:value-type="float">
            <text:p>0,51895</text:p>
          </table:table-cell>
          <table:table-cell table:formula="of:=[.B110]" office:value-type="string" office:string-value="0x00712085327a6B77fA844508d43fC9D3883587343Fdb7246b126dEb2FE0B9401" calcext:value-type="string">
            <text:p>0x00712085327a6B77fA844508d43fC9D3883587343Fdb7246b126dEb2FE0B9401</text:p>
          </table:table-cell>
          <table:table-cell table:formula="of:=ROUNDUP([.E110]*1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voyager.online/contract/0x06c8d7913B764220A2823cd1a06faA132caDB2b3BABe230bf81A27C011ae005C" xlink:type="simple">0x06c8d7913B764220A2823cd1a06faA132caDB2b3BABe230bf81A27C011ae005C</text:a></text:p>
          </table:table-cell>
          <table:table-cell office:value-type="string" calcext:value-type="string">
            <text:p>0.51697 ETH</text:p>
          </table:table-cell>
          <table:table-cell office:value-type="float" office:value="587" calcext:value-type="float">
            <text:p>587</text:p>
          </table:table-cell>
          <table:table-cell table:formula="of:=VALUE(SUBSTITUTE(MID([.C111];1;LEN([.C111])-4);&quot;.&quot;;&quot;,&quot;))" office:value-type="float" office:value="0.51697" calcext:value-type="float">
            <text:p>0,51697</text:p>
          </table:table-cell>
          <table:table-cell table:formula="of:=[.B111]" office:value-type="string" office:string-value="0x06c8d7913B764220A2823cd1a06faA132caDB2b3BABe230bf81A27C011ae005C" calcext:value-type="string">
            <text:p>0x06c8d7913B764220A2823cd1a06faA132caDB2b3BABe230bf81A27C011ae005C</text:p>
          </table:table-cell>
          <table:table-cell table:formula="of:=ROUNDUP([.E111]*1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voyager.online/contract/0x04645f67E3e195420B2b4e63742153623E50C143eD8B89c91e3Fb908FE87b168" xlink:type="simple">0x04645f67E3e195420B2b4e63742153623E50C143eD8B89c91e3Fb908FE87b168</text:a></text:p>
          </table:table-cell>
          <table:table-cell office:value-type="string" calcext:value-type="string">
            <text:p>0.50628 ETH</text:p>
          </table:table-cell>
          <table:table-cell office:value-type="string" calcext:value-type="string">
            <text:p>1 240</text:p>
          </table:table-cell>
          <table:table-cell table:formula="of:=VALUE(SUBSTITUTE(MID([.C112];1;LEN([.C112])-4);&quot;.&quot;;&quot;,&quot;))" office:value-type="float" office:value="0.50628" calcext:value-type="float">
            <text:p>0,50628</text:p>
          </table:table-cell>
          <table:table-cell table:formula="of:=[.B112]" office:value-type="string" office:string-value="0x04645f67E3e195420B2b4e63742153623E50C143eD8B89c91e3Fb908FE87b168" calcext:value-type="string">
            <text:p>0x04645f67E3e195420B2b4e63742153623E50C143eD8B89c91e3Fb908FE87b168</text:p>
          </table:table-cell>
          <table:table-cell table:formula="of:=ROUNDUP([.E112]*10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voyager.online/contract/0x03476E658967d68a518CB9729D49586BC6F9204677026Ed0f4FaA546D55e2eBA" xlink:type="simple">0x03476E658967d68a518CB9729D49586BC6F9204677026Ed0f4FaA546D55e2eBA</text:a></text:p>
          </table:table-cell>
          <table:table-cell office:value-type="string" calcext:value-type="string">
            <text:p>0.50541 ETH</text:p>
          </table:table-cell>
          <table:table-cell office:value-type="string" calcext:value-type="string">
            <text:p>1 429</text:p>
          </table:table-cell>
          <table:table-cell table:formula="of:=VALUE(SUBSTITUTE(MID([.C113];1;LEN([.C113])-4);&quot;.&quot;;&quot;,&quot;))" office:value-type="float" office:value="0.50541" calcext:value-type="float">
            <text:p>0,50541</text:p>
          </table:table-cell>
          <table:table-cell table:formula="of:=[.B113]" office:value-type="string" office:string-value="0x03476E658967d68a518CB9729D49586BC6F9204677026Ed0f4FaA546D55e2eBA" calcext:value-type="string">
            <text:p>0x03476E658967d68a518CB9729D49586BC6F9204677026Ed0f4FaA546D55e2eBA</text:p>
          </table:table-cell>
          <table:table-cell table:formula="of:=ROUNDUP([.E113]*10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voyager.online/contract/0x0754866cE75c9d11f8d738F49aD1a81Faa9d287b23f7917C0D3067a3c1013188" xlink:type="simple">0x0754866cE75c9d11f8d738F49aD1a81Faa9d287b23f7917C0D3067a3c1013188</text:a></text:p>
          </table:table-cell>
          <table:table-cell office:value-type="string" calcext:value-type="string">
            <text:p>0.49893 ETH</text:p>
          </table:table-cell>
          <table:table-cell office:value-type="string" calcext:value-type="string">
            <text:p>2 673</text:p>
          </table:table-cell>
          <table:table-cell table:formula="of:=VALUE(SUBSTITUTE(MID([.C114];1;LEN([.C114])-4);&quot;.&quot;;&quot;,&quot;))" office:value-type="float" office:value="0.49893" calcext:value-type="float">
            <text:p>0,49893</text:p>
          </table:table-cell>
          <table:table-cell table:formula="of:=[.B114]" office:value-type="string" office:string-value="0x0754866cE75c9d11f8d738F49aD1a81Faa9d287b23f7917C0D3067a3c1013188" calcext:value-type="string">
            <text:p>0x0754866cE75c9d11f8d738F49aD1a81Faa9d287b23f7917C0D3067a3c1013188</text:p>
          </table:table-cell>
          <table:table-cell table:formula="of:=ROUNDUP([.E114]*1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voyager.online/contract/0x05b35D486337ac1cB8dd9777697d41d8b796D505C69c02017caEE32830793c1B" xlink:type="simple">0x05b35D486337ac1cB8dd9777697d41d8b796D505C69c02017caEE32830793c1B</text:a></text:p>
          </table:table-cell>
          <table:table-cell office:value-type="string" calcext:value-type="string">
            <text:p>0.49168 ETH</text:p>
          </table:table-cell>
          <table:table-cell office:value-type="float" office:value="123" calcext:value-type="float">
            <text:p>123</text:p>
          </table:table-cell>
          <table:table-cell table:formula="of:=VALUE(SUBSTITUTE(MID([.C115];1;LEN([.C115])-4);&quot;.&quot;;&quot;,&quot;))" office:value-type="float" office:value="0.49168" calcext:value-type="float">
            <text:p>0,49168</text:p>
          </table:table-cell>
          <table:table-cell table:formula="of:=[.B115]" office:value-type="string" office:string-value="0x05b35D486337ac1cB8dd9777697d41d8b796D505C69c02017caEE32830793c1B" calcext:value-type="string">
            <text:p>0x05b35D486337ac1cB8dd9777697d41d8b796D505C69c02017caEE32830793c1B</text:p>
          </table:table-cell>
          <table:table-cell table:formula="of:=ROUNDUP([.E115]*1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voyager.online/contract/0x0631c2F9043Db0D45576045fdD3e417f81dCb0AE0BDCDcFA415C88b4cD7FC56b" xlink:type="simple">0x0631c2F9043Db0D45576045fdD3e417f81dCb0AE0BDCDcFA415C88b4cD7FC56b</text:a></text:p>
          </table:table-cell>
          <table:table-cell office:value-type="string" calcext:value-type="string">
            <text:p>0.48761 ETH</text:p>
          </table:table-cell>
          <table:table-cell office:value-type="string" calcext:value-type="string">
            <text:p>2 093</text:p>
          </table:table-cell>
          <table:table-cell table:formula="of:=VALUE(SUBSTITUTE(MID([.C116];1;LEN([.C116])-4);&quot;.&quot;;&quot;,&quot;))" office:value-type="float" office:value="0.48761" calcext:value-type="float">
            <text:p>0,48761</text:p>
          </table:table-cell>
          <table:table-cell table:formula="of:=[.B116]" office:value-type="string" office:string-value="0x0631c2F9043Db0D45576045fdD3e417f81dCb0AE0BDCDcFA415C88b4cD7FC56b" calcext:value-type="string">
            <text:p>0x0631c2F9043Db0D45576045fdD3e417f81dCb0AE0BDCDcFA415C88b4cD7FC56b</text:p>
          </table:table-cell>
          <table:table-cell table:formula="of:=ROUNDUP([.E116]*10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voyager.online/contract/0x0724102a5654d669ba7CE25E420e733ddb409B753598AB0883ad476cf9FaEd7b" xlink:type="simple">0x0724102a5654d669ba7CE25E420e733ddb409B753598AB0883ad476cf9FaEd7b</text:a></text:p>
          </table:table-cell>
          <table:table-cell office:value-type="string" calcext:value-type="string">
            <text:p>0.47764 ETH</text:p>
          </table:table-cell>
          <table:table-cell office:value-type="float" office:value="888" calcext:value-type="float">
            <text:p>888</text:p>
          </table:table-cell>
          <table:table-cell table:formula="of:=VALUE(SUBSTITUTE(MID([.C117];1;LEN([.C117])-4);&quot;.&quot;;&quot;,&quot;))" office:value-type="float" office:value="0.47764" calcext:value-type="float">
            <text:p>0,47764</text:p>
          </table:table-cell>
          <table:table-cell table:formula="of:=[.B117]" office:value-type="string" office:string-value="0x0724102a5654d669ba7CE25E420e733ddb409B753598AB0883ad476cf9FaEd7b" calcext:value-type="string">
            <text:p>0x0724102a5654d669ba7CE25E420e733ddb409B753598AB0883ad476cf9FaEd7b</text:p>
          </table:table-cell>
          <table:table-cell table:formula="of:=ROUNDUP([.E117]*1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voyager.online/contract/0x06044284194BbfFaF027373736F573Ce4bfA2318947752c2AfA53273f24CF9D3" xlink:type="simple">0x06044284194BbfFaF027373736F573Ce4bfA2318947752c2AfA53273f24CF9D3</text:a></text:p>
          </table:table-cell>
          <table:table-cell office:value-type="string" calcext:value-type="string">
            <text:p>0.47510 ETH</text:p>
          </table:table-cell>
          <table:table-cell office:value-type="string" calcext:value-type="string">
            <text:p>1 266</text:p>
          </table:table-cell>
          <table:table-cell table:formula="of:=VALUE(SUBSTITUTE(MID([.C118];1;LEN([.C118])-4);&quot;.&quot;;&quot;,&quot;))" office:value-type="float" office:value="0.4751" calcext:value-type="float">
            <text:p>0,4751</text:p>
          </table:table-cell>
          <table:table-cell table:formula="of:=[.B118]" office:value-type="string" office:string-value="0x06044284194BbfFaF027373736F573Ce4bfA2318947752c2AfA53273f24CF9D3" calcext:value-type="string">
            <text:p>0x06044284194BbfFaF027373736F573Ce4bfA2318947752c2AfA53273f24CF9D3</text:p>
          </table:table-cell>
          <table:table-cell table:formula="of:=ROUNDUP([.E118]*1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voyager.online/contract/0x07Fa83CC9691ACf0744BEb8ce243B37A2F126868a7D45a9340fD78085fC79bAa" xlink:type="simple">0x07Fa83CC9691ACf0744BEb8ce243B37A2F126868a7D45a9340fD78085fC79bAa</text:a></text:p>
          </table:table-cell>
          <table:table-cell office:value-type="string" calcext:value-type="string">
            <text:p>0.47225 ETH</text:p>
          </table:table-cell>
          <table:table-cell office:value-type="string" calcext:value-type="string">
            <text:p>1 135</text:p>
          </table:table-cell>
          <table:table-cell table:formula="of:=VALUE(SUBSTITUTE(MID([.C119];1;LEN([.C119])-4);&quot;.&quot;;&quot;,&quot;))" office:value-type="float" office:value="0.47225" calcext:value-type="float">
            <text:p>0,47225</text:p>
          </table:table-cell>
          <table:table-cell table:formula="of:=[.B119]" office:value-type="string" office:string-value="0x07Fa83CC9691ACf0744BEb8ce243B37A2F126868a7D45a9340fD78085fC79bAa" calcext:value-type="string">
            <text:p>0x07Fa83CC9691ACf0744BEb8ce243B37A2F126868a7D45a9340fD78085fC79bAa</text:p>
          </table:table-cell>
          <table:table-cell table:formula="of:=ROUNDUP([.E119]*1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voyager.online/contract/0x025c8b815D148BCD68CCE6Dd91F714891FD2B9Bea7A768B8b2f8298770A969d1" xlink:type="simple">0x025c8b815D148BCD68CCE6Dd91F714891FD2B9Bea7A768B8b2f8298770A969d1</text:a></text:p>
          </table:table-cell>
          <table:table-cell office:value-type="string" calcext:value-type="string">
            <text:p>0.46595 ETH</text:p>
          </table:table-cell>
          <table:table-cell office:value-type="string" calcext:value-type="string">
            <text:p>2 534</text:p>
          </table:table-cell>
          <table:table-cell table:formula="of:=VALUE(SUBSTITUTE(MID([.C120];1;LEN([.C120])-4);&quot;.&quot;;&quot;,&quot;))" office:value-type="float" office:value="0.46595" calcext:value-type="float">
            <text:p>0,46595</text:p>
          </table:table-cell>
          <table:table-cell table:formula="of:=[.B120]" office:value-type="string" office:string-value="0x025c8b815D148BCD68CCE6Dd91F714891FD2B9Bea7A768B8b2f8298770A969d1" calcext:value-type="string">
            <text:p>0x025c8b815D148BCD68CCE6Dd91F714891FD2B9Bea7A768B8b2f8298770A969d1</text:p>
          </table:table-cell>
          <table:table-cell table:formula="of:=ROUNDUP([.E120]*10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voyager.online/contract/0x02eaAA7bAA7EB8deb4690C8D29b80Ae5369A18da1d619Bf7013943B29D998C3b" xlink:type="simple">0x02eaAA7bAA7EB8deb4690C8D29b80Ae5369A18da1d619Bf7013943B29D998C3b</text:a></text:p>
          </table:table-cell>
          <table:table-cell office:value-type="string" calcext:value-type="string">
            <text:p>0.46217 ETH</text:p>
          </table:table-cell>
          <table:table-cell office:value-type="string" calcext:value-type="string">
            <text:p>1 190</text:p>
          </table:table-cell>
          <table:table-cell table:formula="of:=VALUE(SUBSTITUTE(MID([.C121];1;LEN([.C121])-4);&quot;.&quot;;&quot;,&quot;))" office:value-type="float" office:value="0.46217" calcext:value-type="float">
            <text:p>0,46217</text:p>
          </table:table-cell>
          <table:table-cell table:formula="of:=[.B121]" office:value-type="string" office:string-value="0x02eaAA7bAA7EB8deb4690C8D29b80Ae5369A18da1d619Bf7013943B29D998C3b" calcext:value-type="string">
            <text:p>0x02eaAA7bAA7EB8deb4690C8D29b80Ae5369A18da1d619Bf7013943B29D998C3b</text:p>
          </table:table-cell>
          <table:table-cell table:formula="of:=ROUNDUP([.E121]*10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voyager.online/contract/0x066D734AdfA018F42e186f3DC891EA470e6144c9580BBFF24d57D551552356f2" xlink:type="simple">0x066D734AdfA018F42e186f3DC891EA470e6144c9580BBFF24d57D551552356f2</text:a></text:p>
          </table:table-cell>
          <table:table-cell office:value-type="string" calcext:value-type="string">
            <text:p>0.46138 ETH</text:p>
          </table:table-cell>
          <table:table-cell office:value-type="string" calcext:value-type="string">
            <text:p>1 813</text:p>
          </table:table-cell>
          <table:table-cell table:formula="of:=VALUE(SUBSTITUTE(MID([.C122];1;LEN([.C122])-4);&quot;.&quot;;&quot;,&quot;))" office:value-type="float" office:value="0.46138" calcext:value-type="float">
            <text:p>0,46138</text:p>
          </table:table-cell>
          <table:table-cell table:formula="of:=[.B122]" office:value-type="string" office:string-value="0x066D734AdfA018F42e186f3DC891EA470e6144c9580BBFF24d57D551552356f2" calcext:value-type="string">
            <text:p>0x066D734AdfA018F42e186f3DC891EA470e6144c9580BBFF24d57D551552356f2</text:p>
          </table:table-cell>
          <table:table-cell table:formula="of:=ROUNDUP([.E122]*10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voyager.online/contract/0x01F447B1D086C66533b481311813a68cDE116AacF39fb9611636f18c79502241" xlink:type="simple">0x01F447B1D086C66533b481311813a68cDE116AacF39fb9611636f18c79502241</text:a></text:p>
          </table:table-cell>
          <table:table-cell office:value-type="string" calcext:value-type="string">
            <text:p>0.45576 ETH</text:p>
          </table:table-cell>
          <table:table-cell office:value-type="string" calcext:value-type="string">
            <text:p>2 197</text:p>
          </table:table-cell>
          <table:table-cell table:formula="of:=VALUE(SUBSTITUTE(MID([.C123];1;LEN([.C123])-4);&quot;.&quot;;&quot;,&quot;))" office:value-type="float" office:value="0.45576" calcext:value-type="float">
            <text:p>0,45576</text:p>
          </table:table-cell>
          <table:table-cell table:formula="of:=[.B123]" office:value-type="string" office:string-value="0x01F447B1D086C66533b481311813a68cDE116AacF39fb9611636f18c79502241" calcext:value-type="string">
            <text:p>0x01F447B1D086C66533b481311813a68cDE116AacF39fb9611636f18c79502241</text:p>
          </table:table-cell>
          <table:table-cell table:formula="of:=ROUNDUP([.E123]*10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voyager.online/contract/0x0532eF9572340aAE4100C925e1a909a05BBEd6dDCFD7bAF95f51Fe767Dd29d32" xlink:type="simple">0x0532eF9572340aAE4100C925e1a909a05BBEd6dDCFD7bAF95f51Fe767Dd29d32</text:a></text:p>
          </table:table-cell>
          <table:table-cell office:value-type="string" calcext:value-type="string">
            <text:p>0.44942 ETH</text:p>
          </table:table-cell>
          <table:table-cell office:value-type="float" office:value="863" calcext:value-type="float">
            <text:p>863</text:p>
          </table:table-cell>
          <table:table-cell table:formula="of:=VALUE(SUBSTITUTE(MID([.C124];1;LEN([.C124])-4);&quot;.&quot;;&quot;,&quot;))" office:value-type="float" office:value="0.44942" calcext:value-type="float">
            <text:p>0,44942</text:p>
          </table:table-cell>
          <table:table-cell table:formula="of:=[.B124]" office:value-type="string" office:string-value="0x0532eF9572340aAE4100C925e1a909a05BBEd6dDCFD7bAF95f51Fe767Dd29d32" calcext:value-type="string">
            <text:p>0x0532eF9572340aAE4100C925e1a909a05BBEd6dDCFD7bAF95f51Fe767Dd29d32</text:p>
          </table:table-cell>
          <table:table-cell table:formula="of:=ROUNDUP([.E124]*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voyager.online/contract/0x0419Ce869A15D4d02fe5caC578533B4a14D3F816f8DB311ece6fa868a5200D63" xlink:type="simple">0x0419Ce869A15D4d02fe5caC578533B4a14D3F816f8DB311ece6fa868a5200D63</text:a></text:p>
          </table:table-cell>
          <table:table-cell office:value-type="string" calcext:value-type="string">
            <text:p>0.44719 ETH</text:p>
          </table:table-cell>
          <table:table-cell office:value-type="string" calcext:value-type="string">
            <text:p>2 744</text:p>
          </table:table-cell>
          <table:table-cell table:formula="of:=VALUE(SUBSTITUTE(MID([.C125];1;LEN([.C125])-4);&quot;.&quot;;&quot;,&quot;))" office:value-type="float" office:value="0.44719" calcext:value-type="float">
            <text:p>0,44719</text:p>
          </table:table-cell>
          <table:table-cell table:formula="of:=[.B125]" office:value-type="string" office:string-value="0x0419Ce869A15D4d02fe5caC578533B4a14D3F816f8DB311ece6fa868a5200D63" calcext:value-type="string">
            <text:p>0x0419Ce869A15D4d02fe5caC578533B4a14D3F816f8DB311ece6fa868a5200D63</text:p>
          </table:table-cell>
          <table:table-cell table:formula="of:=ROUNDUP([.E125]*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voyager.online/contract/0x01336d67158ce910B06FB2EB2f8eD090A36AcB10a3B3784F456155d3EeDe51aB" xlink:type="simple">0x01336d67158ce910B06FB2EB2f8eD090A36AcB10a3B3784F456155d3EeDe51aB</text:a></text:p>
          </table:table-cell>
          <table:table-cell office:value-type="string" calcext:value-type="string">
            <text:p>0.44638 ETH</text:p>
          </table:table-cell>
          <table:table-cell office:value-type="string" calcext:value-type="string">
            <text:p>1 045</text:p>
          </table:table-cell>
          <table:table-cell table:formula="of:=VALUE(SUBSTITUTE(MID([.C126];1;LEN([.C126])-4);&quot;.&quot;;&quot;,&quot;))" office:value-type="float" office:value="0.44638" calcext:value-type="float">
            <text:p>0,44638</text:p>
          </table:table-cell>
          <table:table-cell table:formula="of:=[.B126]" office:value-type="string" office:string-value="0x01336d67158ce910B06FB2EB2f8eD090A36AcB10a3B3784F456155d3EeDe51aB" calcext:value-type="string">
            <text:p>0x01336d67158ce910B06FB2EB2f8eD090A36AcB10a3B3784F456155d3EeDe51aB</text:p>
          </table:table-cell>
          <table:table-cell table:formula="of:=ROUNDUP([.E126]*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voyager.online/contract/0x076f5774e76B7E84B64f6A5AB5b5E2b715daD5F198a8f486b92920EE97A81Acc" xlink:type="simple">0x076f5774e76B7E84B64f6A5AB5b5E2b715daD5F198a8f486b92920EE97A81Acc</text:a></text:p>
          </table:table-cell>
          <table:table-cell office:value-type="string" calcext:value-type="string">
            <text:p>0.44434 ETH</text:p>
          </table:table-cell>
          <table:table-cell office:value-type="string" calcext:value-type="string">
            <text:p>3 096</text:p>
          </table:table-cell>
          <table:table-cell table:formula="of:=VALUE(SUBSTITUTE(MID([.C127];1;LEN([.C127])-4);&quot;.&quot;;&quot;,&quot;))" office:value-type="float" office:value="0.44434" calcext:value-type="float">
            <text:p>0,44434</text:p>
          </table:table-cell>
          <table:table-cell table:formula="of:=[.B127]" office:value-type="string" office:string-value="0x076f5774e76B7E84B64f6A5AB5b5E2b715daD5F198a8f486b92920EE97A81Acc" calcext:value-type="string">
            <text:p>0x076f5774e76B7E84B64f6A5AB5b5E2b715daD5F198a8f486b92920EE97A81Acc</text:p>
          </table:table-cell>
          <table:table-cell table:formula="of:=ROUNDUP([.E127]*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voyager.online/contract/0x05b78633E0A19b0D46086189A7a33E9cAcC7c37548E69013a3F96636e752e41d" xlink:type="simple">0x05b78633E0A19b0D46086189A7a33E9cAcC7c37548E69013a3F96636e752e41d</text:a></text:p>
          </table:table-cell>
          <table:table-cell office:value-type="string" calcext:value-type="string">
            <text:p>0.44227 ETH</text:p>
          </table:table-cell>
          <table:table-cell office:value-type="string" calcext:value-type="string">
            <text:p>1 382</text:p>
          </table:table-cell>
          <table:table-cell table:formula="of:=VALUE(SUBSTITUTE(MID([.C128];1;LEN([.C128])-4);&quot;.&quot;;&quot;,&quot;))" office:value-type="float" office:value="0.44227" calcext:value-type="float">
            <text:p>0,44227</text:p>
          </table:table-cell>
          <table:table-cell table:formula="of:=[.B128]" office:value-type="string" office:string-value="0x05b78633E0A19b0D46086189A7a33E9cAcC7c37548E69013a3F96636e752e41d" calcext:value-type="string">
            <text:p>0x05b78633E0A19b0D46086189A7a33E9cAcC7c37548E69013a3F96636e752e41d</text:p>
          </table:table-cell>
          <table:table-cell table:formula="of:=ROUNDUP([.E128]*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voyager.online/contract/0x03211723b47519BE5BB05B2c90c2dc43bF5620DB8e45da9E799437f514F20273" xlink:type="simple">0x03211723b47519BE5BB05B2c90c2dc43bF5620DB8e45da9E799437f514F20273</text:a></text:p>
          </table:table-cell>
          <table:table-cell office:value-type="string" calcext:value-type="string">
            <text:p>0.43938 ETH</text:p>
          </table:table-cell>
          <table:table-cell office:value-type="string" calcext:value-type="string">
            <text:p>1 390</text:p>
          </table:table-cell>
          <table:table-cell table:formula="of:=VALUE(SUBSTITUTE(MID([.C129];1;LEN([.C129])-4);&quot;.&quot;;&quot;,&quot;))" office:value-type="float" office:value="0.43938" calcext:value-type="float">
            <text:p>0,43938</text:p>
          </table:table-cell>
          <table:table-cell table:formula="of:=[.B129]" office:value-type="string" office:string-value="0x03211723b47519BE5BB05B2c90c2dc43bF5620DB8e45da9E799437f514F20273" calcext:value-type="string">
            <text:p>0x03211723b47519BE5BB05B2c90c2dc43bF5620DB8e45da9E799437f514F20273</text:p>
          </table:table-cell>
          <table:table-cell table:formula="of:=ROUNDUP([.E129]*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voyager.online/contract/0x02c5bBe6a506d7f0Dc31B094BaBcabBAFb8254d73eD4ed0B361634412b01828D" xlink:type="simple">0x02c5bBe6a506d7f0Dc31B094BaBcabBAFb8254d73eD4ed0B361634412b01828D</text:a></text:p>
          </table:table-cell>
          <table:table-cell office:value-type="string" calcext:value-type="string">
            <text:p>0.43349 ETH</text:p>
          </table:table-cell>
          <table:table-cell office:value-type="string" calcext:value-type="string">
            <text:p>1 803</text:p>
          </table:table-cell>
          <table:table-cell table:formula="of:=VALUE(SUBSTITUTE(MID([.C130];1;LEN([.C130])-4);&quot;.&quot;;&quot;,&quot;))" office:value-type="float" office:value="0.43349" calcext:value-type="float">
            <text:p>0,43349</text:p>
          </table:table-cell>
          <table:table-cell table:formula="of:=[.B130]" office:value-type="string" office:string-value="0x02c5bBe6a506d7f0Dc31B094BaBcabBAFb8254d73eD4ed0B361634412b01828D" calcext:value-type="string">
            <text:p>0x02c5bBe6a506d7f0Dc31B094BaBcabBAFb8254d73eD4ed0B361634412b01828D</text:p>
          </table:table-cell>
          <table:table-cell table:formula="of:=ROUNDUP([.E130]*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voyager.online/contract/0x07a9b9B13954077390F8d7bb9f06Aa97633Ba914470A8b8cBE34F72a491B414f" xlink:type="simple">0x07a9b9B13954077390F8d7bb9f06Aa97633Ba914470A8b8cBE34F72a491B414f</text:a></text:p>
          </table:table-cell>
          <table:table-cell office:value-type="string" calcext:value-type="string">
            <text:p>0.43036 ETH</text:p>
          </table:table-cell>
          <table:table-cell office:value-type="float" office:value="995" calcext:value-type="float">
            <text:p>995</text:p>
          </table:table-cell>
          <table:table-cell table:formula="of:=VALUE(SUBSTITUTE(MID([.C131];1;LEN([.C131])-4);&quot;.&quot;;&quot;,&quot;))" office:value-type="float" office:value="0.43036" calcext:value-type="float">
            <text:p>0,43036</text:p>
          </table:table-cell>
          <table:table-cell table:formula="of:=[.B131]" office:value-type="string" office:string-value="0x07a9b9B13954077390F8d7bb9f06Aa97633Ba914470A8b8cBE34F72a491B414f" calcext:value-type="string">
            <text:p>0x07a9b9B13954077390F8d7bb9f06Aa97633Ba914470A8b8cBE34F72a491B414f</text:p>
          </table:table-cell>
          <table:table-cell table:formula="of:=ROUNDUP([.E131]*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voyager.online/contract/0x02D86897DaaDeE2DFFDB5C5B734aB568fE849808105977e0384F8E5D1a0d33D7" xlink:type="simple">0x02D86897DaaDeE2DFFDB5C5B734aB568fE849808105977e0384F8E5D1a0d33D7</text:a></text:p>
          </table:table-cell>
          <table:table-cell office:value-type="string" calcext:value-type="string">
            <text:p>0.42961 ETH</text:p>
          </table:table-cell>
          <table:table-cell office:value-type="float" office:value="980" calcext:value-type="float">
            <text:p>980</text:p>
          </table:table-cell>
          <table:table-cell table:formula="of:=VALUE(SUBSTITUTE(MID([.C132];1;LEN([.C132])-4);&quot;.&quot;;&quot;,&quot;))" office:value-type="float" office:value="0.42961" calcext:value-type="float">
            <text:p>0,42961</text:p>
          </table:table-cell>
          <table:table-cell table:formula="of:=[.B132]" office:value-type="string" office:string-value="0x02D86897DaaDeE2DFFDB5C5B734aB568fE849808105977e0384F8E5D1a0d33D7" calcext:value-type="string">
            <text:p>0x02D86897DaaDeE2DFFDB5C5B734aB568fE849808105977e0384F8E5D1a0d33D7</text:p>
          </table:table-cell>
          <table:table-cell table:formula="of:=ROUNDUP([.E132]*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voyager.online/contract/0x06D5257175082936f11BD35BA49F7556DE1c81f725DAd8345aA761091c51D8d4" xlink:type="simple">0x06D5257175082936f11BD35BA49F7556DE1c81f725DAd8345aA761091c51D8d4</text:a></text:p>
          </table:table-cell>
          <table:table-cell office:value-type="string" calcext:value-type="string">
            <text:p>0.42500 ETH</text:p>
          </table:table-cell>
          <table:table-cell office:value-type="float" office:value="697" calcext:value-type="float">
            <text:p>697</text:p>
          </table:table-cell>
          <table:table-cell table:formula="of:=VALUE(SUBSTITUTE(MID([.C133];1;LEN([.C133])-4);&quot;.&quot;;&quot;,&quot;))" office:value-type="float" office:value="0.425" calcext:value-type="float">
            <text:p>0,425</text:p>
          </table:table-cell>
          <table:table-cell table:formula="of:=[.B133]" office:value-type="string" office:string-value="0x06D5257175082936f11BD35BA49F7556DE1c81f725DAd8345aA761091c51D8d4" calcext:value-type="string">
            <text:p>0x06D5257175082936f11BD35BA49F7556DE1c81f725DAd8345aA761091c51D8d4</text:p>
          </table:table-cell>
          <table:table-cell table:formula="of:=ROUNDUP([.E133]*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voyager.online/contract/0x05069c537f1039a5f99e29925F60024951D1F906C562A8D17b23dCdf436d8A3F" xlink:type="simple">0x05069c537f1039a5f99e29925F60024951D1F906C562A8D17b23dCdf436d8A3F</text:a></text:p>
          </table:table-cell>
          <table:table-cell office:value-type="string" calcext:value-type="string">
            <text:p>0.42467 ETH</text:p>
          </table:table-cell>
          <table:table-cell office:value-type="string" calcext:value-type="string">
            <text:p>1 141</text:p>
          </table:table-cell>
          <table:table-cell table:formula="of:=VALUE(SUBSTITUTE(MID([.C134];1;LEN([.C134])-4);&quot;.&quot;;&quot;,&quot;))" office:value-type="float" office:value="0.42467" calcext:value-type="float">
            <text:p>0,42467</text:p>
          </table:table-cell>
          <table:table-cell table:formula="of:=[.B134]" office:value-type="string" office:string-value="0x05069c537f1039a5f99e29925F60024951D1F906C562A8D17b23dCdf436d8A3F" calcext:value-type="string">
            <text:p>0x05069c537f1039a5f99e29925F60024951D1F906C562A8D17b23dCdf436d8A3F</text:p>
          </table:table-cell>
          <table:table-cell table:formula="of:=ROUNDUP([.E134]*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voyager.online/contract/0x00A65a91dE8711c44Ba8A9646ADcCC83B0Cf38305a049ca16d17706BE8499E23" xlink:type="simple">0x00A65a91dE8711c44Ba8A9646ADcCC83B0Cf38305a049ca16d17706BE8499E23</text:a></text:p>
          </table:table-cell>
          <table:table-cell office:value-type="string" calcext:value-type="string">
            <text:p>0.42119 ETH</text:p>
          </table:table-cell>
          <table:table-cell office:value-type="string" calcext:value-type="string">
            <text:p>2 623</text:p>
          </table:table-cell>
          <table:table-cell table:formula="of:=VALUE(SUBSTITUTE(MID([.C135];1;LEN([.C135])-4);&quot;.&quot;;&quot;,&quot;))" office:value-type="float" office:value="0.42119" calcext:value-type="float">
            <text:p>0,42119</text:p>
          </table:table-cell>
          <table:table-cell table:formula="of:=[.B135]" office:value-type="string" office:string-value="0x00A65a91dE8711c44Ba8A9646ADcCC83B0Cf38305a049ca16d17706BE8499E23" calcext:value-type="string">
            <text:p>0x00A65a91dE8711c44Ba8A9646ADcCC83B0Cf38305a049ca16d17706BE8499E23</text:p>
          </table:table-cell>
          <table:table-cell table:formula="of:=ROUNDUP([.E135]*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voyager.online/contract/0x00056E91576576DD935d37CcBb9800C39383a314cbeBf7579e77e45684E5E229" xlink:type="simple">0x00056E91576576DD935d37CcBb9800C39383a314cbeBf7579e77e45684E5E229</text:a></text:p>
          </table:table-cell>
          <table:table-cell office:value-type="string" calcext:value-type="string">
            <text:p>0.41360 ETH</text:p>
          </table:table-cell>
          <table:table-cell office:value-type="float" office:value="814" calcext:value-type="float">
            <text:p>814</text:p>
          </table:table-cell>
          <table:table-cell table:formula="of:=VALUE(SUBSTITUTE(MID([.C136];1;LEN([.C136])-4);&quot;.&quot;;&quot;,&quot;))" office:value-type="float" office:value="0.4136" calcext:value-type="float">
            <text:p>0,4136</text:p>
          </table:table-cell>
          <table:table-cell table:formula="of:=[.B136]" office:value-type="string" office:string-value="0x00056E91576576DD935d37CcBb9800C39383a314cbeBf7579e77e45684E5E229" calcext:value-type="string">
            <text:p>0x00056E91576576DD935d37CcBb9800C39383a314cbeBf7579e77e45684E5E229</text:p>
          </table:table-cell>
          <table:table-cell table:formula="of:=ROUNDUP([.E136]*1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voyager.online/contract/0x035d5C3bd65f7CD456C6FDe96cCD8fFf8E64BA6d8b295c2d594e60774789A57F" xlink:type="simple">0x035d5C3bd65f7CD456C6FDe96cCD8fFf8E64BA6d8b295c2d594e60774789A57F</text:a></text:p>
          </table:table-cell>
          <table:table-cell office:value-type="string" calcext:value-type="string">
            <text:p>0.40531 ETH</text:p>
          </table:table-cell>
          <table:table-cell office:value-type="float" office:value="851" calcext:value-type="float">
            <text:p>851</text:p>
          </table:table-cell>
          <table:table-cell table:formula="of:=VALUE(SUBSTITUTE(MID([.C137];1;LEN([.C137])-4);&quot;.&quot;;&quot;,&quot;))" office:value-type="float" office:value="0.40531" calcext:value-type="float">
            <text:p>0,40531</text:p>
          </table:table-cell>
          <table:table-cell table:formula="of:=[.B137]" office:value-type="string" office:string-value="0x035d5C3bd65f7CD456C6FDe96cCD8fFf8E64BA6d8b295c2d594e60774789A57F" calcext:value-type="string">
            <text:p>0x035d5C3bd65f7CD456C6FDe96cCD8fFf8E64BA6d8b295c2d594e60774789A57F</text:p>
          </table:table-cell>
          <table:table-cell table:formula="of:=ROUNDUP([.E137]*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voyager.online/contract/0x0792d91E1A358B9646C6172869ac2e2007e1987F000dFd40011eA5E793c48c25" xlink:type="simple">0x0792d91E1A358B9646C6172869ac2e2007e1987F000dFd40011eA5E793c48c25</text:a></text:p>
          </table:table-cell>
          <table:table-cell office:value-type="string" calcext:value-type="string">
            <text:p>0.40468 ETH</text:p>
          </table:table-cell>
          <table:table-cell office:value-type="string" calcext:value-type="string">
            <text:p>5 607</text:p>
          </table:table-cell>
          <table:table-cell table:formula="of:=VALUE(SUBSTITUTE(MID([.C138];1;LEN([.C138])-4);&quot;.&quot;;&quot;,&quot;))" office:value-type="float" office:value="0.40468" calcext:value-type="float">
            <text:p>0,40468</text:p>
          </table:table-cell>
          <table:table-cell table:formula="of:=[.B138]" office:value-type="string" office:string-value="0x0792d91E1A358B9646C6172869ac2e2007e1987F000dFd40011eA5E793c48c25" calcext:value-type="string">
            <text:p>0x0792d91E1A358B9646C6172869ac2e2007e1987F000dFd40011eA5E793c48c25</text:p>
          </table:table-cell>
          <table:table-cell table:formula="of:=ROUNDUP([.E138]*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voyager.online/contract/0x035dd30E84F7d61586C6B152524F3F2519DFc11B4DCb9998176B1de9cff9a6EA" xlink:type="simple">0x035dd30E84F7d61586C6B152524F3F2519DFc11B4DCb9998176B1de9cff9a6EA</text:a></text:p>
          </table:table-cell>
          <table:table-cell office:value-type="string" calcext:value-type="string">
            <text:p>0.40161 ETH</text:p>
          </table:table-cell>
          <table:table-cell office:value-type="float" office:value="238" calcext:value-type="float">
            <text:p>238</text:p>
          </table:table-cell>
          <table:table-cell table:formula="of:=VALUE(SUBSTITUTE(MID([.C139];1;LEN([.C139])-4);&quot;.&quot;;&quot;,&quot;))" office:value-type="float" office:value="0.40161" calcext:value-type="float">
            <text:p>0,40161</text:p>
          </table:table-cell>
          <table:table-cell table:formula="of:=[.B139]" office:value-type="string" office:string-value="0x035dd30E84F7d61586C6B152524F3F2519DFc11B4DCb9998176B1de9cff9a6EA" calcext:value-type="string">
            <text:p>0x035dd30E84F7d61586C6B152524F3F2519DFc11B4DCb9998176B1de9cff9a6EA</text:p>
          </table:table-cell>
          <table:table-cell table:formula="of:=ROUNDUP([.E139]*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voyager.online/contract/0x047CB8d34586c339c03C65BB235d041B4d2597562332Aa5bD92A62d114D900d7" xlink:type="simple">0x047CB8d34586c339c03C65BB235d041B4d2597562332Aa5bD92A62d114D900d7</text:a></text:p>
          </table:table-cell>
          <table:table-cell office:value-type="string" calcext:value-type="string">
            <text:p>0.40160 ETH</text:p>
          </table:table-cell>
          <table:table-cell office:value-type="string" calcext:value-type="string">
            <text:p>1 487</text:p>
          </table:table-cell>
          <table:table-cell table:formula="of:=VALUE(SUBSTITUTE(MID([.C140];1;LEN([.C140])-4);&quot;.&quot;;&quot;,&quot;))" office:value-type="float" office:value="0.4016" calcext:value-type="float">
            <text:p>0,4016</text:p>
          </table:table-cell>
          <table:table-cell table:formula="of:=[.B140]" office:value-type="string" office:string-value="0x047CB8d34586c339c03C65BB235d041B4d2597562332Aa5bD92A62d114D900d7" calcext:value-type="string">
            <text:p>0x047CB8d34586c339c03C65BB235d041B4d2597562332Aa5bD92A62d114D900d7</text:p>
          </table:table-cell>
          <table:table-cell table:formula="of:=ROUNDUP([.E140]*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voyager.online/contract/0x01eB857A7C471cDD5A4970CFbAc24e98b264da2CD01D1e0eF78cbCF0d39852f5" xlink:type="simple">0x01eB857A7C471cDD5A4970CFbAc24e98b264da2CD01D1e0eF78cbCF0d39852f5</text:a></text:p>
          </table:table-cell>
          <table:table-cell office:value-type="string" calcext:value-type="string">
            <text:p>0.40117 ETH</text:p>
          </table:table-cell>
          <table:table-cell office:value-type="float" office:value="560" calcext:value-type="float">
            <text:p>560</text:p>
          </table:table-cell>
          <table:table-cell table:formula="of:=VALUE(SUBSTITUTE(MID([.C141];1;LEN([.C141])-4);&quot;.&quot;;&quot;,&quot;))" office:value-type="float" office:value="0.40117" calcext:value-type="float">
            <text:p>0,40117</text:p>
          </table:table-cell>
          <table:table-cell table:formula="of:=[.B141]" office:value-type="string" office:string-value="0x01eB857A7C471cDD5A4970CFbAc24e98b264da2CD01D1e0eF78cbCF0d39852f5" calcext:value-type="string">
            <text:p>0x01eB857A7C471cDD5A4970CFbAc24e98b264da2CD01D1e0eF78cbCF0d39852f5</text:p>
          </table:table-cell>
          <table:table-cell table:formula="of:=ROUNDUP([.E141]*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voyager.online/contract/0x0047ae74363E3B3C112F0A2515fDB372A5505a663c4Bf75b6eE53F2349978a4E" xlink:type="simple">0x0047ae74363E3B3C112F0A2515fDB372A5505a663c4Bf75b6eE53F2349978a4E</text:a></text:p>
          </table:table-cell>
          <table:table-cell office:value-type="string" calcext:value-type="string">
            <text:p>0.39861 ETH</text:p>
          </table:table-cell>
          <table:table-cell office:value-type="float" office:value="551" calcext:value-type="float">
            <text:p>551</text:p>
          </table:table-cell>
          <table:table-cell table:formula="of:=VALUE(SUBSTITUTE(MID([.C142];1;LEN([.C142])-4);&quot;.&quot;;&quot;,&quot;))" office:value-type="float" office:value="0.39861" calcext:value-type="float">
            <text:p>0,39861</text:p>
          </table:table-cell>
          <table:table-cell table:formula="of:=[.B142]" office:value-type="string" office:string-value="0x0047ae74363E3B3C112F0A2515fDB372A5505a663c4Bf75b6eE53F2349978a4E" calcext:value-type="string">
            <text:p>0x0047ae74363E3B3C112F0A2515fDB372A5505a663c4Bf75b6eE53F2349978a4E</text:p>
          </table:table-cell>
          <table:table-cell table:formula="of:=ROUNDUP([.E142]*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voyager.online/contract/0x04E18c39001bcB1667835678EAfEE2ba39b1D741d5A7231677eAf7a3569eFf2f" xlink:type="simple">0x04E18c39001bcB1667835678EAfEE2ba39b1D741d5A7231677eAf7a3569eFf2f</text:a></text:p>
          </table:table-cell>
          <table:table-cell office:value-type="string" calcext:value-type="string">
            <text:p>0.39634 ETH</text:p>
          </table:table-cell>
          <table:table-cell office:value-type="string" calcext:value-type="string">
            <text:p>5 182</text:p>
          </table:table-cell>
          <table:table-cell table:formula="of:=VALUE(SUBSTITUTE(MID([.C143];1;LEN([.C143])-4);&quot;.&quot;;&quot;,&quot;))" office:value-type="float" office:value="0.39634" calcext:value-type="float">
            <text:p>0,39634</text:p>
          </table:table-cell>
          <table:table-cell table:formula="of:=[.B143]" office:value-type="string" office:string-value="0x04E18c39001bcB1667835678EAfEE2ba39b1D741d5A7231677eAf7a3569eFf2f" calcext:value-type="string">
            <text:p>0x04E18c39001bcB1667835678EAfEE2ba39b1D741d5A7231677eAf7a3569eFf2f</text:p>
          </table:table-cell>
          <table:table-cell table:formula="of:=ROUNDUP([.E143]*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voyager.online/contract/0x05926a0e8d51E6f79438c5841073C77b9d32844319ec063f507C55F70a646B0B" xlink:type="simple">0x05926a0e8d51E6f79438c5841073C77b9d32844319ec063f507C55F70a646B0B</text:a></text:p>
          </table:table-cell>
          <table:table-cell office:value-type="string" calcext:value-type="string">
            <text:p>0.39633 ETH</text:p>
          </table:table-cell>
          <table:table-cell office:value-type="string" calcext:value-type="string">
            <text:p>1 248</text:p>
          </table:table-cell>
          <table:table-cell table:formula="of:=VALUE(SUBSTITUTE(MID([.C144];1;LEN([.C144])-4);&quot;.&quot;;&quot;,&quot;))" office:value-type="float" office:value="0.39633" calcext:value-type="float">
            <text:p>0,39633</text:p>
          </table:table-cell>
          <table:table-cell table:formula="of:=[.B144]" office:value-type="string" office:string-value="0x05926a0e8d51E6f79438c5841073C77b9d32844319ec063f507C55F70a646B0B" calcext:value-type="string">
            <text:p>0x05926a0e8d51E6f79438c5841073C77b9d32844319ec063f507C55F70a646B0B</text:p>
          </table:table-cell>
          <table:table-cell table:formula="of:=ROUNDUP([.E144]*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voyager.online/contract/0x0279d61c219b5F4aa56Aaa0e5E585f017bf966af12372971e65C33E2ed998606" xlink:type="simple">0x0279d61c219b5F4aa56Aaa0e5E585f017bf966af12372971e65C33E2ed998606</text:a></text:p>
          </table:table-cell>
          <table:table-cell office:value-type="string" calcext:value-type="string">
            <text:p>0.39611 ETH</text:p>
          </table:table-cell>
          <table:table-cell office:value-type="float" office:value="26" calcext:value-type="float">
            <text:p>26</text:p>
          </table:table-cell>
          <table:table-cell table:formula="of:=VALUE(SUBSTITUTE(MID([.C145];1;LEN([.C145])-4);&quot;.&quot;;&quot;,&quot;))" office:value-type="float" office:value="0.39611" calcext:value-type="float">
            <text:p>0,39611</text:p>
          </table:table-cell>
          <table:table-cell table:formula="of:=[.B145]" office:value-type="string" office:string-value="0x0279d61c219b5F4aa56Aaa0e5E585f017bf966af12372971e65C33E2ed998606" calcext:value-type="string">
            <text:p>0x0279d61c219b5F4aa56Aaa0e5E585f017bf966af12372971e65C33E2ed998606</text:p>
          </table:table-cell>
          <table:table-cell table:formula="of:=ROUNDUP([.E145]*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voyager.online/contract/0x036F47ee551A9ad9Aac0eCf773d9C54e340368fCfC8D38034F2D93fCC91B68d2" xlink:type="simple">0x036F47ee551A9ad9Aac0eCf773d9C54e340368fCfC8D38034F2D93fCC91B68d2</text:a></text:p>
          </table:table-cell>
          <table:table-cell office:value-type="string" calcext:value-type="string">
            <text:p>0.39304 ETH</text:p>
          </table:table-cell>
          <table:table-cell office:value-type="float" office:value="532" calcext:value-type="float">
            <text:p>532</text:p>
          </table:table-cell>
          <table:table-cell table:formula="of:=VALUE(SUBSTITUTE(MID([.C146];1;LEN([.C146])-4);&quot;.&quot;;&quot;,&quot;))" office:value-type="float" office:value="0.39304" calcext:value-type="float">
            <text:p>0,39304</text:p>
          </table:table-cell>
          <table:table-cell table:formula="of:=[.B146]" office:value-type="string" office:string-value="0x036F47ee551A9ad9Aac0eCf773d9C54e340368fCfC8D38034F2D93fCC91B68d2" calcext:value-type="string">
            <text:p>0x036F47ee551A9ad9Aac0eCf773d9C54e340368fCfC8D38034F2D93fCC91B68d2</text:p>
          </table:table-cell>
          <table:table-cell table:formula="of:=ROUNDUP([.E146]*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voyager.online/contract/0x07673FcAEa0136531f632dCcA1439aCe51b2e018E56A8Cac1506Dd4d9d22E5b7" xlink:type="simple">0x07673FcAEa0136531f632dCcA1439aCe51b2e018E56A8Cac1506Dd4d9d22E5b7</text:a></text:p>
          </table:table-cell>
          <table:table-cell office:value-type="string" calcext:value-type="string">
            <text:p>0.38768 ETH</text:p>
          </table:table-cell>
          <table:table-cell office:value-type="float" office:value="126" calcext:value-type="float">
            <text:p>126</text:p>
          </table:table-cell>
          <table:table-cell table:formula="of:=VALUE(SUBSTITUTE(MID([.C147];1;LEN([.C147])-4);&quot;.&quot;;&quot;,&quot;))" office:value-type="float" office:value="0.38768" calcext:value-type="float">
            <text:p>0,38768</text:p>
          </table:table-cell>
          <table:table-cell table:formula="of:=[.B147]" office:value-type="string" office:string-value="0x07673FcAEa0136531f632dCcA1439aCe51b2e018E56A8Cac1506Dd4d9d22E5b7" calcext:value-type="string">
            <text:p>0x07673FcAEa0136531f632dCcA1439aCe51b2e018E56A8Cac1506Dd4d9d22E5b7</text:p>
          </table:table-cell>
          <table:table-cell table:formula="of:=ROUNDUP([.E147]*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voyager.online/contract/0x062891b532bD095F983F4e189517f79Ab4dB584E6c5288826a260a4152a03Bae" xlink:type="simple">0x062891b532bD095F983F4e189517f79Ab4dB584E6c5288826a260a4152a03Bae</text:a></text:p>
          </table:table-cell>
          <table:table-cell office:value-type="string" calcext:value-type="string">
            <text:p>0.38635 ETH</text:p>
          </table:table-cell>
          <table:table-cell office:value-type="float" office:value="945" calcext:value-type="float">
            <text:p>945</text:p>
          </table:table-cell>
          <table:table-cell table:formula="of:=VALUE(SUBSTITUTE(MID([.C148];1;LEN([.C148])-4);&quot;.&quot;;&quot;,&quot;))" office:value-type="float" office:value="0.38635" calcext:value-type="float">
            <text:p>0,38635</text:p>
          </table:table-cell>
          <table:table-cell table:formula="of:=[.B148]" office:value-type="string" office:string-value="0x062891b532bD095F983F4e189517f79Ab4dB584E6c5288826a260a4152a03Bae" calcext:value-type="string">
            <text:p>0x062891b532bD095F983F4e189517f79Ab4dB584E6c5288826a260a4152a03Bae</text:p>
          </table:table-cell>
          <table:table-cell table:formula="of:=ROUNDUP([.E148]*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voyager.online/contract/0x056678b3b492e2d9d63528F87251F19c4A249844228a80BC411C9D9CE084bBDa" xlink:type="simple">0x056678b3b492e2d9d63528F87251F19c4A249844228a80BC411C9D9CE084bBDa</text:a></text:p>
          </table:table-cell>
          <table:table-cell office:value-type="string" calcext:value-type="string">
            <text:p>0.38416 ETH</text:p>
          </table:table-cell>
          <table:table-cell office:value-type="float" office:value="31" calcext:value-type="float">
            <text:p>31</text:p>
          </table:table-cell>
          <table:table-cell table:formula="of:=VALUE(SUBSTITUTE(MID([.C149];1;LEN([.C149])-4);&quot;.&quot;;&quot;,&quot;))" office:value-type="float" office:value="0.38416" calcext:value-type="float">
            <text:p>0,38416</text:p>
          </table:table-cell>
          <table:table-cell table:formula="of:=[.B149]" office:value-type="string" office:string-value="0x056678b3b492e2d9d63528F87251F19c4A249844228a80BC411C9D9CE084bBDa" calcext:value-type="string">
            <text:p>0x056678b3b492e2d9d63528F87251F19c4A249844228a80BC411C9D9CE084bBDa</text:p>
          </table:table-cell>
          <table:table-cell table:formula="of:=ROUNDUP([.E149]*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voyager.online/contract/0x05DBbA60049241e31e724640c9c9c4f3E9913088EFe46cD3d0Ff2FB17Bd3825F" xlink:type="simple">0x05DBbA60049241e31e724640c9c9c4f3E9913088EFe46cD3d0Ff2FB17Bd3825F</text:a></text:p>
          </table:table-cell>
          <table:table-cell office:value-type="string" calcext:value-type="string">
            <text:p>0.38369 ETH</text:p>
          </table:table-cell>
          <table:table-cell office:value-type="float" office:value="845" calcext:value-type="float">
            <text:p>845</text:p>
          </table:table-cell>
          <table:table-cell table:formula="of:=VALUE(SUBSTITUTE(MID([.C150];1;LEN([.C150])-4);&quot;.&quot;;&quot;,&quot;))" office:value-type="float" office:value="0.38369" calcext:value-type="float">
            <text:p>0,38369</text:p>
          </table:table-cell>
          <table:table-cell table:formula="of:=[.B150]" office:value-type="string" office:string-value="0x05DBbA60049241e31e724640c9c9c4f3E9913088EFe46cD3d0Ff2FB17Bd3825F" calcext:value-type="string">
            <text:p>0x05DBbA60049241e31e724640c9c9c4f3E9913088EFe46cD3d0Ff2FB17Bd3825F</text:p>
          </table:table-cell>
          <table:table-cell table:formula="of:=ROUNDUP([.E150]*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voyager.online/contract/0x075A9F6646B4c183238f405765054F23702056D18C46635D5B946fDb00Ce98d7" xlink:type="simple">0x075A9F6646B4c183238f405765054F23702056D18C46635D5B946fDb00Ce98d7</text:a></text:p>
          </table:table-cell>
          <table:table-cell office:value-type="string" calcext:value-type="string">
            <text:p>0.38038 ETH</text:p>
          </table:table-cell>
          <table:table-cell office:value-type="string" calcext:value-type="string">
            <text:p>1 819</text:p>
          </table:table-cell>
          <table:table-cell table:formula="of:=VALUE(SUBSTITUTE(MID([.C151];1;LEN([.C151])-4);&quot;.&quot;;&quot;,&quot;))" office:value-type="float" office:value="0.38038" calcext:value-type="float">
            <text:p>0,38038</text:p>
          </table:table-cell>
          <table:table-cell table:formula="of:=[.B151]" office:value-type="string" office:string-value="0x075A9F6646B4c183238f405765054F23702056D18C46635D5B946fDb00Ce98d7" calcext:value-type="string">
            <text:p>0x075A9F6646B4c183238f405765054F23702056D18C46635D5B946fDb00Ce98d7</text:p>
          </table:table-cell>
          <table:table-cell table:formula="of:=ROUNDUP([.E151]*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voyager.online/contract/0x05D13E11922C917b0D19eEEB2BbBE975321B554D050Bbd48B371f1bE0F503806" xlink:type="simple">0x05D13E11922C917b0D19eEEB2BbBE975321B554D050Bbd48B371f1bE0F503806</text:a></text:p>
          </table:table-cell>
          <table:table-cell office:value-type="string" calcext:value-type="string">
            <text:p>0.37490 ETH</text:p>
          </table:table-cell>
          <table:table-cell office:value-type="float" office:value="530" calcext:value-type="float">
            <text:p>530</text:p>
          </table:table-cell>
          <table:table-cell table:formula="of:=VALUE(SUBSTITUTE(MID([.C152];1;LEN([.C152])-4);&quot;.&quot;;&quot;,&quot;))" office:value-type="float" office:value="0.3749" calcext:value-type="float">
            <text:p>0,3749</text:p>
          </table:table-cell>
          <table:table-cell table:formula="of:=[.B152]" office:value-type="string" office:string-value="0x05D13E11922C917b0D19eEEB2BbBE975321B554D050Bbd48B371f1bE0F503806" calcext:value-type="string">
            <text:p>0x05D13E11922C917b0D19eEEB2BbBE975321B554D050Bbd48B371f1bE0F503806</text:p>
          </table:table-cell>
          <table:table-cell table:formula="of:=ROUNDUP([.E152]*1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voyager.online/contract/0x0760A2d9A5C1238430Eb483D22162ce7915Decb09F1EdEdFD954C2501B35A833" xlink:type="simple">0x0760A2d9A5C1238430Eb483D22162ce7915Decb09F1EdEdFD954C2501B35A833</text:a></text:p>
          </table:table-cell>
          <table:table-cell office:value-type="string" calcext:value-type="string">
            <text:p>0.37261 ETH</text:p>
          </table:table-cell>
          <table:table-cell office:value-type="string" calcext:value-type="string">
            <text:p>1 072</text:p>
          </table:table-cell>
          <table:table-cell table:formula="of:=VALUE(SUBSTITUTE(MID([.C153];1;LEN([.C153])-4);&quot;.&quot;;&quot;,&quot;))" office:value-type="float" office:value="0.37261" calcext:value-type="float">
            <text:p>0,37261</text:p>
          </table:table-cell>
          <table:table-cell table:formula="of:=[.B153]" office:value-type="string" office:string-value="0x0760A2d9A5C1238430Eb483D22162ce7915Decb09F1EdEdFD954C2501B35A833" calcext:value-type="string">
            <text:p>0x0760A2d9A5C1238430Eb483D22162ce7915Decb09F1EdEdFD954C2501B35A833</text:p>
          </table:table-cell>
          <table:table-cell table:formula="of:=ROUNDUP([.E153]*1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voyager.online/contract/0x0543526F91454e8656bde26d5a4CC40B501D9Fa5C7ef772FaE4892f16F108A35" xlink:type="simple">0x0543526F91454e8656bde26d5a4CC40B501D9Fa5C7ef772FaE4892f16F108A35</text:a></text:p>
          </table:table-cell>
          <table:table-cell office:value-type="string" calcext:value-type="string">
            <text:p>0.36882 ETH</text:p>
          </table:table-cell>
          <table:table-cell office:value-type="string" calcext:value-type="string">
            <text:p>1 568</text:p>
          </table:table-cell>
          <table:table-cell table:formula="of:=VALUE(SUBSTITUTE(MID([.C154];1;LEN([.C154])-4);&quot;.&quot;;&quot;,&quot;))" office:value-type="float" office:value="0.36882" calcext:value-type="float">
            <text:p>0,36882</text:p>
          </table:table-cell>
          <table:table-cell table:formula="of:=[.B154]" office:value-type="string" office:string-value="0x0543526F91454e8656bde26d5a4CC40B501D9Fa5C7ef772FaE4892f16F108A35" calcext:value-type="string">
            <text:p>0x0543526F91454e8656bde26d5a4CC40B501D9Fa5C7ef772FaE4892f16F108A35</text:p>
          </table:table-cell>
          <table:table-cell table:formula="of:=ROUNDUP([.E154]*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voyager.online/contract/0x03Ad5E448B0A5769139CAeD5D29bAac43869E5340e667ee738330AADEe371C43" xlink:type="simple">0x03Ad5E448B0A5769139CAeD5D29bAac43869E5340e667ee738330AADEe371C43</text:a></text:p>
          </table:table-cell>
          <table:table-cell office:value-type="string" calcext:value-type="string">
            <text:p>0.36840 ETH</text:p>
          </table:table-cell>
          <table:table-cell office:value-type="string" calcext:value-type="string">
            <text:p>1 757</text:p>
          </table:table-cell>
          <table:table-cell table:formula="of:=VALUE(SUBSTITUTE(MID([.C155];1;LEN([.C155])-4);&quot;.&quot;;&quot;,&quot;))" office:value-type="float" office:value="0.3684" calcext:value-type="float">
            <text:p>0,3684</text:p>
          </table:table-cell>
          <table:table-cell table:formula="of:=[.B155]" office:value-type="string" office:string-value="0x03Ad5E448B0A5769139CAeD5D29bAac43869E5340e667ee738330AADEe371C43" calcext:value-type="string">
            <text:p>0x03Ad5E448B0A5769139CAeD5D29bAac43869E5340e667ee738330AADEe371C43</text:p>
          </table:table-cell>
          <table:table-cell table:formula="of:=ROUNDUP([.E155]*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voyager.online/contract/0x066f04F184ddBc8E10D53540b724a336bDA64222d916f277030Ec9d99CF99460" xlink:type="simple">0x066f04F184ddBc8E10D53540b724a336bDA64222d916f277030Ec9d99CF99460</text:a></text:p>
          </table:table-cell>
          <table:table-cell office:value-type="string" calcext:value-type="string">
            <text:p>0.36565 ETH</text:p>
          </table:table-cell>
          <table:table-cell office:value-type="string" calcext:value-type="string">
            <text:p>1 770</text:p>
          </table:table-cell>
          <table:table-cell table:formula="of:=VALUE(SUBSTITUTE(MID([.C156];1;LEN([.C156])-4);&quot;.&quot;;&quot;,&quot;))" office:value-type="float" office:value="0.36565" calcext:value-type="float">
            <text:p>0,36565</text:p>
          </table:table-cell>
          <table:table-cell table:formula="of:=[.B156]" office:value-type="string" office:string-value="0x066f04F184ddBc8E10D53540b724a336bDA64222d916f277030Ec9d99CF99460" calcext:value-type="string">
            <text:p>0x066f04F184ddBc8E10D53540b724a336bDA64222d916f277030Ec9d99CF99460</text:p>
          </table:table-cell>
          <table:table-cell table:formula="of:=ROUNDUP([.E156]*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voyager.online/contract/0x049c825710365F3cD0a8fA61E27368197B47727a4d0a78981CC2b19FEBAeF9BD" xlink:type="simple">0x049c825710365F3cD0a8fA61E27368197B47727a4d0a78981CC2b19FEBAeF9BD</text:a></text:p>
          </table:table-cell>
          <table:table-cell office:value-type="string" calcext:value-type="string">
            <text:p>0.36508 ETH</text:p>
          </table:table-cell>
          <table:table-cell office:value-type="string" calcext:value-type="string">
            <text:p>2 766</text:p>
          </table:table-cell>
          <table:table-cell table:formula="of:=VALUE(SUBSTITUTE(MID([.C157];1;LEN([.C157])-4);&quot;.&quot;;&quot;,&quot;))" office:value-type="float" office:value="0.36508" calcext:value-type="float">
            <text:p>0,36508</text:p>
          </table:table-cell>
          <table:table-cell table:formula="of:=[.B157]" office:value-type="string" office:string-value="0x049c825710365F3cD0a8fA61E27368197B47727a4d0a78981CC2b19FEBAeF9BD" calcext:value-type="string">
            <text:p>0x049c825710365F3cD0a8fA61E27368197B47727a4d0a78981CC2b19FEBAeF9BD</text:p>
          </table:table-cell>
          <table:table-cell table:formula="of:=ROUNDUP([.E157]*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voyager.online/contract/0x020Cb2732Cd0cA49BdFD293E83ab7C27C4d049F561FA52ec5c840854aa1821fc" xlink:type="simple">0x020Cb2732Cd0cA49BdFD293E83ab7C27C4d049F561FA52ec5c840854aa1821fc</text:a></text:p>
          </table:table-cell>
          <table:table-cell office:value-type="string" calcext:value-type="string">
            <text:p>0.36407 ETH</text:p>
          </table:table-cell>
          <table:table-cell office:value-type="string" calcext:value-type="string">
            <text:p>1 014</text:p>
          </table:table-cell>
          <table:table-cell table:formula="of:=VALUE(SUBSTITUTE(MID([.C158];1;LEN([.C158])-4);&quot;.&quot;;&quot;,&quot;))" office:value-type="float" office:value="0.36407" calcext:value-type="float">
            <text:p>0,36407</text:p>
          </table:table-cell>
          <table:table-cell table:formula="of:=[.B158]" office:value-type="string" office:string-value="0x020Cb2732Cd0cA49BdFD293E83ab7C27C4d049F561FA52ec5c840854aa1821fc" calcext:value-type="string">
            <text:p>0x020Cb2732Cd0cA49BdFD293E83ab7C27C4d049F561FA52ec5c840854aa1821fc</text:p>
          </table:table-cell>
          <table:table-cell table:formula="of:=ROUNDUP([.E158]*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voyager.online/contract/0x0591ABfFCb6e2617D1c8ADE4F950FB761fE4Ce9CbBb18c0686B9656fA3b3B415" xlink:type="simple">0x0591ABfFCb6e2617D1c8ADE4F950FB761fE4Ce9CbBb18c0686B9656fA3b3B415</text:a></text:p>
          </table:table-cell>
          <table:table-cell office:value-type="string" calcext:value-type="string">
            <text:p>0.36129 ETH</text:p>
          </table:table-cell>
          <table:table-cell office:value-type="float" office:value="814" calcext:value-type="float">
            <text:p>814</text:p>
          </table:table-cell>
          <table:table-cell table:formula="of:=VALUE(SUBSTITUTE(MID([.C159];1;LEN([.C159])-4);&quot;.&quot;;&quot;,&quot;))" office:value-type="float" office:value="0.36129" calcext:value-type="float">
            <text:p>0,36129</text:p>
          </table:table-cell>
          <table:table-cell table:formula="of:=[.B159]" office:value-type="string" office:string-value="0x0591ABfFCb6e2617D1c8ADE4F950FB761fE4Ce9CbBb18c0686B9656fA3b3B415" calcext:value-type="string">
            <text:p>0x0591ABfFCb6e2617D1c8ADE4F950FB761fE4Ce9CbBb18c0686B9656fA3b3B415</text:p>
          </table:table-cell>
          <table:table-cell table:formula="of:=ROUNDUP([.E159]*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voyager.online/contract/0x0277711dA716dd4F78753F7076AfBACD7B745336c740d6db0ACd08b818FD12FD" xlink:type="simple">0x0277711dA716dd4F78753F7076AfBACD7B745336c740d6db0ACd08b818FD12FD</text:a></text:p>
          </table:table-cell>
          <table:table-cell office:value-type="string" calcext:value-type="string">
            <text:p>0.35413 ETH</text:p>
          </table:table-cell>
          <table:table-cell office:value-type="string" calcext:value-type="string">
            <text:p>2 155</text:p>
          </table:table-cell>
          <table:table-cell table:formula="of:=VALUE(SUBSTITUTE(MID([.C160];1;LEN([.C160])-4);&quot;.&quot;;&quot;,&quot;))" office:value-type="float" office:value="0.35413" calcext:value-type="float">
            <text:p>0,35413</text:p>
          </table:table-cell>
          <table:table-cell table:formula="of:=[.B160]" office:value-type="string" office:string-value="0x0277711dA716dd4F78753F7076AfBACD7B745336c740d6db0ACd08b818FD12FD" calcext:value-type="string">
            <text:p>0x0277711dA716dd4F78753F7076AfBACD7B745336c740d6db0ACd08b818FD12FD</text:p>
          </table:table-cell>
          <table:table-cell table:formula="of:=ROUNDUP([.E160]*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voyager.online/contract/0x06a13BFde9A9DDCD58b7A18C1ad169Bb21B56b8aAccB931Ad43763147bAF94a1" xlink:type="simple">0x06a13BFde9A9DDCD58b7A18C1ad169Bb21B56b8aAccB931Ad43763147bAF94a1</text:a></text:p>
          </table:table-cell>
          <table:table-cell office:value-type="string" calcext:value-type="string">
            <text:p>0.35321 ETH</text:p>
          </table:table-cell>
          <table:table-cell office:value-type="float" office:value="946" calcext:value-type="float">
            <text:p>946</text:p>
          </table:table-cell>
          <table:table-cell table:formula="of:=VALUE(SUBSTITUTE(MID([.C161];1;LEN([.C161])-4);&quot;.&quot;;&quot;,&quot;))" office:value-type="float" office:value="0.35321" calcext:value-type="float">
            <text:p>0,35321</text:p>
          </table:table-cell>
          <table:table-cell table:formula="of:=[.B161]" office:value-type="string" office:string-value="0x06a13BFde9A9DDCD58b7A18C1ad169Bb21B56b8aAccB931Ad43763147bAF94a1" calcext:value-type="string">
            <text:p>0x06a13BFde9A9DDCD58b7A18C1ad169Bb21B56b8aAccB931Ad43763147bAF94a1</text:p>
          </table:table-cell>
          <table:table-cell table:formula="of:=ROUNDUP([.E161]*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voyager.online/contract/0x02Fd139d7B8CB30797E6696081Ad1dc3Cae9F1be9F1BD427CB0C955Ab33ad98f" xlink:type="simple">0x02Fd139d7B8CB30797E6696081Ad1dc3Cae9F1be9F1BD427CB0C955Ab33ad98f</text:a></text:p>
          </table:table-cell>
          <table:table-cell office:value-type="string" calcext:value-type="string">
            <text:p>0.35279 ETH</text:p>
          </table:table-cell>
          <table:table-cell office:value-type="string" calcext:value-type="string">
            <text:p>1 795</text:p>
          </table:table-cell>
          <table:table-cell table:formula="of:=VALUE(SUBSTITUTE(MID([.C162];1;LEN([.C162])-4);&quot;.&quot;;&quot;,&quot;))" office:value-type="float" office:value="0.35279" calcext:value-type="float">
            <text:p>0,35279</text:p>
          </table:table-cell>
          <table:table-cell table:formula="of:=[.B162]" office:value-type="string" office:string-value="0x02Fd139d7B8CB30797E6696081Ad1dc3Cae9F1be9F1BD427CB0C955Ab33ad98f" calcext:value-type="string">
            <text:p>0x02Fd139d7B8CB30797E6696081Ad1dc3Cae9F1be9F1BD427CB0C955Ab33ad98f</text:p>
          </table:table-cell>
          <table:table-cell table:formula="of:=ROUNDUP([.E162]*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voyager.online/contract/0x052863912880481aEc13547B0f2B59AdE5B7CAb11ACf9Ec78Eff9addD0E22061" xlink:type="simple">0x052863912880481aEc13547B0f2B59AdE5B7CAb11ACf9Ec78Eff9addD0E22061</text:a></text:p>
          </table:table-cell>
          <table:table-cell office:value-type="string" calcext:value-type="string">
            <text:p>0.35034 ETH</text:p>
          </table:table-cell>
          <table:table-cell office:value-type="float" office:value="636" calcext:value-type="float">
            <text:p>636</text:p>
          </table:table-cell>
          <table:table-cell table:formula="of:=VALUE(SUBSTITUTE(MID([.C163];1;LEN([.C163])-4);&quot;.&quot;;&quot;,&quot;))" office:value-type="float" office:value="0.35034" calcext:value-type="float">
            <text:p>0,35034</text:p>
          </table:table-cell>
          <table:table-cell table:formula="of:=[.B163]" office:value-type="string" office:string-value="0x052863912880481aEc13547B0f2B59AdE5B7CAb11ACf9Ec78Eff9addD0E22061" calcext:value-type="string">
            <text:p>0x052863912880481aEc13547B0f2B59AdE5B7CAb11ACf9Ec78Eff9addD0E22061</text:p>
          </table:table-cell>
          <table:table-cell table:formula="of:=ROUNDUP([.E163]*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voyager.online/contract/0x03F60aFE30844F556ac1C674678Ac4447840b1C6c26854A2DF6A8A3d2C015610" xlink:type="simple">0x03F60aFE30844F556ac1C674678Ac4447840b1C6c26854A2DF6A8A3d2C015610</text:a></text:p>
          </table:table-cell>
          <table:table-cell office:value-type="string" calcext:value-type="string">
            <text:p>0.34990 ETH</text:p>
          </table:table-cell>
          <table:table-cell office:value-type="float" office:value="355" calcext:value-type="float">
            <text:p>355</text:p>
          </table:table-cell>
          <table:table-cell table:formula="of:=VALUE(SUBSTITUTE(MID([.C164];1;LEN([.C164])-4);&quot;.&quot;;&quot;,&quot;))" office:value-type="float" office:value="0.3499" calcext:value-type="float">
            <text:p>0,3499</text:p>
          </table:table-cell>
          <table:table-cell table:formula="of:=[.B164]" office:value-type="string" office:string-value="0x03F60aFE30844F556ac1C674678Ac4447840b1C6c26854A2DF6A8A3d2C015610" calcext:value-type="string">
            <text:p>0x03F60aFE30844F556ac1C674678Ac4447840b1C6c26854A2DF6A8A3d2C015610</text:p>
          </table:table-cell>
          <table:table-cell table:formula="of:=ROUNDUP([.E164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voyager.online/contract/0x035a7A3628Ed47A7A7b5388266c8129ea81c8a61df06F4b617190d64671f2C7B" xlink:type="simple">0x035a7A3628Ed47A7A7b5388266c8129ea81c8a61df06F4b617190d64671f2C7B</text:a></text:p>
          </table:table-cell>
          <table:table-cell office:value-type="string" calcext:value-type="string">
            <text:p>0.34881 ETH</text:p>
          </table:table-cell>
          <table:table-cell office:value-type="string" calcext:value-type="string">
            <text:p>1 159</text:p>
          </table:table-cell>
          <table:table-cell table:formula="of:=VALUE(SUBSTITUTE(MID([.C165];1;LEN([.C165])-4);&quot;.&quot;;&quot;,&quot;))" office:value-type="float" office:value="0.34881" calcext:value-type="float">
            <text:p>0,34881</text:p>
          </table:table-cell>
          <table:table-cell table:formula="of:=[.B165]" office:value-type="string" office:string-value="0x035a7A3628Ed47A7A7b5388266c8129ea81c8a61df06F4b617190d64671f2C7B" calcext:value-type="string">
            <text:p>0x035a7A3628Ed47A7A7b5388266c8129ea81c8a61df06F4b617190d64671f2C7B</text:p>
          </table:table-cell>
          <table:table-cell table:formula="of:=ROUNDUP([.E165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voyager.online/contract/0x05aF0102534341D16b3f954F4B39f7F25122147f71b4e91284Fa2123A05ce746" xlink:type="simple">0x05aF0102534341D16b3f954F4B39f7F25122147f71b4e91284Fa2123A05ce746</text:a></text:p>
          </table:table-cell>
          <table:table-cell office:value-type="string" calcext:value-type="string">
            <text:p>0.34680 ETH</text:p>
          </table:table-cell>
          <table:table-cell office:value-type="float" office:value="643" calcext:value-type="float">
            <text:p>643</text:p>
          </table:table-cell>
          <table:table-cell table:formula="of:=VALUE(SUBSTITUTE(MID([.C166];1;LEN([.C166])-4);&quot;.&quot;;&quot;,&quot;))" office:value-type="float" office:value="0.3468" calcext:value-type="float">
            <text:p>0,3468</text:p>
          </table:table-cell>
          <table:table-cell table:formula="of:=[.B166]" office:value-type="string" office:string-value="0x05aF0102534341D16b3f954F4B39f7F25122147f71b4e91284Fa2123A05ce746" calcext:value-type="string">
            <text:p>0x05aF0102534341D16b3f954F4B39f7F25122147f71b4e91284Fa2123A05ce746</text:p>
          </table:table-cell>
          <table:table-cell table:formula="of:=ROUNDUP([.E166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voyager.online/contract/0x02823f823d9b55d28bb4d7f32E3Bc9c0c164d4d6E560288344eC80688dF6B001" xlink:type="simple">0x02823f823d9b55d28bb4d7f32E3Bc9c0c164d4d6E560288344eC80688dF6B001</text:a></text:p>
          </table:table-cell>
          <table:table-cell office:value-type="string" calcext:value-type="string">
            <text:p>0.34657 ETH</text:p>
          </table:table-cell>
          <table:table-cell office:value-type="string" calcext:value-type="string">
            <text:p>1 227</text:p>
          </table:table-cell>
          <table:table-cell table:formula="of:=VALUE(SUBSTITUTE(MID([.C167];1;LEN([.C167])-4);&quot;.&quot;;&quot;,&quot;))" office:value-type="float" office:value="0.34657" calcext:value-type="float">
            <text:p>0,34657</text:p>
          </table:table-cell>
          <table:table-cell table:formula="of:=[.B167]" office:value-type="string" office:string-value="0x02823f823d9b55d28bb4d7f32E3Bc9c0c164d4d6E560288344eC80688dF6B001" calcext:value-type="string">
            <text:p>0x02823f823d9b55d28bb4d7f32E3Bc9c0c164d4d6E560288344eC80688dF6B001</text:p>
          </table:table-cell>
          <table:table-cell table:formula="of:=ROUNDUP([.E167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voyager.online/contract/0x00fC6995dF10B0Ec62a868E196d626960DDB5413aDCE59bc206c48891b16f403" xlink:type="simple">0x00fC6995dF10B0Ec62a868E196d626960DDB5413aDCE59bc206c48891b16f403</text:a></text:p>
          </table:table-cell>
          <table:table-cell office:value-type="string" calcext:value-type="string">
            <text:p>0.34468 ETH</text:p>
          </table:table-cell>
          <table:table-cell office:value-type="float" office:value="372" calcext:value-type="float">
            <text:p>372</text:p>
          </table:table-cell>
          <table:table-cell table:formula="of:=VALUE(SUBSTITUTE(MID([.C168];1;LEN([.C168])-4);&quot;.&quot;;&quot;,&quot;))" office:value-type="float" office:value="0.34468" calcext:value-type="float">
            <text:p>0,34468</text:p>
          </table:table-cell>
          <table:table-cell table:formula="of:=[.B168]" office:value-type="string" office:string-value="0x00fC6995dF10B0Ec62a868E196d626960DDB5413aDCE59bc206c48891b16f403" calcext:value-type="string">
            <text:p>0x00fC6995dF10B0Ec62a868E196d626960DDB5413aDCE59bc206c48891b16f403</text:p>
          </table:table-cell>
          <table:table-cell table:formula="of:=ROUNDUP([.E168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voyager.online/contract/0x03FE607CD69Ac193cf4E58981c791d0a73a8f604e93Fd2DC414359865CEd38FB" xlink:type="simple">0x03FE607CD69Ac193cf4E58981c791d0a73a8f604e93Fd2DC414359865CEd38FB</text:a></text:p>
          </table:table-cell>
          <table:table-cell office:value-type="string" calcext:value-type="string">
            <text:p>0.34417 ETH</text:p>
          </table:table-cell>
          <table:table-cell office:value-type="float" office:value="740" calcext:value-type="float">
            <text:p>740</text:p>
          </table:table-cell>
          <table:table-cell table:formula="of:=VALUE(SUBSTITUTE(MID([.C169];1;LEN([.C169])-4);&quot;.&quot;;&quot;,&quot;))" office:value-type="float" office:value="0.34417" calcext:value-type="float">
            <text:p>0,34417</text:p>
          </table:table-cell>
          <table:table-cell table:formula="of:=[.B169]" office:value-type="string" office:string-value="0x03FE607CD69Ac193cf4E58981c791d0a73a8f604e93Fd2DC414359865CEd38FB" calcext:value-type="string">
            <text:p>0x03FE607CD69Ac193cf4E58981c791d0a73a8f604e93Fd2DC414359865CEd38FB</text:p>
          </table:table-cell>
          <table:table-cell table:formula="of:=ROUNDUP([.E169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voyager.online/contract/0x0147F9d7b2B93d12286F2935dd5d641a384AF7c5E3897A0aa03C13424FE4C7DD" xlink:type="simple">0x0147F9d7b2B93d12286F2935dd5d641a384AF7c5E3897A0aa03C13424FE4C7DD</text:a></text:p>
          </table:table-cell>
          <table:table-cell office:value-type="string" calcext:value-type="string">
            <text:p>0.34334 ETH</text:p>
          </table:table-cell>
          <table:table-cell office:value-type="string" calcext:value-type="string">
            <text:p>1 009</text:p>
          </table:table-cell>
          <table:table-cell table:formula="of:=VALUE(SUBSTITUTE(MID([.C170];1;LEN([.C170])-4);&quot;.&quot;;&quot;,&quot;))" office:value-type="float" office:value="0.34334" calcext:value-type="float">
            <text:p>0,34334</text:p>
          </table:table-cell>
          <table:table-cell table:formula="of:=[.B170]" office:value-type="string" office:string-value="0x0147F9d7b2B93d12286F2935dd5d641a384AF7c5E3897A0aa03C13424FE4C7DD" calcext:value-type="string">
            <text:p>0x0147F9d7b2B93d12286F2935dd5d641a384AF7c5E3897A0aa03C13424FE4C7DD</text:p>
          </table:table-cell>
          <table:table-cell table:formula="of:=ROUNDUP([.E170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voyager.online/contract/0x008ED3AEAa42821Ea10e58793F013e13F6669d3B34ad9269E089120c50581fb1" xlink:type="simple">0x008ED3AEAa42821Ea10e58793F013e13F6669d3B34ad9269E089120c50581fb1</text:a></text:p>
          </table:table-cell>
          <table:table-cell office:value-type="string" calcext:value-type="string">
            <text:p>0.34226 ETH</text:p>
          </table:table-cell>
          <table:table-cell office:value-type="float" office:value="874" calcext:value-type="float">
            <text:p>874</text:p>
          </table:table-cell>
          <table:table-cell table:formula="of:=VALUE(SUBSTITUTE(MID([.C171];1;LEN([.C171])-4);&quot;.&quot;;&quot;,&quot;))" office:value-type="float" office:value="0.34226" calcext:value-type="float">
            <text:p>0,34226</text:p>
          </table:table-cell>
          <table:table-cell table:formula="of:=[.B171]" office:value-type="string" office:string-value="0x008ED3AEAa42821Ea10e58793F013e13F6669d3B34ad9269E089120c50581fb1" calcext:value-type="string">
            <text:p>0x008ED3AEAa42821Ea10e58793F013e13F6669d3B34ad9269E089120c50581fb1</text:p>
          </table:table-cell>
          <table:table-cell table:formula="of:=ROUNDUP([.E171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voyager.online/contract/0x060dB27F1CA3465408dFa5653365708b56b5c8d5bBB554DBE86C4965874974fb" xlink:type="simple">0x060dB27F1CA3465408dFa5653365708b56b5c8d5bBB554DBE86C4965874974fb</text:a></text:p>
          </table:table-cell>
          <table:table-cell office:value-type="string" calcext:value-type="string">
            <text:p>0.34198 ETH</text:p>
          </table:table-cell>
          <table:table-cell office:value-type="float" office:value="670" calcext:value-type="float">
            <text:p>670</text:p>
          </table:table-cell>
          <table:table-cell table:formula="of:=VALUE(SUBSTITUTE(MID([.C172];1;LEN([.C172])-4);&quot;.&quot;;&quot;,&quot;))" office:value-type="float" office:value="0.34198" calcext:value-type="float">
            <text:p>0,34198</text:p>
          </table:table-cell>
          <table:table-cell table:formula="of:=[.B172]" office:value-type="string" office:string-value="0x060dB27F1CA3465408dFa5653365708b56b5c8d5bBB554DBE86C4965874974fb" calcext:value-type="string">
            <text:p>0x060dB27F1CA3465408dFa5653365708b56b5c8d5bBB554DBE86C4965874974fb</text:p>
          </table:table-cell>
          <table:table-cell table:formula="of:=ROUNDUP([.E172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voyager.online/contract/0x04CDA5884a3a4C89261dfF18B14DD8e4a4a7038D9F8Bffe14b744e6e3eCd57B7" xlink:type="simple">0x04CDA5884a3a4C89261dfF18B14DD8e4a4a7038D9F8Bffe14b744e6e3eCd57B7</text:a></text:p>
          </table:table-cell>
          <table:table-cell office:value-type="string" calcext:value-type="string">
            <text:p>0.34155 ETH</text:p>
          </table:table-cell>
          <table:table-cell office:value-type="float" office:value="760" calcext:value-type="float">
            <text:p>760</text:p>
          </table:table-cell>
          <table:table-cell table:formula="of:=VALUE(SUBSTITUTE(MID([.C173];1;LEN([.C173])-4);&quot;.&quot;;&quot;,&quot;))" office:value-type="float" office:value="0.34155" calcext:value-type="float">
            <text:p>0,34155</text:p>
          </table:table-cell>
          <table:table-cell table:formula="of:=[.B173]" office:value-type="string" office:string-value="0x04CDA5884a3a4C89261dfF18B14DD8e4a4a7038D9F8Bffe14b744e6e3eCd57B7" calcext:value-type="string">
            <text:p>0x04CDA5884a3a4C89261dfF18B14DD8e4a4a7038D9F8Bffe14b744e6e3eCd57B7</text:p>
          </table:table-cell>
          <table:table-cell table:formula="of:=ROUNDUP([.E173]*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voyager.online/contract/0x06Ba2935f9F5cf796452A1DB30A4beDaCEc691D68845C12475d818F74a297292" xlink:type="simple">0x06Ba2935f9F5cf796452A1DB30A4beDaCEc691D68845C12475d818F74a297292</text:a></text:p>
          </table:table-cell>
          <table:table-cell office:value-type="string" calcext:value-type="string">
            <text:p>0.33804 ETH</text:p>
          </table:table-cell>
          <table:table-cell office:value-type="float" office:value="836" calcext:value-type="float">
            <text:p>836</text:p>
          </table:table-cell>
          <table:table-cell table:formula="of:=VALUE(SUBSTITUTE(MID([.C174];1;LEN([.C174])-4);&quot;.&quot;;&quot;,&quot;))" office:value-type="float" office:value="0.33804" calcext:value-type="float">
            <text:p>0,33804</text:p>
          </table:table-cell>
          <table:table-cell table:formula="of:=[.B174]" office:value-type="string" office:string-value="0x06Ba2935f9F5cf796452A1DB30A4beDaCEc691D68845C12475d818F74a297292" calcext:value-type="string">
            <text:p>0x06Ba2935f9F5cf796452A1DB30A4beDaCEc691D68845C12475d818F74a297292</text:p>
          </table:table-cell>
          <table:table-cell table:formula="of:=ROUNDUP([.E174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voyager.online/contract/0x05F5A8842ca043a69db99BAb8863C4956314D3993e435A32f1f778D4CBAC0b4b" xlink:type="simple">0x05F5A8842ca043a69db99BAb8863C4956314D3993e435A32f1f778D4CBAC0b4b</text:a></text:p>
          </table:table-cell>
          <table:table-cell office:value-type="string" calcext:value-type="string">
            <text:p>0.33611 ETH</text:p>
          </table:table-cell>
          <table:table-cell office:value-type="string" calcext:value-type="string">
            <text:p>6 076</text:p>
          </table:table-cell>
          <table:table-cell table:formula="of:=VALUE(SUBSTITUTE(MID([.C175];1;LEN([.C175])-4);&quot;.&quot;;&quot;,&quot;))" office:value-type="float" office:value="0.33611" calcext:value-type="float">
            <text:p>0,33611</text:p>
          </table:table-cell>
          <table:table-cell table:formula="of:=[.B175]" office:value-type="string" office:string-value="0x05F5A8842ca043a69db99BAb8863C4956314D3993e435A32f1f778D4CBAC0b4b" calcext:value-type="string">
            <text:p>0x05F5A8842ca043a69db99BAb8863C4956314D3993e435A32f1f778D4CBAC0b4b</text:p>
          </table:table-cell>
          <table:table-cell table:formula="of:=ROUNDUP([.E175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voyager.online/contract/0x05130f9B50c7e358522d636451A503e49093B00EB799DB1eA4144de71A052236" xlink:type="simple">0x05130f9B50c7e358522d636451A503e49093B00EB799DB1eA4144de71A052236</text:a></text:p>
          </table:table-cell>
          <table:table-cell office:value-type="string" calcext:value-type="string">
            <text:p>0.33606 ETH</text:p>
          </table:table-cell>
          <table:table-cell office:value-type="string" calcext:value-type="string">
            <text:p>1 044</text:p>
          </table:table-cell>
          <table:table-cell table:formula="of:=VALUE(SUBSTITUTE(MID([.C176];1;LEN([.C176])-4);&quot;.&quot;;&quot;,&quot;))" office:value-type="float" office:value="0.33606" calcext:value-type="float">
            <text:p>0,33606</text:p>
          </table:table-cell>
          <table:table-cell table:formula="of:=[.B176]" office:value-type="string" office:string-value="0x05130f9B50c7e358522d636451A503e49093B00EB799DB1eA4144de71A052236" calcext:value-type="string">
            <text:p>0x05130f9B50c7e358522d636451A503e49093B00EB799DB1eA4144de71A052236</text:p>
          </table:table-cell>
          <table:table-cell table:formula="of:=ROUNDUP([.E176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voyager.online/contract/0x0272509d84020716028D93Dd2eB5A744617d63D8F29c25d064Fd76028E32Eb25" xlink:type="simple">0x0272509d84020716028D93Dd2eB5A744617d63D8F29c25d064Fd76028E32Eb25</text:a></text:p>
          </table:table-cell>
          <table:table-cell office:value-type="string" calcext:value-type="string">
            <text:p>0.33557 ETH</text:p>
          </table:table-cell>
          <table:table-cell office:value-type="string" calcext:value-type="string">
            <text:p>2 404</text:p>
          </table:table-cell>
          <table:table-cell table:formula="of:=VALUE(SUBSTITUTE(MID([.C177];1;LEN([.C177])-4);&quot;.&quot;;&quot;,&quot;))" office:value-type="float" office:value="0.33557" calcext:value-type="float">
            <text:p>0,33557</text:p>
          </table:table-cell>
          <table:table-cell table:formula="of:=[.B177]" office:value-type="string" office:string-value="0x0272509d84020716028D93Dd2eB5A744617d63D8F29c25d064Fd76028E32Eb25" calcext:value-type="string">
            <text:p>0x0272509d84020716028D93Dd2eB5A744617d63D8F29c25d064Fd76028E32Eb25</text:p>
          </table:table-cell>
          <table:table-cell table:formula="of:=ROUNDUP([.E177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voyager.online/contract/0x01a3AA3DCc6b9C933727D59510C7972D1813002717EDB426264F1cDB06683027" xlink:type="simple">0x01a3AA3DCc6b9C933727D59510C7972D1813002717EDB426264F1cDB06683027</text:a></text:p>
          </table:table-cell>
          <table:table-cell office:value-type="string" calcext:value-type="string">
            <text:p>0.33539 ETH</text:p>
          </table:table-cell>
          <table:table-cell office:value-type="float" office:value="350" calcext:value-type="float">
            <text:p>350</text:p>
          </table:table-cell>
          <table:table-cell table:formula="of:=VALUE(SUBSTITUTE(MID([.C178];1;LEN([.C178])-4);&quot;.&quot;;&quot;,&quot;))" office:value-type="float" office:value="0.33539" calcext:value-type="float">
            <text:p>0,33539</text:p>
          </table:table-cell>
          <table:table-cell table:formula="of:=[.B178]" office:value-type="string" office:string-value="0x01a3AA3DCc6b9C933727D59510C7972D1813002717EDB426264F1cDB06683027" calcext:value-type="string">
            <text:p>0x01a3AA3DCc6b9C933727D59510C7972D1813002717EDB426264F1cDB06683027</text:p>
          </table:table-cell>
          <table:table-cell table:formula="of:=ROUNDUP([.E178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voyager.online/contract/0x008cCDCFcA4c91e0E3AD18FB33C498701d536a69EB7050Eb637937CeeE3926F9" xlink:type="simple">0x008cCDCFcA4c91e0E3AD18FB33C498701d536a69EB7050Eb637937CeeE3926F9</text:a></text:p>
          </table:table-cell>
          <table:table-cell office:value-type="string" calcext:value-type="string">
            <text:p>0.33471 ETH</text:p>
          </table:table-cell>
          <table:table-cell office:value-type="float" office:value="524" calcext:value-type="float">
            <text:p>524</text:p>
          </table:table-cell>
          <table:table-cell table:formula="of:=VALUE(SUBSTITUTE(MID([.C179];1;LEN([.C179])-4);&quot;.&quot;;&quot;,&quot;))" office:value-type="float" office:value="0.33471" calcext:value-type="float">
            <text:p>0,33471</text:p>
          </table:table-cell>
          <table:table-cell table:formula="of:=[.B179]" office:value-type="string" office:string-value="0x008cCDCFcA4c91e0E3AD18FB33C498701d536a69EB7050Eb637937CeeE3926F9" calcext:value-type="string">
            <text:p>0x008cCDCFcA4c91e0E3AD18FB33C498701d536a69EB7050Eb637937CeeE3926F9</text:p>
          </table:table-cell>
          <table:table-cell table:formula="of:=ROUNDUP([.E179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voyager.online/contract/0x056F9fE655A20391693F8B2956b449D9b49F41B956A2a9557D4226CFf88C8EE1" xlink:type="simple">0x056F9fE655A20391693F8B2956b449D9b49F41B956A2a9557D4226CFf88C8EE1</text:a></text:p>
          </table:table-cell>
          <table:table-cell office:value-type="string" calcext:value-type="string">
            <text:p>0.33448 ETH</text:p>
          </table:table-cell>
          <table:table-cell office:value-type="float" office:value="960" calcext:value-type="float">
            <text:p>960</text:p>
          </table:table-cell>
          <table:table-cell table:formula="of:=VALUE(SUBSTITUTE(MID([.C180];1;LEN([.C180])-4);&quot;.&quot;;&quot;,&quot;))" office:value-type="float" office:value="0.33448" calcext:value-type="float">
            <text:p>0,33448</text:p>
          </table:table-cell>
          <table:table-cell table:formula="of:=[.B180]" office:value-type="string" office:string-value="0x056F9fE655A20391693F8B2956b449D9b49F41B956A2a9557D4226CFf88C8EE1" calcext:value-type="string">
            <text:p>0x056F9fE655A20391693F8B2956b449D9b49F41B956A2a9557D4226CFf88C8EE1</text:p>
          </table:table-cell>
          <table:table-cell table:formula="of:=ROUNDUP([.E180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voyager.online/contract/0x02c8b94701901ea14D69333e4205CfAC74338fAd731D9639af7BA526B69aa7b6" xlink:type="simple">0x02c8b94701901ea14D69333e4205CfAC74338fAd731D9639af7BA526B69aa7b6</text:a></text:p>
          </table:table-cell>
          <table:table-cell office:value-type="string" calcext:value-type="string">
            <text:p>0.33355 ETH</text:p>
          </table:table-cell>
          <table:table-cell office:value-type="float" office:value="637" calcext:value-type="float">
            <text:p>637</text:p>
          </table:table-cell>
          <table:table-cell table:formula="of:=VALUE(SUBSTITUTE(MID([.C181];1;LEN([.C181])-4);&quot;.&quot;;&quot;,&quot;))" office:value-type="float" office:value="0.33355" calcext:value-type="float">
            <text:p>0,33355</text:p>
          </table:table-cell>
          <table:table-cell table:formula="of:=[.B181]" office:value-type="string" office:string-value="0x02c8b94701901ea14D69333e4205CfAC74338fAd731D9639af7BA526B69aa7b6" calcext:value-type="string">
            <text:p>0x02c8b94701901ea14D69333e4205CfAC74338fAd731D9639af7BA526B69aa7b6</text:p>
          </table:table-cell>
          <table:table-cell table:formula="of:=ROUNDUP([.E181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voyager.online/contract/0x018b4f1811455bcddC4735b48734BfE94Aa2BD1Be767Bf9b7e0995b373A4e42B" xlink:type="simple">0x018b4f1811455bcddC4735b48734BfE94Aa2BD1Be767Bf9b7e0995b373A4e42B</text:a></text:p>
          </table:table-cell>
          <table:table-cell office:value-type="string" calcext:value-type="string">
            <text:p>0.33328 ETH</text:p>
          </table:table-cell>
          <table:table-cell office:value-type="float" office:value="782" calcext:value-type="float">
            <text:p>782</text:p>
          </table:table-cell>
          <table:table-cell table:formula="of:=VALUE(SUBSTITUTE(MID([.C182];1;LEN([.C182])-4);&quot;.&quot;;&quot;,&quot;))" office:value-type="float" office:value="0.33328" calcext:value-type="float">
            <text:p>0,33328</text:p>
          </table:table-cell>
          <table:table-cell table:formula="of:=[.B182]" office:value-type="string" office:string-value="0x018b4f1811455bcddC4735b48734BfE94Aa2BD1Be767Bf9b7e0995b373A4e42B" calcext:value-type="string">
            <text:p>0x018b4f1811455bcddC4735b48734BfE94Aa2BD1Be767Bf9b7e0995b373A4e42B</text:p>
          </table:table-cell>
          <table:table-cell table:formula="of:=ROUNDUP([.E182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voyager.online/contract/0x018C692b667E9CDEe0C60482F0dD1a73724C7ba3ACEF072EccAD50BaD3800112" xlink:type="simple">0x018C692b667E9CDEe0C60482F0dD1a73724C7ba3ACEF072EccAD50BaD3800112</text:a></text:p>
          </table:table-cell>
          <table:table-cell office:value-type="string" calcext:value-type="string">
            <text:p>0.33213 ETH</text:p>
          </table:table-cell>
          <table:table-cell office:value-type="float" office:value="612" calcext:value-type="float">
            <text:p>612</text:p>
          </table:table-cell>
          <table:table-cell table:formula="of:=VALUE(SUBSTITUTE(MID([.C183];1;LEN([.C183])-4);&quot;.&quot;;&quot;,&quot;))" office:value-type="float" office:value="0.33213" calcext:value-type="float">
            <text:p>0,33213</text:p>
          </table:table-cell>
          <table:table-cell table:formula="of:=[.B183]" office:value-type="string" office:string-value="0x018C692b667E9CDEe0C60482F0dD1a73724C7ba3ACEF072EccAD50BaD3800112" calcext:value-type="string">
            <text:p>0x018C692b667E9CDEe0C60482F0dD1a73724C7ba3ACEF072EccAD50BaD3800112</text:p>
          </table:table-cell>
          <table:table-cell table:formula="of:=ROUNDUP([.E183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voyager.online/contract/0x07B8BfDD826d7ff00b28f1b3E027aFF5d3D1B7b0E7deE2BCE0128229a4846eE7" xlink:type="simple">0x07B8BfDD826d7ff00b28f1b3E027aFF5d3D1B7b0E7deE2BCE0128229a4846eE7</text:a></text:p>
          </table:table-cell>
          <table:table-cell office:value-type="string" calcext:value-type="string">
            <text:p>0.33185 ETH</text:p>
          </table:table-cell>
          <table:table-cell office:value-type="float" office:value="204" calcext:value-type="float">
            <text:p>204</text:p>
          </table:table-cell>
          <table:table-cell table:formula="of:=VALUE(SUBSTITUTE(MID([.C184];1;LEN([.C184])-4);&quot;.&quot;;&quot;,&quot;))" office:value-type="float" office:value="0.33185" calcext:value-type="float">
            <text:p>0,33185</text:p>
          </table:table-cell>
          <table:table-cell table:formula="of:=[.B184]" office:value-type="string" office:string-value="0x07B8BfDD826d7ff00b28f1b3E027aFF5d3D1B7b0E7deE2BCE0128229a4846eE7" calcext:value-type="string">
            <text:p>0x07B8BfDD826d7ff00b28f1b3E027aFF5d3D1B7b0E7deE2BCE0128229a4846eE7</text:p>
          </table:table-cell>
          <table:table-cell table:formula="of:=ROUNDUP([.E184]*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voyager.online/contract/0x01fb62ac54f9Fa99e1417f83bcB88485556427397F717eD4E7233BC99be31BfF" xlink:type="simple">0x01fb62ac54f9Fa99e1417f83bcB88485556427397F717eD4E7233BC99be31BfF</text:a></text:p>
          </table:table-cell>
          <table:table-cell office:value-type="string" calcext:value-type="string">
            <text:p>0.32890 ETH</text:p>
          </table:table-cell>
          <table:table-cell office:value-type="float" office:value="641" calcext:value-type="float">
            <text:p>641</text:p>
          </table:table-cell>
          <table:table-cell table:formula="of:=VALUE(SUBSTITUTE(MID([.C185];1;LEN([.C185])-4);&quot;.&quot;;&quot;,&quot;))" office:value-type="float" office:value="0.3289" calcext:value-type="float">
            <text:p>0,3289</text:p>
          </table:table-cell>
          <table:table-cell table:formula="of:=[.B185]" office:value-type="string" office:string-value="0x01fb62ac54f9Fa99e1417f83bcB88485556427397F717eD4E7233BC99be31BfF" calcext:value-type="string">
            <text:p>0x01fb62ac54f9Fa99e1417f83bcB88485556427397F717eD4E7233BC99be31BfF</text:p>
          </table:table-cell>
          <table:table-cell table:formula="of:=ROUNDUP([.E185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voyager.online/contract/0x05e2B51507ef496AEcE06Fa5dD94a68fb22cf6F2Bfc1d54450aC23bc18C55f91" xlink:type="simple">0x05e2B51507ef496AEcE06Fa5dD94a68fb22cf6F2Bfc1d54450aC23bc18C55f91</text:a></text:p>
          </table:table-cell>
          <table:table-cell office:value-type="string" calcext:value-type="string">
            <text:p>0.32769 ETH</text:p>
          </table:table-cell>
          <table:table-cell office:value-type="float" office:value="481" calcext:value-type="float">
            <text:p>481</text:p>
          </table:table-cell>
          <table:table-cell table:formula="of:=VALUE(SUBSTITUTE(MID([.C186];1;LEN([.C186])-4);&quot;.&quot;;&quot;,&quot;))" office:value-type="float" office:value="0.32769" calcext:value-type="float">
            <text:p>0,32769</text:p>
          </table:table-cell>
          <table:table-cell table:formula="of:=[.B186]" office:value-type="string" office:string-value="0x05e2B51507ef496AEcE06Fa5dD94a68fb22cf6F2Bfc1d54450aC23bc18C55f91" calcext:value-type="string">
            <text:p>0x05e2B51507ef496AEcE06Fa5dD94a68fb22cf6F2Bfc1d54450aC23bc18C55f91</text:p>
          </table:table-cell>
          <table:table-cell table:formula="of:=ROUNDUP([.E186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voyager.online/contract/0x03Ef0D4D7c19b9dddb211C863F5F619b222CeCAE26b19dD374e1c8A6739858F3" xlink:type="simple">0x03Ef0D4D7c19b9dddb211C863F5F619b222CeCAE26b19dD374e1c8A6739858F3</text:a></text:p>
          </table:table-cell>
          <table:table-cell office:value-type="string" calcext:value-type="string">
            <text:p>0.32710 ETH</text:p>
          </table:table-cell>
          <table:table-cell office:value-type="float" office:value="531" calcext:value-type="float">
            <text:p>531</text:p>
          </table:table-cell>
          <table:table-cell table:formula="of:=VALUE(SUBSTITUTE(MID([.C187];1;LEN([.C187])-4);&quot;.&quot;;&quot;,&quot;))" office:value-type="float" office:value="0.3271" calcext:value-type="float">
            <text:p>0,3271</text:p>
          </table:table-cell>
          <table:table-cell table:formula="of:=[.B187]" office:value-type="string" office:string-value="0x03Ef0D4D7c19b9dddb211C863F5F619b222CeCAE26b19dD374e1c8A6739858F3" calcext:value-type="string">
            <text:p>0x03Ef0D4D7c19b9dddb211C863F5F619b222CeCAE26b19dD374e1c8A6739858F3</text:p>
          </table:table-cell>
          <table:table-cell table:formula="of:=ROUNDUP([.E187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voyager.online/contract/0x0505Cf116138D18949B26e8d922c4ca281527ec15C5405761de037B75C16E138" xlink:type="simple">0x0505Cf116138D18949B26e8d922c4ca281527ec15C5405761de037B75C16E138</text:a></text:p>
          </table:table-cell>
          <table:table-cell office:value-type="string" calcext:value-type="string">
            <text:p>0.32610 ETH</text:p>
          </table:table-cell>
          <table:table-cell office:value-type="string" calcext:value-type="string">
            <text:p>1 071</text:p>
          </table:table-cell>
          <table:table-cell table:formula="of:=VALUE(SUBSTITUTE(MID([.C188];1;LEN([.C188])-4);&quot;.&quot;;&quot;,&quot;))" office:value-type="float" office:value="0.3261" calcext:value-type="float">
            <text:p>0,3261</text:p>
          </table:table-cell>
          <table:table-cell table:formula="of:=[.B188]" office:value-type="string" office:string-value="0x0505Cf116138D18949B26e8d922c4ca281527ec15C5405761de037B75C16E138" calcext:value-type="string">
            <text:p>0x0505Cf116138D18949B26e8d922c4ca281527ec15C5405761de037B75C16E138</text:p>
          </table:table-cell>
          <table:table-cell table:formula="of:=ROUNDUP([.E188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voyager.online/contract/0x039C40179FFF68B4A6E0eC5efDAcA4227Bf776Bdb1D410AbCB31616dcDF59445" xlink:type="simple">0x039C40179FFF68B4A6E0eC5efDAcA4227Bf776Bdb1D410AbCB31616dcDF59445</text:a></text:p>
          </table:table-cell>
          <table:table-cell office:value-type="string" calcext:value-type="string">
            <text:p>0.32492 ETH</text:p>
          </table:table-cell>
          <table:table-cell office:value-type="string" calcext:value-type="string">
            <text:p>2 667</text:p>
          </table:table-cell>
          <table:table-cell table:formula="of:=VALUE(SUBSTITUTE(MID([.C189];1;LEN([.C189])-4);&quot;.&quot;;&quot;,&quot;))" office:value-type="float" office:value="0.32492" calcext:value-type="float">
            <text:p>0,32492</text:p>
          </table:table-cell>
          <table:table-cell table:formula="of:=[.B189]" office:value-type="string" office:string-value="0x039C40179FFF68B4A6E0eC5efDAcA4227Bf776Bdb1D410AbCB31616dcDF59445" calcext:value-type="string">
            <text:p>0x039C40179FFF68B4A6E0eC5efDAcA4227Bf776Bdb1D410AbCB31616dcDF59445</text:p>
          </table:table-cell>
          <table:table-cell table:formula="of:=ROUNDUP([.E189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voyager.online/contract/0x05645C5fCb4b3ED90B297B82Eb8b4e1380C378d5515412Efef9353b18950F3bE" xlink:type="simple">0x05645C5fCb4b3ED90B297B82Eb8b4e1380C378d5515412Efef9353b18950F3bE</text:a></text:p>
          </table:table-cell>
          <table:table-cell office:value-type="string" calcext:value-type="string">
            <text:p>0.32177 ETH</text:p>
          </table:table-cell>
          <table:table-cell office:value-type="string" calcext:value-type="string">
            <text:p>1 541</text:p>
          </table:table-cell>
          <table:table-cell table:formula="of:=VALUE(SUBSTITUTE(MID([.C190];1;LEN([.C190])-4);&quot;.&quot;;&quot;,&quot;))" office:value-type="float" office:value="0.32177" calcext:value-type="float">
            <text:p>0,32177</text:p>
          </table:table-cell>
          <table:table-cell table:formula="of:=[.B190]" office:value-type="string" office:string-value="0x05645C5fCb4b3ED90B297B82Eb8b4e1380C378d5515412Efef9353b18950F3bE" calcext:value-type="string">
            <text:p>0x05645C5fCb4b3ED90B297B82Eb8b4e1380C378d5515412Efef9353b18950F3bE</text:p>
          </table:table-cell>
          <table:table-cell table:formula="of:=ROUNDUP([.E190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voyager.online/contract/0x06a84C1F9864778FccA79DA6995eB4a47fdcaa0D5D64BDA7a766Bc420Bc266e4" xlink:type="simple">0x06a84C1F9864778FccA79DA6995eB4a47fdcaa0D5D64BDA7a766Bc420Bc266e4</text:a></text:p>
          </table:table-cell>
          <table:table-cell office:value-type="string" calcext:value-type="string">
            <text:p>0.32060 ETH</text:p>
          </table:table-cell>
          <table:table-cell office:value-type="string" calcext:value-type="string">
            <text:p>1 368</text:p>
          </table:table-cell>
          <table:table-cell table:formula="of:=VALUE(SUBSTITUTE(MID([.C191];1;LEN([.C191])-4);&quot;.&quot;;&quot;,&quot;))" office:value-type="float" office:value="0.3206" calcext:value-type="float">
            <text:p>0,3206</text:p>
          </table:table-cell>
          <table:table-cell table:formula="of:=[.B191]" office:value-type="string" office:string-value="0x06a84C1F9864778FccA79DA6995eB4a47fdcaa0D5D64BDA7a766Bc420Bc266e4" calcext:value-type="string">
            <text:p>0x06a84C1F9864778FccA79DA6995eB4a47fdcaa0D5D64BDA7a766Bc420Bc266e4</text:p>
          </table:table-cell>
          <table:table-cell table:formula="of:=ROUNDUP([.E191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voyager.online/contract/0x047397a0a765AE78d9AfDD6Eb34AF9E15cE087b2aDF9aBecDE7caeFaF8B096B4" xlink:type="simple">0x047397a0a765AE78d9AfDD6Eb34AF9E15cE087b2aDF9aBecDE7caeFaF8B096B4</text:a></text:p>
          </table:table-cell>
          <table:table-cell office:value-type="string" calcext:value-type="string">
            <text:p>0.32005 ETH</text:p>
          </table:table-cell>
          <table:table-cell office:value-type="string" calcext:value-type="string">
            <text:p>1 309</text:p>
          </table:table-cell>
          <table:table-cell table:formula="of:=VALUE(SUBSTITUTE(MID([.C192];1;LEN([.C192])-4);&quot;.&quot;;&quot;,&quot;))" office:value-type="float" office:value="0.32005" calcext:value-type="float">
            <text:p>0,32005</text:p>
          </table:table-cell>
          <table:table-cell table:formula="of:=[.B192]" office:value-type="string" office:string-value="0x047397a0a765AE78d9AfDD6Eb34AF9E15cE087b2aDF9aBecDE7caeFaF8B096B4" calcext:value-type="string">
            <text:p>0x047397a0a765AE78d9AfDD6Eb34AF9E15cE087b2aDF9aBecDE7caeFaF8B096B4</text:p>
          </table:table-cell>
          <table:table-cell table:formula="of:=ROUNDUP([.E192]*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voyager.online/contract/0x07795B9D8A19AB5988C27c408895371B9C2eecD26cA5c5865CEB21F4d618AD00" xlink:type="simple">0x07795B9D8A19AB5988C27c408895371B9C2eecD26cA5c5865CEB21F4d618AD00</text:a></text:p>
          </table:table-cell>
          <table:table-cell office:value-type="string" calcext:value-type="string">
            <text:p>0.31856 ETH</text:p>
          </table:table-cell>
          <table:table-cell office:value-type="string" calcext:value-type="string">
            <text:p>1 838</text:p>
          </table:table-cell>
          <table:table-cell table:formula="of:=VALUE(SUBSTITUTE(MID([.C193];1;LEN([.C193])-4);&quot;.&quot;;&quot;,&quot;))" office:value-type="float" office:value="0.31856" calcext:value-type="float">
            <text:p>0,31856</text:p>
          </table:table-cell>
          <table:table-cell table:formula="of:=[.B193]" office:value-type="string" office:string-value="0x07795B9D8A19AB5988C27c408895371B9C2eecD26cA5c5865CEB21F4d618AD00" calcext:value-type="string">
            <text:p>0x07795B9D8A19AB5988C27c408895371B9C2eecD26cA5c5865CEB21F4d618AD00</text:p>
          </table:table-cell>
          <table:table-cell table:formula="of:=ROUNDUP([.E193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voyager.online/contract/0x0135faa783A11Cee068CF6424DB10F59F252941c4067c243495C7b76ea327B60" xlink:type="simple">0x0135faa783A11Cee068CF6424DB10F59F252941c4067c243495C7b76ea327B60</text:a></text:p>
          </table:table-cell>
          <table:table-cell office:value-type="string" calcext:value-type="string">
            <text:p>0.31771 ETH</text:p>
          </table:table-cell>
          <table:table-cell office:value-type="float" office:value="929" calcext:value-type="float">
            <text:p>929</text:p>
          </table:table-cell>
          <table:table-cell table:formula="of:=VALUE(SUBSTITUTE(MID([.C194];1;LEN([.C194])-4);&quot;.&quot;;&quot;,&quot;))" office:value-type="float" office:value="0.31771" calcext:value-type="float">
            <text:p>0,31771</text:p>
          </table:table-cell>
          <table:table-cell table:formula="of:=[.B194]" office:value-type="string" office:string-value="0x0135faa783A11Cee068CF6424DB10F59F252941c4067c243495C7b76ea327B60" calcext:value-type="string">
            <text:p>0x0135faa783A11Cee068CF6424DB10F59F252941c4067c243495C7b76ea327B60</text:p>
          </table:table-cell>
          <table:table-cell table:formula="of:=ROUNDUP([.E194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voyager.online/contract/0x02e475aa65534bfbF08392C2fB87f2fCf1478F7f6eD9934560cA04b2AEDd2485" xlink:type="simple">0x02e475aa65534bfbF08392C2fB87f2fCf1478F7f6eD9934560cA04b2AEDd2485</text:a></text:p>
          </table:table-cell>
          <table:table-cell office:value-type="string" calcext:value-type="string">
            <text:p>0.31730 ETH</text:p>
          </table:table-cell>
          <table:table-cell office:value-type="string" calcext:value-type="string">
            <text:p>1 110</text:p>
          </table:table-cell>
          <table:table-cell table:formula="of:=VALUE(SUBSTITUTE(MID([.C195];1;LEN([.C195])-4);&quot;.&quot;;&quot;,&quot;))" office:value-type="float" office:value="0.3173" calcext:value-type="float">
            <text:p>0,3173</text:p>
          </table:table-cell>
          <table:table-cell table:formula="of:=[.B195]" office:value-type="string" office:string-value="0x02e475aa65534bfbF08392C2fB87f2fCf1478F7f6eD9934560cA04b2AEDd2485" calcext:value-type="string">
            <text:p>0x02e475aa65534bfbF08392C2fB87f2fCf1478F7f6eD9934560cA04b2AEDd2485</text:p>
          </table:table-cell>
          <table:table-cell table:formula="of:=ROUNDUP([.E195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voyager.online/contract/0x061c6aDeC2B3A4BEB18fb405C629b52719d86348070e702E6B8a72e1FDf73f33" xlink:type="simple">0x061c6aDeC2B3A4BEB18fb405C629b52719d86348070e702E6B8a72e1FDf73f33</text:a></text:p>
          </table:table-cell>
          <table:table-cell office:value-type="string" calcext:value-type="string">
            <text:p>0.31730 ETH</text:p>
          </table:table-cell>
          <table:table-cell office:value-type="float" office:value="204" calcext:value-type="float">
            <text:p>204</text:p>
          </table:table-cell>
          <table:table-cell table:formula="of:=VALUE(SUBSTITUTE(MID([.C196];1;LEN([.C196])-4);&quot;.&quot;;&quot;,&quot;))" office:value-type="float" office:value="0.3173" calcext:value-type="float">
            <text:p>0,3173</text:p>
          </table:table-cell>
          <table:table-cell table:formula="of:=[.B196]" office:value-type="string" office:string-value="0x061c6aDeC2B3A4BEB18fb405C629b52719d86348070e702E6B8a72e1FDf73f33" calcext:value-type="string">
            <text:p>0x061c6aDeC2B3A4BEB18fb405C629b52719d86348070e702E6B8a72e1FDf73f33</text:p>
          </table:table-cell>
          <table:table-cell table:formula="of:=ROUNDUP([.E196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voyager.online/contract/0x05801BaC38470247E0b964cC6C127C79806A954F7eBA3778255b805232821efF" xlink:type="simple">0x05801BaC38470247E0b964cC6C127C79806A954F7eBA3778255b805232821efF</text:a></text:p>
          </table:table-cell>
          <table:table-cell office:value-type="string" calcext:value-type="string">
            <text:p>0.31706 ETH</text:p>
          </table:table-cell>
          <table:table-cell office:value-type="float" office:value="815" calcext:value-type="float">
            <text:p>815</text:p>
          </table:table-cell>
          <table:table-cell table:formula="of:=VALUE(SUBSTITUTE(MID([.C197];1;LEN([.C197])-4);&quot;.&quot;;&quot;,&quot;))" office:value-type="float" office:value="0.31706" calcext:value-type="float">
            <text:p>0,31706</text:p>
          </table:table-cell>
          <table:table-cell table:formula="of:=[.B197]" office:value-type="string" office:string-value="0x05801BaC38470247E0b964cC6C127C79806A954F7eBA3778255b805232821efF" calcext:value-type="string">
            <text:p>0x05801BaC38470247E0b964cC6C127C79806A954F7eBA3778255b805232821efF</text:p>
          </table:table-cell>
          <table:table-cell table:formula="of:=ROUNDUP([.E197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voyager.online/contract/0x01F954a7Fa803b4D6a54a92B07aAf78C2342D160211C91bf066608d78753C93C" xlink:type="simple">0x01F954a7Fa803b4D6a54a92B07aAf78C2342D160211C91bf066608d78753C93C</text:a></text:p>
          </table:table-cell>
          <table:table-cell office:value-type="string" calcext:value-type="string">
            <text:p>0.31697 ETH</text:p>
          </table:table-cell>
          <table:table-cell office:value-type="float" office:value="758" calcext:value-type="float">
            <text:p>758</text:p>
          </table:table-cell>
          <table:table-cell table:formula="of:=VALUE(SUBSTITUTE(MID([.C198];1;LEN([.C198])-4);&quot;.&quot;;&quot;,&quot;))" office:value-type="float" office:value="0.31697" calcext:value-type="float">
            <text:p>0,31697</text:p>
          </table:table-cell>
          <table:table-cell table:formula="of:=[.B198]" office:value-type="string" office:string-value="0x01F954a7Fa803b4D6a54a92B07aAf78C2342D160211C91bf066608d78753C93C" calcext:value-type="string">
            <text:p>0x01F954a7Fa803b4D6a54a92B07aAf78C2342D160211C91bf066608d78753C93C</text:p>
          </table:table-cell>
          <table:table-cell table:formula="of:=ROUNDUP([.E198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voyager.online/contract/0x03D43e60583f9Eb4f443c76C17dC3b136350bfe48DCEc329F8BFdC873Ad86f96" xlink:type="simple">0x03D43e60583f9Eb4f443c76C17dC3b136350bfe48DCEc329F8BFdC873Ad86f96</text:a></text:p>
          </table:table-cell>
          <table:table-cell office:value-type="string" calcext:value-type="string">
            <text:p>0.31554 ETH</text:p>
          </table:table-cell>
          <table:table-cell office:value-type="float" office:value="205" calcext:value-type="float">
            <text:p>205</text:p>
          </table:table-cell>
          <table:table-cell table:formula="of:=VALUE(SUBSTITUTE(MID([.C199];1;LEN([.C199])-4);&quot;.&quot;;&quot;,&quot;))" office:value-type="float" office:value="0.31554" calcext:value-type="float">
            <text:p>0,31554</text:p>
          </table:table-cell>
          <table:table-cell table:formula="of:=[.B199]" office:value-type="string" office:string-value="0x03D43e60583f9Eb4f443c76C17dC3b136350bfe48DCEc329F8BFdC873Ad86f96" calcext:value-type="string">
            <text:p>0x03D43e60583f9Eb4f443c76C17dC3b136350bfe48DCEc329F8BFdC873Ad86f96</text:p>
          </table:table-cell>
          <table:table-cell table:formula="of:=ROUNDUP([.E199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voyager.online/contract/0x02140a3A60b9251556cDBfB95006c30F43A7Dc8b98A01336cFea444B5f7208E7" xlink:type="simple">0x02140a3A60b9251556cDBfB95006c30F43A7Dc8b98A01336cFea444B5f7208E7</text:a></text:p>
          </table:table-cell>
          <table:table-cell office:value-type="string" calcext:value-type="string">
            <text:p>0.31452 ETH</text:p>
          </table:table-cell>
          <table:table-cell office:value-type="float" office:value="559" calcext:value-type="float">
            <text:p>559</text:p>
          </table:table-cell>
          <table:table-cell table:formula="of:=VALUE(SUBSTITUTE(MID([.C200];1;LEN([.C200])-4);&quot;.&quot;;&quot;,&quot;))" office:value-type="float" office:value="0.31452" calcext:value-type="float">
            <text:p>0,31452</text:p>
          </table:table-cell>
          <table:table-cell table:formula="of:=[.B200]" office:value-type="string" office:string-value="0x02140a3A60b9251556cDBfB95006c30F43A7Dc8b98A01336cFea444B5f7208E7" calcext:value-type="string">
            <text:p>0x02140a3A60b9251556cDBfB95006c30F43A7Dc8b98A01336cFea444B5f7208E7</text:p>
          </table:table-cell>
          <table:table-cell table:formula="of:=ROUNDUP([.E200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voyager.online/contract/0x0435BF678e2c291Dd505492Bc6b380fa967bc72A21b4E2D2e00b6609767A7e5a" xlink:type="simple">0x0435BF678e2c291Dd505492Bc6b380fa967bc72A21b4E2D2e00b6609767A7e5a</text:a></text:p>
          </table:table-cell>
          <table:table-cell office:value-type="string" calcext:value-type="string">
            <text:p>0.31387 ETH</text:p>
          </table:table-cell>
          <table:table-cell office:value-type="float" office:value="671" calcext:value-type="float">
            <text:p>671</text:p>
          </table:table-cell>
          <table:table-cell table:formula="of:=VALUE(SUBSTITUTE(MID([.C201];1;LEN([.C201])-4);&quot;.&quot;;&quot;,&quot;))" office:value-type="float" office:value="0.31387" calcext:value-type="float">
            <text:p>0,31387</text:p>
          </table:table-cell>
          <table:table-cell table:formula="of:=[.B201]" office:value-type="string" office:string-value="0x0435BF678e2c291Dd505492Bc6b380fa967bc72A21b4E2D2e00b6609767A7e5a" calcext:value-type="string">
            <text:p>0x0435BF678e2c291Dd505492Bc6b380fa967bc72A21b4E2D2e00b6609767A7e5a</text:p>
          </table:table-cell>
          <table:table-cell table:formula="of:=ROUNDUP([.E201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voyager.online/contract/0x03F406c7D3510B0ACE68aB1D10f335365EfdA822FE0ebC4CE0AE69F8e52492e8" xlink:type="simple">0x03F406c7D3510B0ACE68aB1D10f335365EfdA822FE0ebC4CE0AE69F8e52492e8</text:a></text:p>
          </table:table-cell>
          <table:table-cell office:value-type="string" calcext:value-type="string">
            <text:p>0.31280 ETH</text:p>
          </table:table-cell>
          <table:table-cell office:value-type="float" office:value="499" calcext:value-type="float">
            <text:p>499</text:p>
          </table:table-cell>
          <table:table-cell table:formula="of:=VALUE(SUBSTITUTE(MID([.C202];1;LEN([.C202])-4);&quot;.&quot;;&quot;,&quot;))" office:value-type="float" office:value="0.3128" calcext:value-type="float">
            <text:p>0,3128</text:p>
          </table:table-cell>
          <table:table-cell table:formula="of:=[.B202]" office:value-type="string" office:string-value="0x03F406c7D3510B0ACE68aB1D10f335365EfdA822FE0ebC4CE0AE69F8e52492e8" calcext:value-type="string">
            <text:p>0x03F406c7D3510B0ACE68aB1D10f335365EfdA822FE0ebC4CE0AE69F8e52492e8</text:p>
          </table:table-cell>
          <table:table-cell table:formula="of:=ROUNDUP([.E202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voyager.online/contract/0x03d3F82DBFA1AA30A8Bef00825dC233B9ED5c287E89A4b50A752a66Bd9841c06" xlink:type="simple">0x03d3F82DBFA1AA30A8Bef00825dC233B9ED5c287E89A4b50A752a66Bd9841c06</text:a></text:p>
          </table:table-cell>
          <table:table-cell office:value-type="string" calcext:value-type="string">
            <text:p>0.30921 ETH</text:p>
          </table:table-cell>
          <table:table-cell office:value-type="float" office:value="777" calcext:value-type="float">
            <text:p>777</text:p>
          </table:table-cell>
          <table:table-cell table:formula="of:=VALUE(SUBSTITUTE(MID([.C203];1;LEN([.C203])-4);&quot;.&quot;;&quot;,&quot;))" office:value-type="float" office:value="0.30921" calcext:value-type="float">
            <text:p>0,30921</text:p>
          </table:table-cell>
          <table:table-cell table:formula="of:=[.B203]" office:value-type="string" office:string-value="0x03d3F82DBFA1AA30A8Bef00825dC233B9ED5c287E89A4b50A752a66Bd9841c06" calcext:value-type="string">
            <text:p>0x03d3F82DBFA1AA30A8Bef00825dC233B9ED5c287E89A4b50A752a66Bd9841c06</text:p>
          </table:table-cell>
          <table:table-cell table:formula="of:=ROUNDUP([.E203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voyager.online/contract/0x03108e4d3112D4E47f26A1127A3FE8a891BD6dD62354D74200C68fD07FA567Bb" xlink:type="simple">0x03108e4d3112D4E47f26A1127A3FE8a891BD6dD62354D74200C68fD07FA567Bb</text:a></text:p>
          </table:table-cell>
          <table:table-cell office:value-type="string" calcext:value-type="string">
            <text:p>0.30755 ETH</text:p>
          </table:table-cell>
          <table:table-cell office:value-type="float" office:value="514" calcext:value-type="float">
            <text:p>514</text:p>
          </table:table-cell>
          <table:table-cell table:formula="of:=VALUE(SUBSTITUTE(MID([.C204];1;LEN([.C204])-4);&quot;.&quot;;&quot;,&quot;))" office:value-type="float" office:value="0.30755" calcext:value-type="float">
            <text:p>0,30755</text:p>
          </table:table-cell>
          <table:table-cell table:formula="of:=[.B204]" office:value-type="string" office:string-value="0x03108e4d3112D4E47f26A1127A3FE8a891BD6dD62354D74200C68fD07FA567Bb" calcext:value-type="string">
            <text:p>0x03108e4d3112D4E47f26A1127A3FE8a891BD6dD62354D74200C68fD07FA567Bb</text:p>
          </table:table-cell>
          <table:table-cell table:formula="of:=ROUNDUP([.E204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voyager.online/contract/0x065E84d0788fcEb84fbef38697309372E9B782DED5F6fb1a8E0fA977CD16eE50" xlink:type="simple">0x065E84d0788fcEb84fbef38697309372E9B782DED5F6fb1a8E0fA977CD16eE50</text:a></text:p>
          </table:table-cell>
          <table:table-cell office:value-type="string" calcext:value-type="string">
            <text:p>0.30698 ETH</text:p>
          </table:table-cell>
          <table:table-cell office:value-type="float" office:value="639" calcext:value-type="float">
            <text:p>639</text:p>
          </table:table-cell>
          <table:table-cell table:formula="of:=VALUE(SUBSTITUTE(MID([.C205];1;LEN([.C205])-4);&quot;.&quot;;&quot;,&quot;))" office:value-type="float" office:value="0.30698" calcext:value-type="float">
            <text:p>0,30698</text:p>
          </table:table-cell>
          <table:table-cell table:formula="of:=[.B205]" office:value-type="string" office:string-value="0x065E84d0788fcEb84fbef38697309372E9B782DED5F6fb1a8E0fA977CD16eE50" calcext:value-type="string">
            <text:p>0x065E84d0788fcEb84fbef38697309372E9B782DED5F6fb1a8E0fA977CD16eE50</text:p>
          </table:table-cell>
          <table:table-cell table:formula="of:=ROUNDUP([.E205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voyager.online/contract/0x02b212cF67E981b3aBaCAAe236eA77aBAA93b3A64fb832B8afD1f557D4D800eC" xlink:type="simple">0x02b212cF67E981b3aBaCAAe236eA77aBAA93b3A64fb832B8afD1f557D4D800eC</text:a></text:p>
          </table:table-cell>
          <table:table-cell office:value-type="string" calcext:value-type="string">
            <text:p>0.30612 ETH</text:p>
          </table:table-cell>
          <table:table-cell office:value-type="string" calcext:value-type="string">
            <text:p>2 210</text:p>
          </table:table-cell>
          <table:table-cell table:formula="of:=VALUE(SUBSTITUTE(MID([.C206];1;LEN([.C206])-4);&quot;.&quot;;&quot;,&quot;))" office:value-type="float" office:value="0.30612" calcext:value-type="float">
            <text:p>0,30612</text:p>
          </table:table-cell>
          <table:table-cell table:formula="of:=[.B206]" office:value-type="string" office:string-value="0x02b212cF67E981b3aBaCAAe236eA77aBAA93b3A64fb832B8afD1f557D4D800eC" calcext:value-type="string">
            <text:p>0x02b212cF67E981b3aBaCAAe236eA77aBAA93b3A64fb832B8afD1f557D4D800eC</text:p>
          </table:table-cell>
          <table:table-cell table:formula="of:=ROUNDUP([.E206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voyager.online/contract/0x05e87df126d3D619D251D70239cBb881C8004d768432aF6568Ad4B84C2f88d4F" xlink:type="simple">0x05e87df126d3D619D251D70239cBb881C8004d768432aF6568Ad4B84C2f88d4F</text:a></text:p>
          </table:table-cell>
          <table:table-cell office:value-type="string" calcext:value-type="string">
            <text:p>0.30530 ETH</text:p>
          </table:table-cell>
          <table:table-cell office:value-type="float" office:value="819" calcext:value-type="float">
            <text:p>819</text:p>
          </table:table-cell>
          <table:table-cell table:formula="of:=VALUE(SUBSTITUTE(MID([.C207];1;LEN([.C207])-4);&quot;.&quot;;&quot;,&quot;))" office:value-type="float" office:value="0.3053" calcext:value-type="float">
            <text:p>0,3053</text:p>
          </table:table-cell>
          <table:table-cell table:formula="of:=[.B207]" office:value-type="string" office:string-value="0x05e87df126d3D619D251D70239cBb881C8004d768432aF6568Ad4B84C2f88d4F" calcext:value-type="string">
            <text:p>0x05e87df126d3D619D251D70239cBb881C8004d768432aF6568Ad4B84C2f88d4F</text:p>
          </table:table-cell>
          <table:table-cell table:formula="of:=ROUNDUP([.E207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voyager.online/contract/0x06cf499176cf7A56fa9fD5c4FB8C37B5271568996836cC2C6B3CA15819c9038F" xlink:type="simple">0x06cf499176cf7A56fa9fD5c4FB8C37B5271568996836cC2C6B3CA15819c9038F</text:a></text:p>
          </table:table-cell>
          <table:table-cell office:value-type="string" calcext:value-type="string">
            <text:p>0.30447 ETH</text:p>
          </table:table-cell>
          <table:table-cell office:value-type="string" calcext:value-type="string">
            <text:p>1 287</text:p>
          </table:table-cell>
          <table:table-cell table:formula="of:=VALUE(SUBSTITUTE(MID([.C208];1;LEN([.C208])-4);&quot;.&quot;;&quot;,&quot;))" office:value-type="float" office:value="0.30447" calcext:value-type="float">
            <text:p>0,30447</text:p>
          </table:table-cell>
          <table:table-cell table:formula="of:=[.B208]" office:value-type="string" office:string-value="0x06cf499176cf7A56fa9fD5c4FB8C37B5271568996836cC2C6B3CA15819c9038F" calcext:value-type="string">
            <text:p>0x06cf499176cf7A56fa9fD5c4FB8C37B5271568996836cC2C6B3CA15819c9038F</text:p>
          </table:table-cell>
          <table:table-cell table:formula="of:=ROUNDUP([.E208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voyager.online/contract/0x021e896a50c10950167e2908BFFf558E25087444ad9E6981F400baba880c1733" xlink:type="simple">0x021e896a50c10950167e2908BFFf558E25087444ad9E6981F400baba880c1733</text:a></text:p>
          </table:table-cell>
          <table:table-cell office:value-type="string" calcext:value-type="string">
            <text:p>0.30441 ETH</text:p>
          </table:table-cell>
          <table:table-cell office:value-type="float" office:value="515" calcext:value-type="float">
            <text:p>515</text:p>
          </table:table-cell>
          <table:table-cell table:formula="of:=VALUE(SUBSTITUTE(MID([.C209];1;LEN([.C209])-4);&quot;.&quot;;&quot;,&quot;))" office:value-type="float" office:value="0.30441" calcext:value-type="float">
            <text:p>0,30441</text:p>
          </table:table-cell>
          <table:table-cell table:formula="of:=[.B209]" office:value-type="string" office:string-value="0x021e896a50c10950167e2908BFFf558E25087444ad9E6981F400baba880c1733" calcext:value-type="string">
            <text:p>0x021e896a50c10950167e2908BFFf558E25087444ad9E6981F400baba880c1733</text:p>
          </table:table-cell>
          <table:table-cell table:formula="of:=ROUNDUP([.E209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voyager.online/contract/0x03ce2B9EaDdADF58162eB6B43017955962305b39a8A4c45475aD2125ed08be1E" xlink:type="simple">0x03ce2B9EaDdADF58162eB6B43017955962305b39a8A4c45475aD2125ed08be1E</text:a></text:p>
          </table:table-cell>
          <table:table-cell office:value-type="string" calcext:value-type="string">
            <text:p>0.30398 ETH</text:p>
          </table:table-cell>
          <table:table-cell office:value-type="float" office:value="452" calcext:value-type="float">
            <text:p>452</text:p>
          </table:table-cell>
          <table:table-cell table:formula="of:=VALUE(SUBSTITUTE(MID([.C210];1;LEN([.C210])-4);&quot;.&quot;;&quot;,&quot;))" office:value-type="float" office:value="0.30398" calcext:value-type="float">
            <text:p>0,30398</text:p>
          </table:table-cell>
          <table:table-cell table:formula="of:=[.B210]" office:value-type="string" office:string-value="0x03ce2B9EaDdADF58162eB6B43017955962305b39a8A4c45475aD2125ed08be1E" calcext:value-type="string">
            <text:p>0x03ce2B9EaDdADF58162eB6B43017955962305b39a8A4c45475aD2125ed08be1E</text:p>
          </table:table-cell>
          <table:table-cell table:formula="of:=ROUNDUP([.E210]*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voyager.online/contract/0x03Fe33F5D2696b87fc2e9e897De14d4B59699452174684e5B7dA9E61816BFf17" xlink:type="simple">0x03Fe33F5D2696b87fc2e9e897De14d4B59699452174684e5B7dA9E61816BFf17</text:a></text:p>
          </table:table-cell>
          <table:table-cell office:value-type="string" calcext:value-type="string">
            <text:p>0.29975 ETH</text:p>
          </table:table-cell>
          <table:table-cell office:value-type="float" office:value="583" calcext:value-type="float">
            <text:p>583</text:p>
          </table:table-cell>
          <table:table-cell table:formula="of:=VALUE(SUBSTITUTE(MID([.C211];1;LEN([.C211])-4);&quot;.&quot;;&quot;,&quot;))" office:value-type="float" office:value="0.29975" calcext:value-type="float">
            <text:p>0,29975</text:p>
          </table:table-cell>
          <table:table-cell table:formula="of:=[.B211]" office:value-type="string" office:string-value="0x03Fe33F5D2696b87fc2e9e897De14d4B59699452174684e5B7dA9E61816BFf17" calcext:value-type="string">
            <text:p>0x03Fe33F5D2696b87fc2e9e897De14d4B59699452174684e5B7dA9E61816BFf17</text:p>
          </table:table-cell>
          <table:table-cell table:formula="of:=ROUNDUP([.E211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voyager.online/contract/0x075066d53C4a8Deb10a45A78B61752915bc6341A5f2929989228b236EdE69F9D" xlink:type="simple">0x075066d53C4a8Deb10a45A78B61752915bc6341A5f2929989228b236EdE69F9D</text:a></text:p>
          </table:table-cell>
          <table:table-cell office:value-type="string" calcext:value-type="string">
            <text:p>0.29467 ETH</text:p>
          </table:table-cell>
          <table:table-cell office:value-type="float" office:value="738" calcext:value-type="float">
            <text:p>738</text:p>
          </table:table-cell>
          <table:table-cell table:formula="of:=VALUE(SUBSTITUTE(MID([.C212];1;LEN([.C212])-4);&quot;.&quot;;&quot;,&quot;))" office:value-type="float" office:value="0.29467" calcext:value-type="float">
            <text:p>0,29467</text:p>
          </table:table-cell>
          <table:table-cell table:formula="of:=[.B212]" office:value-type="string" office:string-value="0x075066d53C4a8Deb10a45A78B61752915bc6341A5f2929989228b236EdE69F9D" calcext:value-type="string">
            <text:p>0x075066d53C4a8Deb10a45A78B61752915bc6341A5f2929989228b236EdE69F9D</text:p>
          </table:table-cell>
          <table:table-cell table:formula="of:=ROUNDUP([.E212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voyager.online/contract/0x07CDFb6d05a827a247F24702Ca248ff6097Efc1Bf8F934DAb0b1Cb9E029f0134" xlink:type="simple">0x07CDFb6d05a827a247F24702Ca248ff6097Efc1Bf8F934DAb0b1Cb9E029f0134</text:a></text:p>
          </table:table-cell>
          <table:table-cell office:value-type="string" calcext:value-type="string">
            <text:p>0.29381 ETH</text:p>
          </table:table-cell>
          <table:table-cell office:value-type="float" office:value="701" calcext:value-type="float">
            <text:p>701</text:p>
          </table:table-cell>
          <table:table-cell table:formula="of:=VALUE(SUBSTITUTE(MID([.C213];1;LEN([.C213])-4);&quot;.&quot;;&quot;,&quot;))" office:value-type="float" office:value="0.29381" calcext:value-type="float">
            <text:p>0,29381</text:p>
          </table:table-cell>
          <table:table-cell table:formula="of:=[.B213]" office:value-type="string" office:string-value="0x07CDFb6d05a827a247F24702Ca248ff6097Efc1Bf8F934DAb0b1Cb9E029f0134" calcext:value-type="string">
            <text:p>0x07CDFb6d05a827a247F24702Ca248ff6097Efc1Bf8F934DAb0b1Cb9E029f0134</text:p>
          </table:table-cell>
          <table:table-cell table:formula="of:=ROUNDUP([.E213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voyager.online/contract/0x01B4E2C6311bdbC012DC7f6fB9899C04a6CFafdC0D4eA6ef832647cD5Ab25052" xlink:type="simple">0x01B4E2C6311bdbC012DC7f6fB9899C04a6CFafdC0D4eA6ef832647cD5Ab25052</text:a></text:p>
          </table:table-cell>
          <table:table-cell office:value-type="string" calcext:value-type="string">
            <text:p>0.29321 ETH</text:p>
          </table:table-cell>
          <table:table-cell office:value-type="string" calcext:value-type="string">
            <text:p>2 155</text:p>
          </table:table-cell>
          <table:table-cell table:formula="of:=VALUE(SUBSTITUTE(MID([.C214];1;LEN([.C214])-4);&quot;.&quot;;&quot;,&quot;))" office:value-type="float" office:value="0.29321" calcext:value-type="float">
            <text:p>0,29321</text:p>
          </table:table-cell>
          <table:table-cell table:formula="of:=[.B214]" office:value-type="string" office:string-value="0x01B4E2C6311bdbC012DC7f6fB9899C04a6CFafdC0D4eA6ef832647cD5Ab25052" calcext:value-type="string">
            <text:p>0x01B4E2C6311bdbC012DC7f6fB9899C04a6CFafdC0D4eA6ef832647cD5Ab25052</text:p>
          </table:table-cell>
          <table:table-cell table:formula="of:=ROUNDUP([.E214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voyager.online/contract/0x02D44a4c9CFffc09658b8a30d0e0D7d71a7034267f3D1Fd8EF644E8a1C9B6CBA" xlink:type="simple">0x02D44a4c9CFffc09658b8a30d0e0D7d71a7034267f3D1Fd8EF644E8a1C9B6CBA</text:a></text:p>
          </table:table-cell>
          <table:table-cell office:value-type="string" calcext:value-type="string">
            <text:p>0.29249 ETH</text:p>
          </table:table-cell>
          <table:table-cell office:value-type="float" office:value="604" calcext:value-type="float">
            <text:p>604</text:p>
          </table:table-cell>
          <table:table-cell table:formula="of:=VALUE(SUBSTITUTE(MID([.C215];1;LEN([.C215])-4);&quot;.&quot;;&quot;,&quot;))" office:value-type="float" office:value="0.29249" calcext:value-type="float">
            <text:p>0,29249</text:p>
          </table:table-cell>
          <table:table-cell table:formula="of:=[.B215]" office:value-type="string" office:string-value="0x02D44a4c9CFffc09658b8a30d0e0D7d71a7034267f3D1Fd8EF644E8a1C9B6CBA" calcext:value-type="string">
            <text:p>0x02D44a4c9CFffc09658b8a30d0e0D7d71a7034267f3D1Fd8EF644E8a1C9B6CBA</text:p>
          </table:table-cell>
          <table:table-cell table:formula="of:=ROUNDUP([.E215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voyager.online/contract/0x0388455659091E7841c3a99cBf5D699c643ca6eF1100B0e8a8888954E170113c" xlink:type="simple">0x0388455659091E7841c3a99cBf5D699c643ca6eF1100B0e8a8888954E170113c</text:a></text:p>
          </table:table-cell>
          <table:table-cell office:value-type="string" calcext:value-type="string">
            <text:p>0.29086 ETH</text:p>
          </table:table-cell>
          <table:table-cell office:value-type="float" office:value="739" calcext:value-type="float">
            <text:p>739</text:p>
          </table:table-cell>
          <table:table-cell table:formula="of:=VALUE(SUBSTITUTE(MID([.C216];1;LEN([.C216])-4);&quot;.&quot;;&quot;,&quot;))" office:value-type="float" office:value="0.29086" calcext:value-type="float">
            <text:p>0,29086</text:p>
          </table:table-cell>
          <table:table-cell table:formula="of:=[.B216]" office:value-type="string" office:string-value="0x0388455659091E7841c3a99cBf5D699c643ca6eF1100B0e8a8888954E170113c" calcext:value-type="string">
            <text:p>0x0388455659091E7841c3a99cBf5D699c643ca6eF1100B0e8a8888954E170113c</text:p>
          </table:table-cell>
          <table:table-cell table:formula="of:=ROUNDUP([.E216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voyager.online/contract/0x0088785dEb2A2cCf2E9715ff3d52513E3528E5B68BF9E9063da9e77d20B391f0" xlink:type="simple">0x0088785dEb2A2cCf2E9715ff3d52513E3528E5B68BF9E9063da9e77d20B391f0</text:a></text:p>
          </table:table-cell>
          <table:table-cell office:value-type="string" calcext:value-type="string">
            <text:p>0.29068 ETH</text:p>
          </table:table-cell>
          <table:table-cell office:value-type="float" office:value="768" calcext:value-type="float">
            <text:p>768</text:p>
          </table:table-cell>
          <table:table-cell table:formula="of:=VALUE(SUBSTITUTE(MID([.C217];1;LEN([.C217])-4);&quot;.&quot;;&quot;,&quot;))" office:value-type="float" office:value="0.29068" calcext:value-type="float">
            <text:p>0,29068</text:p>
          </table:table-cell>
          <table:table-cell table:formula="of:=[.B217]" office:value-type="string" office:string-value="0x0088785dEb2A2cCf2E9715ff3d52513E3528E5B68BF9E9063da9e77d20B391f0" calcext:value-type="string">
            <text:p>0x0088785dEb2A2cCf2E9715ff3d52513E3528E5B68BF9E9063da9e77d20B391f0</text:p>
          </table:table-cell>
          <table:table-cell table:formula="of:=ROUNDUP([.E217]*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voyager.online/contract/0x05463a5f120f6704641DE15a3b60bB02d7cc3Da05CE56dF91979D3C5fd1546F9" xlink:type="simple">0x05463a5f120f6704641DE15a3b60bB02d7cc3Da05CE56dF91979D3C5fd1546F9</text:a></text:p>
          </table:table-cell>
          <table:table-cell office:value-type="string" calcext:value-type="string">
            <text:p>0.28999 ETH</text:p>
          </table:table-cell>
          <table:table-cell office:value-type="float" office:value="442" calcext:value-type="float">
            <text:p>442</text:p>
          </table:table-cell>
          <table:table-cell table:formula="of:=VALUE(SUBSTITUTE(MID([.C218];1;LEN([.C218])-4);&quot;.&quot;;&quot;,&quot;))" office:value-type="float" office:value="0.28999" calcext:value-type="float">
            <text:p>0,28999</text:p>
          </table:table-cell>
          <table:table-cell table:formula="of:=[.B218]" office:value-type="string" office:string-value="0x05463a5f120f6704641DE15a3b60bB02d7cc3Da05CE56dF91979D3C5fd1546F9" calcext:value-type="string">
            <text:p>0x05463a5f120f6704641DE15a3b60bB02d7cc3Da05CE56dF91979D3C5fd1546F9</text:p>
          </table:table-cell>
          <table:table-cell table:formula="of:=ROUNDUP([.E218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voyager.online/contract/0x020fE7d804fD0B0d578aee4F51A4d84d93046Ae6933c2aa377ec086c0CEbA599" xlink:type="simple">0x020fE7d804fD0B0d578aee4F51A4d84d93046Ae6933c2aa377ec086c0CEbA599</text:a></text:p>
          </table:table-cell>
          <table:table-cell office:value-type="string" calcext:value-type="string">
            <text:p>0.28762 ETH</text:p>
          </table:table-cell>
          <table:table-cell office:value-type="float" office:value="603" calcext:value-type="float">
            <text:p>603</text:p>
          </table:table-cell>
          <table:table-cell table:formula="of:=VALUE(SUBSTITUTE(MID([.C219];1;LEN([.C219])-4);&quot;.&quot;;&quot;,&quot;))" office:value-type="float" office:value="0.28762" calcext:value-type="float">
            <text:p>0,28762</text:p>
          </table:table-cell>
          <table:table-cell table:formula="of:=[.B219]" office:value-type="string" office:string-value="0x020fE7d804fD0B0d578aee4F51A4d84d93046Ae6933c2aa377ec086c0CEbA599" calcext:value-type="string">
            <text:p>0x020fE7d804fD0B0d578aee4F51A4d84d93046Ae6933c2aa377ec086c0CEbA599</text:p>
          </table:table-cell>
          <table:table-cell table:formula="of:=ROUNDUP([.E219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voyager.online/contract/0x0204207022f3836B74eCCA59D2F333Fa763e7314452a69384605203aAD5200A4" xlink:type="simple">0x0204207022f3836B74eCCA59D2F333Fa763e7314452a69384605203aAD5200A4</text:a></text:p>
          </table:table-cell>
          <table:table-cell office:value-type="string" calcext:value-type="string">
            <text:p>0.28482 ETH</text:p>
          </table:table-cell>
          <table:table-cell office:value-type="float" office:value="680" calcext:value-type="float">
            <text:p>680</text:p>
          </table:table-cell>
          <table:table-cell table:formula="of:=VALUE(SUBSTITUTE(MID([.C220];1;LEN([.C220])-4);&quot;.&quot;;&quot;,&quot;))" office:value-type="float" office:value="0.28482" calcext:value-type="float">
            <text:p>0,28482</text:p>
          </table:table-cell>
          <table:table-cell table:formula="of:=[.B220]" office:value-type="string" office:string-value="0x0204207022f3836B74eCCA59D2F333Fa763e7314452a69384605203aAD5200A4" calcext:value-type="string">
            <text:p>0x0204207022f3836B74eCCA59D2F333Fa763e7314452a69384605203aAD5200A4</text:p>
          </table:table-cell>
          <table:table-cell table:formula="of:=ROUNDUP([.E220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voyager.online/contract/0x006b4a8268cBe3Eebd1C7016A51Af5f11B5EDfbddd4D283789c0134259Ce78B9" xlink:type="simple">0x006b4a8268cBe3Eebd1C7016A51Af5f11B5EDfbddd4D283789c0134259Ce78B9</text:a></text:p>
          </table:table-cell>
          <table:table-cell office:value-type="string" calcext:value-type="string">
            <text:p>0.28452 ETH</text:p>
          </table:table-cell>
          <table:table-cell office:value-type="float" office:value="207" calcext:value-type="float">
            <text:p>207</text:p>
          </table:table-cell>
          <table:table-cell table:formula="of:=VALUE(SUBSTITUTE(MID([.C221];1;LEN([.C221])-4);&quot;.&quot;;&quot;,&quot;))" office:value-type="float" office:value="0.28452" calcext:value-type="float">
            <text:p>0,28452</text:p>
          </table:table-cell>
          <table:table-cell table:formula="of:=[.B221]" office:value-type="string" office:string-value="0x006b4a8268cBe3Eebd1C7016A51Af5f11B5EDfbddd4D283789c0134259Ce78B9" calcext:value-type="string">
            <text:p>0x006b4a8268cBe3Eebd1C7016A51Af5f11B5EDfbddd4D283789c0134259Ce78B9</text:p>
          </table:table-cell>
          <table:table-cell table:formula="of:=ROUNDUP([.E221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voyager.online/contract/0x06ee30265f698814E8270D97b214A9d689C83e24312aE6FBcd9371B43acC0659" xlink:type="simple">0x06ee30265f698814E8270D97b214A9d689C83e24312aE6FBcd9371B43acC0659</text:a></text:p>
          </table:table-cell>
          <table:table-cell office:value-type="string" calcext:value-type="string">
            <text:p>0.28396 ETH</text:p>
          </table:table-cell>
          <table:table-cell office:value-type="float" office:value="442" calcext:value-type="float">
            <text:p>442</text:p>
          </table:table-cell>
          <table:table-cell table:formula="of:=VALUE(SUBSTITUTE(MID([.C222];1;LEN([.C222])-4);&quot;.&quot;;&quot;,&quot;))" office:value-type="float" office:value="0.28396" calcext:value-type="float">
            <text:p>0,28396</text:p>
          </table:table-cell>
          <table:table-cell table:formula="of:=[.B222]" office:value-type="string" office:string-value="0x06ee30265f698814E8270D97b214A9d689C83e24312aE6FBcd9371B43acC0659" calcext:value-type="string">
            <text:p>0x06ee30265f698814E8270D97b214A9d689C83e24312aE6FBcd9371B43acC0659</text:p>
          </table:table-cell>
          <table:table-cell table:formula="of:=ROUNDUP([.E222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voyager.online/contract/0x07C71B745cC463b29fD51EB8543f2321A5BA97035048d21c9db8Bb8350DF3231" xlink:type="simple">0x07C71B745cC463b29fD51EB8543f2321A5BA97035048d21c9db8Bb8350DF3231</text:a></text:p>
          </table:table-cell>
          <table:table-cell office:value-type="string" calcext:value-type="string">
            <text:p>0.28388 ETH</text:p>
          </table:table-cell>
          <table:table-cell office:value-type="float" office:value="680" calcext:value-type="float">
            <text:p>680</text:p>
          </table:table-cell>
          <table:table-cell table:formula="of:=VALUE(SUBSTITUTE(MID([.C223];1;LEN([.C223])-4);&quot;.&quot;;&quot;,&quot;))" office:value-type="float" office:value="0.28388" calcext:value-type="float">
            <text:p>0,28388</text:p>
          </table:table-cell>
          <table:table-cell table:formula="of:=[.B223]" office:value-type="string" office:string-value="0x07C71B745cC463b29fD51EB8543f2321A5BA97035048d21c9db8Bb8350DF3231" calcext:value-type="string">
            <text:p>0x07C71B745cC463b29fD51EB8543f2321A5BA97035048d21c9db8Bb8350DF3231</text:p>
          </table:table-cell>
          <table:table-cell table:formula="of:=ROUNDUP([.E223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voyager.online/contract/0x03745f2B544b6Af5881bf064D2C3A57b816d8acac3BA860ef555ceE35d717906" xlink:type="simple">0x03745f2B544b6Af5881bf064D2C3A57b816d8acac3BA860ef555ceE35d717906</text:a></text:p>
          </table:table-cell>
          <table:table-cell office:value-type="string" calcext:value-type="string">
            <text:p>0.28315 ETH</text:p>
          </table:table-cell>
          <table:table-cell office:value-type="float" office:value="693" calcext:value-type="float">
            <text:p>693</text:p>
          </table:table-cell>
          <table:table-cell table:formula="of:=VALUE(SUBSTITUTE(MID([.C224];1;LEN([.C224])-4);&quot;.&quot;;&quot;,&quot;))" office:value-type="float" office:value="0.28315" calcext:value-type="float">
            <text:p>0,28315</text:p>
          </table:table-cell>
          <table:table-cell table:formula="of:=[.B224]" office:value-type="string" office:string-value="0x03745f2B544b6Af5881bf064D2C3A57b816d8acac3BA860ef555ceE35d717906" calcext:value-type="string">
            <text:p>0x03745f2B544b6Af5881bf064D2C3A57b816d8acac3BA860ef555ceE35d717906</text:p>
          </table:table-cell>
          <table:table-cell table:formula="of:=ROUNDUP([.E224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voyager.online/contract/0x07B2663Bb60921a890cF2Ab37fed66071C8790A6C4AA52AeEb4E215ab56E7de2" xlink:type="simple">0x07B2663Bb60921a890cF2Ab37fed66071C8790A6C4AA52AeEb4E215ab56E7de2</text:a></text:p>
          </table:table-cell>
          <table:table-cell office:value-type="string" calcext:value-type="string">
            <text:p>0.28068 ETH</text:p>
          </table:table-cell>
          <table:table-cell office:value-type="float" office:value="587" calcext:value-type="float">
            <text:p>587</text:p>
          </table:table-cell>
          <table:table-cell table:formula="of:=VALUE(SUBSTITUTE(MID([.C225];1;LEN([.C225])-4);&quot;.&quot;;&quot;,&quot;))" office:value-type="float" office:value="0.28068" calcext:value-type="float">
            <text:p>0,28068</text:p>
          </table:table-cell>
          <table:table-cell table:formula="of:=[.B225]" office:value-type="string" office:string-value="0x07B2663Bb60921a890cF2Ab37fed66071C8790A6C4AA52AeEb4E215ab56E7de2" calcext:value-type="string">
            <text:p>0x07B2663Bb60921a890cF2Ab37fed66071C8790A6C4AA52AeEb4E215ab56E7de2</text:p>
          </table:table-cell>
          <table:table-cell table:formula="of:=ROUNDUP([.E225]*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voyager.online/contract/0x051064d62177451fc10ba89B242d0c674792d049AAf0757A13C571946051247B" xlink:type="simple">0x051064d62177451fc10ba89B242d0c674792d049AAf0757A13C571946051247B</text:a></text:p>
          </table:table-cell>
          <table:table-cell office:value-type="string" calcext:value-type="string">
            <text:p>0.27963 ETH</text:p>
          </table:table-cell>
          <table:table-cell office:value-type="float" office:value="643" calcext:value-type="float">
            <text:p>643</text:p>
          </table:table-cell>
          <table:table-cell table:formula="of:=VALUE(SUBSTITUTE(MID([.C226];1;LEN([.C226])-4);&quot;.&quot;;&quot;,&quot;))" office:value-type="float" office:value="0.27963" calcext:value-type="float">
            <text:p>0,27963</text:p>
          </table:table-cell>
          <table:table-cell table:formula="of:=[.B226]" office:value-type="string" office:string-value="0x051064d62177451fc10ba89B242d0c674792d049AAf0757A13C571946051247B" calcext:value-type="string">
            <text:p>0x051064d62177451fc10ba89B242d0c674792d049AAf0757A13C571946051247B</text:p>
          </table:table-cell>
          <table:table-cell table:formula="of:=ROUNDUP([.E226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voyager.online/contract/0x0545bF6aDA2E2b1280cFe9F17F82592D064d741b94dDDb73b0c33111e542e30b" xlink:type="simple">0x0545bF6aDA2E2b1280cFe9F17F82592D064d741b94dDDb73b0c33111e542e30b</text:a></text:p>
          </table:table-cell>
          <table:table-cell office:value-type="string" calcext:value-type="string">
            <text:p>0.27847 ETH</text:p>
          </table:table-cell>
          <table:table-cell office:value-type="string" calcext:value-type="string">
            <text:p>2 071</text:p>
          </table:table-cell>
          <table:table-cell table:formula="of:=VALUE(SUBSTITUTE(MID([.C227];1;LEN([.C227])-4);&quot;.&quot;;&quot;,&quot;))" office:value-type="float" office:value="0.27847" calcext:value-type="float">
            <text:p>0,27847</text:p>
          </table:table-cell>
          <table:table-cell table:formula="of:=[.B227]" office:value-type="string" office:string-value="0x0545bF6aDA2E2b1280cFe9F17F82592D064d741b94dDDb73b0c33111e542e30b" calcext:value-type="string">
            <text:p>0x0545bF6aDA2E2b1280cFe9F17F82592D064d741b94dDDb73b0c33111e542e30b</text:p>
          </table:table-cell>
          <table:table-cell table:formula="of:=ROUNDUP([.E227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voyager.online/contract/0x00882e4c83c5180d4ADd53a0D4C3eda7692C3bd5ee63934472fA28B7a15e92D5" xlink:type="simple">0x00882e4c83c5180d4ADd53a0D4C3eda7692C3bd5ee63934472fA28B7a15e92D5</text:a></text:p>
          </table:table-cell>
          <table:table-cell office:value-type="string" calcext:value-type="string">
            <text:p>0.27708 ETH</text:p>
          </table:table-cell>
          <table:table-cell office:value-type="float" office:value="850" calcext:value-type="float">
            <text:p>850</text:p>
          </table:table-cell>
          <table:table-cell table:formula="of:=VALUE(SUBSTITUTE(MID([.C228];1;LEN([.C228])-4);&quot;.&quot;;&quot;,&quot;))" office:value-type="float" office:value="0.27708" calcext:value-type="float">
            <text:p>0,27708</text:p>
          </table:table-cell>
          <table:table-cell table:formula="of:=[.B228]" office:value-type="string" office:string-value="0x00882e4c83c5180d4ADd53a0D4C3eda7692C3bd5ee63934472fA28B7a15e92D5" calcext:value-type="string">
            <text:p>0x00882e4c83c5180d4ADd53a0D4C3eda7692C3bd5ee63934472fA28B7a15e92D5</text:p>
          </table:table-cell>
          <table:table-cell table:formula="of:=ROUNDUP([.E228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voyager.online/contract/0x01000376b746Cfd082F641Bf0fc243799a13b45d057Da93811aFE00D19b6f16F" xlink:type="simple">0x01000376b746Cfd082F641Bf0fc243799a13b45d057Da93811aFE00D19b6f16F</text:a></text:p>
          </table:table-cell>
          <table:table-cell office:value-type="string" calcext:value-type="string">
            <text:p>0.27580 ETH</text:p>
          </table:table-cell>
          <table:table-cell office:value-type="float" office:value="742" calcext:value-type="float">
            <text:p>742</text:p>
          </table:table-cell>
          <table:table-cell table:formula="of:=VALUE(SUBSTITUTE(MID([.C229];1;LEN([.C229])-4);&quot;.&quot;;&quot;,&quot;))" office:value-type="float" office:value="0.2758" calcext:value-type="float">
            <text:p>0,2758</text:p>
          </table:table-cell>
          <table:table-cell table:formula="of:=[.B229]" office:value-type="string" office:string-value="0x01000376b746Cfd082F641Bf0fc243799a13b45d057Da93811aFE00D19b6f16F" calcext:value-type="string">
            <text:p>0x01000376b746Cfd082F641Bf0fc243799a13b45d057Da93811aFE00D19b6f16F</text:p>
          </table:table-cell>
          <table:table-cell table:formula="of:=ROUNDUP([.E229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voyager.online/contract/0x06D7fF533deAbe80CeD5A2eAC66693B27697Be12C0e63908B55Dd300A5696341" xlink:type="simple">0x06D7fF533deAbe80CeD5A2eAC66693B27697Be12C0e63908B55Dd300A5696341</text:a></text:p>
          </table:table-cell>
          <table:table-cell office:value-type="string" calcext:value-type="string">
            <text:p>0.27504 ETH</text:p>
          </table:table-cell>
          <table:table-cell office:value-type="string" calcext:value-type="string">
            <text:p>1 961</text:p>
          </table:table-cell>
          <table:table-cell table:formula="of:=VALUE(SUBSTITUTE(MID([.C230];1;LEN([.C230])-4);&quot;.&quot;;&quot;,&quot;))" office:value-type="float" office:value="0.27504" calcext:value-type="float">
            <text:p>0,27504</text:p>
          </table:table-cell>
          <table:table-cell table:formula="of:=[.B230]" office:value-type="string" office:string-value="0x06D7fF533deAbe80CeD5A2eAC66693B27697Be12C0e63908B55Dd300A5696341" calcext:value-type="string">
            <text:p>0x06D7fF533deAbe80CeD5A2eAC66693B27697Be12C0e63908B55Dd300A5696341</text:p>
          </table:table-cell>
          <table:table-cell table:formula="of:=ROUNDUP([.E230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voyager.online/contract/0x030975b25d63Ec8Eb23d2D599A9086C7BEdE34b22EB1644A13c956a99b81d466" xlink:type="simple">0x030975b25d63Ec8Eb23d2D599A9086C7BEdE34b22EB1644A13c956a99b81d466</text:a></text:p>
          </table:table-cell>
          <table:table-cell office:value-type="string" calcext:value-type="string">
            <text:p>0.27502 ETH</text:p>
          </table:table-cell>
          <table:table-cell office:value-type="float" office:value="426" calcext:value-type="float">
            <text:p>426</text:p>
          </table:table-cell>
          <table:table-cell table:formula="of:=VALUE(SUBSTITUTE(MID([.C231];1;LEN([.C231])-4);&quot;.&quot;;&quot;,&quot;))" office:value-type="float" office:value="0.27502" calcext:value-type="float">
            <text:p>0,27502</text:p>
          </table:table-cell>
          <table:table-cell table:formula="of:=[.B231]" office:value-type="string" office:string-value="0x030975b25d63Ec8Eb23d2D599A9086C7BEdE34b22EB1644A13c956a99b81d466" calcext:value-type="string">
            <text:p>0x030975b25d63Ec8Eb23d2D599A9086C7BEdE34b22EB1644A13c956a99b81d466</text:p>
          </table:table-cell>
          <table:table-cell table:formula="of:=ROUNDUP([.E231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voyager.online/contract/0x014720f80817C6f56cB0d47BE6c43A7094570ea6E7399E31E52A1a090B1d2140" xlink:type="simple">0x014720f80817C6f56cB0d47BE6c43A7094570ea6E7399E31E52A1a090B1d2140</text:a></text:p>
          </table:table-cell>
          <table:table-cell office:value-type="string" calcext:value-type="string">
            <text:p>0.27482 ETH</text:p>
          </table:table-cell>
          <table:table-cell office:value-type="string" calcext:value-type="string">
            <text:p>1 060</text:p>
          </table:table-cell>
          <table:table-cell table:formula="of:=VALUE(SUBSTITUTE(MID([.C232];1;LEN([.C232])-4);&quot;.&quot;;&quot;,&quot;))" office:value-type="float" office:value="0.27482" calcext:value-type="float">
            <text:p>0,27482</text:p>
          </table:table-cell>
          <table:table-cell table:formula="of:=[.B232]" office:value-type="string" office:string-value="0x014720f80817C6f56cB0d47BE6c43A7094570ea6E7399E31E52A1a090B1d2140" calcext:value-type="string">
            <text:p>0x014720f80817C6f56cB0d47BE6c43A7094570ea6E7399E31E52A1a090B1d2140</text:p>
          </table:table-cell>
          <table:table-cell table:formula="of:=ROUNDUP([.E232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voyager.online/contract/0x0009612a1528ee81544e9cAFCa8165F44769C16780BD011fDD65134630D5f56E" xlink:type="simple">0x0009612a1528ee81544e9cAFCa8165F44769C16780BD011fDD65134630D5f56E</text:a></text:p>
          </table:table-cell>
          <table:table-cell office:value-type="string" calcext:value-type="string">
            <text:p>0.27264 ETH</text:p>
          </table:table-cell>
          <table:table-cell office:value-type="float" office:value="756" calcext:value-type="float">
            <text:p>756</text:p>
          </table:table-cell>
          <table:table-cell table:formula="of:=VALUE(SUBSTITUTE(MID([.C233];1;LEN([.C233])-4);&quot;.&quot;;&quot;,&quot;))" office:value-type="float" office:value="0.27264" calcext:value-type="float">
            <text:p>0,27264</text:p>
          </table:table-cell>
          <table:table-cell table:formula="of:=[.B233]" office:value-type="string" office:string-value="0x0009612a1528ee81544e9cAFCa8165F44769C16780BD011fDD65134630D5f56E" calcext:value-type="string">
            <text:p>0x0009612a1528ee81544e9cAFCa8165F44769C16780BD011fDD65134630D5f56E</text:p>
          </table:table-cell>
          <table:table-cell table:formula="of:=ROUNDUP([.E233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voyager.online/contract/0x00ac702Fc51876D3Dcc7f28619b5d6863eFbF16735c06803f58d6B0C75C8804C" xlink:type="simple">0x00ac702Fc51876D3Dcc7f28619b5d6863eFbF16735c06803f58d6B0C75C8804C</text:a></text:p>
          </table:table-cell>
          <table:table-cell office:value-type="string" calcext:value-type="string">
            <text:p>0.27104 ETH</text:p>
          </table:table-cell>
          <table:table-cell office:value-type="string" calcext:value-type="string">
            <text:p>1 213</text:p>
          </table:table-cell>
          <table:table-cell table:formula="of:=VALUE(SUBSTITUTE(MID([.C234];1;LEN([.C234])-4);&quot;.&quot;;&quot;,&quot;))" office:value-type="float" office:value="0.27104" calcext:value-type="float">
            <text:p>0,27104</text:p>
          </table:table-cell>
          <table:table-cell table:formula="of:=[.B234]" office:value-type="string" office:string-value="0x00ac702Fc51876D3Dcc7f28619b5d6863eFbF16735c06803f58d6B0C75C8804C" calcext:value-type="string">
            <text:p>0x00ac702Fc51876D3Dcc7f28619b5d6863eFbF16735c06803f58d6B0C75C8804C</text:p>
          </table:table-cell>
          <table:table-cell table:formula="of:=ROUNDUP([.E234]*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voyager.online/contract/0x06320Beb70a4d4bf3EDd8249a37DC26da8f1f3B9d18B890281b8d0e6e09a9d51" xlink:type="simple">0x06320Beb70a4d4bf3EDd8249a37DC26da8f1f3B9d18B890281b8d0e6e09a9d51</text:a></text:p>
          </table:table-cell>
          <table:table-cell office:value-type="string" calcext:value-type="string">
            <text:p>0.26939 ETH</text:p>
          </table:table-cell>
          <table:table-cell office:value-type="float" office:value="381" calcext:value-type="float">
            <text:p>381</text:p>
          </table:table-cell>
          <table:table-cell table:formula="of:=VALUE(SUBSTITUTE(MID([.C235];1;LEN([.C235])-4);&quot;.&quot;;&quot;,&quot;))" office:value-type="float" office:value="0.26939" calcext:value-type="float">
            <text:p>0,26939</text:p>
          </table:table-cell>
          <table:table-cell table:formula="of:=[.B235]" office:value-type="string" office:string-value="0x06320Beb70a4d4bf3EDd8249a37DC26da8f1f3B9d18B890281b8d0e6e09a9d51" calcext:value-type="string">
            <text:p>0x06320Beb70a4d4bf3EDd8249a37DC26da8f1f3B9d18B890281b8d0e6e09a9d51</text:p>
          </table:table-cell>
          <table:table-cell table:formula="of:=ROUNDUP([.E235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voyager.online/contract/0x07Ca18A73fF4f4a265D4600E4814847b4DbCFCe75d346f245D906AE0838B85Da" xlink:type="simple">0x07Ca18A73fF4f4a265D4600E4814847b4DbCFCe75d346f245D906AE0838B85Da</text:a></text:p>
          </table:table-cell>
          <table:table-cell office:value-type="string" calcext:value-type="string">
            <text:p>0.26795 ETH</text:p>
          </table:table-cell>
          <table:table-cell office:value-type="float" office:value="593" calcext:value-type="float">
            <text:p>593</text:p>
          </table:table-cell>
          <table:table-cell table:formula="of:=VALUE(SUBSTITUTE(MID([.C236];1;LEN([.C236])-4);&quot;.&quot;;&quot;,&quot;))" office:value-type="float" office:value="0.26795" calcext:value-type="float">
            <text:p>0,26795</text:p>
          </table:table-cell>
          <table:table-cell table:formula="of:=[.B236]" office:value-type="string" office:string-value="0x07Ca18A73fF4f4a265D4600E4814847b4DbCFCe75d346f245D906AE0838B85Da" calcext:value-type="string">
            <text:p>0x07Ca18A73fF4f4a265D4600E4814847b4DbCFCe75d346f245D906AE0838B85Da</text:p>
          </table:table-cell>
          <table:table-cell table:formula="of:=ROUNDUP([.E236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voyager.online/contract/0x05f25039dAE40B95c2937581835E39F8bA4A45d0d3fF8d97764a13fa230e742D" xlink:type="simple">0x05f25039dAE40B95c2937581835E39F8bA4A45d0d3fF8d97764a13fa230e742D</text:a></text:p>
          </table:table-cell>
          <table:table-cell office:value-type="string" calcext:value-type="string">
            <text:p>0.26768 ETH</text:p>
          </table:table-cell>
          <table:table-cell office:value-type="float" office:value="812" calcext:value-type="float">
            <text:p>812</text:p>
          </table:table-cell>
          <table:table-cell table:formula="of:=VALUE(SUBSTITUTE(MID([.C237];1;LEN([.C237])-4);&quot;.&quot;;&quot;,&quot;))" office:value-type="float" office:value="0.26768" calcext:value-type="float">
            <text:p>0,26768</text:p>
          </table:table-cell>
          <table:table-cell table:formula="of:=[.B237]" office:value-type="string" office:string-value="0x05f25039dAE40B95c2937581835E39F8bA4A45d0d3fF8d97764a13fa230e742D" calcext:value-type="string">
            <text:p>0x05f25039dAE40B95c2937581835E39F8bA4A45d0d3fF8d97764a13fa230e742D</text:p>
          </table:table-cell>
          <table:table-cell table:formula="of:=ROUNDUP([.E237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voyager.online/contract/0x0472194f23960E19ACFc1f5f6536452b5D2662Ec827fE23c86ada9224134d8C3" xlink:type="simple">0x0472194f23960E19ACFc1f5f6536452b5D2662Ec827fE23c86ada9224134d8C3</text:a></text:p>
          </table:table-cell>
          <table:table-cell office:value-type="string" calcext:value-type="string">
            <text:p>0.26711 ETH</text:p>
          </table:table-cell>
          <table:table-cell office:value-type="float" office:value="621" calcext:value-type="float">
            <text:p>621</text:p>
          </table:table-cell>
          <table:table-cell table:formula="of:=VALUE(SUBSTITUTE(MID([.C238];1;LEN([.C238])-4);&quot;.&quot;;&quot;,&quot;))" office:value-type="float" office:value="0.26711" calcext:value-type="float">
            <text:p>0,26711</text:p>
          </table:table-cell>
          <table:table-cell table:formula="of:=[.B238]" office:value-type="string" office:string-value="0x0472194f23960E19ACFc1f5f6536452b5D2662Ec827fE23c86ada9224134d8C3" calcext:value-type="string">
            <text:p>0x0472194f23960E19ACFc1f5f6536452b5D2662Ec827fE23c86ada9224134d8C3</text:p>
          </table:table-cell>
          <table:table-cell table:formula="of:=ROUNDUP([.E238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voyager.online/contract/0x0258BBd21de263dAF929A147E8B79F9f6329eD1db62578e5f7143A5273252712" xlink:type="simple">0x0258BBd21de263dAF929A147E8B79F9f6329eD1db62578e5f7143A5273252712</text:a></text:p>
          </table:table-cell>
          <table:table-cell office:value-type="string" calcext:value-type="string">
            <text:p>0.26678 ETH</text:p>
          </table:table-cell>
          <table:table-cell office:value-type="float" office:value="618" calcext:value-type="float">
            <text:p>618</text:p>
          </table:table-cell>
          <table:table-cell table:formula="of:=VALUE(SUBSTITUTE(MID([.C239];1;LEN([.C239])-4);&quot;.&quot;;&quot;,&quot;))" office:value-type="float" office:value="0.26678" calcext:value-type="float">
            <text:p>0,26678</text:p>
          </table:table-cell>
          <table:table-cell table:formula="of:=[.B239]" office:value-type="string" office:string-value="0x0258BBd21de263dAF929A147E8B79F9f6329eD1db62578e5f7143A5273252712" calcext:value-type="string">
            <text:p>0x0258BBd21de263dAF929A147E8B79F9f6329eD1db62578e5f7143A5273252712</text:p>
          </table:table-cell>
          <table:table-cell table:formula="of:=ROUNDUP([.E239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voyager.online/contract/0x031daA453a58CE8083985A24fDc34a16869a89ea941AE92ef769d233357c1b9D" xlink:type="simple">0x031daA453a58CE8083985A24fDc34a16869a89ea941AE92ef769d233357c1b9D</text:a></text:p>
          </table:table-cell>
          <table:table-cell office:value-type="string" calcext:value-type="string">
            <text:p>0.26646 ETH</text:p>
          </table:table-cell>
          <table:table-cell office:value-type="float" office:value="726" calcext:value-type="float">
            <text:p>726</text:p>
          </table:table-cell>
          <table:table-cell table:formula="of:=VALUE(SUBSTITUTE(MID([.C240];1;LEN([.C240])-4);&quot;.&quot;;&quot;,&quot;))" office:value-type="float" office:value="0.26646" calcext:value-type="float">
            <text:p>0,26646</text:p>
          </table:table-cell>
          <table:table-cell table:formula="of:=[.B240]" office:value-type="string" office:string-value="0x031daA453a58CE8083985A24fDc34a16869a89ea941AE92ef769d233357c1b9D" calcext:value-type="string">
            <text:p>0x031daA453a58CE8083985A24fDc34a16869a89ea941AE92ef769d233357c1b9D</text:p>
          </table:table-cell>
          <table:table-cell table:formula="of:=ROUNDUP([.E240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voyager.online/contract/0x00ed6885d773d1b2dF98D475736560Ce9b2b21687DF2836E6fE4f1aB0ACB4024" xlink:type="simple">0x00ed6885d773d1b2dF98D475736560Ce9b2b21687DF2836E6fE4f1aB0ACB4024</text:a></text:p>
          </table:table-cell>
          <table:table-cell office:value-type="string" calcext:value-type="string">
            <text:p>0.26636 ETH</text:p>
          </table:table-cell>
          <table:table-cell office:value-type="float" office:value="481" calcext:value-type="float">
            <text:p>481</text:p>
          </table:table-cell>
          <table:table-cell table:formula="of:=VALUE(SUBSTITUTE(MID([.C241];1;LEN([.C241])-4);&quot;.&quot;;&quot;,&quot;))" office:value-type="float" office:value="0.26636" calcext:value-type="float">
            <text:p>0,26636</text:p>
          </table:table-cell>
          <table:table-cell table:formula="of:=[.B241]" office:value-type="string" office:string-value="0x00ed6885d773d1b2dF98D475736560Ce9b2b21687DF2836E6fE4f1aB0ACB4024" calcext:value-type="string">
            <text:p>0x00ed6885d773d1b2dF98D475736560Ce9b2b21687DF2836E6fE4f1aB0ACB4024</text:p>
          </table:table-cell>
          <table:table-cell table:formula="of:=ROUNDUP([.E241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voyager.online/contract/0x03453094E8d09567Be57E428e126c944928e76cEd061478B910355B4D0C7bEbD" xlink:type="simple">0x03453094E8d09567Be57E428e126c944928e76cEd061478B910355B4D0C7bEbD</text:a></text:p>
          </table:table-cell>
          <table:table-cell office:value-type="string" calcext:value-type="string">
            <text:p>0.26563 ETH</text:p>
          </table:table-cell>
          <table:table-cell office:value-type="float" office:value="491" calcext:value-type="float">
            <text:p>491</text:p>
          </table:table-cell>
          <table:table-cell table:formula="of:=VALUE(SUBSTITUTE(MID([.C242];1;LEN([.C242])-4);&quot;.&quot;;&quot;,&quot;))" office:value-type="float" office:value="0.26563" calcext:value-type="float">
            <text:p>0,26563</text:p>
          </table:table-cell>
          <table:table-cell table:formula="of:=[.B242]" office:value-type="string" office:string-value="0x03453094E8d09567Be57E428e126c944928e76cEd061478B910355B4D0C7bEbD" calcext:value-type="string">
            <text:p>0x03453094E8d09567Be57E428e126c944928e76cEd061478B910355B4D0C7bEbD</text:p>
          </table:table-cell>
          <table:table-cell table:formula="of:=ROUNDUP([.E242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voyager.online/contract/0x07f283E52c7F7Eae6d7167585194C3E53D580Fdec4C89C13C3cF376A1485a15B" xlink:type="simple">0x07f283E52c7F7Eae6d7167585194C3E53D580Fdec4C89C13C3cF376A1485a15B</text:a></text:p>
          </table:table-cell>
          <table:table-cell office:value-type="string" calcext:value-type="string">
            <text:p>0.26555 ETH</text:p>
          </table:table-cell>
          <table:table-cell office:value-type="string" calcext:value-type="string">
            <text:p>1 699</text:p>
          </table:table-cell>
          <table:table-cell table:formula="of:=VALUE(SUBSTITUTE(MID([.C243];1;LEN([.C243])-4);&quot;.&quot;;&quot;,&quot;))" office:value-type="float" office:value="0.26555" calcext:value-type="float">
            <text:p>0,26555</text:p>
          </table:table-cell>
          <table:table-cell table:formula="of:=[.B243]" office:value-type="string" office:string-value="0x07f283E52c7F7Eae6d7167585194C3E53D580Fdec4C89C13C3cF376A1485a15B" calcext:value-type="string">
            <text:p>0x07f283E52c7F7Eae6d7167585194C3E53D580Fdec4C89C13C3cF376A1485a15B</text:p>
          </table:table-cell>
          <table:table-cell table:formula="of:=ROUNDUP([.E243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voyager.online/contract/0x0620B2E12fb8d195Ce384512d65fBBDDBdEa26c4610a49f7630282eA7E55077c" xlink:type="simple">0x0620B2E12fb8d195Ce384512d65fBBDDBdEa26c4610a49f7630282eA7E55077c</text:a></text:p>
          </table:table-cell>
          <table:table-cell office:value-type="string" calcext:value-type="string">
            <text:p>0.26447 ETH</text:p>
          </table:table-cell>
          <table:table-cell office:value-type="string" calcext:value-type="string">
            <text:p>1 375</text:p>
          </table:table-cell>
          <table:table-cell table:formula="of:=VALUE(SUBSTITUTE(MID([.C244];1;LEN([.C244])-4);&quot;.&quot;;&quot;,&quot;))" office:value-type="float" office:value="0.26447" calcext:value-type="float">
            <text:p>0,26447</text:p>
          </table:table-cell>
          <table:table-cell table:formula="of:=[.B244]" office:value-type="string" office:string-value="0x0620B2E12fb8d195Ce384512d65fBBDDBdEa26c4610a49f7630282eA7E55077c" calcext:value-type="string">
            <text:p>0x0620B2E12fb8d195Ce384512d65fBBDDBdEa26c4610a49f7630282eA7E55077c</text:p>
          </table:table-cell>
          <table:table-cell table:formula="of:=ROUNDUP([.E244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voyager.online/contract/0x07B50e1d3c417c59cc96973B1011AFcd8124460120baB32B3EFd0Ad588ef0109" xlink:type="simple">0x07B50e1d3c417c59cc96973B1011AFcd8124460120baB32B3EFd0Ad588ef0109</text:a></text:p>
          </table:table-cell>
          <table:table-cell office:value-type="string" calcext:value-type="string">
            <text:p>0.26427 ETH</text:p>
          </table:table-cell>
          <table:table-cell office:value-type="float" office:value="736" calcext:value-type="float">
            <text:p>736</text:p>
          </table:table-cell>
          <table:table-cell table:formula="of:=VALUE(SUBSTITUTE(MID([.C245];1;LEN([.C245])-4);&quot;.&quot;;&quot;,&quot;))" office:value-type="float" office:value="0.26427" calcext:value-type="float">
            <text:p>0,26427</text:p>
          </table:table-cell>
          <table:table-cell table:formula="of:=[.B245]" office:value-type="string" office:string-value="0x07B50e1d3c417c59cc96973B1011AFcd8124460120baB32B3EFd0Ad588ef0109" calcext:value-type="string">
            <text:p>0x07B50e1d3c417c59cc96973B1011AFcd8124460120baB32B3EFd0Ad588ef0109</text:p>
          </table:table-cell>
          <table:table-cell table:formula="of:=ROUNDUP([.E245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voyager.online/contract/0x03869A26b415bF94055c4A9DE17B42bF4AA2b2836a86662bF415ed53bE4Eff48" xlink:type="simple">0x03869A26b415bF94055c4A9DE17B42bF4AA2b2836a86662bF415ed53bE4Eff48</text:a></text:p>
          </table:table-cell>
          <table:table-cell office:value-type="string" calcext:value-type="string">
            <text:p>0.26317 ETH</text:p>
          </table:table-cell>
          <table:table-cell office:value-type="float" office:value="553" calcext:value-type="float">
            <text:p>553</text:p>
          </table:table-cell>
          <table:table-cell table:formula="of:=VALUE(SUBSTITUTE(MID([.C246];1;LEN([.C246])-4);&quot;.&quot;;&quot;,&quot;))" office:value-type="float" office:value="0.26317" calcext:value-type="float">
            <text:p>0,26317</text:p>
          </table:table-cell>
          <table:table-cell table:formula="of:=[.B246]" office:value-type="string" office:string-value="0x03869A26b415bF94055c4A9DE17B42bF4AA2b2836a86662bF415ed53bE4Eff48" calcext:value-type="string">
            <text:p>0x03869A26b415bF94055c4A9DE17B42bF4AA2b2836a86662bF415ed53bE4Eff48</text:p>
          </table:table-cell>
          <table:table-cell table:formula="of:=ROUNDUP([.E246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voyager.online/contract/0x022d0aC52e0549ffF8BF98692458e09996d45EB4F8838435f08985B005972aC3" xlink:type="simple">0x022d0aC52e0549ffF8BF98692458e09996d45EB4F8838435f08985B005972aC3</text:a></text:p>
          </table:table-cell>
          <table:table-cell office:value-type="string" calcext:value-type="string">
            <text:p>0.26058 ETH</text:p>
          </table:table-cell>
          <table:table-cell office:value-type="float" office:value="617" calcext:value-type="float">
            <text:p>617</text:p>
          </table:table-cell>
          <table:table-cell table:formula="of:=VALUE(SUBSTITUTE(MID([.C247];1;LEN([.C247])-4);&quot;.&quot;;&quot;,&quot;))" office:value-type="float" office:value="0.26058" calcext:value-type="float">
            <text:p>0,26058</text:p>
          </table:table-cell>
          <table:table-cell table:formula="of:=[.B247]" office:value-type="string" office:string-value="0x022d0aC52e0549ffF8BF98692458e09996d45EB4F8838435f08985B005972aC3" calcext:value-type="string">
            <text:p>0x022d0aC52e0549ffF8BF98692458e09996d45EB4F8838435f08985B005972aC3</text:p>
          </table:table-cell>
          <table:table-cell table:formula="of:=ROUNDUP([.E247]*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voyager.online/contract/0x051E19C096868f1Fd5EBDf08819DF0F2E795fa89BF43255f571fc8921F47459C" xlink:type="simple">0x051E19C096868f1Fd5EBDf08819DF0F2E795fa89BF43255f571fc8921F47459C</text:a></text:p>
          </table:table-cell>
          <table:table-cell office:value-type="string" calcext:value-type="string">
            <text:p>0.25922 ETH</text:p>
          </table:table-cell>
          <table:table-cell office:value-type="float" office:value="524" calcext:value-type="float">
            <text:p>524</text:p>
          </table:table-cell>
          <table:table-cell table:formula="of:=VALUE(SUBSTITUTE(MID([.C248];1;LEN([.C248])-4);&quot;.&quot;;&quot;,&quot;))" office:value-type="float" office:value="0.25922" calcext:value-type="float">
            <text:p>0,25922</text:p>
          </table:table-cell>
          <table:table-cell table:formula="of:=[.B248]" office:value-type="string" office:string-value="0x051E19C096868f1Fd5EBDf08819DF0F2E795fa89BF43255f571fc8921F47459C" calcext:value-type="string">
            <text:p>0x051E19C096868f1Fd5EBDf08819DF0F2E795fa89BF43255f571fc8921F47459C</text:p>
          </table:table-cell>
          <table:table-cell table:formula="of:=ROUNDUP([.E248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voyager.online/contract/0x014F5EdAE5E0d81151D4779Bf472B15AC39354043e8aC84694867636e428AD89" xlink:type="simple">0x014F5EdAE5E0d81151D4779Bf472B15AC39354043e8aC84694867636e428AD89</text:a></text:p>
          </table:table-cell>
          <table:table-cell office:value-type="string" calcext:value-type="string">
            <text:p>0.25918 ETH</text:p>
          </table:table-cell>
          <table:table-cell office:value-type="float" office:value="753" calcext:value-type="float">
            <text:p>753</text:p>
          </table:table-cell>
          <table:table-cell table:formula="of:=VALUE(SUBSTITUTE(MID([.C249];1;LEN([.C249])-4);&quot;.&quot;;&quot;,&quot;))" office:value-type="float" office:value="0.25918" calcext:value-type="float">
            <text:p>0,25918</text:p>
          </table:table-cell>
          <table:table-cell table:formula="of:=[.B249]" office:value-type="string" office:string-value="0x014F5EdAE5E0d81151D4779Bf472B15AC39354043e8aC84694867636e428AD89" calcext:value-type="string">
            <text:p>0x014F5EdAE5E0d81151D4779Bf472B15AC39354043e8aC84694867636e428AD89</text:p>
          </table:table-cell>
          <table:table-cell table:formula="of:=ROUNDUP([.E249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voyager.online/contract/0x02dA6Cc5aB8BaCCC71891744531214282060343e99a2628776ea93A83e72dB9F" xlink:type="simple">0x02dA6Cc5aB8BaCCC71891744531214282060343e99a2628776ea93A83e72dB9F</text:a></text:p>
          </table:table-cell>
          <table:table-cell office:value-type="string" calcext:value-type="string">
            <text:p>0.25897 ETH</text:p>
          </table:table-cell>
          <table:table-cell office:value-type="float" office:value="475" calcext:value-type="float">
            <text:p>475</text:p>
          </table:table-cell>
          <table:table-cell table:formula="of:=VALUE(SUBSTITUTE(MID([.C250];1;LEN([.C250])-4);&quot;.&quot;;&quot;,&quot;))" office:value-type="float" office:value="0.25897" calcext:value-type="float">
            <text:p>0,25897</text:p>
          </table:table-cell>
          <table:table-cell table:formula="of:=[.B250]" office:value-type="string" office:string-value="0x02dA6Cc5aB8BaCCC71891744531214282060343e99a2628776ea93A83e72dB9F" calcext:value-type="string">
            <text:p>0x02dA6Cc5aB8BaCCC71891744531214282060343e99a2628776ea93A83e72dB9F</text:p>
          </table:table-cell>
          <table:table-cell table:formula="of:=ROUNDUP([.E250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voyager.online/contract/0x04368a06938Ef33F3D8E390478874CD9df37F16E319412B274Ec61AE0f705B32" xlink:type="simple">0x04368a06938Ef33F3D8E390478874CD9df37F16E319412B274Ec61AE0f705B32</text:a></text:p>
          </table:table-cell>
          <table:table-cell office:value-type="string" calcext:value-type="string">
            <text:p>0.25887 ETH</text:p>
          </table:table-cell>
          <table:table-cell office:value-type="float" office:value="963" calcext:value-type="float">
            <text:p>963</text:p>
          </table:table-cell>
          <table:table-cell table:formula="of:=VALUE(SUBSTITUTE(MID([.C251];1;LEN([.C251])-4);&quot;.&quot;;&quot;,&quot;))" office:value-type="float" office:value="0.25887" calcext:value-type="float">
            <text:p>0,25887</text:p>
          </table:table-cell>
          <table:table-cell table:formula="of:=[.B251]" office:value-type="string" office:string-value="0x04368a06938Ef33F3D8E390478874CD9df37F16E319412B274Ec61AE0f705B32" calcext:value-type="string">
            <text:p>0x04368a06938Ef33F3D8E390478874CD9df37F16E319412B274Ec61AE0f705B32</text:p>
          </table:table-cell>
          <table:table-cell table:formula="of:=ROUNDUP([.E251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voyager.online/contract/0x074B1347cFABA36D65FC5fe8E03406C34f2b71643fAf9cf7eCE4Df6caa6AeEa6" xlink:type="simple">0x074B1347cFABA36D65FC5fe8E03406C34f2b71643fAf9cf7eCE4Df6caa6AeEa6</text:a></text:p>
          </table:table-cell>
          <table:table-cell office:value-type="string" calcext:value-type="string">
            <text:p>0.25739 ETH</text:p>
          </table:table-cell>
          <table:table-cell office:value-type="float" office:value="967" calcext:value-type="float">
            <text:p>967</text:p>
          </table:table-cell>
          <table:table-cell table:formula="of:=VALUE(SUBSTITUTE(MID([.C252];1;LEN([.C252])-4);&quot;.&quot;;&quot;,&quot;))" office:value-type="float" office:value="0.25739" calcext:value-type="float">
            <text:p>0,25739</text:p>
          </table:table-cell>
          <table:table-cell table:formula="of:=[.B252]" office:value-type="string" office:string-value="0x074B1347cFABA36D65FC5fe8E03406C34f2b71643fAf9cf7eCE4Df6caa6AeEa6" calcext:value-type="string">
            <text:p>0x074B1347cFABA36D65FC5fe8E03406C34f2b71643fAf9cf7eCE4Df6caa6AeEa6</text:p>
          </table:table-cell>
          <table:table-cell table:formula="of:=ROUNDUP([.E252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voyager.online/contract/0x0672E901042958066dDdef68c4089C620046222Ae019E9EA5c3e5fD7d8456b15" xlink:type="simple">0x0672E901042958066dDdef68c4089C620046222Ae019E9EA5c3e5fD7d8456b15</text:a></text:p>
          </table:table-cell>
          <table:table-cell office:value-type="string" calcext:value-type="string">
            <text:p>0.25661 ETH</text:p>
          </table:table-cell>
          <table:table-cell office:value-type="float" office:value="508" calcext:value-type="float">
            <text:p>508</text:p>
          </table:table-cell>
          <table:table-cell table:formula="of:=VALUE(SUBSTITUTE(MID([.C253];1;LEN([.C253])-4);&quot;.&quot;;&quot;,&quot;))" office:value-type="float" office:value="0.25661" calcext:value-type="float">
            <text:p>0,25661</text:p>
          </table:table-cell>
          <table:table-cell table:formula="of:=[.B253]" office:value-type="string" office:string-value="0x0672E901042958066dDdef68c4089C620046222Ae019E9EA5c3e5fD7d8456b15" calcext:value-type="string">
            <text:p>0x0672E901042958066dDdef68c4089C620046222Ae019E9EA5c3e5fD7d8456b15</text:p>
          </table:table-cell>
          <table:table-cell table:formula="of:=ROUNDUP([.E253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voyager.online/contract/0x0716e39b21fE7062421Cb0056E1E3323DED9e9154915c0e89F1c9dFF206ba459" xlink:type="simple">0x0716e39b21fE7062421Cb0056E1E3323DED9e9154915c0e89F1c9dFF206ba459</text:a></text:p>
          </table:table-cell>
          <table:table-cell office:value-type="string" calcext:value-type="string">
            <text:p>0.25564 ETH</text:p>
          </table:table-cell>
          <table:table-cell office:value-type="float" office:value="770" calcext:value-type="float">
            <text:p>770</text:p>
          </table:table-cell>
          <table:table-cell table:formula="of:=VALUE(SUBSTITUTE(MID([.C254];1;LEN([.C254])-4);&quot;.&quot;;&quot;,&quot;))" office:value-type="float" office:value="0.25564" calcext:value-type="float">
            <text:p>0,25564</text:p>
          </table:table-cell>
          <table:table-cell table:formula="of:=[.B254]" office:value-type="string" office:string-value="0x0716e39b21fE7062421Cb0056E1E3323DED9e9154915c0e89F1c9dFF206ba459" calcext:value-type="string">
            <text:p>0x0716e39b21fE7062421Cb0056E1E3323DED9e9154915c0e89F1c9dFF206ba459</text:p>
          </table:table-cell>
          <table:table-cell table:formula="of:=ROUNDUP([.E254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voyager.online/contract/0x074fC15a2affffA68Ac08D5914EB37127c11E161bf44914f252D5D2f300223f1" xlink:type="simple">0x074fC15a2affffA68Ac08D5914EB37127c11E161bf44914f252D5D2f300223f1</text:a></text:p>
          </table:table-cell>
          <table:table-cell office:value-type="string" calcext:value-type="string">
            <text:p>0.25546 ETH</text:p>
          </table:table-cell>
          <table:table-cell office:value-type="float" office:value="592" calcext:value-type="float">
            <text:p>592</text:p>
          </table:table-cell>
          <table:table-cell table:formula="of:=VALUE(SUBSTITUTE(MID([.C255];1;LEN([.C255])-4);&quot;.&quot;;&quot;,&quot;))" office:value-type="float" office:value="0.25546" calcext:value-type="float">
            <text:p>0,25546</text:p>
          </table:table-cell>
          <table:table-cell table:formula="of:=[.B255]" office:value-type="string" office:string-value="0x074fC15a2affffA68Ac08D5914EB37127c11E161bf44914f252D5D2f300223f1" calcext:value-type="string">
            <text:p>0x074fC15a2affffA68Ac08D5914EB37127c11E161bf44914f252D5D2f300223f1</text:p>
          </table:table-cell>
          <table:table-cell table:formula="of:=ROUNDUP([.E255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voyager.online/contract/0x04C436dA45137fC3d0901E43D739a4fa679F27c57f32b5Ee47e4C9f8f7c0c663" xlink:type="simple">0x04C436dA45137fC3d0901E43D739a4fa679F27c57f32b5Ee47e4C9f8f7c0c663</text:a></text:p>
          </table:table-cell>
          <table:table-cell office:value-type="string" calcext:value-type="string">
            <text:p>0.25488 ETH</text:p>
          </table:table-cell>
          <table:table-cell office:value-type="float" office:value="270" calcext:value-type="float">
            <text:p>270</text:p>
          </table:table-cell>
          <table:table-cell table:formula="of:=VALUE(SUBSTITUTE(MID([.C256];1;LEN([.C256])-4);&quot;.&quot;;&quot;,&quot;))" office:value-type="float" office:value="0.25488" calcext:value-type="float">
            <text:p>0,25488</text:p>
          </table:table-cell>
          <table:table-cell table:formula="of:=[.B256]" office:value-type="string" office:string-value="0x04C436dA45137fC3d0901E43D739a4fa679F27c57f32b5Ee47e4C9f8f7c0c663" calcext:value-type="string">
            <text:p>0x04C436dA45137fC3d0901E43D739a4fa679F27c57f32b5Ee47e4C9f8f7c0c663</text:p>
          </table:table-cell>
          <table:table-cell table:formula="of:=ROUNDUP([.E256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voyager.online/contract/0x00CCF4767A2DF9FB8d5aC9D79e2e27FF2777476D9CFee4058ea1B50c235e36dc" xlink:type="simple">0x00CCF4767A2DF9FB8d5aC9D79e2e27FF2777476D9CFee4058ea1B50c235e36dc</text:a></text:p>
          </table:table-cell>
          <table:table-cell office:value-type="string" calcext:value-type="string">
            <text:p>0.25409 ETH</text:p>
          </table:table-cell>
          <table:table-cell office:value-type="float" office:value="761" calcext:value-type="float">
            <text:p>761</text:p>
          </table:table-cell>
          <table:table-cell table:formula="of:=VALUE(SUBSTITUTE(MID([.C257];1;LEN([.C257])-4);&quot;.&quot;;&quot;,&quot;))" office:value-type="float" office:value="0.25409" calcext:value-type="float">
            <text:p>0,25409</text:p>
          </table:table-cell>
          <table:table-cell table:formula="of:=[.B257]" office:value-type="string" office:string-value="0x00CCF4767A2DF9FB8d5aC9D79e2e27FF2777476D9CFee4058ea1B50c235e36dc" calcext:value-type="string">
            <text:p>0x00CCF4767A2DF9FB8d5aC9D79e2e27FF2777476D9CFee4058ea1B50c235e36dc</text:p>
          </table:table-cell>
          <table:table-cell table:formula="of:=ROUNDUP([.E257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voyager.online/contract/0x025901843F2BFaD958a9BA30862e777674146b971b4Cd3Dc0dfEE963BBBB27E6" xlink:type="simple">0x025901843F2BFaD958a9BA30862e777674146b971b4Cd3Dc0dfEE963BBBB27E6</text:a></text:p>
          </table:table-cell>
          <table:table-cell office:value-type="string" calcext:value-type="string">
            <text:p>0.25381 ETH</text:p>
          </table:table-cell>
          <table:table-cell office:value-type="float" office:value="522" calcext:value-type="float">
            <text:p>522</text:p>
          </table:table-cell>
          <table:table-cell table:formula="of:=VALUE(SUBSTITUTE(MID([.C258];1;LEN([.C258])-4);&quot;.&quot;;&quot;,&quot;))" office:value-type="float" office:value="0.25381" calcext:value-type="float">
            <text:p>0,25381</text:p>
          </table:table-cell>
          <table:table-cell table:formula="of:=[.B258]" office:value-type="string" office:string-value="0x025901843F2BFaD958a9BA30862e777674146b971b4Cd3Dc0dfEE963BBBB27E6" calcext:value-type="string">
            <text:p>0x025901843F2BFaD958a9BA30862e777674146b971b4Cd3Dc0dfEE963BBBB27E6</text:p>
          </table:table-cell>
          <table:table-cell table:formula="of:=ROUNDUP([.E258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voyager.online/contract/0x01021BDC547a9F182b387CaAd964255DF3ade92b00747410bD6fe5BBEDddDA65" xlink:type="simple">0x01021BDC547a9F182b387CaAd964255DF3ade92b00747410bD6fe5BBEDddDA65</text:a></text:p>
          </table:table-cell>
          <table:table-cell office:value-type="string" calcext:value-type="string">
            <text:p>0.25345 ETH</text:p>
          </table:table-cell>
          <table:table-cell office:value-type="float" office:value="714" calcext:value-type="float">
            <text:p>714</text:p>
          </table:table-cell>
          <table:table-cell table:formula="of:=VALUE(SUBSTITUTE(MID([.C259];1;LEN([.C259])-4);&quot;.&quot;;&quot;,&quot;))" office:value-type="float" office:value="0.25345" calcext:value-type="float">
            <text:p>0,25345</text:p>
          </table:table-cell>
          <table:table-cell table:formula="of:=[.B259]" office:value-type="string" office:string-value="0x01021BDC547a9F182b387CaAd964255DF3ade92b00747410bD6fe5BBEDddDA65" calcext:value-type="string">
            <text:p>0x01021BDC547a9F182b387CaAd964255DF3ade92b00747410bD6fe5BBEDddDA65</text:p>
          </table:table-cell>
          <table:table-cell table:formula="of:=ROUNDUP([.E259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voyager.online/contract/0x063766859B6E7C820e91d084e39cBe3750Ea7b5Fde1c026BDB605C7E04241606" xlink:type="simple">0x063766859B6E7C820e91d084e39cBe3750Ea7b5Fde1c026BDB605C7E04241606</text:a></text:p>
          </table:table-cell>
          <table:table-cell office:value-type="string" calcext:value-type="string">
            <text:p>0.25288 ETH</text:p>
          </table:table-cell>
          <table:table-cell office:value-type="float" office:value="392" calcext:value-type="float">
            <text:p>392</text:p>
          </table:table-cell>
          <table:table-cell table:formula="of:=VALUE(SUBSTITUTE(MID([.C260];1;LEN([.C260])-4);&quot;.&quot;;&quot;,&quot;))" office:value-type="float" office:value="0.25288" calcext:value-type="float">
            <text:p>0,25288</text:p>
          </table:table-cell>
          <table:table-cell table:formula="of:=[.B260]" office:value-type="string" office:string-value="0x063766859B6E7C820e91d084e39cBe3750Ea7b5Fde1c026BDB605C7E04241606" calcext:value-type="string">
            <text:p>0x063766859B6E7C820e91d084e39cBe3750Ea7b5Fde1c026BDB605C7E04241606</text:p>
          </table:table-cell>
          <table:table-cell table:formula="of:=ROUNDUP([.E260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voyager.online/contract/0x0175901A22cacfDD8a309ACaA2a71a640d902704d05478D6889a1Ab5721FF488" xlink:type="simple">0x0175901A22cacfDD8a309ACaA2a71a640d902704d05478D6889a1Ab5721FF488</text:a></text:p>
          </table:table-cell>
          <table:table-cell office:value-type="string" calcext:value-type="string">
            <text:p>0.25197 ETH</text:p>
          </table:table-cell>
          <table:table-cell office:value-type="float" office:value="911" calcext:value-type="float">
            <text:p>911</text:p>
          </table:table-cell>
          <table:table-cell table:formula="of:=VALUE(SUBSTITUTE(MID([.C261];1;LEN([.C261])-4);&quot;.&quot;;&quot;,&quot;))" office:value-type="float" office:value="0.25197" calcext:value-type="float">
            <text:p>0,25197</text:p>
          </table:table-cell>
          <table:table-cell table:formula="of:=[.B261]" office:value-type="string" office:string-value="0x0175901A22cacfDD8a309ACaA2a71a640d902704d05478D6889a1Ab5721FF488" calcext:value-type="string">
            <text:p>0x0175901A22cacfDD8a309ACaA2a71a640d902704d05478D6889a1Ab5721FF488</text:p>
          </table:table-cell>
          <table:table-cell table:formula="of:=ROUNDUP([.E261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voyager.online/contract/0x01f02777FB28Bb2A777Ab7e7Ca9058BEdDB9C86207ce2c0c19EbB8FC90377305" xlink:type="simple">0x01f02777FB28Bb2A777Ab7e7Ca9058BEdDB9C86207ce2c0c19EbB8FC90377305</text:a></text:p>
          </table:table-cell>
          <table:table-cell office:value-type="string" calcext:value-type="string">
            <text:p>0.25082 ETH</text:p>
          </table:table-cell>
          <table:table-cell office:value-type="float" office:value="564" calcext:value-type="float">
            <text:p>564</text:p>
          </table:table-cell>
          <table:table-cell table:formula="of:=VALUE(SUBSTITUTE(MID([.C262];1;LEN([.C262])-4);&quot;.&quot;;&quot;,&quot;))" office:value-type="float" office:value="0.25082" calcext:value-type="float">
            <text:p>0,25082</text:p>
          </table:table-cell>
          <table:table-cell table:formula="of:=[.B262]" office:value-type="string" office:string-value="0x01f02777FB28Bb2A777Ab7e7Ca9058BEdDB9C86207ce2c0c19EbB8FC90377305" calcext:value-type="string">
            <text:p>0x01f02777FB28Bb2A777Ab7e7Ca9058BEdDB9C86207ce2c0c19EbB8FC90377305</text:p>
          </table:table-cell>
          <table:table-cell table:formula="of:=ROUNDUP([.E262]*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voyager.online/contract/0x00dBA31d74e608444aa7E8A3c42AEd6569cC98dAe2b949bfd6994c73176ecc69" xlink:type="simple">0x00dBA31d74e608444aa7E8A3c42AEd6569cC98dAe2b949bfd6994c73176ecc69</text:a></text:p>
          </table:table-cell>
          <table:table-cell office:value-type="string" calcext:value-type="string">
            <text:p>0.24940 ETH</text:p>
          </table:table-cell>
          <table:table-cell office:value-type="string" calcext:value-type="string">
            <text:p>1 096</text:p>
          </table:table-cell>
          <table:table-cell table:formula="of:=VALUE(SUBSTITUTE(MID([.C263];1;LEN([.C263])-4);&quot;.&quot;;&quot;,&quot;))" office:value-type="float" office:value="0.2494" calcext:value-type="float">
            <text:p>0,2494</text:p>
          </table:table-cell>
          <table:table-cell table:formula="of:=[.B263]" office:value-type="string" office:string-value="0x00dBA31d74e608444aa7E8A3c42AEd6569cC98dAe2b949bfd6994c73176ecc69" calcext:value-type="string">
            <text:p>0x00dBA31d74e608444aa7E8A3c42AEd6569cC98dAe2b949bfd6994c73176ecc69</text:p>
          </table:table-cell>
          <table:table-cell table:formula="of:=ROUNDUP([.E263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voyager.online/contract/0x01AD298F22cB88541A3Ec05617B591Be3344ec199df89baE17E5a91FD55dFd95" xlink:type="simple">0x01AD298F22cB88541A3Ec05617B591Be3344ec199df89baE17E5a91FD55dFd95</text:a></text:p>
          </table:table-cell>
          <table:table-cell office:value-type="string" calcext:value-type="string">
            <text:p>0.24846 ETH</text:p>
          </table:table-cell>
          <table:table-cell office:value-type="float" office:value="645" calcext:value-type="float">
            <text:p>645</text:p>
          </table:table-cell>
          <table:table-cell table:formula="of:=VALUE(SUBSTITUTE(MID([.C264];1;LEN([.C264])-4);&quot;.&quot;;&quot;,&quot;))" office:value-type="float" office:value="0.24846" calcext:value-type="float">
            <text:p>0,24846</text:p>
          </table:table-cell>
          <table:table-cell table:formula="of:=[.B264]" office:value-type="string" office:string-value="0x01AD298F22cB88541A3Ec05617B591Be3344ec199df89baE17E5a91FD55dFd95" calcext:value-type="string">
            <text:p>0x01AD298F22cB88541A3Ec05617B591Be3344ec199df89baE17E5a91FD55dFd95</text:p>
          </table:table-cell>
          <table:table-cell table:formula="of:=ROUNDUP([.E264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voyager.online/contract/0x03d9AbF9352c57055A97169493EF8cb4071a09809a353D12B84d05BB794dbC5B" xlink:type="simple">0x03d9AbF9352c57055A97169493EF8cb4071a09809a353D12B84d05BB794dbC5B</text:a></text:p>
          </table:table-cell>
          <table:table-cell office:value-type="string" calcext:value-type="string">
            <text:p>0.24801 ETH</text:p>
          </table:table-cell>
          <table:table-cell office:value-type="float" office:value="473" calcext:value-type="float">
            <text:p>473</text:p>
          </table:table-cell>
          <table:table-cell table:formula="of:=VALUE(SUBSTITUTE(MID([.C265];1;LEN([.C265])-4);&quot;.&quot;;&quot;,&quot;))" office:value-type="float" office:value="0.24801" calcext:value-type="float">
            <text:p>0,24801</text:p>
          </table:table-cell>
          <table:table-cell table:formula="of:=[.B265]" office:value-type="string" office:string-value="0x03d9AbF9352c57055A97169493EF8cb4071a09809a353D12B84d05BB794dbC5B" calcext:value-type="string">
            <text:p>0x03d9AbF9352c57055A97169493EF8cb4071a09809a353D12B84d05BB794dbC5B</text:p>
          </table:table-cell>
          <table:table-cell table:formula="of:=ROUNDUP([.E265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voyager.online/contract/0x0180f9E6c6cC47e2db5D888df7FB9f904fD59Cb1A559824ad4F6E597c7c86AE7" xlink:type="simple">0x0180f9E6c6cC47e2db5D888df7FB9f904fD59Cb1A559824ad4F6E597c7c86AE7</text:a></text:p>
          </table:table-cell>
          <table:table-cell office:value-type="string" calcext:value-type="string">
            <text:p>0.24765 ETH</text:p>
          </table:table-cell>
          <table:table-cell office:value-type="float" office:value="525" calcext:value-type="float">
            <text:p>525</text:p>
          </table:table-cell>
          <table:table-cell table:formula="of:=VALUE(SUBSTITUTE(MID([.C266];1;LEN([.C266])-4);&quot;.&quot;;&quot;,&quot;))" office:value-type="float" office:value="0.24765" calcext:value-type="float">
            <text:p>0,24765</text:p>
          </table:table-cell>
          <table:table-cell table:formula="of:=[.B266]" office:value-type="string" office:string-value="0x0180f9E6c6cC47e2db5D888df7FB9f904fD59Cb1A559824ad4F6E597c7c86AE7" calcext:value-type="string">
            <text:p>0x0180f9E6c6cC47e2db5D888df7FB9f904fD59Cb1A559824ad4F6E597c7c86AE7</text:p>
          </table:table-cell>
          <table:table-cell table:formula="of:=ROUNDUP([.E266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voyager.online/contract/0x00A68A44720d9857AE85CC29355424658e52057Fb0E50e7E9194ae1F60405e0D" xlink:type="simple">0x00A68A44720d9857AE85CC29355424658e52057Fb0E50e7E9194ae1F60405e0D</text:a></text:p>
          </table:table-cell>
          <table:table-cell office:value-type="string" calcext:value-type="string">
            <text:p>0.24763 ETH</text:p>
          </table:table-cell>
          <table:table-cell office:value-type="float" office:value="607" calcext:value-type="float">
            <text:p>607</text:p>
          </table:table-cell>
          <table:table-cell table:formula="of:=VALUE(SUBSTITUTE(MID([.C267];1;LEN([.C267])-4);&quot;.&quot;;&quot;,&quot;))" office:value-type="float" office:value="0.24763" calcext:value-type="float">
            <text:p>0,24763</text:p>
          </table:table-cell>
          <table:table-cell table:formula="of:=[.B267]" office:value-type="string" office:string-value="0x00A68A44720d9857AE85CC29355424658e52057Fb0E50e7E9194ae1F60405e0D" calcext:value-type="string">
            <text:p>0x00A68A44720d9857AE85CC29355424658e52057Fb0E50e7E9194ae1F60405e0D</text:p>
          </table:table-cell>
          <table:table-cell table:formula="of:=ROUNDUP([.E267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voyager.online/contract/0x069455fb181538B46Fa831D802bF541BD546278FC94cB131290F24565dE17E4c" xlink:type="simple">0x069455fb181538B46Fa831D802bF541BD546278FC94cB131290F24565dE17E4c</text:a></text:p>
          </table:table-cell>
          <table:table-cell office:value-type="string" calcext:value-type="string">
            <text:p>0.24693 ETH</text:p>
          </table:table-cell>
          <table:table-cell office:value-type="float" office:value="491" calcext:value-type="float">
            <text:p>491</text:p>
          </table:table-cell>
          <table:table-cell table:formula="of:=VALUE(SUBSTITUTE(MID([.C268];1;LEN([.C268])-4);&quot;.&quot;;&quot;,&quot;))" office:value-type="float" office:value="0.24693" calcext:value-type="float">
            <text:p>0,24693</text:p>
          </table:table-cell>
          <table:table-cell table:formula="of:=[.B268]" office:value-type="string" office:string-value="0x069455fb181538B46Fa831D802bF541BD546278FC94cB131290F24565dE17E4c" calcext:value-type="string">
            <text:p>0x069455fb181538B46Fa831D802bF541BD546278FC94cB131290F24565dE17E4c</text:p>
          </table:table-cell>
          <table:table-cell table:formula="of:=ROUNDUP([.E268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voyager.online/contract/0x038CE6d98a13b3F57EaEb19860bf2B274beD168B59eCDC262fAC61F3ce232C83" xlink:type="simple">0x038CE6d98a13b3F57EaEb19860bf2B274beD168B59eCDC262fAC61F3ce232C83</text:a></text:p>
          </table:table-cell>
          <table:table-cell office:value-type="string" calcext:value-type="string">
            <text:p>0.24670 ETH</text:p>
          </table:table-cell>
          <table:table-cell office:value-type="float" office:value="975" calcext:value-type="float">
            <text:p>975</text:p>
          </table:table-cell>
          <table:table-cell table:formula="of:=VALUE(SUBSTITUTE(MID([.C269];1;LEN([.C269])-4);&quot;.&quot;;&quot;,&quot;))" office:value-type="float" office:value="0.2467" calcext:value-type="float">
            <text:p>0,2467</text:p>
          </table:table-cell>
          <table:table-cell table:formula="of:=[.B269]" office:value-type="string" office:string-value="0x038CE6d98a13b3F57EaEb19860bf2B274beD168B59eCDC262fAC61F3ce232C83" calcext:value-type="string">
            <text:p>0x038CE6d98a13b3F57EaEb19860bf2B274beD168B59eCDC262fAC61F3ce232C83</text:p>
          </table:table-cell>
          <table:table-cell table:formula="of:=ROUNDUP([.E269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voyager.online/contract/0x0062b18D9869E0bf54c56492Ea977CD642a7E6A7C0706CeAaCC96680BD5FBBF4" xlink:type="simple">0x0062b18D9869E0bf54c56492Ea977CD642a7E6A7C0706CeAaCC96680BD5FBBF4</text:a></text:p>
          </table:table-cell>
          <table:table-cell office:value-type="string" calcext:value-type="string">
            <text:p>0.24558 ETH</text:p>
          </table:table-cell>
          <table:table-cell office:value-type="float" office:value="855" calcext:value-type="float">
            <text:p>855</text:p>
          </table:table-cell>
          <table:table-cell table:formula="of:=VALUE(SUBSTITUTE(MID([.C270];1;LEN([.C270])-4);&quot;.&quot;;&quot;,&quot;))" office:value-type="float" office:value="0.24558" calcext:value-type="float">
            <text:p>0,24558</text:p>
          </table:table-cell>
          <table:table-cell table:formula="of:=[.B270]" office:value-type="string" office:string-value="0x0062b18D9869E0bf54c56492Ea977CD642a7E6A7C0706CeAaCC96680BD5FBBF4" calcext:value-type="string">
            <text:p>0x0062b18D9869E0bf54c56492Ea977CD642a7E6A7C0706CeAaCC96680BD5FBBF4</text:p>
          </table:table-cell>
          <table:table-cell table:formula="of:=ROUNDUP([.E270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voyager.online/contract/0x07A9ce27Faeb7bdF8bA49892cE402031598FE8F1Ee6D60065399c2d6fC7913f9" xlink:type="simple">0x07A9ce27Faeb7bdF8bA49892cE402031598FE8F1Ee6D60065399c2d6fC7913f9</text:a></text:p>
          </table:table-cell>
          <table:table-cell office:value-type="string" calcext:value-type="string">
            <text:p>0.24520 ETH</text:p>
          </table:table-cell>
          <table:table-cell office:value-type="float" office:value="593" calcext:value-type="float">
            <text:p>593</text:p>
          </table:table-cell>
          <table:table-cell table:formula="of:=VALUE(SUBSTITUTE(MID([.C271];1;LEN([.C271])-4);&quot;.&quot;;&quot;,&quot;))" office:value-type="float" office:value="0.2452" calcext:value-type="float">
            <text:p>0,2452</text:p>
          </table:table-cell>
          <table:table-cell table:formula="of:=[.B271]" office:value-type="string" office:string-value="0x07A9ce27Faeb7bdF8bA49892cE402031598FE8F1Ee6D60065399c2d6fC7913f9" calcext:value-type="string">
            <text:p>0x07A9ce27Faeb7bdF8bA49892cE402031598FE8F1Ee6D60065399c2d6fC7913f9</text:p>
          </table:table-cell>
          <table:table-cell table:formula="of:=ROUNDUP([.E271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voyager.online/contract/0x04759f1deb2482385123BC3AE837e84ad153347b6469dF389034AE25f00E4d84" xlink:type="simple">0x04759f1deb2482385123BC3AE837e84ad153347b6469dF389034AE25f00E4d84</text:a></text:p>
          </table:table-cell>
          <table:table-cell office:value-type="string" calcext:value-type="string">
            <text:p>0.24478 ETH</text:p>
          </table:table-cell>
          <table:table-cell office:value-type="float" office:value="314" calcext:value-type="float">
            <text:p>314</text:p>
          </table:table-cell>
          <table:table-cell table:formula="of:=VALUE(SUBSTITUTE(MID([.C272];1;LEN([.C272])-4);&quot;.&quot;;&quot;,&quot;))" office:value-type="float" office:value="0.24478" calcext:value-type="float">
            <text:p>0,24478</text:p>
          </table:table-cell>
          <table:table-cell table:formula="of:=[.B272]" office:value-type="string" office:string-value="0x04759f1deb2482385123BC3AE837e84ad153347b6469dF389034AE25f00E4d84" calcext:value-type="string">
            <text:p>0x04759f1deb2482385123BC3AE837e84ad153347b6469dF389034AE25f00E4d84</text:p>
          </table:table-cell>
          <table:table-cell table:formula="of:=ROUNDUP([.E272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voyager.online/contract/0x0195251FCb2308B309eA03BBB75F22523B8e317B334F9F0D32e4635Dfce87c96" xlink:type="simple">0x0195251FCb2308B309eA03BBB75F22523B8e317B334F9F0D32e4635Dfce87c96</text:a></text:p>
          </table:table-cell>
          <table:table-cell office:value-type="string" calcext:value-type="string">
            <text:p>0.24465 ETH</text:p>
          </table:table-cell>
          <table:table-cell office:value-type="float" office:value="390" calcext:value-type="float">
            <text:p>390</text:p>
          </table:table-cell>
          <table:table-cell table:formula="of:=VALUE(SUBSTITUTE(MID([.C273];1;LEN([.C273])-4);&quot;.&quot;;&quot;,&quot;))" office:value-type="float" office:value="0.24465" calcext:value-type="float">
            <text:p>0,24465</text:p>
          </table:table-cell>
          <table:table-cell table:formula="of:=[.B273]" office:value-type="string" office:string-value="0x0195251FCb2308B309eA03BBB75F22523B8e317B334F9F0D32e4635Dfce87c96" calcext:value-type="string">
            <text:p>0x0195251FCb2308B309eA03BBB75F22523B8e317B334F9F0D32e4635Dfce87c96</text:p>
          </table:table-cell>
          <table:table-cell table:formula="of:=ROUNDUP([.E273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voyager.online/contract/0x0010fA0386DC01Fae60Bae35f96ceD727F080c92f2872A45295ccD446e8A2c63" xlink:type="simple">0x0010fA0386DC01Fae60Bae35f96ceD727F080c92f2872A45295ccD446e8A2c63</text:a></text:p>
          </table:table-cell>
          <table:table-cell office:value-type="string" calcext:value-type="string">
            <text:p>0.24464 ETH</text:p>
          </table:table-cell>
          <table:table-cell office:value-type="float" office:value="635" calcext:value-type="float">
            <text:p>635</text:p>
          </table:table-cell>
          <table:table-cell table:formula="of:=VALUE(SUBSTITUTE(MID([.C274];1;LEN([.C274])-4);&quot;.&quot;;&quot;,&quot;))" office:value-type="float" office:value="0.24464" calcext:value-type="float">
            <text:p>0,24464</text:p>
          </table:table-cell>
          <table:table-cell table:formula="of:=[.B274]" office:value-type="string" office:string-value="0x0010fA0386DC01Fae60Bae35f96ceD727F080c92f2872A45295ccD446e8A2c63" calcext:value-type="string">
            <text:p>0x0010fA0386DC01Fae60Bae35f96ceD727F080c92f2872A45295ccD446e8A2c63</text:p>
          </table:table-cell>
          <table:table-cell table:formula="of:=ROUNDUP([.E274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voyager.online/contract/0x02B6c86aeF115739E2f5ECAB440eA1c47ccb853990145926F13131D09d60E360" xlink:type="simple">0x02B6c86aeF115739E2f5ECAB440eA1c47ccb853990145926F13131D09d60E360</text:a></text:p>
          </table:table-cell>
          <table:table-cell office:value-type="string" calcext:value-type="string">
            <text:p>0.24290 ETH</text:p>
          </table:table-cell>
          <table:table-cell office:value-type="float" office:value="848" calcext:value-type="float">
            <text:p>848</text:p>
          </table:table-cell>
          <table:table-cell table:formula="of:=VALUE(SUBSTITUTE(MID([.C275];1;LEN([.C275])-4);&quot;.&quot;;&quot;,&quot;))" office:value-type="float" office:value="0.2429" calcext:value-type="float">
            <text:p>0,2429</text:p>
          </table:table-cell>
          <table:table-cell table:formula="of:=[.B275]" office:value-type="string" office:string-value="0x02B6c86aeF115739E2f5ECAB440eA1c47ccb853990145926F13131D09d60E360" calcext:value-type="string">
            <text:p>0x02B6c86aeF115739E2f5ECAB440eA1c47ccb853990145926F13131D09d60E360</text:p>
          </table:table-cell>
          <table:table-cell table:formula="of:=ROUNDUP([.E275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voyager.online/contract/0x03F76520B7bE111b5f673742625072E895A173d9D5A9aF6896ee22dFf63CBe13" xlink:type="simple">0x03F76520B7bE111b5f673742625072E895A173d9D5A9aF6896ee22dFf63CBe13</text:a></text:p>
          </table:table-cell>
          <table:table-cell office:value-type="string" calcext:value-type="string">
            <text:p>0.24283 ETH</text:p>
          </table:table-cell>
          <table:table-cell office:value-type="float" office:value="531" calcext:value-type="float">
            <text:p>531</text:p>
          </table:table-cell>
          <table:table-cell table:formula="of:=VALUE(SUBSTITUTE(MID([.C276];1;LEN([.C276])-4);&quot;.&quot;;&quot;,&quot;))" office:value-type="float" office:value="0.24283" calcext:value-type="float">
            <text:p>0,24283</text:p>
          </table:table-cell>
          <table:table-cell table:formula="of:=[.B276]" office:value-type="string" office:string-value="0x03F76520B7bE111b5f673742625072E895A173d9D5A9aF6896ee22dFf63CBe13" calcext:value-type="string">
            <text:p>0x03F76520B7bE111b5f673742625072E895A173d9D5A9aF6896ee22dFf63CBe13</text:p>
          </table:table-cell>
          <table:table-cell table:formula="of:=ROUNDUP([.E276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voyager.online/contract/0x033Eec3612888837Ad7a7Ca152e047D1Fb596e14258D97E6e91638659611a37E" xlink:type="simple">0x033Eec3612888837Ad7a7Ca152e047D1Fb596e14258D97E6e91638659611a37E</text:a></text:p>
          </table:table-cell>
          <table:table-cell office:value-type="string" calcext:value-type="string">
            <text:p>0.24247 ETH</text:p>
          </table:table-cell>
          <table:table-cell office:value-type="float" office:value="641" calcext:value-type="float">
            <text:p>641</text:p>
          </table:table-cell>
          <table:table-cell table:formula="of:=VALUE(SUBSTITUTE(MID([.C277];1;LEN([.C277])-4);&quot;.&quot;;&quot;,&quot;))" office:value-type="float" office:value="0.24247" calcext:value-type="float">
            <text:p>0,24247</text:p>
          </table:table-cell>
          <table:table-cell table:formula="of:=[.B277]" office:value-type="string" office:string-value="0x033Eec3612888837Ad7a7Ca152e047D1Fb596e14258D97E6e91638659611a37E" calcext:value-type="string">
            <text:p>0x033Eec3612888837Ad7a7Ca152e047D1Fb596e14258D97E6e91638659611a37E</text:p>
          </table:table-cell>
          <table:table-cell table:formula="of:=ROUNDUP([.E277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voyager.online/contract/0x00598ea9D163Fc823186f4615BC180DeeCF4a3A5E03450d3c34512e9674C8bbD" xlink:type="simple">0x00598ea9D163Fc823186f4615BC180DeeCF4a3A5E03450d3c34512e9674C8bbD</text:a></text:p>
          </table:table-cell>
          <table:table-cell office:value-type="string" calcext:value-type="string">
            <text:p>0.24076 ETH</text:p>
          </table:table-cell>
          <table:table-cell office:value-type="float" office:value="117" calcext:value-type="float">
            <text:p>117</text:p>
          </table:table-cell>
          <table:table-cell table:formula="of:=VALUE(SUBSTITUTE(MID([.C278];1;LEN([.C278])-4);&quot;.&quot;;&quot;,&quot;))" office:value-type="float" office:value="0.24076" calcext:value-type="float">
            <text:p>0,24076</text:p>
          </table:table-cell>
          <table:table-cell table:formula="of:=[.B278]" office:value-type="string" office:string-value="0x00598ea9D163Fc823186f4615BC180DeeCF4a3A5E03450d3c34512e9674C8bbD" calcext:value-type="string">
            <text:p>0x00598ea9D163Fc823186f4615BC180DeeCF4a3A5E03450d3c34512e9674C8bbD</text:p>
          </table:table-cell>
          <table:table-cell table:formula="of:=ROUNDUP([.E278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voyager.online/contract/0x06409488e1f08D0A6c05225d499fEA93c33D444619F6B10d6253e079aDD84219" xlink:type="simple">0x06409488e1f08D0A6c05225d499fEA93c33D444619F6B10d6253e079aDD84219</text:a></text:p>
          </table:table-cell>
          <table:table-cell office:value-type="string" calcext:value-type="string">
            <text:p>0.24073 ETH</text:p>
          </table:table-cell>
          <table:table-cell office:value-type="float" office:value="450" calcext:value-type="float">
            <text:p>450</text:p>
          </table:table-cell>
          <table:table-cell table:formula="of:=VALUE(SUBSTITUTE(MID([.C279];1;LEN([.C279])-4);&quot;.&quot;;&quot;,&quot;))" office:value-type="float" office:value="0.24073" calcext:value-type="float">
            <text:p>0,24073</text:p>
          </table:table-cell>
          <table:table-cell table:formula="of:=[.B279]" office:value-type="string" office:string-value="0x06409488e1f08D0A6c05225d499fEA93c33D444619F6B10d6253e079aDD84219" calcext:value-type="string">
            <text:p>0x06409488e1f08D0A6c05225d499fEA93c33D444619F6B10d6253e079aDD84219</text:p>
          </table:table-cell>
          <table:table-cell table:formula="of:=ROUNDUP([.E279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voyager.online/contract/0x0751DdDfBfa482cfcA35181028D4EC3959d32285D25d20Eed7c944c4b72de160" xlink:type="simple">0x0751DdDfBfa482cfcA35181028D4EC3959d32285D25d20Eed7c944c4b72de160</text:a></text:p>
          </table:table-cell>
          <table:table-cell office:value-type="string" calcext:value-type="string">
            <text:p>0.24034 ETH</text:p>
          </table:table-cell>
          <table:table-cell office:value-type="float" office:value="932" calcext:value-type="float">
            <text:p>932</text:p>
          </table:table-cell>
          <table:table-cell table:formula="of:=VALUE(SUBSTITUTE(MID([.C280];1;LEN([.C280])-4);&quot;.&quot;;&quot;,&quot;))" office:value-type="float" office:value="0.24034" calcext:value-type="float">
            <text:p>0,24034</text:p>
          </table:table-cell>
          <table:table-cell table:formula="of:=[.B280]" office:value-type="string" office:string-value="0x0751DdDfBfa482cfcA35181028D4EC3959d32285D25d20Eed7c944c4b72de160" calcext:value-type="string">
            <text:p>0x0751DdDfBfa482cfcA35181028D4EC3959d32285D25d20Eed7c944c4b72de160</text:p>
          </table:table-cell>
          <table:table-cell table:formula="of:=ROUNDUP([.E280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voyager.online/contract/0x0372934892d02bdB9ba8dEe5f14247233c9dff97f1EaB39EF571a03C2A5acfD8" xlink:type="simple">0x0372934892d02bdB9ba8dEe5f14247233c9dff97f1EaB39EF571a03C2A5acfD8</text:a></text:p>
          </table:table-cell>
          <table:table-cell office:value-type="string" calcext:value-type="string">
            <text:p>0.24023 ETH</text:p>
          </table:table-cell>
          <table:table-cell office:value-type="string" calcext:value-type="string">
            <text:p>1 549</text:p>
          </table:table-cell>
          <table:table-cell table:formula="of:=VALUE(SUBSTITUTE(MID([.C281];1;LEN([.C281])-4);&quot;.&quot;;&quot;,&quot;))" office:value-type="float" office:value="0.24023" calcext:value-type="float">
            <text:p>0,24023</text:p>
          </table:table-cell>
          <table:table-cell table:formula="of:=[.B281]" office:value-type="string" office:string-value="0x0372934892d02bdB9ba8dEe5f14247233c9dff97f1EaB39EF571a03C2A5acfD8" calcext:value-type="string">
            <text:p>0x0372934892d02bdB9ba8dEe5f14247233c9dff97f1EaB39EF571a03C2A5acfD8</text:p>
          </table:table-cell>
          <table:table-cell table:formula="of:=ROUNDUP([.E281]*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voyager.online/contract/0x01DA77f2fb4d088Dc8906f31083cf92071d3e76cB38B0Ec9a92f83DfaA59f27A" xlink:type="simple">0x01DA77f2fb4d088Dc8906f31083cf92071d3e76cB38B0Ec9a92f83DfaA59f27A</text:a></text:p>
          </table:table-cell>
          <table:table-cell office:value-type="string" calcext:value-type="string">
            <text:p>0.23991 ETH</text:p>
          </table:table-cell>
          <table:table-cell office:value-type="float" office:value="364" calcext:value-type="float">
            <text:p>364</text:p>
          </table:table-cell>
          <table:table-cell table:formula="of:=VALUE(SUBSTITUTE(MID([.C282];1;LEN([.C282])-4);&quot;.&quot;;&quot;,&quot;))" office:value-type="float" office:value="0.23991" calcext:value-type="float">
            <text:p>0,23991</text:p>
          </table:table-cell>
          <table:table-cell table:formula="of:=[.B282]" office:value-type="string" office:string-value="0x01DA77f2fb4d088Dc8906f31083cf92071d3e76cB38B0Ec9a92f83DfaA59f27A" calcext:value-type="string">
            <text:p>0x01DA77f2fb4d088Dc8906f31083cf92071d3e76cB38B0Ec9a92f83DfaA59f27A</text:p>
          </table:table-cell>
          <table:table-cell table:formula="of:=ROUNDUP([.E282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voyager.online/contract/0x06C364fa52256aA61CFa0C8A38e34F24cD87AE84E4e6ae14064CB2dF9F0dc6FB" xlink:type="simple">0x06C364fa52256aA61CFa0C8A38e34F24cD87AE84E4e6ae14064CB2dF9F0dc6FB</text:a></text:p>
          </table:table-cell>
          <table:table-cell office:value-type="string" calcext:value-type="string">
            <text:p>0.23899 ETH</text:p>
          </table:table-cell>
          <table:table-cell office:value-type="float" office:value="215" calcext:value-type="float">
            <text:p>215</text:p>
          </table:table-cell>
          <table:table-cell table:formula="of:=VALUE(SUBSTITUTE(MID([.C283];1;LEN([.C283])-4);&quot;.&quot;;&quot;,&quot;))" office:value-type="float" office:value="0.23899" calcext:value-type="float">
            <text:p>0,23899</text:p>
          </table:table-cell>
          <table:table-cell table:formula="of:=[.B283]" office:value-type="string" office:string-value="0x06C364fa52256aA61CFa0C8A38e34F24cD87AE84E4e6ae14064CB2dF9F0dc6FB" calcext:value-type="string">
            <text:p>0x06C364fa52256aA61CFa0C8A38e34F24cD87AE84E4e6ae14064CB2dF9F0dc6FB</text:p>
          </table:table-cell>
          <table:table-cell table:formula="of:=ROUNDUP([.E283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voyager.online/contract/0x05f3f4C2dE5e1091ecf810832110D32d4F449c071790B57d9C807Bb670f47572" xlink:type="simple">0x05f3f4C2dE5e1091ecf810832110D32d4F449c071790B57d9C807Bb670f47572</text:a></text:p>
          </table:table-cell>
          <table:table-cell office:value-type="string" calcext:value-type="string">
            <text:p>0.23895 ETH</text:p>
          </table:table-cell>
          <table:table-cell office:value-type="float" office:value="115" calcext:value-type="float">
            <text:p>115</text:p>
          </table:table-cell>
          <table:table-cell table:formula="of:=VALUE(SUBSTITUTE(MID([.C284];1;LEN([.C284])-4);&quot;.&quot;;&quot;,&quot;))" office:value-type="float" office:value="0.23895" calcext:value-type="float">
            <text:p>0,23895</text:p>
          </table:table-cell>
          <table:table-cell table:formula="of:=[.B284]" office:value-type="string" office:string-value="0x05f3f4C2dE5e1091ecf810832110D32d4F449c071790B57d9C807Bb670f47572" calcext:value-type="string">
            <text:p>0x05f3f4C2dE5e1091ecf810832110D32d4F449c071790B57d9C807Bb670f47572</text:p>
          </table:table-cell>
          <table:table-cell table:formula="of:=ROUNDUP([.E284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voyager.online/contract/0x056f5fB8f4CF0D5Db1C3b10115D7c045983D6eFD9a4D55fA1a8C2e836f7468c5" xlink:type="simple">0x056f5fB8f4CF0D5Db1C3b10115D7c045983D6eFD9a4D55fA1a8C2e836f7468c5</text:a></text:p>
          </table:table-cell>
          <table:table-cell office:value-type="string" calcext:value-type="string">
            <text:p>0.23845 ETH</text:p>
          </table:table-cell>
          <table:table-cell office:value-type="float" office:value="514" calcext:value-type="float">
            <text:p>514</text:p>
          </table:table-cell>
          <table:table-cell table:formula="of:=VALUE(SUBSTITUTE(MID([.C285];1;LEN([.C285])-4);&quot;.&quot;;&quot;,&quot;))" office:value-type="float" office:value="0.23845" calcext:value-type="float">
            <text:p>0,23845</text:p>
          </table:table-cell>
          <table:table-cell table:formula="of:=[.B285]" office:value-type="string" office:string-value="0x056f5fB8f4CF0D5Db1C3b10115D7c045983D6eFD9a4D55fA1a8C2e836f7468c5" calcext:value-type="string">
            <text:p>0x056f5fB8f4CF0D5Db1C3b10115D7c045983D6eFD9a4D55fA1a8C2e836f7468c5</text:p>
          </table:table-cell>
          <table:table-cell table:formula="of:=ROUNDUP([.E285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voyager.online/contract/0x07e06115c788357907773A6e5794d8e312158C42150959cfe675454DB8045C6A" xlink:type="simple">0x07e06115c788357907773A6e5794d8e312158C42150959cfe675454DB8045C6A</text:a></text:p>
          </table:table-cell>
          <table:table-cell office:value-type="string" calcext:value-type="string">
            <text:p>0.23785 ETH</text:p>
          </table:table-cell>
          <table:table-cell office:value-type="float" office:value="19" calcext:value-type="float">
            <text:p>19</text:p>
          </table:table-cell>
          <table:table-cell table:formula="of:=VALUE(SUBSTITUTE(MID([.C286];1;LEN([.C286])-4);&quot;.&quot;;&quot;,&quot;))" office:value-type="float" office:value="0.23785" calcext:value-type="float">
            <text:p>0,23785</text:p>
          </table:table-cell>
          <table:table-cell table:formula="of:=[.B286]" office:value-type="string" office:string-value="0x07e06115c788357907773A6e5794d8e312158C42150959cfe675454DB8045C6A" calcext:value-type="string">
            <text:p>0x07e06115c788357907773A6e5794d8e312158C42150959cfe675454DB8045C6A</text:p>
          </table:table-cell>
          <table:table-cell table:formula="of:=ROUNDUP([.E286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voyager.online/contract/0x0532C4766784c52D1b41bE478E61C5745505225882a1eB436d15B1CC3b453fc9" xlink:type="simple">0x0532C4766784c52D1b41bE478E61C5745505225882a1eB436d15B1CC3b453fc9</text:a></text:p>
          </table:table-cell>
          <table:table-cell office:value-type="string" calcext:value-type="string">
            <text:p>0.23727 ETH</text:p>
          </table:table-cell>
          <table:table-cell office:value-type="float" office:value="443" calcext:value-type="float">
            <text:p>443</text:p>
          </table:table-cell>
          <table:table-cell table:formula="of:=VALUE(SUBSTITUTE(MID([.C287];1;LEN([.C287])-4);&quot;.&quot;;&quot;,&quot;))" office:value-type="float" office:value="0.23727" calcext:value-type="float">
            <text:p>0,23727</text:p>
          </table:table-cell>
          <table:table-cell table:formula="of:=[.B287]" office:value-type="string" office:string-value="0x0532C4766784c52D1b41bE478E61C5745505225882a1eB436d15B1CC3b453fc9" calcext:value-type="string">
            <text:p>0x0532C4766784c52D1b41bE478E61C5745505225882a1eB436d15B1CC3b453fc9</text:p>
          </table:table-cell>
          <table:table-cell table:formula="of:=ROUNDUP([.E287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voyager.online/contract/0x008973edAd9d23D6E02F0227D534f942bEae0874DbC5a6fc04afA489638ec978" xlink:type="simple">0x008973edAd9d23D6E02F0227D534f942bEae0874DbC5a6fc04afA489638ec978</text:a></text:p>
          </table:table-cell>
          <table:table-cell office:value-type="string" calcext:value-type="string">
            <text:p>0.23722 ETH</text:p>
          </table:table-cell>
          <table:table-cell office:value-type="float" office:value="550" calcext:value-type="float">
            <text:p>550</text:p>
          </table:table-cell>
          <table:table-cell table:formula="of:=VALUE(SUBSTITUTE(MID([.C288];1;LEN([.C288])-4);&quot;.&quot;;&quot;,&quot;))" office:value-type="float" office:value="0.23722" calcext:value-type="float">
            <text:p>0,23722</text:p>
          </table:table-cell>
          <table:table-cell table:formula="of:=[.B288]" office:value-type="string" office:string-value="0x008973edAd9d23D6E02F0227D534f942bEae0874DbC5a6fc04afA489638ec978" calcext:value-type="string">
            <text:p>0x008973edAd9d23D6E02F0227D534f942bEae0874DbC5a6fc04afA489638ec978</text:p>
          </table:table-cell>
          <table:table-cell table:formula="of:=ROUNDUP([.E288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voyager.online/contract/0x0165117757A431F57ce55bB16c363834D1439939344c8E1cee2EB771415247c3" xlink:type="simple">0x0165117757A431F57ce55bB16c363834D1439939344c8E1cee2EB771415247c3</text:a></text:p>
          </table:table-cell>
          <table:table-cell office:value-type="string" calcext:value-type="string">
            <text:p>0.23721 ETH</text:p>
          </table:table-cell>
          <table:table-cell office:value-type="float" office:value="479" calcext:value-type="float">
            <text:p>479</text:p>
          </table:table-cell>
          <table:table-cell table:formula="of:=VALUE(SUBSTITUTE(MID([.C289];1;LEN([.C289])-4);&quot;.&quot;;&quot;,&quot;))" office:value-type="float" office:value="0.23721" calcext:value-type="float">
            <text:p>0,23721</text:p>
          </table:table-cell>
          <table:table-cell table:formula="of:=[.B289]" office:value-type="string" office:string-value="0x0165117757A431F57ce55bB16c363834D1439939344c8E1cee2EB771415247c3" calcext:value-type="string">
            <text:p>0x0165117757A431F57ce55bB16c363834D1439939344c8E1cee2EB771415247c3</text:p>
          </table:table-cell>
          <table:table-cell table:formula="of:=ROUNDUP([.E289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voyager.online/contract/0x06a71dab72C0F16e284D618932eCbd9169DBe2F7640709cf4a781e425A26f453" xlink:type="simple">0x06a71dab72C0F16e284D618932eCbd9169DBe2F7640709cf4a781e425A26f453</text:a></text:p>
          </table:table-cell>
          <table:table-cell office:value-type="string" calcext:value-type="string">
            <text:p>0.23715 ETH</text:p>
          </table:table-cell>
          <table:table-cell office:value-type="float" office:value="719" calcext:value-type="float">
            <text:p>719</text:p>
          </table:table-cell>
          <table:table-cell table:formula="of:=VALUE(SUBSTITUTE(MID([.C290];1;LEN([.C290])-4);&quot;.&quot;;&quot;,&quot;))" office:value-type="float" office:value="0.23715" calcext:value-type="float">
            <text:p>0,23715</text:p>
          </table:table-cell>
          <table:table-cell table:formula="of:=[.B290]" office:value-type="string" office:string-value="0x06a71dab72C0F16e284D618932eCbd9169DBe2F7640709cf4a781e425A26f453" calcext:value-type="string">
            <text:p>0x06a71dab72C0F16e284D618932eCbd9169DBe2F7640709cf4a781e425A26f453</text:p>
          </table:table-cell>
          <table:table-cell table:formula="of:=ROUNDUP([.E290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voyager.online/contract/0x057A8245d03e278f7D1D006411CcC839d072BA2093482623e9cb1f7DAD5B5A72" xlink:type="simple">0x057A8245d03e278f7D1D006411CcC839d072BA2093482623e9cb1f7DAD5B5A72</text:a></text:p>
          </table:table-cell>
          <table:table-cell office:value-type="string" calcext:value-type="string">
            <text:p>0.23687 ETH</text:p>
          </table:table-cell>
          <table:table-cell office:value-type="float" office:value="455" calcext:value-type="float">
            <text:p>455</text:p>
          </table:table-cell>
          <table:table-cell table:formula="of:=VALUE(SUBSTITUTE(MID([.C291];1;LEN([.C291])-4);&quot;.&quot;;&quot;,&quot;))" office:value-type="float" office:value="0.23687" calcext:value-type="float">
            <text:p>0,23687</text:p>
          </table:table-cell>
          <table:table-cell table:formula="of:=[.B291]" office:value-type="string" office:string-value="0x057A8245d03e278f7D1D006411CcC839d072BA2093482623e9cb1f7DAD5B5A72" calcext:value-type="string">
            <text:p>0x057A8245d03e278f7D1D006411CcC839d072BA2093482623e9cb1f7DAD5B5A72</text:p>
          </table:table-cell>
          <table:table-cell table:formula="of:=ROUNDUP([.E291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voyager.online/contract/0x03791A94bb303DA6435De7b85311715d9689D6A834e523434705B82F34e53df0" xlink:type="simple">0x03791A94bb303DA6435De7b85311715d9689D6A834e523434705B82F34e53df0</text:a></text:p>
          </table:table-cell>
          <table:table-cell office:value-type="string" calcext:value-type="string">
            <text:p>0.23510 ETH</text:p>
          </table:table-cell>
          <table:table-cell office:value-type="float" office:value="569" calcext:value-type="float">
            <text:p>569</text:p>
          </table:table-cell>
          <table:table-cell table:formula="of:=VALUE(SUBSTITUTE(MID([.C292];1;LEN([.C292])-4);&quot;.&quot;;&quot;,&quot;))" office:value-type="float" office:value="0.2351" calcext:value-type="float">
            <text:p>0,2351</text:p>
          </table:table-cell>
          <table:table-cell table:formula="of:=[.B292]" office:value-type="string" office:string-value="0x03791A94bb303DA6435De7b85311715d9689D6A834e523434705B82F34e53df0" calcext:value-type="string">
            <text:p>0x03791A94bb303DA6435De7b85311715d9689D6A834e523434705B82F34e53df0</text:p>
          </table:table-cell>
          <table:table-cell table:formula="of:=ROUNDUP([.E292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voyager.online/contract/0x026a2824b2bd5a9EcDf92FF9818a96675D06EcF57da952a523eA9d5E7e06E91a" xlink:type="simple">0x026a2824b2bd5a9EcDf92FF9818a96675D06EcF57da952a523eA9d5E7e06E91a</text:a></text:p>
          </table:table-cell>
          <table:table-cell office:value-type="string" calcext:value-type="string">
            <text:p>0.23506 ETH</text:p>
          </table:table-cell>
          <table:table-cell office:value-type="float" office:value="595" calcext:value-type="float">
            <text:p>595</text:p>
          </table:table-cell>
          <table:table-cell table:formula="of:=VALUE(SUBSTITUTE(MID([.C293];1;LEN([.C293])-4);&quot;.&quot;;&quot;,&quot;))" office:value-type="float" office:value="0.23506" calcext:value-type="float">
            <text:p>0,23506</text:p>
          </table:table-cell>
          <table:table-cell table:formula="of:=[.B293]" office:value-type="string" office:string-value="0x026a2824b2bd5a9EcDf92FF9818a96675D06EcF57da952a523eA9d5E7e06E91a" calcext:value-type="string">
            <text:p>0x026a2824b2bd5a9EcDf92FF9818a96675D06EcF57da952a523eA9d5E7e06E91a</text:p>
          </table:table-cell>
          <table:table-cell table:formula="of:=ROUNDUP([.E293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voyager.online/contract/0x046324d1E7fABb748B934218Ef2e92E11E14f0D8e2B9741059F2937c5B63B990" xlink:type="simple">0x046324d1E7fABb748B934218Ef2e92E11E14f0D8e2B9741059F2937c5B63B990</text:a></text:p>
          </table:table-cell>
          <table:table-cell office:value-type="string" calcext:value-type="string">
            <text:p>0.23466 ETH</text:p>
          </table:table-cell>
          <table:table-cell office:value-type="float" office:value="480" calcext:value-type="float">
            <text:p>480</text:p>
          </table:table-cell>
          <table:table-cell table:formula="of:=VALUE(SUBSTITUTE(MID([.C294];1;LEN([.C294])-4);&quot;.&quot;;&quot;,&quot;))" office:value-type="float" office:value="0.23466" calcext:value-type="float">
            <text:p>0,23466</text:p>
          </table:table-cell>
          <table:table-cell table:formula="of:=[.B294]" office:value-type="string" office:string-value="0x046324d1E7fABb748B934218Ef2e92E11E14f0D8e2B9741059F2937c5B63B990" calcext:value-type="string">
            <text:p>0x046324d1E7fABb748B934218Ef2e92E11E14f0D8e2B9741059F2937c5B63B990</text:p>
          </table:table-cell>
          <table:table-cell table:formula="of:=ROUNDUP([.E294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voyager.online/contract/0x06de80d8b790ee6EE7ac69518561bd677a5055409b78E86a8F2aA05Cb7893462" xlink:type="simple">0x06de80d8b790ee6EE7ac69518561bd677a5055409b78E86a8F2aA05Cb7893462</text:a></text:p>
          </table:table-cell>
          <table:table-cell office:value-type="string" calcext:value-type="string">
            <text:p>0.23373 ETH</text:p>
          </table:table-cell>
          <table:table-cell office:value-type="float" office:value="957" calcext:value-type="float">
            <text:p>957</text:p>
          </table:table-cell>
          <table:table-cell table:formula="of:=VALUE(SUBSTITUTE(MID([.C295];1;LEN([.C295])-4);&quot;.&quot;;&quot;,&quot;))" office:value-type="float" office:value="0.23373" calcext:value-type="float">
            <text:p>0,23373</text:p>
          </table:table-cell>
          <table:table-cell table:formula="of:=[.B295]" office:value-type="string" office:string-value="0x06de80d8b790ee6EE7ac69518561bd677a5055409b78E86a8F2aA05Cb7893462" calcext:value-type="string">
            <text:p>0x06de80d8b790ee6EE7ac69518561bd677a5055409b78E86a8F2aA05Cb7893462</text:p>
          </table:table-cell>
          <table:table-cell table:formula="of:=ROUNDUP([.E295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voyager.online/contract/0x02BaC5b9A7c5a1C24f1E25110B7E5191Cd1cE2044482998846B8014F9B574F76" xlink:type="simple">0x02BaC5b9A7c5a1C24f1E25110B7E5191Cd1cE2044482998846B8014F9B574F76</text:a></text:p>
          </table:table-cell>
          <table:table-cell office:value-type="string" calcext:value-type="string">
            <text:p>0.23269 ETH</text:p>
          </table:table-cell>
          <table:table-cell office:value-type="float" office:value="986" calcext:value-type="float">
            <text:p>986</text:p>
          </table:table-cell>
          <table:table-cell table:formula="of:=VALUE(SUBSTITUTE(MID([.C296];1;LEN([.C296])-4);&quot;.&quot;;&quot;,&quot;))" office:value-type="float" office:value="0.23269" calcext:value-type="float">
            <text:p>0,23269</text:p>
          </table:table-cell>
          <table:table-cell table:formula="of:=[.B296]" office:value-type="string" office:string-value="0x02BaC5b9A7c5a1C24f1E25110B7E5191Cd1cE2044482998846B8014F9B574F76" calcext:value-type="string">
            <text:p>0x02BaC5b9A7c5a1C24f1E25110B7E5191Cd1cE2044482998846B8014F9B574F76</text:p>
          </table:table-cell>
          <table:table-cell table:formula="of:=ROUNDUP([.E296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s://voyager.online/contract/0x01241e57ce3A43FDFf8B95D2707631613d635EEc575369aD2516209D4992EE02" xlink:type="simple">0x01241e57ce3A43FDFf8B95D2707631613d635EEc575369aD2516209D4992EE02</text:a></text:p>
          </table:table-cell>
          <table:table-cell office:value-type="string" calcext:value-type="string">
            <text:p>0.23101 ETH</text:p>
          </table:table-cell>
          <table:table-cell office:value-type="float" office:value="502" calcext:value-type="float">
            <text:p>502</text:p>
          </table:table-cell>
          <table:table-cell table:formula="of:=VALUE(SUBSTITUTE(MID([.C297];1;LEN([.C297])-4);&quot;.&quot;;&quot;,&quot;))" office:value-type="float" office:value="0.23101" calcext:value-type="float">
            <text:p>0,23101</text:p>
          </table:table-cell>
          <table:table-cell table:formula="of:=[.B297]" office:value-type="string" office:string-value="0x01241e57ce3A43FDFf8B95D2707631613d635EEc575369aD2516209D4992EE02" calcext:value-type="string">
            <text:p>0x01241e57ce3A43FDFf8B95D2707631613d635EEc575369aD2516209D4992EE02</text:p>
          </table:table-cell>
          <table:table-cell table:formula="of:=ROUNDUP([.E297]*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voyager.online/contract/0x002e98b7Ae82403DB934C548FcCfea350eE40470Eab4f4A863502FB0b3Abb64b" xlink:type="simple">0x002e98b7Ae82403DB934C548FcCfea350eE40470Eab4f4A863502FB0b3Abb64b</text:a></text:p>
          </table:table-cell>
          <table:table-cell office:value-type="string" calcext:value-type="string">
            <text:p>0.22989 ETH</text:p>
          </table:table-cell>
          <table:table-cell office:value-type="float" office:value="158" calcext:value-type="float">
            <text:p>158</text:p>
          </table:table-cell>
          <table:table-cell table:formula="of:=VALUE(SUBSTITUTE(MID([.C298];1;LEN([.C298])-4);&quot;.&quot;;&quot;,&quot;))" office:value-type="float" office:value="0.22989" calcext:value-type="float">
            <text:p>0,22989</text:p>
          </table:table-cell>
          <table:table-cell table:formula="of:=[.B298]" office:value-type="string" office:string-value="0x002e98b7Ae82403DB934C548FcCfea350eE40470Eab4f4A863502FB0b3Abb64b" calcext:value-type="string">
            <text:p>0x002e98b7Ae82403DB934C548FcCfea350eE40470Eab4f4A863502FB0b3Abb64b</text:p>
          </table:table-cell>
          <table:table-cell table:formula="of:=ROUNDUP([.E298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voyager.online/contract/0x07F521e7Fcbea39670fF8220F144Ec9Ffa335f76024e6cF5071D66B89e218E3f" xlink:type="simple">0x07F521e7Fcbea39670fF8220F144Ec9Ffa335f76024e6cF5071D66B89e218E3f</text:a></text:p>
          </table:table-cell>
          <table:table-cell office:value-type="string" calcext:value-type="string">
            <text:p>0.22702 ETH</text:p>
          </table:table-cell>
          <table:table-cell office:value-type="float" office:value="615" calcext:value-type="float">
            <text:p>615</text:p>
          </table:table-cell>
          <table:table-cell table:formula="of:=VALUE(SUBSTITUTE(MID([.C299];1;LEN([.C299])-4);&quot;.&quot;;&quot;,&quot;))" office:value-type="float" office:value="0.22702" calcext:value-type="float">
            <text:p>0,22702</text:p>
          </table:table-cell>
          <table:table-cell table:formula="of:=[.B299]" office:value-type="string" office:string-value="0x07F521e7Fcbea39670fF8220F144Ec9Ffa335f76024e6cF5071D66B89e218E3f" calcext:value-type="string">
            <text:p>0x07F521e7Fcbea39670fF8220F144Ec9Ffa335f76024e6cF5071D66B89e218E3f</text:p>
          </table:table-cell>
          <table:table-cell table:formula="of:=ROUNDUP([.E299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voyager.online/contract/0x021B0fC38d38EE2964cDCdE8e1EB91E73D29EfD927B9C4A596A3f37D6Fb3C353" xlink:type="simple">0x021B0fC38d38EE2964cDCdE8e1EB91E73D29EfD927B9C4A596A3f37D6Fb3C353</text:a></text:p>
          </table:table-cell>
          <table:table-cell office:value-type="string" calcext:value-type="string">
            <text:p>0.22656 ETH</text:p>
          </table:table-cell>
          <table:table-cell office:value-type="string" calcext:value-type="string">
            <text:p>2 022</text:p>
          </table:table-cell>
          <table:table-cell table:formula="of:=VALUE(SUBSTITUTE(MID([.C300];1;LEN([.C300])-4);&quot;.&quot;;&quot;,&quot;))" office:value-type="float" office:value="0.22656" calcext:value-type="float">
            <text:p>0,22656</text:p>
          </table:table-cell>
          <table:table-cell table:formula="of:=[.B300]" office:value-type="string" office:string-value="0x021B0fC38d38EE2964cDCdE8e1EB91E73D29EfD927B9C4A596A3f37D6Fb3C353" calcext:value-type="string">
            <text:p>0x021B0fC38d38EE2964cDCdE8e1EB91E73D29EfD927B9C4A596A3f37D6Fb3C353</text:p>
          </table:table-cell>
          <table:table-cell table:formula="of:=ROUNDUP([.E300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voyager.online/contract/0x044c0d80799ACA566a792C5EF2491BA5e36391dd7fcEfFD9afE2824335AB55E1" xlink:type="simple">0x044c0d80799ACA566a792C5EF2491BA5e36391dd7fcEfFD9afE2824335AB55E1</text:a></text:p>
          </table:table-cell>
          <table:table-cell office:value-type="string" calcext:value-type="string">
            <text:p>0.22514 ETH</text:p>
          </table:table-cell>
          <table:table-cell office:value-type="float" office:value="538" calcext:value-type="float">
            <text:p>538</text:p>
          </table:table-cell>
          <table:table-cell table:formula="of:=VALUE(SUBSTITUTE(MID([.C301];1;LEN([.C301])-4);&quot;.&quot;;&quot;,&quot;))" office:value-type="float" office:value="0.22514" calcext:value-type="float">
            <text:p>0,22514</text:p>
          </table:table-cell>
          <table:table-cell table:formula="of:=[.B301]" office:value-type="string" office:string-value="0x044c0d80799ACA566a792C5EF2491BA5e36391dd7fcEfFD9afE2824335AB55E1" calcext:value-type="string">
            <text:p>0x044c0d80799ACA566a792C5EF2491BA5e36391dd7fcEfFD9afE2824335AB55E1</text:p>
          </table:table-cell>
          <table:table-cell table:formula="of:=ROUNDUP([.E301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voyager.online/contract/0x0181FE69dD668db5ad7b00C2Bf12aE829EBC20d072C20AE542D0541f48a290f1" xlink:type="simple">0x0181FE69dD668db5ad7b00C2Bf12aE829EBC20d072C20AE542D0541f48a290f1</text:a></text:p>
          </table:table-cell>
          <table:table-cell office:value-type="string" calcext:value-type="string">
            <text:p>0.22506 ETH</text:p>
          </table:table-cell>
          <table:table-cell office:value-type="float" office:value="635" calcext:value-type="float">
            <text:p>635</text:p>
          </table:table-cell>
          <table:table-cell table:formula="of:=VALUE(SUBSTITUTE(MID([.C302];1;LEN([.C302])-4);&quot;.&quot;;&quot;,&quot;))" office:value-type="float" office:value="0.22506" calcext:value-type="float">
            <text:p>0,22506</text:p>
          </table:table-cell>
          <table:table-cell table:formula="of:=[.B302]" office:value-type="string" office:string-value="0x0181FE69dD668db5ad7b00C2Bf12aE829EBC20d072C20AE542D0541f48a290f1" calcext:value-type="string">
            <text:p>0x0181FE69dD668db5ad7b00C2Bf12aE829EBC20d072C20AE542D0541f48a290f1</text:p>
          </table:table-cell>
          <table:table-cell table:formula="of:=ROUNDUP([.E302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s://voyager.online/contract/0x00Ff624Eaa214495037F5A39582ED4EF408F1d539A5bC3260AE9b296f9631946" xlink:type="simple">0x00Ff624Eaa214495037F5A39582ED4EF408F1d539A5bC3260AE9b296f9631946</text:a></text:p>
          </table:table-cell>
          <table:table-cell office:value-type="string" calcext:value-type="string">
            <text:p>0.22484 ETH</text:p>
          </table:table-cell>
          <table:table-cell office:value-type="float" office:value="596" calcext:value-type="float">
            <text:p>596</text:p>
          </table:table-cell>
          <table:table-cell table:formula="of:=VALUE(SUBSTITUTE(MID([.C303];1;LEN([.C303])-4);&quot;.&quot;;&quot;,&quot;))" office:value-type="float" office:value="0.22484" calcext:value-type="float">
            <text:p>0,22484</text:p>
          </table:table-cell>
          <table:table-cell table:formula="of:=[.B303]" office:value-type="string" office:string-value="0x00Ff624Eaa214495037F5A39582ED4EF408F1d539A5bC3260AE9b296f9631946" calcext:value-type="string">
            <text:p>0x00Ff624Eaa214495037F5A39582ED4EF408F1d539A5bC3260AE9b296f9631946</text:p>
          </table:table-cell>
          <table:table-cell table:formula="of:=ROUNDUP([.E303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voyager.online/contract/0x04EaeA5CFC471266B35Fb2a109C80f5144231a844743b63694204b2a4c4F3a11" xlink:type="simple">0x04EaeA5CFC471266B35Fb2a109C80f5144231a844743b63694204b2a4c4F3a11</text:a></text:p>
          </table:table-cell>
          <table:table-cell office:value-type="string" calcext:value-type="string">
            <text:p>0.22461 ETH</text:p>
          </table:table-cell>
          <table:table-cell office:value-type="float" office:value="483" calcext:value-type="float">
            <text:p>483</text:p>
          </table:table-cell>
          <table:table-cell table:formula="of:=VALUE(SUBSTITUTE(MID([.C304];1;LEN([.C304])-4);&quot;.&quot;;&quot;,&quot;))" office:value-type="float" office:value="0.22461" calcext:value-type="float">
            <text:p>0,22461</text:p>
          </table:table-cell>
          <table:table-cell table:formula="of:=[.B304]" office:value-type="string" office:string-value="0x04EaeA5CFC471266B35Fb2a109C80f5144231a844743b63694204b2a4c4F3a11" calcext:value-type="string">
            <text:p>0x04EaeA5CFC471266B35Fb2a109C80f5144231a844743b63694204b2a4c4F3a11</text:p>
          </table:table-cell>
          <table:table-cell table:formula="of:=ROUNDUP([.E304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voyager.online/contract/0x0024A625f7483B572eBE6886Dd21a13E752f4A6452E6BfF56b465Be849Ea1046" xlink:type="simple">0x0024A625f7483B572eBE6886Dd21a13E752f4A6452E6BfF56b465Be849Ea1046</text:a></text:p>
          </table:table-cell>
          <table:table-cell office:value-type="string" calcext:value-type="string">
            <text:p>0.22369 ETH</text:p>
          </table:table-cell>
          <table:table-cell office:value-type="float" office:value="713" calcext:value-type="float">
            <text:p>713</text:p>
          </table:table-cell>
          <table:table-cell table:formula="of:=VALUE(SUBSTITUTE(MID([.C305];1;LEN([.C305])-4);&quot;.&quot;;&quot;,&quot;))" office:value-type="float" office:value="0.22369" calcext:value-type="float">
            <text:p>0,22369</text:p>
          </table:table-cell>
          <table:table-cell table:formula="of:=[.B305]" office:value-type="string" office:string-value="0x0024A625f7483B572eBE6886Dd21a13E752f4A6452E6BfF56b465Be849Ea1046" calcext:value-type="string">
            <text:p>0x0024A625f7483B572eBE6886Dd21a13E752f4A6452E6BfF56b465Be849Ea1046</text:p>
          </table:table-cell>
          <table:table-cell table:formula="of:=ROUNDUP([.E305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voyager.online/contract/0x0094D5724B4b02a0E8bb51d9FEc9fc621CcFA7F4fd12c4EE0C2Fd3b7d5918B54" xlink:type="simple">0x0094D5724B4b02a0E8bb51d9FEc9fc621CcFA7F4fd12c4EE0C2Fd3b7d5918B54</text:a></text:p>
          </table:table-cell>
          <table:table-cell office:value-type="string" calcext:value-type="string">
            <text:p>0.22321 ETH</text:p>
          </table:table-cell>
          <table:table-cell office:value-type="float" office:value="537" calcext:value-type="float">
            <text:p>537</text:p>
          </table:table-cell>
          <table:table-cell table:formula="of:=VALUE(SUBSTITUTE(MID([.C306];1;LEN([.C306])-4);&quot;.&quot;;&quot;,&quot;))" office:value-type="float" office:value="0.22321" calcext:value-type="float">
            <text:p>0,22321</text:p>
          </table:table-cell>
          <table:table-cell table:formula="of:=[.B306]" office:value-type="string" office:string-value="0x0094D5724B4b02a0E8bb51d9FEc9fc621CcFA7F4fd12c4EE0C2Fd3b7d5918B54" calcext:value-type="string">
            <text:p>0x0094D5724B4b02a0E8bb51d9FEc9fc621CcFA7F4fd12c4EE0C2Fd3b7d5918B54</text:p>
          </table:table-cell>
          <table:table-cell table:formula="of:=ROUNDUP([.E306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voyager.online/contract/0x035B5EBdf3386148BCBC53b20B168DfBc22Be5D162A8ebb22F3252e1FDd6e05B" xlink:type="simple">0x035B5EBdf3386148BCBC53b20B168DfBc22Be5D162A8ebb22F3252e1FDd6e05B</text:a></text:p>
          </table:table-cell>
          <table:table-cell office:value-type="string" calcext:value-type="string">
            <text:p>0.22279 ETH</text:p>
          </table:table-cell>
          <table:table-cell office:value-type="string" calcext:value-type="string">
            <text:p>1 998</text:p>
          </table:table-cell>
          <table:table-cell table:formula="of:=VALUE(SUBSTITUTE(MID([.C307];1;LEN([.C307])-4);&quot;.&quot;;&quot;,&quot;))" office:value-type="float" office:value="0.22279" calcext:value-type="float">
            <text:p>0,22279</text:p>
          </table:table-cell>
          <table:table-cell table:formula="of:=[.B307]" office:value-type="string" office:string-value="0x035B5EBdf3386148BCBC53b20B168DfBc22Be5D162A8ebb22F3252e1FDd6e05B" calcext:value-type="string">
            <text:p>0x035B5EBdf3386148BCBC53b20B168DfBc22Be5D162A8ebb22F3252e1FDd6e05B</text:p>
          </table:table-cell>
          <table:table-cell table:formula="of:=ROUNDUP([.E307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voyager.online/contract/0x0751F22bd912d501d5b84Db94C6802fbafe74fB1aeCF6626D974Cd5D751909Ec" xlink:type="simple">0x0751F22bd912d501d5b84Db94C6802fbafe74fB1aeCF6626D974Cd5D751909Ec</text:a></text:p>
          </table:table-cell>
          <table:table-cell office:value-type="string" calcext:value-type="string">
            <text:p>0.22180 ETH</text:p>
          </table:table-cell>
          <table:table-cell office:value-type="float" office:value="269" calcext:value-type="float">
            <text:p>269</text:p>
          </table:table-cell>
          <table:table-cell table:formula="of:=VALUE(SUBSTITUTE(MID([.C308];1;LEN([.C308])-4);&quot;.&quot;;&quot;,&quot;))" office:value-type="float" office:value="0.2218" calcext:value-type="float">
            <text:p>0,2218</text:p>
          </table:table-cell>
          <table:table-cell table:formula="of:=[.B308]" office:value-type="string" office:string-value="0x0751F22bd912d501d5b84Db94C6802fbafe74fB1aeCF6626D974Cd5D751909Ec" calcext:value-type="string">
            <text:p>0x0751F22bd912d501d5b84Db94C6802fbafe74fB1aeCF6626D974Cd5D751909Ec</text:p>
          </table:table-cell>
          <table:table-cell table:formula="of:=ROUNDUP([.E308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voyager.online/contract/0x01c1106C8032Cdc71E7a22f897f7Fca51fEB0fe2fd4e01d47d269B69551f81d4" xlink:type="simple">0x01c1106C8032Cdc71E7a22f897f7Fca51fEB0fe2fd4e01d47d269B69551f81d4</text:a></text:p>
          </table:table-cell>
          <table:table-cell office:value-type="string" calcext:value-type="string">
            <text:p>0.22179 ETH</text:p>
          </table:table-cell>
          <table:table-cell office:value-type="float" office:value="691" calcext:value-type="float">
            <text:p>691</text:p>
          </table:table-cell>
          <table:table-cell table:formula="of:=VALUE(SUBSTITUTE(MID([.C309];1;LEN([.C309])-4);&quot;.&quot;;&quot;,&quot;))" office:value-type="float" office:value="0.22179" calcext:value-type="float">
            <text:p>0,22179</text:p>
          </table:table-cell>
          <table:table-cell table:formula="of:=[.B309]" office:value-type="string" office:string-value="0x01c1106C8032Cdc71E7a22f897f7Fca51fEB0fe2fd4e01d47d269B69551f81d4" calcext:value-type="string">
            <text:p>0x01c1106C8032Cdc71E7a22f897f7Fca51fEB0fe2fd4e01d47d269B69551f81d4</text:p>
          </table:table-cell>
          <table:table-cell table:formula="of:=ROUNDUP([.E309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voyager.online/contract/0x015f24eeCCeF2dA94E6d2C0c193A5e96ca5f29C4Db27Ae84d1787BDbaD49a692" xlink:type="simple">0x015f24eeCCeF2dA94E6d2C0c193A5e96ca5f29C4Db27Ae84d1787BDbaD49a692</text:a></text:p>
          </table:table-cell>
          <table:table-cell office:value-type="string" calcext:value-type="string">
            <text:p>0.22113 ETH</text:p>
          </table:table-cell>
          <table:table-cell office:value-type="float" office:value="474" calcext:value-type="float">
            <text:p>474</text:p>
          </table:table-cell>
          <table:table-cell table:formula="of:=VALUE(SUBSTITUTE(MID([.C310];1;LEN([.C310])-4);&quot;.&quot;;&quot;,&quot;))" office:value-type="float" office:value="0.22113" calcext:value-type="float">
            <text:p>0,22113</text:p>
          </table:table-cell>
          <table:table-cell table:formula="of:=[.B310]" office:value-type="string" office:string-value="0x015f24eeCCeF2dA94E6d2C0c193A5e96ca5f29C4Db27Ae84d1787BDbaD49a692" calcext:value-type="string">
            <text:p>0x015f24eeCCeF2dA94E6d2C0c193A5e96ca5f29C4Db27Ae84d1787BDbaD49a692</text:p>
          </table:table-cell>
          <table:table-cell table:formula="of:=ROUNDUP([.E310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voyager.online/contract/0x01C5d614F01F01828937530b9b8edd1C1030B3b5Ad506FeD25A477424Cd56Df7" xlink:type="simple">0x01C5d614F01F01828937530b9b8edd1C1030B3b5Ad506FeD25A477424Cd56Df7</text:a></text:p>
          </table:table-cell>
          <table:table-cell office:value-type="string" calcext:value-type="string">
            <text:p>0.22109 ETH</text:p>
          </table:table-cell>
          <table:table-cell office:value-type="float" office:value="572" calcext:value-type="float">
            <text:p>572</text:p>
          </table:table-cell>
          <table:table-cell table:formula="of:=VALUE(SUBSTITUTE(MID([.C311];1;LEN([.C311])-4);&quot;.&quot;;&quot;,&quot;))" office:value-type="float" office:value="0.22109" calcext:value-type="float">
            <text:p>0,22109</text:p>
          </table:table-cell>
          <table:table-cell table:formula="of:=[.B311]" office:value-type="string" office:string-value="0x01C5d614F01F01828937530b9b8edd1C1030B3b5Ad506FeD25A477424Cd56Df7" calcext:value-type="string">
            <text:p>0x01C5d614F01F01828937530b9b8edd1C1030B3b5Ad506FeD25A477424Cd56Df7</text:p>
          </table:table-cell>
          <table:table-cell table:formula="of:=ROUNDUP([.E311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voyager.online/contract/0x0222D8E7d5E074FcD1E10d16173E5006696Cc31097D319Aa75E6185C1c31fF35" xlink:type="simple">0x0222D8E7d5E074FcD1E10d16173E5006696Cc31097D319Aa75E6185C1c31fF35</text:a></text:p>
          </table:table-cell>
          <table:table-cell office:value-type="string" calcext:value-type="string">
            <text:p>0.22091 ETH</text:p>
          </table:table-cell>
          <table:table-cell office:value-type="float" office:value="607" calcext:value-type="float">
            <text:p>607</text:p>
          </table:table-cell>
          <table:table-cell table:formula="of:=VALUE(SUBSTITUTE(MID([.C312];1;LEN([.C312])-4);&quot;.&quot;;&quot;,&quot;))" office:value-type="float" office:value="0.22091" calcext:value-type="float">
            <text:p>0,22091</text:p>
          </table:table-cell>
          <table:table-cell table:formula="of:=[.B312]" office:value-type="string" office:string-value="0x0222D8E7d5E074FcD1E10d16173E5006696Cc31097D319Aa75E6185C1c31fF35" calcext:value-type="string">
            <text:p>0x0222D8E7d5E074FcD1E10d16173E5006696Cc31097D319Aa75E6185C1c31fF35</text:p>
          </table:table-cell>
          <table:table-cell table:formula="of:=ROUNDUP([.E312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voyager.online/contract/0x0015E403e237e10852a1176467A40699F5791cfB30Dae34Fbe73f6E09a66798C" xlink:type="simple">0x0015E403e237e10852a1176467A40699F5791cfB30Dae34Fbe73f6E09a66798C</text:a></text:p>
          </table:table-cell>
          <table:table-cell office:value-type="string" calcext:value-type="string">
            <text:p>0.22035 ETH</text:p>
          </table:table-cell>
          <table:table-cell office:value-type="float" office:value="529" calcext:value-type="float">
            <text:p>529</text:p>
          </table:table-cell>
          <table:table-cell table:formula="of:=VALUE(SUBSTITUTE(MID([.C313];1;LEN([.C313])-4);&quot;.&quot;;&quot;,&quot;))" office:value-type="float" office:value="0.22035" calcext:value-type="float">
            <text:p>0,22035</text:p>
          </table:table-cell>
          <table:table-cell table:formula="of:=[.B313]" office:value-type="string" office:string-value="0x0015E403e237e10852a1176467A40699F5791cfB30Dae34Fbe73f6E09a66798C" calcext:value-type="string">
            <text:p>0x0015E403e237e10852a1176467A40699F5791cfB30Dae34Fbe73f6E09a66798C</text:p>
          </table:table-cell>
          <table:table-cell table:formula="of:=ROUNDUP([.E313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s://voyager.online/contract/0x04Fc81b449cB77219eA7dC3613040725284Cd1aca12E0152cDe9DEC11F9944c2" xlink:type="simple">0x04Fc81b449cB77219eA7dC3613040725284Cd1aca12E0152cDe9DEC11F9944c2</text:a></text:p>
          </table:table-cell>
          <table:table-cell office:value-type="string" calcext:value-type="string">
            <text:p>0.22013 ETH</text:p>
          </table:table-cell>
          <table:table-cell office:value-type="float" office:value="482" calcext:value-type="float">
            <text:p>482</text:p>
          </table:table-cell>
          <table:table-cell table:formula="of:=VALUE(SUBSTITUTE(MID([.C314];1;LEN([.C314])-4);&quot;.&quot;;&quot;,&quot;))" office:value-type="float" office:value="0.22013" calcext:value-type="float">
            <text:p>0,22013</text:p>
          </table:table-cell>
          <table:table-cell table:formula="of:=[.B314]" office:value-type="string" office:string-value="0x04Fc81b449cB77219eA7dC3613040725284Cd1aca12E0152cDe9DEC11F9944c2" calcext:value-type="string">
            <text:p>0x04Fc81b449cB77219eA7dC3613040725284Cd1aca12E0152cDe9DEC11F9944c2</text:p>
          </table:table-cell>
          <table:table-cell table:formula="of:=ROUNDUP([.E314]*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voyager.online/contract/0x06800f66d1B22cac4Dc9EF2E93B13fd1495D6Cc847c978Fd82B5Bbb7bAD82a8f" xlink:type="simple">0x06800f66d1B22cac4Dc9EF2E93B13fd1495D6Cc847c978Fd82B5Bbb7bAD82a8f</text:a></text:p>
          </table:table-cell>
          <table:table-cell office:value-type="string" calcext:value-type="string">
            <text:p>0.21975 ETH</text:p>
          </table:table-cell>
          <table:table-cell office:value-type="float" office:value="140" calcext:value-type="float">
            <text:p>140</text:p>
          </table:table-cell>
          <table:table-cell table:formula="of:=VALUE(SUBSTITUTE(MID([.C315];1;LEN([.C315])-4);&quot;.&quot;;&quot;,&quot;))" office:value-type="float" office:value="0.21975" calcext:value-type="float">
            <text:p>0,21975</text:p>
          </table:table-cell>
          <table:table-cell table:formula="of:=[.B315]" office:value-type="string" office:string-value="0x06800f66d1B22cac4Dc9EF2E93B13fd1495D6Cc847c978Fd82B5Bbb7bAD82a8f" calcext:value-type="string">
            <text:p>0x06800f66d1B22cac4Dc9EF2E93B13fd1495D6Cc847c978Fd82B5Bbb7bAD82a8f</text:p>
          </table:table-cell>
          <table:table-cell table:formula="of:=ROUNDUP([.E315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voyager.online/contract/0x01f2f5F2F500Fa9708B8CC508523F3927386a35E1366c6F7A1Fd6C9fdb1bA168" xlink:type="simple">0x01f2f5F2F500Fa9708B8CC508523F3927386a35E1366c6F7A1Fd6C9fdb1bA168</text:a></text:p>
          </table:table-cell>
          <table:table-cell office:value-type="string" calcext:value-type="string">
            <text:p>0.21956 ETH</text:p>
          </table:table-cell>
          <table:table-cell office:value-type="float" office:value="608" calcext:value-type="float">
            <text:p>608</text:p>
          </table:table-cell>
          <table:table-cell table:formula="of:=VALUE(SUBSTITUTE(MID([.C316];1;LEN([.C316])-4);&quot;.&quot;;&quot;,&quot;))" office:value-type="float" office:value="0.21956" calcext:value-type="float">
            <text:p>0,21956</text:p>
          </table:table-cell>
          <table:table-cell table:formula="of:=[.B316]" office:value-type="string" office:string-value="0x01f2f5F2F500Fa9708B8CC508523F3927386a35E1366c6F7A1Fd6C9fdb1bA168" calcext:value-type="string">
            <text:p>0x01f2f5F2F500Fa9708B8CC508523F3927386a35E1366c6F7A1Fd6C9fdb1bA168</text:p>
          </table:table-cell>
          <table:table-cell table:formula="of:=ROUNDUP([.E316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s://voyager.online/contract/0x03a7FBda39b64dba0B9b433615a76F4b1951c5a5dD8CE91Cc940282E2407be3D" xlink:type="simple">0x03a7FBda39b64dba0B9b433615a76F4b1951c5a5dD8CE91Cc940282E2407be3D</text:a></text:p>
          </table:table-cell>
          <table:table-cell office:value-type="string" calcext:value-type="string">
            <text:p>0.21934 ETH</text:p>
          </table:table-cell>
          <table:table-cell office:value-type="float" office:value="447" calcext:value-type="float">
            <text:p>447</text:p>
          </table:table-cell>
          <table:table-cell table:formula="of:=VALUE(SUBSTITUTE(MID([.C317];1;LEN([.C317])-4);&quot;.&quot;;&quot;,&quot;))" office:value-type="float" office:value="0.21934" calcext:value-type="float">
            <text:p>0,21934</text:p>
          </table:table-cell>
          <table:table-cell table:formula="of:=[.B317]" office:value-type="string" office:string-value="0x03a7FBda39b64dba0B9b433615a76F4b1951c5a5dD8CE91Cc940282E2407be3D" calcext:value-type="string">
            <text:p>0x03a7FBda39b64dba0B9b433615a76F4b1951c5a5dD8CE91Cc940282E2407be3D</text:p>
          </table:table-cell>
          <table:table-cell table:formula="of:=ROUNDUP([.E317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voyager.online/contract/0x06e4E6E08ad25162681dbEcFe9909ecec83BDE6e099ff1450F3464954Bf7F077" xlink:type="simple">0x06e4E6E08ad25162681dbEcFe9909ecec83BDE6e099ff1450F3464954Bf7F077</text:a></text:p>
          </table:table-cell>
          <table:table-cell office:value-type="string" calcext:value-type="string">
            <text:p>0.21923 ETH</text:p>
          </table:table-cell>
          <table:table-cell office:value-type="float" office:value="911" calcext:value-type="float">
            <text:p>911</text:p>
          </table:table-cell>
          <table:table-cell table:formula="of:=VALUE(SUBSTITUTE(MID([.C318];1;LEN([.C318])-4);&quot;.&quot;;&quot;,&quot;))" office:value-type="float" office:value="0.21923" calcext:value-type="float">
            <text:p>0,21923</text:p>
          </table:table-cell>
          <table:table-cell table:formula="of:=[.B318]" office:value-type="string" office:string-value="0x06e4E6E08ad25162681dbEcFe9909ecec83BDE6e099ff1450F3464954Bf7F077" calcext:value-type="string">
            <text:p>0x06e4E6E08ad25162681dbEcFe9909ecec83BDE6e099ff1450F3464954Bf7F077</text:p>
          </table:table-cell>
          <table:table-cell table:formula="of:=ROUNDUP([.E318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voyager.online/contract/0x0152FC210C4A25c8846ea922CB3915Ba153927EBb6e0d8c5263b740F1413De04" xlink:type="simple">0x0152FC210C4A25c8846ea922CB3915Ba153927EBb6e0d8c5263b740F1413De04</text:a></text:p>
          </table:table-cell>
          <table:table-cell office:value-type="string" calcext:value-type="string">
            <text:p>0.21900 ETH</text:p>
          </table:table-cell>
          <table:table-cell office:value-type="float" office:value="402" calcext:value-type="float">
            <text:p>402</text:p>
          </table:table-cell>
          <table:table-cell table:formula="of:=VALUE(SUBSTITUTE(MID([.C319];1;LEN([.C319])-4);&quot;.&quot;;&quot;,&quot;))" office:value-type="float" office:value="0.219" calcext:value-type="float">
            <text:p>0,219</text:p>
          </table:table-cell>
          <table:table-cell table:formula="of:=[.B319]" office:value-type="string" office:string-value="0x0152FC210C4A25c8846ea922CB3915Ba153927EBb6e0d8c5263b740F1413De04" calcext:value-type="string">
            <text:p>0x0152FC210C4A25c8846ea922CB3915Ba153927EBb6e0d8c5263b740F1413De04</text:p>
          </table:table-cell>
          <table:table-cell table:formula="of:=ROUNDUP([.E319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voyager.online/contract/0x0680269ccdd44b81174Ab23e2De0a8516b2141641F6e9cecD181b8d70c0Dd7Ad" xlink:type="simple">0x0680269ccdd44b81174Ab23e2De0a8516b2141641F6e9cecD181b8d70c0Dd7Ad</text:a></text:p>
          </table:table-cell>
          <table:table-cell office:value-type="string" calcext:value-type="string">
            <text:p>0.21891 ETH</text:p>
          </table:table-cell>
          <table:table-cell office:value-type="float" office:value="606" calcext:value-type="float">
            <text:p>606</text:p>
          </table:table-cell>
          <table:table-cell table:formula="of:=VALUE(SUBSTITUTE(MID([.C320];1;LEN([.C320])-4);&quot;.&quot;;&quot;,&quot;))" office:value-type="float" office:value="0.21891" calcext:value-type="float">
            <text:p>0,21891</text:p>
          </table:table-cell>
          <table:table-cell table:formula="of:=[.B320]" office:value-type="string" office:string-value="0x0680269ccdd44b81174Ab23e2De0a8516b2141641F6e9cecD181b8d70c0Dd7Ad" calcext:value-type="string">
            <text:p>0x0680269ccdd44b81174Ab23e2De0a8516b2141641F6e9cecD181b8d70c0Dd7Ad</text:p>
          </table:table-cell>
          <table:table-cell table:formula="of:=ROUNDUP([.E320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voyager.online/contract/0x06fdBf11D38681cdCb5F1c2298758939EdFBF19d26A0E48f27832246B2F071Ad" xlink:type="simple">0x06fdBf11D38681cdCb5F1c2298758939EdFBF19d26A0E48f27832246B2F071Ad</text:a></text:p>
          </table:table-cell>
          <table:table-cell office:value-type="string" calcext:value-type="string">
            <text:p>0.21849 ETH</text:p>
          </table:table-cell>
          <table:table-cell office:value-type="float" office:value="238" calcext:value-type="float">
            <text:p>238</text:p>
          </table:table-cell>
          <table:table-cell table:formula="of:=VALUE(SUBSTITUTE(MID([.C321];1;LEN([.C321])-4);&quot;.&quot;;&quot;,&quot;))" office:value-type="float" office:value="0.21849" calcext:value-type="float">
            <text:p>0,21849</text:p>
          </table:table-cell>
          <table:table-cell table:formula="of:=[.B321]" office:value-type="string" office:string-value="0x06fdBf11D38681cdCb5F1c2298758939EdFBF19d26A0E48f27832246B2F071Ad" calcext:value-type="string">
            <text:p>0x06fdBf11D38681cdCb5F1c2298758939EdFBF19d26A0E48f27832246B2F071Ad</text:p>
          </table:table-cell>
          <table:table-cell table:formula="of:=ROUNDUP([.E321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voyager.online/contract/0x0007fa7850b0cd63c7Bae3fB9E3d228C0ef288bA5091ab6F3Bb26f1E14fa3A25" xlink:type="simple">0x0007fa7850b0cd63c7Bae3fB9E3d228C0ef288bA5091ab6F3Bb26f1E14fa3A25</text:a></text:p>
          </table:table-cell>
          <table:table-cell office:value-type="string" calcext:value-type="string">
            <text:p>0.21842 ETH</text:p>
          </table:table-cell>
          <table:table-cell office:value-type="float" office:value="480" calcext:value-type="float">
            <text:p>480</text:p>
          </table:table-cell>
          <table:table-cell table:formula="of:=VALUE(SUBSTITUTE(MID([.C322];1;LEN([.C322])-4);&quot;.&quot;;&quot;,&quot;))" office:value-type="float" office:value="0.21842" calcext:value-type="float">
            <text:p>0,21842</text:p>
          </table:table-cell>
          <table:table-cell table:formula="of:=[.B322]" office:value-type="string" office:string-value="0x0007fa7850b0cd63c7Bae3fB9E3d228C0ef288bA5091ab6F3Bb26f1E14fa3A25" calcext:value-type="string">
            <text:p>0x0007fa7850b0cd63c7Bae3fB9E3d228C0ef288bA5091ab6F3Bb26f1E14fa3A25</text:p>
          </table:table-cell>
          <table:table-cell table:formula="of:=ROUNDUP([.E322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voyager.online/contract/0x0697AaC48ac606b1D003eb908fa79d55604933c5084117a1311EDFCc2bECC400" xlink:type="simple">0x0697AaC48ac606b1D003eb908fa79d55604933c5084117a1311EDFCc2bECC400</text:a></text:p>
          </table:table-cell>
          <table:table-cell office:value-type="string" calcext:value-type="string">
            <text:p>0.21825 ETH</text:p>
          </table:table-cell>
          <table:table-cell office:value-type="float" office:value="794" calcext:value-type="float">
            <text:p>794</text:p>
          </table:table-cell>
          <table:table-cell table:formula="of:=VALUE(SUBSTITUTE(MID([.C323];1;LEN([.C323])-4);&quot;.&quot;;&quot;,&quot;))" office:value-type="float" office:value="0.21825" calcext:value-type="float">
            <text:p>0,21825</text:p>
          </table:table-cell>
          <table:table-cell table:formula="of:=[.B323]" office:value-type="string" office:string-value="0x0697AaC48ac606b1D003eb908fa79d55604933c5084117a1311EDFCc2bECC400" calcext:value-type="string">
            <text:p>0x0697AaC48ac606b1D003eb908fa79d55604933c5084117a1311EDFCc2bECC400</text:p>
          </table:table-cell>
          <table:table-cell table:formula="of:=ROUNDUP([.E323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voyager.online/contract/0x06c942c8BEd36b8f0916c8b4e2073802894f1D92Bc8490cd4D55b50311eeB7f4" xlink:type="simple">0x06c942c8BEd36b8f0916c8b4e2073802894f1D92Bc8490cd4D55b50311eeB7f4</text:a></text:p>
          </table:table-cell>
          <table:table-cell office:value-type="string" calcext:value-type="string">
            <text:p>0.21810 ETH</text:p>
          </table:table-cell>
          <table:table-cell office:value-type="float" office:value="399" calcext:value-type="float">
            <text:p>399</text:p>
          </table:table-cell>
          <table:table-cell table:formula="of:=VALUE(SUBSTITUTE(MID([.C324];1;LEN([.C324])-4);&quot;.&quot;;&quot;,&quot;))" office:value-type="float" office:value="0.2181" calcext:value-type="float">
            <text:p>0,2181</text:p>
          </table:table-cell>
          <table:table-cell table:formula="of:=[.B324]" office:value-type="string" office:string-value="0x06c942c8BEd36b8f0916c8b4e2073802894f1D92Bc8490cd4D55b50311eeB7f4" calcext:value-type="string">
            <text:p>0x06c942c8BEd36b8f0916c8b4e2073802894f1D92Bc8490cd4D55b50311eeB7f4</text:p>
          </table:table-cell>
          <table:table-cell table:formula="of:=ROUNDUP([.E324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voyager.online/contract/0x0220b9d9488B9421c5c242ee230Aaaa3932ead2643a7bD9E9Cac65902e84Dc14" xlink:type="simple">0x0220b9d9488B9421c5c242ee230Aaaa3932ead2643a7bD9E9Cac65902e84Dc14</text:a></text:p>
          </table:table-cell>
          <table:table-cell office:value-type="string" calcext:value-type="string">
            <text:p>0.21797 ETH</text:p>
          </table:table-cell>
          <table:table-cell office:value-type="float" office:value="404" calcext:value-type="float">
            <text:p>404</text:p>
          </table:table-cell>
          <table:table-cell table:formula="of:=VALUE(SUBSTITUTE(MID([.C325];1;LEN([.C325])-4);&quot;.&quot;;&quot;,&quot;))" office:value-type="float" office:value="0.21797" calcext:value-type="float">
            <text:p>0,21797</text:p>
          </table:table-cell>
          <table:table-cell table:formula="of:=[.B325]" office:value-type="string" office:string-value="0x0220b9d9488B9421c5c242ee230Aaaa3932ead2643a7bD9E9Cac65902e84Dc14" calcext:value-type="string">
            <text:p>0x0220b9d9488B9421c5c242ee230Aaaa3932ead2643a7bD9E9Cac65902e84Dc14</text:p>
          </table:table-cell>
          <table:table-cell table:formula="of:=ROUNDUP([.E325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s://voyager.online/contract/0x0270bc3D221829639EA2b85Fc57d607e3904D6b7c0F278fB0b2dc629113a05ff" xlink:type="simple">0x0270bc3D221829639EA2b85Fc57d607e3904D6b7c0F278fB0b2dc629113a05ff</text:a></text:p>
          </table:table-cell>
          <table:table-cell office:value-type="string" calcext:value-type="string">
            <text:p>0.21786 ETH</text:p>
          </table:table-cell>
          <table:table-cell office:value-type="float" office:value="731" calcext:value-type="float">
            <text:p>731</text:p>
          </table:table-cell>
          <table:table-cell table:formula="of:=VALUE(SUBSTITUTE(MID([.C326];1;LEN([.C326])-4);&quot;.&quot;;&quot;,&quot;))" office:value-type="float" office:value="0.21786" calcext:value-type="float">
            <text:p>0,21786</text:p>
          </table:table-cell>
          <table:table-cell table:formula="of:=[.B326]" office:value-type="string" office:string-value="0x0270bc3D221829639EA2b85Fc57d607e3904D6b7c0F278fB0b2dc629113a05ff" calcext:value-type="string">
            <text:p>0x0270bc3D221829639EA2b85Fc57d607e3904D6b7c0F278fB0b2dc629113a05ff</text:p>
          </table:table-cell>
          <table:table-cell table:formula="of:=ROUNDUP([.E326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voyager.online/contract/0x06aeF8129000dF3AD3a196b0Ead66FD64Cd9bfd7065e361767104510EA9086B2" xlink:type="simple">0x06aeF8129000dF3AD3a196b0Ead66FD64Cd9bfd7065e361767104510EA9086B2</text:a></text:p>
          </table:table-cell>
          <table:table-cell office:value-type="string" calcext:value-type="string">
            <text:p>0.21746 ETH</text:p>
          </table:table-cell>
          <table:table-cell office:value-type="float" office:value="351" calcext:value-type="float">
            <text:p>351</text:p>
          </table:table-cell>
          <table:table-cell table:formula="of:=VALUE(SUBSTITUTE(MID([.C327];1;LEN([.C327])-4);&quot;.&quot;;&quot;,&quot;))" office:value-type="float" office:value="0.21746" calcext:value-type="float">
            <text:p>0,21746</text:p>
          </table:table-cell>
          <table:table-cell table:formula="of:=[.B327]" office:value-type="string" office:string-value="0x06aeF8129000dF3AD3a196b0Ead66FD64Cd9bfd7065e361767104510EA9086B2" calcext:value-type="string">
            <text:p>0x06aeF8129000dF3AD3a196b0Ead66FD64Cd9bfd7065e361767104510EA9086B2</text:p>
          </table:table-cell>
          <table:table-cell table:formula="of:=ROUNDUP([.E327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voyager.online/contract/0x07b26E6133F7fb1bB982B0557742387CB54ED98bEB5CA1487Eff5E8daaa9BB85" xlink:type="simple">0x07b26E6133F7fb1bB982B0557742387CB54ED98bEB5CA1487Eff5E8daaa9BB85</text:a></text:p>
          </table:table-cell>
          <table:table-cell office:value-type="string" calcext:value-type="string">
            <text:p>0.21744 ETH</text:p>
          </table:table-cell>
          <table:table-cell office:value-type="float" office:value="459" calcext:value-type="float">
            <text:p>459</text:p>
          </table:table-cell>
          <table:table-cell table:formula="of:=VALUE(SUBSTITUTE(MID([.C328];1;LEN([.C328])-4);&quot;.&quot;;&quot;,&quot;))" office:value-type="float" office:value="0.21744" calcext:value-type="float">
            <text:p>0,21744</text:p>
          </table:table-cell>
          <table:table-cell table:formula="of:=[.B328]" office:value-type="string" office:string-value="0x07b26E6133F7fb1bB982B0557742387CB54ED98bEB5CA1487Eff5E8daaa9BB85" calcext:value-type="string">
            <text:p>0x07b26E6133F7fb1bB982B0557742387CB54ED98bEB5CA1487Eff5E8daaa9BB85</text:p>
          </table:table-cell>
          <table:table-cell table:formula="of:=ROUNDUP([.E328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s://voyager.online/contract/0x06859cA7349ad32c4f819A663C59992b98a7F59FeCefd9EFcE5E5d790694915E" xlink:type="simple">0x06859cA7349ad32c4f819A663C59992b98a7F59FeCefd9EFcE5E5d790694915E</text:a></text:p>
          </table:table-cell>
          <table:table-cell office:value-type="string" calcext:value-type="string">
            <text:p>0.21736 ETH</text:p>
          </table:table-cell>
          <table:table-cell office:value-type="float" office:value="575" calcext:value-type="float">
            <text:p>575</text:p>
          </table:table-cell>
          <table:table-cell table:formula="of:=VALUE(SUBSTITUTE(MID([.C329];1;LEN([.C329])-4);&quot;.&quot;;&quot;,&quot;))" office:value-type="float" office:value="0.21736" calcext:value-type="float">
            <text:p>0,21736</text:p>
          </table:table-cell>
          <table:table-cell table:formula="of:=[.B329]" office:value-type="string" office:string-value="0x06859cA7349ad32c4f819A663C59992b98a7F59FeCefd9EFcE5E5d790694915E" calcext:value-type="string">
            <text:p>0x06859cA7349ad32c4f819A663C59992b98a7F59FeCefd9EFcE5E5d790694915E</text:p>
          </table:table-cell>
          <table:table-cell table:formula="of:=ROUNDUP([.E329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voyager.online/contract/0x0154c4A6E48B66BD77E8c7786e2De6A037aF7104CFbeC10F9Fb2E5CeDC0E56B1" xlink:type="simple">0x0154c4A6E48B66BD77E8c7786e2De6A037aF7104CFbeC10F9Fb2E5CeDC0E56B1</text:a></text:p>
          </table:table-cell>
          <table:table-cell office:value-type="string" calcext:value-type="string">
            <text:p>0.21729 ETH</text:p>
          </table:table-cell>
          <table:table-cell office:value-type="float" office:value="712" calcext:value-type="float">
            <text:p>712</text:p>
          </table:table-cell>
          <table:table-cell table:formula="of:=VALUE(SUBSTITUTE(MID([.C330];1;LEN([.C330])-4);&quot;.&quot;;&quot;,&quot;))" office:value-type="float" office:value="0.21729" calcext:value-type="float">
            <text:p>0,21729</text:p>
          </table:table-cell>
          <table:table-cell table:formula="of:=[.B330]" office:value-type="string" office:string-value="0x0154c4A6E48B66BD77E8c7786e2De6A037aF7104CFbeC10F9Fb2E5CeDC0E56B1" calcext:value-type="string">
            <text:p>0x0154c4A6E48B66BD77E8c7786e2De6A037aF7104CFbeC10F9Fb2E5CeDC0E56B1</text:p>
          </table:table-cell>
          <table:table-cell table:formula="of:=ROUNDUP([.E330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s://voyager.online/contract/0x071c78C4Dd405012BDCBC5644DBF5382338f71bBE11DF7e1F25c04D0801Adb87" xlink:type="simple">0x071c78C4Dd405012BDCBC5644DBF5382338f71bBE11DF7e1F25c04D0801Adb87</text:a></text:p>
          </table:table-cell>
          <table:table-cell office:value-type="string" calcext:value-type="string">
            <text:p>0.21563 ETH</text:p>
          </table:table-cell>
          <table:table-cell office:value-type="float" office:value="404" calcext:value-type="float">
            <text:p>404</text:p>
          </table:table-cell>
          <table:table-cell table:formula="of:=VALUE(SUBSTITUTE(MID([.C331];1;LEN([.C331])-4);&quot;.&quot;;&quot;,&quot;))" office:value-type="float" office:value="0.21563" calcext:value-type="float">
            <text:p>0,21563</text:p>
          </table:table-cell>
          <table:table-cell table:formula="of:=[.B331]" office:value-type="string" office:string-value="0x071c78C4Dd405012BDCBC5644DBF5382338f71bBE11DF7e1F25c04D0801Adb87" calcext:value-type="string">
            <text:p>0x071c78C4Dd405012BDCBC5644DBF5382338f71bBE11DF7e1F25c04D0801Adb87</text:p>
          </table:table-cell>
          <table:table-cell table:formula="of:=ROUNDUP([.E331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voyager.online/contract/0x05596B3B83982fdeFd036305e8342D33BbCB1c9BA268674aAFbeA011BdA08299" xlink:type="simple">0x05596B3B83982fdeFd036305e8342D33BbCB1c9BA268674aAFbeA011BdA08299</text:a></text:p>
          </table:table-cell>
          <table:table-cell office:value-type="string" calcext:value-type="string">
            <text:p>0.21471 ETH</text:p>
          </table:table-cell>
          <table:table-cell office:value-type="float" office:value="704" calcext:value-type="float">
            <text:p>704</text:p>
          </table:table-cell>
          <table:table-cell table:formula="of:=VALUE(SUBSTITUTE(MID([.C332];1;LEN([.C332])-4);&quot;.&quot;;&quot;,&quot;))" office:value-type="float" office:value="0.21471" calcext:value-type="float">
            <text:p>0,21471</text:p>
          </table:table-cell>
          <table:table-cell table:formula="of:=[.B332]" office:value-type="string" office:string-value="0x05596B3B83982fdeFd036305e8342D33BbCB1c9BA268674aAFbeA011BdA08299" calcext:value-type="string">
            <text:p>0x05596B3B83982fdeFd036305e8342D33BbCB1c9BA268674aAFbeA011BdA08299</text:p>
          </table:table-cell>
          <table:table-cell table:formula="of:=ROUNDUP([.E332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voyager.online/contract/0x01B5684E3D8Fa5b5e5d0A9ceCa2992E21930E21F99C1A90cFA83AAab82Ca3e36" xlink:type="simple">0x01B5684E3D8Fa5b5e5d0A9ceCa2992E21930E21F99C1A90cFA83AAab82Ca3e36</text:a></text:p>
          </table:table-cell>
          <table:table-cell office:value-type="string" calcext:value-type="string">
            <text:p>0.21417 ETH</text:p>
          </table:table-cell>
          <table:table-cell office:value-type="string" calcext:value-type="string">
            <text:p>1 104</text:p>
          </table:table-cell>
          <table:table-cell table:formula="of:=VALUE(SUBSTITUTE(MID([.C333];1;LEN([.C333])-4);&quot;.&quot;;&quot;,&quot;))" office:value-type="float" office:value="0.21417" calcext:value-type="float">
            <text:p>0,21417</text:p>
          </table:table-cell>
          <table:table-cell table:formula="of:=[.B333]" office:value-type="string" office:string-value="0x01B5684E3D8Fa5b5e5d0A9ceCa2992E21930E21F99C1A90cFA83AAab82Ca3e36" calcext:value-type="string">
            <text:p>0x01B5684E3D8Fa5b5e5d0A9ceCa2992E21930E21F99C1A90cFA83AAab82Ca3e36</text:p>
          </table:table-cell>
          <table:table-cell table:formula="of:=ROUNDUP([.E333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voyager.online/contract/0x076C43304F469e5F2a5e81cAE292EAD3AC9f74864DFBD7f7499Be2d47b3F00cD" xlink:type="simple">0x076C43304F469e5F2a5e81cAE292EAD3AC9f74864DFBD7f7499Be2d47b3F00cD</text:a></text:p>
          </table:table-cell>
          <table:table-cell office:value-type="string" calcext:value-type="string">
            <text:p>0.21378 ETH</text:p>
          </table:table-cell>
          <table:table-cell office:value-type="float" office:value="567" calcext:value-type="float">
            <text:p>567</text:p>
          </table:table-cell>
          <table:table-cell table:formula="of:=VALUE(SUBSTITUTE(MID([.C334];1;LEN([.C334])-4);&quot;.&quot;;&quot;,&quot;))" office:value-type="float" office:value="0.21378" calcext:value-type="float">
            <text:p>0,21378</text:p>
          </table:table-cell>
          <table:table-cell table:formula="of:=[.B334]" office:value-type="string" office:string-value="0x076C43304F469e5F2a5e81cAE292EAD3AC9f74864DFBD7f7499Be2d47b3F00cD" calcext:value-type="string">
            <text:p>0x076C43304F469e5F2a5e81cAE292EAD3AC9f74864DFBD7f7499Be2d47b3F00cD</text:p>
          </table:table-cell>
          <table:table-cell table:formula="of:=ROUNDUP([.E334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voyager.online/contract/0x06826f64179D7410b76516bdCf66fc6BD9c6B1C3C932D8C74A47823e473d91ED" xlink:type="simple">0x06826f64179D7410b76516bdCf66fc6BD9c6B1C3C932D8C74A47823e473d91ED</text:a></text:p>
          </table:table-cell>
          <table:table-cell office:value-type="string" calcext:value-type="string">
            <text:p>0.21306 ETH</text:p>
          </table:table-cell>
          <table:table-cell office:value-type="float" office:value="638" calcext:value-type="float">
            <text:p>638</text:p>
          </table:table-cell>
          <table:table-cell table:formula="of:=VALUE(SUBSTITUTE(MID([.C335];1;LEN([.C335])-4);&quot;.&quot;;&quot;,&quot;))" office:value-type="float" office:value="0.21306" calcext:value-type="float">
            <text:p>0,21306</text:p>
          </table:table-cell>
          <table:table-cell table:formula="of:=[.B335]" office:value-type="string" office:string-value="0x06826f64179D7410b76516bdCf66fc6BD9c6B1C3C932D8C74A47823e473d91ED" calcext:value-type="string">
            <text:p>0x06826f64179D7410b76516bdCf66fc6BD9c6B1C3C932D8C74A47823e473d91ED</text:p>
          </table:table-cell>
          <table:table-cell table:formula="of:=ROUNDUP([.E335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voyager.online/contract/0x02761B894c1Ffb62b87426CFF067Ee0b5fcC3B930350c82152376b87dfD8fc7b" xlink:type="simple">0x02761B894c1Ffb62b87426CFF067Ee0b5fcC3B930350c82152376b87dfD8fc7b</text:a></text:p>
          </table:table-cell>
          <table:table-cell office:value-type="string" calcext:value-type="string">
            <text:p>0.21293 ETH</text:p>
          </table:table-cell>
          <table:table-cell office:value-type="float" office:value="84" calcext:value-type="float">
            <text:p>84</text:p>
          </table:table-cell>
          <table:table-cell table:formula="of:=VALUE(SUBSTITUTE(MID([.C336];1;LEN([.C336])-4);&quot;.&quot;;&quot;,&quot;))" office:value-type="float" office:value="0.21293" calcext:value-type="float">
            <text:p>0,21293</text:p>
          </table:table-cell>
          <table:table-cell table:formula="of:=[.B336]" office:value-type="string" office:string-value="0x02761B894c1Ffb62b87426CFF067Ee0b5fcC3B930350c82152376b87dfD8fc7b" calcext:value-type="string">
            <text:p>0x02761B894c1Ffb62b87426CFF067Ee0b5fcC3B930350c82152376b87dfD8fc7b</text:p>
          </table:table-cell>
          <table:table-cell table:formula="of:=ROUNDUP([.E336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voyager.online/contract/0x04C14a51656b294489408A6E435eBDb1e9a1F9390d8e06f66999d11b3927bB15" xlink:type="simple">0x04C14a51656b294489408A6E435eBDb1e9a1F9390d8e06f66999d11b3927bB15</text:a></text:p>
          </table:table-cell>
          <table:table-cell office:value-type="string" calcext:value-type="string">
            <text:p>0.21155 ETH</text:p>
          </table:table-cell>
          <table:table-cell office:value-type="float" office:value="364" calcext:value-type="float">
            <text:p>364</text:p>
          </table:table-cell>
          <table:table-cell table:formula="of:=VALUE(SUBSTITUTE(MID([.C337];1;LEN([.C337])-4);&quot;.&quot;;&quot;,&quot;))" office:value-type="float" office:value="0.21155" calcext:value-type="float">
            <text:p>0,21155</text:p>
          </table:table-cell>
          <table:table-cell table:formula="of:=[.B337]" office:value-type="string" office:string-value="0x04C14a51656b294489408A6E435eBDb1e9a1F9390d8e06f66999d11b3927bB15" calcext:value-type="string">
            <text:p>0x04C14a51656b294489408A6E435eBDb1e9a1F9390d8e06f66999d11b3927bB15</text:p>
          </table:table-cell>
          <table:table-cell table:formula="of:=ROUNDUP([.E337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s://voyager.online/contract/0x0233771f6A947099BC4DB8caDE0259e9A873e3d93F2413D3A19969582D2D49cc" xlink:type="simple">0x0233771f6A947099BC4DB8caDE0259e9A873e3d93F2413D3A19969582D2D49cc</text:a></text:p>
          </table:table-cell>
          <table:table-cell office:value-type="string" calcext:value-type="string">
            <text:p>0.21050 ETH</text:p>
          </table:table-cell>
          <table:table-cell office:value-type="float" office:value="402" calcext:value-type="float">
            <text:p>402</text:p>
          </table:table-cell>
          <table:table-cell table:formula="of:=VALUE(SUBSTITUTE(MID([.C338];1;LEN([.C338])-4);&quot;.&quot;;&quot;,&quot;))" office:value-type="float" office:value="0.2105" calcext:value-type="float">
            <text:p>0,2105</text:p>
          </table:table-cell>
          <table:table-cell table:formula="of:=[.B338]" office:value-type="string" office:string-value="0x0233771f6A947099BC4DB8caDE0259e9A873e3d93F2413D3A19969582D2D49cc" calcext:value-type="string">
            <text:p>0x0233771f6A947099BC4DB8caDE0259e9A873e3d93F2413D3A19969582D2D49cc</text:p>
          </table:table-cell>
          <table:table-cell table:formula="of:=ROUNDUP([.E338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voyager.online/contract/0x048eE15dB053808576d335930755f8b0bCbe69E4AA85756926195bBEbC58EF33" xlink:type="simple">0x048eE15dB053808576d335930755f8b0bCbe69E4AA85756926195bBEbC58EF33</text:a></text:p>
          </table:table-cell>
          <table:table-cell office:value-type="string" calcext:value-type="string">
            <text:p>0.21022 ETH</text:p>
          </table:table-cell>
          <table:table-cell office:value-type="float" office:value="597" calcext:value-type="float">
            <text:p>597</text:p>
          </table:table-cell>
          <table:table-cell table:formula="of:=VALUE(SUBSTITUTE(MID([.C339];1;LEN([.C339])-4);&quot;.&quot;;&quot;,&quot;))" office:value-type="float" office:value="0.21022" calcext:value-type="float">
            <text:p>0,21022</text:p>
          </table:table-cell>
          <table:table-cell table:formula="of:=[.B339]" office:value-type="string" office:string-value="0x048eE15dB053808576d335930755f8b0bCbe69E4AA85756926195bBEbC58EF33" calcext:value-type="string">
            <text:p>0x048eE15dB053808576d335930755f8b0bCbe69E4AA85756926195bBEbC58EF33</text:p>
          </table:table-cell>
          <table:table-cell table:formula="of:=ROUNDUP([.E339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voyager.online/contract/0x042F07F55Db85FBC0bed6eCF550589265518d97c45e696dC48B8471452a6873A" xlink:type="simple">0x042F07F55Db85FBC0bed6eCF550589265518d97c45e696dC48B8471452a6873A</text:a></text:p>
          </table:table-cell>
          <table:table-cell office:value-type="string" calcext:value-type="string">
            <text:p>0.21009 ETH</text:p>
          </table:table-cell>
          <table:table-cell office:value-type="float" office:value="454" calcext:value-type="float">
            <text:p>454</text:p>
          </table:table-cell>
          <table:table-cell table:formula="of:=VALUE(SUBSTITUTE(MID([.C340];1;LEN([.C340])-4);&quot;.&quot;;&quot;,&quot;))" office:value-type="float" office:value="0.21009" calcext:value-type="float">
            <text:p>0,21009</text:p>
          </table:table-cell>
          <table:table-cell table:formula="of:=[.B340]" office:value-type="string" office:string-value="0x042F07F55Db85FBC0bed6eCF550589265518d97c45e696dC48B8471452a6873A" calcext:value-type="string">
            <text:p>0x042F07F55Db85FBC0bed6eCF550589265518d97c45e696dC48B8471452a6873A</text:p>
          </table:table-cell>
          <table:table-cell table:formula="of:=ROUNDUP([.E340]*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voyager.online/contract/0x04BdE59bFA08f86A95C3A24a344ACF6eE1DA18D5288863404c215f3EBF5A5A6A" xlink:type="simple">0x04BdE59bFA08f86A95C3A24a344ACF6eE1DA18D5288863404c215f3EBF5A5A6A</text:a></text:p>
          </table:table-cell>
          <table:table-cell office:value-type="string" calcext:value-type="string">
            <text:p>0.20981 ETH</text:p>
          </table:table-cell>
          <table:table-cell office:value-type="float" office:value="452" calcext:value-type="float">
            <text:p>452</text:p>
          </table:table-cell>
          <table:table-cell table:formula="of:=VALUE(SUBSTITUTE(MID([.C341];1;LEN([.C341])-4);&quot;.&quot;;&quot;,&quot;))" office:value-type="float" office:value="0.20981" calcext:value-type="float">
            <text:p>0,20981</text:p>
          </table:table-cell>
          <table:table-cell table:formula="of:=[.B341]" office:value-type="string" office:string-value="0x04BdE59bFA08f86A95C3A24a344ACF6eE1DA18D5288863404c215f3EBF5A5A6A" calcext:value-type="string">
            <text:p>0x04BdE59bFA08f86A95C3A24a344ACF6eE1DA18D5288863404c215f3EBF5A5A6A</text:p>
          </table:table-cell>
          <table:table-cell table:formula="of:=ROUNDUP([.E341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voyager.online/contract/0x07E1ec78fDa065D5F147c28f316b835B8450F2328ecab5aDb454f07A43309c0B" xlink:type="simple">0x07E1ec78fDa065D5F147c28f316b835B8450F2328ecab5aDb454f07A43309c0B</text:a></text:p>
          </table:table-cell>
          <table:table-cell office:value-type="string" calcext:value-type="string">
            <text:p>0.20938 ETH</text:p>
          </table:table-cell>
          <table:table-cell office:value-type="float" office:value="428" calcext:value-type="float">
            <text:p>428</text:p>
          </table:table-cell>
          <table:table-cell table:formula="of:=VALUE(SUBSTITUTE(MID([.C342];1;LEN([.C342])-4);&quot;.&quot;;&quot;,&quot;))" office:value-type="float" office:value="0.20938" calcext:value-type="float">
            <text:p>0,20938</text:p>
          </table:table-cell>
          <table:table-cell table:formula="of:=[.B342]" office:value-type="string" office:string-value="0x07E1ec78fDa065D5F147c28f316b835B8450F2328ecab5aDb454f07A43309c0B" calcext:value-type="string">
            <text:p>0x07E1ec78fDa065D5F147c28f316b835B8450F2328ecab5aDb454f07A43309c0B</text:p>
          </table:table-cell>
          <table:table-cell table:formula="of:=ROUNDUP([.E342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voyager.online/contract/0x00Ea4Bb234D424c296DfB4f73B0bab8eF1D7FBE27f6f31094C8406a7b2e07bD0" xlink:type="simple">0x00Ea4Bb234D424c296DfB4f73B0bab8eF1D7FBE27f6f31094C8406a7b2e07bD0</text:a></text:p>
          </table:table-cell>
          <table:table-cell office:value-type="string" calcext:value-type="string">
            <text:p>0.20893 ETH</text:p>
          </table:table-cell>
          <table:table-cell office:value-type="float" office:value="447" calcext:value-type="float">
            <text:p>447</text:p>
          </table:table-cell>
          <table:table-cell table:formula="of:=VALUE(SUBSTITUTE(MID([.C343];1;LEN([.C343])-4);&quot;.&quot;;&quot;,&quot;))" office:value-type="float" office:value="0.20893" calcext:value-type="float">
            <text:p>0,20893</text:p>
          </table:table-cell>
          <table:table-cell table:formula="of:=[.B343]" office:value-type="string" office:string-value="0x00Ea4Bb234D424c296DfB4f73B0bab8eF1D7FBE27f6f31094C8406a7b2e07bD0" calcext:value-type="string">
            <text:p>0x00Ea4Bb234D424c296DfB4f73B0bab8eF1D7FBE27f6f31094C8406a7b2e07bD0</text:p>
          </table:table-cell>
          <table:table-cell table:formula="of:=ROUNDUP([.E343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voyager.online/contract/0x032845A5A9b0c507128DD7127576a301729eD968fc137Cb7664716Fcd8e704a0" xlink:type="simple">0x032845A5A9b0c507128DD7127576a301729eD968fc137Cb7664716Fcd8e704a0</text:a></text:p>
          </table:table-cell>
          <table:table-cell office:value-type="string" calcext:value-type="string">
            <text:p>0.20859 ETH</text:p>
          </table:table-cell>
          <table:table-cell office:value-type="float" office:value="431" calcext:value-type="float">
            <text:p>431</text:p>
          </table:table-cell>
          <table:table-cell table:formula="of:=VALUE(SUBSTITUTE(MID([.C344];1;LEN([.C344])-4);&quot;.&quot;;&quot;,&quot;))" office:value-type="float" office:value="0.20859" calcext:value-type="float">
            <text:p>0,20859</text:p>
          </table:table-cell>
          <table:table-cell table:formula="of:=[.B344]" office:value-type="string" office:string-value="0x032845A5A9b0c507128DD7127576a301729eD968fc137Cb7664716Fcd8e704a0" calcext:value-type="string">
            <text:p>0x032845A5A9b0c507128DD7127576a301729eD968fc137Cb7664716Fcd8e704a0</text:p>
          </table:table-cell>
          <table:table-cell table:formula="of:=ROUNDUP([.E344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voyager.online/contract/0x03474353878b236171e4c08e52465d9F2cf6C3BaBf726cC292ff1566E68612C3" xlink:type="simple">0x03474353878b236171e4c08e52465d9F2cf6C3BaBf726cC292ff1566E68612C3</text:a></text:p>
          </table:table-cell>
          <table:table-cell office:value-type="string" calcext:value-type="string">
            <text:p>0.20852 ETH</text:p>
          </table:table-cell>
          <table:table-cell office:value-type="float" office:value="170" calcext:value-type="float">
            <text:p>170</text:p>
          </table:table-cell>
          <table:table-cell table:formula="of:=VALUE(SUBSTITUTE(MID([.C345];1;LEN([.C345])-4);&quot;.&quot;;&quot;,&quot;))" office:value-type="float" office:value="0.20852" calcext:value-type="float">
            <text:p>0,20852</text:p>
          </table:table-cell>
          <table:table-cell table:formula="of:=[.B345]" office:value-type="string" office:string-value="0x03474353878b236171e4c08e52465d9F2cf6C3BaBf726cC292ff1566E68612C3" calcext:value-type="string">
            <text:p>0x03474353878b236171e4c08e52465d9F2cf6C3BaBf726cC292ff1566E68612C3</text:p>
          </table:table-cell>
          <table:table-cell table:formula="of:=ROUNDUP([.E345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voyager.online/contract/0x013157a8F92Fca42578e9348cfFde5f26E1f21416C61D8aC6858CE9cbbf5082a" xlink:type="simple">0x013157a8F92Fca42578e9348cfFde5f26E1f21416C61D8aC6858CE9cbbf5082a</text:a></text:p>
          </table:table-cell>
          <table:table-cell office:value-type="string" calcext:value-type="string">
            <text:p>0.20773 ETH</text:p>
          </table:table-cell>
          <table:table-cell office:value-type="float" office:value="494" calcext:value-type="float">
            <text:p>494</text:p>
          </table:table-cell>
          <table:table-cell table:formula="of:=VALUE(SUBSTITUTE(MID([.C346];1;LEN([.C346])-4);&quot;.&quot;;&quot;,&quot;))" office:value-type="float" office:value="0.20773" calcext:value-type="float">
            <text:p>0,20773</text:p>
          </table:table-cell>
          <table:table-cell table:formula="of:=[.B346]" office:value-type="string" office:string-value="0x013157a8F92Fca42578e9348cfFde5f26E1f21416C61D8aC6858CE9cbbf5082a" calcext:value-type="string">
            <text:p>0x013157a8F92Fca42578e9348cfFde5f26E1f21416C61D8aC6858CE9cbbf5082a</text:p>
          </table:table-cell>
          <table:table-cell table:formula="of:=ROUNDUP([.E346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voyager.online/contract/0x074FcBb1006E5a0fB043d6eD72759983dd050d914f5C4CE86C4794A132AD75cC" xlink:type="simple">0x074FcBb1006E5a0fB043d6eD72759983dd050d914f5C4CE86C4794A132AD75cC</text:a></text:p>
          </table:table-cell>
          <table:table-cell office:value-type="string" calcext:value-type="string">
            <text:p>0.20750 ETH</text:p>
          </table:table-cell>
          <table:table-cell office:value-type="float" office:value="548" calcext:value-type="float">
            <text:p>548</text:p>
          </table:table-cell>
          <table:table-cell table:formula="of:=VALUE(SUBSTITUTE(MID([.C347];1;LEN([.C347])-4);&quot;.&quot;;&quot;,&quot;))" office:value-type="float" office:value="0.2075" calcext:value-type="float">
            <text:p>0,2075</text:p>
          </table:table-cell>
          <table:table-cell table:formula="of:=[.B347]" office:value-type="string" office:string-value="0x074FcBb1006E5a0fB043d6eD72759983dd050d914f5C4CE86C4794A132AD75cC" calcext:value-type="string">
            <text:p>0x074FcBb1006E5a0fB043d6eD72759983dd050d914f5C4CE86C4794A132AD75cC</text:p>
          </table:table-cell>
          <table:table-cell table:formula="of:=ROUNDUP([.E347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voyager.online/contract/0x03532986269Dd0f1AFabCC869c5Ad857c4FA29D0f37f45733eF37914C8497cAE" xlink:type="simple">0x03532986269Dd0f1AFabCC869c5Ad857c4FA29D0f37f45733eF37914C8497cAE</text:a></text:p>
          </table:table-cell>
          <table:table-cell office:value-type="string" calcext:value-type="string">
            <text:p>0.20482 ETH</text:p>
          </table:table-cell>
          <table:table-cell office:value-type="float" office:value="330" calcext:value-type="float">
            <text:p>330</text:p>
          </table:table-cell>
          <table:table-cell table:formula="of:=VALUE(SUBSTITUTE(MID([.C348];1;LEN([.C348])-4);&quot;.&quot;;&quot;,&quot;))" office:value-type="float" office:value="0.20482" calcext:value-type="float">
            <text:p>0,20482</text:p>
          </table:table-cell>
          <table:table-cell table:formula="of:=[.B348]" office:value-type="string" office:string-value="0x03532986269Dd0f1AFabCC869c5Ad857c4FA29D0f37f45733eF37914C8497cAE" calcext:value-type="string">
            <text:p>0x03532986269Dd0f1AFabCC869c5Ad857c4FA29D0f37f45733eF37914C8497cAE</text:p>
          </table:table-cell>
          <table:table-cell table:formula="of:=ROUNDUP([.E348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voyager.online/contract/0x0103E91A8D96FF0A8a64F123A548159032b39455E6554D5787397f889a356019" xlink:type="simple">0x0103E91A8D96FF0A8a64F123A548159032b39455E6554D5787397f889a356019</text:a></text:p>
          </table:table-cell>
          <table:table-cell office:value-type="string" calcext:value-type="string">
            <text:p>0.20469 ETH</text:p>
          </table:table-cell>
          <table:table-cell office:value-type="float" office:value="483" calcext:value-type="float">
            <text:p>483</text:p>
          </table:table-cell>
          <table:table-cell table:formula="of:=VALUE(SUBSTITUTE(MID([.C349];1;LEN([.C349])-4);&quot;.&quot;;&quot;,&quot;))" office:value-type="float" office:value="0.20469" calcext:value-type="float">
            <text:p>0,20469</text:p>
          </table:table-cell>
          <table:table-cell table:formula="of:=[.B349]" office:value-type="string" office:string-value="0x0103E91A8D96FF0A8a64F123A548159032b39455E6554D5787397f889a356019" calcext:value-type="string">
            <text:p>0x0103E91A8D96FF0A8a64F123A548159032b39455E6554D5787397f889a356019</text:p>
          </table:table-cell>
          <table:table-cell table:formula="of:=ROUNDUP([.E349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voyager.online/contract/0x006e72805ab92272CcC743103730201D3038a1491DD8b18bF3dc0f9f4CE53091" xlink:type="simple">0x006e72805ab92272CcC743103730201D3038a1491DD8b18bF3dc0f9f4CE53091</text:a></text:p>
          </table:table-cell>
          <table:table-cell office:value-type="string" calcext:value-type="string">
            <text:p>0.20467 ETH</text:p>
          </table:table-cell>
          <table:table-cell office:value-type="float" office:value="338" calcext:value-type="float">
            <text:p>338</text:p>
          </table:table-cell>
          <table:table-cell table:formula="of:=VALUE(SUBSTITUTE(MID([.C350];1;LEN([.C350])-4);&quot;.&quot;;&quot;,&quot;))" office:value-type="float" office:value="0.20467" calcext:value-type="float">
            <text:p>0,20467</text:p>
          </table:table-cell>
          <table:table-cell table:formula="of:=[.B350]" office:value-type="string" office:string-value="0x006e72805ab92272CcC743103730201D3038a1491DD8b18bF3dc0f9f4CE53091" calcext:value-type="string">
            <text:p>0x006e72805ab92272CcC743103730201D3038a1491DD8b18bF3dc0f9f4CE53091</text:p>
          </table:table-cell>
          <table:table-cell table:formula="of:=ROUNDUP([.E350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voyager.online/contract/0x05c5497a4FbBD7521bE120904B6a9306072c979f8B610bfdf69E5eB245ea5620" xlink:type="simple">0x05c5497a4FbBD7521bE120904B6a9306072c979f8B610bfdf69E5eB245ea5620</text:a></text:p>
          </table:table-cell>
          <table:table-cell office:value-type="string" calcext:value-type="string">
            <text:p>0.20453 ETH</text:p>
          </table:table-cell>
          <table:table-cell office:value-type="float" office:value="878" calcext:value-type="float">
            <text:p>878</text:p>
          </table:table-cell>
          <table:table-cell table:formula="of:=VALUE(SUBSTITUTE(MID([.C351];1;LEN([.C351])-4);&quot;.&quot;;&quot;,&quot;))" office:value-type="float" office:value="0.20453" calcext:value-type="float">
            <text:p>0,20453</text:p>
          </table:table-cell>
          <table:table-cell table:formula="of:=[.B351]" office:value-type="string" office:string-value="0x05c5497a4FbBD7521bE120904B6a9306072c979f8B610bfdf69E5eB245ea5620" calcext:value-type="string">
            <text:p>0x05c5497a4FbBD7521bE120904B6a9306072c979f8B610bfdf69E5eB245ea5620</text:p>
          </table:table-cell>
          <table:table-cell table:formula="of:=ROUNDUP([.E351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voyager.online/contract/0x0232B46f80B682Ca3C0Ed352C111AEcdcF7fb40Db8F7B20989E0742e49EC65bB" xlink:type="simple">0x0232B46f80B682Ca3C0Ed352C111AEcdcF7fb40Db8F7B20989E0742e49EC65bB</text:a></text:p>
          </table:table-cell>
          <table:table-cell office:value-type="string" calcext:value-type="string">
            <text:p>0.20451 ETH</text:p>
          </table:table-cell>
          <table:table-cell office:value-type="float" office:value="597" calcext:value-type="float">
            <text:p>597</text:p>
          </table:table-cell>
          <table:table-cell table:formula="of:=VALUE(SUBSTITUTE(MID([.C352];1;LEN([.C352])-4);&quot;.&quot;;&quot;,&quot;))" office:value-type="float" office:value="0.20451" calcext:value-type="float">
            <text:p>0,20451</text:p>
          </table:table-cell>
          <table:table-cell table:formula="of:=[.B352]" office:value-type="string" office:string-value="0x0232B46f80B682Ca3C0Ed352C111AEcdcF7fb40Db8F7B20989E0742e49EC65bB" calcext:value-type="string">
            <text:p>0x0232B46f80B682Ca3C0Ed352C111AEcdcF7fb40Db8F7B20989E0742e49EC65bB</text:p>
          </table:table-cell>
          <table:table-cell table:formula="of:=ROUNDUP([.E352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voyager.online/contract/0x070F4cc4f81cB9dB1859951f00EBd2E1872Ca4E2720DCEFEf43D2D2e077b4371" xlink:type="simple">0x070F4cc4f81cB9dB1859951f00EBd2E1872Ca4E2720DCEFEf43D2D2e077b4371</text:a></text:p>
          </table:table-cell>
          <table:table-cell office:value-type="string" calcext:value-type="string">
            <text:p>0.20366 ETH</text:p>
          </table:table-cell>
          <table:table-cell office:value-type="float" office:value="658" calcext:value-type="float">
            <text:p>658</text:p>
          </table:table-cell>
          <table:table-cell table:formula="of:=VALUE(SUBSTITUTE(MID([.C353];1;LEN([.C353])-4);&quot;.&quot;;&quot;,&quot;))" office:value-type="float" office:value="0.20366" calcext:value-type="float">
            <text:p>0,20366</text:p>
          </table:table-cell>
          <table:table-cell table:formula="of:=[.B353]" office:value-type="string" office:string-value="0x070F4cc4f81cB9dB1859951f00EBd2E1872Ca4E2720DCEFEf43D2D2e077b4371" calcext:value-type="string">
            <text:p>0x070F4cc4f81cB9dB1859951f00EBd2E1872Ca4E2720DCEFEf43D2D2e077b4371</text:p>
          </table:table-cell>
          <table:table-cell table:formula="of:=ROUNDUP([.E353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voyager.online/contract/0x048fCc322D37AF0CF1E3E318a999910EB13A60d84AcB1b3bd7A63Dd86f76b5F9" xlink:type="simple">0x048fCc322D37AF0CF1E3E318a999910EB13A60d84AcB1b3bd7A63Dd86f76b5F9</text:a></text:p>
          </table:table-cell>
          <table:table-cell office:value-type="string" calcext:value-type="string">
            <text:p>0.20341 ETH</text:p>
          </table:table-cell>
          <table:table-cell office:value-type="float" office:value="510" calcext:value-type="float">
            <text:p>510</text:p>
          </table:table-cell>
          <table:table-cell table:formula="of:=VALUE(SUBSTITUTE(MID([.C354];1;LEN([.C354])-4);&quot;.&quot;;&quot;,&quot;))" office:value-type="float" office:value="0.20341" calcext:value-type="float">
            <text:p>0,20341</text:p>
          </table:table-cell>
          <table:table-cell table:formula="of:=[.B354]" office:value-type="string" office:string-value="0x048fCc322D37AF0CF1E3E318a999910EB13A60d84AcB1b3bd7A63Dd86f76b5F9" calcext:value-type="string">
            <text:p>0x048fCc322D37AF0CF1E3E318a999910EB13A60d84AcB1b3bd7A63Dd86f76b5F9</text:p>
          </table:table-cell>
          <table:table-cell table:formula="of:=ROUNDUP([.E354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voyager.online/contract/0x066bABBEbFc7D572eFB5DD7415f46475318992A8ae6FCF0F8aD13648A2cBC2ac" xlink:type="simple">0x066bABBEbFc7D572eFB5DD7415f46475318992A8ae6FCF0F8aD13648A2cBC2ac</text:a></text:p>
          </table:table-cell>
          <table:table-cell office:value-type="string" calcext:value-type="string">
            <text:p>0.20327 ETH</text:p>
          </table:table-cell>
          <table:table-cell office:value-type="float" office:value="340" calcext:value-type="float">
            <text:p>340</text:p>
          </table:table-cell>
          <table:table-cell table:formula="of:=VALUE(SUBSTITUTE(MID([.C355];1;LEN([.C355])-4);&quot;.&quot;;&quot;,&quot;))" office:value-type="float" office:value="0.20327" calcext:value-type="float">
            <text:p>0,20327</text:p>
          </table:table-cell>
          <table:table-cell table:formula="of:=[.B355]" office:value-type="string" office:string-value="0x066bABBEbFc7D572eFB5DD7415f46475318992A8ae6FCF0F8aD13648A2cBC2ac" calcext:value-type="string">
            <text:p>0x066bABBEbFc7D572eFB5DD7415f46475318992A8ae6FCF0F8aD13648A2cBC2ac</text:p>
          </table:table-cell>
          <table:table-cell table:formula="of:=ROUNDUP([.E355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voyager.online/contract/0x05Bd13Ce3562bdCE310dFd326b11d0c2FAfA1f6cAFE25716b127ea895389afAD" xlink:type="simple">0x05Bd13Ce3562bdCE310dFd326b11d0c2FAfA1f6cAFE25716b127ea895389afAD</text:a></text:p>
          </table:table-cell>
          <table:table-cell office:value-type="string" calcext:value-type="string">
            <text:p>0.20323 ETH</text:p>
          </table:table-cell>
          <table:table-cell office:value-type="float" office:value="346" calcext:value-type="float">
            <text:p>346</text:p>
          </table:table-cell>
          <table:table-cell table:formula="of:=VALUE(SUBSTITUTE(MID([.C356];1;LEN([.C356])-4);&quot;.&quot;;&quot;,&quot;))" office:value-type="float" office:value="0.20323" calcext:value-type="float">
            <text:p>0,20323</text:p>
          </table:table-cell>
          <table:table-cell table:formula="of:=[.B356]" office:value-type="string" office:string-value="0x05Bd13Ce3562bdCE310dFd326b11d0c2FAfA1f6cAFE25716b127ea895389afAD" calcext:value-type="string">
            <text:p>0x05Bd13Ce3562bdCE310dFd326b11d0c2FAfA1f6cAFE25716b127ea895389afAD</text:p>
          </table:table-cell>
          <table:table-cell table:formula="of:=ROUNDUP([.E356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voyager.online/contract/0x040FAA903c4143cf6a9de3A1674266349FFC5aD3B796Af1cDfbeA772C28a93c3" xlink:type="simple">0x040FAA903c4143cf6a9de3A1674266349FFC5aD3B796Af1cDfbeA772C28a93c3</text:a></text:p>
          </table:table-cell>
          <table:table-cell office:value-type="string" calcext:value-type="string">
            <text:p>0.20319 ETH</text:p>
          </table:table-cell>
          <table:table-cell office:value-type="float" office:value="489" calcext:value-type="float">
            <text:p>489</text:p>
          </table:table-cell>
          <table:table-cell table:formula="of:=VALUE(SUBSTITUTE(MID([.C357];1;LEN([.C357])-4);&quot;.&quot;;&quot;,&quot;))" office:value-type="float" office:value="0.20319" calcext:value-type="float">
            <text:p>0,20319</text:p>
          </table:table-cell>
          <table:table-cell table:formula="of:=[.B357]" office:value-type="string" office:string-value="0x040FAA903c4143cf6a9de3A1674266349FFC5aD3B796Af1cDfbeA772C28a93c3" calcext:value-type="string">
            <text:p>0x040FAA903c4143cf6a9de3A1674266349FFC5aD3B796Af1cDfbeA772C28a93c3</text:p>
          </table:table-cell>
          <table:table-cell table:formula="of:=ROUNDUP([.E357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voyager.online/contract/0x059A9926C7f04dC0f6Be1860ea0b7E03D7Ee662Caca613A9967ea61b55b41677" xlink:type="simple">0x059A9926C7f04dC0f6Be1860ea0b7E03D7Ee662Caca613A9967ea61b55b41677</text:a></text:p>
          </table:table-cell>
          <table:table-cell office:value-type="string" calcext:value-type="string">
            <text:p>0.20311 ETH</text:p>
          </table:table-cell>
          <table:table-cell office:value-type="float" office:value="362" calcext:value-type="float">
            <text:p>362</text:p>
          </table:table-cell>
          <table:table-cell table:formula="of:=VALUE(SUBSTITUTE(MID([.C358];1;LEN([.C358])-4);&quot;.&quot;;&quot;,&quot;))" office:value-type="float" office:value="0.20311" calcext:value-type="float">
            <text:p>0,20311</text:p>
          </table:table-cell>
          <table:table-cell table:formula="of:=[.B358]" office:value-type="string" office:string-value="0x059A9926C7f04dC0f6Be1860ea0b7E03D7Ee662Caca613A9967ea61b55b41677" calcext:value-type="string">
            <text:p>0x059A9926C7f04dC0f6Be1860ea0b7E03D7Ee662Caca613A9967ea61b55b41677</text:p>
          </table:table-cell>
          <table:table-cell table:formula="of:=ROUNDUP([.E358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voyager.online/contract/0x007C4aE4fDc41BC771584ea68054298eB2423EE0cf0ba97F337E85db80aE5d19" xlink:type="simple">0x007C4aE4fDc41BC771584ea68054298eB2423EE0cf0ba97F337E85db80aE5d19</text:a></text:p>
          </table:table-cell>
          <table:table-cell office:value-type="string" calcext:value-type="string">
            <text:p>0.20306 ETH</text:p>
          </table:table-cell>
          <table:table-cell office:value-type="float" office:value="527" calcext:value-type="float">
            <text:p>527</text:p>
          </table:table-cell>
          <table:table-cell table:formula="of:=VALUE(SUBSTITUTE(MID([.C359];1;LEN([.C359])-4);&quot;.&quot;;&quot;,&quot;))" office:value-type="float" office:value="0.20306" calcext:value-type="float">
            <text:p>0,20306</text:p>
          </table:table-cell>
          <table:table-cell table:formula="of:=[.B359]" office:value-type="string" office:string-value="0x007C4aE4fDc41BC771584ea68054298eB2423EE0cf0ba97F337E85db80aE5d19" calcext:value-type="string">
            <text:p>0x007C4aE4fDc41BC771584ea68054298eB2423EE0cf0ba97F337E85db80aE5d19</text:p>
          </table:table-cell>
          <table:table-cell table:formula="of:=ROUNDUP([.E359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voyager.online/contract/0x028eCa014a1cdb414862906063B62b8fC8ad5F95a07f301ed746C933D5B0866E" xlink:type="simple">0x028eCa014a1cdb414862906063B62b8fC8ad5F95a07f301ed746C933D5B0866E</text:a></text:p>
          </table:table-cell>
          <table:table-cell office:value-type="string" calcext:value-type="string">
            <text:p>0.20305 ETH</text:p>
          </table:table-cell>
          <table:table-cell office:value-type="float" office:value="509" calcext:value-type="float">
            <text:p>509</text:p>
          </table:table-cell>
          <table:table-cell table:formula="of:=VALUE(SUBSTITUTE(MID([.C360];1;LEN([.C360])-4);&quot;.&quot;;&quot;,&quot;))" office:value-type="float" office:value="0.20305" calcext:value-type="float">
            <text:p>0,20305</text:p>
          </table:table-cell>
          <table:table-cell table:formula="of:=[.B360]" office:value-type="string" office:string-value="0x028eCa014a1cdb414862906063B62b8fC8ad5F95a07f301ed746C933D5B0866E" calcext:value-type="string">
            <text:p>0x028eCa014a1cdb414862906063B62b8fC8ad5F95a07f301ed746C933D5B0866E</text:p>
          </table:table-cell>
          <table:table-cell table:formula="of:=ROUNDUP([.E360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voyager.online/contract/0x066745Ae680136C1d3E5e0a1D1f4d1EE4449c435ECBfC2Fa13A7A713f62a77BF" xlink:type="simple">0x066745Ae680136C1d3E5e0a1D1f4d1EE4449c435ECBfC2Fa13A7A713f62a77BF</text:a></text:p>
          </table:table-cell>
          <table:table-cell office:value-type="string" calcext:value-type="string">
            <text:p>0.20276 ETH</text:p>
          </table:table-cell>
          <table:table-cell office:value-type="float" office:value="576" calcext:value-type="float">
            <text:p>576</text:p>
          </table:table-cell>
          <table:table-cell table:formula="of:=VALUE(SUBSTITUTE(MID([.C361];1;LEN([.C361])-4);&quot;.&quot;;&quot;,&quot;))" office:value-type="float" office:value="0.20276" calcext:value-type="float">
            <text:p>0,20276</text:p>
          </table:table-cell>
          <table:table-cell table:formula="of:=[.B361]" office:value-type="string" office:string-value="0x066745Ae680136C1d3E5e0a1D1f4d1EE4449c435ECBfC2Fa13A7A713f62a77BF" calcext:value-type="string">
            <text:p>0x066745Ae680136C1d3E5e0a1D1f4d1EE4449c435ECBfC2Fa13A7A713f62a77BF</text:p>
          </table:table-cell>
          <table:table-cell table:formula="of:=ROUNDUP([.E361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voyager.online/contract/0x033802125f028E4C6F182ECaF3aa0C650B6FCC89AbA6F620A33ef6948227D607" xlink:type="simple">0x033802125f028E4C6F182ECaF3aa0C650B6FCC89AbA6F620A33ef6948227D607</text:a></text:p>
          </table:table-cell>
          <table:table-cell office:value-type="string" calcext:value-type="string">
            <text:p>0.20234 ETH</text:p>
          </table:table-cell>
          <table:table-cell office:value-type="string" calcext:value-type="string">
            <text:p>1 437</text:p>
          </table:table-cell>
          <table:table-cell table:formula="of:=VALUE(SUBSTITUTE(MID([.C362];1;LEN([.C362])-4);&quot;.&quot;;&quot;,&quot;))" office:value-type="float" office:value="0.20234" calcext:value-type="float">
            <text:p>0,20234</text:p>
          </table:table-cell>
          <table:table-cell table:formula="of:=[.B362]" office:value-type="string" office:string-value="0x033802125f028E4C6F182ECaF3aa0C650B6FCC89AbA6F620A33ef6948227D607" calcext:value-type="string">
            <text:p>0x033802125f028E4C6F182ECaF3aa0C650B6FCC89AbA6F620A33ef6948227D607</text:p>
          </table:table-cell>
          <table:table-cell table:formula="of:=ROUNDUP([.E362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voyager.online/contract/0x01C8A172D9eb2d98D0cde5B0672b2A064160bD9f2dEff810F8216C36e27B3317" xlink:type="simple">0x01C8A172D9eb2d98D0cde5B0672b2A064160bD9f2dEff810F8216C36e27B3317</text:a></text:p>
          </table:table-cell>
          <table:table-cell office:value-type="string" calcext:value-type="string">
            <text:p>0.20137 ETH</text:p>
          </table:table-cell>
          <table:table-cell office:value-type="string" calcext:value-type="string">
            <text:p>1 148</text:p>
          </table:table-cell>
          <table:table-cell table:formula="of:=VALUE(SUBSTITUTE(MID([.C363];1;LEN([.C363])-4);&quot;.&quot;;&quot;,&quot;))" office:value-type="float" office:value="0.20137" calcext:value-type="float">
            <text:p>0,20137</text:p>
          </table:table-cell>
          <table:table-cell table:formula="of:=[.B363]" office:value-type="string" office:string-value="0x01C8A172D9eb2d98D0cde5B0672b2A064160bD9f2dEff810F8216C36e27B3317" calcext:value-type="string">
            <text:p>0x01C8A172D9eb2d98D0cde5B0672b2A064160bD9f2dEff810F8216C36e27B3317</text:p>
          </table:table-cell>
          <table:table-cell table:formula="of:=ROUNDUP([.E363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voyager.online/contract/0x02972a041e6e3b7b3DAe69b9F20094E3Bf5d99FF889Aa857ef86DFbE9f126358" xlink:type="simple">0x02972a041e6e3b7b3DAe69b9F20094E3Bf5d99FF889Aa857ef86DFbE9f126358</text:a></text:p>
          </table:table-cell>
          <table:table-cell office:value-type="string" calcext:value-type="string">
            <text:p>0.20125 ETH</text:p>
          </table:table-cell>
          <table:table-cell office:value-type="float" office:value="455" calcext:value-type="float">
            <text:p>455</text:p>
          </table:table-cell>
          <table:table-cell table:formula="of:=VALUE(SUBSTITUTE(MID([.C364];1;LEN([.C364])-4);&quot;.&quot;;&quot;,&quot;))" office:value-type="float" office:value="0.20125" calcext:value-type="float">
            <text:p>0,20125</text:p>
          </table:table-cell>
          <table:table-cell table:formula="of:=[.B364]" office:value-type="string" office:string-value="0x02972a041e6e3b7b3DAe69b9F20094E3Bf5d99FF889Aa857ef86DFbE9f126358" calcext:value-type="string">
            <text:p>0x02972a041e6e3b7b3DAe69b9F20094E3Bf5d99FF889Aa857ef86DFbE9f126358</text:p>
          </table:table-cell>
          <table:table-cell table:formula="of:=ROUNDUP([.E364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voyager.online/contract/0x0259CDc9a9a43ac8Ce627A8341c3687Cc1E6E97b9E6A1A4b80dBC3d6E9ce734b" xlink:type="simple">0x0259CDc9a9a43ac8Ce627A8341c3687Cc1E6E97b9E6A1A4b80dBC3d6E9ce734b</text:a></text:p>
          </table:table-cell>
          <table:table-cell office:value-type="string" calcext:value-type="string">
            <text:p>0.20080 ETH</text:p>
          </table:table-cell>
          <table:table-cell office:value-type="float" office:value="336" calcext:value-type="float">
            <text:p>336</text:p>
          </table:table-cell>
          <table:table-cell table:formula="of:=VALUE(SUBSTITUTE(MID([.C365];1;LEN([.C365])-4);&quot;.&quot;;&quot;,&quot;))" office:value-type="float" office:value="0.2008" calcext:value-type="float">
            <text:p>0,2008</text:p>
          </table:table-cell>
          <table:table-cell table:formula="of:=[.B365]" office:value-type="string" office:string-value="0x0259CDc9a9a43ac8Ce627A8341c3687Cc1E6E97b9E6A1A4b80dBC3d6E9ce734b" calcext:value-type="string">
            <text:p>0x0259CDc9a9a43ac8Ce627A8341c3687Cc1E6E97b9E6A1A4b80dBC3d6E9ce734b</text:p>
          </table:table-cell>
          <table:table-cell table:formula="of:=ROUNDUP([.E365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voyager.online/contract/0x03648B5D8eD6aF874538306B8d7b3c9ACe2657b7111d304268d233acd307b3e3" xlink:type="simple">0x03648B5D8eD6aF874538306B8d7b3c9ACe2657b7111d304268d233acd307b3e3</text:a></text:p>
          </table:table-cell>
          <table:table-cell office:value-type="string" calcext:value-type="string">
            <text:p>0.20028 ETH</text:p>
          </table:table-cell>
          <table:table-cell office:value-type="float" office:value="597" calcext:value-type="float">
            <text:p>597</text:p>
          </table:table-cell>
          <table:table-cell table:formula="of:=VALUE(SUBSTITUTE(MID([.C366];1;LEN([.C366])-4);&quot;.&quot;;&quot;,&quot;))" office:value-type="float" office:value="0.20028" calcext:value-type="float">
            <text:p>0,20028</text:p>
          </table:table-cell>
          <table:table-cell table:formula="of:=[.B366]" office:value-type="string" office:string-value="0x03648B5D8eD6aF874538306B8d7b3c9ACe2657b7111d304268d233acd307b3e3" calcext:value-type="string">
            <text:p>0x03648B5D8eD6aF874538306B8d7b3c9ACe2657b7111d304268d233acd307b3e3</text:p>
          </table:table-cell>
          <table:table-cell table:formula="of:=ROUNDUP([.E366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voyager.online/contract/0x0792FF621614e1aAc3c198F1ee99CED8D2765bb5c0685C0Db55C449189486803" xlink:type="simple">0x0792FF621614e1aAc3c198F1ee99CED8D2765bb5c0685C0Db55C449189486803</text:a></text:p>
          </table:table-cell>
          <table:table-cell office:value-type="string" calcext:value-type="string">
            <text:p>0.20025 ETH</text:p>
          </table:table-cell>
          <table:table-cell office:value-type="float" office:value="639" calcext:value-type="float">
            <text:p>639</text:p>
          </table:table-cell>
          <table:table-cell table:formula="of:=VALUE(SUBSTITUTE(MID([.C367];1;LEN([.C367])-4);&quot;.&quot;;&quot;,&quot;))" office:value-type="float" office:value="0.20025" calcext:value-type="float">
            <text:p>0,20025</text:p>
          </table:table-cell>
          <table:table-cell table:formula="of:=[.B367]" office:value-type="string" office:string-value="0x0792FF621614e1aAc3c198F1ee99CED8D2765bb5c0685C0Db55C449189486803" calcext:value-type="string">
            <text:p>0x0792FF621614e1aAc3c198F1ee99CED8D2765bb5c0685C0Db55C449189486803</text:p>
          </table:table-cell>
          <table:table-cell table:formula="of:=ROUNDUP([.E367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voyager.online/contract/0x03E27709bd4C81A94E16E8b8EA694084D5F1047Cd7FBc4f37E6AdEF9D55cAC2B" xlink:type="simple">0x03E27709bd4C81A94E16E8b8EA694084D5F1047Cd7FBc4f37E6AdEF9D55cAC2B</text:a></text:p>
          </table:table-cell>
          <table:table-cell office:value-type="string" calcext:value-type="string">
            <text:p>0.19944 ETH</text:p>
          </table:table-cell>
          <table:table-cell office:value-type="float" office:value="434" calcext:value-type="float">
            <text:p>434</text:p>
          </table:table-cell>
          <table:table-cell table:formula="of:=VALUE(SUBSTITUTE(MID([.C368];1;LEN([.C368])-4);&quot;.&quot;;&quot;,&quot;))" office:value-type="float" office:value="0.19944" calcext:value-type="float">
            <text:p>0,19944</text:p>
          </table:table-cell>
          <table:table-cell table:formula="of:=[.B368]" office:value-type="string" office:string-value="0x03E27709bd4C81A94E16E8b8EA694084D5F1047Cd7FBc4f37E6AdEF9D55cAC2B" calcext:value-type="string">
            <text:p>0x03E27709bd4C81A94E16E8b8EA694084D5F1047Cd7FBc4f37E6AdEF9D55cAC2B</text:p>
          </table:table-cell>
          <table:table-cell table:formula="of:=ROUNDUP([.E368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voyager.online/contract/0x06568D639f80C4196bBba66933d550655190FB5E98038028d1F4C2097e9266cC" xlink:type="simple">0x06568D639f80C4196bBba66933d550655190FB5E98038028d1F4C2097e9266cC</text:a></text:p>
          </table:table-cell>
          <table:table-cell office:value-type="string" calcext:value-type="string">
            <text:p>0.19863 ETH</text:p>
          </table:table-cell>
          <table:table-cell office:value-type="float" office:value="537" calcext:value-type="float">
            <text:p>537</text:p>
          </table:table-cell>
          <table:table-cell table:formula="of:=VALUE(SUBSTITUTE(MID([.C369];1;LEN([.C369])-4);&quot;.&quot;;&quot;,&quot;))" office:value-type="float" office:value="0.19863" calcext:value-type="float">
            <text:p>0,19863</text:p>
          </table:table-cell>
          <table:table-cell table:formula="of:=[.B369]" office:value-type="string" office:string-value="0x06568D639f80C4196bBba66933d550655190FB5E98038028d1F4C2097e9266cC" calcext:value-type="string">
            <text:p>0x06568D639f80C4196bBba66933d550655190FB5E98038028d1F4C2097e9266cC</text:p>
          </table:table-cell>
          <table:table-cell table:formula="of:=ROUNDUP([.E369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voyager.online/contract/0x07b8F42194403850C595A88AEecaCa2Cc2008858927a6D9614131C09810f9baE" xlink:type="simple">0x07b8F42194403850C595A88AEecaCa2Cc2008858927a6D9614131C09810f9baE</text:a></text:p>
          </table:table-cell>
          <table:table-cell office:value-type="string" calcext:value-type="string">
            <text:p>0.19807 ETH</text:p>
          </table:table-cell>
          <table:table-cell office:value-type="float" office:value="425" calcext:value-type="float">
            <text:p>425</text:p>
          </table:table-cell>
          <table:table-cell table:formula="of:=VALUE(SUBSTITUTE(MID([.C370];1;LEN([.C370])-4);&quot;.&quot;;&quot;,&quot;))" office:value-type="float" office:value="0.19807" calcext:value-type="float">
            <text:p>0,19807</text:p>
          </table:table-cell>
          <table:table-cell table:formula="of:=[.B370]" office:value-type="string" office:string-value="0x07b8F42194403850C595A88AEecaCa2Cc2008858927a6D9614131C09810f9baE" calcext:value-type="string">
            <text:p>0x07b8F42194403850C595A88AEecaCa2Cc2008858927a6D9614131C09810f9baE</text:p>
          </table:table-cell>
          <table:table-cell table:formula="of:=ROUNDUP([.E370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voyager.online/contract/0x00aeeF18dC33c7d6a4B5FCE98703BEdA1C8a78f16C2055694B976Bce7C45005B" xlink:type="simple">0x00aeeF18dC33c7d6a4B5FCE98703BEdA1C8a78f16C2055694B976Bce7C45005B</text:a></text:p>
          </table:table-cell>
          <table:table-cell office:value-type="string" calcext:value-type="string">
            <text:p>0.19794 ETH</text:p>
          </table:table-cell>
          <table:table-cell office:value-type="float" office:value="707" calcext:value-type="float">
            <text:p>707</text:p>
          </table:table-cell>
          <table:table-cell table:formula="of:=VALUE(SUBSTITUTE(MID([.C371];1;LEN([.C371])-4);&quot;.&quot;;&quot;,&quot;))" office:value-type="float" office:value="0.19794" calcext:value-type="float">
            <text:p>0,19794</text:p>
          </table:table-cell>
          <table:table-cell table:formula="of:=[.B371]" office:value-type="string" office:string-value="0x00aeeF18dC33c7d6a4B5FCE98703BEdA1C8a78f16C2055694B976Bce7C45005B" calcext:value-type="string">
            <text:p>0x00aeeF18dC33c7d6a4B5FCE98703BEdA1C8a78f16C2055694B976Bce7C45005B</text:p>
          </table:table-cell>
          <table:table-cell table:formula="of:=ROUNDUP([.E371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voyager.online/contract/0x053dCC90561bbA3E8C81406d05dda66E87E01eaC44b338c8D4f84AD7240223E6" xlink:type="simple">0x053dCC90561bbA3E8C81406d05dda66E87E01eaC44b338c8D4f84AD7240223E6</text:a></text:p>
          </table:table-cell>
          <table:table-cell office:value-type="string" calcext:value-type="string">
            <text:p>0.19742 ETH</text:p>
          </table:table-cell>
          <table:table-cell office:value-type="float" office:value="316" calcext:value-type="float">
            <text:p>316</text:p>
          </table:table-cell>
          <table:table-cell table:formula="of:=VALUE(SUBSTITUTE(MID([.C372];1;LEN([.C372])-4);&quot;.&quot;;&quot;,&quot;))" office:value-type="float" office:value="0.19742" calcext:value-type="float">
            <text:p>0,19742</text:p>
          </table:table-cell>
          <table:table-cell table:formula="of:=[.B372]" office:value-type="string" office:string-value="0x053dCC90561bbA3E8C81406d05dda66E87E01eaC44b338c8D4f84AD7240223E6" calcext:value-type="string">
            <text:p>0x053dCC90561bbA3E8C81406d05dda66E87E01eaC44b338c8D4f84AD7240223E6</text:p>
          </table:table-cell>
          <table:table-cell table:formula="of:=ROUNDUP([.E372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voyager.online/contract/0x0439e6bbf7313f4ad1AFD1b00582A3A16523072A0b09E256AAA29f8D5b2F972D" xlink:type="simple">0x0439e6bbf7313f4ad1AFD1b00582A3A16523072A0b09E256AAA29f8D5b2F972D</text:a></text:p>
          </table:table-cell>
          <table:table-cell office:value-type="string" calcext:value-type="string">
            <text:p>0.19731 ETH</text:p>
          </table:table-cell>
          <table:table-cell office:value-type="string" calcext:value-type="string">
            <text:p>1 030</text:p>
          </table:table-cell>
          <table:table-cell table:formula="of:=VALUE(SUBSTITUTE(MID([.C373];1;LEN([.C373])-4);&quot;.&quot;;&quot;,&quot;))" office:value-type="float" office:value="0.19731" calcext:value-type="float">
            <text:p>0,19731</text:p>
          </table:table-cell>
          <table:table-cell table:formula="of:=[.B373]" office:value-type="string" office:string-value="0x0439e6bbf7313f4ad1AFD1b00582A3A16523072A0b09E256AAA29f8D5b2F972D" calcext:value-type="string">
            <text:p>0x0439e6bbf7313f4ad1AFD1b00582A3A16523072A0b09E256AAA29f8D5b2F972D</text:p>
          </table:table-cell>
          <table:table-cell table:formula="of:=ROUNDUP([.E373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voyager.online/contract/0x024e7D79732b19C9eb352Dd4d99A116177ff3B8C2630A15859D7B283CC9462fa" xlink:type="simple">0x024e7D79732b19C9eb352Dd4d99A116177ff3B8C2630A15859D7B283CC9462fa</text:a></text:p>
          </table:table-cell>
          <table:table-cell office:value-type="string" calcext:value-type="string">
            <text:p>0.19728 ETH</text:p>
          </table:table-cell>
          <table:table-cell office:value-type="float" office:value="457" calcext:value-type="float">
            <text:p>457</text:p>
          </table:table-cell>
          <table:table-cell table:formula="of:=VALUE(SUBSTITUTE(MID([.C374];1;LEN([.C374])-4);&quot;.&quot;;&quot;,&quot;))" office:value-type="float" office:value="0.19728" calcext:value-type="float">
            <text:p>0,19728</text:p>
          </table:table-cell>
          <table:table-cell table:formula="of:=[.B374]" office:value-type="string" office:string-value="0x024e7D79732b19C9eb352Dd4d99A116177ff3B8C2630A15859D7B283CC9462fa" calcext:value-type="string">
            <text:p>0x024e7D79732b19C9eb352Dd4d99A116177ff3B8C2630A15859D7B283CC9462fa</text:p>
          </table:table-cell>
          <table:table-cell table:formula="of:=ROUNDUP([.E374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voyager.online/contract/0x022873074D1625f98D6970F9fDfBeAbBA59d07376780aa11a614465dd98F7e3a" xlink:type="simple">0x022873074D1625f98D6970F9fDfBeAbBA59d07376780aa11a614465dd98F7e3a</text:a></text:p>
          </table:table-cell>
          <table:table-cell office:value-type="string" calcext:value-type="string">
            <text:p>0.19717 ETH</text:p>
          </table:table-cell>
          <table:table-cell office:value-type="float" office:value="862" calcext:value-type="float">
            <text:p>862</text:p>
          </table:table-cell>
          <table:table-cell table:formula="of:=VALUE(SUBSTITUTE(MID([.C375];1;LEN([.C375])-4);&quot;.&quot;;&quot;,&quot;))" office:value-type="float" office:value="0.19717" calcext:value-type="float">
            <text:p>0,19717</text:p>
          </table:table-cell>
          <table:table-cell table:formula="of:=[.B375]" office:value-type="string" office:string-value="0x022873074D1625f98D6970F9fDfBeAbBA59d07376780aa11a614465dd98F7e3a" calcext:value-type="string">
            <text:p>0x022873074D1625f98D6970F9fDfBeAbBA59d07376780aa11a614465dd98F7e3a</text:p>
          </table:table-cell>
          <table:table-cell table:formula="of:=ROUNDUP([.E375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voyager.online/contract/0x01e15b5EfEF75cabB240ef998C66E8A3149323e18775a8ce71242a617C54DC7F" xlink:type="simple">0x01e15b5EfEF75cabB240ef998C66E8A3149323e18775a8ce71242a617C54DC7F</text:a></text:p>
          </table:table-cell>
          <table:table-cell office:value-type="string" calcext:value-type="string">
            <text:p>0.19709 ETH</text:p>
          </table:table-cell>
          <table:table-cell office:value-type="float" office:value="531" calcext:value-type="float">
            <text:p>531</text:p>
          </table:table-cell>
          <table:table-cell table:formula="of:=VALUE(SUBSTITUTE(MID([.C376];1;LEN([.C376])-4);&quot;.&quot;;&quot;,&quot;))" office:value-type="float" office:value="0.19709" calcext:value-type="float">
            <text:p>0,19709</text:p>
          </table:table-cell>
          <table:table-cell table:formula="of:=[.B376]" office:value-type="string" office:string-value="0x01e15b5EfEF75cabB240ef998C66E8A3149323e18775a8ce71242a617C54DC7F" calcext:value-type="string">
            <text:p>0x01e15b5EfEF75cabB240ef998C66E8A3149323e18775a8ce71242a617C54DC7F</text:p>
          </table:table-cell>
          <table:table-cell table:formula="of:=ROUNDUP([.E376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s://voyager.online/contract/0x0688260041BcF23b490f7E87398767fA26AE4a527E6ea88EF0Eded0D077F3d65" xlink:type="simple">0x0688260041BcF23b490f7E87398767fA26AE4a527E6ea88EF0Eded0D077F3d65</text:a></text:p>
          </table:table-cell>
          <table:table-cell office:value-type="string" calcext:value-type="string">
            <text:p>0.19686 ETH</text:p>
          </table:table-cell>
          <table:table-cell office:value-type="string" calcext:value-type="string">
            <text:p>2 885</text:p>
          </table:table-cell>
          <table:table-cell table:formula="of:=VALUE(SUBSTITUTE(MID([.C377];1;LEN([.C377])-4);&quot;.&quot;;&quot;,&quot;))" office:value-type="float" office:value="0.19686" calcext:value-type="float">
            <text:p>0,19686</text:p>
          </table:table-cell>
          <table:table-cell table:formula="of:=[.B377]" office:value-type="string" office:string-value="0x0688260041BcF23b490f7E87398767fA26AE4a527E6ea88EF0Eded0D077F3d65" calcext:value-type="string">
            <text:p>0x0688260041BcF23b490f7E87398767fA26AE4a527E6ea88EF0Eded0D077F3d65</text:p>
          </table:table-cell>
          <table:table-cell table:formula="of:=ROUNDUP([.E377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s://voyager.online/contract/0x0155A84CB13846239a22DAa4dC1dB9EAb1dE615A1C0ceb8052F6005B6E0CC07f" xlink:type="simple">0x0155A84CB13846239a22DAa4dC1dB9EAb1dE615A1C0ceb8052F6005B6E0CC07f</text:a></text:p>
          </table:table-cell>
          <table:table-cell office:value-type="string" calcext:value-type="string">
            <text:p>0.19685 ETH</text:p>
          </table:table-cell>
          <table:table-cell office:value-type="float" office:value="475" calcext:value-type="float">
            <text:p>475</text:p>
          </table:table-cell>
          <table:table-cell table:formula="of:=VALUE(SUBSTITUTE(MID([.C378];1;LEN([.C378])-4);&quot;.&quot;;&quot;,&quot;))" office:value-type="float" office:value="0.19685" calcext:value-type="float">
            <text:p>0,19685</text:p>
          </table:table-cell>
          <table:table-cell table:formula="of:=[.B378]" office:value-type="string" office:string-value="0x0155A84CB13846239a22DAa4dC1dB9EAb1dE615A1C0ceb8052F6005B6E0CC07f" calcext:value-type="string">
            <text:p>0x0155A84CB13846239a22DAa4dC1dB9EAb1dE615A1C0ceb8052F6005B6E0CC07f</text:p>
          </table:table-cell>
          <table:table-cell table:formula="of:=ROUNDUP([.E378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voyager.online/contract/0x058C2aBd57E3D8c7fC9C7EDaF2267F4D8C5D1079d8686BC02d8d751320cdBFD5" xlink:type="simple">0x058C2aBd57E3D8c7fC9C7EDaF2267F4D8C5D1079d8686BC02d8d751320cdBFD5</text:a></text:p>
          </table:table-cell>
          <table:table-cell office:value-type="string" calcext:value-type="string">
            <text:p>0.19664 ETH</text:p>
          </table:table-cell>
          <table:table-cell office:value-type="float" office:value="315" calcext:value-type="float">
            <text:p>315</text:p>
          </table:table-cell>
          <table:table-cell table:formula="of:=VALUE(SUBSTITUTE(MID([.C379];1;LEN([.C379])-4);&quot;.&quot;;&quot;,&quot;))" office:value-type="float" office:value="0.19664" calcext:value-type="float">
            <text:p>0,19664</text:p>
          </table:table-cell>
          <table:table-cell table:formula="of:=[.B379]" office:value-type="string" office:string-value="0x058C2aBd57E3D8c7fC9C7EDaF2267F4D8C5D1079d8686BC02d8d751320cdBFD5" calcext:value-type="string">
            <text:p>0x058C2aBd57E3D8c7fC9C7EDaF2267F4D8C5D1079d8686BC02d8d751320cdBFD5</text:p>
          </table:table-cell>
          <table:table-cell table:formula="of:=ROUNDUP([.E379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voyager.online/contract/0x0300c3A85e7740667202427ed6Ea6de944fd27A4374b85A246c47a7eD39E6E51" xlink:type="simple">0x0300c3A85e7740667202427ed6Ea6de944fd27A4374b85A246c47a7eD39E6E51</text:a></text:p>
          </table:table-cell>
          <table:table-cell office:value-type="string" calcext:value-type="string">
            <text:p>0.19649 ETH</text:p>
          </table:table-cell>
          <table:table-cell office:value-type="float" office:value="429" calcext:value-type="float">
            <text:p>429</text:p>
          </table:table-cell>
          <table:table-cell table:formula="of:=VALUE(SUBSTITUTE(MID([.C380];1;LEN([.C380])-4);&quot;.&quot;;&quot;,&quot;))" office:value-type="float" office:value="0.19649" calcext:value-type="float">
            <text:p>0,19649</text:p>
          </table:table-cell>
          <table:table-cell table:formula="of:=[.B380]" office:value-type="string" office:string-value="0x0300c3A85e7740667202427ed6Ea6de944fd27A4374b85A246c47a7eD39E6E51" calcext:value-type="string">
            <text:p>0x0300c3A85e7740667202427ed6Ea6de944fd27A4374b85A246c47a7eD39E6E51</text:p>
          </table:table-cell>
          <table:table-cell table:formula="of:=ROUNDUP([.E380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s://voyager.online/contract/0x0614E0Ea2954Ea4E71da8fb4A00126837D84f6385398b8789a0E66E107dF6032" xlink:type="simple">0x0614E0Ea2954Ea4E71da8fb4A00126837D84f6385398b8789a0E66E107dF6032</text:a></text:p>
          </table:table-cell>
          <table:table-cell office:value-type="string" calcext:value-type="string">
            <text:p>0.19647 ETH</text:p>
          </table:table-cell>
          <table:table-cell office:value-type="float" office:value="381" calcext:value-type="float">
            <text:p>381</text:p>
          </table:table-cell>
          <table:table-cell table:formula="of:=VALUE(SUBSTITUTE(MID([.C381];1;LEN([.C381])-4);&quot;.&quot;;&quot;,&quot;))" office:value-type="float" office:value="0.19647" calcext:value-type="float">
            <text:p>0,19647</text:p>
          </table:table-cell>
          <table:table-cell table:formula="of:=[.B381]" office:value-type="string" office:string-value="0x0614E0Ea2954Ea4E71da8fb4A00126837D84f6385398b8789a0E66E107dF6032" calcext:value-type="string">
            <text:p>0x0614E0Ea2954Ea4E71da8fb4A00126837D84f6385398b8789a0E66E107dF6032</text:p>
          </table:table-cell>
          <table:table-cell table:formula="of:=ROUNDUP([.E381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s://voyager.online/contract/0x054d7f3782F5FCDa43407058cE45d023ab452626f5e0222C14464c01FB408eD0" xlink:type="simple">0x054d7f3782F5FCDa43407058cE45d023ab452626f5e0222C14464c01FB408eD0</text:a></text:p>
          </table:table-cell>
          <table:table-cell office:value-type="string" calcext:value-type="string">
            <text:p>0.19631 ETH</text:p>
          </table:table-cell>
          <table:table-cell office:value-type="float" office:value="988" calcext:value-type="float">
            <text:p>988</text:p>
          </table:table-cell>
          <table:table-cell table:formula="of:=VALUE(SUBSTITUTE(MID([.C382];1;LEN([.C382])-4);&quot;.&quot;;&quot;,&quot;))" office:value-type="float" office:value="0.19631" calcext:value-type="float">
            <text:p>0,19631</text:p>
          </table:table-cell>
          <table:table-cell table:formula="of:=[.B382]" office:value-type="string" office:string-value="0x054d7f3782F5FCDa43407058cE45d023ab452626f5e0222C14464c01FB408eD0" calcext:value-type="string">
            <text:p>0x054d7f3782F5FCDa43407058cE45d023ab452626f5e0222C14464c01FB408eD0</text:p>
          </table:table-cell>
          <table:table-cell table:formula="of:=ROUNDUP([.E382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voyager.online/contract/0x019493b2DaB3362e562a16461044a9245C0d25C71E230Ed7aE2896cD74dd4736" xlink:type="simple">0x019493b2DaB3362e562a16461044a9245C0d25C71E230Ed7aE2896cD74dd4736</text:a></text:p>
          </table:table-cell>
          <table:table-cell office:value-type="string" calcext:value-type="string">
            <text:p>0.19609 ETH</text:p>
          </table:table-cell>
          <table:table-cell office:value-type="float" office:value="407" calcext:value-type="float">
            <text:p>407</text:p>
          </table:table-cell>
          <table:table-cell table:formula="of:=VALUE(SUBSTITUTE(MID([.C383];1;LEN([.C383])-4);&quot;.&quot;;&quot;,&quot;))" office:value-type="float" office:value="0.19609" calcext:value-type="float">
            <text:p>0,19609</text:p>
          </table:table-cell>
          <table:table-cell table:formula="of:=[.B383]" office:value-type="string" office:string-value="0x019493b2DaB3362e562a16461044a9245C0d25C71E230Ed7aE2896cD74dd4736" calcext:value-type="string">
            <text:p>0x019493b2DaB3362e562a16461044a9245C0d25C71E230Ed7aE2896cD74dd4736</text:p>
          </table:table-cell>
          <table:table-cell table:formula="of:=ROUNDUP([.E383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voyager.online/contract/0x0727930d62456A75997833d02F208024059E75dfbDFf61003a7d6900038b7Bdb" xlink:type="simple">0x0727930d62456A75997833d02F208024059E75dfbDFf61003a7d6900038b7Bdb</text:a></text:p>
          </table:table-cell>
          <table:table-cell office:value-type="string" calcext:value-type="string">
            <text:p>0.19585 ETH</text:p>
          </table:table-cell>
          <table:table-cell office:value-type="string" calcext:value-type="string">
            <text:p>1 018</text:p>
          </table:table-cell>
          <table:table-cell table:formula="of:=VALUE(SUBSTITUTE(MID([.C384];1;LEN([.C384])-4);&quot;.&quot;;&quot;,&quot;))" office:value-type="float" office:value="0.19585" calcext:value-type="float">
            <text:p>0,19585</text:p>
          </table:table-cell>
          <table:table-cell table:formula="of:=[.B384]" office:value-type="string" office:string-value="0x0727930d62456A75997833d02F208024059E75dfbDFf61003a7d6900038b7Bdb" calcext:value-type="string">
            <text:p>0x0727930d62456A75997833d02F208024059E75dfbDFf61003a7d6900038b7Bdb</text:p>
          </table:table-cell>
          <table:table-cell table:formula="of:=ROUNDUP([.E384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s://voyager.online/contract/0x055C05B795819ECd3E514Ce0c4e2Fd60B7d32D309A976fa26339eA935e687888" xlink:type="simple">0x055C05B795819ECd3E514Ce0c4e2Fd60B7d32D309A976fa26339eA935e687888</text:a></text:p>
          </table:table-cell>
          <table:table-cell office:value-type="string" calcext:value-type="string">
            <text:p>0.19546 ETH</text:p>
          </table:table-cell>
          <table:table-cell office:value-type="float" office:value="665" calcext:value-type="float">
            <text:p>665</text:p>
          </table:table-cell>
          <table:table-cell table:formula="of:=VALUE(SUBSTITUTE(MID([.C385];1;LEN([.C385])-4);&quot;.&quot;;&quot;,&quot;))" office:value-type="float" office:value="0.19546" calcext:value-type="float">
            <text:p>0,19546</text:p>
          </table:table-cell>
          <table:table-cell table:formula="of:=[.B385]" office:value-type="string" office:string-value="0x055C05B795819ECd3E514Ce0c4e2Fd60B7d32D309A976fa26339eA935e687888" calcext:value-type="string">
            <text:p>0x055C05B795819ECd3E514Ce0c4e2Fd60B7d32D309A976fa26339eA935e687888</text:p>
          </table:table-cell>
          <table:table-cell table:formula="of:=ROUNDUP([.E385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voyager.online/contract/0x03C22c9dAf71cc2c9cDb6018bccD3903B94CA0ce74Ba048a4F8EE4CCD7451E83" xlink:type="simple">0x03C22c9dAf71cc2c9cDb6018bccD3903B94CA0ce74Ba048a4F8EE4CCD7451E83</text:a></text:p>
          </table:table-cell>
          <table:table-cell office:value-type="string" calcext:value-type="string">
            <text:p>0.19491 ETH</text:p>
          </table:table-cell>
          <table:table-cell office:value-type="float" office:value="347" calcext:value-type="float">
            <text:p>347</text:p>
          </table:table-cell>
          <table:table-cell table:formula="of:=VALUE(SUBSTITUTE(MID([.C386];1;LEN([.C386])-4);&quot;.&quot;;&quot;,&quot;))" office:value-type="float" office:value="0.19491" calcext:value-type="float">
            <text:p>0,19491</text:p>
          </table:table-cell>
          <table:table-cell table:formula="of:=[.B386]" office:value-type="string" office:string-value="0x03C22c9dAf71cc2c9cDb6018bccD3903B94CA0ce74Ba048a4F8EE4CCD7451E83" calcext:value-type="string">
            <text:p>0x03C22c9dAf71cc2c9cDb6018bccD3903B94CA0ce74Ba048a4F8EE4CCD7451E83</text:p>
          </table:table-cell>
          <table:table-cell table:formula="of:=ROUNDUP([.E386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s://voyager.online/contract/0x00Ac134f1Ab45ce15F03B991CE83F60f0d9C5C372FB7aAc0DFe1BA482Aff49a8" xlink:type="simple">0x00Ac134f1Ab45ce15F03B991CE83F60f0d9C5C372FB7aAc0DFe1BA482Aff49a8</text:a></text:p>
          </table:table-cell>
          <table:table-cell office:value-type="string" calcext:value-type="string">
            <text:p>0.19490 ETH</text:p>
          </table:table-cell>
          <table:table-cell office:value-type="float" office:value="631" calcext:value-type="float">
            <text:p>631</text:p>
          </table:table-cell>
          <table:table-cell table:formula="of:=VALUE(SUBSTITUTE(MID([.C387];1;LEN([.C387])-4);&quot;.&quot;;&quot;,&quot;))" office:value-type="float" office:value="0.1949" calcext:value-type="float">
            <text:p>0,1949</text:p>
          </table:table-cell>
          <table:table-cell table:formula="of:=[.B387]" office:value-type="string" office:string-value="0x00Ac134f1Ab45ce15F03B991CE83F60f0d9C5C372FB7aAc0DFe1BA482Aff49a8" calcext:value-type="string">
            <text:p>0x00Ac134f1Ab45ce15F03B991CE83F60f0d9C5C372FB7aAc0DFe1BA482Aff49a8</text:p>
          </table:table-cell>
          <table:table-cell table:formula="of:=ROUNDUP([.E387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s://voyager.online/contract/0x04748D8d43361F798a2cb58b65077165f153C53Cd6457DB002E05558a0CabaA4" xlink:type="simple">0x04748D8d43361F798a2cb58b65077165f153C53Cd6457DB002E05558a0CabaA4</text:a></text:p>
          </table:table-cell>
          <table:table-cell office:value-type="string" calcext:value-type="string">
            <text:p>0.19460 ETH</text:p>
          </table:table-cell>
          <table:table-cell office:value-type="float" office:value="450" calcext:value-type="float">
            <text:p>450</text:p>
          </table:table-cell>
          <table:table-cell table:formula="of:=VALUE(SUBSTITUTE(MID([.C388];1;LEN([.C388])-4);&quot;.&quot;;&quot;,&quot;))" office:value-type="float" office:value="0.1946" calcext:value-type="float">
            <text:p>0,1946</text:p>
          </table:table-cell>
          <table:table-cell table:formula="of:=[.B388]" office:value-type="string" office:string-value="0x04748D8d43361F798a2cb58b65077165f153C53Cd6457DB002E05558a0CabaA4" calcext:value-type="string">
            <text:p>0x04748D8d43361F798a2cb58b65077165f153C53Cd6457DB002E05558a0CabaA4</text:p>
          </table:table-cell>
          <table:table-cell table:formula="of:=ROUNDUP([.E388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s://voyager.online/contract/0x05B1FE9bc00240Bfa4076ce298E918A1b378c1F1FB258af63321a2B77b03ea39" xlink:type="simple">0x05B1FE9bc00240Bfa4076ce298E918A1b378c1F1FB258af63321a2B77b03ea39</text:a></text:p>
          </table:table-cell>
          <table:table-cell office:value-type="string" calcext:value-type="string">
            <text:p>0.19457 ETH</text:p>
          </table:table-cell>
          <table:table-cell office:value-type="float" office:value="582" calcext:value-type="float">
            <text:p>582</text:p>
          </table:table-cell>
          <table:table-cell table:formula="of:=VALUE(SUBSTITUTE(MID([.C389];1;LEN([.C389])-4);&quot;.&quot;;&quot;,&quot;))" office:value-type="float" office:value="0.19457" calcext:value-type="float">
            <text:p>0,19457</text:p>
          </table:table-cell>
          <table:table-cell table:formula="of:=[.B389]" office:value-type="string" office:string-value="0x05B1FE9bc00240Bfa4076ce298E918A1b378c1F1FB258af63321a2B77b03ea39" calcext:value-type="string">
            <text:p>0x05B1FE9bc00240Bfa4076ce298E918A1b378c1F1FB258af63321a2B77b03ea39</text:p>
          </table:table-cell>
          <table:table-cell table:formula="of:=ROUNDUP([.E389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voyager.online/contract/0x074e398e8cFdc999FAeb8494F8b7A03A7455fdDcdA02E2F0e85435cEA5b1AD0F" xlink:type="simple">0x074e398e8cFdc999FAeb8494F8b7A03A7455fdDcdA02E2F0e85435cEA5b1AD0F</text:a></text:p>
          </table:table-cell>
          <table:table-cell office:value-type="string" calcext:value-type="string">
            <text:p>0.19431 ETH</text:p>
          </table:table-cell>
          <table:table-cell office:value-type="float" office:value="503" calcext:value-type="float">
            <text:p>503</text:p>
          </table:table-cell>
          <table:table-cell table:formula="of:=VALUE(SUBSTITUTE(MID([.C390];1;LEN([.C390])-4);&quot;.&quot;;&quot;,&quot;))" office:value-type="float" office:value="0.19431" calcext:value-type="float">
            <text:p>0,19431</text:p>
          </table:table-cell>
          <table:table-cell table:formula="of:=[.B390]" office:value-type="string" office:string-value="0x074e398e8cFdc999FAeb8494F8b7A03A7455fdDcdA02E2F0e85435cEA5b1AD0F" calcext:value-type="string">
            <text:p>0x074e398e8cFdc999FAeb8494F8b7A03A7455fdDcdA02E2F0e85435cEA5b1AD0F</text:p>
          </table:table-cell>
          <table:table-cell table:formula="of:=ROUNDUP([.E390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s://voyager.online/contract/0x056ca0b9ab6d4aABE1E46915A166ae230F7Fd8593aeeC5F30075109CA2B64Cf5" xlink:type="simple">0x056ca0b9ab6d4aABE1E46915A166ae230F7Fd8593aeeC5F30075109CA2B64Cf5</text:a></text:p>
          </table:table-cell>
          <table:table-cell office:value-type="string" calcext:value-type="string">
            <text:p>0.19354 ETH</text:p>
          </table:table-cell>
          <table:table-cell office:value-type="string" calcext:value-type="string">
            <text:p>1 151</text:p>
          </table:table-cell>
          <table:table-cell table:formula="of:=VALUE(SUBSTITUTE(MID([.C391];1;LEN([.C391])-4);&quot;.&quot;;&quot;,&quot;))" office:value-type="float" office:value="0.19354" calcext:value-type="float">
            <text:p>0,19354</text:p>
          </table:table-cell>
          <table:table-cell table:formula="of:=[.B391]" office:value-type="string" office:string-value="0x056ca0b9ab6d4aABE1E46915A166ae230F7Fd8593aeeC5F30075109CA2B64Cf5" calcext:value-type="string">
            <text:p>0x056ca0b9ab6d4aABE1E46915A166ae230F7Fd8593aeeC5F30075109CA2B64Cf5</text:p>
          </table:table-cell>
          <table:table-cell table:formula="of:=ROUNDUP([.E391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voyager.online/contract/0x015478b089c4A45e2C1319a02B4e4e46e0515BC281b92bb6E71375Ada0888658" xlink:type="simple">0x015478b089c4A45e2C1319a02B4e4e46e0515BC281b92bb6E71375Ada0888658</text:a></text:p>
          </table:table-cell>
          <table:table-cell office:value-type="string" calcext:value-type="string">
            <text:p>0.19322 ETH</text:p>
          </table:table-cell>
          <table:table-cell office:value-type="float" office:value="373" calcext:value-type="float">
            <text:p>373</text:p>
          </table:table-cell>
          <table:table-cell table:formula="of:=VALUE(SUBSTITUTE(MID([.C392];1;LEN([.C392])-4);&quot;.&quot;;&quot;,&quot;))" office:value-type="float" office:value="0.19322" calcext:value-type="float">
            <text:p>0,19322</text:p>
          </table:table-cell>
          <table:table-cell table:formula="of:=[.B392]" office:value-type="string" office:string-value="0x015478b089c4A45e2C1319a02B4e4e46e0515BC281b92bb6E71375Ada0888658" calcext:value-type="string">
            <text:p>0x015478b089c4A45e2C1319a02B4e4e46e0515BC281b92bb6E71375Ada0888658</text:p>
          </table:table-cell>
          <table:table-cell table:formula="of:=ROUNDUP([.E392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s://voyager.online/contract/0x06c5B0a9ca78C05DA3EE8c6996daa86cb4DA0c6e96700b28Cb62AA2dE3343C0C" xlink:type="simple">0x06c5B0a9ca78C05DA3EE8c6996daa86cb4DA0c6e96700b28Cb62AA2dE3343C0C</text:a></text:p>
          </table:table-cell>
          <table:table-cell office:value-type="string" calcext:value-type="string">
            <text:p>0.19293 ETH</text:p>
          </table:table-cell>
          <table:table-cell office:value-type="float" office:value="442" calcext:value-type="float">
            <text:p>442</text:p>
          </table:table-cell>
          <table:table-cell table:formula="of:=VALUE(SUBSTITUTE(MID([.C393];1;LEN([.C393])-4);&quot;.&quot;;&quot;,&quot;))" office:value-type="float" office:value="0.19293" calcext:value-type="float">
            <text:p>0,19293</text:p>
          </table:table-cell>
          <table:table-cell table:formula="of:=[.B393]" office:value-type="string" office:string-value="0x06c5B0a9ca78C05DA3EE8c6996daa86cb4DA0c6e96700b28Cb62AA2dE3343C0C" calcext:value-type="string">
            <text:p>0x06c5B0a9ca78C05DA3EE8c6996daa86cb4DA0c6e96700b28Cb62AA2dE3343C0C</text:p>
          </table:table-cell>
          <table:table-cell table:formula="of:=ROUNDUP([.E393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voyager.online/contract/0x077316Ed446096aC8578d34a173B591510C42B94676830bC645d178a7b45bae6" xlink:type="simple">0x077316Ed446096aC8578d34a173B591510C42B94676830bC645d178a7b45bae6</text:a></text:p>
          </table:table-cell>
          <table:table-cell office:value-type="string" calcext:value-type="string">
            <text:p>0.19264 ETH</text:p>
          </table:table-cell>
          <table:table-cell office:value-type="string" calcext:value-type="string">
            <text:p>1 302</text:p>
          </table:table-cell>
          <table:table-cell table:formula="of:=VALUE(SUBSTITUTE(MID([.C394];1;LEN([.C394])-4);&quot;.&quot;;&quot;,&quot;))" office:value-type="float" office:value="0.19264" calcext:value-type="float">
            <text:p>0,19264</text:p>
          </table:table-cell>
          <table:table-cell table:formula="of:=[.B394]" office:value-type="string" office:string-value="0x077316Ed446096aC8578d34a173B591510C42B94676830bC645d178a7b45bae6" calcext:value-type="string">
            <text:p>0x077316Ed446096aC8578d34a173B591510C42B94676830bC645d178a7b45bae6</text:p>
          </table:table-cell>
          <table:table-cell table:formula="of:=ROUNDUP([.E394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s://voyager.online/contract/0x01378693E2EB90C249C497F3f06Cb81102bF71536afC01b5c2320387b81f0dD8" xlink:type="simple">0x01378693E2EB90C249C497F3f06Cb81102bF71536afC01b5c2320387b81f0dD8</text:a></text:p>
          </table:table-cell>
          <table:table-cell office:value-type="string" calcext:value-type="string">
            <text:p>0.19222 ETH</text:p>
          </table:table-cell>
          <table:table-cell office:value-type="float" office:value="389" calcext:value-type="float">
            <text:p>389</text:p>
          </table:table-cell>
          <table:table-cell table:formula="of:=VALUE(SUBSTITUTE(MID([.C395];1;LEN([.C395])-4);&quot;.&quot;;&quot;,&quot;))" office:value-type="float" office:value="0.19222" calcext:value-type="float">
            <text:p>0,19222</text:p>
          </table:table-cell>
          <table:table-cell table:formula="of:=[.B395]" office:value-type="string" office:string-value="0x01378693E2EB90C249C497F3f06Cb81102bF71536afC01b5c2320387b81f0dD8" calcext:value-type="string">
            <text:p>0x01378693E2EB90C249C497F3f06Cb81102bF71536afC01b5c2320387b81f0dD8</text:p>
          </table:table-cell>
          <table:table-cell table:formula="of:=ROUNDUP([.E395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voyager.online/contract/0x05FD6c30D04c54b2063380a3d3D31CB4Fea0aCa635436D43F0F5cF6E7C9EFD6b" xlink:type="simple">0x05FD6c30D04c54b2063380a3d3D31CB4Fea0aCa635436D43F0F5cF6E7C9EFD6b</text:a></text:p>
          </table:table-cell>
          <table:table-cell office:value-type="string" calcext:value-type="string">
            <text:p>0.19204 ETH</text:p>
          </table:table-cell>
          <table:table-cell office:value-type="float" office:value="311" calcext:value-type="float">
            <text:p>311</text:p>
          </table:table-cell>
          <table:table-cell table:formula="of:=VALUE(SUBSTITUTE(MID([.C396];1;LEN([.C396])-4);&quot;.&quot;;&quot;,&quot;))" office:value-type="float" office:value="0.19204" calcext:value-type="float">
            <text:p>0,19204</text:p>
          </table:table-cell>
          <table:table-cell table:formula="of:=[.B396]" office:value-type="string" office:string-value="0x05FD6c30D04c54b2063380a3d3D31CB4Fea0aCa635436D43F0F5cF6E7C9EFD6b" calcext:value-type="string">
            <text:p>0x05FD6c30D04c54b2063380a3d3D31CB4Fea0aCa635436D43F0F5cF6E7C9EFD6b</text:p>
          </table:table-cell>
          <table:table-cell table:formula="of:=ROUNDUP([.E396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s://voyager.online/contract/0x0333545E42d6999c03EC26895baf1aBB1E1a8A48Ee0e307be26AAC98C7903391" xlink:type="simple">0x0333545E42d6999c03EC26895baf1aBB1E1a8A48Ee0e307be26AAC98C7903391</text:a></text:p>
          </table:table-cell>
          <table:table-cell office:value-type="string" calcext:value-type="string">
            <text:p>0.19200 ETH</text:p>
          </table:table-cell>
          <table:table-cell office:value-type="float" office:value="489" calcext:value-type="float">
            <text:p>489</text:p>
          </table:table-cell>
          <table:table-cell table:formula="of:=VALUE(SUBSTITUTE(MID([.C397];1;LEN([.C397])-4);&quot;.&quot;;&quot;,&quot;))" office:value-type="float" office:value="0.192" calcext:value-type="float">
            <text:p>0,192</text:p>
          </table:table-cell>
          <table:table-cell table:formula="of:=[.B397]" office:value-type="string" office:string-value="0x0333545E42d6999c03EC26895baf1aBB1E1a8A48Ee0e307be26AAC98C7903391" calcext:value-type="string">
            <text:p>0x0333545E42d6999c03EC26895baf1aBB1E1a8A48Ee0e307be26AAC98C7903391</text:p>
          </table:table-cell>
          <table:table-cell table:formula="of:=ROUNDUP([.E397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s://voyager.online/contract/0x06b38a58Bc7F3e950AE4982Ae59F60edb14Ad3362b083Ff6b75fbc93F3B842B8" xlink:type="simple">0x06b38a58Bc7F3e950AE4982Ae59F60edb14Ad3362b083Ff6b75fbc93F3B842B8</text:a></text:p>
          </table:table-cell>
          <table:table-cell office:value-type="string" calcext:value-type="string">
            <text:p>0.19169 ETH</text:p>
          </table:table-cell>
          <table:table-cell office:value-type="float" office:value="371" calcext:value-type="float">
            <text:p>371</text:p>
          </table:table-cell>
          <table:table-cell table:formula="of:=VALUE(SUBSTITUTE(MID([.C398];1;LEN([.C398])-4);&quot;.&quot;;&quot;,&quot;))" office:value-type="float" office:value="0.19169" calcext:value-type="float">
            <text:p>0,19169</text:p>
          </table:table-cell>
          <table:table-cell table:formula="of:=[.B398]" office:value-type="string" office:string-value="0x06b38a58Bc7F3e950AE4982Ae59F60edb14Ad3362b083Ff6b75fbc93F3B842B8" calcext:value-type="string">
            <text:p>0x06b38a58Bc7F3e950AE4982Ae59F60edb14Ad3362b083Ff6b75fbc93F3B842B8</text:p>
          </table:table-cell>
          <table:table-cell table:formula="of:=ROUNDUP([.E398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s://voyager.online/contract/0x05985f9432F948Daba9B50901224Fb118C77A920Aa8A84C9D648d4070189B50C" xlink:type="simple">0x05985f9432F948Daba9B50901224Fb118C77A920Aa8A84C9D648d4070189B50C</text:a></text:p>
          </table:table-cell>
          <table:table-cell office:value-type="string" calcext:value-type="string">
            <text:p>0.19166 ETH</text:p>
          </table:table-cell>
          <table:table-cell office:value-type="float" office:value="420" calcext:value-type="float">
            <text:p>420</text:p>
          </table:table-cell>
          <table:table-cell table:formula="of:=VALUE(SUBSTITUTE(MID([.C399];1;LEN([.C399])-4);&quot;.&quot;;&quot;,&quot;))" office:value-type="float" office:value="0.19166" calcext:value-type="float">
            <text:p>0,19166</text:p>
          </table:table-cell>
          <table:table-cell table:formula="of:=[.B399]" office:value-type="string" office:string-value="0x05985f9432F948Daba9B50901224Fb118C77A920Aa8A84C9D648d4070189B50C" calcext:value-type="string">
            <text:p>0x05985f9432F948Daba9B50901224Fb118C77A920Aa8A84C9D648d4070189B50C</text:p>
          </table:table-cell>
          <table:table-cell table:formula="of:=ROUNDUP([.E399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s://voyager.online/contract/0x0727FA91543DF62a340B209d13Ac4865fDeC37ba87d93FEd5C40c4329CC15edC" xlink:type="simple">0x0727FA91543DF62a340B209d13Ac4865fDeC37ba87d93FEd5C40c4329CC15edC</text:a></text:p>
          </table:table-cell>
          <table:table-cell office:value-type="string" calcext:value-type="string">
            <text:p>0.19162 ETH</text:p>
          </table:table-cell>
          <table:table-cell office:value-type="float" office:value="437" calcext:value-type="float">
            <text:p>437</text:p>
          </table:table-cell>
          <table:table-cell table:formula="of:=VALUE(SUBSTITUTE(MID([.C400];1;LEN([.C400])-4);&quot;.&quot;;&quot;,&quot;))" office:value-type="float" office:value="0.19162" calcext:value-type="float">
            <text:p>0,19162</text:p>
          </table:table-cell>
          <table:table-cell table:formula="of:=[.B400]" office:value-type="string" office:string-value="0x0727FA91543DF62a340B209d13Ac4865fDeC37ba87d93FEd5C40c4329CC15edC" calcext:value-type="string">
            <text:p>0x0727FA91543DF62a340B209d13Ac4865fDeC37ba87d93FEd5C40c4329CC15edC</text:p>
          </table:table-cell>
          <table:table-cell table:formula="of:=ROUNDUP([.E400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voyager.online/contract/0x053deb8B8b96F9a9a155aAca33BBEC0Ea082201ab26aC1b6EB3968eb94Facd3D" xlink:type="simple">0x053deb8B8b96F9a9a155aAca33BBEC0Ea082201ab26aC1b6EB3968eb94Facd3D</text:a></text:p>
          </table:table-cell>
          <table:table-cell office:value-type="string" calcext:value-type="string">
            <text:p>0.19151 ETH</text:p>
          </table:table-cell>
          <table:table-cell office:value-type="float" office:value="501" calcext:value-type="float">
            <text:p>501</text:p>
          </table:table-cell>
          <table:table-cell table:formula="of:=VALUE(SUBSTITUTE(MID([.C401];1;LEN([.C401])-4);&quot;.&quot;;&quot;,&quot;))" office:value-type="float" office:value="0.19151" calcext:value-type="float">
            <text:p>0,19151</text:p>
          </table:table-cell>
          <table:table-cell table:formula="of:=[.B401]" office:value-type="string" office:string-value="0x053deb8B8b96F9a9a155aAca33BBEC0Ea082201ab26aC1b6EB3968eb94Facd3D" calcext:value-type="string">
            <text:p>0x053deb8B8b96F9a9a155aAca33BBEC0Ea082201ab26aC1b6EB3968eb94Facd3D</text:p>
          </table:table-cell>
          <table:table-cell table:formula="of:=ROUNDUP([.E401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s://voyager.online/contract/0x00e082b427f809Af55Cf36Fcf47eAcC1C605aDBA4369EC2d68D68b812bF4a037" xlink:type="simple">0x00e082b427f809Af55Cf36Fcf47eAcC1C605aDBA4369EC2d68D68b812bF4a037</text:a></text:p>
          </table:table-cell>
          <table:table-cell office:value-type="string" calcext:value-type="string">
            <text:p>0.19140 ETH</text:p>
          </table:table-cell>
          <table:table-cell office:value-type="float" office:value="316" calcext:value-type="float">
            <text:p>316</text:p>
          </table:table-cell>
          <table:table-cell table:formula="of:=VALUE(SUBSTITUTE(MID([.C402];1;LEN([.C402])-4);&quot;.&quot;;&quot;,&quot;))" office:value-type="float" office:value="0.1914" calcext:value-type="float">
            <text:p>0,1914</text:p>
          </table:table-cell>
          <table:table-cell table:formula="of:=[.B402]" office:value-type="string" office:string-value="0x00e082b427f809Af55Cf36Fcf47eAcC1C605aDBA4369EC2d68D68b812bF4a037" calcext:value-type="string">
            <text:p>0x00e082b427f809Af55Cf36Fcf47eAcC1C605aDBA4369EC2d68D68b812bF4a037</text:p>
          </table:table-cell>
          <table:table-cell table:formula="of:=ROUNDUP([.E402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voyager.online/contract/0x050F513Dbc8861E9Bb031c7a6611D9c500C602fbaC718bBA99B1A198Aca471da" xlink:type="simple">0x050F513Dbc8861E9Bb031c7a6611D9c500C602fbaC718bBA99B1A198Aca471da</text:a></text:p>
          </table:table-cell>
          <table:table-cell office:value-type="string" calcext:value-type="string">
            <text:p>0.19111 ETH</text:p>
          </table:table-cell>
          <table:table-cell office:value-type="float" office:value="487" calcext:value-type="float">
            <text:p>487</text:p>
          </table:table-cell>
          <table:table-cell table:formula="of:=VALUE(SUBSTITUTE(MID([.C403];1;LEN([.C403])-4);&quot;.&quot;;&quot;,&quot;))" office:value-type="float" office:value="0.19111" calcext:value-type="float">
            <text:p>0,19111</text:p>
          </table:table-cell>
          <table:table-cell table:formula="of:=[.B403]" office:value-type="string" office:string-value="0x050F513Dbc8861E9Bb031c7a6611D9c500C602fbaC718bBA99B1A198Aca471da" calcext:value-type="string">
            <text:p>0x050F513Dbc8861E9Bb031c7a6611D9c500C602fbaC718bBA99B1A198Aca471da</text:p>
          </table:table-cell>
          <table:table-cell table:formula="of:=ROUNDUP([.E403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s://voyager.online/contract/0x04c4fa1c390467E8889d39fA8CeD55223515C68a5E8FCB18E9a2426A93A1CFE9" xlink:type="simple">0x04c4fa1c390467E8889d39fA8CeD55223515C68a5E8FCB18E9a2426A93A1CFE9</text:a></text:p>
          </table:table-cell>
          <table:table-cell office:value-type="string" calcext:value-type="string">
            <text:p>0.19092 ETH</text:p>
          </table:table-cell>
          <table:table-cell office:value-type="float" office:value="233" calcext:value-type="float">
            <text:p>233</text:p>
          </table:table-cell>
          <table:table-cell table:formula="of:=VALUE(SUBSTITUTE(MID([.C404];1;LEN([.C404])-4);&quot;.&quot;;&quot;,&quot;))" office:value-type="float" office:value="0.19092" calcext:value-type="float">
            <text:p>0,19092</text:p>
          </table:table-cell>
          <table:table-cell table:formula="of:=[.B404]" office:value-type="string" office:string-value="0x04c4fa1c390467E8889d39fA8CeD55223515C68a5E8FCB18E9a2426A93A1CFE9" calcext:value-type="string">
            <text:p>0x04c4fa1c390467E8889d39fA8CeD55223515C68a5E8FCB18E9a2426A93A1CFE9</text:p>
          </table:table-cell>
          <table:table-cell table:formula="of:=ROUNDUP([.E404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s://voyager.online/contract/0x0344FC3112c949f67D2f7B0BD91B0e9f2088a8C5632179BC087c8d7722519143" xlink:type="simple">0x0344FC3112c949f67D2f7B0BD91B0e9f2088a8C5632179BC087c8d7722519143</text:a></text:p>
          </table:table-cell>
          <table:table-cell office:value-type="string" calcext:value-type="string">
            <text:p>0.19073 ETH</text:p>
          </table:table-cell>
          <table:table-cell office:value-type="float" office:value="401" calcext:value-type="float">
            <text:p>401</text:p>
          </table:table-cell>
          <table:table-cell table:formula="of:=VALUE(SUBSTITUTE(MID([.C405];1;LEN([.C405])-4);&quot;.&quot;;&quot;,&quot;))" office:value-type="float" office:value="0.19073" calcext:value-type="float">
            <text:p>0,19073</text:p>
          </table:table-cell>
          <table:table-cell table:formula="of:=[.B405]" office:value-type="string" office:string-value="0x0344FC3112c949f67D2f7B0BD91B0e9f2088a8C5632179BC087c8d7722519143" calcext:value-type="string">
            <text:p>0x0344FC3112c949f67D2f7B0BD91B0e9f2088a8C5632179BC087c8d7722519143</text:p>
          </table:table-cell>
          <table:table-cell table:formula="of:=ROUNDUP([.E405]*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s://voyager.online/contract/0x04cA007209D0C84341dcCf6E2dc0fcEeA2E38D6D82cec54E9F0C691EC6C1aC1D" xlink:type="simple">0x04cA007209D0C84341dcCf6E2dc0fcEeA2E38D6D82cec54E9F0C691EC6C1aC1D</text:a></text:p>
          </table:table-cell>
          <table:table-cell office:value-type="string" calcext:value-type="string">
            <text:p>0.18999 ETH</text:p>
          </table:table-cell>
          <table:table-cell office:value-type="float" office:value="545" calcext:value-type="float">
            <text:p>545</text:p>
          </table:table-cell>
          <table:table-cell table:formula="of:=VALUE(SUBSTITUTE(MID([.C406];1;LEN([.C406])-4);&quot;.&quot;;&quot;,&quot;))" office:value-type="float" office:value="0.18999" calcext:value-type="float">
            <text:p>0,18999</text:p>
          </table:table-cell>
          <table:table-cell table:formula="of:=[.B406]" office:value-type="string" office:string-value="0x04cA007209D0C84341dcCf6E2dc0fcEeA2E38D6D82cec54E9F0C691EC6C1aC1D" calcext:value-type="string">
            <text:p>0x04cA007209D0C84341dcCf6E2dc0fcEeA2E38D6D82cec54E9F0C691EC6C1aC1D</text:p>
          </table:table-cell>
          <table:table-cell table:formula="of:=ROUNDUP([.E406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s://voyager.online/contract/0x02663caE5DB6cb8F3B6e3256542B7a7c4CB38DA4eB70e95e5a7Ad985f1a9af13" xlink:type="simple">0x02663caE5DB6cb8F3B6e3256542B7a7c4CB38DA4eB70e95e5a7Ad985f1a9af13</text:a></text:p>
          </table:table-cell>
          <table:table-cell office:value-type="string" calcext:value-type="string">
            <text:p>0.18998 ETH</text:p>
          </table:table-cell>
          <table:table-cell office:value-type="float" office:value="366" calcext:value-type="float">
            <text:p>366</text:p>
          </table:table-cell>
          <table:table-cell table:formula="of:=VALUE(SUBSTITUTE(MID([.C407];1;LEN([.C407])-4);&quot;.&quot;;&quot;,&quot;))" office:value-type="float" office:value="0.18998" calcext:value-type="float">
            <text:p>0,18998</text:p>
          </table:table-cell>
          <table:table-cell table:formula="of:=[.B407]" office:value-type="string" office:string-value="0x02663caE5DB6cb8F3B6e3256542B7a7c4CB38DA4eB70e95e5a7Ad985f1a9af13" calcext:value-type="string">
            <text:p>0x02663caE5DB6cb8F3B6e3256542B7a7c4CB38DA4eB70e95e5a7Ad985f1a9af13</text:p>
          </table:table-cell>
          <table:table-cell table:formula="of:=ROUNDUP([.E407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s://voyager.online/contract/0x0074b3AC53A9e530C1f5414633C01e3f298318A1B2E6eDE517f6226a188402d0" xlink:type="simple">0x0074b3AC53A9e530C1f5414633C01e3f298318A1B2E6eDE517f6226a188402d0</text:a></text:p>
          </table:table-cell>
          <table:table-cell office:value-type="string" calcext:value-type="string">
            <text:p>0.18954 ETH</text:p>
          </table:table-cell>
          <table:table-cell office:value-type="float" office:value="925" calcext:value-type="float">
            <text:p>925</text:p>
          </table:table-cell>
          <table:table-cell table:formula="of:=VALUE(SUBSTITUTE(MID([.C408];1;LEN([.C408])-4);&quot;.&quot;;&quot;,&quot;))" office:value-type="float" office:value="0.18954" calcext:value-type="float">
            <text:p>0,18954</text:p>
          </table:table-cell>
          <table:table-cell table:formula="of:=[.B408]" office:value-type="string" office:string-value="0x0074b3AC53A9e530C1f5414633C01e3f298318A1B2E6eDE517f6226a188402d0" calcext:value-type="string">
            <text:p>0x0074b3AC53A9e530C1f5414633C01e3f298318A1B2E6eDE517f6226a188402d0</text:p>
          </table:table-cell>
          <table:table-cell table:formula="of:=ROUNDUP([.E408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voyager.online/contract/0x072c157F32be372fF9898C5a7fc7C03b184e73b97Ca63b4A74EEA45Ae4EB0766" xlink:type="simple">0x072c157F32be372fF9898C5a7fc7C03b184e73b97Ca63b4A74EEA45Ae4EB0766</text:a></text:p>
          </table:table-cell>
          <table:table-cell office:value-type="string" calcext:value-type="string">
            <text:p>0.18944 ETH</text:p>
          </table:table-cell>
          <table:table-cell office:value-type="float" office:value="303" calcext:value-type="float">
            <text:p>303</text:p>
          </table:table-cell>
          <table:table-cell table:formula="of:=VALUE(SUBSTITUTE(MID([.C409];1;LEN([.C409])-4);&quot;.&quot;;&quot;,&quot;))" office:value-type="float" office:value="0.18944" calcext:value-type="float">
            <text:p>0,18944</text:p>
          </table:table-cell>
          <table:table-cell table:formula="of:=[.B409]" office:value-type="string" office:string-value="0x072c157F32be372fF9898C5a7fc7C03b184e73b97Ca63b4A74EEA45Ae4EB0766" calcext:value-type="string">
            <text:p>0x072c157F32be372fF9898C5a7fc7C03b184e73b97Ca63b4A74EEA45Ae4EB0766</text:p>
          </table:table-cell>
          <table:table-cell table:formula="of:=ROUNDUP([.E409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voyager.online/contract/0x061a3470BAD4B0c68e55eF17408D7c0B96b228794E27B7314da5eb4DdB5f8375" xlink:type="simple">0x061a3470BAD4B0c68e55eF17408D7c0B96b228794E27B7314da5eb4DdB5f8375</text:a></text:p>
          </table:table-cell>
          <table:table-cell office:value-type="string" calcext:value-type="string">
            <text:p>0.18922 ETH</text:p>
          </table:table-cell>
          <table:table-cell office:value-type="float" office:value="294" calcext:value-type="float">
            <text:p>294</text:p>
          </table:table-cell>
          <table:table-cell table:formula="of:=VALUE(SUBSTITUTE(MID([.C410];1;LEN([.C410])-4);&quot;.&quot;;&quot;,&quot;))" office:value-type="float" office:value="0.18922" calcext:value-type="float">
            <text:p>0,18922</text:p>
          </table:table-cell>
          <table:table-cell table:formula="of:=[.B410]" office:value-type="string" office:string-value="0x061a3470BAD4B0c68e55eF17408D7c0B96b228794E27B7314da5eb4DdB5f8375" calcext:value-type="string">
            <text:p>0x061a3470BAD4B0c68e55eF17408D7c0B96b228794E27B7314da5eb4DdB5f8375</text:p>
          </table:table-cell>
          <table:table-cell table:formula="of:=ROUNDUP([.E410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voyager.online/contract/0x06B95bC568A97E6CA511157f3e6f7570f4Fc1D26E8B5505835faf0175A43A7c1" xlink:type="simple">0x06B95bC568A97E6CA511157f3e6f7570f4Fc1D26E8B5505835faf0175A43A7c1</text:a></text:p>
          </table:table-cell>
          <table:table-cell office:value-type="string" calcext:value-type="string">
            <text:p>0.18861 ETH</text:p>
          </table:table-cell>
          <table:table-cell office:value-type="float" office:value="373" calcext:value-type="float">
            <text:p>373</text:p>
          </table:table-cell>
          <table:table-cell table:formula="of:=VALUE(SUBSTITUTE(MID([.C411];1;LEN([.C411])-4);&quot;.&quot;;&quot;,&quot;))" office:value-type="float" office:value="0.18861" calcext:value-type="float">
            <text:p>0,18861</text:p>
          </table:table-cell>
          <table:table-cell table:formula="of:=[.B411]" office:value-type="string" office:string-value="0x06B95bC568A97E6CA511157f3e6f7570f4Fc1D26E8B5505835faf0175A43A7c1" calcext:value-type="string">
            <text:p>0x06B95bC568A97E6CA511157f3e6f7570f4Fc1D26E8B5505835faf0175A43A7c1</text:p>
          </table:table-cell>
          <table:table-cell table:formula="of:=ROUNDUP([.E411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voyager.online/contract/0x040cFF7b658Ee60F696e7b0b36D20c4205A0956Aa6566A405ef787BD80f5A451" xlink:type="simple">0x040cFF7b658Ee60F696e7b0b36D20c4205A0956Aa6566A405ef787BD80f5A451</text:a></text:p>
          </table:table-cell>
          <table:table-cell office:value-type="string" calcext:value-type="string">
            <text:p>0.18854 ETH</text:p>
          </table:table-cell>
          <table:table-cell office:value-type="string" calcext:value-type="string">
            <text:p>1 116</text:p>
          </table:table-cell>
          <table:table-cell table:formula="of:=VALUE(SUBSTITUTE(MID([.C412];1;LEN([.C412])-4);&quot;.&quot;;&quot;,&quot;))" office:value-type="float" office:value="0.18854" calcext:value-type="float">
            <text:p>0,18854</text:p>
          </table:table-cell>
          <table:table-cell table:formula="of:=[.B412]" office:value-type="string" office:string-value="0x040cFF7b658Ee60F696e7b0b36D20c4205A0956Aa6566A405ef787BD80f5A451" calcext:value-type="string">
            <text:p>0x040cFF7b658Ee60F696e7b0b36D20c4205A0956Aa6566A405ef787BD80f5A451</text:p>
          </table:table-cell>
          <table:table-cell table:formula="of:=ROUNDUP([.E412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s://voyager.online/contract/0x032Cf696cF09D57848ccB251A0B9a1163d7E3BBe12856f275c46600F3e753826" xlink:type="simple">0x032Cf696cF09D57848ccB251A0B9a1163d7E3BBe12856f275c46600F3e753826</text:a></text:p>
          </table:table-cell>
          <table:table-cell office:value-type="string" calcext:value-type="string">
            <text:p>0.18825 ETH</text:p>
          </table:table-cell>
          <table:table-cell office:value-type="float" office:value="353" calcext:value-type="float">
            <text:p>353</text:p>
          </table:table-cell>
          <table:table-cell table:formula="of:=VALUE(SUBSTITUTE(MID([.C413];1;LEN([.C413])-4);&quot;.&quot;;&quot;,&quot;))" office:value-type="float" office:value="0.18825" calcext:value-type="float">
            <text:p>0,18825</text:p>
          </table:table-cell>
          <table:table-cell table:formula="of:=[.B413]" office:value-type="string" office:string-value="0x032Cf696cF09D57848ccB251A0B9a1163d7E3BBe12856f275c46600F3e753826" calcext:value-type="string">
            <text:p>0x032Cf696cF09D57848ccB251A0B9a1163d7E3BBe12856f275c46600F3e753826</text:p>
          </table:table-cell>
          <table:table-cell table:formula="of:=ROUNDUP([.E413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voyager.online/contract/0x00fdE61492B6238caE92913eC78cfcD18Fc47B8E6c1ED228C74dD2a080C40886" xlink:type="simple">0x00fdE61492B6238caE92913eC78cfcD18Fc47B8E6c1ED228C74dD2a080C40886</text:a></text:p>
          </table:table-cell>
          <table:table-cell office:value-type="string" calcext:value-type="string">
            <text:p>0.18803 ETH</text:p>
          </table:table-cell>
          <table:table-cell office:value-type="float" office:value="762" calcext:value-type="float">
            <text:p>762</text:p>
          </table:table-cell>
          <table:table-cell table:formula="of:=VALUE(SUBSTITUTE(MID([.C414];1;LEN([.C414])-4);&quot;.&quot;;&quot;,&quot;))" office:value-type="float" office:value="0.18803" calcext:value-type="float">
            <text:p>0,18803</text:p>
          </table:table-cell>
          <table:table-cell table:formula="of:=[.B414]" office:value-type="string" office:string-value="0x00fdE61492B6238caE92913eC78cfcD18Fc47B8E6c1ED228C74dD2a080C40886" calcext:value-type="string">
            <text:p>0x00fdE61492B6238caE92913eC78cfcD18Fc47B8E6c1ED228C74dD2a080C40886</text:p>
          </table:table-cell>
          <table:table-cell table:formula="of:=ROUNDUP([.E414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s://voyager.online/contract/0x032F074fdf1Fe6840C5dFAbBFc8f5cb0c92a899FA9A33D4acE2e224593495aCA" xlink:type="simple">0x032F074fdf1Fe6840C5dFAbBFc8f5cb0c92a899FA9A33D4acE2e224593495aCA</text:a></text:p>
          </table:table-cell>
          <table:table-cell office:value-type="string" calcext:value-type="string">
            <text:p>0.18731 ETH</text:p>
          </table:table-cell>
          <table:table-cell office:value-type="float" office:value="446" calcext:value-type="float">
            <text:p>446</text:p>
          </table:table-cell>
          <table:table-cell table:formula="of:=VALUE(SUBSTITUTE(MID([.C415];1;LEN([.C415])-4);&quot;.&quot;;&quot;,&quot;))" office:value-type="float" office:value="0.18731" calcext:value-type="float">
            <text:p>0,18731</text:p>
          </table:table-cell>
          <table:table-cell table:formula="of:=[.B415]" office:value-type="string" office:string-value="0x032F074fdf1Fe6840C5dFAbBFc8f5cb0c92a899FA9A33D4acE2e224593495aCA" calcext:value-type="string">
            <text:p>0x032F074fdf1Fe6840C5dFAbBFc8f5cb0c92a899FA9A33D4acE2e224593495aCA</text:p>
          </table:table-cell>
          <table:table-cell table:formula="of:=ROUNDUP([.E415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voyager.online/contract/0x04e4c5A81354272C4C0A4933Ae267d04fD2e050d3e6F6BcbFa15ee37fa983bD4" xlink:type="simple">0x04e4c5A81354272C4C0A4933Ae267d04fD2e050d3e6F6BcbFa15ee37fa983bD4</text:a></text:p>
          </table:table-cell>
          <table:table-cell office:value-type="string" calcext:value-type="string">
            <text:p>0.18730 ETH</text:p>
          </table:table-cell>
          <table:table-cell office:value-type="float" office:value="423" calcext:value-type="float">
            <text:p>423</text:p>
          </table:table-cell>
          <table:table-cell table:formula="of:=VALUE(SUBSTITUTE(MID([.C416];1;LEN([.C416])-4);&quot;.&quot;;&quot;,&quot;))" office:value-type="float" office:value="0.1873" calcext:value-type="float">
            <text:p>0,1873</text:p>
          </table:table-cell>
          <table:table-cell table:formula="of:=[.B416]" office:value-type="string" office:string-value="0x04e4c5A81354272C4C0A4933Ae267d04fD2e050d3e6F6BcbFa15ee37fa983bD4" calcext:value-type="string">
            <text:p>0x04e4c5A81354272C4C0A4933Ae267d04fD2e050d3e6F6BcbFa15ee37fa983bD4</text:p>
          </table:table-cell>
          <table:table-cell table:formula="of:=ROUNDUP([.E416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voyager.online/contract/0x07Fdcad2A136889F14E1516733c512642bDCFd5309e2D5c7B4d5120D21Afa608" xlink:type="simple">0x07Fdcad2A136889F14E1516733c512642bDCFd5309e2D5c7B4d5120D21Afa608</text:a></text:p>
          </table:table-cell>
          <table:table-cell office:value-type="string" calcext:value-type="string">
            <text:p>0.18704 ETH</text:p>
          </table:table-cell>
          <table:table-cell office:value-type="string" calcext:value-type="string">
            <text:p>1 070</text:p>
          </table:table-cell>
          <table:table-cell table:formula="of:=VALUE(SUBSTITUTE(MID([.C417];1;LEN([.C417])-4);&quot;.&quot;;&quot;,&quot;))" office:value-type="float" office:value="0.18704" calcext:value-type="float">
            <text:p>0,18704</text:p>
          </table:table-cell>
          <table:table-cell table:formula="of:=[.B417]" office:value-type="string" office:string-value="0x07Fdcad2A136889F14E1516733c512642bDCFd5309e2D5c7B4d5120D21Afa608" calcext:value-type="string">
            <text:p>0x07Fdcad2A136889F14E1516733c512642bDCFd5309e2D5c7B4d5120D21Afa608</text:p>
          </table:table-cell>
          <table:table-cell table:formula="of:=ROUNDUP([.E417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voyager.online/contract/0x057ad9e658dd1663b5C74392F8700E7044861955Ebe02Fa5bf6Bb4a00204F77D" xlink:type="simple">0x057ad9e658dd1663b5C74392F8700E7044861955Ebe02Fa5bf6Bb4a00204F77D</text:a></text:p>
          </table:table-cell>
          <table:table-cell office:value-type="string" calcext:value-type="string">
            <text:p>0.18633 ETH</text:p>
          </table:table-cell>
          <table:table-cell office:value-type="float" office:value="547" calcext:value-type="float">
            <text:p>547</text:p>
          </table:table-cell>
          <table:table-cell table:formula="of:=VALUE(SUBSTITUTE(MID([.C418];1;LEN([.C418])-4);&quot;.&quot;;&quot;,&quot;))" office:value-type="float" office:value="0.18633" calcext:value-type="float">
            <text:p>0,18633</text:p>
          </table:table-cell>
          <table:table-cell table:formula="of:=[.B418]" office:value-type="string" office:string-value="0x057ad9e658dd1663b5C74392F8700E7044861955Ebe02Fa5bf6Bb4a00204F77D" calcext:value-type="string">
            <text:p>0x057ad9e658dd1663b5C74392F8700E7044861955Ebe02Fa5bf6Bb4a00204F77D</text:p>
          </table:table-cell>
          <table:table-cell table:formula="of:=ROUNDUP([.E418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s://voyager.online/contract/0x01EdEaF700c59db647431c1fcD8b2CEE02273869F526aae594baA927c906b261" xlink:type="simple">0x01EdEaF700c59db647431c1fcD8b2CEE02273869F526aae594baA927c906b261</text:a></text:p>
          </table:table-cell>
          <table:table-cell office:value-type="string" calcext:value-type="string">
            <text:p>0.18617 ETH</text:p>
          </table:table-cell>
          <table:table-cell office:value-type="float" office:value="368" calcext:value-type="float">
            <text:p>368</text:p>
          </table:table-cell>
          <table:table-cell table:formula="of:=VALUE(SUBSTITUTE(MID([.C419];1;LEN([.C419])-4);&quot;.&quot;;&quot;,&quot;))" office:value-type="float" office:value="0.18617" calcext:value-type="float">
            <text:p>0,18617</text:p>
          </table:table-cell>
          <table:table-cell table:formula="of:=[.B419]" office:value-type="string" office:string-value="0x01EdEaF700c59db647431c1fcD8b2CEE02273869F526aae594baA927c906b261" calcext:value-type="string">
            <text:p>0x01EdEaF700c59db647431c1fcD8b2CEE02273869F526aae594baA927c906b261</text:p>
          </table:table-cell>
          <table:table-cell table:formula="of:=ROUNDUP([.E419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voyager.online/contract/0x026b877f98AAD625A4FC46a6c30C3e657BD7ADa14Ba23B59021FeF2a696404F5" xlink:type="simple">0x026b877f98AAD625A4FC46a6c30C3e657BD7ADa14Ba23B59021FeF2a696404F5</text:a></text:p>
          </table:table-cell>
          <table:table-cell office:value-type="string" calcext:value-type="string">
            <text:p>0.18601 ETH</text:p>
          </table:table-cell>
          <table:table-cell office:value-type="float" office:value="79" calcext:value-type="float">
            <text:p>79</text:p>
          </table:table-cell>
          <table:table-cell table:formula="of:=VALUE(SUBSTITUTE(MID([.C420];1;LEN([.C420])-4);&quot;.&quot;;&quot;,&quot;))" office:value-type="float" office:value="0.18601" calcext:value-type="float">
            <text:p>0,18601</text:p>
          </table:table-cell>
          <table:table-cell table:formula="of:=[.B420]" office:value-type="string" office:string-value="0x026b877f98AAD625A4FC46a6c30C3e657BD7ADa14Ba23B59021FeF2a696404F5" calcext:value-type="string">
            <text:p>0x026b877f98AAD625A4FC46a6c30C3e657BD7ADa14Ba23B59021FeF2a696404F5</text:p>
          </table:table-cell>
          <table:table-cell table:formula="of:=ROUNDUP([.E420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s://voyager.online/contract/0x0583f8b8c43ff16d607246c80CB0dC251682d58ae5388DF2e35960322a2F132f" xlink:type="simple">0x0583f8b8c43ff16d607246c80CB0dC251682d58ae5388DF2e35960322a2F132f</text:a></text:p>
          </table:table-cell>
          <table:table-cell office:value-type="string" calcext:value-type="string">
            <text:p>0.18579 ETH</text:p>
          </table:table-cell>
          <table:table-cell office:value-type="float" office:value="372" calcext:value-type="float">
            <text:p>372</text:p>
          </table:table-cell>
          <table:table-cell table:formula="of:=VALUE(SUBSTITUTE(MID([.C421];1;LEN([.C421])-4);&quot;.&quot;;&quot;,&quot;))" office:value-type="float" office:value="0.18579" calcext:value-type="float">
            <text:p>0,18579</text:p>
          </table:table-cell>
          <table:table-cell table:formula="of:=[.B421]" office:value-type="string" office:string-value="0x0583f8b8c43ff16d607246c80CB0dC251682d58ae5388DF2e35960322a2F132f" calcext:value-type="string">
            <text:p>0x0583f8b8c43ff16d607246c80CB0dC251682d58ae5388DF2e35960322a2F132f</text:p>
          </table:table-cell>
          <table:table-cell table:formula="of:=ROUNDUP([.E421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s://voyager.online/contract/0x067b17404e2dC287965c657d3577F43a8c73Eee3b18A6Db1631E29b74d931fAe" xlink:type="simple">0x067b17404e2dC287965c657d3577F43a8c73Eee3b18A6Db1631E29b74d931fAe</text:a></text:p>
          </table:table-cell>
          <table:table-cell office:value-type="string" calcext:value-type="string">
            <text:p>0.18559 ETH</text:p>
          </table:table-cell>
          <table:table-cell office:value-type="float" office:value="368" calcext:value-type="float">
            <text:p>368</text:p>
          </table:table-cell>
          <table:table-cell table:formula="of:=VALUE(SUBSTITUTE(MID([.C422];1;LEN([.C422])-4);&quot;.&quot;;&quot;,&quot;))" office:value-type="float" office:value="0.18559" calcext:value-type="float">
            <text:p>0,18559</text:p>
          </table:table-cell>
          <table:table-cell table:formula="of:=[.B422]" office:value-type="string" office:string-value="0x067b17404e2dC287965c657d3577F43a8c73Eee3b18A6Db1631E29b74d931fAe" calcext:value-type="string">
            <text:p>0x067b17404e2dC287965c657d3577F43a8c73Eee3b18A6Db1631E29b74d931fAe</text:p>
          </table:table-cell>
          <table:table-cell table:formula="of:=ROUNDUP([.E422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voyager.online/contract/0x004C505506F28093933614176F49E4fDa7e9C85656fCFACD5B348033B9E6159A" xlink:type="simple">0x004C505506F28093933614176F49E4fDa7e9C85656fCFACD5B348033B9E6159A</text:a></text:p>
          </table:table-cell>
          <table:table-cell office:value-type="string" calcext:value-type="string">
            <text:p>0.18543 ETH</text:p>
          </table:table-cell>
          <table:table-cell office:value-type="float" office:value="357" calcext:value-type="float">
            <text:p>357</text:p>
          </table:table-cell>
          <table:table-cell table:formula="of:=VALUE(SUBSTITUTE(MID([.C423];1;LEN([.C423])-4);&quot;.&quot;;&quot;,&quot;))" office:value-type="float" office:value="0.18543" calcext:value-type="float">
            <text:p>0,18543</text:p>
          </table:table-cell>
          <table:table-cell table:formula="of:=[.B423]" office:value-type="string" office:string-value="0x004C505506F28093933614176F49E4fDa7e9C85656fCFACD5B348033B9E6159A" calcext:value-type="string">
            <text:p>0x004C505506F28093933614176F49E4fDa7e9C85656fCFACD5B348033B9E6159A</text:p>
          </table:table-cell>
          <table:table-cell table:formula="of:=ROUNDUP([.E423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voyager.online/contract/0x0200f394b7c9ba5B3a72b35F6e6aBe5511EcaFF6D8EB2e299E9eBD7676C3BD2b" xlink:type="simple">0x0200f394b7c9ba5B3a72b35F6e6aBe5511EcaFF6D8EB2e299E9eBD7676C3BD2b</text:a></text:p>
          </table:table-cell>
          <table:table-cell office:value-type="string" calcext:value-type="string">
            <text:p>0.18499 ETH</text:p>
          </table:table-cell>
          <table:table-cell office:value-type="float" office:value="430" calcext:value-type="float">
            <text:p>430</text:p>
          </table:table-cell>
          <table:table-cell table:formula="of:=VALUE(SUBSTITUTE(MID([.C424];1;LEN([.C424])-4);&quot;.&quot;;&quot;,&quot;))" office:value-type="float" office:value="0.18499" calcext:value-type="float">
            <text:p>0,18499</text:p>
          </table:table-cell>
          <table:table-cell table:formula="of:=[.B424]" office:value-type="string" office:string-value="0x0200f394b7c9ba5B3a72b35F6e6aBe5511EcaFF6D8EB2e299E9eBD7676C3BD2b" calcext:value-type="string">
            <text:p>0x0200f394b7c9ba5B3a72b35F6e6aBe5511EcaFF6D8EB2e299E9eBD7676C3BD2b</text:p>
          </table:table-cell>
          <table:table-cell table:formula="of:=ROUNDUP([.E424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voyager.online/contract/0x02898cB11376A9728515d2dC980302b78b68a4CfC716a3B735256078C5Af41Be" xlink:type="simple">0x02898cB11376A9728515d2dC980302b78b68a4CfC716a3B735256078C5Af41Be</text:a></text:p>
          </table:table-cell>
          <table:table-cell office:value-type="string" calcext:value-type="string">
            <text:p>0.18489 ETH</text:p>
          </table:table-cell>
          <table:table-cell office:value-type="float" office:value="366" calcext:value-type="float">
            <text:p>366</text:p>
          </table:table-cell>
          <table:table-cell table:formula="of:=VALUE(SUBSTITUTE(MID([.C425];1;LEN([.C425])-4);&quot;.&quot;;&quot;,&quot;))" office:value-type="float" office:value="0.18489" calcext:value-type="float">
            <text:p>0,18489</text:p>
          </table:table-cell>
          <table:table-cell table:formula="of:=[.B425]" office:value-type="string" office:string-value="0x02898cB11376A9728515d2dC980302b78b68a4CfC716a3B735256078C5Af41Be" calcext:value-type="string">
            <text:p>0x02898cB11376A9728515d2dC980302b78b68a4CfC716a3B735256078C5Af41Be</text:p>
          </table:table-cell>
          <table:table-cell table:formula="of:=ROUNDUP([.E425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s://voyager.online/contract/0x0493764eB5e5A205EaE069A34ef0EBA1f79B378B116b33573b7AB23BeAff6541" xlink:type="simple">0x0493764eB5e5A205EaE069A34ef0EBA1f79B378B116b33573b7AB23BeAff6541</text:a></text:p>
          </table:table-cell>
          <table:table-cell office:value-type="string" calcext:value-type="string">
            <text:p>0.18477 ETH</text:p>
          </table:table-cell>
          <table:table-cell office:value-type="float" office:value="832" calcext:value-type="float">
            <text:p>832</text:p>
          </table:table-cell>
          <table:table-cell table:formula="of:=VALUE(SUBSTITUTE(MID([.C426];1;LEN([.C426])-4);&quot;.&quot;;&quot;,&quot;))" office:value-type="float" office:value="0.18477" calcext:value-type="float">
            <text:p>0,18477</text:p>
          </table:table-cell>
          <table:table-cell table:formula="of:=[.B426]" office:value-type="string" office:string-value="0x0493764eB5e5A205EaE069A34ef0EBA1f79B378B116b33573b7AB23BeAff6541" calcext:value-type="string">
            <text:p>0x0493764eB5e5A205EaE069A34ef0EBA1f79B378B116b33573b7AB23BeAff6541</text:p>
          </table:table-cell>
          <table:table-cell table:formula="of:=ROUNDUP([.E426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s://voyager.online/contract/0x054c518D91B2f0575c1aa7D22Cf313ba0d0628136AC206280AAE52AC7D19dFf3" xlink:type="simple">0x054c518D91B2f0575c1aa7D22Cf313ba0d0628136AC206280AAE52AC7D19dFf3</text:a></text:p>
          </table:table-cell>
          <table:table-cell office:value-type="string" calcext:value-type="string">
            <text:p>0.18463 ETH</text:p>
          </table:table-cell>
          <table:table-cell office:value-type="float" office:value="443" calcext:value-type="float">
            <text:p>443</text:p>
          </table:table-cell>
          <table:table-cell table:formula="of:=VALUE(SUBSTITUTE(MID([.C427];1;LEN([.C427])-4);&quot;.&quot;;&quot;,&quot;))" office:value-type="float" office:value="0.18463" calcext:value-type="float">
            <text:p>0,18463</text:p>
          </table:table-cell>
          <table:table-cell table:formula="of:=[.B427]" office:value-type="string" office:string-value="0x054c518D91B2f0575c1aa7D22Cf313ba0d0628136AC206280AAE52AC7D19dFf3" calcext:value-type="string">
            <text:p>0x054c518D91B2f0575c1aa7D22Cf313ba0d0628136AC206280AAE52AC7D19dFf3</text:p>
          </table:table-cell>
          <table:table-cell table:formula="of:=ROUNDUP([.E427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s://voyager.online/contract/0x003b4635841fD07ddC35E79c9844385874d478ACD1127cCD71E975d6EB8304a6" xlink:type="simple">0x003b4635841fD07ddC35E79c9844385874d478ACD1127cCD71E975d6EB8304a6</text:a></text:p>
          </table:table-cell>
          <table:table-cell office:value-type="string" calcext:value-type="string">
            <text:p>0.18458 ETH</text:p>
          </table:table-cell>
          <table:table-cell office:value-type="float" office:value="477" calcext:value-type="float">
            <text:p>477</text:p>
          </table:table-cell>
          <table:table-cell table:formula="of:=VALUE(SUBSTITUTE(MID([.C428];1;LEN([.C428])-4);&quot;.&quot;;&quot;,&quot;))" office:value-type="float" office:value="0.18458" calcext:value-type="float">
            <text:p>0,18458</text:p>
          </table:table-cell>
          <table:table-cell table:formula="of:=[.B428]" office:value-type="string" office:string-value="0x003b4635841fD07ddC35E79c9844385874d478ACD1127cCD71E975d6EB8304a6" calcext:value-type="string">
            <text:p>0x003b4635841fD07ddC35E79c9844385874d478ACD1127cCD71E975d6EB8304a6</text:p>
          </table:table-cell>
          <table:table-cell table:formula="of:=ROUNDUP([.E428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voyager.online/contract/0x06c6b15Ba18dF937d7a93d3CE47a42C016014058CA91944206032bE5B510773c" xlink:type="simple">0x06c6b15Ba18dF937d7a93d3CE47a42C016014058CA91944206032bE5B510773c</text:a></text:p>
          </table:table-cell>
          <table:table-cell office:value-type="string" calcext:value-type="string">
            <text:p>0.18447 ETH</text:p>
          </table:table-cell>
          <table:table-cell office:value-type="string" calcext:value-type="string">
            <text:p>1 456</text:p>
          </table:table-cell>
          <table:table-cell table:formula="of:=VALUE(SUBSTITUTE(MID([.C429];1;LEN([.C429])-4);&quot;.&quot;;&quot;,&quot;))" office:value-type="float" office:value="0.18447" calcext:value-type="float">
            <text:p>0,18447</text:p>
          </table:table-cell>
          <table:table-cell table:formula="of:=[.B429]" office:value-type="string" office:string-value="0x06c6b15Ba18dF937d7a93d3CE47a42C016014058CA91944206032bE5B510773c" calcext:value-type="string">
            <text:p>0x06c6b15Ba18dF937d7a93d3CE47a42C016014058CA91944206032bE5B510773c</text:p>
          </table:table-cell>
          <table:table-cell table:formula="of:=ROUNDUP([.E429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voyager.online/contract/0x041782076BC61BB02Bb0ee45Aa9224266DF073D00323ce50FB99FF5fB0a40fFd" xlink:type="simple">0x041782076BC61BB02Bb0ee45Aa9224266DF073D00323ce50FB99FF5fB0a40fFd</text:a></text:p>
          </table:table-cell>
          <table:table-cell office:value-type="string" calcext:value-type="string">
            <text:p>0.18437 ETH</text:p>
          </table:table-cell>
          <table:table-cell office:value-type="float" office:value="425" calcext:value-type="float">
            <text:p>425</text:p>
          </table:table-cell>
          <table:table-cell table:formula="of:=VALUE(SUBSTITUTE(MID([.C430];1;LEN([.C430])-4);&quot;.&quot;;&quot;,&quot;))" office:value-type="float" office:value="0.18437" calcext:value-type="float">
            <text:p>0,18437</text:p>
          </table:table-cell>
          <table:table-cell table:formula="of:=[.B430]" office:value-type="string" office:string-value="0x041782076BC61BB02Bb0ee45Aa9224266DF073D00323ce50FB99FF5fB0a40fFd" calcext:value-type="string">
            <text:p>0x041782076BC61BB02Bb0ee45Aa9224266DF073D00323ce50FB99FF5fB0a40fFd</text:p>
          </table:table-cell>
          <table:table-cell table:formula="of:=ROUNDUP([.E430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s://voyager.online/contract/0x00fAE43Ae5615008f4862c886f3504271e2345B19841c95D96ABD0393dCF5E2C" xlink:type="simple">0x00fAE43Ae5615008f4862c886f3504271e2345B19841c95D96ABD0393dCF5E2C</text:a></text:p>
          </table:table-cell>
          <table:table-cell office:value-type="string" calcext:value-type="string">
            <text:p>0.18414 ETH</text:p>
          </table:table-cell>
          <table:table-cell office:value-type="float" office:value="455" calcext:value-type="float">
            <text:p>455</text:p>
          </table:table-cell>
          <table:table-cell table:formula="of:=VALUE(SUBSTITUTE(MID([.C431];1;LEN([.C431])-4);&quot;.&quot;;&quot;,&quot;))" office:value-type="float" office:value="0.18414" calcext:value-type="float">
            <text:p>0,18414</text:p>
          </table:table-cell>
          <table:table-cell table:formula="of:=[.B431]" office:value-type="string" office:string-value="0x00fAE43Ae5615008f4862c886f3504271e2345B19841c95D96ABD0393dCF5E2C" calcext:value-type="string">
            <text:p>0x00fAE43Ae5615008f4862c886f3504271e2345B19841c95D96ABD0393dCF5E2C</text:p>
          </table:table-cell>
          <table:table-cell table:formula="of:=ROUNDUP([.E431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voyager.online/contract/0x03017F7F19CaBe91994475c69216C5890AdE92E2038FB69D2b899735A83D5dd3" xlink:type="simple">0x03017F7F19CaBe91994475c69216C5890AdE92E2038FB69D2b899735A83D5dd3</text:a></text:p>
          </table:table-cell>
          <table:table-cell office:value-type="string" calcext:value-type="string">
            <text:p>0.18408 ETH</text:p>
          </table:table-cell>
          <table:table-cell office:value-type="float" office:value="412" calcext:value-type="float">
            <text:p>412</text:p>
          </table:table-cell>
          <table:table-cell table:formula="of:=VALUE(SUBSTITUTE(MID([.C432];1;LEN([.C432])-4);&quot;.&quot;;&quot;,&quot;))" office:value-type="float" office:value="0.18408" calcext:value-type="float">
            <text:p>0,18408</text:p>
          </table:table-cell>
          <table:table-cell table:formula="of:=[.B432]" office:value-type="string" office:string-value="0x03017F7F19CaBe91994475c69216C5890AdE92E2038FB69D2b899735A83D5dd3" calcext:value-type="string">
            <text:p>0x03017F7F19CaBe91994475c69216C5890AdE92E2038FB69D2b899735A83D5dd3</text:p>
          </table:table-cell>
          <table:table-cell table:formula="of:=ROUNDUP([.E432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s://voyager.online/contract/0x065A0FF92E59dAbcd05eF457C47c948694DE499D61575F8A62C6093cc78b83c7" xlink:type="simple">0x065A0FF92E59dAbcd05eF457C47c948694DE499D61575F8A62C6093cc78b83c7</text:a></text:p>
          </table:table-cell>
          <table:table-cell office:value-type="string" calcext:value-type="string">
            <text:p>0.18370 ETH</text:p>
          </table:table-cell>
          <table:table-cell office:value-type="float" office:value="372" calcext:value-type="float">
            <text:p>372</text:p>
          </table:table-cell>
          <table:table-cell table:formula="of:=VALUE(SUBSTITUTE(MID([.C433];1;LEN([.C433])-4);&quot;.&quot;;&quot;,&quot;))" office:value-type="float" office:value="0.1837" calcext:value-type="float">
            <text:p>0,1837</text:p>
          </table:table-cell>
          <table:table-cell table:formula="of:=[.B433]" office:value-type="string" office:string-value="0x065A0FF92E59dAbcd05eF457C47c948694DE499D61575F8A62C6093cc78b83c7" calcext:value-type="string">
            <text:p>0x065A0FF92E59dAbcd05eF457C47c948694DE499D61575F8A62C6093cc78b83c7</text:p>
          </table:table-cell>
          <table:table-cell table:formula="of:=ROUNDUP([.E433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voyager.online/contract/0x05bd8Ab4D952836CA627116bAd96Ab584480c15E94F9802aeA5872d1204c0660" xlink:type="simple">0x05bd8Ab4D952836CA627116bAd96Ab584480c15E94F9802aeA5872d1204c0660</text:a></text:p>
          </table:table-cell>
          <table:table-cell office:value-type="string" calcext:value-type="string">
            <text:p>0.18348 ETH</text:p>
          </table:table-cell>
          <table:table-cell office:value-type="float" office:value="384" calcext:value-type="float">
            <text:p>384</text:p>
          </table:table-cell>
          <table:table-cell table:formula="of:=VALUE(SUBSTITUTE(MID([.C434];1;LEN([.C434])-4);&quot;.&quot;;&quot;,&quot;))" office:value-type="float" office:value="0.18348" calcext:value-type="float">
            <text:p>0,18348</text:p>
          </table:table-cell>
          <table:table-cell table:formula="of:=[.B434]" office:value-type="string" office:string-value="0x05bd8Ab4D952836CA627116bAd96Ab584480c15E94F9802aeA5872d1204c0660" calcext:value-type="string">
            <text:p>0x05bd8Ab4D952836CA627116bAd96Ab584480c15E94F9802aeA5872d1204c0660</text:p>
          </table:table-cell>
          <table:table-cell table:formula="of:=ROUNDUP([.E434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voyager.online/contract/0x0587aFB46B84db6144cE02D93FD9b010Abf430e32EE4aFf25FfC251189876B73" xlink:type="simple">0x0587aFB46B84db6144cE02D93FD9b010Abf430e32EE4aFf25FfC251189876B73</text:a></text:p>
          </table:table-cell>
          <table:table-cell office:value-type="string" calcext:value-type="string">
            <text:p>0.18307 ETH</text:p>
          </table:table-cell>
          <table:table-cell office:value-type="float" office:value="349" calcext:value-type="float">
            <text:p>349</text:p>
          </table:table-cell>
          <table:table-cell table:formula="of:=VALUE(SUBSTITUTE(MID([.C435];1;LEN([.C435])-4);&quot;.&quot;;&quot;,&quot;))" office:value-type="float" office:value="0.18307" calcext:value-type="float">
            <text:p>0,18307</text:p>
          </table:table-cell>
          <table:table-cell table:formula="of:=[.B435]" office:value-type="string" office:string-value="0x0587aFB46B84db6144cE02D93FD9b010Abf430e32EE4aFf25FfC251189876B73" calcext:value-type="string">
            <text:p>0x0587aFB46B84db6144cE02D93FD9b010Abf430e32EE4aFf25FfC251189876B73</text:p>
          </table:table-cell>
          <table:table-cell table:formula="of:=ROUNDUP([.E435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voyager.online/contract/0x0285825eb09F850f958Ac6428ecA18d71e26C0804A446868854358DeE21A1E08" xlink:type="simple">0x0285825eb09F850f958Ac6428ecA18d71e26C0804A446868854358DeE21A1E08</text:a></text:p>
          </table:table-cell>
          <table:table-cell office:value-type="string" calcext:value-type="string">
            <text:p>0.18296 ETH</text:p>
          </table:table-cell>
          <table:table-cell office:value-type="string" calcext:value-type="string">
            <text:p>1 055</text:p>
          </table:table-cell>
          <table:table-cell table:formula="of:=VALUE(SUBSTITUTE(MID([.C436];1;LEN([.C436])-4);&quot;.&quot;;&quot;,&quot;))" office:value-type="float" office:value="0.18296" calcext:value-type="float">
            <text:p>0,18296</text:p>
          </table:table-cell>
          <table:table-cell table:formula="of:=[.B436]" office:value-type="string" office:string-value="0x0285825eb09F850f958Ac6428ecA18d71e26C0804A446868854358DeE21A1E08" calcext:value-type="string">
            <text:p>0x0285825eb09F850f958Ac6428ecA18d71e26C0804A446868854358DeE21A1E08</text:p>
          </table:table-cell>
          <table:table-cell table:formula="of:=ROUNDUP([.E436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s://voyager.online/contract/0x03101581E3804147A74dB687b0bDFc7D4455bA3E87304449E348d2FcE22C8269" xlink:type="simple">0x03101581E3804147A74dB687b0bDFc7D4455bA3E87304449E348d2FcE22C8269</text:a></text:p>
          </table:table-cell>
          <table:table-cell office:value-type="string" calcext:value-type="string">
            <text:p>0.18247 ETH</text:p>
          </table:table-cell>
          <table:table-cell office:value-type="float" office:value="496" calcext:value-type="float">
            <text:p>496</text:p>
          </table:table-cell>
          <table:table-cell table:formula="of:=VALUE(SUBSTITUTE(MID([.C437];1;LEN([.C437])-4);&quot;.&quot;;&quot;,&quot;))" office:value-type="float" office:value="0.18247" calcext:value-type="float">
            <text:p>0,18247</text:p>
          </table:table-cell>
          <table:table-cell table:formula="of:=[.B437]" office:value-type="string" office:string-value="0x03101581E3804147A74dB687b0bDFc7D4455bA3E87304449E348d2FcE22C8269" calcext:value-type="string">
            <text:p>0x03101581E3804147A74dB687b0bDFc7D4455bA3E87304449E348d2FcE22C8269</text:p>
          </table:table-cell>
          <table:table-cell table:formula="of:=ROUNDUP([.E437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voyager.online/contract/0x010A3CDb2da544CD1c9024bde8223c38327b0e70355b9BCc45E05FbE6B2131Fb" xlink:type="simple">0x010A3CDb2da544CD1c9024bde8223c38327b0e70355b9BCc45E05FbE6B2131Fb</text:a></text:p>
          </table:table-cell>
          <table:table-cell office:value-type="string" calcext:value-type="string">
            <text:p>0.18222 ETH</text:p>
          </table:table-cell>
          <table:table-cell office:value-type="float" office:value="375" calcext:value-type="float">
            <text:p>375</text:p>
          </table:table-cell>
          <table:table-cell table:formula="of:=VALUE(SUBSTITUTE(MID([.C438];1;LEN([.C438])-4);&quot;.&quot;;&quot;,&quot;))" office:value-type="float" office:value="0.18222" calcext:value-type="float">
            <text:p>0,18222</text:p>
          </table:table-cell>
          <table:table-cell table:formula="of:=[.B438]" office:value-type="string" office:string-value="0x010A3CDb2da544CD1c9024bde8223c38327b0e70355b9BCc45E05FbE6B2131Fb" calcext:value-type="string">
            <text:p>0x010A3CDb2da544CD1c9024bde8223c38327b0e70355b9BCc45E05FbE6B2131Fb</text:p>
          </table:table-cell>
          <table:table-cell table:formula="of:=ROUNDUP([.E438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s://voyager.online/contract/0x0111c0C354802F27e91B9d4E613f8F1e6F0a7021E076E1fDA333ad4B5613A8ea" xlink:type="simple">0x0111c0C354802F27e91B9d4E613f8F1e6F0a7021E076E1fDA333ad4B5613A8ea</text:a></text:p>
          </table:table-cell>
          <table:table-cell office:value-type="string" calcext:value-type="string">
            <text:p>0.18213 ETH</text:p>
          </table:table-cell>
          <table:table-cell office:value-type="float" office:value="332" calcext:value-type="float">
            <text:p>332</text:p>
          </table:table-cell>
          <table:table-cell table:formula="of:=VALUE(SUBSTITUTE(MID([.C439];1;LEN([.C439])-4);&quot;.&quot;;&quot;,&quot;))" office:value-type="float" office:value="0.18213" calcext:value-type="float">
            <text:p>0,18213</text:p>
          </table:table-cell>
          <table:table-cell table:formula="of:=[.B439]" office:value-type="string" office:string-value="0x0111c0C354802F27e91B9d4E613f8F1e6F0a7021E076E1fDA333ad4B5613A8ea" calcext:value-type="string">
            <text:p>0x0111c0C354802F27e91B9d4E613f8F1e6F0a7021E076E1fDA333ad4B5613A8ea</text:p>
          </table:table-cell>
          <table:table-cell table:formula="of:=ROUNDUP([.E439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s://voyager.online/contract/0x02ab09bB1b6Fba6F82d12f1946bd8d808d4CF8CC7594babA868C52cce233b85b" xlink:type="simple">0x02ab09bB1b6Fba6F82d12f1946bd8d808d4CF8CC7594babA868C52cce233b85b</text:a></text:p>
          </table:table-cell>
          <table:table-cell office:value-type="string" calcext:value-type="string">
            <text:p>0.18200 ETH</text:p>
          </table:table-cell>
          <table:table-cell office:value-type="float" office:value="524" calcext:value-type="float">
            <text:p>524</text:p>
          </table:table-cell>
          <table:table-cell table:formula="of:=VALUE(SUBSTITUTE(MID([.C440];1;LEN([.C440])-4);&quot;.&quot;;&quot;,&quot;))" office:value-type="float" office:value="0.182" calcext:value-type="float">
            <text:p>0,182</text:p>
          </table:table-cell>
          <table:table-cell table:formula="of:=[.B440]" office:value-type="string" office:string-value="0x02ab09bB1b6Fba6F82d12f1946bd8d808d4CF8CC7594babA868C52cce233b85b" calcext:value-type="string">
            <text:p>0x02ab09bB1b6Fba6F82d12f1946bd8d808d4CF8CC7594babA868C52cce233b85b</text:p>
          </table:table-cell>
          <table:table-cell table:formula="of:=ROUNDUP([.E440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s://voyager.online/contract/0x01A6C66b54bAa7b7D1d4228A7f429776FACE6b5Fc1EC8b973D0d082b222D29Df" xlink:type="simple">0x01A6C66b54bAa7b7D1d4228A7f429776FACE6b5Fc1EC8b973D0d082b222D29Df</text:a></text:p>
          </table:table-cell>
          <table:table-cell office:value-type="string" calcext:value-type="string">
            <text:p>0.18192 ETH</text:p>
          </table:table-cell>
          <table:table-cell office:value-type="float" office:value="395" calcext:value-type="float">
            <text:p>395</text:p>
          </table:table-cell>
          <table:table-cell table:formula="of:=VALUE(SUBSTITUTE(MID([.C441];1;LEN([.C441])-4);&quot;.&quot;;&quot;,&quot;))" office:value-type="float" office:value="0.18192" calcext:value-type="float">
            <text:p>0,18192</text:p>
          </table:table-cell>
          <table:table-cell table:formula="of:=[.B441]" office:value-type="string" office:string-value="0x01A6C66b54bAa7b7D1d4228A7f429776FACE6b5Fc1EC8b973D0d082b222D29Df" calcext:value-type="string">
            <text:p>0x01A6C66b54bAa7b7D1d4228A7f429776FACE6b5Fc1EC8b973D0d082b222D29Df</text:p>
          </table:table-cell>
          <table:table-cell table:formula="of:=ROUNDUP([.E441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s://voyager.online/contract/0x05f17Eb829583374661a8AE382333B34A046345dFbE26FA51bdF4A30fF6548Bd" xlink:type="simple">0x05f17Eb829583374661a8AE382333B34A046345dFbE26FA51bdF4A30fF6548Bd</text:a></text:p>
          </table:table-cell>
          <table:table-cell office:value-type="string" calcext:value-type="string">
            <text:p>0.18128 ETH</text:p>
          </table:table-cell>
          <table:table-cell office:value-type="string" calcext:value-type="string">
            <text:p>1 353</text:p>
          </table:table-cell>
          <table:table-cell table:formula="of:=VALUE(SUBSTITUTE(MID([.C442];1;LEN([.C442])-4);&quot;.&quot;;&quot;,&quot;))" office:value-type="float" office:value="0.18128" calcext:value-type="float">
            <text:p>0,18128</text:p>
          </table:table-cell>
          <table:table-cell table:formula="of:=[.B442]" office:value-type="string" office:string-value="0x05f17Eb829583374661a8AE382333B34A046345dFbE26FA51bdF4A30fF6548Bd" calcext:value-type="string">
            <text:p>0x05f17Eb829583374661a8AE382333B34A046345dFbE26FA51bdF4A30fF6548Bd</text:p>
          </table:table-cell>
          <table:table-cell table:formula="of:=ROUNDUP([.E442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s://voyager.online/contract/0x06f39eb30ceb74e8f29204dF11cE106eF982a34D4e2Ac0C300344a0d8Af3235a" xlink:type="simple">0x06f39eb30ceb74e8f29204dF11cE106eF982a34D4e2Ac0C300344a0d8Af3235a</text:a></text:p>
          </table:table-cell>
          <table:table-cell office:value-type="string" calcext:value-type="string">
            <text:p>0.18122 ETH</text:p>
          </table:table-cell>
          <table:table-cell office:value-type="float" office:value="398" calcext:value-type="float">
            <text:p>398</text:p>
          </table:table-cell>
          <table:table-cell table:formula="of:=VALUE(SUBSTITUTE(MID([.C443];1;LEN([.C443])-4);&quot;.&quot;;&quot;,&quot;))" office:value-type="float" office:value="0.18122" calcext:value-type="float">
            <text:p>0,18122</text:p>
          </table:table-cell>
          <table:table-cell table:formula="of:=[.B443]" office:value-type="string" office:string-value="0x06f39eb30ceb74e8f29204dF11cE106eF982a34D4e2Ac0C300344a0d8Af3235a" calcext:value-type="string">
            <text:p>0x06f39eb30ceb74e8f29204dF11cE106eF982a34D4e2Ac0C300344a0d8Af3235a</text:p>
          </table:table-cell>
          <table:table-cell table:formula="of:=ROUNDUP([.E443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s://voyager.online/contract/0x01920a40f2A045e25fE9FbB32DE99ccA961c45De9032A6E8780404490E0DeFe6" xlink:type="simple">0x01920a40f2A045e25fE9FbB32DE99ccA961c45De9032A6E8780404490E0DeFe6</text:a></text:p>
          </table:table-cell>
          <table:table-cell office:value-type="string" calcext:value-type="string">
            <text:p>0.18060 ETH</text:p>
          </table:table-cell>
          <table:table-cell office:value-type="string" calcext:value-type="string">
            <text:p>1 069</text:p>
          </table:table-cell>
          <table:table-cell table:formula="of:=VALUE(SUBSTITUTE(MID([.C444];1;LEN([.C444])-4);&quot;.&quot;;&quot;,&quot;))" office:value-type="float" office:value="0.1806" calcext:value-type="float">
            <text:p>0,1806</text:p>
          </table:table-cell>
          <table:table-cell table:formula="of:=[.B444]" office:value-type="string" office:string-value="0x01920a40f2A045e25fE9FbB32DE99ccA961c45De9032A6E8780404490E0DeFe6" calcext:value-type="string">
            <text:p>0x01920a40f2A045e25fE9FbB32DE99ccA961c45De9032A6E8780404490E0DeFe6</text:p>
          </table:table-cell>
          <table:table-cell table:formula="of:=ROUNDUP([.E444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s://voyager.online/contract/0x059a1256dc59722Dff27695e23339C87002ecc628b43668C06006Be334989692" xlink:type="simple">0x059a1256dc59722Dff27695e23339C87002ecc628b43668C06006Be334989692</text:a></text:p>
          </table:table-cell>
          <table:table-cell office:value-type="string" calcext:value-type="string">
            <text:p>0.18056 ETH</text:p>
          </table:table-cell>
          <table:table-cell office:value-type="float" office:value="295" calcext:value-type="float">
            <text:p>295</text:p>
          </table:table-cell>
          <table:table-cell table:formula="of:=VALUE(SUBSTITUTE(MID([.C445];1;LEN([.C445])-4);&quot;.&quot;;&quot;,&quot;))" office:value-type="float" office:value="0.18056" calcext:value-type="float">
            <text:p>0,18056</text:p>
          </table:table-cell>
          <table:table-cell table:formula="of:=[.B445]" office:value-type="string" office:string-value="0x059a1256dc59722Dff27695e23339C87002ecc628b43668C06006Be334989692" calcext:value-type="string">
            <text:p>0x059a1256dc59722Dff27695e23339C87002ecc628b43668C06006Be334989692</text:p>
          </table:table-cell>
          <table:table-cell table:formula="of:=ROUNDUP([.E445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s://voyager.online/contract/0x040a3C752Ce296CdB1b579655888ccEe76feF08868A21c522043dFaBFDb4F2e3" xlink:type="simple">0x040a3C752Ce296CdB1b579655888ccEe76feF08868A21c522043dFaBFDb4F2e3</text:a></text:p>
          </table:table-cell>
          <table:table-cell office:value-type="string" calcext:value-type="string">
            <text:p>0.18043 ETH</text:p>
          </table:table-cell>
          <table:table-cell office:value-type="float" office:value="501" calcext:value-type="float">
            <text:p>501</text:p>
          </table:table-cell>
          <table:table-cell table:formula="of:=VALUE(SUBSTITUTE(MID([.C446];1;LEN([.C446])-4);&quot;.&quot;;&quot;,&quot;))" office:value-type="float" office:value="0.18043" calcext:value-type="float">
            <text:p>0,18043</text:p>
          </table:table-cell>
          <table:table-cell table:formula="of:=[.B446]" office:value-type="string" office:string-value="0x040a3C752Ce296CdB1b579655888ccEe76feF08868A21c522043dFaBFDb4F2e3" calcext:value-type="string">
            <text:p>0x040a3C752Ce296CdB1b579655888ccEe76feF08868A21c522043dFaBFDb4F2e3</text:p>
          </table:table-cell>
          <table:table-cell table:formula="of:=ROUNDUP([.E446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voyager.online/contract/0x0171552642BC4309ABC064972fe67F41c29FFcB4EFbBd488502E6b668FD49836" xlink:type="simple">0x0171552642BC4309ABC064972fe67F41c29FFcB4EFbBd488502E6b668FD49836</text:a></text:p>
          </table:table-cell>
          <table:table-cell office:value-type="string" calcext:value-type="string">
            <text:p>0.18016 ETH</text:p>
          </table:table-cell>
          <table:table-cell office:value-type="float" office:value="325" calcext:value-type="float">
            <text:p>325</text:p>
          </table:table-cell>
          <table:table-cell table:formula="of:=VALUE(SUBSTITUTE(MID([.C447];1;LEN([.C447])-4);&quot;.&quot;;&quot;,&quot;))" office:value-type="float" office:value="0.18016" calcext:value-type="float">
            <text:p>0,18016</text:p>
          </table:table-cell>
          <table:table-cell table:formula="of:=[.B447]" office:value-type="string" office:string-value="0x0171552642BC4309ABC064972fe67F41c29FFcB4EFbBd488502E6b668FD49836" calcext:value-type="string">
            <text:p>0x0171552642BC4309ABC064972fe67F41c29FFcB4EFbBd488502E6b668FD49836</text:p>
          </table:table-cell>
          <table:table-cell table:formula="of:=ROUNDUP([.E447]*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voyager.online/contract/0x003AAa8d919E5681Da49a046eb918835e898689d531d55a6b5b8aa027F86E937" xlink:type="simple">0x003AAa8d919E5681Da49a046eb918835e898689d531d55a6b5b8aa027F86E937</text:a></text:p>
          </table:table-cell>
          <table:table-cell office:value-type="string" calcext:value-type="string">
            <text:p>0.17984 ETH</text:p>
          </table:table-cell>
          <table:table-cell office:value-type="float" office:value="433" calcext:value-type="float">
            <text:p>433</text:p>
          </table:table-cell>
          <table:table-cell table:formula="of:=VALUE(SUBSTITUTE(MID([.C448];1;LEN([.C448])-4);&quot;.&quot;;&quot;,&quot;))" office:value-type="float" office:value="0.17984" calcext:value-type="float">
            <text:p>0,17984</text:p>
          </table:table-cell>
          <table:table-cell table:formula="of:=[.B448]" office:value-type="string" office:string-value="0x003AAa8d919E5681Da49a046eb918835e898689d531d55a6b5b8aa027F86E937" calcext:value-type="string">
            <text:p>0x003AAa8d919E5681Da49a046eb918835e898689d531d55a6b5b8aa027F86E937</text:p>
          </table:table-cell>
          <table:table-cell table:formula="of:=ROUNDUP([.E448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s://voyager.online/contract/0x0311794A751Be5340623743Ed3bb09589dAf31cB858B7B15FE300c99EB03892E" xlink:type="simple">0x0311794A751Be5340623743Ed3bb09589dAf31cB858B7B15FE300c99EB03892E</text:a></text:p>
          </table:table-cell>
          <table:table-cell office:value-type="string" calcext:value-type="string">
            <text:p>0.17980 ETH</text:p>
          </table:table-cell>
          <table:table-cell office:value-type="float" office:value="297" calcext:value-type="float">
            <text:p>297</text:p>
          </table:table-cell>
          <table:table-cell table:formula="of:=VALUE(SUBSTITUTE(MID([.C449];1;LEN([.C449])-4);&quot;.&quot;;&quot;,&quot;))" office:value-type="float" office:value="0.1798" calcext:value-type="float">
            <text:p>0,1798</text:p>
          </table:table-cell>
          <table:table-cell table:formula="of:=[.B449]" office:value-type="string" office:string-value="0x0311794A751Be5340623743Ed3bb09589dAf31cB858B7B15FE300c99EB03892E" calcext:value-type="string">
            <text:p>0x0311794A751Be5340623743Ed3bb09589dAf31cB858B7B15FE300c99EB03892E</text:p>
          </table:table-cell>
          <table:table-cell table:formula="of:=ROUNDUP([.E449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voyager.online/contract/0x07891728CEF2ec21B082C95F2Fe1bba2D862B22D62ECE8d7c0285E2189c337A2" xlink:type="simple">0x07891728CEF2ec21B082C95F2Fe1bba2D862B22D62ECE8d7c0285E2189c337A2</text:a></text:p>
          </table:table-cell>
          <table:table-cell office:value-type="string" calcext:value-type="string">
            <text:p>0.17935 ETH</text:p>
          </table:table-cell>
          <table:table-cell office:value-type="float" office:value="319" calcext:value-type="float">
            <text:p>319</text:p>
          </table:table-cell>
          <table:table-cell table:formula="of:=VALUE(SUBSTITUTE(MID([.C450];1;LEN([.C450])-4);&quot;.&quot;;&quot;,&quot;))" office:value-type="float" office:value="0.17935" calcext:value-type="float">
            <text:p>0,17935</text:p>
          </table:table-cell>
          <table:table-cell table:formula="of:=[.B450]" office:value-type="string" office:string-value="0x07891728CEF2ec21B082C95F2Fe1bba2D862B22D62ECE8d7c0285E2189c337A2" calcext:value-type="string">
            <text:p>0x07891728CEF2ec21B082C95F2Fe1bba2D862B22D62ECE8d7c0285E2189c337A2</text:p>
          </table:table-cell>
          <table:table-cell table:formula="of:=ROUNDUP([.E450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voyager.online/contract/0x020AB414085DF8a80Dd8ccC43684e868E0d422196F8AFCc9962D247eF4CE6494" xlink:type="simple">0x020AB414085DF8a80Dd8ccC43684e868E0d422196F8AFCc9962D247eF4CE6494</text:a></text:p>
          </table:table-cell>
          <table:table-cell office:value-type="string" calcext:value-type="string">
            <text:p>0.17919 ETH</text:p>
          </table:table-cell>
          <table:table-cell office:value-type="float" office:value="315" calcext:value-type="float">
            <text:p>315</text:p>
          </table:table-cell>
          <table:table-cell table:formula="of:=VALUE(SUBSTITUTE(MID([.C451];1;LEN([.C451])-4);&quot;.&quot;;&quot;,&quot;))" office:value-type="float" office:value="0.17919" calcext:value-type="float">
            <text:p>0,17919</text:p>
          </table:table-cell>
          <table:table-cell table:formula="of:=[.B451]" office:value-type="string" office:string-value="0x020AB414085DF8a80Dd8ccC43684e868E0d422196F8AFCc9962D247eF4CE6494" calcext:value-type="string">
            <text:p>0x020AB414085DF8a80Dd8ccC43684e868E0d422196F8AFCc9962D247eF4CE6494</text:p>
          </table:table-cell>
          <table:table-cell table:formula="of:=ROUNDUP([.E451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s://voyager.online/contract/0x02663F6DEAE8B6Fd183CA432C69394091eC2C7C604fAb2879686369221B39C29" xlink:type="simple">0x02663F6DEAE8B6Fd183CA432C69394091eC2C7C604fAb2879686369221B39C29</text:a></text:p>
          </table:table-cell>
          <table:table-cell office:value-type="string" calcext:value-type="string">
            <text:p>0.17840 ETH</text:p>
          </table:table-cell>
          <table:table-cell office:value-type="float" office:value="432" calcext:value-type="float">
            <text:p>432</text:p>
          </table:table-cell>
          <table:table-cell table:formula="of:=VALUE(SUBSTITUTE(MID([.C452];1;LEN([.C452])-4);&quot;.&quot;;&quot;,&quot;))" office:value-type="float" office:value="0.1784" calcext:value-type="float">
            <text:p>0,1784</text:p>
          </table:table-cell>
          <table:table-cell table:formula="of:=[.B452]" office:value-type="string" office:string-value="0x02663F6DEAE8B6Fd183CA432C69394091eC2C7C604fAb2879686369221B39C29" calcext:value-type="string">
            <text:p>0x02663F6DEAE8B6Fd183CA432C69394091eC2C7C604fAb2879686369221B39C29</text:p>
          </table:table-cell>
          <table:table-cell table:formula="of:=ROUNDUP([.E452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s://voyager.online/contract/0x044A130CeA9E2FbE23e9f6fb73e4FEF874C37d5dB119a9EadE29A65828831CFa" xlink:type="simple">0x044A130CeA9E2FbE23e9f6fb73e4FEF874C37d5dB119a9EadE29A65828831CFa</text:a></text:p>
          </table:table-cell>
          <table:table-cell office:value-type="string" calcext:value-type="string">
            <text:p>0.17787 ETH</text:p>
          </table:table-cell>
          <table:table-cell office:value-type="float" office:value="514" calcext:value-type="float">
            <text:p>514</text:p>
          </table:table-cell>
          <table:table-cell table:formula="of:=VALUE(SUBSTITUTE(MID([.C453];1;LEN([.C453])-4);&quot;.&quot;;&quot;,&quot;))" office:value-type="float" office:value="0.17787" calcext:value-type="float">
            <text:p>0,17787</text:p>
          </table:table-cell>
          <table:table-cell table:formula="of:=[.B453]" office:value-type="string" office:string-value="0x044A130CeA9E2FbE23e9f6fb73e4FEF874C37d5dB119a9EadE29A65828831CFa" calcext:value-type="string">
            <text:p>0x044A130CeA9E2FbE23e9f6fb73e4FEF874C37d5dB119a9EadE29A65828831CFa</text:p>
          </table:table-cell>
          <table:table-cell table:formula="of:=ROUNDUP([.E453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voyager.online/contract/0x047Ab88662A0173b6014BFC41f7479cF8F973A7212fE5Bc9abf8f40138C0C979" xlink:type="simple">0x047Ab88662A0173b6014BFC41f7479cF8F973A7212fE5Bc9abf8f40138C0C979</text:a></text:p>
          </table:table-cell>
          <table:table-cell office:value-type="string" calcext:value-type="string">
            <text:p>0.17749 ETH</text:p>
          </table:table-cell>
          <table:table-cell office:value-type="float" office:value="408" calcext:value-type="float">
            <text:p>408</text:p>
          </table:table-cell>
          <table:table-cell table:formula="of:=VALUE(SUBSTITUTE(MID([.C454];1;LEN([.C454])-4);&quot;.&quot;;&quot;,&quot;))" office:value-type="float" office:value="0.17749" calcext:value-type="float">
            <text:p>0,17749</text:p>
          </table:table-cell>
          <table:table-cell table:formula="of:=[.B454]" office:value-type="string" office:string-value="0x047Ab88662A0173b6014BFC41f7479cF8F973A7212fE5Bc9abf8f40138C0C979" calcext:value-type="string">
            <text:p>0x047Ab88662A0173b6014BFC41f7479cF8F973A7212fE5Bc9abf8f40138C0C979</text:p>
          </table:table-cell>
          <table:table-cell table:formula="of:=ROUNDUP([.E454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s://voyager.online/contract/0x01DA8587E3E635Df1439981D6eff3A7c77C807bdb9e59a2781Fcd235BFEd125A" xlink:type="simple">0x01DA8587E3E635Df1439981D6eff3A7c77C807bdb9e59a2781Fcd235BFEd125A</text:a></text:p>
          </table:table-cell>
          <table:table-cell office:value-type="string" calcext:value-type="string">
            <text:p>0.17746 ETH</text:p>
          </table:table-cell>
          <table:table-cell office:value-type="string" calcext:value-type="string">
            <text:p>1 197</text:p>
          </table:table-cell>
          <table:table-cell table:formula="of:=VALUE(SUBSTITUTE(MID([.C455];1;LEN([.C455])-4);&quot;.&quot;;&quot;,&quot;))" office:value-type="float" office:value="0.17746" calcext:value-type="float">
            <text:p>0,17746</text:p>
          </table:table-cell>
          <table:table-cell table:formula="of:=[.B455]" office:value-type="string" office:string-value="0x01DA8587E3E635Df1439981D6eff3A7c77C807bdb9e59a2781Fcd235BFEd125A" calcext:value-type="string">
            <text:p>0x01DA8587E3E635Df1439981D6eff3A7c77C807bdb9e59a2781Fcd235BFEd125A</text:p>
          </table:table-cell>
          <table:table-cell table:formula="of:=ROUNDUP([.E455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s://voyager.online/contract/0x03A2b7e88c12ba6D68dAEeD28afEBAc32722814a22C5c2e78A8D8391E0a63cE9" xlink:type="simple">0x03A2b7e88c12ba6D68dAEeD28afEBAc32722814a22C5c2e78A8D8391E0a63cE9</text:a></text:p>
          </table:table-cell>
          <table:table-cell office:value-type="string" calcext:value-type="string">
            <text:p>0.17737 ETH</text:p>
          </table:table-cell>
          <table:table-cell office:value-type="float" office:value="644" calcext:value-type="float">
            <text:p>644</text:p>
          </table:table-cell>
          <table:table-cell table:formula="of:=VALUE(SUBSTITUTE(MID([.C456];1;LEN([.C456])-4);&quot;.&quot;;&quot;,&quot;))" office:value-type="float" office:value="0.17737" calcext:value-type="float">
            <text:p>0,17737</text:p>
          </table:table-cell>
          <table:table-cell table:formula="of:=[.B456]" office:value-type="string" office:string-value="0x03A2b7e88c12ba6D68dAEeD28afEBAc32722814a22C5c2e78A8D8391E0a63cE9" calcext:value-type="string">
            <text:p>0x03A2b7e88c12ba6D68dAEeD28afEBAc32722814a22C5c2e78A8D8391E0a63cE9</text:p>
          </table:table-cell>
          <table:table-cell table:formula="of:=ROUNDUP([.E456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s://voyager.online/contract/0x030601728cFaEcDDd901713e556e695821c59c686252ed35887C0f05bE0be99e" xlink:type="simple">0x030601728cFaEcDDd901713e556e695821c59c686252ed35887C0f05bE0be99e</text:a></text:p>
          </table:table-cell>
          <table:table-cell office:value-type="string" calcext:value-type="string">
            <text:p>0.17658 ETH</text:p>
          </table:table-cell>
          <table:table-cell office:value-type="float" office:value="473" calcext:value-type="float">
            <text:p>473</text:p>
          </table:table-cell>
          <table:table-cell table:formula="of:=VALUE(SUBSTITUTE(MID([.C457];1;LEN([.C457])-4);&quot;.&quot;;&quot;,&quot;))" office:value-type="float" office:value="0.17658" calcext:value-type="float">
            <text:p>0,17658</text:p>
          </table:table-cell>
          <table:table-cell table:formula="of:=[.B457]" office:value-type="string" office:string-value="0x030601728cFaEcDDd901713e556e695821c59c686252ed35887C0f05bE0be99e" calcext:value-type="string">
            <text:p>0x030601728cFaEcDDd901713e556e695821c59c686252ed35887C0f05bE0be99e</text:p>
          </table:table-cell>
          <table:table-cell table:formula="of:=ROUNDUP([.E457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voyager.online/contract/0x0044Bfcff03B4C37b885fb74437A1C73bB21BDDB9bB6055b8926081aCd5dF15b" xlink:type="simple">0x0044Bfcff03B4C37b885fb74437A1C73bB21BDDB9bB6055b8926081aCd5dF15b</text:a></text:p>
          </table:table-cell>
          <table:table-cell office:value-type="string" calcext:value-type="string">
            <text:p>0.17647 ETH</text:p>
          </table:table-cell>
          <table:table-cell office:value-type="float" office:value="355" calcext:value-type="float">
            <text:p>355</text:p>
          </table:table-cell>
          <table:table-cell table:formula="of:=VALUE(SUBSTITUTE(MID([.C458];1;LEN([.C458])-4);&quot;.&quot;;&quot;,&quot;))" office:value-type="float" office:value="0.17647" calcext:value-type="float">
            <text:p>0,17647</text:p>
          </table:table-cell>
          <table:table-cell table:formula="of:=[.B458]" office:value-type="string" office:string-value="0x0044Bfcff03B4C37b885fb74437A1C73bB21BDDB9bB6055b8926081aCd5dF15b" calcext:value-type="string">
            <text:p>0x0044Bfcff03B4C37b885fb74437A1C73bB21BDDB9bB6055b8926081aCd5dF15b</text:p>
          </table:table-cell>
          <table:table-cell table:formula="of:=ROUNDUP([.E458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s://voyager.online/contract/0x02f0d0E06501cd7E4692fe410F490BC21293e9f1484678C55cF72f854889e988" xlink:type="simple">0x02f0d0E06501cd7E4692fe410F490BC21293e9f1484678C55cF72f854889e988</text:a></text:p>
          </table:table-cell>
          <table:table-cell office:value-type="string" calcext:value-type="string">
            <text:p>0.17597 ETH</text:p>
          </table:table-cell>
          <table:table-cell office:value-type="float" office:value="407" calcext:value-type="float">
            <text:p>407</text:p>
          </table:table-cell>
          <table:table-cell table:formula="of:=VALUE(SUBSTITUTE(MID([.C459];1;LEN([.C459])-4);&quot;.&quot;;&quot;,&quot;))" office:value-type="float" office:value="0.17597" calcext:value-type="float">
            <text:p>0,17597</text:p>
          </table:table-cell>
          <table:table-cell table:formula="of:=[.B459]" office:value-type="string" office:string-value="0x02f0d0E06501cd7E4692fe410F490BC21293e9f1484678C55cF72f854889e988" calcext:value-type="string">
            <text:p>0x02f0d0E06501cd7E4692fe410F490BC21293e9f1484678C55cF72f854889e988</text:p>
          </table:table-cell>
          <table:table-cell table:formula="of:=ROUNDUP([.E459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s://voyager.online/contract/0x048A5D315EaabA381ab46b81186b5Cc886F345f8828b2fB36264A761A957438F" xlink:type="simple">0x048A5D315EaabA381ab46b81186b5Cc886F345f8828b2fB36264A761A957438F</text:a></text:p>
          </table:table-cell>
          <table:table-cell office:value-type="string" calcext:value-type="string">
            <text:p>0.17559 ETH</text:p>
          </table:table-cell>
          <table:table-cell office:value-type="string" calcext:value-type="string">
            <text:p>1 349</text:p>
          </table:table-cell>
          <table:table-cell table:formula="of:=VALUE(SUBSTITUTE(MID([.C460];1;LEN([.C460])-4);&quot;.&quot;;&quot;,&quot;))" office:value-type="float" office:value="0.17559" calcext:value-type="float">
            <text:p>0,17559</text:p>
          </table:table-cell>
          <table:table-cell table:formula="of:=[.B460]" office:value-type="string" office:string-value="0x048A5D315EaabA381ab46b81186b5Cc886F345f8828b2fB36264A761A957438F" calcext:value-type="string">
            <text:p>0x048A5D315EaabA381ab46b81186b5Cc886F345f8828b2fB36264A761A957438F</text:p>
          </table:table-cell>
          <table:table-cell table:formula="of:=ROUNDUP([.E460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s://voyager.online/contract/0x04567D39e86167f3B5a395C46cB0eDfAB99bf08ac6360A8Fff7F62E93c96584A" xlink:type="simple">0x04567D39e86167f3B5a395C46cB0eDfAB99bf08ac6360A8Fff7F62E93c96584A</text:a></text:p>
          </table:table-cell>
          <table:table-cell office:value-type="string" calcext:value-type="string">
            <text:p>0.17553 ETH</text:p>
          </table:table-cell>
          <table:table-cell office:value-type="float" office:value="472" calcext:value-type="float">
            <text:p>472</text:p>
          </table:table-cell>
          <table:table-cell table:formula="of:=VALUE(SUBSTITUTE(MID([.C461];1;LEN([.C461])-4);&quot;.&quot;;&quot;,&quot;))" office:value-type="float" office:value="0.17553" calcext:value-type="float">
            <text:p>0,17553</text:p>
          </table:table-cell>
          <table:table-cell table:formula="of:=[.B461]" office:value-type="string" office:string-value="0x04567D39e86167f3B5a395C46cB0eDfAB99bf08ac6360A8Fff7F62E93c96584A" calcext:value-type="string">
            <text:p>0x04567D39e86167f3B5a395C46cB0eDfAB99bf08ac6360A8Fff7F62E93c96584A</text:p>
          </table:table-cell>
          <table:table-cell table:formula="of:=ROUNDUP([.E461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voyager.online/contract/0x0083510FaB1f1d726445849210a2eD9AD30aC178123469B10776c78835f8966A" xlink:type="simple">0x0083510FaB1f1d726445849210a2eD9AD30aC178123469B10776c78835f8966A</text:a></text:p>
          </table:table-cell>
          <table:table-cell office:value-type="string" calcext:value-type="string">
            <text:p>0.17524 ETH</text:p>
          </table:table-cell>
          <table:table-cell office:value-type="string" calcext:value-type="string">
            <text:p>1 068</text:p>
          </table:table-cell>
          <table:table-cell table:formula="of:=VALUE(SUBSTITUTE(MID([.C462];1;LEN([.C462])-4);&quot;.&quot;;&quot;,&quot;))" office:value-type="float" office:value="0.17524" calcext:value-type="float">
            <text:p>0,17524</text:p>
          </table:table-cell>
          <table:table-cell table:formula="of:=[.B462]" office:value-type="string" office:string-value="0x0083510FaB1f1d726445849210a2eD9AD30aC178123469B10776c78835f8966A" calcext:value-type="string">
            <text:p>0x0083510FaB1f1d726445849210a2eD9AD30aC178123469B10776c78835f8966A</text:p>
          </table:table-cell>
          <table:table-cell table:formula="of:=ROUNDUP([.E462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s://voyager.online/contract/0x03930F18B7749948Bf09Db93d3A5734657143c392b441fD706019A9EDF0B1806" xlink:type="simple">0x03930F18B7749948Bf09Db93d3A5734657143c392b441fD706019A9EDF0B1806</text:a></text:p>
          </table:table-cell>
          <table:table-cell office:value-type="string" calcext:value-type="string">
            <text:p>0.17520 ETH</text:p>
          </table:table-cell>
          <table:table-cell office:value-type="float" office:value="439" calcext:value-type="float">
            <text:p>439</text:p>
          </table:table-cell>
          <table:table-cell table:formula="of:=VALUE(SUBSTITUTE(MID([.C463];1;LEN([.C463])-4);&quot;.&quot;;&quot;,&quot;))" office:value-type="float" office:value="0.1752" calcext:value-type="float">
            <text:p>0,1752</text:p>
          </table:table-cell>
          <table:table-cell table:formula="of:=[.B463]" office:value-type="string" office:string-value="0x03930F18B7749948Bf09Db93d3A5734657143c392b441fD706019A9EDF0B1806" calcext:value-type="string">
            <text:p>0x03930F18B7749948Bf09Db93d3A5734657143c392b441fD706019A9EDF0B1806</text:p>
          </table:table-cell>
          <table:table-cell table:formula="of:=ROUNDUP([.E463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s://voyager.online/contract/0x008f184f45861bc1D92dc94D609543FA61008aAb6D687a0783Accf39ccB5EB6C" xlink:type="simple">0x008f184f45861bc1D92dc94D609543FA61008aAb6D687a0783Accf39ccB5EB6C</text:a></text:p>
          </table:table-cell>
          <table:table-cell office:value-type="string" calcext:value-type="string">
            <text:p>0.17499 ETH</text:p>
          </table:table-cell>
          <table:table-cell office:value-type="float" office:value="400" calcext:value-type="float">
            <text:p>400</text:p>
          </table:table-cell>
          <table:table-cell table:formula="of:=VALUE(SUBSTITUTE(MID([.C464];1;LEN([.C464])-4);&quot;.&quot;;&quot;,&quot;))" office:value-type="float" office:value="0.17499" calcext:value-type="float">
            <text:p>0,17499</text:p>
          </table:table-cell>
          <table:table-cell table:formula="of:=[.B464]" office:value-type="string" office:string-value="0x008f184f45861bc1D92dc94D609543FA61008aAb6D687a0783Accf39ccB5EB6C" calcext:value-type="string">
            <text:p>0x008f184f45861bc1D92dc94D609543FA61008aAb6D687a0783Accf39ccB5EB6C</text:p>
          </table:table-cell>
          <table:table-cell table:formula="of:=ROUNDUP([.E464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voyager.online/contract/0x039886bB6488399a31BDE9dDBc347D5357442151b74e197060a29e9E9FC193A4" xlink:type="simple">0x039886bB6488399a31BDE9dDBc347D5357442151b74e197060a29e9E9FC193A4</text:a></text:p>
          </table:table-cell>
          <table:table-cell office:value-type="string" calcext:value-type="string">
            <text:p>0.17478 ETH</text:p>
          </table:table-cell>
          <table:table-cell office:value-type="float" office:value="406" calcext:value-type="float">
            <text:p>406</text:p>
          </table:table-cell>
          <table:table-cell table:formula="of:=VALUE(SUBSTITUTE(MID([.C465];1;LEN([.C465])-4);&quot;.&quot;;&quot;,&quot;))" office:value-type="float" office:value="0.17478" calcext:value-type="float">
            <text:p>0,17478</text:p>
          </table:table-cell>
          <table:table-cell table:formula="of:=[.B465]" office:value-type="string" office:string-value="0x039886bB6488399a31BDE9dDBc347D5357442151b74e197060a29e9E9FC193A4" calcext:value-type="string">
            <text:p>0x039886bB6488399a31BDE9dDBc347D5357442151b74e197060a29e9E9FC193A4</text:p>
          </table:table-cell>
          <table:table-cell table:formula="of:=ROUNDUP([.E465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s://voyager.online/contract/0x06754CA8ec36C83B4f4241a336C445AF28FA6cb0e30892D34C7a17Dc6eE5eF76" xlink:type="simple">0x06754CA8ec36C83B4f4241a336C445AF28FA6cb0e30892D34C7a17Dc6eE5eF76</text:a></text:p>
          </table:table-cell>
          <table:table-cell office:value-type="string" calcext:value-type="string">
            <text:p>0.17462 ETH</text:p>
          </table:table-cell>
          <table:table-cell office:value-type="float" office:value="296" calcext:value-type="float">
            <text:p>296</text:p>
          </table:table-cell>
          <table:table-cell table:formula="of:=VALUE(SUBSTITUTE(MID([.C466];1;LEN([.C466])-4);&quot;.&quot;;&quot;,&quot;))" office:value-type="float" office:value="0.17462" calcext:value-type="float">
            <text:p>0,17462</text:p>
          </table:table-cell>
          <table:table-cell table:formula="of:=[.B466]" office:value-type="string" office:string-value="0x06754CA8ec36C83B4f4241a336C445AF28FA6cb0e30892D34C7a17Dc6eE5eF76" calcext:value-type="string">
            <text:p>0x06754CA8ec36C83B4f4241a336C445AF28FA6cb0e30892D34C7a17Dc6eE5eF76</text:p>
          </table:table-cell>
          <table:table-cell table:formula="of:=ROUNDUP([.E466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s://voyager.online/contract/0x0390a94B4305F876b55CF9e150cD7793e3Bd84f18716607c9137f79747868D64" xlink:type="simple">0x0390a94B4305F876b55CF9e150cD7793e3Bd84f18716607c9137f79747868D64</text:a></text:p>
          </table:table-cell>
          <table:table-cell office:value-type="string" calcext:value-type="string">
            <text:p>0.17458 ETH</text:p>
          </table:table-cell>
          <table:table-cell office:value-type="float" office:value="584" calcext:value-type="float">
            <text:p>584</text:p>
          </table:table-cell>
          <table:table-cell table:formula="of:=VALUE(SUBSTITUTE(MID([.C467];1;LEN([.C467])-4);&quot;.&quot;;&quot;,&quot;))" office:value-type="float" office:value="0.17458" calcext:value-type="float">
            <text:p>0,17458</text:p>
          </table:table-cell>
          <table:table-cell table:formula="of:=[.B467]" office:value-type="string" office:string-value="0x0390a94B4305F876b55CF9e150cD7793e3Bd84f18716607c9137f79747868D64" calcext:value-type="string">
            <text:p>0x0390a94B4305F876b55CF9e150cD7793e3Bd84f18716607c9137f79747868D64</text:p>
          </table:table-cell>
          <table:table-cell table:formula="of:=ROUNDUP([.E467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s://voyager.online/contract/0x048F24D0D0618fa31813DB91a45d8be6c50749e5E19ec699092CE29aBe809294" xlink:type="simple">0x048F24D0D0618fa31813DB91a45d8be6c50749e5E19ec699092CE29aBe809294</text:a></text:p>
          </table:table-cell>
          <table:table-cell office:value-type="string" calcext:value-type="string">
            <text:p>0.17424 ETH</text:p>
          </table:table-cell>
          <table:table-cell office:value-type="float" office:value="426" calcext:value-type="float">
            <text:p>426</text:p>
          </table:table-cell>
          <table:table-cell table:formula="of:=VALUE(SUBSTITUTE(MID([.C468];1;LEN([.C468])-4);&quot;.&quot;;&quot;,&quot;))" office:value-type="float" office:value="0.17424" calcext:value-type="float">
            <text:p>0,17424</text:p>
          </table:table-cell>
          <table:table-cell table:formula="of:=[.B468]" office:value-type="string" office:string-value="0x048F24D0D0618fa31813DB91a45d8be6c50749e5E19ec699092CE29aBe809294" calcext:value-type="string">
            <text:p>0x048F24D0D0618fa31813DB91a45d8be6c50749e5E19ec699092CE29aBe809294</text:p>
          </table:table-cell>
          <table:table-cell table:formula="of:=ROUNDUP([.E468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voyager.online/contract/0x04E08De08187895587bb493b4E0Ddd38e30B860839A603AaBbedabd26ee768bf" xlink:type="simple">0x04E08De08187895587bb493b4E0Ddd38e30B860839A603AaBbedabd26ee768bf</text:a></text:p>
          </table:table-cell>
          <table:table-cell office:value-type="string" calcext:value-type="string">
            <text:p>0.17417 ETH</text:p>
          </table:table-cell>
          <table:table-cell office:value-type="float" office:value="503" calcext:value-type="float">
            <text:p>503</text:p>
          </table:table-cell>
          <table:table-cell table:formula="of:=VALUE(SUBSTITUTE(MID([.C469];1;LEN([.C469])-4);&quot;.&quot;;&quot;,&quot;))" office:value-type="float" office:value="0.17417" calcext:value-type="float">
            <text:p>0,17417</text:p>
          </table:table-cell>
          <table:table-cell table:formula="of:=[.B469]" office:value-type="string" office:string-value="0x04E08De08187895587bb493b4E0Ddd38e30B860839A603AaBbedabd26ee768bf" calcext:value-type="string">
            <text:p>0x04E08De08187895587bb493b4E0Ddd38e30B860839A603AaBbedabd26ee768bf</text:p>
          </table:table-cell>
          <table:table-cell table:formula="of:=ROUNDUP([.E469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s://voyager.online/contract/0x06892b2Cca6Bb1D00245fa80B2E5cd92Ce49CfDD5f28aaad7D60A9eFaba177a3" xlink:type="simple">0x06892b2Cca6Bb1D00245fa80B2E5cd92Ce49CfDD5f28aaad7D60A9eFaba177a3</text:a></text:p>
          </table:table-cell>
          <table:table-cell office:value-type="string" calcext:value-type="string">
            <text:p>0.17409 ETH</text:p>
          </table:table-cell>
          <table:table-cell office:value-type="float" office:value="398" calcext:value-type="float">
            <text:p>398</text:p>
          </table:table-cell>
          <table:table-cell table:formula="of:=VALUE(SUBSTITUTE(MID([.C470];1;LEN([.C470])-4);&quot;.&quot;;&quot;,&quot;))" office:value-type="float" office:value="0.17409" calcext:value-type="float">
            <text:p>0,17409</text:p>
          </table:table-cell>
          <table:table-cell table:formula="of:=[.B470]" office:value-type="string" office:string-value="0x06892b2Cca6Bb1D00245fa80B2E5cd92Ce49CfDD5f28aaad7D60A9eFaba177a3" calcext:value-type="string">
            <text:p>0x06892b2Cca6Bb1D00245fa80B2E5cd92Ce49CfDD5f28aaad7D60A9eFaba177a3</text:p>
          </table:table-cell>
          <table:table-cell table:formula="of:=ROUNDUP([.E470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s://voyager.online/contract/0x04aB3157b5a917Eda2938Dc0919f29311E1654423e2F969DdEd3502E15f64477" xlink:type="simple">0x04aB3157b5a917Eda2938Dc0919f29311E1654423e2F969DdEd3502E15f64477</text:a></text:p>
          </table:table-cell>
          <table:table-cell office:value-type="string" calcext:value-type="string">
            <text:p>0.17403 ETH</text:p>
          </table:table-cell>
          <table:table-cell office:value-type="float" office:value="374" calcext:value-type="float">
            <text:p>374</text:p>
          </table:table-cell>
          <table:table-cell table:formula="of:=VALUE(SUBSTITUTE(MID([.C471];1;LEN([.C471])-4);&quot;.&quot;;&quot;,&quot;))" office:value-type="float" office:value="0.17403" calcext:value-type="float">
            <text:p>0,17403</text:p>
          </table:table-cell>
          <table:table-cell table:formula="of:=[.B471]" office:value-type="string" office:string-value="0x04aB3157b5a917Eda2938Dc0919f29311E1654423e2F969DdEd3502E15f64477" calcext:value-type="string">
            <text:p>0x04aB3157b5a917Eda2938Dc0919f29311E1654423e2F969DdEd3502E15f64477</text:p>
          </table:table-cell>
          <table:table-cell table:formula="of:=ROUNDUP([.E471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voyager.online/contract/0x06604eb1Cd350739D30009855adf11aDFf4aE321D6d3BEcE5fCC918D1Aa8840e" xlink:type="simple">0x06604eb1Cd350739D30009855adf11aDFf4aE321D6d3BEcE5fCC918D1Aa8840e</text:a></text:p>
          </table:table-cell>
          <table:table-cell office:value-type="string" calcext:value-type="string">
            <text:p>0.17402 ETH</text:p>
          </table:table-cell>
          <table:table-cell office:value-type="float" office:value="261" calcext:value-type="float">
            <text:p>261</text:p>
          </table:table-cell>
          <table:table-cell table:formula="of:=VALUE(SUBSTITUTE(MID([.C472];1;LEN([.C472])-4);&quot;.&quot;;&quot;,&quot;))" office:value-type="float" office:value="0.17402" calcext:value-type="float">
            <text:p>0,17402</text:p>
          </table:table-cell>
          <table:table-cell table:formula="of:=[.B472]" office:value-type="string" office:string-value="0x06604eb1Cd350739D30009855adf11aDFf4aE321D6d3BEcE5fCC918D1Aa8840e" calcext:value-type="string">
            <text:p>0x06604eb1Cd350739D30009855adf11aDFf4aE321D6d3BEcE5fCC918D1Aa8840e</text:p>
          </table:table-cell>
          <table:table-cell table:formula="of:=ROUNDUP([.E472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s://voyager.online/contract/0x0190C2A8837D60F8d16D487C694217864054530186E5810E0c22a15591ee3693" xlink:type="simple">0x0190C2A8837D60F8d16D487C694217864054530186E5810E0c22a15591ee3693</text:a></text:p>
          </table:table-cell>
          <table:table-cell office:value-type="string" calcext:value-type="string">
            <text:p>0.17391 ETH</text:p>
          </table:table-cell>
          <table:table-cell office:value-type="string" calcext:value-type="string">
            <text:p>1 035</text:p>
          </table:table-cell>
          <table:table-cell table:formula="of:=VALUE(SUBSTITUTE(MID([.C473];1;LEN([.C473])-4);&quot;.&quot;;&quot;,&quot;))" office:value-type="float" office:value="0.17391" calcext:value-type="float">
            <text:p>0,17391</text:p>
          </table:table-cell>
          <table:table-cell table:formula="of:=[.B473]" office:value-type="string" office:string-value="0x0190C2A8837D60F8d16D487C694217864054530186E5810E0c22a15591ee3693" calcext:value-type="string">
            <text:p>0x0190C2A8837D60F8d16D487C694217864054530186E5810E0c22a15591ee3693</text:p>
          </table:table-cell>
          <table:table-cell table:formula="of:=ROUNDUP([.E473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s://voyager.online/contract/0x03F49D2c1a30F226Fa1b715A00A04233f3d442E59bd17501382Fcbae7F439C68" xlink:type="simple">0x03F49D2c1a30F226Fa1b715A00A04233f3d442E59bd17501382Fcbae7F439C68</text:a></text:p>
          </table:table-cell>
          <table:table-cell office:value-type="string" calcext:value-type="string">
            <text:p>0.17373 ETH</text:p>
          </table:table-cell>
          <table:table-cell office:value-type="float" office:value="397" calcext:value-type="float">
            <text:p>397</text:p>
          </table:table-cell>
          <table:table-cell table:formula="of:=VALUE(SUBSTITUTE(MID([.C474];1;LEN([.C474])-4);&quot;.&quot;;&quot;,&quot;))" office:value-type="float" office:value="0.17373" calcext:value-type="float">
            <text:p>0,17373</text:p>
          </table:table-cell>
          <table:table-cell table:formula="of:=[.B474]" office:value-type="string" office:string-value="0x03F49D2c1a30F226Fa1b715A00A04233f3d442E59bd17501382Fcbae7F439C68" calcext:value-type="string">
            <text:p>0x03F49D2c1a30F226Fa1b715A00A04233f3d442E59bd17501382Fcbae7F439C68</text:p>
          </table:table-cell>
          <table:table-cell table:formula="of:=ROUNDUP([.E474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s://voyager.online/contract/0x0454Dfc66a9Bd559a811f938Edc3EeC15B3E174d9dAE5b63260dE2E08AE11493" xlink:type="simple">0x0454Dfc66a9Bd559a811f938Edc3EeC15B3E174d9dAE5b63260dE2E08AE11493</text:a></text:p>
          </table:table-cell>
          <table:table-cell office:value-type="string" calcext:value-type="string">
            <text:p>0.17357 ETH</text:p>
          </table:table-cell>
          <table:table-cell office:value-type="float" office:value="389" calcext:value-type="float">
            <text:p>389</text:p>
          </table:table-cell>
          <table:table-cell table:formula="of:=VALUE(SUBSTITUTE(MID([.C475];1;LEN([.C475])-4);&quot;.&quot;;&quot;,&quot;))" office:value-type="float" office:value="0.17357" calcext:value-type="float">
            <text:p>0,17357</text:p>
          </table:table-cell>
          <table:table-cell table:formula="of:=[.B475]" office:value-type="string" office:string-value="0x0454Dfc66a9Bd559a811f938Edc3EeC15B3E174d9dAE5b63260dE2E08AE11493" calcext:value-type="string">
            <text:p>0x0454Dfc66a9Bd559a811f938Edc3EeC15B3E174d9dAE5b63260dE2E08AE11493</text:p>
          </table:table-cell>
          <table:table-cell table:formula="of:=ROUNDUP([.E475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voyager.online/contract/0x02F0AAAC5B4D2630769F27c06301488A2790650437191Bbea08F627A5d8f6f0a" xlink:type="simple">0x02F0AAAC5B4D2630769F27c06301488A2790650437191Bbea08F627A5d8f6f0a</text:a></text:p>
          </table:table-cell>
          <table:table-cell office:value-type="string" calcext:value-type="string">
            <text:p>0.17353 ETH</text:p>
          </table:table-cell>
          <table:table-cell office:value-type="float" office:value="393" calcext:value-type="float">
            <text:p>393</text:p>
          </table:table-cell>
          <table:table-cell table:formula="of:=VALUE(SUBSTITUTE(MID([.C476];1;LEN([.C476])-4);&quot;.&quot;;&quot;,&quot;))" office:value-type="float" office:value="0.17353" calcext:value-type="float">
            <text:p>0,17353</text:p>
          </table:table-cell>
          <table:table-cell table:formula="of:=[.B476]" office:value-type="string" office:string-value="0x02F0AAAC5B4D2630769F27c06301488A2790650437191Bbea08F627A5d8f6f0a" calcext:value-type="string">
            <text:p>0x02F0AAAC5B4D2630769F27c06301488A2790650437191Bbea08F627A5d8f6f0a</text:p>
          </table:table-cell>
          <table:table-cell table:formula="of:=ROUNDUP([.E476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s://voyager.online/contract/0x024d00d09d9a10D95613DDBe41eCC6Cba265E963F80A18B878399F65013e68C1" xlink:type="simple">0x024d00d09d9a10D95613DDBe41eCC6Cba265E963F80A18B878399F65013e68C1</text:a></text:p>
          </table:table-cell>
          <table:table-cell office:value-type="string" calcext:value-type="string">
            <text:p>0.17337 ETH</text:p>
          </table:table-cell>
          <table:table-cell office:value-type="float" office:value="367" calcext:value-type="float">
            <text:p>367</text:p>
          </table:table-cell>
          <table:table-cell table:formula="of:=VALUE(SUBSTITUTE(MID([.C477];1;LEN([.C477])-4);&quot;.&quot;;&quot;,&quot;))" office:value-type="float" office:value="0.17337" calcext:value-type="float">
            <text:p>0,17337</text:p>
          </table:table-cell>
          <table:table-cell table:formula="of:=[.B477]" office:value-type="string" office:string-value="0x024d00d09d9a10D95613DDBe41eCC6Cba265E963F80A18B878399F65013e68C1" calcext:value-type="string">
            <text:p>0x024d00d09d9a10D95613DDBe41eCC6Cba265E963F80A18B878399F65013e68C1</text:p>
          </table:table-cell>
          <table:table-cell table:formula="of:=ROUNDUP([.E477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s://voyager.online/contract/0x06305eCeDB5967f1029D11Db79A4C7B0dCAA2cD78A49F5a603d57386ef456122" xlink:type="simple">0x06305eCeDB5967f1029D11Db79A4C7B0dCAA2cD78A49F5a603d57386ef456122</text:a></text:p>
          </table:table-cell>
          <table:table-cell office:value-type="string" calcext:value-type="string">
            <text:p>0.17326 ETH</text:p>
          </table:table-cell>
          <table:table-cell office:value-type="float" office:value="550" calcext:value-type="float">
            <text:p>550</text:p>
          </table:table-cell>
          <table:table-cell table:formula="of:=VALUE(SUBSTITUTE(MID([.C478];1;LEN([.C478])-4);&quot;.&quot;;&quot;,&quot;))" office:value-type="float" office:value="0.17326" calcext:value-type="float">
            <text:p>0,17326</text:p>
          </table:table-cell>
          <table:table-cell table:formula="of:=[.B478]" office:value-type="string" office:string-value="0x06305eCeDB5967f1029D11Db79A4C7B0dCAA2cD78A49F5a603d57386ef456122" calcext:value-type="string">
            <text:p>0x06305eCeDB5967f1029D11Db79A4C7B0dCAA2cD78A49F5a603d57386ef456122</text:p>
          </table:table-cell>
          <table:table-cell table:formula="of:=ROUNDUP([.E478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s://voyager.online/contract/0x00DE75F0fEC83a5F12144D7AAb5d063B128951F14fadBF66ECccA6648807308B" xlink:type="simple">0x00DE75F0fEC83a5F12144D7AAb5d063B128951F14fadBF66ECccA6648807308B</text:a></text:p>
          </table:table-cell>
          <table:table-cell office:value-type="string" calcext:value-type="string">
            <text:p>0.17322 ETH</text:p>
          </table:table-cell>
          <table:table-cell office:value-type="float" office:value="491" calcext:value-type="float">
            <text:p>491</text:p>
          </table:table-cell>
          <table:table-cell table:formula="of:=VALUE(SUBSTITUTE(MID([.C479];1;LEN([.C479])-4);&quot;.&quot;;&quot;,&quot;))" office:value-type="float" office:value="0.17322" calcext:value-type="float">
            <text:p>0,17322</text:p>
          </table:table-cell>
          <table:table-cell table:formula="of:=[.B479]" office:value-type="string" office:string-value="0x00DE75F0fEC83a5F12144D7AAb5d063B128951F14fadBF66ECccA6648807308B" calcext:value-type="string">
            <text:p>0x00DE75F0fEC83a5F12144D7AAb5d063B128951F14fadBF66ECccA6648807308B</text:p>
          </table:table-cell>
          <table:table-cell table:formula="of:=ROUNDUP([.E479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s://voyager.online/contract/0x0094a820146499d8E8Ad92088b4d028128c6f3FA017B1E741e111EB96a514FDb" xlink:type="simple">0x0094a820146499d8E8Ad92088b4d028128c6f3FA017B1E741e111EB96a514FDb</text:a></text:p>
          </table:table-cell>
          <table:table-cell office:value-type="string" calcext:value-type="string">
            <text:p>0.17303 ETH</text:p>
          </table:table-cell>
          <table:table-cell office:value-type="float" office:value="363" calcext:value-type="float">
            <text:p>363</text:p>
          </table:table-cell>
          <table:table-cell table:formula="of:=VALUE(SUBSTITUTE(MID([.C480];1;LEN([.C480])-4);&quot;.&quot;;&quot;,&quot;))" office:value-type="float" office:value="0.17303" calcext:value-type="float">
            <text:p>0,17303</text:p>
          </table:table-cell>
          <table:table-cell table:formula="of:=[.B480]" office:value-type="string" office:string-value="0x0094a820146499d8E8Ad92088b4d028128c6f3FA017B1E741e111EB96a514FDb" calcext:value-type="string">
            <text:p>0x0094a820146499d8E8Ad92088b4d028128c6f3FA017B1E741e111EB96a514FDb</text:p>
          </table:table-cell>
          <table:table-cell table:formula="of:=ROUNDUP([.E480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s://voyager.online/contract/0x0349883e2137f54BAeE5ff085a257f758EB14d5a4243b43383944314C1A70c60" xlink:type="simple">0x0349883e2137f54BAeE5ff085a257f758EB14d5a4243b43383944314C1A70c60</text:a></text:p>
          </table:table-cell>
          <table:table-cell office:value-type="string" calcext:value-type="string">
            <text:p>0.17278 ETH</text:p>
          </table:table-cell>
          <table:table-cell office:value-type="float" office:value="318" calcext:value-type="float">
            <text:p>318</text:p>
          </table:table-cell>
          <table:table-cell table:formula="of:=VALUE(SUBSTITUTE(MID([.C481];1;LEN([.C481])-4);&quot;.&quot;;&quot;,&quot;))" office:value-type="float" office:value="0.17278" calcext:value-type="float">
            <text:p>0,17278</text:p>
          </table:table-cell>
          <table:table-cell table:formula="of:=[.B481]" office:value-type="string" office:string-value="0x0349883e2137f54BAeE5ff085a257f758EB14d5a4243b43383944314C1A70c60" calcext:value-type="string">
            <text:p>0x0349883e2137f54BAeE5ff085a257f758EB14d5a4243b43383944314C1A70c60</text:p>
          </table:table-cell>
          <table:table-cell table:formula="of:=ROUNDUP([.E481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s://voyager.online/contract/0x01B77DdfA0359aa340368a28A35aaa5cDf5942794689F8f8281b49Ce1a697F67" xlink:type="simple">0x01B77DdfA0359aa340368a28A35aaa5cDf5942794689F8f8281b49Ce1a697F67</text:a></text:p>
          </table:table-cell>
          <table:table-cell office:value-type="string" calcext:value-type="string">
            <text:p>0.17277 ETH</text:p>
          </table:table-cell>
          <table:table-cell office:value-type="float" office:value="447" calcext:value-type="float">
            <text:p>447</text:p>
          </table:table-cell>
          <table:table-cell table:formula="of:=VALUE(SUBSTITUTE(MID([.C482];1;LEN([.C482])-4);&quot;.&quot;;&quot;,&quot;))" office:value-type="float" office:value="0.17277" calcext:value-type="float">
            <text:p>0,17277</text:p>
          </table:table-cell>
          <table:table-cell table:formula="of:=[.B482]" office:value-type="string" office:string-value="0x01B77DdfA0359aa340368a28A35aaa5cDf5942794689F8f8281b49Ce1a697F67" calcext:value-type="string">
            <text:p>0x01B77DdfA0359aa340368a28A35aaa5cDf5942794689F8f8281b49Ce1a697F67</text:p>
          </table:table-cell>
          <table:table-cell table:formula="of:=ROUNDUP([.E482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s://voyager.online/contract/0x006caC7a636aD05FfaBf69ad51Ec1ce25602B0785Ade6aF5eF8f7B423C0e50b7" xlink:type="simple">0x006caC7a636aD05FfaBf69ad51Ec1ce25602B0785Ade6aF5eF8f7B423C0e50b7</text:a></text:p>
          </table:table-cell>
          <table:table-cell office:value-type="string" calcext:value-type="string">
            <text:p>0.17271 ETH</text:p>
          </table:table-cell>
          <table:table-cell office:value-type="float" office:value="494" calcext:value-type="float">
            <text:p>494</text:p>
          </table:table-cell>
          <table:table-cell table:formula="of:=VALUE(SUBSTITUTE(MID([.C483];1;LEN([.C483])-4);&quot;.&quot;;&quot;,&quot;))" office:value-type="float" office:value="0.17271" calcext:value-type="float">
            <text:p>0,17271</text:p>
          </table:table-cell>
          <table:table-cell table:formula="of:=[.B483]" office:value-type="string" office:string-value="0x006caC7a636aD05FfaBf69ad51Ec1ce25602B0785Ade6aF5eF8f7B423C0e50b7" calcext:value-type="string">
            <text:p>0x006caC7a636aD05FfaBf69ad51Ec1ce25602B0785Ade6aF5eF8f7B423C0e50b7</text:p>
          </table:table-cell>
          <table:table-cell table:formula="of:=ROUNDUP([.E483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s://voyager.online/contract/0x069Ba5d454145c3C42E4C9f3997AB6b7f13A1dCe7F8Aa5d542C14EeAe543Fac2" xlink:type="simple">0x069Ba5d454145c3C42E4C9f3997AB6b7f13A1dCe7F8Aa5d542C14EeAe543Fac2</text:a></text:p>
          </table:table-cell>
          <table:table-cell office:value-type="string" calcext:value-type="string">
            <text:p>0.17259 ETH</text:p>
          </table:table-cell>
          <table:table-cell office:value-type="float" office:value="333" calcext:value-type="float">
            <text:p>333</text:p>
          </table:table-cell>
          <table:table-cell table:formula="of:=VALUE(SUBSTITUTE(MID([.C484];1;LEN([.C484])-4);&quot;.&quot;;&quot;,&quot;))" office:value-type="float" office:value="0.17259" calcext:value-type="float">
            <text:p>0,17259</text:p>
          </table:table-cell>
          <table:table-cell table:formula="of:=[.B484]" office:value-type="string" office:string-value="0x069Ba5d454145c3C42E4C9f3997AB6b7f13A1dCe7F8Aa5d542C14EeAe543Fac2" calcext:value-type="string">
            <text:p>0x069Ba5d454145c3C42E4C9f3997AB6b7f13A1dCe7F8Aa5d542C14EeAe543Fac2</text:p>
          </table:table-cell>
          <table:table-cell table:formula="of:=ROUNDUP([.E484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s://voyager.online/contract/0x00182c26C4378DD46aC8E243c5d3b544C71da29A4C7a99862445C733Ec122f8B" xlink:type="simple">0x00182c26C4378DD46aC8E243c5d3b544C71da29A4C7a99862445C733Ec122f8B</text:a></text:p>
          </table:table-cell>
          <table:table-cell office:value-type="string" calcext:value-type="string">
            <text:p>0.17215 ETH</text:p>
          </table:table-cell>
          <table:table-cell office:value-type="float" office:value="640" calcext:value-type="float">
            <text:p>640</text:p>
          </table:table-cell>
          <table:table-cell table:formula="of:=VALUE(SUBSTITUTE(MID([.C485];1;LEN([.C485])-4);&quot;.&quot;;&quot;,&quot;))" office:value-type="float" office:value="0.17215" calcext:value-type="float">
            <text:p>0,17215</text:p>
          </table:table-cell>
          <table:table-cell table:formula="of:=[.B485]" office:value-type="string" office:string-value="0x00182c26C4378DD46aC8E243c5d3b544C71da29A4C7a99862445C733Ec122f8B" calcext:value-type="string">
            <text:p>0x00182c26C4378DD46aC8E243c5d3b544C71da29A4C7a99862445C733Ec122f8B</text:p>
          </table:table-cell>
          <table:table-cell table:formula="of:=ROUNDUP([.E485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s://voyager.online/contract/0x0139dC2aBd66e241DFDcFE4a5b60014Df6CC2A0f26b548FB21f3e21Cd9F386eD" xlink:type="simple">0x0139dC2aBd66e241DFDcFE4a5b60014Df6CC2A0f26b548FB21f3e21Cd9F386eD</text:a></text:p>
          </table:table-cell>
          <table:table-cell office:value-type="string" calcext:value-type="string">
            <text:p>0.17214 ETH</text:p>
          </table:table-cell>
          <table:table-cell office:value-type="float" office:value="346" calcext:value-type="float">
            <text:p>346</text:p>
          </table:table-cell>
          <table:table-cell table:formula="of:=VALUE(SUBSTITUTE(MID([.C486];1;LEN([.C486])-4);&quot;.&quot;;&quot;,&quot;))" office:value-type="float" office:value="0.17214" calcext:value-type="float">
            <text:p>0,17214</text:p>
          </table:table-cell>
          <table:table-cell table:formula="of:=[.B486]" office:value-type="string" office:string-value="0x0139dC2aBd66e241DFDcFE4a5b60014Df6CC2A0f26b548FB21f3e21Cd9F386eD" calcext:value-type="string">
            <text:p>0x0139dC2aBd66e241DFDcFE4a5b60014Df6CC2A0f26b548FB21f3e21Cd9F386eD</text:p>
          </table:table-cell>
          <table:table-cell table:formula="of:=ROUNDUP([.E486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s://voyager.online/contract/0x01Ac3cbAFF60367a9c1c96E889dB1CBa9BE299e233027f3943ea6fa95e6B56C0" xlink:type="simple">0x01Ac3cbAFF60367a9c1c96E889dB1CBa9BE299e233027f3943ea6fa95e6B56C0</text:a></text:p>
          </table:table-cell>
          <table:table-cell office:value-type="string" calcext:value-type="string">
            <text:p>0.17214 ETH</text:p>
          </table:table-cell>
          <table:table-cell office:value-type="float" office:value="568" calcext:value-type="float">
            <text:p>568</text:p>
          </table:table-cell>
          <table:table-cell table:formula="of:=VALUE(SUBSTITUTE(MID([.C487];1;LEN([.C487])-4);&quot;.&quot;;&quot;,&quot;))" office:value-type="float" office:value="0.17214" calcext:value-type="float">
            <text:p>0,17214</text:p>
          </table:table-cell>
          <table:table-cell table:formula="of:=[.B487]" office:value-type="string" office:string-value="0x01Ac3cbAFF60367a9c1c96E889dB1CBa9BE299e233027f3943ea6fa95e6B56C0" calcext:value-type="string">
            <text:p>0x01Ac3cbAFF60367a9c1c96E889dB1CBa9BE299e233027f3943ea6fa95e6B56C0</text:p>
          </table:table-cell>
          <table:table-cell table:formula="of:=ROUNDUP([.E487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s://voyager.online/contract/0x0391F58b8a60D82e6d073CA46Ac258Bb189Aafe5B51AC89a230435D326CFEf13" xlink:type="simple">0x0391F58b8a60D82e6d073CA46Ac258Bb189Aafe5B51AC89a230435D326CFEf13</text:a></text:p>
          </table:table-cell>
          <table:table-cell office:value-type="string" calcext:value-type="string">
            <text:p>0.17198 ETH</text:p>
          </table:table-cell>
          <table:table-cell office:value-type="float" office:value="359" calcext:value-type="float">
            <text:p>359</text:p>
          </table:table-cell>
          <table:table-cell table:formula="of:=VALUE(SUBSTITUTE(MID([.C488];1;LEN([.C488])-4);&quot;.&quot;;&quot;,&quot;))" office:value-type="float" office:value="0.17198" calcext:value-type="float">
            <text:p>0,17198</text:p>
          </table:table-cell>
          <table:table-cell table:formula="of:=[.B488]" office:value-type="string" office:string-value="0x0391F58b8a60D82e6d073CA46Ac258Bb189Aafe5B51AC89a230435D326CFEf13" calcext:value-type="string">
            <text:p>0x0391F58b8a60D82e6d073CA46Ac258Bb189Aafe5B51AC89a230435D326CFEf13</text:p>
          </table:table-cell>
          <table:table-cell table:formula="of:=ROUNDUP([.E488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a xlink:href="https://voyager.online/contract/0x03843053DEd617eF1FD9E8DF33811D4a1cB859c4cfEdBfa61f86cDf85213b8b7" xlink:type="simple">0x03843053DEd617eF1FD9E8DF33811D4a1cB859c4cfEdBfa61f86cDf85213b8b7</text:a></text:p>
          </table:table-cell>
          <table:table-cell office:value-type="string" calcext:value-type="string">
            <text:p>0.17187 ETH</text:p>
          </table:table-cell>
          <table:table-cell office:value-type="float" office:value="352" calcext:value-type="float">
            <text:p>352</text:p>
          </table:table-cell>
          <table:table-cell table:formula="of:=VALUE(SUBSTITUTE(MID([.C489];1;LEN([.C489])-4);&quot;.&quot;;&quot;,&quot;))" office:value-type="float" office:value="0.17187" calcext:value-type="float">
            <text:p>0,17187</text:p>
          </table:table-cell>
          <table:table-cell table:formula="of:=[.B489]" office:value-type="string" office:string-value="0x03843053DEd617eF1FD9E8DF33811D4a1cB859c4cfEdBfa61f86cDf85213b8b7" calcext:value-type="string">
            <text:p>0x03843053DEd617eF1FD9E8DF33811D4a1cB859c4cfEdBfa61f86cDf85213b8b7</text:p>
          </table:table-cell>
          <table:table-cell table:formula="of:=ROUNDUP([.E489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s://voyager.online/contract/0x05BCDDE36e3a1Cb56654f54a5a3E6004995874a10c55201d441aFA8CA5C23E71" xlink:type="simple">0x05BCDDE36e3a1Cb56654f54a5a3E6004995874a10c55201d441aFA8CA5C23E71</text:a></text:p>
          </table:table-cell>
          <table:table-cell office:value-type="string" calcext:value-type="string">
            <text:p>0.17180 ETH</text:p>
          </table:table-cell>
          <table:table-cell office:value-type="float" office:value="326" calcext:value-type="float">
            <text:p>326</text:p>
          </table:table-cell>
          <table:table-cell table:formula="of:=VALUE(SUBSTITUTE(MID([.C490];1;LEN([.C490])-4);&quot;.&quot;;&quot;,&quot;))" office:value-type="float" office:value="0.1718" calcext:value-type="float">
            <text:p>0,1718</text:p>
          </table:table-cell>
          <table:table-cell table:formula="of:=[.B490]" office:value-type="string" office:string-value="0x05BCDDE36e3a1Cb56654f54a5a3E6004995874a10c55201d441aFA8CA5C23E71" calcext:value-type="string">
            <text:p>0x05BCDDE36e3a1Cb56654f54a5a3E6004995874a10c55201d441aFA8CA5C23E71</text:p>
          </table:table-cell>
          <table:table-cell table:formula="of:=ROUNDUP([.E490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a xlink:href="https://voyager.online/contract/0x06478fb7CF943AfBAb3801Cd64B15855C5Ce13a0859440CA511f272700e35681" xlink:type="simple">0x06478fb7CF943AfBAb3801Cd64B15855C5Ce13a0859440CA511f272700e35681</text:a></text:p>
          </table:table-cell>
          <table:table-cell office:value-type="string" calcext:value-type="string">
            <text:p>0.17178 ETH</text:p>
          </table:table-cell>
          <table:table-cell office:value-type="float" office:value="416" calcext:value-type="float">
            <text:p>416</text:p>
          </table:table-cell>
          <table:table-cell table:formula="of:=VALUE(SUBSTITUTE(MID([.C491];1;LEN([.C491])-4);&quot;.&quot;;&quot;,&quot;))" office:value-type="float" office:value="0.17178" calcext:value-type="float">
            <text:p>0,17178</text:p>
          </table:table-cell>
          <table:table-cell table:formula="of:=[.B491]" office:value-type="string" office:string-value="0x06478fb7CF943AfBAb3801Cd64B15855C5Ce13a0859440CA511f272700e35681" calcext:value-type="string">
            <text:p>0x06478fb7CF943AfBAb3801Cd64B15855C5Ce13a0859440CA511f272700e35681</text:p>
          </table:table-cell>
          <table:table-cell table:formula="of:=ROUNDUP([.E491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a xlink:href="https://voyager.online/contract/0x00829c86e3F9dde9c3d7a3DC3F9599bC5783C9fCB372F4792A34f5c7987B1B40" xlink:type="simple">0x00829c86e3F9dde9c3d7a3DC3F9599bC5783C9fCB372F4792A34f5c7987B1B40</text:a></text:p>
          </table:table-cell>
          <table:table-cell office:value-type="string" calcext:value-type="string">
            <text:p>0.17156 ETH</text:p>
          </table:table-cell>
          <table:table-cell office:value-type="float" office:value="358" calcext:value-type="float">
            <text:p>358</text:p>
          </table:table-cell>
          <table:table-cell table:formula="of:=VALUE(SUBSTITUTE(MID([.C492];1;LEN([.C492])-4);&quot;.&quot;;&quot;,&quot;))" office:value-type="float" office:value="0.17156" calcext:value-type="float">
            <text:p>0,17156</text:p>
          </table:table-cell>
          <table:table-cell table:formula="of:=[.B492]" office:value-type="string" office:string-value="0x00829c86e3F9dde9c3d7a3DC3F9599bC5783C9fCB372F4792A34f5c7987B1B40" calcext:value-type="string">
            <text:p>0x00829c86e3F9dde9c3d7a3DC3F9599bC5783C9fCB372F4792A34f5c7987B1B40</text:p>
          </table:table-cell>
          <table:table-cell table:formula="of:=ROUNDUP([.E492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a xlink:href="https://voyager.online/contract/0x0314eDB73df404a521c844D60C71A505991D55eD24Fda3640F98D5A3e8CB6763" xlink:type="simple">0x0314eDB73df404a521c844D60C71A505991D55eD24Fda3640F98D5A3e8CB6763</text:a></text:p>
          </table:table-cell>
          <table:table-cell office:value-type="string" calcext:value-type="string">
            <text:p>0.17099 ETH</text:p>
          </table:table-cell>
          <table:table-cell office:value-type="float" office:value="349" calcext:value-type="float">
            <text:p>349</text:p>
          </table:table-cell>
          <table:table-cell table:formula="of:=VALUE(SUBSTITUTE(MID([.C493];1;LEN([.C493])-4);&quot;.&quot;;&quot;,&quot;))" office:value-type="float" office:value="0.17099" calcext:value-type="float">
            <text:p>0,17099</text:p>
          </table:table-cell>
          <table:table-cell table:formula="of:=[.B493]" office:value-type="string" office:string-value="0x0314eDB73df404a521c844D60C71A505991D55eD24Fda3640F98D5A3e8CB6763" calcext:value-type="string">
            <text:p>0x0314eDB73df404a521c844D60C71A505991D55eD24Fda3640F98D5A3e8CB6763</text:p>
          </table:table-cell>
          <table:table-cell table:formula="of:=ROUNDUP([.E493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s://voyager.online/contract/0x03b3d6b61485f315260Bb92856feabDcfd3f404dB0EA32CC12fA26e753F7e8D1" xlink:type="simple">0x03b3d6b61485f315260Bb92856feabDcfd3f404dB0EA32CC12fA26e753F7e8D1</text:a></text:p>
          </table:table-cell>
          <table:table-cell office:value-type="string" calcext:value-type="string">
            <text:p>0.17073 ETH</text:p>
          </table:table-cell>
          <table:table-cell office:value-type="float" office:value="485" calcext:value-type="float">
            <text:p>485</text:p>
          </table:table-cell>
          <table:table-cell table:formula="of:=VALUE(SUBSTITUTE(MID([.C494];1;LEN([.C494])-4);&quot;.&quot;;&quot;,&quot;))" office:value-type="float" office:value="0.17073" calcext:value-type="float">
            <text:p>0,17073</text:p>
          </table:table-cell>
          <table:table-cell table:formula="of:=[.B494]" office:value-type="string" office:string-value="0x03b3d6b61485f315260Bb92856feabDcfd3f404dB0EA32CC12fA26e753F7e8D1" calcext:value-type="string">
            <text:p>0x03b3d6b61485f315260Bb92856feabDcfd3f404dB0EA32CC12fA26e753F7e8D1</text:p>
          </table:table-cell>
          <table:table-cell table:formula="of:=ROUNDUP([.E494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a xlink:href="https://voyager.online/contract/0x079986E7004Bc4fE0063A62749566c9f1531e1132F9f3c8C2E3704688d5de97F" xlink:type="simple">0x079986E7004Bc4fE0063A62749566c9f1531e1132F9f3c8C2E3704688d5de97F</text:a></text:p>
          </table:table-cell>
          <table:table-cell office:value-type="string" calcext:value-type="string">
            <text:p>0.17072 ETH</text:p>
          </table:table-cell>
          <table:table-cell office:value-type="float" office:value="396" calcext:value-type="float">
            <text:p>396</text:p>
          </table:table-cell>
          <table:table-cell table:formula="of:=VALUE(SUBSTITUTE(MID([.C495];1;LEN([.C495])-4);&quot;.&quot;;&quot;,&quot;))" office:value-type="float" office:value="0.17072" calcext:value-type="float">
            <text:p>0,17072</text:p>
          </table:table-cell>
          <table:table-cell table:formula="of:=[.B495]" office:value-type="string" office:string-value="0x079986E7004Bc4fE0063A62749566c9f1531e1132F9f3c8C2E3704688d5de97F" calcext:value-type="string">
            <text:p>0x079986E7004Bc4fE0063A62749566c9f1531e1132F9f3c8C2E3704688d5de97F</text:p>
          </table:table-cell>
          <table:table-cell table:formula="of:=ROUNDUP([.E495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a xlink:href="https://voyager.online/contract/0x022774D26d9F7e2d50F054bB319d1313e40Fc380557FBD89cAC7D8E1F17eB87F" xlink:type="simple">0x022774D26d9F7e2d50F054bB319d1313e40Fc380557FBD89cAC7D8E1F17eB87F</text:a></text:p>
          </table:table-cell>
          <table:table-cell office:value-type="string" calcext:value-type="string">
            <text:p>0.17061 ETH</text:p>
          </table:table-cell>
          <table:table-cell office:value-type="float" office:value="373" calcext:value-type="float">
            <text:p>373</text:p>
          </table:table-cell>
          <table:table-cell table:formula="of:=VALUE(SUBSTITUTE(MID([.C496];1;LEN([.C496])-4);&quot;.&quot;;&quot;,&quot;))" office:value-type="float" office:value="0.17061" calcext:value-type="float">
            <text:p>0,17061</text:p>
          </table:table-cell>
          <table:table-cell table:formula="of:=[.B496]" office:value-type="string" office:string-value="0x022774D26d9F7e2d50F054bB319d1313e40Fc380557FBD89cAC7D8E1F17eB87F" calcext:value-type="string">
            <text:p>0x022774D26d9F7e2d50F054bB319d1313e40Fc380557FBD89cAC7D8E1F17eB87F</text:p>
          </table:table-cell>
          <table:table-cell table:formula="of:=ROUNDUP([.E496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a xlink:href="https://voyager.online/contract/0x07B91c22C920F09BA46bcEA9A08cBD9daDe36781B7c00D77E362f118bF920Ef7" xlink:type="simple">0x07B91c22C920F09BA46bcEA9A08cBD9daDe36781B7c00D77E362f118bF920Ef7</text:a></text:p>
          </table:table-cell>
          <table:table-cell office:value-type="string" calcext:value-type="string">
            <text:p>0.17052 ETH</text:p>
          </table:table-cell>
          <table:table-cell office:value-type="float" office:value="373" calcext:value-type="float">
            <text:p>373</text:p>
          </table:table-cell>
          <table:table-cell table:formula="of:=VALUE(SUBSTITUTE(MID([.C497];1;LEN([.C497])-4);&quot;.&quot;;&quot;,&quot;))" office:value-type="float" office:value="0.17052" calcext:value-type="float">
            <text:p>0,17052</text:p>
          </table:table-cell>
          <table:table-cell table:formula="of:=[.B497]" office:value-type="string" office:string-value="0x07B91c22C920F09BA46bcEA9A08cBD9daDe36781B7c00D77E362f118bF920Ef7" calcext:value-type="string">
            <text:p>0x07B91c22C920F09BA46bcEA9A08cBD9daDe36781B7c00D77E362f118bF920Ef7</text:p>
          </table:table-cell>
          <table:table-cell table:formula="of:=ROUNDUP([.E497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a xlink:href="https://voyager.online/contract/0x0464D823f3639EeA19a228FD5a764332E9dbD10a56d5bF45fd650Ce3fdaC1dce" xlink:type="simple">0x0464D823f3639EeA19a228FD5a764332E9dbD10a56d5bF45fd650Ce3fdaC1dce</text:a></text:p>
          </table:table-cell>
          <table:table-cell office:value-type="string" calcext:value-type="string">
            <text:p>0.17022 ETH</text:p>
          </table:table-cell>
          <table:table-cell office:value-type="float" office:value="353" calcext:value-type="float">
            <text:p>353</text:p>
          </table:table-cell>
          <table:table-cell table:formula="of:=VALUE(SUBSTITUTE(MID([.C498];1;LEN([.C498])-4);&quot;.&quot;;&quot;,&quot;))" office:value-type="float" office:value="0.17022" calcext:value-type="float">
            <text:p>0,17022</text:p>
          </table:table-cell>
          <table:table-cell table:formula="of:=[.B498]" office:value-type="string" office:string-value="0x0464D823f3639EeA19a228FD5a764332E9dbD10a56d5bF45fd650Ce3fdaC1dce" calcext:value-type="string">
            <text:p>0x0464D823f3639EeA19a228FD5a764332E9dbD10a56d5bF45fd650Ce3fdaC1dce</text:p>
          </table:table-cell>
          <table:table-cell table:formula="of:=ROUNDUP([.E498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s://voyager.online/contract/0x05c29b106A0980B683A8F3fef7C5DBFb96177EA321F1dF113C2B9AB9220AeA58" xlink:type="simple">0x05c29b106A0980B683A8F3fef7C5DBFb96177EA321F1dF113C2B9AB9220AeA58</text:a></text:p>
          </table:table-cell>
          <table:table-cell office:value-type="string" calcext:value-type="string">
            <text:p>0.17019 ETH</text:p>
          </table:table-cell>
          <table:table-cell office:value-type="float" office:value="333" calcext:value-type="float">
            <text:p>333</text:p>
          </table:table-cell>
          <table:table-cell table:formula="of:=VALUE(SUBSTITUTE(MID([.C499];1;LEN([.C499])-4);&quot;.&quot;;&quot;,&quot;))" office:value-type="float" office:value="0.17019" calcext:value-type="float">
            <text:p>0,17019</text:p>
          </table:table-cell>
          <table:table-cell table:formula="of:=[.B499]" office:value-type="string" office:string-value="0x05c29b106A0980B683A8F3fef7C5DBFb96177EA321F1dF113C2B9AB9220AeA58" calcext:value-type="string">
            <text:p>0x05c29b106A0980B683A8F3fef7C5DBFb96177EA321F1dF113C2B9AB9220AeA58</text:p>
          </table:table-cell>
          <table:table-cell table:formula="of:=ROUNDUP([.E499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a xlink:href="https://voyager.online/contract/0x054DC922a89d4e17e5CFE1730D6BFe3E2d83ef18d7dbE7da33cB18EeE8f4B7C1" xlink:type="simple">0x054DC922a89d4e17e5CFE1730D6BFe3E2d83ef18d7dbE7da33cB18EeE8f4B7C1</text:a></text:p>
          </table:table-cell>
          <table:table-cell office:value-type="string" calcext:value-type="string">
            <text:p>0.17014 ETH</text:p>
          </table:table-cell>
          <table:table-cell office:value-type="float" office:value="321" calcext:value-type="float">
            <text:p>321</text:p>
          </table:table-cell>
          <table:table-cell table:formula="of:=VALUE(SUBSTITUTE(MID([.C500];1;LEN([.C500])-4);&quot;.&quot;;&quot;,&quot;))" office:value-type="float" office:value="0.17014" calcext:value-type="float">
            <text:p>0,17014</text:p>
          </table:table-cell>
          <table:table-cell table:formula="of:=[.B500]" office:value-type="string" office:string-value="0x054DC922a89d4e17e5CFE1730D6BFe3E2d83ef18d7dbE7da33cB18EeE8f4B7C1" calcext:value-type="string">
            <text:p>0x054DC922a89d4e17e5CFE1730D6BFe3E2d83ef18d7dbE7da33cB18EeE8f4B7C1</text:p>
          </table:table-cell>
          <table:table-cell table:formula="of:=ROUNDUP([.E500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a xlink:href="https://voyager.online/contract/0x00497c7E584A53887C7B30B118F4C33Bf137E479537e6E1D145dC2650288DB97" xlink:type="simple">0x00497c7E584A53887C7B30B118F4C33Bf137E479537e6E1D145dC2650288DB97</text:a></text:p>
          </table:table-cell>
          <table:table-cell office:value-type="string" calcext:value-type="string">
            <text:p>0.17001 ETH</text:p>
          </table:table-cell>
          <table:table-cell office:value-type="float" office:value="508" calcext:value-type="float">
            <text:p>508</text:p>
          </table:table-cell>
          <table:table-cell table:formula="of:=VALUE(SUBSTITUTE(MID([.C501];1;LEN([.C501])-4);&quot;.&quot;;&quot;,&quot;))" office:value-type="float" office:value="0.17001" calcext:value-type="float">
            <text:p>0,17001</text:p>
          </table:table-cell>
          <table:table-cell table:formula="of:=[.B501]" office:value-type="string" office:string-value="0x00497c7E584A53887C7B30B118F4C33Bf137E479537e6E1D145dC2650288DB97" calcext:value-type="string">
            <text:p>0x00497c7E584A53887C7B30B118F4C33Bf137E479537e6E1D145dC2650288DB97</text:p>
          </table:table-cell>
          <table:table-cell table:formula="of:=ROUNDUP([.E501]*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a xlink:href="https://voyager.online/contract/0x0090ccD0DaceD9DCa3C7C7AaF74BbE862B90cCe88C1611816a451cAaE95aba1E" xlink:type="simple">0x0090ccD0DaceD9DCa3C7C7AaF74BbE862B90cCe88C1611816a451cAaE95aba1E</text:a></text:p>
          </table:table-cell>
          <table:table-cell office:value-type="string" calcext:value-type="string">
            <text:p>0.17000 ETH</text:p>
          </table:table-cell>
          <table:table-cell office:value-type="float" office:value="223" calcext:value-type="float">
            <text:p>223</text:p>
          </table:table-cell>
          <table:table-cell table:formula="of:=VALUE(SUBSTITUTE(MID([.C502];1;LEN([.C502])-4);&quot;.&quot;;&quot;,&quot;))" office:value-type="float" office:value="0.17" calcext:value-type="float">
            <text:p>0,17</text:p>
          </table:table-cell>
          <table:table-cell table:formula="of:=[.B502]" office:value-type="string" office:string-value="0x0090ccD0DaceD9DCa3C7C7AaF74BbE862B90cCe88C1611816a451cAaE95aba1E" calcext:value-type="string">
            <text:p>0x0090ccD0DaceD9DCa3C7C7AaF74BbE862B90cCe88C1611816a451cAaE95aba1E</text:p>
          </table:table-cell>
          <table:table-cell table:formula="of:=ROUNDUP([.E50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voyager.online/contract/0x0120FDbF1c6CfEdd0708FD62d674cce0EEC51d0e141F74F8753437d591Fe2685" xlink:type="simple">0x0120FDbF1c6CfEdd0708FD62d674cce0EEC51d0e141F74F8753437d591Fe2685</text:a></text:p>
          </table:table-cell>
          <table:table-cell office:value-type="string" calcext:value-type="string">
            <text:p>0.16996 ETH</text:p>
          </table:table-cell>
          <table:table-cell office:value-type="float" office:value="509" calcext:value-type="float">
            <text:p>509</text:p>
          </table:table-cell>
          <table:table-cell table:formula="of:=VALUE(SUBSTITUTE(MID([.C503];1;LEN([.C503])-4);&quot;.&quot;;&quot;,&quot;))" office:value-type="float" office:value="0.16996" calcext:value-type="float">
            <text:p>0,16996</text:p>
          </table:table-cell>
          <table:table-cell table:formula="of:=[.B503]" office:value-type="string" office:string-value="0x0120FDbF1c6CfEdd0708FD62d674cce0EEC51d0e141F74F8753437d591Fe2685" calcext:value-type="string">
            <text:p>0x0120FDbF1c6CfEdd0708FD62d674cce0EEC51d0e141F74F8753437d591Fe2685</text:p>
          </table:table-cell>
          <table:table-cell table:formula="of:=ROUNDUP([.E50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a xlink:href="https://voyager.online/contract/0x0172558aD0dFacD7eaBf5E17C3E4DeC1f2FaA636A15a53EDF994246f9fDb2A33" xlink:type="simple">0x0172558aD0dFacD7eaBf5E17C3E4DeC1f2FaA636A15a53EDF994246f9fDb2A33</text:a></text:p>
          </table:table-cell>
          <table:table-cell office:value-type="string" calcext:value-type="string">
            <text:p>0.16989 ETH</text:p>
          </table:table-cell>
          <table:table-cell office:value-type="float" office:value="336" calcext:value-type="float">
            <text:p>336</text:p>
          </table:table-cell>
          <table:table-cell table:formula="of:=VALUE(SUBSTITUTE(MID([.C504];1;LEN([.C504])-4);&quot;.&quot;;&quot;,&quot;))" office:value-type="float" office:value="0.16989" calcext:value-type="float">
            <text:p>0,16989</text:p>
          </table:table-cell>
          <table:table-cell table:formula="of:=[.B504]" office:value-type="string" office:string-value="0x0172558aD0dFacD7eaBf5E17C3E4DeC1f2FaA636A15a53EDF994246f9fDb2A33" calcext:value-type="string">
            <text:p>0x0172558aD0dFacD7eaBf5E17C3E4DeC1f2FaA636A15a53EDF994246f9fDb2A33</text:p>
          </table:table-cell>
          <table:table-cell table:formula="of:=ROUNDUP([.E50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a xlink:href="https://voyager.online/contract/0x01d3eDDfF57fd8Bf2772c7d8e7603e34f85340b4E1A334AFA5D07180E72dB7E3" xlink:type="simple">0x01d3eDDfF57fd8Bf2772c7d8e7603e34f85340b4E1A334AFA5D07180E72dB7E3</text:a></text:p>
          </table:table-cell>
          <table:table-cell office:value-type="string" calcext:value-type="string">
            <text:p>0.16980 ETH</text:p>
          </table:table-cell>
          <table:table-cell office:value-type="float" office:value="364" calcext:value-type="float">
            <text:p>364</text:p>
          </table:table-cell>
          <table:table-cell table:formula="of:=VALUE(SUBSTITUTE(MID([.C505];1;LEN([.C505])-4);&quot;.&quot;;&quot;,&quot;))" office:value-type="float" office:value="0.1698" calcext:value-type="float">
            <text:p>0,1698</text:p>
          </table:table-cell>
          <table:table-cell table:formula="of:=[.B505]" office:value-type="string" office:string-value="0x01d3eDDfF57fd8Bf2772c7d8e7603e34f85340b4E1A334AFA5D07180E72dB7E3" calcext:value-type="string">
            <text:p>0x01d3eDDfF57fd8Bf2772c7d8e7603e34f85340b4E1A334AFA5D07180E72dB7E3</text:p>
          </table:table-cell>
          <table:table-cell table:formula="of:=ROUNDUP([.E50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a xlink:href="https://voyager.online/contract/0x00899EE9a45542fE71Ab5B93BBCD33301a1C7f37Ec153aDd81Cf7Ad695fAbe4B" xlink:type="simple">0x00899EE9a45542fE71Ab5B93BBCD33301a1C7f37Ec153aDd81Cf7Ad695fAbe4B</text:a></text:p>
          </table:table-cell>
          <table:table-cell office:value-type="string" calcext:value-type="string">
            <text:p>0.16964 ETH</text:p>
          </table:table-cell>
          <table:table-cell office:value-type="float" office:value="353" calcext:value-type="float">
            <text:p>353</text:p>
          </table:table-cell>
          <table:table-cell table:formula="of:=VALUE(SUBSTITUTE(MID([.C506];1;LEN([.C506])-4);&quot;.&quot;;&quot;,&quot;))" office:value-type="float" office:value="0.16964" calcext:value-type="float">
            <text:p>0,16964</text:p>
          </table:table-cell>
          <table:table-cell table:formula="of:=[.B506]" office:value-type="string" office:string-value="0x00899EE9a45542fE71Ab5B93BBCD33301a1C7f37Ec153aDd81Cf7Ad695fAbe4B" calcext:value-type="string">
            <text:p>0x00899EE9a45542fE71Ab5B93BBCD33301a1C7f37Ec153aDd81Cf7Ad695fAbe4B</text:p>
          </table:table-cell>
          <table:table-cell table:formula="of:=ROUNDUP([.E50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a xlink:href="https://voyager.online/contract/0x03cC56B0602B93F8554Bca3843b10F6f63e07d83df78D543B45612d9a1f6EFdE" xlink:type="simple">0x03cC56B0602B93F8554Bca3843b10F6f63e07d83df78D543B45612d9a1f6EFdE</text:a></text:p>
          </table:table-cell>
          <table:table-cell office:value-type="string" calcext:value-type="string">
            <text:p>0.16963 ETH</text:p>
          </table:table-cell>
          <table:table-cell office:value-type="float" office:value="441" calcext:value-type="float">
            <text:p>441</text:p>
          </table:table-cell>
          <table:table-cell table:formula="of:=VALUE(SUBSTITUTE(MID([.C507];1;LEN([.C507])-4);&quot;.&quot;;&quot;,&quot;))" office:value-type="float" office:value="0.16963" calcext:value-type="float">
            <text:p>0,16963</text:p>
          </table:table-cell>
          <table:table-cell table:formula="of:=[.B507]" office:value-type="string" office:string-value="0x03cC56B0602B93F8554Bca3843b10F6f63e07d83df78D543B45612d9a1f6EFdE" calcext:value-type="string">
            <text:p>0x03cC56B0602B93F8554Bca3843b10F6f63e07d83df78D543B45612d9a1f6EFdE</text:p>
          </table:table-cell>
          <table:table-cell table:formula="of:=ROUNDUP([.E50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a xlink:href="https://voyager.online/contract/0x02b67BeAbA5C5103FCc6251B0dc9B5F7eEFb276E78d3a8abCE6960D36eE28B8f" xlink:type="simple">0x02b67BeAbA5C5103FCc6251B0dc9B5F7eEFb276E78d3a8abCE6960D36eE28B8f</text:a></text:p>
          </table:table-cell>
          <table:table-cell office:value-type="string" calcext:value-type="string">
            <text:p>0.16960 ETH</text:p>
          </table:table-cell>
          <table:table-cell office:value-type="float" office:value="322" calcext:value-type="float">
            <text:p>322</text:p>
          </table:table-cell>
          <table:table-cell table:formula="of:=VALUE(SUBSTITUTE(MID([.C508];1;LEN([.C508])-4);&quot;.&quot;;&quot;,&quot;))" office:value-type="float" office:value="0.1696" calcext:value-type="float">
            <text:p>0,1696</text:p>
          </table:table-cell>
          <table:table-cell table:formula="of:=[.B508]" office:value-type="string" office:string-value="0x02b67BeAbA5C5103FCc6251B0dc9B5F7eEFb276E78d3a8abCE6960D36eE28B8f" calcext:value-type="string">
            <text:p>0x02b67BeAbA5C5103FCc6251B0dc9B5F7eEFb276E78d3a8abCE6960D36eE28B8f</text:p>
          </table:table-cell>
          <table:table-cell table:formula="of:=ROUNDUP([.E50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s://voyager.online/contract/0x0379DE2EFCFcbABe0cF373bF5B7D951BB28Ff794fA32aaE69ddaA77a0D6eD1aD" xlink:type="simple">0x0379DE2EFCFcbABe0cF373bF5B7D951BB28Ff794fA32aaE69ddaA77a0D6eD1aD</text:a></text:p>
          </table:table-cell>
          <table:table-cell office:value-type="string" calcext:value-type="string">
            <text:p>0.16958 ETH</text:p>
          </table:table-cell>
          <table:table-cell office:value-type="float" office:value="453" calcext:value-type="float">
            <text:p>453</text:p>
          </table:table-cell>
          <table:table-cell table:formula="of:=VALUE(SUBSTITUTE(MID([.C509];1;LEN([.C509])-4);&quot;.&quot;;&quot;,&quot;))" office:value-type="float" office:value="0.16958" calcext:value-type="float">
            <text:p>0,16958</text:p>
          </table:table-cell>
          <table:table-cell table:formula="of:=[.B509]" office:value-type="string" office:string-value="0x0379DE2EFCFcbABe0cF373bF5B7D951BB28Ff794fA32aaE69ddaA77a0D6eD1aD" calcext:value-type="string">
            <text:p>0x0379DE2EFCFcbABe0cF373bF5B7D951BB28Ff794fA32aaE69ddaA77a0D6eD1aD</text:p>
          </table:table-cell>
          <table:table-cell table:formula="of:=ROUNDUP([.E50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a xlink:href="https://voyager.online/contract/0x0648d30847Dc99c1A4a039C01431F62df184ec9A89a1041d32259B59ce2a799E" xlink:type="simple">0x0648d30847Dc99c1A4a039C01431F62df184ec9A89a1041d32259B59ce2a799E</text:a></text:p>
          </table:table-cell>
          <table:table-cell office:value-type="string" calcext:value-type="string">
            <text:p>0.16945 ETH</text:p>
          </table:table-cell>
          <table:table-cell office:value-type="float" office:value="543" calcext:value-type="float">
            <text:p>543</text:p>
          </table:table-cell>
          <table:table-cell table:formula="of:=VALUE(SUBSTITUTE(MID([.C510];1;LEN([.C510])-4);&quot;.&quot;;&quot;,&quot;))" office:value-type="float" office:value="0.16945" calcext:value-type="float">
            <text:p>0,16945</text:p>
          </table:table-cell>
          <table:table-cell table:formula="of:=[.B510]" office:value-type="string" office:string-value="0x0648d30847Dc99c1A4a039C01431F62df184ec9A89a1041d32259B59ce2a799E" calcext:value-type="string">
            <text:p>0x0648d30847Dc99c1A4a039C01431F62df184ec9A89a1041d32259B59ce2a799E</text:p>
          </table:table-cell>
          <table:table-cell table:formula="of:=ROUNDUP([.E51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a xlink:href="https://voyager.online/contract/0x045D4cD30f8f447Fb544D96e8DD400f34EF04526347e4AE2C1C2F416cdAB047e" xlink:type="simple">0x045D4cD30f8f447Fb544D96e8DD400f34EF04526347e4AE2C1C2F416cdAB047e</text:a></text:p>
          </table:table-cell>
          <table:table-cell office:value-type="string" calcext:value-type="string">
            <text:p>0.16911 ETH</text:p>
          </table:table-cell>
          <table:table-cell office:value-type="float" office:value="52" calcext:value-type="float">
            <text:p>52</text:p>
          </table:table-cell>
          <table:table-cell table:formula="of:=VALUE(SUBSTITUTE(MID([.C511];1;LEN([.C511])-4);&quot;.&quot;;&quot;,&quot;))" office:value-type="float" office:value="0.16911" calcext:value-type="float">
            <text:p>0,16911</text:p>
          </table:table-cell>
          <table:table-cell table:formula="of:=[.B511]" office:value-type="string" office:string-value="0x045D4cD30f8f447Fb544D96e8DD400f34EF04526347e4AE2C1C2F416cdAB047e" calcext:value-type="string">
            <text:p>0x045D4cD30f8f447Fb544D96e8DD400f34EF04526347e4AE2C1C2F416cdAB047e</text:p>
          </table:table-cell>
          <table:table-cell table:formula="of:=ROUNDUP([.E51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a xlink:href="https://voyager.online/contract/0x02dc352d3a0F8728D7174872321d504A5E287839756a6A4183801966333eE9Db" xlink:type="simple">0x02dc352d3a0F8728D7174872321d504A5E287839756a6A4183801966333eE9Db</text:a></text:p>
          </table:table-cell>
          <table:table-cell office:value-type="string" calcext:value-type="string">
            <text:p>0.16891 ETH</text:p>
          </table:table-cell>
          <table:table-cell office:value-type="float" office:value="464" calcext:value-type="float">
            <text:p>464</text:p>
          </table:table-cell>
          <table:table-cell table:formula="of:=VALUE(SUBSTITUTE(MID([.C512];1;LEN([.C512])-4);&quot;.&quot;;&quot;,&quot;))" office:value-type="float" office:value="0.16891" calcext:value-type="float">
            <text:p>0,16891</text:p>
          </table:table-cell>
          <table:table-cell table:formula="of:=[.B512]" office:value-type="string" office:string-value="0x02dc352d3a0F8728D7174872321d504A5E287839756a6A4183801966333eE9Db" calcext:value-type="string">
            <text:p>0x02dc352d3a0F8728D7174872321d504A5E287839756a6A4183801966333eE9Db</text:p>
          </table:table-cell>
          <table:table-cell table:formula="of:=ROUNDUP([.E51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a xlink:href="https://voyager.online/contract/0x0738742056DFbD9ED4004fD14c6eD9744bd3Ecf0B33eF7Cda07E9d1fC1279322" xlink:type="simple">0x0738742056DFbD9ED4004fD14c6eD9744bd3Ecf0B33eF7Cda07E9d1fC1279322</text:a></text:p>
          </table:table-cell>
          <table:table-cell office:value-type="string" calcext:value-type="string">
            <text:p>0.16865 ETH</text:p>
          </table:table-cell>
          <table:table-cell office:value-type="float" office:value="327" calcext:value-type="float">
            <text:p>327</text:p>
          </table:table-cell>
          <table:table-cell table:formula="of:=VALUE(SUBSTITUTE(MID([.C513];1;LEN([.C513])-4);&quot;.&quot;;&quot;,&quot;))" office:value-type="float" office:value="0.16865" calcext:value-type="float">
            <text:p>0,16865</text:p>
          </table:table-cell>
          <table:table-cell table:formula="of:=[.B513]" office:value-type="string" office:string-value="0x0738742056DFbD9ED4004fD14c6eD9744bd3Ecf0B33eF7Cda07E9d1fC1279322" calcext:value-type="string">
            <text:p>0x0738742056DFbD9ED4004fD14c6eD9744bd3Ecf0B33eF7Cda07E9d1fC1279322</text:p>
          </table:table-cell>
          <table:table-cell table:formula="of:=ROUNDUP([.E51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a xlink:href="https://voyager.online/contract/0x035dDf2330395149D59B5aF2A86D79200469E6c99e8CDEaf1eE37d127c8C59dd" xlink:type="simple">0x035dDf2330395149D59B5aF2A86D79200469E6c99e8CDEaf1eE37d127c8C59dd</text:a></text:p>
          </table:table-cell>
          <table:table-cell office:value-type="string" calcext:value-type="string">
            <text:p>0.16851 ETH</text:p>
          </table:table-cell>
          <table:table-cell office:value-type="float" office:value="334" calcext:value-type="float">
            <text:p>334</text:p>
          </table:table-cell>
          <table:table-cell table:formula="of:=VALUE(SUBSTITUTE(MID([.C514];1;LEN([.C514])-4);&quot;.&quot;;&quot;,&quot;))" office:value-type="float" office:value="0.16851" calcext:value-type="float">
            <text:p>0,16851</text:p>
          </table:table-cell>
          <table:table-cell table:formula="of:=[.B514]" office:value-type="string" office:string-value="0x035dDf2330395149D59B5aF2A86D79200469E6c99e8CDEaf1eE37d127c8C59dd" calcext:value-type="string">
            <text:p>0x035dDf2330395149D59B5aF2A86D79200469E6c99e8CDEaf1eE37d127c8C59dd</text:p>
          </table:table-cell>
          <table:table-cell table:formula="of:=ROUNDUP([.E51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a xlink:href="https://voyager.online/contract/0x015759732a39F896861F80AbAEb7558F15Bd1c1582Cb00A3583D1bB1E2C56f10" xlink:type="simple">0x015759732a39F896861F80AbAEb7558F15Bd1c1582Cb00A3583D1bB1E2C56f10</text:a></text:p>
          </table:table-cell>
          <table:table-cell office:value-type="string" calcext:value-type="string">
            <text:p>0.16820 ETH</text:p>
          </table:table-cell>
          <table:table-cell office:value-type="float" office:value="735" calcext:value-type="float">
            <text:p>735</text:p>
          </table:table-cell>
          <table:table-cell table:formula="of:=VALUE(SUBSTITUTE(MID([.C515];1;LEN([.C515])-4);&quot;.&quot;;&quot;,&quot;))" office:value-type="float" office:value="0.1682" calcext:value-type="float">
            <text:p>0,1682</text:p>
          </table:table-cell>
          <table:table-cell table:formula="of:=[.B515]" office:value-type="string" office:string-value="0x015759732a39F896861F80AbAEb7558F15Bd1c1582Cb00A3583D1bB1E2C56f10" calcext:value-type="string">
            <text:p>0x015759732a39F896861F80AbAEb7558F15Bd1c1582Cb00A3583D1bB1E2C56f10</text:p>
          </table:table-cell>
          <table:table-cell table:formula="of:=ROUNDUP([.E51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a xlink:href="https://voyager.online/contract/0x06fC5CcC8f24779CA7Fef7d1e54CA1674f2092aBbC3d2Eab87CF8F4a8ECD1B36" xlink:type="simple">0x06fC5CcC8f24779CA7Fef7d1e54CA1674f2092aBbC3d2Eab87CF8F4a8ECD1B36</text:a></text:p>
          </table:table-cell>
          <table:table-cell office:value-type="string" calcext:value-type="string">
            <text:p>0.16794 ETH</text:p>
          </table:table-cell>
          <table:table-cell office:value-type="float" office:value="344" calcext:value-type="float">
            <text:p>344</text:p>
          </table:table-cell>
          <table:table-cell table:formula="of:=VALUE(SUBSTITUTE(MID([.C516];1;LEN([.C516])-4);&quot;.&quot;;&quot;,&quot;))" office:value-type="float" office:value="0.16794" calcext:value-type="float">
            <text:p>0,16794</text:p>
          </table:table-cell>
          <table:table-cell table:formula="of:=[.B516]" office:value-type="string" office:string-value="0x06fC5CcC8f24779CA7Fef7d1e54CA1674f2092aBbC3d2Eab87CF8F4a8ECD1B36" calcext:value-type="string">
            <text:p>0x06fC5CcC8f24779CA7Fef7d1e54CA1674f2092aBbC3d2Eab87CF8F4a8ECD1B36</text:p>
          </table:table-cell>
          <table:table-cell table:formula="of:=ROUNDUP([.E51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a xlink:href="https://voyager.online/contract/0x01734520351E55969890b2A391fE9AfAe07cA0a66e613824D4f8E7148084b66E" xlink:type="simple">0x01734520351E55969890b2A391fE9AfAe07cA0a66e613824D4f8E7148084b66E</text:a></text:p>
          </table:table-cell>
          <table:table-cell office:value-type="string" calcext:value-type="string">
            <text:p>0.16766 ETH</text:p>
          </table:table-cell>
          <table:table-cell office:value-type="float" office:value="313" calcext:value-type="float">
            <text:p>313</text:p>
          </table:table-cell>
          <table:table-cell table:formula="of:=VALUE(SUBSTITUTE(MID([.C517];1;LEN([.C517])-4);&quot;.&quot;;&quot;,&quot;))" office:value-type="float" office:value="0.16766" calcext:value-type="float">
            <text:p>0,16766</text:p>
          </table:table-cell>
          <table:table-cell table:formula="of:=[.B517]" office:value-type="string" office:string-value="0x01734520351E55969890b2A391fE9AfAe07cA0a66e613824D4f8E7148084b66E" calcext:value-type="string">
            <text:p>0x01734520351E55969890b2A391fE9AfAe07cA0a66e613824D4f8E7148084b66E</text:p>
          </table:table-cell>
          <table:table-cell table:formula="of:=ROUNDUP([.E51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a xlink:href="https://voyager.online/contract/0x06b021D49e0fA06216e38eD887B616bB419b80f2F79EBE7f6255659bcB668b8c" xlink:type="simple">0x06b021D49e0fA06216e38eD887B616bB419b80f2F79EBE7f6255659bcB668b8c</text:a></text:p>
          </table:table-cell>
          <table:table-cell office:value-type="string" calcext:value-type="string">
            <text:p>0.16760 ETH</text:p>
          </table:table-cell>
          <table:table-cell office:value-type="float" office:value="268" calcext:value-type="float">
            <text:p>268</text:p>
          </table:table-cell>
          <table:table-cell table:formula="of:=VALUE(SUBSTITUTE(MID([.C518];1;LEN([.C518])-4);&quot;.&quot;;&quot;,&quot;))" office:value-type="float" office:value="0.1676" calcext:value-type="float">
            <text:p>0,1676</text:p>
          </table:table-cell>
          <table:table-cell table:formula="of:=[.B518]" office:value-type="string" office:string-value="0x06b021D49e0fA06216e38eD887B616bB419b80f2F79EBE7f6255659bcB668b8c" calcext:value-type="string">
            <text:p>0x06b021D49e0fA06216e38eD887B616bB419b80f2F79EBE7f6255659bcB668b8c</text:p>
          </table:table-cell>
          <table:table-cell table:formula="of:=ROUNDUP([.E51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a xlink:href="https://voyager.online/contract/0x0181db7dcC7D83251cBEE2fAED3d06f1447EFD5Fb82431D5688a0da880560245" xlink:type="simple">0x0181db7dcC7D83251cBEE2fAED3d06f1447EFD5Fb82431D5688a0da880560245</text:a></text:p>
          </table:table-cell>
          <table:table-cell office:value-type="string" calcext:value-type="string">
            <text:p>0.16750 ETH</text:p>
          </table:table-cell>
          <table:table-cell office:value-type="float" office:value="363" calcext:value-type="float">
            <text:p>363</text:p>
          </table:table-cell>
          <table:table-cell table:formula="of:=VALUE(SUBSTITUTE(MID([.C519];1;LEN([.C519])-4);&quot;.&quot;;&quot;,&quot;))" office:value-type="float" office:value="0.1675" calcext:value-type="float">
            <text:p>0,1675</text:p>
          </table:table-cell>
          <table:table-cell table:formula="of:=[.B519]" office:value-type="string" office:string-value="0x0181db7dcC7D83251cBEE2fAED3d06f1447EFD5Fb82431D5688a0da880560245" calcext:value-type="string">
            <text:p>0x0181db7dcC7D83251cBEE2fAED3d06f1447EFD5Fb82431D5688a0da880560245</text:p>
          </table:table-cell>
          <table:table-cell table:formula="of:=ROUNDUP([.E51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a xlink:href="https://voyager.online/contract/0x02289282189c4192C053c0d0C2389c47D424eEE840BDeFcC506Cec6d8cECa108" xlink:type="simple">0x02289282189c4192C053c0d0C2389c47D424eEE840BDeFcC506Cec6d8cECa108</text:a></text:p>
          </table:table-cell>
          <table:table-cell office:value-type="string" calcext:value-type="string">
            <text:p>0.16747 ETH</text:p>
          </table:table-cell>
          <table:table-cell office:value-type="float" office:value="952" calcext:value-type="float">
            <text:p>952</text:p>
          </table:table-cell>
          <table:table-cell table:formula="of:=VALUE(SUBSTITUTE(MID([.C520];1;LEN([.C520])-4);&quot;.&quot;;&quot;,&quot;))" office:value-type="float" office:value="0.16747" calcext:value-type="float">
            <text:p>0,16747</text:p>
          </table:table-cell>
          <table:table-cell table:formula="of:=[.B520]" office:value-type="string" office:string-value="0x02289282189c4192C053c0d0C2389c47D424eEE840BDeFcC506Cec6d8cECa108" calcext:value-type="string">
            <text:p>0x02289282189c4192C053c0d0C2389c47D424eEE840BDeFcC506Cec6d8cECa108</text:p>
          </table:table-cell>
          <table:table-cell table:formula="of:=ROUNDUP([.E52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s://voyager.online/contract/0x0497D29fD5057763f74A925d7c4e6A4422731B74F01aFCf277Ca691F530E958e" xlink:type="simple">0x0497D29fD5057763f74A925d7c4e6A4422731B74F01aFCf277Ca691F530E958e</text:a></text:p>
          </table:table-cell>
          <table:table-cell office:value-type="string" calcext:value-type="string">
            <text:p>0.16736 ETH</text:p>
          </table:table-cell>
          <table:table-cell office:value-type="float" office:value="358" calcext:value-type="float">
            <text:p>358</text:p>
          </table:table-cell>
          <table:table-cell table:formula="of:=VALUE(SUBSTITUTE(MID([.C521];1;LEN([.C521])-4);&quot;.&quot;;&quot;,&quot;))" office:value-type="float" office:value="0.16736" calcext:value-type="float">
            <text:p>0,16736</text:p>
          </table:table-cell>
          <table:table-cell table:formula="of:=[.B521]" office:value-type="string" office:string-value="0x0497D29fD5057763f74A925d7c4e6A4422731B74F01aFCf277Ca691F530E958e" calcext:value-type="string">
            <text:p>0x0497D29fD5057763f74A925d7c4e6A4422731B74F01aFCf277Ca691F530E958e</text:p>
          </table:table-cell>
          <table:table-cell table:formula="of:=ROUNDUP([.E52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a xlink:href="https://voyager.online/contract/0x050e29454Bfcae5109B2c5a61D55Dec5FeCec536E23898fcfeB262DD921F51a9" xlink:type="simple">0x050e29454Bfcae5109B2c5a61D55Dec5FeCec536E23898fcfeB262DD921F51a9</text:a></text:p>
          </table:table-cell>
          <table:table-cell office:value-type="string" calcext:value-type="string">
            <text:p>0.16722 ETH</text:p>
          </table:table-cell>
          <table:table-cell office:value-type="float" office:value="442" calcext:value-type="float">
            <text:p>442</text:p>
          </table:table-cell>
          <table:table-cell table:formula="of:=VALUE(SUBSTITUTE(MID([.C522];1;LEN([.C522])-4);&quot;.&quot;;&quot;,&quot;))" office:value-type="float" office:value="0.16722" calcext:value-type="float">
            <text:p>0,16722</text:p>
          </table:table-cell>
          <table:table-cell table:formula="of:=[.B522]" office:value-type="string" office:string-value="0x050e29454Bfcae5109B2c5a61D55Dec5FeCec536E23898fcfeB262DD921F51a9" calcext:value-type="string">
            <text:p>0x050e29454Bfcae5109B2c5a61D55Dec5FeCec536E23898fcfeB262DD921F51a9</text:p>
          </table:table-cell>
          <table:table-cell table:formula="of:=ROUNDUP([.E52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voyager.online/contract/0x07cc807137D3862e571F3B5f2bDa4De4906dbEdd90bc5F96170f5b977BC6657d" xlink:type="simple">0x07cc807137D3862e571F3B5f2bDa4De4906dbEdd90bc5F96170f5b977BC6657d</text:a></text:p>
          </table:table-cell>
          <table:table-cell office:value-type="string" calcext:value-type="string">
            <text:p>0.16716 ETH</text:p>
          </table:table-cell>
          <table:table-cell office:value-type="float" office:value="354" calcext:value-type="float">
            <text:p>354</text:p>
          </table:table-cell>
          <table:table-cell table:formula="of:=VALUE(SUBSTITUTE(MID([.C523];1;LEN([.C523])-4);&quot;.&quot;;&quot;,&quot;))" office:value-type="float" office:value="0.16716" calcext:value-type="float">
            <text:p>0,16716</text:p>
          </table:table-cell>
          <table:table-cell table:formula="of:=[.B523]" office:value-type="string" office:string-value="0x07cc807137D3862e571F3B5f2bDa4De4906dbEdd90bc5F96170f5b977BC6657d" calcext:value-type="string">
            <text:p>0x07cc807137D3862e571F3B5f2bDa4De4906dbEdd90bc5F96170f5b977BC6657d</text:p>
          </table:table-cell>
          <table:table-cell table:formula="of:=ROUNDUP([.E52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a xlink:href="https://voyager.online/contract/0x05cC9770FC2B0d24B9aCa85B89bD5AEA7ED458e4fA3b36211D4Be96312188C33" xlink:type="simple">0x05cC9770FC2B0d24B9aCa85B89bD5AEA7ED458e4fA3b36211D4Be96312188C33</text:a></text:p>
          </table:table-cell>
          <table:table-cell office:value-type="string" calcext:value-type="string">
            <text:p>0.16713 ETH</text:p>
          </table:table-cell>
          <table:table-cell office:value-type="float" office:value="300" calcext:value-type="float">
            <text:p>300</text:p>
          </table:table-cell>
          <table:table-cell table:formula="of:=VALUE(SUBSTITUTE(MID([.C524];1;LEN([.C524])-4);&quot;.&quot;;&quot;,&quot;))" office:value-type="float" office:value="0.16713" calcext:value-type="float">
            <text:p>0,16713</text:p>
          </table:table-cell>
          <table:table-cell table:formula="of:=[.B524]" office:value-type="string" office:string-value="0x05cC9770FC2B0d24B9aCa85B89bD5AEA7ED458e4fA3b36211D4Be96312188C33" calcext:value-type="string">
            <text:p>0x05cC9770FC2B0d24B9aCa85B89bD5AEA7ED458e4fA3b36211D4Be96312188C33</text:p>
          </table:table-cell>
          <table:table-cell table:formula="of:=ROUNDUP([.E52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a xlink:href="https://voyager.online/contract/0x023fd7F703fc5BaEec22b8Cf5912D92998DBd0451721C4A7D1146a3C3Bf03b60" xlink:type="simple">0x023fd7F703fc5BaEec22b8Cf5912D92998DBd0451721C4A7D1146a3C3Bf03b60</text:a></text:p>
          </table:table-cell>
          <table:table-cell office:value-type="string" calcext:value-type="string">
            <text:p>0.16705 ETH</text:p>
          </table:table-cell>
          <table:table-cell office:value-type="float" office:value="415" calcext:value-type="float">
            <text:p>415</text:p>
          </table:table-cell>
          <table:table-cell table:formula="of:=VALUE(SUBSTITUTE(MID([.C525];1;LEN([.C525])-4);&quot;.&quot;;&quot;,&quot;))" office:value-type="float" office:value="0.16705" calcext:value-type="float">
            <text:p>0,16705</text:p>
          </table:table-cell>
          <table:table-cell table:formula="of:=[.B525]" office:value-type="string" office:string-value="0x023fd7F703fc5BaEec22b8Cf5912D92998DBd0451721C4A7D1146a3C3Bf03b60" calcext:value-type="string">
            <text:p>0x023fd7F703fc5BaEec22b8Cf5912D92998DBd0451721C4A7D1146a3C3Bf03b60</text:p>
          </table:table-cell>
          <table:table-cell table:formula="of:=ROUNDUP([.E52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s://voyager.online/contract/0x0261069892ECA8E8D4D45B31a36EEd8b188Aaa9c3b4AFC43E799F6A8ee3Ff158" xlink:type="simple">0x0261069892ECA8E8D4D45B31a36EEd8b188Aaa9c3b4AFC43E799F6A8ee3Ff158</text:a></text:p>
          </table:table-cell>
          <table:table-cell office:value-type="string" calcext:value-type="string">
            <text:p>0.16658 ETH</text:p>
          </table:table-cell>
          <table:table-cell office:value-type="float" office:value="852" calcext:value-type="float">
            <text:p>852</text:p>
          </table:table-cell>
          <table:table-cell table:formula="of:=VALUE(SUBSTITUTE(MID([.C526];1;LEN([.C526])-4);&quot;.&quot;;&quot;,&quot;))" office:value-type="float" office:value="0.16658" calcext:value-type="float">
            <text:p>0,16658</text:p>
          </table:table-cell>
          <table:table-cell table:formula="of:=[.B526]" office:value-type="string" office:string-value="0x0261069892ECA8E8D4D45B31a36EEd8b188Aaa9c3b4AFC43E799F6A8ee3Ff158" calcext:value-type="string">
            <text:p>0x0261069892ECA8E8D4D45B31a36EEd8b188Aaa9c3b4AFC43E799F6A8ee3Ff158</text:p>
          </table:table-cell>
          <table:table-cell table:formula="of:=ROUNDUP([.E52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a xlink:href="https://voyager.online/contract/0x00e3e5c07703A60DD581A75b505EF71F00B05cB78C2627E34151B86298518fEa" xlink:type="simple">0x00e3e5c07703A60DD581A75b505EF71F00B05cB78C2627E34151B86298518fEa</text:a></text:p>
          </table:table-cell>
          <table:table-cell office:value-type="string" calcext:value-type="string">
            <text:p>0.16648 ETH</text:p>
          </table:table-cell>
          <table:table-cell office:value-type="float" office:value="258" calcext:value-type="float">
            <text:p>258</text:p>
          </table:table-cell>
          <table:table-cell table:formula="of:=VALUE(SUBSTITUTE(MID([.C527];1;LEN([.C527])-4);&quot;.&quot;;&quot;,&quot;))" office:value-type="float" office:value="0.16648" calcext:value-type="float">
            <text:p>0,16648</text:p>
          </table:table-cell>
          <table:table-cell table:formula="of:=[.B527]" office:value-type="string" office:string-value="0x00e3e5c07703A60DD581A75b505EF71F00B05cB78C2627E34151B86298518fEa" calcext:value-type="string">
            <text:p>0x00e3e5c07703A60DD581A75b505EF71F00B05cB78C2627E34151B86298518fEa</text:p>
          </table:table-cell>
          <table:table-cell table:formula="of:=ROUNDUP([.E52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a xlink:href="https://voyager.online/contract/0x01F00fe6884a71919923ab5548463B9Aa515e509d1079f2f5C75eB67B99Ac5a1" xlink:type="simple">0x01F00fe6884a71919923ab5548463B9Aa515e509d1079f2f5C75eB67B99Ac5a1</text:a></text:p>
          </table:table-cell>
          <table:table-cell office:value-type="string" calcext:value-type="string">
            <text:p>0.16647 ETH</text:p>
          </table:table-cell>
          <table:table-cell office:value-type="float" office:value="482" calcext:value-type="float">
            <text:p>482</text:p>
          </table:table-cell>
          <table:table-cell table:formula="of:=VALUE(SUBSTITUTE(MID([.C528];1;LEN([.C528])-4);&quot;.&quot;;&quot;,&quot;))" office:value-type="float" office:value="0.16647" calcext:value-type="float">
            <text:p>0,16647</text:p>
          </table:table-cell>
          <table:table-cell table:formula="of:=[.B528]" office:value-type="string" office:string-value="0x01F00fe6884a71919923ab5548463B9Aa515e509d1079f2f5C75eB67B99Ac5a1" calcext:value-type="string">
            <text:p>0x01F00fe6884a71919923ab5548463B9Aa515e509d1079f2f5C75eB67B99Ac5a1</text:p>
          </table:table-cell>
          <table:table-cell table:formula="of:=ROUNDUP([.E52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a xlink:href="https://voyager.online/contract/0x00f3999133f25ac1017d6B9B8892c6B792876BF8C1B37E287843df79f168f88B" xlink:type="simple">0x00f3999133f25ac1017d6B9B8892c6B792876BF8C1B37E287843df79f168f88B</text:a></text:p>
          </table:table-cell>
          <table:table-cell office:value-type="string" calcext:value-type="string">
            <text:p>0.16647 ETH</text:p>
          </table:table-cell>
          <table:table-cell office:value-type="float" office:value="358" calcext:value-type="float">
            <text:p>358</text:p>
          </table:table-cell>
          <table:table-cell table:formula="of:=VALUE(SUBSTITUTE(MID([.C529];1;LEN([.C529])-4);&quot;.&quot;;&quot;,&quot;))" office:value-type="float" office:value="0.16647" calcext:value-type="float">
            <text:p>0,16647</text:p>
          </table:table-cell>
          <table:table-cell table:formula="of:=[.B529]" office:value-type="string" office:string-value="0x00f3999133f25ac1017d6B9B8892c6B792876BF8C1B37E287843df79f168f88B" calcext:value-type="string">
            <text:p>0x00f3999133f25ac1017d6B9B8892c6B792876BF8C1B37E287843df79f168f88B</text:p>
          </table:table-cell>
          <table:table-cell table:formula="of:=ROUNDUP([.E52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a xlink:href="https://voyager.online/contract/0x0234573Cfb5a93ab1B0B16d8801e63d4E90491F30DCaa18237f504508a5a1137" xlink:type="simple">0x0234573Cfb5a93ab1B0B16d8801e63d4E90491F30DCaa18237f504508a5a1137</text:a></text:p>
          </table:table-cell>
          <table:table-cell office:value-type="string" calcext:value-type="string">
            <text:p>0.16631 ETH</text:p>
          </table:table-cell>
          <table:table-cell office:value-type="float" office:value="346" calcext:value-type="float">
            <text:p>346</text:p>
          </table:table-cell>
          <table:table-cell table:formula="of:=VALUE(SUBSTITUTE(MID([.C530];1;LEN([.C530])-4);&quot;.&quot;;&quot;,&quot;))" office:value-type="float" office:value="0.16631" calcext:value-type="float">
            <text:p>0,16631</text:p>
          </table:table-cell>
          <table:table-cell table:formula="of:=[.B530]" office:value-type="string" office:string-value="0x0234573Cfb5a93ab1B0B16d8801e63d4E90491F30DCaa18237f504508a5a1137" calcext:value-type="string">
            <text:p>0x0234573Cfb5a93ab1B0B16d8801e63d4E90491F30DCaa18237f504508a5a1137</text:p>
          </table:table-cell>
          <table:table-cell table:formula="of:=ROUNDUP([.E53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a xlink:href="https://voyager.online/contract/0x04c634ab30F85533C6e26917204Bcd8ed137C3F20658cC245f3c39cE09C5E1CA" xlink:type="simple">0x04c634ab30F85533C6e26917204Bcd8ed137C3F20658cC245f3c39cE09C5E1CA</text:a></text:p>
          </table:table-cell>
          <table:table-cell office:value-type="string" calcext:value-type="string">
            <text:p>0.16582 ETH</text:p>
          </table:table-cell>
          <table:table-cell office:value-type="float" office:value="283" calcext:value-type="float">
            <text:p>283</text:p>
          </table:table-cell>
          <table:table-cell table:formula="of:=VALUE(SUBSTITUTE(MID([.C531];1;LEN([.C531])-4);&quot;.&quot;;&quot;,&quot;))" office:value-type="float" office:value="0.16582" calcext:value-type="float">
            <text:p>0,16582</text:p>
          </table:table-cell>
          <table:table-cell table:formula="of:=[.B531]" office:value-type="string" office:string-value="0x04c634ab30F85533C6e26917204Bcd8ed137C3F20658cC245f3c39cE09C5E1CA" calcext:value-type="string">
            <text:p>0x04c634ab30F85533C6e26917204Bcd8ed137C3F20658cC245f3c39cE09C5E1CA</text:p>
          </table:table-cell>
          <table:table-cell table:formula="of:=ROUNDUP([.E53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a xlink:href="https://voyager.online/contract/0x0521DAf6A23ce0FE28e1c8bdd892898460B60E312076f5D2ECa3D0edCa7e1f4a" xlink:type="simple">0x0521DAf6A23ce0FE28e1c8bdd892898460B60E312076f5D2ECa3D0edCa7e1f4a</text:a></text:p>
          </table:table-cell>
          <table:table-cell office:value-type="string" calcext:value-type="string">
            <text:p>0.16565 ETH</text:p>
          </table:table-cell>
          <table:table-cell office:value-type="string" calcext:value-type="string">
            <text:p>2 003</text:p>
          </table:table-cell>
          <table:table-cell table:formula="of:=VALUE(SUBSTITUTE(MID([.C532];1;LEN([.C532])-4);&quot;.&quot;;&quot;,&quot;))" office:value-type="float" office:value="0.16565" calcext:value-type="float">
            <text:p>0,16565</text:p>
          </table:table-cell>
          <table:table-cell table:formula="of:=[.B532]" office:value-type="string" office:string-value="0x0521DAf6A23ce0FE28e1c8bdd892898460B60E312076f5D2ECa3D0edCa7e1f4a" calcext:value-type="string">
            <text:p>0x0521DAf6A23ce0FE28e1c8bdd892898460B60E312076f5D2ECa3D0edCa7e1f4a</text:p>
          </table:table-cell>
          <table:table-cell table:formula="of:=ROUNDUP([.E53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https://voyager.online/contract/0x01Ca976140510d9Cef12BD9159EAB9D5c0cFd8591c685E6890A5F5729e5B85a6" xlink:type="simple">0x01Ca976140510d9Cef12BD9159EAB9D5c0cFd8591c685E6890A5F5729e5B85a6</text:a></text:p>
          </table:table-cell>
          <table:table-cell office:value-type="string" calcext:value-type="string">
            <text:p>0.16548 ETH</text:p>
          </table:table-cell>
          <table:table-cell office:value-type="float" office:value="490" calcext:value-type="float">
            <text:p>490</text:p>
          </table:table-cell>
          <table:table-cell table:formula="of:=VALUE(SUBSTITUTE(MID([.C533];1;LEN([.C533])-4);&quot;.&quot;;&quot;,&quot;))" office:value-type="float" office:value="0.16548" calcext:value-type="float">
            <text:p>0,16548</text:p>
          </table:table-cell>
          <table:table-cell table:formula="of:=[.B533]" office:value-type="string" office:string-value="0x01Ca976140510d9Cef12BD9159EAB9D5c0cFd8591c685E6890A5F5729e5B85a6" calcext:value-type="string">
            <text:p>0x01Ca976140510d9Cef12BD9159EAB9D5c0cFd8591c685E6890A5F5729e5B85a6</text:p>
          </table:table-cell>
          <table:table-cell table:formula="of:=ROUNDUP([.E53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a xlink:href="https://voyager.online/contract/0x035F89Dc7f5177A47D5C3D9da28a62894B9e052dB588d69D229b4b4a0B058131" xlink:type="simple">0x035F89Dc7f5177A47D5C3D9da28a62894B9e052dB588d69D229b4b4a0B058131</text:a></text:p>
          </table:table-cell>
          <table:table-cell office:value-type="string" calcext:value-type="string">
            <text:p>0.16539 ETH</text:p>
          </table:table-cell>
          <table:table-cell office:value-type="float" office:value="761" calcext:value-type="float">
            <text:p>761</text:p>
          </table:table-cell>
          <table:table-cell table:formula="of:=VALUE(SUBSTITUTE(MID([.C534];1;LEN([.C534])-4);&quot;.&quot;;&quot;,&quot;))" office:value-type="float" office:value="0.16539" calcext:value-type="float">
            <text:p>0,16539</text:p>
          </table:table-cell>
          <table:table-cell table:formula="of:=[.B534]" office:value-type="string" office:string-value="0x035F89Dc7f5177A47D5C3D9da28a62894B9e052dB588d69D229b4b4a0B058131" calcext:value-type="string">
            <text:p>0x035F89Dc7f5177A47D5C3D9da28a62894B9e052dB588d69D229b4b4a0B058131</text:p>
          </table:table-cell>
          <table:table-cell table:formula="of:=ROUNDUP([.E53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a xlink:href="https://voyager.online/contract/0x01eA5E3478b4cdC198d04Ba63ce9a1C7362AEA406E311cE3A7bDE0f0f34d7411" xlink:type="simple">0x01eA5E3478b4cdC198d04Ba63ce9a1C7362AEA406E311cE3A7bDE0f0f34d7411</text:a></text:p>
          </table:table-cell>
          <table:table-cell office:value-type="string" calcext:value-type="string">
            <text:p>0.16519 ETH</text:p>
          </table:table-cell>
          <table:table-cell office:value-type="float" office:value="531" calcext:value-type="float">
            <text:p>531</text:p>
          </table:table-cell>
          <table:table-cell table:formula="of:=VALUE(SUBSTITUTE(MID([.C535];1;LEN([.C535])-4);&quot;.&quot;;&quot;,&quot;))" office:value-type="float" office:value="0.16519" calcext:value-type="float">
            <text:p>0,16519</text:p>
          </table:table-cell>
          <table:table-cell table:formula="of:=[.B535]" office:value-type="string" office:string-value="0x01eA5E3478b4cdC198d04Ba63ce9a1C7362AEA406E311cE3A7bDE0f0f34d7411" calcext:value-type="string">
            <text:p>0x01eA5E3478b4cdC198d04Ba63ce9a1C7362AEA406E311cE3A7bDE0f0f34d7411</text:p>
          </table:table-cell>
          <table:table-cell table:formula="of:=ROUNDUP([.E53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a xlink:href="https://voyager.online/contract/0x023949cC1475FE502DE00216EFE5613421def72A0528c2479F2FB41766F3BeD9" xlink:type="simple">0x023949cC1475FE502DE00216EFE5613421def72A0528c2479F2FB41766F3BeD9</text:a></text:p>
          </table:table-cell>
          <table:table-cell office:value-type="string" calcext:value-type="string">
            <text:p>0.16468 ETH</text:p>
          </table:table-cell>
          <table:table-cell office:value-type="float" office:value="408" calcext:value-type="float">
            <text:p>408</text:p>
          </table:table-cell>
          <table:table-cell table:formula="of:=VALUE(SUBSTITUTE(MID([.C536];1;LEN([.C536])-4);&quot;.&quot;;&quot;,&quot;))" office:value-type="float" office:value="0.16468" calcext:value-type="float">
            <text:p>0,16468</text:p>
          </table:table-cell>
          <table:table-cell table:formula="of:=[.B536]" office:value-type="string" office:string-value="0x023949cC1475FE502DE00216EFE5613421def72A0528c2479F2FB41766F3BeD9" calcext:value-type="string">
            <text:p>0x023949cC1475FE502DE00216EFE5613421def72A0528c2479F2FB41766F3BeD9</text:p>
          </table:table-cell>
          <table:table-cell table:formula="of:=ROUNDUP([.E53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a xlink:href="https://voyager.online/contract/0x047CcAE4B7dCCabD0689624812f7dEeB3eD283DC3349b826974FF88107d71F4C" xlink:type="simple">0x047CcAE4B7dCCabD0689624812f7dEeB3eD283DC3349b826974FF88107d71F4C</text:a></text:p>
          </table:table-cell>
          <table:table-cell office:value-type="string" calcext:value-type="string">
            <text:p>0.16457 ETH</text:p>
          </table:table-cell>
          <table:table-cell office:value-type="float" office:value="716" calcext:value-type="float">
            <text:p>716</text:p>
          </table:table-cell>
          <table:table-cell table:formula="of:=VALUE(SUBSTITUTE(MID([.C537];1;LEN([.C537])-4);&quot;.&quot;;&quot;,&quot;))" office:value-type="float" office:value="0.16457" calcext:value-type="float">
            <text:p>0,16457</text:p>
          </table:table-cell>
          <table:table-cell table:formula="of:=[.B537]" office:value-type="string" office:string-value="0x047CcAE4B7dCCabD0689624812f7dEeB3eD283DC3349b826974FF88107d71F4C" calcext:value-type="string">
            <text:p>0x047CcAE4B7dCCabD0689624812f7dEeB3eD283DC3349b826974FF88107d71F4C</text:p>
          </table:table-cell>
          <table:table-cell table:formula="of:=ROUNDUP([.E53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voyager.online/contract/0x0666ba2F2517c3886F56e5694Da62350c4C72945f03f07cABBf9b61C3abDB6c5" xlink:type="simple">0x0666ba2F2517c3886F56e5694Da62350c4C72945f03f07cABBf9b61C3abDB6c5</text:a></text:p>
          </table:table-cell>
          <table:table-cell office:value-type="string" calcext:value-type="string">
            <text:p>0.16453 ETH</text:p>
          </table:table-cell>
          <table:table-cell office:value-type="float" office:value="374" calcext:value-type="float">
            <text:p>374</text:p>
          </table:table-cell>
          <table:table-cell table:formula="of:=VALUE(SUBSTITUTE(MID([.C538];1;LEN([.C538])-4);&quot;.&quot;;&quot;,&quot;))" office:value-type="float" office:value="0.16453" calcext:value-type="float">
            <text:p>0,16453</text:p>
          </table:table-cell>
          <table:table-cell table:formula="of:=[.B538]" office:value-type="string" office:string-value="0x0666ba2F2517c3886F56e5694Da62350c4C72945f03f07cABBf9b61C3abDB6c5" calcext:value-type="string">
            <text:p>0x0666ba2F2517c3886F56e5694Da62350c4C72945f03f07cABBf9b61C3abDB6c5</text:p>
          </table:table-cell>
          <table:table-cell table:formula="of:=ROUNDUP([.E53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a xlink:href="https://voyager.online/contract/0x04DE639E634c071c3CE8b1C69FaC0500Aab5ddB25A08FD0f757176243e4c0467" xlink:type="simple">0x04DE639E634c071c3CE8b1C69FaC0500Aab5ddB25A08FD0f757176243e4c0467</text:a></text:p>
          </table:table-cell>
          <table:table-cell office:value-type="string" calcext:value-type="string">
            <text:p>0.16449 ETH</text:p>
          </table:table-cell>
          <table:table-cell office:value-type="string" calcext:value-type="string">
            <text:p>3 841</text:p>
          </table:table-cell>
          <table:table-cell table:formula="of:=VALUE(SUBSTITUTE(MID([.C539];1;LEN([.C539])-4);&quot;.&quot;;&quot;,&quot;))" office:value-type="float" office:value="0.16449" calcext:value-type="float">
            <text:p>0,16449</text:p>
          </table:table-cell>
          <table:table-cell table:formula="of:=[.B539]" office:value-type="string" office:string-value="0x04DE639E634c071c3CE8b1C69FaC0500Aab5ddB25A08FD0f757176243e4c0467" calcext:value-type="string">
            <text:p>0x04DE639E634c071c3CE8b1C69FaC0500Aab5ddB25A08FD0f757176243e4c0467</text:p>
          </table:table-cell>
          <table:table-cell table:formula="of:=ROUNDUP([.E53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a xlink:href="https://voyager.online/contract/0x034c340F265Ce183aaF1C2aaAC5927222817bF27409Ba28608e4518ac1E937D3" xlink:type="simple">0x034c340F265Ce183aaF1C2aaAC5927222817bF27409Ba28608e4518ac1E937D3</text:a></text:p>
          </table:table-cell>
          <table:table-cell office:value-type="string" calcext:value-type="string">
            <text:p>0.16448 ETH</text:p>
          </table:table-cell>
          <table:table-cell office:value-type="float" office:value="237" calcext:value-type="float">
            <text:p>237</text:p>
          </table:table-cell>
          <table:table-cell table:formula="of:=VALUE(SUBSTITUTE(MID([.C540];1;LEN([.C540])-4);&quot;.&quot;;&quot;,&quot;))" office:value-type="float" office:value="0.16448" calcext:value-type="float">
            <text:p>0,16448</text:p>
          </table:table-cell>
          <table:table-cell table:formula="of:=[.B540]" office:value-type="string" office:string-value="0x034c340F265Ce183aaF1C2aaAC5927222817bF27409Ba28608e4518ac1E937D3" calcext:value-type="string">
            <text:p>0x034c340F265Ce183aaF1C2aaAC5927222817bF27409Ba28608e4518ac1E937D3</text:p>
          </table:table-cell>
          <table:table-cell table:formula="of:=ROUNDUP([.E54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a xlink:href="https://voyager.online/contract/0x01601852f7241c43ae1296873E02c82A377Ec80dd06c18257BC067A2A377dB38" xlink:type="simple">0x01601852f7241c43ae1296873E02c82A377Ec80dd06c18257BC067A2A377dB38</text:a></text:p>
          </table:table-cell>
          <table:table-cell office:value-type="string" calcext:value-type="string">
            <text:p>0.16444 ETH</text:p>
          </table:table-cell>
          <table:table-cell office:value-type="float" office:value="352" calcext:value-type="float">
            <text:p>352</text:p>
          </table:table-cell>
          <table:table-cell table:formula="of:=VALUE(SUBSTITUTE(MID([.C541];1;LEN([.C541])-4);&quot;.&quot;;&quot;,&quot;))" office:value-type="float" office:value="0.16444" calcext:value-type="float">
            <text:p>0,16444</text:p>
          </table:table-cell>
          <table:table-cell table:formula="of:=[.B541]" office:value-type="string" office:string-value="0x01601852f7241c43ae1296873E02c82A377Ec80dd06c18257BC067A2A377dB38" calcext:value-type="string">
            <text:p>0x01601852f7241c43ae1296873E02c82A377Ec80dd06c18257BC067A2A377dB38</text:p>
          </table:table-cell>
          <table:table-cell table:formula="of:=ROUNDUP([.E54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s://voyager.online/contract/0x042f92F58f84D114534Ea905e31EdF166b8fE8Ec06c79da466066e6179007576" xlink:type="simple">0x042f92F58f84D114534Ea905e31EdF166b8fE8Ec06c79da466066e6179007576</text:a></text:p>
          </table:table-cell>
          <table:table-cell office:value-type="string" calcext:value-type="string">
            <text:p>0.16424 ETH</text:p>
          </table:table-cell>
          <table:table-cell office:value-type="float" office:value="532" calcext:value-type="float">
            <text:p>532</text:p>
          </table:table-cell>
          <table:table-cell table:formula="of:=VALUE(SUBSTITUTE(MID([.C542];1;LEN([.C542])-4);&quot;.&quot;;&quot;,&quot;))" office:value-type="float" office:value="0.16424" calcext:value-type="float">
            <text:p>0,16424</text:p>
          </table:table-cell>
          <table:table-cell table:formula="of:=[.B542]" office:value-type="string" office:string-value="0x042f92F58f84D114534Ea905e31EdF166b8fE8Ec06c79da466066e6179007576" calcext:value-type="string">
            <text:p>0x042f92F58f84D114534Ea905e31EdF166b8fE8Ec06c79da466066e6179007576</text:p>
          </table:table-cell>
          <table:table-cell table:formula="of:=ROUNDUP([.E54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a xlink:href="https://voyager.online/contract/0x0613c2DE1F975124D599625A5de0796667BbDB049Cd93a3b37a38aB6EF6fdF4a" xlink:type="simple">0x0613c2DE1F975124D599625A5de0796667BbDB049Cd93a3b37a38aB6EF6fdF4a</text:a></text:p>
          </table:table-cell>
          <table:table-cell office:value-type="string" calcext:value-type="string">
            <text:p>0.16414 ETH</text:p>
          </table:table-cell>
          <table:table-cell office:value-type="float" office:value="277" calcext:value-type="float">
            <text:p>277</text:p>
          </table:table-cell>
          <table:table-cell table:formula="of:=VALUE(SUBSTITUTE(MID([.C543];1;LEN([.C543])-4);&quot;.&quot;;&quot;,&quot;))" office:value-type="float" office:value="0.16414" calcext:value-type="float">
            <text:p>0,16414</text:p>
          </table:table-cell>
          <table:table-cell table:formula="of:=[.B543]" office:value-type="string" office:string-value="0x0613c2DE1F975124D599625A5de0796667BbDB049Cd93a3b37a38aB6EF6fdF4a" calcext:value-type="string">
            <text:p>0x0613c2DE1F975124D599625A5de0796667BbDB049Cd93a3b37a38aB6EF6fdF4a</text:p>
          </table:table-cell>
          <table:table-cell table:formula="of:=ROUNDUP([.E54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a xlink:href="https://voyager.online/contract/0x066A06F9953053Ca957bb9e92432aA40f031567Af66da7E55b3b375DEB5C61ED" xlink:type="simple">0x066A06F9953053Ca957bb9e92432aA40f031567Af66da7E55b3b375DEB5C61ED</text:a></text:p>
          </table:table-cell>
          <table:table-cell office:value-type="string" calcext:value-type="string">
            <text:p>0.16408 ETH</text:p>
          </table:table-cell>
          <table:table-cell office:value-type="float" office:value="395" calcext:value-type="float">
            <text:p>395</text:p>
          </table:table-cell>
          <table:table-cell table:formula="of:=VALUE(SUBSTITUTE(MID([.C544];1;LEN([.C544])-4);&quot;.&quot;;&quot;,&quot;))" office:value-type="float" office:value="0.16408" calcext:value-type="float">
            <text:p>0,16408</text:p>
          </table:table-cell>
          <table:table-cell table:formula="of:=[.B544]" office:value-type="string" office:string-value="0x066A06F9953053Ca957bb9e92432aA40f031567Af66da7E55b3b375DEB5C61ED" calcext:value-type="string">
            <text:p>0x066A06F9953053Ca957bb9e92432aA40f031567Af66da7E55b3b375DEB5C61ED</text:p>
          </table:table-cell>
          <table:table-cell table:formula="of:=ROUNDUP([.E54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a xlink:href="https://voyager.online/contract/0x03b3621D410dE29Fb1b869d98CD438E8d8f3db0Da88744fC681c51F0B67Cdc7A" xlink:type="simple">0x03b3621D410dE29Fb1b869d98CD438E8d8f3db0Da88744fC681c51F0B67Cdc7A</text:a></text:p>
          </table:table-cell>
          <table:table-cell office:value-type="string" calcext:value-type="string">
            <text:p>0.16394 ETH</text:p>
          </table:table-cell>
          <table:table-cell office:value-type="float" office:value="405" calcext:value-type="float">
            <text:p>405</text:p>
          </table:table-cell>
          <table:table-cell table:formula="of:=VALUE(SUBSTITUTE(MID([.C545];1;LEN([.C545])-4);&quot;.&quot;;&quot;,&quot;))" office:value-type="float" office:value="0.16394" calcext:value-type="float">
            <text:p>0,16394</text:p>
          </table:table-cell>
          <table:table-cell table:formula="of:=[.B545]" office:value-type="string" office:string-value="0x03b3621D410dE29Fb1b869d98CD438E8d8f3db0Da88744fC681c51F0B67Cdc7A" calcext:value-type="string">
            <text:p>0x03b3621D410dE29Fb1b869d98CD438E8d8f3db0Da88744fC681c51F0B67Cdc7A</text:p>
          </table:table-cell>
          <table:table-cell table:formula="of:=ROUNDUP([.E54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a xlink:href="https://voyager.online/contract/0x066B48f741B38C326a343738b1d20E92F145449C92D1682737E18bB6F08925Ab" xlink:type="simple">0x066B48f741B38C326a343738b1d20E92F145449C92D1682737E18bB6F08925Ab</text:a></text:p>
          </table:table-cell>
          <table:table-cell office:value-type="string" calcext:value-type="string">
            <text:p>0.16393 ETH</text:p>
          </table:table-cell>
          <table:table-cell office:value-type="float" office:value="373" calcext:value-type="float">
            <text:p>373</text:p>
          </table:table-cell>
          <table:table-cell table:formula="of:=VALUE(SUBSTITUTE(MID([.C546];1;LEN([.C546])-4);&quot;.&quot;;&quot;,&quot;))" office:value-type="float" office:value="0.16393" calcext:value-type="float">
            <text:p>0,16393</text:p>
          </table:table-cell>
          <table:table-cell table:formula="of:=[.B546]" office:value-type="string" office:string-value="0x066B48f741B38C326a343738b1d20E92F145449C92D1682737E18bB6F08925Ab" calcext:value-type="string">
            <text:p>0x066B48f741B38C326a343738b1d20E92F145449C92D1682737E18bB6F08925Ab</text:p>
          </table:table-cell>
          <table:table-cell table:formula="of:=ROUNDUP([.E54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voyager.online/contract/0x053817608d73dbdB6488216b8de1B7c82E3981Bf47ED022542e78b3C1AD2Db7e" xlink:type="simple">0x053817608d73dbdB6488216b8de1B7c82E3981Bf47ED022542e78b3C1AD2Db7e</text:a></text:p>
          </table:table-cell>
          <table:table-cell office:value-type="string" calcext:value-type="string">
            <text:p>0.16376 ETH</text:p>
          </table:table-cell>
          <table:table-cell office:value-type="float" office:value="438" calcext:value-type="float">
            <text:p>438</text:p>
          </table:table-cell>
          <table:table-cell table:formula="of:=VALUE(SUBSTITUTE(MID([.C547];1;LEN([.C547])-4);&quot;.&quot;;&quot;,&quot;))" office:value-type="float" office:value="0.16376" calcext:value-type="float">
            <text:p>0,16376</text:p>
          </table:table-cell>
          <table:table-cell table:formula="of:=[.B547]" office:value-type="string" office:string-value="0x053817608d73dbdB6488216b8de1B7c82E3981Bf47ED022542e78b3C1AD2Db7e" calcext:value-type="string">
            <text:p>0x053817608d73dbdB6488216b8de1B7c82E3981Bf47ED022542e78b3C1AD2Db7e</text:p>
          </table:table-cell>
          <table:table-cell table:formula="of:=ROUNDUP([.E54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a xlink:href="https://voyager.online/contract/0x04516E131841B386ff03cC79f18Da22729D2D66B64D5739E298406bf1C369BEc" xlink:type="simple">0x04516E131841B386ff03cC79f18Da22729D2D66B64D5739E298406bf1C369BEc</text:a></text:p>
          </table:table-cell>
          <table:table-cell office:value-type="string" calcext:value-type="string">
            <text:p>0.16371 ETH</text:p>
          </table:table-cell>
          <table:table-cell office:value-type="float" office:value="353" calcext:value-type="float">
            <text:p>353</text:p>
          </table:table-cell>
          <table:table-cell table:formula="of:=VALUE(SUBSTITUTE(MID([.C548];1;LEN([.C548])-4);&quot;.&quot;;&quot;,&quot;))" office:value-type="float" office:value="0.16371" calcext:value-type="float">
            <text:p>0,16371</text:p>
          </table:table-cell>
          <table:table-cell table:formula="of:=[.B548]" office:value-type="string" office:string-value="0x04516E131841B386ff03cC79f18Da22729D2D66B64D5739E298406bf1C369BEc" calcext:value-type="string">
            <text:p>0x04516E131841B386ff03cC79f18Da22729D2D66B64D5739E298406bf1C369BEc</text:p>
          </table:table-cell>
          <table:table-cell table:formula="of:=ROUNDUP([.E54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s://voyager.online/contract/0x01fFeCB0490A3C725a5FBa880067b26562D34236830d5Ee4C27e5AcfbB166f83" xlink:type="simple">0x01fFeCB0490A3C725a5FBa880067b26562D34236830d5Ee4C27e5AcfbB166f83</text:a></text:p>
          </table:table-cell>
          <table:table-cell office:value-type="string" calcext:value-type="string">
            <text:p>0.16369 ETH</text:p>
          </table:table-cell>
          <table:table-cell office:value-type="string" calcext:value-type="string">
            <text:p>1 019</text:p>
          </table:table-cell>
          <table:table-cell table:formula="of:=VALUE(SUBSTITUTE(MID([.C549];1;LEN([.C549])-4);&quot;.&quot;;&quot;,&quot;))" office:value-type="float" office:value="0.16369" calcext:value-type="float">
            <text:p>0,16369</text:p>
          </table:table-cell>
          <table:table-cell table:formula="of:=[.B549]" office:value-type="string" office:string-value="0x01fFeCB0490A3C725a5FBa880067b26562D34236830d5Ee4C27e5AcfbB166f83" calcext:value-type="string">
            <text:p>0x01fFeCB0490A3C725a5FBa880067b26562D34236830d5Ee4C27e5AcfbB166f83</text:p>
          </table:table-cell>
          <table:table-cell table:formula="of:=ROUNDUP([.E54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voyager.online/contract/0x0051AA19015dd73641D18928Cbeb2B5857d2AC689205B1B5805aB22a088e22D2" xlink:type="simple">0x0051AA19015dd73641D18928Cbeb2B5857d2AC689205B1B5805aB22a088e22D2</text:a></text:p>
          </table:table-cell>
          <table:table-cell office:value-type="string" calcext:value-type="string">
            <text:p>0.16363 ETH</text:p>
          </table:table-cell>
          <table:table-cell office:value-type="float" office:value="344" calcext:value-type="float">
            <text:p>344</text:p>
          </table:table-cell>
          <table:table-cell table:formula="of:=VALUE(SUBSTITUTE(MID([.C550];1;LEN([.C550])-4);&quot;.&quot;;&quot;,&quot;))" office:value-type="float" office:value="0.16363" calcext:value-type="float">
            <text:p>0,16363</text:p>
          </table:table-cell>
          <table:table-cell table:formula="of:=[.B550]" office:value-type="string" office:string-value="0x0051AA19015dd73641D18928Cbeb2B5857d2AC689205B1B5805aB22a088e22D2" calcext:value-type="string">
            <text:p>0x0051AA19015dd73641D18928Cbeb2B5857d2AC689205B1B5805aB22a088e22D2</text:p>
          </table:table-cell>
          <table:table-cell table:formula="of:=ROUNDUP([.E55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a xlink:href="https://voyager.online/contract/0x04C0CA4ae53c107D643d2392d2d85E5a5A132070773Aac1392278F570f001a65" xlink:type="simple">0x04C0CA4ae53c107D643d2392d2d85E5a5A132070773Aac1392278F570f001a65</text:a></text:p>
          </table:table-cell>
          <table:table-cell office:value-type="string" calcext:value-type="string">
            <text:p>0.16360 ETH</text:p>
          </table:table-cell>
          <table:table-cell office:value-type="float" office:value="394" calcext:value-type="float">
            <text:p>394</text:p>
          </table:table-cell>
          <table:table-cell table:formula="of:=VALUE(SUBSTITUTE(MID([.C551];1;LEN([.C551])-4);&quot;.&quot;;&quot;,&quot;))" office:value-type="float" office:value="0.1636" calcext:value-type="float">
            <text:p>0,1636</text:p>
          </table:table-cell>
          <table:table-cell table:formula="of:=[.B551]" office:value-type="string" office:string-value="0x04C0CA4ae53c107D643d2392d2d85E5a5A132070773Aac1392278F570f001a65" calcext:value-type="string">
            <text:p>0x04C0CA4ae53c107D643d2392d2d85E5a5A132070773Aac1392278F570f001a65</text:p>
          </table:table-cell>
          <table:table-cell table:formula="of:=ROUNDUP([.E55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a xlink:href="https://voyager.online/contract/0x0738776a2128A5BB3fFBb515249907Eba8F00E8649CEdb4A416995200e21Cae2" xlink:type="simple">0x0738776a2128A5BB3fFBb515249907Eba8F00E8649CEdb4A416995200e21Cae2</text:a></text:p>
          </table:table-cell>
          <table:table-cell office:value-type="string" calcext:value-type="string">
            <text:p>0.16320 ETH</text:p>
          </table:table-cell>
          <table:table-cell office:value-type="float" office:value="232" calcext:value-type="float">
            <text:p>232</text:p>
          </table:table-cell>
          <table:table-cell table:formula="of:=VALUE(SUBSTITUTE(MID([.C552];1;LEN([.C552])-4);&quot;.&quot;;&quot;,&quot;))" office:value-type="float" office:value="0.1632" calcext:value-type="float">
            <text:p>0,1632</text:p>
          </table:table-cell>
          <table:table-cell table:formula="of:=[.B552]" office:value-type="string" office:string-value="0x0738776a2128A5BB3fFBb515249907Eba8F00E8649CEdb4A416995200e21Cae2" calcext:value-type="string">
            <text:p>0x0738776a2128A5BB3fFBb515249907Eba8F00E8649CEdb4A416995200e21Cae2</text:p>
          </table:table-cell>
          <table:table-cell table:formula="of:=ROUNDUP([.E55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voyager.online/contract/0x063979f8C4f9e7896457d3346071c52FbD664A6497eB06d5a1C8e1f2Dc7d05A6" xlink:type="simple">0x063979f8C4f9e7896457d3346071c52FbD664A6497eB06d5a1C8e1f2Dc7d05A6</text:a></text:p>
          </table:table-cell>
          <table:table-cell office:value-type="string" calcext:value-type="string">
            <text:p>0.16304 ETH</text:p>
          </table:table-cell>
          <table:table-cell office:value-type="float" office:value="226" calcext:value-type="float">
            <text:p>226</text:p>
          </table:table-cell>
          <table:table-cell table:formula="of:=VALUE(SUBSTITUTE(MID([.C553];1;LEN([.C553])-4);&quot;.&quot;;&quot;,&quot;))" office:value-type="float" office:value="0.16304" calcext:value-type="float">
            <text:p>0,16304</text:p>
          </table:table-cell>
          <table:table-cell table:formula="of:=[.B553]" office:value-type="string" office:string-value="0x063979f8C4f9e7896457d3346071c52FbD664A6497eB06d5a1C8e1f2Dc7d05A6" calcext:value-type="string">
            <text:p>0x063979f8C4f9e7896457d3346071c52FbD664A6497eB06d5a1C8e1f2Dc7d05A6</text:p>
          </table:table-cell>
          <table:table-cell table:formula="of:=ROUNDUP([.E55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a xlink:href="https://voyager.online/contract/0x07f6a27e5344246E106457c623D31Abd8DB686128eF4b1C3D2e3bBe03D7fD0B7" xlink:type="simple">0x07f6a27e5344246E106457c623D31Abd8DB686128eF4b1C3D2e3bBe03D7fD0B7</text:a></text:p>
          </table:table-cell>
          <table:table-cell office:value-type="string" calcext:value-type="string">
            <text:p>0.16300 ETH</text:p>
          </table:table-cell>
          <table:table-cell office:value-type="float" office:value="521" calcext:value-type="float">
            <text:p>521</text:p>
          </table:table-cell>
          <table:table-cell table:formula="of:=VALUE(SUBSTITUTE(MID([.C554];1;LEN([.C554])-4);&quot;.&quot;;&quot;,&quot;))" office:value-type="float" office:value="0.163" calcext:value-type="float">
            <text:p>0,163</text:p>
          </table:table-cell>
          <table:table-cell table:formula="of:=[.B554]" office:value-type="string" office:string-value="0x07f6a27e5344246E106457c623D31Abd8DB686128eF4b1C3D2e3bBe03D7fD0B7" calcext:value-type="string">
            <text:p>0x07f6a27e5344246E106457c623D31Abd8DB686128eF4b1C3D2e3bBe03D7fD0B7</text:p>
          </table:table-cell>
          <table:table-cell table:formula="of:=ROUNDUP([.E55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a xlink:href="https://voyager.online/contract/0x0787e2C8134AEe850fa387f9368737DD5dD140C782B7842226315abD553126c1" xlink:type="simple">0x0787e2C8134AEe850fa387f9368737DD5dD140C782B7842226315abD553126c1</text:a></text:p>
          </table:table-cell>
          <table:table-cell office:value-type="string" calcext:value-type="string">
            <text:p>0.16299 ETH</text:p>
          </table:table-cell>
          <table:table-cell office:value-type="float" office:value="242" calcext:value-type="float">
            <text:p>242</text:p>
          </table:table-cell>
          <table:table-cell table:formula="of:=VALUE(SUBSTITUTE(MID([.C555];1;LEN([.C555])-4);&quot;.&quot;;&quot;,&quot;))" office:value-type="float" office:value="0.16299" calcext:value-type="float">
            <text:p>0,16299</text:p>
          </table:table-cell>
          <table:table-cell table:formula="of:=[.B555]" office:value-type="string" office:string-value="0x0787e2C8134AEe850fa387f9368737DD5dD140C782B7842226315abD553126c1" calcext:value-type="string">
            <text:p>0x0787e2C8134AEe850fa387f9368737DD5dD140C782B7842226315abD553126c1</text:p>
          </table:table-cell>
          <table:table-cell table:formula="of:=ROUNDUP([.E55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a xlink:href="https://voyager.online/contract/0x006D32cF6d98B5f5F94BFf7f26e686813A138F2b0D562A2AbC9ef1FD754c850f" xlink:type="simple">0x006D32cF6d98B5f5F94BFf7f26e686813A138F2b0D562A2AbC9ef1FD754c850f</text:a></text:p>
          </table:table-cell>
          <table:table-cell office:value-type="string" calcext:value-type="string">
            <text:p>0.16299 ETH</text:p>
          </table:table-cell>
          <table:table-cell office:value-type="float" office:value="239" calcext:value-type="float">
            <text:p>239</text:p>
          </table:table-cell>
          <table:table-cell table:formula="of:=VALUE(SUBSTITUTE(MID([.C556];1;LEN([.C556])-4);&quot;.&quot;;&quot;,&quot;))" office:value-type="float" office:value="0.16299" calcext:value-type="float">
            <text:p>0,16299</text:p>
          </table:table-cell>
          <table:table-cell table:formula="of:=[.B556]" office:value-type="string" office:string-value="0x006D32cF6d98B5f5F94BFf7f26e686813A138F2b0D562A2AbC9ef1FD754c850f" calcext:value-type="string">
            <text:p>0x006D32cF6d98B5f5F94BFf7f26e686813A138F2b0D562A2AbC9ef1FD754c850f</text:p>
          </table:table-cell>
          <table:table-cell table:formula="of:=ROUNDUP([.E55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a xlink:href="https://voyager.online/contract/0x0062baaD49F65B080b09E7a263805f9b74E2e4036Eb8AD5E4486e03447aD5966" xlink:type="simple">0x0062baaD49F65B080b09E7a263805f9b74E2e4036Eb8AD5E4486e03447aD5966</text:a></text:p>
          </table:table-cell>
          <table:table-cell office:value-type="string" calcext:value-type="string">
            <text:p>0.16275 ETH</text:p>
          </table:table-cell>
          <table:table-cell office:value-type="float" office:value="330" calcext:value-type="float">
            <text:p>330</text:p>
          </table:table-cell>
          <table:table-cell table:formula="of:=VALUE(SUBSTITUTE(MID([.C557];1;LEN([.C557])-4);&quot;.&quot;;&quot;,&quot;))" office:value-type="float" office:value="0.16275" calcext:value-type="float">
            <text:p>0,16275</text:p>
          </table:table-cell>
          <table:table-cell table:formula="of:=[.B557]" office:value-type="string" office:string-value="0x0062baaD49F65B080b09E7a263805f9b74E2e4036Eb8AD5E4486e03447aD5966" calcext:value-type="string">
            <text:p>0x0062baaD49F65B080b09E7a263805f9b74E2e4036Eb8AD5E4486e03447aD5966</text:p>
          </table:table-cell>
          <table:table-cell table:formula="of:=ROUNDUP([.E55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a xlink:href="https://voyager.online/contract/0x0636aac618F6fB69ea32326E1bb44b341FfA168f2b58D33Bc2e3328Bd09CA47E" xlink:type="simple">0x0636aac618F6fB69ea32326E1bb44b341FfA168f2b58D33Bc2e3328Bd09CA47E</text:a></text:p>
          </table:table-cell>
          <table:table-cell office:value-type="string" calcext:value-type="string">
            <text:p>0.16268 ETH</text:p>
          </table:table-cell>
          <table:table-cell office:value-type="float" office:value="413" calcext:value-type="float">
            <text:p>413</text:p>
          </table:table-cell>
          <table:table-cell table:formula="of:=VALUE(SUBSTITUTE(MID([.C558];1;LEN([.C558])-4);&quot;.&quot;;&quot;,&quot;))" office:value-type="float" office:value="0.16268" calcext:value-type="float">
            <text:p>0,16268</text:p>
          </table:table-cell>
          <table:table-cell table:formula="of:=[.B558]" office:value-type="string" office:string-value="0x0636aac618F6fB69ea32326E1bb44b341FfA168f2b58D33Bc2e3328Bd09CA47E" calcext:value-type="string">
            <text:p>0x0636aac618F6fB69ea32326E1bb44b341FfA168f2b58D33Bc2e3328Bd09CA47E</text:p>
          </table:table-cell>
          <table:table-cell table:formula="of:=ROUNDUP([.E55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a xlink:href="https://voyager.online/contract/0x06C0Fb9a35d145e627F1CF151e9ad213c57E0FA617a63b13d5E3f4E30209b808" xlink:type="simple">0x06C0Fb9a35d145e627F1CF151e9ad213c57E0FA617a63b13d5E3f4E30209b808</text:a></text:p>
          </table:table-cell>
          <table:table-cell office:value-type="string" calcext:value-type="string">
            <text:p>0.16267 ETH</text:p>
          </table:table-cell>
          <table:table-cell office:value-type="float" office:value="620" calcext:value-type="float">
            <text:p>620</text:p>
          </table:table-cell>
          <table:table-cell table:formula="of:=VALUE(SUBSTITUTE(MID([.C559];1;LEN([.C559])-4);&quot;.&quot;;&quot;,&quot;))" office:value-type="float" office:value="0.16267" calcext:value-type="float">
            <text:p>0,16267</text:p>
          </table:table-cell>
          <table:table-cell table:formula="of:=[.B559]" office:value-type="string" office:string-value="0x06C0Fb9a35d145e627F1CF151e9ad213c57E0FA617a63b13d5E3f4E30209b808" calcext:value-type="string">
            <text:p>0x06C0Fb9a35d145e627F1CF151e9ad213c57E0FA617a63b13d5E3f4E30209b808</text:p>
          </table:table-cell>
          <table:table-cell table:formula="of:=ROUNDUP([.E55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a xlink:href="https://voyager.online/contract/0x0175d1A82190c8bf66C474Ee7668Cd8B92d53404e2C80E37dE9309B265F4F485" xlink:type="simple">0x0175d1A82190c8bf66C474Ee7668Cd8B92d53404e2C80E37dE9309B265F4F485</text:a></text:p>
          </table:table-cell>
          <table:table-cell office:value-type="string" calcext:value-type="string">
            <text:p>0.16267 ETH</text:p>
          </table:table-cell>
          <table:table-cell office:value-type="float" office:value="359" calcext:value-type="float">
            <text:p>359</text:p>
          </table:table-cell>
          <table:table-cell table:formula="of:=VALUE(SUBSTITUTE(MID([.C560];1;LEN([.C560])-4);&quot;.&quot;;&quot;,&quot;))" office:value-type="float" office:value="0.16267" calcext:value-type="float">
            <text:p>0,16267</text:p>
          </table:table-cell>
          <table:table-cell table:formula="of:=[.B560]" office:value-type="string" office:string-value="0x0175d1A82190c8bf66C474Ee7668Cd8B92d53404e2C80E37dE9309B265F4F485" calcext:value-type="string">
            <text:p>0x0175d1A82190c8bf66C474Ee7668Cd8B92d53404e2C80E37dE9309B265F4F485</text:p>
          </table:table-cell>
          <table:table-cell table:formula="of:=ROUNDUP([.E56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a xlink:href="https://voyager.online/contract/0x049a6f2D4F600C4E0f4243e310a76b675a6F29F31fAbaAcF4F40d3f46A76C5EC" xlink:type="simple">0x049a6f2D4F600C4E0f4243e310a76b675a6F29F31fAbaAcF4F40d3f46A76C5EC</text:a></text:p>
          </table:table-cell>
          <table:table-cell office:value-type="string" calcext:value-type="string">
            <text:p>0.16250 ETH</text:p>
          </table:table-cell>
          <table:table-cell office:value-type="float" office:value="470" calcext:value-type="float">
            <text:p>470</text:p>
          </table:table-cell>
          <table:table-cell table:formula="of:=VALUE(SUBSTITUTE(MID([.C561];1;LEN([.C561])-4);&quot;.&quot;;&quot;,&quot;))" office:value-type="float" office:value="0.1625" calcext:value-type="float">
            <text:p>0,1625</text:p>
          </table:table-cell>
          <table:table-cell table:formula="of:=[.B561]" office:value-type="string" office:string-value="0x049a6f2D4F600C4E0f4243e310a76b675a6F29F31fAbaAcF4F40d3f46A76C5EC" calcext:value-type="string">
            <text:p>0x049a6f2D4F600C4E0f4243e310a76b675a6F29F31fAbaAcF4F40d3f46A76C5EC</text:p>
          </table:table-cell>
          <table:table-cell table:formula="of:=ROUNDUP([.E56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a xlink:href="https://voyager.online/contract/0x04518a70B5016f9cFa34B51B10f91871A723476859e28166Ecf9E8F33EA0270A" xlink:type="simple">0x04518a70B5016f9cFa34B51B10f91871A723476859e28166Ecf9E8F33EA0270A</text:a></text:p>
          </table:table-cell>
          <table:table-cell office:value-type="string" calcext:value-type="string">
            <text:p>0.16235 ETH</text:p>
          </table:table-cell>
          <table:table-cell office:value-type="string" calcext:value-type="string">
            <text:p>1 521</text:p>
          </table:table-cell>
          <table:table-cell table:formula="of:=VALUE(SUBSTITUTE(MID([.C562];1;LEN([.C562])-4);&quot;.&quot;;&quot;,&quot;))" office:value-type="float" office:value="0.16235" calcext:value-type="float">
            <text:p>0,16235</text:p>
          </table:table-cell>
          <table:table-cell table:formula="of:=[.B562]" office:value-type="string" office:string-value="0x04518a70B5016f9cFa34B51B10f91871A723476859e28166Ecf9E8F33EA0270A" calcext:value-type="string">
            <text:p>0x04518a70B5016f9cFa34B51B10f91871A723476859e28166Ecf9E8F33EA0270A</text:p>
          </table:table-cell>
          <table:table-cell table:formula="of:=ROUNDUP([.E56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a xlink:href="https://voyager.online/contract/0x066Be0aD9e53F814A49a565399cB26C0F84846100110E74AE4F4033Bd98479C8" xlink:type="simple">0x066Be0aD9e53F814A49a565399cB26C0F84846100110E74AE4F4033Bd98479C8</text:a></text:p>
          </table:table-cell>
          <table:table-cell office:value-type="string" calcext:value-type="string">
            <text:p>0.16228 ETH</text:p>
          </table:table-cell>
          <table:table-cell office:value-type="float" office:value="313" calcext:value-type="float">
            <text:p>313</text:p>
          </table:table-cell>
          <table:table-cell table:formula="of:=VALUE(SUBSTITUTE(MID([.C563];1;LEN([.C563])-4);&quot;.&quot;;&quot;,&quot;))" office:value-type="float" office:value="0.16228" calcext:value-type="float">
            <text:p>0,16228</text:p>
          </table:table-cell>
          <table:table-cell table:formula="of:=[.B563]" office:value-type="string" office:string-value="0x066Be0aD9e53F814A49a565399cB26C0F84846100110E74AE4F4033Bd98479C8" calcext:value-type="string">
            <text:p>0x066Be0aD9e53F814A49a565399cB26C0F84846100110E74AE4F4033Bd98479C8</text:p>
          </table:table-cell>
          <table:table-cell table:formula="of:=ROUNDUP([.E56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a xlink:href="https://voyager.online/contract/0x0370BD9F28761D8BD1852C89Dc29f9683e45ab466424C6a205143ac3674F681A" xlink:type="simple">0x0370BD9F28761D8BD1852C89Dc29f9683e45ab466424C6a205143ac3674F681A</text:a></text:p>
          </table:table-cell>
          <table:table-cell office:value-type="string" calcext:value-type="string">
            <text:p>0.16222 ETH</text:p>
          </table:table-cell>
          <table:table-cell office:value-type="float" office:value="491" calcext:value-type="float">
            <text:p>491</text:p>
          </table:table-cell>
          <table:table-cell table:formula="of:=VALUE(SUBSTITUTE(MID([.C564];1;LEN([.C564])-4);&quot;.&quot;;&quot;,&quot;))" office:value-type="float" office:value="0.16222" calcext:value-type="float">
            <text:p>0,16222</text:p>
          </table:table-cell>
          <table:table-cell table:formula="of:=[.B564]" office:value-type="string" office:string-value="0x0370BD9F28761D8BD1852C89Dc29f9683e45ab466424C6a205143ac3674F681A" calcext:value-type="string">
            <text:p>0x0370BD9F28761D8BD1852C89Dc29f9683e45ab466424C6a205143ac3674F681A</text:p>
          </table:table-cell>
          <table:table-cell table:formula="of:=ROUNDUP([.E56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a xlink:href="https://voyager.online/contract/0x03d379ddDa2ea79A4C5cC6395FD587f59a6458bdE3Ef22393755d51Abec59faE" xlink:type="simple">0x03d379ddDa2ea79A4C5cC6395FD587f59a6458bdE3Ef22393755d51Abec59faE</text:a></text:p>
          </table:table-cell>
          <table:table-cell office:value-type="string" calcext:value-type="string">
            <text:p>0.16200 ETH</text:p>
          </table:table-cell>
          <table:table-cell office:value-type="float" office:value="760" calcext:value-type="float">
            <text:p>760</text:p>
          </table:table-cell>
          <table:table-cell table:formula="of:=VALUE(SUBSTITUTE(MID([.C565];1;LEN([.C565])-4);&quot;.&quot;;&quot;,&quot;))" office:value-type="float" office:value="0.162" calcext:value-type="float">
            <text:p>0,162</text:p>
          </table:table-cell>
          <table:table-cell table:formula="of:=[.B565]" office:value-type="string" office:string-value="0x03d379ddDa2ea79A4C5cC6395FD587f59a6458bdE3Ef22393755d51Abec59faE" calcext:value-type="string">
            <text:p>0x03d379ddDa2ea79A4C5cC6395FD587f59a6458bdE3Ef22393755d51Abec59faE</text:p>
          </table:table-cell>
          <table:table-cell table:formula="of:=ROUNDUP([.E56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a xlink:href="https://voyager.online/contract/0x0557Fc23E9408a75728bE029b1Ee1817d3F76EFA1071b0b4594B753442b9BAD8" xlink:type="simple">0x0557Fc23E9408a75728bE029b1Ee1817d3F76EFA1071b0b4594B753442b9BAD8</text:a></text:p>
          </table:table-cell>
          <table:table-cell office:value-type="string" calcext:value-type="string">
            <text:p>0.16193 ETH</text:p>
          </table:table-cell>
          <table:table-cell office:value-type="float" office:value="329" calcext:value-type="float">
            <text:p>329</text:p>
          </table:table-cell>
          <table:table-cell table:formula="of:=VALUE(SUBSTITUTE(MID([.C566];1;LEN([.C566])-4);&quot;.&quot;;&quot;,&quot;))" office:value-type="float" office:value="0.16193" calcext:value-type="float">
            <text:p>0,16193</text:p>
          </table:table-cell>
          <table:table-cell table:formula="of:=[.B566]" office:value-type="string" office:string-value="0x0557Fc23E9408a75728bE029b1Ee1817d3F76EFA1071b0b4594B753442b9BAD8" calcext:value-type="string">
            <text:p>0x0557Fc23E9408a75728bE029b1Ee1817d3F76EFA1071b0b4594B753442b9BAD8</text:p>
          </table:table-cell>
          <table:table-cell table:formula="of:=ROUNDUP([.E56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a xlink:href="https://voyager.online/contract/0x0263b868B5c5fBa780fA5c486eD61d268E784c6719D5043b38Ad6723085A0E2d" xlink:type="simple">0x0263b868B5c5fBa780fA5c486eD61d268E784c6719D5043b38Ad6723085A0E2d</text:a></text:p>
          </table:table-cell>
          <table:table-cell office:value-type="string" calcext:value-type="string">
            <text:p>0.16192 ETH</text:p>
          </table:table-cell>
          <table:table-cell office:value-type="float" office:value="363" calcext:value-type="float">
            <text:p>363</text:p>
          </table:table-cell>
          <table:table-cell table:formula="of:=VALUE(SUBSTITUTE(MID([.C567];1;LEN([.C567])-4);&quot;.&quot;;&quot;,&quot;))" office:value-type="float" office:value="0.16192" calcext:value-type="float">
            <text:p>0,16192</text:p>
          </table:table-cell>
          <table:table-cell table:formula="of:=[.B567]" office:value-type="string" office:string-value="0x0263b868B5c5fBa780fA5c486eD61d268E784c6719D5043b38Ad6723085A0E2d" calcext:value-type="string">
            <text:p>0x0263b868B5c5fBa780fA5c486eD61d268E784c6719D5043b38Ad6723085A0E2d</text:p>
          </table:table-cell>
          <table:table-cell table:formula="of:=ROUNDUP([.E56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a xlink:href="https://voyager.online/contract/0x056B972986dEdaEb8b6Efa7Ecee23bc791daE3f21306Bff04F84B9C9346cCb25" xlink:type="simple">0x056B972986dEdaEb8b6Efa7Ecee23bc791daE3f21306Bff04F84B9C9346cCb25</text:a></text:p>
          </table:table-cell>
          <table:table-cell office:value-type="string" calcext:value-type="string">
            <text:p>0.16187 ETH</text:p>
          </table:table-cell>
          <table:table-cell office:value-type="float" office:value="401" calcext:value-type="float">
            <text:p>401</text:p>
          </table:table-cell>
          <table:table-cell table:formula="of:=VALUE(SUBSTITUTE(MID([.C568];1;LEN([.C568])-4);&quot;.&quot;;&quot;,&quot;))" office:value-type="float" office:value="0.16187" calcext:value-type="float">
            <text:p>0,16187</text:p>
          </table:table-cell>
          <table:table-cell table:formula="of:=[.B568]" office:value-type="string" office:string-value="0x056B972986dEdaEb8b6Efa7Ecee23bc791daE3f21306Bff04F84B9C9346cCb25" calcext:value-type="string">
            <text:p>0x056B972986dEdaEb8b6Efa7Ecee23bc791daE3f21306Bff04F84B9C9346cCb25</text:p>
          </table:table-cell>
          <table:table-cell table:formula="of:=ROUNDUP([.E56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a xlink:href="https://voyager.online/contract/0x0740Ff14647Ed0cB3554b8E39AF66A68718d0E11b66FCc9A0632B77Fb2429B03" xlink:type="simple">0x0740Ff14647Ed0cB3554b8E39AF66A68718d0E11b66FCc9A0632B77Fb2429B03</text:a></text:p>
          </table:table-cell>
          <table:table-cell office:value-type="string" calcext:value-type="string">
            <text:p>0.16180 ETH</text:p>
          </table:table-cell>
          <table:table-cell office:value-type="float" office:value="328" calcext:value-type="float">
            <text:p>328</text:p>
          </table:table-cell>
          <table:table-cell table:formula="of:=VALUE(SUBSTITUTE(MID([.C569];1;LEN([.C569])-4);&quot;.&quot;;&quot;,&quot;))" office:value-type="float" office:value="0.1618" calcext:value-type="float">
            <text:p>0,1618</text:p>
          </table:table-cell>
          <table:table-cell table:formula="of:=[.B569]" office:value-type="string" office:string-value="0x0740Ff14647Ed0cB3554b8E39AF66A68718d0E11b66FCc9A0632B77Fb2429B03" calcext:value-type="string">
            <text:p>0x0740Ff14647Ed0cB3554b8E39AF66A68718d0E11b66FCc9A0632B77Fb2429B03</text:p>
          </table:table-cell>
          <table:table-cell table:formula="of:=ROUNDUP([.E56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a xlink:href="https://voyager.online/contract/0x07b0D4BfdB2eBf2F203DdB218049bCd6699c96c852B9C6bcaDE6cDc79C98172D" xlink:type="simple">0x07b0D4BfdB2eBf2F203DdB218049bCd6699c96c852B9C6bcaDE6cDc79C98172D</text:a></text:p>
          </table:table-cell>
          <table:table-cell office:value-type="string" calcext:value-type="string">
            <text:p>0.16176 ETH</text:p>
          </table:table-cell>
          <table:table-cell office:value-type="float" office:value="520" calcext:value-type="float">
            <text:p>520</text:p>
          </table:table-cell>
          <table:table-cell table:formula="of:=VALUE(SUBSTITUTE(MID([.C570];1;LEN([.C570])-4);&quot;.&quot;;&quot;,&quot;))" office:value-type="float" office:value="0.16176" calcext:value-type="float">
            <text:p>0,16176</text:p>
          </table:table-cell>
          <table:table-cell table:formula="of:=[.B570]" office:value-type="string" office:string-value="0x07b0D4BfdB2eBf2F203DdB218049bCd6699c96c852B9C6bcaDE6cDc79C98172D" calcext:value-type="string">
            <text:p>0x07b0D4BfdB2eBf2F203DdB218049bCd6699c96c852B9C6bcaDE6cDc79C98172D</text:p>
          </table:table-cell>
          <table:table-cell table:formula="of:=ROUNDUP([.E57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a xlink:href="https://voyager.online/contract/0x0758e27304E11aB06789179f0a12bc86759596FA9924618fBB72151d80347d55" xlink:type="simple">0x0758e27304E11aB06789179f0a12bc86759596FA9924618fBB72151d80347d55</text:a></text:p>
          </table:table-cell>
          <table:table-cell office:value-type="string" calcext:value-type="string">
            <text:p>0.16173 ETH</text:p>
          </table:table-cell>
          <table:table-cell office:value-type="float" office:value="452" calcext:value-type="float">
            <text:p>452</text:p>
          </table:table-cell>
          <table:table-cell table:formula="of:=VALUE(SUBSTITUTE(MID([.C571];1;LEN([.C571])-4);&quot;.&quot;;&quot;,&quot;))" office:value-type="float" office:value="0.16173" calcext:value-type="float">
            <text:p>0,16173</text:p>
          </table:table-cell>
          <table:table-cell table:formula="of:=[.B571]" office:value-type="string" office:string-value="0x0758e27304E11aB06789179f0a12bc86759596FA9924618fBB72151d80347d55" calcext:value-type="string">
            <text:p>0x0758e27304E11aB06789179f0a12bc86759596FA9924618fBB72151d80347d55</text:p>
          </table:table-cell>
          <table:table-cell table:formula="of:=ROUNDUP([.E57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a xlink:href="https://voyager.online/contract/0x06A0340741D9DE174Bc4408469e6543De56B9B3488f4598F75A4d4f0209666c1" xlink:type="simple">0x06A0340741D9DE174Bc4408469e6543De56B9B3488f4598F75A4d4f0209666c1</text:a></text:p>
          </table:table-cell>
          <table:table-cell office:value-type="string" calcext:value-type="string">
            <text:p>0.16170 ETH</text:p>
          </table:table-cell>
          <table:table-cell office:value-type="float" office:value="249" calcext:value-type="float">
            <text:p>249</text:p>
          </table:table-cell>
          <table:table-cell table:formula="of:=VALUE(SUBSTITUTE(MID([.C572];1;LEN([.C572])-4);&quot;.&quot;;&quot;,&quot;))" office:value-type="float" office:value="0.1617" calcext:value-type="float">
            <text:p>0,1617</text:p>
          </table:table-cell>
          <table:table-cell table:formula="of:=[.B572]" office:value-type="string" office:string-value="0x06A0340741D9DE174Bc4408469e6543De56B9B3488f4598F75A4d4f0209666c1" calcext:value-type="string">
            <text:p>0x06A0340741D9DE174Bc4408469e6543De56B9B3488f4598F75A4d4f0209666c1</text:p>
          </table:table-cell>
          <table:table-cell table:formula="of:=ROUNDUP([.E57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a xlink:href="https://voyager.online/contract/0x01295E6baD08C1e956f6D364D4C85798774488993A72B7bC6F77dA7980008B60" xlink:type="simple">0x01295E6baD08C1e956f6D364D4C85798774488993A72B7bC6F77dA7980008B60</text:a></text:p>
          </table:table-cell>
          <table:table-cell office:value-type="string" calcext:value-type="string">
            <text:p>0.16168 ETH</text:p>
          </table:table-cell>
          <table:table-cell office:value-type="float" office:value="319" calcext:value-type="float">
            <text:p>319</text:p>
          </table:table-cell>
          <table:table-cell table:formula="of:=VALUE(SUBSTITUTE(MID([.C573];1;LEN([.C573])-4);&quot;.&quot;;&quot;,&quot;))" office:value-type="float" office:value="0.16168" calcext:value-type="float">
            <text:p>0,16168</text:p>
          </table:table-cell>
          <table:table-cell table:formula="of:=[.B573]" office:value-type="string" office:string-value="0x01295E6baD08C1e956f6D364D4C85798774488993A72B7bC6F77dA7980008B60" calcext:value-type="string">
            <text:p>0x01295E6baD08C1e956f6D364D4C85798774488993A72B7bC6F77dA7980008B60</text:p>
          </table:table-cell>
          <table:table-cell table:formula="of:=ROUNDUP([.E57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s://voyager.online/contract/0x076bb32c5a18d88C2e0f8DEDf3b2DF274f67BC9fFeC77699AFC1D3430ed1C7C4" xlink:type="simple">0x076bb32c5a18d88C2e0f8DEDf3b2DF274f67BC9fFeC77699AFC1D3430ed1C7C4</text:a></text:p>
          </table:table-cell>
          <table:table-cell office:value-type="string" calcext:value-type="string">
            <text:p>0.16163 ETH</text:p>
          </table:table-cell>
          <table:table-cell office:value-type="float" office:value="648" calcext:value-type="float">
            <text:p>648</text:p>
          </table:table-cell>
          <table:table-cell table:formula="of:=VALUE(SUBSTITUTE(MID([.C574];1;LEN([.C574])-4);&quot;.&quot;;&quot;,&quot;))" office:value-type="float" office:value="0.16163" calcext:value-type="float">
            <text:p>0,16163</text:p>
          </table:table-cell>
          <table:table-cell table:formula="of:=[.B574]" office:value-type="string" office:string-value="0x076bb32c5a18d88C2e0f8DEDf3b2DF274f67BC9fFeC77699AFC1D3430ed1C7C4" calcext:value-type="string">
            <text:p>0x076bb32c5a18d88C2e0f8DEDf3b2DF274f67BC9fFeC77699AFC1D3430ed1C7C4</text:p>
          </table:table-cell>
          <table:table-cell table:formula="of:=ROUNDUP([.E57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a xlink:href="https://voyager.online/contract/0x0707aE8a2c024FB837B7ae19b4cA8b79758326FBBEDEFBa5D945d275869d70c9" xlink:type="simple">0x0707aE8a2c024FB837B7ae19b4cA8b79758326FBBEDEFBa5D945d275869d70c9</text:a></text:p>
          </table:table-cell>
          <table:table-cell office:value-type="string" calcext:value-type="string">
            <text:p>0.16160 ETH</text:p>
          </table:table-cell>
          <table:table-cell office:value-type="float" office:value="389" calcext:value-type="float">
            <text:p>389</text:p>
          </table:table-cell>
          <table:table-cell table:formula="of:=VALUE(SUBSTITUTE(MID([.C575];1;LEN([.C575])-4);&quot;.&quot;;&quot;,&quot;))" office:value-type="float" office:value="0.1616" calcext:value-type="float">
            <text:p>0,1616</text:p>
          </table:table-cell>
          <table:table-cell table:formula="of:=[.B575]" office:value-type="string" office:string-value="0x0707aE8a2c024FB837B7ae19b4cA8b79758326FBBEDEFBa5D945d275869d70c9" calcext:value-type="string">
            <text:p>0x0707aE8a2c024FB837B7ae19b4cA8b79758326FBBEDEFBa5D945d275869d70c9</text:p>
          </table:table-cell>
          <table:table-cell table:formula="of:=ROUNDUP([.E575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a xlink:href="https://voyager.online/contract/0x06aBdE1E58Fb3598E6e1A587D441DdF3373DAC21F550c28fcb76572e5B492301" xlink:type="simple">0x06aBdE1E58Fb3598E6e1A587D441DdF3373DAC21F550c28fcb76572e5B492301</text:a></text:p>
          </table:table-cell>
          <table:table-cell office:value-type="string" calcext:value-type="string">
            <text:p>0.16156 ETH</text:p>
          </table:table-cell>
          <table:table-cell office:value-type="float" office:value="325" calcext:value-type="float">
            <text:p>325</text:p>
          </table:table-cell>
          <table:table-cell table:formula="of:=VALUE(SUBSTITUTE(MID([.C576];1;LEN([.C576])-4);&quot;.&quot;;&quot;,&quot;))" office:value-type="float" office:value="0.16156" calcext:value-type="float">
            <text:p>0,16156</text:p>
          </table:table-cell>
          <table:table-cell table:formula="of:=[.B576]" office:value-type="string" office:string-value="0x06aBdE1E58Fb3598E6e1A587D441DdF3373DAC21F550c28fcb76572e5B492301" calcext:value-type="string">
            <text:p>0x06aBdE1E58Fb3598E6e1A587D441DdF3373DAC21F550c28fcb76572e5B492301</text:p>
          </table:table-cell>
          <table:table-cell table:formula="of:=ROUNDUP([.E576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a xlink:href="https://voyager.online/contract/0x02311eEc8338dac3c9DdB770b7bEB8a4642866068286eDcc524935E5CB7e02bC" xlink:type="simple">0x02311eEc8338dac3c9DdB770b7bEB8a4642866068286eDcc524935E5CB7e02bC</text:a></text:p>
          </table:table-cell>
          <table:table-cell office:value-type="string" calcext:value-type="string">
            <text:p>0.16142 ETH</text:p>
          </table:table-cell>
          <table:table-cell office:value-type="float" office:value="261" calcext:value-type="float">
            <text:p>261</text:p>
          </table:table-cell>
          <table:table-cell table:formula="of:=VALUE(SUBSTITUTE(MID([.C577];1;LEN([.C577])-4);&quot;.&quot;;&quot;,&quot;))" office:value-type="float" office:value="0.16142" calcext:value-type="float">
            <text:p>0,16142</text:p>
          </table:table-cell>
          <table:table-cell table:formula="of:=[.B577]" office:value-type="string" office:string-value="0x02311eEc8338dac3c9DdB770b7bEB8a4642866068286eDcc524935E5CB7e02bC" calcext:value-type="string">
            <text:p>0x02311eEc8338dac3c9DdB770b7bEB8a4642866068286eDcc524935E5CB7e02bC</text:p>
          </table:table-cell>
          <table:table-cell table:formula="of:=ROUNDUP([.E577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a xlink:href="https://voyager.online/contract/0x05f7F8f26Af561d5b798c9ac99b2693Ad609b31C445f9B448985178bb5D4C22F" xlink:type="simple">0x05f7F8f26Af561d5b798c9ac99b2693Ad609b31C445f9B448985178bb5D4C22F</text:a></text:p>
          </table:table-cell>
          <table:table-cell office:value-type="string" calcext:value-type="string">
            <text:p>0.16137 ETH</text:p>
          </table:table-cell>
          <table:table-cell office:value-type="float" office:value="408" calcext:value-type="float">
            <text:p>408</text:p>
          </table:table-cell>
          <table:table-cell table:formula="of:=VALUE(SUBSTITUTE(MID([.C578];1;LEN([.C578])-4);&quot;.&quot;;&quot;,&quot;))" office:value-type="float" office:value="0.16137" calcext:value-type="float">
            <text:p>0,16137</text:p>
          </table:table-cell>
          <table:table-cell table:formula="of:=[.B578]" office:value-type="string" office:string-value="0x05f7F8f26Af561d5b798c9ac99b2693Ad609b31C445f9B448985178bb5D4C22F" calcext:value-type="string">
            <text:p>0x05f7F8f26Af561d5b798c9ac99b2693Ad609b31C445f9B448985178bb5D4C22F</text:p>
          </table:table-cell>
          <table:table-cell table:formula="of:=ROUNDUP([.E578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a xlink:href="https://voyager.online/contract/0x037a9650b760DCC170aAcCa3FF641D89d0D97DCcD5D1d6A4d6951458623e7fC2" xlink:type="simple">0x037a9650b760DCC170aAcCa3FF641D89d0D97DCcD5D1d6A4d6951458623e7fC2</text:a></text:p>
          </table:table-cell>
          <table:table-cell office:value-type="string" calcext:value-type="string">
            <text:p>0.16136 ETH</text:p>
          </table:table-cell>
          <table:table-cell office:value-type="float" office:value="339" calcext:value-type="float">
            <text:p>339</text:p>
          </table:table-cell>
          <table:table-cell table:formula="of:=VALUE(SUBSTITUTE(MID([.C579];1;LEN([.C579])-4);&quot;.&quot;;&quot;,&quot;))" office:value-type="float" office:value="0.16136" calcext:value-type="float">
            <text:p>0,16136</text:p>
          </table:table-cell>
          <table:table-cell table:formula="of:=[.B579]" office:value-type="string" office:string-value="0x037a9650b760DCC170aAcCa3FF641D89d0D97DCcD5D1d6A4d6951458623e7fC2" calcext:value-type="string">
            <text:p>0x037a9650b760DCC170aAcCa3FF641D89d0D97DCcD5D1d6A4d6951458623e7fC2</text:p>
          </table:table-cell>
          <table:table-cell table:formula="of:=ROUNDUP([.E579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a xlink:href="https://voyager.online/contract/0x03396256400E0c4F2b1A8EAF0a7d1713a0A0bf47ab6761F8374F536B0Cac5158" xlink:type="simple">0x03396256400E0c4F2b1A8EAF0a7d1713a0A0bf47ab6761F8374F536B0Cac5158</text:a></text:p>
          </table:table-cell>
          <table:table-cell office:value-type="string" calcext:value-type="string">
            <text:p>0.16125 ETH</text:p>
          </table:table-cell>
          <table:table-cell office:value-type="float" office:value="357" calcext:value-type="float">
            <text:p>357</text:p>
          </table:table-cell>
          <table:table-cell table:formula="of:=VALUE(SUBSTITUTE(MID([.C580];1;LEN([.C580])-4);&quot;.&quot;;&quot;,&quot;))" office:value-type="float" office:value="0.16125" calcext:value-type="float">
            <text:p>0,16125</text:p>
          </table:table-cell>
          <table:table-cell table:formula="of:=[.B580]" office:value-type="string" office:string-value="0x03396256400E0c4F2b1A8EAF0a7d1713a0A0bf47ab6761F8374F536B0Cac5158" calcext:value-type="string">
            <text:p>0x03396256400E0c4F2b1A8EAF0a7d1713a0A0bf47ab6761F8374F536B0Cac5158</text:p>
          </table:table-cell>
          <table:table-cell table:formula="of:=ROUNDUP([.E580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a xlink:href="https://voyager.online/contract/0x065f25C7E05CA832309Ef692E248b6CA533faEB9a2062Bbf504E6741B75bDA6A" xlink:type="simple">0x065f25C7E05CA832309Ef692E248b6CA533faEB9a2062Bbf504E6741B75bDA6A</text:a></text:p>
          </table:table-cell>
          <table:table-cell office:value-type="string" calcext:value-type="string">
            <text:p>0.16116 ETH</text:p>
          </table:table-cell>
          <table:table-cell office:value-type="float" office:value="257" calcext:value-type="float">
            <text:p>257</text:p>
          </table:table-cell>
          <table:table-cell table:formula="of:=VALUE(SUBSTITUTE(MID([.C581];1;LEN([.C581])-4);&quot;.&quot;;&quot;,&quot;))" office:value-type="float" office:value="0.16116" calcext:value-type="float">
            <text:p>0,16116</text:p>
          </table:table-cell>
          <table:table-cell table:formula="of:=[.B581]" office:value-type="string" office:string-value="0x065f25C7E05CA832309Ef692E248b6CA533faEB9a2062Bbf504E6741B75bDA6A" calcext:value-type="string">
            <text:p>0x065f25C7E05CA832309Ef692E248b6CA533faEB9a2062Bbf504E6741B75bDA6A</text:p>
          </table:table-cell>
          <table:table-cell table:formula="of:=ROUNDUP([.E581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a xlink:href="https://voyager.online/contract/0x04d218d2674A7DaBe546b14AF828BfCEbd494F388C7624C7fE5aa78610115b15" xlink:type="simple">0x04d218d2674A7DaBe546b14AF828BfCEbd494F388C7624C7fE5aa78610115b15</text:a></text:p>
          </table:table-cell>
          <table:table-cell office:value-type="string" calcext:value-type="string">
            <text:p>0.16100 ETH</text:p>
          </table:table-cell>
          <table:table-cell office:value-type="float" office:value="385" calcext:value-type="float">
            <text:p>385</text:p>
          </table:table-cell>
          <table:table-cell table:formula="of:=VALUE(SUBSTITUTE(MID([.C582];1;LEN([.C582])-4);&quot;.&quot;;&quot;,&quot;))" office:value-type="float" office:value="0.161" calcext:value-type="float">
            <text:p>0,161</text:p>
          </table:table-cell>
          <table:table-cell table:formula="of:=[.B582]" office:value-type="string" office:string-value="0x04d218d2674A7DaBe546b14AF828BfCEbd494F388C7624C7fE5aa78610115b15" calcext:value-type="string">
            <text:p>0x04d218d2674A7DaBe546b14AF828BfCEbd494F388C7624C7fE5aa78610115b15</text:p>
          </table:table-cell>
          <table:table-cell table:formula="of:=ROUNDUP([.E582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a xlink:href="https://voyager.online/contract/0x02eBf4A1220505d86A58F886e0715131F38048ce9E6523477674F9a8319dFB2e" xlink:type="simple">0x02eBf4A1220505d86A58F886e0715131F38048ce9E6523477674F9a8319dFB2e</text:a></text:p>
          </table:table-cell>
          <table:table-cell office:value-type="string" calcext:value-type="string">
            <text:p>0.16079 ETH</text:p>
          </table:table-cell>
          <table:table-cell office:value-type="float" office:value="556" calcext:value-type="float">
            <text:p>556</text:p>
          </table:table-cell>
          <table:table-cell table:formula="of:=VALUE(SUBSTITUTE(MID([.C583];1;LEN([.C583])-4);&quot;.&quot;;&quot;,&quot;))" office:value-type="float" office:value="0.16079" calcext:value-type="float">
            <text:p>0,16079</text:p>
          </table:table-cell>
          <table:table-cell table:formula="of:=[.B583]" office:value-type="string" office:string-value="0x02eBf4A1220505d86A58F886e0715131F38048ce9E6523477674F9a8319dFB2e" calcext:value-type="string">
            <text:p>0x02eBf4A1220505d86A58F886e0715131F38048ce9E6523477674F9a8319dFB2e</text:p>
          </table:table-cell>
          <table:table-cell table:formula="of:=ROUNDUP([.E583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a xlink:href="https://voyager.online/contract/0x0123D6579bA258a06bBb11567b31Cffd9DAd69347B60Ca18d4b55D67CcaF1531" xlink:type="simple">0x0123D6579bA258a06bBb11567b31Cffd9DAd69347B60Ca18d4b55D67CcaF1531</text:a></text:p>
          </table:table-cell>
          <table:table-cell office:value-type="string" calcext:value-type="string">
            <text:p>0.16028 ETH</text:p>
          </table:table-cell>
          <table:table-cell office:value-type="float" office:value="222" calcext:value-type="float">
            <text:p>222</text:p>
          </table:table-cell>
          <table:table-cell table:formula="of:=VALUE(SUBSTITUTE(MID([.C584];1;LEN([.C584])-4);&quot;.&quot;;&quot;,&quot;))" office:value-type="float" office:value="0.16028" calcext:value-type="float">
            <text:p>0,16028</text:p>
          </table:table-cell>
          <table:table-cell table:formula="of:=[.B584]" office:value-type="string" office:string-value="0x0123D6579bA258a06bBb11567b31Cffd9DAd69347B60Ca18d4b55D67CcaF1531" calcext:value-type="string">
            <text:p>0x0123D6579bA258a06bBb11567b31Cffd9DAd69347B60Ca18d4b55D67CcaF1531</text:p>
          </table:table-cell>
          <table:table-cell table:formula="of:=ROUNDUP([.E584]*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a xlink:href="https://voyager.online/contract/0x0293fA1b515cc32f648f3d46F8434CbAFb7Ed5116D587054F71B6667224eCCC9" xlink:type="simple">0x0293fA1b515cc32f648f3d46F8434CbAFb7Ed5116D587054F71B6667224eCCC9</text:a></text:p>
          </table:table-cell>
          <table:table-cell office:value-type="string" calcext:value-type="string">
            <text:p>0.16000 ETH</text:p>
          </table:table-cell>
          <table:table-cell office:value-type="float" office:value="437" calcext:value-type="float">
            <text:p>437</text:p>
          </table:table-cell>
          <table:table-cell table:formula="of:=VALUE(SUBSTITUTE(MID([.C585];1;LEN([.C585])-4);&quot;.&quot;;&quot;,&quot;))" office:value-type="float" office:value="0.16" calcext:value-type="float">
            <text:p>0,16</text:p>
          </table:table-cell>
          <table:table-cell table:formula="of:=[.B585]" office:value-type="string" office:string-value="0x0293fA1b515cc32f648f3d46F8434CbAFb7Ed5116D587054F71B6667224eCCC9" calcext:value-type="string">
            <text:p>0x0293fA1b515cc32f648f3d46F8434CbAFb7Ed5116D587054F71B6667224eCCC9</text:p>
          </table:table-cell>
          <table:table-cell table:formula="of:=ROUNDUP([.E58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a xlink:href="https://voyager.online/contract/0x01bD513731B47E4B925586A218b6934119689cc78e79161D68Fd6c4FD28dc3D0" xlink:type="simple">0x01bD513731B47E4B925586A218b6934119689cc78e79161D68Fd6c4FD28dc3D0</text:a></text:p>
          </table:table-cell>
          <table:table-cell office:value-type="string" calcext:value-type="string">
            <text:p>0.15981 ETH</text:p>
          </table:table-cell>
          <table:table-cell office:value-type="float" office:value="342" calcext:value-type="float">
            <text:p>342</text:p>
          </table:table-cell>
          <table:table-cell table:formula="of:=VALUE(SUBSTITUTE(MID([.C586];1;LEN([.C586])-4);&quot;.&quot;;&quot;,&quot;))" office:value-type="float" office:value="0.15981" calcext:value-type="float">
            <text:p>0,15981</text:p>
          </table:table-cell>
          <table:table-cell table:formula="of:=[.B586]" office:value-type="string" office:string-value="0x01bD513731B47E4B925586A218b6934119689cc78e79161D68Fd6c4FD28dc3D0" calcext:value-type="string">
            <text:p>0x01bD513731B47E4B925586A218b6934119689cc78e79161D68Fd6c4FD28dc3D0</text:p>
          </table:table-cell>
          <table:table-cell table:formula="of:=ROUNDUP([.E58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a xlink:href="https://voyager.online/contract/0x06a5c0776803E5Ee18e34003Ba91eA13688EBb3f4C8167e915BacAd1ed618D3F" xlink:type="simple">0x06a5c0776803E5Ee18e34003Ba91eA13688EBb3f4C8167e915BacAd1ed618D3F</text:a></text:p>
          </table:table-cell>
          <table:table-cell office:value-type="string" calcext:value-type="string">
            <text:p>0.15917 ETH</text:p>
          </table:table-cell>
          <table:table-cell office:value-type="float" office:value="407" calcext:value-type="float">
            <text:p>407</text:p>
          </table:table-cell>
          <table:table-cell table:formula="of:=VALUE(SUBSTITUTE(MID([.C587];1;LEN([.C587])-4);&quot;.&quot;;&quot;,&quot;))" office:value-type="float" office:value="0.15917" calcext:value-type="float">
            <text:p>0,15917</text:p>
          </table:table-cell>
          <table:table-cell table:formula="of:=[.B587]" office:value-type="string" office:string-value="0x06a5c0776803E5Ee18e34003Ba91eA13688EBb3f4C8167e915BacAd1ed618D3F" calcext:value-type="string">
            <text:p>0x06a5c0776803E5Ee18e34003Ba91eA13688EBb3f4C8167e915BacAd1ed618D3F</text:p>
          </table:table-cell>
          <table:table-cell table:formula="of:=ROUNDUP([.E58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a xlink:href="https://voyager.online/contract/0x033166608a0132ae030193b7B3f6Da995527c116699aE125E5E0c2DEeF7Ff13D" xlink:type="simple">0x033166608a0132ae030193b7B3f6Da995527c116699aE125E5E0c2DEeF7Ff13D</text:a></text:p>
          </table:table-cell>
          <table:table-cell office:value-type="string" calcext:value-type="string">
            <text:p>0.15917 ETH</text:p>
          </table:table-cell>
          <table:table-cell office:value-type="float" office:value="350" calcext:value-type="float">
            <text:p>350</text:p>
          </table:table-cell>
          <table:table-cell table:formula="of:=VALUE(SUBSTITUTE(MID([.C588];1;LEN([.C588])-4);&quot;.&quot;;&quot;,&quot;))" office:value-type="float" office:value="0.15917" calcext:value-type="float">
            <text:p>0,15917</text:p>
          </table:table-cell>
          <table:table-cell table:formula="of:=[.B588]" office:value-type="string" office:string-value="0x033166608a0132ae030193b7B3f6Da995527c116699aE125E5E0c2DEeF7Ff13D" calcext:value-type="string">
            <text:p>0x033166608a0132ae030193b7B3f6Da995527c116699aE125E5E0c2DEeF7Ff13D</text:p>
          </table:table-cell>
          <table:table-cell table:formula="of:=ROUNDUP([.E58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a xlink:href="https://voyager.online/contract/0x01acD5B3AB59a4574b422b0Dd53FB84898Ef1f9426321C6a79f029Dc52EFF837" xlink:type="simple">0x01acD5B3AB59a4574b422b0Dd53FB84898Ef1f9426321C6a79f029Dc52EFF837</text:a></text:p>
          </table:table-cell>
          <table:table-cell office:value-type="string" calcext:value-type="string">
            <text:p>0.15904 ETH</text:p>
          </table:table-cell>
          <table:table-cell office:value-type="float" office:value="777" calcext:value-type="float">
            <text:p>777</text:p>
          </table:table-cell>
          <table:table-cell table:formula="of:=VALUE(SUBSTITUTE(MID([.C589];1;LEN([.C589])-4);&quot;.&quot;;&quot;,&quot;))" office:value-type="float" office:value="0.15904" calcext:value-type="float">
            <text:p>0,15904</text:p>
          </table:table-cell>
          <table:table-cell table:formula="of:=[.B589]" office:value-type="string" office:string-value="0x01acD5B3AB59a4574b422b0Dd53FB84898Ef1f9426321C6a79f029Dc52EFF837" calcext:value-type="string">
            <text:p>0x01acD5B3AB59a4574b422b0Dd53FB84898Ef1f9426321C6a79f029Dc52EFF837</text:p>
          </table:table-cell>
          <table:table-cell table:formula="of:=ROUNDUP([.E58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voyager.online/contract/0x030Dd89E704e31C81E27730f571e00841aB57C4e9C6E0ebd7a61bf8b91D6b7A1" xlink:type="simple">0x030Dd89E704e31C81E27730f571e00841aB57C4e9C6E0ebd7a61bf8b91D6b7A1</text:a></text:p>
          </table:table-cell>
          <table:table-cell office:value-type="string" calcext:value-type="string">
            <text:p>0.15896 ETH</text:p>
          </table:table-cell>
          <table:table-cell office:value-type="float" office:value="324" calcext:value-type="float">
            <text:p>324</text:p>
          </table:table-cell>
          <table:table-cell table:formula="of:=VALUE(SUBSTITUTE(MID([.C590];1;LEN([.C590])-4);&quot;.&quot;;&quot;,&quot;))" office:value-type="float" office:value="0.15896" calcext:value-type="float">
            <text:p>0,15896</text:p>
          </table:table-cell>
          <table:table-cell table:formula="of:=[.B590]" office:value-type="string" office:string-value="0x030Dd89E704e31C81E27730f571e00841aB57C4e9C6E0ebd7a61bf8b91D6b7A1" calcext:value-type="string">
            <text:p>0x030Dd89E704e31C81E27730f571e00841aB57C4e9C6E0ebd7a61bf8b91D6b7A1</text:p>
          </table:table-cell>
          <table:table-cell table:formula="of:=ROUNDUP([.E59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<text:a xlink:href="https://voyager.online/contract/0x03e3D2bF4a152841AE301B8378f07583B11325b88f091ECB8C5F4ecF7E373087" xlink:type="simple">0x03e3D2bF4a152841AE301B8378f07583B11325b88f091ECB8C5F4ecF7E373087</text:a></text:p>
          </table:table-cell>
          <table:table-cell office:value-type="string" calcext:value-type="string">
            <text:p>0.15871 ETH</text:p>
          </table:table-cell>
          <table:table-cell office:value-type="float" office:value="385" calcext:value-type="float">
            <text:p>385</text:p>
          </table:table-cell>
          <table:table-cell table:formula="of:=VALUE(SUBSTITUTE(MID([.C591];1;LEN([.C591])-4);&quot;.&quot;;&quot;,&quot;))" office:value-type="float" office:value="0.15871" calcext:value-type="float">
            <text:p>0,15871</text:p>
          </table:table-cell>
          <table:table-cell table:formula="of:=[.B591]" office:value-type="string" office:string-value="0x03e3D2bF4a152841AE301B8378f07583B11325b88f091ECB8C5F4ecF7E373087" calcext:value-type="string">
            <text:p>0x03e3D2bF4a152841AE301B8378f07583B11325b88f091ECB8C5F4ecF7E373087</text:p>
          </table:table-cell>
          <table:table-cell table:formula="of:=ROUNDUP([.E59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a xlink:href="https://voyager.online/contract/0x073629cb192F9B07c480f684a03Ad3Dfb86838082D0e9e949362b536c6FaAf31" xlink:type="simple">0x073629cb192F9B07c480f684a03Ad3Dfb86838082D0e9e949362b536c6FaAf31</text:a></text:p>
          </table:table-cell>
          <table:table-cell office:value-type="string" calcext:value-type="string">
            <text:p>0.15865 ETH</text:p>
          </table:table-cell>
          <table:table-cell office:value-type="float" office:value="449" calcext:value-type="float">
            <text:p>449</text:p>
          </table:table-cell>
          <table:table-cell table:formula="of:=VALUE(SUBSTITUTE(MID([.C592];1;LEN([.C592])-4);&quot;.&quot;;&quot;,&quot;))" office:value-type="float" office:value="0.15865" calcext:value-type="float">
            <text:p>0,15865</text:p>
          </table:table-cell>
          <table:table-cell table:formula="of:=[.B592]" office:value-type="string" office:string-value="0x073629cb192F9B07c480f684a03Ad3Dfb86838082D0e9e949362b536c6FaAf31" calcext:value-type="string">
            <text:p>0x073629cb192F9B07c480f684a03Ad3Dfb86838082D0e9e949362b536c6FaAf31</text:p>
          </table:table-cell>
          <table:table-cell table:formula="of:=ROUNDUP([.E59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<text:a xlink:href="https://voyager.online/contract/0x025A2766b98045466DB7aa3a8B255771548D21Dff0190E6E9F7578D3d3B7716A" xlink:type="simple">0x025A2766b98045466DB7aa3a8B255771548D21Dff0190E6E9F7578D3d3B7716A</text:a></text:p>
          </table:table-cell>
          <table:table-cell office:value-type="string" calcext:value-type="string">
            <text:p>0.15857 ETH</text:p>
          </table:table-cell>
          <table:table-cell office:value-type="float" office:value="319" calcext:value-type="float">
            <text:p>319</text:p>
          </table:table-cell>
          <table:table-cell table:formula="of:=VALUE(SUBSTITUTE(MID([.C593];1;LEN([.C593])-4);&quot;.&quot;;&quot;,&quot;))" office:value-type="float" office:value="0.15857" calcext:value-type="float">
            <text:p>0,15857</text:p>
          </table:table-cell>
          <table:table-cell table:formula="of:=[.B593]" office:value-type="string" office:string-value="0x025A2766b98045466DB7aa3a8B255771548D21Dff0190E6E9F7578D3d3B7716A" calcext:value-type="string">
            <text:p>0x025A2766b98045466DB7aa3a8B255771548D21Dff0190E6E9F7578D3d3B7716A</text:p>
          </table:table-cell>
          <table:table-cell table:formula="of:=ROUNDUP([.E59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<text:a xlink:href="https://voyager.online/contract/0x077f2C7ce80874C90Ff9bB975a2608c07262eb893e14E4593287101963c73992" xlink:type="simple">0x077f2C7ce80874C90Ff9bB975a2608c07262eb893e14E4593287101963c73992</text:a></text:p>
          </table:table-cell>
          <table:table-cell office:value-type="string" calcext:value-type="string">
            <text:p>0.15849 ETH</text:p>
          </table:table-cell>
          <table:table-cell office:value-type="float" office:value="429" calcext:value-type="float">
            <text:p>429</text:p>
          </table:table-cell>
          <table:table-cell table:formula="of:=VALUE(SUBSTITUTE(MID([.C594];1;LEN([.C594])-4);&quot;.&quot;;&quot;,&quot;))" office:value-type="float" office:value="0.15849" calcext:value-type="float">
            <text:p>0,15849</text:p>
          </table:table-cell>
          <table:table-cell table:formula="of:=[.B594]" office:value-type="string" office:string-value="0x077f2C7ce80874C90Ff9bB975a2608c07262eb893e14E4593287101963c73992" calcext:value-type="string">
            <text:p>0x077f2C7ce80874C90Ff9bB975a2608c07262eb893e14E4593287101963c73992</text:p>
          </table:table-cell>
          <table:table-cell table:formula="of:=ROUNDUP([.E59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a xlink:href="https://voyager.online/contract/0x0244E3Fb3c023df66B10e5a8656aD27BD87577C1AF1330746Dd32EbdE004dFBc" xlink:type="simple">0x0244E3Fb3c023df66B10e5a8656aD27BD87577C1AF1330746Dd32EbdE004dFBc</text:a></text:p>
          </table:table-cell>
          <table:table-cell office:value-type="string" calcext:value-type="string">
            <text:p>0.15844 ETH</text:p>
          </table:table-cell>
          <table:table-cell office:value-type="float" office:value="403" calcext:value-type="float">
            <text:p>403</text:p>
          </table:table-cell>
          <table:table-cell table:formula="of:=VALUE(SUBSTITUTE(MID([.C595];1;LEN([.C595])-4);&quot;.&quot;;&quot;,&quot;))" office:value-type="float" office:value="0.15844" calcext:value-type="float">
            <text:p>0,15844</text:p>
          </table:table-cell>
          <table:table-cell table:formula="of:=[.B595]" office:value-type="string" office:string-value="0x0244E3Fb3c023df66B10e5a8656aD27BD87577C1AF1330746Dd32EbdE004dFBc" calcext:value-type="string">
            <text:p>0x0244E3Fb3c023df66B10e5a8656aD27BD87577C1AF1330746Dd32EbdE004dFBc</text:p>
          </table:table-cell>
          <table:table-cell table:formula="of:=ROUNDUP([.E59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a xlink:href="https://voyager.online/contract/0x04f86D9427cde502D9DEb5fa66FEdBB6729fA4cB8a3a0F1f939aB0Ae8b66Ee80" xlink:type="simple">0x04f86D9427cde502D9DEb5fa66FEdBB6729fA4cB8a3a0F1f939aB0Ae8b66Ee80</text:a></text:p>
          </table:table-cell>
          <table:table-cell office:value-type="string" calcext:value-type="string">
            <text:p>0.15831 ETH</text:p>
          </table:table-cell>
          <table:table-cell office:value-type="float" office:value="434" calcext:value-type="float">
            <text:p>434</text:p>
          </table:table-cell>
          <table:table-cell table:formula="of:=VALUE(SUBSTITUTE(MID([.C596];1;LEN([.C596])-4);&quot;.&quot;;&quot;,&quot;))" office:value-type="float" office:value="0.15831" calcext:value-type="float">
            <text:p>0,15831</text:p>
          </table:table-cell>
          <table:table-cell table:formula="of:=[.B596]" office:value-type="string" office:string-value="0x04f86D9427cde502D9DEb5fa66FEdBB6729fA4cB8a3a0F1f939aB0Ae8b66Ee80" calcext:value-type="string">
            <text:p>0x04f86D9427cde502D9DEb5fa66FEdBB6729fA4cB8a3a0F1f939aB0Ae8b66Ee80</text:p>
          </table:table-cell>
          <table:table-cell table:formula="of:=ROUNDUP([.E59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s://voyager.online/contract/0x063281293e97dcf1c9227b9BE1e9b3cF91987724d986F46e1a2472D935a3EDc6" xlink:type="simple">0x063281293e97dcf1c9227b9BE1e9b3cF91987724d986F46e1a2472D935a3EDc6</text:a></text:p>
          </table:table-cell>
          <table:table-cell office:value-type="string" calcext:value-type="string">
            <text:p>0.15825 ETH</text:p>
          </table:table-cell>
          <table:table-cell office:value-type="float" office:value="120" calcext:value-type="float">
            <text:p>120</text:p>
          </table:table-cell>
          <table:table-cell table:formula="of:=VALUE(SUBSTITUTE(MID([.C597];1;LEN([.C597])-4);&quot;.&quot;;&quot;,&quot;))" office:value-type="float" office:value="0.15825" calcext:value-type="float">
            <text:p>0,15825</text:p>
          </table:table-cell>
          <table:table-cell table:formula="of:=[.B597]" office:value-type="string" office:string-value="0x063281293e97dcf1c9227b9BE1e9b3cF91987724d986F46e1a2472D935a3EDc6" calcext:value-type="string">
            <text:p>0x063281293e97dcf1c9227b9BE1e9b3cF91987724d986F46e1a2472D935a3EDc6</text:p>
          </table:table-cell>
          <table:table-cell table:formula="of:=ROUNDUP([.E59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a xlink:href="https://voyager.online/contract/0x0676180806f4000f14Eb11b6C7173621E29B404baDA03b3b6ECA551C36bb3267" xlink:type="simple">0x0676180806f4000f14Eb11b6C7173621E29B404baDA03b3b6ECA551C36bb3267</text:a></text:p>
          </table:table-cell>
          <table:table-cell office:value-type="string" calcext:value-type="string">
            <text:p>0.15823 ETH</text:p>
          </table:table-cell>
          <table:table-cell office:value-type="float" office:value="354" calcext:value-type="float">
            <text:p>354</text:p>
          </table:table-cell>
          <table:table-cell table:formula="of:=VALUE(SUBSTITUTE(MID([.C598];1;LEN([.C598])-4);&quot;.&quot;;&quot;,&quot;))" office:value-type="float" office:value="0.15823" calcext:value-type="float">
            <text:p>0,15823</text:p>
          </table:table-cell>
          <table:table-cell table:formula="of:=[.B598]" office:value-type="string" office:string-value="0x0676180806f4000f14Eb11b6C7173621E29B404baDA03b3b6ECA551C36bb3267" calcext:value-type="string">
            <text:p>0x0676180806f4000f14Eb11b6C7173621E29B404baDA03b3b6ECA551C36bb3267</text:p>
          </table:table-cell>
          <table:table-cell table:formula="of:=ROUNDUP([.E59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a xlink:href="https://voyager.online/contract/0x020e5d468103481A95a89DC3Ea4fd56A7898653d1E70689D6B96450248B27dC5" xlink:type="simple">0x020e5d468103481A95a89DC3Ea4fd56A7898653d1E70689D6B96450248B27dC5</text:a></text:p>
          </table:table-cell>
          <table:table-cell office:value-type="string" calcext:value-type="string">
            <text:p>0.15816 ETH</text:p>
          </table:table-cell>
          <table:table-cell office:value-type="float" office:value="255" calcext:value-type="float">
            <text:p>255</text:p>
          </table:table-cell>
          <table:table-cell table:formula="of:=VALUE(SUBSTITUTE(MID([.C599];1;LEN([.C599])-4);&quot;.&quot;;&quot;,&quot;))" office:value-type="float" office:value="0.15816" calcext:value-type="float">
            <text:p>0,15816</text:p>
          </table:table-cell>
          <table:table-cell table:formula="of:=[.B599]" office:value-type="string" office:string-value="0x020e5d468103481A95a89DC3Ea4fd56A7898653d1E70689D6B96450248B27dC5" calcext:value-type="string">
            <text:p>0x020e5d468103481A95a89DC3Ea4fd56A7898653d1E70689D6B96450248B27dC5</text:p>
          </table:table-cell>
          <table:table-cell table:formula="of:=ROUNDUP([.E59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s://voyager.online/contract/0x0679D9Cd6C0BdC867697063bf69147FAFfe01e5d41d0d61a92eDe2E10f40Ad05" xlink:type="simple">0x0679D9Cd6C0BdC867697063bf69147FAFfe01e5d41d0d61a92eDe2E10f40Ad05</text:a></text:p>
          </table:table-cell>
          <table:table-cell office:value-type="string" calcext:value-type="string">
            <text:p>0.15806 ETH</text:p>
          </table:table-cell>
          <table:table-cell office:value-type="float" office:value="319" calcext:value-type="float">
            <text:p>319</text:p>
          </table:table-cell>
          <table:table-cell table:formula="of:=VALUE(SUBSTITUTE(MID([.C600];1;LEN([.C600])-4);&quot;.&quot;;&quot;,&quot;))" office:value-type="float" office:value="0.15806" calcext:value-type="float">
            <text:p>0,15806</text:p>
          </table:table-cell>
          <table:table-cell table:formula="of:=[.B600]" office:value-type="string" office:string-value="0x0679D9Cd6C0BdC867697063bf69147FAFfe01e5d41d0d61a92eDe2E10f40Ad05" calcext:value-type="string">
            <text:p>0x0679D9Cd6C0BdC867697063bf69147FAFfe01e5d41d0d61a92eDe2E10f40Ad05</text:p>
          </table:table-cell>
          <table:table-cell table:formula="of:=ROUNDUP([.E60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<text:a xlink:href="https://voyager.online/contract/0x0319858610842587d22b8c2cDA1244ED747c00A45f3C70cf15b291D176bDCc79" xlink:type="simple">0x0319858610842587d22b8c2cDA1244ED747c00A45f3C70cf15b291D176bDCc79</text:a></text:p>
          </table:table-cell>
          <table:table-cell office:value-type="string" calcext:value-type="string">
            <text:p>0.15767 ETH</text:p>
          </table:table-cell>
          <table:table-cell office:value-type="string" calcext:value-type="string">
            <text:p>1 088</text:p>
          </table:table-cell>
          <table:table-cell table:formula="of:=VALUE(SUBSTITUTE(MID([.C601];1;LEN([.C601])-4);&quot;.&quot;;&quot;,&quot;))" office:value-type="float" office:value="0.15767" calcext:value-type="float">
            <text:p>0,15767</text:p>
          </table:table-cell>
          <table:table-cell table:formula="of:=[.B601]" office:value-type="string" office:string-value="0x0319858610842587d22b8c2cDA1244ED747c00A45f3C70cf15b291D176bDCc79" calcext:value-type="string">
            <text:p>0x0319858610842587d22b8c2cDA1244ED747c00A45f3C70cf15b291D176bDCc79</text:p>
          </table:table-cell>
          <table:table-cell table:formula="of:=ROUNDUP([.E60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<text:a xlink:href="https://voyager.online/contract/0x072fB7f81204827A4d425E3580e77c732c52FDD4561880470082f46767b23E2D" xlink:type="simple">0x072fB7f81204827A4d425E3580e77c732c52FDD4561880470082f46767b23E2D</text:a></text:p>
          </table:table-cell>
          <table:table-cell office:value-type="string" calcext:value-type="string">
            <text:p>0.15758 ETH</text:p>
          </table:table-cell>
          <table:table-cell office:value-type="float" office:value="305" calcext:value-type="float">
            <text:p>305</text:p>
          </table:table-cell>
          <table:table-cell table:formula="of:=VALUE(SUBSTITUTE(MID([.C602];1;LEN([.C602])-4);&quot;.&quot;;&quot;,&quot;))" office:value-type="float" office:value="0.15758" calcext:value-type="float">
            <text:p>0,15758</text:p>
          </table:table-cell>
          <table:table-cell table:formula="of:=[.B602]" office:value-type="string" office:string-value="0x072fB7f81204827A4d425E3580e77c732c52FDD4561880470082f46767b23E2D" calcext:value-type="string">
            <text:p>0x072fB7f81204827A4d425E3580e77c732c52FDD4561880470082f46767b23E2D</text:p>
          </table:table-cell>
          <table:table-cell table:formula="of:=ROUNDUP([.E60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a xlink:href="https://voyager.online/contract/0x057A591a8F95E0362A988b7A4ED49868c2328dc939531609eafBb5b31d6871Bf" xlink:type="simple">0x057A591a8F95E0362A988b7A4ED49868c2328dc939531609eafBb5b31d6871Bf</text:a></text:p>
          </table:table-cell>
          <table:table-cell office:value-type="string" calcext:value-type="string">
            <text:p>0.15740 ETH</text:p>
          </table:table-cell>
          <table:table-cell office:value-type="string" calcext:value-type="string">
            <text:p>1 008</text:p>
          </table:table-cell>
          <table:table-cell table:formula="of:=VALUE(SUBSTITUTE(MID([.C603];1;LEN([.C603])-4);&quot;.&quot;;&quot;,&quot;))" office:value-type="float" office:value="0.1574" calcext:value-type="float">
            <text:p>0,1574</text:p>
          </table:table-cell>
          <table:table-cell table:formula="of:=[.B603]" office:value-type="string" office:string-value="0x057A591a8F95E0362A988b7A4ED49868c2328dc939531609eafBb5b31d6871Bf" calcext:value-type="string">
            <text:p>0x057A591a8F95E0362A988b7A4ED49868c2328dc939531609eafBb5b31d6871Bf</text:p>
          </table:table-cell>
          <table:table-cell table:formula="of:=ROUNDUP([.E60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<text:a xlink:href="https://voyager.online/contract/0x07b9F7f1E58DC3097bb6DA0F937F07Bbd68dF40429438b0b8ca7D84f2AA61822" xlink:type="simple">0x07b9F7f1E58DC3097bb6DA0F937F07Bbd68dF40429438b0b8ca7D84f2AA61822</text:a></text:p>
          </table:table-cell>
          <table:table-cell office:value-type="string" calcext:value-type="string">
            <text:p>0.15730 ETH</text:p>
          </table:table-cell>
          <table:table-cell office:value-type="float" office:value="348" calcext:value-type="float">
            <text:p>348</text:p>
          </table:table-cell>
          <table:table-cell table:formula="of:=VALUE(SUBSTITUTE(MID([.C604];1;LEN([.C604])-4);&quot;.&quot;;&quot;,&quot;))" office:value-type="float" office:value="0.1573" calcext:value-type="float">
            <text:p>0,1573</text:p>
          </table:table-cell>
          <table:table-cell table:formula="of:=[.B604]" office:value-type="string" office:string-value="0x07b9F7f1E58DC3097bb6DA0F937F07Bbd68dF40429438b0b8ca7D84f2AA61822" calcext:value-type="string">
            <text:p>0x07b9F7f1E58DC3097bb6DA0F937F07Bbd68dF40429438b0b8ca7D84f2AA61822</text:p>
          </table:table-cell>
          <table:table-cell table:formula="of:=ROUNDUP([.E60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a xlink:href="https://voyager.online/contract/0x03d55BA5B8E019429fE45cDddb731A6981e795fC1610355013fe3F76E4F3a9c1" xlink:type="simple">0x03d55BA5B8E019429fE45cDddb731A6981e795fC1610355013fe3F76E4F3a9c1</text:a></text:p>
          </table:table-cell>
          <table:table-cell office:value-type="string" calcext:value-type="string">
            <text:p>0.15713 ETH</text:p>
          </table:table-cell>
          <table:table-cell office:value-type="float" office:value="289" calcext:value-type="float">
            <text:p>289</text:p>
          </table:table-cell>
          <table:table-cell table:formula="of:=VALUE(SUBSTITUTE(MID([.C605];1;LEN([.C605])-4);&quot;.&quot;;&quot;,&quot;))" office:value-type="float" office:value="0.15713" calcext:value-type="float">
            <text:p>0,15713</text:p>
          </table:table-cell>
          <table:table-cell table:formula="of:=[.B605]" office:value-type="string" office:string-value="0x03d55BA5B8E019429fE45cDddb731A6981e795fC1610355013fe3F76E4F3a9c1" calcext:value-type="string">
            <text:p>0x03d55BA5B8E019429fE45cDddb731A6981e795fC1610355013fe3F76E4F3a9c1</text:p>
          </table:table-cell>
          <table:table-cell table:formula="of:=ROUNDUP([.E60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a xlink:href="https://voyager.online/contract/0x021b3d6efb52068d8C147F8BBEec91bd3888CB37Bf81D894aE059638b2e116BE" xlink:type="simple">0x021b3d6efb52068d8C147F8BBEec91bd3888CB37Bf81D894aE059638b2e116BE</text:a></text:p>
          </table:table-cell>
          <table:table-cell office:value-type="string" calcext:value-type="string">
            <text:p>0.15712 ETH</text:p>
          </table:table-cell>
          <table:table-cell office:value-type="float" office:value="624" calcext:value-type="float">
            <text:p>624</text:p>
          </table:table-cell>
          <table:table-cell table:formula="of:=VALUE(SUBSTITUTE(MID([.C606];1;LEN([.C606])-4);&quot;.&quot;;&quot;,&quot;))" office:value-type="float" office:value="0.15712" calcext:value-type="float">
            <text:p>0,15712</text:p>
          </table:table-cell>
          <table:table-cell table:formula="of:=[.B606]" office:value-type="string" office:string-value="0x021b3d6efb52068d8C147F8BBEec91bd3888CB37Bf81D894aE059638b2e116BE" calcext:value-type="string">
            <text:p>0x021b3d6efb52068d8C147F8BBEec91bd3888CB37Bf81D894aE059638b2e116BE</text:p>
          </table:table-cell>
          <table:table-cell table:formula="of:=ROUNDUP([.E60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<text:a xlink:href="https://voyager.online/contract/0x056Fb9A24f0974d8e767bd10FE393f7F05921FB07ac32aB4ba340D3173Dc2C40" xlink:type="simple">0x056Fb9A24f0974d8e767bd10FE393f7F05921FB07ac32aB4ba340D3173Dc2C40</text:a></text:p>
          </table:table-cell>
          <table:table-cell office:value-type="string" calcext:value-type="string">
            <text:p>0.15689 ETH</text:p>
          </table:table-cell>
          <table:table-cell office:value-type="float" office:value="400" calcext:value-type="float">
            <text:p>400</text:p>
          </table:table-cell>
          <table:table-cell table:formula="of:=VALUE(SUBSTITUTE(MID([.C607];1;LEN([.C607])-4);&quot;.&quot;;&quot;,&quot;))" office:value-type="float" office:value="0.15689" calcext:value-type="float">
            <text:p>0,15689</text:p>
          </table:table-cell>
          <table:table-cell table:formula="of:=[.B607]" office:value-type="string" office:string-value="0x056Fb9A24f0974d8e767bd10FE393f7F05921FB07ac32aB4ba340D3173Dc2C40" calcext:value-type="string">
            <text:p>0x056Fb9A24f0974d8e767bd10FE393f7F05921FB07ac32aB4ba340D3173Dc2C40</text:p>
          </table:table-cell>
          <table:table-cell table:formula="of:=ROUNDUP([.E60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a xlink:href="https://voyager.online/contract/0x03077eAE6062BDc6d15886e23e10211323669b9376cB124a1B11054435a041fc" xlink:type="simple">0x03077eAE6062BDc6d15886e23e10211323669b9376cB124a1B11054435a041fc</text:a></text:p>
          </table:table-cell>
          <table:table-cell office:value-type="string" calcext:value-type="string">
            <text:p>0.15681 ETH</text:p>
          </table:table-cell>
          <table:table-cell office:value-type="float" office:value="458" calcext:value-type="float">
            <text:p>458</text:p>
          </table:table-cell>
          <table:table-cell table:formula="of:=VALUE(SUBSTITUTE(MID([.C608];1;LEN([.C608])-4);&quot;.&quot;;&quot;,&quot;))" office:value-type="float" office:value="0.15681" calcext:value-type="float">
            <text:p>0,15681</text:p>
          </table:table-cell>
          <table:table-cell table:formula="of:=[.B608]" office:value-type="string" office:string-value="0x03077eAE6062BDc6d15886e23e10211323669b9376cB124a1B11054435a041fc" calcext:value-type="string">
            <text:p>0x03077eAE6062BDc6d15886e23e10211323669b9376cB124a1B11054435a041fc</text:p>
          </table:table-cell>
          <table:table-cell table:formula="of:=ROUNDUP([.E60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s://voyager.online/contract/0x041e9E78a2809B4d390E53A66F02c8837650Eb31eE2f6cFe2Ee011218b50e8ec" xlink:type="simple">0x041e9E78a2809B4d390E53A66F02c8837650Eb31eE2f6cFe2Ee011218b50e8ec</text:a></text:p>
          </table:table-cell>
          <table:table-cell office:value-type="string" calcext:value-type="string">
            <text:p>0.15676 ETH</text:p>
          </table:table-cell>
          <table:table-cell office:value-type="float" office:value="338" calcext:value-type="float">
            <text:p>338</text:p>
          </table:table-cell>
          <table:table-cell table:formula="of:=VALUE(SUBSTITUTE(MID([.C609];1;LEN([.C609])-4);&quot;.&quot;;&quot;,&quot;))" office:value-type="float" office:value="0.15676" calcext:value-type="float">
            <text:p>0,15676</text:p>
          </table:table-cell>
          <table:table-cell table:formula="of:=[.B609]" office:value-type="string" office:string-value="0x041e9E78a2809B4d390E53A66F02c8837650Eb31eE2f6cFe2Ee011218b50e8ec" calcext:value-type="string">
            <text:p>0x041e9E78a2809B4d390E53A66F02c8837650Eb31eE2f6cFe2Ee011218b50e8ec</text:p>
          </table:table-cell>
          <table:table-cell table:formula="of:=ROUNDUP([.E60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<text:a xlink:href="https://voyager.online/contract/0x0753cEB2ddAE136078fe73cEe308C432c4082fAae4F49019C084e1E320bD7580" xlink:type="simple">0x0753cEB2ddAE136078fe73cEe308C432c4082fAae4F49019C084e1E320bD7580</text:a></text:p>
          </table:table-cell>
          <table:table-cell office:value-type="string" calcext:value-type="string">
            <text:p>0.15662 ETH</text:p>
          </table:table-cell>
          <table:table-cell office:value-type="float" office:value="314" calcext:value-type="float">
            <text:p>314</text:p>
          </table:table-cell>
          <table:table-cell table:formula="of:=VALUE(SUBSTITUTE(MID([.C610];1;LEN([.C610])-4);&quot;.&quot;;&quot;,&quot;))" office:value-type="float" office:value="0.15662" calcext:value-type="float">
            <text:p>0,15662</text:p>
          </table:table-cell>
          <table:table-cell table:formula="of:=[.B610]" office:value-type="string" office:string-value="0x0753cEB2ddAE136078fe73cEe308C432c4082fAae4F49019C084e1E320bD7580" calcext:value-type="string">
            <text:p>0x0753cEB2ddAE136078fe73cEe308C432c4082fAae4F49019C084e1E320bD7580</text:p>
          </table:table-cell>
          <table:table-cell table:formula="of:=ROUNDUP([.E61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<text:a xlink:href="https://voyager.online/contract/0x02b5C3F65aDEB4ae5f485A1D7D156E1db043d0468C0ec9B132d12F3e6Ac22cB4" xlink:type="simple">0x02b5C3F65aDEB4ae5f485A1D7D156E1db043d0468C0ec9B132d12F3e6Ac22cB4</text:a></text:p>
          </table:table-cell>
          <table:table-cell office:value-type="string" calcext:value-type="string">
            <text:p>0.15655 ETH</text:p>
          </table:table-cell>
          <table:table-cell office:value-type="float" office:value="563" calcext:value-type="float">
            <text:p>563</text:p>
          </table:table-cell>
          <table:table-cell table:formula="of:=VALUE(SUBSTITUTE(MID([.C611];1;LEN([.C611])-4);&quot;.&quot;;&quot;,&quot;))" office:value-type="float" office:value="0.15655" calcext:value-type="float">
            <text:p>0,15655</text:p>
          </table:table-cell>
          <table:table-cell table:formula="of:=[.B611]" office:value-type="string" office:string-value="0x02b5C3F65aDEB4ae5f485A1D7D156E1db043d0468C0ec9B132d12F3e6Ac22cB4" calcext:value-type="string">
            <text:p>0x02b5C3F65aDEB4ae5f485A1D7D156E1db043d0468C0ec9B132d12F3e6Ac22cB4</text:p>
          </table:table-cell>
          <table:table-cell table:formula="of:=ROUNDUP([.E61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<text:a xlink:href="https://voyager.online/contract/0x029bf31948472F3FA63eC730503B8aCE12C653ba22FF113F6383A44a636EA84b" xlink:type="simple">0x029bf31948472F3FA63eC730503B8aCE12C653ba22FF113F6383A44a636EA84b</text:a></text:p>
          </table:table-cell>
          <table:table-cell office:value-type="string" calcext:value-type="string">
            <text:p>0.15634 ETH</text:p>
          </table:table-cell>
          <table:table-cell office:value-type="float" office:value="359" calcext:value-type="float">
            <text:p>359</text:p>
          </table:table-cell>
          <table:table-cell table:formula="of:=VALUE(SUBSTITUTE(MID([.C612];1;LEN([.C612])-4);&quot;.&quot;;&quot;,&quot;))" office:value-type="float" office:value="0.15634" calcext:value-type="float">
            <text:p>0,15634</text:p>
          </table:table-cell>
          <table:table-cell table:formula="of:=[.B612]" office:value-type="string" office:string-value="0x029bf31948472F3FA63eC730503B8aCE12C653ba22FF113F6383A44a636EA84b" calcext:value-type="string">
            <text:p>0x029bf31948472F3FA63eC730503B8aCE12C653ba22FF113F6383A44a636EA84b</text:p>
          </table:table-cell>
          <table:table-cell table:formula="of:=ROUNDUP([.E61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a xlink:href="https://voyager.online/contract/0x05541d2ee060924b40C27E5a07C8E075F079157a05b4Dc497E64d7c85725F58e" xlink:type="simple">0x05541d2ee060924b40C27E5a07C8E075F079157a05b4Dc497E64d7c85725F58e</text:a></text:p>
          </table:table-cell>
          <table:table-cell office:value-type="string" calcext:value-type="string">
            <text:p>0.15633 ETH</text:p>
          </table:table-cell>
          <table:table-cell office:value-type="float" office:value="382" calcext:value-type="float">
            <text:p>382</text:p>
          </table:table-cell>
          <table:table-cell table:formula="of:=VALUE(SUBSTITUTE(MID([.C613];1;LEN([.C613])-4);&quot;.&quot;;&quot;,&quot;))" office:value-type="float" office:value="0.15633" calcext:value-type="float">
            <text:p>0,15633</text:p>
          </table:table-cell>
          <table:table-cell table:formula="of:=[.B613]" office:value-type="string" office:string-value="0x05541d2ee060924b40C27E5a07C8E075F079157a05b4Dc497E64d7c85725F58e" calcext:value-type="string">
            <text:p>0x05541d2ee060924b40C27E5a07C8E075F079157a05b4Dc497E64d7c85725F58e</text:p>
          </table:table-cell>
          <table:table-cell table:formula="of:=ROUNDUP([.E61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a xlink:href="https://voyager.online/contract/0x04EC80F51E598e25b42b7884B27559cb36DD131e1E87FD82A01e4d3Fb882FF9F" xlink:type="simple">0x04EC80F51E598e25b42b7884B27559cb36DD131e1E87FD82A01e4d3Fb882FF9F</text:a></text:p>
          </table:table-cell>
          <table:table-cell office:value-type="string" calcext:value-type="string">
            <text:p>0.15629 ETH</text:p>
          </table:table-cell>
          <table:table-cell office:value-type="float" office:value="188" calcext:value-type="float">
            <text:p>188</text:p>
          </table:table-cell>
          <table:table-cell table:formula="of:=VALUE(SUBSTITUTE(MID([.C614];1;LEN([.C614])-4);&quot;.&quot;;&quot;,&quot;))" office:value-type="float" office:value="0.15629" calcext:value-type="float">
            <text:p>0,15629</text:p>
          </table:table-cell>
          <table:table-cell table:formula="of:=[.B614]" office:value-type="string" office:string-value="0x04EC80F51E598e25b42b7884B27559cb36DD131e1E87FD82A01e4d3Fb882FF9F" calcext:value-type="string">
            <text:p>0x04EC80F51E598e25b42b7884B27559cb36DD131e1E87FD82A01e4d3Fb882FF9F</text:p>
          </table:table-cell>
          <table:table-cell table:formula="of:=ROUNDUP([.E61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a xlink:href="https://voyager.online/contract/0x0575a7f1F50D834b4a3D18B543ADfcA487F8A7D4d9d3E26C512f9D714912F35A" xlink:type="simple">0x0575a7f1F50D834b4a3D18B543ADfcA487F8A7D4d9d3E26C512f9D714912F35A</text:a></text:p>
          </table:table-cell>
          <table:table-cell office:value-type="string" calcext:value-type="string">
            <text:p>0.15623 ETH</text:p>
          </table:table-cell>
          <table:table-cell office:value-type="float" office:value="368" calcext:value-type="float">
            <text:p>368</text:p>
          </table:table-cell>
          <table:table-cell table:formula="of:=VALUE(SUBSTITUTE(MID([.C615];1;LEN([.C615])-4);&quot;.&quot;;&quot;,&quot;))" office:value-type="float" office:value="0.15623" calcext:value-type="float">
            <text:p>0,15623</text:p>
          </table:table-cell>
          <table:table-cell table:formula="of:=[.B615]" office:value-type="string" office:string-value="0x0575a7f1F50D834b4a3D18B543ADfcA487F8A7D4d9d3E26C512f9D714912F35A" calcext:value-type="string">
            <text:p>0x0575a7f1F50D834b4a3D18B543ADfcA487F8A7D4d9d3E26C512f9D714912F35A</text:p>
          </table:table-cell>
          <table:table-cell table:formula="of:=ROUNDUP([.E61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a xlink:href="https://voyager.online/contract/0x07Ba5791039D45f60B46BF2bbB7cB72ba67feE9d54b17ECa9fbb9D039ef6b3A1" xlink:type="simple">0x07Ba5791039D45f60B46BF2bbB7cB72ba67feE9d54b17ECa9fbb9D039ef6b3A1</text:a></text:p>
          </table:table-cell>
          <table:table-cell office:value-type="string" calcext:value-type="string">
            <text:p>0.15616 ETH</text:p>
          </table:table-cell>
          <table:table-cell office:value-type="float" office:value="365" calcext:value-type="float">
            <text:p>365</text:p>
          </table:table-cell>
          <table:table-cell table:formula="of:=VALUE(SUBSTITUTE(MID([.C616];1;LEN([.C616])-4);&quot;.&quot;;&quot;,&quot;))" office:value-type="float" office:value="0.15616" calcext:value-type="float">
            <text:p>0,15616</text:p>
          </table:table-cell>
          <table:table-cell table:formula="of:=[.B616]" office:value-type="string" office:string-value="0x07Ba5791039D45f60B46BF2bbB7cB72ba67feE9d54b17ECa9fbb9D039ef6b3A1" calcext:value-type="string">
            <text:p>0x07Ba5791039D45f60B46BF2bbB7cB72ba67feE9d54b17ECa9fbb9D039ef6b3A1</text:p>
          </table:table-cell>
          <table:table-cell table:formula="of:=ROUNDUP([.E61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a xlink:href="https://voyager.online/contract/0x0386D28ff0a881466791eD73915b6679B3560799b77Cedb2AdCa0770a11611d2" xlink:type="simple">0x0386D28ff0a881466791eD73915b6679B3560799b77Cedb2AdCa0770a11611d2</text:a></text:p>
          </table:table-cell>
          <table:table-cell office:value-type="string" calcext:value-type="string">
            <text:p>0.15598 ETH</text:p>
          </table:table-cell>
          <table:table-cell office:value-type="float" office:value="389" calcext:value-type="float">
            <text:p>389</text:p>
          </table:table-cell>
          <table:table-cell table:formula="of:=VALUE(SUBSTITUTE(MID([.C617];1;LEN([.C617])-4);&quot;.&quot;;&quot;,&quot;))" office:value-type="float" office:value="0.15598" calcext:value-type="float">
            <text:p>0,15598</text:p>
          </table:table-cell>
          <table:table-cell table:formula="of:=[.B617]" office:value-type="string" office:string-value="0x0386D28ff0a881466791eD73915b6679B3560799b77Cedb2AdCa0770a11611d2" calcext:value-type="string">
            <text:p>0x0386D28ff0a881466791eD73915b6679B3560799b77Cedb2AdCa0770a11611d2</text:p>
          </table:table-cell>
          <table:table-cell table:formula="of:=ROUNDUP([.E61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a xlink:href="https://voyager.online/contract/0x076f75ffb70889aF30435B193f599dD98Ea2eb4902492D2c4f007d5742d1Da07" xlink:type="simple">0x076f75ffb70889aF30435B193f599dD98Ea2eb4902492D2c4f007d5742d1Da07</text:a></text:p>
          </table:table-cell>
          <table:table-cell office:value-type="string" calcext:value-type="string">
            <text:p>0.15583 ETH</text:p>
          </table:table-cell>
          <table:table-cell office:value-type="float" office:value="422" calcext:value-type="float">
            <text:p>422</text:p>
          </table:table-cell>
          <table:table-cell table:formula="of:=VALUE(SUBSTITUTE(MID([.C618];1;LEN([.C618])-4);&quot;.&quot;;&quot;,&quot;))" office:value-type="float" office:value="0.15583" calcext:value-type="float">
            <text:p>0,15583</text:p>
          </table:table-cell>
          <table:table-cell table:formula="of:=[.B618]" office:value-type="string" office:string-value="0x076f75ffb70889aF30435B193f599dD98Ea2eb4902492D2c4f007d5742d1Da07" calcext:value-type="string">
            <text:p>0x076f75ffb70889aF30435B193f599dD98Ea2eb4902492D2c4f007d5742d1Da07</text:p>
          </table:table-cell>
          <table:table-cell table:formula="of:=ROUNDUP([.E61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a xlink:href="https://voyager.online/contract/0x06630a49Dd56f785752C3A88CB763D09C77723B4c945c4cC2ae9fD561D9EA2f6" xlink:type="simple">0x06630a49Dd56f785752C3A88CB763D09C77723B4c945c4cC2ae9fD561D9EA2f6</text:a></text:p>
          </table:table-cell>
          <table:table-cell office:value-type="string" calcext:value-type="string">
            <text:p>0.15567 ETH</text:p>
          </table:table-cell>
          <table:table-cell office:value-type="float" office:value="614" calcext:value-type="float">
            <text:p>614</text:p>
          </table:table-cell>
          <table:table-cell table:formula="of:=VALUE(SUBSTITUTE(MID([.C619];1;LEN([.C619])-4);&quot;.&quot;;&quot;,&quot;))" office:value-type="float" office:value="0.15567" calcext:value-type="float">
            <text:p>0,15567</text:p>
          </table:table-cell>
          <table:table-cell table:formula="of:=[.B619]" office:value-type="string" office:string-value="0x06630a49Dd56f785752C3A88CB763D09C77723B4c945c4cC2ae9fD561D9EA2f6" calcext:value-type="string">
            <text:p>0x06630a49Dd56f785752C3A88CB763D09C77723B4c945c4cC2ae9fD561D9EA2f6</text:p>
          </table:table-cell>
          <table:table-cell table:formula="of:=ROUNDUP([.E61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a xlink:href="https://voyager.online/contract/0x03e1acbA193973A15Be3B7207CB5E67fb90110Da045C931F9b36470BA3384D7C" xlink:type="simple">0x03e1acbA193973A15Be3B7207CB5E67fb90110Da045C931F9b36470BA3384D7C</text:a></text:p>
          </table:table-cell>
          <table:table-cell office:value-type="string" calcext:value-type="string">
            <text:p>0.15548 ETH</text:p>
          </table:table-cell>
          <table:table-cell office:value-type="float" office:value="792" calcext:value-type="float">
            <text:p>792</text:p>
          </table:table-cell>
          <table:table-cell table:formula="of:=VALUE(SUBSTITUTE(MID([.C620];1;LEN([.C620])-4);&quot;.&quot;;&quot;,&quot;))" office:value-type="float" office:value="0.15548" calcext:value-type="float">
            <text:p>0,15548</text:p>
          </table:table-cell>
          <table:table-cell table:formula="of:=[.B620]" office:value-type="string" office:string-value="0x03e1acbA193973A15Be3B7207CB5E67fb90110Da045C931F9b36470BA3384D7C" calcext:value-type="string">
            <text:p>0x03e1acbA193973A15Be3B7207CB5E67fb90110Da045C931F9b36470BA3384D7C</text:p>
          </table:table-cell>
          <table:table-cell table:formula="of:=ROUNDUP([.E62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a xlink:href="https://voyager.online/contract/0x03A183dA64517165A99d08732cC7ffCF2f4A2663661F6dE84Da9B950468Af64d" xlink:type="simple">0x03A183dA64517165A99d08732cC7ffCF2f4A2663661F6dE84Da9B950468Af64d</text:a></text:p>
          </table:table-cell>
          <table:table-cell office:value-type="string" calcext:value-type="string">
            <text:p>0.15542 ETH</text:p>
          </table:table-cell>
          <table:table-cell office:value-type="float" office:value="456" calcext:value-type="float">
            <text:p>456</text:p>
          </table:table-cell>
          <table:table-cell table:formula="of:=VALUE(SUBSTITUTE(MID([.C621];1;LEN([.C621])-4);&quot;.&quot;;&quot;,&quot;))" office:value-type="float" office:value="0.15542" calcext:value-type="float">
            <text:p>0,15542</text:p>
          </table:table-cell>
          <table:table-cell table:formula="of:=[.B621]" office:value-type="string" office:string-value="0x03A183dA64517165A99d08732cC7ffCF2f4A2663661F6dE84Da9B950468Af64d" calcext:value-type="string">
            <text:p>0x03A183dA64517165A99d08732cC7ffCF2f4A2663661F6dE84Da9B950468Af64d</text:p>
          </table:table-cell>
          <table:table-cell table:formula="of:=ROUNDUP([.E62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<text:a xlink:href="https://voyager.online/contract/0x0095C91Ee299C6E10DC5867d145443CEC5Dd5D624a87dD02788107E8728F48cC" xlink:type="simple">0x0095C91Ee299C6E10DC5867d145443CEC5Dd5D624a87dD02788107E8728F48cC</text:a></text:p>
          </table:table-cell>
          <table:table-cell office:value-type="string" calcext:value-type="string">
            <text:p>0.15542 ETH</text:p>
          </table:table-cell>
          <table:table-cell office:value-type="float" office:value="332" calcext:value-type="float">
            <text:p>332</text:p>
          </table:table-cell>
          <table:table-cell table:formula="of:=VALUE(SUBSTITUTE(MID([.C622];1;LEN([.C622])-4);&quot;.&quot;;&quot;,&quot;))" office:value-type="float" office:value="0.15542" calcext:value-type="float">
            <text:p>0,15542</text:p>
          </table:table-cell>
          <table:table-cell table:formula="of:=[.B622]" office:value-type="string" office:string-value="0x0095C91Ee299C6E10DC5867d145443CEC5Dd5D624a87dD02788107E8728F48cC" calcext:value-type="string">
            <text:p>0x0095C91Ee299C6E10DC5867d145443CEC5Dd5D624a87dD02788107E8728F48cC</text:p>
          </table:table-cell>
          <table:table-cell table:formula="of:=ROUNDUP([.E62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<text:a xlink:href="https://voyager.online/contract/0x068e6bb3A4eDC9cCA85B042dB407C27ac94d4b1b82aE2aA2279A575856d034C5" xlink:type="simple">0x068e6bb3A4eDC9cCA85B042dB407C27ac94d4b1b82aE2aA2279A575856d034C5</text:a></text:p>
          </table:table-cell>
          <table:table-cell office:value-type="string" calcext:value-type="string">
            <text:p>0.15504 ETH</text:p>
          </table:table-cell>
          <table:table-cell office:value-type="float" office:value="293" calcext:value-type="float">
            <text:p>293</text:p>
          </table:table-cell>
          <table:table-cell table:formula="of:=VALUE(SUBSTITUTE(MID([.C623];1;LEN([.C623])-4);&quot;.&quot;;&quot;,&quot;))" office:value-type="float" office:value="0.15504" calcext:value-type="float">
            <text:p>0,15504</text:p>
          </table:table-cell>
          <table:table-cell table:formula="of:=[.B623]" office:value-type="string" office:string-value="0x068e6bb3A4eDC9cCA85B042dB407C27ac94d4b1b82aE2aA2279A575856d034C5" calcext:value-type="string">
            <text:p>0x068e6bb3A4eDC9cCA85B042dB407C27ac94d4b1b82aE2aA2279A575856d034C5</text:p>
          </table:table-cell>
          <table:table-cell table:formula="of:=ROUNDUP([.E62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s://voyager.online/contract/0x018d7624EDeb8d52C54dD77219726920f286D14090739962d9EE9938139AC272" xlink:type="simple">0x018d7624EDeb8d52C54dD77219726920f286D14090739962d9EE9938139AC272</text:a></text:p>
          </table:table-cell>
          <table:table-cell office:value-type="string" calcext:value-type="string">
            <text:p>0.15456 ETH</text:p>
          </table:table-cell>
          <table:table-cell office:value-type="float" office:value="762" calcext:value-type="float">
            <text:p>762</text:p>
          </table:table-cell>
          <table:table-cell table:formula="of:=VALUE(SUBSTITUTE(MID([.C624];1;LEN([.C624])-4);&quot;.&quot;;&quot;,&quot;))" office:value-type="float" office:value="0.15456" calcext:value-type="float">
            <text:p>0,15456</text:p>
          </table:table-cell>
          <table:table-cell table:formula="of:=[.B624]" office:value-type="string" office:string-value="0x018d7624EDeb8d52C54dD77219726920f286D14090739962d9EE9938139AC272" calcext:value-type="string">
            <text:p>0x018d7624EDeb8d52C54dD77219726920f286D14090739962d9EE9938139AC272</text:p>
          </table:table-cell>
          <table:table-cell table:formula="of:=ROUNDUP([.E62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a xlink:href="https://voyager.online/contract/0x03F0Ac2f2B9d84B7243631c5827cd8CB85Ba02107A95f42363c97bB99D138b42" xlink:type="simple">0x03F0Ac2f2B9d84B7243631c5827cd8CB85Ba02107A95f42363c97bB99D138b42</text:a></text:p>
          </table:table-cell>
          <table:table-cell office:value-type="string" calcext:value-type="string">
            <text:p>0.15434 ETH</text:p>
          </table:table-cell>
          <table:table-cell office:value-type="float" office:value="298" calcext:value-type="float">
            <text:p>298</text:p>
          </table:table-cell>
          <table:table-cell table:formula="of:=VALUE(SUBSTITUTE(MID([.C625];1;LEN([.C625])-4);&quot;.&quot;;&quot;,&quot;))" office:value-type="float" office:value="0.15434" calcext:value-type="float">
            <text:p>0,15434</text:p>
          </table:table-cell>
          <table:table-cell table:formula="of:=[.B625]" office:value-type="string" office:string-value="0x03F0Ac2f2B9d84B7243631c5827cd8CB85Ba02107A95f42363c97bB99D138b42" calcext:value-type="string">
            <text:p>0x03F0Ac2f2B9d84B7243631c5827cd8CB85Ba02107A95f42363c97bB99D138b42</text:p>
          </table:table-cell>
          <table:table-cell table:formula="of:=ROUNDUP([.E62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a xlink:href="https://voyager.online/contract/0x069ff701FD5C83C7dc02fFB0f1869b102767be439e1FAceDC1B710F9E28FFF81" xlink:type="simple">0x069ff701FD5C83C7dc02fFB0f1869b102767be439e1FAceDC1B710F9E28FFF81</text:a></text:p>
          </table:table-cell>
          <table:table-cell office:value-type="string" calcext:value-type="string">
            <text:p>0.15431 ETH</text:p>
          </table:table-cell>
          <table:table-cell office:value-type="float" office:value="318" calcext:value-type="float">
            <text:p>318</text:p>
          </table:table-cell>
          <table:table-cell table:formula="of:=VALUE(SUBSTITUTE(MID([.C626];1;LEN([.C626])-4);&quot;.&quot;;&quot;,&quot;))" office:value-type="float" office:value="0.15431" calcext:value-type="float">
            <text:p>0,15431</text:p>
          </table:table-cell>
          <table:table-cell table:formula="of:=[.B626]" office:value-type="string" office:string-value="0x069ff701FD5C83C7dc02fFB0f1869b102767be439e1FAceDC1B710F9E28FFF81" calcext:value-type="string">
            <text:p>0x069ff701FD5C83C7dc02fFB0f1869b102767be439e1FAceDC1B710F9E28FFF81</text:p>
          </table:table-cell>
          <table:table-cell table:formula="of:=ROUNDUP([.E62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<text:a xlink:href="https://voyager.online/contract/0x06De0B9F257b26AF55641758730c38b9154fcdb54d8aD95044382361277faEE9" xlink:type="simple">0x06De0B9F257b26AF55641758730c38b9154fcdb54d8aD95044382361277faEE9</text:a></text:p>
          </table:table-cell>
          <table:table-cell office:value-type="string" calcext:value-type="string">
            <text:p>0.15431 ETH</text:p>
          </table:table-cell>
          <table:table-cell office:value-type="float" office:value="227" calcext:value-type="float">
            <text:p>227</text:p>
          </table:table-cell>
          <table:table-cell table:formula="of:=VALUE(SUBSTITUTE(MID([.C627];1;LEN([.C627])-4);&quot;.&quot;;&quot;,&quot;))" office:value-type="float" office:value="0.15431" calcext:value-type="float">
            <text:p>0,15431</text:p>
          </table:table-cell>
          <table:table-cell table:formula="of:=[.B627]" office:value-type="string" office:string-value="0x06De0B9F257b26AF55641758730c38b9154fcdb54d8aD95044382361277faEE9" calcext:value-type="string">
            <text:p>0x06De0B9F257b26AF55641758730c38b9154fcdb54d8aD95044382361277faEE9</text:p>
          </table:table-cell>
          <table:table-cell table:formula="of:=ROUNDUP([.E62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<text:a xlink:href="https://voyager.online/contract/0x01CFc120F48660109bA0C8EbA4a68e0bc225Cd28d12b59a58aF2d87624894DA3" xlink:type="simple">0x01CFc120F48660109bA0C8EbA4a68e0bc225Cd28d12b59a58aF2d87624894DA3</text:a></text:p>
          </table:table-cell>
          <table:table-cell office:value-type="string" calcext:value-type="string">
            <text:p>0.15426 ETH</text:p>
          </table:table-cell>
          <table:table-cell office:value-type="float" office:value="287" calcext:value-type="float">
            <text:p>287</text:p>
          </table:table-cell>
          <table:table-cell table:formula="of:=VALUE(SUBSTITUTE(MID([.C628];1;LEN([.C628])-4);&quot;.&quot;;&quot;,&quot;))" office:value-type="float" office:value="0.15426" calcext:value-type="float">
            <text:p>0,15426</text:p>
          </table:table-cell>
          <table:table-cell table:formula="of:=[.B628]" office:value-type="string" office:string-value="0x01CFc120F48660109bA0C8EbA4a68e0bc225Cd28d12b59a58aF2d87624894DA3" calcext:value-type="string">
            <text:p>0x01CFc120F48660109bA0C8EbA4a68e0bc225Cd28d12b59a58aF2d87624894DA3</text:p>
          </table:table-cell>
          <table:table-cell table:formula="of:=ROUNDUP([.E62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s://voyager.online/contract/0x071538f6445E0c6179B786230a3E7B5ddEE40B72673A9b5A395DA20f4657bDCa" xlink:type="simple">0x071538f6445E0c6179B786230a3E7B5ddEE40B72673A9b5A395DA20f4657bDCa</text:a></text:p>
          </table:table-cell>
          <table:table-cell office:value-type="string" calcext:value-type="string">
            <text:p>0.15420 ETH</text:p>
          </table:table-cell>
          <table:table-cell office:value-type="float" office:value="345" calcext:value-type="float">
            <text:p>345</text:p>
          </table:table-cell>
          <table:table-cell table:formula="of:=VALUE(SUBSTITUTE(MID([.C629];1;LEN([.C629])-4);&quot;.&quot;;&quot;,&quot;))" office:value-type="float" office:value="0.1542" calcext:value-type="float">
            <text:p>0,1542</text:p>
          </table:table-cell>
          <table:table-cell table:formula="of:=[.B629]" office:value-type="string" office:string-value="0x071538f6445E0c6179B786230a3E7B5ddEE40B72673A9b5A395DA20f4657bDCa" calcext:value-type="string">
            <text:p>0x071538f6445E0c6179B786230a3E7B5ddEE40B72673A9b5A395DA20f4657bDCa</text:p>
          </table:table-cell>
          <table:table-cell table:formula="of:=ROUNDUP([.E62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a xlink:href="https://voyager.online/contract/0x0490D6D8f3b2f160B46E60a52A9cF376468C5dFA17da784290ab851e9a126836" xlink:type="simple">0x0490D6D8f3b2f160B46E60a52A9cF376468C5dFA17da784290ab851e9a126836</text:a></text:p>
          </table:table-cell>
          <table:table-cell office:value-type="string" calcext:value-type="string">
            <text:p>0.15405 ETH</text:p>
          </table:table-cell>
          <table:table-cell office:value-type="float" office:value="338" calcext:value-type="float">
            <text:p>338</text:p>
          </table:table-cell>
          <table:table-cell table:formula="of:=VALUE(SUBSTITUTE(MID([.C630];1;LEN([.C630])-4);&quot;.&quot;;&quot;,&quot;))" office:value-type="float" office:value="0.15405" calcext:value-type="float">
            <text:p>0,15405</text:p>
          </table:table-cell>
          <table:table-cell table:formula="of:=[.B630]" office:value-type="string" office:string-value="0x0490D6D8f3b2f160B46E60a52A9cF376468C5dFA17da784290ab851e9a126836" calcext:value-type="string">
            <text:p>0x0490D6D8f3b2f160B46E60a52A9cF376468C5dFA17da784290ab851e9a126836</text:p>
          </table:table-cell>
          <table:table-cell table:formula="of:=ROUNDUP([.E63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s://voyager.online/contract/0x0462a81D9248ac9388C38fb4D34FBdCAc49F2c400c6213de813752E24Ce398fb" xlink:type="simple">0x0462a81D9248ac9388C38fb4D34FBdCAc49F2c400c6213de813752E24Ce398fb</text:a></text:p>
          </table:table-cell>
          <table:table-cell office:value-type="string" calcext:value-type="string">
            <text:p>0.15399 ETH</text:p>
          </table:table-cell>
          <table:table-cell office:value-type="float" office:value="454" calcext:value-type="float">
            <text:p>454</text:p>
          </table:table-cell>
          <table:table-cell table:formula="of:=VALUE(SUBSTITUTE(MID([.C631];1;LEN([.C631])-4);&quot;.&quot;;&quot;,&quot;))" office:value-type="float" office:value="0.15399" calcext:value-type="float">
            <text:p>0,15399</text:p>
          </table:table-cell>
          <table:table-cell table:formula="of:=[.B631]" office:value-type="string" office:string-value="0x0462a81D9248ac9388C38fb4D34FBdCAc49F2c400c6213de813752E24Ce398fb" calcext:value-type="string">
            <text:p>0x0462a81D9248ac9388C38fb4D34FBdCAc49F2c400c6213de813752E24Ce398fb</text:p>
          </table:table-cell>
          <table:table-cell table:formula="of:=ROUNDUP([.E63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a xlink:href="https://voyager.online/contract/0x04234A7A70bd9b5eB82c0693D6396A4e06761Aab30b3E644bdFeA07DD009f7b1" xlink:type="simple">0x04234A7A70bd9b5eB82c0693D6396A4e06761Aab30b3E644bdFeA07DD009f7b1</text:a></text:p>
          </table:table-cell>
          <table:table-cell office:value-type="string" calcext:value-type="string">
            <text:p>0.15396 ETH</text:p>
          </table:table-cell>
          <table:table-cell office:value-type="float" office:value="330" calcext:value-type="float">
            <text:p>330</text:p>
          </table:table-cell>
          <table:table-cell table:formula="of:=VALUE(SUBSTITUTE(MID([.C632];1;LEN([.C632])-4);&quot;.&quot;;&quot;,&quot;))" office:value-type="float" office:value="0.15396" calcext:value-type="float">
            <text:p>0,15396</text:p>
          </table:table-cell>
          <table:table-cell table:formula="of:=[.B632]" office:value-type="string" office:string-value="0x04234A7A70bd9b5eB82c0693D6396A4e06761Aab30b3E644bdFeA07DD009f7b1" calcext:value-type="string">
            <text:p>0x04234A7A70bd9b5eB82c0693D6396A4e06761Aab30b3E644bdFeA07DD009f7b1</text:p>
          </table:table-cell>
          <table:table-cell table:formula="of:=ROUNDUP([.E63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a xlink:href="https://voyager.online/contract/0x0657B7Ce655281f86cED16F26b021bEe4dc748dcD4Cf1F75F9f23731c3ee4703" xlink:type="simple">0x0657B7Ce655281f86cED16F26b021bEe4dc748dcD4Cf1F75F9f23731c3ee4703</text:a></text:p>
          </table:table-cell>
          <table:table-cell office:value-type="string" calcext:value-type="string">
            <text:p>0.15387 ETH</text:p>
          </table:table-cell>
          <table:table-cell office:value-type="float" office:value="339" calcext:value-type="float">
            <text:p>339</text:p>
          </table:table-cell>
          <table:table-cell table:formula="of:=VALUE(SUBSTITUTE(MID([.C633];1;LEN([.C633])-4);&quot;.&quot;;&quot;,&quot;))" office:value-type="float" office:value="0.15387" calcext:value-type="float">
            <text:p>0,15387</text:p>
          </table:table-cell>
          <table:table-cell table:formula="of:=[.B633]" office:value-type="string" office:string-value="0x0657B7Ce655281f86cED16F26b021bEe4dc748dcD4Cf1F75F9f23731c3ee4703" calcext:value-type="string">
            <text:p>0x0657B7Ce655281f86cED16F26b021bEe4dc748dcD4Cf1F75F9f23731c3ee4703</text:p>
          </table:table-cell>
          <table:table-cell table:formula="of:=ROUNDUP([.E63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a xlink:href="https://voyager.online/contract/0x07C8f82Dd7551959Fcf73f09210576cC11a63590627834e697D4b8E36649542e" xlink:type="simple">0x07C8f82Dd7551959Fcf73f09210576cC11a63590627834e697D4b8E36649542e</text:a></text:p>
          </table:table-cell>
          <table:table-cell office:value-type="string" calcext:value-type="string">
            <text:p>0.15340 ETH</text:p>
          </table:table-cell>
          <table:table-cell office:value-type="float" office:value="875" calcext:value-type="float">
            <text:p>875</text:p>
          </table:table-cell>
          <table:table-cell table:formula="of:=VALUE(SUBSTITUTE(MID([.C634];1;LEN([.C634])-4);&quot;.&quot;;&quot;,&quot;))" office:value-type="float" office:value="0.1534" calcext:value-type="float">
            <text:p>0,1534</text:p>
          </table:table-cell>
          <table:table-cell table:formula="of:=[.B634]" office:value-type="string" office:string-value="0x07C8f82Dd7551959Fcf73f09210576cC11a63590627834e697D4b8E36649542e" calcext:value-type="string">
            <text:p>0x07C8f82Dd7551959Fcf73f09210576cC11a63590627834e697D4b8E36649542e</text:p>
          </table:table-cell>
          <table:table-cell table:formula="of:=ROUNDUP([.E63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<text:a xlink:href="https://voyager.online/contract/0x0141e860f86AdDb7DF692ccc2c4B877a77b9fBeDa3e96be60ba3D56D306acee8" xlink:type="simple">0x0141e860f86AdDb7DF692ccc2c4B877a77b9fBeDa3e96be60ba3D56D306acee8</text:a></text:p>
          </table:table-cell>
          <table:table-cell office:value-type="string" calcext:value-type="string">
            <text:p>0.15321 ETH</text:p>
          </table:table-cell>
          <table:table-cell office:value-type="float" office:value="870" calcext:value-type="float">
            <text:p>870</text:p>
          </table:table-cell>
          <table:table-cell table:formula="of:=VALUE(SUBSTITUTE(MID([.C635];1;LEN([.C635])-4);&quot;.&quot;;&quot;,&quot;))" office:value-type="float" office:value="0.15321" calcext:value-type="float">
            <text:p>0,15321</text:p>
          </table:table-cell>
          <table:table-cell table:formula="of:=[.B635]" office:value-type="string" office:string-value="0x0141e860f86AdDb7DF692ccc2c4B877a77b9fBeDa3e96be60ba3D56D306acee8" calcext:value-type="string">
            <text:p>0x0141e860f86AdDb7DF692ccc2c4B877a77b9fBeDa3e96be60ba3D56D306acee8</text:p>
          </table:table-cell>
          <table:table-cell table:formula="of:=ROUNDUP([.E63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<text:a xlink:href="https://voyager.online/contract/0x02F435D74c9Ab2A69f0Cb722CF7d0cDF945B75B652F6cAa59c271305428cDc50" xlink:type="simple">0x02F435D74c9Ab2A69f0Cb722CF7d0cDF945B75B652F6cAa59c271305428cDc50</text:a></text:p>
          </table:table-cell>
          <table:table-cell office:value-type="string" calcext:value-type="string">
            <text:p>0.15318 ETH</text:p>
          </table:table-cell>
          <table:table-cell office:value-type="float" office:value="479" calcext:value-type="float">
            <text:p>479</text:p>
          </table:table-cell>
          <table:table-cell table:formula="of:=VALUE(SUBSTITUTE(MID([.C636];1;LEN([.C636])-4);&quot;.&quot;;&quot;,&quot;))" office:value-type="float" office:value="0.15318" calcext:value-type="float">
            <text:p>0,15318</text:p>
          </table:table-cell>
          <table:table-cell table:formula="of:=[.B636]" office:value-type="string" office:string-value="0x02F435D74c9Ab2A69f0Cb722CF7d0cDF945B75B652F6cAa59c271305428cDc50" calcext:value-type="string">
            <text:p>0x02F435D74c9Ab2A69f0Cb722CF7d0cDF945B75B652F6cAa59c271305428cDc50</text:p>
          </table:table-cell>
          <table:table-cell table:formula="of:=ROUNDUP([.E63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s://voyager.online/contract/0x003A59804D7C10F762acC6D924C4fDE9f326946E9501cf71958f9A60BFeB8064" xlink:type="simple">0x003A59804D7C10F762acC6D924C4fDE9f326946E9501cf71958f9A60BFeB8064</text:a></text:p>
          </table:table-cell>
          <table:table-cell office:value-type="string" calcext:value-type="string">
            <text:p>0.15312 ETH</text:p>
          </table:table-cell>
          <table:table-cell office:value-type="float" office:value="383" calcext:value-type="float">
            <text:p>383</text:p>
          </table:table-cell>
          <table:table-cell table:formula="of:=VALUE(SUBSTITUTE(MID([.C637];1;LEN([.C637])-4);&quot;.&quot;;&quot;,&quot;))" office:value-type="float" office:value="0.15312" calcext:value-type="float">
            <text:p>0,15312</text:p>
          </table:table-cell>
          <table:table-cell table:formula="of:=[.B637]" office:value-type="string" office:string-value="0x003A59804D7C10F762acC6D924C4fDE9f326946E9501cf71958f9A60BFeB8064" calcext:value-type="string">
            <text:p>0x003A59804D7C10F762acC6D924C4fDE9f326946E9501cf71958f9A60BFeB8064</text:p>
          </table:table-cell>
          <table:table-cell table:formula="of:=ROUNDUP([.E63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a xlink:href="https://voyager.online/contract/0x0134AfBCa4A2D8218E823ff6277E2BfC78EaCe494e62DCDC78aEfC98990c12Ea" xlink:type="simple">0x0134AfBCa4A2D8218E823ff6277E2BfC78EaCe494e62DCDC78aEfC98990c12Ea</text:a></text:p>
          </table:table-cell>
          <table:table-cell office:value-type="string" calcext:value-type="string">
            <text:p>0.15290 ETH</text:p>
          </table:table-cell>
          <table:table-cell office:value-type="float" office:value="406" calcext:value-type="float">
            <text:p>406</text:p>
          </table:table-cell>
          <table:table-cell table:formula="of:=VALUE(SUBSTITUTE(MID([.C638];1;LEN([.C638])-4);&quot;.&quot;;&quot;,&quot;))" office:value-type="float" office:value="0.1529" calcext:value-type="float">
            <text:p>0,1529</text:p>
          </table:table-cell>
          <table:table-cell table:formula="of:=[.B638]" office:value-type="string" office:string-value="0x0134AfBCa4A2D8218E823ff6277E2BfC78EaCe494e62DCDC78aEfC98990c12Ea" calcext:value-type="string">
            <text:p>0x0134AfBCa4A2D8218E823ff6277E2BfC78EaCe494e62DCDC78aEfC98990c12Ea</text:p>
          </table:table-cell>
          <table:table-cell table:formula="of:=ROUNDUP([.E63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s://voyager.online/contract/0x03ed42Db6eaC609d77B28f84186F6359c53C20Aa832ED7Ca913c9abb25f9bdCd" xlink:type="simple">0x03ed42Db6eaC609d77B28f84186F6359c53C20Aa832ED7Ca913c9abb25f9bdCd</text:a></text:p>
          </table:table-cell>
          <table:table-cell office:value-type="string" calcext:value-type="string">
            <text:p>0.15285 ETH</text:p>
          </table:table-cell>
          <table:table-cell office:value-type="float" office:value="282" calcext:value-type="float">
            <text:p>282</text:p>
          </table:table-cell>
          <table:table-cell table:formula="of:=VALUE(SUBSTITUTE(MID([.C639];1;LEN([.C639])-4);&quot;.&quot;;&quot;,&quot;))" office:value-type="float" office:value="0.15285" calcext:value-type="float">
            <text:p>0,15285</text:p>
          </table:table-cell>
          <table:table-cell table:formula="of:=[.B639]" office:value-type="string" office:string-value="0x03ed42Db6eaC609d77B28f84186F6359c53C20Aa832ED7Ca913c9abb25f9bdCd" calcext:value-type="string">
            <text:p>0x03ed42Db6eaC609d77B28f84186F6359c53C20Aa832ED7Ca913c9abb25f9bdCd</text:p>
          </table:table-cell>
          <table:table-cell table:formula="of:=ROUNDUP([.E63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a xlink:href="https://voyager.online/contract/0x007506de8fAfc710ECfF05a5A59e5f0bBa86FB194CA96648314FC3bce9FfCD56" xlink:type="simple">0x007506de8fAfc710ECfF05a5A59e5f0bBa86FB194CA96648314FC3bce9FfCD56</text:a></text:p>
          </table:table-cell>
          <table:table-cell office:value-type="string" calcext:value-type="string">
            <text:p>0.15263 ETH</text:p>
          </table:table-cell>
          <table:table-cell office:value-type="float" office:value="798" calcext:value-type="float">
            <text:p>798</text:p>
          </table:table-cell>
          <table:table-cell table:formula="of:=VALUE(SUBSTITUTE(MID([.C640];1;LEN([.C640])-4);&quot;.&quot;;&quot;,&quot;))" office:value-type="float" office:value="0.15263" calcext:value-type="float">
            <text:p>0,15263</text:p>
          </table:table-cell>
          <table:table-cell table:formula="of:=[.B640]" office:value-type="string" office:string-value="0x007506de8fAfc710ECfF05a5A59e5f0bBa86FB194CA96648314FC3bce9FfCD56" calcext:value-type="string">
            <text:p>0x007506de8fAfc710ECfF05a5A59e5f0bBa86FB194CA96648314FC3bce9FfCD56</text:p>
          </table:table-cell>
          <table:table-cell table:formula="of:=ROUNDUP([.E64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a xlink:href="https://voyager.online/contract/0x07bE16a5E967F6024B4A7a5C120551E80580521DC7409C69B5A689e99e721694" xlink:type="simple">0x07bE16a5E967F6024B4A7a5C120551E80580521DC7409C69B5A689e99e721694</text:a></text:p>
          </table:table-cell>
          <table:table-cell office:value-type="string" calcext:value-type="string">
            <text:p>0.15256 ETH</text:p>
          </table:table-cell>
          <table:table-cell office:value-type="float" office:value="436" calcext:value-type="float">
            <text:p>436</text:p>
          </table:table-cell>
          <table:table-cell table:formula="of:=VALUE(SUBSTITUTE(MID([.C641];1;LEN([.C641])-4);&quot;.&quot;;&quot;,&quot;))" office:value-type="float" office:value="0.15256" calcext:value-type="float">
            <text:p>0,15256</text:p>
          </table:table-cell>
          <table:table-cell table:formula="of:=[.B641]" office:value-type="string" office:string-value="0x07bE16a5E967F6024B4A7a5C120551E80580521DC7409C69B5A689e99e721694" calcext:value-type="string">
            <text:p>0x07bE16a5E967F6024B4A7a5C120551E80580521DC7409C69B5A689e99e721694</text:p>
          </table:table-cell>
          <table:table-cell table:formula="of:=ROUNDUP([.E64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a xlink:href="https://voyager.online/contract/0x067aE2e184C8e7563e429f0A5e0Cd8a9b44930A4CF31b09CBB243b884D1EbCbE" xlink:type="simple">0x067aE2e184C8e7563e429f0A5e0Cd8a9b44930A4CF31b09CBB243b884D1EbCbE</text:a></text:p>
          </table:table-cell>
          <table:table-cell office:value-type="string" calcext:value-type="string">
            <text:p>0.15239 ETH</text:p>
          </table:table-cell>
          <table:table-cell office:value-type="float" office:value="269" calcext:value-type="float">
            <text:p>269</text:p>
          </table:table-cell>
          <table:table-cell table:formula="of:=VALUE(SUBSTITUTE(MID([.C642];1;LEN([.C642])-4);&quot;.&quot;;&quot;,&quot;))" office:value-type="float" office:value="0.15239" calcext:value-type="float">
            <text:p>0,15239</text:p>
          </table:table-cell>
          <table:table-cell table:formula="of:=[.B642]" office:value-type="string" office:string-value="0x067aE2e184C8e7563e429f0A5e0Cd8a9b44930A4CF31b09CBB243b884D1EbCbE" calcext:value-type="string">
            <text:p>0x067aE2e184C8e7563e429f0A5e0Cd8a9b44930A4CF31b09CBB243b884D1EbCbE</text:p>
          </table:table-cell>
          <table:table-cell table:formula="of:=ROUNDUP([.E64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a xlink:href="https://voyager.online/contract/0x05973cBF052827098BbC2f9791EC8e9A68D2a4cDc56EbB9f9d6ff7B9F5525509" xlink:type="simple">0x05973cBF052827098BbC2f9791EC8e9A68D2a4cDc56EbB9f9d6ff7B9F5525509</text:a></text:p>
          </table:table-cell>
          <table:table-cell office:value-type="string" calcext:value-type="string">
            <text:p>0.15234 ETH</text:p>
          </table:table-cell>
          <table:table-cell office:value-type="float" office:value="426" calcext:value-type="float">
            <text:p>426</text:p>
          </table:table-cell>
          <table:table-cell table:formula="of:=VALUE(SUBSTITUTE(MID([.C643];1;LEN([.C643])-4);&quot;.&quot;;&quot;,&quot;))" office:value-type="float" office:value="0.15234" calcext:value-type="float">
            <text:p>0,15234</text:p>
          </table:table-cell>
          <table:table-cell table:formula="of:=[.B643]" office:value-type="string" office:string-value="0x05973cBF052827098BbC2f9791EC8e9A68D2a4cDc56EbB9f9d6ff7B9F5525509" calcext:value-type="string">
            <text:p>0x05973cBF052827098BbC2f9791EC8e9A68D2a4cDc56EbB9f9d6ff7B9F5525509</text:p>
          </table:table-cell>
          <table:table-cell table:formula="of:=ROUNDUP([.E64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<text:a xlink:href="https://voyager.online/contract/0x070215AE0e2B941F7B457c1804212fEDE43AC1d9D05Ad528AAeeb726D74EB2FE" xlink:type="simple">0x070215AE0e2B941F7B457c1804212fEDE43AC1d9D05Ad528AAeeb726D74EB2FE</text:a></text:p>
          </table:table-cell>
          <table:table-cell office:value-type="string" calcext:value-type="string">
            <text:p>0.15213 ETH</text:p>
          </table:table-cell>
          <table:table-cell office:value-type="float" office:value="375" calcext:value-type="float">
            <text:p>375</text:p>
          </table:table-cell>
          <table:table-cell table:formula="of:=VALUE(SUBSTITUTE(MID([.C644];1;LEN([.C644])-4);&quot;.&quot;;&quot;,&quot;))" office:value-type="float" office:value="0.15213" calcext:value-type="float">
            <text:p>0,15213</text:p>
          </table:table-cell>
          <table:table-cell table:formula="of:=[.B644]" office:value-type="string" office:string-value="0x070215AE0e2B941F7B457c1804212fEDE43AC1d9D05Ad528AAeeb726D74EB2FE" calcext:value-type="string">
            <text:p>0x070215AE0e2B941F7B457c1804212fEDE43AC1d9D05Ad528AAeeb726D74EB2FE</text:p>
          </table:table-cell>
          <table:table-cell table:formula="of:=ROUNDUP([.E64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a xlink:href="https://voyager.online/contract/0x07ea6B19BcA99Ca21D0aCc7684B93a3270af4035740e82EF4913d653Db39A49f" xlink:type="simple">0x07ea6B19BcA99Ca21D0aCc7684B93a3270af4035740e82EF4913d653Db39A49f</text:a></text:p>
          </table:table-cell>
          <table:table-cell office:value-type="string" calcext:value-type="string">
            <text:p>0.15203 ETH</text:p>
          </table:table-cell>
          <table:table-cell office:value-type="float" office:value="366" calcext:value-type="float">
            <text:p>366</text:p>
          </table:table-cell>
          <table:table-cell table:formula="of:=VALUE(SUBSTITUTE(MID([.C645];1;LEN([.C645])-4);&quot;.&quot;;&quot;,&quot;))" office:value-type="float" office:value="0.15203" calcext:value-type="float">
            <text:p>0,15203</text:p>
          </table:table-cell>
          <table:table-cell table:formula="of:=[.B645]" office:value-type="string" office:string-value="0x07ea6B19BcA99Ca21D0aCc7684B93a3270af4035740e82EF4913d653Db39A49f" calcext:value-type="string">
            <text:p>0x07ea6B19BcA99Ca21D0aCc7684B93a3270af4035740e82EF4913d653Db39A49f</text:p>
          </table:table-cell>
          <table:table-cell table:formula="of:=ROUNDUP([.E64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s://voyager.online/contract/0x04DB90962B129089bf352855dF7A21FF0A7BA0E15C029074d52Ab28db17DD87d" xlink:type="simple">0x04DB90962B129089bf352855dF7A21FF0A7BA0E15C029074d52Ab28db17DD87d</text:a></text:p>
          </table:table-cell>
          <table:table-cell office:value-type="string" calcext:value-type="string">
            <text:p>0.15193 ETH</text:p>
          </table:table-cell>
          <table:table-cell office:value-type="float" office:value="677" calcext:value-type="float">
            <text:p>677</text:p>
          </table:table-cell>
          <table:table-cell table:formula="of:=VALUE(SUBSTITUTE(MID([.C646];1;LEN([.C646])-4);&quot;.&quot;;&quot;,&quot;))" office:value-type="float" office:value="0.15193" calcext:value-type="float">
            <text:p>0,15193</text:p>
          </table:table-cell>
          <table:table-cell table:formula="of:=[.B646]" office:value-type="string" office:string-value="0x04DB90962B129089bf352855dF7A21FF0A7BA0E15C029074d52Ab28db17DD87d" calcext:value-type="string">
            <text:p>0x04DB90962B129089bf352855dF7A21FF0A7BA0E15C029074d52Ab28db17DD87d</text:p>
          </table:table-cell>
          <table:table-cell table:formula="of:=ROUNDUP([.E64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s://voyager.online/contract/0x02875839fFDb3f46FC615B2C0737F4c53E89718a0942fb3A006cb167953ABcbE" xlink:type="simple">0x02875839fFDb3f46FC615B2C0737F4c53E89718a0942fb3A006cb167953ABcbE</text:a></text:p>
          </table:table-cell>
          <table:table-cell office:value-type="string" calcext:value-type="string">
            <text:p>0.15184 ETH</text:p>
          </table:table-cell>
          <table:table-cell office:value-type="float" office:value="248" calcext:value-type="float">
            <text:p>248</text:p>
          </table:table-cell>
          <table:table-cell table:formula="of:=VALUE(SUBSTITUTE(MID([.C647];1;LEN([.C647])-4);&quot;.&quot;;&quot;,&quot;))" office:value-type="float" office:value="0.15184" calcext:value-type="float">
            <text:p>0,15184</text:p>
          </table:table-cell>
          <table:table-cell table:formula="of:=[.B647]" office:value-type="string" office:string-value="0x02875839fFDb3f46FC615B2C0737F4c53E89718a0942fb3A006cb167953ABcbE" calcext:value-type="string">
            <text:p>0x02875839fFDb3f46FC615B2C0737F4c53E89718a0942fb3A006cb167953ABcbE</text:p>
          </table:table-cell>
          <table:table-cell table:formula="of:=ROUNDUP([.E64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a xlink:href="https://voyager.online/contract/0x058A224AcC05f5cB75966c8b6439144212B3d5fE829Eb8B5281d539Fcb03fd14" xlink:type="simple">0x058A224AcC05f5cB75966c8b6439144212B3d5fE829Eb8B5281d539Fcb03fd14</text:a></text:p>
          </table:table-cell>
          <table:table-cell office:value-type="string" calcext:value-type="string">
            <text:p>0.15180 ETH</text:p>
          </table:table-cell>
          <table:table-cell office:value-type="float" office:value="285" calcext:value-type="float">
            <text:p>285</text:p>
          </table:table-cell>
          <table:table-cell table:formula="of:=VALUE(SUBSTITUTE(MID([.C648];1;LEN([.C648])-4);&quot;.&quot;;&quot;,&quot;))" office:value-type="float" office:value="0.1518" calcext:value-type="float">
            <text:p>0,1518</text:p>
          </table:table-cell>
          <table:table-cell table:formula="of:=[.B648]" office:value-type="string" office:string-value="0x058A224AcC05f5cB75966c8b6439144212B3d5fE829Eb8B5281d539Fcb03fd14" calcext:value-type="string">
            <text:p>0x058A224AcC05f5cB75966c8b6439144212B3d5fE829Eb8B5281d539Fcb03fd14</text:p>
          </table:table-cell>
          <table:table-cell table:formula="of:=ROUNDUP([.E64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a xlink:href="https://voyager.online/contract/0x06317c0360BcaCb3961F9431B1D97fc0D048f43AbD0D5b5c1f0DC98E565eF590" xlink:type="simple">0x06317c0360BcaCb3961F9431B1D97fc0D048f43AbD0D5b5c1f0DC98E565eF590</text:a></text:p>
          </table:table-cell>
          <table:table-cell office:value-type="string" calcext:value-type="string">
            <text:p>0.15180 ETH</text:p>
          </table:table-cell>
          <table:table-cell office:value-type="string" calcext:value-type="string">
            <text:p>1 003</text:p>
          </table:table-cell>
          <table:table-cell table:formula="of:=VALUE(SUBSTITUTE(MID([.C649];1;LEN([.C649])-4);&quot;.&quot;;&quot;,&quot;))" office:value-type="float" office:value="0.1518" calcext:value-type="float">
            <text:p>0,1518</text:p>
          </table:table-cell>
          <table:table-cell table:formula="of:=[.B649]" office:value-type="string" office:string-value="0x06317c0360BcaCb3961F9431B1D97fc0D048f43AbD0D5b5c1f0DC98E565eF590" calcext:value-type="string">
            <text:p>0x06317c0360BcaCb3961F9431B1D97fc0D048f43AbD0D5b5c1f0DC98E565eF590</text:p>
          </table:table-cell>
          <table:table-cell table:formula="of:=ROUNDUP([.E64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a xlink:href="https://voyager.online/contract/0x075633328A0ad6d68bf707DEa4A97D0CA604A48801Df36A87B993b1287Ce3833" xlink:type="simple">0x075633328A0ad6d68bf707DEa4A97D0CA604A48801Df36A87B993b1287Ce3833</text:a></text:p>
          </table:table-cell>
          <table:table-cell office:value-type="string" calcext:value-type="string">
            <text:p>0.15177 ETH</text:p>
          </table:table-cell>
          <table:table-cell office:value-type="float" office:value="662" calcext:value-type="float">
            <text:p>662</text:p>
          </table:table-cell>
          <table:table-cell table:formula="of:=VALUE(SUBSTITUTE(MID([.C650];1;LEN([.C650])-4);&quot;.&quot;;&quot;,&quot;))" office:value-type="float" office:value="0.15177" calcext:value-type="float">
            <text:p>0,15177</text:p>
          </table:table-cell>
          <table:table-cell table:formula="of:=[.B650]" office:value-type="string" office:string-value="0x075633328A0ad6d68bf707DEa4A97D0CA604A48801Df36A87B993b1287Ce3833" calcext:value-type="string">
            <text:p>0x075633328A0ad6d68bf707DEa4A97D0CA604A48801Df36A87B993b1287Ce3833</text:p>
          </table:table-cell>
          <table:table-cell table:formula="of:=ROUNDUP([.E65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s://voyager.online/contract/0x049360C0d224A8e6A8b0EEfF7A7933b70759d0fE1C255a0E3Dd2A63d39901aF8" xlink:type="simple">0x049360C0d224A8e6A8b0EEfF7A7933b70759d0fE1C255a0E3Dd2A63d39901aF8</text:a></text:p>
          </table:table-cell>
          <table:table-cell office:value-type="string" calcext:value-type="string">
            <text:p>0.15156 ETH</text:p>
          </table:table-cell>
          <table:table-cell office:value-type="float" office:value="373" calcext:value-type="float">
            <text:p>373</text:p>
          </table:table-cell>
          <table:table-cell table:formula="of:=VALUE(SUBSTITUTE(MID([.C651];1;LEN([.C651])-4);&quot;.&quot;;&quot;,&quot;))" office:value-type="float" office:value="0.15156" calcext:value-type="float">
            <text:p>0,15156</text:p>
          </table:table-cell>
          <table:table-cell table:formula="of:=[.B651]" office:value-type="string" office:string-value="0x049360C0d224A8e6A8b0EEfF7A7933b70759d0fE1C255a0E3Dd2A63d39901aF8" calcext:value-type="string">
            <text:p>0x049360C0d224A8e6A8b0EEfF7A7933b70759d0fE1C255a0E3Dd2A63d39901aF8</text:p>
          </table:table-cell>
          <table:table-cell table:formula="of:=ROUNDUP([.E65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<text:a xlink:href="https://voyager.online/contract/0x00652c804A81dD1b8B1C3dA9a682E7a3a36F735b48b574e3C41cb519197bDc61" xlink:type="simple">0x00652c804A81dD1b8B1C3dA9a682E7a3a36F735b48b574e3C41cb519197bDc61</text:a></text:p>
          </table:table-cell>
          <table:table-cell office:value-type="string" calcext:value-type="string">
            <text:p>0.15154 ETH</text:p>
          </table:table-cell>
          <table:table-cell office:value-type="float" office:value="378" calcext:value-type="float">
            <text:p>378</text:p>
          </table:table-cell>
          <table:table-cell table:formula="of:=VALUE(SUBSTITUTE(MID([.C652];1;LEN([.C652])-4);&quot;.&quot;;&quot;,&quot;))" office:value-type="float" office:value="0.15154" calcext:value-type="float">
            <text:p>0,15154</text:p>
          </table:table-cell>
          <table:table-cell table:formula="of:=[.B652]" office:value-type="string" office:string-value="0x00652c804A81dD1b8B1C3dA9a682E7a3a36F735b48b574e3C41cb519197bDc61" calcext:value-type="string">
            <text:p>0x00652c804A81dD1b8B1C3dA9a682E7a3a36F735b48b574e3C41cb519197bDc61</text:p>
          </table:table-cell>
          <table:table-cell table:formula="of:=ROUNDUP([.E65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a xlink:href="https://voyager.online/contract/0x06924c28839f09a5808C07A5CF764c4F9fcb49A8Ad872B192348B42E928F3Ec5" xlink:type="simple">0x06924c28839f09a5808C07A5CF764c4F9fcb49A8Ad872B192348B42E928F3Ec5</text:a></text:p>
          </table:table-cell>
          <table:table-cell office:value-type="string" calcext:value-type="string">
            <text:p>0.15143 ETH</text:p>
          </table:table-cell>
          <table:table-cell office:value-type="float" office:value="390" calcext:value-type="float">
            <text:p>390</text:p>
          </table:table-cell>
          <table:table-cell table:formula="of:=VALUE(SUBSTITUTE(MID([.C653];1;LEN([.C653])-4);&quot;.&quot;;&quot;,&quot;))" office:value-type="float" office:value="0.15143" calcext:value-type="float">
            <text:p>0,15143</text:p>
          </table:table-cell>
          <table:table-cell table:formula="of:=[.B653]" office:value-type="string" office:string-value="0x06924c28839f09a5808C07A5CF764c4F9fcb49A8Ad872B192348B42E928F3Ec5" calcext:value-type="string">
            <text:p>0x06924c28839f09a5808C07A5CF764c4F9fcb49A8Ad872B192348B42E928F3Ec5</text:p>
          </table:table-cell>
          <table:table-cell table:formula="of:=ROUNDUP([.E65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a xlink:href="https://voyager.online/contract/0x064aCB7b7Bc71e85f29c4D0dfE921Bcda697220dE53Bc8B069588Fd5081025E7" xlink:type="simple">0x064aCB7b7Bc71e85f29c4D0dfE921Bcda697220dE53Bc8B069588Fd5081025E7</text:a></text:p>
          </table:table-cell>
          <table:table-cell office:value-type="string" calcext:value-type="string">
            <text:p>0.15135 ETH</text:p>
          </table:table-cell>
          <table:table-cell office:value-type="float" office:value="330" calcext:value-type="float">
            <text:p>330</text:p>
          </table:table-cell>
          <table:table-cell table:formula="of:=VALUE(SUBSTITUTE(MID([.C654];1;LEN([.C654])-4);&quot;.&quot;;&quot;,&quot;))" office:value-type="float" office:value="0.15135" calcext:value-type="float">
            <text:p>0,15135</text:p>
          </table:table-cell>
          <table:table-cell table:formula="of:=[.B654]" office:value-type="string" office:string-value="0x064aCB7b7Bc71e85f29c4D0dfE921Bcda697220dE53Bc8B069588Fd5081025E7" calcext:value-type="string">
            <text:p>0x064aCB7b7Bc71e85f29c4D0dfE921Bcda697220dE53Bc8B069588Fd5081025E7</text:p>
          </table:table-cell>
          <table:table-cell table:formula="of:=ROUNDUP([.E65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<text:a xlink:href="https://voyager.online/contract/0x07a652780cDbd57a76242188aC9E9190924f9A6bEA231860ce12Be29CfE37502" xlink:type="simple">0x07a652780cDbd57a76242188aC9E9190924f9A6bEA231860ce12Be29CfE37502</text:a></text:p>
          </table:table-cell>
          <table:table-cell office:value-type="string" calcext:value-type="string">
            <text:p>0.15131 ETH</text:p>
          </table:table-cell>
          <table:table-cell office:value-type="float" office:value="332" calcext:value-type="float">
            <text:p>332</text:p>
          </table:table-cell>
          <table:table-cell table:formula="of:=VALUE(SUBSTITUTE(MID([.C655];1;LEN([.C655])-4);&quot;.&quot;;&quot;,&quot;))" office:value-type="float" office:value="0.15131" calcext:value-type="float">
            <text:p>0,15131</text:p>
          </table:table-cell>
          <table:table-cell table:formula="of:=[.B655]" office:value-type="string" office:string-value="0x07a652780cDbd57a76242188aC9E9190924f9A6bEA231860ce12Be29CfE37502" calcext:value-type="string">
            <text:p>0x07a652780cDbd57a76242188aC9E9190924f9A6bEA231860ce12Be29CfE37502</text:p>
          </table:table-cell>
          <table:table-cell table:formula="of:=ROUNDUP([.E65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a xlink:href="https://voyager.online/contract/0x02BA1C396A2a3bD5dcc62fE3F9bD9f85EaA6580609Bb903cCBB8aaD374CF3F76" xlink:type="simple">0x02BA1C396A2a3bD5dcc62fE3F9bD9f85EaA6580609Bb903cCBB8aaD374CF3F76</text:a></text:p>
          </table:table-cell>
          <table:table-cell office:value-type="string" calcext:value-type="string">
            <text:p>0.15114 ETH</text:p>
          </table:table-cell>
          <table:table-cell office:value-type="float" office:value="494" calcext:value-type="float">
            <text:p>494</text:p>
          </table:table-cell>
          <table:table-cell table:formula="of:=VALUE(SUBSTITUTE(MID([.C656];1;LEN([.C656])-4);&quot;.&quot;;&quot;,&quot;))" office:value-type="float" office:value="0.15114" calcext:value-type="float">
            <text:p>0,15114</text:p>
          </table:table-cell>
          <table:table-cell table:formula="of:=[.B656]" office:value-type="string" office:string-value="0x02BA1C396A2a3bD5dcc62fE3F9bD9f85EaA6580609Bb903cCBB8aaD374CF3F76" calcext:value-type="string">
            <text:p>0x02BA1C396A2a3bD5dcc62fE3F9bD9f85EaA6580609Bb903cCBB8aaD374CF3F76</text:p>
          </table:table-cell>
          <table:table-cell table:formula="of:=ROUNDUP([.E65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a xlink:href="https://voyager.online/contract/0x00707B68C9BB05c6154Eb35ea8Ca49cb12D223c9E18905CD4E54be1d1E2cd96c" xlink:type="simple">0x00707B68C9BB05c6154Eb35ea8Ca49cb12D223c9E18905CD4E54be1d1E2cd96c</text:a></text:p>
          </table:table-cell>
          <table:table-cell office:value-type="string" calcext:value-type="string">
            <text:p>0.15112 ETH</text:p>
          </table:table-cell>
          <table:table-cell office:value-type="float" office:value="479" calcext:value-type="float">
            <text:p>479</text:p>
          </table:table-cell>
          <table:table-cell table:formula="of:=VALUE(SUBSTITUTE(MID([.C657];1;LEN([.C657])-4);&quot;.&quot;;&quot;,&quot;))" office:value-type="float" office:value="0.15112" calcext:value-type="float">
            <text:p>0,15112</text:p>
          </table:table-cell>
          <table:table-cell table:formula="of:=[.B657]" office:value-type="string" office:string-value="0x00707B68C9BB05c6154Eb35ea8Ca49cb12D223c9E18905CD4E54be1d1E2cd96c" calcext:value-type="string">
            <text:p>0x00707B68C9BB05c6154Eb35ea8Ca49cb12D223c9E18905CD4E54be1d1E2cd96c</text:p>
          </table:table-cell>
          <table:table-cell table:formula="of:=ROUNDUP([.E65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a xlink:href="https://voyager.online/contract/0x063906dcF0466198508706913f210dC8Cc65750AeF55C33909EAb5053486E94F" xlink:type="simple">0x063906dcF0466198508706913f210dC8Cc65750AeF55C33909EAb5053486E94F</text:a></text:p>
          </table:table-cell>
          <table:table-cell office:value-type="string" calcext:value-type="string">
            <text:p>0.15100 ETH</text:p>
          </table:table-cell>
          <table:table-cell office:value-type="float" office:value="450" calcext:value-type="float">
            <text:p>450</text:p>
          </table:table-cell>
          <table:table-cell table:formula="of:=VALUE(SUBSTITUTE(MID([.C658];1;LEN([.C658])-4);&quot;.&quot;;&quot;,&quot;))" office:value-type="float" office:value="0.151" calcext:value-type="float">
            <text:p>0,151</text:p>
          </table:table-cell>
          <table:table-cell table:formula="of:=[.B658]" office:value-type="string" office:string-value="0x063906dcF0466198508706913f210dC8Cc65750AeF55C33909EAb5053486E94F" calcext:value-type="string">
            <text:p>0x063906dcF0466198508706913f210dC8Cc65750AeF55C33909EAb5053486E94F</text:p>
          </table:table-cell>
          <table:table-cell table:formula="of:=ROUNDUP([.E658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a xlink:href="https://voyager.online/contract/0x01bbF55F42d6ee9d49618A18Eee88a08248AA99f14334c2350A5fE71fe0bcDa2" xlink:type="simple">0x01bbF55F42d6ee9d49618A18Eee88a08248AA99f14334c2350A5fE71fe0bcDa2</text:a></text:p>
          </table:table-cell>
          <table:table-cell office:value-type="string" calcext:value-type="string">
            <text:p>0.15068 ETH</text:p>
          </table:table-cell>
          <table:table-cell office:value-type="float" office:value="471" calcext:value-type="float">
            <text:p>471</text:p>
          </table:table-cell>
          <table:table-cell table:formula="of:=VALUE(SUBSTITUTE(MID([.C659];1;LEN([.C659])-4);&quot;.&quot;;&quot;,&quot;))" office:value-type="float" office:value="0.15068" calcext:value-type="float">
            <text:p>0,15068</text:p>
          </table:table-cell>
          <table:table-cell table:formula="of:=[.B659]" office:value-type="string" office:string-value="0x01bbF55F42d6ee9d49618A18Eee88a08248AA99f14334c2350A5fE71fe0bcDa2" calcext:value-type="string">
            <text:p>0x01bbF55F42d6ee9d49618A18Eee88a08248AA99f14334c2350A5fE71fe0bcDa2</text:p>
          </table:table-cell>
          <table:table-cell table:formula="of:=ROUNDUP([.E659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a xlink:href="https://voyager.online/contract/0x02Bf7f2Ee7bb22583335FEb6Dd3aeBD827030B82f57817783C6Af1A6d99fC6F6" xlink:type="simple">0x02Bf7f2Ee7bb22583335FEb6Dd3aeBD827030B82f57817783C6Af1A6d99fC6F6</text:a></text:p>
          </table:table-cell>
          <table:table-cell office:value-type="string" calcext:value-type="string">
            <text:p>0.15066 ETH</text:p>
          </table:table-cell>
          <table:table-cell office:value-type="float" office:value="172" calcext:value-type="float">
            <text:p>172</text:p>
          </table:table-cell>
          <table:table-cell table:formula="of:=VALUE(SUBSTITUTE(MID([.C660];1;LEN([.C660])-4);&quot;.&quot;;&quot;,&quot;))" office:value-type="float" office:value="0.15066" calcext:value-type="float">
            <text:p>0,15066</text:p>
          </table:table-cell>
          <table:table-cell table:formula="of:=[.B660]" office:value-type="string" office:string-value="0x02Bf7f2Ee7bb22583335FEb6Dd3aeBD827030B82f57817783C6Af1A6d99fC6F6" calcext:value-type="string">
            <text:p>0x02Bf7f2Ee7bb22583335FEb6Dd3aeBD827030B82f57817783C6Af1A6d99fC6F6</text:p>
          </table:table-cell>
          <table:table-cell table:formula="of:=ROUNDUP([.E660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a xlink:href="https://voyager.online/contract/0x013d803E6Ef91997eB661eA0FAF107a55f04bd3786930f287FE6785F5072fAA1" xlink:type="simple">0x013d803E6Ef91997eB661eA0FAF107a55f04bd3786930f287FE6785F5072fAA1</text:a></text:p>
          </table:table-cell>
          <table:table-cell office:value-type="string" calcext:value-type="string">
            <text:p>0.15058 ETH</text:p>
          </table:table-cell>
          <table:table-cell office:value-type="float" office:value="765" calcext:value-type="float">
            <text:p>765</text:p>
          </table:table-cell>
          <table:table-cell table:formula="of:=VALUE(SUBSTITUTE(MID([.C661];1;LEN([.C661])-4);&quot;.&quot;;&quot;,&quot;))" office:value-type="float" office:value="0.15058" calcext:value-type="float">
            <text:p>0,15058</text:p>
          </table:table-cell>
          <table:table-cell table:formula="of:=[.B661]" office:value-type="string" office:string-value="0x013d803E6Ef91997eB661eA0FAF107a55f04bd3786930f287FE6785F5072fAA1" calcext:value-type="string">
            <text:p>0x013d803E6Ef91997eB661eA0FAF107a55f04bd3786930f287FE6785F5072fAA1</text:p>
          </table:table-cell>
          <table:table-cell table:formula="of:=ROUNDUP([.E661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a xlink:href="https://voyager.online/contract/0x053aAEd9ADEF06Bb824B5D5b0fe80d244352D1A4C332d00A565d7C5C5f25a112" xlink:type="simple">0x053aAEd9ADEF06Bb824B5D5b0fe80d244352D1A4C332d00A565d7C5C5f25a112</text:a></text:p>
          </table:table-cell>
          <table:table-cell office:value-type="string" calcext:value-type="string">
            <text:p>0.15053 ETH</text:p>
          </table:table-cell>
          <table:table-cell office:value-type="float" office:value="546" calcext:value-type="float">
            <text:p>546</text:p>
          </table:table-cell>
          <table:table-cell table:formula="of:=VALUE(SUBSTITUTE(MID([.C662];1;LEN([.C662])-4);&quot;.&quot;;&quot;,&quot;))" office:value-type="float" office:value="0.15053" calcext:value-type="float">
            <text:p>0,15053</text:p>
          </table:table-cell>
          <table:table-cell table:formula="of:=[.B662]" office:value-type="string" office:string-value="0x053aAEd9ADEF06Bb824B5D5b0fe80d244352D1A4C332d00A565d7C5C5f25a112" calcext:value-type="string">
            <text:p>0x053aAEd9ADEF06Bb824B5D5b0fe80d244352D1A4C332d00A565d7C5C5f25a112</text:p>
          </table:table-cell>
          <table:table-cell table:formula="of:=ROUNDUP([.E662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<text:a xlink:href="https://voyager.online/contract/0x070C0038192f4564530Fa64314b68681E499e42d036C08ae7d674464BD22D08f" xlink:type="simple">0x070C0038192f4564530Fa64314b68681E499e42d036C08ae7d674464BD22D08f</text:a></text:p>
          </table:table-cell>
          <table:table-cell office:value-type="string" calcext:value-type="string">
            <text:p>0.15050 ETH</text:p>
          </table:table-cell>
          <table:table-cell office:value-type="float" office:value="111" calcext:value-type="float">
            <text:p>111</text:p>
          </table:table-cell>
          <table:table-cell table:formula="of:=VALUE(SUBSTITUTE(MID([.C663];1;LEN([.C663])-4);&quot;.&quot;;&quot;,&quot;))" office:value-type="float" office:value="0.1505" calcext:value-type="float">
            <text:p>0,1505</text:p>
          </table:table-cell>
          <table:table-cell table:formula="of:=[.B663]" office:value-type="string" office:string-value="0x070C0038192f4564530Fa64314b68681E499e42d036C08ae7d674464BD22D08f" calcext:value-type="string">
            <text:p>0x070C0038192f4564530Fa64314b68681E499e42d036C08ae7d674464BD22D08f</text:p>
          </table:table-cell>
          <table:table-cell table:formula="of:=ROUNDUP([.E663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a xlink:href="https://voyager.online/contract/0x014657D1b7053064EbB3EC5974775893B92B3094DD3510427CF880cE34C0e937" xlink:type="simple">0x014657D1b7053064EbB3EC5974775893B92B3094DD3510427CF880cE34C0e937</text:a></text:p>
          </table:table-cell>
          <table:table-cell office:value-type="string" calcext:value-type="string">
            <text:p>0.15044 ETH</text:p>
          </table:table-cell>
          <table:table-cell office:value-type="float" office:value="271" calcext:value-type="float">
            <text:p>271</text:p>
          </table:table-cell>
          <table:table-cell table:formula="of:=VALUE(SUBSTITUTE(MID([.C664];1;LEN([.C664])-4);&quot;.&quot;;&quot;,&quot;))" office:value-type="float" office:value="0.15044" calcext:value-type="float">
            <text:p>0,15044</text:p>
          </table:table-cell>
          <table:table-cell table:formula="of:=[.B664]" office:value-type="string" office:string-value="0x014657D1b7053064EbB3EC5974775893B92B3094DD3510427CF880cE34C0e937" calcext:value-type="string">
            <text:p>0x014657D1b7053064EbB3EC5974775893B92B3094DD3510427CF880cE34C0e937</text:p>
          </table:table-cell>
          <table:table-cell table:formula="of:=ROUNDUP([.E664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a xlink:href="https://voyager.online/contract/0x01ecc21cD2d577ED6d8AE1d7f2f0e70F9fbDC866a66D704f2aFa1bFf027f0B96" xlink:type="simple">0x01ecc21cD2d577ED6d8AE1d7f2f0e70F9fbDC866a66D704f2aFa1bFf027f0B96</text:a></text:p>
          </table:table-cell>
          <table:table-cell office:value-type="string" calcext:value-type="string">
            <text:p>0.15027 ETH</text:p>
          </table:table-cell>
          <table:table-cell office:value-type="float" office:value="268" calcext:value-type="float">
            <text:p>268</text:p>
          </table:table-cell>
          <table:table-cell table:formula="of:=VALUE(SUBSTITUTE(MID([.C665];1;LEN([.C665])-4);&quot;.&quot;;&quot;,&quot;))" office:value-type="float" office:value="0.15027" calcext:value-type="float">
            <text:p>0,15027</text:p>
          </table:table-cell>
          <table:table-cell table:formula="of:=[.B665]" office:value-type="string" office:string-value="0x01ecc21cD2d577ED6d8AE1d7f2f0e70F9fbDC866a66D704f2aFa1bFf027f0B96" calcext:value-type="string">
            <text:p>0x01ecc21cD2d577ED6d8AE1d7f2f0e70F9fbDC866a66D704f2aFa1bFf027f0B96</text:p>
          </table:table-cell>
          <table:table-cell table:formula="of:=ROUNDUP([.E665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a xlink:href="https://voyager.online/contract/0x0337ed66662C06Be94b3786449313fdA11a90c1E2ED98f5324CFdafcBEA412aE" xlink:type="simple">0x0337ed66662C06Be94b3786449313fdA11a90c1E2ED98f5324CFdafcBEA412aE</text:a></text:p>
          </table:table-cell>
          <table:table-cell office:value-type="string" calcext:value-type="string">
            <text:p>0.15013 ETH</text:p>
          </table:table-cell>
          <table:table-cell office:value-type="float" office:value="367" calcext:value-type="float">
            <text:p>367</text:p>
          </table:table-cell>
          <table:table-cell table:formula="of:=VALUE(SUBSTITUTE(MID([.C666];1;LEN([.C666])-4);&quot;.&quot;;&quot;,&quot;))" office:value-type="float" office:value="0.15013" calcext:value-type="float">
            <text:p>0,15013</text:p>
          </table:table-cell>
          <table:table-cell table:formula="of:=[.B666]" office:value-type="string" office:string-value="0x0337ed66662C06Be94b3786449313fdA11a90c1E2ED98f5324CFdafcBEA412aE" calcext:value-type="string">
            <text:p>0x0337ed66662C06Be94b3786449313fdA11a90c1E2ED98f5324CFdafcBEA412aE</text:p>
          </table:table-cell>
          <table:table-cell table:formula="of:=ROUNDUP([.E666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s://voyager.online/contract/0x0441fF387fa6677f5F5969C9faec4e131e1b94b117E4Ee28898e45bE262582C2" xlink:type="simple">0x0441fF387fa6677f5F5969C9faec4e131e1b94b117E4Ee28898e45bE262582C2</text:a></text:p>
          </table:table-cell>
          <table:table-cell office:value-type="string" calcext:value-type="string">
            <text:p>0.15012 ETH</text:p>
          </table:table-cell>
          <table:table-cell office:value-type="float" office:value="377" calcext:value-type="float">
            <text:p>377</text:p>
          </table:table-cell>
          <table:table-cell table:formula="of:=VALUE(SUBSTITUTE(MID([.C667];1;LEN([.C667])-4);&quot;.&quot;;&quot;,&quot;))" office:value-type="float" office:value="0.15012" calcext:value-type="float">
            <text:p>0,15012</text:p>
          </table:table-cell>
          <table:table-cell table:formula="of:=[.B667]" office:value-type="string" office:string-value="0x0441fF387fa6677f5F5969C9faec4e131e1b94b117E4Ee28898e45bE262582C2" calcext:value-type="string">
            <text:p>0x0441fF387fa6677f5F5969C9faec4e131e1b94b117E4Ee28898e45bE262582C2</text:p>
          </table:table-cell>
          <table:table-cell table:formula="of:=ROUNDUP([.E667]*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<text:a xlink:href="https://voyager.online/contract/0x044081eA31B076FD7dAf9F66e5405A64Bf3F6384d9FfeA6c6B8C45E5524c60f3" xlink:type="simple">0x044081eA31B076FD7dAf9F66e5405A64Bf3F6384d9FfeA6c6B8C45E5524c60f3</text:a></text:p>
          </table:table-cell>
          <table:table-cell office:value-type="string" calcext:value-type="string">
            <text:p>0.14994 ETH</text:p>
          </table:table-cell>
          <table:table-cell office:value-type="float" office:value="670" calcext:value-type="float">
            <text:p>670</text:p>
          </table:table-cell>
          <table:table-cell table:formula="of:=VALUE(SUBSTITUTE(MID([.C668];1;LEN([.C668])-4);&quot;.&quot;;&quot;,&quot;))" office:value-type="float" office:value="0.14994" calcext:value-type="float">
            <text:p>0,14994</text:p>
          </table:table-cell>
          <table:table-cell table:formula="of:=[.B668]" office:value-type="string" office:string-value="0x044081eA31B076FD7dAf9F66e5405A64Bf3F6384d9FfeA6c6B8C45E5524c60f3" calcext:value-type="string">
            <text:p>0x044081eA31B076FD7dAf9F66e5405A64Bf3F6384d9FfeA6c6B8C45E5524c60f3</text:p>
          </table:table-cell>
          <table:table-cell table:formula="of:=ROUNDUP([.E66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a xlink:href="https://voyager.online/contract/0x026e78434924f3C65B80180B4abeF8116417E395Ab2Db7a6aA9D8EFb5b1d99f4" xlink:type="simple">0x026e78434924f3C65B80180B4abeF8116417E395Ab2Db7a6aA9D8EFb5b1d99f4</text:a></text:p>
          </table:table-cell>
          <table:table-cell office:value-type="string" calcext:value-type="string">
            <text:p>0.14949 ETH</text:p>
          </table:table-cell>
          <table:table-cell office:value-type="float" office:value="686" calcext:value-type="float">
            <text:p>686</text:p>
          </table:table-cell>
          <table:table-cell table:formula="of:=VALUE(SUBSTITUTE(MID([.C669];1;LEN([.C669])-4);&quot;.&quot;;&quot;,&quot;))" office:value-type="float" office:value="0.14949" calcext:value-type="float">
            <text:p>0,14949</text:p>
          </table:table-cell>
          <table:table-cell table:formula="of:=[.B669]" office:value-type="string" office:string-value="0x026e78434924f3C65B80180B4abeF8116417E395Ab2Db7a6aA9D8EFb5b1d99f4" calcext:value-type="string">
            <text:p>0x026e78434924f3C65B80180B4abeF8116417E395Ab2Db7a6aA9D8EFb5b1d99f4</text:p>
          </table:table-cell>
          <table:table-cell table:formula="of:=ROUNDUP([.E66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a xlink:href="https://voyager.online/contract/0x03B0C1220337ca4576BBB7aF771581fc9B286329cB4ECda186e0b4ce14bBb5e8" xlink:type="simple">0x03B0C1220337ca4576BBB7aF771581fc9B286329cB4ECda186e0b4ce14bBb5e8</text:a></text:p>
          </table:table-cell>
          <table:table-cell office:value-type="string" calcext:value-type="string">
            <text:p>0.14942 ETH</text:p>
          </table:table-cell>
          <table:table-cell office:value-type="float" office:value="335" calcext:value-type="float">
            <text:p>335</text:p>
          </table:table-cell>
          <table:table-cell table:formula="of:=VALUE(SUBSTITUTE(MID([.C670];1;LEN([.C670])-4);&quot;.&quot;;&quot;,&quot;))" office:value-type="float" office:value="0.14942" calcext:value-type="float">
            <text:p>0,14942</text:p>
          </table:table-cell>
          <table:table-cell table:formula="of:=[.B670]" office:value-type="string" office:string-value="0x03B0C1220337ca4576BBB7aF771581fc9B286329cB4ECda186e0b4ce14bBb5e8" calcext:value-type="string">
            <text:p>0x03B0C1220337ca4576BBB7aF771581fc9B286329cB4ECda186e0b4ce14bBb5e8</text:p>
          </table:table-cell>
          <table:table-cell table:formula="of:=ROUNDUP([.E67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a xlink:href="https://voyager.online/contract/0x00b981D7C4B421AA491a36D118335a045F9C59b2F336818b982aAa58B27FaF85" xlink:type="simple">0x00b981D7C4B421AA491a36D118335a045F9C59b2F336818b982aAa58B27FaF85</text:a></text:p>
          </table:table-cell>
          <table:table-cell office:value-type="string" calcext:value-type="string">
            <text:p>0.14936 ETH</text:p>
          </table:table-cell>
          <table:table-cell office:value-type="float" office:value="806" calcext:value-type="float">
            <text:p>806</text:p>
          </table:table-cell>
          <table:table-cell table:formula="of:=VALUE(SUBSTITUTE(MID([.C671];1;LEN([.C671])-4);&quot;.&quot;;&quot;,&quot;))" office:value-type="float" office:value="0.14936" calcext:value-type="float">
            <text:p>0,14936</text:p>
          </table:table-cell>
          <table:table-cell table:formula="of:=[.B671]" office:value-type="string" office:string-value="0x00b981D7C4B421AA491a36D118335a045F9C59b2F336818b982aAa58B27FaF85" calcext:value-type="string">
            <text:p>0x00b981D7C4B421AA491a36D118335a045F9C59b2F336818b982aAa58B27FaF85</text:p>
          </table:table-cell>
          <table:table-cell table:formula="of:=ROUNDUP([.E67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a xlink:href="https://voyager.online/contract/0x00680AFD6B0843E7851390521D87e849f010bABBc608BA53dcFf02b1c0FCd6FA" xlink:type="simple">0x00680AFD6B0843E7851390521D87e849f010bABBc608BA53dcFf02b1c0FCd6FA</text:a></text:p>
          </table:table-cell>
          <table:table-cell office:value-type="string" calcext:value-type="string">
            <text:p>0.14931 ETH</text:p>
          </table:table-cell>
          <table:table-cell office:value-type="float" office:value="620" calcext:value-type="float">
            <text:p>620</text:p>
          </table:table-cell>
          <table:table-cell table:formula="of:=VALUE(SUBSTITUTE(MID([.C672];1;LEN([.C672])-4);&quot;.&quot;;&quot;,&quot;))" office:value-type="float" office:value="0.14931" calcext:value-type="float">
            <text:p>0,14931</text:p>
          </table:table-cell>
          <table:table-cell table:formula="of:=[.B672]" office:value-type="string" office:string-value="0x00680AFD6B0843E7851390521D87e849f010bABBc608BA53dcFf02b1c0FCd6FA" calcext:value-type="string">
            <text:p>0x00680AFD6B0843E7851390521D87e849f010bABBc608BA53dcFf02b1c0FCd6FA</text:p>
          </table:table-cell>
          <table:table-cell table:formula="of:=ROUNDUP([.E67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a xlink:href="https://voyager.online/contract/0x050222A8276263933faDd68Ca13577060794E082B951d39F71a2Cd8DdC1f65D8" xlink:type="simple">0x050222A8276263933faDd68Ca13577060794E082B951d39F71a2Cd8DdC1f65D8</text:a></text:p>
          </table:table-cell>
          <table:table-cell office:value-type="string" calcext:value-type="string">
            <text:p>0.14929 ETH</text:p>
          </table:table-cell>
          <table:table-cell office:value-type="float" office:value="497" calcext:value-type="float">
            <text:p>497</text:p>
          </table:table-cell>
          <table:table-cell table:formula="of:=VALUE(SUBSTITUTE(MID([.C673];1;LEN([.C673])-4);&quot;.&quot;;&quot;,&quot;))" office:value-type="float" office:value="0.14929" calcext:value-type="float">
            <text:p>0,14929</text:p>
          </table:table-cell>
          <table:table-cell table:formula="of:=[.B673]" office:value-type="string" office:string-value="0x050222A8276263933faDd68Ca13577060794E082B951d39F71a2Cd8DdC1f65D8" calcext:value-type="string">
            <text:p>0x050222A8276263933faDd68Ca13577060794E082B951d39F71a2Cd8DdC1f65D8</text:p>
          </table:table-cell>
          <table:table-cell table:formula="of:=ROUNDUP([.E67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a xlink:href="https://voyager.online/contract/0x0218257B88Af1840773b90919Bd30951FFF7fd7e83E74A4A08cc68C8dfDd639A" xlink:type="simple">0x0218257B88Af1840773b90919Bd30951FFF7fd7e83E74A4A08cc68C8dfDd639A</text:a></text:p>
          </table:table-cell>
          <table:table-cell office:value-type="string" calcext:value-type="string">
            <text:p>0.14920 ETH</text:p>
          </table:table-cell>
          <table:table-cell office:value-type="float" office:value="317" calcext:value-type="float">
            <text:p>317</text:p>
          </table:table-cell>
          <table:table-cell table:formula="of:=VALUE(SUBSTITUTE(MID([.C674];1;LEN([.C674])-4);&quot;.&quot;;&quot;,&quot;))" office:value-type="float" office:value="0.1492" calcext:value-type="float">
            <text:p>0,1492</text:p>
          </table:table-cell>
          <table:table-cell table:formula="of:=[.B674]" office:value-type="string" office:string-value="0x0218257B88Af1840773b90919Bd30951FFF7fd7e83E74A4A08cc68C8dfDd639A" calcext:value-type="string">
            <text:p>0x0218257B88Af1840773b90919Bd30951FFF7fd7e83E74A4A08cc68C8dfDd639A</text:p>
          </table:table-cell>
          <table:table-cell table:formula="of:=ROUNDUP([.E67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<text:a xlink:href="https://voyager.online/contract/0x05AED32C092b4d597e524160d749c4aC4Bfe38960693B79F3C407e9fdf6EC7f4" xlink:type="simple">0x05AED32C092b4d597e524160d749c4aC4Bfe38960693B79F3C407e9fdf6EC7f4</text:a></text:p>
          </table:table-cell>
          <table:table-cell office:value-type="string" calcext:value-type="string">
            <text:p>0.14893 ETH</text:p>
          </table:table-cell>
          <table:table-cell office:value-type="float" office:value="198" calcext:value-type="float">
            <text:p>198</text:p>
          </table:table-cell>
          <table:table-cell table:formula="of:=VALUE(SUBSTITUTE(MID([.C675];1;LEN([.C675])-4);&quot;.&quot;;&quot;,&quot;))" office:value-type="float" office:value="0.14893" calcext:value-type="float">
            <text:p>0,14893</text:p>
          </table:table-cell>
          <table:table-cell table:formula="of:=[.B675]" office:value-type="string" office:string-value="0x05AED32C092b4d597e524160d749c4aC4Bfe38960693B79F3C407e9fdf6EC7f4" calcext:value-type="string">
            <text:p>0x05AED32C092b4d597e524160d749c4aC4Bfe38960693B79F3C407e9fdf6EC7f4</text:p>
          </table:table-cell>
          <table:table-cell table:formula="of:=ROUNDUP([.E67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a xlink:href="https://voyager.online/contract/0x023351bfC602e2ebEBE0D3e3fcf0913E64Ee01D2b38138ba9B57772eef2AE830" xlink:type="simple">0x023351bfC602e2ebEBE0D3e3fcf0913E64Ee01D2b38138ba9B57772eef2AE830</text:a></text:p>
          </table:table-cell>
          <table:table-cell office:value-type="string" calcext:value-type="string">
            <text:p>0.14886 ETH</text:p>
          </table:table-cell>
          <table:table-cell office:value-type="float" office:value="294" calcext:value-type="float">
            <text:p>294</text:p>
          </table:table-cell>
          <table:table-cell table:formula="of:=VALUE(SUBSTITUTE(MID([.C676];1;LEN([.C676])-4);&quot;.&quot;;&quot;,&quot;))" office:value-type="float" office:value="0.14886" calcext:value-type="float">
            <text:p>0,14886</text:p>
          </table:table-cell>
          <table:table-cell table:formula="of:=[.B676]" office:value-type="string" office:string-value="0x023351bfC602e2ebEBE0D3e3fcf0913E64Ee01D2b38138ba9B57772eef2AE830" calcext:value-type="string">
            <text:p>0x023351bfC602e2ebEBE0D3e3fcf0913E64Ee01D2b38138ba9B57772eef2AE830</text:p>
          </table:table-cell>
          <table:table-cell table:formula="of:=ROUNDUP([.E67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<text:a xlink:href="https://voyager.online/contract/0x00FFD45310414d0bFC1EcB01F7d51f3Dd6813cD0A180A4085987657a02fd4451" xlink:type="simple">0x00FFD45310414d0bFC1EcB01F7d51f3Dd6813cD0A180A4085987657a02fd4451</text:a></text:p>
          </table:table-cell>
          <table:table-cell office:value-type="string" calcext:value-type="string">
            <text:p>0.14872 ETH</text:p>
          </table:table-cell>
          <table:table-cell office:value-type="float" office:value="376" calcext:value-type="float">
            <text:p>376</text:p>
          </table:table-cell>
          <table:table-cell table:formula="of:=VALUE(SUBSTITUTE(MID([.C677];1;LEN([.C677])-4);&quot;.&quot;;&quot;,&quot;))" office:value-type="float" office:value="0.14872" calcext:value-type="float">
            <text:p>0,14872</text:p>
          </table:table-cell>
          <table:table-cell table:formula="of:=[.B677]" office:value-type="string" office:string-value="0x00FFD45310414d0bFC1EcB01F7d51f3Dd6813cD0A180A4085987657a02fd4451" calcext:value-type="string">
            <text:p>0x00FFD45310414d0bFC1EcB01F7d51f3Dd6813cD0A180A4085987657a02fd4451</text:p>
          </table:table-cell>
          <table:table-cell table:formula="of:=ROUNDUP([.E67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a xlink:href="https://voyager.online/contract/0x06EF8C2651f64b5456bd40f40Cdc2fFf475BfaB8f200A890e8F5f46f16998Ab6" xlink:type="simple">0x06EF8C2651f64b5456bd40f40Cdc2fFf475BfaB8f200A890e8F5f46f16998Ab6</text:a></text:p>
          </table:table-cell>
          <table:table-cell office:value-type="string" calcext:value-type="string">
            <text:p>0.14858 ETH</text:p>
          </table:table-cell>
          <table:table-cell office:value-type="float" office:value="326" calcext:value-type="float">
            <text:p>326</text:p>
          </table:table-cell>
          <table:table-cell table:formula="of:=VALUE(SUBSTITUTE(MID([.C678];1;LEN([.C678])-4);&quot;.&quot;;&quot;,&quot;))" office:value-type="float" office:value="0.14858" calcext:value-type="float">
            <text:p>0,14858</text:p>
          </table:table-cell>
          <table:table-cell table:formula="of:=[.B678]" office:value-type="string" office:string-value="0x06EF8C2651f64b5456bd40f40Cdc2fFf475BfaB8f200A890e8F5f46f16998Ab6" calcext:value-type="string">
            <text:p>0x06EF8C2651f64b5456bd40f40Cdc2fFf475BfaB8f200A890e8F5f46f16998Ab6</text:p>
          </table:table-cell>
          <table:table-cell table:formula="of:=ROUNDUP([.E67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a xlink:href="https://voyager.online/contract/0x00897731B4977a14A577715069a573665572c1eF85E5877F4aa5C7C7d5dd570E" xlink:type="simple">0x00897731B4977a14A577715069a573665572c1eF85E5877F4aa5C7C7d5dd570E</text:a></text:p>
          </table:table-cell>
          <table:table-cell office:value-type="string" calcext:value-type="string">
            <text:p>0.14850 ETH</text:p>
          </table:table-cell>
          <table:table-cell office:value-type="float" office:value="555" calcext:value-type="float">
            <text:p>555</text:p>
          </table:table-cell>
          <table:table-cell table:formula="of:=VALUE(SUBSTITUTE(MID([.C679];1;LEN([.C679])-4);&quot;.&quot;;&quot;,&quot;))" office:value-type="float" office:value="0.1485" calcext:value-type="float">
            <text:p>0,1485</text:p>
          </table:table-cell>
          <table:table-cell table:formula="of:=[.B679]" office:value-type="string" office:string-value="0x00897731B4977a14A577715069a573665572c1eF85E5877F4aa5C7C7d5dd570E" calcext:value-type="string">
            <text:p>0x00897731B4977a14A577715069a573665572c1eF85E5877F4aa5C7C7d5dd570E</text:p>
          </table:table-cell>
          <table:table-cell table:formula="of:=ROUNDUP([.E67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s://voyager.online/contract/0x02b615aF34f9d9D49024053979F82C3e7cd587542fbedF797DD57B0cDe0e3B54" xlink:type="simple">0x02b615aF34f9d9D49024053979F82C3e7cd587542fbedF797DD57B0cDe0e3B54</text:a></text:p>
          </table:table-cell>
          <table:table-cell office:value-type="string" calcext:value-type="string">
            <text:p>0.14820 ETH</text:p>
          </table:table-cell>
          <table:table-cell office:value-type="float" office:value="329" calcext:value-type="float">
            <text:p>329</text:p>
          </table:table-cell>
          <table:table-cell table:formula="of:=VALUE(SUBSTITUTE(MID([.C680];1;LEN([.C680])-4);&quot;.&quot;;&quot;,&quot;))" office:value-type="float" office:value="0.1482" calcext:value-type="float">
            <text:p>0,1482</text:p>
          </table:table-cell>
          <table:table-cell table:formula="of:=[.B680]" office:value-type="string" office:string-value="0x02b615aF34f9d9D49024053979F82C3e7cd587542fbedF797DD57B0cDe0e3B54" calcext:value-type="string">
            <text:p>0x02b615aF34f9d9D49024053979F82C3e7cd587542fbedF797DD57B0cDe0e3B54</text:p>
          </table:table-cell>
          <table:table-cell table:formula="of:=ROUNDUP([.E68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a xlink:href="https://voyager.online/contract/0x0322Bd530Ca6f5423433fB223b287407A09b39155533DfbC420CB1691D3dC204" xlink:type="simple">0x0322Bd530Ca6f5423433fB223b287407A09b39155533DfbC420CB1691D3dC204</text:a></text:p>
          </table:table-cell>
          <table:table-cell office:value-type="string" calcext:value-type="string">
            <text:p>0.14809 ETH</text:p>
          </table:table-cell>
          <table:table-cell office:value-type="float" office:value="515" calcext:value-type="float">
            <text:p>515</text:p>
          </table:table-cell>
          <table:table-cell table:formula="of:=VALUE(SUBSTITUTE(MID([.C681];1;LEN([.C681])-4);&quot;.&quot;;&quot;,&quot;))" office:value-type="float" office:value="0.14809" calcext:value-type="float">
            <text:p>0,14809</text:p>
          </table:table-cell>
          <table:table-cell table:formula="of:=[.B681]" office:value-type="string" office:string-value="0x0322Bd530Ca6f5423433fB223b287407A09b39155533DfbC420CB1691D3dC204" calcext:value-type="string">
            <text:p>0x0322Bd530Ca6f5423433fB223b287407A09b39155533DfbC420CB1691D3dC204</text:p>
          </table:table-cell>
          <table:table-cell table:formula="of:=ROUNDUP([.E68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a xlink:href="https://voyager.online/contract/0x00e3FcD9E86056F035E1D2c85Fd03Db322FFe452fF4023b35cE0F639E35b4b31" xlink:type="simple">0x00e3FcD9E86056F035E1D2c85Fd03Db322FFe452fF4023b35cE0F639E35b4b31</text:a></text:p>
          </table:table-cell>
          <table:table-cell office:value-type="string" calcext:value-type="string">
            <text:p>0.14804 ETH</text:p>
          </table:table-cell>
          <table:table-cell office:value-type="float" office:value="460" calcext:value-type="float">
            <text:p>460</text:p>
          </table:table-cell>
          <table:table-cell table:formula="of:=VALUE(SUBSTITUTE(MID([.C682];1;LEN([.C682])-4);&quot;.&quot;;&quot;,&quot;))" office:value-type="float" office:value="0.14804" calcext:value-type="float">
            <text:p>0,14804</text:p>
          </table:table-cell>
          <table:table-cell table:formula="of:=[.B682]" office:value-type="string" office:string-value="0x00e3FcD9E86056F035E1D2c85Fd03Db322FFe452fF4023b35cE0F639E35b4b31" calcext:value-type="string">
            <text:p>0x00e3FcD9E86056F035E1D2c85Fd03Db322FFe452fF4023b35cE0F639E35b4b31</text:p>
          </table:table-cell>
          <table:table-cell table:formula="of:=ROUNDUP([.E68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a xlink:href="https://voyager.online/contract/0x03Cd348D3850b47290a26c4E1Be96ce9bCF1ff2f38E8d4744a133465B8Db31d8" xlink:type="simple">0x03Cd348D3850b47290a26c4E1Be96ce9bCF1ff2f38E8d4744a133465B8Db31d8</text:a></text:p>
          </table:table-cell>
          <table:table-cell office:value-type="string" calcext:value-type="string">
            <text:p>0.14801 ETH</text:p>
          </table:table-cell>
          <table:table-cell office:value-type="float" office:value="449" calcext:value-type="float">
            <text:p>449</text:p>
          </table:table-cell>
          <table:table-cell table:formula="of:=VALUE(SUBSTITUTE(MID([.C683];1;LEN([.C683])-4);&quot;.&quot;;&quot;,&quot;))" office:value-type="float" office:value="0.14801" calcext:value-type="float">
            <text:p>0,14801</text:p>
          </table:table-cell>
          <table:table-cell table:formula="of:=[.B683]" office:value-type="string" office:string-value="0x03Cd348D3850b47290a26c4E1Be96ce9bCF1ff2f38E8d4744a133465B8Db31d8" calcext:value-type="string">
            <text:p>0x03Cd348D3850b47290a26c4E1Be96ce9bCF1ff2f38E8d4744a133465B8Db31d8</text:p>
          </table:table-cell>
          <table:table-cell table:formula="of:=ROUNDUP([.E68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a xlink:href="https://voyager.online/contract/0x05c29f49667D19593f7977156Da757Cf49BCD7891B2e65A9A02BE351D23129d7" xlink:type="simple">0x05c29f49667D19593f7977156Da757Cf49BCD7891B2e65A9A02BE351D23129d7</text:a></text:p>
          </table:table-cell>
          <table:table-cell office:value-type="string" calcext:value-type="string">
            <text:p>0.14762 ETH</text:p>
          </table:table-cell>
          <table:table-cell office:value-type="float" office:value="345" calcext:value-type="float">
            <text:p>345</text:p>
          </table:table-cell>
          <table:table-cell table:formula="of:=VALUE(SUBSTITUTE(MID([.C684];1;LEN([.C684])-4);&quot;.&quot;;&quot;,&quot;))" office:value-type="float" office:value="0.14762" calcext:value-type="float">
            <text:p>0,14762</text:p>
          </table:table-cell>
          <table:table-cell table:formula="of:=[.B684]" office:value-type="string" office:string-value="0x05c29f49667D19593f7977156Da757Cf49BCD7891B2e65A9A02BE351D23129d7" calcext:value-type="string">
            <text:p>0x05c29f49667D19593f7977156Da757Cf49BCD7891B2e65A9A02BE351D23129d7</text:p>
          </table:table-cell>
          <table:table-cell table:formula="of:=ROUNDUP([.E68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a xlink:href="https://voyager.online/contract/0x076B9c97Ee90f85788aD918D7D0F335eAF6724Bddc373956E8946E0cba79C87d" xlink:type="simple">0x076B9c97Ee90f85788aD918D7D0F335eAF6724Bddc373956E8946E0cba79C87d</text:a></text:p>
          </table:table-cell>
          <table:table-cell office:value-type="string" calcext:value-type="string">
            <text:p>0.14727 ETH</text:p>
          </table:table-cell>
          <table:table-cell office:value-type="float" office:value="388" calcext:value-type="float">
            <text:p>388</text:p>
          </table:table-cell>
          <table:table-cell table:formula="of:=VALUE(SUBSTITUTE(MID([.C685];1;LEN([.C685])-4);&quot;.&quot;;&quot;,&quot;))" office:value-type="float" office:value="0.14727" calcext:value-type="float">
            <text:p>0,14727</text:p>
          </table:table-cell>
          <table:table-cell table:formula="of:=[.B685]" office:value-type="string" office:string-value="0x076B9c97Ee90f85788aD918D7D0F335eAF6724Bddc373956E8946E0cba79C87d" calcext:value-type="string">
            <text:p>0x076B9c97Ee90f85788aD918D7D0F335eAF6724Bddc373956E8946E0cba79C87d</text:p>
          </table:table-cell>
          <table:table-cell table:formula="of:=ROUNDUP([.E68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a xlink:href="https://voyager.online/contract/0x03FeaeFFB1aA00562dC506Db1AF8dA9A7B71B56Bf6C7d1f7217a70228F07A768" xlink:type="simple">0x03FeaeFFB1aA00562dC506Db1AF8dA9A7B71B56Bf6C7d1f7217a70228F07A768</text:a></text:p>
          </table:table-cell>
          <table:table-cell office:value-type="string" calcext:value-type="string">
            <text:p>0.14690 ETH</text:p>
          </table:table-cell>
          <table:table-cell office:value-type="float" office:value="933" calcext:value-type="float">
            <text:p>933</text:p>
          </table:table-cell>
          <table:table-cell table:formula="of:=VALUE(SUBSTITUTE(MID([.C686];1;LEN([.C686])-4);&quot;.&quot;;&quot;,&quot;))" office:value-type="float" office:value="0.1469" calcext:value-type="float">
            <text:p>0,1469</text:p>
          </table:table-cell>
          <table:table-cell table:formula="of:=[.B686]" office:value-type="string" office:string-value="0x03FeaeFFB1aA00562dC506Db1AF8dA9A7B71B56Bf6C7d1f7217a70228F07A768" calcext:value-type="string">
            <text:p>0x03FeaeFFB1aA00562dC506Db1AF8dA9A7B71B56Bf6C7d1f7217a70228F07A768</text:p>
          </table:table-cell>
          <table:table-cell table:formula="of:=ROUNDUP([.E68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a xlink:href="https://voyager.online/contract/0x016dbB51243208E4B142FC1132e514e43109eE620177b42D4055A5a9f2f8C4DF" xlink:type="simple">0x016dbB51243208E4B142FC1132e514e43109eE620177b42D4055A5a9f2f8C4DF</text:a></text:p>
          </table:table-cell>
          <table:table-cell office:value-type="string" calcext:value-type="string">
            <text:p>0.14688 ETH</text:p>
          </table:table-cell>
          <table:table-cell office:value-type="float" office:value="323" calcext:value-type="float">
            <text:p>323</text:p>
          </table:table-cell>
          <table:table-cell table:formula="of:=VALUE(SUBSTITUTE(MID([.C687];1;LEN([.C687])-4);&quot;.&quot;;&quot;,&quot;))" office:value-type="float" office:value="0.14688" calcext:value-type="float">
            <text:p>0,14688</text:p>
          </table:table-cell>
          <table:table-cell table:formula="of:=[.B687]" office:value-type="string" office:string-value="0x016dbB51243208E4B142FC1132e514e43109eE620177b42D4055A5a9f2f8C4DF" calcext:value-type="string">
            <text:p>0x016dbB51243208E4B142FC1132e514e43109eE620177b42D4055A5a9f2f8C4DF</text:p>
          </table:table-cell>
          <table:table-cell table:formula="of:=ROUNDUP([.E68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a xlink:href="https://voyager.online/contract/0x05347622cf10227D6C61b3CC8F41475cEA0FdfA705C0D44527e38A7F4f383b11" xlink:type="simple">0x05347622cf10227D6C61b3CC8F41475cEA0FdfA705C0D44527e38A7F4f383b11</text:a></text:p>
          </table:table-cell>
          <table:table-cell office:value-type="string" calcext:value-type="string">
            <text:p>0.14668 ETH</text:p>
          </table:table-cell>
          <table:table-cell office:value-type="float" office:value="409" calcext:value-type="float">
            <text:p>409</text:p>
          </table:table-cell>
          <table:table-cell table:formula="of:=VALUE(SUBSTITUTE(MID([.C688];1;LEN([.C688])-4);&quot;.&quot;;&quot;,&quot;))" office:value-type="float" office:value="0.14668" calcext:value-type="float">
            <text:p>0,14668</text:p>
          </table:table-cell>
          <table:table-cell table:formula="of:=[.B688]" office:value-type="string" office:string-value="0x05347622cf10227D6C61b3CC8F41475cEA0FdfA705C0D44527e38A7F4f383b11" calcext:value-type="string">
            <text:p>0x05347622cf10227D6C61b3CC8F41475cEA0FdfA705C0D44527e38A7F4f383b11</text:p>
          </table:table-cell>
          <table:table-cell table:formula="of:=ROUNDUP([.E68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a xlink:href="https://voyager.online/contract/0x07afACb7F158d054A341A2c5981596a97e76688cef98822240856f61a5709030" xlink:type="simple">0x07afACb7F158d054A341A2c5981596a97e76688cef98822240856f61a5709030</text:a></text:p>
          </table:table-cell>
          <table:table-cell office:value-type="string" calcext:value-type="string">
            <text:p>0.14636 ETH</text:p>
          </table:table-cell>
          <table:table-cell office:value-type="float" office:value="148" calcext:value-type="float">
            <text:p>148</text:p>
          </table:table-cell>
          <table:table-cell table:formula="of:=VALUE(SUBSTITUTE(MID([.C689];1;LEN([.C689])-4);&quot;.&quot;;&quot;,&quot;))" office:value-type="float" office:value="0.14636" calcext:value-type="float">
            <text:p>0,14636</text:p>
          </table:table-cell>
          <table:table-cell table:formula="of:=[.B689]" office:value-type="string" office:string-value="0x07afACb7F158d054A341A2c5981596a97e76688cef98822240856f61a5709030" calcext:value-type="string">
            <text:p>0x07afACb7F158d054A341A2c5981596a97e76688cef98822240856f61a5709030</text:p>
          </table:table-cell>
          <table:table-cell table:formula="of:=ROUNDUP([.E68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a xlink:href="https://voyager.online/contract/0x069a4c7650437bE9C842DBF53AeDb8284B9686753F7Bf8DF2db0FCc0fdE543aD" xlink:type="simple">0x069a4c7650437bE9C842DBF53AeDb8284B9686753F7Bf8DF2db0FCc0fdE543aD</text:a></text:p>
          </table:table-cell>
          <table:table-cell office:value-type="string" calcext:value-type="string">
            <text:p>0.14633 ETH</text:p>
          </table:table-cell>
          <table:table-cell office:value-type="float" office:value="435" calcext:value-type="float">
            <text:p>435</text:p>
          </table:table-cell>
          <table:table-cell table:formula="of:=VALUE(SUBSTITUTE(MID([.C690];1;LEN([.C690])-4);&quot;.&quot;;&quot;,&quot;))" office:value-type="float" office:value="0.14633" calcext:value-type="float">
            <text:p>0,14633</text:p>
          </table:table-cell>
          <table:table-cell table:formula="of:=[.B690]" office:value-type="string" office:string-value="0x069a4c7650437bE9C842DBF53AeDb8284B9686753F7Bf8DF2db0FCc0fdE543aD" calcext:value-type="string">
            <text:p>0x069a4c7650437bE9C842DBF53AeDb8284B9686753F7Bf8DF2db0FCc0fdE543aD</text:p>
          </table:table-cell>
          <table:table-cell table:formula="of:=ROUNDUP([.E69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a xlink:href="https://voyager.online/contract/0x03655a6aFa21c73F7096B0EcCa61967f1fE845056174d31d840CcCfd2AA4eB77" xlink:type="simple">0x03655a6aFa21c73F7096B0EcCa61967f1fE845056174d31d840CcCfd2AA4eB77</text:a></text:p>
          </table:table-cell>
          <table:table-cell office:value-type="string" calcext:value-type="string">
            <text:p>0.14624 ETH</text:p>
          </table:table-cell>
          <table:table-cell office:value-type="float" office:value="343" calcext:value-type="float">
            <text:p>343</text:p>
          </table:table-cell>
          <table:table-cell table:formula="of:=VALUE(SUBSTITUTE(MID([.C691];1;LEN([.C691])-4);&quot;.&quot;;&quot;,&quot;))" office:value-type="float" office:value="0.14624" calcext:value-type="float">
            <text:p>0,14624</text:p>
          </table:table-cell>
          <table:table-cell table:formula="of:=[.B691]" office:value-type="string" office:string-value="0x03655a6aFa21c73F7096B0EcCa61967f1fE845056174d31d840CcCfd2AA4eB77" calcext:value-type="string">
            <text:p>0x03655a6aFa21c73F7096B0EcCa61967f1fE845056174d31d840CcCfd2AA4eB77</text:p>
          </table:table-cell>
          <table:table-cell table:formula="of:=ROUNDUP([.E69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a xlink:href="https://voyager.online/contract/0x06C796072A58040EC87ce2039cdaC36C6571b41cF01cc4CfcAE3C2AbA3A74838" xlink:type="simple">0x06C796072A58040EC87ce2039cdaC36C6571b41cF01cc4CfcAE3C2AbA3A74838</text:a></text:p>
          </table:table-cell>
          <table:table-cell office:value-type="string" calcext:value-type="string">
            <text:p>0.14613 ETH</text:p>
          </table:table-cell>
          <table:table-cell office:value-type="float" office:value="451" calcext:value-type="float">
            <text:p>451</text:p>
          </table:table-cell>
          <table:table-cell table:formula="of:=VALUE(SUBSTITUTE(MID([.C692];1;LEN([.C692])-4);&quot;.&quot;;&quot;,&quot;))" office:value-type="float" office:value="0.14613" calcext:value-type="float">
            <text:p>0,14613</text:p>
          </table:table-cell>
          <table:table-cell table:formula="of:=[.B692]" office:value-type="string" office:string-value="0x06C796072A58040EC87ce2039cdaC36C6571b41cF01cc4CfcAE3C2AbA3A74838" calcext:value-type="string">
            <text:p>0x06C796072A58040EC87ce2039cdaC36C6571b41cF01cc4CfcAE3C2AbA3A74838</text:p>
          </table:table-cell>
          <table:table-cell table:formula="of:=ROUNDUP([.E69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a xlink:href="https://voyager.online/contract/0x01Ab891860e28Eb351714A4469205789137bC76C028eCebED0a75C3D542a89B6" xlink:type="simple">0x01Ab891860e28Eb351714A4469205789137bC76C028eCebED0a75C3D542a89B6</text:a></text:p>
          </table:table-cell>
          <table:table-cell office:value-type="string" calcext:value-type="string">
            <text:p>0.14603 ETH</text:p>
          </table:table-cell>
          <table:table-cell office:value-type="float" office:value="426" calcext:value-type="float">
            <text:p>426</text:p>
          </table:table-cell>
          <table:table-cell table:formula="of:=VALUE(SUBSTITUTE(MID([.C693];1;LEN([.C693])-4);&quot;.&quot;;&quot;,&quot;))" office:value-type="float" office:value="0.14603" calcext:value-type="float">
            <text:p>0,14603</text:p>
          </table:table-cell>
          <table:table-cell table:formula="of:=[.B693]" office:value-type="string" office:string-value="0x01Ab891860e28Eb351714A4469205789137bC76C028eCebED0a75C3D542a89B6" calcext:value-type="string">
            <text:p>0x01Ab891860e28Eb351714A4469205789137bC76C028eCebED0a75C3D542a89B6</text:p>
          </table:table-cell>
          <table:table-cell table:formula="of:=ROUNDUP([.E69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a xlink:href="https://voyager.online/contract/0x0567D4e5774CBba6464f6B0a5c4Fc83957d7d2A3eB143c516fC1BDFB0767f9D5" xlink:type="simple">0x0567D4e5774CBba6464f6B0a5c4Fc83957d7d2A3eB143c516fC1BDFB0767f9D5</text:a></text:p>
          </table:table-cell>
          <table:table-cell office:value-type="string" calcext:value-type="string">
            <text:p>0.14595 ETH</text:p>
          </table:table-cell>
          <table:table-cell office:value-type="float" office:value="403" calcext:value-type="float">
            <text:p>403</text:p>
          </table:table-cell>
          <table:table-cell table:formula="of:=VALUE(SUBSTITUTE(MID([.C694];1;LEN([.C694])-4);&quot;.&quot;;&quot;,&quot;))" office:value-type="float" office:value="0.14595" calcext:value-type="float">
            <text:p>0,14595</text:p>
          </table:table-cell>
          <table:table-cell table:formula="of:=[.B694]" office:value-type="string" office:string-value="0x0567D4e5774CBba6464f6B0a5c4Fc83957d7d2A3eB143c516fC1BDFB0767f9D5" calcext:value-type="string">
            <text:p>0x0567D4e5774CBba6464f6B0a5c4Fc83957d7d2A3eB143c516fC1BDFB0767f9D5</text:p>
          </table:table-cell>
          <table:table-cell table:formula="of:=ROUNDUP([.E69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a xlink:href="https://voyager.online/contract/0x07c2272a986250288B15301D5739990f014180cB61Ce740D133506be51017456" xlink:type="simple">0x07c2272a986250288B15301D5739990f014180cB61Ce740D133506be51017456</text:a></text:p>
          </table:table-cell>
          <table:table-cell office:value-type="string" calcext:value-type="string">
            <text:p>0.14589 ETH</text:p>
          </table:table-cell>
          <table:table-cell office:value-type="float" office:value="393" calcext:value-type="float">
            <text:p>393</text:p>
          </table:table-cell>
          <table:table-cell table:formula="of:=VALUE(SUBSTITUTE(MID([.C695];1;LEN([.C695])-4);&quot;.&quot;;&quot;,&quot;))" office:value-type="float" office:value="0.14589" calcext:value-type="float">
            <text:p>0,14589</text:p>
          </table:table-cell>
          <table:table-cell table:formula="of:=[.B695]" office:value-type="string" office:string-value="0x07c2272a986250288B15301D5739990f014180cB61Ce740D133506be51017456" calcext:value-type="string">
            <text:p>0x07c2272a986250288B15301D5739990f014180cB61Ce740D133506be51017456</text:p>
          </table:table-cell>
          <table:table-cell table:formula="of:=ROUNDUP([.E69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<text:a xlink:href="https://voyager.online/contract/0x038528Adeb2aa94850b1aCdc338345ec48122384C116eBE9c9491746128ed21D" xlink:type="simple">0x038528Adeb2aa94850b1aCdc338345ec48122384C116eBE9c9491746128ed21D</text:a></text:p>
          </table:table-cell>
          <table:table-cell office:value-type="string" calcext:value-type="string">
            <text:p>0.14583 ETH</text:p>
          </table:table-cell>
          <table:table-cell office:value-type="float" office:value="331" calcext:value-type="float">
            <text:p>331</text:p>
          </table:table-cell>
          <table:table-cell table:formula="of:=VALUE(SUBSTITUTE(MID([.C696];1;LEN([.C696])-4);&quot;.&quot;;&quot;,&quot;))" office:value-type="float" office:value="0.14583" calcext:value-type="float">
            <text:p>0,14583</text:p>
          </table:table-cell>
          <table:table-cell table:formula="of:=[.B696]" office:value-type="string" office:string-value="0x038528Adeb2aa94850b1aCdc338345ec48122384C116eBE9c9491746128ed21D" calcext:value-type="string">
            <text:p>0x038528Adeb2aa94850b1aCdc338345ec48122384C116eBE9c9491746128ed21D</text:p>
          </table:table-cell>
          <table:table-cell table:formula="of:=ROUNDUP([.E69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a xlink:href="https://voyager.online/contract/0x0671a0c1759cc06b12a46B3143C912F0De2af20537608b56B5d95481d95ce49e" xlink:type="simple">0x0671a0c1759cc06b12a46B3143C912F0De2af20537608b56B5d95481d95ce49e</text:a></text:p>
          </table:table-cell>
          <table:table-cell office:value-type="string" calcext:value-type="string">
            <text:p>0.14582 ETH</text:p>
          </table:table-cell>
          <table:table-cell office:value-type="float" office:value="323" calcext:value-type="float">
            <text:p>323</text:p>
          </table:table-cell>
          <table:table-cell table:formula="of:=VALUE(SUBSTITUTE(MID([.C697];1;LEN([.C697])-4);&quot;.&quot;;&quot;,&quot;))" office:value-type="float" office:value="0.14582" calcext:value-type="float">
            <text:p>0,14582</text:p>
          </table:table-cell>
          <table:table-cell table:formula="of:=[.B697]" office:value-type="string" office:string-value="0x0671a0c1759cc06b12a46B3143C912F0De2af20537608b56B5d95481d95ce49e" calcext:value-type="string">
            <text:p>0x0671a0c1759cc06b12a46B3143C912F0De2af20537608b56B5d95481d95ce49e</text:p>
          </table:table-cell>
          <table:table-cell table:formula="of:=ROUNDUP([.E69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a xlink:href="https://voyager.online/contract/0x0429f7B42A4989d1d2918ef8Ca5A91959C3Bff4906ad089988400488252758a4" xlink:type="simple">0x0429f7B42A4989d1d2918ef8Ca5A91959C3Bff4906ad089988400488252758a4</text:a></text:p>
          </table:table-cell>
          <table:table-cell office:value-type="string" calcext:value-type="string">
            <text:p>0.14578 ETH</text:p>
          </table:table-cell>
          <table:table-cell office:value-type="float" office:value="230" calcext:value-type="float">
            <text:p>230</text:p>
          </table:table-cell>
          <table:table-cell table:formula="of:=VALUE(SUBSTITUTE(MID([.C698];1;LEN([.C698])-4);&quot;.&quot;;&quot;,&quot;))" office:value-type="float" office:value="0.14578" calcext:value-type="float">
            <text:p>0,14578</text:p>
          </table:table-cell>
          <table:table-cell table:formula="of:=[.B698]" office:value-type="string" office:string-value="0x0429f7B42A4989d1d2918ef8Ca5A91959C3Bff4906ad089988400488252758a4" calcext:value-type="string">
            <text:p>0x0429f7B42A4989d1d2918ef8Ca5A91959C3Bff4906ad089988400488252758a4</text:p>
          </table:table-cell>
          <table:table-cell table:formula="of:=ROUNDUP([.E69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a xlink:href="https://voyager.online/contract/0x01B079403d9d3DC2452653a679DFAb4Ce85a9944b46617fE1E2a457A66B838Cf" xlink:type="simple">0x01B079403d9d3DC2452653a679DFAb4Ce85a9944b46617fE1E2a457A66B838Cf</text:a></text:p>
          </table:table-cell>
          <table:table-cell office:value-type="string" calcext:value-type="string">
            <text:p>0.14573 ETH</text:p>
          </table:table-cell>
          <table:table-cell office:value-type="float" office:value="359" calcext:value-type="float">
            <text:p>359</text:p>
          </table:table-cell>
          <table:table-cell table:formula="of:=VALUE(SUBSTITUTE(MID([.C699];1;LEN([.C699])-4);&quot;.&quot;;&quot;,&quot;))" office:value-type="float" office:value="0.14573" calcext:value-type="float">
            <text:p>0,14573</text:p>
          </table:table-cell>
          <table:table-cell table:formula="of:=[.B699]" office:value-type="string" office:string-value="0x01B079403d9d3DC2452653a679DFAb4Ce85a9944b46617fE1E2a457A66B838Cf" calcext:value-type="string">
            <text:p>0x01B079403d9d3DC2452653a679DFAb4Ce85a9944b46617fE1E2a457A66B838Cf</text:p>
          </table:table-cell>
          <table:table-cell table:formula="of:=ROUNDUP([.E69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<text:a xlink:href="https://voyager.online/contract/0x02DA4390b8a43c4238a1a0aa6198D0790dAE12ec361668B8Fa50803FE23f08A8" xlink:type="simple">0x02DA4390b8a43c4238a1a0aa6198D0790dAE12ec361668B8Fa50803FE23f08A8</text:a></text:p>
          </table:table-cell>
          <table:table-cell office:value-type="string" calcext:value-type="string">
            <text:p>0.14552 ETH</text:p>
          </table:table-cell>
          <table:table-cell office:value-type="float" office:value="505" calcext:value-type="float">
            <text:p>505</text:p>
          </table:table-cell>
          <table:table-cell table:formula="of:=VALUE(SUBSTITUTE(MID([.C700];1;LEN([.C700])-4);&quot;.&quot;;&quot;,&quot;))" office:value-type="float" office:value="0.14552" calcext:value-type="float">
            <text:p>0,14552</text:p>
          </table:table-cell>
          <table:table-cell table:formula="of:=[.B700]" office:value-type="string" office:string-value="0x02DA4390b8a43c4238a1a0aa6198D0790dAE12ec361668B8Fa50803FE23f08A8" calcext:value-type="string">
            <text:p>0x02DA4390b8a43c4238a1a0aa6198D0790dAE12ec361668B8Fa50803FE23f08A8</text:p>
          </table:table-cell>
          <table:table-cell table:formula="of:=ROUNDUP([.E70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a xlink:href="https://voyager.online/contract/0x047fAd371416b043edEB3FCFDBd1Bb304fD9ACC01081125cabA92Cf332940E40" xlink:type="simple">0x047fAd371416b043edEB3FCFDBd1Bb304fD9ACC01081125cabA92Cf332940E40</text:a></text:p>
          </table:table-cell>
          <table:table-cell office:value-type="string" calcext:value-type="string">
            <text:p>0.14549 ETH</text:p>
          </table:table-cell>
          <table:table-cell office:value-type="float" office:value="405" calcext:value-type="float">
            <text:p>405</text:p>
          </table:table-cell>
          <table:table-cell table:formula="of:=VALUE(SUBSTITUTE(MID([.C701];1;LEN([.C701])-4);&quot;.&quot;;&quot;,&quot;))" office:value-type="float" office:value="0.14549" calcext:value-type="float">
            <text:p>0,14549</text:p>
          </table:table-cell>
          <table:table-cell table:formula="of:=[.B701]" office:value-type="string" office:string-value="0x047fAd371416b043edEB3FCFDBd1Bb304fD9ACC01081125cabA92Cf332940E40" calcext:value-type="string">
            <text:p>0x047fAd371416b043edEB3FCFDBd1Bb304fD9ACC01081125cabA92Cf332940E40</text:p>
          </table:table-cell>
          <table:table-cell table:formula="of:=ROUNDUP([.E70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a xlink:href="https://voyager.online/contract/0x04696b4603b37F5570E161C4998f2e7E887593b98Ac9f5a785f309b506C32678" xlink:type="simple">0x04696b4603b37F5570E161C4998f2e7E887593b98Ac9f5a785f309b506C32678</text:a></text:p>
          </table:table-cell>
          <table:table-cell office:value-type="string" calcext:value-type="string">
            <text:p>0.14546 ETH</text:p>
          </table:table-cell>
          <table:table-cell office:value-type="float" office:value="314" calcext:value-type="float">
            <text:p>314</text:p>
          </table:table-cell>
          <table:table-cell table:formula="of:=VALUE(SUBSTITUTE(MID([.C702];1;LEN([.C702])-4);&quot;.&quot;;&quot;,&quot;))" office:value-type="float" office:value="0.14546" calcext:value-type="float">
            <text:p>0,14546</text:p>
          </table:table-cell>
          <table:table-cell table:formula="of:=[.B702]" office:value-type="string" office:string-value="0x04696b4603b37F5570E161C4998f2e7E887593b98Ac9f5a785f309b506C32678" calcext:value-type="string">
            <text:p>0x04696b4603b37F5570E161C4998f2e7E887593b98Ac9f5a785f309b506C32678</text:p>
          </table:table-cell>
          <table:table-cell table:formula="of:=ROUNDUP([.E70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a xlink:href="https://voyager.online/contract/0x06E8B90058E61f022f51141f05D7af8Ba0998B1dacDbBC8D43F86906b32B0BC9" xlink:type="simple">0x06E8B90058E61f022f51141f05D7af8Ba0998B1dacDbBC8D43F86906b32B0BC9</text:a></text:p>
          </table:table-cell>
          <table:table-cell office:value-type="string" calcext:value-type="string">
            <text:p>0.14528 ETH</text:p>
          </table:table-cell>
          <table:table-cell office:value-type="float" office:value="432" calcext:value-type="float">
            <text:p>432</text:p>
          </table:table-cell>
          <table:table-cell table:formula="of:=VALUE(SUBSTITUTE(MID([.C703];1;LEN([.C703])-4);&quot;.&quot;;&quot;,&quot;))" office:value-type="float" office:value="0.14528" calcext:value-type="float">
            <text:p>0,14528</text:p>
          </table:table-cell>
          <table:table-cell table:formula="of:=[.B703]" office:value-type="string" office:string-value="0x06E8B90058E61f022f51141f05D7af8Ba0998B1dacDbBC8D43F86906b32B0BC9" calcext:value-type="string">
            <text:p>0x06E8B90058E61f022f51141f05D7af8Ba0998B1dacDbBC8D43F86906b32B0BC9</text:p>
          </table:table-cell>
          <table:table-cell table:formula="of:=ROUNDUP([.E70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a xlink:href="https://voyager.online/contract/0x067aA90981189d296268971243AD8Dae448f341C41B56a9060ab0C7A655AD997" xlink:type="simple">0x067aA90981189d296268971243AD8Dae448f341C41B56a9060ab0C7A655AD997</text:a></text:p>
          </table:table-cell>
          <table:table-cell office:value-type="string" calcext:value-type="string">
            <text:p>0.14522 ETH</text:p>
          </table:table-cell>
          <table:table-cell office:value-type="float" office:value="775" calcext:value-type="float">
            <text:p>775</text:p>
          </table:table-cell>
          <table:table-cell table:formula="of:=VALUE(SUBSTITUTE(MID([.C704];1;LEN([.C704])-4);&quot;.&quot;;&quot;,&quot;))" office:value-type="float" office:value="0.14522" calcext:value-type="float">
            <text:p>0,14522</text:p>
          </table:table-cell>
          <table:table-cell table:formula="of:=[.B704]" office:value-type="string" office:string-value="0x067aA90981189d296268971243AD8Dae448f341C41B56a9060ab0C7A655AD997" calcext:value-type="string">
            <text:p>0x067aA90981189d296268971243AD8Dae448f341C41B56a9060ab0C7A655AD997</text:p>
          </table:table-cell>
          <table:table-cell table:formula="of:=ROUNDUP([.E70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s://voyager.online/contract/0x01916921952F06bdbd21d9F9a6c6995A9241013F50b874bA6646a166C33aAf6A" xlink:type="simple">0x01916921952F06bdbd21d9F9a6c6995A9241013F50b874bA6646a166C33aAf6A</text:a></text:p>
          </table:table-cell>
          <table:table-cell office:value-type="string" calcext:value-type="string">
            <text:p>0.14506 ETH</text:p>
          </table:table-cell>
          <table:table-cell office:value-type="float" office:value="335" calcext:value-type="float">
            <text:p>335</text:p>
          </table:table-cell>
          <table:table-cell table:formula="of:=VALUE(SUBSTITUTE(MID([.C705];1;LEN([.C705])-4);&quot;.&quot;;&quot;,&quot;))" office:value-type="float" office:value="0.14506" calcext:value-type="float">
            <text:p>0,14506</text:p>
          </table:table-cell>
          <table:table-cell table:formula="of:=[.B705]" office:value-type="string" office:string-value="0x01916921952F06bdbd21d9F9a6c6995A9241013F50b874bA6646a166C33aAf6A" calcext:value-type="string">
            <text:p>0x01916921952F06bdbd21d9F9a6c6995A9241013F50b874bA6646a166C33aAf6A</text:p>
          </table:table-cell>
          <table:table-cell table:formula="of:=ROUNDUP([.E70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a xlink:href="https://voyager.online/contract/0x01dcb163D908CCcd8DE0134FcD8a8A20766Fa492e2DedE22df6Be8D542bc4ED6" xlink:type="simple">0x01dcb163D908CCcd8DE0134FcD8a8A20766Fa492e2DedE22df6Be8D542bc4ED6</text:a></text:p>
          </table:table-cell>
          <table:table-cell office:value-type="string" calcext:value-type="string">
            <text:p>0.14505 ETH</text:p>
          </table:table-cell>
          <table:table-cell office:value-type="float" office:value="394" calcext:value-type="float">
            <text:p>394</text:p>
          </table:table-cell>
          <table:table-cell table:formula="of:=VALUE(SUBSTITUTE(MID([.C706];1;LEN([.C706])-4);&quot;.&quot;;&quot;,&quot;))" office:value-type="float" office:value="0.14505" calcext:value-type="float">
            <text:p>0,14505</text:p>
          </table:table-cell>
          <table:table-cell table:formula="of:=[.B706]" office:value-type="string" office:string-value="0x01dcb163D908CCcd8DE0134FcD8a8A20766Fa492e2DedE22df6Be8D542bc4ED6" calcext:value-type="string">
            <text:p>0x01dcb163D908CCcd8DE0134FcD8a8A20766Fa492e2DedE22df6Be8D542bc4ED6</text:p>
          </table:table-cell>
          <table:table-cell table:formula="of:=ROUNDUP([.E70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a xlink:href="https://voyager.online/contract/0x0742AF54424A480B51553764f49bF952058C47C1A06b4249f69d59bBF60A16B6" xlink:type="simple">0x0742AF54424A480B51553764f49bF952058C47C1A06b4249f69d59bBF60A16B6</text:a></text:p>
          </table:table-cell>
          <table:table-cell office:value-type="string" calcext:value-type="string">
            <text:p>0.14490 ETH</text:p>
          </table:table-cell>
          <table:table-cell office:value-type="float" office:value="305" calcext:value-type="float">
            <text:p>305</text:p>
          </table:table-cell>
          <table:table-cell table:formula="of:=VALUE(SUBSTITUTE(MID([.C707];1;LEN([.C707])-4);&quot;.&quot;;&quot;,&quot;))" office:value-type="float" office:value="0.1449" calcext:value-type="float">
            <text:p>0,1449</text:p>
          </table:table-cell>
          <table:table-cell table:formula="of:=[.B707]" office:value-type="string" office:string-value="0x0742AF54424A480B51553764f49bF952058C47C1A06b4249f69d59bBF60A16B6" calcext:value-type="string">
            <text:p>0x0742AF54424A480B51553764f49bF952058C47C1A06b4249f69d59bBF60A16B6</text:p>
          </table:table-cell>
          <table:table-cell table:formula="of:=ROUNDUP([.E70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a xlink:href="https://voyager.online/contract/0x014d19F6d7ed1289405C328B65b0523C728585Bf7D6De6E670145C7d4F49A5b0" xlink:type="simple">0x014d19F6d7ed1289405C328B65b0523C728585Bf7D6De6E670145C7d4F49A5b0</text:a></text:p>
          </table:table-cell>
          <table:table-cell office:value-type="string" calcext:value-type="string">
            <text:p>0.14490 ETH</text:p>
          </table:table-cell>
          <table:table-cell office:value-type="float" office:value="139" calcext:value-type="float">
            <text:p>139</text:p>
          </table:table-cell>
          <table:table-cell table:formula="of:=VALUE(SUBSTITUTE(MID([.C708];1;LEN([.C708])-4);&quot;.&quot;;&quot;,&quot;))" office:value-type="float" office:value="0.1449" calcext:value-type="float">
            <text:p>0,1449</text:p>
          </table:table-cell>
          <table:table-cell table:formula="of:=[.B708]" office:value-type="string" office:string-value="0x014d19F6d7ed1289405C328B65b0523C728585Bf7D6De6E670145C7d4F49A5b0" calcext:value-type="string">
            <text:p>0x014d19F6d7ed1289405C328B65b0523C728585Bf7D6De6E670145C7d4F49A5b0</text:p>
          </table:table-cell>
          <table:table-cell table:formula="of:=ROUNDUP([.E70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s://voyager.online/contract/0x0438Cd34B422360d69c0A8a29A0B67Bc31170268F7A4380168Fce26A8Ed980cD" xlink:type="simple">0x0438Cd34B422360d69c0A8a29A0B67Bc31170268F7A4380168Fce26A8Ed980cD</text:a></text:p>
          </table:table-cell>
          <table:table-cell office:value-type="string" calcext:value-type="string">
            <text:p>0.14468 ETH</text:p>
          </table:table-cell>
          <table:table-cell office:value-type="float" office:value="206" calcext:value-type="float">
            <text:p>206</text:p>
          </table:table-cell>
          <table:table-cell table:formula="of:=VALUE(SUBSTITUTE(MID([.C709];1;LEN([.C709])-4);&quot;.&quot;;&quot;,&quot;))" office:value-type="float" office:value="0.14468" calcext:value-type="float">
            <text:p>0,14468</text:p>
          </table:table-cell>
          <table:table-cell table:formula="of:=[.B709]" office:value-type="string" office:string-value="0x0438Cd34B422360d69c0A8a29A0B67Bc31170268F7A4380168Fce26A8Ed980cD" calcext:value-type="string">
            <text:p>0x0438Cd34B422360d69c0A8a29A0B67Bc31170268F7A4380168Fce26A8Ed980cD</text:p>
          </table:table-cell>
          <table:table-cell table:formula="of:=ROUNDUP([.E70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a xlink:href="https://voyager.online/contract/0x025363df202Ea4781bd9DbCE611C1826811C313d9A9bAc7890c8CA002Ae37e2F" xlink:type="simple">0x025363df202Ea4781bd9DbCE611C1826811C313d9A9bAc7890c8CA002Ae37e2F</text:a></text:p>
          </table:table-cell>
          <table:table-cell office:value-type="string" calcext:value-type="string">
            <text:p>0.14440 ETH</text:p>
          </table:table-cell>
          <table:table-cell office:value-type="float" office:value="341" calcext:value-type="float">
            <text:p>341</text:p>
          </table:table-cell>
          <table:table-cell table:formula="of:=VALUE(SUBSTITUTE(MID([.C710];1;LEN([.C710])-4);&quot;.&quot;;&quot;,&quot;))" office:value-type="float" office:value="0.1444" calcext:value-type="float">
            <text:p>0,1444</text:p>
          </table:table-cell>
          <table:table-cell table:formula="of:=[.B710]" office:value-type="string" office:string-value="0x025363df202Ea4781bd9DbCE611C1826811C313d9A9bAc7890c8CA002Ae37e2F" calcext:value-type="string">
            <text:p>0x025363df202Ea4781bd9DbCE611C1826811C313d9A9bAc7890c8CA002Ae37e2F</text:p>
          </table:table-cell>
          <table:table-cell table:formula="of:=ROUNDUP([.E71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<text:a xlink:href="https://voyager.online/contract/0x035220B58EdE19D4e2a801b25c2b90f8034eB582E2B8819b846DD7Dd7c765c08" xlink:type="simple">0x035220B58EdE19D4e2a801b25c2b90f8034eB582E2B8819b846DD7Dd7c765c08</text:a></text:p>
          </table:table-cell>
          <table:table-cell office:value-type="string" calcext:value-type="string">
            <text:p>0.14427 ETH</text:p>
          </table:table-cell>
          <table:table-cell office:value-type="float" office:value="345" calcext:value-type="float">
            <text:p>345</text:p>
          </table:table-cell>
          <table:table-cell table:formula="of:=VALUE(SUBSTITUTE(MID([.C711];1;LEN([.C711])-4);&quot;.&quot;;&quot;,&quot;))" office:value-type="float" office:value="0.14427" calcext:value-type="float">
            <text:p>0,14427</text:p>
          </table:table-cell>
          <table:table-cell table:formula="of:=[.B711]" office:value-type="string" office:string-value="0x035220B58EdE19D4e2a801b25c2b90f8034eB582E2B8819b846DD7Dd7c765c08" calcext:value-type="string">
            <text:p>0x035220B58EdE19D4e2a801b25c2b90f8034eB582E2B8819b846DD7Dd7c765c08</text:p>
          </table:table-cell>
          <table:table-cell table:formula="of:=ROUNDUP([.E71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a xlink:href="https://voyager.online/contract/0x00b8638f58B0c4275dd140597123306Cd175B3c67A3cFe81A48a30dB9c87A5c0" xlink:type="simple">0x00b8638f58B0c4275dd140597123306Cd175B3c67A3cFe81A48a30dB9c87A5c0</text:a></text:p>
          </table:table-cell>
          <table:table-cell office:value-type="string" calcext:value-type="string">
            <text:p>0.14406 ETH</text:p>
          </table:table-cell>
          <table:table-cell office:value-type="float" office:value="254" calcext:value-type="float">
            <text:p>254</text:p>
          </table:table-cell>
          <table:table-cell table:formula="of:=VALUE(SUBSTITUTE(MID([.C712];1;LEN([.C712])-4);&quot;.&quot;;&quot;,&quot;))" office:value-type="float" office:value="0.14406" calcext:value-type="float">
            <text:p>0,14406</text:p>
          </table:table-cell>
          <table:table-cell table:formula="of:=[.B712]" office:value-type="string" office:string-value="0x00b8638f58B0c4275dd140597123306Cd175B3c67A3cFe81A48a30dB9c87A5c0" calcext:value-type="string">
            <text:p>0x00b8638f58B0c4275dd140597123306Cd175B3c67A3cFe81A48a30dB9c87A5c0</text:p>
          </table:table-cell>
          <table:table-cell table:formula="of:=ROUNDUP([.E71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a xlink:href="https://voyager.online/contract/0x02d22f4fcDC6260c30cC74EDa45Dcb02d35B815E9b891E35424223F900fF7B98" xlink:type="simple">0x02d22f4fcDC6260c30cC74EDa45Dcb02d35B815E9b891E35424223F900fF7B98</text:a></text:p>
          </table:table-cell>
          <table:table-cell office:value-type="string" calcext:value-type="string">
            <text:p>0.14380 ETH</text:p>
          </table:table-cell>
          <table:table-cell office:value-type="float" office:value="290" calcext:value-type="float">
            <text:p>290</text:p>
          </table:table-cell>
          <table:table-cell table:formula="of:=VALUE(SUBSTITUTE(MID([.C713];1;LEN([.C713])-4);&quot;.&quot;;&quot;,&quot;))" office:value-type="float" office:value="0.1438" calcext:value-type="float">
            <text:p>0,1438</text:p>
          </table:table-cell>
          <table:table-cell table:formula="of:=[.B713]" office:value-type="string" office:string-value="0x02d22f4fcDC6260c30cC74EDa45Dcb02d35B815E9b891E35424223F900fF7B98" calcext:value-type="string">
            <text:p>0x02d22f4fcDC6260c30cC74EDa45Dcb02d35B815E9b891E35424223F900fF7B98</text:p>
          </table:table-cell>
          <table:table-cell table:formula="of:=ROUNDUP([.E71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a xlink:href="https://voyager.online/contract/0x07e1827AD2a00fC1F434aE9f5A2FA0dC0e562818D2E156e1c9B750c2053E3cdF" xlink:type="simple">0x07e1827AD2a00fC1F434aE9f5A2FA0dC0e562818D2E156e1c9B750c2053E3cdF</text:a></text:p>
          </table:table-cell>
          <table:table-cell office:value-type="string" calcext:value-type="string">
            <text:p>0.14369 ETH</text:p>
          </table:table-cell>
          <table:table-cell office:value-type="float" office:value="301" calcext:value-type="float">
            <text:p>301</text:p>
          </table:table-cell>
          <table:table-cell table:formula="of:=VALUE(SUBSTITUTE(MID([.C714];1;LEN([.C714])-4);&quot;.&quot;;&quot;,&quot;))" office:value-type="float" office:value="0.14369" calcext:value-type="float">
            <text:p>0,14369</text:p>
          </table:table-cell>
          <table:table-cell table:formula="of:=[.B714]" office:value-type="string" office:string-value="0x07e1827AD2a00fC1F434aE9f5A2FA0dC0e562818D2E156e1c9B750c2053E3cdF" calcext:value-type="string">
            <text:p>0x07e1827AD2a00fC1F434aE9f5A2FA0dC0e562818D2E156e1c9B750c2053E3cdF</text:p>
          </table:table-cell>
          <table:table-cell table:formula="of:=ROUNDUP([.E71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a xlink:href="https://voyager.online/contract/0x0036F2f79e1844be5Af31d1bcdA39e2310bDD17bcED99A5220c46876c7010a32" xlink:type="simple">0x0036F2f79e1844be5Af31d1bcdA39e2310bDD17bcED99A5220c46876c7010a32</text:a></text:p>
          </table:table-cell>
          <table:table-cell office:value-type="string" calcext:value-type="string">
            <text:p>0.14359 ETH</text:p>
          </table:table-cell>
          <table:table-cell office:value-type="float" office:value="361" calcext:value-type="float">
            <text:p>361</text:p>
          </table:table-cell>
          <table:table-cell table:formula="of:=VALUE(SUBSTITUTE(MID([.C715];1;LEN([.C715])-4);&quot;.&quot;;&quot;,&quot;))" office:value-type="float" office:value="0.14359" calcext:value-type="float">
            <text:p>0,14359</text:p>
          </table:table-cell>
          <table:table-cell table:formula="of:=[.B715]" office:value-type="string" office:string-value="0x0036F2f79e1844be5Af31d1bcdA39e2310bDD17bcED99A5220c46876c7010a32" calcext:value-type="string">
            <text:p>0x0036F2f79e1844be5Af31d1bcdA39e2310bDD17bcED99A5220c46876c7010a32</text:p>
          </table:table-cell>
          <table:table-cell table:formula="of:=ROUNDUP([.E71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a xlink:href="https://voyager.online/contract/0x05c9A64270D786c921a6d3c004aEE52eeCC67BB6305068BAf3cC7bD84565f38b" xlink:type="simple">0x05c9A64270D786c921a6d3c004aEE52eeCC67BB6305068BAf3cC7bD84565f38b</text:a></text:p>
          </table:table-cell>
          <table:table-cell office:value-type="string" calcext:value-type="string">
            <text:p>0.14359 ETH</text:p>
          </table:table-cell>
          <table:table-cell office:value-type="float" office:value="742" calcext:value-type="float">
            <text:p>742</text:p>
          </table:table-cell>
          <table:table-cell table:formula="of:=VALUE(SUBSTITUTE(MID([.C716];1;LEN([.C716])-4);&quot;.&quot;;&quot;,&quot;))" office:value-type="float" office:value="0.14359" calcext:value-type="float">
            <text:p>0,14359</text:p>
          </table:table-cell>
          <table:table-cell table:formula="of:=[.B716]" office:value-type="string" office:string-value="0x05c9A64270D786c921a6d3c004aEE52eeCC67BB6305068BAf3cC7bD84565f38b" calcext:value-type="string">
            <text:p>0x05c9A64270D786c921a6d3c004aEE52eeCC67BB6305068BAf3cC7bD84565f38b</text:p>
          </table:table-cell>
          <table:table-cell table:formula="of:=ROUNDUP([.E71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a xlink:href="https://voyager.online/contract/0x037FE89c39E69897a940ECabA56997898F01531db967F1063D6A8e1304d1387E" xlink:type="simple">0x037FE89c39E69897a940ECabA56997898F01531db967F1063D6A8e1304d1387E</text:a></text:p>
          </table:table-cell>
          <table:table-cell office:value-type="string" calcext:value-type="string">
            <text:p>0.14355 ETH</text:p>
          </table:table-cell>
          <table:table-cell office:value-type="float" office:value="534" calcext:value-type="float">
            <text:p>534</text:p>
          </table:table-cell>
          <table:table-cell table:formula="of:=VALUE(SUBSTITUTE(MID([.C717];1;LEN([.C717])-4);&quot;.&quot;;&quot;,&quot;))" office:value-type="float" office:value="0.14355" calcext:value-type="float">
            <text:p>0,14355</text:p>
          </table:table-cell>
          <table:table-cell table:formula="of:=[.B717]" office:value-type="string" office:string-value="0x037FE89c39E69897a940ECabA56997898F01531db967F1063D6A8e1304d1387E" calcext:value-type="string">
            <text:p>0x037FE89c39E69897a940ECabA56997898F01531db967F1063D6A8e1304d1387E</text:p>
          </table:table-cell>
          <table:table-cell table:formula="of:=ROUNDUP([.E71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a xlink:href="https://voyager.online/contract/0x00a18C10783BF984fEAcf3d1367e1020EFa0818Da1769ef986Ae13676b1B8eb8" xlink:type="simple">0x00a18C10783BF984fEAcf3d1367e1020EFa0818Da1769ef986Ae13676b1B8eb8</text:a></text:p>
          </table:table-cell>
          <table:table-cell office:value-type="string" calcext:value-type="string">
            <text:p>0.14348 ETH</text:p>
          </table:table-cell>
          <table:table-cell office:value-type="float" office:value="115" calcext:value-type="float">
            <text:p>115</text:p>
          </table:table-cell>
          <table:table-cell table:formula="of:=VALUE(SUBSTITUTE(MID([.C718];1;LEN([.C718])-4);&quot;.&quot;;&quot;,&quot;))" office:value-type="float" office:value="0.14348" calcext:value-type="float">
            <text:p>0,14348</text:p>
          </table:table-cell>
          <table:table-cell table:formula="of:=[.B718]" office:value-type="string" office:string-value="0x00a18C10783BF984fEAcf3d1367e1020EFa0818Da1769ef986Ae13676b1B8eb8" calcext:value-type="string">
            <text:p>0x00a18C10783BF984fEAcf3d1367e1020EFa0818Da1769ef986Ae13676b1B8eb8</text:p>
          </table:table-cell>
          <table:table-cell table:formula="of:=ROUNDUP([.E71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a xlink:href="https://voyager.online/contract/0x0702FD5317Ca77a283A35a9B8F8026828F7B1Cb0362C6277Bc406C6454a6f0B9" xlink:type="simple">0x0702FD5317Ca77a283A35a9B8F8026828F7B1Cb0362C6277Bc406C6454a6f0B9</text:a></text:p>
          </table:table-cell>
          <table:table-cell office:value-type="string" calcext:value-type="string">
            <text:p>0.14340 ETH</text:p>
          </table:table-cell>
          <table:table-cell office:value-type="float" office:value="306" calcext:value-type="float">
            <text:p>306</text:p>
          </table:table-cell>
          <table:table-cell table:formula="of:=VALUE(SUBSTITUTE(MID([.C719];1;LEN([.C719])-4);&quot;.&quot;;&quot;,&quot;))" office:value-type="float" office:value="0.1434" calcext:value-type="float">
            <text:p>0,1434</text:p>
          </table:table-cell>
          <table:table-cell table:formula="of:=[.B719]" office:value-type="string" office:string-value="0x0702FD5317Ca77a283A35a9B8F8026828F7B1Cb0362C6277Bc406C6454a6f0B9" calcext:value-type="string">
            <text:p>0x0702FD5317Ca77a283A35a9B8F8026828F7B1Cb0362C6277Bc406C6454a6f0B9</text:p>
          </table:table-cell>
          <table:table-cell table:formula="of:=ROUNDUP([.E71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a xlink:href="https://voyager.online/contract/0x000000000f1Cb124a12C978020F75cDD9aF69d1FF8118aC705221C61369F6885" xlink:type="simple">0x000000000f1Cb124a12C978020F75cDD9aF69d1FF8118aC705221C61369F6885</text:a></text:p>
          </table:table-cell>
          <table:table-cell office:value-type="string" calcext:value-type="string">
            <text:p>0.14338 ETH</text:p>
          </table:table-cell>
          <table:table-cell office:value-type="string" calcext:value-type="string">
            <text:p>1 197</text:p>
          </table:table-cell>
          <table:table-cell table:formula="of:=VALUE(SUBSTITUTE(MID([.C720];1;LEN([.C720])-4);&quot;.&quot;;&quot;,&quot;))" office:value-type="float" office:value="0.14338" calcext:value-type="float">
            <text:p>0,14338</text:p>
          </table:table-cell>
          <table:table-cell table:formula="of:=[.B720]" office:value-type="string" office:string-value="0x000000000f1Cb124a12C978020F75cDD9aF69d1FF8118aC705221C61369F6885" calcext:value-type="string">
            <text:p>0x000000000f1Cb124a12C978020F75cDD9aF69d1FF8118aC705221C61369F6885</text:p>
          </table:table-cell>
          <table:table-cell table:formula="of:=ROUNDUP([.E72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a xlink:href="https://voyager.online/contract/0x03Ed723ae38eB7867F9Ca901391A996fa5Cea0b125644c4E12af98B9Bd80B876" xlink:type="simple">0x03Ed723ae38eB7867F9Ca901391A996fa5Cea0b125644c4E12af98B9Bd80B876</text:a></text:p>
          </table:table-cell>
          <table:table-cell office:value-type="string" calcext:value-type="string">
            <text:p>0.14325 ETH</text:p>
          </table:table-cell>
          <table:table-cell office:value-type="float" office:value="388" calcext:value-type="float">
            <text:p>388</text:p>
          </table:table-cell>
          <table:table-cell table:formula="of:=VALUE(SUBSTITUTE(MID([.C721];1;LEN([.C721])-4);&quot;.&quot;;&quot;,&quot;))" office:value-type="float" office:value="0.14325" calcext:value-type="float">
            <text:p>0,14325</text:p>
          </table:table-cell>
          <table:table-cell table:formula="of:=[.B721]" office:value-type="string" office:string-value="0x03Ed723ae38eB7867F9Ca901391A996fa5Cea0b125644c4E12af98B9Bd80B876" calcext:value-type="string">
            <text:p>0x03Ed723ae38eB7867F9Ca901391A996fa5Cea0b125644c4E12af98B9Bd80B876</text:p>
          </table:table-cell>
          <table:table-cell table:formula="of:=ROUNDUP([.E72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a xlink:href="https://voyager.online/contract/0x01A75155E453F700CBeC083b3b518eA78361cb62e21331092bCDCb93CC2A97C5" xlink:type="simple">0x01A75155E453F700CBeC083b3b518eA78361cb62e21331092bCDCb93CC2A97C5</text:a></text:p>
          </table:table-cell>
          <table:table-cell office:value-type="string" calcext:value-type="string">
            <text:p>0.14321 ETH</text:p>
          </table:table-cell>
          <table:table-cell office:value-type="float" office:value="344" calcext:value-type="float">
            <text:p>344</text:p>
          </table:table-cell>
          <table:table-cell table:formula="of:=VALUE(SUBSTITUTE(MID([.C722];1;LEN([.C722])-4);&quot;.&quot;;&quot;,&quot;))" office:value-type="float" office:value="0.14321" calcext:value-type="float">
            <text:p>0,14321</text:p>
          </table:table-cell>
          <table:table-cell table:formula="of:=[.B722]" office:value-type="string" office:string-value="0x01A75155E453F700CBeC083b3b518eA78361cb62e21331092bCDCb93CC2A97C5" calcext:value-type="string">
            <text:p>0x01A75155E453F700CBeC083b3b518eA78361cb62e21331092bCDCb93CC2A97C5</text:p>
          </table:table-cell>
          <table:table-cell table:formula="of:=ROUNDUP([.E72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<text:a xlink:href="https://voyager.online/contract/0x038fD4d803f30e586F125c969DDd37248BE1BB7C177DE7a0376C844ee01b4eC3" xlink:type="simple">0x038fD4d803f30e586F125c969DDd37248BE1BB7C177DE7a0376C844ee01b4eC3</text:a></text:p>
          </table:table-cell>
          <table:table-cell office:value-type="string" calcext:value-type="string">
            <text:p>0.14320 ETH</text:p>
          </table:table-cell>
          <table:table-cell office:value-type="float" office:value="300" calcext:value-type="float">
            <text:p>300</text:p>
          </table:table-cell>
          <table:table-cell table:formula="of:=VALUE(SUBSTITUTE(MID([.C723];1;LEN([.C723])-4);&quot;.&quot;;&quot;,&quot;))" office:value-type="float" office:value="0.1432" calcext:value-type="float">
            <text:p>0,1432</text:p>
          </table:table-cell>
          <table:table-cell table:formula="of:=[.B723]" office:value-type="string" office:string-value="0x038fD4d803f30e586F125c969DDd37248BE1BB7C177DE7a0376C844ee01b4eC3" calcext:value-type="string">
            <text:p>0x038fD4d803f30e586F125c969DDd37248BE1BB7C177DE7a0376C844ee01b4eC3</text:p>
          </table:table-cell>
          <table:table-cell table:formula="of:=ROUNDUP([.E72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a xlink:href="https://voyager.online/contract/0x07c8C75cc15bFB154e16563521BBC58DD83C1C3C2500eE68d946Ef2dAb70277d" xlink:type="simple">0x07c8C75cc15bFB154e16563521BBC58DD83C1C3C2500eE68d946Ef2dAb70277d</text:a></text:p>
          </table:table-cell>
          <table:table-cell office:value-type="string" calcext:value-type="string">
            <text:p>0.14318 ETH</text:p>
          </table:table-cell>
          <table:table-cell office:value-type="float" office:value="911" calcext:value-type="float">
            <text:p>911</text:p>
          </table:table-cell>
          <table:table-cell table:formula="of:=VALUE(SUBSTITUTE(MID([.C724];1;LEN([.C724])-4);&quot;.&quot;;&quot;,&quot;))" office:value-type="float" office:value="0.14318" calcext:value-type="float">
            <text:p>0,14318</text:p>
          </table:table-cell>
          <table:table-cell table:formula="of:=[.B724]" office:value-type="string" office:string-value="0x07c8C75cc15bFB154e16563521BBC58DD83C1C3C2500eE68d946Ef2dAb70277d" calcext:value-type="string">
            <text:p>0x07c8C75cc15bFB154e16563521BBC58DD83C1C3C2500eE68d946Ef2dAb70277d</text:p>
          </table:table-cell>
          <table:table-cell table:formula="of:=ROUNDUP([.E72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s://voyager.online/contract/0x059AaA9e7a3439c47EC0F8C47F575DD390728A263bBe34D4665D4e79AAe4a4db" xlink:type="simple">0x059AaA9e7a3439c47EC0F8C47F575DD390728A263bBe34D4665D4e79AAe4a4db</text:a></text:p>
          </table:table-cell>
          <table:table-cell office:value-type="string" calcext:value-type="string">
            <text:p>0.14317 ETH</text:p>
          </table:table-cell>
          <table:table-cell office:value-type="float" office:value="404" calcext:value-type="float">
            <text:p>404</text:p>
          </table:table-cell>
          <table:table-cell table:formula="of:=VALUE(SUBSTITUTE(MID([.C725];1;LEN([.C725])-4);&quot;.&quot;;&quot;,&quot;))" office:value-type="float" office:value="0.14317" calcext:value-type="float">
            <text:p>0,14317</text:p>
          </table:table-cell>
          <table:table-cell table:formula="of:=[.B725]" office:value-type="string" office:string-value="0x059AaA9e7a3439c47EC0F8C47F575DD390728A263bBe34D4665D4e79AAe4a4db" calcext:value-type="string">
            <text:p>0x059AaA9e7a3439c47EC0F8C47F575DD390728A263bBe34D4665D4e79AAe4a4db</text:p>
          </table:table-cell>
          <table:table-cell table:formula="of:=ROUNDUP([.E72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<text:a xlink:href="https://voyager.online/contract/0x02e8A87450cf1dA231D194D91860866740F5d1C98E91DDacc2F40c777f1C6811" xlink:type="simple">0x02e8A87450cf1dA231D194D91860866740F5d1C98E91DDacc2F40c777f1C6811</text:a></text:p>
          </table:table-cell>
          <table:table-cell office:value-type="string" calcext:value-type="string">
            <text:p>0.14308 ETH</text:p>
          </table:table-cell>
          <table:table-cell office:value-type="float" office:value="780" calcext:value-type="float">
            <text:p>780</text:p>
          </table:table-cell>
          <table:table-cell table:formula="of:=VALUE(SUBSTITUTE(MID([.C726];1;LEN([.C726])-4);&quot;.&quot;;&quot;,&quot;))" office:value-type="float" office:value="0.14308" calcext:value-type="float">
            <text:p>0,14308</text:p>
          </table:table-cell>
          <table:table-cell table:formula="of:=[.B726]" office:value-type="string" office:string-value="0x02e8A87450cf1dA231D194D91860866740F5d1C98E91DDacc2F40c777f1C6811" calcext:value-type="string">
            <text:p>0x02e8A87450cf1dA231D194D91860866740F5d1C98E91DDacc2F40c777f1C6811</text:p>
          </table:table-cell>
          <table:table-cell table:formula="of:=ROUNDUP([.E72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<text:a xlink:href="https://voyager.online/contract/0x049E277766ea8F1B26F50D79E7C75A0d8ae2ee3959046aE7d9fFBc1E81BD938d" xlink:type="simple">0x049E277766ea8F1B26F50D79E7C75A0d8ae2ee3959046aE7d9fFBc1E81BD938d</text:a></text:p>
          </table:table-cell>
          <table:table-cell office:value-type="string" calcext:value-type="string">
            <text:p>0.14308 ETH</text:p>
          </table:table-cell>
          <table:table-cell office:value-type="float" office:value="381" calcext:value-type="float">
            <text:p>381</text:p>
          </table:table-cell>
          <table:table-cell table:formula="of:=VALUE(SUBSTITUTE(MID([.C727];1;LEN([.C727])-4);&quot;.&quot;;&quot;,&quot;))" office:value-type="float" office:value="0.14308" calcext:value-type="float">
            <text:p>0,14308</text:p>
          </table:table-cell>
          <table:table-cell table:formula="of:=[.B727]" office:value-type="string" office:string-value="0x049E277766ea8F1B26F50D79E7C75A0d8ae2ee3959046aE7d9fFBc1E81BD938d" calcext:value-type="string">
            <text:p>0x049E277766ea8F1B26F50D79E7C75A0d8ae2ee3959046aE7d9fFBc1E81BD938d</text:p>
          </table:table-cell>
          <table:table-cell table:formula="of:=ROUNDUP([.E72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a xlink:href="https://voyager.online/contract/0x075686193770ef7B492D7975e463fed0719f80411d153Ea5Bc38669C284885d2" xlink:type="simple">0x075686193770ef7B492D7975e463fed0719f80411d153Ea5Bc38669C284885d2</text:a></text:p>
          </table:table-cell>
          <table:table-cell office:value-type="string" calcext:value-type="string">
            <text:p>0.14306 ETH</text:p>
          </table:table-cell>
          <table:table-cell office:value-type="float" office:value="344" calcext:value-type="float">
            <text:p>344</text:p>
          </table:table-cell>
          <table:table-cell table:formula="of:=VALUE(SUBSTITUTE(MID([.C728];1;LEN([.C728])-4);&quot;.&quot;;&quot;,&quot;))" office:value-type="float" office:value="0.14306" calcext:value-type="float">
            <text:p>0,14306</text:p>
          </table:table-cell>
          <table:table-cell table:formula="of:=[.B728]" office:value-type="string" office:string-value="0x075686193770ef7B492D7975e463fed0719f80411d153Ea5Bc38669C284885d2" calcext:value-type="string">
            <text:p>0x075686193770ef7B492D7975e463fed0719f80411d153Ea5Bc38669C284885d2</text:p>
          </table:table-cell>
          <table:table-cell table:formula="of:=ROUNDUP([.E72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a xlink:href="https://voyager.online/contract/0x07373801d265D20dCFB6ff9794B72292EABC3fd27F12a7C2C5Ff0a72Ca85B092" xlink:type="simple">0x07373801d265D20dCFB6ff9794B72292EABC3fd27F12a7C2C5Ff0a72Ca85B092</text:a></text:p>
          </table:table-cell>
          <table:table-cell office:value-type="string" calcext:value-type="string">
            <text:p>0.14300 ETH</text:p>
          </table:table-cell>
          <table:table-cell office:value-type="float" office:value="326" calcext:value-type="float">
            <text:p>326</text:p>
          </table:table-cell>
          <table:table-cell table:formula="of:=VALUE(SUBSTITUTE(MID([.C729];1;LEN([.C729])-4);&quot;.&quot;;&quot;,&quot;))" office:value-type="float" office:value="0.143" calcext:value-type="float">
            <text:p>0,143</text:p>
          </table:table-cell>
          <table:table-cell table:formula="of:=[.B729]" office:value-type="string" office:string-value="0x07373801d265D20dCFB6ff9794B72292EABC3fd27F12a7C2C5Ff0a72Ca85B092" calcext:value-type="string">
            <text:p>0x07373801d265D20dCFB6ff9794B72292EABC3fd27F12a7C2C5Ff0a72Ca85B092</text:p>
          </table:table-cell>
          <table:table-cell table:formula="of:=ROUNDUP([.E72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a xlink:href="https://voyager.online/contract/0x074A98dE817247aC893c3a5a3664d52bc36e91CF40cDabd72437970cCE5B38fB" xlink:type="simple">0x074A98dE817247aC893c3a5a3664d52bc36e91CF40cDabd72437970cCE5B38fB</text:a></text:p>
          </table:table-cell>
          <table:table-cell office:value-type="string" calcext:value-type="string">
            <text:p>0.14295 ETH</text:p>
          </table:table-cell>
          <table:table-cell office:value-type="float" office:value="527" calcext:value-type="float">
            <text:p>527</text:p>
          </table:table-cell>
          <table:table-cell table:formula="of:=VALUE(SUBSTITUTE(MID([.C730];1;LEN([.C730])-4);&quot;.&quot;;&quot;,&quot;))" office:value-type="float" office:value="0.14295" calcext:value-type="float">
            <text:p>0,14295</text:p>
          </table:table-cell>
          <table:table-cell table:formula="of:=[.B730]" office:value-type="string" office:string-value="0x074A98dE817247aC893c3a5a3664d52bc36e91CF40cDabd72437970cCE5B38fB" calcext:value-type="string">
            <text:p>0x074A98dE817247aC893c3a5a3664d52bc36e91CF40cDabd72437970cCE5B38fB</text:p>
          </table:table-cell>
          <table:table-cell table:formula="of:=ROUNDUP([.E73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<text:a xlink:href="https://voyager.online/contract/0x03c123d0Ac421a4b06181C83b3edf4eC05858f38b50DEB1c6f035359c429D830" xlink:type="simple">0x03c123d0Ac421a4b06181C83b3edf4eC05858f38b50DEB1c6f035359c429D830</text:a></text:p>
          </table:table-cell>
          <table:table-cell office:value-type="string" calcext:value-type="string">
            <text:p>0.14284 ETH</text:p>
          </table:table-cell>
          <table:table-cell office:value-type="float" office:value="322" calcext:value-type="float">
            <text:p>322</text:p>
          </table:table-cell>
          <table:table-cell table:formula="of:=VALUE(SUBSTITUTE(MID([.C731];1;LEN([.C731])-4);&quot;.&quot;;&quot;,&quot;))" office:value-type="float" office:value="0.14284" calcext:value-type="float">
            <text:p>0,14284</text:p>
          </table:table-cell>
          <table:table-cell table:formula="of:=[.B731]" office:value-type="string" office:string-value="0x03c123d0Ac421a4b06181C83b3edf4eC05858f38b50DEB1c6f035359c429D830" calcext:value-type="string">
            <text:p>0x03c123d0Ac421a4b06181C83b3edf4eC05858f38b50DEB1c6f035359c429D830</text:p>
          </table:table-cell>
          <table:table-cell table:formula="of:=ROUNDUP([.E73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<text:a xlink:href="https://voyager.online/contract/0x016442bCF2d02Db8FB3A60Ea5A62b46b4c06FC43C44046E1834DE5112c7aCf71" xlink:type="simple">0x016442bCF2d02Db8FB3A60Ea5A62b46b4c06FC43C44046E1834DE5112c7aCf71</text:a></text:p>
          </table:table-cell>
          <table:table-cell office:value-type="string" calcext:value-type="string">
            <text:p>0.14281 ETH</text:p>
          </table:table-cell>
          <table:table-cell office:value-type="float" office:value="357" calcext:value-type="float">
            <text:p>357</text:p>
          </table:table-cell>
          <table:table-cell table:formula="of:=VALUE(SUBSTITUTE(MID([.C732];1;LEN([.C732])-4);&quot;.&quot;;&quot;,&quot;))" office:value-type="float" office:value="0.14281" calcext:value-type="float">
            <text:p>0,14281</text:p>
          </table:table-cell>
          <table:table-cell table:formula="of:=[.B732]" office:value-type="string" office:string-value="0x016442bCF2d02Db8FB3A60Ea5A62b46b4c06FC43C44046E1834DE5112c7aCf71" calcext:value-type="string">
            <text:p>0x016442bCF2d02Db8FB3A60Ea5A62b46b4c06FC43C44046E1834DE5112c7aCf71</text:p>
          </table:table-cell>
          <table:table-cell table:formula="of:=ROUNDUP([.E73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a xlink:href="https://voyager.online/contract/0x026955eEF4132a7fA5f56648c1346d4f331B0869BeFE7E1f26Dd9f42E21d8BE3" xlink:type="simple">0x026955eEF4132a7fA5f56648c1346d4f331B0869BeFE7E1f26Dd9f42E21d8BE3</text:a></text:p>
          </table:table-cell>
          <table:table-cell office:value-type="string" calcext:value-type="string">
            <text:p>0.14274 ETH</text:p>
          </table:table-cell>
          <table:table-cell office:value-type="float" office:value="282" calcext:value-type="float">
            <text:p>282</text:p>
          </table:table-cell>
          <table:table-cell table:formula="of:=VALUE(SUBSTITUTE(MID([.C733];1;LEN([.C733])-4);&quot;.&quot;;&quot;,&quot;))" office:value-type="float" office:value="0.14274" calcext:value-type="float">
            <text:p>0,14274</text:p>
          </table:table-cell>
          <table:table-cell table:formula="of:=[.B733]" office:value-type="string" office:string-value="0x026955eEF4132a7fA5f56648c1346d4f331B0869BeFE7E1f26Dd9f42E21d8BE3" calcext:value-type="string">
            <text:p>0x026955eEF4132a7fA5f56648c1346d4f331B0869BeFE7E1f26Dd9f42E21d8BE3</text:p>
          </table:table-cell>
          <table:table-cell table:formula="of:=ROUNDUP([.E73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voyager.online/contract/0x06Ea70a9f54E9Bc122e26A6160c69793Ab4faebDF186C1225F48d49412B1Da08" xlink:type="simple">0x06Ea70a9f54E9Bc122e26A6160c69793Ab4faebDF186C1225F48d49412B1Da08</text:a></text:p>
          </table:table-cell>
          <table:table-cell office:value-type="string" calcext:value-type="string">
            <text:p>0.14269 ETH</text:p>
          </table:table-cell>
          <table:table-cell office:value-type="float" office:value="388" calcext:value-type="float">
            <text:p>388</text:p>
          </table:table-cell>
          <table:table-cell table:formula="of:=VALUE(SUBSTITUTE(MID([.C734];1;LEN([.C734])-4);&quot;.&quot;;&quot;,&quot;))" office:value-type="float" office:value="0.14269" calcext:value-type="float">
            <text:p>0,14269</text:p>
          </table:table-cell>
          <table:table-cell table:formula="of:=[.B734]" office:value-type="string" office:string-value="0x06Ea70a9f54E9Bc122e26A6160c69793Ab4faebDF186C1225F48d49412B1Da08" calcext:value-type="string">
            <text:p>0x06Ea70a9f54E9Bc122e26A6160c69793Ab4faebDF186C1225F48d49412B1Da08</text:p>
          </table:table-cell>
          <table:table-cell table:formula="of:=ROUNDUP([.E73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a xlink:href="https://voyager.online/contract/0x00e0A31c27622282b6b45DD98C7EA3124c95effe5A71423A29017F5A1Ff5cc9C" xlink:type="simple">0x00e0A31c27622282b6b45DD98C7EA3124c95effe5A71423A29017F5A1Ff5cc9C</text:a></text:p>
          </table:table-cell>
          <table:table-cell office:value-type="string" calcext:value-type="string">
            <text:p>0.14256 ETH</text:p>
          </table:table-cell>
          <table:table-cell office:value-type="float" office:value="771" calcext:value-type="float">
            <text:p>771</text:p>
          </table:table-cell>
          <table:table-cell table:formula="of:=VALUE(SUBSTITUTE(MID([.C735];1;LEN([.C735])-4);&quot;.&quot;;&quot;,&quot;))" office:value-type="float" office:value="0.14256" calcext:value-type="float">
            <text:p>0,14256</text:p>
          </table:table-cell>
          <table:table-cell table:formula="of:=[.B735]" office:value-type="string" office:string-value="0x00e0A31c27622282b6b45DD98C7EA3124c95effe5A71423A29017F5A1Ff5cc9C" calcext:value-type="string">
            <text:p>0x00e0A31c27622282b6b45DD98C7EA3124c95effe5A71423A29017F5A1Ff5cc9C</text:p>
          </table:table-cell>
          <table:table-cell table:formula="of:=ROUNDUP([.E73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a xlink:href="https://voyager.online/contract/0x00634Cc47A19705C61A34a751bC1b99B53b4F3012751584421D20AC4d2C9B631" xlink:type="simple">0x00634Cc47A19705C61A34a751bC1b99B53b4F3012751584421D20AC4d2C9B631</text:a></text:p>
          </table:table-cell>
          <table:table-cell office:value-type="string" calcext:value-type="string">
            <text:p>0.14254 ETH</text:p>
          </table:table-cell>
          <table:table-cell office:value-type="float" office:value="336" calcext:value-type="float">
            <text:p>336</text:p>
          </table:table-cell>
          <table:table-cell table:formula="of:=VALUE(SUBSTITUTE(MID([.C736];1;LEN([.C736])-4);&quot;.&quot;;&quot;,&quot;))" office:value-type="float" office:value="0.14254" calcext:value-type="float">
            <text:p>0,14254</text:p>
          </table:table-cell>
          <table:table-cell table:formula="of:=[.B736]" office:value-type="string" office:string-value="0x00634Cc47A19705C61A34a751bC1b99B53b4F3012751584421D20AC4d2C9B631" calcext:value-type="string">
            <text:p>0x00634Cc47A19705C61A34a751bC1b99B53b4F3012751584421D20AC4d2C9B631</text:p>
          </table:table-cell>
          <table:table-cell table:formula="of:=ROUNDUP([.E73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<text:a xlink:href="https://voyager.online/contract/0x01Ad601a8adF7cFD8ADB768df957B552C34E99126e397942434f188B49ED85ff" xlink:type="simple">0x01Ad601a8adF7cFD8ADB768df957B552C34E99126e397942434f188B49ED85ff</text:a></text:p>
          </table:table-cell>
          <table:table-cell office:value-type="string" calcext:value-type="string">
            <text:p>0.14245 ETH</text:p>
          </table:table-cell>
          <table:table-cell office:value-type="float" office:value="186" calcext:value-type="float">
            <text:p>186</text:p>
          </table:table-cell>
          <table:table-cell table:formula="of:=VALUE(SUBSTITUTE(MID([.C737];1;LEN([.C737])-4);&quot;.&quot;;&quot;,&quot;))" office:value-type="float" office:value="0.14245" calcext:value-type="float">
            <text:p>0,14245</text:p>
          </table:table-cell>
          <table:table-cell table:formula="of:=[.B737]" office:value-type="string" office:string-value="0x01Ad601a8adF7cFD8ADB768df957B552C34E99126e397942434f188B49ED85ff" calcext:value-type="string">
            <text:p>0x01Ad601a8adF7cFD8ADB768df957B552C34E99126e397942434f188B49ED85ff</text:p>
          </table:table-cell>
          <table:table-cell table:formula="of:=ROUNDUP([.E73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<text:a xlink:href="https://voyager.online/contract/0x0737ac2Cb9e4b1a52D1E9F89DfFB0756483a8221497e816F33971F21110C4F6e" xlink:type="simple">0x0737ac2Cb9e4b1a52D1E9F89DfFB0756483a8221497e816F33971F21110C4F6e</text:a></text:p>
          </table:table-cell>
          <table:table-cell office:value-type="string" calcext:value-type="string">
            <text:p>0.14245 ETH</text:p>
          </table:table-cell>
          <table:table-cell office:value-type="float" office:value="299" calcext:value-type="float">
            <text:p>299</text:p>
          </table:table-cell>
          <table:table-cell table:formula="of:=VALUE(SUBSTITUTE(MID([.C738];1;LEN([.C738])-4);&quot;.&quot;;&quot;,&quot;))" office:value-type="float" office:value="0.14245" calcext:value-type="float">
            <text:p>0,14245</text:p>
          </table:table-cell>
          <table:table-cell table:formula="of:=[.B738]" office:value-type="string" office:string-value="0x0737ac2Cb9e4b1a52D1E9F89DfFB0756483a8221497e816F33971F21110C4F6e" calcext:value-type="string">
            <text:p>0x0737ac2Cb9e4b1a52D1E9F89DfFB0756483a8221497e816F33971F21110C4F6e</text:p>
          </table:table-cell>
          <table:table-cell table:formula="of:=ROUNDUP([.E73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a xlink:href="https://voyager.online/contract/0x07fE5BFd138C67F5af332DcEf111f92D6f7CFC5ccA3956269fC0A4e233a1c120" xlink:type="simple">0x07fE5BFd138C67F5af332DcEf111f92D6f7CFC5ccA3956269fC0A4e233a1c120</text:a></text:p>
          </table:table-cell>
          <table:table-cell office:value-type="string" calcext:value-type="string">
            <text:p>0.14242 ETH</text:p>
          </table:table-cell>
          <table:table-cell office:value-type="float" office:value="247" calcext:value-type="float">
            <text:p>247</text:p>
          </table:table-cell>
          <table:table-cell table:formula="of:=VALUE(SUBSTITUTE(MID([.C739];1;LEN([.C739])-4);&quot;.&quot;;&quot;,&quot;))" office:value-type="float" office:value="0.14242" calcext:value-type="float">
            <text:p>0,14242</text:p>
          </table:table-cell>
          <table:table-cell table:formula="of:=[.B739]" office:value-type="string" office:string-value="0x07fE5BFd138C67F5af332DcEf111f92D6f7CFC5ccA3956269fC0A4e233a1c120" calcext:value-type="string">
            <text:p>0x07fE5BFd138C67F5af332DcEf111f92D6f7CFC5ccA3956269fC0A4e233a1c120</text:p>
          </table:table-cell>
          <table:table-cell table:formula="of:=ROUNDUP([.E73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a xlink:href="https://voyager.online/contract/0x0200021A9592eDcef8152DE2B530DB4C055Cd564D440Bc590D9B7DC361d486ce" xlink:type="simple">0x0200021A9592eDcef8152DE2B530DB4C055Cd564D440Bc590D9B7DC361d486ce</text:a></text:p>
          </table:table-cell>
          <table:table-cell office:value-type="string" calcext:value-type="string">
            <text:p>0.14233 ETH</text:p>
          </table:table-cell>
          <table:table-cell office:value-type="float" office:value="368" calcext:value-type="float">
            <text:p>368</text:p>
          </table:table-cell>
          <table:table-cell table:formula="of:=VALUE(SUBSTITUTE(MID([.C740];1;LEN([.C740])-4);&quot;.&quot;;&quot;,&quot;))" office:value-type="float" office:value="0.14233" calcext:value-type="float">
            <text:p>0,14233</text:p>
          </table:table-cell>
          <table:table-cell table:formula="of:=[.B740]" office:value-type="string" office:string-value="0x0200021A9592eDcef8152DE2B530DB4C055Cd564D440Bc590D9B7DC361d486ce" calcext:value-type="string">
            <text:p>0x0200021A9592eDcef8152DE2B530DB4C055Cd564D440Bc590D9B7DC361d486ce</text:p>
          </table:table-cell>
          <table:table-cell table:formula="of:=ROUNDUP([.E74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<text:a xlink:href="https://voyager.online/contract/0x01a5AfE91dE52Ee08A374F687B995c532605cc25415717CE14e3565A2C9D4BFF" xlink:type="simple">0x01a5AfE91dE52Ee08A374F687B995c532605cc25415717CE14e3565A2C9D4BFF</text:a></text:p>
          </table:table-cell>
          <table:table-cell office:value-type="string" calcext:value-type="string">
            <text:p>0.14206 ETH</text:p>
          </table:table-cell>
          <table:table-cell office:value-type="float" office:value="547" calcext:value-type="float">
            <text:p>547</text:p>
          </table:table-cell>
          <table:table-cell table:formula="of:=VALUE(SUBSTITUTE(MID([.C741];1;LEN([.C741])-4);&quot;.&quot;;&quot;,&quot;))" office:value-type="float" office:value="0.14206" calcext:value-type="float">
            <text:p>0,14206</text:p>
          </table:table-cell>
          <table:table-cell table:formula="of:=[.B741]" office:value-type="string" office:string-value="0x01a5AfE91dE52Ee08A374F687B995c532605cc25415717CE14e3565A2C9D4BFF" calcext:value-type="string">
            <text:p>0x01a5AfE91dE52Ee08A374F687B995c532605cc25415717CE14e3565A2C9D4BFF</text:p>
          </table:table-cell>
          <table:table-cell table:formula="of:=ROUNDUP([.E74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a xlink:href="https://voyager.online/contract/0x041615828d488468B74C8e3556041B026B85a291D6B47e98af5cbF1E901443Cd" xlink:type="simple">0x041615828d488468B74C8e3556041B026B85a291D6B47e98af5cbF1E901443Cd</text:a></text:p>
          </table:table-cell>
          <table:table-cell office:value-type="string" calcext:value-type="string">
            <text:p>0.14200 ETH</text:p>
          </table:table-cell>
          <table:table-cell office:value-type="float" office:value="309" calcext:value-type="float">
            <text:p>309</text:p>
          </table:table-cell>
          <table:table-cell table:formula="of:=VALUE(SUBSTITUTE(MID([.C742];1;LEN([.C742])-4);&quot;.&quot;;&quot;,&quot;))" office:value-type="float" office:value="0.142" calcext:value-type="float">
            <text:p>0,142</text:p>
          </table:table-cell>
          <table:table-cell table:formula="of:=[.B742]" office:value-type="string" office:string-value="0x041615828d488468B74C8e3556041B026B85a291D6B47e98af5cbF1E901443Cd" calcext:value-type="string">
            <text:p>0x041615828d488468B74C8e3556041B026B85a291D6B47e98af5cbF1E901443Cd</text:p>
          </table:table-cell>
          <table:table-cell table:formula="of:=ROUNDUP([.E74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s://voyager.online/contract/0x0511F032a48920FB530A1c1C3dF2BC9A497cB15F41dfe6677eFB9b4a54842a08" xlink:type="simple">0x0511F032a48920FB530A1c1C3dF2BC9A497cB15F41dfe6677eFB9b4a54842a08</text:a></text:p>
          </table:table-cell>
          <table:table-cell office:value-type="string" calcext:value-type="string">
            <text:p>0.14196 ETH</text:p>
          </table:table-cell>
          <table:table-cell office:value-type="float" office:value="224" calcext:value-type="float">
            <text:p>224</text:p>
          </table:table-cell>
          <table:table-cell table:formula="of:=VALUE(SUBSTITUTE(MID([.C743];1;LEN([.C743])-4);&quot;.&quot;;&quot;,&quot;))" office:value-type="float" office:value="0.14196" calcext:value-type="float">
            <text:p>0,14196</text:p>
          </table:table-cell>
          <table:table-cell table:formula="of:=[.B743]" office:value-type="string" office:string-value="0x0511F032a48920FB530A1c1C3dF2BC9A497cB15F41dfe6677eFB9b4a54842a08" calcext:value-type="string">
            <text:p>0x0511F032a48920FB530A1c1C3dF2BC9A497cB15F41dfe6677eFB9b4a54842a08</text:p>
          </table:table-cell>
          <table:table-cell table:formula="of:=ROUNDUP([.E74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<text:a xlink:href="https://voyager.online/contract/0x05c90b3cE139Bc3Ce85F72EFa8B995726D08206c0054bc57C2e79705A89f26AC" xlink:type="simple">0x05c90b3cE139Bc3Ce85F72EFa8B995726D08206c0054bc57C2e79705A89f26AC</text:a></text:p>
          </table:table-cell>
          <table:table-cell office:value-type="string" calcext:value-type="string">
            <text:p>0.14193 ETH</text:p>
          </table:table-cell>
          <table:table-cell office:value-type="float" office:value="258" calcext:value-type="float">
            <text:p>258</text:p>
          </table:table-cell>
          <table:table-cell table:formula="of:=VALUE(SUBSTITUTE(MID([.C744];1;LEN([.C744])-4);&quot;.&quot;;&quot;,&quot;))" office:value-type="float" office:value="0.14193" calcext:value-type="float">
            <text:p>0,14193</text:p>
          </table:table-cell>
          <table:table-cell table:formula="of:=[.B744]" office:value-type="string" office:string-value="0x05c90b3cE139Bc3Ce85F72EFa8B995726D08206c0054bc57C2e79705A89f26AC" calcext:value-type="string">
            <text:p>0x05c90b3cE139Bc3Ce85F72EFa8B995726D08206c0054bc57C2e79705A89f26AC</text:p>
          </table:table-cell>
          <table:table-cell table:formula="of:=ROUNDUP([.E74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<text:a xlink:href="https://voyager.online/contract/0x003F6eCfeF5bda7aEca05aC44ea557a5280e18682cc6Be02366d7B7d8ba9A046" xlink:type="simple">0x003F6eCfeF5bda7aEca05aC44ea557a5280e18682cc6Be02366d7B7d8ba9A046</text:a></text:p>
          </table:table-cell>
          <table:table-cell office:value-type="string" calcext:value-type="string">
            <text:p>0.14193 ETH</text:p>
          </table:table-cell>
          <table:table-cell office:value-type="float" office:value="285" calcext:value-type="float">
            <text:p>285</text:p>
          </table:table-cell>
          <table:table-cell table:formula="of:=VALUE(SUBSTITUTE(MID([.C745];1;LEN([.C745])-4);&quot;.&quot;;&quot;,&quot;))" office:value-type="float" office:value="0.14193" calcext:value-type="float">
            <text:p>0,14193</text:p>
          </table:table-cell>
          <table:table-cell table:formula="of:=[.B745]" office:value-type="string" office:string-value="0x003F6eCfeF5bda7aEca05aC44ea557a5280e18682cc6Be02366d7B7d8ba9A046" calcext:value-type="string">
            <text:p>0x003F6eCfeF5bda7aEca05aC44ea557a5280e18682cc6Be02366d7B7d8ba9A046</text:p>
          </table:table-cell>
          <table:table-cell table:formula="of:=ROUNDUP([.E74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<text:a xlink:href="https://voyager.online/contract/0x03cEDF83242a590FEAd7475BA7ED425984695e844b4bAAD1A11a99064C75BE80" xlink:type="simple">0x03cEDF83242a590FEAd7475BA7ED425984695e844b4bAAD1A11a99064C75BE80</text:a></text:p>
          </table:table-cell>
          <table:table-cell office:value-type="string" calcext:value-type="string">
            <text:p>0.14161 ETH</text:p>
          </table:table-cell>
          <table:table-cell office:value-type="float" office:value="341" calcext:value-type="float">
            <text:p>341</text:p>
          </table:table-cell>
          <table:table-cell table:formula="of:=VALUE(SUBSTITUTE(MID([.C746];1;LEN([.C746])-4);&quot;.&quot;;&quot;,&quot;))" office:value-type="float" office:value="0.14161" calcext:value-type="float">
            <text:p>0,14161</text:p>
          </table:table-cell>
          <table:table-cell table:formula="of:=[.B746]" office:value-type="string" office:string-value="0x03cEDF83242a590FEAd7475BA7ED425984695e844b4bAAD1A11a99064C75BE80" calcext:value-type="string">
            <text:p>0x03cEDF83242a590FEAd7475BA7ED425984695e844b4bAAD1A11a99064C75BE80</text:p>
          </table:table-cell>
          <table:table-cell table:formula="of:=ROUNDUP([.E74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a xlink:href="https://voyager.online/contract/0x018606d822F75733D8834bBA2FCbc27190FCE4E6d44EB22F614E3a08786136a8" xlink:type="simple">0x018606d822F75733D8834bBA2FCbc27190FCE4E6d44EB22F614E3a08786136a8</text:a></text:p>
          </table:table-cell>
          <table:table-cell office:value-type="string" calcext:value-type="string">
            <text:p>0.14135 ETH</text:p>
          </table:table-cell>
          <table:table-cell office:value-type="float" office:value="550" calcext:value-type="float">
            <text:p>550</text:p>
          </table:table-cell>
          <table:table-cell table:formula="of:=VALUE(SUBSTITUTE(MID([.C747];1;LEN([.C747])-4);&quot;.&quot;;&quot;,&quot;))" office:value-type="float" office:value="0.14135" calcext:value-type="float">
            <text:p>0,14135</text:p>
          </table:table-cell>
          <table:table-cell table:formula="of:=[.B747]" office:value-type="string" office:string-value="0x018606d822F75733D8834bBA2FCbc27190FCE4E6d44EB22F614E3a08786136a8" calcext:value-type="string">
            <text:p>0x018606d822F75733D8834bBA2FCbc27190FCE4E6d44EB22F614E3a08786136a8</text:p>
          </table:table-cell>
          <table:table-cell table:formula="of:=ROUNDUP([.E74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<text:a xlink:href="https://voyager.online/contract/0x02937985B17b2A7d708217CeF64d9e86CD12a78C2077faac9a7858b2A98E102A" xlink:type="simple">0x02937985B17b2A7d708217CeF64d9e86CD12a78C2077faac9a7858b2A98E102A</text:a></text:p>
          </table:table-cell>
          <table:table-cell office:value-type="string" calcext:value-type="string">
            <text:p>0.14132 ETH</text:p>
          </table:table-cell>
          <table:table-cell office:value-type="float" office:value="295" calcext:value-type="float">
            <text:p>295</text:p>
          </table:table-cell>
          <table:table-cell table:formula="of:=VALUE(SUBSTITUTE(MID([.C748];1;LEN([.C748])-4);&quot;.&quot;;&quot;,&quot;))" office:value-type="float" office:value="0.14132" calcext:value-type="float">
            <text:p>0,14132</text:p>
          </table:table-cell>
          <table:table-cell table:formula="of:=[.B748]" office:value-type="string" office:string-value="0x02937985B17b2A7d708217CeF64d9e86CD12a78C2077faac9a7858b2A98E102A" calcext:value-type="string">
            <text:p>0x02937985B17b2A7d708217CeF64d9e86CD12a78C2077faac9a7858b2A98E102A</text:p>
          </table:table-cell>
          <table:table-cell table:formula="of:=ROUNDUP([.E74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s://voyager.online/contract/0x01Ceb7DD49b90536FC7F7A7e7a5ed6E422Ae402D72217488e523C8b1674933F6" xlink:type="simple">0x01Ceb7DD49b90536FC7F7A7e7a5ed6E422Ae402D72217488e523C8b1674933F6</text:a></text:p>
          </table:table-cell>
          <table:table-cell office:value-type="string" calcext:value-type="string">
            <text:p>0.14122 ETH</text:p>
          </table:table-cell>
          <table:table-cell office:value-type="float" office:value="247" calcext:value-type="float">
            <text:p>247</text:p>
          </table:table-cell>
          <table:table-cell table:formula="of:=VALUE(SUBSTITUTE(MID([.C749];1;LEN([.C749])-4);&quot;.&quot;;&quot;,&quot;))" office:value-type="float" office:value="0.14122" calcext:value-type="float">
            <text:p>0,14122</text:p>
          </table:table-cell>
          <table:table-cell table:formula="of:=[.B749]" office:value-type="string" office:string-value="0x01Ceb7DD49b90536FC7F7A7e7a5ed6E422Ae402D72217488e523C8b1674933F6" calcext:value-type="string">
            <text:p>0x01Ceb7DD49b90536FC7F7A7e7a5ed6E422Ae402D72217488e523C8b1674933F6</text:p>
          </table:table-cell>
          <table:table-cell table:formula="of:=ROUNDUP([.E74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a xlink:href="https://voyager.online/contract/0x07Fd4b9F40882c7F2E5286B1271c3E86e0cac142EffB57792cdE285f246d30b4" xlink:type="simple">0x07Fd4b9F40882c7F2E5286B1271c3E86e0cac142EffB57792cdE285f246d30b4</text:a></text:p>
          </table:table-cell>
          <table:table-cell office:value-type="string" calcext:value-type="string">
            <text:p>0.14121 ETH</text:p>
          </table:table-cell>
          <table:table-cell office:value-type="float" office:value="677" calcext:value-type="float">
            <text:p>677</text:p>
          </table:table-cell>
          <table:table-cell table:formula="of:=VALUE(SUBSTITUTE(MID([.C750];1;LEN([.C750])-4);&quot;.&quot;;&quot;,&quot;))" office:value-type="float" office:value="0.14121" calcext:value-type="float">
            <text:p>0,14121</text:p>
          </table:table-cell>
          <table:table-cell table:formula="of:=[.B750]" office:value-type="string" office:string-value="0x07Fd4b9F40882c7F2E5286B1271c3E86e0cac142EffB57792cdE285f246d30b4" calcext:value-type="string">
            <text:p>0x07Fd4b9F40882c7F2E5286B1271c3E86e0cac142EffB57792cdE285f246d30b4</text:p>
          </table:table-cell>
          <table:table-cell table:formula="of:=ROUNDUP([.E75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<text:a xlink:href="https://voyager.online/contract/0x029c339266a9ad35d5Cc64c23bf13b7156e72c27B7dF743661537A98Af8260b3" xlink:type="simple">0x029c339266a9ad35d5Cc64c23bf13b7156e72c27B7dF743661537A98Af8260b3</text:a></text:p>
          </table:table-cell>
          <table:table-cell office:value-type="string" calcext:value-type="string">
            <text:p>0.14117 ETH</text:p>
          </table:table-cell>
          <table:table-cell office:value-type="float" office:value="324" calcext:value-type="float">
            <text:p>324</text:p>
          </table:table-cell>
          <table:table-cell table:formula="of:=VALUE(SUBSTITUTE(MID([.C751];1;LEN([.C751])-4);&quot;.&quot;;&quot;,&quot;))" office:value-type="float" office:value="0.14117" calcext:value-type="float">
            <text:p>0,14117</text:p>
          </table:table-cell>
          <table:table-cell table:formula="of:=[.B751]" office:value-type="string" office:string-value="0x029c339266a9ad35d5Cc64c23bf13b7156e72c27B7dF743661537A98Af8260b3" calcext:value-type="string">
            <text:p>0x029c339266a9ad35d5Cc64c23bf13b7156e72c27B7dF743661537A98Af8260b3</text:p>
          </table:table-cell>
          <table:table-cell table:formula="of:=ROUNDUP([.E75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a xlink:href="https://voyager.online/contract/0x054E066bd27DfF53DeA96e0560c367543DDC070f6E7c6B7AcCdAA62F34AB267d" xlink:type="simple">0x054E066bd27DfF53DeA96e0560c367543DDC070f6E7c6B7AcCdAA62F34AB267d</text:a></text:p>
          </table:table-cell>
          <table:table-cell office:value-type="string" calcext:value-type="string">
            <text:p>0.14117 ETH</text:p>
          </table:table-cell>
          <table:table-cell office:value-type="float" office:value="248" calcext:value-type="float">
            <text:p>248</text:p>
          </table:table-cell>
          <table:table-cell table:formula="of:=VALUE(SUBSTITUTE(MID([.C752];1;LEN([.C752])-4);&quot;.&quot;;&quot;,&quot;))" office:value-type="float" office:value="0.14117" calcext:value-type="float">
            <text:p>0,14117</text:p>
          </table:table-cell>
          <table:table-cell table:formula="of:=[.B752]" office:value-type="string" office:string-value="0x054E066bd27DfF53DeA96e0560c367543DDC070f6E7c6B7AcCdAA62F34AB267d" calcext:value-type="string">
            <text:p>0x054E066bd27DfF53DeA96e0560c367543DDC070f6E7c6B7AcCdAA62F34AB267d</text:p>
          </table:table-cell>
          <table:table-cell table:formula="of:=ROUNDUP([.E75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a xlink:href="https://voyager.online/contract/0x0205Ca0ad04123A232dC8ab6c1d33277FAD6f923729f6175C63aaa109c727887" xlink:type="simple">0x0205Ca0ad04123A232dC8ab6c1d33277FAD6f923729f6175C63aaa109c727887</text:a></text:p>
          </table:table-cell>
          <table:table-cell office:value-type="string" calcext:value-type="string">
            <text:p>0.14110 ETH</text:p>
          </table:table-cell>
          <table:table-cell office:value-type="float" office:value="332" calcext:value-type="float">
            <text:p>332</text:p>
          </table:table-cell>
          <table:table-cell table:formula="of:=VALUE(SUBSTITUTE(MID([.C753];1;LEN([.C753])-4);&quot;.&quot;;&quot;,&quot;))" office:value-type="float" office:value="0.1411" calcext:value-type="float">
            <text:p>0,1411</text:p>
          </table:table-cell>
          <table:table-cell table:formula="of:=[.B753]" office:value-type="string" office:string-value="0x0205Ca0ad04123A232dC8ab6c1d33277FAD6f923729f6175C63aaa109c727887" calcext:value-type="string">
            <text:p>0x0205Ca0ad04123A232dC8ab6c1d33277FAD6f923729f6175C63aaa109c727887</text:p>
          </table:table-cell>
          <table:table-cell table:formula="of:=ROUNDUP([.E75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<text:a xlink:href="https://voyager.online/contract/0x0207a283FaC89860d829dB96DDa9E90FdE206C9D848857c085cB152845b06C86" xlink:type="simple">0x0207a283FaC89860d829dB96DDa9E90FdE206C9D848857c085cB152845b06C86</text:a></text:p>
          </table:table-cell>
          <table:table-cell office:value-type="string" calcext:value-type="string">
            <text:p>0.14108 ETH</text:p>
          </table:table-cell>
          <table:table-cell office:value-type="float" office:value="359" calcext:value-type="float">
            <text:p>359</text:p>
          </table:table-cell>
          <table:table-cell table:formula="of:=VALUE(SUBSTITUTE(MID([.C754];1;LEN([.C754])-4);&quot;.&quot;;&quot;,&quot;))" office:value-type="float" office:value="0.14108" calcext:value-type="float">
            <text:p>0,14108</text:p>
          </table:table-cell>
          <table:table-cell table:formula="of:=[.B754]" office:value-type="string" office:string-value="0x0207a283FaC89860d829dB96DDa9E90FdE206C9D848857c085cB152845b06C86" calcext:value-type="string">
            <text:p>0x0207a283FaC89860d829dB96DDa9E90FdE206C9D848857c085cB152845b06C86</text:p>
          </table:table-cell>
          <table:table-cell table:formula="of:=ROUNDUP([.E75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a xlink:href="https://voyager.online/contract/0x03248B507086B859C1057Bf2165E8fAeD11Ec1CA2767EE8979c08213B02D2b7B" xlink:type="simple">0x03248B507086B859C1057Bf2165E8fAeD11Ec1CA2767EE8979c08213B02D2b7B</text:a></text:p>
          </table:table-cell>
          <table:table-cell office:value-type="string" calcext:value-type="string">
            <text:p>0.14107 ETH</text:p>
          </table:table-cell>
          <table:table-cell office:value-type="float" office:value="284" calcext:value-type="float">
            <text:p>284</text:p>
          </table:table-cell>
          <table:table-cell table:formula="of:=VALUE(SUBSTITUTE(MID([.C755];1;LEN([.C755])-4);&quot;.&quot;;&quot;,&quot;))" office:value-type="float" office:value="0.14107" calcext:value-type="float">
            <text:p>0,14107</text:p>
          </table:table-cell>
          <table:table-cell table:formula="of:=[.B755]" office:value-type="string" office:string-value="0x03248B507086B859C1057Bf2165E8fAeD11Ec1CA2767EE8979c08213B02D2b7B" calcext:value-type="string">
            <text:p>0x03248B507086B859C1057Bf2165E8fAeD11Ec1CA2767EE8979c08213B02D2b7B</text:p>
          </table:table-cell>
          <table:table-cell table:formula="of:=ROUNDUP([.E75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a xlink:href="https://voyager.online/contract/0x01C3Ed438473FbA83D9c01Bba739B6FD92472F1aCbF055682ac540410Ace3a2a" xlink:type="simple">0x01C3Ed438473FbA83D9c01Bba739B6FD92472F1aCbF055682ac540410Ace3a2a</text:a></text:p>
          </table:table-cell>
          <table:table-cell office:value-type="string" calcext:value-type="string">
            <text:p>0.14101 ETH</text:p>
          </table:table-cell>
          <table:table-cell office:value-type="float" office:value="569" calcext:value-type="float">
            <text:p>569</text:p>
          </table:table-cell>
          <table:table-cell table:formula="of:=VALUE(SUBSTITUTE(MID([.C756];1;LEN([.C756])-4);&quot;.&quot;;&quot;,&quot;))" office:value-type="float" office:value="0.14101" calcext:value-type="float">
            <text:p>0,14101</text:p>
          </table:table-cell>
          <table:table-cell table:formula="of:=[.B756]" office:value-type="string" office:string-value="0x01C3Ed438473FbA83D9c01Bba739B6FD92472F1aCbF055682ac540410Ace3a2a" calcext:value-type="string">
            <text:p>0x01C3Ed438473FbA83D9c01Bba739B6FD92472F1aCbF055682ac540410Ace3a2a</text:p>
          </table:table-cell>
          <table:table-cell table:formula="of:=ROUNDUP([.E75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<text:a xlink:href="https://voyager.online/contract/0x00e5700C21B1037728541A4B3Ffa47B8c11f655FE307579B9a47c3a086E33CEd" xlink:type="simple">0x00e5700C21B1037728541A4B3Ffa47B8c11f655FE307579B9a47c3a086E33CEd</text:a></text:p>
          </table:table-cell>
          <table:table-cell office:value-type="string" calcext:value-type="string">
            <text:p>0.14051 ETH</text:p>
          </table:table-cell>
          <table:table-cell office:value-type="float" office:value="474" calcext:value-type="float">
            <text:p>474</text:p>
          </table:table-cell>
          <table:table-cell table:formula="of:=VALUE(SUBSTITUTE(MID([.C757];1;LEN([.C757])-4);&quot;.&quot;;&quot;,&quot;))" office:value-type="float" office:value="0.14051" calcext:value-type="float">
            <text:p>0,14051</text:p>
          </table:table-cell>
          <table:table-cell table:formula="of:=[.B757]" office:value-type="string" office:string-value="0x00e5700C21B1037728541A4B3Ffa47B8c11f655FE307579B9a47c3a086E33CEd" calcext:value-type="string">
            <text:p>0x00e5700C21B1037728541A4B3Ffa47B8c11f655FE307579B9a47c3a086E33CEd</text:p>
          </table:table-cell>
          <table:table-cell table:formula="of:=ROUNDUP([.E75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a xlink:href="https://voyager.online/contract/0x01d06BE08b2F6B948631526ED37fD76f961186A3AAbd87984A482fd4451Ea6E3" xlink:type="simple">0x01d06BE08b2F6B948631526ED37fD76f961186A3AAbd87984A482fd4451Ea6E3</text:a></text:p>
          </table:table-cell>
          <table:table-cell office:value-type="string" calcext:value-type="string">
            <text:p>0.14047 ETH</text:p>
          </table:table-cell>
          <table:table-cell office:value-type="float" office:value="408" calcext:value-type="float">
            <text:p>408</text:p>
          </table:table-cell>
          <table:table-cell table:formula="of:=VALUE(SUBSTITUTE(MID([.C758];1;LEN([.C758])-4);&quot;.&quot;;&quot;,&quot;))" office:value-type="float" office:value="0.14047" calcext:value-type="float">
            <text:p>0,14047</text:p>
          </table:table-cell>
          <table:table-cell table:formula="of:=[.B758]" office:value-type="string" office:string-value="0x01d06BE08b2F6B948631526ED37fD76f961186A3AAbd87984A482fd4451Ea6E3" calcext:value-type="string">
            <text:p>0x01d06BE08b2F6B948631526ED37fD76f961186A3AAbd87984A482fd4451Ea6E3</text:p>
          </table:table-cell>
          <table:table-cell table:formula="of:=ROUNDUP([.E75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a xlink:href="https://voyager.online/contract/0x00f2A81D3695e142dAF18caA58c6c2eB43Bb9f0061DB43d4048763a86927717D" xlink:type="simple">0x00f2A81D3695e142dAF18caA58c6c2eB43Bb9f0061DB43d4048763a86927717D</text:a></text:p>
          </table:table-cell>
          <table:table-cell office:value-type="string" calcext:value-type="string">
            <text:p>0.14047 ETH</text:p>
          </table:table-cell>
          <table:table-cell office:value-type="float" office:value="319" calcext:value-type="float">
            <text:p>319</text:p>
          </table:table-cell>
          <table:table-cell table:formula="of:=VALUE(SUBSTITUTE(MID([.C759];1;LEN([.C759])-4);&quot;.&quot;;&quot;,&quot;))" office:value-type="float" office:value="0.14047" calcext:value-type="float">
            <text:p>0,14047</text:p>
          </table:table-cell>
          <table:table-cell table:formula="of:=[.B759]" office:value-type="string" office:string-value="0x00f2A81D3695e142dAF18caA58c6c2eB43Bb9f0061DB43d4048763a86927717D" calcext:value-type="string">
            <text:p>0x00f2A81D3695e142dAF18caA58c6c2eB43Bb9f0061DB43d4048763a86927717D</text:p>
          </table:table-cell>
          <table:table-cell table:formula="of:=ROUNDUP([.E75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a xlink:href="https://voyager.online/contract/0x02b6A8D3e1f809EEdDdC8D720538Be1A6f8E7b2E656136D4be1571c8eb5BfDDd" xlink:type="simple">0x02b6A8D3e1f809EEdDdC8D720538Be1A6f8E7b2E656136D4be1571c8eb5BfDDd</text:a></text:p>
          </table:table-cell>
          <table:table-cell office:value-type="string" calcext:value-type="string">
            <text:p>0.14038 ETH</text:p>
          </table:table-cell>
          <table:table-cell office:value-type="float" office:value="333" calcext:value-type="float">
            <text:p>333</text:p>
          </table:table-cell>
          <table:table-cell table:formula="of:=VALUE(SUBSTITUTE(MID([.C760];1;LEN([.C760])-4);&quot;.&quot;;&quot;,&quot;))" office:value-type="float" office:value="0.14038" calcext:value-type="float">
            <text:p>0,14038</text:p>
          </table:table-cell>
          <table:table-cell table:formula="of:=[.B760]" office:value-type="string" office:string-value="0x02b6A8D3e1f809EEdDdC8D720538Be1A6f8E7b2E656136D4be1571c8eb5BfDDd" calcext:value-type="string">
            <text:p>0x02b6A8D3e1f809EEdDdC8D720538Be1A6f8E7b2E656136D4be1571c8eb5BfDDd</text:p>
          </table:table-cell>
          <table:table-cell table:formula="of:=ROUNDUP([.E760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voyager.online/contract/0x067EDeA6B0907205753270f6eE30d2c620d77036bE8E2c2B051D52a61336125A" xlink:type="simple">0x067EDeA6B0907205753270f6eE30d2c620d77036bE8E2c2B051D52a61336125A</text:a></text:p>
          </table:table-cell>
          <table:table-cell office:value-type="string" calcext:value-type="string">
            <text:p>0.14030 ETH</text:p>
          </table:table-cell>
          <table:table-cell office:value-type="float" office:value="294" calcext:value-type="float">
            <text:p>294</text:p>
          </table:table-cell>
          <table:table-cell table:formula="of:=VALUE(SUBSTITUTE(MID([.C761];1;LEN([.C761])-4);&quot;.&quot;;&quot;,&quot;))" office:value-type="float" office:value="0.1403" calcext:value-type="float">
            <text:p>0,1403</text:p>
          </table:table-cell>
          <table:table-cell table:formula="of:=[.B761]" office:value-type="string" office:string-value="0x067EDeA6B0907205753270f6eE30d2c620d77036bE8E2c2B051D52a61336125A" calcext:value-type="string">
            <text:p>0x067EDeA6B0907205753270f6eE30d2c620d77036bE8E2c2B051D52a61336125A</text:p>
          </table:table-cell>
          <table:table-cell table:formula="of:=ROUNDUP([.E761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<text:a xlink:href="https://voyager.online/contract/0x00d82A41ca8E9C317139DB7Ff341fEE3BEE3af5f536014db74641F148106D48b" xlink:type="simple">0x00d82A41ca8E9C317139DB7Ff341fEE3BEE3af5f536014db74641F148106D48b</text:a></text:p>
          </table:table-cell>
          <table:table-cell office:value-type="string" calcext:value-type="string">
            <text:p>0.14027 ETH</text:p>
          </table:table-cell>
          <table:table-cell office:value-type="float" office:value="370" calcext:value-type="float">
            <text:p>370</text:p>
          </table:table-cell>
          <table:table-cell table:formula="of:=VALUE(SUBSTITUTE(MID([.C762];1;LEN([.C762])-4);&quot;.&quot;;&quot;,&quot;))" office:value-type="float" office:value="0.14027" calcext:value-type="float">
            <text:p>0,14027</text:p>
          </table:table-cell>
          <table:table-cell table:formula="of:=[.B762]" office:value-type="string" office:string-value="0x00d82A41ca8E9C317139DB7Ff341fEE3BEE3af5f536014db74641F148106D48b" calcext:value-type="string">
            <text:p>0x00d82A41ca8E9C317139DB7Ff341fEE3BEE3af5f536014db74641F148106D48b</text:p>
          </table:table-cell>
          <table:table-cell table:formula="of:=ROUNDUP([.E762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voyager.online/contract/0x01D78e3A02BbA397823aEC654849DEA2DB6Eac719e0BaB5355628b6a8eFcA02d" xlink:type="simple">0x01D78e3A02BbA397823aEC654849DEA2DB6Eac719e0BaB5355628b6a8eFcA02d</text:a></text:p>
          </table:table-cell>
          <table:table-cell office:value-type="string" calcext:value-type="string">
            <text:p>0.14024 ETH</text:p>
          </table:table-cell>
          <table:table-cell office:value-type="float" office:value="227" calcext:value-type="float">
            <text:p>227</text:p>
          </table:table-cell>
          <table:table-cell table:formula="of:=VALUE(SUBSTITUTE(MID([.C763];1;LEN([.C763])-4);&quot;.&quot;;&quot;,&quot;))" office:value-type="float" office:value="0.14024" calcext:value-type="float">
            <text:p>0,14024</text:p>
          </table:table-cell>
          <table:table-cell table:formula="of:=[.B763]" office:value-type="string" office:string-value="0x01D78e3A02BbA397823aEC654849DEA2DB6Eac719e0BaB5355628b6a8eFcA02d" calcext:value-type="string">
            <text:p>0x01D78e3A02BbA397823aEC654849DEA2DB6Eac719e0BaB5355628b6a8eFcA02d</text:p>
          </table:table-cell>
          <table:table-cell table:formula="of:=ROUNDUP([.E763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a xlink:href="https://voyager.online/contract/0x053ab55a8717853E634c9c42C9FAF72BA8df65658a1a5f844aBFbE986c376D7c" xlink:type="simple">0x053ab55a8717853E634c9c42C9FAF72BA8df65658a1a5f844aBFbE986c376D7c</text:a></text:p>
          </table:table-cell>
          <table:table-cell office:value-type="string" calcext:value-type="string">
            <text:p>0.14020 ETH</text:p>
          </table:table-cell>
          <table:table-cell office:value-type="float" office:value="355" calcext:value-type="float">
            <text:p>355</text:p>
          </table:table-cell>
          <table:table-cell table:formula="of:=VALUE(SUBSTITUTE(MID([.C764];1;LEN([.C764])-4);&quot;.&quot;;&quot;,&quot;))" office:value-type="float" office:value="0.1402" calcext:value-type="float">
            <text:p>0,1402</text:p>
          </table:table-cell>
          <table:table-cell table:formula="of:=[.B764]" office:value-type="string" office:string-value="0x053ab55a8717853E634c9c42C9FAF72BA8df65658a1a5f844aBFbE986c376D7c" calcext:value-type="string">
            <text:p>0x053ab55a8717853E634c9c42C9FAF72BA8df65658a1a5f844aBFbE986c376D7c</text:p>
          </table:table-cell>
          <table:table-cell table:formula="of:=ROUNDUP([.E764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a xlink:href="https://voyager.online/contract/0x00871Ae9183c2Be92a99E0FBBB7774a2A72aD5Be2E1Ab4a09Abfd8F85dDf0D29" xlink:type="simple">0x00871Ae9183c2Be92a99E0FBBB7774a2A72aD5Be2E1Ab4a09Abfd8F85dDf0D29</text:a></text:p>
          </table:table-cell>
          <table:table-cell office:value-type="string" calcext:value-type="string">
            <text:p>0.14019 ETH</text:p>
          </table:table-cell>
          <table:table-cell office:value-type="float" office:value="324" calcext:value-type="float">
            <text:p>324</text:p>
          </table:table-cell>
          <table:table-cell table:formula="of:=VALUE(SUBSTITUTE(MID([.C765];1;LEN([.C765])-4);&quot;.&quot;;&quot;,&quot;))" office:value-type="float" office:value="0.14019" calcext:value-type="float">
            <text:p>0,14019</text:p>
          </table:table-cell>
          <table:table-cell table:formula="of:=[.B765]" office:value-type="string" office:string-value="0x00871Ae9183c2Be92a99E0FBBB7774a2A72aD5Be2E1Ab4a09Abfd8F85dDf0D29" calcext:value-type="string">
            <text:p>0x00871Ae9183c2Be92a99E0FBBB7774a2A72aD5Be2E1Ab4a09Abfd8F85dDf0D29</text:p>
          </table:table-cell>
          <table:table-cell table:formula="of:=ROUNDUP([.E765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<text:a xlink:href="https://voyager.online/contract/0x056c2fE5C766Ff9912f7e8C211e365A571A617cb404dE01e72C701aC21d86e1D" xlink:type="simple">0x056c2fE5C766Ff9912f7e8C211e365A571A617cb404dE01e72C701aC21d86e1D</text:a></text:p>
          </table:table-cell>
          <table:table-cell office:value-type="string" calcext:value-type="string">
            <text:p>0.14013 ETH</text:p>
          </table:table-cell>
          <table:table-cell office:value-type="float" office:value="322" calcext:value-type="float">
            <text:p>322</text:p>
          </table:table-cell>
          <table:table-cell table:formula="of:=VALUE(SUBSTITUTE(MID([.C766];1;LEN([.C766])-4);&quot;.&quot;;&quot;,&quot;))" office:value-type="float" office:value="0.14013" calcext:value-type="float">
            <text:p>0,14013</text:p>
          </table:table-cell>
          <table:table-cell table:formula="of:=[.B766]" office:value-type="string" office:string-value="0x056c2fE5C766Ff9912f7e8C211e365A571A617cb404dE01e72C701aC21d86e1D" calcext:value-type="string">
            <text:p>0x056c2fE5C766Ff9912f7e8C211e365A571A617cb404dE01e72C701aC21d86e1D</text:p>
          </table:table-cell>
          <table:table-cell table:formula="of:=ROUNDUP([.E766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a xlink:href="https://voyager.online/contract/0x03A783adAd05B594f6F8Cde62541967193D546a8b868a7Dc4C6128AD2BA1CA46" xlink:type="simple">0x03A783adAd05B594f6F8Cde62541967193D546a8b868a7Dc4C6128AD2BA1CA46</text:a></text:p>
          </table:table-cell>
          <table:table-cell office:value-type="string" calcext:value-type="string">
            <text:p>0.14012 ETH</text:p>
          </table:table-cell>
          <table:table-cell office:value-type="float" office:value="343" calcext:value-type="float">
            <text:p>343</text:p>
          </table:table-cell>
          <table:table-cell table:formula="of:=VALUE(SUBSTITUTE(MID([.C767];1;LEN([.C767])-4);&quot;.&quot;;&quot;,&quot;))" office:value-type="float" office:value="0.14012" calcext:value-type="float">
            <text:p>0,14012</text:p>
          </table:table-cell>
          <table:table-cell table:formula="of:=[.B767]" office:value-type="string" office:string-value="0x03A783adAd05B594f6F8Cde62541967193D546a8b868a7Dc4C6128AD2BA1CA46" calcext:value-type="string">
            <text:p>0x03A783adAd05B594f6F8Cde62541967193D546a8b868a7Dc4C6128AD2BA1CA46</text:p>
          </table:table-cell>
          <table:table-cell table:formula="of:=ROUNDUP([.E767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<text:a xlink:href="https://voyager.online/contract/0x0681Df53b2D1870C9E09d751CB84C95dc22D3e103BB2AA7d4949dFA48eF0998A" xlink:type="simple">0x0681Df53b2D1870C9E09d751CB84C95dc22D3e103BB2AA7d4949dFA48eF0998A</text:a></text:p>
          </table:table-cell>
          <table:table-cell office:value-type="string" calcext:value-type="string">
            <text:p>0.14009 ETH</text:p>
          </table:table-cell>
          <table:table-cell office:value-type="float" office:value="312" calcext:value-type="float">
            <text:p>312</text:p>
          </table:table-cell>
          <table:table-cell table:formula="of:=VALUE(SUBSTITUTE(MID([.C768];1;LEN([.C768])-4);&quot;.&quot;;&quot;,&quot;))" office:value-type="float" office:value="0.14009" calcext:value-type="float">
            <text:p>0,14009</text:p>
          </table:table-cell>
          <table:table-cell table:formula="of:=[.B768]" office:value-type="string" office:string-value="0x0681Df53b2D1870C9E09d751CB84C95dc22D3e103BB2AA7d4949dFA48eF0998A" calcext:value-type="string">
            <text:p>0x0681Df53b2D1870C9E09d751CB84C95dc22D3e103BB2AA7d4949dFA48eF0998A</text:p>
          </table:table-cell>
          <table:table-cell table:formula="of:=ROUNDUP([.E768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<text:a xlink:href="https://voyager.online/contract/0x03209f6e805e9c1B5C00d889ad10Fd57a6d862CF896Bda96041d3B7948c16f6f" xlink:type="simple">0x03209f6e805e9c1B5C00d889ad10Fd57a6d862CF896Bda96041d3B7948c16f6f</text:a></text:p>
          </table:table-cell>
          <table:table-cell office:value-type="string" calcext:value-type="string">
            <text:p>0.14003 ETH</text:p>
          </table:table-cell>
          <table:table-cell office:value-type="float" office:value="412" calcext:value-type="float">
            <text:p>412</text:p>
          </table:table-cell>
          <table:table-cell table:formula="of:=VALUE(SUBSTITUTE(MID([.C769];1;LEN([.C769])-4);&quot;.&quot;;&quot;,&quot;))" office:value-type="float" office:value="0.14003" calcext:value-type="float">
            <text:p>0,14003</text:p>
          </table:table-cell>
          <table:table-cell table:formula="of:=[.B769]" office:value-type="string" office:string-value="0x03209f6e805e9c1B5C00d889ad10Fd57a6d862CF896Bda96041d3B7948c16f6f" calcext:value-type="string">
            <text:p>0x03209f6e805e9c1B5C00d889ad10Fd57a6d862CF896Bda96041d3B7948c16f6f</text:p>
          </table:table-cell>
          <table:table-cell table:formula="of:=ROUNDUP([.E769]*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a xlink:href="https://voyager.online/contract/0x005ef579DF666BB6A7654c5150260B8e6BcC2f11Da011a22962b0056579972F1" xlink:type="simple">0x005ef579DF666BB6A7654c5150260B8e6BcC2f11Da011a22962b0056579972F1</text:a></text:p>
          </table:table-cell>
          <table:table-cell office:value-type="string" calcext:value-type="string">
            <text:p>0.13993 ETH</text:p>
          </table:table-cell>
          <table:table-cell office:value-type="float" office:value="456" calcext:value-type="float">
            <text:p>456</text:p>
          </table:table-cell>
          <table:table-cell table:formula="of:=VALUE(SUBSTITUTE(MID([.C770];1;LEN([.C770])-4);&quot;.&quot;;&quot;,&quot;))" office:value-type="float" office:value="0.13993" calcext:value-type="float">
            <text:p>0,13993</text:p>
          </table:table-cell>
          <table:table-cell table:formula="of:=[.B770]" office:value-type="string" office:string-value="0x005ef579DF666BB6A7654c5150260B8e6BcC2f11Da011a22962b0056579972F1" calcext:value-type="string">
            <text:p>0x005ef579DF666BB6A7654c5150260B8e6BcC2f11Da011a22962b0056579972F1</text:p>
          </table:table-cell>
          <table:table-cell table:formula="of:=ROUNDUP([.E77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<text:a xlink:href="https://voyager.online/contract/0x0564bbbbf15BD3D03A0d475C1001fc8f4922F3AcF7b037d117c31a8807F5dD85" xlink:type="simple">0x0564bbbbf15BD3D03A0d475C1001fc8f4922F3AcF7b037d117c31a8807F5dD85</text:a></text:p>
          </table:table-cell>
          <table:table-cell office:value-type="string" calcext:value-type="string">
            <text:p>0.13950 ETH</text:p>
          </table:table-cell>
          <table:table-cell office:value-type="float" office:value="334" calcext:value-type="float">
            <text:p>334</text:p>
          </table:table-cell>
          <table:table-cell table:formula="of:=VALUE(SUBSTITUTE(MID([.C771];1;LEN([.C771])-4);&quot;.&quot;;&quot;,&quot;))" office:value-type="float" office:value="0.1395" calcext:value-type="float">
            <text:p>0,1395</text:p>
          </table:table-cell>
          <table:table-cell table:formula="of:=[.B771]" office:value-type="string" office:string-value="0x0564bbbbf15BD3D03A0d475C1001fc8f4922F3AcF7b037d117c31a8807F5dD85" calcext:value-type="string">
            <text:p>0x0564bbbbf15BD3D03A0d475C1001fc8f4922F3AcF7b037d117c31a8807F5dD85</text:p>
          </table:table-cell>
          <table:table-cell table:formula="of:=ROUNDUP([.E77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<text:a xlink:href="https://voyager.online/contract/0x01d66b31b7eB970C31A3C718F62cDf365eEfc6b0646E1aA4d8DbE053fb2Cd753" xlink:type="simple">0x01d66b31b7eB970C31A3C718F62cDf365eEfc6b0646E1aA4d8DbE053fb2Cd753</text:a></text:p>
          </table:table-cell>
          <table:table-cell office:value-type="string" calcext:value-type="string">
            <text:p>0.13925 ETH</text:p>
          </table:table-cell>
          <table:table-cell office:value-type="float" office:value="468" calcext:value-type="float">
            <text:p>468</text:p>
          </table:table-cell>
          <table:table-cell table:formula="of:=VALUE(SUBSTITUTE(MID([.C772];1;LEN([.C772])-4);&quot;.&quot;;&quot;,&quot;))" office:value-type="float" office:value="0.13925" calcext:value-type="float">
            <text:p>0,13925</text:p>
          </table:table-cell>
          <table:table-cell table:formula="of:=[.B772]" office:value-type="string" office:string-value="0x01d66b31b7eB970C31A3C718F62cDf365eEfc6b0646E1aA4d8DbE053fb2Cd753" calcext:value-type="string">
            <text:p>0x01d66b31b7eB970C31A3C718F62cDf365eEfc6b0646E1aA4d8DbE053fb2Cd753</text:p>
          </table:table-cell>
          <table:table-cell table:formula="of:=ROUNDUP([.E77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a xlink:href="https://voyager.online/contract/0x048E5A175db528365a4Cc5C5e34CdaBB3628008dF3455cC501Bb0cEeB77AA74a" xlink:type="simple">0x048E5A175db528365a4Cc5C5e34CdaBB3628008dF3455cC501Bb0cEeB77AA74a</text:a></text:p>
          </table:table-cell>
          <table:table-cell office:value-type="string" calcext:value-type="string">
            <text:p>0.13923 ETH</text:p>
          </table:table-cell>
          <table:table-cell office:value-type="float" office:value="378" calcext:value-type="float">
            <text:p>378</text:p>
          </table:table-cell>
          <table:table-cell table:formula="of:=VALUE(SUBSTITUTE(MID([.C773];1;LEN([.C773])-4);&quot;.&quot;;&quot;,&quot;))" office:value-type="float" office:value="0.13923" calcext:value-type="float">
            <text:p>0,13923</text:p>
          </table:table-cell>
          <table:table-cell table:formula="of:=[.B773]" office:value-type="string" office:string-value="0x048E5A175db528365a4Cc5C5e34CdaBB3628008dF3455cC501Bb0cEeB77AA74a" calcext:value-type="string">
            <text:p>0x048E5A175db528365a4Cc5C5e34CdaBB3628008dF3455cC501Bb0cEeB77AA74a</text:p>
          </table:table-cell>
          <table:table-cell table:formula="of:=ROUNDUP([.E77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<text:a xlink:href="https://voyager.online/contract/0x045c23C47A18577E67D485d5B634d95f83B63f59AD8E57043DcC4014C0b5dD6A" xlink:type="simple">0x045c23C47A18577E67D485d5B634d95f83B63f59AD8E57043DcC4014C0b5dD6A</text:a></text:p>
          </table:table-cell>
          <table:table-cell office:value-type="string" calcext:value-type="string">
            <text:p>0.13920 ETH</text:p>
          </table:table-cell>
          <table:table-cell office:value-type="float" office:value="311" calcext:value-type="float">
            <text:p>311</text:p>
          </table:table-cell>
          <table:table-cell table:formula="of:=VALUE(SUBSTITUTE(MID([.C774];1;LEN([.C774])-4);&quot;.&quot;;&quot;,&quot;))" office:value-type="float" office:value="0.1392" calcext:value-type="float">
            <text:p>0,1392</text:p>
          </table:table-cell>
          <table:table-cell table:formula="of:=[.B774]" office:value-type="string" office:string-value="0x045c23C47A18577E67D485d5B634d95f83B63f59AD8E57043DcC4014C0b5dD6A" calcext:value-type="string">
            <text:p>0x045c23C47A18577E67D485d5B634d95f83B63f59AD8E57043DcC4014C0b5dD6A</text:p>
          </table:table-cell>
          <table:table-cell table:formula="of:=ROUNDUP([.E77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<text:a xlink:href="https://voyager.online/contract/0x0035Dd8e05a39fB93AE3508049D0D6b171Be67a9D6f633c1b67ACBb291032a78" xlink:type="simple">0x0035Dd8e05a39fB93AE3508049D0D6b171Be67a9D6f633c1b67ACBb291032a78</text:a></text:p>
          </table:table-cell>
          <table:table-cell office:value-type="string" calcext:value-type="string">
            <text:p>0.13912 ETH</text:p>
          </table:table-cell>
          <table:table-cell office:value-type="float" office:value="424" calcext:value-type="float">
            <text:p>424</text:p>
          </table:table-cell>
          <table:table-cell table:formula="of:=VALUE(SUBSTITUTE(MID([.C775];1;LEN([.C775])-4);&quot;.&quot;;&quot;,&quot;))" office:value-type="float" office:value="0.13912" calcext:value-type="float">
            <text:p>0,13912</text:p>
          </table:table-cell>
          <table:table-cell table:formula="of:=[.B775]" office:value-type="string" office:string-value="0x0035Dd8e05a39fB93AE3508049D0D6b171Be67a9D6f633c1b67ACBb291032a78" calcext:value-type="string">
            <text:p>0x0035Dd8e05a39fB93AE3508049D0D6b171Be67a9D6f633c1b67ACBb291032a78</text:p>
          </table:table-cell>
          <table:table-cell table:formula="of:=ROUNDUP([.E77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a xlink:href="https://voyager.online/contract/0x00AFe7d44429B2AD6fF0470807De32E953D516c28D8a999F887c4f69A84FB698" xlink:type="simple">0x00AFe7d44429B2AD6fF0470807De32E953D516c28D8a999F887c4f69A84FB698</text:a></text:p>
          </table:table-cell>
          <table:table-cell office:value-type="string" calcext:value-type="string">
            <text:p>0.13910 ETH</text:p>
          </table:table-cell>
          <table:table-cell office:value-type="float" office:value="253" calcext:value-type="float">
            <text:p>253</text:p>
          </table:table-cell>
          <table:table-cell table:formula="of:=VALUE(SUBSTITUTE(MID([.C776];1;LEN([.C776])-4);&quot;.&quot;;&quot;,&quot;))" office:value-type="float" office:value="0.1391" calcext:value-type="float">
            <text:p>0,1391</text:p>
          </table:table-cell>
          <table:table-cell table:formula="of:=[.B776]" office:value-type="string" office:string-value="0x00AFe7d44429B2AD6fF0470807De32E953D516c28D8a999F887c4f69A84FB698" calcext:value-type="string">
            <text:p>0x00AFe7d44429B2AD6fF0470807De32E953D516c28D8a999F887c4f69A84FB698</text:p>
          </table:table-cell>
          <table:table-cell table:formula="of:=ROUNDUP([.E77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<text:a xlink:href="https://voyager.online/contract/0x067Ef3d503B43f26f89B06D1c29aF629473b3747e0d5eF562f4F5EB3c4d6ef8f" xlink:type="simple">0x067Ef3d503B43f26f89B06D1c29aF629473b3747e0d5eF562f4F5EB3c4d6ef8f</text:a></text:p>
          </table:table-cell>
          <table:table-cell office:value-type="string" calcext:value-type="string">
            <text:p>0.13903 ETH</text:p>
          </table:table-cell>
          <table:table-cell office:value-type="float" office:value="298" calcext:value-type="float">
            <text:p>298</text:p>
          </table:table-cell>
          <table:table-cell table:formula="of:=VALUE(SUBSTITUTE(MID([.C777];1;LEN([.C777])-4);&quot;.&quot;;&quot;,&quot;))" office:value-type="float" office:value="0.13903" calcext:value-type="float">
            <text:p>0,13903</text:p>
          </table:table-cell>
          <table:table-cell table:formula="of:=[.B777]" office:value-type="string" office:string-value="0x067Ef3d503B43f26f89B06D1c29aF629473b3747e0d5eF562f4F5EB3c4d6ef8f" calcext:value-type="string">
            <text:p>0x067Ef3d503B43f26f89B06D1c29aF629473b3747e0d5eF562f4F5EB3c4d6ef8f</text:p>
          </table:table-cell>
          <table:table-cell table:formula="of:=ROUNDUP([.E77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<text:a xlink:href="https://voyager.online/contract/0x053D209AabbD79E71Cd2cE0E75775Ffa156008FAeb5c62A2484464739B07a655" xlink:type="simple">0x053D209AabbD79E71Cd2cE0E75775Ffa156008FAeb5c62A2484464739B07a655</text:a></text:p>
          </table:table-cell>
          <table:table-cell office:value-type="string" calcext:value-type="string">
            <text:p>0.13890 ETH</text:p>
          </table:table-cell>
          <table:table-cell office:value-type="float" office:value="285" calcext:value-type="float">
            <text:p>285</text:p>
          </table:table-cell>
          <table:table-cell table:formula="of:=VALUE(SUBSTITUTE(MID([.C778];1;LEN([.C778])-4);&quot;.&quot;;&quot;,&quot;))" office:value-type="float" office:value="0.1389" calcext:value-type="float">
            <text:p>0,1389</text:p>
          </table:table-cell>
          <table:table-cell table:formula="of:=[.B778]" office:value-type="string" office:string-value="0x053D209AabbD79E71Cd2cE0E75775Ffa156008FAeb5c62A2484464739B07a655" calcext:value-type="string">
            <text:p>0x053D209AabbD79E71Cd2cE0E75775Ffa156008FAeb5c62A2484464739B07a655</text:p>
          </table:table-cell>
          <table:table-cell table:formula="of:=ROUNDUP([.E77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a xlink:href="https://voyager.online/contract/0x02758036a6C63e08104886E000ab43959649cE744f222a9630dc9fbe0fDD04c5" xlink:type="simple">0x02758036a6C63e08104886E000ab43959649cE744f222a9630dc9fbe0fDD04c5</text:a></text:p>
          </table:table-cell>
          <table:table-cell office:value-type="string" calcext:value-type="string">
            <text:p>0.13886 ETH</text:p>
          </table:table-cell>
          <table:table-cell office:value-type="float" office:value="292" calcext:value-type="float">
            <text:p>292</text:p>
          </table:table-cell>
          <table:table-cell table:formula="of:=VALUE(SUBSTITUTE(MID([.C779];1;LEN([.C779])-4);&quot;.&quot;;&quot;,&quot;))" office:value-type="float" office:value="0.13886" calcext:value-type="float">
            <text:p>0,13886</text:p>
          </table:table-cell>
          <table:table-cell table:formula="of:=[.B779]" office:value-type="string" office:string-value="0x02758036a6C63e08104886E000ab43959649cE744f222a9630dc9fbe0fDD04c5" calcext:value-type="string">
            <text:p>0x02758036a6C63e08104886E000ab43959649cE744f222a9630dc9fbe0fDD04c5</text:p>
          </table:table-cell>
          <table:table-cell table:formula="of:=ROUNDUP([.E77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a xlink:href="https://voyager.online/contract/0x01186191e4c186De7CF3157BFcea302B09C3A767ED0E3d71e17480D51e080878" xlink:type="simple">0x01186191e4c186De7CF3157BFcea302B09C3A767ED0E3d71e17480D51e080878</text:a></text:p>
          </table:table-cell>
          <table:table-cell office:value-type="string" calcext:value-type="string">
            <text:p>0.13882 ETH</text:p>
          </table:table-cell>
          <table:table-cell office:value-type="float" office:value="453" calcext:value-type="float">
            <text:p>453</text:p>
          </table:table-cell>
          <table:table-cell table:formula="of:=VALUE(SUBSTITUTE(MID([.C780];1;LEN([.C780])-4);&quot;.&quot;;&quot;,&quot;))" office:value-type="float" office:value="0.13882" calcext:value-type="float">
            <text:p>0,13882</text:p>
          </table:table-cell>
          <table:table-cell table:formula="of:=[.B780]" office:value-type="string" office:string-value="0x01186191e4c186De7CF3157BFcea302B09C3A767ED0E3d71e17480D51e080878" calcext:value-type="string">
            <text:p>0x01186191e4c186De7CF3157BFcea302B09C3A767ED0E3d71e17480D51e080878</text:p>
          </table:table-cell>
          <table:table-cell table:formula="of:=ROUNDUP([.E78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<text:a xlink:href="https://voyager.online/contract/0x07d8f9F7F6e2ECc7414196Fb7985b675b33D8a35e0a18e8Ae3Cc85dA361B677d" xlink:type="simple">0x07d8f9F7F6e2ECc7414196Fb7985b675b33D8a35e0a18e8Ae3Cc85dA361B677d</text:a></text:p>
          </table:table-cell>
          <table:table-cell office:value-type="string" calcext:value-type="string">
            <text:p>0.13874 ETH</text:p>
          </table:table-cell>
          <table:table-cell office:value-type="float" office:value="230" calcext:value-type="float">
            <text:p>230</text:p>
          </table:table-cell>
          <table:table-cell table:formula="of:=VALUE(SUBSTITUTE(MID([.C781];1;LEN([.C781])-4);&quot;.&quot;;&quot;,&quot;))" office:value-type="float" office:value="0.13874" calcext:value-type="float">
            <text:p>0,13874</text:p>
          </table:table-cell>
          <table:table-cell table:formula="of:=[.B781]" office:value-type="string" office:string-value="0x07d8f9F7F6e2ECc7414196Fb7985b675b33D8a35e0a18e8Ae3Cc85dA361B677d" calcext:value-type="string">
            <text:p>0x07d8f9F7F6e2ECc7414196Fb7985b675b33D8a35e0a18e8Ae3Cc85dA361B677d</text:p>
          </table:table-cell>
          <table:table-cell table:formula="of:=ROUNDUP([.E78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<text:a xlink:href="https://voyager.online/contract/0x056C5fb3955faA02DA2FF773fCe7053A2ebd6D5CCdcE861924cB6Aca64Fa931E" xlink:type="simple">0x056C5fb3955faA02DA2FF773fCe7053A2ebd6D5CCdcE861924cB6Aca64Fa931E</text:a></text:p>
          </table:table-cell>
          <table:table-cell office:value-type="string" calcext:value-type="string">
            <text:p>0.13867 ETH</text:p>
          </table:table-cell>
          <table:table-cell office:value-type="float" office:value="177" calcext:value-type="float">
            <text:p>177</text:p>
          </table:table-cell>
          <table:table-cell table:formula="of:=VALUE(SUBSTITUTE(MID([.C782];1;LEN([.C782])-4);&quot;.&quot;;&quot;,&quot;))" office:value-type="float" office:value="0.13867" calcext:value-type="float">
            <text:p>0,13867</text:p>
          </table:table-cell>
          <table:table-cell table:formula="of:=[.B782]" office:value-type="string" office:string-value="0x056C5fb3955faA02DA2FF773fCe7053A2ebd6D5CCdcE861924cB6Aca64Fa931E" calcext:value-type="string">
            <text:p>0x056C5fb3955faA02DA2FF773fCe7053A2ebd6D5CCdcE861924cB6Aca64Fa931E</text:p>
          </table:table-cell>
          <table:table-cell table:formula="of:=ROUNDUP([.E78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<text:a xlink:href="https://voyager.online/contract/0x064dFaBF21721aCf151e790f1D8b3c3ED5c8f7f975dfb29aC0720B25394Ba44a" xlink:type="simple">0x064dFaBF21721aCf151e790f1D8b3c3ED5c8f7f975dfb29aC0720B25394Ba44a</text:a></text:p>
          </table:table-cell>
          <table:table-cell office:value-type="string" calcext:value-type="string">
            <text:p>0.13860 ETH</text:p>
          </table:table-cell>
          <table:table-cell office:value-type="float" office:value="253" calcext:value-type="float">
            <text:p>253</text:p>
          </table:table-cell>
          <table:table-cell table:formula="of:=VALUE(SUBSTITUTE(MID([.C783];1;LEN([.C783])-4);&quot;.&quot;;&quot;,&quot;))" office:value-type="float" office:value="0.1386" calcext:value-type="float">
            <text:p>0,1386</text:p>
          </table:table-cell>
          <table:table-cell table:formula="of:=[.B783]" office:value-type="string" office:string-value="0x064dFaBF21721aCf151e790f1D8b3c3ED5c8f7f975dfb29aC0720B25394Ba44a" calcext:value-type="string">
            <text:p>0x064dFaBF21721aCf151e790f1D8b3c3ED5c8f7f975dfb29aC0720B25394Ba44a</text:p>
          </table:table-cell>
          <table:table-cell table:formula="of:=ROUNDUP([.E78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<text:a xlink:href="https://voyager.online/contract/0x01770dD8d9bAc2046277Bb69204459335e9deA3F1eD5b89C551C66d1d380753c" xlink:type="simple">0x01770dD8d9bAc2046277Bb69204459335e9deA3F1eD5b89C551C66d1d380753c</text:a></text:p>
          </table:table-cell>
          <table:table-cell office:value-type="string" calcext:value-type="string">
            <text:p>0.13859 ETH</text:p>
          </table:table-cell>
          <table:table-cell office:value-type="float" office:value="648" calcext:value-type="float">
            <text:p>648</text:p>
          </table:table-cell>
          <table:table-cell table:formula="of:=VALUE(SUBSTITUTE(MID([.C784];1;LEN([.C784])-4);&quot;.&quot;;&quot;,&quot;))" office:value-type="float" office:value="0.13859" calcext:value-type="float">
            <text:p>0,13859</text:p>
          </table:table-cell>
          <table:table-cell table:formula="of:=[.B784]" office:value-type="string" office:string-value="0x01770dD8d9bAc2046277Bb69204459335e9deA3F1eD5b89C551C66d1d380753c" calcext:value-type="string">
            <text:p>0x01770dD8d9bAc2046277Bb69204459335e9deA3F1eD5b89C551C66d1d380753c</text:p>
          </table:table-cell>
          <table:table-cell table:formula="of:=ROUNDUP([.E78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a xlink:href="https://voyager.online/contract/0x0272d111E352180aFFbebf4e644Ade956190422b95789Ab04aF44CF97D3Ff10c" xlink:type="simple">0x0272d111E352180aFFbebf4e644Ade956190422b95789Ab04aF44CF97D3Ff10c</text:a></text:p>
          </table:table-cell>
          <table:table-cell office:value-type="string" calcext:value-type="string">
            <text:p>0.13857 ETH</text:p>
          </table:table-cell>
          <table:table-cell office:value-type="float" office:value="259" calcext:value-type="float">
            <text:p>259</text:p>
          </table:table-cell>
          <table:table-cell table:formula="of:=VALUE(SUBSTITUTE(MID([.C785];1;LEN([.C785])-4);&quot;.&quot;;&quot;,&quot;))" office:value-type="float" office:value="0.13857" calcext:value-type="float">
            <text:p>0,13857</text:p>
          </table:table-cell>
          <table:table-cell table:formula="of:=[.B785]" office:value-type="string" office:string-value="0x0272d111E352180aFFbebf4e644Ade956190422b95789Ab04aF44CF97D3Ff10c" calcext:value-type="string">
            <text:p>0x0272d111E352180aFFbebf4e644Ade956190422b95789Ab04aF44CF97D3Ff10c</text:p>
          </table:table-cell>
          <table:table-cell table:formula="of:=ROUNDUP([.E78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<text:a xlink:href="https://voyager.online/contract/0x0152e10A0300c0ecFC6161F314Ac7C61F02c12559dbbaC5bD188Fb0831A66CAC" xlink:type="simple">0x0152e10A0300c0ecFC6161F314Ac7C61F02c12559dbbaC5bD188Fb0831A66CAC</text:a></text:p>
          </table:table-cell>
          <table:table-cell office:value-type="string" calcext:value-type="string">
            <text:p>0.13852 ETH</text:p>
          </table:table-cell>
          <table:table-cell office:value-type="float" office:value="396" calcext:value-type="float">
            <text:p>396</text:p>
          </table:table-cell>
          <table:table-cell table:formula="of:=VALUE(SUBSTITUTE(MID([.C786];1;LEN([.C786])-4);&quot;.&quot;;&quot;,&quot;))" office:value-type="float" office:value="0.13852" calcext:value-type="float">
            <text:p>0,13852</text:p>
          </table:table-cell>
          <table:table-cell table:formula="of:=[.B786]" office:value-type="string" office:string-value="0x0152e10A0300c0ecFC6161F314Ac7C61F02c12559dbbaC5bD188Fb0831A66CAC" calcext:value-type="string">
            <text:p>0x0152e10A0300c0ecFC6161F314Ac7C61F02c12559dbbaC5bD188Fb0831A66CAC</text:p>
          </table:table-cell>
          <table:table-cell table:formula="of:=ROUNDUP([.E78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<text:a xlink:href="https://voyager.online/contract/0x037DA99AcdD66784A15Fc0F6E4F0A47586CE6ba00FEb81fB291ad67A4EA4c0E8" xlink:type="simple">0x037DA99AcdD66784A15Fc0F6E4F0A47586CE6ba00FEb81fB291ad67A4EA4c0E8</text:a></text:p>
          </table:table-cell>
          <table:table-cell office:value-type="string" calcext:value-type="string">
            <text:p>0.13852 ETH</text:p>
          </table:table-cell>
          <table:table-cell office:value-type="float" office:value="611" calcext:value-type="float">
            <text:p>611</text:p>
          </table:table-cell>
          <table:table-cell table:formula="of:=VALUE(SUBSTITUTE(MID([.C787];1;LEN([.C787])-4);&quot;.&quot;;&quot;,&quot;))" office:value-type="float" office:value="0.13852" calcext:value-type="float">
            <text:p>0,13852</text:p>
          </table:table-cell>
          <table:table-cell table:formula="of:=[.B787]" office:value-type="string" office:string-value="0x037DA99AcdD66784A15Fc0F6E4F0A47586CE6ba00FEb81fB291ad67A4EA4c0E8" calcext:value-type="string">
            <text:p>0x037DA99AcdD66784A15Fc0F6E4F0A47586CE6ba00FEb81fB291ad67A4EA4c0E8</text:p>
          </table:table-cell>
          <table:table-cell table:formula="of:=ROUNDUP([.E78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<text:a xlink:href="https://voyager.online/contract/0x05C9b38E541378B6ea9F0529261097d76bc43B6A80a66e5BceC9Df113C2aA2AF" xlink:type="simple">0x05C9b38E541378B6ea9F0529261097d76bc43B6A80a66e5BceC9Df113C2aA2AF</text:a></text:p>
          </table:table-cell>
          <table:table-cell office:value-type="string" calcext:value-type="string">
            <text:p>0.13821 ETH</text:p>
          </table:table-cell>
          <table:table-cell office:value-type="float" office:value="311" calcext:value-type="float">
            <text:p>311</text:p>
          </table:table-cell>
          <table:table-cell table:formula="of:=VALUE(SUBSTITUTE(MID([.C788];1;LEN([.C788])-4);&quot;.&quot;;&quot;,&quot;))" office:value-type="float" office:value="0.13821" calcext:value-type="float">
            <text:p>0,13821</text:p>
          </table:table-cell>
          <table:table-cell table:formula="of:=[.B788]" office:value-type="string" office:string-value="0x05C9b38E541378B6ea9F0529261097d76bc43B6A80a66e5BceC9Df113C2aA2AF" calcext:value-type="string">
            <text:p>0x05C9b38E541378B6ea9F0529261097d76bc43B6A80a66e5BceC9Df113C2aA2AF</text:p>
          </table:table-cell>
          <table:table-cell table:formula="of:=ROUNDUP([.E78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voyager.online/contract/0x05e698331Ea2591d754B72d6C3FDdEE8Ad5BfEC64315045712E3D23C6AA8C542" xlink:type="simple">0x05e698331Ea2591d754B72d6C3FDdEE8Ad5BfEC64315045712E3D23C6AA8C542</text:a></text:p>
          </table:table-cell>
          <table:table-cell office:value-type="string" calcext:value-type="string">
            <text:p>0.13819 ETH</text:p>
          </table:table-cell>
          <table:table-cell office:value-type="float" office:value="596" calcext:value-type="float">
            <text:p>596</text:p>
          </table:table-cell>
          <table:table-cell table:formula="of:=VALUE(SUBSTITUTE(MID([.C789];1;LEN([.C789])-4);&quot;.&quot;;&quot;,&quot;))" office:value-type="float" office:value="0.13819" calcext:value-type="float">
            <text:p>0,13819</text:p>
          </table:table-cell>
          <table:table-cell table:formula="of:=[.B789]" office:value-type="string" office:string-value="0x05e698331Ea2591d754B72d6C3FDdEE8Ad5BfEC64315045712E3D23C6AA8C542" calcext:value-type="string">
            <text:p>0x05e698331Ea2591d754B72d6C3FDdEE8Ad5BfEC64315045712E3D23C6AA8C542</text:p>
          </table:table-cell>
          <table:table-cell table:formula="of:=ROUNDUP([.E78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<text:a xlink:href="https://voyager.online/contract/0x028F9b2F3afeCb62062AB0e4Ab78cFfF142eDe7d39F2412Ee36A41655063e0C2" xlink:type="simple">0x028F9b2F3afeCb62062AB0e4Ab78cFfF142eDe7d39F2412Ee36A41655063e0C2</text:a></text:p>
          </table:table-cell>
          <table:table-cell office:value-type="string" calcext:value-type="string">
            <text:p>0.13810 ETH</text:p>
          </table:table-cell>
          <table:table-cell office:value-type="float" office:value="357" calcext:value-type="float">
            <text:p>357</text:p>
          </table:table-cell>
          <table:table-cell table:formula="of:=VALUE(SUBSTITUTE(MID([.C790];1;LEN([.C790])-4);&quot;.&quot;;&quot;,&quot;))" office:value-type="float" office:value="0.1381" calcext:value-type="float">
            <text:p>0,1381</text:p>
          </table:table-cell>
          <table:table-cell table:formula="of:=[.B790]" office:value-type="string" office:string-value="0x028F9b2F3afeCb62062AB0e4Ab78cFfF142eDe7d39F2412Ee36A41655063e0C2" calcext:value-type="string">
            <text:p>0x028F9b2F3afeCb62062AB0e4Ab78cFfF142eDe7d39F2412Ee36A41655063e0C2</text:p>
          </table:table-cell>
          <table:table-cell table:formula="of:=ROUNDUP([.E79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a xlink:href="https://voyager.online/contract/0x0652Ba2c1bAC686F96B9e8b5c83fB65D38Df4b1702F038b6C02be8885fEaf105" xlink:type="simple">0x0652Ba2c1bAC686F96B9e8b5c83fB65D38Df4b1702F038b6C02be8885fEaf105</text:a></text:p>
          </table:table-cell>
          <table:table-cell office:value-type="string" calcext:value-type="string">
            <text:p>0.13804 ETH</text:p>
          </table:table-cell>
          <table:table-cell office:value-type="float" office:value="481" calcext:value-type="float">
            <text:p>481</text:p>
          </table:table-cell>
          <table:table-cell table:formula="of:=VALUE(SUBSTITUTE(MID([.C791];1;LEN([.C791])-4);&quot;.&quot;;&quot;,&quot;))" office:value-type="float" office:value="0.13804" calcext:value-type="float">
            <text:p>0,13804</text:p>
          </table:table-cell>
          <table:table-cell table:formula="of:=[.B791]" office:value-type="string" office:string-value="0x0652Ba2c1bAC686F96B9e8b5c83fB65D38Df4b1702F038b6C02be8885fEaf105" calcext:value-type="string">
            <text:p>0x0652Ba2c1bAC686F96B9e8b5c83fB65D38Df4b1702F038b6C02be8885fEaf105</text:p>
          </table:table-cell>
          <table:table-cell table:formula="of:=ROUNDUP([.E79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a xlink:href="https://voyager.online/contract/0x00E7f7c606777486Aab90CE35562e13ac7c070C8CEd3aC9AAA86f406747AAF41" xlink:type="simple">0x00E7f7c606777486Aab90CE35562e13ac7c070C8CEd3aC9AAA86f406747AAF41</text:a></text:p>
          </table:table-cell>
          <table:table-cell office:value-type="string" calcext:value-type="string">
            <text:p>0.13787 ETH</text:p>
          </table:table-cell>
          <table:table-cell office:value-type="float" office:value="392" calcext:value-type="float">
            <text:p>392</text:p>
          </table:table-cell>
          <table:table-cell table:formula="of:=VALUE(SUBSTITUTE(MID([.C792];1;LEN([.C792])-4);&quot;.&quot;;&quot;,&quot;))" office:value-type="float" office:value="0.13787" calcext:value-type="float">
            <text:p>0,13787</text:p>
          </table:table-cell>
          <table:table-cell table:formula="of:=[.B792]" office:value-type="string" office:string-value="0x00E7f7c606777486Aab90CE35562e13ac7c070C8CEd3aC9AAA86f406747AAF41" calcext:value-type="string">
            <text:p>0x00E7f7c606777486Aab90CE35562e13ac7c070C8CEd3aC9AAA86f406747AAF41</text:p>
          </table:table-cell>
          <table:table-cell table:formula="of:=ROUNDUP([.E79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<text:a xlink:href="https://voyager.online/contract/0x04a07E14A1b4caef2cdA3AE6AEDE021615589c502E52ab3F1c8fDEeD02ECe6fF" xlink:type="simple">0x04a07E14A1b4caef2cdA3AE6AEDE021615589c502E52ab3F1c8fDEeD02ECe6fF</text:a></text:p>
          </table:table-cell>
          <table:table-cell office:value-type="string" calcext:value-type="string">
            <text:p>0.13775 ETH</text:p>
          </table:table-cell>
          <table:table-cell office:value-type="float" office:value="367" calcext:value-type="float">
            <text:p>367</text:p>
          </table:table-cell>
          <table:table-cell table:formula="of:=VALUE(SUBSTITUTE(MID([.C793];1;LEN([.C793])-4);&quot;.&quot;;&quot;,&quot;))" office:value-type="float" office:value="0.13775" calcext:value-type="float">
            <text:p>0,13775</text:p>
          </table:table-cell>
          <table:table-cell table:formula="of:=[.B793]" office:value-type="string" office:string-value="0x04a07E14A1b4caef2cdA3AE6AEDE021615589c502E52ab3F1c8fDEeD02ECe6fF" calcext:value-type="string">
            <text:p>0x04a07E14A1b4caef2cdA3AE6AEDE021615589c502E52ab3F1c8fDEeD02ECe6fF</text:p>
          </table:table-cell>
          <table:table-cell table:formula="of:=ROUNDUP([.E79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<text:a xlink:href="https://voyager.online/contract/0x07dc7236Cdc4AD4A30A15D4b20619d6f4659E0587Fe54316aEa594F461CC1704" xlink:type="simple">0x07dc7236Cdc4AD4A30A15D4b20619d6f4659E0587Fe54316aEa594F461CC1704</text:a></text:p>
          </table:table-cell>
          <table:table-cell office:value-type="string" calcext:value-type="string">
            <text:p>0.13772 ETH</text:p>
          </table:table-cell>
          <table:table-cell office:value-type="float" office:value="164" calcext:value-type="float">
            <text:p>164</text:p>
          </table:table-cell>
          <table:table-cell table:formula="of:=VALUE(SUBSTITUTE(MID([.C794];1;LEN([.C794])-4);&quot;.&quot;;&quot;,&quot;))" office:value-type="float" office:value="0.13772" calcext:value-type="float">
            <text:p>0,13772</text:p>
          </table:table-cell>
          <table:table-cell table:formula="of:=[.B794]" office:value-type="string" office:string-value="0x07dc7236Cdc4AD4A30A15D4b20619d6f4659E0587Fe54316aEa594F461CC1704" calcext:value-type="string">
            <text:p>0x07dc7236Cdc4AD4A30A15D4b20619d6f4659E0587Fe54316aEa594F461CC1704</text:p>
          </table:table-cell>
          <table:table-cell table:formula="of:=ROUNDUP([.E79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<text:a xlink:href="https://voyager.online/contract/0x008be79Ad814c519b74Bea4Dac11e74Fc47B70F206c6656c2a44eDA88B2C0780" xlink:type="simple">0x008be79Ad814c519b74Bea4Dac11e74Fc47B70F206c6656c2a44eDA88B2C0780</text:a></text:p>
          </table:table-cell>
          <table:table-cell office:value-type="string" calcext:value-type="string">
            <text:p>0.13750 ETH</text:p>
          </table:table-cell>
          <table:table-cell office:value-type="float" office:value="300" calcext:value-type="float">
            <text:p>300</text:p>
          </table:table-cell>
          <table:table-cell table:formula="of:=VALUE(SUBSTITUTE(MID([.C795];1;LEN([.C795])-4);&quot;.&quot;;&quot;,&quot;))" office:value-type="float" office:value="0.1375" calcext:value-type="float">
            <text:p>0,1375</text:p>
          </table:table-cell>
          <table:table-cell table:formula="of:=[.B795]" office:value-type="string" office:string-value="0x008be79Ad814c519b74Bea4Dac11e74Fc47B70F206c6656c2a44eDA88B2C0780" calcext:value-type="string">
            <text:p>0x008be79Ad814c519b74Bea4Dac11e74Fc47B70F206c6656c2a44eDA88B2C0780</text:p>
          </table:table-cell>
          <table:table-cell table:formula="of:=ROUNDUP([.E79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<text:a xlink:href="https://voyager.online/contract/0x026587016f85a837b6e2e29fe2AdE2eB86874D0d9c6B626e64B44ddb78ab4D2F" xlink:type="simple">0x026587016f85a837b6e2e29fe2AdE2eB86874D0d9c6B626e64B44ddb78ab4D2F</text:a></text:p>
          </table:table-cell>
          <table:table-cell office:value-type="string" calcext:value-type="string">
            <text:p>0.13741 ETH</text:p>
          </table:table-cell>
          <table:table-cell office:value-type="float" office:value="316" calcext:value-type="float">
            <text:p>316</text:p>
          </table:table-cell>
          <table:table-cell table:formula="of:=VALUE(SUBSTITUTE(MID([.C796];1;LEN([.C796])-4);&quot;.&quot;;&quot;,&quot;))" office:value-type="float" office:value="0.13741" calcext:value-type="float">
            <text:p>0,13741</text:p>
          </table:table-cell>
          <table:table-cell table:formula="of:=[.B796]" office:value-type="string" office:string-value="0x026587016f85a837b6e2e29fe2AdE2eB86874D0d9c6B626e64B44ddb78ab4D2F" calcext:value-type="string">
            <text:p>0x026587016f85a837b6e2e29fe2AdE2eB86874D0d9c6B626e64B44ddb78ab4D2F</text:p>
          </table:table-cell>
          <table:table-cell table:formula="of:=ROUNDUP([.E79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<text:a xlink:href="https://voyager.online/contract/0x032f49eC0384A70268605910829D4af83f2749E3A88a2ef7D02b508bf3D634f9" xlink:type="simple">0x032f49eC0384A70268605910829D4af83f2749E3A88a2ef7D02b508bf3D634f9</text:a></text:p>
          </table:table-cell>
          <table:table-cell office:value-type="string" calcext:value-type="string">
            <text:p>0.13707 ETH</text:p>
          </table:table-cell>
          <table:table-cell office:value-type="float" office:value="416" calcext:value-type="float">
            <text:p>416</text:p>
          </table:table-cell>
          <table:table-cell table:formula="of:=VALUE(SUBSTITUTE(MID([.C797];1;LEN([.C797])-4);&quot;.&quot;;&quot;,&quot;))" office:value-type="float" office:value="0.13707" calcext:value-type="float">
            <text:p>0,13707</text:p>
          </table:table-cell>
          <table:table-cell table:formula="of:=[.B797]" office:value-type="string" office:string-value="0x032f49eC0384A70268605910829D4af83f2749E3A88a2ef7D02b508bf3D634f9" calcext:value-type="string">
            <text:p>0x032f49eC0384A70268605910829D4af83f2749E3A88a2ef7D02b508bf3D634f9</text:p>
          </table:table-cell>
          <table:table-cell table:formula="of:=ROUNDUP([.E79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<text:a xlink:href="https://voyager.online/contract/0x031Eb14fF20C6659Bc7928E5bceD345D21CC4E6c391D97a4bdca0ace3198453B" xlink:type="simple">0x031Eb14fF20C6659Bc7928E5bceD345D21CC4E6c391D97a4bdca0ace3198453B</text:a></text:p>
          </table:table-cell>
          <table:table-cell office:value-type="string" calcext:value-type="string">
            <text:p>0.13703 ETH</text:p>
          </table:table-cell>
          <table:table-cell office:value-type="float" office:value="690" calcext:value-type="float">
            <text:p>690</text:p>
          </table:table-cell>
          <table:table-cell table:formula="of:=VALUE(SUBSTITUTE(MID([.C798];1;LEN([.C798])-4);&quot;.&quot;;&quot;,&quot;))" office:value-type="float" office:value="0.13703" calcext:value-type="float">
            <text:p>0,13703</text:p>
          </table:table-cell>
          <table:table-cell table:formula="of:=[.B798]" office:value-type="string" office:string-value="0x031Eb14fF20C6659Bc7928E5bceD345D21CC4E6c391D97a4bdca0ace3198453B" calcext:value-type="string">
            <text:p>0x031Eb14fF20C6659Bc7928E5bceD345D21CC4E6c391D97a4bdca0ace3198453B</text:p>
          </table:table-cell>
          <table:table-cell table:formula="of:=ROUNDUP([.E79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<text:a xlink:href="https://voyager.online/contract/0x0484AeaaF311084C27Ffd10abB7Bbd2EB4E4d49F51a52F63D88876399b22E94e" xlink:type="simple">0x0484AeaaF311084C27Ffd10abB7Bbd2EB4E4d49F51a52F63D88876399b22E94e</text:a></text:p>
          </table:table-cell>
          <table:table-cell office:value-type="string" calcext:value-type="string">
            <text:p>0.13702 ETH</text:p>
          </table:table-cell>
          <table:table-cell office:value-type="float" office:value="327" calcext:value-type="float">
            <text:p>327</text:p>
          </table:table-cell>
          <table:table-cell table:formula="of:=VALUE(SUBSTITUTE(MID([.C799];1;LEN([.C799])-4);&quot;.&quot;;&quot;,&quot;))" office:value-type="float" office:value="0.13702" calcext:value-type="float">
            <text:p>0,13702</text:p>
          </table:table-cell>
          <table:table-cell table:formula="of:=[.B799]" office:value-type="string" office:string-value="0x0484AeaaF311084C27Ffd10abB7Bbd2EB4E4d49F51a52F63D88876399b22E94e" calcext:value-type="string">
            <text:p>0x0484AeaaF311084C27Ffd10abB7Bbd2EB4E4d49F51a52F63D88876399b22E94e</text:p>
          </table:table-cell>
          <table:table-cell table:formula="of:=ROUNDUP([.E79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<text:a xlink:href="https://voyager.online/contract/0x05b27Fb1350CCABCb5e51f57ec58A0a1B1947FC7ceb3860fFeBEb238C302B342" xlink:type="simple">0x05b27Fb1350CCABCb5e51f57ec58A0a1B1947FC7ceb3860fFeBEb238C302B342</text:a></text:p>
          </table:table-cell>
          <table:table-cell office:value-type="string" calcext:value-type="string">
            <text:p>0.13700 ETH</text:p>
          </table:table-cell>
          <table:table-cell office:value-type="float" office:value="540" calcext:value-type="float">
            <text:p>540</text:p>
          </table:table-cell>
          <table:table-cell table:formula="of:=VALUE(SUBSTITUTE(MID([.C800];1;LEN([.C800])-4);&quot;.&quot;;&quot;,&quot;))" office:value-type="float" office:value="0.137" calcext:value-type="float">
            <text:p>0,137</text:p>
          </table:table-cell>
          <table:table-cell table:formula="of:=[.B800]" office:value-type="string" office:string-value="0x05b27Fb1350CCABCb5e51f57ec58A0a1B1947FC7ceb3860fFeBEb238C302B342" calcext:value-type="string">
            <text:p>0x05b27Fb1350CCABCb5e51f57ec58A0a1B1947FC7ceb3860fFeBEb238C302B342</text:p>
          </table:table-cell>
          <table:table-cell table:formula="of:=ROUNDUP([.E80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<text:a xlink:href="https://voyager.online/contract/0x0468377B5FE1370d31F64b1deB6809F2c20b3129186d3e927AA5028D2a945042" xlink:type="simple">0x0468377B5FE1370d31F64b1deB6809F2c20b3129186d3e927AA5028D2a945042</text:a></text:p>
          </table:table-cell>
          <table:table-cell office:value-type="string" calcext:value-type="string">
            <text:p>0.13699 ETH</text:p>
          </table:table-cell>
          <table:table-cell office:value-type="float" office:value="362" calcext:value-type="float">
            <text:p>362</text:p>
          </table:table-cell>
          <table:table-cell table:formula="of:=VALUE(SUBSTITUTE(MID([.C801];1;LEN([.C801])-4);&quot;.&quot;;&quot;,&quot;))" office:value-type="float" office:value="0.13699" calcext:value-type="float">
            <text:p>0,13699</text:p>
          </table:table-cell>
          <table:table-cell table:formula="of:=[.B801]" office:value-type="string" office:string-value="0x0468377B5FE1370d31F64b1deB6809F2c20b3129186d3e927AA5028D2a945042" calcext:value-type="string">
            <text:p>0x0468377B5FE1370d31F64b1deB6809F2c20b3129186d3e927AA5028D2a945042</text:p>
          </table:table-cell>
          <table:table-cell table:formula="of:=ROUNDUP([.E80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<text:a xlink:href="https://voyager.online/contract/0x03f0461930DB9784b7CA3e485a4b7681904A76077002f5c1fb693608E3d1E5e2" xlink:type="simple">0x03f0461930DB9784b7CA3e485a4b7681904A76077002f5c1fb693608E3d1E5e2</text:a></text:p>
          </table:table-cell>
          <table:table-cell office:value-type="string" calcext:value-type="string">
            <text:p>0.13694 ETH</text:p>
          </table:table-cell>
          <table:table-cell office:value-type="float" office:value="961" calcext:value-type="float">
            <text:p>961</text:p>
          </table:table-cell>
          <table:table-cell table:formula="of:=VALUE(SUBSTITUTE(MID([.C802];1;LEN([.C802])-4);&quot;.&quot;;&quot;,&quot;))" office:value-type="float" office:value="0.13694" calcext:value-type="float">
            <text:p>0,13694</text:p>
          </table:table-cell>
          <table:table-cell table:formula="of:=[.B802]" office:value-type="string" office:string-value="0x03f0461930DB9784b7CA3e485a4b7681904A76077002f5c1fb693608E3d1E5e2" calcext:value-type="string">
            <text:p>0x03f0461930DB9784b7CA3e485a4b7681904A76077002f5c1fb693608E3d1E5e2</text:p>
          </table:table-cell>
          <table:table-cell table:formula="of:=ROUNDUP([.E80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<text:a xlink:href="https://voyager.online/contract/0x00bCbbd67040983a0d205127d82187706B5B3eaeC8bD123b5E0E79A5798DA680" xlink:type="simple">0x00bCbbd67040983a0d205127d82187706B5B3eaeC8bD123b5E0E79A5798DA680</text:a></text:p>
          </table:table-cell>
          <table:table-cell office:value-type="string" calcext:value-type="string">
            <text:p>0.13692 ETH</text:p>
          </table:table-cell>
          <table:table-cell office:value-type="float" office:value="369" calcext:value-type="float">
            <text:p>369</text:p>
          </table:table-cell>
          <table:table-cell table:formula="of:=VALUE(SUBSTITUTE(MID([.C803];1;LEN([.C803])-4);&quot;.&quot;;&quot;,&quot;))" office:value-type="float" office:value="0.13692" calcext:value-type="float">
            <text:p>0,13692</text:p>
          </table:table-cell>
          <table:table-cell table:formula="of:=[.B803]" office:value-type="string" office:string-value="0x00bCbbd67040983a0d205127d82187706B5B3eaeC8bD123b5E0E79A5798DA680" calcext:value-type="string">
            <text:p>0x00bCbbd67040983a0d205127d82187706B5B3eaeC8bD123b5E0E79A5798DA680</text:p>
          </table:table-cell>
          <table:table-cell table:formula="of:=ROUNDUP([.E80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<text:a xlink:href="https://voyager.online/contract/0x0398aE47C87b69482FEE7c5E8DE2ad95873ab52E4aE3941AC8C4F5ae380a141A" xlink:type="simple">0x0398aE47C87b69482FEE7c5E8DE2ad95873ab52E4aE3941AC8C4F5ae380a141A</text:a></text:p>
          </table:table-cell>
          <table:table-cell office:value-type="string" calcext:value-type="string">
            <text:p>0.13691 ETH</text:p>
          </table:table-cell>
          <table:table-cell office:value-type="float" office:value="331" calcext:value-type="float">
            <text:p>331</text:p>
          </table:table-cell>
          <table:table-cell table:formula="of:=VALUE(SUBSTITUTE(MID([.C804];1;LEN([.C804])-4);&quot;.&quot;;&quot;,&quot;))" office:value-type="float" office:value="0.13691" calcext:value-type="float">
            <text:p>0,13691</text:p>
          </table:table-cell>
          <table:table-cell table:formula="of:=[.B804]" office:value-type="string" office:string-value="0x0398aE47C87b69482FEE7c5E8DE2ad95873ab52E4aE3941AC8C4F5ae380a141A" calcext:value-type="string">
            <text:p>0x0398aE47C87b69482FEE7c5E8DE2ad95873ab52E4aE3941AC8C4F5ae380a141A</text:p>
          </table:table-cell>
          <table:table-cell table:formula="of:=ROUNDUP([.E80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<text:a xlink:href="https://voyager.online/contract/0x05BAfe5e92Ab2F039E07D76f54148d7c47AD3ae669C183411131479ea0404B73" xlink:type="simple">0x05BAfe5e92Ab2F039E07D76f54148d7c47AD3ae669C183411131479ea0404B73</text:a></text:p>
          </table:table-cell>
          <table:table-cell office:value-type="string" calcext:value-type="string">
            <text:p>0.13680 ETH</text:p>
          </table:table-cell>
          <table:table-cell office:value-type="float" office:value="304" calcext:value-type="float">
            <text:p>304</text:p>
          </table:table-cell>
          <table:table-cell table:formula="of:=VALUE(SUBSTITUTE(MID([.C805];1;LEN([.C805])-4);&quot;.&quot;;&quot;,&quot;))" office:value-type="float" office:value="0.1368" calcext:value-type="float">
            <text:p>0,1368</text:p>
          </table:table-cell>
          <table:table-cell table:formula="of:=[.B805]" office:value-type="string" office:string-value="0x05BAfe5e92Ab2F039E07D76f54148d7c47AD3ae669C183411131479ea0404B73" calcext:value-type="string">
            <text:p>0x05BAfe5e92Ab2F039E07D76f54148d7c47AD3ae669C183411131479ea0404B73</text:p>
          </table:table-cell>
          <table:table-cell table:formula="of:=ROUNDUP([.E80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<text:a xlink:href="https://voyager.online/contract/0x074600c4b5FF4AcbDE9527490F461346Ab6C91E4b79E8850A50184029C79d6A6" xlink:type="simple">0x074600c4b5FF4AcbDE9527490F461346Ab6C91E4b79E8850A50184029C79d6A6</text:a></text:p>
          </table:table-cell>
          <table:table-cell office:value-type="string" calcext:value-type="string">
            <text:p>0.13677 ETH</text:p>
          </table:table-cell>
          <table:table-cell office:value-type="float" office:value="277" calcext:value-type="float">
            <text:p>277</text:p>
          </table:table-cell>
          <table:table-cell table:formula="of:=VALUE(SUBSTITUTE(MID([.C806];1;LEN([.C806])-4);&quot;.&quot;;&quot;,&quot;))" office:value-type="float" office:value="0.13677" calcext:value-type="float">
            <text:p>0,13677</text:p>
          </table:table-cell>
          <table:table-cell table:formula="of:=[.B806]" office:value-type="string" office:string-value="0x074600c4b5FF4AcbDE9527490F461346Ab6C91E4b79E8850A50184029C79d6A6" calcext:value-type="string">
            <text:p>0x074600c4b5FF4AcbDE9527490F461346Ab6C91E4b79E8850A50184029C79d6A6</text:p>
          </table:table-cell>
          <table:table-cell table:formula="of:=ROUNDUP([.E80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<text:a xlink:href="https://voyager.online/contract/0x034b4b1113d8015A34bac9c28c35AEE16DbE0A1fFc7Cf081ddeC1e44642Ce782" xlink:type="simple">0x034b4b1113d8015A34bac9c28c35AEE16DbE0A1fFc7Cf081ddeC1e44642Ce782</text:a></text:p>
          </table:table-cell>
          <table:table-cell office:value-type="string" calcext:value-type="string">
            <text:p>0.13668 ETH</text:p>
          </table:table-cell>
          <table:table-cell office:value-type="float" office:value="467" calcext:value-type="float">
            <text:p>467</text:p>
          </table:table-cell>
          <table:table-cell table:formula="of:=VALUE(SUBSTITUTE(MID([.C807];1;LEN([.C807])-4);&quot;.&quot;;&quot;,&quot;))" office:value-type="float" office:value="0.13668" calcext:value-type="float">
            <text:p>0,13668</text:p>
          </table:table-cell>
          <table:table-cell table:formula="of:=[.B807]" office:value-type="string" office:string-value="0x034b4b1113d8015A34bac9c28c35AEE16DbE0A1fFc7Cf081ddeC1e44642Ce782" calcext:value-type="string">
            <text:p>0x034b4b1113d8015A34bac9c28c35AEE16DbE0A1fFc7Cf081ddeC1e44642Ce782</text:p>
          </table:table-cell>
          <table:table-cell table:formula="of:=ROUNDUP([.E80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a xlink:href="https://voyager.online/contract/0x077Dc9fB5B2B26a1896C7f0BB9D1c55b47373eE304fDeEB73e458d3f06c0e394" xlink:type="simple">0x077Dc9fB5B2B26a1896C7f0BB9D1c55b47373eE304fDeEB73e458d3f06c0e394</text:a></text:p>
          </table:table-cell>
          <table:table-cell office:value-type="string" calcext:value-type="string">
            <text:p>0.13667 ETH</text:p>
          </table:table-cell>
          <table:table-cell office:value-type="float" office:value="341" calcext:value-type="float">
            <text:p>341</text:p>
          </table:table-cell>
          <table:table-cell table:formula="of:=VALUE(SUBSTITUTE(MID([.C808];1;LEN([.C808])-4);&quot;.&quot;;&quot;,&quot;))" office:value-type="float" office:value="0.13667" calcext:value-type="float">
            <text:p>0,13667</text:p>
          </table:table-cell>
          <table:table-cell table:formula="of:=[.B808]" office:value-type="string" office:string-value="0x077Dc9fB5B2B26a1896C7f0BB9D1c55b47373eE304fDeEB73e458d3f06c0e394" calcext:value-type="string">
            <text:p>0x077Dc9fB5B2B26a1896C7f0BB9D1c55b47373eE304fDeEB73e458d3f06c0e394</text:p>
          </table:table-cell>
          <table:table-cell table:formula="of:=ROUNDUP([.E80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<text:a xlink:href="https://voyager.online/contract/0x00376ED0eaC797fBdAad58dF2052C242494eca768af9692B4020e05AE530bb07" xlink:type="simple">0x00376ED0eaC797fBdAad58dF2052C242494eca768af9692B4020e05AE530bb07</text:a></text:p>
          </table:table-cell>
          <table:table-cell office:value-type="string" calcext:value-type="string">
            <text:p>0.13663 ETH</text:p>
          </table:table-cell>
          <table:table-cell office:value-type="float" office:value="285" calcext:value-type="float">
            <text:p>285</text:p>
          </table:table-cell>
          <table:table-cell table:formula="of:=VALUE(SUBSTITUTE(MID([.C809];1;LEN([.C809])-4);&quot;.&quot;;&quot;,&quot;))" office:value-type="float" office:value="0.13663" calcext:value-type="float">
            <text:p>0,13663</text:p>
          </table:table-cell>
          <table:table-cell table:formula="of:=[.B809]" office:value-type="string" office:string-value="0x00376ED0eaC797fBdAad58dF2052C242494eca768af9692B4020e05AE530bb07" calcext:value-type="string">
            <text:p>0x00376ED0eaC797fBdAad58dF2052C242494eca768af9692B4020e05AE530bb07</text:p>
          </table:table-cell>
          <table:table-cell table:formula="of:=ROUNDUP([.E80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<text:a xlink:href="https://voyager.online/contract/0x02706f60FE66D2F95C5Cff576B52C391d91435781B983Adad8CE8caDAB8cf574" xlink:type="simple">0x02706f60FE66D2F95C5Cff576B52C391d91435781B983Adad8CE8caDAB8cf574</text:a></text:p>
          </table:table-cell>
          <table:table-cell office:value-type="string" calcext:value-type="string">
            <text:p>0.13661 ETH</text:p>
          </table:table-cell>
          <table:table-cell office:value-type="float" office:value="394" calcext:value-type="float">
            <text:p>394</text:p>
          </table:table-cell>
          <table:table-cell table:formula="of:=VALUE(SUBSTITUTE(MID([.C810];1;LEN([.C810])-4);&quot;.&quot;;&quot;,&quot;))" office:value-type="float" office:value="0.13661" calcext:value-type="float">
            <text:p>0,13661</text:p>
          </table:table-cell>
          <table:table-cell table:formula="of:=[.B810]" office:value-type="string" office:string-value="0x02706f60FE66D2F95C5Cff576B52C391d91435781B983Adad8CE8caDAB8cf574" calcext:value-type="string">
            <text:p>0x02706f60FE66D2F95C5Cff576B52C391d91435781B983Adad8CE8caDAB8cf574</text:p>
          </table:table-cell>
          <table:table-cell table:formula="of:=ROUNDUP([.E81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a xlink:href="https://voyager.online/contract/0x0228df55c8138a3CFc8bDAacf0e6735dd12c31edBA6CC0dE42D02AA55aD84402" xlink:type="simple">0x0228df55c8138a3CFc8bDAacf0e6735dd12c31edBA6CC0dE42D02AA55aD84402</text:a></text:p>
          </table:table-cell>
          <table:table-cell office:value-type="string" calcext:value-type="string">
            <text:p>0.13659 ETH</text:p>
          </table:table-cell>
          <table:table-cell office:value-type="float" office:value="673" calcext:value-type="float">
            <text:p>673</text:p>
          </table:table-cell>
          <table:table-cell table:formula="of:=VALUE(SUBSTITUTE(MID([.C811];1;LEN([.C811])-4);&quot;.&quot;;&quot;,&quot;))" office:value-type="float" office:value="0.13659" calcext:value-type="float">
            <text:p>0,13659</text:p>
          </table:table-cell>
          <table:table-cell table:formula="of:=[.B811]" office:value-type="string" office:string-value="0x0228df55c8138a3CFc8bDAacf0e6735dd12c31edBA6CC0dE42D02AA55aD84402" calcext:value-type="string">
            <text:p>0x0228df55c8138a3CFc8bDAacf0e6735dd12c31edBA6CC0dE42D02AA55aD84402</text:p>
          </table:table-cell>
          <table:table-cell table:formula="of:=ROUNDUP([.E81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<text:a xlink:href="https://voyager.online/contract/0x065253bd3806376ab2B7C1156eBFfe392d5F324c47E430d87E2Bb02424a0Df52" xlink:type="simple">0x065253bd3806376ab2B7C1156eBFfe392d5F324c47E430d87E2Bb02424a0Df52</text:a></text:p>
          </table:table-cell>
          <table:table-cell office:value-type="string" calcext:value-type="string">
            <text:p>0.13656 ETH</text:p>
          </table:table-cell>
          <table:table-cell office:value-type="float" office:value="347" calcext:value-type="float">
            <text:p>347</text:p>
          </table:table-cell>
          <table:table-cell table:formula="of:=VALUE(SUBSTITUTE(MID([.C812];1;LEN([.C812])-4);&quot;.&quot;;&quot;,&quot;))" office:value-type="float" office:value="0.13656" calcext:value-type="float">
            <text:p>0,13656</text:p>
          </table:table-cell>
          <table:table-cell table:formula="of:=[.B812]" office:value-type="string" office:string-value="0x065253bd3806376ab2B7C1156eBFfe392d5F324c47E430d87E2Bb02424a0Df52" calcext:value-type="string">
            <text:p>0x065253bd3806376ab2B7C1156eBFfe392d5F324c47E430d87E2Bb02424a0Df52</text:p>
          </table:table-cell>
          <table:table-cell table:formula="of:=ROUNDUP([.E81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<text:a xlink:href="https://voyager.online/contract/0x027b9D8Aa539C09Fec3B6EA9E70Ee861115a13C8b54868D8a0CE2725481d55BD" xlink:type="simple">0x027b9D8Aa539C09Fec3B6EA9E70Ee861115a13C8b54868D8a0CE2725481d55BD</text:a></text:p>
          </table:table-cell>
          <table:table-cell office:value-type="string" calcext:value-type="string">
            <text:p>0.13656 ETH</text:p>
          </table:table-cell>
          <table:table-cell office:value-type="float" office:value="315" calcext:value-type="float">
            <text:p>315</text:p>
          </table:table-cell>
          <table:table-cell table:formula="of:=VALUE(SUBSTITUTE(MID([.C813];1;LEN([.C813])-4);&quot;.&quot;;&quot;,&quot;))" office:value-type="float" office:value="0.13656" calcext:value-type="float">
            <text:p>0,13656</text:p>
          </table:table-cell>
          <table:table-cell table:formula="of:=[.B813]" office:value-type="string" office:string-value="0x027b9D8Aa539C09Fec3B6EA9E70Ee861115a13C8b54868D8a0CE2725481d55BD" calcext:value-type="string">
            <text:p>0x027b9D8Aa539C09Fec3B6EA9E70Ee861115a13C8b54868D8a0CE2725481d55BD</text:p>
          </table:table-cell>
          <table:table-cell table:formula="of:=ROUNDUP([.E81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<text:a xlink:href="https://voyager.online/contract/0x0050930cC00ebBAC3C9F580cfA0845501765c9ecbFDEfe4e4a7Bf145B18d1520" xlink:type="simple">0x0050930cC00ebBAC3C9F580cfA0845501765c9ecbFDEfe4e4a7Bf145B18d1520</text:a></text:p>
          </table:table-cell>
          <table:table-cell office:value-type="string" calcext:value-type="string">
            <text:p>0.13647 ETH</text:p>
          </table:table-cell>
          <table:table-cell office:value-type="float" office:value="329" calcext:value-type="float">
            <text:p>329</text:p>
          </table:table-cell>
          <table:table-cell table:formula="of:=VALUE(SUBSTITUTE(MID([.C814];1;LEN([.C814])-4);&quot;.&quot;;&quot;,&quot;))" office:value-type="float" office:value="0.13647" calcext:value-type="float">
            <text:p>0,13647</text:p>
          </table:table-cell>
          <table:table-cell table:formula="of:=[.B814]" office:value-type="string" office:string-value="0x0050930cC00ebBAC3C9F580cfA0845501765c9ecbFDEfe4e4a7Bf145B18d1520" calcext:value-type="string">
            <text:p>0x0050930cC00ebBAC3C9F580cfA0845501765c9ecbFDEfe4e4a7Bf145B18d1520</text:p>
          </table:table-cell>
          <table:table-cell table:formula="of:=ROUNDUP([.E81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<text:a xlink:href="https://voyager.online/contract/0x059Ddf33B7eb8A80C7772adCef1950000225fAE213D07B872166Efcf07aCB897" xlink:type="simple">0x059Ddf33B7eb8A80C7772adCef1950000225fAE213D07B872166Efcf07aCB897</text:a></text:p>
          </table:table-cell>
          <table:table-cell office:value-type="string" calcext:value-type="string">
            <text:p>0.13646 ETH</text:p>
          </table:table-cell>
          <table:table-cell office:value-type="float" office:value="344" calcext:value-type="float">
            <text:p>344</text:p>
          </table:table-cell>
          <table:table-cell table:formula="of:=VALUE(SUBSTITUTE(MID([.C815];1;LEN([.C815])-4);&quot;.&quot;;&quot;,&quot;))" office:value-type="float" office:value="0.13646" calcext:value-type="float">
            <text:p>0,13646</text:p>
          </table:table-cell>
          <table:table-cell table:formula="of:=[.B815]" office:value-type="string" office:string-value="0x059Ddf33B7eb8A80C7772adCef1950000225fAE213D07B872166Efcf07aCB897" calcext:value-type="string">
            <text:p>0x059Ddf33B7eb8A80C7772adCef1950000225fAE213D07B872166Efcf07aCB897</text:p>
          </table:table-cell>
          <table:table-cell table:formula="of:=ROUNDUP([.E81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<text:a xlink:href="https://voyager.online/contract/0x06F3DadBbaDe1eC3e1A1d11C4319e2bE151dBB2D575385a94A1D0De24649ad70" xlink:type="simple">0x06F3DadBbaDe1eC3e1A1d11C4319e2bE151dBB2D575385a94A1D0De24649ad70</text:a></text:p>
          </table:table-cell>
          <table:table-cell office:value-type="string" calcext:value-type="string">
            <text:p>0.13645 ETH</text:p>
          </table:table-cell>
          <table:table-cell office:value-type="float" office:value="375" calcext:value-type="float">
            <text:p>375</text:p>
          </table:table-cell>
          <table:table-cell table:formula="of:=VALUE(SUBSTITUTE(MID([.C816];1;LEN([.C816])-4);&quot;.&quot;;&quot;,&quot;))" office:value-type="float" office:value="0.13645" calcext:value-type="float">
            <text:p>0,13645</text:p>
          </table:table-cell>
          <table:table-cell table:formula="of:=[.B816]" office:value-type="string" office:string-value="0x06F3DadBbaDe1eC3e1A1d11C4319e2bE151dBB2D575385a94A1D0De24649ad70" calcext:value-type="string">
            <text:p>0x06F3DadBbaDe1eC3e1A1d11C4319e2bE151dBB2D575385a94A1D0De24649ad70</text:p>
          </table:table-cell>
          <table:table-cell table:formula="of:=ROUNDUP([.E81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<text:a xlink:href="https://voyager.online/contract/0x0605eBc7c765298ae68a6F90af68D866F68fA74B7EDE8060fEACE8f00b07a42f" xlink:type="simple">0x0605eBc7c765298ae68a6F90af68D866F68fA74B7EDE8060fEACE8f00b07a42f</text:a></text:p>
          </table:table-cell>
          <table:table-cell office:value-type="string" calcext:value-type="string">
            <text:p>0.13645 ETH</text:p>
          </table:table-cell>
          <table:table-cell office:value-type="float" office:value="251" calcext:value-type="float">
            <text:p>251</text:p>
          </table:table-cell>
          <table:table-cell table:formula="of:=VALUE(SUBSTITUTE(MID([.C817];1;LEN([.C817])-4);&quot;.&quot;;&quot;,&quot;))" office:value-type="float" office:value="0.13645" calcext:value-type="float">
            <text:p>0,13645</text:p>
          </table:table-cell>
          <table:table-cell table:formula="of:=[.B817]" office:value-type="string" office:string-value="0x0605eBc7c765298ae68a6F90af68D866F68fA74B7EDE8060fEACE8f00b07a42f" calcext:value-type="string">
            <text:p>0x0605eBc7c765298ae68a6F90af68D866F68fA74B7EDE8060fEACE8f00b07a42f</text:p>
          </table:table-cell>
          <table:table-cell table:formula="of:=ROUNDUP([.E81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a xlink:href="https://voyager.online/contract/0x0423189a7C4556839538929Bc8Db877857Cb604C67DaA2d7e8F8AFe2ECA6b1AF" xlink:type="simple">0x0423189a7C4556839538929Bc8Db877857Cb604C67DaA2d7e8F8AFe2ECA6b1AF</text:a></text:p>
          </table:table-cell>
          <table:table-cell office:value-type="string" calcext:value-type="string">
            <text:p>0.13619 ETH</text:p>
          </table:table-cell>
          <table:table-cell office:value-type="float" office:value="458" calcext:value-type="float">
            <text:p>458</text:p>
          </table:table-cell>
          <table:table-cell table:formula="of:=VALUE(SUBSTITUTE(MID([.C818];1;LEN([.C818])-4);&quot;.&quot;;&quot;,&quot;))" office:value-type="float" office:value="0.13619" calcext:value-type="float">
            <text:p>0,13619</text:p>
          </table:table-cell>
          <table:table-cell table:formula="of:=[.B818]" office:value-type="string" office:string-value="0x0423189a7C4556839538929Bc8Db877857Cb604C67DaA2d7e8F8AFe2ECA6b1AF" calcext:value-type="string">
            <text:p>0x0423189a7C4556839538929Bc8Db877857Cb604C67DaA2d7e8F8AFe2ECA6b1AF</text:p>
          </table:table-cell>
          <table:table-cell table:formula="of:=ROUNDUP([.E81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<text:a xlink:href="https://voyager.online/contract/0x03810BF92FC1c3333a1C438Ad2Da421e9956DD9C313443b7453b2C9b63816C6d" xlink:type="simple">0x03810BF92FC1c3333a1C438Ad2Da421e9956DD9C313443b7453b2C9b63816C6d</text:a></text:p>
          </table:table-cell>
          <table:table-cell office:value-type="string" calcext:value-type="string">
            <text:p>0.13609 ETH</text:p>
          </table:table-cell>
          <table:table-cell office:value-type="float" office:value="420" calcext:value-type="float">
            <text:p>420</text:p>
          </table:table-cell>
          <table:table-cell table:formula="of:=VALUE(SUBSTITUTE(MID([.C819];1;LEN([.C819])-4);&quot;.&quot;;&quot;,&quot;))" office:value-type="float" office:value="0.13609" calcext:value-type="float">
            <text:p>0,13609</text:p>
          </table:table-cell>
          <table:table-cell table:formula="of:=[.B819]" office:value-type="string" office:string-value="0x03810BF92FC1c3333a1C438Ad2Da421e9956DD9C313443b7453b2C9b63816C6d" calcext:value-type="string">
            <text:p>0x03810BF92FC1c3333a1C438Ad2Da421e9956DD9C313443b7453b2C9b63816C6d</text:p>
          </table:table-cell>
          <table:table-cell table:formula="of:=ROUNDUP([.E81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a xlink:href="https://voyager.online/contract/0x03E8DFe02069749b4bf097D816479A9638429D4f5a4B40011a81401d04741a12" xlink:type="simple">0x03E8DFe02069749b4bf097D816479A9638429D4f5a4B40011a81401d04741a12</text:a></text:p>
          </table:table-cell>
          <table:table-cell office:value-type="string" calcext:value-type="string">
            <text:p>0.13607 ETH</text:p>
          </table:table-cell>
          <table:table-cell office:value-type="float" office:value="233" calcext:value-type="float">
            <text:p>233</text:p>
          </table:table-cell>
          <table:table-cell table:formula="of:=VALUE(SUBSTITUTE(MID([.C820];1;LEN([.C820])-4);&quot;.&quot;;&quot;,&quot;))" office:value-type="float" office:value="0.13607" calcext:value-type="float">
            <text:p>0,13607</text:p>
          </table:table-cell>
          <table:table-cell table:formula="of:=[.B820]" office:value-type="string" office:string-value="0x03E8DFe02069749b4bf097D816479A9638429D4f5a4B40011a81401d04741a12" calcext:value-type="string">
            <text:p>0x03E8DFe02069749b4bf097D816479A9638429D4f5a4B40011a81401d04741a12</text:p>
          </table:table-cell>
          <table:table-cell table:formula="of:=ROUNDUP([.E82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<text:a xlink:href="https://voyager.online/contract/0x01b6827F6836258F625ae18eD40219500c3cE9d1ADED545230F0e3c8bfaa2B52" xlink:type="simple">0x01b6827F6836258F625ae18eD40219500c3cE9d1ADED545230F0e3c8bfaa2B52</text:a></text:p>
          </table:table-cell>
          <table:table-cell office:value-type="string" calcext:value-type="string">
            <text:p>0.13606 ETH</text:p>
          </table:table-cell>
          <table:table-cell office:value-type="float" office:value="501" calcext:value-type="float">
            <text:p>501</text:p>
          </table:table-cell>
          <table:table-cell table:formula="of:=VALUE(SUBSTITUTE(MID([.C821];1;LEN([.C821])-4);&quot;.&quot;;&quot;,&quot;))" office:value-type="float" office:value="0.13606" calcext:value-type="float">
            <text:p>0,13606</text:p>
          </table:table-cell>
          <table:table-cell table:formula="of:=[.B821]" office:value-type="string" office:string-value="0x01b6827F6836258F625ae18eD40219500c3cE9d1ADED545230F0e3c8bfaa2B52" calcext:value-type="string">
            <text:p>0x01b6827F6836258F625ae18eD40219500c3cE9d1ADED545230F0e3c8bfaa2B52</text:p>
          </table:table-cell>
          <table:table-cell table:formula="of:=ROUNDUP([.E82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<text:a xlink:href="https://voyager.online/contract/0x008129F056e833c0D59B8cC2eBF2052C098Ea05D5E9D54F83e8b3a335ff2b233" xlink:type="simple">0x008129F056e833c0D59B8cC2eBF2052C098Ea05D5E9D54F83e8b3a335ff2b233</text:a></text:p>
          </table:table-cell>
          <table:table-cell office:value-type="string" calcext:value-type="string">
            <text:p>0.13599 ETH</text:p>
          </table:table-cell>
          <table:table-cell office:value-type="float" office:value="305" calcext:value-type="float">
            <text:p>305</text:p>
          </table:table-cell>
          <table:table-cell table:formula="of:=VALUE(SUBSTITUTE(MID([.C822];1;LEN([.C822])-4);&quot;.&quot;;&quot;,&quot;))" office:value-type="float" office:value="0.13599" calcext:value-type="float">
            <text:p>0,13599</text:p>
          </table:table-cell>
          <table:table-cell table:formula="of:=[.B822]" office:value-type="string" office:string-value="0x008129F056e833c0D59B8cC2eBF2052C098Ea05D5E9D54F83e8b3a335ff2b233" calcext:value-type="string">
            <text:p>0x008129F056e833c0D59B8cC2eBF2052C098Ea05D5E9D54F83e8b3a335ff2b233</text:p>
          </table:table-cell>
          <table:table-cell table:formula="of:=ROUNDUP([.E82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a xlink:href="https://voyager.online/contract/0x01c2D79E773A33BDe5E6627A14b79C363AAfF161e6752C33564d884308e4C7E7" xlink:type="simple">0x01c2D79E773A33BDe5E6627A14b79C363AAfF161e6752C33564d884308e4C7E7</text:a></text:p>
          </table:table-cell>
          <table:table-cell office:value-type="string" calcext:value-type="string">
            <text:p>0.13592 ETH</text:p>
          </table:table-cell>
          <table:table-cell office:value-type="float" office:value="376" calcext:value-type="float">
            <text:p>376</text:p>
          </table:table-cell>
          <table:table-cell table:formula="of:=VALUE(SUBSTITUTE(MID([.C823];1;LEN([.C823])-4);&quot;.&quot;;&quot;,&quot;))" office:value-type="float" office:value="0.13592" calcext:value-type="float">
            <text:p>0,13592</text:p>
          </table:table-cell>
          <table:table-cell table:formula="of:=[.B823]" office:value-type="string" office:string-value="0x01c2D79E773A33BDe5E6627A14b79C363AAfF161e6752C33564d884308e4C7E7" calcext:value-type="string">
            <text:p>0x01c2D79E773A33BDe5E6627A14b79C363AAfF161e6752C33564d884308e4C7E7</text:p>
          </table:table-cell>
          <table:table-cell table:formula="of:=ROUNDUP([.E82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a xlink:href="https://voyager.online/contract/0x0479f84eb6062e92E674e4EeEeE0719344719EEa06f99a1C428E5c3E998a0291" xlink:type="simple">0x0479f84eb6062e92E674e4EeEeE0719344719EEa06f99a1C428E5c3E998a0291</text:a></text:p>
          </table:table-cell>
          <table:table-cell office:value-type="string" calcext:value-type="string">
            <text:p>0.13588 ETH</text:p>
          </table:table-cell>
          <table:table-cell office:value-type="float" office:value="331" calcext:value-type="float">
            <text:p>331</text:p>
          </table:table-cell>
          <table:table-cell table:formula="of:=VALUE(SUBSTITUTE(MID([.C824];1;LEN([.C824])-4);&quot;.&quot;;&quot;,&quot;))" office:value-type="float" office:value="0.13588" calcext:value-type="float">
            <text:p>0,13588</text:p>
          </table:table-cell>
          <table:table-cell table:formula="of:=[.B824]" office:value-type="string" office:string-value="0x0479f84eb6062e92E674e4EeEeE0719344719EEa06f99a1C428E5c3E998a0291" calcext:value-type="string">
            <text:p>0x0479f84eb6062e92E674e4EeEeE0719344719EEa06f99a1C428E5c3E998a0291</text:p>
          </table:table-cell>
          <table:table-cell table:formula="of:=ROUNDUP([.E82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<text:a xlink:href="https://voyager.online/contract/0x03C083e107447e4f71C5c4a2f31414d873A3A7d528BBB39c6dc7Ea0593e24dDC" xlink:type="simple">0x03C083e107447e4f71C5c4a2f31414d873A3A7d528BBB39c6dc7Ea0593e24dDC</text:a></text:p>
          </table:table-cell>
          <table:table-cell office:value-type="string" calcext:value-type="string">
            <text:p>0.13578 ETH</text:p>
          </table:table-cell>
          <table:table-cell office:value-type="float" office:value="241" calcext:value-type="float">
            <text:p>241</text:p>
          </table:table-cell>
          <table:table-cell table:formula="of:=VALUE(SUBSTITUTE(MID([.C825];1;LEN([.C825])-4);&quot;.&quot;;&quot;,&quot;))" office:value-type="float" office:value="0.13578" calcext:value-type="float">
            <text:p>0,13578</text:p>
          </table:table-cell>
          <table:table-cell table:formula="of:=[.B825]" office:value-type="string" office:string-value="0x03C083e107447e4f71C5c4a2f31414d873A3A7d528BBB39c6dc7Ea0593e24dDC" calcext:value-type="string">
            <text:p>0x03C083e107447e4f71C5c4a2f31414d873A3A7d528BBB39c6dc7Ea0593e24dDC</text:p>
          </table:table-cell>
          <table:table-cell table:formula="of:=ROUNDUP([.E82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<text:a xlink:href="https://voyager.online/contract/0x05ede1c0f728438fC2BE7ddC93B0b9E8790C7091d55127BFE605d439c623f32c" xlink:type="simple">0x05ede1c0f728438fC2BE7ddC93B0b9E8790C7091d55127BFE605d439c623f32c</text:a></text:p>
          </table:table-cell>
          <table:table-cell office:value-type="string" calcext:value-type="string">
            <text:p>0.13566 ETH</text:p>
          </table:table-cell>
          <table:table-cell office:value-type="float" office:value="320" calcext:value-type="float">
            <text:p>320</text:p>
          </table:table-cell>
          <table:table-cell table:formula="of:=VALUE(SUBSTITUTE(MID([.C826];1;LEN([.C826])-4);&quot;.&quot;;&quot;,&quot;))" office:value-type="float" office:value="0.13566" calcext:value-type="float">
            <text:p>0,13566</text:p>
          </table:table-cell>
          <table:table-cell table:formula="of:=[.B826]" office:value-type="string" office:string-value="0x05ede1c0f728438fC2BE7ddC93B0b9E8790C7091d55127BFE605d439c623f32c" calcext:value-type="string">
            <text:p>0x05ede1c0f728438fC2BE7ddC93B0b9E8790C7091d55127BFE605d439c623f32c</text:p>
          </table:table-cell>
          <table:table-cell table:formula="of:=ROUNDUP([.E82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<text:a xlink:href="https://voyager.online/contract/0x001Cab7f721Bd938b1DBC1B80b1da4a0cf102891da7E309E46cA084839A45D7b" xlink:type="simple">0x001Cab7f721Bd938b1DBC1B80b1da4a0cf102891da7E309E46cA084839A45D7b</text:a></text:p>
          </table:table-cell>
          <table:table-cell office:value-type="string" calcext:value-type="string">
            <text:p>0.13565 ETH</text:p>
          </table:table-cell>
          <table:table-cell office:value-type="float" office:value="305" calcext:value-type="float">
            <text:p>305</text:p>
          </table:table-cell>
          <table:table-cell table:formula="of:=VALUE(SUBSTITUTE(MID([.C827];1;LEN([.C827])-4);&quot;.&quot;;&quot;,&quot;))" office:value-type="float" office:value="0.13565" calcext:value-type="float">
            <text:p>0,13565</text:p>
          </table:table-cell>
          <table:table-cell table:formula="of:=[.B827]" office:value-type="string" office:string-value="0x001Cab7f721Bd938b1DBC1B80b1da4a0cf102891da7E309E46cA084839A45D7b" calcext:value-type="string">
            <text:p>0x001Cab7f721Bd938b1DBC1B80b1da4a0cf102891da7E309E46cA084839A45D7b</text:p>
          </table:table-cell>
          <table:table-cell table:formula="of:=ROUNDUP([.E82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<text:a xlink:href="https://voyager.online/contract/0x0386B76e2D7e0557d75B45aB0668B3b21051d875B9fD4f96C3291047EE2c301E" xlink:type="simple">0x0386B76e2D7e0557d75B45aB0668B3b21051d875B9fD4f96C3291047EE2c301E</text:a></text:p>
          </table:table-cell>
          <table:table-cell office:value-type="string" calcext:value-type="string">
            <text:p>0.13565 ETH</text:p>
          </table:table-cell>
          <table:table-cell office:value-type="float" office:value="291" calcext:value-type="float">
            <text:p>291</text:p>
          </table:table-cell>
          <table:table-cell table:formula="of:=VALUE(SUBSTITUTE(MID([.C828];1;LEN([.C828])-4);&quot;.&quot;;&quot;,&quot;))" office:value-type="float" office:value="0.13565" calcext:value-type="float">
            <text:p>0,13565</text:p>
          </table:table-cell>
          <table:table-cell table:formula="of:=[.B828]" office:value-type="string" office:string-value="0x0386B76e2D7e0557d75B45aB0668B3b21051d875B9fD4f96C3291047EE2c301E" calcext:value-type="string">
            <text:p>0x0386B76e2D7e0557d75B45aB0668B3b21051d875B9fD4f96C3291047EE2c301E</text:p>
          </table:table-cell>
          <table:table-cell table:formula="of:=ROUNDUP([.E82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a xlink:href="https://voyager.online/contract/0x0390321Bb9C8A363065B78bbC4307c7CE1bBfCc51E35229d4FD7daa7f4a52dfD" xlink:type="simple">0x0390321Bb9C8A363065B78bbC4307c7CE1bBfCc51E35229d4FD7daa7f4a52dfD</text:a></text:p>
          </table:table-cell>
          <table:table-cell office:value-type="string" calcext:value-type="string">
            <text:p>0.13552 ETH</text:p>
          </table:table-cell>
          <table:table-cell office:value-type="float" office:value="310" calcext:value-type="float">
            <text:p>310</text:p>
          </table:table-cell>
          <table:table-cell table:formula="of:=VALUE(SUBSTITUTE(MID([.C829];1;LEN([.C829])-4);&quot;.&quot;;&quot;,&quot;))" office:value-type="float" office:value="0.13552" calcext:value-type="float">
            <text:p>0,13552</text:p>
          </table:table-cell>
          <table:table-cell table:formula="of:=[.B829]" office:value-type="string" office:string-value="0x0390321Bb9C8A363065B78bbC4307c7CE1bBfCc51E35229d4FD7daa7f4a52dfD" calcext:value-type="string">
            <text:p>0x0390321Bb9C8A363065B78bbC4307c7CE1bBfCc51E35229d4FD7daa7f4a52dfD</text:p>
          </table:table-cell>
          <table:table-cell table:formula="of:=ROUNDUP([.E82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<text:a xlink:href="https://voyager.online/contract/0x04fe16406b137D1a2f3B371a932fbbb5a7FA6ced9347946A2019Defa59304913" xlink:type="simple">0x04fe16406b137D1a2f3B371a932fbbb5a7FA6ced9347946A2019Defa59304913</text:a></text:p>
          </table:table-cell>
          <table:table-cell office:value-type="string" calcext:value-type="string">
            <text:p>0.13547 ETH</text:p>
          </table:table-cell>
          <table:table-cell office:value-type="float" office:value="325" calcext:value-type="float">
            <text:p>325</text:p>
          </table:table-cell>
          <table:table-cell table:formula="of:=VALUE(SUBSTITUTE(MID([.C830];1;LEN([.C830])-4);&quot;.&quot;;&quot;,&quot;))" office:value-type="float" office:value="0.13547" calcext:value-type="float">
            <text:p>0,13547</text:p>
          </table:table-cell>
          <table:table-cell table:formula="of:=[.B830]" office:value-type="string" office:string-value="0x04fe16406b137D1a2f3B371a932fbbb5a7FA6ced9347946A2019Defa59304913" calcext:value-type="string">
            <text:p>0x04fe16406b137D1a2f3B371a932fbbb5a7FA6ced9347946A2019Defa59304913</text:p>
          </table:table-cell>
          <table:table-cell table:formula="of:=ROUNDUP([.E83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<text:a xlink:href="https://voyager.online/contract/0x03107892c5262631b1DB55E030E08A67F0f790381b1e205d4790a971E3816163" xlink:type="simple">0x03107892c5262631b1DB55E030E08A67F0f790381b1e205d4790a971E3816163</text:a></text:p>
          </table:table-cell>
          <table:table-cell office:value-type="string" calcext:value-type="string">
            <text:p>0.13544 ETH</text:p>
          </table:table-cell>
          <table:table-cell office:value-type="float" office:value="325" calcext:value-type="float">
            <text:p>325</text:p>
          </table:table-cell>
          <table:table-cell table:formula="of:=VALUE(SUBSTITUTE(MID([.C831];1;LEN([.C831])-4);&quot;.&quot;;&quot;,&quot;))" office:value-type="float" office:value="0.13544" calcext:value-type="float">
            <text:p>0,13544</text:p>
          </table:table-cell>
          <table:table-cell table:formula="of:=[.B831]" office:value-type="string" office:string-value="0x03107892c5262631b1DB55E030E08A67F0f790381b1e205d4790a971E3816163" calcext:value-type="string">
            <text:p>0x03107892c5262631b1DB55E030E08A67F0f790381b1e205d4790a971E3816163</text:p>
          </table:table-cell>
          <table:table-cell table:formula="of:=ROUNDUP([.E83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<text:a xlink:href="https://voyager.online/contract/0x00cec5542fDb197a2fA2407585A22931F6C29199E3c4Cc039F79620aec9E54DD" xlink:type="simple">0x00cec5542fDb197a2fA2407585A22931F6C29199E3c4Cc039F79620aec9E54DD</text:a></text:p>
          </table:table-cell>
          <table:table-cell office:value-type="string" calcext:value-type="string">
            <text:p>0.13541 ETH</text:p>
          </table:table-cell>
          <table:table-cell office:value-type="float" office:value="321" calcext:value-type="float">
            <text:p>321</text:p>
          </table:table-cell>
          <table:table-cell table:formula="of:=VALUE(SUBSTITUTE(MID([.C832];1;LEN([.C832])-4);&quot;.&quot;;&quot;,&quot;))" office:value-type="float" office:value="0.13541" calcext:value-type="float">
            <text:p>0,13541</text:p>
          </table:table-cell>
          <table:table-cell table:formula="of:=[.B832]" office:value-type="string" office:string-value="0x00cec5542fDb197a2fA2407585A22931F6C29199E3c4Cc039F79620aec9E54DD" calcext:value-type="string">
            <text:p>0x00cec5542fDb197a2fA2407585A22931F6C29199E3c4Cc039F79620aec9E54DD</text:p>
          </table:table-cell>
          <table:table-cell table:formula="of:=ROUNDUP([.E83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<text:a xlink:href="https://voyager.online/contract/0x0634cf640A2bCE2029F126219056C48CB7e32F7417D2e680cd4F9002b75C8deC" xlink:type="simple">0x0634cf640A2bCE2029F126219056C48CB7e32F7417D2e680cd4F9002b75C8deC</text:a></text:p>
          </table:table-cell>
          <table:table-cell office:value-type="string" calcext:value-type="string">
            <text:p>0.13513 ETH</text:p>
          </table:table-cell>
          <table:table-cell office:value-type="float" office:value="283" calcext:value-type="float">
            <text:p>283</text:p>
          </table:table-cell>
          <table:table-cell table:formula="of:=VALUE(SUBSTITUTE(MID([.C833];1;LEN([.C833])-4);&quot;.&quot;;&quot;,&quot;))" office:value-type="float" office:value="0.13513" calcext:value-type="float">
            <text:p>0,13513</text:p>
          </table:table-cell>
          <table:table-cell table:formula="of:=[.B833]" office:value-type="string" office:string-value="0x0634cf640A2bCE2029F126219056C48CB7e32F7417D2e680cd4F9002b75C8deC" calcext:value-type="string">
            <text:p>0x0634cf640A2bCE2029F126219056C48CB7e32F7417D2e680cd4F9002b75C8deC</text:p>
          </table:table-cell>
          <table:table-cell table:formula="of:=ROUNDUP([.E83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a xlink:href="https://voyager.online/contract/0x004fD7df0e66127D5Fcc9619a58946a02bdB7e51E776B8602a3fC146f2BcD319" xlink:type="simple">0x004fD7df0e66127D5Fcc9619a58946a02bdB7e51E776B8602a3fC146f2BcD319</text:a></text:p>
          </table:table-cell>
          <table:table-cell office:value-type="string" calcext:value-type="string">
            <text:p>0.13501 ETH</text:p>
          </table:table-cell>
          <table:table-cell office:value-type="float" office:value="354" calcext:value-type="float">
            <text:p>354</text:p>
          </table:table-cell>
          <table:table-cell table:formula="of:=VALUE(SUBSTITUTE(MID([.C834];1;LEN([.C834])-4);&quot;.&quot;;&quot;,&quot;))" office:value-type="float" office:value="0.13501" calcext:value-type="float">
            <text:p>0,13501</text:p>
          </table:table-cell>
          <table:table-cell table:formula="of:=[.B834]" office:value-type="string" office:string-value="0x004fD7df0e66127D5Fcc9619a58946a02bdB7e51E776B8602a3fC146f2BcD319" calcext:value-type="string">
            <text:p>0x004fD7df0e66127D5Fcc9619a58946a02bdB7e51E776B8602a3fC146f2BcD319</text:p>
          </table:table-cell>
          <table:table-cell table:formula="of:=ROUNDUP([.E83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a xlink:href="https://voyager.online/contract/0x0419b4eE3Fe13CfC4A8e3DDCbDae5E357fD12d42F22Ec7CFc92469f92fC1B463" xlink:type="simple">0x0419b4eE3Fe13CfC4A8e3DDCbDae5E357fD12d42F22Ec7CFc92469f92fC1B463</text:a></text:p>
          </table:table-cell>
          <table:table-cell office:value-type="string" calcext:value-type="string">
            <text:p>0.13498 ETH</text:p>
          </table:table-cell>
          <table:table-cell office:value-type="float" office:value="228" calcext:value-type="float">
            <text:p>228</text:p>
          </table:table-cell>
          <table:table-cell table:formula="of:=VALUE(SUBSTITUTE(MID([.C835];1;LEN([.C835])-4);&quot;.&quot;;&quot;,&quot;))" office:value-type="float" office:value="0.13498" calcext:value-type="float">
            <text:p>0,13498</text:p>
          </table:table-cell>
          <table:table-cell table:formula="of:=[.B835]" office:value-type="string" office:string-value="0x0419b4eE3Fe13CfC4A8e3DDCbDae5E357fD12d42F22Ec7CFc92469f92fC1B463" calcext:value-type="string">
            <text:p>0x0419b4eE3Fe13CfC4A8e3DDCbDae5E357fD12d42F22Ec7CFc92469f92fC1B463</text:p>
          </table:table-cell>
          <table:table-cell table:formula="of:=ROUNDUP([.E83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a xlink:href="https://voyager.online/contract/0x005577Adf00DcDf4DAfFA7aDB4E1db0ad1B6EEa0c51a06AdA66Fb36D25f5F6Cb" xlink:type="simple">0x005577Adf00DcDf4DAfFA7aDB4E1db0ad1B6EEa0c51a06AdA66Fb36D25f5F6Cb</text:a></text:p>
          </table:table-cell>
          <table:table-cell office:value-type="string" calcext:value-type="string">
            <text:p>0.13488 ETH</text:p>
          </table:table-cell>
          <table:table-cell office:value-type="float" office:value="365" calcext:value-type="float">
            <text:p>365</text:p>
          </table:table-cell>
          <table:table-cell table:formula="of:=VALUE(SUBSTITUTE(MID([.C836];1;LEN([.C836])-4);&quot;.&quot;;&quot;,&quot;))" office:value-type="float" office:value="0.13488" calcext:value-type="float">
            <text:p>0,13488</text:p>
          </table:table-cell>
          <table:table-cell table:formula="of:=[.B836]" office:value-type="string" office:string-value="0x005577Adf00DcDf4DAfFA7aDB4E1db0ad1B6EEa0c51a06AdA66Fb36D25f5F6Cb" calcext:value-type="string">
            <text:p>0x005577Adf00DcDf4DAfFA7aDB4E1db0ad1B6EEa0c51a06AdA66Fb36D25f5F6Cb</text:p>
          </table:table-cell>
          <table:table-cell table:formula="of:=ROUNDUP([.E83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<text:a xlink:href="https://voyager.online/contract/0x03F55c05c51aeDEeeb424AE5A3DDfEE9F7A15a09e86f38739AdAeccE0bA26F2E" xlink:type="simple">0x03F55c05c51aeDEeeb424AE5A3DDfEE9F7A15a09e86f38739AdAeccE0bA26F2E</text:a></text:p>
          </table:table-cell>
          <table:table-cell office:value-type="string" calcext:value-type="string">
            <text:p>0.13473 ETH</text:p>
          </table:table-cell>
          <table:table-cell office:value-type="float" office:value="948" calcext:value-type="float">
            <text:p>948</text:p>
          </table:table-cell>
          <table:table-cell table:formula="of:=VALUE(SUBSTITUTE(MID([.C837];1;LEN([.C837])-4);&quot;.&quot;;&quot;,&quot;))" office:value-type="float" office:value="0.13473" calcext:value-type="float">
            <text:p>0,13473</text:p>
          </table:table-cell>
          <table:table-cell table:formula="of:=[.B837]" office:value-type="string" office:string-value="0x03F55c05c51aeDEeeb424AE5A3DDfEE9F7A15a09e86f38739AdAeccE0bA26F2E" calcext:value-type="string">
            <text:p>0x03F55c05c51aeDEeeb424AE5A3DDfEE9F7A15a09e86f38739AdAeccE0bA26F2E</text:p>
          </table:table-cell>
          <table:table-cell table:formula="of:=ROUNDUP([.E83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<text:a xlink:href="https://voyager.online/contract/0x02603472A707Fc7B8AC902cC3E5EDE57257cc53feDa526EF23A7579940536dEA" xlink:type="simple">0x02603472A707Fc7B8AC902cC3E5EDE57257cc53feDa526EF23A7579940536dEA</text:a></text:p>
          </table:table-cell>
          <table:table-cell office:value-type="string" calcext:value-type="string">
            <text:p>0.13467 ETH</text:p>
          </table:table-cell>
          <table:table-cell office:value-type="float" office:value="322" calcext:value-type="float">
            <text:p>322</text:p>
          </table:table-cell>
          <table:table-cell table:formula="of:=VALUE(SUBSTITUTE(MID([.C838];1;LEN([.C838])-4);&quot;.&quot;;&quot;,&quot;))" office:value-type="float" office:value="0.13467" calcext:value-type="float">
            <text:p>0,13467</text:p>
          </table:table-cell>
          <table:table-cell table:formula="of:=[.B838]" office:value-type="string" office:string-value="0x02603472A707Fc7B8AC902cC3E5EDE57257cc53feDa526EF23A7579940536dEA" calcext:value-type="string">
            <text:p>0x02603472A707Fc7B8AC902cC3E5EDE57257cc53feDa526EF23A7579940536dEA</text:p>
          </table:table-cell>
          <table:table-cell table:formula="of:=ROUNDUP([.E83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a xlink:href="https://voyager.online/contract/0x0186593460864523e0329a3E8b3A9b0833B582Bf1517c6679b16CaC39017C080" xlink:type="simple">0x0186593460864523e0329a3E8b3A9b0833B582Bf1517c6679b16CaC39017C080</text:a></text:p>
          </table:table-cell>
          <table:table-cell office:value-type="string" calcext:value-type="string">
            <text:p>0.13462 ETH</text:p>
          </table:table-cell>
          <table:table-cell office:value-type="float" office:value="544" calcext:value-type="float">
            <text:p>544</text:p>
          </table:table-cell>
          <table:table-cell table:formula="of:=VALUE(SUBSTITUTE(MID([.C839];1;LEN([.C839])-4);&quot;.&quot;;&quot;,&quot;))" office:value-type="float" office:value="0.13462" calcext:value-type="float">
            <text:p>0,13462</text:p>
          </table:table-cell>
          <table:table-cell table:formula="of:=[.B839]" office:value-type="string" office:string-value="0x0186593460864523e0329a3E8b3A9b0833B582Bf1517c6679b16CaC39017C080" calcext:value-type="string">
            <text:p>0x0186593460864523e0329a3E8b3A9b0833B582Bf1517c6679b16CaC39017C080</text:p>
          </table:table-cell>
          <table:table-cell table:formula="of:=ROUNDUP([.E83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<text:a xlink:href="https://voyager.online/contract/0x03A04Ea7677F71Ab142897c307854f02FC08e0401e9F7c922b62c03dBd6490E7" xlink:type="simple">0x03A04Ea7677F71Ab142897c307854f02FC08e0401e9F7c922b62c03dBd6490E7</text:a></text:p>
          </table:table-cell>
          <table:table-cell office:value-type="string" calcext:value-type="string">
            <text:p>0.13461 ETH</text:p>
          </table:table-cell>
          <table:table-cell office:value-type="float" office:value="339" calcext:value-type="float">
            <text:p>339</text:p>
          </table:table-cell>
          <table:table-cell table:formula="of:=VALUE(SUBSTITUTE(MID([.C840];1;LEN([.C840])-4);&quot;.&quot;;&quot;,&quot;))" office:value-type="float" office:value="0.13461" calcext:value-type="float">
            <text:p>0,13461</text:p>
          </table:table-cell>
          <table:table-cell table:formula="of:=[.B840]" office:value-type="string" office:string-value="0x03A04Ea7677F71Ab142897c307854f02FC08e0401e9F7c922b62c03dBd6490E7" calcext:value-type="string">
            <text:p>0x03A04Ea7677F71Ab142897c307854f02FC08e0401e9F7c922b62c03dBd6490E7</text:p>
          </table:table-cell>
          <table:table-cell table:formula="of:=ROUNDUP([.E84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<text:a xlink:href="https://voyager.online/contract/0x019A688cC0b80Ae100a17350EB116aE6B91592e3836aaF915be1543eAFec7D1B" xlink:type="simple">0x019A688cC0b80Ae100a17350EB116aE6B91592e3836aaF915be1543eAFec7D1B</text:a></text:p>
          </table:table-cell>
          <table:table-cell office:value-type="string" calcext:value-type="string">
            <text:p>0.13458 ETH</text:p>
          </table:table-cell>
          <table:table-cell office:value-type="float" office:value="425" calcext:value-type="float">
            <text:p>425</text:p>
          </table:table-cell>
          <table:table-cell table:formula="of:=VALUE(SUBSTITUTE(MID([.C841];1;LEN([.C841])-4);&quot;.&quot;;&quot;,&quot;))" office:value-type="float" office:value="0.13458" calcext:value-type="float">
            <text:p>0,13458</text:p>
          </table:table-cell>
          <table:table-cell table:formula="of:=[.B841]" office:value-type="string" office:string-value="0x019A688cC0b80Ae100a17350EB116aE6B91592e3836aaF915be1543eAFec7D1B" calcext:value-type="string">
            <text:p>0x019A688cC0b80Ae100a17350EB116aE6B91592e3836aaF915be1543eAFec7D1B</text:p>
          </table:table-cell>
          <table:table-cell table:formula="of:=ROUNDUP([.E84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a xlink:href="https://voyager.online/contract/0x04Fb84449d76e6c76D03c32eA689D002875d5B544dC01E339477e4C576c37312" xlink:type="simple">0x04Fb84449d76e6c76D03c32eA689D002875d5B544dC01E339477e4C576c37312</text:a></text:p>
          </table:table-cell>
          <table:table-cell office:value-type="string" calcext:value-type="string">
            <text:p>0.13447 ETH</text:p>
          </table:table-cell>
          <table:table-cell office:value-type="float" office:value="304" calcext:value-type="float">
            <text:p>304</text:p>
          </table:table-cell>
          <table:table-cell table:formula="of:=VALUE(SUBSTITUTE(MID([.C842];1;LEN([.C842])-4);&quot;.&quot;;&quot;,&quot;))" office:value-type="float" office:value="0.13447" calcext:value-type="float">
            <text:p>0,13447</text:p>
          </table:table-cell>
          <table:table-cell table:formula="of:=[.B842]" office:value-type="string" office:string-value="0x04Fb84449d76e6c76D03c32eA689D002875d5B544dC01E339477e4C576c37312" calcext:value-type="string">
            <text:p>0x04Fb84449d76e6c76D03c32eA689D002875d5B544dC01E339477e4C576c37312</text:p>
          </table:table-cell>
          <table:table-cell table:formula="of:=ROUNDUP([.E84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<text:a xlink:href="https://voyager.online/contract/0x0012fCAff598a4f4eD71FA700c40BD220431d31Ae7B866D85b7F20929876DBAb" xlink:type="simple">0x0012fCAff598a4f4eD71FA700c40BD220431d31Ae7B866D85b7F20929876DBAb</text:a></text:p>
          </table:table-cell>
          <table:table-cell office:value-type="string" calcext:value-type="string">
            <text:p>0.13444 ETH</text:p>
          </table:table-cell>
          <table:table-cell office:value-type="float" office:value="189" calcext:value-type="float">
            <text:p>189</text:p>
          </table:table-cell>
          <table:table-cell table:formula="of:=VALUE(SUBSTITUTE(MID([.C843];1;LEN([.C843])-4);&quot;.&quot;;&quot;,&quot;))" office:value-type="float" office:value="0.13444" calcext:value-type="float">
            <text:p>0,13444</text:p>
          </table:table-cell>
          <table:table-cell table:formula="of:=[.B843]" office:value-type="string" office:string-value="0x0012fCAff598a4f4eD71FA700c40BD220431d31Ae7B866D85b7F20929876DBAb" calcext:value-type="string">
            <text:p>0x0012fCAff598a4f4eD71FA700c40BD220431d31Ae7B866D85b7F20929876DBAb</text:p>
          </table:table-cell>
          <table:table-cell table:formula="of:=ROUNDUP([.E84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a xlink:href="https://voyager.online/contract/0x02Eed6040326ea234c9DF90Af9aBE4A132988cFBB1b7413E5aD1f8e6bB0Eb093" xlink:type="simple">0x02Eed6040326ea234c9DF90Af9aBE4A132988cFBB1b7413E5aD1f8e6bB0Eb093</text:a></text:p>
          </table:table-cell>
          <table:table-cell office:value-type="string" calcext:value-type="string">
            <text:p>0.13421 ETH</text:p>
          </table:table-cell>
          <table:table-cell office:value-type="float" office:value="332" calcext:value-type="float">
            <text:p>332</text:p>
          </table:table-cell>
          <table:table-cell table:formula="of:=VALUE(SUBSTITUTE(MID([.C844];1;LEN([.C844])-4);&quot;.&quot;;&quot;,&quot;))" office:value-type="float" office:value="0.13421" calcext:value-type="float">
            <text:p>0,13421</text:p>
          </table:table-cell>
          <table:table-cell table:formula="of:=[.B844]" office:value-type="string" office:string-value="0x02Eed6040326ea234c9DF90Af9aBE4A132988cFBB1b7413E5aD1f8e6bB0Eb093" calcext:value-type="string">
            <text:p>0x02Eed6040326ea234c9DF90Af9aBE4A132988cFBB1b7413E5aD1f8e6bB0Eb093</text:p>
          </table:table-cell>
          <table:table-cell table:formula="of:=ROUNDUP([.E84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<text:a xlink:href="https://voyager.online/contract/0x02755f3E78ef4d4eC4Bf23dc7fcaD81C0BD03547c7e02a4E63343379a06fB2D3" xlink:type="simple">0x02755f3E78ef4d4eC4Bf23dc7fcaD81C0BD03547c7e02a4E63343379a06fB2D3</text:a></text:p>
          </table:table-cell>
          <table:table-cell office:value-type="string" calcext:value-type="string">
            <text:p>0.13407 ETH</text:p>
          </table:table-cell>
          <table:table-cell office:value-type="float" office:value="327" calcext:value-type="float">
            <text:p>327</text:p>
          </table:table-cell>
          <table:table-cell table:formula="of:=VALUE(SUBSTITUTE(MID([.C845];1;LEN([.C845])-4);&quot;.&quot;;&quot;,&quot;))" office:value-type="float" office:value="0.13407" calcext:value-type="float">
            <text:p>0,13407</text:p>
          </table:table-cell>
          <table:table-cell table:formula="of:=[.B845]" office:value-type="string" office:string-value="0x02755f3E78ef4d4eC4Bf23dc7fcaD81C0BD03547c7e02a4E63343379a06fB2D3" calcext:value-type="string">
            <text:p>0x02755f3E78ef4d4eC4Bf23dc7fcaD81C0BD03547c7e02a4E63343379a06fB2D3</text:p>
          </table:table-cell>
          <table:table-cell table:formula="of:=ROUNDUP([.E84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<text:a xlink:href="https://voyager.online/contract/0x02B5a8a11B5943F1736aF1CDAb313D36ffDb5786dFDB4bB2e92AE3Fc4d08a37F" xlink:type="simple">0x02B5a8a11B5943F1736aF1CDAb313D36ffDb5786dFDB4bB2e92AE3Fc4d08a37F</text:a></text:p>
          </table:table-cell>
          <table:table-cell office:value-type="string" calcext:value-type="string">
            <text:p>0.13396 ETH</text:p>
          </table:table-cell>
          <table:table-cell office:value-type="float" office:value="486" calcext:value-type="float">
            <text:p>486</text:p>
          </table:table-cell>
          <table:table-cell table:formula="of:=VALUE(SUBSTITUTE(MID([.C846];1;LEN([.C846])-4);&quot;.&quot;;&quot;,&quot;))" office:value-type="float" office:value="0.13396" calcext:value-type="float">
            <text:p>0,13396</text:p>
          </table:table-cell>
          <table:table-cell table:formula="of:=[.B846]" office:value-type="string" office:string-value="0x02B5a8a11B5943F1736aF1CDAb313D36ffDb5786dFDB4bB2e92AE3Fc4d08a37F" calcext:value-type="string">
            <text:p>0x02B5a8a11B5943F1736aF1CDAb313D36ffDb5786dFDB4bB2e92AE3Fc4d08a37F</text:p>
          </table:table-cell>
          <table:table-cell table:formula="of:=ROUNDUP([.E84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<text:a xlink:href="https://voyager.online/contract/0x0146Af6F17e6977476D2805F9a38Cf45f7f01fD19D78E22B0421db79cF4eD79a" xlink:type="simple">0x0146Af6F17e6977476D2805F9a38Cf45f7f01fD19D78E22B0421db79cF4eD79a</text:a></text:p>
          </table:table-cell>
          <table:table-cell office:value-type="string" calcext:value-type="string">
            <text:p>0.13386 ETH</text:p>
          </table:table-cell>
          <table:table-cell office:value-type="float" office:value="273" calcext:value-type="float">
            <text:p>273</text:p>
          </table:table-cell>
          <table:table-cell table:formula="of:=VALUE(SUBSTITUTE(MID([.C847];1;LEN([.C847])-4);&quot;.&quot;;&quot;,&quot;))" office:value-type="float" office:value="0.13386" calcext:value-type="float">
            <text:p>0,13386</text:p>
          </table:table-cell>
          <table:table-cell table:formula="of:=[.B847]" office:value-type="string" office:string-value="0x0146Af6F17e6977476D2805F9a38Cf45f7f01fD19D78E22B0421db79cF4eD79a" calcext:value-type="string">
            <text:p>0x0146Af6F17e6977476D2805F9a38Cf45f7f01fD19D78E22B0421db79cF4eD79a</text:p>
          </table:table-cell>
          <table:table-cell table:formula="of:=ROUNDUP([.E84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<text:a xlink:href="https://voyager.online/contract/0x031521586Da6fE0E1BbFAAa196C535b576DAb17167C55Fd478AaAC6625E21993" xlink:type="simple">0x031521586Da6fE0E1BbFAAa196C535b576DAb17167C55Fd478AaAC6625E21993</text:a></text:p>
          </table:table-cell>
          <table:table-cell office:value-type="string" calcext:value-type="string">
            <text:p>0.13379 ETH</text:p>
          </table:table-cell>
          <table:table-cell office:value-type="float" office:value="288" calcext:value-type="float">
            <text:p>288</text:p>
          </table:table-cell>
          <table:table-cell table:formula="of:=VALUE(SUBSTITUTE(MID([.C848];1;LEN([.C848])-4);&quot;.&quot;;&quot;,&quot;))" office:value-type="float" office:value="0.13379" calcext:value-type="float">
            <text:p>0,13379</text:p>
          </table:table-cell>
          <table:table-cell table:formula="of:=[.B848]" office:value-type="string" office:string-value="0x031521586Da6fE0E1BbFAAa196C535b576DAb17167C55Fd478AaAC6625E21993" calcext:value-type="string">
            <text:p>0x031521586Da6fE0E1BbFAAa196C535b576DAb17167C55Fd478AaAC6625E21993</text:p>
          </table:table-cell>
          <table:table-cell table:formula="of:=ROUNDUP([.E84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<text:a xlink:href="https://voyager.online/contract/0x0487788Cc0846Cf6f2D1a4C0E81F8a7D286C020304e90559D11ABE824aa3E9b7" xlink:type="simple">0x0487788Cc0846Cf6f2D1a4C0E81F8a7D286C020304e90559D11ABE824aa3E9b7</text:a></text:p>
          </table:table-cell>
          <table:table-cell office:value-type="string" calcext:value-type="string">
            <text:p>0.13378 ETH</text:p>
          </table:table-cell>
          <table:table-cell office:value-type="float" office:value="398" calcext:value-type="float">
            <text:p>398</text:p>
          </table:table-cell>
          <table:table-cell table:formula="of:=VALUE(SUBSTITUTE(MID([.C849];1;LEN([.C849])-4);&quot;.&quot;;&quot;,&quot;))" office:value-type="float" office:value="0.13378" calcext:value-type="float">
            <text:p>0,13378</text:p>
          </table:table-cell>
          <table:table-cell table:formula="of:=[.B849]" office:value-type="string" office:string-value="0x0487788Cc0846Cf6f2D1a4C0E81F8a7D286C020304e90559D11ABE824aa3E9b7" calcext:value-type="string">
            <text:p>0x0487788Cc0846Cf6f2D1a4C0E81F8a7D286C020304e90559D11ABE824aa3E9b7</text:p>
          </table:table-cell>
          <table:table-cell table:formula="of:=ROUNDUP([.E84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<text:a xlink:href="https://voyager.online/contract/0x0460F40B56facB566Fa3269Ccb89D8FE6c1B50E2ceCC47c660Be59F17D95CE5E" xlink:type="simple">0x0460F40B56facB566Fa3269Ccb89D8FE6c1B50E2ceCC47c660Be59F17D95CE5E</text:a></text:p>
          </table:table-cell>
          <table:table-cell office:value-type="string" calcext:value-type="string">
            <text:p>0.13359 ETH</text:p>
          </table:table-cell>
          <table:table-cell office:value-type="float" office:value="295" calcext:value-type="float">
            <text:p>295</text:p>
          </table:table-cell>
          <table:table-cell table:formula="of:=VALUE(SUBSTITUTE(MID([.C850];1;LEN([.C850])-4);&quot;.&quot;;&quot;,&quot;))" office:value-type="float" office:value="0.13359" calcext:value-type="float">
            <text:p>0,13359</text:p>
          </table:table-cell>
          <table:table-cell table:formula="of:=[.B850]" office:value-type="string" office:string-value="0x0460F40B56facB566Fa3269Ccb89D8FE6c1B50E2ceCC47c660Be59F17D95CE5E" calcext:value-type="string">
            <text:p>0x0460F40B56facB566Fa3269Ccb89D8FE6c1B50E2ceCC47c660Be59F17D95CE5E</text:p>
          </table:table-cell>
          <table:table-cell table:formula="of:=ROUNDUP([.E85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<text:a xlink:href="https://voyager.online/contract/0x01E611668ab8127a36B7f79b1bb6C292517F93E9c0f464B467ccC2475421f10A" xlink:type="simple">0x01E611668ab8127a36B7f79b1bb6C292517F93E9c0f464B467ccC2475421f10A</text:a></text:p>
          </table:table-cell>
          <table:table-cell office:value-type="string" calcext:value-type="string">
            <text:p>0.13346 ETH</text:p>
          </table:table-cell>
          <table:table-cell office:value-type="float" office:value="753" calcext:value-type="float">
            <text:p>753</text:p>
          </table:table-cell>
          <table:table-cell table:formula="of:=VALUE(SUBSTITUTE(MID([.C851];1;LEN([.C851])-4);&quot;.&quot;;&quot;,&quot;))" office:value-type="float" office:value="0.13346" calcext:value-type="float">
            <text:p>0,13346</text:p>
          </table:table-cell>
          <table:table-cell table:formula="of:=[.B851]" office:value-type="string" office:string-value="0x01E611668ab8127a36B7f79b1bb6C292517F93E9c0f464B467ccC2475421f10A" calcext:value-type="string">
            <text:p>0x01E611668ab8127a36B7f79b1bb6C292517F93E9c0f464B467ccC2475421f10A</text:p>
          </table:table-cell>
          <table:table-cell table:formula="of:=ROUNDUP([.E85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<text:a xlink:href="https://voyager.online/contract/0x0388C29f7bD669Ed5c3129aBcDa2Aa0725FAfE9372a9bBD91Ab6FB9eeb9D20c4" xlink:type="simple">0x0388C29f7bD669Ed5c3129aBcDa2Aa0725FAfE9372a9bBD91Ab6FB9eeb9D20c4</text:a></text:p>
          </table:table-cell>
          <table:table-cell office:value-type="string" calcext:value-type="string">
            <text:p>0.13340 ETH</text:p>
          </table:table-cell>
          <table:table-cell office:value-type="float" office:value="203" calcext:value-type="float">
            <text:p>203</text:p>
          </table:table-cell>
          <table:table-cell table:formula="of:=VALUE(SUBSTITUTE(MID([.C852];1;LEN([.C852])-4);&quot;.&quot;;&quot;,&quot;))" office:value-type="float" office:value="0.1334" calcext:value-type="float">
            <text:p>0,1334</text:p>
          </table:table-cell>
          <table:table-cell table:formula="of:=[.B852]" office:value-type="string" office:string-value="0x0388C29f7bD669Ed5c3129aBcDa2Aa0725FAfE9372a9bBD91Ab6FB9eeb9D20c4" calcext:value-type="string">
            <text:p>0x0388C29f7bD669Ed5c3129aBcDa2Aa0725FAfE9372a9bBD91Ab6FB9eeb9D20c4</text:p>
          </table:table-cell>
          <table:table-cell table:formula="of:=ROUNDUP([.E85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<text:a xlink:href="https://voyager.online/contract/0x044C3d55c9E07138fAfEaAa9d62c7cFF9A96F0dB082a55250D13E4de610f68C9" xlink:type="simple">0x044C3d55c9E07138fAfEaAa9d62c7cFF9A96F0dB082a55250D13E4de610f68C9</text:a></text:p>
          </table:table-cell>
          <table:table-cell office:value-type="string" calcext:value-type="string">
            <text:p>0.13340 ETH</text:p>
          </table:table-cell>
          <table:table-cell office:value-type="float" office:value="263" calcext:value-type="float">
            <text:p>263</text:p>
          </table:table-cell>
          <table:table-cell table:formula="of:=VALUE(SUBSTITUTE(MID([.C853];1;LEN([.C853])-4);&quot;.&quot;;&quot;,&quot;))" office:value-type="float" office:value="0.1334" calcext:value-type="float">
            <text:p>0,1334</text:p>
          </table:table-cell>
          <table:table-cell table:formula="of:=[.B853]" office:value-type="string" office:string-value="0x044C3d55c9E07138fAfEaAa9d62c7cFF9A96F0dB082a55250D13E4de610f68C9" calcext:value-type="string">
            <text:p>0x044C3d55c9E07138fAfEaAa9d62c7cFF9A96F0dB082a55250D13E4de610f68C9</text:p>
          </table:table-cell>
          <table:table-cell table:formula="of:=ROUNDUP([.E85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<text:a xlink:href="https://voyager.online/contract/0x021469E95d27EAb5478f9b99315d4E19177aF2B737a2Cb0F0E119DE997F2be66" xlink:type="simple">0x021469E95d27EAb5478f9b99315d4E19177aF2B737a2Cb0F0E119DE997F2be66</text:a></text:p>
          </table:table-cell>
          <table:table-cell office:value-type="string" calcext:value-type="string">
            <text:p>0.13328 ETH</text:p>
          </table:table-cell>
          <table:table-cell office:value-type="float" office:value="279" calcext:value-type="float">
            <text:p>279</text:p>
          </table:table-cell>
          <table:table-cell table:formula="of:=VALUE(SUBSTITUTE(MID([.C854];1;LEN([.C854])-4);&quot;.&quot;;&quot;,&quot;))" office:value-type="float" office:value="0.13328" calcext:value-type="float">
            <text:p>0,13328</text:p>
          </table:table-cell>
          <table:table-cell table:formula="of:=[.B854]" office:value-type="string" office:string-value="0x021469E95d27EAb5478f9b99315d4E19177aF2B737a2Cb0F0E119DE997F2be66" calcext:value-type="string">
            <text:p>0x021469E95d27EAb5478f9b99315d4E19177aF2B737a2Cb0F0E119DE997F2be66</text:p>
          </table:table-cell>
          <table:table-cell table:formula="of:=ROUNDUP([.E85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<text:a xlink:href="https://voyager.online/contract/0x03681Fa1193fC418eF1784c541911e8E4F9f5823Baa89734a98922457a573FF1" xlink:type="simple">0x03681Fa1193fC418eF1784c541911e8E4F9f5823Baa89734a98922457a573FF1</text:a></text:p>
          </table:table-cell>
          <table:table-cell office:value-type="string" calcext:value-type="string">
            <text:p>0.13328 ETH</text:p>
          </table:table-cell>
          <table:table-cell office:value-type="float" office:value="379" calcext:value-type="float">
            <text:p>379</text:p>
          </table:table-cell>
          <table:table-cell table:formula="of:=VALUE(SUBSTITUTE(MID([.C855];1;LEN([.C855])-4);&quot;.&quot;;&quot;,&quot;))" office:value-type="float" office:value="0.13328" calcext:value-type="float">
            <text:p>0,13328</text:p>
          </table:table-cell>
          <table:table-cell table:formula="of:=[.B855]" office:value-type="string" office:string-value="0x03681Fa1193fC418eF1784c541911e8E4F9f5823Baa89734a98922457a573FF1" calcext:value-type="string">
            <text:p>0x03681Fa1193fC418eF1784c541911e8E4F9f5823Baa89734a98922457a573FF1</text:p>
          </table:table-cell>
          <table:table-cell table:formula="of:=ROUNDUP([.E85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a xlink:href="https://voyager.online/contract/0x06551524021952a6dbdC515FbE2D5b5D7CC69D5dB3F7D6d5EdFF3Dd18837B7Ba" xlink:type="simple">0x06551524021952a6dbdC515FbE2D5b5D7CC69D5dB3F7D6d5EdFF3Dd18837B7Ba</text:a></text:p>
          </table:table-cell>
          <table:table-cell office:value-type="string" calcext:value-type="string">
            <text:p>0.13324 ETH</text:p>
          </table:table-cell>
          <table:table-cell office:value-type="float" office:value="308" calcext:value-type="float">
            <text:p>308</text:p>
          </table:table-cell>
          <table:table-cell table:formula="of:=VALUE(SUBSTITUTE(MID([.C856];1;LEN([.C856])-4);&quot;.&quot;;&quot;,&quot;))" office:value-type="float" office:value="0.13324" calcext:value-type="float">
            <text:p>0,13324</text:p>
          </table:table-cell>
          <table:table-cell table:formula="of:=[.B856]" office:value-type="string" office:string-value="0x06551524021952a6dbdC515FbE2D5b5D7CC69D5dB3F7D6d5EdFF3Dd18837B7Ba" calcext:value-type="string">
            <text:p>0x06551524021952a6dbdC515FbE2D5b5D7CC69D5dB3F7D6d5EdFF3Dd18837B7Ba</text:p>
          </table:table-cell>
          <table:table-cell table:formula="of:=ROUNDUP([.E85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<text:a xlink:href="https://voyager.online/contract/0x05B8CBa96bfB142b2af42eaba1f5f174027deB195a6CD19fFb93D1700E9E8212" xlink:type="simple">0x05B8CBa96bfB142b2af42eaba1f5f174027deB195a6CD19fFb93D1700E9E8212</text:a></text:p>
          </table:table-cell>
          <table:table-cell office:value-type="string" calcext:value-type="string">
            <text:p>0.13318 ETH</text:p>
          </table:table-cell>
          <table:table-cell office:value-type="float" office:value="406" calcext:value-type="float">
            <text:p>406</text:p>
          </table:table-cell>
          <table:table-cell table:formula="of:=VALUE(SUBSTITUTE(MID([.C857];1;LEN([.C857])-4);&quot;.&quot;;&quot;,&quot;))" office:value-type="float" office:value="0.13318" calcext:value-type="float">
            <text:p>0,13318</text:p>
          </table:table-cell>
          <table:table-cell table:formula="of:=[.B857]" office:value-type="string" office:string-value="0x05B8CBa96bfB142b2af42eaba1f5f174027deB195a6CD19fFb93D1700E9E8212" calcext:value-type="string">
            <text:p>0x05B8CBa96bfB142b2af42eaba1f5f174027deB195a6CD19fFb93D1700E9E8212</text:p>
          </table:table-cell>
          <table:table-cell table:formula="of:=ROUNDUP([.E85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a xlink:href="https://voyager.online/contract/0x03C4E8d261834e0C00e9A6DEAb863d943B50E03475118824Da8a71E6Bc5D6b13" xlink:type="simple">0x03C4E8d261834e0C00e9A6DEAb863d943B50E03475118824Da8a71E6Bc5D6b13</text:a></text:p>
          </table:table-cell>
          <table:table-cell office:value-type="string" calcext:value-type="string">
            <text:p>0.13313 ETH</text:p>
          </table:table-cell>
          <table:table-cell office:value-type="float" office:value="449" calcext:value-type="float">
            <text:p>449</text:p>
          </table:table-cell>
          <table:table-cell table:formula="of:=VALUE(SUBSTITUTE(MID([.C858];1;LEN([.C858])-4);&quot;.&quot;;&quot;,&quot;))" office:value-type="float" office:value="0.13313" calcext:value-type="float">
            <text:p>0,13313</text:p>
          </table:table-cell>
          <table:table-cell table:formula="of:=[.B858]" office:value-type="string" office:string-value="0x03C4E8d261834e0C00e9A6DEAb863d943B50E03475118824Da8a71E6Bc5D6b13" calcext:value-type="string">
            <text:p>0x03C4E8d261834e0C00e9A6DEAb863d943B50E03475118824Da8a71E6Bc5D6b13</text:p>
          </table:table-cell>
          <table:table-cell table:formula="of:=ROUNDUP([.E85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a xlink:href="https://voyager.online/contract/0x0379b96E09F031a80387BDE668845F126a21ed0e509C50175270EBA685760d95" xlink:type="simple">0x0379b96E09F031a80387BDE668845F126a21ed0e509C50175270EBA685760d95</text:a></text:p>
          </table:table-cell>
          <table:table-cell office:value-type="string" calcext:value-type="string">
            <text:p>0.13295 ETH</text:p>
          </table:table-cell>
          <table:table-cell office:value-type="float" office:value="362" calcext:value-type="float">
            <text:p>362</text:p>
          </table:table-cell>
          <table:table-cell table:formula="of:=VALUE(SUBSTITUTE(MID([.C859];1;LEN([.C859])-4);&quot;.&quot;;&quot;,&quot;))" office:value-type="float" office:value="0.13295" calcext:value-type="float">
            <text:p>0,13295</text:p>
          </table:table-cell>
          <table:table-cell table:formula="of:=[.B859]" office:value-type="string" office:string-value="0x0379b96E09F031a80387BDE668845F126a21ed0e509C50175270EBA685760d95" calcext:value-type="string">
            <text:p>0x0379b96E09F031a80387BDE668845F126a21ed0e509C50175270EBA685760d95</text:p>
          </table:table-cell>
          <table:table-cell table:formula="of:=ROUNDUP([.E85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<text:a xlink:href="https://voyager.online/contract/0x02eaf28d6CEfEA548B5C36C652De390641bE5E82fA561eAb77442b61aa8a3d44" xlink:type="simple">0x02eaf28d6CEfEA548B5C36C652De390641bE5E82fA561eAb77442b61aa8a3d44</text:a></text:p>
          </table:table-cell>
          <table:table-cell office:value-type="string" calcext:value-type="string">
            <text:p>0.13295 ETH</text:p>
          </table:table-cell>
          <table:table-cell office:value-type="float" office:value="405" calcext:value-type="float">
            <text:p>405</text:p>
          </table:table-cell>
          <table:table-cell table:formula="of:=VALUE(SUBSTITUTE(MID([.C860];1;LEN([.C860])-4);&quot;.&quot;;&quot;,&quot;))" office:value-type="float" office:value="0.13295" calcext:value-type="float">
            <text:p>0,13295</text:p>
          </table:table-cell>
          <table:table-cell table:formula="of:=[.B860]" office:value-type="string" office:string-value="0x02eaf28d6CEfEA548B5C36C652De390641bE5E82fA561eAb77442b61aa8a3d44" calcext:value-type="string">
            <text:p>0x02eaf28d6CEfEA548B5C36C652De390641bE5E82fA561eAb77442b61aa8a3d44</text:p>
          </table:table-cell>
          <table:table-cell table:formula="of:=ROUNDUP([.E86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<text:a xlink:href="https://voyager.online/contract/0x0135CCe628a30Db83990f370aA0228B400e9375bfDfF4905e4CBDCD13Cb20D97" xlink:type="simple">0x0135CCe628a30Db83990f370aA0228B400e9375bfDfF4905e4CBDCD13Cb20D97</text:a></text:p>
          </table:table-cell>
          <table:table-cell office:value-type="string" calcext:value-type="string">
            <text:p>0.13295 ETH</text:p>
          </table:table-cell>
          <table:table-cell office:value-type="float" office:value="320" calcext:value-type="float">
            <text:p>320</text:p>
          </table:table-cell>
          <table:table-cell table:formula="of:=VALUE(SUBSTITUTE(MID([.C861];1;LEN([.C861])-4);&quot;.&quot;;&quot;,&quot;))" office:value-type="float" office:value="0.13295" calcext:value-type="float">
            <text:p>0,13295</text:p>
          </table:table-cell>
          <table:table-cell table:formula="of:=[.B861]" office:value-type="string" office:string-value="0x0135CCe628a30Db83990f370aA0228B400e9375bfDfF4905e4CBDCD13Cb20D97" calcext:value-type="string">
            <text:p>0x0135CCe628a30Db83990f370aA0228B400e9375bfDfF4905e4CBDCD13Cb20D97</text:p>
          </table:table-cell>
          <table:table-cell table:formula="of:=ROUNDUP([.E86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a xlink:href="https://voyager.online/contract/0x059275e6cBB59E4a533ba927Dca3052231EBB4775Ef5bb092D9BcDEA4F1d04dD" xlink:type="simple">0x059275e6cBB59E4a533ba927Dca3052231EBB4775Ef5bb092D9BcDEA4F1d04dD</text:a></text:p>
          </table:table-cell>
          <table:table-cell office:value-type="string" calcext:value-type="string">
            <text:p>0.13291 ETH</text:p>
          </table:table-cell>
          <table:table-cell office:value-type="float" office:value="256" calcext:value-type="float">
            <text:p>256</text:p>
          </table:table-cell>
          <table:table-cell table:formula="of:=VALUE(SUBSTITUTE(MID([.C862];1;LEN([.C862])-4);&quot;.&quot;;&quot;,&quot;))" office:value-type="float" office:value="0.13291" calcext:value-type="float">
            <text:p>0,13291</text:p>
          </table:table-cell>
          <table:table-cell table:formula="of:=[.B862]" office:value-type="string" office:string-value="0x059275e6cBB59E4a533ba927Dca3052231EBB4775Ef5bb092D9BcDEA4F1d04dD" calcext:value-type="string">
            <text:p>0x059275e6cBB59E4a533ba927Dca3052231EBB4775Ef5bb092D9BcDEA4F1d04dD</text:p>
          </table:table-cell>
          <table:table-cell table:formula="of:=ROUNDUP([.E86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<text:a xlink:href="https://voyager.online/contract/0x0774Db92eb40C1eC9Ae74E09E74f1672F310Bf173182ecD16C67BF1b33E9BfdB" xlink:type="simple">0x0774Db92eb40C1eC9Ae74E09E74f1672F310Bf173182ecD16C67BF1b33E9BfdB</text:a></text:p>
          </table:table-cell>
          <table:table-cell office:value-type="string" calcext:value-type="string">
            <text:p>0.13288 ETH</text:p>
          </table:table-cell>
          <table:table-cell office:value-type="float" office:value="14" calcext:value-type="float">
            <text:p>14</text:p>
          </table:table-cell>
          <table:table-cell table:formula="of:=VALUE(SUBSTITUTE(MID([.C863];1;LEN([.C863])-4);&quot;.&quot;;&quot;,&quot;))" office:value-type="float" office:value="0.13288" calcext:value-type="float">
            <text:p>0,13288</text:p>
          </table:table-cell>
          <table:table-cell table:formula="of:=[.B863]" office:value-type="string" office:string-value="0x0774Db92eb40C1eC9Ae74E09E74f1672F310Bf173182ecD16C67BF1b33E9BfdB" calcext:value-type="string">
            <text:p>0x0774Db92eb40C1eC9Ae74E09E74f1672F310Bf173182ecD16C67BF1b33E9BfdB</text:p>
          </table:table-cell>
          <table:table-cell table:formula="of:=ROUNDUP([.E86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<text:a xlink:href="https://voyager.online/contract/0x01558BEEA1b77EFa21d82c635b7540c75B88Cc5Dc777E79871BeBDe413438d12" xlink:type="simple">0x01558BEEA1b77EFa21d82c635b7540c75B88Cc5Dc777E79871BeBDe413438d12</text:a></text:p>
          </table:table-cell>
          <table:table-cell office:value-type="string" calcext:value-type="string">
            <text:p>0.13283 ETH</text:p>
          </table:table-cell>
          <table:table-cell office:value-type="float" office:value="175" calcext:value-type="float">
            <text:p>175</text:p>
          </table:table-cell>
          <table:table-cell table:formula="of:=VALUE(SUBSTITUTE(MID([.C864];1;LEN([.C864])-4);&quot;.&quot;;&quot;,&quot;))" office:value-type="float" office:value="0.13283" calcext:value-type="float">
            <text:p>0,13283</text:p>
          </table:table-cell>
          <table:table-cell table:formula="of:=[.B864]" office:value-type="string" office:string-value="0x01558BEEA1b77EFa21d82c635b7540c75B88Cc5Dc777E79871BeBDe413438d12" calcext:value-type="string">
            <text:p>0x01558BEEA1b77EFa21d82c635b7540c75B88Cc5Dc777E79871BeBDe413438d12</text:p>
          </table:table-cell>
          <table:table-cell table:formula="of:=ROUNDUP([.E86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<text:a xlink:href="https://voyager.online/contract/0x07ab27902f8C50Ad57F6fc92FeBeE2440131B8525EE95A7468686E1A8a60919D" xlink:type="simple">0x07ab27902f8C50Ad57F6fc92FeBeE2440131B8525EE95A7468686E1A8a60919D</text:a></text:p>
          </table:table-cell>
          <table:table-cell office:value-type="string" calcext:value-type="string">
            <text:p>0.13279 ETH</text:p>
          </table:table-cell>
          <table:table-cell office:value-type="float" office:value="375" calcext:value-type="float">
            <text:p>375</text:p>
          </table:table-cell>
          <table:table-cell table:formula="of:=VALUE(SUBSTITUTE(MID([.C865];1;LEN([.C865])-4);&quot;.&quot;;&quot;,&quot;))" office:value-type="float" office:value="0.13279" calcext:value-type="float">
            <text:p>0,13279</text:p>
          </table:table-cell>
          <table:table-cell table:formula="of:=[.B865]" office:value-type="string" office:string-value="0x07ab27902f8C50Ad57F6fc92FeBeE2440131B8525EE95A7468686E1A8a60919D" calcext:value-type="string">
            <text:p>0x07ab27902f8C50Ad57F6fc92FeBeE2440131B8525EE95A7468686E1A8a60919D</text:p>
          </table:table-cell>
          <table:table-cell table:formula="of:=ROUNDUP([.E86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<text:a xlink:href="https://voyager.online/contract/0x040bD5A8A1603347037d6A2a5025Fc8776D46d04150a2208f4554EEd85B85993" xlink:type="simple">0x040bD5A8A1603347037d6A2a5025Fc8776D46d04150a2208f4554EEd85B85993</text:a></text:p>
          </table:table-cell>
          <table:table-cell office:value-type="string" calcext:value-type="string">
            <text:p>0.13266 ETH</text:p>
          </table:table-cell>
          <table:table-cell office:value-type="float" office:value="348" calcext:value-type="float">
            <text:p>348</text:p>
          </table:table-cell>
          <table:table-cell table:formula="of:=VALUE(SUBSTITUTE(MID([.C866];1;LEN([.C866])-4);&quot;.&quot;;&quot;,&quot;))" office:value-type="float" office:value="0.13266" calcext:value-type="float">
            <text:p>0,13266</text:p>
          </table:table-cell>
          <table:table-cell table:formula="of:=[.B866]" office:value-type="string" office:string-value="0x040bD5A8A1603347037d6A2a5025Fc8776D46d04150a2208f4554EEd85B85993" calcext:value-type="string">
            <text:p>0x040bD5A8A1603347037d6A2a5025Fc8776D46d04150a2208f4554EEd85B85993</text:p>
          </table:table-cell>
          <table:table-cell table:formula="of:=ROUNDUP([.E86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<text:a xlink:href="https://voyager.online/contract/0x07a405163822f7227Acd9079335924519097bA7e993EE00D9ae4A7F490d98c81" xlink:type="simple">0x07a405163822f7227Acd9079335924519097bA7e993EE00D9ae4A7F490d98c81</text:a></text:p>
          </table:table-cell>
          <table:table-cell office:value-type="string" calcext:value-type="string">
            <text:p>0.13260 ETH</text:p>
          </table:table-cell>
          <table:table-cell office:value-type="float" office:value="311" calcext:value-type="float">
            <text:p>311</text:p>
          </table:table-cell>
          <table:table-cell table:formula="of:=VALUE(SUBSTITUTE(MID([.C867];1;LEN([.C867])-4);&quot;.&quot;;&quot;,&quot;))" office:value-type="float" office:value="0.1326" calcext:value-type="float">
            <text:p>0,1326</text:p>
          </table:table-cell>
          <table:table-cell table:formula="of:=[.B867]" office:value-type="string" office:string-value="0x07a405163822f7227Acd9079335924519097bA7e993EE00D9ae4A7F490d98c81" calcext:value-type="string">
            <text:p>0x07a405163822f7227Acd9079335924519097bA7e993EE00D9ae4A7F490d98c81</text:p>
          </table:table-cell>
          <table:table-cell table:formula="of:=ROUNDUP([.E86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<text:a xlink:href="https://voyager.online/contract/0x029e00eD8dD07EEe5Bf25777ae8D54a7305cd12000D8a74337b40EE54FC219C6" xlink:type="simple">0x029e00eD8dD07EEe5Bf25777ae8D54a7305cd12000D8a74337b40EE54FC219C6</text:a></text:p>
          </table:table-cell>
          <table:table-cell office:value-type="string" calcext:value-type="string">
            <text:p>0.13260 ETH</text:p>
          </table:table-cell>
          <table:table-cell office:value-type="float" office:value="417" calcext:value-type="float">
            <text:p>417</text:p>
          </table:table-cell>
          <table:table-cell table:formula="of:=VALUE(SUBSTITUTE(MID([.C868];1;LEN([.C868])-4);&quot;.&quot;;&quot;,&quot;))" office:value-type="float" office:value="0.1326" calcext:value-type="float">
            <text:p>0,1326</text:p>
          </table:table-cell>
          <table:table-cell table:formula="of:=[.B868]" office:value-type="string" office:string-value="0x029e00eD8dD07EEe5Bf25777ae8D54a7305cd12000D8a74337b40EE54FC219C6" calcext:value-type="string">
            <text:p>0x029e00eD8dD07EEe5Bf25777ae8D54a7305cd12000D8a74337b40EE54FC219C6</text:p>
          </table:table-cell>
          <table:table-cell table:formula="of:=ROUNDUP([.E86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a xlink:href="https://voyager.online/contract/0x046D3D707dbF973996E53Fc97d0033C10A4F7C382b6d58Bda8154d46cA1962c8" xlink:type="simple">0x046D3D707dbF973996E53Fc97d0033C10A4F7C382b6d58Bda8154d46cA1962c8</text:a></text:p>
          </table:table-cell>
          <table:table-cell office:value-type="string" calcext:value-type="string">
            <text:p>0.13255 ETH</text:p>
          </table:table-cell>
          <table:table-cell office:value-type="float" office:value="828" calcext:value-type="float">
            <text:p>828</text:p>
          </table:table-cell>
          <table:table-cell table:formula="of:=VALUE(SUBSTITUTE(MID([.C869];1;LEN([.C869])-4);&quot;.&quot;;&quot;,&quot;))" office:value-type="float" office:value="0.13255" calcext:value-type="float">
            <text:p>0,13255</text:p>
          </table:table-cell>
          <table:table-cell table:formula="of:=[.B869]" office:value-type="string" office:string-value="0x046D3D707dbF973996E53Fc97d0033C10A4F7C382b6d58Bda8154d46cA1962c8" calcext:value-type="string">
            <text:p>0x046D3D707dbF973996E53Fc97d0033C10A4F7C382b6d58Bda8154d46cA1962c8</text:p>
          </table:table-cell>
          <table:table-cell table:formula="of:=ROUNDUP([.E86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<text:a xlink:href="https://voyager.online/contract/0x06c6a9710DbF9B0bD1aE0B3fCaE680eB765f758aFECA73A1D8916341Fca40406" xlink:type="simple">0x06c6a9710DbF9B0bD1aE0B3fCaE680eB765f758aFECA73A1D8916341Fca40406</text:a></text:p>
          </table:table-cell>
          <table:table-cell office:value-type="string" calcext:value-type="string">
            <text:p>0.13253 ETH</text:p>
          </table:table-cell>
          <table:table-cell office:value-type="float" office:value="257" calcext:value-type="float">
            <text:p>257</text:p>
          </table:table-cell>
          <table:table-cell table:formula="of:=VALUE(SUBSTITUTE(MID([.C870];1;LEN([.C870])-4);&quot;.&quot;;&quot;,&quot;))" office:value-type="float" office:value="0.13253" calcext:value-type="float">
            <text:p>0,13253</text:p>
          </table:table-cell>
          <table:table-cell table:formula="of:=[.B870]" office:value-type="string" office:string-value="0x06c6a9710DbF9B0bD1aE0B3fCaE680eB765f758aFECA73A1D8916341Fca40406" calcext:value-type="string">
            <text:p>0x06c6a9710DbF9B0bD1aE0B3fCaE680eB765f758aFECA73A1D8916341Fca40406</text:p>
          </table:table-cell>
          <table:table-cell table:formula="of:=ROUNDUP([.E87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a xlink:href="https://voyager.online/contract/0x058E25e0563b7e16bca9A15D8B3a1dE6f00b77BC50d20ccB3Ee96764235f2FE6" xlink:type="simple">0x058E25e0563b7e16bca9A15D8B3a1dE6f00b77BC50d20ccB3Ee96764235f2FE6</text:a></text:p>
          </table:table-cell>
          <table:table-cell office:value-type="string" calcext:value-type="string">
            <text:p>0.13246 ETH</text:p>
          </table:table-cell>
          <table:table-cell office:value-type="float" office:value="284" calcext:value-type="float">
            <text:p>284</text:p>
          </table:table-cell>
          <table:table-cell table:formula="of:=VALUE(SUBSTITUTE(MID([.C871];1;LEN([.C871])-4);&quot;.&quot;;&quot;,&quot;))" office:value-type="float" office:value="0.13246" calcext:value-type="float">
            <text:p>0,13246</text:p>
          </table:table-cell>
          <table:table-cell table:formula="of:=[.B871]" office:value-type="string" office:string-value="0x058E25e0563b7e16bca9A15D8B3a1dE6f00b77BC50d20ccB3Ee96764235f2FE6" calcext:value-type="string">
            <text:p>0x058E25e0563b7e16bca9A15D8B3a1dE6f00b77BC50d20ccB3Ee96764235f2FE6</text:p>
          </table:table-cell>
          <table:table-cell table:formula="of:=ROUNDUP([.E87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<text:a xlink:href="https://voyager.online/contract/0x05Fe4Fedf8572352ec7daA5E0C4aEF45698b70256CcD0fB743F22543Ff71c9AF" xlink:type="simple">0x05Fe4Fedf8572352ec7daA5E0C4aEF45698b70256CcD0fB743F22543Ff71c9AF</text:a></text:p>
          </table:table-cell>
          <table:table-cell office:value-type="string" calcext:value-type="string">
            <text:p>0.13245 ETH</text:p>
          </table:table-cell>
          <table:table-cell office:value-type="float" office:value="325" calcext:value-type="float">
            <text:p>325</text:p>
          </table:table-cell>
          <table:table-cell table:formula="of:=VALUE(SUBSTITUTE(MID([.C872];1;LEN([.C872])-4);&quot;.&quot;;&quot;,&quot;))" office:value-type="float" office:value="0.13245" calcext:value-type="float">
            <text:p>0,13245</text:p>
          </table:table-cell>
          <table:table-cell table:formula="of:=[.B872]" office:value-type="string" office:string-value="0x05Fe4Fedf8572352ec7daA5E0C4aEF45698b70256CcD0fB743F22543Ff71c9AF" calcext:value-type="string">
            <text:p>0x05Fe4Fedf8572352ec7daA5E0C4aEF45698b70256CcD0fB743F22543Ff71c9AF</text:p>
          </table:table-cell>
          <table:table-cell table:formula="of:=ROUNDUP([.E87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a xlink:href="https://voyager.online/contract/0x01C70D3baB5DB43B6A74b62Ed2dF6DF58cE787f2f710d474faB75101dE0D622a" xlink:type="simple">0x01C70D3baB5DB43B6A74b62Ed2dF6DF58cE787f2f710d474faB75101dE0D622a</text:a></text:p>
          </table:table-cell>
          <table:table-cell office:value-type="string" calcext:value-type="string">
            <text:p>0.13243 ETH</text:p>
          </table:table-cell>
          <table:table-cell office:value-type="float" office:value="372" calcext:value-type="float">
            <text:p>372</text:p>
          </table:table-cell>
          <table:table-cell table:formula="of:=VALUE(SUBSTITUTE(MID([.C873];1;LEN([.C873])-4);&quot;.&quot;;&quot;,&quot;))" office:value-type="float" office:value="0.13243" calcext:value-type="float">
            <text:p>0,13243</text:p>
          </table:table-cell>
          <table:table-cell table:formula="of:=[.B873]" office:value-type="string" office:string-value="0x01C70D3baB5DB43B6A74b62Ed2dF6DF58cE787f2f710d474faB75101dE0D622a" calcext:value-type="string">
            <text:p>0x01C70D3baB5DB43B6A74b62Ed2dF6DF58cE787f2f710d474faB75101dE0D622a</text:p>
          </table:table-cell>
          <table:table-cell table:formula="of:=ROUNDUP([.E87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a xlink:href="https://voyager.online/contract/0x06bB5B7F8f597Cda2090Fb0dfaC274beBb24301FA09f03Fec86B3D5632E22F44" xlink:type="simple">0x06bB5B7F8f597Cda2090Fb0dfaC274beBb24301FA09f03Fec86B3D5632E22F44</text:a></text:p>
          </table:table-cell>
          <table:table-cell office:value-type="string" calcext:value-type="string">
            <text:p>0.13232 ETH</text:p>
          </table:table-cell>
          <table:table-cell office:value-type="float" office:value="387" calcext:value-type="float">
            <text:p>387</text:p>
          </table:table-cell>
          <table:table-cell table:formula="of:=VALUE(SUBSTITUTE(MID([.C874];1;LEN([.C874])-4);&quot;.&quot;;&quot;,&quot;))" office:value-type="float" office:value="0.13232" calcext:value-type="float">
            <text:p>0,13232</text:p>
          </table:table-cell>
          <table:table-cell table:formula="of:=[.B874]" office:value-type="string" office:string-value="0x06bB5B7F8f597Cda2090Fb0dfaC274beBb24301FA09f03Fec86B3D5632E22F44" calcext:value-type="string">
            <text:p>0x06bB5B7F8f597Cda2090Fb0dfaC274beBb24301FA09f03Fec86B3D5632E22F44</text:p>
          </table:table-cell>
          <table:table-cell table:formula="of:=ROUNDUP([.E87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<text:a xlink:href="https://voyager.online/contract/0x07CFbFa28Db9E93008d59750030d8B6C75F166f2B3F55Cf7eab5DcA8032295c0" xlink:type="simple">0x07CFbFa28Db9E93008d59750030d8B6C75F166f2B3F55Cf7eab5DcA8032295c0</text:a></text:p>
          </table:table-cell>
          <table:table-cell office:value-type="string" calcext:value-type="string">
            <text:p>0.13222 ETH</text:p>
          </table:table-cell>
          <table:table-cell office:value-type="float" office:value="242" calcext:value-type="float">
            <text:p>242</text:p>
          </table:table-cell>
          <table:table-cell table:formula="of:=VALUE(SUBSTITUTE(MID([.C875];1;LEN([.C875])-4);&quot;.&quot;;&quot;,&quot;))" office:value-type="float" office:value="0.13222" calcext:value-type="float">
            <text:p>0,13222</text:p>
          </table:table-cell>
          <table:table-cell table:formula="of:=[.B875]" office:value-type="string" office:string-value="0x07CFbFa28Db9E93008d59750030d8B6C75F166f2B3F55Cf7eab5DcA8032295c0" calcext:value-type="string">
            <text:p>0x07CFbFa28Db9E93008d59750030d8B6C75F166f2B3F55Cf7eab5DcA8032295c0</text:p>
          </table:table-cell>
          <table:table-cell table:formula="of:=ROUNDUP([.E87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a xlink:href="https://voyager.online/contract/0x025c0b0697183188F576cfBf671E34D56B93C524c654e161A2D7C83B036c5e03" xlink:type="simple">0x025c0b0697183188F576cfBf671E34D56B93C524c654e161A2D7C83B036c5e03</text:a></text:p>
          </table:table-cell>
          <table:table-cell office:value-type="string" calcext:value-type="string">
            <text:p>0.13221 ETH</text:p>
          </table:table-cell>
          <table:table-cell office:value-type="float" office:value="453" calcext:value-type="float">
            <text:p>453</text:p>
          </table:table-cell>
          <table:table-cell table:formula="of:=VALUE(SUBSTITUTE(MID([.C876];1;LEN([.C876])-4);&quot;.&quot;;&quot;,&quot;))" office:value-type="float" office:value="0.13221" calcext:value-type="float">
            <text:p>0,13221</text:p>
          </table:table-cell>
          <table:table-cell table:formula="of:=[.B876]" office:value-type="string" office:string-value="0x025c0b0697183188F576cfBf671E34D56B93C524c654e161A2D7C83B036c5e03" calcext:value-type="string">
            <text:p>0x025c0b0697183188F576cfBf671E34D56B93C524c654e161A2D7C83B036c5e03</text:p>
          </table:table-cell>
          <table:table-cell table:formula="of:=ROUNDUP([.E87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<text:a xlink:href="https://voyager.online/contract/0x031b5173E959c9Fc486698EFeeab2bD0de97722e2F327e9248F29635B5349006" xlink:type="simple">0x031b5173E959c9Fc486698EFeeab2bD0de97722e2F327e9248F29635B5349006</text:a></text:p>
          </table:table-cell>
          <table:table-cell office:value-type="string" calcext:value-type="string">
            <text:p>0.13213 ETH</text:p>
          </table:table-cell>
          <table:table-cell office:value-type="float" office:value="514" calcext:value-type="float">
            <text:p>514</text:p>
          </table:table-cell>
          <table:table-cell table:formula="of:=VALUE(SUBSTITUTE(MID([.C877];1;LEN([.C877])-4);&quot;.&quot;;&quot;,&quot;))" office:value-type="float" office:value="0.13213" calcext:value-type="float">
            <text:p>0,13213</text:p>
          </table:table-cell>
          <table:table-cell table:formula="of:=[.B877]" office:value-type="string" office:string-value="0x031b5173E959c9Fc486698EFeeab2bD0de97722e2F327e9248F29635B5349006" calcext:value-type="string">
            <text:p>0x031b5173E959c9Fc486698EFeeab2bD0de97722e2F327e9248F29635B5349006</text:p>
          </table:table-cell>
          <table:table-cell table:formula="of:=ROUNDUP([.E87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a xlink:href="https://voyager.online/contract/0x03477570ef348454394Db2381fd252Fa3ECB249253246D1De0DFf5583798DA15" xlink:type="simple">0x03477570ef348454394Db2381fd252Fa3ECB249253246D1De0DFf5583798DA15</text:a></text:p>
          </table:table-cell>
          <table:table-cell office:value-type="string" calcext:value-type="string">
            <text:p>0.13212 ETH</text:p>
          </table:table-cell>
          <table:table-cell office:value-type="float" office:value="307" calcext:value-type="float">
            <text:p>307</text:p>
          </table:table-cell>
          <table:table-cell table:formula="of:=VALUE(SUBSTITUTE(MID([.C878];1;LEN([.C878])-4);&quot;.&quot;;&quot;,&quot;))" office:value-type="float" office:value="0.13212" calcext:value-type="float">
            <text:p>0,13212</text:p>
          </table:table-cell>
          <table:table-cell table:formula="of:=[.B878]" office:value-type="string" office:string-value="0x03477570ef348454394Db2381fd252Fa3ECB249253246D1De0DFf5583798DA15" calcext:value-type="string">
            <text:p>0x03477570ef348454394Db2381fd252Fa3ECB249253246D1De0DFf5583798DA15</text:p>
          </table:table-cell>
          <table:table-cell table:formula="of:=ROUNDUP([.E87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a xlink:href="https://voyager.online/contract/0x0548A097E9F822b2AF3Ebf7b611E3B0d22283530d9c3ce1e524d5eC87Fb9848c" xlink:type="simple">0x0548A097E9F822b2AF3Ebf7b611E3B0d22283530d9c3ce1e524d5eC87Fb9848c</text:a></text:p>
          </table:table-cell>
          <table:table-cell office:value-type="string" calcext:value-type="string">
            <text:p>0.13205 ETH</text:p>
          </table:table-cell>
          <table:table-cell office:value-type="float" office:value="331" calcext:value-type="float">
            <text:p>331</text:p>
          </table:table-cell>
          <table:table-cell table:formula="of:=VALUE(SUBSTITUTE(MID([.C879];1;LEN([.C879])-4);&quot;.&quot;;&quot;,&quot;))" office:value-type="float" office:value="0.13205" calcext:value-type="float">
            <text:p>0,13205</text:p>
          </table:table-cell>
          <table:table-cell table:formula="of:=[.B879]" office:value-type="string" office:string-value="0x0548A097E9F822b2AF3Ebf7b611E3B0d22283530d9c3ce1e524d5eC87Fb9848c" calcext:value-type="string">
            <text:p>0x0548A097E9F822b2AF3Ebf7b611E3B0d22283530d9c3ce1e524d5eC87Fb9848c</text:p>
          </table:table-cell>
          <table:table-cell table:formula="of:=ROUNDUP([.E87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<text:a xlink:href="https://voyager.online/contract/0x042772A2696f367bd1E2AE453D8302326461fbc69f6813B5Bd99355F024852ff" xlink:type="simple">0x042772A2696f367bd1E2AE453D8302326461fbc69f6813B5Bd99355F024852ff</text:a></text:p>
          </table:table-cell>
          <table:table-cell office:value-type="string" calcext:value-type="string">
            <text:p>0.13197 ETH</text:p>
          </table:table-cell>
          <table:table-cell office:value-type="float" office:value="291" calcext:value-type="float">
            <text:p>291</text:p>
          </table:table-cell>
          <table:table-cell table:formula="of:=VALUE(SUBSTITUTE(MID([.C880];1;LEN([.C880])-4);&quot;.&quot;;&quot;,&quot;))" office:value-type="float" office:value="0.13197" calcext:value-type="float">
            <text:p>0,13197</text:p>
          </table:table-cell>
          <table:table-cell table:formula="of:=[.B880]" office:value-type="string" office:string-value="0x042772A2696f367bd1E2AE453D8302326461fbc69f6813B5Bd99355F024852ff" calcext:value-type="string">
            <text:p>0x042772A2696f367bd1E2AE453D8302326461fbc69f6813B5Bd99355F024852ff</text:p>
          </table:table-cell>
          <table:table-cell table:formula="of:=ROUNDUP([.E88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<text:a xlink:href="https://voyager.online/contract/0x01612dEDBdd5AfA66A84E3b5097912955C59a2cF1F82713b63629c28eA136F4C" xlink:type="simple">0x01612dEDBdd5AfA66A84E3b5097912955C59a2cF1F82713b63629c28eA136F4C</text:a></text:p>
          </table:table-cell>
          <table:table-cell office:value-type="string" calcext:value-type="string">
            <text:p>0.13184 ETH</text:p>
          </table:table-cell>
          <table:table-cell office:value-type="float" office:value="325" calcext:value-type="float">
            <text:p>325</text:p>
          </table:table-cell>
          <table:table-cell table:formula="of:=VALUE(SUBSTITUTE(MID([.C881];1;LEN([.C881])-4);&quot;.&quot;;&quot;,&quot;))" office:value-type="float" office:value="0.13184" calcext:value-type="float">
            <text:p>0,13184</text:p>
          </table:table-cell>
          <table:table-cell table:formula="of:=[.B881]" office:value-type="string" office:string-value="0x01612dEDBdd5AfA66A84E3b5097912955C59a2cF1F82713b63629c28eA136F4C" calcext:value-type="string">
            <text:p>0x01612dEDBdd5AfA66A84E3b5097912955C59a2cF1F82713b63629c28eA136F4C</text:p>
          </table:table-cell>
          <table:table-cell table:formula="of:=ROUNDUP([.E88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a xlink:href="https://voyager.online/contract/0x07e66d041d25d3100405515d9c35efed259E1903AcD3bE749621aaBd236F64e1" xlink:type="simple">0x07e66d041d25d3100405515d9c35efed259E1903AcD3bE749621aaBd236F64e1</text:a></text:p>
          </table:table-cell>
          <table:table-cell office:value-type="string" calcext:value-type="string">
            <text:p>0.13184 ETH</text:p>
          </table:table-cell>
          <table:table-cell office:value-type="float" office:value="195" calcext:value-type="float">
            <text:p>195</text:p>
          </table:table-cell>
          <table:table-cell table:formula="of:=VALUE(SUBSTITUTE(MID([.C882];1;LEN([.C882])-4);&quot;.&quot;;&quot;,&quot;))" office:value-type="float" office:value="0.13184" calcext:value-type="float">
            <text:p>0,13184</text:p>
          </table:table-cell>
          <table:table-cell table:formula="of:=[.B882]" office:value-type="string" office:string-value="0x07e66d041d25d3100405515d9c35efed259E1903AcD3bE749621aaBd236F64e1" calcext:value-type="string">
            <text:p>0x07e66d041d25d3100405515d9c35efed259E1903AcD3bE749621aaBd236F64e1</text:p>
          </table:table-cell>
          <table:table-cell table:formula="of:=ROUNDUP([.E88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a xlink:href="https://voyager.online/contract/0x02323f32313C875a6c0998051a36fCCDFb68533650CFA59978347a2599f0345D" xlink:type="simple">0x02323f32313C875a6c0998051a36fCCDFb68533650CFA59978347a2599f0345D</text:a></text:p>
          </table:table-cell>
          <table:table-cell office:value-type="string" calcext:value-type="string">
            <text:p>0.13182 ETH</text:p>
          </table:table-cell>
          <table:table-cell office:value-type="float" office:value="417" calcext:value-type="float">
            <text:p>417</text:p>
          </table:table-cell>
          <table:table-cell table:formula="of:=VALUE(SUBSTITUTE(MID([.C883];1;LEN([.C883])-4);&quot;.&quot;;&quot;,&quot;))" office:value-type="float" office:value="0.13182" calcext:value-type="float">
            <text:p>0,13182</text:p>
          </table:table-cell>
          <table:table-cell table:formula="of:=[.B883]" office:value-type="string" office:string-value="0x02323f32313C875a6c0998051a36fCCDFb68533650CFA59978347a2599f0345D" calcext:value-type="string">
            <text:p>0x02323f32313C875a6c0998051a36fCCDFb68533650CFA59978347a2599f0345D</text:p>
          </table:table-cell>
          <table:table-cell table:formula="of:=ROUNDUP([.E88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a xlink:href="https://voyager.online/contract/0x040c6B395AbfdcB42E3bD06664029e3f87a183a91dcd5DdAeA925a850E8FB2Ef" xlink:type="simple">0x040c6B395AbfdcB42E3bD06664029e3f87a183a91dcd5DdAeA925a850E8FB2Ef</text:a></text:p>
          </table:table-cell>
          <table:table-cell office:value-type="string" calcext:value-type="string">
            <text:p>0.13173 ETH</text:p>
          </table:table-cell>
          <table:table-cell office:value-type="float" office:value="468" calcext:value-type="float">
            <text:p>468</text:p>
          </table:table-cell>
          <table:table-cell table:formula="of:=VALUE(SUBSTITUTE(MID([.C884];1;LEN([.C884])-4);&quot;.&quot;;&quot;,&quot;))" office:value-type="float" office:value="0.13173" calcext:value-type="float">
            <text:p>0,13173</text:p>
          </table:table-cell>
          <table:table-cell table:formula="of:=[.B884]" office:value-type="string" office:string-value="0x040c6B395AbfdcB42E3bD06664029e3f87a183a91dcd5DdAeA925a850E8FB2Ef" calcext:value-type="string">
            <text:p>0x040c6B395AbfdcB42E3bD06664029e3f87a183a91dcd5DdAeA925a850E8FB2Ef</text:p>
          </table:table-cell>
          <table:table-cell table:formula="of:=ROUNDUP([.E88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a xlink:href="https://voyager.online/contract/0x04D794393FE5934cB63dFa56731085610fb1272c4C4302e01c9e38E561f2f534" xlink:type="simple">0x04D794393FE5934cB63dFa56731085610fb1272c4C4302e01c9e38E561f2f534</text:a></text:p>
          </table:table-cell>
          <table:table-cell office:value-type="string" calcext:value-type="string">
            <text:p>0.13171 ETH</text:p>
          </table:table-cell>
          <table:table-cell office:value-type="float" office:value="275" calcext:value-type="float">
            <text:p>275</text:p>
          </table:table-cell>
          <table:table-cell table:formula="of:=VALUE(SUBSTITUTE(MID([.C885];1;LEN([.C885])-4);&quot;.&quot;;&quot;,&quot;))" office:value-type="float" office:value="0.13171" calcext:value-type="float">
            <text:p>0,13171</text:p>
          </table:table-cell>
          <table:table-cell table:formula="of:=[.B885]" office:value-type="string" office:string-value="0x04D794393FE5934cB63dFa56731085610fb1272c4C4302e01c9e38E561f2f534" calcext:value-type="string">
            <text:p>0x04D794393FE5934cB63dFa56731085610fb1272c4C4302e01c9e38E561f2f534</text:p>
          </table:table-cell>
          <table:table-cell table:formula="of:=ROUNDUP([.E88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<text:a xlink:href="https://voyager.online/contract/0x07B9099D576d16F150c7839dDEE9F2fea2fDf9316be5940A803512fb318e889f" xlink:type="simple">0x07B9099D576d16F150c7839dDEE9F2fea2fDf9316be5940A803512fb318e889f</text:a></text:p>
          </table:table-cell>
          <table:table-cell office:value-type="string" calcext:value-type="string">
            <text:p>0.13169 ETH</text:p>
          </table:table-cell>
          <table:table-cell office:value-type="float" office:value="509" calcext:value-type="float">
            <text:p>509</text:p>
          </table:table-cell>
          <table:table-cell table:formula="of:=VALUE(SUBSTITUTE(MID([.C886];1;LEN([.C886])-4);&quot;.&quot;;&quot;,&quot;))" office:value-type="float" office:value="0.13169" calcext:value-type="float">
            <text:p>0,13169</text:p>
          </table:table-cell>
          <table:table-cell table:formula="of:=[.B886]" office:value-type="string" office:string-value="0x07B9099D576d16F150c7839dDEE9F2fea2fDf9316be5940A803512fb318e889f" calcext:value-type="string">
            <text:p>0x07B9099D576d16F150c7839dDEE9F2fea2fDf9316be5940A803512fb318e889f</text:p>
          </table:table-cell>
          <table:table-cell table:formula="of:=ROUNDUP([.E88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a xlink:href="https://voyager.online/contract/0x0385a894EfC5bB761220b04e8F09A6A995BA323C53B92D511A795Ca5DFDcBcE1" xlink:type="simple">0x0385a894EfC5bB761220b04e8F09A6A995BA323C53B92D511A795Ca5DFDcBcE1</text:a></text:p>
          </table:table-cell>
          <table:table-cell office:value-type="string" calcext:value-type="string">
            <text:p>0.13155 ETH</text:p>
          </table:table-cell>
          <table:table-cell office:value-type="float" office:value="346" calcext:value-type="float">
            <text:p>346</text:p>
          </table:table-cell>
          <table:table-cell table:formula="of:=VALUE(SUBSTITUTE(MID([.C887];1;LEN([.C887])-4);&quot;.&quot;;&quot;,&quot;))" office:value-type="float" office:value="0.13155" calcext:value-type="float">
            <text:p>0,13155</text:p>
          </table:table-cell>
          <table:table-cell table:formula="of:=[.B887]" office:value-type="string" office:string-value="0x0385a894EfC5bB761220b04e8F09A6A995BA323C53B92D511A795Ca5DFDcBcE1" calcext:value-type="string">
            <text:p>0x0385a894EfC5bB761220b04e8F09A6A995BA323C53B92D511A795Ca5DFDcBcE1</text:p>
          </table:table-cell>
          <table:table-cell table:formula="of:=ROUNDUP([.E88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<text:a xlink:href="https://voyager.online/contract/0x06CC366B3aD69B69E5DbC3ac77c3711FbdC765e2cc297F3De3fF5a0Af5c7A829" xlink:type="simple">0x06CC366B3aD69B69E5DbC3ac77c3711FbdC765e2cc297F3De3fF5a0Af5c7A829</text:a></text:p>
          </table:table-cell>
          <table:table-cell office:value-type="string" calcext:value-type="string">
            <text:p>0.13136 ETH</text:p>
          </table:table-cell>
          <table:table-cell office:value-type="float" office:value="232" calcext:value-type="float">
            <text:p>232</text:p>
          </table:table-cell>
          <table:table-cell table:formula="of:=VALUE(SUBSTITUTE(MID([.C888];1;LEN([.C888])-4);&quot;.&quot;;&quot;,&quot;))" office:value-type="float" office:value="0.13136" calcext:value-type="float">
            <text:p>0,13136</text:p>
          </table:table-cell>
          <table:table-cell table:formula="of:=[.B888]" office:value-type="string" office:string-value="0x06CC366B3aD69B69E5DbC3ac77c3711FbdC765e2cc297F3De3fF5a0Af5c7A829" calcext:value-type="string">
            <text:p>0x06CC366B3aD69B69E5DbC3ac77c3711FbdC765e2cc297F3De3fF5a0Af5c7A829</text:p>
          </table:table-cell>
          <table:table-cell table:formula="of:=ROUNDUP([.E88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a xlink:href="https://voyager.online/contract/0x051ac33F4b198D0816b36cb5822778e83869Db85176E7f25C5232D15C5561E30" xlink:type="simple">0x051ac33F4b198D0816b36cb5822778e83869Db85176E7f25C5232D15C5561E30</text:a></text:p>
          </table:table-cell>
          <table:table-cell office:value-type="string" calcext:value-type="string">
            <text:p>0.13128 ETH</text:p>
          </table:table-cell>
          <table:table-cell office:value-type="float" office:value="394" calcext:value-type="float">
            <text:p>394</text:p>
          </table:table-cell>
          <table:table-cell table:formula="of:=VALUE(SUBSTITUTE(MID([.C889];1;LEN([.C889])-4);&quot;.&quot;;&quot;,&quot;))" office:value-type="float" office:value="0.13128" calcext:value-type="float">
            <text:p>0,13128</text:p>
          </table:table-cell>
          <table:table-cell table:formula="of:=[.B889]" office:value-type="string" office:string-value="0x051ac33F4b198D0816b36cb5822778e83869Db85176E7f25C5232D15C5561E30" calcext:value-type="string">
            <text:p>0x051ac33F4b198D0816b36cb5822778e83869Db85176E7f25C5232D15C5561E30</text:p>
          </table:table-cell>
          <table:table-cell table:formula="of:=ROUNDUP([.E88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<text:a xlink:href="https://voyager.online/contract/0x07a6A1Fdca710f921b45B7132684b96E629491D7C61D680DAd89122A8C017B9D" xlink:type="simple">0x07a6A1Fdca710f921b45B7132684b96E629491D7C61D680DAd89122A8C017B9D</text:a></text:p>
          </table:table-cell>
          <table:table-cell office:value-type="string" calcext:value-type="string">
            <text:p>0.13121 ETH</text:p>
          </table:table-cell>
          <table:table-cell office:value-type="float" office:value="578" calcext:value-type="float">
            <text:p>578</text:p>
          </table:table-cell>
          <table:table-cell table:formula="of:=VALUE(SUBSTITUTE(MID([.C890];1;LEN([.C890])-4);&quot;.&quot;;&quot;,&quot;))" office:value-type="float" office:value="0.13121" calcext:value-type="float">
            <text:p>0,13121</text:p>
          </table:table-cell>
          <table:table-cell table:formula="of:=[.B890]" office:value-type="string" office:string-value="0x07a6A1Fdca710f921b45B7132684b96E629491D7C61D680DAd89122A8C017B9D" calcext:value-type="string">
            <text:p>0x07a6A1Fdca710f921b45B7132684b96E629491D7C61D680DAd89122A8C017B9D</text:p>
          </table:table-cell>
          <table:table-cell table:formula="of:=ROUNDUP([.E89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<text:a xlink:href="https://voyager.online/contract/0x002CD20AE555A60B85C6B3afF398a0Be6F508806160ce238f5f6b9EC337f1efb" xlink:type="simple">0x002CD20AE555A60B85C6B3afF398a0Be6F508806160ce238f5f6b9EC337f1efb</text:a></text:p>
          </table:table-cell>
          <table:table-cell office:value-type="string" calcext:value-type="string">
            <text:p>0.13114 ETH</text:p>
          </table:table-cell>
          <table:table-cell office:value-type="float" office:value="206" calcext:value-type="float">
            <text:p>206</text:p>
          </table:table-cell>
          <table:table-cell table:formula="of:=VALUE(SUBSTITUTE(MID([.C891];1;LEN([.C891])-4);&quot;.&quot;;&quot;,&quot;))" office:value-type="float" office:value="0.13114" calcext:value-type="float">
            <text:p>0,13114</text:p>
          </table:table-cell>
          <table:table-cell table:formula="of:=[.B891]" office:value-type="string" office:string-value="0x002CD20AE555A60B85C6B3afF398a0Be6F508806160ce238f5f6b9EC337f1efb" calcext:value-type="string">
            <text:p>0x002CD20AE555A60B85C6B3afF398a0Be6F508806160ce238f5f6b9EC337f1efb</text:p>
          </table:table-cell>
          <table:table-cell table:formula="of:=ROUNDUP([.E89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<text:a xlink:href="https://voyager.online/contract/0x07139786f667D6Ab9eefe9CC3F7D8308db007B79BDD32A07Ec0087aabF0f0fBc" xlink:type="simple">0x07139786f667D6Ab9eefe9CC3F7D8308db007B79BDD32A07Ec0087aabF0f0fBc</text:a></text:p>
          </table:table-cell>
          <table:table-cell office:value-type="string" calcext:value-type="string">
            <text:p>0.13114 ETH</text:p>
          </table:table-cell>
          <table:table-cell office:value-type="float" office:value="165" calcext:value-type="float">
            <text:p>165</text:p>
          </table:table-cell>
          <table:table-cell table:formula="of:=VALUE(SUBSTITUTE(MID([.C892];1;LEN([.C892])-4);&quot;.&quot;;&quot;,&quot;))" office:value-type="float" office:value="0.13114" calcext:value-type="float">
            <text:p>0,13114</text:p>
          </table:table-cell>
          <table:table-cell table:formula="of:=[.B892]" office:value-type="string" office:string-value="0x07139786f667D6Ab9eefe9CC3F7D8308db007B79BDD32A07Ec0087aabF0f0fBc" calcext:value-type="string">
            <text:p>0x07139786f667D6Ab9eefe9CC3F7D8308db007B79BDD32A07Ec0087aabF0f0fBc</text:p>
          </table:table-cell>
          <table:table-cell table:formula="of:=ROUNDUP([.E89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<text:a xlink:href="https://voyager.online/contract/0x034B96BB7491FEfb101ea2255Ce461597A3c349835c75a249FEB46fdA9bF455A" xlink:type="simple">0x034B96BB7491FEfb101ea2255Ce461597A3c349835c75a249FEB46fdA9bF455A</text:a></text:p>
          </table:table-cell>
          <table:table-cell office:value-type="string" calcext:value-type="string">
            <text:p>0.13113 ETH</text:p>
          </table:table-cell>
          <table:table-cell office:value-type="float" office:value="305" calcext:value-type="float">
            <text:p>305</text:p>
          </table:table-cell>
          <table:table-cell table:formula="of:=VALUE(SUBSTITUTE(MID([.C893];1;LEN([.C893])-4);&quot;.&quot;;&quot;,&quot;))" office:value-type="float" office:value="0.13113" calcext:value-type="float">
            <text:p>0,13113</text:p>
          </table:table-cell>
          <table:table-cell table:formula="of:=[.B893]" office:value-type="string" office:string-value="0x034B96BB7491FEfb101ea2255Ce461597A3c349835c75a249FEB46fdA9bF455A" calcext:value-type="string">
            <text:p>0x034B96BB7491FEfb101ea2255Ce461597A3c349835c75a249FEB46fdA9bF455A</text:p>
          </table:table-cell>
          <table:table-cell table:formula="of:=ROUNDUP([.E89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s://voyager.online/contract/0x0353De6C81b61d475B0c26169fdB8e3233D0cb6F38C8B799998E7034c7A707DA" xlink:type="simple">0x0353De6C81b61d475B0c26169fdB8e3233D0cb6F38C8B799998E7034c7A707DA</text:a></text:p>
          </table:table-cell>
          <table:table-cell office:value-type="string" calcext:value-type="string">
            <text:p>0.13105 ETH</text:p>
          </table:table-cell>
          <table:table-cell office:value-type="float" office:value="306" calcext:value-type="float">
            <text:p>306</text:p>
          </table:table-cell>
          <table:table-cell table:formula="of:=VALUE(SUBSTITUTE(MID([.C894];1;LEN([.C894])-4);&quot;.&quot;;&quot;,&quot;))" office:value-type="float" office:value="0.13105" calcext:value-type="float">
            <text:p>0,13105</text:p>
          </table:table-cell>
          <table:table-cell table:formula="of:=[.B894]" office:value-type="string" office:string-value="0x0353De6C81b61d475B0c26169fdB8e3233D0cb6F38C8B799998E7034c7A707DA" calcext:value-type="string">
            <text:p>0x0353De6C81b61d475B0c26169fdB8e3233D0cb6F38C8B799998E7034c7A707DA</text:p>
          </table:table-cell>
          <table:table-cell table:formula="of:=ROUNDUP([.E89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<text:a xlink:href="https://voyager.online/contract/0x05AfbD6bb185DFc852b41e9537efB54DebAf2A2787B40b71EB6aC93C0000fC94" xlink:type="simple">0x05AfbD6bb185DFc852b41e9537efB54DebAf2A2787B40b71EB6aC93C0000fC94</text:a></text:p>
          </table:table-cell>
          <table:table-cell office:value-type="string" calcext:value-type="string">
            <text:p>0.13097 ETH</text:p>
          </table:table-cell>
          <table:table-cell office:value-type="float" office:value="319" calcext:value-type="float">
            <text:p>319</text:p>
          </table:table-cell>
          <table:table-cell table:formula="of:=VALUE(SUBSTITUTE(MID([.C895];1;LEN([.C895])-4);&quot;.&quot;;&quot;,&quot;))" office:value-type="float" office:value="0.13097" calcext:value-type="float">
            <text:p>0,13097</text:p>
          </table:table-cell>
          <table:table-cell table:formula="of:=[.B895]" office:value-type="string" office:string-value="0x05AfbD6bb185DFc852b41e9537efB54DebAf2A2787B40b71EB6aC93C0000fC94" calcext:value-type="string">
            <text:p>0x05AfbD6bb185DFc852b41e9537efB54DebAf2A2787B40b71EB6aC93C0000fC94</text:p>
          </table:table-cell>
          <table:table-cell table:formula="of:=ROUNDUP([.E89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<text:a xlink:href="https://voyager.online/contract/0x01BD788b843208e1Bf605Fa0021902761E815E1DDE45c18Be5F6a47cDf0663Cf" xlink:type="simple">0x01BD788b843208e1Bf605Fa0021902761E815E1DDE45c18Be5F6a47cDf0663Cf</text:a></text:p>
          </table:table-cell>
          <table:table-cell office:value-type="string" calcext:value-type="string">
            <text:p>0.13093 ETH</text:p>
          </table:table-cell>
          <table:table-cell office:value-type="float" office:value="362" calcext:value-type="float">
            <text:p>362</text:p>
          </table:table-cell>
          <table:table-cell table:formula="of:=VALUE(SUBSTITUTE(MID([.C896];1;LEN([.C896])-4);&quot;.&quot;;&quot;,&quot;))" office:value-type="float" office:value="0.13093" calcext:value-type="float">
            <text:p>0,13093</text:p>
          </table:table-cell>
          <table:table-cell table:formula="of:=[.B896]" office:value-type="string" office:string-value="0x01BD788b843208e1Bf605Fa0021902761E815E1DDE45c18Be5F6a47cDf0663Cf" calcext:value-type="string">
            <text:p>0x01BD788b843208e1Bf605Fa0021902761E815E1DDE45c18Be5F6a47cDf0663Cf</text:p>
          </table:table-cell>
          <table:table-cell table:formula="of:=ROUNDUP([.E89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<text:a xlink:href="https://voyager.online/contract/0x067B5f23B31954E1b31b219EDc524D997287ca6D45259D7F6a939019D358Ebe2" xlink:type="simple">0x067B5f23B31954E1b31b219EDc524D997287ca6D45259D7F6a939019D358Ebe2</text:a></text:p>
          </table:table-cell>
          <table:table-cell office:value-type="string" calcext:value-type="string">
            <text:p>0.13090 ETH</text:p>
          </table:table-cell>
          <table:table-cell office:value-type="float" office:value="545" calcext:value-type="float">
            <text:p>545</text:p>
          </table:table-cell>
          <table:table-cell table:formula="of:=VALUE(SUBSTITUTE(MID([.C897];1;LEN([.C897])-4);&quot;.&quot;;&quot;,&quot;))" office:value-type="float" office:value="0.1309" calcext:value-type="float">
            <text:p>0,1309</text:p>
          </table:table-cell>
          <table:table-cell table:formula="of:=[.B897]" office:value-type="string" office:string-value="0x067B5f23B31954E1b31b219EDc524D997287ca6D45259D7F6a939019D358Ebe2" calcext:value-type="string">
            <text:p>0x067B5f23B31954E1b31b219EDc524D997287ca6D45259D7F6a939019D358Ebe2</text:p>
          </table:table-cell>
          <table:table-cell table:formula="of:=ROUNDUP([.E89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<text:a xlink:href="https://voyager.online/contract/0x06EF2e936f382aA5BE4E383825867f71d77ce626Ac2D37ea788C1C1D1Bf4E656" xlink:type="simple">0x06EF2e936f382aA5BE4E383825867f71d77ce626Ac2D37ea788C1C1D1Bf4E656</text:a></text:p>
          </table:table-cell>
          <table:table-cell office:value-type="string" calcext:value-type="string">
            <text:p>0.13086 ETH</text:p>
          </table:table-cell>
          <table:table-cell office:value-type="float" office:value="375" calcext:value-type="float">
            <text:p>375</text:p>
          </table:table-cell>
          <table:table-cell table:formula="of:=VALUE(SUBSTITUTE(MID([.C898];1;LEN([.C898])-4);&quot;.&quot;;&quot;,&quot;))" office:value-type="float" office:value="0.13086" calcext:value-type="float">
            <text:p>0,13086</text:p>
          </table:table-cell>
          <table:table-cell table:formula="of:=[.B898]" office:value-type="string" office:string-value="0x06EF2e936f382aA5BE4E383825867f71d77ce626Ac2D37ea788C1C1D1Bf4E656" calcext:value-type="string">
            <text:p>0x06EF2e936f382aA5BE4E383825867f71d77ce626Ac2D37ea788C1C1D1Bf4E656</text:p>
          </table:table-cell>
          <table:table-cell table:formula="of:=ROUNDUP([.E89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<text:a xlink:href="https://voyager.online/contract/0x028bF7C643efc1e76cC57726E72EeFD28b44AAB19dFfD932A5E77B675151cc2A" xlink:type="simple">0x028bF7C643efc1e76cC57726E72EeFD28b44AAB19dFfD932A5E77B675151cc2A</text:a></text:p>
          </table:table-cell>
          <table:table-cell office:value-type="string" calcext:value-type="string">
            <text:p>0.13079 ETH</text:p>
          </table:table-cell>
          <table:table-cell office:value-type="float" office:value="303" calcext:value-type="float">
            <text:p>303</text:p>
          </table:table-cell>
          <table:table-cell table:formula="of:=VALUE(SUBSTITUTE(MID([.C899];1;LEN([.C899])-4);&quot;.&quot;;&quot;,&quot;))" office:value-type="float" office:value="0.13079" calcext:value-type="float">
            <text:p>0,13079</text:p>
          </table:table-cell>
          <table:table-cell table:formula="of:=[.B899]" office:value-type="string" office:string-value="0x028bF7C643efc1e76cC57726E72EeFD28b44AAB19dFfD932A5E77B675151cc2A" calcext:value-type="string">
            <text:p>0x028bF7C643efc1e76cC57726E72EeFD28b44AAB19dFfD932A5E77B675151cc2A</text:p>
          </table:table-cell>
          <table:table-cell table:formula="of:=ROUNDUP([.E89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a xlink:href="https://voyager.online/contract/0x00DC3fc9eF68Ac934d2975DF935B4709eC4A7A3b5d4CFeFE35b343ea66e972c4" xlink:type="simple">0x00DC3fc9eF68Ac934d2975DF935B4709eC4A7A3b5d4CFeFE35b343ea66e972c4</text:a></text:p>
          </table:table-cell>
          <table:table-cell office:value-type="string" calcext:value-type="string">
            <text:p>0.13077 ETH</text:p>
          </table:table-cell>
          <table:table-cell office:value-type="float" office:value="306" calcext:value-type="float">
            <text:p>306</text:p>
          </table:table-cell>
          <table:table-cell table:formula="of:=VALUE(SUBSTITUTE(MID([.C900];1;LEN([.C900])-4);&quot;.&quot;;&quot;,&quot;))" office:value-type="float" office:value="0.13077" calcext:value-type="float">
            <text:p>0,13077</text:p>
          </table:table-cell>
          <table:table-cell table:formula="of:=[.B900]" office:value-type="string" office:string-value="0x00DC3fc9eF68Ac934d2975DF935B4709eC4A7A3b5d4CFeFE35b343ea66e972c4" calcext:value-type="string">
            <text:p>0x00DC3fc9eF68Ac934d2975DF935B4709eC4A7A3b5d4CFeFE35b343ea66e972c4</text:p>
          </table:table-cell>
          <table:table-cell table:formula="of:=ROUNDUP([.E90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https://voyager.online/contract/0x0466bFb05D8D64F7ea23058b1aA406a8caf12023e6277Dca14809f56eB243bAD" xlink:type="simple">0x0466bFb05D8D64F7ea23058b1aA406a8caf12023e6277Dca14809f56eB243bAD</text:a></text:p>
          </table:table-cell>
          <table:table-cell office:value-type="string" calcext:value-type="string">
            <text:p>0.13077 ETH</text:p>
          </table:table-cell>
          <table:table-cell office:value-type="float" office:value="353" calcext:value-type="float">
            <text:p>353</text:p>
          </table:table-cell>
          <table:table-cell table:formula="of:=VALUE(SUBSTITUTE(MID([.C901];1;LEN([.C901])-4);&quot;.&quot;;&quot;,&quot;))" office:value-type="float" office:value="0.13077" calcext:value-type="float">
            <text:p>0,13077</text:p>
          </table:table-cell>
          <table:table-cell table:formula="of:=[.B901]" office:value-type="string" office:string-value="0x0466bFb05D8D64F7ea23058b1aA406a8caf12023e6277Dca14809f56eB243bAD" calcext:value-type="string">
            <text:p>0x0466bFb05D8D64F7ea23058b1aA406a8caf12023e6277Dca14809f56eB243bAD</text:p>
          </table:table-cell>
          <table:table-cell table:formula="of:=ROUNDUP([.E90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https://voyager.online/contract/0x06D6aa52FFeee039947BEe39b3d38C3a8Da41a0Df8f723af1d87f53f8cE8DBCd" xlink:type="simple">0x06D6aa52FFeee039947BEe39b3d38C3a8Da41a0Df8f723af1d87f53f8cE8DBCd</text:a></text:p>
          </table:table-cell>
          <table:table-cell office:value-type="string" calcext:value-type="string">
            <text:p>0.13074 ETH</text:p>
          </table:table-cell>
          <table:table-cell office:value-type="float" office:value="246" calcext:value-type="float">
            <text:p>246</text:p>
          </table:table-cell>
          <table:table-cell table:formula="of:=VALUE(SUBSTITUTE(MID([.C902];1;LEN([.C902])-4);&quot;.&quot;;&quot;,&quot;))" office:value-type="float" office:value="0.13074" calcext:value-type="float">
            <text:p>0,13074</text:p>
          </table:table-cell>
          <table:table-cell table:formula="of:=[.B902]" office:value-type="string" office:string-value="0x06D6aa52FFeee039947BEe39b3d38C3a8Da41a0Df8f723af1d87f53f8cE8DBCd" calcext:value-type="string">
            <text:p>0x06D6aa52FFeee039947BEe39b3d38C3a8Da41a0Df8f723af1d87f53f8cE8DBCd</text:p>
          </table:table-cell>
          <table:table-cell table:formula="of:=ROUNDUP([.E90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<text:a xlink:href="https://voyager.online/contract/0x0112a5Ce025906a63051d275eADF04F2694D7025C5856F562aC118177750a58F" xlink:type="simple">0x0112a5Ce025906a63051d275eADF04F2694D7025C5856F562aC118177750a58F</text:a></text:p>
          </table:table-cell>
          <table:table-cell office:value-type="string" calcext:value-type="string">
            <text:p>0.13057 ETH</text:p>
          </table:table-cell>
          <table:table-cell office:value-type="float" office:value="362" calcext:value-type="float">
            <text:p>362</text:p>
          </table:table-cell>
          <table:table-cell table:formula="of:=VALUE(SUBSTITUTE(MID([.C903];1;LEN([.C903])-4);&quot;.&quot;;&quot;,&quot;))" office:value-type="float" office:value="0.13057" calcext:value-type="float">
            <text:p>0,13057</text:p>
          </table:table-cell>
          <table:table-cell table:formula="of:=[.B903]" office:value-type="string" office:string-value="0x0112a5Ce025906a63051d275eADF04F2694D7025C5856F562aC118177750a58F" calcext:value-type="string">
            <text:p>0x0112a5Ce025906a63051d275eADF04F2694D7025C5856F562aC118177750a58F</text:p>
          </table:table-cell>
          <table:table-cell table:formula="of:=ROUNDUP([.E903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a xlink:href="https://voyager.online/contract/0x0747B1A09c3DcB8BB59037de5dF6187623a4DFf9DeE50519e1d4216D122AD5BC" xlink:type="simple">0x0747B1A09c3DcB8BB59037de5dF6187623a4DFf9DeE50519e1d4216D122AD5BC</text:a></text:p>
          </table:table-cell>
          <table:table-cell office:value-type="string" calcext:value-type="string">
            <text:p>0.13056 ETH</text:p>
          </table:table-cell>
          <table:table-cell office:value-type="float" office:value="296" calcext:value-type="float">
            <text:p>296</text:p>
          </table:table-cell>
          <table:table-cell table:formula="of:=VALUE(SUBSTITUTE(MID([.C904];1;LEN([.C904])-4);&quot;.&quot;;&quot;,&quot;))" office:value-type="float" office:value="0.13056" calcext:value-type="float">
            <text:p>0,13056</text:p>
          </table:table-cell>
          <table:table-cell table:formula="of:=[.B904]" office:value-type="string" office:string-value="0x0747B1A09c3DcB8BB59037de5dF6187623a4DFf9DeE50519e1d4216D122AD5BC" calcext:value-type="string">
            <text:p>0x0747B1A09c3DcB8BB59037de5dF6187623a4DFf9DeE50519e1d4216D122AD5BC</text:p>
          </table:table-cell>
          <table:table-cell table:formula="of:=ROUNDUP([.E904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<text:a xlink:href="https://voyager.online/contract/0x0198ed74Abfe17425E5D9217b02636Bba004f19da7d9dD3686e91cca13a533A4" xlink:type="simple">0x0198ed74Abfe17425E5D9217b02636Bba004f19da7d9dD3686e91cca13a533A4</text:a></text:p>
          </table:table-cell>
          <table:table-cell office:value-type="string" calcext:value-type="string">
            <text:p>0.13050 ETH</text:p>
          </table:table-cell>
          <table:table-cell office:value-type="float" office:value="306" calcext:value-type="float">
            <text:p>306</text:p>
          </table:table-cell>
          <table:table-cell table:formula="of:=VALUE(SUBSTITUTE(MID([.C905];1;LEN([.C905])-4);&quot;.&quot;;&quot;,&quot;))" office:value-type="float" office:value="0.1305" calcext:value-type="float">
            <text:p>0,1305</text:p>
          </table:table-cell>
          <table:table-cell table:formula="of:=[.B905]" office:value-type="string" office:string-value="0x0198ed74Abfe17425E5D9217b02636Bba004f19da7d9dD3686e91cca13a533A4" calcext:value-type="string">
            <text:p>0x0198ed74Abfe17425E5D9217b02636Bba004f19da7d9dD3686e91cca13a533A4</text:p>
          </table:table-cell>
          <table:table-cell table:formula="of:=ROUNDUP([.E905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<text:a xlink:href="https://voyager.online/contract/0x0118A737325D98A9eEafaa4c35C9ACda383a8c36493AeeDCeA708a4702dE0608" xlink:type="simple">0x0118A737325D98A9eEafaa4c35C9ACda383a8c36493AeeDCeA708a4702dE0608</text:a></text:p>
          </table:table-cell>
          <table:table-cell office:value-type="string" calcext:value-type="string">
            <text:p>0.13043 ETH</text:p>
          </table:table-cell>
          <table:table-cell office:value-type="float" office:value="405" calcext:value-type="float">
            <text:p>405</text:p>
          </table:table-cell>
          <table:table-cell table:formula="of:=VALUE(SUBSTITUTE(MID([.C906];1;LEN([.C906])-4);&quot;.&quot;;&quot;,&quot;))" office:value-type="float" office:value="0.13043" calcext:value-type="float">
            <text:p>0,13043</text:p>
          </table:table-cell>
          <table:table-cell table:formula="of:=[.B906]" office:value-type="string" office:string-value="0x0118A737325D98A9eEafaa4c35C9ACda383a8c36493AeeDCeA708a4702dE0608" calcext:value-type="string">
            <text:p>0x0118A737325D98A9eEafaa4c35C9ACda383a8c36493AeeDCeA708a4702dE0608</text:p>
          </table:table-cell>
          <table:table-cell table:formula="of:=ROUNDUP([.E906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<text:a xlink:href="https://voyager.online/contract/0x032E1098e4ecB1C5C7F2a5bDde2ba3d12820cb37E2Cf05fe79Ad4bfbB058b234" xlink:type="simple">0x032E1098e4ecB1C5C7F2a5bDde2ba3d12820cb37E2Cf05fe79Ad4bfbB058b234</text:a></text:p>
          </table:table-cell>
          <table:table-cell office:value-type="string" calcext:value-type="string">
            <text:p>0.13041 ETH</text:p>
          </table:table-cell>
          <table:table-cell office:value-type="float" office:value="400" calcext:value-type="float">
            <text:p>400</text:p>
          </table:table-cell>
          <table:table-cell table:formula="of:=VALUE(SUBSTITUTE(MID([.C907];1;LEN([.C907])-4);&quot;.&quot;;&quot;,&quot;))" office:value-type="float" office:value="0.13041" calcext:value-type="float">
            <text:p>0,13041</text:p>
          </table:table-cell>
          <table:table-cell table:formula="of:=[.B907]" office:value-type="string" office:string-value="0x032E1098e4ecB1C5C7F2a5bDde2ba3d12820cb37E2Cf05fe79Ad4bfbB058b234" calcext:value-type="string">
            <text:p>0x032E1098e4ecB1C5C7F2a5bDde2ba3d12820cb37E2Cf05fe79Ad4bfbB058b234</text:p>
          </table:table-cell>
          <table:table-cell table:formula="of:=ROUNDUP([.E907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<text:a xlink:href="https://voyager.online/contract/0x0124982b43492829f344345086156630729244c89D15d27B962BC5EAd717D576" xlink:type="simple">0x0124982b43492829f344345086156630729244c89D15d27B962BC5EAd717D576</text:a></text:p>
          </table:table-cell>
          <table:table-cell office:value-type="string" calcext:value-type="string">
            <text:p>0.13037 ETH</text:p>
          </table:table-cell>
          <table:table-cell office:value-type="float" office:value="309" calcext:value-type="float">
            <text:p>309</text:p>
          </table:table-cell>
          <table:table-cell table:formula="of:=VALUE(SUBSTITUTE(MID([.C908];1;LEN([.C908])-4);&quot;.&quot;;&quot;,&quot;))" office:value-type="float" office:value="0.13037" calcext:value-type="float">
            <text:p>0,13037</text:p>
          </table:table-cell>
          <table:table-cell table:formula="of:=[.B908]" office:value-type="string" office:string-value="0x0124982b43492829f344345086156630729244c89D15d27B962BC5EAd717D576" calcext:value-type="string">
            <text:p>0x0124982b43492829f344345086156630729244c89D15d27B962BC5EAd717D576</text:p>
          </table:table-cell>
          <table:table-cell table:formula="of:=ROUNDUP([.E908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<text:a xlink:href="https://voyager.online/contract/0x05218751d15223634057cd0B9c7D269B5C0a824Bb4017A57eEAC7943E6f0ABB5" xlink:type="simple">0x05218751d15223634057cd0B9c7D269B5C0a824Bb4017A57eEAC7943E6f0ABB5</text:a></text:p>
          </table:table-cell>
          <table:table-cell office:value-type="string" calcext:value-type="string">
            <text:p>0.13032 ETH</text:p>
          </table:table-cell>
          <table:table-cell office:value-type="float" office:value="385" calcext:value-type="float">
            <text:p>385</text:p>
          </table:table-cell>
          <table:table-cell table:formula="of:=VALUE(SUBSTITUTE(MID([.C909];1;LEN([.C909])-4);&quot;.&quot;;&quot;,&quot;))" office:value-type="float" office:value="0.13032" calcext:value-type="float">
            <text:p>0,13032</text:p>
          </table:table-cell>
          <table:table-cell table:formula="of:=[.B909]" office:value-type="string" office:string-value="0x05218751d15223634057cd0B9c7D269B5C0a824Bb4017A57eEAC7943E6f0ABB5" calcext:value-type="string">
            <text:p>0x05218751d15223634057cd0B9c7D269B5C0a824Bb4017A57eEAC7943E6f0ABB5</text:p>
          </table:table-cell>
          <table:table-cell table:formula="of:=ROUNDUP([.E909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<text:a xlink:href="https://voyager.online/contract/0x00beAACbb054a636e3e83A40438ac34b1bDBB84e999E6741EB715cFE2a96f5DD" xlink:type="simple">0x00beAACbb054a636e3e83A40438ac34b1bDBB84e999E6741EB715cFE2a96f5DD</text:a></text:p>
          </table:table-cell>
          <table:table-cell office:value-type="string" calcext:value-type="string">
            <text:p>0.13031 ETH</text:p>
          </table:table-cell>
          <table:table-cell office:value-type="float" office:value="251" calcext:value-type="float">
            <text:p>251</text:p>
          </table:table-cell>
          <table:table-cell table:formula="of:=VALUE(SUBSTITUTE(MID([.C910];1;LEN([.C910])-4);&quot;.&quot;;&quot;,&quot;))" office:value-type="float" office:value="0.13031" calcext:value-type="float">
            <text:p>0,13031</text:p>
          </table:table-cell>
          <table:table-cell table:formula="of:=[.B910]" office:value-type="string" office:string-value="0x00beAACbb054a636e3e83A40438ac34b1bDBB84e999E6741EB715cFE2a96f5DD" calcext:value-type="string">
            <text:p>0x00beAACbb054a636e3e83A40438ac34b1bDBB84e999E6741EB715cFE2a96f5DD</text:p>
          </table:table-cell>
          <table:table-cell table:formula="of:=ROUNDUP([.E910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<text:a xlink:href="https://voyager.online/contract/0x046f485dB71A9392aB636799B12dE84d35BFCB09F99Ff6555cC3A16069d40414" xlink:type="simple">0x046f485dB71A9392aB636799B12dE84d35BFCB09F99Ff6555cC3A16069d40414</text:a></text:p>
          </table:table-cell>
          <table:table-cell office:value-type="string" calcext:value-type="string">
            <text:p>0.13030 ETH</text:p>
          </table:table-cell>
          <table:table-cell office:value-type="float" office:value="360" calcext:value-type="float">
            <text:p>360</text:p>
          </table:table-cell>
          <table:table-cell table:formula="of:=VALUE(SUBSTITUTE(MID([.C911];1;LEN([.C911])-4);&quot;.&quot;;&quot;,&quot;))" office:value-type="float" office:value="0.1303" calcext:value-type="float">
            <text:p>0,1303</text:p>
          </table:table-cell>
          <table:table-cell table:formula="of:=[.B911]" office:value-type="string" office:string-value="0x046f485dB71A9392aB636799B12dE84d35BFCB09F99Ff6555cC3A16069d40414" calcext:value-type="string">
            <text:p>0x046f485dB71A9392aB636799B12dE84d35BFCB09F99Ff6555cC3A16069d40414</text:p>
          </table:table-cell>
          <table:table-cell table:formula="of:=ROUNDUP([.E911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<text:a xlink:href="https://voyager.online/contract/0x007D4EF4C8000858C8930Dc7E95fC2F35cC7542413dF00dED717Df3a867e63cb" xlink:type="simple">0x007D4EF4C8000858C8930Dc7E95fC2F35cC7542413dF00dED717Df3a867e63cb</text:a></text:p>
          </table:table-cell>
          <table:table-cell office:value-type="string" calcext:value-type="string">
            <text:p>0.13002 ETH</text:p>
          </table:table-cell>
          <table:table-cell office:value-type="float" office:value="284" calcext:value-type="float">
            <text:p>284</text:p>
          </table:table-cell>
          <table:table-cell table:formula="of:=VALUE(SUBSTITUTE(MID([.C912];1;LEN([.C912])-4);&quot;.&quot;;&quot;,&quot;))" office:value-type="float" office:value="0.13002" calcext:value-type="float">
            <text:p>0,13002</text:p>
          </table:table-cell>
          <table:table-cell table:formula="of:=[.B912]" office:value-type="string" office:string-value="0x007D4EF4C8000858C8930Dc7E95fC2F35cC7542413dF00dED717Df3a867e63cb" calcext:value-type="string">
            <text:p>0x007D4EF4C8000858C8930Dc7E95fC2F35cC7542413dF00dED717Df3a867e63cb</text:p>
          </table:table-cell>
          <table:table-cell table:formula="of:=ROUNDUP([.E912]*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<text:a xlink:href="https://voyager.online/contract/0x07C4f327d2759Ff5c349345c15314a7C5027d0836D6f775684e321eF1f3A48Eb" xlink:type="simple">0x07C4f327d2759Ff5c349345c15314a7C5027d0836D6f775684e321eF1f3A48Eb</text:a></text:p>
          </table:table-cell>
          <table:table-cell office:value-type="string" calcext:value-type="string">
            <text:p>0.12991 ETH</text:p>
          </table:table-cell>
          <table:table-cell office:value-type="string" calcext:value-type="string">
            <text:p>1 347</text:p>
          </table:table-cell>
          <table:table-cell table:formula="of:=VALUE(SUBSTITUTE(MID([.C913];1;LEN([.C913])-4);&quot;.&quot;;&quot;,&quot;))" office:value-type="float" office:value="0.12991" calcext:value-type="float">
            <text:p>0,12991</text:p>
          </table:table-cell>
          <table:table-cell table:formula="of:=[.B913]" office:value-type="string" office:string-value="0x07C4f327d2759Ff5c349345c15314a7C5027d0836D6f775684e321eF1f3A48Eb" calcext:value-type="string">
            <text:p>0x07C4f327d2759Ff5c349345c15314a7C5027d0836D6f775684e321eF1f3A48Eb</text:p>
          </table:table-cell>
          <table:table-cell table:formula="of:=ROUNDUP([.E91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<text:a xlink:href="https://voyager.online/contract/0x0635D675C62CE73383dce65FA54dd94a98F2c764A37e64B91f0b11c197fEa07B" xlink:type="simple">0x0635D675C62CE73383dce65FA54dd94a98F2c764A37e64B91f0b11c197fEa07B</text:a></text:p>
          </table:table-cell>
          <table:table-cell office:value-type="string" calcext:value-type="string">
            <text:p>0.12990 ETH</text:p>
          </table:table-cell>
          <table:table-cell office:value-type="float" office:value="207" calcext:value-type="float">
            <text:p>207</text:p>
          </table:table-cell>
          <table:table-cell table:formula="of:=VALUE(SUBSTITUTE(MID([.C914];1;LEN([.C914])-4);&quot;.&quot;;&quot;,&quot;))" office:value-type="float" office:value="0.1299" calcext:value-type="float">
            <text:p>0,1299</text:p>
          </table:table-cell>
          <table:table-cell table:formula="of:=[.B914]" office:value-type="string" office:string-value="0x0635D675C62CE73383dce65FA54dd94a98F2c764A37e64B91f0b11c197fEa07B" calcext:value-type="string">
            <text:p>0x0635D675C62CE73383dce65FA54dd94a98F2c764A37e64B91f0b11c197fEa07B</text:p>
          </table:table-cell>
          <table:table-cell table:formula="of:=ROUNDUP([.E91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<text:a xlink:href="https://voyager.online/contract/0x0484218E8930Fd9FD60d1C8A369373cCbc783cecF66A47fE6b3643d9718ade93" xlink:type="simple">0x0484218E8930Fd9FD60d1C8A369373cCbc783cecF66A47fE6b3643d9718ade93</text:a></text:p>
          </table:table-cell>
          <table:table-cell office:value-type="string" calcext:value-type="string">
            <text:p>0.12989 ETH</text:p>
          </table:table-cell>
          <table:table-cell office:value-type="float" office:value="288" calcext:value-type="float">
            <text:p>288</text:p>
          </table:table-cell>
          <table:table-cell table:formula="of:=VALUE(SUBSTITUTE(MID([.C915];1;LEN([.C915])-4);&quot;.&quot;;&quot;,&quot;))" office:value-type="float" office:value="0.12989" calcext:value-type="float">
            <text:p>0,12989</text:p>
          </table:table-cell>
          <table:table-cell table:formula="of:=[.B915]" office:value-type="string" office:string-value="0x0484218E8930Fd9FD60d1C8A369373cCbc783cecF66A47fE6b3643d9718ade93" calcext:value-type="string">
            <text:p>0x0484218E8930Fd9FD60d1C8A369373cCbc783cecF66A47fE6b3643d9718ade93</text:p>
          </table:table-cell>
          <table:table-cell table:formula="of:=ROUNDUP([.E91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<text:a xlink:href="https://voyager.online/contract/0x049E8D096e9da3d07abd487024d8FBd58Eb2835E0CD7518Fafc1b0b0AfdAb011" xlink:type="simple">0x049E8D096e9da3d07abd487024d8FBd58Eb2835E0CD7518Fafc1b0b0AfdAb011</text:a></text:p>
          </table:table-cell>
          <table:table-cell office:value-type="string" calcext:value-type="string">
            <text:p>0.12989 ETH</text:p>
          </table:table-cell>
          <table:table-cell office:value-type="float" office:value="252" calcext:value-type="float">
            <text:p>252</text:p>
          </table:table-cell>
          <table:table-cell table:formula="of:=VALUE(SUBSTITUTE(MID([.C916];1;LEN([.C916])-4);&quot;.&quot;;&quot;,&quot;))" office:value-type="float" office:value="0.12989" calcext:value-type="float">
            <text:p>0,12989</text:p>
          </table:table-cell>
          <table:table-cell table:formula="of:=[.B916]" office:value-type="string" office:string-value="0x049E8D096e9da3d07abd487024d8FBd58Eb2835E0CD7518Fafc1b0b0AfdAb011" calcext:value-type="string">
            <text:p>0x049E8D096e9da3d07abd487024d8FBd58Eb2835E0CD7518Fafc1b0b0AfdAb011</text:p>
          </table:table-cell>
          <table:table-cell table:formula="of:=ROUNDUP([.E91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<text:a xlink:href="https://voyager.online/contract/0x0341A8A94Edb8CDf9f78149948F14ae84A16EE4c115c2BFc400014BD88345d18" xlink:type="simple">0x0341A8A94Edb8CDf9f78149948F14ae84A16EE4c115c2BFc400014BD88345d18</text:a></text:p>
          </table:table-cell>
          <table:table-cell office:value-type="string" calcext:value-type="string">
            <text:p>0.12986 ETH</text:p>
          </table:table-cell>
          <table:table-cell office:value-type="float" office:value="425" calcext:value-type="float">
            <text:p>425</text:p>
          </table:table-cell>
          <table:table-cell table:formula="of:=VALUE(SUBSTITUTE(MID([.C917];1;LEN([.C917])-4);&quot;.&quot;;&quot;,&quot;))" office:value-type="float" office:value="0.12986" calcext:value-type="float">
            <text:p>0,12986</text:p>
          </table:table-cell>
          <table:table-cell table:formula="of:=[.B917]" office:value-type="string" office:string-value="0x0341A8A94Edb8CDf9f78149948F14ae84A16EE4c115c2BFc400014BD88345d18" calcext:value-type="string">
            <text:p>0x0341A8A94Edb8CDf9f78149948F14ae84A16EE4c115c2BFc400014BD88345d18</text:p>
          </table:table-cell>
          <table:table-cell table:formula="of:=ROUNDUP([.E91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<text:a xlink:href="https://voyager.online/contract/0x019939bC2639d58b39839763DABD21478864eA47e765A17Fb60AC65e371A2206" xlink:type="simple">0x019939bC2639d58b39839763DABD21478864eA47e765A17Fb60AC65e371A2206</text:a></text:p>
          </table:table-cell>
          <table:table-cell office:value-type="string" calcext:value-type="string">
            <text:p>0.12985 ETH</text:p>
          </table:table-cell>
          <table:table-cell office:value-type="float" office:value="366" calcext:value-type="float">
            <text:p>366</text:p>
          </table:table-cell>
          <table:table-cell table:formula="of:=VALUE(SUBSTITUTE(MID([.C918];1;LEN([.C918])-4);&quot;.&quot;;&quot;,&quot;))" office:value-type="float" office:value="0.12985" calcext:value-type="float">
            <text:p>0,12985</text:p>
          </table:table-cell>
          <table:table-cell table:formula="of:=[.B918]" office:value-type="string" office:string-value="0x019939bC2639d58b39839763DABD21478864eA47e765A17Fb60AC65e371A2206" calcext:value-type="string">
            <text:p>0x019939bC2639d58b39839763DABD21478864eA47e765A17Fb60AC65e371A2206</text:p>
          </table:table-cell>
          <table:table-cell table:formula="of:=ROUNDUP([.E91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a xlink:href="https://voyager.online/contract/0x02ae177705f502b8dD9408520DB3595839B2A8f239Cf2C5187161714E5F366E1" xlink:type="simple">0x02ae177705f502b8dD9408520DB3595839B2A8f239Cf2C5187161714E5F366E1</text:a></text:p>
          </table:table-cell>
          <table:table-cell office:value-type="string" calcext:value-type="string">
            <text:p>0.12971 ETH</text:p>
          </table:table-cell>
          <table:table-cell office:value-type="float" office:value="359" calcext:value-type="float">
            <text:p>359</text:p>
          </table:table-cell>
          <table:table-cell table:formula="of:=VALUE(SUBSTITUTE(MID([.C919];1;LEN([.C919])-4);&quot;.&quot;;&quot;,&quot;))" office:value-type="float" office:value="0.12971" calcext:value-type="float">
            <text:p>0,12971</text:p>
          </table:table-cell>
          <table:table-cell table:formula="of:=[.B919]" office:value-type="string" office:string-value="0x02ae177705f502b8dD9408520DB3595839B2A8f239Cf2C5187161714E5F366E1" calcext:value-type="string">
            <text:p>0x02ae177705f502b8dD9408520DB3595839B2A8f239Cf2C5187161714E5F366E1</text:p>
          </table:table-cell>
          <table:table-cell table:formula="of:=ROUNDUP([.E91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a xlink:href="https://voyager.online/contract/0x0346AD164D628E61be9D434B2Bf481Cb40e78360054b177a9a93d9F3010fDa3B" xlink:type="simple">0x0346AD164D628E61be9D434B2Bf481Cb40e78360054b177a9a93d9F3010fDa3B</text:a></text:p>
          </table:table-cell>
          <table:table-cell office:value-type="string" calcext:value-type="string">
            <text:p>0.12967 ETH</text:p>
          </table:table-cell>
          <table:table-cell office:value-type="float" office:value="385" calcext:value-type="float">
            <text:p>385</text:p>
          </table:table-cell>
          <table:table-cell table:formula="of:=VALUE(SUBSTITUTE(MID([.C920];1;LEN([.C920])-4);&quot;.&quot;;&quot;,&quot;))" office:value-type="float" office:value="0.12967" calcext:value-type="float">
            <text:p>0,12967</text:p>
          </table:table-cell>
          <table:table-cell table:formula="of:=[.B920]" office:value-type="string" office:string-value="0x0346AD164D628E61be9D434B2Bf481Cb40e78360054b177a9a93d9F3010fDa3B" calcext:value-type="string">
            <text:p>0x0346AD164D628E61be9D434B2Bf481Cb40e78360054b177a9a93d9F3010fDa3B</text:p>
          </table:table-cell>
          <table:table-cell table:formula="of:=ROUNDUP([.E92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<text:a xlink:href="https://voyager.online/contract/0x04D0C1577fB179c446CF2C3A2d1F5D1f1DAF15A7b15a5ded9323A5E82d736139" xlink:type="simple">0x04D0C1577fB179c446CF2C3A2d1F5D1f1DAF15A7b15a5ded9323A5E82d736139</text:a></text:p>
          </table:table-cell>
          <table:table-cell office:value-type="string" calcext:value-type="string">
            <text:p>0.12963 ETH</text:p>
          </table:table-cell>
          <table:table-cell office:value-type="float" office:value="354" calcext:value-type="float">
            <text:p>354</text:p>
          </table:table-cell>
          <table:table-cell table:formula="of:=VALUE(SUBSTITUTE(MID([.C921];1;LEN([.C921])-4);&quot;.&quot;;&quot;,&quot;))" office:value-type="float" office:value="0.12963" calcext:value-type="float">
            <text:p>0,12963</text:p>
          </table:table-cell>
          <table:table-cell table:formula="of:=[.B921]" office:value-type="string" office:string-value="0x04D0C1577fB179c446CF2C3A2d1F5D1f1DAF15A7b15a5ded9323A5E82d736139" calcext:value-type="string">
            <text:p>0x04D0C1577fB179c446CF2C3A2d1F5D1f1DAF15A7b15a5ded9323A5E82d736139</text:p>
          </table:table-cell>
          <table:table-cell table:formula="of:=ROUNDUP([.E92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<text:a xlink:href="https://voyager.online/contract/0x013fB72Bffe2B0417e4f838Cf23e9aaB1F014c9456cAA494e1475A10DBc56011" xlink:type="simple">0x013fB72Bffe2B0417e4f838Cf23e9aaB1F014c9456cAA494e1475A10DBc56011</text:a></text:p>
          </table:table-cell>
          <table:table-cell office:value-type="string" calcext:value-type="string">
            <text:p>0.12961 ETH</text:p>
          </table:table-cell>
          <table:table-cell office:value-type="float" office:value="290" calcext:value-type="float">
            <text:p>290</text:p>
          </table:table-cell>
          <table:table-cell table:formula="of:=VALUE(SUBSTITUTE(MID([.C922];1;LEN([.C922])-4);&quot;.&quot;;&quot;,&quot;))" office:value-type="float" office:value="0.12961" calcext:value-type="float">
            <text:p>0,12961</text:p>
          </table:table-cell>
          <table:table-cell table:formula="of:=[.B922]" office:value-type="string" office:string-value="0x013fB72Bffe2B0417e4f838Cf23e9aaB1F014c9456cAA494e1475A10DBc56011" calcext:value-type="string">
            <text:p>0x013fB72Bffe2B0417e4f838Cf23e9aaB1F014c9456cAA494e1475A10DBc56011</text:p>
          </table:table-cell>
          <table:table-cell table:formula="of:=ROUNDUP([.E92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<text:a xlink:href="https://voyager.online/contract/0x04B351028df0100BcdAe46466d26fd97E86607540cC4A72E893Fb483bAdDd120" xlink:type="simple">0x04B351028df0100BcdAe46466d26fd97E86607540cC4A72E893Fb483bAdDd120</text:a></text:p>
          </table:table-cell>
          <table:table-cell office:value-type="string" calcext:value-type="string">
            <text:p>0.12960 ETH</text:p>
          </table:table-cell>
          <table:table-cell office:value-type="float" office:value="98" calcext:value-type="float">
            <text:p>98</text:p>
          </table:table-cell>
          <table:table-cell table:formula="of:=VALUE(SUBSTITUTE(MID([.C923];1;LEN([.C923])-4);&quot;.&quot;;&quot;,&quot;))" office:value-type="float" office:value="0.1296" calcext:value-type="float">
            <text:p>0,1296</text:p>
          </table:table-cell>
          <table:table-cell table:formula="of:=[.B923]" office:value-type="string" office:string-value="0x04B351028df0100BcdAe46466d26fd97E86607540cC4A72E893Fb483bAdDd120" calcext:value-type="string">
            <text:p>0x04B351028df0100BcdAe46466d26fd97E86607540cC4A72E893Fb483bAdDd120</text:p>
          </table:table-cell>
          <table:table-cell table:formula="of:=ROUNDUP([.E92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<text:a xlink:href="https://voyager.online/contract/0x066AB966461FcEA3E8AC6e7aE9Ff00A98aD99a6b0A2031AD04aD36274EbB9a93" xlink:type="simple">0x066AB966461FcEA3E8AC6e7aE9Ff00A98aD99a6b0A2031AD04aD36274EbB9a93</text:a></text:p>
          </table:table-cell>
          <table:table-cell office:value-type="string" calcext:value-type="string">
            <text:p>0.12940 ETH</text:p>
          </table:table-cell>
          <table:table-cell office:value-type="float" office:value="326" calcext:value-type="float">
            <text:p>326</text:p>
          </table:table-cell>
          <table:table-cell table:formula="of:=VALUE(SUBSTITUTE(MID([.C924];1;LEN([.C924])-4);&quot;.&quot;;&quot;,&quot;))" office:value-type="float" office:value="0.1294" calcext:value-type="float">
            <text:p>0,1294</text:p>
          </table:table-cell>
          <table:table-cell table:formula="of:=[.B924]" office:value-type="string" office:string-value="0x066AB966461FcEA3E8AC6e7aE9Ff00A98aD99a6b0A2031AD04aD36274EbB9a93" calcext:value-type="string">
            <text:p>0x066AB966461FcEA3E8AC6e7aE9Ff00A98aD99a6b0A2031AD04aD36274EbB9a93</text:p>
          </table:table-cell>
          <table:table-cell table:formula="of:=ROUNDUP([.E92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a xlink:href="https://voyager.online/contract/0x06c28FD6a6FCF514919F7751A7511defB10217926Bd8746CE5A2cE774e9e49b1" xlink:type="simple">0x06c28FD6a6FCF514919F7751A7511defB10217926Bd8746CE5A2cE774e9e49b1</text:a></text:p>
          </table:table-cell>
          <table:table-cell office:value-type="string" calcext:value-type="string">
            <text:p>0.12938 ETH</text:p>
          </table:table-cell>
          <table:table-cell office:value-type="float" office:value="376" calcext:value-type="float">
            <text:p>376</text:p>
          </table:table-cell>
          <table:table-cell table:formula="of:=VALUE(SUBSTITUTE(MID([.C925];1;LEN([.C925])-4);&quot;.&quot;;&quot;,&quot;))" office:value-type="float" office:value="0.12938" calcext:value-type="float">
            <text:p>0,12938</text:p>
          </table:table-cell>
          <table:table-cell table:formula="of:=[.B925]" office:value-type="string" office:string-value="0x06c28FD6a6FCF514919F7751A7511defB10217926Bd8746CE5A2cE774e9e49b1" calcext:value-type="string">
            <text:p>0x06c28FD6a6FCF514919F7751A7511defB10217926Bd8746CE5A2cE774e9e49b1</text:p>
          </table:table-cell>
          <table:table-cell table:formula="of:=ROUNDUP([.E92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<text:a xlink:href="https://voyager.online/contract/0x0468b605971A4aa7a2d8b683FAe9C8Cc55efFdb7fE4d49Af06F64a3A6a95FFAa" xlink:type="simple">0x0468b605971A4aa7a2d8b683FAe9C8Cc55efFdb7fE4d49Af06F64a3A6a95FFAa</text:a></text:p>
          </table:table-cell>
          <table:table-cell office:value-type="string" calcext:value-type="string">
            <text:p>0.12932 ETH</text:p>
          </table:table-cell>
          <table:table-cell office:value-type="float" office:value="322" calcext:value-type="float">
            <text:p>322</text:p>
          </table:table-cell>
          <table:table-cell table:formula="of:=VALUE(SUBSTITUTE(MID([.C926];1;LEN([.C926])-4);&quot;.&quot;;&quot;,&quot;))" office:value-type="float" office:value="0.12932" calcext:value-type="float">
            <text:p>0,12932</text:p>
          </table:table-cell>
          <table:table-cell table:formula="of:=[.B926]" office:value-type="string" office:string-value="0x0468b605971A4aa7a2d8b683FAe9C8Cc55efFdb7fE4d49Af06F64a3A6a95FFAa" calcext:value-type="string">
            <text:p>0x0468b605971A4aa7a2d8b683FAe9C8Cc55efFdb7fE4d49Af06F64a3A6a95FFAa</text:p>
          </table:table-cell>
          <table:table-cell table:formula="of:=ROUNDUP([.E92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<text:a xlink:href="https://voyager.online/contract/0x06c413d758b86a7999369155cCA46bD1D556925526DdD49A4CAf42b1c33c624a" xlink:type="simple">0x06c413d758b86a7999369155cCA46bD1D556925526DdD49A4CAf42b1c33c624a</text:a></text:p>
          </table:table-cell>
          <table:table-cell office:value-type="string" calcext:value-type="string">
            <text:p>0.12932 ETH</text:p>
          </table:table-cell>
          <table:table-cell office:value-type="float" office:value="423" calcext:value-type="float">
            <text:p>423</text:p>
          </table:table-cell>
          <table:table-cell table:formula="of:=VALUE(SUBSTITUTE(MID([.C927];1;LEN([.C927])-4);&quot;.&quot;;&quot;,&quot;))" office:value-type="float" office:value="0.12932" calcext:value-type="float">
            <text:p>0,12932</text:p>
          </table:table-cell>
          <table:table-cell table:formula="of:=[.B927]" office:value-type="string" office:string-value="0x06c413d758b86a7999369155cCA46bD1D556925526DdD49A4CAf42b1c33c624a" calcext:value-type="string">
            <text:p>0x06c413d758b86a7999369155cCA46bD1D556925526DdD49A4CAf42b1c33c624a</text:p>
          </table:table-cell>
          <table:table-cell table:formula="of:=ROUNDUP([.E92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<text:a xlink:href="https://voyager.online/contract/0x0316e7941FAbcEBa375f3435ae623fe7bdAa561B0d1c7D8e4c0B1B64cAd2F32f" xlink:type="simple">0x0316e7941FAbcEBa375f3435ae623fe7bdAa561B0d1c7D8e4c0B1B64cAd2F32f</text:a></text:p>
          </table:table-cell>
          <table:table-cell office:value-type="string" calcext:value-type="string">
            <text:p>0.12907 ETH</text:p>
          </table:table-cell>
          <table:table-cell office:value-type="float" office:value="370" calcext:value-type="float">
            <text:p>370</text:p>
          </table:table-cell>
          <table:table-cell table:formula="of:=VALUE(SUBSTITUTE(MID([.C928];1;LEN([.C928])-4);&quot;.&quot;;&quot;,&quot;))" office:value-type="float" office:value="0.12907" calcext:value-type="float">
            <text:p>0,12907</text:p>
          </table:table-cell>
          <table:table-cell table:formula="of:=[.B928]" office:value-type="string" office:string-value="0x0316e7941FAbcEBa375f3435ae623fe7bdAa561B0d1c7D8e4c0B1B64cAd2F32f" calcext:value-type="string">
            <text:p>0x0316e7941FAbcEBa375f3435ae623fe7bdAa561B0d1c7D8e4c0B1B64cAd2F32f</text:p>
          </table:table-cell>
          <table:table-cell table:formula="of:=ROUNDUP([.E92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<text:a xlink:href="https://voyager.online/contract/0x01b104c832fBB4E5CBF39c305acE0f8FC7cDcf6b28a664371bcCE5844996e615" xlink:type="simple">0x01b104c832fBB4E5CBF39c305acE0f8FC7cDcf6b28a664371bcCE5844996e615</text:a></text:p>
          </table:table-cell>
          <table:table-cell office:value-type="string" calcext:value-type="string">
            <text:p>0.12898 ETH</text:p>
          </table:table-cell>
          <table:table-cell office:value-type="float" office:value="247" calcext:value-type="float">
            <text:p>247</text:p>
          </table:table-cell>
          <table:table-cell table:formula="of:=VALUE(SUBSTITUTE(MID([.C929];1;LEN([.C929])-4);&quot;.&quot;;&quot;,&quot;))" office:value-type="float" office:value="0.12898" calcext:value-type="float">
            <text:p>0,12898</text:p>
          </table:table-cell>
          <table:table-cell table:formula="of:=[.B929]" office:value-type="string" office:string-value="0x01b104c832fBB4E5CBF39c305acE0f8FC7cDcf6b28a664371bcCE5844996e615" calcext:value-type="string">
            <text:p>0x01b104c832fBB4E5CBF39c305acE0f8FC7cDcf6b28a664371bcCE5844996e615</text:p>
          </table:table-cell>
          <table:table-cell table:formula="of:=ROUNDUP([.E92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<text:a xlink:href="https://voyager.online/contract/0x01C35bf4eEc563B099d2B243993254f9d552d8a65bFBfa21CE29C36Ae4772f86" xlink:type="simple">0x01C35bf4eEc563B099d2B243993254f9d552d8a65bFBfa21CE29C36Ae4772f86</text:a></text:p>
          </table:table-cell>
          <table:table-cell office:value-type="string" calcext:value-type="string">
            <text:p>0.12896 ETH</text:p>
          </table:table-cell>
          <table:table-cell office:value-type="float" office:value="249" calcext:value-type="float">
            <text:p>249</text:p>
          </table:table-cell>
          <table:table-cell table:formula="of:=VALUE(SUBSTITUTE(MID([.C930];1;LEN([.C930])-4);&quot;.&quot;;&quot;,&quot;))" office:value-type="float" office:value="0.12896" calcext:value-type="float">
            <text:p>0,12896</text:p>
          </table:table-cell>
          <table:table-cell table:formula="of:=[.B930]" office:value-type="string" office:string-value="0x01C35bf4eEc563B099d2B243993254f9d552d8a65bFBfa21CE29C36Ae4772f86" calcext:value-type="string">
            <text:p>0x01C35bf4eEc563B099d2B243993254f9d552d8a65bFBfa21CE29C36Ae4772f86</text:p>
          </table:table-cell>
          <table:table-cell table:formula="of:=ROUNDUP([.E93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<text:a xlink:href="https://voyager.online/contract/0x005FdC68b9977551486726D545D8a0c4066Fa7c3D766aBA4B2c2262aEcD54525" xlink:type="simple">0x005FdC68b9977551486726D545D8a0c4066Fa7c3D766aBA4B2c2262aEcD54525</text:a></text:p>
          </table:table-cell>
          <table:table-cell office:value-type="string" calcext:value-type="string">
            <text:p>0.12892 ETH</text:p>
          </table:table-cell>
          <table:table-cell office:value-type="float" office:value="530" calcext:value-type="float">
            <text:p>530</text:p>
          </table:table-cell>
          <table:table-cell table:formula="of:=VALUE(SUBSTITUTE(MID([.C931];1;LEN([.C931])-4);&quot;.&quot;;&quot;,&quot;))" office:value-type="float" office:value="0.12892" calcext:value-type="float">
            <text:p>0,12892</text:p>
          </table:table-cell>
          <table:table-cell table:formula="of:=[.B931]" office:value-type="string" office:string-value="0x005FdC68b9977551486726D545D8a0c4066Fa7c3D766aBA4B2c2262aEcD54525" calcext:value-type="string">
            <text:p>0x005FdC68b9977551486726D545D8a0c4066Fa7c3D766aBA4B2c2262aEcD54525</text:p>
          </table:table-cell>
          <table:table-cell table:formula="of:=ROUNDUP([.E93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<text:a xlink:href="https://voyager.online/contract/0x0325244b0f0c961979E61765fB8b63dBF052274EDe3b64A98214b7F499797751" xlink:type="simple">0x0325244b0f0c961979E61765fB8b63dBF052274EDe3b64A98214b7F499797751</text:a></text:p>
          </table:table-cell>
          <table:table-cell office:value-type="string" calcext:value-type="string">
            <text:p>0.12892 ETH</text:p>
          </table:table-cell>
          <table:table-cell office:value-type="float" office:value="350" calcext:value-type="float">
            <text:p>350</text:p>
          </table:table-cell>
          <table:table-cell table:formula="of:=VALUE(SUBSTITUTE(MID([.C932];1;LEN([.C932])-4);&quot;.&quot;;&quot;,&quot;))" office:value-type="float" office:value="0.12892" calcext:value-type="float">
            <text:p>0,12892</text:p>
          </table:table-cell>
          <table:table-cell table:formula="of:=[.B932]" office:value-type="string" office:string-value="0x0325244b0f0c961979E61765fB8b63dBF052274EDe3b64A98214b7F499797751" calcext:value-type="string">
            <text:p>0x0325244b0f0c961979E61765fB8b63dBF052274EDe3b64A98214b7F499797751</text:p>
          </table:table-cell>
          <table:table-cell table:formula="of:=ROUNDUP([.E93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<text:a xlink:href="https://voyager.online/contract/0x0206Ec40651A62E8ef29089512A577C20D1637eaF35dB4c6a83D6fF792c9D4A1" xlink:type="simple">0x0206Ec40651A62E8ef29089512A577C20D1637eaF35dB4c6a83D6fF792c9D4A1</text:a></text:p>
          </table:table-cell>
          <table:table-cell office:value-type="string" calcext:value-type="string">
            <text:p>0.12890 ETH</text:p>
          </table:table-cell>
          <table:table-cell office:value-type="float" office:value="229" calcext:value-type="float">
            <text:p>229</text:p>
          </table:table-cell>
          <table:table-cell table:formula="of:=VALUE(SUBSTITUTE(MID([.C933];1;LEN([.C933])-4);&quot;.&quot;;&quot;,&quot;))" office:value-type="float" office:value="0.1289" calcext:value-type="float">
            <text:p>0,1289</text:p>
          </table:table-cell>
          <table:table-cell table:formula="of:=[.B933]" office:value-type="string" office:string-value="0x0206Ec40651A62E8ef29089512A577C20D1637eaF35dB4c6a83D6fF792c9D4A1" calcext:value-type="string">
            <text:p>0x0206Ec40651A62E8ef29089512A577C20D1637eaF35dB4c6a83D6fF792c9D4A1</text:p>
          </table:table-cell>
          <table:table-cell table:formula="of:=ROUNDUP([.E93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<text:a xlink:href="https://voyager.online/contract/0x017C8Dbbe6B177E3Ab1128F9C5F71Add1830c76B416b10Ee227ce3c4Bb5BB0f2" xlink:type="simple">0x017C8Dbbe6B177E3Ab1128F9C5F71Add1830c76B416b10Ee227ce3c4Bb5BB0f2</text:a></text:p>
          </table:table-cell>
          <table:table-cell office:value-type="string" calcext:value-type="string">
            <text:p>0.12875 ETH</text:p>
          </table:table-cell>
          <table:table-cell office:value-type="float" office:value="340" calcext:value-type="float">
            <text:p>340</text:p>
          </table:table-cell>
          <table:table-cell table:formula="of:=VALUE(SUBSTITUTE(MID([.C934];1;LEN([.C934])-4);&quot;.&quot;;&quot;,&quot;))" office:value-type="float" office:value="0.12875" calcext:value-type="float">
            <text:p>0,12875</text:p>
          </table:table-cell>
          <table:table-cell table:formula="of:=[.B934]" office:value-type="string" office:string-value="0x017C8Dbbe6B177E3Ab1128F9C5F71Add1830c76B416b10Ee227ce3c4Bb5BB0f2" calcext:value-type="string">
            <text:p>0x017C8Dbbe6B177E3Ab1128F9C5F71Add1830c76B416b10Ee227ce3c4Bb5BB0f2</text:p>
          </table:table-cell>
          <table:table-cell table:formula="of:=ROUNDUP([.E93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s://voyager.online/contract/0x01c910c7A0ACAF3132b2E1D3662D8e5B55AC828102dd24EB21fEffc7b3ac42eA" xlink:type="simple">0x01c910c7A0ACAF3132b2E1D3662D8e5B55AC828102dd24EB21fEffc7b3ac42eA</text:a></text:p>
          </table:table-cell>
          <table:table-cell office:value-type="string" calcext:value-type="string">
            <text:p>0.12865 ETH</text:p>
          </table:table-cell>
          <table:table-cell office:value-type="float" office:value="362" calcext:value-type="float">
            <text:p>362</text:p>
          </table:table-cell>
          <table:table-cell table:formula="of:=VALUE(SUBSTITUTE(MID([.C935];1;LEN([.C935])-4);&quot;.&quot;;&quot;,&quot;))" office:value-type="float" office:value="0.12865" calcext:value-type="float">
            <text:p>0,12865</text:p>
          </table:table-cell>
          <table:table-cell table:formula="of:=[.B935]" office:value-type="string" office:string-value="0x01c910c7A0ACAF3132b2E1D3662D8e5B55AC828102dd24EB21fEffc7b3ac42eA" calcext:value-type="string">
            <text:p>0x01c910c7A0ACAF3132b2E1D3662D8e5B55AC828102dd24EB21fEffc7b3ac42eA</text:p>
          </table:table-cell>
          <table:table-cell table:formula="of:=ROUNDUP([.E93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<text:a xlink:href="https://voyager.online/contract/0x0025864D5CBdD659952F5f0bcc9376aCD007cefd55DC6B7bcA2c3Ef20f804D6D" xlink:type="simple">0x0025864D5CBdD659952F5f0bcc9376aCD007cefd55DC6B7bcA2c3Ef20f804D6D</text:a></text:p>
          </table:table-cell>
          <table:table-cell office:value-type="string" calcext:value-type="string">
            <text:p>0.12858 ETH</text:p>
          </table:table-cell>
          <table:table-cell office:value-type="float" office:value="258" calcext:value-type="float">
            <text:p>258</text:p>
          </table:table-cell>
          <table:table-cell table:formula="of:=VALUE(SUBSTITUTE(MID([.C936];1;LEN([.C936])-4);&quot;.&quot;;&quot;,&quot;))" office:value-type="float" office:value="0.12858" calcext:value-type="float">
            <text:p>0,12858</text:p>
          </table:table-cell>
          <table:table-cell table:formula="of:=[.B936]" office:value-type="string" office:string-value="0x0025864D5CBdD659952F5f0bcc9376aCD007cefd55DC6B7bcA2c3Ef20f804D6D" calcext:value-type="string">
            <text:p>0x0025864D5CBdD659952F5f0bcc9376aCD007cefd55DC6B7bcA2c3Ef20f804D6D</text:p>
          </table:table-cell>
          <table:table-cell table:formula="of:=ROUNDUP([.E93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<text:a xlink:href="https://voyager.online/contract/0x0128FaEEe5955e9B44CC57e04e1cA4850102ccF3018F20c1B4fF08F6b745819B" xlink:type="simple">0x0128FaEEe5955e9B44CC57e04e1cA4850102ccF3018F20c1B4fF08F6b745819B</text:a></text:p>
          </table:table-cell>
          <table:table-cell office:value-type="string" calcext:value-type="string">
            <text:p>0.12838 ETH</text:p>
          </table:table-cell>
          <table:table-cell office:value-type="float" office:value="341" calcext:value-type="float">
            <text:p>341</text:p>
          </table:table-cell>
          <table:table-cell table:formula="of:=VALUE(SUBSTITUTE(MID([.C937];1;LEN([.C937])-4);&quot;.&quot;;&quot;,&quot;))" office:value-type="float" office:value="0.12838" calcext:value-type="float">
            <text:p>0,12838</text:p>
          </table:table-cell>
          <table:table-cell table:formula="of:=[.B937]" office:value-type="string" office:string-value="0x0128FaEEe5955e9B44CC57e04e1cA4850102ccF3018F20c1B4fF08F6b745819B" calcext:value-type="string">
            <text:p>0x0128FaEEe5955e9B44CC57e04e1cA4850102ccF3018F20c1B4fF08F6b745819B</text:p>
          </table:table-cell>
          <table:table-cell table:formula="of:=ROUNDUP([.E93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<text:a xlink:href="https://voyager.online/contract/0x04aAF1e9c1AcAE35db7a1d492da67BD34dfc4c84A22A712fe837E086a1f653F3" xlink:type="simple">0x04aAF1e9c1AcAE35db7a1d492da67BD34dfc4c84A22A712fe837E086a1f653F3</text:a></text:p>
          </table:table-cell>
          <table:table-cell office:value-type="string" calcext:value-type="string">
            <text:p>0.12838 ETH</text:p>
          </table:table-cell>
          <table:table-cell office:value-type="float" office:value="354" calcext:value-type="float">
            <text:p>354</text:p>
          </table:table-cell>
          <table:table-cell table:formula="of:=VALUE(SUBSTITUTE(MID([.C938];1;LEN([.C938])-4);&quot;.&quot;;&quot;,&quot;))" office:value-type="float" office:value="0.12838" calcext:value-type="float">
            <text:p>0,12838</text:p>
          </table:table-cell>
          <table:table-cell table:formula="of:=[.B938]" office:value-type="string" office:string-value="0x04aAF1e9c1AcAE35db7a1d492da67BD34dfc4c84A22A712fe837E086a1f653F3" calcext:value-type="string">
            <text:p>0x04aAF1e9c1AcAE35db7a1d492da67BD34dfc4c84A22A712fe837E086a1f653F3</text:p>
          </table:table-cell>
          <table:table-cell table:formula="of:=ROUNDUP([.E93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<text:a xlink:href="https://voyager.online/contract/0x05b5619E3A96142ca72BD872431b61f5b2dA349DAFaD4e9919c46E37Cba405d2" xlink:type="simple">0x05b5619E3A96142ca72BD872431b61f5b2dA349DAFaD4e9919c46E37Cba405d2</text:a></text:p>
          </table:table-cell>
          <table:table-cell office:value-type="string" calcext:value-type="string">
            <text:p>0.12835 ETH</text:p>
          </table:table-cell>
          <table:table-cell office:value-type="float" office:value="242" calcext:value-type="float">
            <text:p>242</text:p>
          </table:table-cell>
          <table:table-cell table:formula="of:=VALUE(SUBSTITUTE(MID([.C939];1;LEN([.C939])-4);&quot;.&quot;;&quot;,&quot;))" office:value-type="float" office:value="0.12835" calcext:value-type="float">
            <text:p>0,12835</text:p>
          </table:table-cell>
          <table:table-cell table:formula="of:=[.B939]" office:value-type="string" office:string-value="0x05b5619E3A96142ca72BD872431b61f5b2dA349DAFaD4e9919c46E37Cba405d2" calcext:value-type="string">
            <text:p>0x05b5619E3A96142ca72BD872431b61f5b2dA349DAFaD4e9919c46E37Cba405d2</text:p>
          </table:table-cell>
          <table:table-cell table:formula="of:=ROUNDUP([.E93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<text:a xlink:href="https://voyager.online/contract/0x076977e1B52B8798930074F3179cdc91657fDbd17E4C0F322C679Cc973D9e88a" xlink:type="simple">0x076977e1B52B8798930074F3179cdc91657fDbd17E4C0F322C679Cc973D9e88a</text:a></text:p>
          </table:table-cell>
          <table:table-cell office:value-type="string" calcext:value-type="string">
            <text:p>0.12834 ETH</text:p>
          </table:table-cell>
          <table:table-cell office:value-type="float" office:value="854" calcext:value-type="float">
            <text:p>854</text:p>
          </table:table-cell>
          <table:table-cell table:formula="of:=VALUE(SUBSTITUTE(MID([.C940];1;LEN([.C940])-4);&quot;.&quot;;&quot;,&quot;))" office:value-type="float" office:value="0.12834" calcext:value-type="float">
            <text:p>0,12834</text:p>
          </table:table-cell>
          <table:table-cell table:formula="of:=[.B940]" office:value-type="string" office:string-value="0x076977e1B52B8798930074F3179cdc91657fDbd17E4C0F322C679Cc973D9e88a" calcext:value-type="string">
            <text:p>0x076977e1B52B8798930074F3179cdc91657fDbd17E4C0F322C679Cc973D9e88a</text:p>
          </table:table-cell>
          <table:table-cell table:formula="of:=ROUNDUP([.E94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<text:a xlink:href="https://voyager.online/contract/0x04b5ab8b2798649735D2124531B23034C8b802cDe264848d6D751fD69091e39D" xlink:type="simple">0x04b5ab8b2798649735D2124531B23034C8b802cDe264848d6D751fD69091e39D</text:a></text:p>
          </table:table-cell>
          <table:table-cell office:value-type="string" calcext:value-type="string">
            <text:p>0.12831 ETH</text:p>
          </table:table-cell>
          <table:table-cell office:value-type="float" office:value="324" calcext:value-type="float">
            <text:p>324</text:p>
          </table:table-cell>
          <table:table-cell table:formula="of:=VALUE(SUBSTITUTE(MID([.C941];1;LEN([.C941])-4);&quot;.&quot;;&quot;,&quot;))" office:value-type="float" office:value="0.12831" calcext:value-type="float">
            <text:p>0,12831</text:p>
          </table:table-cell>
          <table:table-cell table:formula="of:=[.B941]" office:value-type="string" office:string-value="0x04b5ab8b2798649735D2124531B23034C8b802cDe264848d6D751fD69091e39D" calcext:value-type="string">
            <text:p>0x04b5ab8b2798649735D2124531B23034C8b802cDe264848d6D751fD69091e39D</text:p>
          </table:table-cell>
          <table:table-cell table:formula="of:=ROUNDUP([.E94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a xlink:href="https://voyager.online/contract/0x03dF6C96DF389693ef175cCa8737CadE12f4C8fb7856c8a901a8c89835388a77" xlink:type="simple">0x03dF6C96DF389693ef175cCa8737CadE12f4C8fb7856c8a901a8c89835388a77</text:a></text:p>
          </table:table-cell>
          <table:table-cell office:value-type="string" calcext:value-type="string">
            <text:p>0.12825 ETH</text:p>
          </table:table-cell>
          <table:table-cell office:value-type="float" office:value="276" calcext:value-type="float">
            <text:p>276</text:p>
          </table:table-cell>
          <table:table-cell table:formula="of:=VALUE(SUBSTITUTE(MID([.C942];1;LEN([.C942])-4);&quot;.&quot;;&quot;,&quot;))" office:value-type="float" office:value="0.12825" calcext:value-type="float">
            <text:p>0,12825</text:p>
          </table:table-cell>
          <table:table-cell table:formula="of:=[.B942]" office:value-type="string" office:string-value="0x03dF6C96DF389693ef175cCa8737CadE12f4C8fb7856c8a901a8c89835388a77" calcext:value-type="string">
            <text:p>0x03dF6C96DF389693ef175cCa8737CadE12f4C8fb7856c8a901a8c89835388a77</text:p>
          </table:table-cell>
          <table:table-cell table:formula="of:=ROUNDUP([.E94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<text:a xlink:href="https://voyager.online/contract/0x021145fEf42457DC470138423Dcb5Dc0525170c1906668216F0103313a20884A" xlink:type="simple">0x021145fEf42457DC470138423Dcb5Dc0525170c1906668216F0103313a20884A</text:a></text:p>
          </table:table-cell>
          <table:table-cell office:value-type="string" calcext:value-type="string">
            <text:p>0.12822 ETH</text:p>
          </table:table-cell>
          <table:table-cell office:value-type="float" office:value="253" calcext:value-type="float">
            <text:p>253</text:p>
          </table:table-cell>
          <table:table-cell table:formula="of:=VALUE(SUBSTITUTE(MID([.C943];1;LEN([.C943])-4);&quot;.&quot;;&quot;,&quot;))" office:value-type="float" office:value="0.12822" calcext:value-type="float">
            <text:p>0,12822</text:p>
          </table:table-cell>
          <table:table-cell table:formula="of:=[.B943]" office:value-type="string" office:string-value="0x021145fEf42457DC470138423Dcb5Dc0525170c1906668216F0103313a20884A" calcext:value-type="string">
            <text:p>0x021145fEf42457DC470138423Dcb5Dc0525170c1906668216F0103313a20884A</text:p>
          </table:table-cell>
          <table:table-cell table:formula="of:=ROUNDUP([.E94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<text:a xlink:href="https://voyager.online/contract/0x0154E79740384cb5952418dbb7b70a0ce4aed45ECf3dF57Bdb365626E693f7c3" xlink:type="simple">0x0154E79740384cb5952418dbb7b70a0ce4aed45ECf3dF57Bdb365626E693f7c3</text:a></text:p>
          </table:table-cell>
          <table:table-cell office:value-type="string" calcext:value-type="string">
            <text:p>0.12820 ETH</text:p>
          </table:table-cell>
          <table:table-cell office:value-type="float" office:value="255" calcext:value-type="float">
            <text:p>255</text:p>
          </table:table-cell>
          <table:table-cell table:formula="of:=VALUE(SUBSTITUTE(MID([.C944];1;LEN([.C944])-4);&quot;.&quot;;&quot;,&quot;))" office:value-type="float" office:value="0.1282" calcext:value-type="float">
            <text:p>0,1282</text:p>
          </table:table-cell>
          <table:table-cell table:formula="of:=[.B944]" office:value-type="string" office:string-value="0x0154E79740384cb5952418dbb7b70a0ce4aed45ECf3dF57Bdb365626E693f7c3" calcext:value-type="string">
            <text:p>0x0154E79740384cb5952418dbb7b70a0ce4aed45ECf3dF57Bdb365626E693f7c3</text:p>
          </table:table-cell>
          <table:table-cell table:formula="of:=ROUNDUP([.E94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voyager.online/contract/0x04D777AB6708A9DAC7c2B0AaB8bB1067856b588633c506b4492e25A02809E59a" xlink:type="simple">0x04D777AB6708A9DAC7c2B0AaB8bB1067856b588633c506b4492e25A02809E59a</text:a></text:p>
          </table:table-cell>
          <table:table-cell office:value-type="string" calcext:value-type="string">
            <text:p>0.12818 ETH</text:p>
          </table:table-cell>
          <table:table-cell office:value-type="float" office:value="296" calcext:value-type="float">
            <text:p>296</text:p>
          </table:table-cell>
          <table:table-cell table:formula="of:=VALUE(SUBSTITUTE(MID([.C945];1;LEN([.C945])-4);&quot;.&quot;;&quot;,&quot;))" office:value-type="float" office:value="0.12818" calcext:value-type="float">
            <text:p>0,12818</text:p>
          </table:table-cell>
          <table:table-cell table:formula="of:=[.B945]" office:value-type="string" office:string-value="0x04D777AB6708A9DAC7c2B0AaB8bB1067856b588633c506b4492e25A02809E59a" calcext:value-type="string">
            <text:p>0x04D777AB6708A9DAC7c2B0AaB8bB1067856b588633c506b4492e25A02809E59a</text:p>
          </table:table-cell>
          <table:table-cell table:formula="of:=ROUNDUP([.E94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<text:a xlink:href="https://voyager.online/contract/0x06c89813Db8810C13C1Fe29e11dDDA686b518b228530c5fD049220cc9D26F49c" xlink:type="simple">0x06c89813Db8810C13C1Fe29e11dDDA686b518b228530c5fD049220cc9D26F49c</text:a></text:p>
          </table:table-cell>
          <table:table-cell office:value-type="string" calcext:value-type="string">
            <text:p>0.12817 ETH</text:p>
          </table:table-cell>
          <table:table-cell office:value-type="float" office:value="398" calcext:value-type="float">
            <text:p>398</text:p>
          </table:table-cell>
          <table:table-cell table:formula="of:=VALUE(SUBSTITUTE(MID([.C946];1;LEN([.C946])-4);&quot;.&quot;;&quot;,&quot;))" office:value-type="float" office:value="0.12817" calcext:value-type="float">
            <text:p>0,12817</text:p>
          </table:table-cell>
          <table:table-cell table:formula="of:=[.B946]" office:value-type="string" office:string-value="0x06c89813Db8810C13C1Fe29e11dDDA686b518b228530c5fD049220cc9D26F49c" calcext:value-type="string">
            <text:p>0x06c89813Db8810C13C1Fe29e11dDDA686b518b228530c5fD049220cc9D26F49c</text:p>
          </table:table-cell>
          <table:table-cell table:formula="of:=ROUNDUP([.E94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<text:a xlink:href="https://voyager.online/contract/0x035B2599DaeE754C1bA1cC830A0462832f84034fDEB531DF44f88Cd6D815ef4A" xlink:type="simple">0x035B2599DaeE754C1bA1cC830A0462832f84034fDEB531DF44f88Cd6D815ef4A</text:a></text:p>
          </table:table-cell>
          <table:table-cell office:value-type="string" calcext:value-type="string">
            <text:p>0.12815 ETH</text:p>
          </table:table-cell>
          <table:table-cell office:value-type="float" office:value="339" calcext:value-type="float">
            <text:p>339</text:p>
          </table:table-cell>
          <table:table-cell table:formula="of:=VALUE(SUBSTITUTE(MID([.C947];1;LEN([.C947])-4);&quot;.&quot;;&quot;,&quot;))" office:value-type="float" office:value="0.12815" calcext:value-type="float">
            <text:p>0,12815</text:p>
          </table:table-cell>
          <table:table-cell table:formula="of:=[.B947]" office:value-type="string" office:string-value="0x035B2599DaeE754C1bA1cC830A0462832f84034fDEB531DF44f88Cd6D815ef4A" calcext:value-type="string">
            <text:p>0x035B2599DaeE754C1bA1cC830A0462832f84034fDEB531DF44f88Cd6D815ef4A</text:p>
          </table:table-cell>
          <table:table-cell table:formula="of:=ROUNDUP([.E94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<text:a xlink:href="https://voyager.online/contract/0x02B5167aCC79D186d482AB86E723A983D3eFF7a31f8d15fbB4E16ACBdFE0c69A" xlink:type="simple">0x02B5167aCC79D186d482AB86E723A983D3eFF7a31f8d15fbB4E16ACBdFE0c69A</text:a></text:p>
          </table:table-cell>
          <table:table-cell office:value-type="string" calcext:value-type="string">
            <text:p>0.12812 ETH</text:p>
          </table:table-cell>
          <table:table-cell office:value-type="float" office:value="235" calcext:value-type="float">
            <text:p>235</text:p>
          </table:table-cell>
          <table:table-cell table:formula="of:=VALUE(SUBSTITUTE(MID([.C948];1;LEN([.C948])-4);&quot;.&quot;;&quot;,&quot;))" office:value-type="float" office:value="0.12812" calcext:value-type="float">
            <text:p>0,12812</text:p>
          </table:table-cell>
          <table:table-cell table:formula="of:=[.B948]" office:value-type="string" office:string-value="0x02B5167aCC79D186d482AB86E723A983D3eFF7a31f8d15fbB4E16ACBdFE0c69A" calcext:value-type="string">
            <text:p>0x02B5167aCC79D186d482AB86E723A983D3eFF7a31f8d15fbB4E16ACBdFE0c69A</text:p>
          </table:table-cell>
          <table:table-cell table:formula="of:=ROUNDUP([.E94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s://voyager.online/contract/0x02470eA294Aa4b28EE4a473aaa8a1EdC6C810C11684d1f29F1F3EdD336Fd0f34" xlink:type="simple">0x02470eA294Aa4b28EE4a473aaa8a1EdC6C810C11684d1f29F1F3EdD336Fd0f34</text:a></text:p>
          </table:table-cell>
          <table:table-cell office:value-type="string" calcext:value-type="string">
            <text:p>0.12805 ETH</text:p>
          </table:table-cell>
          <table:table-cell office:value-type="float" office:value="715" calcext:value-type="float">
            <text:p>715</text:p>
          </table:table-cell>
          <table:table-cell table:formula="of:=VALUE(SUBSTITUTE(MID([.C949];1;LEN([.C949])-4);&quot;.&quot;;&quot;,&quot;))" office:value-type="float" office:value="0.12805" calcext:value-type="float">
            <text:p>0,12805</text:p>
          </table:table-cell>
          <table:table-cell table:formula="of:=[.B949]" office:value-type="string" office:string-value="0x02470eA294Aa4b28EE4a473aaa8a1EdC6C810C11684d1f29F1F3EdD336Fd0f34" calcext:value-type="string">
            <text:p>0x02470eA294Aa4b28EE4a473aaa8a1EdC6C810C11684d1f29F1F3EdD336Fd0f34</text:p>
          </table:table-cell>
          <table:table-cell table:formula="of:=ROUNDUP([.E94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<text:a xlink:href="https://voyager.online/contract/0x050cf0e7564e61eD9d440BB394E413E7eD5C3A6F726Cf110ED89d91aF4447237" xlink:type="simple">0x050cf0e7564e61eD9d440BB394E413E7eD5C3A6F726Cf110ED89d91aF4447237</text:a></text:p>
          </table:table-cell>
          <table:table-cell office:value-type="string" calcext:value-type="string">
            <text:p>0.12805 ETH</text:p>
          </table:table-cell>
          <table:table-cell office:value-type="float" office:value="376" calcext:value-type="float">
            <text:p>376</text:p>
          </table:table-cell>
          <table:table-cell table:formula="of:=VALUE(SUBSTITUTE(MID([.C950];1;LEN([.C950])-4);&quot;.&quot;;&quot;,&quot;))" office:value-type="float" office:value="0.12805" calcext:value-type="float">
            <text:p>0,12805</text:p>
          </table:table-cell>
          <table:table-cell table:formula="of:=[.B950]" office:value-type="string" office:string-value="0x050cf0e7564e61eD9d440BB394E413E7eD5C3A6F726Cf110ED89d91aF4447237" calcext:value-type="string">
            <text:p>0x050cf0e7564e61eD9d440BB394E413E7eD5C3A6F726Cf110ED89d91aF4447237</text:p>
          </table:table-cell>
          <table:table-cell table:formula="of:=ROUNDUP([.E95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<text:a xlink:href="https://voyager.online/contract/0x01DCf43Cf7f679E0478840f6010D655f532987AA70C39452e10Ff5FDb9203179" xlink:type="simple">0x01DCf43Cf7f679E0478840f6010D655f532987AA70C39452e10Ff5FDb9203179</text:a></text:p>
          </table:table-cell>
          <table:table-cell office:value-type="string" calcext:value-type="string">
            <text:p>0.12802 ETH</text:p>
          </table:table-cell>
          <table:table-cell office:value-type="float" office:value="334" calcext:value-type="float">
            <text:p>334</text:p>
          </table:table-cell>
          <table:table-cell table:formula="of:=VALUE(SUBSTITUTE(MID([.C951];1;LEN([.C951])-4);&quot;.&quot;;&quot;,&quot;))" office:value-type="float" office:value="0.12802" calcext:value-type="float">
            <text:p>0,12802</text:p>
          </table:table-cell>
          <table:table-cell table:formula="of:=[.B951]" office:value-type="string" office:string-value="0x01DCf43Cf7f679E0478840f6010D655f532987AA70C39452e10Ff5FDb9203179" calcext:value-type="string">
            <text:p>0x01DCf43Cf7f679E0478840f6010D655f532987AA70C39452e10Ff5FDb9203179</text:p>
          </table:table-cell>
          <table:table-cell table:formula="of:=ROUNDUP([.E95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<text:a xlink:href="https://voyager.online/contract/0x005b879C3932F9ce738110966271628C20053Ea7Af6A428056e1430E2A7e5945" xlink:type="simple">0x005b879C3932F9ce738110966271628C20053Ea7Af6A428056e1430E2A7e5945</text:a></text:p>
          </table:table-cell>
          <table:table-cell office:value-type="string" calcext:value-type="string">
            <text:p>0.12801 ETH</text:p>
          </table:table-cell>
          <table:table-cell office:value-type="float" office:value="282" calcext:value-type="float">
            <text:p>282</text:p>
          </table:table-cell>
          <table:table-cell table:formula="of:=VALUE(SUBSTITUTE(MID([.C952];1;LEN([.C952])-4);&quot;.&quot;;&quot;,&quot;))" office:value-type="float" office:value="0.12801" calcext:value-type="float">
            <text:p>0,12801</text:p>
          </table:table-cell>
          <table:table-cell table:formula="of:=[.B952]" office:value-type="string" office:string-value="0x005b879C3932F9ce738110966271628C20053Ea7Af6A428056e1430E2A7e5945" calcext:value-type="string">
            <text:p>0x005b879C3932F9ce738110966271628C20053Ea7Af6A428056e1430E2A7e5945</text:p>
          </table:table-cell>
          <table:table-cell table:formula="of:=ROUNDUP([.E95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<text:a xlink:href="https://voyager.online/contract/0x07D8b6636C410F970001a1223B6F054295c41FFFF9134f2298D4eabf65844aFe" xlink:type="simple">0x07D8b6636C410F970001a1223B6F054295c41FFFF9134f2298D4eabf65844aFe</text:a></text:p>
          </table:table-cell>
          <table:table-cell office:value-type="string" calcext:value-type="string">
            <text:p>0.12799 ETH</text:p>
          </table:table-cell>
          <table:table-cell office:value-type="float" office:value="269" calcext:value-type="float">
            <text:p>269</text:p>
          </table:table-cell>
          <table:table-cell table:formula="of:=VALUE(SUBSTITUTE(MID([.C953];1;LEN([.C953])-4);&quot;.&quot;;&quot;,&quot;))" office:value-type="float" office:value="0.12799" calcext:value-type="float">
            <text:p>0,12799</text:p>
          </table:table-cell>
          <table:table-cell table:formula="of:=[.B953]" office:value-type="string" office:string-value="0x07D8b6636C410F970001a1223B6F054295c41FFFF9134f2298D4eabf65844aFe" calcext:value-type="string">
            <text:p>0x07D8b6636C410F970001a1223B6F054295c41FFFF9134f2298D4eabf65844aFe</text:p>
          </table:table-cell>
          <table:table-cell table:formula="of:=ROUNDUP([.E95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<text:a xlink:href="https://voyager.online/contract/0x034BA670A4C4462Dbc9524d1A2F57feCB9Fa1fAE8703dbe7a12E0e400288F36c" xlink:type="simple">0x034BA670A4C4462Dbc9524d1A2F57feCB9Fa1fAE8703dbe7a12E0e400288F36c</text:a></text:p>
          </table:table-cell>
          <table:table-cell office:value-type="string" calcext:value-type="string">
            <text:p>0.12799 ETH</text:p>
          </table:table-cell>
          <table:table-cell office:value-type="float" office:value="325" calcext:value-type="float">
            <text:p>325</text:p>
          </table:table-cell>
          <table:table-cell table:formula="of:=VALUE(SUBSTITUTE(MID([.C954];1;LEN([.C954])-4);&quot;.&quot;;&quot;,&quot;))" office:value-type="float" office:value="0.12799" calcext:value-type="float">
            <text:p>0,12799</text:p>
          </table:table-cell>
          <table:table-cell table:formula="of:=[.B954]" office:value-type="string" office:string-value="0x034BA670A4C4462Dbc9524d1A2F57feCB9Fa1fAE8703dbe7a12E0e400288F36c" calcext:value-type="string">
            <text:p>0x034BA670A4C4462Dbc9524d1A2F57feCB9Fa1fAE8703dbe7a12E0e400288F36c</text:p>
          </table:table-cell>
          <table:table-cell table:formula="of:=ROUNDUP([.E95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<text:a xlink:href="https://voyager.online/contract/0x012F7068Adca90AEC2339547fa524098d3710d984850AFa98C0629B725f9595d" xlink:type="simple">0x012F7068Adca90AEC2339547fa524098d3710d984850AFa98C0629B725f9595d</text:a></text:p>
          </table:table-cell>
          <table:table-cell office:value-type="string" calcext:value-type="string">
            <text:p>0.12796 ETH</text:p>
          </table:table-cell>
          <table:table-cell office:value-type="float" office:value="287" calcext:value-type="float">
            <text:p>287</text:p>
          </table:table-cell>
          <table:table-cell table:formula="of:=VALUE(SUBSTITUTE(MID([.C955];1;LEN([.C955])-4);&quot;.&quot;;&quot;,&quot;))" office:value-type="float" office:value="0.12796" calcext:value-type="float">
            <text:p>0,12796</text:p>
          </table:table-cell>
          <table:table-cell table:formula="of:=[.B955]" office:value-type="string" office:string-value="0x012F7068Adca90AEC2339547fa524098d3710d984850AFa98C0629B725f9595d" calcext:value-type="string">
            <text:p>0x012F7068Adca90AEC2339547fa524098d3710d984850AFa98C0629B725f9595d</text:p>
          </table:table-cell>
          <table:table-cell table:formula="of:=ROUNDUP([.E95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<text:a xlink:href="https://voyager.online/contract/0x00fB195BaE48AA55e79595671121F7FA76Df92a9987A1FA5D2B87d5801eb861d" xlink:type="simple">0x00fB195BaE48AA55e79595671121F7FA76Df92a9987A1FA5D2B87d5801eb861d</text:a></text:p>
          </table:table-cell>
          <table:table-cell office:value-type="string" calcext:value-type="string">
            <text:p>0.12792 ETH</text:p>
          </table:table-cell>
          <table:table-cell office:value-type="float" office:value="364" calcext:value-type="float">
            <text:p>364</text:p>
          </table:table-cell>
          <table:table-cell table:formula="of:=VALUE(SUBSTITUTE(MID([.C956];1;LEN([.C956])-4);&quot;.&quot;;&quot;,&quot;))" office:value-type="float" office:value="0.12792" calcext:value-type="float">
            <text:p>0,12792</text:p>
          </table:table-cell>
          <table:table-cell table:formula="of:=[.B956]" office:value-type="string" office:string-value="0x00fB195BaE48AA55e79595671121F7FA76Df92a9987A1FA5D2B87d5801eb861d" calcext:value-type="string">
            <text:p>0x00fB195BaE48AA55e79595671121F7FA76Df92a9987A1FA5D2B87d5801eb861d</text:p>
          </table:table-cell>
          <table:table-cell table:formula="of:=ROUNDUP([.E95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<text:a xlink:href="https://voyager.online/contract/0x03D2D1d1f0765a05F322EB741867a8A73C06435E67A8B2c282d5f3b6c322F200" xlink:type="simple">0x03D2D1d1f0765a05F322EB741867a8A73C06435E67A8B2c282d5f3b6c322F200</text:a></text:p>
          </table:table-cell>
          <table:table-cell office:value-type="string" calcext:value-type="string">
            <text:p>0.12786 ETH</text:p>
          </table:table-cell>
          <table:table-cell office:value-type="float" office:value="146" calcext:value-type="float">
            <text:p>146</text:p>
          </table:table-cell>
          <table:table-cell table:formula="of:=VALUE(SUBSTITUTE(MID([.C957];1;LEN([.C957])-4);&quot;.&quot;;&quot;,&quot;))" office:value-type="float" office:value="0.12786" calcext:value-type="float">
            <text:p>0,12786</text:p>
          </table:table-cell>
          <table:table-cell table:formula="of:=[.B957]" office:value-type="string" office:string-value="0x03D2D1d1f0765a05F322EB741867a8A73C06435E67A8B2c282d5f3b6c322F200" calcext:value-type="string">
            <text:p>0x03D2D1d1f0765a05F322EB741867a8A73C06435E67A8B2c282d5f3b6c322F200</text:p>
          </table:table-cell>
          <table:table-cell table:formula="of:=ROUNDUP([.E95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<text:a xlink:href="https://voyager.online/contract/0x02D2DA599165D9AFd7bDa8B7dbB091999ef2b9df7AD19C06690E1777aA51dc5C" xlink:type="simple">0x02D2DA599165D9AFd7bDa8B7dbB091999ef2b9df7AD19C06690E1777aA51dc5C</text:a></text:p>
          </table:table-cell>
          <table:table-cell office:value-type="string" calcext:value-type="string">
            <text:p>0.12785 ETH</text:p>
          </table:table-cell>
          <table:table-cell office:value-type="float" office:value="408" calcext:value-type="float">
            <text:p>408</text:p>
          </table:table-cell>
          <table:table-cell table:formula="of:=VALUE(SUBSTITUTE(MID([.C958];1;LEN([.C958])-4);&quot;.&quot;;&quot;,&quot;))" office:value-type="float" office:value="0.12785" calcext:value-type="float">
            <text:p>0,12785</text:p>
          </table:table-cell>
          <table:table-cell table:formula="of:=[.B958]" office:value-type="string" office:string-value="0x02D2DA599165D9AFd7bDa8B7dbB091999ef2b9df7AD19C06690E1777aA51dc5C" calcext:value-type="string">
            <text:p>0x02D2DA599165D9AFd7bDa8B7dbB091999ef2b9df7AD19C06690E1777aA51dc5C</text:p>
          </table:table-cell>
          <table:table-cell table:formula="of:=ROUNDUP([.E95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<text:a xlink:href="https://voyager.online/contract/0x06D1E45328af03Ac36b6Be1cee50d3DB9A408c2650831B5E85Eb662c5719E1C0" xlink:type="simple">0x06D1E45328af03Ac36b6Be1cee50d3DB9A408c2650831B5E85Eb662c5719E1C0</text:a></text:p>
          </table:table-cell>
          <table:table-cell office:value-type="string" calcext:value-type="string">
            <text:p>0.12768 ETH</text:p>
          </table:table-cell>
          <table:table-cell office:value-type="float" office:value="406" calcext:value-type="float">
            <text:p>406</text:p>
          </table:table-cell>
          <table:table-cell table:formula="of:=VALUE(SUBSTITUTE(MID([.C959];1;LEN([.C959])-4);&quot;.&quot;;&quot;,&quot;))" office:value-type="float" office:value="0.12768" calcext:value-type="float">
            <text:p>0,12768</text:p>
          </table:table-cell>
          <table:table-cell table:formula="of:=[.B959]" office:value-type="string" office:string-value="0x06D1E45328af03Ac36b6Be1cee50d3DB9A408c2650831B5E85Eb662c5719E1C0" calcext:value-type="string">
            <text:p>0x06D1E45328af03Ac36b6Be1cee50d3DB9A408c2650831B5E85Eb662c5719E1C0</text:p>
          </table:table-cell>
          <table:table-cell table:formula="of:=ROUNDUP([.E95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<text:a xlink:href="https://voyager.online/contract/0x04b2c73e485c4a624b9c05067f414addFA3b54Fce55Db659Ce2e48c2D4a26d20" xlink:type="simple">0x04b2c73e485c4a624b9c05067f414addFA3b54Fce55Db659Ce2e48c2D4a26d20</text:a></text:p>
          </table:table-cell>
          <table:table-cell office:value-type="string" calcext:value-type="string">
            <text:p>0.12767 ETH</text:p>
          </table:table-cell>
          <table:table-cell office:value-type="float" office:value="414" calcext:value-type="float">
            <text:p>414</text:p>
          </table:table-cell>
          <table:table-cell table:formula="of:=VALUE(SUBSTITUTE(MID([.C960];1;LEN([.C960])-4);&quot;.&quot;;&quot;,&quot;))" office:value-type="float" office:value="0.12767" calcext:value-type="float">
            <text:p>0,12767</text:p>
          </table:table-cell>
          <table:table-cell table:formula="of:=[.B960]" office:value-type="string" office:string-value="0x04b2c73e485c4a624b9c05067f414addFA3b54Fce55Db659Ce2e48c2D4a26d20" calcext:value-type="string">
            <text:p>0x04b2c73e485c4a624b9c05067f414addFA3b54Fce55Db659Ce2e48c2D4a26d20</text:p>
          </table:table-cell>
          <table:table-cell table:formula="of:=ROUNDUP([.E96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a xlink:href="https://voyager.online/contract/0x0335f0d18F4553B85c6Cdb6CFc27941fF69F89F0724e42b8838b0a4091579Ba9" xlink:type="simple">0x0335f0d18F4553B85c6Cdb6CFc27941fF69F89F0724e42b8838b0a4091579Ba9</text:a></text:p>
          </table:table-cell>
          <table:table-cell office:value-type="string" calcext:value-type="string">
            <text:p>0.12763 ETH</text:p>
          </table:table-cell>
          <table:table-cell office:value-type="float" office:value="298" calcext:value-type="float">
            <text:p>298</text:p>
          </table:table-cell>
          <table:table-cell table:formula="of:=VALUE(SUBSTITUTE(MID([.C961];1;LEN([.C961])-4);&quot;.&quot;;&quot;,&quot;))" office:value-type="float" office:value="0.12763" calcext:value-type="float">
            <text:p>0,12763</text:p>
          </table:table-cell>
          <table:table-cell table:formula="of:=[.B961]" office:value-type="string" office:string-value="0x0335f0d18F4553B85c6Cdb6CFc27941fF69F89F0724e42b8838b0a4091579Ba9" calcext:value-type="string">
            <text:p>0x0335f0d18F4553B85c6Cdb6CFc27941fF69F89F0724e42b8838b0a4091579Ba9</text:p>
          </table:table-cell>
          <table:table-cell table:formula="of:=ROUNDUP([.E96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s://voyager.online/contract/0x072456CE0abd19E6703108FB5CDDf7ee937BE731840F59231e9c8e47f48dCf7f" xlink:type="simple">0x072456CE0abd19E6703108FB5CDDf7ee937BE731840F59231e9c8e47f48dCf7f</text:a></text:p>
          </table:table-cell>
          <table:table-cell office:value-type="string" calcext:value-type="string">
            <text:p>0.12756 ETH</text:p>
          </table:table-cell>
          <table:table-cell office:value-type="float" office:value="343" calcext:value-type="float">
            <text:p>343</text:p>
          </table:table-cell>
          <table:table-cell table:formula="of:=VALUE(SUBSTITUTE(MID([.C962];1;LEN([.C962])-4);&quot;.&quot;;&quot;,&quot;))" office:value-type="float" office:value="0.12756" calcext:value-type="float">
            <text:p>0,12756</text:p>
          </table:table-cell>
          <table:table-cell table:formula="of:=[.B962]" office:value-type="string" office:string-value="0x072456CE0abd19E6703108FB5CDDf7ee937BE731840F59231e9c8e47f48dCf7f" calcext:value-type="string">
            <text:p>0x072456CE0abd19E6703108FB5CDDf7ee937BE731840F59231e9c8e47f48dCf7f</text:p>
          </table:table-cell>
          <table:table-cell table:formula="of:=ROUNDUP([.E96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<text:a xlink:href="https://voyager.online/contract/0x067Ccd2eA43698aF366241298a3d5364718c02e974e486e9F9D43450e1be8bb7" xlink:type="simple">0x067Ccd2eA43698aF366241298a3d5364718c02e974e486e9F9D43450e1be8bb7</text:a></text:p>
          </table:table-cell>
          <table:table-cell office:value-type="string" calcext:value-type="string">
            <text:p>0.12754 ETH</text:p>
          </table:table-cell>
          <table:table-cell office:value-type="float" office:value="510" calcext:value-type="float">
            <text:p>510</text:p>
          </table:table-cell>
          <table:table-cell table:formula="of:=VALUE(SUBSTITUTE(MID([.C963];1;LEN([.C963])-4);&quot;.&quot;;&quot;,&quot;))" office:value-type="float" office:value="0.12754" calcext:value-type="float">
            <text:p>0,12754</text:p>
          </table:table-cell>
          <table:table-cell table:formula="of:=[.B963]" office:value-type="string" office:string-value="0x067Ccd2eA43698aF366241298a3d5364718c02e974e486e9F9D43450e1be8bb7" calcext:value-type="string">
            <text:p>0x067Ccd2eA43698aF366241298a3d5364718c02e974e486e9F9D43450e1be8bb7</text:p>
          </table:table-cell>
          <table:table-cell table:formula="of:=ROUNDUP([.E96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<text:a xlink:href="https://voyager.online/contract/0x07b7968900F61E32d838eDDeb8c3010e34Cf87bFD4686cb5B660164799eb2369" xlink:type="simple">0x07b7968900F61E32d838eDDeb8c3010e34Cf87bFD4686cb5B660164799eb2369</text:a></text:p>
          </table:table-cell>
          <table:table-cell office:value-type="string" calcext:value-type="string">
            <text:p>0.12751 ETH</text:p>
          </table:table-cell>
          <table:table-cell office:value-type="float" office:value="422" calcext:value-type="float">
            <text:p>422</text:p>
          </table:table-cell>
          <table:table-cell table:formula="of:=VALUE(SUBSTITUTE(MID([.C964];1;LEN([.C964])-4);&quot;.&quot;;&quot;,&quot;))" office:value-type="float" office:value="0.12751" calcext:value-type="float">
            <text:p>0,12751</text:p>
          </table:table-cell>
          <table:table-cell table:formula="of:=[.B964]" office:value-type="string" office:string-value="0x07b7968900F61E32d838eDDeb8c3010e34Cf87bFD4686cb5B660164799eb2369" calcext:value-type="string">
            <text:p>0x07b7968900F61E32d838eDDeb8c3010e34Cf87bFD4686cb5B660164799eb2369</text:p>
          </table:table-cell>
          <table:table-cell table:formula="of:=ROUNDUP([.E96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a xlink:href="https://voyager.online/contract/0x01728030102F730AccD2EC49fEEbD5F1423bC85887eFFb0d51d674Cd4004c783" xlink:type="simple">0x01728030102F730AccD2EC49fEEbD5F1423bC85887eFFb0d51d674Cd4004c783</text:a></text:p>
          </table:table-cell>
          <table:table-cell office:value-type="string" calcext:value-type="string">
            <text:p>0.12742 ETH</text:p>
          </table:table-cell>
          <table:table-cell office:value-type="float" office:value="245" calcext:value-type="float">
            <text:p>245</text:p>
          </table:table-cell>
          <table:table-cell table:formula="of:=VALUE(SUBSTITUTE(MID([.C965];1;LEN([.C965])-4);&quot;.&quot;;&quot;,&quot;))" office:value-type="float" office:value="0.12742" calcext:value-type="float">
            <text:p>0,12742</text:p>
          </table:table-cell>
          <table:table-cell table:formula="of:=[.B965]" office:value-type="string" office:string-value="0x01728030102F730AccD2EC49fEEbD5F1423bC85887eFFb0d51d674Cd4004c783" calcext:value-type="string">
            <text:p>0x01728030102F730AccD2EC49fEEbD5F1423bC85887eFFb0d51d674Cd4004c783</text:p>
          </table:table-cell>
          <table:table-cell table:formula="of:=ROUNDUP([.E96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<text:a xlink:href="https://voyager.online/contract/0x0111580E6E74B8c5458c6ae43a17135959b06dEE2F8c7d53D1C242E4dEdA06A1" xlink:type="simple">0x0111580E6E74B8c5458c6ae43a17135959b06dEE2F8c7d53D1C242E4dEdA06A1</text:a></text:p>
          </table:table-cell>
          <table:table-cell office:value-type="string" calcext:value-type="string">
            <text:p>0.12734 ETH</text:p>
          </table:table-cell>
          <table:table-cell office:value-type="float" office:value="300" calcext:value-type="float">
            <text:p>300</text:p>
          </table:table-cell>
          <table:table-cell table:formula="of:=VALUE(SUBSTITUTE(MID([.C966];1;LEN([.C966])-4);&quot;.&quot;;&quot;,&quot;))" office:value-type="float" office:value="0.12734" calcext:value-type="float">
            <text:p>0,12734</text:p>
          </table:table-cell>
          <table:table-cell table:formula="of:=[.B966]" office:value-type="string" office:string-value="0x0111580E6E74B8c5458c6ae43a17135959b06dEE2F8c7d53D1C242E4dEdA06A1" calcext:value-type="string">
            <text:p>0x0111580E6E74B8c5458c6ae43a17135959b06dEE2F8c7d53D1C242E4dEdA06A1</text:p>
          </table:table-cell>
          <table:table-cell table:formula="of:=ROUNDUP([.E96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<text:a xlink:href="https://voyager.online/contract/0x07023Ffdc3362545a62b0247fb496C31EFf861fe01214076771Efb77D7913855" xlink:type="simple">0x07023Ffdc3362545a62b0247fb496C31EFf861fe01214076771Efb77D7913855</text:a></text:p>
          </table:table-cell>
          <table:table-cell office:value-type="string" calcext:value-type="string">
            <text:p>0.12734 ETH</text:p>
          </table:table-cell>
          <table:table-cell office:value-type="float" office:value="290" calcext:value-type="float">
            <text:p>290</text:p>
          </table:table-cell>
          <table:table-cell table:formula="of:=VALUE(SUBSTITUTE(MID([.C967];1;LEN([.C967])-4);&quot;.&quot;;&quot;,&quot;))" office:value-type="float" office:value="0.12734" calcext:value-type="float">
            <text:p>0,12734</text:p>
          </table:table-cell>
          <table:table-cell table:formula="of:=[.B967]" office:value-type="string" office:string-value="0x07023Ffdc3362545a62b0247fb496C31EFf861fe01214076771Efb77D7913855" calcext:value-type="string">
            <text:p>0x07023Ffdc3362545a62b0247fb496C31EFf861fe01214076771Efb77D7913855</text:p>
          </table:table-cell>
          <table:table-cell table:formula="of:=ROUNDUP([.E96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<text:a xlink:href="https://voyager.online/contract/0x06E6B037Dafd889829d70eB2Eb08aDA7B301027d191a6acc7dbe1C6049Bb3EC4" xlink:type="simple">0x06E6B037Dafd889829d70eB2Eb08aDA7B301027d191a6acc7dbe1C6049Bb3EC4</text:a></text:p>
          </table:table-cell>
          <table:table-cell office:value-type="string" calcext:value-type="string">
            <text:p>0.12733 ETH</text:p>
          </table:table-cell>
          <table:table-cell office:value-type="float" office:value="301" calcext:value-type="float">
            <text:p>301</text:p>
          </table:table-cell>
          <table:table-cell table:formula="of:=VALUE(SUBSTITUTE(MID([.C968];1;LEN([.C968])-4);&quot;.&quot;;&quot;,&quot;))" office:value-type="float" office:value="0.12733" calcext:value-type="float">
            <text:p>0,12733</text:p>
          </table:table-cell>
          <table:table-cell table:formula="of:=[.B968]" office:value-type="string" office:string-value="0x06E6B037Dafd889829d70eB2Eb08aDA7B301027d191a6acc7dbe1C6049Bb3EC4" calcext:value-type="string">
            <text:p>0x06E6B037Dafd889829d70eB2Eb08aDA7B301027d191a6acc7dbe1C6049Bb3EC4</text:p>
          </table:table-cell>
          <table:table-cell table:formula="of:=ROUNDUP([.E96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<text:a xlink:href="https://voyager.online/contract/0x022b3840acceB9698a3e22BD602d63C8F7666C0AABA488a92253931ba4539C94" xlink:type="simple">0x022b3840acceB9698a3e22BD602d63C8F7666C0AABA488a92253931ba4539C94</text:a></text:p>
          </table:table-cell>
          <table:table-cell office:value-type="string" calcext:value-type="string">
            <text:p>0.12733 ETH</text:p>
          </table:table-cell>
          <table:table-cell office:value-type="float" office:value="162" calcext:value-type="float">
            <text:p>162</text:p>
          </table:table-cell>
          <table:table-cell table:formula="of:=VALUE(SUBSTITUTE(MID([.C969];1;LEN([.C969])-4);&quot;.&quot;;&quot;,&quot;))" office:value-type="float" office:value="0.12733" calcext:value-type="float">
            <text:p>0,12733</text:p>
          </table:table-cell>
          <table:table-cell table:formula="of:=[.B969]" office:value-type="string" office:string-value="0x022b3840acceB9698a3e22BD602d63C8F7666C0AABA488a92253931ba4539C94" calcext:value-type="string">
            <text:p>0x022b3840acceB9698a3e22BD602d63C8F7666C0AABA488a92253931ba4539C94</text:p>
          </table:table-cell>
          <table:table-cell table:formula="of:=ROUNDUP([.E96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<text:a xlink:href="https://voyager.online/contract/0x064414b746d073048Be4e592293cd7E591Df70Db14D965D2f0D80D2191e41551" xlink:type="simple">0x064414b746d073048Be4e592293cd7E591Df70Db14D965D2f0D80D2191e41551</text:a></text:p>
          </table:table-cell>
          <table:table-cell office:value-type="string" calcext:value-type="string">
            <text:p>0.12732 ETH</text:p>
          </table:table-cell>
          <table:table-cell office:value-type="float" office:value="674" calcext:value-type="float">
            <text:p>674</text:p>
          </table:table-cell>
          <table:table-cell table:formula="of:=VALUE(SUBSTITUTE(MID([.C970];1;LEN([.C970])-4);&quot;.&quot;;&quot;,&quot;))" office:value-type="float" office:value="0.12732" calcext:value-type="float">
            <text:p>0,12732</text:p>
          </table:table-cell>
          <table:table-cell table:formula="of:=[.B970]" office:value-type="string" office:string-value="0x064414b746d073048Be4e592293cd7E591Df70Db14D965D2f0D80D2191e41551" calcext:value-type="string">
            <text:p>0x064414b746d073048Be4e592293cd7E591Df70Db14D965D2f0D80D2191e41551</text:p>
          </table:table-cell>
          <table:table-cell table:formula="of:=ROUNDUP([.E97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a xlink:href="https://voyager.online/contract/0x076af702d94bCf975895f98C71F8334010e9fa8CAEa94767c145388b59204358" xlink:type="simple">0x076af702d94bCf975895f98C71F8334010e9fa8CAEa94767c145388b59204358</text:a></text:p>
          </table:table-cell>
          <table:table-cell office:value-type="string" calcext:value-type="string">
            <text:p>0.12732 ETH</text:p>
          </table:table-cell>
          <table:table-cell office:value-type="float" office:value="214" calcext:value-type="float">
            <text:p>214</text:p>
          </table:table-cell>
          <table:table-cell table:formula="of:=VALUE(SUBSTITUTE(MID([.C971];1;LEN([.C971])-4);&quot;.&quot;;&quot;,&quot;))" office:value-type="float" office:value="0.12732" calcext:value-type="float">
            <text:p>0,12732</text:p>
          </table:table-cell>
          <table:table-cell table:formula="of:=[.B971]" office:value-type="string" office:string-value="0x076af702d94bCf975895f98C71F8334010e9fa8CAEa94767c145388b59204358" calcext:value-type="string">
            <text:p>0x076af702d94bCf975895f98C71F8334010e9fa8CAEa94767c145388b59204358</text:p>
          </table:table-cell>
          <table:table-cell table:formula="of:=ROUNDUP([.E97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<text:a xlink:href="https://voyager.online/contract/0x06100cac96e5695990Dd7FB08f6941c5e732B79C7Bf955B2ef5C4fcBB37c14D8" xlink:type="simple">0x06100cac96e5695990Dd7FB08f6941c5e732B79C7Bf955B2ef5C4fcBB37c14D8</text:a></text:p>
          </table:table-cell>
          <table:table-cell office:value-type="string" calcext:value-type="string">
            <text:p>0.12718 ETH</text:p>
          </table:table-cell>
          <table:table-cell office:value-type="float" office:value="252" calcext:value-type="float">
            <text:p>252</text:p>
          </table:table-cell>
          <table:table-cell table:formula="of:=VALUE(SUBSTITUTE(MID([.C972];1;LEN([.C972])-4);&quot;.&quot;;&quot;,&quot;))" office:value-type="float" office:value="0.12718" calcext:value-type="float">
            <text:p>0,12718</text:p>
          </table:table-cell>
          <table:table-cell table:formula="of:=[.B972]" office:value-type="string" office:string-value="0x06100cac96e5695990Dd7FB08f6941c5e732B79C7Bf955B2ef5C4fcBB37c14D8" calcext:value-type="string">
            <text:p>0x06100cac96e5695990Dd7FB08f6941c5e732B79C7Bf955B2ef5C4fcBB37c14D8</text:p>
          </table:table-cell>
          <table:table-cell table:formula="of:=ROUNDUP([.E97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<text:a xlink:href="https://voyager.online/contract/0x0740A110d4493C1f4fF31C7fc3c3f4caFf1Aa0Eca3272feb7111C07cc6eaA63E" xlink:type="simple">0x0740A110d4493C1f4fF31C7fc3c3f4caFf1Aa0Eca3272feb7111C07cc6eaA63E</text:a></text:p>
          </table:table-cell>
          <table:table-cell office:value-type="string" calcext:value-type="string">
            <text:p>0.12711 ETH</text:p>
          </table:table-cell>
          <table:table-cell office:value-type="float" office:value="436" calcext:value-type="float">
            <text:p>436</text:p>
          </table:table-cell>
          <table:table-cell table:formula="of:=VALUE(SUBSTITUTE(MID([.C973];1;LEN([.C973])-4);&quot;.&quot;;&quot;,&quot;))" office:value-type="float" office:value="0.12711" calcext:value-type="float">
            <text:p>0,12711</text:p>
          </table:table-cell>
          <table:table-cell table:formula="of:=[.B973]" office:value-type="string" office:string-value="0x0740A110d4493C1f4fF31C7fc3c3f4caFf1Aa0Eca3272feb7111C07cc6eaA63E" calcext:value-type="string">
            <text:p>0x0740A110d4493C1f4fF31C7fc3c3f4caFf1Aa0Eca3272feb7111C07cc6eaA63E</text:p>
          </table:table-cell>
          <table:table-cell table:formula="of:=ROUNDUP([.E97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<text:a xlink:href="https://voyager.online/contract/0x0410EC48193F0e86D5c6a34ECFDb825Cc6fD1b9aBb09c542B35C545C6987818E" xlink:type="simple">0x0410EC48193F0e86D5c6a34ECFDb825Cc6fD1b9aBb09c542B35C545C6987818E</text:a></text:p>
          </table:table-cell>
          <table:table-cell office:value-type="string" calcext:value-type="string">
            <text:p>0.12704 ETH</text:p>
          </table:table-cell>
          <table:table-cell office:value-type="float" office:value="363" calcext:value-type="float">
            <text:p>363</text:p>
          </table:table-cell>
          <table:table-cell table:formula="of:=VALUE(SUBSTITUTE(MID([.C974];1;LEN([.C974])-4);&quot;.&quot;;&quot;,&quot;))" office:value-type="float" office:value="0.12704" calcext:value-type="float">
            <text:p>0,12704</text:p>
          </table:table-cell>
          <table:table-cell table:formula="of:=[.B974]" office:value-type="string" office:string-value="0x0410EC48193F0e86D5c6a34ECFDb825Cc6fD1b9aBb09c542B35C545C6987818E" calcext:value-type="string">
            <text:p>0x0410EC48193F0e86D5c6a34ECFDb825Cc6fD1b9aBb09c542B35C545C6987818E</text:p>
          </table:table-cell>
          <table:table-cell table:formula="of:=ROUNDUP([.E97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<text:a xlink:href="https://voyager.online/contract/0x05fc905b8147BCbB6f3382aD09F91131A849b11b052f237e053aaB285Bf37669" xlink:type="simple">0x05fc905b8147BCbB6f3382aD09F91131A849b11b052f237e053aaB285Bf37669</text:a></text:p>
          </table:table-cell>
          <table:table-cell office:value-type="string" calcext:value-type="string">
            <text:p>0.12700 ETH</text:p>
          </table:table-cell>
          <table:table-cell office:value-type="float" office:value="405" calcext:value-type="float">
            <text:p>405</text:p>
          </table:table-cell>
          <table:table-cell table:formula="of:=VALUE(SUBSTITUTE(MID([.C975];1;LEN([.C975])-4);&quot;.&quot;;&quot;,&quot;))" office:value-type="float" office:value="0.127" calcext:value-type="float">
            <text:p>0,127</text:p>
          </table:table-cell>
          <table:table-cell table:formula="of:=[.B975]" office:value-type="string" office:string-value="0x05fc905b8147BCbB6f3382aD09F91131A849b11b052f237e053aaB285Bf37669" calcext:value-type="string">
            <text:p>0x05fc905b8147BCbB6f3382aD09F91131A849b11b052f237e053aaB285Bf37669</text:p>
          </table:table-cell>
          <table:table-cell table:formula="of:=ROUNDUP([.E97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<text:a xlink:href="https://voyager.online/contract/0x022A953EB28Cb8b6e90571F20EE3de338f053f13671cCB83f6A5bE2998257783" xlink:type="simple">0x022A953EB28Cb8b6e90571F20EE3de338f053f13671cCB83f6A5bE2998257783</text:a></text:p>
          </table:table-cell>
          <table:table-cell office:value-type="string" calcext:value-type="string">
            <text:p>0.12684 ETH</text:p>
          </table:table-cell>
          <table:table-cell office:value-type="float" office:value="310" calcext:value-type="float">
            <text:p>310</text:p>
          </table:table-cell>
          <table:table-cell table:formula="of:=VALUE(SUBSTITUTE(MID([.C976];1;LEN([.C976])-4);&quot;.&quot;;&quot;,&quot;))" office:value-type="float" office:value="0.12684" calcext:value-type="float">
            <text:p>0,12684</text:p>
          </table:table-cell>
          <table:table-cell table:formula="of:=[.B976]" office:value-type="string" office:string-value="0x022A953EB28Cb8b6e90571F20EE3de338f053f13671cCB83f6A5bE2998257783" calcext:value-type="string">
            <text:p>0x022A953EB28Cb8b6e90571F20EE3de338f053f13671cCB83f6A5bE2998257783</text:p>
          </table:table-cell>
          <table:table-cell table:formula="of:=ROUNDUP([.E97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<text:a xlink:href="https://voyager.online/contract/0x04F8f8E8D22eDD0664a666fC4c9F45Cb044AF0b3009b8EC1ea0A0d9C3654114A" xlink:type="simple">0x04F8f8E8D22eDD0664a666fC4c9F45Cb044AF0b3009b8EC1ea0A0d9C3654114A</text:a></text:p>
          </table:table-cell>
          <table:table-cell office:value-type="string" calcext:value-type="string">
            <text:p>0.12682 ETH</text:p>
          </table:table-cell>
          <table:table-cell office:value-type="float" office:value="475" calcext:value-type="float">
            <text:p>475</text:p>
          </table:table-cell>
          <table:table-cell table:formula="of:=VALUE(SUBSTITUTE(MID([.C977];1;LEN([.C977])-4);&quot;.&quot;;&quot;,&quot;))" office:value-type="float" office:value="0.12682" calcext:value-type="float">
            <text:p>0,12682</text:p>
          </table:table-cell>
          <table:table-cell table:formula="of:=[.B977]" office:value-type="string" office:string-value="0x04F8f8E8D22eDD0664a666fC4c9F45Cb044AF0b3009b8EC1ea0A0d9C3654114A" calcext:value-type="string">
            <text:p>0x04F8f8E8D22eDD0664a666fC4c9F45Cb044AF0b3009b8EC1ea0A0d9C3654114A</text:p>
          </table:table-cell>
          <table:table-cell table:formula="of:=ROUNDUP([.E97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<text:a xlink:href="https://voyager.online/contract/0x02aE429Dc7ADCdceFA57D04cdb78F3da7c37b1e9f091B1145b49CD6196C8C815" xlink:type="simple">0x02aE429Dc7ADCdceFA57D04cdb78F3da7c37b1e9f091B1145b49CD6196C8C815</text:a></text:p>
          </table:table-cell>
          <table:table-cell office:value-type="string" calcext:value-type="string">
            <text:p>0.12675 ETH</text:p>
          </table:table-cell>
          <table:table-cell office:value-type="float" office:value="320" calcext:value-type="float">
            <text:p>320</text:p>
          </table:table-cell>
          <table:table-cell table:formula="of:=VALUE(SUBSTITUTE(MID([.C978];1;LEN([.C978])-4);&quot;.&quot;;&quot;,&quot;))" office:value-type="float" office:value="0.12675" calcext:value-type="float">
            <text:p>0,12675</text:p>
          </table:table-cell>
          <table:table-cell table:formula="of:=[.B978]" office:value-type="string" office:string-value="0x02aE429Dc7ADCdceFA57D04cdb78F3da7c37b1e9f091B1145b49CD6196C8C815" calcext:value-type="string">
            <text:p>0x02aE429Dc7ADCdceFA57D04cdb78F3da7c37b1e9f091B1145b49CD6196C8C815</text:p>
          </table:table-cell>
          <table:table-cell table:formula="of:=ROUNDUP([.E97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<text:a xlink:href="https://voyager.online/contract/0x0386b29A8D670D9F87179733a5f56A66f335D7041C8A6957BD036eeD4A2B2660" xlink:type="simple">0x0386b29A8D670D9F87179733a5f56A66f335D7041C8A6957BD036eeD4A2B2660</text:a></text:p>
          </table:table-cell>
          <table:table-cell office:value-type="string" calcext:value-type="string">
            <text:p>0.12670 ETH</text:p>
          </table:table-cell>
          <table:table-cell office:value-type="float" office:value="281" calcext:value-type="float">
            <text:p>281</text:p>
          </table:table-cell>
          <table:table-cell table:formula="of:=VALUE(SUBSTITUTE(MID([.C979];1;LEN([.C979])-4);&quot;.&quot;;&quot;,&quot;))" office:value-type="float" office:value="0.1267" calcext:value-type="float">
            <text:p>0,1267</text:p>
          </table:table-cell>
          <table:table-cell table:formula="of:=[.B979]" office:value-type="string" office:string-value="0x0386b29A8D670D9F87179733a5f56A66f335D7041C8A6957BD036eeD4A2B2660" calcext:value-type="string">
            <text:p>0x0386b29A8D670D9F87179733a5f56A66f335D7041C8A6957BD036eeD4A2B2660</text:p>
          </table:table-cell>
          <table:table-cell table:formula="of:=ROUNDUP([.E97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<text:a xlink:href="https://voyager.online/contract/0x0473178837353D7714776054b3b2622f207165185A04c00E895942202297abB5" xlink:type="simple">0x0473178837353D7714776054b3b2622f207165185A04c00E895942202297abB5</text:a></text:p>
          </table:table-cell>
          <table:table-cell office:value-type="string" calcext:value-type="string">
            <text:p>0.12659 ETH</text:p>
          </table:table-cell>
          <table:table-cell office:value-type="float" office:value="196" calcext:value-type="float">
            <text:p>196</text:p>
          </table:table-cell>
          <table:table-cell table:formula="of:=VALUE(SUBSTITUTE(MID([.C980];1;LEN([.C980])-4);&quot;.&quot;;&quot;,&quot;))" office:value-type="float" office:value="0.12659" calcext:value-type="float">
            <text:p>0,12659</text:p>
          </table:table-cell>
          <table:table-cell table:formula="of:=[.B980]" office:value-type="string" office:string-value="0x0473178837353D7714776054b3b2622f207165185A04c00E895942202297abB5" calcext:value-type="string">
            <text:p>0x0473178837353D7714776054b3b2622f207165185A04c00E895942202297abB5</text:p>
          </table:table-cell>
          <table:table-cell table:formula="of:=ROUNDUP([.E98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<text:a xlink:href="https://voyager.online/contract/0x005b679F1702F64f6E3ad1E4D6b638b007A22127f87ac6E3599DF5eD0B99FE2e" xlink:type="simple">0x005b679F1702F64f6E3ad1E4D6b638b007A22127f87ac6E3599DF5eD0B99FE2e</text:a></text:p>
          </table:table-cell>
          <table:table-cell office:value-type="string" calcext:value-type="string">
            <text:p>0.12658 ETH</text:p>
          </table:table-cell>
          <table:table-cell office:value-type="float" office:value="260" calcext:value-type="float">
            <text:p>260</text:p>
          </table:table-cell>
          <table:table-cell table:formula="of:=VALUE(SUBSTITUTE(MID([.C981];1;LEN([.C981])-4);&quot;.&quot;;&quot;,&quot;))" office:value-type="float" office:value="0.12658" calcext:value-type="float">
            <text:p>0,12658</text:p>
          </table:table-cell>
          <table:table-cell table:formula="of:=[.B981]" office:value-type="string" office:string-value="0x005b679F1702F64f6E3ad1E4D6b638b007A22127f87ac6E3599DF5eD0B99FE2e" calcext:value-type="string">
            <text:p>0x005b679F1702F64f6E3ad1E4D6b638b007A22127f87ac6E3599DF5eD0B99FE2e</text:p>
          </table:table-cell>
          <table:table-cell table:formula="of:=ROUNDUP([.E98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a xlink:href="https://voyager.online/contract/0x0155FD978FB145D99a05db652C7053c19d024A4d94FE0f3afde00A59598D398d" xlink:type="simple">0x0155FD978FB145D99a05db652C7053c19d024A4d94FE0f3afde00A59598D398d</text:a></text:p>
          </table:table-cell>
          <table:table-cell office:value-type="string" calcext:value-type="string">
            <text:p>0.12657 ETH</text:p>
          </table:table-cell>
          <table:table-cell office:value-type="float" office:value="352" calcext:value-type="float">
            <text:p>352</text:p>
          </table:table-cell>
          <table:table-cell table:formula="of:=VALUE(SUBSTITUTE(MID([.C982];1;LEN([.C982])-4);&quot;.&quot;;&quot;,&quot;))" office:value-type="float" office:value="0.12657" calcext:value-type="float">
            <text:p>0,12657</text:p>
          </table:table-cell>
          <table:table-cell table:formula="of:=[.B982]" office:value-type="string" office:string-value="0x0155FD978FB145D99a05db652C7053c19d024A4d94FE0f3afde00A59598D398d" calcext:value-type="string">
            <text:p>0x0155FD978FB145D99a05db652C7053c19d024A4d94FE0f3afde00A59598D398d</text:p>
          </table:table-cell>
          <table:table-cell table:formula="of:=ROUNDUP([.E98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<text:a xlink:href="https://voyager.online/contract/0x05AfcB359a43431cEFEAbcCE482F1aeA15A4F25Ed50Cc6Dfe204959fAec4f869" xlink:type="simple">0x05AfcB359a43431cEFEAbcCE482F1aeA15A4F25Ed50Cc6Dfe204959fAec4f869</text:a></text:p>
          </table:table-cell>
          <table:table-cell office:value-type="string" calcext:value-type="string">
            <text:p>0.12650 ETH</text:p>
          </table:table-cell>
          <table:table-cell office:value-type="float" office:value="298" calcext:value-type="float">
            <text:p>298</text:p>
          </table:table-cell>
          <table:table-cell table:formula="of:=VALUE(SUBSTITUTE(MID([.C983];1;LEN([.C983])-4);&quot;.&quot;;&quot;,&quot;))" office:value-type="float" office:value="0.1265" calcext:value-type="float">
            <text:p>0,1265</text:p>
          </table:table-cell>
          <table:table-cell table:formula="of:=[.B983]" office:value-type="string" office:string-value="0x05AfcB359a43431cEFEAbcCE482F1aeA15A4F25Ed50Cc6Dfe204959fAec4f869" calcext:value-type="string">
            <text:p>0x05AfcB359a43431cEFEAbcCE482F1aeA15A4F25Ed50Cc6Dfe204959fAec4f869</text:p>
          </table:table-cell>
          <table:table-cell table:formula="of:=ROUNDUP([.E98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<text:a xlink:href="https://voyager.online/contract/0x0165F776c43a0D6084bbF912ceabFDDe456cfCe624d9be80D97a954B06ea37D9" xlink:type="simple">0x0165F776c43a0D6084bbF912ceabFDDe456cfCe624d9be80D97a954B06ea37D9</text:a></text:p>
          </table:table-cell>
          <table:table-cell office:value-type="string" calcext:value-type="string">
            <text:p>0.12649 ETH</text:p>
          </table:table-cell>
          <table:table-cell office:value-type="float" office:value="231" calcext:value-type="float">
            <text:p>231</text:p>
          </table:table-cell>
          <table:table-cell table:formula="of:=VALUE(SUBSTITUTE(MID([.C984];1;LEN([.C984])-4);&quot;.&quot;;&quot;,&quot;))" office:value-type="float" office:value="0.12649" calcext:value-type="float">
            <text:p>0,12649</text:p>
          </table:table-cell>
          <table:table-cell table:formula="of:=[.B984]" office:value-type="string" office:string-value="0x0165F776c43a0D6084bbF912ceabFDDe456cfCe624d9be80D97a954B06ea37D9" calcext:value-type="string">
            <text:p>0x0165F776c43a0D6084bbF912ceabFDDe456cfCe624d9be80D97a954B06ea37D9</text:p>
          </table:table-cell>
          <table:table-cell table:formula="of:=ROUNDUP([.E98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<text:a xlink:href="https://voyager.online/contract/0x047f49885201B4eb82daaD8BC2300786EcE1BCEF770ec20F61D713D6Ca17CE07" xlink:type="simple">0x047f49885201B4eb82daaD8BC2300786EcE1BCEF770ec20F61D713D6Ca17CE07</text:a></text:p>
          </table:table-cell>
          <table:table-cell office:value-type="string" calcext:value-type="string">
            <text:p>0.12640 ETH</text:p>
          </table:table-cell>
          <table:table-cell office:value-type="float" office:value="302" calcext:value-type="float">
            <text:p>302</text:p>
          </table:table-cell>
          <table:table-cell table:formula="of:=VALUE(SUBSTITUTE(MID([.C985];1;LEN([.C985])-4);&quot;.&quot;;&quot;,&quot;))" office:value-type="float" office:value="0.1264" calcext:value-type="float">
            <text:p>0,1264</text:p>
          </table:table-cell>
          <table:table-cell table:formula="of:=[.B985]" office:value-type="string" office:string-value="0x047f49885201B4eb82daaD8BC2300786EcE1BCEF770ec20F61D713D6Ca17CE07" calcext:value-type="string">
            <text:p>0x047f49885201B4eb82daaD8BC2300786EcE1BCEF770ec20F61D713D6Ca17CE07</text:p>
          </table:table-cell>
          <table:table-cell table:formula="of:=ROUNDUP([.E98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<text:a xlink:href="https://voyager.online/contract/0x019790Cd3BE40f76B2c873a6b174ACc20fD3eD9E67DA9B6122948904Fc8dc198" xlink:type="simple">0x019790Cd3BE40f76B2c873a6b174ACc20fD3eD9E67DA9B6122948904Fc8dc198</text:a></text:p>
          </table:table-cell>
          <table:table-cell office:value-type="string" calcext:value-type="string">
            <text:p>0.12639 ETH</text:p>
          </table:table-cell>
          <table:table-cell office:value-type="float" office:value="242" calcext:value-type="float">
            <text:p>242</text:p>
          </table:table-cell>
          <table:table-cell table:formula="of:=VALUE(SUBSTITUTE(MID([.C986];1;LEN([.C986])-4);&quot;.&quot;;&quot;,&quot;))" office:value-type="float" office:value="0.12639" calcext:value-type="float">
            <text:p>0,12639</text:p>
          </table:table-cell>
          <table:table-cell table:formula="of:=[.B986]" office:value-type="string" office:string-value="0x019790Cd3BE40f76B2c873a6b174ACc20fD3eD9E67DA9B6122948904Fc8dc198" calcext:value-type="string">
            <text:p>0x019790Cd3BE40f76B2c873a6b174ACc20fD3eD9E67DA9B6122948904Fc8dc198</text:p>
          </table:table-cell>
          <table:table-cell table:formula="of:=ROUNDUP([.E98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<text:a xlink:href="https://voyager.online/contract/0x03259722812ecB76ABf1d56162fA3402673680A0451f95BEb6cCaCf2Bf60d805" xlink:type="simple">0x03259722812ecB76ABf1d56162fA3402673680A0451f95BEb6cCaCf2Bf60d805</text:a></text:p>
          </table:table-cell>
          <table:table-cell office:value-type="string" calcext:value-type="string">
            <text:p>0.12638 ETH</text:p>
          </table:table-cell>
          <table:table-cell office:value-type="float" office:value="262" calcext:value-type="float">
            <text:p>262</text:p>
          </table:table-cell>
          <table:table-cell table:formula="of:=VALUE(SUBSTITUTE(MID([.C987];1;LEN([.C987])-4);&quot;.&quot;;&quot;,&quot;))" office:value-type="float" office:value="0.12638" calcext:value-type="float">
            <text:p>0,12638</text:p>
          </table:table-cell>
          <table:table-cell table:formula="of:=[.B987]" office:value-type="string" office:string-value="0x03259722812ecB76ABf1d56162fA3402673680A0451f95BEb6cCaCf2Bf60d805" calcext:value-type="string">
            <text:p>0x03259722812ecB76ABf1d56162fA3402673680A0451f95BEb6cCaCf2Bf60d805</text:p>
          </table:table-cell>
          <table:table-cell table:formula="of:=ROUNDUP([.E98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a xlink:href="https://voyager.online/contract/0x0720ebA8eDEa43289347D8CC5518A1944B3EB5c9bDe8F255c4946f9FF21D782D" xlink:type="simple">0x0720ebA8eDEa43289347D8CC5518A1944B3EB5c9bDe8F255c4946f9FF21D782D</text:a></text:p>
          </table:table-cell>
          <table:table-cell office:value-type="string" calcext:value-type="string">
            <text:p>0.12626 ETH</text:p>
          </table:table-cell>
          <table:table-cell office:value-type="float" office:value="291" calcext:value-type="float">
            <text:p>291</text:p>
          </table:table-cell>
          <table:table-cell table:formula="of:=VALUE(SUBSTITUTE(MID([.C988];1;LEN([.C988])-4);&quot;.&quot;;&quot;,&quot;))" office:value-type="float" office:value="0.12626" calcext:value-type="float">
            <text:p>0,12626</text:p>
          </table:table-cell>
          <table:table-cell table:formula="of:=[.B988]" office:value-type="string" office:string-value="0x0720ebA8eDEa43289347D8CC5518A1944B3EB5c9bDe8F255c4946f9FF21D782D" calcext:value-type="string">
            <text:p>0x0720ebA8eDEa43289347D8CC5518A1944B3EB5c9bDe8F255c4946f9FF21D782D</text:p>
          </table:table-cell>
          <table:table-cell table:formula="of:=ROUNDUP([.E98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s://voyager.online/contract/0x073C0873e2Ca9faCa96A3C2D234a11AcDfA2418c64665441EAA6E3aE712Ec485" xlink:type="simple">0x073C0873e2Ca9faCa96A3C2D234a11AcDfA2418c64665441EAA6E3aE712Ec485</text:a></text:p>
          </table:table-cell>
          <table:table-cell office:value-type="string" calcext:value-type="string">
            <text:p>0.12620 ETH</text:p>
          </table:table-cell>
          <table:table-cell office:value-type="float" office:value="385" calcext:value-type="float">
            <text:p>385</text:p>
          </table:table-cell>
          <table:table-cell table:formula="of:=VALUE(SUBSTITUTE(MID([.C989];1;LEN([.C989])-4);&quot;.&quot;;&quot;,&quot;))" office:value-type="float" office:value="0.1262" calcext:value-type="float">
            <text:p>0,1262</text:p>
          </table:table-cell>
          <table:table-cell table:formula="of:=[.B989]" office:value-type="string" office:string-value="0x073C0873e2Ca9faCa96A3C2D234a11AcDfA2418c64665441EAA6E3aE712Ec485" calcext:value-type="string">
            <text:p>0x073C0873e2Ca9faCa96A3C2D234a11AcDfA2418c64665441EAA6E3aE712Ec485</text:p>
          </table:table-cell>
          <table:table-cell table:formula="of:=ROUNDUP([.E98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s://voyager.online/contract/0x07CB71eAA93Bf82a3Cc24f126dAEBEcb9085f710180403816a4743499E4f20BC" xlink:type="simple">0x07CB71eAA93Bf82a3Cc24f126dAEBEcb9085f710180403816a4743499E4f20BC</text:a></text:p>
          </table:table-cell>
          <table:table-cell office:value-type="string" calcext:value-type="string">
            <text:p>0.12582 ETH</text:p>
          </table:table-cell>
          <table:table-cell office:value-type="float" office:value="656" calcext:value-type="float">
            <text:p>656</text:p>
          </table:table-cell>
          <table:table-cell table:formula="of:=VALUE(SUBSTITUTE(MID([.C990];1;LEN([.C990])-4);&quot;.&quot;;&quot;,&quot;))" office:value-type="float" office:value="0.12582" calcext:value-type="float">
            <text:p>0,12582</text:p>
          </table:table-cell>
          <table:table-cell table:formula="of:=[.B990]" office:value-type="string" office:string-value="0x07CB71eAA93Bf82a3Cc24f126dAEBEcb9085f710180403816a4743499E4f20BC" calcext:value-type="string">
            <text:p>0x07CB71eAA93Bf82a3Cc24f126dAEBEcb9085f710180403816a4743499E4f20BC</text:p>
          </table:table-cell>
          <table:table-cell table:formula="of:=ROUNDUP([.E99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s://voyager.online/contract/0x031F6262Fd5E14Da98F0E27fc1dc2c8d09a79472e46D8a9E3D4c74E81416cf27" xlink:type="simple">0x031F6262Fd5E14Da98F0E27fc1dc2c8d09a79472e46D8a9E3D4c74E81416cf27</text:a></text:p>
          </table:table-cell>
          <table:table-cell office:value-type="string" calcext:value-type="string">
            <text:p>0.12571 ETH</text:p>
          </table:table-cell>
          <table:table-cell office:value-type="float" office:value="452" calcext:value-type="float">
            <text:p>452</text:p>
          </table:table-cell>
          <table:table-cell table:formula="of:=VALUE(SUBSTITUTE(MID([.C991];1;LEN([.C991])-4);&quot;.&quot;;&quot;,&quot;))" office:value-type="float" office:value="0.12571" calcext:value-type="float">
            <text:p>0,12571</text:p>
          </table:table-cell>
          <table:table-cell table:formula="of:=[.B991]" office:value-type="string" office:string-value="0x031F6262Fd5E14Da98F0E27fc1dc2c8d09a79472e46D8a9E3D4c74E81416cf27" calcext:value-type="string">
            <text:p>0x031F6262Fd5E14Da98F0E27fc1dc2c8d09a79472e46D8a9E3D4c74E81416cf27</text:p>
          </table:table-cell>
          <table:table-cell table:formula="of:=ROUNDUP([.E99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s://voyager.online/contract/0x05e5a737D27D100531a80FF805D037892E693476eABb023E8325666FAAD2418D" xlink:type="simple">0x05e5a737D27D100531a80FF805D037892E693476eABb023E8325666FAAD2418D</text:a></text:p>
          </table:table-cell>
          <table:table-cell office:value-type="string" calcext:value-type="string">
            <text:p>0.12556 ETH</text:p>
          </table:table-cell>
          <table:table-cell office:value-type="float" office:value="433" calcext:value-type="float">
            <text:p>433</text:p>
          </table:table-cell>
          <table:table-cell table:formula="of:=VALUE(SUBSTITUTE(MID([.C992];1;LEN([.C992])-4);&quot;.&quot;;&quot;,&quot;))" office:value-type="float" office:value="0.12556" calcext:value-type="float">
            <text:p>0,12556</text:p>
          </table:table-cell>
          <table:table-cell table:formula="of:=[.B992]" office:value-type="string" office:string-value="0x05e5a737D27D100531a80FF805D037892E693476eABb023E8325666FAAD2418D" calcext:value-type="string">
            <text:p>0x05e5a737D27D100531a80FF805D037892E693476eABb023E8325666FAAD2418D</text:p>
          </table:table-cell>
          <table:table-cell table:formula="of:=ROUNDUP([.E99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s://voyager.online/contract/0x03B87498A321a675Cb3D19f309B86099Ad7c7894CE355c068EBb8db0011a5293" xlink:type="simple">0x03B87498A321a675Cb3D19f309B86099Ad7c7894CE355c068EBb8db0011a5293</text:a></text:p>
          </table:table-cell>
          <table:table-cell office:value-type="string" calcext:value-type="string">
            <text:p>0.12521 ETH</text:p>
          </table:table-cell>
          <table:table-cell office:value-type="float" office:value="551" calcext:value-type="float">
            <text:p>551</text:p>
          </table:table-cell>
          <table:table-cell table:formula="of:=VALUE(SUBSTITUTE(MID([.C993];1;LEN([.C993])-4);&quot;.&quot;;&quot;,&quot;))" office:value-type="float" office:value="0.12521" calcext:value-type="float">
            <text:p>0,12521</text:p>
          </table:table-cell>
          <table:table-cell table:formula="of:=[.B993]" office:value-type="string" office:string-value="0x03B87498A321a675Cb3D19f309B86099Ad7c7894CE355c068EBb8db0011a5293" calcext:value-type="string">
            <text:p>0x03B87498A321a675Cb3D19f309B86099Ad7c7894CE355c068EBb8db0011a5293</text:p>
          </table:table-cell>
          <table:table-cell table:formula="of:=ROUNDUP([.E99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s://voyager.online/contract/0x02be343bce049e88fCA2F5B0DE270572b780C2007B6925EB7112387Ca4347433" xlink:type="simple">0x02be343bce049e88fCA2F5B0DE270572b780C2007B6925EB7112387Ca4347433</text:a></text:p>
          </table:table-cell>
          <table:table-cell office:value-type="string" calcext:value-type="string">
            <text:p>0.12514 ETH</text:p>
          </table:table-cell>
          <table:table-cell office:value-type="float" office:value="391" calcext:value-type="float">
            <text:p>391</text:p>
          </table:table-cell>
          <table:table-cell table:formula="of:=VALUE(SUBSTITUTE(MID([.C994];1;LEN([.C994])-4);&quot;.&quot;;&quot;,&quot;))" office:value-type="float" office:value="0.12514" calcext:value-type="float">
            <text:p>0,12514</text:p>
          </table:table-cell>
          <table:table-cell table:formula="of:=[.B994]" office:value-type="string" office:string-value="0x02be343bce049e88fCA2F5B0DE270572b780C2007B6925EB7112387Ca4347433" calcext:value-type="string">
            <text:p>0x02be343bce049e88fCA2F5B0DE270572b780C2007B6925EB7112387Ca4347433</text:p>
          </table:table-cell>
          <table:table-cell table:formula="of:=ROUNDUP([.E99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s://voyager.online/contract/0x0647D30926231d94dF1188E511fB045B9F57804A921eb028CFEa526D37E11271" xlink:type="simple">0x0647D30926231d94dF1188E511fB045B9F57804A921eb028CFEa526D37E11271</text:a></text:p>
          </table:table-cell>
          <table:table-cell office:value-type="string" calcext:value-type="string">
            <text:p>0.12504 ETH</text:p>
          </table:table-cell>
          <table:table-cell office:value-type="float" office:value="487" calcext:value-type="float">
            <text:p>487</text:p>
          </table:table-cell>
          <table:table-cell table:formula="of:=VALUE(SUBSTITUTE(MID([.C995];1;LEN([.C995])-4);&quot;.&quot;;&quot;,&quot;))" office:value-type="float" office:value="0.12504" calcext:value-type="float">
            <text:p>0,12504</text:p>
          </table:table-cell>
          <table:table-cell table:formula="of:=[.B995]" office:value-type="string" office:string-value="0x0647D30926231d94dF1188E511fB045B9F57804A921eb028CFEa526D37E11271" calcext:value-type="string">
            <text:p>0x0647D30926231d94dF1188E511fB045B9F57804A921eb028CFEa526D37E11271</text:p>
          </table:table-cell>
          <table:table-cell table:formula="of:=ROUNDUP([.E99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s://voyager.online/contract/0x026362F31FbEF70cE6a4475Cf1249f596B5c87E29e1e6576Ed35964be2aD90E1" xlink:type="simple">0x026362F31FbEF70cE6a4475Cf1249f596B5c87E29e1e6576Ed35964be2aD90E1</text:a></text:p>
          </table:table-cell>
          <table:table-cell office:value-type="string" calcext:value-type="string">
            <text:p>0.12469 ETH</text:p>
          </table:table-cell>
          <table:table-cell office:value-type="float" office:value="379" calcext:value-type="float">
            <text:p>379</text:p>
          </table:table-cell>
          <table:table-cell table:formula="of:=VALUE(SUBSTITUTE(MID([.C996];1;LEN([.C996])-4);&quot;.&quot;;&quot;,&quot;))" office:value-type="float" office:value="0.12469" calcext:value-type="float">
            <text:p>0,12469</text:p>
          </table:table-cell>
          <table:table-cell table:formula="of:=[.B996]" office:value-type="string" office:string-value="0x026362F31FbEF70cE6a4475Cf1249f596B5c87E29e1e6576Ed35964be2aD90E1" calcext:value-type="string">
            <text:p>0x026362F31FbEF70cE6a4475Cf1249f596B5c87E29e1e6576Ed35964be2aD90E1</text:p>
          </table:table-cell>
          <table:table-cell table:formula="of:=ROUNDUP([.E99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s://voyager.online/contract/0x07A56C524e88f2947664621B576CFb63696050217E702D9328879a11c6b8F006" xlink:type="simple">0x07A56C524e88f2947664621B576CFb63696050217E702D9328879a11c6b8F006</text:a></text:p>
          </table:table-cell>
          <table:table-cell office:value-type="string" calcext:value-type="string">
            <text:p>0.12467 ETH</text:p>
          </table:table-cell>
          <table:table-cell office:value-type="float" office:value="380" calcext:value-type="float">
            <text:p>380</text:p>
          </table:table-cell>
          <table:table-cell table:formula="of:=VALUE(SUBSTITUTE(MID([.C997];1;LEN([.C997])-4);&quot;.&quot;;&quot;,&quot;))" office:value-type="float" office:value="0.12467" calcext:value-type="float">
            <text:p>0,12467</text:p>
          </table:table-cell>
          <table:table-cell table:formula="of:=[.B997]" office:value-type="string" office:string-value="0x07A56C524e88f2947664621B576CFb63696050217E702D9328879a11c6b8F006" calcext:value-type="string">
            <text:p>0x07A56C524e88f2947664621B576CFb63696050217E702D9328879a11c6b8F006</text:p>
          </table:table-cell>
          <table:table-cell table:formula="of:=ROUNDUP([.E99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s://voyager.online/contract/0x03CCdaD9430d7F231C4654a8Bd82f1D7f1A18ab140Bac9FFF6869265f0842dE3" xlink:type="simple">0x03CCdaD9430d7F231C4654a8Bd82f1D7f1A18ab140Bac9FFF6869265f0842dE3</text:a></text:p>
          </table:table-cell>
          <table:table-cell office:value-type="string" calcext:value-type="string">
            <text:p>0.12462 ETH</text:p>
          </table:table-cell>
          <table:table-cell office:value-type="float" office:value="742" calcext:value-type="float">
            <text:p>742</text:p>
          </table:table-cell>
          <table:table-cell table:formula="of:=VALUE(SUBSTITUTE(MID([.C998];1;LEN([.C998])-4);&quot;.&quot;;&quot;,&quot;))" office:value-type="float" office:value="0.12462" calcext:value-type="float">
            <text:p>0,12462</text:p>
          </table:table-cell>
          <table:table-cell table:formula="of:=[.B998]" office:value-type="string" office:string-value="0x03CCdaD9430d7F231C4654a8Bd82f1D7f1A18ab140Bac9FFF6869265f0842dE3" calcext:value-type="string">
            <text:p>0x03CCdaD9430d7F231C4654a8Bd82f1D7f1A18ab140Bac9FFF6869265f0842dE3</text:p>
          </table:table-cell>
          <table:table-cell table:formula="of:=ROUNDUP([.E99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s://voyager.online/contract/0x05E0E6f37a11132F5a60F985aC4A3eefDFe97a419ef256Ec21f2A4483e689DFc" xlink:type="simple">0x05E0E6f37a11132F5a60F985aC4A3eefDFe97a419ef256Ec21f2A4483e689DFc</text:a></text:p>
          </table:table-cell>
          <table:table-cell office:value-type="string" calcext:value-type="string">
            <text:p>0.12441 ETH</text:p>
          </table:table-cell>
          <table:table-cell office:value-type="float" office:value="741" calcext:value-type="float">
            <text:p>741</text:p>
          </table:table-cell>
          <table:table-cell table:formula="of:=VALUE(SUBSTITUTE(MID([.C999];1;LEN([.C999])-4);&quot;.&quot;;&quot;,&quot;))" office:value-type="float" office:value="0.12441" calcext:value-type="float">
            <text:p>0,12441</text:p>
          </table:table-cell>
          <table:table-cell table:formula="of:=[.B999]" office:value-type="string" office:string-value="0x05E0E6f37a11132F5a60F985aC4A3eefDFe97a419ef256Ec21f2A4483e689DFc" calcext:value-type="string">
            <text:p>0x05E0E6f37a11132F5a60F985aC4A3eefDFe97a419ef256Ec21f2A4483e689DFc</text:p>
          </table:table-cell>
          <table:table-cell table:formula="of:=ROUNDUP([.E99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s://voyager.online/contract/0x04f66D4b70FF3E952e9f340a9c635E3CD72efE62634F93A9b94301B0Ee96A985" xlink:type="simple">0x04f66D4b70FF3E952e9f340a9c635E3CD72efE62634F93A9b94301B0Ee96A985</text:a></text:p>
          </table:table-cell>
          <table:table-cell office:value-type="string" calcext:value-type="string">
            <text:p>0.12412 ETH</text:p>
          </table:table-cell>
          <table:table-cell office:value-type="float" office:value="385" calcext:value-type="float">
            <text:p>385</text:p>
          </table:table-cell>
          <table:table-cell table:formula="of:=VALUE(SUBSTITUTE(MID([.C1000];1;LEN([.C1000])-4);&quot;.&quot;;&quot;,&quot;))" office:value-type="float" office:value="0.12412" calcext:value-type="float">
            <text:p>0,12412</text:p>
          </table:table-cell>
          <table:table-cell table:formula="of:=[.B1000]" office:value-type="string" office:string-value="0x04f66D4b70FF3E952e9f340a9c635E3CD72efE62634F93A9b94301B0Ee96A985" calcext:value-type="string">
            <text:p>0x04f66D4b70FF3E952e9f340a9c635E3CD72efE62634F93A9b94301B0Ee96A985</text:p>
          </table:table-cell>
          <table:table-cell table:formula="of:=ROUNDUP([.E100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a xlink:href="https://voyager.online/contract/0x069A51399f5B32b28852AFD339a748DB1d00Fb62871340be0c19B5c5d2ae48C4" xlink:type="simple">0x069A51399f5B32b28852AFD339a748DB1d00Fb62871340be0c19B5c5d2ae48C4</text:a></text:p>
          </table:table-cell>
          <table:table-cell office:value-type="string" calcext:value-type="string">
            <text:p>0.12397 ETH</text:p>
          </table:table-cell>
          <table:table-cell office:value-type="float" office:value="497" calcext:value-type="float">
            <text:p>497</text:p>
          </table:table-cell>
          <table:table-cell table:formula="of:=VALUE(SUBSTITUTE(MID([.C1001];1;LEN([.C1001])-4);&quot;.&quot;;&quot;,&quot;))" office:value-type="float" office:value="0.12397" calcext:value-type="float">
            <text:p>0,12397</text:p>
          </table:table-cell>
          <table:table-cell table:formula="of:=[.B1001]" office:value-type="string" office:string-value="0x069A51399f5B32b28852AFD339a748DB1d00Fb62871340be0c19B5c5d2ae48C4" calcext:value-type="string">
            <text:p>0x069A51399f5B32b28852AFD339a748DB1d00Fb62871340be0c19B5c5d2ae48C4</text:p>
          </table:table-cell>
          <table:table-cell table:formula="of:=ROUNDUP([.E100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<text:a xlink:href="https://voyager.online/contract/0x03f45c41D8414D037FADB056AfED9829803f901Ef24aCF23E4971dBaB788297F" xlink:type="simple">0x03f45c41D8414D037FADB056AfED9829803f901Ef24aCF23E4971dBaB788297F</text:a></text:p>
          </table:table-cell>
          <table:table-cell office:value-type="string" calcext:value-type="string">
            <text:p>0.12396 ETH</text:p>
          </table:table-cell>
          <table:table-cell office:value-type="float" office:value="535" calcext:value-type="float">
            <text:p>535</text:p>
          </table:table-cell>
          <table:table-cell table:formula="of:=VALUE(SUBSTITUTE(MID([.C1002];1;LEN([.C1002])-4);&quot;.&quot;;&quot;,&quot;))" office:value-type="float" office:value="0.12396" calcext:value-type="float">
            <text:p>0,12396</text:p>
          </table:table-cell>
          <table:table-cell table:formula="of:=[.B1002]" office:value-type="string" office:string-value="0x03f45c41D8414D037FADB056AfED9829803f901Ef24aCF23E4971dBaB788297F" calcext:value-type="string">
            <text:p>0x03f45c41D8414D037FADB056AfED9829803f901Ef24aCF23E4971dBaB788297F</text:p>
          </table:table-cell>
          <table:table-cell table:formula="of:=ROUNDUP([.E100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<text:a xlink:href="https://voyager.online/contract/0x044fBEBCC7645E7a041e052978d93e74E5A9B48a058E0aB12d9E32f1EF7cEC22" xlink:type="simple">0x044fBEBCC7645E7a041e052978d93e74E5A9B48a058E0aB12d9E32f1EF7cEC22</text:a></text:p>
          </table:table-cell>
          <table:table-cell office:value-type="string" calcext:value-type="string">
            <text:p>0.12352 ETH</text:p>
          </table:table-cell>
          <table:table-cell office:value-type="float" office:value="474" calcext:value-type="float">
            <text:p>474</text:p>
          </table:table-cell>
          <table:table-cell table:formula="of:=VALUE(SUBSTITUTE(MID([.C1003];1;LEN([.C1003])-4);&quot;.&quot;;&quot;,&quot;))" office:value-type="float" office:value="0.12352" calcext:value-type="float">
            <text:p>0,12352</text:p>
          </table:table-cell>
          <table:table-cell table:formula="of:=[.B1003]" office:value-type="string" office:string-value="0x044fBEBCC7645E7a041e052978d93e74E5A9B48a058E0aB12d9E32f1EF7cEC22" calcext:value-type="string">
            <text:p>0x044fBEBCC7645E7a041e052978d93e74E5A9B48a058E0aB12d9E32f1EF7cEC22</text:p>
          </table:table-cell>
          <table:table-cell table:formula="of:=ROUNDUP([.E100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<text:a xlink:href="https://voyager.online/contract/0x00F1b6A6Ed9166dfeBc0273E56FadD39632097cA8786F1Cf3098AA656CF46f69" xlink:type="simple">0x00F1b6A6Ed9166dfeBc0273E56FadD39632097cA8786F1Cf3098AA656CF46f69</text:a></text:p>
          </table:table-cell>
          <table:table-cell office:value-type="string" calcext:value-type="string">
            <text:p>0.12246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004];1;LEN([.C1004])-4);&quot;.&quot;;&quot;,&quot;))" office:value-type="float" office:value="0.12246" calcext:value-type="float">
            <text:p>0,12246</text:p>
          </table:table-cell>
          <table:table-cell table:formula="of:=[.B1004]" office:value-type="string" office:string-value="0x00F1b6A6Ed9166dfeBc0273E56FadD39632097cA8786F1Cf3098AA656CF46f69" calcext:value-type="string">
            <text:p>0x00F1b6A6Ed9166dfeBc0273E56FadD39632097cA8786F1Cf3098AA656CF46f69</text:p>
          </table:table-cell>
          <table:table-cell table:formula="of:=ROUNDUP([.E1004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a xlink:href="https://voyager.online/contract/0x02bF3aEEEdde30DaF23A9EaA46116d3Bd218a64163fa9d45E5975b07E9D905E9" xlink:type="simple">0x02bF3aEEEdde30DaF23A9EaA46116d3Bd218a64163fa9d45E5975b07E9D905E9</text:a></text:p>
          </table:table-cell>
          <table:table-cell office:value-type="string" calcext:value-type="string">
            <text:p>0.12202 ETH</text:p>
          </table:table-cell>
          <table:table-cell office:value-type="float" office:value="522" calcext:value-type="float">
            <text:p>522</text:p>
          </table:table-cell>
          <table:table-cell table:formula="of:=VALUE(SUBSTITUTE(MID([.C1005];1;LEN([.C1005])-4);&quot;.&quot;;&quot;,&quot;))" office:value-type="float" office:value="0.12202" calcext:value-type="float">
            <text:p>0,12202</text:p>
          </table:table-cell>
          <table:table-cell table:formula="of:=[.B1005]" office:value-type="string" office:string-value="0x02bF3aEEEdde30DaF23A9EaA46116d3Bd218a64163fa9d45E5975b07E9D905E9" calcext:value-type="string">
            <text:p>0x02bF3aEEEdde30DaF23A9EaA46116d3Bd218a64163fa9d45E5975b07E9D905E9</text:p>
          </table:table-cell>
          <table:table-cell table:formula="of:=ROUNDUP([.E1005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<text:a xlink:href="https://voyager.online/contract/0x054bb2Af45eE9E9F16De759AF25489254dcd11e34895dA02FDf6F81F9Fe0f457" xlink:type="simple">0x054bb2Af45eE9E9F16De759AF25489254dcd11e34895dA02FDf6F81F9Fe0f457</text:a></text:p>
          </table:table-cell>
          <table:table-cell office:value-type="string" calcext:value-type="string">
            <text:p>0.12181 ETH</text:p>
          </table:table-cell>
          <table:table-cell office:value-type="float" office:value="662" calcext:value-type="float">
            <text:p>662</text:p>
          </table:table-cell>
          <table:table-cell table:formula="of:=VALUE(SUBSTITUTE(MID([.C1006];1;LEN([.C1006])-4);&quot;.&quot;;&quot;,&quot;))" office:value-type="float" office:value="0.12181" calcext:value-type="float">
            <text:p>0,12181</text:p>
          </table:table-cell>
          <table:table-cell table:formula="of:=[.B1006]" office:value-type="string" office:string-value="0x054bb2Af45eE9E9F16De759AF25489254dcd11e34895dA02FDf6F81F9Fe0f457" calcext:value-type="string">
            <text:p>0x054bb2Af45eE9E9F16De759AF25489254dcd11e34895dA02FDf6F81F9Fe0f457</text:p>
          </table:table-cell>
          <table:table-cell table:formula="of:=ROUNDUP([.E1006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<text:a xlink:href="https://voyager.online/contract/0x02059e5DAA7D3c3639069e966eBFe204bd5029A6080dBe880fdF6957c35379Da" xlink:type="simple">0x02059e5DAA7D3c3639069e966eBFe204bd5029A6080dBe880fdF6957c35379Da</text:a></text:p>
          </table:table-cell>
          <table:table-cell office:value-type="string" calcext:value-type="string">
            <text:p>0.12180 ETH</text:p>
          </table:table-cell>
          <table:table-cell office:value-type="float" office:value="846" calcext:value-type="float">
            <text:p>846</text:p>
          </table:table-cell>
          <table:table-cell table:formula="of:=VALUE(SUBSTITUTE(MID([.C1007];1;LEN([.C1007])-4);&quot;.&quot;;&quot;,&quot;))" office:value-type="float" office:value="0.1218" calcext:value-type="float">
            <text:p>0,1218</text:p>
          </table:table-cell>
          <table:table-cell table:formula="of:=[.B1007]" office:value-type="string" office:string-value="0x02059e5DAA7D3c3639069e966eBFe204bd5029A6080dBe880fdF6957c35379Da" calcext:value-type="string">
            <text:p>0x02059e5DAA7D3c3639069e966eBFe204bd5029A6080dBe880fdF6957c35379Da</text:p>
          </table:table-cell>
          <table:table-cell table:formula="of:=ROUNDUP([.E1007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<text:a xlink:href="https://voyager.online/contract/0x0129069263853Ef3F487043bd39327A5d7f78557eF7BD8F6C291767Ffa95bBe2" xlink:type="simple">0x0129069263853Ef3F487043bd39327A5d7f78557eF7BD8F6C291767Ffa95bBe2</text:a></text:p>
          </table:table-cell>
          <table:table-cell office:value-type="string" calcext:value-type="string">
            <text:p>0.12164 ETH</text:p>
          </table:table-cell>
          <table:table-cell office:value-type="float" office:value="387" calcext:value-type="float">
            <text:p>387</text:p>
          </table:table-cell>
          <table:table-cell table:formula="of:=VALUE(SUBSTITUTE(MID([.C1008];1;LEN([.C1008])-4);&quot;.&quot;;&quot;,&quot;))" office:value-type="float" office:value="0.12164" calcext:value-type="float">
            <text:p>0,12164</text:p>
          </table:table-cell>
          <table:table-cell table:formula="of:=[.B1008]" office:value-type="string" office:string-value="0x0129069263853Ef3F487043bd39327A5d7f78557eF7BD8F6C291767Ffa95bBe2" calcext:value-type="string">
            <text:p>0x0129069263853Ef3F487043bd39327A5d7f78557eF7BD8F6C291767Ffa95bBe2</text:p>
          </table:table-cell>
          <table:table-cell table:formula="of:=ROUNDUP([.E1008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a xlink:href="https://voyager.online/contract/0x017868B06e8cf49139BbAaF664b927e25aBcC7FCE737b722F56F7D5F9c2f0061" xlink:type="simple">0x017868B06e8cf49139BbAaF664b927e25aBcC7FCE737b722F56F7D5F9c2f0061</text:a></text:p>
          </table:table-cell>
          <table:table-cell office:value-type="string" calcext:value-type="string">
            <text:p>0.12160 ETH</text:p>
          </table:table-cell>
          <table:table-cell office:value-type="float" office:value="421" calcext:value-type="float">
            <text:p>421</text:p>
          </table:table-cell>
          <table:table-cell table:formula="of:=VALUE(SUBSTITUTE(MID([.C1009];1;LEN([.C1009])-4);&quot;.&quot;;&quot;,&quot;))" office:value-type="float" office:value="0.1216" calcext:value-type="float">
            <text:p>0,1216</text:p>
          </table:table-cell>
          <table:table-cell table:formula="of:=[.B1009]" office:value-type="string" office:string-value="0x017868B06e8cf49139BbAaF664b927e25aBcC7FCE737b722F56F7D5F9c2f0061" calcext:value-type="string">
            <text:p>0x017868B06e8cf49139BbAaF664b927e25aBcC7FCE737b722F56F7D5F9c2f0061</text:p>
          </table:table-cell>
          <table:table-cell table:formula="of:=ROUNDUP([.E1009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<text:a xlink:href="https://voyager.online/contract/0x0064F5bF4e1bbc3d13C43d84B50bFBbb2d2B74c7DAbFF52E4Cc9fc681cddd95c" xlink:type="simple">0x0064F5bF4e1bbc3d13C43d84B50bFBbb2d2B74c7DAbFF52E4Cc9fc681cddd95c</text:a></text:p>
          </table:table-cell>
          <table:table-cell office:value-type="string" calcext:value-type="string">
            <text:p>0.12140 ETH</text:p>
          </table:table-cell>
          <table:table-cell office:value-type="float" office:value="608" calcext:value-type="float">
            <text:p>608</text:p>
          </table:table-cell>
          <table:table-cell table:formula="of:=VALUE(SUBSTITUTE(MID([.C1010];1;LEN([.C1010])-4);&quot;.&quot;;&quot;,&quot;))" office:value-type="float" office:value="0.1214" calcext:value-type="float">
            <text:p>0,1214</text:p>
          </table:table-cell>
          <table:table-cell table:formula="of:=[.B1010]" office:value-type="string" office:string-value="0x0064F5bF4e1bbc3d13C43d84B50bFBbb2d2B74c7DAbFF52E4Cc9fc681cddd95c" calcext:value-type="string">
            <text:p>0x0064F5bF4e1bbc3d13C43d84B50bFBbb2d2B74c7DAbFF52E4Cc9fc681cddd95c</text:p>
          </table:table-cell>
          <table:table-cell table:formula="of:=ROUNDUP([.E1010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<text:a xlink:href="https://voyager.online/contract/0x05B476F85102fB09584d89dE501D604c40Ea8CD7966942Cd1420176529dbA629" xlink:type="simple">0x05B476F85102fB09584d89dE501D604c40Ea8CD7966942Cd1420176529dbA629</text:a></text:p>
          </table:table-cell>
          <table:table-cell office:value-type="string" calcext:value-type="string">
            <text:p>0.12091 ETH</text:p>
          </table:table-cell>
          <table:table-cell office:value-type="float" office:value="447" calcext:value-type="float">
            <text:p>447</text:p>
          </table:table-cell>
          <table:table-cell table:formula="of:=VALUE(SUBSTITUTE(MID([.C1011];1;LEN([.C1011])-4);&quot;.&quot;;&quot;,&quot;))" office:value-type="float" office:value="0.12091" calcext:value-type="float">
            <text:p>0,12091</text:p>
          </table:table-cell>
          <table:table-cell table:formula="of:=[.B1011]" office:value-type="string" office:string-value="0x05B476F85102fB09584d89dE501D604c40Ea8CD7966942Cd1420176529dbA629" calcext:value-type="string">
            <text:p>0x05B476F85102fB09584d89dE501D604c40Ea8CD7966942Cd1420176529dbA629</text:p>
          </table:table-cell>
          <table:table-cell table:formula="of:=ROUNDUP([.E1011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<text:a xlink:href="https://voyager.online/contract/0x06e0701D9A4563c837B12F5DdE0Ec482B626823481583365edc9326AA1b4265F" xlink:type="simple">0x06e0701D9A4563c837B12F5DdE0Ec482B626823481583365edc9326AA1b4265F</text:a></text:p>
          </table:table-cell>
          <table:table-cell office:value-type="string" calcext:value-type="string">
            <text:p>0.12055 ETH</text:p>
          </table:table-cell>
          <table:table-cell office:value-type="string" calcext:value-type="string">
            <text:p>1 206</text:p>
          </table:table-cell>
          <table:table-cell table:formula="of:=VALUE(SUBSTITUTE(MID([.C1012];1;LEN([.C1012])-4);&quot;.&quot;;&quot;,&quot;))" office:value-type="float" office:value="0.12055" calcext:value-type="float">
            <text:p>0,12055</text:p>
          </table:table-cell>
          <table:table-cell table:formula="of:=[.B1012]" office:value-type="string" office:string-value="0x06e0701D9A4563c837B12F5DdE0Ec482B626823481583365edc9326AA1b4265F" calcext:value-type="string">
            <text:p>0x06e0701D9A4563c837B12F5DdE0Ec482B626823481583365edc9326AA1b4265F</text:p>
          </table:table-cell>
          <table:table-cell table:formula="of:=ROUNDUP([.E1012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a xlink:href="https://voyager.online/contract/0x00e3EFE9676276a37c5DFeC7245cCdC551C182393E597B9dB6C3eb82ced75DA4" xlink:type="simple">0x00e3EFE9676276a37c5DFeC7245cCdC551C182393E597B9dB6C3eb82ced75DA4</text:a></text:p>
          </table:table-cell>
          <table:table-cell office:value-type="string" calcext:value-type="string">
            <text:p>0.12029 ETH</text:p>
          </table:table-cell>
          <table:table-cell office:value-type="float" office:value="386" calcext:value-type="float">
            <text:p>386</text:p>
          </table:table-cell>
          <table:table-cell table:formula="of:=VALUE(SUBSTITUTE(MID([.C1013];1;LEN([.C1013])-4);&quot;.&quot;;&quot;,&quot;))" office:value-type="float" office:value="0.12029" calcext:value-type="float">
            <text:p>0,12029</text:p>
          </table:table-cell>
          <table:table-cell table:formula="of:=[.B1013]" office:value-type="string" office:string-value="0x00e3EFE9676276a37c5DFeC7245cCdC551C182393E597B9dB6C3eb82ced75DA4" calcext:value-type="string">
            <text:p>0x00e3EFE9676276a37c5DFeC7245cCdC551C182393E597B9dB6C3eb82ced75DA4</text:p>
          </table:table-cell>
          <table:table-cell table:formula="of:=ROUNDUP([.E1013]*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a xlink:href="https://voyager.online/contract/0x011203908E62f637a745f62253Cf077A3AAa30e2b601c16AE5F6Df98485a79A0" xlink:type="simple">0x011203908E62f637a745f62253Cf077A3AAa30e2b601c16AE5F6Df98485a79A0</text:a></text:p>
          </table:table-cell>
          <table:table-cell office:value-type="string" calcext:value-type="string">
            <text:p>0.11996 ETH</text:p>
          </table:table-cell>
          <table:table-cell office:value-type="float" office:value="457" calcext:value-type="float">
            <text:p>457</text:p>
          </table:table-cell>
          <table:table-cell table:formula="of:=VALUE(SUBSTITUTE(MID([.C1014];1;LEN([.C1014])-4);&quot;.&quot;;&quot;,&quot;))" office:value-type="float" office:value="0.11996" calcext:value-type="float">
            <text:p>0,11996</text:p>
          </table:table-cell>
          <table:table-cell table:formula="of:=[.B1014]" office:value-type="string" office:string-value="0x011203908E62f637a745f62253Cf077A3AAa30e2b601c16AE5F6Df98485a79A0" calcext:value-type="string">
            <text:p>0x011203908E62f637a745f62253Cf077A3AAa30e2b601c16AE5F6Df98485a79A0</text:p>
          </table:table-cell>
          <table:table-cell table:formula="of:=ROUNDUP([.E1014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a xlink:href="https://voyager.online/contract/0x03D97d51a0C8b0edAA980E755064A662050a539155be039E5e5f821eb0C12A8f" xlink:type="simple">0x03D97d51a0C8b0edAA980E755064A662050a539155be039E5e5f821eb0C12A8f</text:a></text:p>
          </table:table-cell>
          <table:table-cell office:value-type="string" calcext:value-type="string">
            <text:p>0.11988 ETH</text:p>
          </table:table-cell>
          <table:table-cell office:value-type="float" office:value="830" calcext:value-type="float">
            <text:p>830</text:p>
          </table:table-cell>
          <table:table-cell table:formula="of:=VALUE(SUBSTITUTE(MID([.C1015];1;LEN([.C1015])-4);&quot;.&quot;;&quot;,&quot;))" office:value-type="float" office:value="0.11988" calcext:value-type="float">
            <text:p>0,11988</text:p>
          </table:table-cell>
          <table:table-cell table:formula="of:=[.B1015]" office:value-type="string" office:string-value="0x03D97d51a0C8b0edAA980E755064A662050a539155be039E5e5f821eb0C12A8f" calcext:value-type="string">
            <text:p>0x03D97d51a0C8b0edAA980E755064A662050a539155be039E5e5f821eb0C12A8f</text:p>
          </table:table-cell>
          <table:table-cell table:formula="of:=ROUNDUP([.E1015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<text:a xlink:href="https://voyager.online/contract/0x0666874cD6a24B486689e8d3C72d876a6828a4aC48a52D9e7FDED096c3369F50" xlink:type="simple">0x0666874cD6a24B486689e8d3C72d876a6828a4aC48a52D9e7FDED096c3369F50</text:a></text:p>
          </table:table-cell>
          <table:table-cell office:value-type="string" calcext:value-type="string">
            <text:p>0.11982 ETH</text:p>
          </table:table-cell>
          <table:table-cell office:value-type="float" office:value="396" calcext:value-type="float">
            <text:p>396</text:p>
          </table:table-cell>
          <table:table-cell table:formula="of:=VALUE(SUBSTITUTE(MID([.C1016];1;LEN([.C1016])-4);&quot;.&quot;;&quot;,&quot;))" office:value-type="float" office:value="0.11982" calcext:value-type="float">
            <text:p>0,11982</text:p>
          </table:table-cell>
          <table:table-cell table:formula="of:=[.B1016]" office:value-type="string" office:string-value="0x0666874cD6a24B486689e8d3C72d876a6828a4aC48a52D9e7FDED096c3369F50" calcext:value-type="string">
            <text:p>0x0666874cD6a24B486689e8d3C72d876a6828a4aC48a52D9e7FDED096c3369F50</text:p>
          </table:table-cell>
          <table:table-cell table:formula="of:=ROUNDUP([.E1016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<text:a xlink:href="https://voyager.online/contract/0x05Ceb2F8637Ebe00543C56430577534a72137e3e1791774006828b3Ed7Eb7CAa" xlink:type="simple">0x05Ceb2F8637Ebe00543C56430577534a72137e3e1791774006828b3Ed7Eb7CAa</text:a></text:p>
          </table:table-cell>
          <table:table-cell office:value-type="string" calcext:value-type="string">
            <text:p>0.11969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017];1;LEN([.C1017])-4);&quot;.&quot;;&quot;,&quot;))" office:value-type="float" office:value="0.11969" calcext:value-type="float">
            <text:p>0,11969</text:p>
          </table:table-cell>
          <table:table-cell table:formula="of:=[.B1017]" office:value-type="string" office:string-value="0x05Ceb2F8637Ebe00543C56430577534a72137e3e1791774006828b3Ed7Eb7CAa" calcext:value-type="string">
            <text:p>0x05Ceb2F8637Ebe00543C56430577534a72137e3e1791774006828b3Ed7Eb7CAa</text:p>
          </table:table-cell>
          <table:table-cell table:formula="of:=ROUNDUP([.E1017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<text:a xlink:href="https://voyager.online/contract/0x03E699518099E3F49b462D4520718e34e66b88e20271A41AC20B70864746D84E" xlink:type="simple">0x03E699518099E3F49b462D4520718e34e66b88e20271A41AC20B70864746D84E</text:a></text:p>
          </table:table-cell>
          <table:table-cell office:value-type="string" calcext:value-type="string">
            <text:p>0.11968 ETH</text:p>
          </table:table-cell>
          <table:table-cell office:value-type="float" office:value="432" calcext:value-type="float">
            <text:p>432</text:p>
          </table:table-cell>
          <table:table-cell table:formula="of:=VALUE(SUBSTITUTE(MID([.C1018];1;LEN([.C1018])-4);&quot;.&quot;;&quot;,&quot;))" office:value-type="float" office:value="0.11968" calcext:value-type="float">
            <text:p>0,11968</text:p>
          </table:table-cell>
          <table:table-cell table:formula="of:=[.B1018]" office:value-type="string" office:string-value="0x03E699518099E3F49b462D4520718e34e66b88e20271A41AC20B70864746D84E" calcext:value-type="string">
            <text:p>0x03E699518099E3F49b462D4520718e34e66b88e20271A41AC20B70864746D84E</text:p>
          </table:table-cell>
          <table:table-cell table:formula="of:=ROUNDUP([.E1018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<text:a xlink:href="https://voyager.online/contract/0x02b631f0299ebd1095C5fF90de558d84e63F6ce5F2b99063c3E921cD8F91CFeB" xlink:type="simple">0x02b631f0299ebd1095C5fF90de558d84e63F6ce5F2b99063c3E921cD8F91CFeB</text:a></text:p>
          </table:table-cell>
          <table:table-cell office:value-type="string" calcext:value-type="string">
            <text:p>0.11929 ETH</text:p>
          </table:table-cell>
          <table:table-cell office:value-type="float" office:value="889" calcext:value-type="float">
            <text:p>889</text:p>
          </table:table-cell>
          <table:table-cell table:formula="of:=VALUE(SUBSTITUTE(MID([.C1019];1;LEN([.C1019])-4);&quot;.&quot;;&quot;,&quot;))" office:value-type="float" office:value="0.11929" calcext:value-type="float">
            <text:p>0,11929</text:p>
          </table:table-cell>
          <table:table-cell table:formula="of:=[.B1019]" office:value-type="string" office:string-value="0x02b631f0299ebd1095C5fF90de558d84e63F6ce5F2b99063c3E921cD8F91CFeB" calcext:value-type="string">
            <text:p>0x02b631f0299ebd1095C5fF90de558d84e63F6ce5F2b99063c3E921cD8F91CFeB</text:p>
          </table:table-cell>
          <table:table-cell table:formula="of:=ROUNDUP([.E1019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<text:a xlink:href="https://voyager.online/contract/0x00D988d1d53313e4992A5a9b8c8dD2ddCc69271df1A0094678B90C4613C431F4" xlink:type="simple">0x00D988d1d53313e4992A5a9b8c8dD2ddCc69271df1A0094678B90C4613C431F4</text:a></text:p>
          </table:table-cell>
          <table:table-cell office:value-type="string" calcext:value-type="string">
            <text:p>0.11905 ETH</text:p>
          </table:table-cell>
          <table:table-cell office:value-type="float" office:value="851" calcext:value-type="float">
            <text:p>851</text:p>
          </table:table-cell>
          <table:table-cell table:formula="of:=VALUE(SUBSTITUTE(MID([.C1020];1;LEN([.C1020])-4);&quot;.&quot;;&quot;,&quot;))" office:value-type="float" office:value="0.11905" calcext:value-type="float">
            <text:p>0,11905</text:p>
          </table:table-cell>
          <table:table-cell table:formula="of:=[.B1020]" office:value-type="string" office:string-value="0x00D988d1d53313e4992A5a9b8c8dD2ddCc69271df1A0094678B90C4613C431F4" calcext:value-type="string">
            <text:p>0x00D988d1d53313e4992A5a9b8c8dD2ddCc69271df1A0094678B90C4613C431F4</text:p>
          </table:table-cell>
          <table:table-cell table:formula="of:=ROUNDUP([.E1020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<text:a xlink:href="https://voyager.online/contract/0x03d8C0773707eCb08984f284Be905AE34895Ff39afdE9B611B9913d99712CF05" xlink:type="simple">0x03d8C0773707eCb08984f284Be905AE34895Ff39afdE9B611B9913d99712CF05</text:a></text:p>
          </table:table-cell>
          <table:table-cell office:value-type="string" calcext:value-type="string">
            <text:p>0.11897 ETH</text:p>
          </table:table-cell>
          <table:table-cell office:value-type="float" office:value="442" calcext:value-type="float">
            <text:p>442</text:p>
          </table:table-cell>
          <table:table-cell table:formula="of:=VALUE(SUBSTITUTE(MID([.C1021];1;LEN([.C1021])-4);&quot;.&quot;;&quot;,&quot;))" office:value-type="float" office:value="0.11897" calcext:value-type="float">
            <text:p>0,11897</text:p>
          </table:table-cell>
          <table:table-cell table:formula="of:=[.B1021]" office:value-type="string" office:string-value="0x03d8C0773707eCb08984f284Be905AE34895Ff39afdE9B611B9913d99712CF05" calcext:value-type="string">
            <text:p>0x03d8C0773707eCb08984f284Be905AE34895Ff39afdE9B611B9913d99712CF05</text:p>
          </table:table-cell>
          <table:table-cell table:formula="of:=ROUNDUP([.E1021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<text:a xlink:href="https://voyager.online/contract/0x03647DaF4cd619ABe942C8D5bD8dc75eF93C95F6c2eD89ea906400E59dC6efAb" xlink:type="simple">0x03647DaF4cd619ABe942C8D5bD8dc75eF93C95F6c2eD89ea906400E59dC6efAb</text:a></text:p>
          </table:table-cell>
          <table:table-cell office:value-type="string" calcext:value-type="string">
            <text:p>0.11885 ETH</text:p>
          </table:table-cell>
          <table:table-cell office:value-type="float" office:value="394" calcext:value-type="float">
            <text:p>394</text:p>
          </table:table-cell>
          <table:table-cell table:formula="of:=VALUE(SUBSTITUTE(MID([.C1022];1;LEN([.C1022])-4);&quot;.&quot;;&quot;,&quot;))" office:value-type="float" office:value="0.11885" calcext:value-type="float">
            <text:p>0,11885</text:p>
          </table:table-cell>
          <table:table-cell table:formula="of:=[.B1022]" office:value-type="string" office:string-value="0x03647DaF4cd619ABe942C8D5bD8dc75eF93C95F6c2eD89ea906400E59dC6efAb" calcext:value-type="string">
            <text:p>0x03647DaF4cd619ABe942C8D5bD8dc75eF93C95F6c2eD89ea906400E59dC6efAb</text:p>
          </table:table-cell>
          <table:table-cell table:formula="of:=ROUNDUP([.E1022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a xlink:href="https://voyager.online/contract/0x0680715c68ee065fc00EE83aAaA5d3DbB387067DE4A0dBD773cE29BDf8BA6f33" xlink:type="simple">0x0680715c68ee065fc00EE83aAaA5d3DbB387067DE4A0dBD773cE29BDf8BA6f33</text:a></text:p>
          </table:table-cell>
          <table:table-cell office:value-type="string" calcext:value-type="string">
            <text:p>0.11883 ETH</text:p>
          </table:table-cell>
          <table:table-cell office:value-type="string" calcext:value-type="string">
            <text:p>1 147</text:p>
          </table:table-cell>
          <table:table-cell table:formula="of:=VALUE(SUBSTITUTE(MID([.C1023];1;LEN([.C1023])-4);&quot;.&quot;;&quot;,&quot;))" office:value-type="float" office:value="0.11883" calcext:value-type="float">
            <text:p>0,11883</text:p>
          </table:table-cell>
          <table:table-cell table:formula="of:=[.B1023]" office:value-type="string" office:string-value="0x0680715c68ee065fc00EE83aAaA5d3DbB387067DE4A0dBD773cE29BDf8BA6f33" calcext:value-type="string">
            <text:p>0x0680715c68ee065fc00EE83aAaA5d3DbB387067DE4A0dBD773cE29BDf8BA6f33</text:p>
          </table:table-cell>
          <table:table-cell table:formula="of:=ROUNDUP([.E1023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a xlink:href="https://voyager.online/contract/0x029F38f2c7023fBdFeE0F9d8390eC38A933cC100B892142cb867F8d9c686cb0c" xlink:type="simple">0x029F38f2c7023fBdFeE0F9d8390eC38A933cC100B892142cb867F8d9c686cb0c</text:a></text:p>
          </table:table-cell>
          <table:table-cell office:value-type="string" calcext:value-type="string">
            <text:p>0.11879 ETH</text:p>
          </table:table-cell>
          <table:table-cell office:value-type="float" office:value="430" calcext:value-type="float">
            <text:p>430</text:p>
          </table:table-cell>
          <table:table-cell table:formula="of:=VALUE(SUBSTITUTE(MID([.C1024];1;LEN([.C1024])-4);&quot;.&quot;;&quot;,&quot;))" office:value-type="float" office:value="0.11879" calcext:value-type="float">
            <text:p>0,11879</text:p>
          </table:table-cell>
          <table:table-cell table:formula="of:=[.B1024]" office:value-type="string" office:string-value="0x029F38f2c7023fBdFeE0F9d8390eC38A933cC100B892142cb867F8d9c686cb0c" calcext:value-type="string">
            <text:p>0x029F38f2c7023fBdFeE0F9d8390eC38A933cC100B892142cb867F8d9c686cb0c</text:p>
          </table:table-cell>
          <table:table-cell table:formula="of:=ROUNDUP([.E1024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<text:a xlink:href="https://voyager.online/contract/0x02582717144819Ac110F5Bd058624DDDb919CE94B7C510BBf206F0BAE37974E2" xlink:type="simple">0x02582717144819Ac110F5Bd058624DDDb919CE94B7C510BBf206F0BAE37974E2</text:a></text:p>
          </table:table-cell>
          <table:table-cell office:value-type="string" calcext:value-type="string">
            <text:p>0.11844 ETH</text:p>
          </table:table-cell>
          <table:table-cell office:value-type="float" office:value="487" calcext:value-type="float">
            <text:p>487</text:p>
          </table:table-cell>
          <table:table-cell table:formula="of:=VALUE(SUBSTITUTE(MID([.C1025];1;LEN([.C1025])-4);&quot;.&quot;;&quot;,&quot;))" office:value-type="float" office:value="0.11844" calcext:value-type="float">
            <text:p>0,11844</text:p>
          </table:table-cell>
          <table:table-cell table:formula="of:=[.B1025]" office:value-type="string" office:string-value="0x02582717144819Ac110F5Bd058624DDDb919CE94B7C510BBf206F0BAE37974E2" calcext:value-type="string">
            <text:p>0x02582717144819Ac110F5Bd058624DDDb919CE94B7C510BBf206F0BAE37974E2</text:p>
          </table:table-cell>
          <table:table-cell table:formula="of:=ROUNDUP([.E1025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<text:a xlink:href="https://voyager.online/contract/0x03DF47DDe575BC00BeAa0517e728Dd040Bb0656B57e677Fea6e61d8c590C0922" xlink:type="simple">0x03DF47DDe575BC00BeAa0517e728Dd040Bb0656B57e677Fea6e61d8c590C0922</text:a></text:p>
          </table:table-cell>
          <table:table-cell office:value-type="string" calcext:value-type="string">
            <text:p>0.11826 ETH</text:p>
          </table:table-cell>
          <table:table-cell office:value-type="float" office:value="801" calcext:value-type="float">
            <text:p>801</text:p>
          </table:table-cell>
          <table:table-cell table:formula="of:=VALUE(SUBSTITUTE(MID([.C1026];1;LEN([.C1026])-4);&quot;.&quot;;&quot;,&quot;))" office:value-type="float" office:value="0.11826" calcext:value-type="float">
            <text:p>0,11826</text:p>
          </table:table-cell>
          <table:table-cell table:formula="of:=[.B1026]" office:value-type="string" office:string-value="0x03DF47DDe575BC00BeAa0517e728Dd040Bb0656B57e677Fea6e61d8c590C0922" calcext:value-type="string">
            <text:p>0x03DF47DDe575BC00BeAa0517e728Dd040Bb0656B57e677Fea6e61d8c590C0922</text:p>
          </table:table-cell>
          <table:table-cell table:formula="of:=ROUNDUP([.E1026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<text:a xlink:href="https://voyager.online/contract/0x005f69DD95a8F4D1C032952Fb835b895fE0Ea93BFE1f1B0c91Ac9Da42A784E99" xlink:type="simple">0x005f69DD95a8F4D1C032952Fb835b895fE0Ea93BFE1f1B0c91Ac9Da42A784E99</text:a></text:p>
          </table:table-cell>
          <table:table-cell office:value-type="string" calcext:value-type="string">
            <text:p>0.11821 ETH</text:p>
          </table:table-cell>
          <table:table-cell office:value-type="float" office:value="558" calcext:value-type="float">
            <text:p>558</text:p>
          </table:table-cell>
          <table:table-cell table:formula="of:=VALUE(SUBSTITUTE(MID([.C1027];1;LEN([.C1027])-4);&quot;.&quot;;&quot;,&quot;))" office:value-type="float" office:value="0.11821" calcext:value-type="float">
            <text:p>0,11821</text:p>
          </table:table-cell>
          <table:table-cell table:formula="of:=[.B1027]" office:value-type="string" office:string-value="0x005f69DD95a8F4D1C032952Fb835b895fE0Ea93BFE1f1B0c91Ac9Da42A784E99" calcext:value-type="string">
            <text:p>0x005f69DD95a8F4D1C032952Fb835b895fE0Ea93BFE1f1B0c91Ac9Da42A784E99</text:p>
          </table:table-cell>
          <table:table-cell table:formula="of:=ROUNDUP([.E1027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<text:a xlink:href="https://voyager.online/contract/0x0570f89F48563cB39c22258d486B729CB051522d5D85b7D8efbfe32fBcfDa53F" xlink:type="simple">0x0570f89F48563cB39c22258d486B729CB051522d5D85b7D8efbfe32fBcfDa53F</text:a></text:p>
          </table:table-cell>
          <table:table-cell office:value-type="string" calcext:value-type="string">
            <text:p>0.11807 ETH</text:p>
          </table:table-cell>
          <table:table-cell office:value-type="float" office:value="427" calcext:value-type="float">
            <text:p>427</text:p>
          </table:table-cell>
          <table:table-cell table:formula="of:=VALUE(SUBSTITUTE(MID([.C1028];1;LEN([.C1028])-4);&quot;.&quot;;&quot;,&quot;))" office:value-type="float" office:value="0.11807" calcext:value-type="float">
            <text:p>0,11807</text:p>
          </table:table-cell>
          <table:table-cell table:formula="of:=[.B1028]" office:value-type="string" office:string-value="0x0570f89F48563cB39c22258d486B729CB051522d5D85b7D8efbfe32fBcfDa53F" calcext:value-type="string">
            <text:p>0x0570f89F48563cB39c22258d486B729CB051522d5D85b7D8efbfe32fBcfDa53F</text:p>
          </table:table-cell>
          <table:table-cell table:formula="of:=ROUNDUP([.E1028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<text:a xlink:href="https://voyager.online/contract/0x03C76fb9906076F3F4D7cF9aeF7db3159cD932919CbE2d76276DcF5e4e0E8200" xlink:type="simple">0x03C76fb9906076F3F4D7cF9aeF7db3159cD932919CbE2d76276DcF5e4e0E8200</text:a></text:p>
          </table:table-cell>
          <table:table-cell office:value-type="string" calcext:value-type="string">
            <text:p>0.11765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029];1;LEN([.C1029])-4);&quot;.&quot;;&quot;,&quot;))" office:value-type="float" office:value="0.11765" calcext:value-type="float">
            <text:p>0,11765</text:p>
          </table:table-cell>
          <table:table-cell table:formula="of:=[.B1029]" office:value-type="string" office:string-value="0x03C76fb9906076F3F4D7cF9aeF7db3159cD932919CbE2d76276DcF5e4e0E8200" calcext:value-type="string">
            <text:p>0x03C76fb9906076F3F4D7cF9aeF7db3159cD932919CbE2d76276DcF5e4e0E8200</text:p>
          </table:table-cell>
          <table:table-cell table:formula="of:=ROUNDUP([.E1029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<text:a xlink:href="https://voyager.online/contract/0x018034688c931e78e4F5b683477d7D998c31F5b0ec9f5ecB5370f92eb0C0F6Eb" xlink:type="simple">0x018034688c931e78e4F5b683477d7D998c31F5b0ec9f5ecB5370f92eb0C0F6Eb</text:a></text:p>
          </table:table-cell>
          <table:table-cell office:value-type="string" calcext:value-type="string">
            <text:p>0.11759 ETH</text:p>
          </table:table-cell>
          <table:table-cell office:value-type="float" office:value="471" calcext:value-type="float">
            <text:p>471</text:p>
          </table:table-cell>
          <table:table-cell table:formula="of:=VALUE(SUBSTITUTE(MID([.C1030];1;LEN([.C1030])-4);&quot;.&quot;;&quot;,&quot;))" office:value-type="float" office:value="0.11759" calcext:value-type="float">
            <text:p>0,11759</text:p>
          </table:table-cell>
          <table:table-cell table:formula="of:=[.B1030]" office:value-type="string" office:string-value="0x018034688c931e78e4F5b683477d7D998c31F5b0ec9f5ecB5370f92eb0C0F6Eb" calcext:value-type="string">
            <text:p>0x018034688c931e78e4F5b683477d7D998c31F5b0ec9f5ecB5370f92eb0C0F6Eb</text:p>
          </table:table-cell>
          <table:table-cell table:formula="of:=ROUNDUP([.E1030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<text:a xlink:href="https://voyager.online/contract/0x056D6a7177edC58bbaf7083c9886C77B0a28676049e5505e7148fB6d94ce42a8" xlink:type="simple">0x056D6a7177edC58bbaf7083c9886C77B0a28676049e5505e7148fB6d94ce42a8</text:a></text:p>
          </table:table-cell>
          <table:table-cell office:value-type="string" calcext:value-type="string">
            <text:p>0.11749 ETH</text:p>
          </table:table-cell>
          <table:table-cell office:value-type="float" office:value="450" calcext:value-type="float">
            <text:p>450</text:p>
          </table:table-cell>
          <table:table-cell table:formula="of:=VALUE(SUBSTITUTE(MID([.C1031];1;LEN([.C1031])-4);&quot;.&quot;;&quot;,&quot;))" office:value-type="float" office:value="0.11749" calcext:value-type="float">
            <text:p>0,11749</text:p>
          </table:table-cell>
          <table:table-cell table:formula="of:=[.B1031]" office:value-type="string" office:string-value="0x056D6a7177edC58bbaf7083c9886C77B0a28676049e5505e7148fB6d94ce42a8" calcext:value-type="string">
            <text:p>0x056D6a7177edC58bbaf7083c9886C77B0a28676049e5505e7148fB6d94ce42a8</text:p>
          </table:table-cell>
          <table:table-cell table:formula="of:=ROUNDUP([.E1031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<text:a xlink:href="https://voyager.online/contract/0x02BacCDf5c0977A97961256ec51e14e74909dA04BB67fd511d9B6dD4C1334037" xlink:type="simple">0x02BacCDf5c0977A97961256ec51e14e74909dA04BB67fd511d9B6dD4C1334037</text:a></text:p>
          </table:table-cell>
          <table:table-cell office:value-type="string" calcext:value-type="string">
            <text:p>0.11724 ETH</text:p>
          </table:table-cell>
          <table:table-cell office:value-type="float" office:value="425" calcext:value-type="float">
            <text:p>425</text:p>
          </table:table-cell>
          <table:table-cell table:formula="of:=VALUE(SUBSTITUTE(MID([.C1032];1;LEN([.C1032])-4);&quot;.&quot;;&quot;,&quot;))" office:value-type="float" office:value="0.11724" calcext:value-type="float">
            <text:p>0,11724</text:p>
          </table:table-cell>
          <table:table-cell table:formula="of:=[.B1032]" office:value-type="string" office:string-value="0x02BacCDf5c0977A97961256ec51e14e74909dA04BB67fd511d9B6dD4C1334037" calcext:value-type="string">
            <text:p>0x02BacCDf5c0977A97961256ec51e14e74909dA04BB67fd511d9B6dD4C1334037</text:p>
          </table:table-cell>
          <table:table-cell table:formula="of:=ROUNDUP([.E1032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a xlink:href="https://voyager.online/contract/0x02490CC35EF707EaE331e16E01C5cD7910AA76C0Ef2F62a50788018b1E9ab976" xlink:type="simple">0x02490CC35EF707EaE331e16E01C5cD7910AA76C0Ef2F62a50788018b1E9ab976</text:a></text:p>
          </table:table-cell>
          <table:table-cell office:value-type="string" calcext:value-type="string">
            <text:p>0.11684 ETH</text:p>
          </table:table-cell>
          <table:table-cell office:value-type="float" office:value="778" calcext:value-type="float">
            <text:p>778</text:p>
          </table:table-cell>
          <table:table-cell table:formula="of:=VALUE(SUBSTITUTE(MID([.C1033];1;LEN([.C1033])-4);&quot;.&quot;;&quot;,&quot;))" office:value-type="float" office:value="0.11684" calcext:value-type="float">
            <text:p>0,11684</text:p>
          </table:table-cell>
          <table:table-cell table:formula="of:=[.B1033]" office:value-type="string" office:string-value="0x02490CC35EF707EaE331e16E01C5cD7910AA76C0Ef2F62a50788018b1E9ab976" calcext:value-type="string">
            <text:p>0x02490CC35EF707EaE331e16E01C5cD7910AA76C0Ef2F62a50788018b1E9ab976</text:p>
          </table:table-cell>
          <table:table-cell table:formula="of:=ROUNDUP([.E1033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a xlink:href="https://voyager.online/contract/0x048b72E7a0852ba10A7a5F11E09b2c8c69B0B80ff41114e92Cd0153F168dBcEf" xlink:type="simple">0x048b72E7a0852ba10A7a5F11E09b2c8c69B0B80ff41114e92Cd0153F168dBcEf</text:a></text:p>
          </table:table-cell>
          <table:table-cell office:value-type="string" calcext:value-type="string">
            <text:p>0.11673 ETH</text:p>
          </table:table-cell>
          <table:table-cell office:value-type="float" office:value="440" calcext:value-type="float">
            <text:p>440</text:p>
          </table:table-cell>
          <table:table-cell table:formula="of:=VALUE(SUBSTITUTE(MID([.C1034];1;LEN([.C1034])-4);&quot;.&quot;;&quot;,&quot;))" office:value-type="float" office:value="0.11673" calcext:value-type="float">
            <text:p>0,11673</text:p>
          </table:table-cell>
          <table:table-cell table:formula="of:=[.B1034]" office:value-type="string" office:string-value="0x048b72E7a0852ba10A7a5F11E09b2c8c69B0B80ff41114e92Cd0153F168dBcEf" calcext:value-type="string">
            <text:p>0x048b72E7a0852ba10A7a5F11E09b2c8c69B0B80ff41114e92Cd0153F168dBcEf</text:p>
          </table:table-cell>
          <table:table-cell table:formula="of:=ROUNDUP([.E1034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<text:a xlink:href="https://voyager.online/contract/0x04b791CD6713dD7Fdcb97e300239d2e1f1Ef5B05d720AF76DddCCBe5ddFedc12" xlink:type="simple">0x04b791CD6713dD7Fdcb97e300239d2e1f1Ef5B05d720AF76DddCCBe5ddFedc12</text:a></text:p>
          </table:table-cell>
          <table:table-cell office:value-type="string" calcext:value-type="string">
            <text:p>0.11629 ETH</text:p>
          </table:table-cell>
          <table:table-cell office:value-type="float" office:value="439" calcext:value-type="float">
            <text:p>439</text:p>
          </table:table-cell>
          <table:table-cell table:formula="of:=VALUE(SUBSTITUTE(MID([.C1035];1;LEN([.C1035])-4);&quot;.&quot;;&quot;,&quot;))" office:value-type="float" office:value="0.11629" calcext:value-type="float">
            <text:p>0,11629</text:p>
          </table:table-cell>
          <table:table-cell table:formula="of:=[.B1035]" office:value-type="string" office:string-value="0x04b791CD6713dD7Fdcb97e300239d2e1f1Ef5B05d720AF76DddCCBe5ddFedc12" calcext:value-type="string">
            <text:p>0x04b791CD6713dD7Fdcb97e300239d2e1f1Ef5B05d720AF76DddCCBe5ddFedc12</text:p>
          </table:table-cell>
          <table:table-cell table:formula="of:=ROUNDUP([.E1035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<text:a xlink:href="https://voyager.online/contract/0x07707d4fe02cC50bD3b843166264465013910efABFCF987CF14A9B07e340395d" xlink:type="simple">0x07707d4fe02cC50bD3b843166264465013910efABFCF987CF14A9B07e340395d</text:a></text:p>
          </table:table-cell>
          <table:table-cell office:value-type="string" calcext:value-type="string">
            <text:p>0.11625 ETH</text:p>
          </table:table-cell>
          <table:table-cell office:value-type="float" office:value="608" calcext:value-type="float">
            <text:p>608</text:p>
          </table:table-cell>
          <table:table-cell table:formula="of:=VALUE(SUBSTITUTE(MID([.C1036];1;LEN([.C1036])-4);&quot;.&quot;;&quot;,&quot;))" office:value-type="float" office:value="0.11625" calcext:value-type="float">
            <text:p>0,11625</text:p>
          </table:table-cell>
          <table:table-cell table:formula="of:=[.B1036]" office:value-type="string" office:string-value="0x07707d4fe02cC50bD3b843166264465013910efABFCF987CF14A9B07e340395d" calcext:value-type="string">
            <text:p>0x07707d4fe02cC50bD3b843166264465013910efABFCF987CF14A9B07e340395d</text:p>
          </table:table-cell>
          <table:table-cell table:formula="of:=ROUNDUP([.E1036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<text:a xlink:href="https://voyager.online/contract/0x053CbbCa37dc9af3aDA31D4653af0A5F93265B736830b52F38795758089bF83b" xlink:type="simple">0x053CbbCa37dc9af3aDA31D4653af0A5F93265B736830b52F38795758089bF83b</text:a></text:p>
          </table:table-cell>
          <table:table-cell office:value-type="string" calcext:value-type="string">
            <text:p>0.11615 ETH</text:p>
          </table:table-cell>
          <table:table-cell office:value-type="float" office:value="746" calcext:value-type="float">
            <text:p>746</text:p>
          </table:table-cell>
          <table:table-cell table:formula="of:=VALUE(SUBSTITUTE(MID([.C1037];1;LEN([.C1037])-4);&quot;.&quot;;&quot;,&quot;))" office:value-type="float" office:value="0.11615" calcext:value-type="float">
            <text:p>0,11615</text:p>
          </table:table-cell>
          <table:table-cell table:formula="of:=[.B1037]" office:value-type="string" office:string-value="0x053CbbCa37dc9af3aDA31D4653af0A5F93265B736830b52F38795758089bF83b" calcext:value-type="string">
            <text:p>0x053CbbCa37dc9af3aDA31D4653af0A5F93265B736830b52F38795758089bF83b</text:p>
          </table:table-cell>
          <table:table-cell table:formula="of:=ROUNDUP([.E1037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<text:a xlink:href="https://voyager.online/contract/0x055018368eE5958B5C7569dbFDA8d6702888ceade600cbA041D73F3c98E94dD1" xlink:type="simple">0x055018368eE5958B5C7569dbFDA8d6702888ceade600cbA041D73F3c98E94dD1</text:a></text:p>
          </table:table-cell>
          <table:table-cell office:value-type="string" calcext:value-type="string">
            <text:p>0.11614 ETH</text:p>
          </table:table-cell>
          <table:table-cell office:value-type="float" office:value="408" calcext:value-type="float">
            <text:p>408</text:p>
          </table:table-cell>
          <table:table-cell table:formula="of:=VALUE(SUBSTITUTE(MID([.C1038];1;LEN([.C1038])-4);&quot;.&quot;;&quot;,&quot;))" office:value-type="float" office:value="0.11614" calcext:value-type="float">
            <text:p>0,11614</text:p>
          </table:table-cell>
          <table:table-cell table:formula="of:=[.B1038]" office:value-type="string" office:string-value="0x055018368eE5958B5C7569dbFDA8d6702888ceade600cbA041D73F3c98E94dD1" calcext:value-type="string">
            <text:p>0x055018368eE5958B5C7569dbFDA8d6702888ceade600cbA041D73F3c98E94dD1</text:p>
          </table:table-cell>
          <table:table-cell table:formula="of:=ROUNDUP([.E1038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<text:a xlink:href="https://voyager.online/contract/0x04f48118dbF51c9f5fA05B59CE98BF67250EBE4E3Ae161596eFe527AE6903fD8" xlink:type="simple">0x04f48118dbF51c9f5fA05B59CE98BF67250EBE4E3Ae161596eFe527AE6903fD8</text:a></text:p>
          </table:table-cell>
          <table:table-cell office:value-type="string" calcext:value-type="string">
            <text:p>0.11613 ETH</text:p>
          </table:table-cell>
          <table:table-cell office:value-type="float" office:value="383" calcext:value-type="float">
            <text:p>383</text:p>
          </table:table-cell>
          <table:table-cell table:formula="of:=VALUE(SUBSTITUTE(MID([.C1039];1;LEN([.C1039])-4);&quot;.&quot;;&quot;,&quot;))" office:value-type="float" office:value="0.11613" calcext:value-type="float">
            <text:p>0,11613</text:p>
          </table:table-cell>
          <table:table-cell table:formula="of:=[.B1039]" office:value-type="string" office:string-value="0x04f48118dbF51c9f5fA05B59CE98BF67250EBE4E3Ae161596eFe527AE6903fD8" calcext:value-type="string">
            <text:p>0x04f48118dbF51c9f5fA05B59CE98BF67250EBE4E3Ae161596eFe527AE6903fD8</text:p>
          </table:table-cell>
          <table:table-cell table:formula="of:=ROUNDUP([.E1039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<text:a xlink:href="https://voyager.online/contract/0x043F6569E0149EB43C6a939a0C8a4650732C48D2c03F90368861162D4D720A40" xlink:type="simple">0x043F6569E0149EB43C6a939a0C8a4650732C48D2c03F90368861162D4D720A40</text:a></text:p>
          </table:table-cell>
          <table:table-cell office:value-type="string" calcext:value-type="string">
            <text:p>0.11610 ETH</text:p>
          </table:table-cell>
          <table:table-cell office:value-type="float" office:value="406" calcext:value-type="float">
            <text:p>406</text:p>
          </table:table-cell>
          <table:table-cell table:formula="of:=VALUE(SUBSTITUTE(MID([.C1040];1;LEN([.C1040])-4);&quot;.&quot;;&quot;,&quot;))" office:value-type="float" office:value="0.1161" calcext:value-type="float">
            <text:p>0,1161</text:p>
          </table:table-cell>
          <table:table-cell table:formula="of:=[.B1040]" office:value-type="string" office:string-value="0x043F6569E0149EB43C6a939a0C8a4650732C48D2c03F90368861162D4D720A40" calcext:value-type="string">
            <text:p>0x043F6569E0149EB43C6a939a0C8a4650732C48D2c03F90368861162D4D720A40</text:p>
          </table:table-cell>
          <table:table-cell table:formula="of:=ROUNDUP([.E1040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<text:a xlink:href="https://voyager.online/contract/0x04A4970Ba58A3CCfb449C6F92b5E8F01D5198a01D07126686e43d145C264d0d8" xlink:type="simple">0x04A4970Ba58A3CCfb449C6F92b5E8F01D5198a01D07126686e43d145C264d0d8</text:a></text:p>
          </table:table-cell>
          <table:table-cell office:value-type="string" calcext:value-type="string">
            <text:p>0.11588 ETH</text:p>
          </table:table-cell>
          <table:table-cell office:value-type="float" office:value="585" calcext:value-type="float">
            <text:p>585</text:p>
          </table:table-cell>
          <table:table-cell table:formula="of:=VALUE(SUBSTITUTE(MID([.C1041];1;LEN([.C1041])-4);&quot;.&quot;;&quot;,&quot;))" office:value-type="float" office:value="0.11588" calcext:value-type="float">
            <text:p>0,11588</text:p>
          </table:table-cell>
          <table:table-cell table:formula="of:=[.B1041]" office:value-type="string" office:string-value="0x04A4970Ba58A3CCfb449C6F92b5E8F01D5198a01D07126686e43d145C264d0d8" calcext:value-type="string">
            <text:p>0x04A4970Ba58A3CCfb449C6F92b5E8F01D5198a01D07126686e43d145C264d0d8</text:p>
          </table:table-cell>
          <table:table-cell table:formula="of:=ROUNDUP([.E1041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<text:a xlink:href="https://voyager.online/contract/0x071E5033b9eB92401fE67B33ad43bae7Bbd23A4ED10Ebcd58Cf33ea01DFA62C7" xlink:type="simple">0x071E5033b9eB92401fE67B33ad43bae7Bbd23A4ED10Ebcd58Cf33ea01DFA62C7</text:a></text:p>
          </table:table-cell>
          <table:table-cell office:value-type="string" calcext:value-type="string">
            <text:p>0.11570 ETH</text:p>
          </table:table-cell>
          <table:table-cell office:value-type="float" office:value="676" calcext:value-type="float">
            <text:p>676</text:p>
          </table:table-cell>
          <table:table-cell table:formula="of:=VALUE(SUBSTITUTE(MID([.C1042];1;LEN([.C1042])-4);&quot;.&quot;;&quot;,&quot;))" office:value-type="float" office:value="0.1157" calcext:value-type="float">
            <text:p>0,1157</text:p>
          </table:table-cell>
          <table:table-cell table:formula="of:=[.B1042]" office:value-type="string" office:string-value="0x071E5033b9eB92401fE67B33ad43bae7Bbd23A4ED10Ebcd58Cf33ea01DFA62C7" calcext:value-type="string">
            <text:p>0x071E5033b9eB92401fE67B33ad43bae7Bbd23A4ED10Ebcd58Cf33ea01DFA62C7</text:p>
          </table:table-cell>
          <table:table-cell table:formula="of:=ROUNDUP([.E1042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<text:a xlink:href="https://voyager.online/contract/0x032e72F400f5E77C47D4fd3bAccf89fb3c560c8CbB5cE4b3fD0974d41419E279" xlink:type="simple">0x032e72F400f5E77C47D4fd3bAccf89fb3c560c8CbB5cE4b3fD0974d41419E279</text:a></text:p>
          </table:table-cell>
          <table:table-cell office:value-type="string" calcext:value-type="string">
            <text:p>0.11566 ETH</text:p>
          </table:table-cell>
          <table:table-cell office:value-type="float" office:value="438" calcext:value-type="float">
            <text:p>438</text:p>
          </table:table-cell>
          <table:table-cell table:formula="of:=VALUE(SUBSTITUTE(MID([.C1043];1;LEN([.C1043])-4);&quot;.&quot;;&quot;,&quot;))" office:value-type="float" office:value="0.11566" calcext:value-type="float">
            <text:p>0,11566</text:p>
          </table:table-cell>
          <table:table-cell table:formula="of:=[.B1043]" office:value-type="string" office:string-value="0x032e72F400f5E77C47D4fd3bAccf89fb3c560c8CbB5cE4b3fD0974d41419E279" calcext:value-type="string">
            <text:p>0x032e72F400f5E77C47D4fd3bAccf89fb3c560c8CbB5cE4b3fD0974d41419E279</text:p>
          </table:table-cell>
          <table:table-cell table:formula="of:=ROUNDUP([.E1043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<text:a xlink:href="https://voyager.online/contract/0x016E6A5bf5D5a28D3fB2e174Cb38E3ECe801412ee9f192eae9A1D13878Bdc5aF" xlink:type="simple">0x016E6A5bf5D5a28D3fB2e174Cb38E3ECe801412ee9f192eae9A1D13878Bdc5aF</text:a></text:p>
          </table:table-cell>
          <table:table-cell office:value-type="string" calcext:value-type="string">
            <text:p>0.11510 ETH</text:p>
          </table:table-cell>
          <table:table-cell office:value-type="string" calcext:value-type="string">
            <text:p>1 195</text:p>
          </table:table-cell>
          <table:table-cell table:formula="of:=VALUE(SUBSTITUTE(MID([.C1044];1;LEN([.C1044])-4);&quot;.&quot;;&quot;,&quot;))" office:value-type="float" office:value="0.1151" calcext:value-type="float">
            <text:p>0,1151</text:p>
          </table:table-cell>
          <table:table-cell table:formula="of:=[.B1044]" office:value-type="string" office:string-value="0x016E6A5bf5D5a28D3fB2e174Cb38E3ECe801412ee9f192eae9A1D13878Bdc5aF" calcext:value-type="string">
            <text:p>0x016E6A5bf5D5a28D3fB2e174Cb38E3ECe801412ee9f192eae9A1D13878Bdc5aF</text:p>
          </table:table-cell>
          <table:table-cell table:formula="of:=ROUNDUP([.E1044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a xlink:href="https://voyager.online/contract/0x060338EC31dC2A197c0286230445Fc58fBe878f0773C685b2e510e35Dd95a271" xlink:type="simple">0x060338EC31dC2A197c0286230445Fc58fBe878f0773C685b2e510e35Dd95a271</text:a></text:p>
          </table:table-cell>
          <table:table-cell office:value-type="string" calcext:value-type="string">
            <text:p>0.11496 ETH</text:p>
          </table:table-cell>
          <table:table-cell office:value-type="float" office:value="390" calcext:value-type="float">
            <text:p>390</text:p>
          </table:table-cell>
          <table:table-cell table:formula="of:=VALUE(SUBSTITUTE(MID([.C1045];1;LEN([.C1045])-4);&quot;.&quot;;&quot;,&quot;))" office:value-type="float" office:value="0.11496" calcext:value-type="float">
            <text:p>0,11496</text:p>
          </table:table-cell>
          <table:table-cell table:formula="of:=[.B1045]" office:value-type="string" office:string-value="0x060338EC31dC2A197c0286230445Fc58fBe878f0773C685b2e510e35Dd95a271" calcext:value-type="string">
            <text:p>0x060338EC31dC2A197c0286230445Fc58fBe878f0773C685b2e510e35Dd95a271</text:p>
          </table:table-cell>
          <table:table-cell table:formula="of:=ROUNDUP([.E1045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<text:a xlink:href="https://voyager.online/contract/0x0570013D13B260AcC4576B4197aa526722eD9B67281b005893dB4dbC383F50E7" xlink:type="simple">0x0570013D13B260AcC4576B4197aa526722eD9B67281b005893dB4dbC383F50E7</text:a></text:p>
          </table:table-cell>
          <table:table-cell office:value-type="string" calcext:value-type="string">
            <text:p>0.11454 ETH</text:p>
          </table:table-cell>
          <table:table-cell office:value-type="float" office:value="584" calcext:value-type="float">
            <text:p>584</text:p>
          </table:table-cell>
          <table:table-cell table:formula="of:=VALUE(SUBSTITUTE(MID([.C1046];1;LEN([.C1046])-4);&quot;.&quot;;&quot;,&quot;))" office:value-type="float" office:value="0.11454" calcext:value-type="float">
            <text:p>0,11454</text:p>
          </table:table-cell>
          <table:table-cell table:formula="of:=[.B1046]" office:value-type="string" office:string-value="0x0570013D13B260AcC4576B4197aa526722eD9B67281b005893dB4dbC383F50E7" calcext:value-type="string">
            <text:p>0x0570013D13B260AcC4576B4197aa526722eD9B67281b005893dB4dbC383F50E7</text:p>
          </table:table-cell>
          <table:table-cell table:formula="of:=ROUNDUP([.E1046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<text:a xlink:href="https://voyager.online/contract/0x030954669Ff1975dcf2a0A9677876f7f20C76c78b84b851F88527dD919334744" xlink:type="simple">0x030954669Ff1975dcf2a0A9677876f7f20C76c78b84b851F88527dD919334744</text:a></text:p>
          </table:table-cell>
          <table:table-cell office:value-type="string" calcext:value-type="string">
            <text:p>0.11453 ETH</text:p>
          </table:table-cell>
          <table:table-cell office:value-type="float" office:value="384" calcext:value-type="float">
            <text:p>384</text:p>
          </table:table-cell>
          <table:table-cell table:formula="of:=VALUE(SUBSTITUTE(MID([.C1047];1;LEN([.C1047])-4);&quot;.&quot;;&quot;,&quot;))" office:value-type="float" office:value="0.11453" calcext:value-type="float">
            <text:p>0,11453</text:p>
          </table:table-cell>
          <table:table-cell table:formula="of:=[.B1047]" office:value-type="string" office:string-value="0x030954669Ff1975dcf2a0A9677876f7f20C76c78b84b851F88527dD919334744" calcext:value-type="string">
            <text:p>0x030954669Ff1975dcf2a0A9677876f7f20C76c78b84b851F88527dD919334744</text:p>
          </table:table-cell>
          <table:table-cell table:formula="of:=ROUNDUP([.E1047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a xlink:href="https://voyager.online/contract/0x0598769b0678034958062DE59eB340Fc735E3FC0E3FF3BfeCC915f2fE51f806b" xlink:type="simple">0x0598769b0678034958062DE59eB340Fc735E3FC0E3FF3BfeCC915f2fE51f806b</text:a></text:p>
          </table:table-cell>
          <table:table-cell office:value-type="string" calcext:value-type="string">
            <text:p>0.11452 ETH</text:p>
          </table:table-cell>
          <table:table-cell office:value-type="float" office:value="594" calcext:value-type="float">
            <text:p>594</text:p>
          </table:table-cell>
          <table:table-cell table:formula="of:=VALUE(SUBSTITUTE(MID([.C1048];1;LEN([.C1048])-4);&quot;.&quot;;&quot;,&quot;))" office:value-type="float" office:value="0.11452" calcext:value-type="float">
            <text:p>0,11452</text:p>
          </table:table-cell>
          <table:table-cell table:formula="of:=[.B1048]" office:value-type="string" office:string-value="0x0598769b0678034958062DE59eB340Fc735E3FC0E3FF3BfeCC915f2fE51f806b" calcext:value-type="string">
            <text:p>0x0598769b0678034958062DE59eB340Fc735E3FC0E3FF3BfeCC915f2fE51f806b</text:p>
          </table:table-cell>
          <table:table-cell table:formula="of:=ROUNDUP([.E1048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<text:a xlink:href="https://voyager.online/contract/0x00a7C0FB564B568079923185F3fa5bcBa226B24e64e49193258A3b44f28E9f41" xlink:type="simple">0x00a7C0FB564B568079923185F3fa5bcBa226B24e64e49193258A3b44f28E9f41</text:a></text:p>
          </table:table-cell>
          <table:table-cell office:value-type="string" calcext:value-type="string">
            <text:p>0.11447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049];1;LEN([.C1049])-4);&quot;.&quot;;&quot;,&quot;))" office:value-type="float" office:value="0.11447" calcext:value-type="float">
            <text:p>0,11447</text:p>
          </table:table-cell>
          <table:table-cell table:formula="of:=[.B1049]" office:value-type="string" office:string-value="0x00a7C0FB564B568079923185F3fa5bcBa226B24e64e49193258A3b44f28E9f41" calcext:value-type="string">
            <text:p>0x00a7C0FB564B568079923185F3fa5bcBa226B24e64e49193258A3b44f28E9f41</text:p>
          </table:table-cell>
          <table:table-cell table:formula="of:=ROUNDUP([.E1049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<text:a xlink:href="https://voyager.online/contract/0x05793cf5992bE93D12Fd66d58aF717FF15291D3C453786856b98Fe9c81278C60" xlink:type="simple">0x05793cf5992bE93D12Fd66d58aF717FF15291D3C453786856b98Fe9c81278C60</text:a></text:p>
          </table:table-cell>
          <table:table-cell office:value-type="string" calcext:value-type="string">
            <text:p>0.11337 ETH</text:p>
          </table:table-cell>
          <table:table-cell office:value-type="float" office:value="386" calcext:value-type="float">
            <text:p>386</text:p>
          </table:table-cell>
          <table:table-cell table:formula="of:=VALUE(SUBSTITUTE(MID([.C1050];1;LEN([.C1050])-4);&quot;.&quot;;&quot;,&quot;))" office:value-type="float" office:value="0.11337" calcext:value-type="float">
            <text:p>0,11337</text:p>
          </table:table-cell>
          <table:table-cell table:formula="of:=[.B1050]" office:value-type="string" office:string-value="0x05793cf5992bE93D12Fd66d58aF717FF15291D3C453786856b98Fe9c81278C60" calcext:value-type="string">
            <text:p>0x05793cf5992bE93D12Fd66d58aF717FF15291D3C453786856b98Fe9c81278C60</text:p>
          </table:table-cell>
          <table:table-cell table:formula="of:=ROUNDUP([.E1050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<text:a xlink:href="https://voyager.online/contract/0x04b5f8eF974356BE13af99184804Eea85b302806E5B01AEfdcc12206494099e3" xlink:type="simple">0x04b5f8eF974356BE13af99184804Eea85b302806E5B01AEfdcc12206494099e3</text:a></text:p>
          </table:table-cell>
          <table:table-cell office:value-type="string" calcext:value-type="string">
            <text:p>0.11335 ETH</text:p>
          </table:table-cell>
          <table:table-cell office:value-type="float" office:value="380" calcext:value-type="float">
            <text:p>380</text:p>
          </table:table-cell>
          <table:table-cell table:formula="of:=VALUE(SUBSTITUTE(MID([.C1051];1;LEN([.C1051])-4);&quot;.&quot;;&quot;,&quot;))" office:value-type="float" office:value="0.11335" calcext:value-type="float">
            <text:p>0,11335</text:p>
          </table:table-cell>
          <table:table-cell table:formula="of:=[.B1051]" office:value-type="string" office:string-value="0x04b5f8eF974356BE13af99184804Eea85b302806E5B01AEfdcc12206494099e3" calcext:value-type="string">
            <text:p>0x04b5f8eF974356BE13af99184804Eea85b302806E5B01AEfdcc12206494099e3</text:p>
          </table:table-cell>
          <table:table-cell table:formula="of:=ROUNDUP([.E1051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<text:a xlink:href="https://voyager.online/contract/0x017cb554Ba912940bE134BC6909DB57E76Eb14e1CB96fc6a4654130CA3a935C2" xlink:type="simple">0x017cb554Ba912940bE134BC6909DB57E76Eb14e1CB96fc6a4654130CA3a935C2</text:a></text:p>
          </table:table-cell>
          <table:table-cell office:value-type="string" calcext:value-type="string">
            <text:p>0.11326 ETH</text:p>
          </table:table-cell>
          <table:table-cell office:value-type="float" office:value="836" calcext:value-type="float">
            <text:p>836</text:p>
          </table:table-cell>
          <table:table-cell table:formula="of:=VALUE(SUBSTITUTE(MID([.C1052];1;LEN([.C1052])-4);&quot;.&quot;;&quot;,&quot;))" office:value-type="float" office:value="0.11326" calcext:value-type="float">
            <text:p>0,11326</text:p>
          </table:table-cell>
          <table:table-cell table:formula="of:=[.B1052]" office:value-type="string" office:string-value="0x017cb554Ba912940bE134BC6909DB57E76Eb14e1CB96fc6a4654130CA3a935C2" calcext:value-type="string">
            <text:p>0x017cb554Ba912940bE134BC6909DB57E76Eb14e1CB96fc6a4654130CA3a935C2</text:p>
          </table:table-cell>
          <table:table-cell table:formula="of:=ROUNDUP([.E1052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<text:a xlink:href="https://voyager.online/contract/0x0645F9B269CC5038f04E35D7807a45eECc1903C85700Ba8Fb92a18D38DDe2E69" xlink:type="simple">0x0645F9B269CC5038f04E35D7807a45eECc1903C85700Ba8Fb92a18D38DDe2E69</text:a></text:p>
          </table:table-cell>
          <table:table-cell office:value-type="string" calcext:value-type="string">
            <text:p>0.11298 ETH</text:p>
          </table:table-cell>
          <table:table-cell office:value-type="float" office:value="493" calcext:value-type="float">
            <text:p>493</text:p>
          </table:table-cell>
          <table:table-cell table:formula="of:=VALUE(SUBSTITUTE(MID([.C1053];1;LEN([.C1053])-4);&quot;.&quot;;&quot;,&quot;))" office:value-type="float" office:value="0.11298" calcext:value-type="float">
            <text:p>0,11298</text:p>
          </table:table-cell>
          <table:table-cell table:formula="of:=[.B1053]" office:value-type="string" office:string-value="0x0645F9B269CC5038f04E35D7807a45eECc1903C85700Ba8Fb92a18D38DDe2E69" calcext:value-type="string">
            <text:p>0x0645F9B269CC5038f04E35D7807a45eECc1903C85700Ba8Fb92a18D38DDe2E69</text:p>
          </table:table-cell>
          <table:table-cell table:formula="of:=ROUNDUP([.E1053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a xlink:href="https://voyager.online/contract/0x0115d39728Cb7b9DA37428334eaCf88e8037f4FD1d76910Ad75e906090a72be4" xlink:type="simple">0x0115d39728Cb7b9DA37428334eaCf88e8037f4FD1d76910Ad75e906090a72be4</text:a></text:p>
          </table:table-cell>
          <table:table-cell office:value-type="string" calcext:value-type="string">
            <text:p>0.11288 ETH</text:p>
          </table:table-cell>
          <table:table-cell office:value-type="float" office:value="388" calcext:value-type="float">
            <text:p>388</text:p>
          </table:table-cell>
          <table:table-cell table:formula="of:=VALUE(SUBSTITUTE(MID([.C1054];1;LEN([.C1054])-4);&quot;.&quot;;&quot;,&quot;))" office:value-type="float" office:value="0.11288" calcext:value-type="float">
            <text:p>0,11288</text:p>
          </table:table-cell>
          <table:table-cell table:formula="of:=[.B1054]" office:value-type="string" office:string-value="0x0115d39728Cb7b9DA37428334eaCf88e8037f4FD1d76910Ad75e906090a72be4" calcext:value-type="string">
            <text:p>0x0115d39728Cb7b9DA37428334eaCf88e8037f4FD1d76910Ad75e906090a72be4</text:p>
          </table:table-cell>
          <table:table-cell table:formula="of:=ROUNDUP([.E1054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<text:a xlink:href="https://voyager.online/contract/0x01Ac6feD4FB4631Eb579d67A9fEb1CCAd74695D365DfB20f769ABb5733290977" xlink:type="simple">0x01Ac6feD4FB4631Eb579d67A9fEb1CCAd74695D365DfB20f769ABb5733290977</text:a></text:p>
          </table:table-cell>
          <table:table-cell office:value-type="string" calcext:value-type="string">
            <text:p>0.11252 ETH</text:p>
          </table:table-cell>
          <table:table-cell office:value-type="float" office:value="417" calcext:value-type="float">
            <text:p>417</text:p>
          </table:table-cell>
          <table:table-cell table:formula="of:=VALUE(SUBSTITUTE(MID([.C1055];1;LEN([.C1055])-4);&quot;.&quot;;&quot;,&quot;))" office:value-type="float" office:value="0.11252" calcext:value-type="float">
            <text:p>0,11252</text:p>
          </table:table-cell>
          <table:table-cell table:formula="of:=[.B1055]" office:value-type="string" office:string-value="0x01Ac6feD4FB4631Eb579d67A9fEb1CCAd74695D365DfB20f769ABb5733290977" calcext:value-type="string">
            <text:p>0x01Ac6feD4FB4631Eb579d67A9fEb1CCAd74695D365DfB20f769ABb5733290977</text:p>
          </table:table-cell>
          <table:table-cell table:formula="of:=ROUNDUP([.E1055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<text:a xlink:href="https://voyager.online/contract/0x01f5290610639F03a5a1a53257A7b0e295ef500B6570dd830D54e595e134a10D" xlink:type="simple">0x01f5290610639F03a5a1a53257A7b0e295ef500B6570dd830D54e595e134a10D</text:a></text:p>
          </table:table-cell>
          <table:table-cell office:value-type="string" calcext:value-type="string">
            <text:p>0.11243 ETH</text:p>
          </table:table-cell>
          <table:table-cell office:value-type="float" office:value="533" calcext:value-type="float">
            <text:p>533</text:p>
          </table:table-cell>
          <table:table-cell table:formula="of:=VALUE(SUBSTITUTE(MID([.C1056];1;LEN([.C1056])-4);&quot;.&quot;;&quot;,&quot;))" office:value-type="float" office:value="0.11243" calcext:value-type="float">
            <text:p>0,11243</text:p>
          </table:table-cell>
          <table:table-cell table:formula="of:=[.B1056]" office:value-type="string" office:string-value="0x01f5290610639F03a5a1a53257A7b0e295ef500B6570dd830D54e595e134a10D" calcext:value-type="string">
            <text:p>0x01f5290610639F03a5a1a53257A7b0e295ef500B6570dd830D54e595e134a10D</text:p>
          </table:table-cell>
          <table:table-cell table:formula="of:=ROUNDUP([.E1056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<text:a xlink:href="https://voyager.online/contract/0x012333fe299570bDf667A2e650177D4EaEB8ad161A0370D5d7487581CF9f489D" xlink:type="simple">0x012333fe299570bDf667A2e650177D4EaEB8ad161A0370D5d7487581CF9f489D</text:a></text:p>
          </table:table-cell>
          <table:table-cell office:value-type="string" calcext:value-type="string">
            <text:p>0.11242 ETH</text:p>
          </table:table-cell>
          <table:table-cell office:value-type="float" office:value="397" calcext:value-type="float">
            <text:p>397</text:p>
          </table:table-cell>
          <table:table-cell table:formula="of:=VALUE(SUBSTITUTE(MID([.C1057];1;LEN([.C1057])-4);&quot;.&quot;;&quot;,&quot;))" office:value-type="float" office:value="0.11242" calcext:value-type="float">
            <text:p>0,11242</text:p>
          </table:table-cell>
          <table:table-cell table:formula="of:=[.B1057]" office:value-type="string" office:string-value="0x012333fe299570bDf667A2e650177D4EaEB8ad161A0370D5d7487581CF9f489D" calcext:value-type="string">
            <text:p>0x012333fe299570bDf667A2e650177D4EaEB8ad161A0370D5d7487581CF9f489D</text:p>
          </table:table-cell>
          <table:table-cell table:formula="of:=ROUNDUP([.E1057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<text:a xlink:href="https://voyager.online/contract/0x0357f0735c876E05CfDb01c3f7aCFAd239D22B80Dc71C6D0dB2979CCa3F50De3" xlink:type="simple">0x0357f0735c876E05CfDb01c3f7aCFAd239D22B80Dc71C6D0dB2979CCa3F50De3</text:a></text:p>
          </table:table-cell>
          <table:table-cell office:value-type="string" calcext:value-type="string">
            <text:p>0.11233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058];1;LEN([.C1058])-4);&quot;.&quot;;&quot;,&quot;))" office:value-type="float" office:value="0.11233" calcext:value-type="float">
            <text:p>0,11233</text:p>
          </table:table-cell>
          <table:table-cell table:formula="of:=[.B1058]" office:value-type="string" office:string-value="0x0357f0735c876E05CfDb01c3f7aCFAd239D22B80Dc71C6D0dB2979CCa3F50De3" calcext:value-type="string">
            <text:p>0x0357f0735c876E05CfDb01c3f7aCFAd239D22B80Dc71C6D0dB2979CCa3F50De3</text:p>
          </table:table-cell>
          <table:table-cell table:formula="of:=ROUNDUP([.E1058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a xlink:href="https://voyager.online/contract/0x025ab9E6Ded687e457d59d1c0Ee42DFd9a6fA4573aB542AdE227528be3B80a20" xlink:type="simple">0x025ab9E6Ded687e457d59d1c0Ee42DFd9a6fA4573aB542AdE227528be3B80a20</text:a></text:p>
          </table:table-cell>
          <table:table-cell office:value-type="string" calcext:value-type="string">
            <text:p>0.11200 ETH</text:p>
          </table:table-cell>
          <table:table-cell office:value-type="float" office:value="463" calcext:value-type="float">
            <text:p>463</text:p>
          </table:table-cell>
          <table:table-cell table:formula="of:=VALUE(SUBSTITUTE(MID([.C1059];1;LEN([.C1059])-4);&quot;.&quot;;&quot;,&quot;))" office:value-type="float" office:value="0.112" calcext:value-type="float">
            <text:p>0,112</text:p>
          </table:table-cell>
          <table:table-cell table:formula="of:=[.B1059]" office:value-type="string" office:string-value="0x025ab9E6Ded687e457d59d1c0Ee42DFd9a6fA4573aB542AdE227528be3B80a20" calcext:value-type="string">
            <text:p>0x025ab9E6Ded687e457d59d1c0Ee42DFd9a6fA4573aB542AdE227528be3B80a20</text:p>
          </table:table-cell>
          <table:table-cell table:formula="of:=ROUNDUP([.E1059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<text:a xlink:href="https://voyager.online/contract/0x042C8b694d0499EcFF86298c2fA9d8551f136B40688470B17AdbE6b4d128f1CF" xlink:type="simple">0x042C8b694d0499EcFF86298c2fA9d8551f136B40688470B17AdbE6b4d128f1CF</text:a></text:p>
          </table:table-cell>
          <table:table-cell office:value-type="string" calcext:value-type="string">
            <text:p>0.11170 ETH</text:p>
          </table:table-cell>
          <table:table-cell office:value-type="float" office:value="774" calcext:value-type="float">
            <text:p>774</text:p>
          </table:table-cell>
          <table:table-cell table:formula="of:=VALUE(SUBSTITUTE(MID([.C1060];1;LEN([.C1060])-4);&quot;.&quot;;&quot;,&quot;))" office:value-type="float" office:value="0.1117" calcext:value-type="float">
            <text:p>0,1117</text:p>
          </table:table-cell>
          <table:table-cell table:formula="of:=[.B1060]" office:value-type="string" office:string-value="0x042C8b694d0499EcFF86298c2fA9d8551f136B40688470B17AdbE6b4d128f1CF" calcext:value-type="string">
            <text:p>0x042C8b694d0499EcFF86298c2fA9d8551f136B40688470B17AdbE6b4d128f1CF</text:p>
          </table:table-cell>
          <table:table-cell table:formula="of:=ROUNDUP([.E1060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a xlink:href="https://voyager.online/contract/0x03a44dB16896DCD7523f712430eFa226cE3044b3ADD1720CFc9D7e84F9bE53Fe" xlink:type="simple">0x03a44dB16896DCD7523f712430eFa226cE3044b3ADD1720CFc9D7e84F9bE53Fe</text:a></text:p>
          </table:table-cell>
          <table:table-cell office:value-type="string" calcext:value-type="string">
            <text:p>0.11128 ETH</text:p>
          </table:table-cell>
          <table:table-cell office:value-type="float" office:value="439" calcext:value-type="float">
            <text:p>439</text:p>
          </table:table-cell>
          <table:table-cell table:formula="of:=VALUE(SUBSTITUTE(MID([.C1061];1;LEN([.C1061])-4);&quot;.&quot;;&quot;,&quot;))" office:value-type="float" office:value="0.11128" calcext:value-type="float">
            <text:p>0,11128</text:p>
          </table:table-cell>
          <table:table-cell table:formula="of:=[.B1061]" office:value-type="string" office:string-value="0x03a44dB16896DCD7523f712430eFa226cE3044b3ADD1720CFc9D7e84F9bE53Fe" calcext:value-type="string">
            <text:p>0x03a44dB16896DCD7523f712430eFa226cE3044b3ADD1720CFc9D7e84F9bE53Fe</text:p>
          </table:table-cell>
          <table:table-cell table:formula="of:=ROUNDUP([.E1061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<text:a xlink:href="https://voyager.online/contract/0x05FfCa96fF1fef431c5bedEa229fA8460B5e88acDbEe051B9c6B25c86A252B28" xlink:type="simple">0x05FfCa96fF1fef431c5bedEa229fA8460B5e88acDbEe051B9c6B25c86A252B28</text:a></text:p>
          </table:table-cell>
          <table:table-cell office:value-type="string" calcext:value-type="string">
            <text:p>0.11116 ETH</text:p>
          </table:table-cell>
          <table:table-cell office:value-type="float" office:value="663" calcext:value-type="float">
            <text:p>663</text:p>
          </table:table-cell>
          <table:table-cell table:formula="of:=VALUE(SUBSTITUTE(MID([.C1062];1;LEN([.C1062])-4);&quot;.&quot;;&quot;,&quot;))" office:value-type="float" office:value="0.11116" calcext:value-type="float">
            <text:p>0,11116</text:p>
          </table:table-cell>
          <table:table-cell table:formula="of:=[.B1062]" office:value-type="string" office:string-value="0x05FfCa96fF1fef431c5bedEa229fA8460B5e88acDbEe051B9c6B25c86A252B28" calcext:value-type="string">
            <text:p>0x05FfCa96fF1fef431c5bedEa229fA8460B5e88acDbEe051B9c6B25c86A252B28</text:p>
          </table:table-cell>
          <table:table-cell table:formula="of:=ROUNDUP([.E1062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<text:a xlink:href="https://voyager.online/contract/0x070810e53A1a4C77Bf8152a77410F20e7b5d7871F70C54eD269f9c9BDaf24749" xlink:type="simple">0x070810e53A1a4C77Bf8152a77410F20e7b5d7871F70C54eD269f9c9BDaf24749</text:a></text:p>
          </table:table-cell>
          <table:table-cell office:value-type="string" calcext:value-type="string">
            <text:p>0.11076 ETH</text:p>
          </table:table-cell>
          <table:table-cell office:value-type="float" office:value="486" calcext:value-type="float">
            <text:p>486</text:p>
          </table:table-cell>
          <table:table-cell table:formula="of:=VALUE(SUBSTITUTE(MID([.C1063];1;LEN([.C1063])-4);&quot;.&quot;;&quot;,&quot;))" office:value-type="float" office:value="0.11076" calcext:value-type="float">
            <text:p>0,11076</text:p>
          </table:table-cell>
          <table:table-cell table:formula="of:=[.B1063]" office:value-type="string" office:string-value="0x070810e53A1a4C77Bf8152a77410F20e7b5d7871F70C54eD269f9c9BDaf24749" calcext:value-type="string">
            <text:p>0x070810e53A1a4C77Bf8152a77410F20e7b5d7871F70C54eD269f9c9BDaf24749</text:p>
          </table:table-cell>
          <table:table-cell table:formula="of:=ROUNDUP([.E1063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<text:a xlink:href="https://voyager.online/contract/0x0694C6fC9DdDA18F1954f47e60937048f4Cf871315173E68860E1dB267786870" xlink:type="simple">0x0694C6fC9DdDA18F1954f47e60937048f4Cf871315173E68860E1dB267786870</text:a></text:p>
          </table:table-cell>
          <table:table-cell office:value-type="string" calcext:value-type="string">
            <text:p>0.11059 ETH</text:p>
          </table:table-cell>
          <table:table-cell office:value-type="float" office:value="398" calcext:value-type="float">
            <text:p>398</text:p>
          </table:table-cell>
          <table:table-cell table:formula="of:=VALUE(SUBSTITUTE(MID([.C1064];1;LEN([.C1064])-4);&quot;.&quot;;&quot;,&quot;))" office:value-type="float" office:value="0.11059" calcext:value-type="float">
            <text:p>0,11059</text:p>
          </table:table-cell>
          <table:table-cell table:formula="of:=[.B1064]" office:value-type="string" office:string-value="0x0694C6fC9DdDA18F1954f47e60937048f4Cf871315173E68860E1dB267786870" calcext:value-type="string">
            <text:p>0x0694C6fC9DdDA18F1954f47e60937048f4Cf871315173E68860E1dB267786870</text:p>
          </table:table-cell>
          <table:table-cell table:formula="of:=ROUNDUP([.E1064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<text:a xlink:href="https://voyager.online/contract/0x073557b8946bdD1cFb2FC8A11F896d903d06D1241F409d746cD2EdE0fFb56c89" xlink:type="simple">0x073557b8946bdD1cFb2FC8A11F896d903d06D1241F409d746cD2EdE0fFb56c89</text:a></text:p>
          </table:table-cell>
          <table:table-cell office:value-type="string" calcext:value-type="string">
            <text:p>0.11058 ETH</text:p>
          </table:table-cell>
          <table:table-cell office:value-type="float" office:value="388" calcext:value-type="float">
            <text:p>388</text:p>
          </table:table-cell>
          <table:table-cell table:formula="of:=VALUE(SUBSTITUTE(MID([.C1065];1;LEN([.C1065])-4);&quot;.&quot;;&quot;,&quot;))" office:value-type="float" office:value="0.11058" calcext:value-type="float">
            <text:p>0,11058</text:p>
          </table:table-cell>
          <table:table-cell table:formula="of:=[.B1065]" office:value-type="string" office:string-value="0x073557b8946bdD1cFb2FC8A11F896d903d06D1241F409d746cD2EdE0fFb56c89" calcext:value-type="string">
            <text:p>0x073557b8946bdD1cFb2FC8A11F896d903d06D1241F409d746cD2EdE0fFb56c89</text:p>
          </table:table-cell>
          <table:table-cell table:formula="of:=ROUNDUP([.E1065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<text:a xlink:href="https://voyager.online/contract/0x0745D1E0B4bdc0C07Ca937f399834a889c81EbaeBc96c8E8Da1Ee93927B23175" xlink:type="simple">0x0745D1E0B4bdc0C07Ca937f399834a889c81EbaeBc96c8E8Da1Ee93927B23175</text:a></text:p>
          </table:table-cell>
          <table:table-cell office:value-type="string" calcext:value-type="string">
            <text:p>0.11042 ETH</text:p>
          </table:table-cell>
          <table:table-cell office:value-type="float" office:value="759" calcext:value-type="float">
            <text:p>759</text:p>
          </table:table-cell>
          <table:table-cell table:formula="of:=VALUE(SUBSTITUTE(MID([.C1066];1;LEN([.C1066])-4);&quot;.&quot;;&quot;,&quot;))" office:value-type="float" office:value="0.11042" calcext:value-type="float">
            <text:p>0,11042</text:p>
          </table:table-cell>
          <table:table-cell table:formula="of:=[.B1066]" office:value-type="string" office:string-value="0x0745D1E0B4bdc0C07Ca937f399834a889c81EbaeBc96c8E8Da1Ee93927B23175" calcext:value-type="string">
            <text:p>0x0745D1E0B4bdc0C07Ca937f399834a889c81EbaeBc96c8E8Da1Ee93927B23175</text:p>
          </table:table-cell>
          <table:table-cell table:formula="of:=ROUNDUP([.E1066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<text:a xlink:href="https://voyager.online/contract/0x06733DacC8D20367Ec932f684B172Ed892620D5e1680C5804f8c8136d932C5E8" xlink:type="simple">0x06733DacC8D20367Ec932f684B172Ed892620D5e1680C5804f8c8136d932C5E8</text:a></text:p>
          </table:table-cell>
          <table:table-cell office:value-type="string" calcext:value-type="string">
            <text:p>0.11034 ETH</text:p>
          </table:table-cell>
          <table:table-cell office:value-type="float" office:value="612" calcext:value-type="float">
            <text:p>612</text:p>
          </table:table-cell>
          <table:table-cell table:formula="of:=VALUE(SUBSTITUTE(MID([.C1067];1;LEN([.C1067])-4);&quot;.&quot;;&quot;,&quot;))" office:value-type="float" office:value="0.11034" calcext:value-type="float">
            <text:p>0,11034</text:p>
          </table:table-cell>
          <table:table-cell table:formula="of:=[.B1067]" office:value-type="string" office:string-value="0x06733DacC8D20367Ec932f684B172Ed892620D5e1680C5804f8c8136d932C5E8" calcext:value-type="string">
            <text:p>0x06733DacC8D20367Ec932f684B172Ed892620D5e1680C5804f8c8136d932C5E8</text:p>
          </table:table-cell>
          <table:table-cell table:formula="of:=ROUNDUP([.E1067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<text:a xlink:href="https://voyager.online/contract/0x031e467eE05bf5331b3da4bD1Dc30ed734758096872f7969C480f4ac20c8aB71" xlink:type="simple">0x031e467eE05bf5331b3da4bD1Dc30ed734758096872f7969C480f4ac20c8aB71</text:a></text:p>
          </table:table-cell>
          <table:table-cell office:value-type="string" calcext:value-type="string">
            <text:p>0.11003 ETH</text:p>
          </table:table-cell>
          <table:table-cell office:value-type="float" office:value="402" calcext:value-type="float">
            <text:p>402</text:p>
          </table:table-cell>
          <table:table-cell table:formula="of:=VALUE(SUBSTITUTE(MID([.C1068];1;LEN([.C1068])-4);&quot;.&quot;;&quot;,&quot;))" office:value-type="float" office:value="0.11003" calcext:value-type="float">
            <text:p>0,11003</text:p>
          </table:table-cell>
          <table:table-cell table:formula="of:=[.B1068]" office:value-type="string" office:string-value="0x031e467eE05bf5331b3da4bD1Dc30ed734758096872f7969C480f4ac20c8aB71" calcext:value-type="string">
            <text:p>0x031e467eE05bf5331b3da4bD1Dc30ed734758096872f7969C480f4ac20c8aB71</text:p>
          </table:table-cell>
          <table:table-cell table:formula="of:=ROUNDUP([.E1068]*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a xlink:href="https://voyager.online/contract/0x0428237A1594fBd676241F8335aFa533B7b87dFC0cd2CC5dd69F2aAddd1fcc56" xlink:type="simple">0x0428237A1594fBd676241F8335aFa533B7b87dFC0cd2CC5dd69F2aAddd1fcc56</text:a></text:p>
          </table:table-cell>
          <table:table-cell office:value-type="string" calcext:value-type="string">
            <text:p>0.10967 ETH</text:p>
          </table:table-cell>
          <table:table-cell office:value-type="float" office:value="407" calcext:value-type="float">
            <text:p>407</text:p>
          </table:table-cell>
          <table:table-cell table:formula="of:=VALUE(SUBSTITUTE(MID([.C1069];1;LEN([.C1069])-4);&quot;.&quot;;&quot;,&quot;))" office:value-type="float" office:value="0.10967" calcext:value-type="float">
            <text:p>0,10967</text:p>
          </table:table-cell>
          <table:table-cell table:formula="of:=[.B1069]" office:value-type="string" office:string-value="0x0428237A1594fBd676241F8335aFa533B7b87dFC0cd2CC5dd69F2aAddd1fcc56" calcext:value-type="string">
            <text:p>0x0428237A1594fBd676241F8335aFa533B7b87dFC0cd2CC5dd69F2aAddd1fcc56</text:p>
          </table:table-cell>
          <table:table-cell table:formula="of:=ROUNDUP([.E1069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<text:a xlink:href="https://voyager.online/contract/0x039c8CDAd323fc6Bc3ba0E4131B1aff317591Ced08D3C6277120afe5a402080b" xlink:type="simple">0x039c8CDAd323fc6Bc3ba0E4131B1aff317591Ced08D3C6277120afe5a402080b</text:a></text:p>
          </table:table-cell>
          <table:table-cell office:value-type="string" calcext:value-type="string">
            <text:p>0.10960 ETH</text:p>
          </table:table-cell>
          <table:table-cell office:value-type="float" office:value="450" calcext:value-type="float">
            <text:p>450</text:p>
          </table:table-cell>
          <table:table-cell table:formula="of:=VALUE(SUBSTITUTE(MID([.C1070];1;LEN([.C1070])-4);&quot;.&quot;;&quot;,&quot;))" office:value-type="float" office:value="0.1096" calcext:value-type="float">
            <text:p>0,1096</text:p>
          </table:table-cell>
          <table:table-cell table:formula="of:=[.B1070]" office:value-type="string" office:string-value="0x039c8CDAd323fc6Bc3ba0E4131B1aff317591Ced08D3C6277120afe5a402080b" calcext:value-type="string">
            <text:p>0x039c8CDAd323fc6Bc3ba0E4131B1aff317591Ced08D3C6277120afe5a402080b</text:p>
          </table:table-cell>
          <table:table-cell table:formula="of:=ROUNDUP([.E1070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<text:a xlink:href="https://voyager.online/contract/0x0100725257c646f8Bc850013657598d6Ed6D23a5DD4D4cD2b803452D18a15eD3" xlink:type="simple">0x0100725257c646f8Bc850013657598d6Ed6D23a5DD4D4cD2b803452D18a15eD3</text:a></text:p>
          </table:table-cell>
          <table:table-cell office:value-type="string" calcext:value-type="string">
            <text:p>0.10942 ETH</text:p>
          </table:table-cell>
          <table:table-cell office:value-type="float" office:value="612" calcext:value-type="float">
            <text:p>612</text:p>
          </table:table-cell>
          <table:table-cell table:formula="of:=VALUE(SUBSTITUTE(MID([.C1071];1;LEN([.C1071])-4);&quot;.&quot;;&quot;,&quot;))" office:value-type="float" office:value="0.10942" calcext:value-type="float">
            <text:p>0,10942</text:p>
          </table:table-cell>
          <table:table-cell table:formula="of:=[.B1071]" office:value-type="string" office:string-value="0x0100725257c646f8Bc850013657598d6Ed6D23a5DD4D4cD2b803452D18a15eD3" calcext:value-type="string">
            <text:p>0x0100725257c646f8Bc850013657598d6Ed6D23a5DD4D4cD2b803452D18a15eD3</text:p>
          </table:table-cell>
          <table:table-cell table:formula="of:=ROUNDUP([.E1071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<text:a xlink:href="https://voyager.online/contract/0x065D2419A038a0e7953f213D639538490c3f354D0D58E4cC9e2cF5b5b0C3E427" xlink:type="simple">0x065D2419A038a0e7953f213D639538490c3f354D0D58E4cC9e2cF5b5b0C3E427</text:a></text:p>
          </table:table-cell>
          <table:table-cell office:value-type="string" calcext:value-type="string">
            <text:p>0.10902 ETH</text:p>
          </table:table-cell>
          <table:table-cell office:value-type="float" office:value="486" calcext:value-type="float">
            <text:p>486</text:p>
          </table:table-cell>
          <table:table-cell table:formula="of:=VALUE(SUBSTITUTE(MID([.C1072];1;LEN([.C1072])-4);&quot;.&quot;;&quot;,&quot;))" office:value-type="float" office:value="0.10902" calcext:value-type="float">
            <text:p>0,10902</text:p>
          </table:table-cell>
          <table:table-cell table:formula="of:=[.B1072]" office:value-type="string" office:string-value="0x065D2419A038a0e7953f213D639538490c3f354D0D58E4cC9e2cF5b5b0C3E427" calcext:value-type="string">
            <text:p>0x065D2419A038a0e7953f213D639538490c3f354D0D58E4cC9e2cF5b5b0C3E427</text:p>
          </table:table-cell>
          <table:table-cell table:formula="of:=ROUNDUP([.E1072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<text:a xlink:href="https://voyager.online/contract/0x03bcaAF179f18718c86d1C41b5E06e0cd59d4edF1391425F80cBD89AcB6776E7" xlink:type="simple">0x03bcaAF179f18718c86d1C41b5E06e0cd59d4edF1391425F80cBD89AcB6776E7</text:a></text:p>
          </table:table-cell>
          <table:table-cell office:value-type="string" calcext:value-type="string">
            <text:p>0.10867 ETH</text:p>
          </table:table-cell>
          <table:table-cell office:value-type="float" office:value="404" calcext:value-type="float">
            <text:p>404</text:p>
          </table:table-cell>
          <table:table-cell table:formula="of:=VALUE(SUBSTITUTE(MID([.C1073];1;LEN([.C1073])-4);&quot;.&quot;;&quot;,&quot;))" office:value-type="float" office:value="0.10867" calcext:value-type="float">
            <text:p>0,10867</text:p>
          </table:table-cell>
          <table:table-cell table:formula="of:=[.B1073]" office:value-type="string" office:string-value="0x03bcaAF179f18718c86d1C41b5E06e0cd59d4edF1391425F80cBD89AcB6776E7" calcext:value-type="string">
            <text:p>0x03bcaAF179f18718c86d1C41b5E06e0cd59d4edF1391425F80cBD89AcB6776E7</text:p>
          </table:table-cell>
          <table:table-cell table:formula="of:=ROUNDUP([.E1073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<text:a xlink:href="https://voyager.online/contract/0x075c87F906E05E399C95a7824c58C082ABbb10E2Ac0aF47D9C32A256a1678283" xlink:type="simple">0x075c87F906E05E399C95a7824c58C082ABbb10E2Ac0aF47D9C32A256a1678283</text:a></text:p>
          </table:table-cell>
          <table:table-cell office:value-type="string" calcext:value-type="string">
            <text:p>0.10863 ETH</text:p>
          </table:table-cell>
          <table:table-cell office:value-type="float" office:value="438" calcext:value-type="float">
            <text:p>438</text:p>
          </table:table-cell>
          <table:table-cell table:formula="of:=VALUE(SUBSTITUTE(MID([.C1074];1;LEN([.C1074])-4);&quot;.&quot;;&quot;,&quot;))" office:value-type="float" office:value="0.10863" calcext:value-type="float">
            <text:p>0,10863</text:p>
          </table:table-cell>
          <table:table-cell table:formula="of:=[.B1074]" office:value-type="string" office:string-value="0x075c87F906E05E399C95a7824c58C082ABbb10E2Ac0aF47D9C32A256a1678283" calcext:value-type="string">
            <text:p>0x075c87F906E05E399C95a7824c58C082ABbb10E2Ac0aF47D9C32A256a1678283</text:p>
          </table:table-cell>
          <table:table-cell table:formula="of:=ROUNDUP([.E1074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<text:a xlink:href="https://voyager.online/contract/0x03876a4F4f6E9Ac8D691bc589089CF1b7b05cbba3F6E7ab9b47362EcAa6b48c4" xlink:type="simple">0x03876a4F4f6E9Ac8D691bc589089CF1b7b05cbba3F6E7ab9b47362EcAa6b48c4</text:a></text:p>
          </table:table-cell>
          <table:table-cell office:value-type="string" calcext:value-type="string">
            <text:p>0.10862 ETH</text:p>
          </table:table-cell>
          <table:table-cell office:value-type="float" office:value="607" calcext:value-type="float">
            <text:p>607</text:p>
          </table:table-cell>
          <table:table-cell table:formula="of:=VALUE(SUBSTITUTE(MID([.C1075];1;LEN([.C1075])-4);&quot;.&quot;;&quot;,&quot;))" office:value-type="float" office:value="0.10862" calcext:value-type="float">
            <text:p>0,10862</text:p>
          </table:table-cell>
          <table:table-cell table:formula="of:=[.B1075]" office:value-type="string" office:string-value="0x03876a4F4f6E9Ac8D691bc589089CF1b7b05cbba3F6E7ab9b47362EcAa6b48c4" calcext:value-type="string">
            <text:p>0x03876a4F4f6E9Ac8D691bc589089CF1b7b05cbba3F6E7ab9b47362EcAa6b48c4</text:p>
          </table:table-cell>
          <table:table-cell table:formula="of:=ROUNDUP([.E1075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<text:a xlink:href="https://voyager.online/contract/0x0519aBe2CcAdC2C7E62361F52B4625DB2D569Aa3C8Da91bee3c8FD296028940a" xlink:type="simple">0x0519aBe2CcAdC2C7E62361F52B4625DB2D569Aa3C8Da91bee3c8FD296028940a</text:a></text:p>
          </table:table-cell>
          <table:table-cell office:value-type="string" calcext:value-type="string">
            <text:p>0.10805 ETH</text:p>
          </table:table-cell>
          <table:table-cell office:value-type="float" office:value="389" calcext:value-type="float">
            <text:p>389</text:p>
          </table:table-cell>
          <table:table-cell table:formula="of:=VALUE(SUBSTITUTE(MID([.C1076];1;LEN([.C1076])-4);&quot;.&quot;;&quot;,&quot;))" office:value-type="float" office:value="0.10805" calcext:value-type="float">
            <text:p>0,10805</text:p>
          </table:table-cell>
          <table:table-cell table:formula="of:=[.B1076]" office:value-type="string" office:string-value="0x0519aBe2CcAdC2C7E62361F52B4625DB2D569Aa3C8Da91bee3c8FD296028940a" calcext:value-type="string">
            <text:p>0x0519aBe2CcAdC2C7E62361F52B4625DB2D569Aa3C8Da91bee3c8FD296028940a</text:p>
          </table:table-cell>
          <table:table-cell table:formula="of:=ROUNDUP([.E1076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<text:a xlink:href="https://voyager.online/contract/0x038aEeb0ff3FFDCE5c07c6239cf3cE21Bbb6210981d1527F7E1d35377D285a1C" xlink:type="simple">0x038aEeb0ff3FFDCE5c07c6239cf3cE21Bbb6210981d1527F7E1d35377D285a1C</text:a></text:p>
          </table:table-cell>
          <table:table-cell office:value-type="string" calcext:value-type="string">
            <text:p>0.10781 ETH</text:p>
          </table:table-cell>
          <table:table-cell office:value-type="float" office:value="447" calcext:value-type="float">
            <text:p>447</text:p>
          </table:table-cell>
          <table:table-cell table:formula="of:=VALUE(SUBSTITUTE(MID([.C1077];1;LEN([.C1077])-4);&quot;.&quot;;&quot;,&quot;))" office:value-type="float" office:value="0.10781" calcext:value-type="float">
            <text:p>0,10781</text:p>
          </table:table-cell>
          <table:table-cell table:formula="of:=[.B1077]" office:value-type="string" office:string-value="0x038aEeb0ff3FFDCE5c07c6239cf3cE21Bbb6210981d1527F7E1d35377D285a1C" calcext:value-type="string">
            <text:p>0x038aEeb0ff3FFDCE5c07c6239cf3cE21Bbb6210981d1527F7E1d35377D285a1C</text:p>
          </table:table-cell>
          <table:table-cell table:formula="of:=ROUNDUP([.E1077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<text:a xlink:href="https://voyager.online/contract/0x02f006034F567D5c2431bc4104b2cC7A1bf8F004bd00cbBfbf7b656e6E6c443c" xlink:type="simple">0x02f006034F567D5c2431bc4104b2cC7A1bf8F004bd00cbBfbf7b656e6E6c443c</text:a></text:p>
          </table:table-cell>
          <table:table-cell office:value-type="string" calcext:value-type="string">
            <text:p>0.10712 ETH</text:p>
          </table:table-cell>
          <table:table-cell office:value-type="float" office:value="397" calcext:value-type="float">
            <text:p>397</text:p>
          </table:table-cell>
          <table:table-cell table:formula="of:=VALUE(SUBSTITUTE(MID([.C1078];1;LEN([.C1078])-4);&quot;.&quot;;&quot;,&quot;))" office:value-type="float" office:value="0.10712" calcext:value-type="float">
            <text:p>0,10712</text:p>
          </table:table-cell>
          <table:table-cell table:formula="of:=[.B1078]" office:value-type="string" office:string-value="0x02f006034F567D5c2431bc4104b2cC7A1bf8F004bd00cbBfbf7b656e6E6c443c" calcext:value-type="string">
            <text:p>0x02f006034F567D5c2431bc4104b2cC7A1bf8F004bd00cbBfbf7b656e6E6c443c</text:p>
          </table:table-cell>
          <table:table-cell table:formula="of:=ROUNDUP([.E1078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a xlink:href="https://voyager.online/contract/0x024dc2B2509C7E082F7A95Ae6400620991e3F60577c375AF5eA486C9eF1C3388" xlink:type="simple">0x024dc2B2509C7E082F7A95Ae6400620991e3F60577c375AF5eA486C9eF1C3388</text:a></text:p>
          </table:table-cell>
          <table:table-cell office:value-type="string" calcext:value-type="string">
            <text:p>0.10691 ETH</text:p>
          </table:table-cell>
          <table:table-cell office:value-type="float" office:value="894" calcext:value-type="float">
            <text:p>894</text:p>
          </table:table-cell>
          <table:table-cell table:formula="of:=VALUE(SUBSTITUTE(MID([.C1079];1;LEN([.C1079])-4);&quot;.&quot;;&quot;,&quot;))" office:value-type="float" office:value="0.10691" calcext:value-type="float">
            <text:p>0,10691</text:p>
          </table:table-cell>
          <table:table-cell table:formula="of:=[.B1079]" office:value-type="string" office:string-value="0x024dc2B2509C7E082F7A95Ae6400620991e3F60577c375AF5eA486C9eF1C3388" calcext:value-type="string">
            <text:p>0x024dc2B2509C7E082F7A95Ae6400620991e3F60577c375AF5eA486C9eF1C3388</text:p>
          </table:table-cell>
          <table:table-cell table:formula="of:=ROUNDUP([.E1079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a xlink:href="https://voyager.online/contract/0x07B99DD22e7768b3e5F534792dCe678D05f31083E63B4D8Ba19cEa7BE83e504c" xlink:type="simple">0x07B99DD22e7768b3e5F534792dCe678D05f31083E63B4D8Ba19cEa7BE83e504c</text:a></text:p>
          </table:table-cell>
          <table:table-cell office:value-type="string" calcext:value-type="string">
            <text:p>0.10689 ETH</text:p>
          </table:table-cell>
          <table:table-cell office:value-type="float" office:value="750" calcext:value-type="float">
            <text:p>750</text:p>
          </table:table-cell>
          <table:table-cell table:formula="of:=VALUE(SUBSTITUTE(MID([.C1080];1;LEN([.C1080])-4);&quot;.&quot;;&quot;,&quot;))" office:value-type="float" office:value="0.10689" calcext:value-type="float">
            <text:p>0,10689</text:p>
          </table:table-cell>
          <table:table-cell table:formula="of:=[.B1080]" office:value-type="string" office:string-value="0x07B99DD22e7768b3e5F534792dCe678D05f31083E63B4D8Ba19cEa7BE83e504c" calcext:value-type="string">
            <text:p>0x07B99DD22e7768b3e5F534792dCe678D05f31083E63B4D8Ba19cEa7BE83e504c</text:p>
          </table:table-cell>
          <table:table-cell table:formula="of:=ROUNDUP([.E1080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<text:a xlink:href="https://voyager.online/contract/0x03ec15ee3a396eb60667b0BC263FaA02f06089c78389D8C84C86CB4A0CDE882A" xlink:type="simple">0x03ec15ee3a396eb60667b0BC263FaA02f06089c78389D8C84C86CB4A0CDE882A</text:a></text:p>
          </table:table-cell>
          <table:table-cell office:value-type="string" calcext:value-type="string">
            <text:p>0.10678 ETH</text:p>
          </table:table-cell>
          <table:table-cell office:value-type="float" office:value="497" calcext:value-type="float">
            <text:p>497</text:p>
          </table:table-cell>
          <table:table-cell table:formula="of:=VALUE(SUBSTITUTE(MID([.C1081];1;LEN([.C1081])-4);&quot;.&quot;;&quot;,&quot;))" office:value-type="float" office:value="0.10678" calcext:value-type="float">
            <text:p>0,10678</text:p>
          </table:table-cell>
          <table:table-cell table:formula="of:=[.B1081]" office:value-type="string" office:string-value="0x03ec15ee3a396eb60667b0BC263FaA02f06089c78389D8C84C86CB4A0CDE882A" calcext:value-type="string">
            <text:p>0x03ec15ee3a396eb60667b0BC263FaA02f06089c78389D8C84C86CB4A0CDE882A</text:p>
          </table:table-cell>
          <table:table-cell table:formula="of:=ROUNDUP([.E1081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<text:a xlink:href="https://voyager.online/contract/0x05A8EB367D7fc4ff126EFACe73FDB6c7973A0052a9197E7C504b16e914B7c9fA" xlink:type="simple">0x05A8EB367D7fc4ff126EFACe73FDB6c7973A0052a9197E7C504b16e914B7c9fA</text:a></text:p>
          </table:table-cell>
          <table:table-cell office:value-type="string" calcext:value-type="string">
            <text:p>0.10653 ETH</text:p>
          </table:table-cell>
          <table:table-cell office:value-type="float" office:value="434" calcext:value-type="float">
            <text:p>434</text:p>
          </table:table-cell>
          <table:table-cell table:formula="of:=VALUE(SUBSTITUTE(MID([.C1082];1;LEN([.C1082])-4);&quot;.&quot;;&quot;,&quot;))" office:value-type="float" office:value="0.10653" calcext:value-type="float">
            <text:p>0,10653</text:p>
          </table:table-cell>
          <table:table-cell table:formula="of:=[.B1082]" office:value-type="string" office:string-value="0x05A8EB367D7fc4ff126EFACe73FDB6c7973A0052a9197E7C504b16e914B7c9fA" calcext:value-type="string">
            <text:p>0x05A8EB367D7fc4ff126EFACe73FDB6c7973A0052a9197E7C504b16e914B7c9fA</text:p>
          </table:table-cell>
          <table:table-cell table:formula="of:=ROUNDUP([.E1082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<text:a xlink:href="https://voyager.online/contract/0x0241D497BaF73786280110bEe57653FB697f40a07fCA5EC54f1e8eD90dB6c052" xlink:type="simple">0x0241D497BaF73786280110bEe57653FB697f40a07fCA5EC54f1e8eD90dB6c052</text:a></text:p>
          </table:table-cell>
          <table:table-cell office:value-type="string" calcext:value-type="string">
            <text:p>0.10618 ETH</text:p>
          </table:table-cell>
          <table:table-cell office:value-type="float" office:value="400" calcext:value-type="float">
            <text:p>400</text:p>
          </table:table-cell>
          <table:table-cell table:formula="of:=VALUE(SUBSTITUTE(MID([.C1083];1;LEN([.C1083])-4);&quot;.&quot;;&quot;,&quot;))" office:value-type="float" office:value="0.10618" calcext:value-type="float">
            <text:p>0,10618</text:p>
          </table:table-cell>
          <table:table-cell table:formula="of:=[.B1083]" office:value-type="string" office:string-value="0x0241D497BaF73786280110bEe57653FB697f40a07fCA5EC54f1e8eD90dB6c052" calcext:value-type="string">
            <text:p>0x0241D497BaF73786280110bEe57653FB697f40a07fCA5EC54f1e8eD90dB6c052</text:p>
          </table:table-cell>
          <table:table-cell table:formula="of:=ROUNDUP([.E1083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a xlink:href="https://voyager.online/contract/0x029D3D9A4D692030ab3F99f5675bE6480E5e0a85686eBE05cCE946D696667902" xlink:type="simple">0x029D3D9A4D692030ab3F99f5675bE6480E5e0a85686eBE05cCE946D696667902</text:a></text:p>
          </table:table-cell>
          <table:table-cell office:value-type="string" calcext:value-type="string">
            <text:p>0.10590 ETH</text:p>
          </table:table-cell>
          <table:table-cell office:value-type="float" office:value="426" calcext:value-type="float">
            <text:p>426</text:p>
          </table:table-cell>
          <table:table-cell table:formula="of:=VALUE(SUBSTITUTE(MID([.C1084];1;LEN([.C1084])-4);&quot;.&quot;;&quot;,&quot;))" office:value-type="float" office:value="0.1059" calcext:value-type="float">
            <text:p>0,1059</text:p>
          </table:table-cell>
          <table:table-cell table:formula="of:=[.B1084]" office:value-type="string" office:string-value="0x029D3D9A4D692030ab3F99f5675bE6480E5e0a85686eBE05cCE946D696667902" calcext:value-type="string">
            <text:p>0x029D3D9A4D692030ab3F99f5675bE6480E5e0a85686eBE05cCE946D696667902</text:p>
          </table:table-cell>
          <table:table-cell table:formula="of:=ROUNDUP([.E1084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<text:a xlink:href="https://voyager.online/contract/0x06CB6c34a7f57e6eD2Ea153C4dB3D6c872b71F8F06c942046f8f171cd25192e6" xlink:type="simple">0x06CB6c34a7f57e6eD2Ea153C4dB3D6c872b71F8F06c942046f8f171cd25192e6</text:a></text:p>
          </table:table-cell>
          <table:table-cell office:value-type="string" calcext:value-type="string">
            <text:p>0.10589 ETH</text:p>
          </table:table-cell>
          <table:table-cell office:value-type="float" office:value="686" calcext:value-type="float">
            <text:p>686</text:p>
          </table:table-cell>
          <table:table-cell table:formula="of:=VALUE(SUBSTITUTE(MID([.C1085];1;LEN([.C1085])-4);&quot;.&quot;;&quot;,&quot;))" office:value-type="float" office:value="0.10589" calcext:value-type="float">
            <text:p>0,10589</text:p>
          </table:table-cell>
          <table:table-cell table:formula="of:=[.B1085]" office:value-type="string" office:string-value="0x06CB6c34a7f57e6eD2Ea153C4dB3D6c872b71F8F06c942046f8f171cd25192e6" calcext:value-type="string">
            <text:p>0x06CB6c34a7f57e6eD2Ea153C4dB3D6c872b71F8F06c942046f8f171cd25192e6</text:p>
          </table:table-cell>
          <table:table-cell table:formula="of:=ROUNDUP([.E1085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<text:a xlink:href="https://voyager.online/contract/0x0095eEF6Dc915AF80500FD3A85B25B1815694765E4af4eFBeB1b2f84cCd5Bb9B" xlink:type="simple">0x0095eEF6Dc915AF80500FD3A85B25B1815694765E4af4eFBeB1b2f84cCd5Bb9B</text:a></text:p>
          </table:table-cell>
          <table:table-cell office:value-type="string" calcext:value-type="string">
            <text:p>0.10582 ETH</text:p>
          </table:table-cell>
          <table:table-cell office:value-type="float" office:value="404" calcext:value-type="float">
            <text:p>404</text:p>
          </table:table-cell>
          <table:table-cell table:formula="of:=VALUE(SUBSTITUTE(MID([.C1086];1;LEN([.C1086])-4);&quot;.&quot;;&quot;,&quot;))" office:value-type="float" office:value="0.10582" calcext:value-type="float">
            <text:p>0,10582</text:p>
          </table:table-cell>
          <table:table-cell table:formula="of:=[.B1086]" office:value-type="string" office:string-value="0x0095eEF6Dc915AF80500FD3A85B25B1815694765E4af4eFBeB1b2f84cCd5Bb9B" calcext:value-type="string">
            <text:p>0x0095eEF6Dc915AF80500FD3A85B25B1815694765E4af4eFBeB1b2f84cCd5Bb9B</text:p>
          </table:table-cell>
          <table:table-cell table:formula="of:=ROUNDUP([.E1086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<text:a xlink:href="https://voyager.online/contract/0x03c3440a244d5d3e7af9FE671bd26CCAac42f23B05fEB00933Dd15a22cF01E32" xlink:type="simple">0x03c3440a244d5d3e7af9FE671bd26CCAac42f23B05fEB00933Dd15a22cF01E32</text:a></text:p>
          </table:table-cell>
          <table:table-cell office:value-type="string" calcext:value-type="string">
            <text:p>0.10564 ETH</text:p>
          </table:table-cell>
          <table:table-cell office:value-type="string" calcext:value-type="string">
            <text:p>1 306</text:p>
          </table:table-cell>
          <table:table-cell table:formula="of:=VALUE(SUBSTITUTE(MID([.C1087];1;LEN([.C1087])-4);&quot;.&quot;;&quot;,&quot;))" office:value-type="float" office:value="0.10564" calcext:value-type="float">
            <text:p>0,10564</text:p>
          </table:table-cell>
          <table:table-cell table:formula="of:=[.B1087]" office:value-type="string" office:string-value="0x03c3440a244d5d3e7af9FE671bd26CCAac42f23B05fEB00933Dd15a22cF01E32" calcext:value-type="string">
            <text:p>0x03c3440a244d5d3e7af9FE671bd26CCAac42f23B05fEB00933Dd15a22cF01E32</text:p>
          </table:table-cell>
          <table:table-cell table:formula="of:=ROUNDUP([.E1087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<text:a xlink:href="https://voyager.online/contract/0x028EA6eA04C742A38a6622335BECc4CFC820319A79649D70D06C80AC1Ebe8185" xlink:type="simple">0x028EA6eA04C742A38a6622335BECc4CFC820319A79649D70D06C80AC1Ebe8185</text:a></text:p>
          </table:table-cell>
          <table:table-cell office:value-type="string" calcext:value-type="string">
            <text:p>0.10535 ETH</text:p>
          </table:table-cell>
          <table:table-cell office:value-type="float" office:value="711" calcext:value-type="float">
            <text:p>711</text:p>
          </table:table-cell>
          <table:table-cell table:formula="of:=VALUE(SUBSTITUTE(MID([.C1088];1;LEN([.C1088])-4);&quot;.&quot;;&quot;,&quot;))" office:value-type="float" office:value="0.10535" calcext:value-type="float">
            <text:p>0,10535</text:p>
          </table:table-cell>
          <table:table-cell table:formula="of:=[.B1088]" office:value-type="string" office:string-value="0x028EA6eA04C742A38a6622335BECc4CFC820319A79649D70D06C80AC1Ebe8185" calcext:value-type="string">
            <text:p>0x028EA6eA04C742A38a6622335BECc4CFC820319A79649D70D06C80AC1Ebe8185</text:p>
          </table:table-cell>
          <table:table-cell table:formula="of:=ROUNDUP([.E1088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s://voyager.online/contract/0x0053a5a9d217072F2d4aa98b384f9FB73e655ED1Cb11A1432d9A95F1102D4992" xlink:type="simple">0x0053a5a9d217072F2d4aa98b384f9FB73e655ED1Cb11A1432d9A95F1102D4992</text:a></text:p>
          </table:table-cell>
          <table:table-cell office:value-type="string" calcext:value-type="string">
            <text:p>0.10519 ETH</text:p>
          </table:table-cell>
          <table:table-cell office:value-type="float" office:value="544" calcext:value-type="float">
            <text:p>544</text:p>
          </table:table-cell>
          <table:table-cell table:formula="of:=VALUE(SUBSTITUTE(MID([.C1089];1;LEN([.C1089])-4);&quot;.&quot;;&quot;,&quot;))" office:value-type="float" office:value="0.10519" calcext:value-type="float">
            <text:p>0,10519</text:p>
          </table:table-cell>
          <table:table-cell table:formula="of:=[.B1089]" office:value-type="string" office:string-value="0x0053a5a9d217072F2d4aa98b384f9FB73e655ED1Cb11A1432d9A95F1102D4992" calcext:value-type="string">
            <text:p>0x0053a5a9d217072F2d4aa98b384f9FB73e655ED1Cb11A1432d9A95F1102D4992</text:p>
          </table:table-cell>
          <table:table-cell table:formula="of:=ROUNDUP([.E1089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<text:a xlink:href="https://voyager.online/contract/0x01d69e82b83C365783b182ceB9c008cda5c57929723d89ae9833D73AF14e2Cca" xlink:type="simple">0x01d69e82b83C365783b182ceB9c008cda5c57929723d89ae9833D73AF14e2Cca</text:a></text:p>
          </table:table-cell>
          <table:table-cell office:value-type="string" calcext:value-type="string">
            <text:p>0.10500 ETH</text:p>
          </table:table-cell>
          <table:table-cell office:value-type="float" office:value="595" calcext:value-type="float">
            <text:p>595</text:p>
          </table:table-cell>
          <table:table-cell table:formula="of:=VALUE(SUBSTITUTE(MID([.C1090];1;LEN([.C1090])-4);&quot;.&quot;;&quot;,&quot;))" office:value-type="float" office:value="0.105" calcext:value-type="float">
            <text:p>0,105</text:p>
          </table:table-cell>
          <table:table-cell table:formula="of:=[.B1090]" office:value-type="string" office:string-value="0x01d69e82b83C365783b182ceB9c008cda5c57929723d89ae9833D73AF14e2Cca" calcext:value-type="string">
            <text:p>0x01d69e82b83C365783b182ceB9c008cda5c57929723d89ae9833D73AF14e2Cca</text:p>
          </table:table-cell>
          <table:table-cell table:formula="of:=ROUNDUP([.E1090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<text:a xlink:href="https://voyager.online/contract/0x03be7f9cf2A63cc88be8738feC25c2E815B5d2994Da4e66244aaCe8240aAf1F3" xlink:type="simple">0x03be7f9cf2A63cc88be8738feC25c2E815B5d2994Da4e66244aaCe8240aAf1F3</text:a></text:p>
          </table:table-cell>
          <table:table-cell office:value-type="string" calcext:value-type="string">
            <text:p>0.10486 ETH</text:p>
          </table:table-cell>
          <table:table-cell office:value-type="float" office:value="380" calcext:value-type="float">
            <text:p>380</text:p>
          </table:table-cell>
          <table:table-cell table:formula="of:=VALUE(SUBSTITUTE(MID([.C1091];1;LEN([.C1091])-4);&quot;.&quot;;&quot;,&quot;))" office:value-type="float" office:value="0.10486" calcext:value-type="float">
            <text:p>0,10486</text:p>
          </table:table-cell>
          <table:table-cell table:formula="of:=[.B1091]" office:value-type="string" office:string-value="0x03be7f9cf2A63cc88be8738feC25c2E815B5d2994Da4e66244aaCe8240aAf1F3" calcext:value-type="string">
            <text:p>0x03be7f9cf2A63cc88be8738feC25c2E815B5d2994Da4e66244aaCe8240aAf1F3</text:p>
          </table:table-cell>
          <table:table-cell table:formula="of:=ROUNDUP([.E1091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<text:a xlink:href="https://voyager.online/contract/0x046151A7CB307B0FF054971D11c57aB1C7a91b93B361823544baa886C71F4978" xlink:type="simple">0x046151A7CB307B0FF054971D11c57aB1C7a91b93B361823544baa886C71F4978</text:a></text:p>
          </table:table-cell>
          <table:table-cell office:value-type="string" calcext:value-type="string">
            <text:p>0.10474 ETH</text:p>
          </table:table-cell>
          <table:table-cell office:value-type="float" office:value="393" calcext:value-type="float">
            <text:p>393</text:p>
          </table:table-cell>
          <table:table-cell table:formula="of:=VALUE(SUBSTITUTE(MID([.C1092];1;LEN([.C1092])-4);&quot;.&quot;;&quot;,&quot;))" office:value-type="float" office:value="0.10474" calcext:value-type="float">
            <text:p>0,10474</text:p>
          </table:table-cell>
          <table:table-cell table:formula="of:=[.B1092]" office:value-type="string" office:string-value="0x046151A7CB307B0FF054971D11c57aB1C7a91b93B361823544baa886C71F4978" calcext:value-type="string">
            <text:p>0x046151A7CB307B0FF054971D11c57aB1C7a91b93B361823544baa886C71F4978</text:p>
          </table:table-cell>
          <table:table-cell table:formula="of:=ROUNDUP([.E1092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<text:a xlink:href="https://voyager.online/contract/0x070800C1B165f5ee98D45F5C0847b0E7aBBc48E5845897C21D29A7bDB7677644" xlink:type="simple">0x070800C1B165f5ee98D45F5C0847b0E7aBBc48E5845897C21D29A7bDB7677644</text:a></text:p>
          </table:table-cell>
          <table:table-cell office:value-type="string" calcext:value-type="string">
            <text:p>0.10468 ETH</text:p>
          </table:table-cell>
          <table:table-cell office:value-type="float" office:value="572" calcext:value-type="float">
            <text:p>572</text:p>
          </table:table-cell>
          <table:table-cell table:formula="of:=VALUE(SUBSTITUTE(MID([.C1093];1;LEN([.C1093])-4);&quot;.&quot;;&quot;,&quot;))" office:value-type="float" office:value="0.10468" calcext:value-type="float">
            <text:p>0,10468</text:p>
          </table:table-cell>
          <table:table-cell table:formula="of:=[.B1093]" office:value-type="string" office:string-value="0x070800C1B165f5ee98D45F5C0847b0E7aBBc48E5845897C21D29A7bDB7677644" calcext:value-type="string">
            <text:p>0x070800C1B165f5ee98D45F5C0847b0E7aBBc48E5845897C21D29A7bDB7677644</text:p>
          </table:table-cell>
          <table:table-cell table:formula="of:=ROUNDUP([.E1093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<text:a xlink:href="https://voyager.online/contract/0x0166A44c26CA36b5d9de3B134C32357Bcb3816989c459d08dEa85101945B0908" xlink:type="simple">0x0166A44c26CA36b5d9de3B134C32357Bcb3816989c459d08dEa85101945B0908</text:a></text:p>
          </table:table-cell>
          <table:table-cell office:value-type="string" calcext:value-type="string">
            <text:p>0.10447 ETH</text:p>
          </table:table-cell>
          <table:table-cell office:value-type="float" office:value="531" calcext:value-type="float">
            <text:p>531</text:p>
          </table:table-cell>
          <table:table-cell table:formula="of:=VALUE(SUBSTITUTE(MID([.C1094];1;LEN([.C1094])-4);&quot;.&quot;;&quot;,&quot;))" office:value-type="float" office:value="0.10447" calcext:value-type="float">
            <text:p>0,10447</text:p>
          </table:table-cell>
          <table:table-cell table:formula="of:=[.B1094]" office:value-type="string" office:string-value="0x0166A44c26CA36b5d9de3B134C32357Bcb3816989c459d08dEa85101945B0908" calcext:value-type="string">
            <text:p>0x0166A44c26CA36b5d9de3B134C32357Bcb3816989c459d08dEa85101945B0908</text:p>
          </table:table-cell>
          <table:table-cell table:formula="of:=ROUNDUP([.E1094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<text:a xlink:href="https://voyager.online/contract/0x02787475d4C4003F943Fc2d2C0bfBEE301bBBa9C354b899980B5fD9162f8f1E4" xlink:type="simple">0x02787475d4C4003F943Fc2d2C0bfBEE301bBBa9C354b899980B5fD9162f8f1E4</text:a></text:p>
          </table:table-cell>
          <table:table-cell office:value-type="string" calcext:value-type="string">
            <text:p>0.10443 ETH</text:p>
          </table:table-cell>
          <table:table-cell office:value-type="float" office:value="741" calcext:value-type="float">
            <text:p>741</text:p>
          </table:table-cell>
          <table:table-cell table:formula="of:=VALUE(SUBSTITUTE(MID([.C1095];1;LEN([.C1095])-4);&quot;.&quot;;&quot;,&quot;))" office:value-type="float" office:value="0.10443" calcext:value-type="float">
            <text:p>0,10443</text:p>
          </table:table-cell>
          <table:table-cell table:formula="of:=[.B1095]" office:value-type="string" office:string-value="0x02787475d4C4003F943Fc2d2C0bfBEE301bBBa9C354b899980B5fD9162f8f1E4" calcext:value-type="string">
            <text:p>0x02787475d4C4003F943Fc2d2C0bfBEE301bBBa9C354b899980B5fD9162f8f1E4</text:p>
          </table:table-cell>
          <table:table-cell table:formula="of:=ROUNDUP([.E1095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<text:a xlink:href="https://voyager.online/contract/0x04499dCD67b74dD4d13af06dbFB93AdB716a95f445028b7a2a2A8f5f9AFEa281" xlink:type="simple">0x04499dCD67b74dD4d13af06dbFB93AdB716a95f445028b7a2a2A8f5f9AFEa281</text:a></text:p>
          </table:table-cell>
          <table:table-cell office:value-type="string" calcext:value-type="string">
            <text:p>0.10437 ETH</text:p>
          </table:table-cell>
          <table:table-cell office:value-type="float" office:value="388" calcext:value-type="float">
            <text:p>388</text:p>
          </table:table-cell>
          <table:table-cell table:formula="of:=VALUE(SUBSTITUTE(MID([.C1096];1;LEN([.C1096])-4);&quot;.&quot;;&quot;,&quot;))" office:value-type="float" office:value="0.10437" calcext:value-type="float">
            <text:p>0,10437</text:p>
          </table:table-cell>
          <table:table-cell table:formula="of:=[.B1096]" office:value-type="string" office:string-value="0x04499dCD67b74dD4d13af06dbFB93AdB716a95f445028b7a2a2A8f5f9AFEa281" calcext:value-type="string">
            <text:p>0x04499dCD67b74dD4d13af06dbFB93AdB716a95f445028b7a2a2A8f5f9AFEa281</text:p>
          </table:table-cell>
          <table:table-cell table:formula="of:=ROUNDUP([.E1096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<text:a xlink:href="https://voyager.online/contract/0x0288b3698f58fD7d9D252EcCF9D069E93B72F4f05a75C00481653B911eC17a75" xlink:type="simple">0x0288b3698f58fD7d9D252EcCF9D069E93B72F4f05a75C00481653B911eC17a75</text:a></text:p>
          </table:table-cell>
          <table:table-cell office:value-type="string" calcext:value-type="string">
            <text:p>0.10433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097];1;LEN([.C1097])-4);&quot;.&quot;;&quot;,&quot;))" office:value-type="float" office:value="0.10433" calcext:value-type="float">
            <text:p>0,10433</text:p>
          </table:table-cell>
          <table:table-cell table:formula="of:=[.B1097]" office:value-type="string" office:string-value="0x0288b3698f58fD7d9D252EcCF9D069E93B72F4f05a75C00481653B911eC17a75" calcext:value-type="string">
            <text:p>0x0288b3698f58fD7d9D252EcCF9D069E93B72F4f05a75C00481653B911eC17a75</text:p>
          </table:table-cell>
          <table:table-cell table:formula="of:=ROUNDUP([.E1097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<text:a xlink:href="https://voyager.online/contract/0x02798DA26Eaf3A8e03456c0A7d1f34af8BD1EE90F27fC695A788327171C0b9eC" xlink:type="simple">0x02798DA26Eaf3A8e03456c0A7d1f34af8BD1EE90F27fC695A788327171C0b9eC</text:a></text:p>
          </table:table-cell>
          <table:table-cell office:value-type="string" calcext:value-type="string">
            <text:p>0.10412 ETH</text:p>
          </table:table-cell>
          <table:table-cell office:value-type="float" office:value="442" calcext:value-type="float">
            <text:p>442</text:p>
          </table:table-cell>
          <table:table-cell table:formula="of:=VALUE(SUBSTITUTE(MID([.C1098];1;LEN([.C1098])-4);&quot;.&quot;;&quot;,&quot;))" office:value-type="float" office:value="0.10412" calcext:value-type="float">
            <text:p>0,10412</text:p>
          </table:table-cell>
          <table:table-cell table:formula="of:=[.B1098]" office:value-type="string" office:string-value="0x02798DA26Eaf3A8e03456c0A7d1f34af8BD1EE90F27fC695A788327171C0b9eC" calcext:value-type="string">
            <text:p>0x02798DA26Eaf3A8e03456c0A7d1f34af8BD1EE90F27fC695A788327171C0b9eC</text:p>
          </table:table-cell>
          <table:table-cell table:formula="of:=ROUNDUP([.E1098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<text:a xlink:href="https://voyager.online/contract/0x038cCfee8cD453EBe66759c19787c392cb85483FFcd7f082D4E0C5F137a229df" xlink:type="simple">0x038cCfee8cD453EBe66759c19787c392cb85483FFcd7f082D4E0C5F137a229df</text:a></text:p>
          </table:table-cell>
          <table:table-cell office:value-type="string" calcext:value-type="string">
            <text:p>0.10409 ETH</text:p>
          </table:table-cell>
          <table:table-cell office:value-type="float" office:value="411" calcext:value-type="float">
            <text:p>411</text:p>
          </table:table-cell>
          <table:table-cell table:formula="of:=VALUE(SUBSTITUTE(MID([.C1099];1;LEN([.C1099])-4);&quot;.&quot;;&quot;,&quot;))" office:value-type="float" office:value="0.10409" calcext:value-type="float">
            <text:p>0,10409</text:p>
          </table:table-cell>
          <table:table-cell table:formula="of:=[.B1099]" office:value-type="string" office:string-value="0x038cCfee8cD453EBe66759c19787c392cb85483FFcd7f082D4E0C5F137a229df" calcext:value-type="string">
            <text:p>0x038cCfee8cD453EBe66759c19787c392cb85483FFcd7f082D4E0C5F137a229df</text:p>
          </table:table-cell>
          <table:table-cell table:formula="of:=ROUNDUP([.E1099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<text:a xlink:href="https://voyager.online/contract/0x07EcCCD71C829dEadfd13aE0DC8e9b1BD4719640077B6B22A4f769993f007b1D" xlink:type="simple">0x07EcCCD71C829dEadfd13aE0DC8e9b1BD4719640077B6B22A4f769993f007b1D</text:a></text:p>
          </table:table-cell>
          <table:table-cell office:value-type="string" calcext:value-type="string">
            <text:p>0.10377 ETH</text:p>
          </table:table-cell>
          <table:table-cell office:value-type="float" office:value="656" calcext:value-type="float">
            <text:p>656</text:p>
          </table:table-cell>
          <table:table-cell table:formula="of:=VALUE(SUBSTITUTE(MID([.C1100];1;LEN([.C1100])-4);&quot;.&quot;;&quot;,&quot;))" office:value-type="float" office:value="0.10377" calcext:value-type="float">
            <text:p>0,10377</text:p>
          </table:table-cell>
          <table:table-cell table:formula="of:=[.B1100]" office:value-type="string" office:string-value="0x07EcCCD71C829dEadfd13aE0DC8e9b1BD4719640077B6B22A4f769993f007b1D" calcext:value-type="string">
            <text:p>0x07EcCCD71C829dEadfd13aE0DC8e9b1BD4719640077B6B22A4f769993f007b1D</text:p>
          </table:table-cell>
          <table:table-cell table:formula="of:=ROUNDUP([.E1100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<text:a xlink:href="https://voyager.online/contract/0x047358b727751F400cd9CeFcd5a88C67163c8AdaA87A9399743866A045855cC3" xlink:type="simple">0x047358b727751F400cd9CeFcd5a88C67163c8AdaA87A9399743866A045855cC3</text:a></text:p>
          </table:table-cell>
          <table:table-cell office:value-type="string" calcext:value-type="string">
            <text:p>0.10370 ETH</text:p>
          </table:table-cell>
          <table:table-cell office:value-type="float" office:value="687" calcext:value-type="float">
            <text:p>687</text:p>
          </table:table-cell>
          <table:table-cell table:formula="of:=VALUE(SUBSTITUTE(MID([.C1101];1;LEN([.C1101])-4);&quot;.&quot;;&quot;,&quot;))" office:value-type="float" office:value="0.1037" calcext:value-type="float">
            <text:p>0,1037</text:p>
          </table:table-cell>
          <table:table-cell table:formula="of:=[.B1101]" office:value-type="string" office:string-value="0x047358b727751F400cd9CeFcd5a88C67163c8AdaA87A9399743866A045855cC3" calcext:value-type="string">
            <text:p>0x047358b727751F400cd9CeFcd5a88C67163c8AdaA87A9399743866A045855cC3</text:p>
          </table:table-cell>
          <table:table-cell table:formula="of:=ROUNDUP([.E1101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<text:a xlink:href="https://voyager.online/contract/0x0259413E13dF48DF18318a58E597063792c4F70F2fae660595Bc9A3479654a64" xlink:type="simple">0x0259413E13dF48DF18318a58E597063792c4F70F2fae660595Bc9A3479654a64</text:a></text:p>
          </table:table-cell>
          <table:table-cell office:value-type="string" calcext:value-type="string">
            <text:p>0.10358 ETH</text:p>
          </table:table-cell>
          <table:table-cell office:value-type="float" office:value="504" calcext:value-type="float">
            <text:p>504</text:p>
          </table:table-cell>
          <table:table-cell table:formula="of:=VALUE(SUBSTITUTE(MID([.C1102];1;LEN([.C1102])-4);&quot;.&quot;;&quot;,&quot;))" office:value-type="float" office:value="0.10358" calcext:value-type="float">
            <text:p>0,10358</text:p>
          </table:table-cell>
          <table:table-cell table:formula="of:=[.B1102]" office:value-type="string" office:string-value="0x0259413E13dF48DF18318a58E597063792c4F70F2fae660595Bc9A3479654a64" calcext:value-type="string">
            <text:p>0x0259413E13dF48DF18318a58E597063792c4F70F2fae660595Bc9A3479654a64</text:p>
          </table:table-cell>
          <table:table-cell table:formula="of:=ROUNDUP([.E1102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<text:a xlink:href="https://voyager.online/contract/0x02530D51DcEAB075D2dEebd52660A60798b18294eeb55842D7D3B0d783AFDEE4" xlink:type="simple">0x02530D51DcEAB075D2dEebd52660A60798b18294eeb55842D7D3B0d783AFDEE4</text:a></text:p>
          </table:table-cell>
          <table:table-cell office:value-type="string" calcext:value-type="string">
            <text:p>0.10348 ETH</text:p>
          </table:table-cell>
          <table:table-cell office:value-type="float" office:value="501" calcext:value-type="float">
            <text:p>501</text:p>
          </table:table-cell>
          <table:table-cell table:formula="of:=VALUE(SUBSTITUTE(MID([.C1103];1;LEN([.C1103])-4);&quot;.&quot;;&quot;,&quot;))" office:value-type="float" office:value="0.10348" calcext:value-type="float">
            <text:p>0,10348</text:p>
          </table:table-cell>
          <table:table-cell table:formula="of:=[.B1103]" office:value-type="string" office:string-value="0x02530D51DcEAB075D2dEebd52660A60798b18294eeb55842D7D3B0d783AFDEE4" calcext:value-type="string">
            <text:p>0x02530D51DcEAB075D2dEebd52660A60798b18294eeb55842D7D3B0d783AFDEE4</text:p>
          </table:table-cell>
          <table:table-cell table:formula="of:=ROUNDUP([.E1103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<text:a xlink:href="https://voyager.online/contract/0x071D229F67a2D33148027B5DB8a62b641e17569d37DA8aa345bFAC7Ad362823b" xlink:type="simple">0x071D229F67a2D33148027B5DB8a62b641e17569d37DA8aa345bFAC7Ad362823b</text:a></text:p>
          </table:table-cell>
          <table:table-cell office:value-type="string" calcext:value-type="string">
            <text:p>0.10331 ETH</text:p>
          </table:table-cell>
          <table:table-cell office:value-type="float" office:value="405" calcext:value-type="float">
            <text:p>405</text:p>
          </table:table-cell>
          <table:table-cell table:formula="of:=VALUE(SUBSTITUTE(MID([.C1104];1;LEN([.C1104])-4);&quot;.&quot;;&quot;,&quot;))" office:value-type="float" office:value="0.10331" calcext:value-type="float">
            <text:p>0,10331</text:p>
          </table:table-cell>
          <table:table-cell table:formula="of:=[.B1104]" office:value-type="string" office:string-value="0x071D229F67a2D33148027B5DB8a62b641e17569d37DA8aa345bFAC7Ad362823b" calcext:value-type="string">
            <text:p>0x071D229F67a2D33148027B5DB8a62b641e17569d37DA8aa345bFAC7Ad362823b</text:p>
          </table:table-cell>
          <table:table-cell table:formula="of:=ROUNDUP([.E1104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<text:a xlink:href="https://voyager.online/contract/0x05B856fC16bE34ed07BF0C011a4963Eab3843ec37135c522825eBAB0ed776019" xlink:type="simple">0x05B856fC16bE34ed07BF0C011a4963Eab3843ec37135c522825eBAB0ed776019</text:a></text:p>
          </table:table-cell>
          <table:table-cell office:value-type="string" calcext:value-type="string">
            <text:p>0.10322 ETH</text:p>
          </table:table-cell>
          <table:table-cell office:value-type="float" office:value="668" calcext:value-type="float">
            <text:p>668</text:p>
          </table:table-cell>
          <table:table-cell table:formula="of:=VALUE(SUBSTITUTE(MID([.C1105];1;LEN([.C1105])-4);&quot;.&quot;;&quot;,&quot;))" office:value-type="float" office:value="0.10322" calcext:value-type="float">
            <text:p>0,10322</text:p>
          </table:table-cell>
          <table:table-cell table:formula="of:=[.B1105]" office:value-type="string" office:string-value="0x05B856fC16bE34ed07BF0C011a4963Eab3843ec37135c522825eBAB0ed776019" calcext:value-type="string">
            <text:p>0x05B856fC16bE34ed07BF0C011a4963Eab3843ec37135c522825eBAB0ed776019</text:p>
          </table:table-cell>
          <table:table-cell table:formula="of:=ROUNDUP([.E1105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<text:a xlink:href="https://voyager.online/contract/0x00738d37A9BB8420E6FD7B49077Dd02bc6cbf5f66217C80D870f46B45bDCeB9B" xlink:type="simple">0x00738d37A9BB8420E6FD7B49077Dd02bc6cbf5f66217C80D870f46B45bDCeB9B</text:a></text:p>
          </table:table-cell>
          <table:table-cell office:value-type="string" calcext:value-type="string">
            <text:p>0.10283 ETH</text:p>
          </table:table-cell>
          <table:table-cell office:value-type="float" office:value="586" calcext:value-type="float">
            <text:p>586</text:p>
          </table:table-cell>
          <table:table-cell table:formula="of:=VALUE(SUBSTITUTE(MID([.C1106];1;LEN([.C1106])-4);&quot;.&quot;;&quot;,&quot;))" office:value-type="float" office:value="0.10283" calcext:value-type="float">
            <text:p>0,10283</text:p>
          </table:table-cell>
          <table:table-cell table:formula="of:=[.B1106]" office:value-type="string" office:string-value="0x00738d37A9BB8420E6FD7B49077Dd02bc6cbf5f66217C80D870f46B45bDCeB9B" calcext:value-type="string">
            <text:p>0x00738d37A9BB8420E6FD7B49077Dd02bc6cbf5f66217C80D870f46B45bDCeB9B</text:p>
          </table:table-cell>
          <table:table-cell table:formula="of:=ROUNDUP([.E1106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<text:a xlink:href="https://voyager.online/contract/0x0396100b72A38976d27DA99a3D0Ee6a865BD75DC8Da144A74D6f347fB8e31bb2" xlink:type="simple">0x0396100b72A38976d27DA99a3D0Ee6a865BD75DC8Da144A74D6f347fB8e31bb2</text:a></text:p>
          </table:table-cell>
          <table:table-cell office:value-type="string" calcext:value-type="string">
            <text:p>0.10279 ETH</text:p>
          </table:table-cell>
          <table:table-cell office:value-type="float" office:value="593" calcext:value-type="float">
            <text:p>593</text:p>
          </table:table-cell>
          <table:table-cell table:formula="of:=VALUE(SUBSTITUTE(MID([.C1107];1;LEN([.C1107])-4);&quot;.&quot;;&quot;,&quot;))" office:value-type="float" office:value="0.10279" calcext:value-type="float">
            <text:p>0,10279</text:p>
          </table:table-cell>
          <table:table-cell table:formula="of:=[.B1107]" office:value-type="string" office:string-value="0x0396100b72A38976d27DA99a3D0Ee6a865BD75DC8Da144A74D6f347fB8e31bb2" calcext:value-type="string">
            <text:p>0x0396100b72A38976d27DA99a3D0Ee6a865BD75DC8Da144A74D6f347fB8e31bb2</text:p>
          </table:table-cell>
          <table:table-cell table:formula="of:=ROUNDUP([.E1107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<text:a xlink:href="https://voyager.online/contract/0x0083C7E4Bb2ffca486628f71377DA8DDD08cCaD8e285aac819cF90644f89F945" xlink:type="simple">0x0083C7E4Bb2ffca486628f71377DA8DDD08cCaD8e285aac819cF90644f89F945</text:a></text:p>
          </table:table-cell>
          <table:table-cell office:value-type="string" calcext:value-type="string">
            <text:p>0.10257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108];1;LEN([.C1108])-4);&quot;.&quot;;&quot;,&quot;))" office:value-type="float" office:value="0.10257" calcext:value-type="float">
            <text:p>0,10257</text:p>
          </table:table-cell>
          <table:table-cell table:formula="of:=[.B1108]" office:value-type="string" office:string-value="0x0083C7E4Bb2ffca486628f71377DA8DDD08cCaD8e285aac819cF90644f89F945" calcext:value-type="string">
            <text:p>0x0083C7E4Bb2ffca486628f71377DA8DDD08cCaD8e285aac819cF90644f89F945</text:p>
          </table:table-cell>
          <table:table-cell table:formula="of:=ROUNDUP([.E1108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<text:a xlink:href="https://voyager.online/contract/0x00Ce737f6DBFdae498B1667fBcd58fd30775bB6481380B52Fc51ef12F9DA60D2" xlink:type="simple">0x00Ce737f6DBFdae498B1667fBcd58fd30775bB6481380B52Fc51ef12F9DA60D2</text:a></text:p>
          </table:table-cell>
          <table:table-cell office:value-type="string" calcext:value-type="string">
            <text:p>0.10209 ETH</text:p>
          </table:table-cell>
          <table:table-cell office:value-type="float" office:value="432" calcext:value-type="float">
            <text:p>432</text:p>
          </table:table-cell>
          <table:table-cell table:formula="of:=VALUE(SUBSTITUTE(MID([.C1109];1;LEN([.C1109])-4);&quot;.&quot;;&quot;,&quot;))" office:value-type="float" office:value="0.10209" calcext:value-type="float">
            <text:p>0,10209</text:p>
          </table:table-cell>
          <table:table-cell table:formula="of:=[.B1109]" office:value-type="string" office:string-value="0x00Ce737f6DBFdae498B1667fBcd58fd30775bB6481380B52Fc51ef12F9DA60D2" calcext:value-type="string">
            <text:p>0x00Ce737f6DBFdae498B1667fBcd58fd30775bB6481380B52Fc51ef12F9DA60D2</text:p>
          </table:table-cell>
          <table:table-cell table:formula="of:=ROUNDUP([.E1109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<text:a xlink:href="https://voyager.online/contract/0x00B18fd018f15bAC1ae33D9D5E361C5Bb9C0fCaC631E3f6FA9A3e37f6eF46E4B" xlink:type="simple">0x00B18fd018f15bAC1ae33D9D5E361C5Bb9C0fCaC631E3f6FA9A3e37f6eF46E4B</text:a></text:p>
          </table:table-cell>
          <table:table-cell office:value-type="string" calcext:value-type="string">
            <text:p>0.10206 ETH</text:p>
          </table:table-cell>
          <table:table-cell office:value-type="float" office:value="602" calcext:value-type="float">
            <text:p>602</text:p>
          </table:table-cell>
          <table:table-cell table:formula="of:=VALUE(SUBSTITUTE(MID([.C1110];1;LEN([.C1110])-4);&quot;.&quot;;&quot;,&quot;))" office:value-type="float" office:value="0.10206" calcext:value-type="float">
            <text:p>0,10206</text:p>
          </table:table-cell>
          <table:table-cell table:formula="of:=[.B1110]" office:value-type="string" office:string-value="0x00B18fd018f15bAC1ae33D9D5E361C5Bb9C0fCaC631E3f6FA9A3e37f6eF46E4B" calcext:value-type="string">
            <text:p>0x00B18fd018f15bAC1ae33D9D5E361C5Bb9C0fCaC631E3f6FA9A3e37f6eF46E4B</text:p>
          </table:table-cell>
          <table:table-cell table:formula="of:=ROUNDUP([.E1110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<text:a xlink:href="https://voyager.online/contract/0x0216F2291111C44E4148f9690da773d8642e46E9a959ba7f2F9Ec4de4C500963" xlink:type="simple">0x0216F2291111C44E4148f9690da773d8642e46E9a959ba7f2F9Ec4de4C500963</text:a></text:p>
          </table:table-cell>
          <table:table-cell office:value-type="string" calcext:value-type="string">
            <text:p>0.10150 ETH</text:p>
          </table:table-cell>
          <table:table-cell office:value-type="float" office:value="526" calcext:value-type="float">
            <text:p>526</text:p>
          </table:table-cell>
          <table:table-cell table:formula="of:=VALUE(SUBSTITUTE(MID([.C1111];1;LEN([.C1111])-4);&quot;.&quot;;&quot;,&quot;))" office:value-type="float" office:value="0.1015" calcext:value-type="float">
            <text:p>0,1015</text:p>
          </table:table-cell>
          <table:table-cell table:formula="of:=[.B1111]" office:value-type="string" office:string-value="0x0216F2291111C44E4148f9690da773d8642e46E9a959ba7f2F9Ec4de4C500963" calcext:value-type="string">
            <text:p>0x0216F2291111C44E4148f9690da773d8642e46E9a959ba7f2F9Ec4de4C500963</text:p>
          </table:table-cell>
          <table:table-cell table:formula="of:=ROUNDUP([.E1111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<text:a xlink:href="https://voyager.online/contract/0x015Ac0627486621d594Fd5b3F5Dc93FE5957341f05737DC1e2C23Ff97F20DF04" xlink:type="simple">0x015Ac0627486621d594Fd5b3F5Dc93FE5957341f05737DC1e2C23Ff97F20DF04</text:a></text:p>
          </table:table-cell>
          <table:table-cell office:value-type="string" calcext:value-type="string">
            <text:p>0.10129 ETH</text:p>
          </table:table-cell>
          <table:table-cell office:value-type="float" office:value="520" calcext:value-type="float">
            <text:p>520</text:p>
          </table:table-cell>
          <table:table-cell table:formula="of:=VALUE(SUBSTITUTE(MID([.C1112];1;LEN([.C1112])-4);&quot;.&quot;;&quot;,&quot;))" office:value-type="float" office:value="0.10129" calcext:value-type="float">
            <text:p>0,10129</text:p>
          </table:table-cell>
          <table:table-cell table:formula="of:=[.B1112]" office:value-type="string" office:string-value="0x015Ac0627486621d594Fd5b3F5Dc93FE5957341f05737DC1e2C23Ff97F20DF04" calcext:value-type="string">
            <text:p>0x015Ac0627486621d594Fd5b3F5Dc93FE5957341f05737DC1e2C23Ff97F20DF04</text:p>
          </table:table-cell>
          <table:table-cell table:formula="of:=ROUNDUP([.E1112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<text:a xlink:href="https://voyager.online/contract/0x0103d155Db97D1e4c4915C8fE2865a170688f3A018eaD2414cf3DB9f1512eFD1" xlink:type="simple">0x0103d155Db97D1e4c4915C8fE2865a170688f3A018eaD2414cf3DB9f1512eFD1</text:a></text:p>
          </table:table-cell>
          <table:table-cell office:value-type="string" calcext:value-type="string">
            <text:p>0.10039 ETH</text:p>
          </table:table-cell>
          <table:table-cell office:value-type="float" office:value="799" calcext:value-type="float">
            <text:p>799</text:p>
          </table:table-cell>
          <table:table-cell table:formula="of:=VALUE(SUBSTITUTE(MID([.C1113];1;LEN([.C1113])-4);&quot;.&quot;;&quot;,&quot;))" office:value-type="float" office:value="0.10039" calcext:value-type="float">
            <text:p>0,10039</text:p>
          </table:table-cell>
          <table:table-cell table:formula="of:=[.B1113]" office:value-type="string" office:string-value="0x0103d155Db97D1e4c4915C8fE2865a170688f3A018eaD2414cf3DB9f1512eFD1" calcext:value-type="string">
            <text:p>0x0103d155Db97D1e4c4915C8fE2865a170688f3A018eaD2414cf3DB9f1512eFD1</text:p>
          </table:table-cell>
          <table:table-cell table:formula="of:=ROUNDUP([.E1113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<text:a xlink:href="https://voyager.online/contract/0x06995D42cCF885b7FA8e30D23d4e2af03f344eBDAAE09F147d02566e30d0a095" xlink:type="simple">0x06995D42cCF885b7FA8e30D23d4e2af03f344eBDAAE09F147d02566e30d0a095</text:a></text:p>
          </table:table-cell>
          <table:table-cell office:value-type="string" calcext:value-type="string">
            <text:p>0.10025 ETH</text:p>
          </table:table-cell>
          <table:table-cell office:value-type="float" office:value="430" calcext:value-type="float">
            <text:p>430</text:p>
          </table:table-cell>
          <table:table-cell table:formula="of:=VALUE(SUBSTITUTE(MID([.C1114];1;LEN([.C1114])-4);&quot;.&quot;;&quot;,&quot;))" office:value-type="float" office:value="0.10025" calcext:value-type="float">
            <text:p>0,10025</text:p>
          </table:table-cell>
          <table:table-cell table:formula="of:=[.B1114]" office:value-type="string" office:string-value="0x06995D42cCF885b7FA8e30D23d4e2af03f344eBDAAE09F147d02566e30d0a095" calcext:value-type="string">
            <text:p>0x06995D42cCF885b7FA8e30D23d4e2af03f344eBDAAE09F147d02566e30d0a095</text:p>
          </table:table-cell>
          <table:table-cell table:formula="of:=ROUNDUP([.E1114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<text:a xlink:href="https://voyager.online/contract/0x00844e88b9931833242687D5eEE563450A8c83FCeE9bb4345804547693edAb8f" xlink:type="simple">0x00844e88b9931833242687D5eEE563450A8c83FCeE9bb4345804547693edAb8f</text:a></text:p>
          </table:table-cell>
          <table:table-cell office:value-type="string" calcext:value-type="string">
            <text:p>0.10021 ETH</text:p>
          </table:table-cell>
          <table:table-cell office:value-type="float" office:value="930" calcext:value-type="float">
            <text:p>930</text:p>
          </table:table-cell>
          <table:table-cell table:formula="of:=VALUE(SUBSTITUTE(MID([.C1115];1;LEN([.C1115])-4);&quot;.&quot;;&quot;,&quot;))" office:value-type="float" office:value="0.10021" calcext:value-type="float">
            <text:p>0,10021</text:p>
          </table:table-cell>
          <table:table-cell table:formula="of:=[.B1115]" office:value-type="string" office:string-value="0x00844e88b9931833242687D5eEE563450A8c83FCeE9bb4345804547693edAb8f" calcext:value-type="string">
            <text:p>0x00844e88b9931833242687D5eEE563450A8c83FCeE9bb4345804547693edAb8f</text:p>
          </table:table-cell>
          <table:table-cell table:formula="of:=ROUNDUP([.E1115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<text:a xlink:href="https://voyager.online/contract/0x075D4073621BcDF4180A0167F406A0E025fc461d5fFa17923a1F3c18Eca0467F" xlink:type="simple">0x075D4073621BcDF4180A0167F406A0E025fc461d5fFa17923a1F3c18Eca0467F</text:a></text:p>
          </table:table-cell>
          <table:table-cell office:value-type="string" calcext:value-type="string">
            <text:p>0.10012 ETH</text:p>
          </table:table-cell>
          <table:table-cell office:value-type="float" office:value="544" calcext:value-type="float">
            <text:p>544</text:p>
          </table:table-cell>
          <table:table-cell table:formula="of:=VALUE(SUBSTITUTE(MID([.C1116];1;LEN([.C1116])-4);&quot;.&quot;;&quot;,&quot;))" office:value-type="float" office:value="0.10012" calcext:value-type="float">
            <text:p>0,10012</text:p>
          </table:table-cell>
          <table:table-cell table:formula="of:=[.B1116]" office:value-type="string" office:string-value="0x075D4073621BcDF4180A0167F406A0E025fc461d5fFa17923a1F3c18Eca0467F" calcext:value-type="string">
            <text:p>0x075D4073621BcDF4180A0167F406A0E025fc461d5fFa17923a1F3c18Eca0467F</text:p>
          </table:table-cell>
          <table:table-cell table:formula="of:=ROUNDUP([.E1116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a xlink:href="https://voyager.online/contract/0x0361Fc46E1CF964333837DAbd134F75E4BBda9a126db2618b60E084d42A302e4" xlink:type="simple">0x0361Fc46E1CF964333837DAbd134F75E4BBda9a126db2618b60E084d42A302e4</text:a></text:p>
          </table:table-cell>
          <table:table-cell office:value-type="string" calcext:value-type="string">
            <text:p>0.10012 ETH</text:p>
          </table:table-cell>
          <table:table-cell office:value-type="float" office:value="410" calcext:value-type="float">
            <text:p>410</text:p>
          </table:table-cell>
          <table:table-cell table:formula="of:=VALUE(SUBSTITUTE(MID([.C1117];1;LEN([.C1117])-4);&quot;.&quot;;&quot;,&quot;))" office:value-type="float" office:value="0.10012" calcext:value-type="float">
            <text:p>0,10012</text:p>
          </table:table-cell>
          <table:table-cell table:formula="of:=[.B1117]" office:value-type="string" office:string-value="0x0361Fc46E1CF964333837DAbd134F75E4BBda9a126db2618b60E084d42A302e4" calcext:value-type="string">
            <text:p>0x0361Fc46E1CF964333837DAbd134F75E4BBda9a126db2618b60E084d42A302e4</text:p>
          </table:table-cell>
          <table:table-cell table:formula="of:=ROUNDUP([.E1117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<text:a xlink:href="https://voyager.online/contract/0x00Cd58c657784c0Ee7bfc21AF4829a246C25AB1D91D8A16dFAdB12e09a6b394D" xlink:type="simple">0x00Cd58c657784c0Ee7bfc21AF4829a246C25AB1D91D8A16dFAdB12e09a6b394D</text:a></text:p>
          </table:table-cell>
          <table:table-cell office:value-type="string" calcext:value-type="string">
            <text:p>0.10011 ETH</text:p>
          </table:table-cell>
          <table:table-cell office:value-type="float" office:value="492" calcext:value-type="float">
            <text:p>492</text:p>
          </table:table-cell>
          <table:table-cell table:formula="of:=VALUE(SUBSTITUTE(MID([.C1118];1;LEN([.C1118])-4);&quot;.&quot;;&quot;,&quot;))" office:value-type="float" office:value="0.10011" calcext:value-type="float">
            <text:p>0,10011</text:p>
          </table:table-cell>
          <table:table-cell table:formula="of:=[.B1118]" office:value-type="string" office:string-value="0x00Cd58c657784c0Ee7bfc21AF4829a246C25AB1D91D8A16dFAdB12e09a6b394D" calcext:value-type="string">
            <text:p>0x00Cd58c657784c0Ee7bfc21AF4829a246C25AB1D91D8A16dFAdB12e09a6b394D</text:p>
          </table:table-cell>
          <table:table-cell table:formula="of:=ROUNDUP([.E1118]*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<text:a xlink:href="https://voyager.online/contract/0x025970CE44294DDE395Ba2E6F76faF0c0fE6bcE00A474528E5eC43Ceb0B6b768" xlink:type="simple">0x025970CE44294DDE395Ba2E6F76faF0c0fE6bcE00A474528E5eC43Ceb0B6b768</text:a></text:p>
          </table:table-cell>
          <table:table-cell office:value-type="string" calcext:value-type="string">
            <text:p>0.09965 ETH</text:p>
          </table:table-cell>
          <table:table-cell office:value-type="float" office:value="533" calcext:value-type="float">
            <text:p>533</text:p>
          </table:table-cell>
          <table:table-cell table:formula="of:=VALUE(SUBSTITUTE(MID([.C1119];1;LEN([.C1119])-4);&quot;.&quot;;&quot;,&quot;))" office:value-type="float" office:value="0.09965" calcext:value-type="float">
            <text:p>0,09965</text:p>
          </table:table-cell>
          <table:table-cell table:formula="of:=[.B1119]" office:value-type="string" office:string-value="0x025970CE44294DDE395Ba2E6F76faF0c0fE6bcE00A474528E5eC43Ceb0B6b768" calcext:value-type="string">
            <text:p>0x025970CE44294DDE395Ba2E6F76faF0c0fE6bcE00A474528E5eC43Ceb0B6b768</text:p>
          </table:table-cell>
          <table:table-cell table:formula="of:=ROUNDUP([.E1119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<text:a xlink:href="https://voyager.online/contract/0x002861c56A9fB03a29736b70b2573b371b26504A7FeaC4849AAfa953F475c508" xlink:type="simple">0x002861c56A9fB03a29736b70b2573b371b26504A7FeaC4849AAfa953F475c508</text:a></text:p>
          </table:table-cell>
          <table:table-cell office:value-type="string" calcext:value-type="string">
            <text:p>0.09954 ETH</text:p>
          </table:table-cell>
          <table:table-cell office:value-type="float" office:value="415" calcext:value-type="float">
            <text:p>415</text:p>
          </table:table-cell>
          <table:table-cell table:formula="of:=VALUE(SUBSTITUTE(MID([.C1120];1;LEN([.C1120])-4);&quot;.&quot;;&quot;,&quot;))" office:value-type="float" office:value="0.09954" calcext:value-type="float">
            <text:p>0,09954</text:p>
          </table:table-cell>
          <table:table-cell table:formula="of:=[.B1120]" office:value-type="string" office:string-value="0x002861c56A9fB03a29736b70b2573b371b26504A7FeaC4849AAfa953F475c508" calcext:value-type="string">
            <text:p>0x002861c56A9fB03a29736b70b2573b371b26504A7FeaC4849AAfa953F475c508</text:p>
          </table:table-cell>
          <table:table-cell table:formula="of:=ROUNDUP([.E1120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<text:a xlink:href="https://voyager.online/contract/0x0601Ff5FbFDa8b3C21E02702842448013bbB6744fC1a34D94C1d40c200Df45A5" xlink:type="simple">0x0601Ff5FbFDa8b3C21E02702842448013bbB6744fC1a34D94C1d40c200Df45A5</text:a></text:p>
          </table:table-cell>
          <table:table-cell office:value-type="string" calcext:value-type="string">
            <text:p>0.09945 ETH</text:p>
          </table:table-cell>
          <table:table-cell office:value-type="float" office:value="689" calcext:value-type="float">
            <text:p>689</text:p>
          </table:table-cell>
          <table:table-cell table:formula="of:=VALUE(SUBSTITUTE(MID([.C1121];1;LEN([.C1121])-4);&quot;.&quot;;&quot;,&quot;))" office:value-type="float" office:value="0.09945" calcext:value-type="float">
            <text:p>0,09945</text:p>
          </table:table-cell>
          <table:table-cell table:formula="of:=[.B1121]" office:value-type="string" office:string-value="0x0601Ff5FbFDa8b3C21E02702842448013bbB6744fC1a34D94C1d40c200Df45A5" calcext:value-type="string">
            <text:p>0x0601Ff5FbFDa8b3C21E02702842448013bbB6744fC1a34D94C1d40c200Df45A5</text:p>
          </table:table-cell>
          <table:table-cell table:formula="of:=ROUNDUP([.E1121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<text:a xlink:href="https://voyager.online/contract/0x0109C0266D0d7c3074e853dEb39cfdF9c68e475C67fF501637a231f668444E71" xlink:type="simple">0x0109C0266D0d7c3074e853dEb39cfdF9c68e475C67fF501637a231f668444E71</text:a></text:p>
          </table:table-cell>
          <table:table-cell office:value-type="string" calcext:value-type="string">
            <text:p>0.09943 ETH</text:p>
          </table:table-cell>
          <table:table-cell office:value-type="float" office:value="457" calcext:value-type="float">
            <text:p>457</text:p>
          </table:table-cell>
          <table:table-cell table:formula="of:=VALUE(SUBSTITUTE(MID([.C1122];1;LEN([.C1122])-4);&quot;.&quot;;&quot;,&quot;))" office:value-type="float" office:value="0.09943" calcext:value-type="float">
            <text:p>0,09943</text:p>
          </table:table-cell>
          <table:table-cell table:formula="of:=[.B1122]" office:value-type="string" office:string-value="0x0109C0266D0d7c3074e853dEb39cfdF9c68e475C67fF501637a231f668444E71" calcext:value-type="string">
            <text:p>0x0109C0266D0d7c3074e853dEb39cfdF9c68e475C67fF501637a231f668444E71</text:p>
          </table:table-cell>
          <table:table-cell table:formula="of:=ROUNDUP([.E1122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<text:a xlink:href="https://voyager.online/contract/0x0473B88C25Fe827428f8c385f3841Fbe8177E4800083A7E16E87ae5C9E082ACe" xlink:type="simple">0x0473B88C25Fe827428f8c385f3841Fbe8177E4800083A7E16E87ae5C9E082ACe</text:a></text:p>
          </table:table-cell>
          <table:table-cell office:value-type="string" calcext:value-type="string">
            <text:p>0.09937 ETH</text:p>
          </table:table-cell>
          <table:table-cell office:value-type="float" office:value="614" calcext:value-type="float">
            <text:p>614</text:p>
          </table:table-cell>
          <table:table-cell table:formula="of:=VALUE(SUBSTITUTE(MID([.C1123];1;LEN([.C1123])-4);&quot;.&quot;;&quot;,&quot;))" office:value-type="float" office:value="0.09937" calcext:value-type="float">
            <text:p>0,09937</text:p>
          </table:table-cell>
          <table:table-cell table:formula="of:=[.B1123]" office:value-type="string" office:string-value="0x0473B88C25Fe827428f8c385f3841Fbe8177E4800083A7E16E87ae5C9E082ACe" calcext:value-type="string">
            <text:p>0x0473B88C25Fe827428f8c385f3841Fbe8177E4800083A7E16E87ae5C9E082ACe</text:p>
          </table:table-cell>
          <table:table-cell table:formula="of:=ROUNDUP([.E1123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<text:a xlink:href="https://voyager.online/contract/0x00968d7FD76146d832943dF005b601D1A5DCB299365dB9e9877606c84bA464Fb" xlink:type="simple">0x00968d7FD76146d832943dF005b601D1A5DCB299365dB9e9877606c84bA464Fb</text:a></text:p>
          </table:table-cell>
          <table:table-cell office:value-type="string" calcext:value-type="string">
            <text:p>0.09923 ETH</text:p>
          </table:table-cell>
          <table:table-cell office:value-type="float" office:value="475" calcext:value-type="float">
            <text:p>475</text:p>
          </table:table-cell>
          <table:table-cell table:formula="of:=VALUE(SUBSTITUTE(MID([.C1124];1;LEN([.C1124])-4);&quot;.&quot;;&quot;,&quot;))" office:value-type="float" office:value="0.09923" calcext:value-type="float">
            <text:p>0,09923</text:p>
          </table:table-cell>
          <table:table-cell table:formula="of:=[.B1124]" office:value-type="string" office:string-value="0x00968d7FD76146d832943dF005b601D1A5DCB299365dB9e9877606c84bA464Fb" calcext:value-type="string">
            <text:p>0x00968d7FD76146d832943dF005b601D1A5DCB299365dB9e9877606c84bA464Fb</text:p>
          </table:table-cell>
          <table:table-cell table:formula="of:=ROUNDUP([.E1124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<text:a xlink:href="https://voyager.online/contract/0x07bC31cd1DD2D7701D34c9658a9bA880ab12b3B2beC519cA3040AE9814f9e391" xlink:type="simple">0x07bC31cd1DD2D7701D34c9658a9bA880ab12b3B2beC519cA3040AE9814f9e391</text:a></text:p>
          </table:table-cell>
          <table:table-cell office:value-type="string" calcext:value-type="string">
            <text:p>0.09918 ETH</text:p>
          </table:table-cell>
          <table:table-cell office:value-type="float" office:value="385" calcext:value-type="float">
            <text:p>385</text:p>
          </table:table-cell>
          <table:table-cell table:formula="of:=VALUE(SUBSTITUTE(MID([.C1125];1;LEN([.C1125])-4);&quot;.&quot;;&quot;,&quot;))" office:value-type="float" office:value="0.09918" calcext:value-type="float">
            <text:p>0,09918</text:p>
          </table:table-cell>
          <table:table-cell table:formula="of:=[.B1125]" office:value-type="string" office:string-value="0x07bC31cd1DD2D7701D34c9658a9bA880ab12b3B2beC519cA3040AE9814f9e391" calcext:value-type="string">
            <text:p>0x07bC31cd1DD2D7701D34c9658a9bA880ab12b3B2beC519cA3040AE9814f9e391</text:p>
          </table:table-cell>
          <table:table-cell table:formula="of:=ROUNDUP([.E1125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<text:a xlink:href="https://voyager.online/contract/0x011280072042046907EBB06cd1622C5b3237adCC80033E4C07D9BbAD6b6ADD4D" xlink:type="simple">0x011280072042046907EBB06cd1622C5b3237adCC80033E4C07D9BbAD6b6ADD4D</text:a></text:p>
          </table:table-cell>
          <table:table-cell office:value-type="string" calcext:value-type="string">
            <text:p>0.09913 ETH</text:p>
          </table:table-cell>
          <table:table-cell office:value-type="float" office:value="453" calcext:value-type="float">
            <text:p>453</text:p>
          </table:table-cell>
          <table:table-cell table:formula="of:=VALUE(SUBSTITUTE(MID([.C1126];1;LEN([.C1126])-4);&quot;.&quot;;&quot;,&quot;))" office:value-type="float" office:value="0.09913" calcext:value-type="float">
            <text:p>0,09913</text:p>
          </table:table-cell>
          <table:table-cell table:formula="of:=[.B1126]" office:value-type="string" office:string-value="0x011280072042046907EBB06cd1622C5b3237adCC80033E4C07D9BbAD6b6ADD4D" calcext:value-type="string">
            <text:p>0x011280072042046907EBB06cd1622C5b3237adCC80033E4C07D9BbAD6b6ADD4D</text:p>
          </table:table-cell>
          <table:table-cell table:formula="of:=ROUNDUP([.E1126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a xlink:href="https://voyager.online/contract/0x0157272fdD4F52fE98473263ab5Ba33B89921908378b70944285456cE4ac4532" xlink:type="simple">0x0157272fdD4F52fE98473263ab5Ba33B89921908378b70944285456cE4ac4532</text:a></text:p>
          </table:table-cell>
          <table:table-cell office:value-type="string" calcext:value-type="string">
            <text:p>0.09898 ETH</text:p>
          </table:table-cell>
          <table:table-cell office:value-type="float" office:value="575" calcext:value-type="float">
            <text:p>575</text:p>
          </table:table-cell>
          <table:table-cell table:formula="of:=VALUE(SUBSTITUTE(MID([.C1127];1;LEN([.C1127])-4);&quot;.&quot;;&quot;,&quot;))" office:value-type="float" office:value="0.09898" calcext:value-type="float">
            <text:p>0,09898</text:p>
          </table:table-cell>
          <table:table-cell table:formula="of:=[.B1127]" office:value-type="string" office:string-value="0x0157272fdD4F52fE98473263ab5Ba33B89921908378b70944285456cE4ac4532" calcext:value-type="string">
            <text:p>0x0157272fdD4F52fE98473263ab5Ba33B89921908378b70944285456cE4ac4532</text:p>
          </table:table-cell>
          <table:table-cell table:formula="of:=ROUNDUP([.E1127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<text:a xlink:href="https://voyager.online/contract/0x023b71e94725e98950206DdF7C7dBb83766b6f3Ff9FE349170D9a5Cf43ECA4c3" xlink:type="simple">0x023b71e94725e98950206DdF7C7dBb83766b6f3Ff9FE349170D9a5Cf43ECA4c3</text:a></text:p>
          </table:table-cell>
          <table:table-cell office:value-type="string" calcext:value-type="string">
            <text:p>0.09871 ETH</text:p>
          </table:table-cell>
          <table:table-cell office:value-type="float" office:value="466" calcext:value-type="float">
            <text:p>466</text:p>
          </table:table-cell>
          <table:table-cell table:formula="of:=VALUE(SUBSTITUTE(MID([.C1128];1;LEN([.C1128])-4);&quot;.&quot;;&quot;,&quot;))" office:value-type="float" office:value="0.09871" calcext:value-type="float">
            <text:p>0,09871</text:p>
          </table:table-cell>
          <table:table-cell table:formula="of:=[.B1128]" office:value-type="string" office:string-value="0x023b71e94725e98950206DdF7C7dBb83766b6f3Ff9FE349170D9a5Cf43ECA4c3" calcext:value-type="string">
            <text:p>0x023b71e94725e98950206DdF7C7dBb83766b6f3Ff9FE349170D9a5Cf43ECA4c3</text:p>
          </table:table-cell>
          <table:table-cell table:formula="of:=ROUNDUP([.E1128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a xlink:href="https://voyager.online/contract/0x04ddC3778bc4dE675005D01fae520ffba67A6bfC1EF92b28Ce58Fe28d734EA40" xlink:type="simple">0x04ddC3778bc4dE675005D01fae520ffba67A6bfC1EF92b28Ce58Fe28d734EA40</text:a></text:p>
          </table:table-cell>
          <table:table-cell office:value-type="string" calcext:value-type="string">
            <text:p>0.09867 ETH</text:p>
          </table:table-cell>
          <table:table-cell office:value-type="float" office:value="568" calcext:value-type="float">
            <text:p>568</text:p>
          </table:table-cell>
          <table:table-cell table:formula="of:=VALUE(SUBSTITUTE(MID([.C1129];1;LEN([.C1129])-4);&quot;.&quot;;&quot;,&quot;))" office:value-type="float" office:value="0.09867" calcext:value-type="float">
            <text:p>0,09867</text:p>
          </table:table-cell>
          <table:table-cell table:formula="of:=[.B1129]" office:value-type="string" office:string-value="0x04ddC3778bc4dE675005D01fae520ffba67A6bfC1EF92b28Ce58Fe28d734EA40" calcext:value-type="string">
            <text:p>0x04ddC3778bc4dE675005D01fae520ffba67A6bfC1EF92b28Ce58Fe28d734EA40</text:p>
          </table:table-cell>
          <table:table-cell table:formula="of:=ROUNDUP([.E1129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<text:a xlink:href="https://voyager.online/contract/0x057df595384fe54bd3AC074d3DB9DA124ae42EEb4C0183a44b19758aFAf9058e" xlink:type="simple">0x057df595384fe54bd3AC074d3DB9DA124ae42EEb4C0183a44b19758aFAf9058e</text:a></text:p>
          </table:table-cell>
          <table:table-cell office:value-type="string" calcext:value-type="string">
            <text:p>0.09845 ETH</text:p>
          </table:table-cell>
          <table:table-cell office:value-type="float" office:value="406" calcext:value-type="float">
            <text:p>406</text:p>
          </table:table-cell>
          <table:table-cell table:formula="of:=VALUE(SUBSTITUTE(MID([.C1130];1;LEN([.C1130])-4);&quot;.&quot;;&quot;,&quot;))" office:value-type="float" office:value="0.09845" calcext:value-type="float">
            <text:p>0,09845</text:p>
          </table:table-cell>
          <table:table-cell table:formula="of:=[.B1130]" office:value-type="string" office:string-value="0x057df595384fe54bd3AC074d3DB9DA124ae42EEb4C0183a44b19758aFAf9058e" calcext:value-type="string">
            <text:p>0x057df595384fe54bd3AC074d3DB9DA124ae42EEb4C0183a44b19758aFAf9058e</text:p>
          </table:table-cell>
          <table:table-cell table:formula="of:=ROUNDUP([.E1130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<text:a xlink:href="https://voyager.online/contract/0x01eC5Bb616a44B4E6E73320bDD7a30825F0cd6fD322A1C96B77162f5cd5baC34" xlink:type="simple">0x01eC5Bb616a44B4E6E73320bDD7a30825F0cd6fD322A1C96B77162f5cd5baC34</text:a></text:p>
          </table:table-cell>
          <table:table-cell office:value-type="string" calcext:value-type="string">
            <text:p>0.09820 ETH</text:p>
          </table:table-cell>
          <table:table-cell office:value-type="float" office:value="524" calcext:value-type="float">
            <text:p>524</text:p>
          </table:table-cell>
          <table:table-cell table:formula="of:=VALUE(SUBSTITUTE(MID([.C1131];1;LEN([.C1131])-4);&quot;.&quot;;&quot;,&quot;))" office:value-type="float" office:value="0.0982" calcext:value-type="float">
            <text:p>0,0982</text:p>
          </table:table-cell>
          <table:table-cell table:formula="of:=[.B1131]" office:value-type="string" office:string-value="0x01eC5Bb616a44B4E6E73320bDD7a30825F0cd6fD322A1C96B77162f5cd5baC34" calcext:value-type="string">
            <text:p>0x01eC5Bb616a44B4E6E73320bDD7a30825F0cd6fD322A1C96B77162f5cd5baC34</text:p>
          </table:table-cell>
          <table:table-cell table:formula="of:=ROUNDUP([.E1131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<text:a xlink:href="https://voyager.online/contract/0x02FA7CfDA49a84118D49a9121a2189Bd7c4B880294b14242e07AB0138197eb77" xlink:type="simple">0x02FA7CfDA49a84118D49a9121a2189Bd7c4B880294b14242e07AB0138197eb77</text:a></text:p>
          </table:table-cell>
          <table:table-cell office:value-type="string" calcext:value-type="string">
            <text:p>0.09799 ETH</text:p>
          </table:table-cell>
          <table:table-cell office:value-type="float" office:value="436" calcext:value-type="float">
            <text:p>436</text:p>
          </table:table-cell>
          <table:table-cell table:formula="of:=VALUE(SUBSTITUTE(MID([.C1132];1;LEN([.C1132])-4);&quot;.&quot;;&quot;,&quot;))" office:value-type="float" office:value="0.09799" calcext:value-type="float">
            <text:p>0,09799</text:p>
          </table:table-cell>
          <table:table-cell table:formula="of:=[.B1132]" office:value-type="string" office:string-value="0x02FA7CfDA49a84118D49a9121a2189Bd7c4B880294b14242e07AB0138197eb77" calcext:value-type="string">
            <text:p>0x02FA7CfDA49a84118D49a9121a2189Bd7c4B880294b14242e07AB0138197eb77</text:p>
          </table:table-cell>
          <table:table-cell table:formula="of:=ROUNDUP([.E1132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<text:a xlink:href="https://voyager.online/contract/0x064e4f7769bE76359ae6d3bCf9B8A84e268580Dd6c7073C404A94360169dFfC1" xlink:type="simple">0x064e4f7769bE76359ae6d3bCf9B8A84e268580Dd6c7073C404A94360169dFfC1</text:a></text:p>
          </table:table-cell>
          <table:table-cell office:value-type="string" calcext:value-type="string">
            <text:p>0.09753 ETH</text:p>
          </table:table-cell>
          <table:table-cell office:value-type="float" office:value="428" calcext:value-type="float">
            <text:p>428</text:p>
          </table:table-cell>
          <table:table-cell table:formula="of:=VALUE(SUBSTITUTE(MID([.C1133];1;LEN([.C1133])-4);&quot;.&quot;;&quot;,&quot;))" office:value-type="float" office:value="0.09753" calcext:value-type="float">
            <text:p>0,09753</text:p>
          </table:table-cell>
          <table:table-cell table:formula="of:=[.B1133]" office:value-type="string" office:string-value="0x064e4f7769bE76359ae6d3bCf9B8A84e268580Dd6c7073C404A94360169dFfC1" calcext:value-type="string">
            <text:p>0x064e4f7769bE76359ae6d3bCf9B8A84e268580Dd6c7073C404A94360169dFfC1</text:p>
          </table:table-cell>
          <table:table-cell table:formula="of:=ROUNDUP([.E1133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<text:a xlink:href="https://voyager.online/contract/0x021aC7caFf87091527f0b83C8e527B4f9bdce008fD5b87346fFa1E0fbBbD7543" xlink:type="simple">0x021aC7caFf87091527f0b83C8e527B4f9bdce008fD5b87346fFa1E0fbBbD7543</text:a></text:p>
          </table:table-cell>
          <table:table-cell office:value-type="string" calcext:value-type="string">
            <text:p>0.09734 ETH</text:p>
          </table:table-cell>
          <table:table-cell office:value-type="float" office:value="438" calcext:value-type="float">
            <text:p>438</text:p>
          </table:table-cell>
          <table:table-cell table:formula="of:=VALUE(SUBSTITUTE(MID([.C1134];1;LEN([.C1134])-4);&quot;.&quot;;&quot;,&quot;))" office:value-type="float" office:value="0.09734" calcext:value-type="float">
            <text:p>0,09734</text:p>
          </table:table-cell>
          <table:table-cell table:formula="of:=[.B1134]" office:value-type="string" office:string-value="0x021aC7caFf87091527f0b83C8e527B4f9bdce008fD5b87346fFa1E0fbBbD7543" calcext:value-type="string">
            <text:p>0x021aC7caFf87091527f0b83C8e527B4f9bdce008fD5b87346fFa1E0fbBbD7543</text:p>
          </table:table-cell>
          <table:table-cell table:formula="of:=ROUNDUP([.E1134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<text:a xlink:href="https://voyager.online/contract/0x07d24F1F710ac6206F566Bf6CbA819a8ba59d8c13DcC91C2d401bc94fFF536aa" xlink:type="simple">0x07d24F1F710ac6206F566Bf6CbA819a8ba59d8c13DcC91C2d401bc94fFF536aa</text:a></text:p>
          </table:table-cell>
          <table:table-cell office:value-type="string" calcext:value-type="string">
            <text:p>0.09731 ETH</text:p>
          </table:table-cell>
          <table:table-cell office:value-type="float" office:value="437" calcext:value-type="float">
            <text:p>437</text:p>
          </table:table-cell>
          <table:table-cell table:formula="of:=VALUE(SUBSTITUTE(MID([.C1135];1;LEN([.C1135])-4);&quot;.&quot;;&quot;,&quot;))" office:value-type="float" office:value="0.09731" calcext:value-type="float">
            <text:p>0,09731</text:p>
          </table:table-cell>
          <table:table-cell table:formula="of:=[.B1135]" office:value-type="string" office:string-value="0x07d24F1F710ac6206F566Bf6CbA819a8ba59d8c13DcC91C2d401bc94fFF536aa" calcext:value-type="string">
            <text:p>0x07d24F1F710ac6206F566Bf6CbA819a8ba59d8c13DcC91C2d401bc94fFF536aa</text:p>
          </table:table-cell>
          <table:table-cell table:formula="of:=ROUNDUP([.E1135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<text:a xlink:href="https://voyager.online/contract/0x0757c7d2124FC9B5F34a6a19659aC6522C3B48d5467A50b672cA5463237915CB" xlink:type="simple">0x0757c7d2124FC9B5F34a6a19659aC6522C3B48d5467A50b672cA5463237915CB</text:a></text:p>
          </table:table-cell>
          <table:table-cell office:value-type="string" calcext:value-type="string">
            <text:p>0.09705 ETH</text:p>
          </table:table-cell>
          <table:table-cell office:value-type="float" office:value="387" calcext:value-type="float">
            <text:p>387</text:p>
          </table:table-cell>
          <table:table-cell table:formula="of:=VALUE(SUBSTITUTE(MID([.C1136];1;LEN([.C1136])-4);&quot;.&quot;;&quot;,&quot;))" office:value-type="float" office:value="0.09705" calcext:value-type="float">
            <text:p>0,09705</text:p>
          </table:table-cell>
          <table:table-cell table:formula="of:=[.B1136]" office:value-type="string" office:string-value="0x0757c7d2124FC9B5F34a6a19659aC6522C3B48d5467A50b672cA5463237915CB" calcext:value-type="string">
            <text:p>0x0757c7d2124FC9B5F34a6a19659aC6522C3B48d5467A50b672cA5463237915CB</text:p>
          </table:table-cell>
          <table:table-cell table:formula="of:=ROUNDUP([.E1136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a xlink:href="https://voyager.online/contract/0x028F51741839606E04bCAc7882E5653533BDA4e847BC7Cc0Cc6E514A67729E8d" xlink:type="simple">0x028F51741839606E04bCAc7882E5653533BDA4e847BC7Cc0Cc6E514A67729E8d</text:a></text:p>
          </table:table-cell>
          <table:table-cell office:value-type="string" calcext:value-type="string">
            <text:p>0.09680 ETH</text:p>
          </table:table-cell>
          <table:table-cell office:value-type="float" office:value="486" calcext:value-type="float">
            <text:p>486</text:p>
          </table:table-cell>
          <table:table-cell table:formula="of:=VALUE(SUBSTITUTE(MID([.C1137];1;LEN([.C1137])-4);&quot;.&quot;;&quot;,&quot;))" office:value-type="float" office:value="0.0968" calcext:value-type="float">
            <text:p>0,0968</text:p>
          </table:table-cell>
          <table:table-cell table:formula="of:=[.B1137]" office:value-type="string" office:string-value="0x028F51741839606E04bCAc7882E5653533BDA4e847BC7Cc0Cc6E514A67729E8d" calcext:value-type="string">
            <text:p>0x028F51741839606E04bCAc7882E5653533BDA4e847BC7Cc0Cc6E514A67729E8d</text:p>
          </table:table-cell>
          <table:table-cell table:formula="of:=ROUNDUP([.E1137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<text:a xlink:href="https://voyager.online/contract/0x005E7AEcc7C6cfB9896fd09Bcb69F7fEFDFaDB9Cf3794cFD92A88e6dD36FE2ac" xlink:type="simple">0x005E7AEcc7C6cfB9896fd09Bcb69F7fEFDFaDB9Cf3794cFD92A88e6dD36FE2ac</text:a></text:p>
          </table:table-cell>
          <table:table-cell office:value-type="string" calcext:value-type="string">
            <text:p>0.09668 ETH</text:p>
          </table:table-cell>
          <table:table-cell office:value-type="float" office:value="426" calcext:value-type="float">
            <text:p>426</text:p>
          </table:table-cell>
          <table:table-cell table:formula="of:=VALUE(SUBSTITUTE(MID([.C1138];1;LEN([.C1138])-4);&quot;.&quot;;&quot;,&quot;))" office:value-type="float" office:value="0.09668" calcext:value-type="float">
            <text:p>0,09668</text:p>
          </table:table-cell>
          <table:table-cell table:formula="of:=[.B1138]" office:value-type="string" office:string-value="0x005E7AEcc7C6cfB9896fd09Bcb69F7fEFDFaDB9Cf3794cFD92A88e6dD36FE2ac" calcext:value-type="string">
            <text:p>0x005E7AEcc7C6cfB9896fd09Bcb69F7fEFDFaDB9Cf3794cFD92A88e6dD36FE2ac</text:p>
          </table:table-cell>
          <table:table-cell table:formula="of:=ROUNDUP([.E1138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<text:a xlink:href="https://voyager.online/contract/0x0097f77Fc6Da6363b3A8a3a1FD546E4c5767f8750a0CEdA4aA63F2291b90E057" xlink:type="simple">0x0097f77Fc6Da6363b3A8a3a1FD546E4c5767f8750a0CEdA4aA63F2291b90E057</text:a></text:p>
          </table:table-cell>
          <table:table-cell office:value-type="string" calcext:value-type="string">
            <text:p>0.09658 ETH</text:p>
          </table:table-cell>
          <table:table-cell office:value-type="float" office:value="384" calcext:value-type="float">
            <text:p>384</text:p>
          </table:table-cell>
          <table:table-cell table:formula="of:=VALUE(SUBSTITUTE(MID([.C1139];1;LEN([.C1139])-4);&quot;.&quot;;&quot;,&quot;))" office:value-type="float" office:value="0.09658" calcext:value-type="float">
            <text:p>0,09658</text:p>
          </table:table-cell>
          <table:table-cell table:formula="of:=[.B1139]" office:value-type="string" office:string-value="0x0097f77Fc6Da6363b3A8a3a1FD546E4c5767f8750a0CEdA4aA63F2291b90E057" calcext:value-type="string">
            <text:p>0x0097f77Fc6Da6363b3A8a3a1FD546E4c5767f8750a0CEdA4aA63F2291b90E057</text:p>
          </table:table-cell>
          <table:table-cell table:formula="of:=ROUNDUP([.E1139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<text:a xlink:href="https://voyager.online/contract/0x03A2722414D8567E6B01dab7D122eB9A922103D2b5Ce9aCfdED4f9E1D29B2e36" xlink:type="simple">0x03A2722414D8567E6B01dab7D122eB9A922103D2b5Ce9aCfdED4f9E1D29B2e36</text:a></text:p>
          </table:table-cell>
          <table:table-cell office:value-type="string" calcext:value-type="string">
            <text:p>0.09643 ETH</text:p>
          </table:table-cell>
          <table:table-cell office:value-type="float" office:value="385" calcext:value-type="float">
            <text:p>385</text:p>
          </table:table-cell>
          <table:table-cell table:formula="of:=VALUE(SUBSTITUTE(MID([.C1140];1;LEN([.C1140])-4);&quot;.&quot;;&quot;,&quot;))" office:value-type="float" office:value="0.09643" calcext:value-type="float">
            <text:p>0,09643</text:p>
          </table:table-cell>
          <table:table-cell table:formula="of:=[.B1140]" office:value-type="string" office:string-value="0x03A2722414D8567E6B01dab7D122eB9A922103D2b5Ce9aCfdED4f9E1D29B2e36" calcext:value-type="string">
            <text:p>0x03A2722414D8567E6B01dab7D122eB9A922103D2b5Ce9aCfdED4f9E1D29B2e36</text:p>
          </table:table-cell>
          <table:table-cell table:formula="of:=ROUNDUP([.E1140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<text:a xlink:href="https://voyager.online/contract/0x00088474F689dB5CBD626b8090256c7D7646443494594538b8F924e457c0E266" xlink:type="simple">0x00088474F689dB5CBD626b8090256c7D7646443494594538b8F924e457c0E266</text:a></text:p>
          </table:table-cell>
          <table:table-cell office:value-type="string" calcext:value-type="string">
            <text:p>0.09618 ETH</text:p>
          </table:table-cell>
          <table:table-cell office:value-type="float" office:value="416" calcext:value-type="float">
            <text:p>416</text:p>
          </table:table-cell>
          <table:table-cell table:formula="of:=VALUE(SUBSTITUTE(MID([.C1141];1;LEN([.C1141])-4);&quot;.&quot;;&quot;,&quot;))" office:value-type="float" office:value="0.09618" calcext:value-type="float">
            <text:p>0,09618</text:p>
          </table:table-cell>
          <table:table-cell table:formula="of:=[.B1141]" office:value-type="string" office:string-value="0x00088474F689dB5CBD626b8090256c7D7646443494594538b8F924e457c0E266" calcext:value-type="string">
            <text:p>0x00088474F689dB5CBD626b8090256c7D7646443494594538b8F924e457c0E266</text:p>
          </table:table-cell>
          <table:table-cell table:formula="of:=ROUNDUP([.E1141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<text:a xlink:href="https://voyager.online/contract/0x065bfBfD7bEC0B56444Ba069C6294BeC6d5024995dFe472413A60AeF2feE1b39" xlink:type="simple">0x065bfBfD7bEC0B56444Ba069C6294BeC6d5024995dFe472413A60AeF2feE1b39</text:a></text:p>
          </table:table-cell>
          <table:table-cell office:value-type="string" calcext:value-type="string">
            <text:p>0.09608 ETH</text:p>
          </table:table-cell>
          <table:table-cell office:value-type="float" office:value="507" calcext:value-type="float">
            <text:p>507</text:p>
          </table:table-cell>
          <table:table-cell table:formula="of:=VALUE(SUBSTITUTE(MID([.C1142];1;LEN([.C1142])-4);&quot;.&quot;;&quot;,&quot;))" office:value-type="float" office:value="0.09608" calcext:value-type="float">
            <text:p>0,09608</text:p>
          </table:table-cell>
          <table:table-cell table:formula="of:=[.B1142]" office:value-type="string" office:string-value="0x065bfBfD7bEC0B56444Ba069C6294BeC6d5024995dFe472413A60AeF2feE1b39" calcext:value-type="string">
            <text:p>0x065bfBfD7bEC0B56444Ba069C6294BeC6d5024995dFe472413A60AeF2feE1b39</text:p>
          </table:table-cell>
          <table:table-cell table:formula="of:=ROUNDUP([.E1142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<text:a xlink:href="https://voyager.online/contract/0x07F2FeB6a50969a64f0290AFF687B5B426dFEc32C20FC5744b68cD100788A85a" xlink:type="simple">0x07F2FeB6a50969a64f0290AFF687B5B426dFEc32C20FC5744b68cD100788A85a</text:a></text:p>
          </table:table-cell>
          <table:table-cell office:value-type="string" calcext:value-type="string">
            <text:p>0.09594 ETH</text:p>
          </table:table-cell>
          <table:table-cell office:value-type="string" calcext:value-type="string">
            <text:p>1 242</text:p>
          </table:table-cell>
          <table:table-cell table:formula="of:=VALUE(SUBSTITUTE(MID([.C1143];1;LEN([.C1143])-4);&quot;.&quot;;&quot;,&quot;))" office:value-type="float" office:value="0.09594" calcext:value-type="float">
            <text:p>0,09594</text:p>
          </table:table-cell>
          <table:table-cell table:formula="of:=[.B1143]" office:value-type="string" office:string-value="0x07F2FeB6a50969a64f0290AFF687B5B426dFEc32C20FC5744b68cD100788A85a" calcext:value-type="string">
            <text:p>0x07F2FeB6a50969a64f0290AFF687B5B426dFEc32C20FC5744b68cD100788A85a</text:p>
          </table:table-cell>
          <table:table-cell table:formula="of:=ROUNDUP([.E1143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<text:a xlink:href="https://voyager.online/contract/0x0707C36d569dBD7cF1893f099D7f2361039d712DA25647B815E2D7BB037245A3" xlink:type="simple">0x0707C36d569dBD7cF1893f099D7f2361039d712DA25647B815E2D7BB037245A3</text:a></text:p>
          </table:table-cell>
          <table:table-cell office:value-type="string" calcext:value-type="string">
            <text:p>0.09590 ETH</text:p>
          </table:table-cell>
          <table:table-cell office:value-type="float" office:value="406" calcext:value-type="float">
            <text:p>406</text:p>
          </table:table-cell>
          <table:table-cell table:formula="of:=VALUE(SUBSTITUTE(MID([.C1144];1;LEN([.C1144])-4);&quot;.&quot;;&quot;,&quot;))" office:value-type="float" office:value="0.0959" calcext:value-type="float">
            <text:p>0,0959</text:p>
          </table:table-cell>
          <table:table-cell table:formula="of:=[.B1144]" office:value-type="string" office:string-value="0x0707C36d569dBD7cF1893f099D7f2361039d712DA25647B815E2D7BB037245A3" calcext:value-type="string">
            <text:p>0x0707C36d569dBD7cF1893f099D7f2361039d712DA25647B815E2D7BB037245A3</text:p>
          </table:table-cell>
          <table:table-cell table:formula="of:=ROUNDUP([.E1144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<text:a xlink:href="https://voyager.online/contract/0x0703a2BB0e0beB0Aaf5355171fa6D85d400822d68c2d6ce70E095B71D84d6Ea8" xlink:type="simple">0x0703a2BB0e0beB0Aaf5355171fa6D85d400822d68c2d6ce70E095B71D84d6Ea8</text:a></text:p>
          </table:table-cell>
          <table:table-cell office:value-type="string" calcext:value-type="string">
            <text:p>0.09581 ETH</text:p>
          </table:table-cell>
          <table:table-cell office:value-type="float" office:value="495" calcext:value-type="float">
            <text:p>495</text:p>
          </table:table-cell>
          <table:table-cell table:formula="of:=VALUE(SUBSTITUTE(MID([.C1145];1;LEN([.C1145])-4);&quot;.&quot;;&quot;,&quot;))" office:value-type="float" office:value="0.09581" calcext:value-type="float">
            <text:p>0,09581</text:p>
          </table:table-cell>
          <table:table-cell table:formula="of:=[.B1145]" office:value-type="string" office:string-value="0x0703a2BB0e0beB0Aaf5355171fa6D85d400822d68c2d6ce70E095B71D84d6Ea8" calcext:value-type="string">
            <text:p>0x0703a2BB0e0beB0Aaf5355171fa6D85d400822d68c2d6ce70E095B71D84d6Ea8</text:p>
          </table:table-cell>
          <table:table-cell table:formula="of:=ROUNDUP([.E1145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<text:a xlink:href="https://voyager.online/contract/0x054bAE0c87Db0ec4F0b0E6F5B78C073Fa4C25AB4527c166b3f701Fb2b49cFFEd" xlink:type="simple">0x054bAE0c87Db0ec4F0b0E6F5B78C073Fa4C25AB4527c166b3f701Fb2b49cFFEd</text:a></text:p>
          </table:table-cell>
          <table:table-cell office:value-type="string" calcext:value-type="string">
            <text:p>0.09557 ETH</text:p>
          </table:table-cell>
          <table:table-cell office:value-type="float" office:value="389" calcext:value-type="float">
            <text:p>389</text:p>
          </table:table-cell>
          <table:table-cell table:formula="of:=VALUE(SUBSTITUTE(MID([.C1146];1;LEN([.C1146])-4);&quot;.&quot;;&quot;,&quot;))" office:value-type="float" office:value="0.09557" calcext:value-type="float">
            <text:p>0,09557</text:p>
          </table:table-cell>
          <table:table-cell table:formula="of:=[.B1146]" office:value-type="string" office:string-value="0x054bAE0c87Db0ec4F0b0E6F5B78C073Fa4C25AB4527c166b3f701Fb2b49cFFEd" calcext:value-type="string">
            <text:p>0x054bAE0c87Db0ec4F0b0E6F5B78C073Fa4C25AB4527c166b3f701Fb2b49cFFEd</text:p>
          </table:table-cell>
          <table:table-cell table:formula="of:=ROUNDUP([.E1146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a xlink:href="https://voyager.online/contract/0x03dd834Af2D40Eaa28d71DE1Fb747706F924b57AAbC177c327D5d5E50b722ACE" xlink:type="simple">0x03dd834Af2D40Eaa28d71DE1Fb747706F924b57AAbC177c327D5d5E50b722ACE</text:a></text:p>
          </table:table-cell>
          <table:table-cell office:value-type="string" calcext:value-type="string">
            <text:p>0.09544 ETH</text:p>
          </table:table-cell>
          <table:table-cell office:value-type="float" office:value="446" calcext:value-type="float">
            <text:p>446</text:p>
          </table:table-cell>
          <table:table-cell table:formula="of:=VALUE(SUBSTITUTE(MID([.C1147];1;LEN([.C1147])-4);&quot;.&quot;;&quot;,&quot;))" office:value-type="float" office:value="0.09544" calcext:value-type="float">
            <text:p>0,09544</text:p>
          </table:table-cell>
          <table:table-cell table:formula="of:=[.B1147]" office:value-type="string" office:string-value="0x03dd834Af2D40Eaa28d71DE1Fb747706F924b57AAbC177c327D5d5E50b722ACE" calcext:value-type="string">
            <text:p>0x03dd834Af2D40Eaa28d71DE1Fb747706F924b57AAbC177c327D5d5E50b722ACE</text:p>
          </table:table-cell>
          <table:table-cell table:formula="of:=ROUNDUP([.E1147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<text:a xlink:href="https://voyager.online/contract/0x0115BC7dBA6224585a6C96492c8F7AE4315317eBc015D38ACaB5779478c0a986" xlink:type="simple">0x0115BC7dBA6224585a6C96492c8F7AE4315317eBc015D38ACaB5779478c0a986</text:a></text:p>
          </table:table-cell>
          <table:table-cell office:value-type="string" calcext:value-type="string">
            <text:p>0.09543 ETH</text:p>
          </table:table-cell>
          <table:table-cell office:value-type="float" office:value="382" calcext:value-type="float">
            <text:p>382</text:p>
          </table:table-cell>
          <table:table-cell table:formula="of:=VALUE(SUBSTITUTE(MID([.C1148];1;LEN([.C1148])-4);&quot;.&quot;;&quot;,&quot;))" office:value-type="float" office:value="0.09543" calcext:value-type="float">
            <text:p>0,09543</text:p>
          </table:table-cell>
          <table:table-cell table:formula="of:=[.B1148]" office:value-type="string" office:string-value="0x0115BC7dBA6224585a6C96492c8F7AE4315317eBc015D38ACaB5779478c0a986" calcext:value-type="string">
            <text:p>0x0115BC7dBA6224585a6C96492c8F7AE4315317eBc015D38ACaB5779478c0a986</text:p>
          </table:table-cell>
          <table:table-cell table:formula="of:=ROUNDUP([.E1148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<text:a xlink:href="https://voyager.online/contract/0x012808E7C02576A97A5c7662f924800914C1bc874D5BEf6e3a7922041E78bEDF" xlink:type="simple">0x012808E7C02576A97A5c7662f924800914C1bc874D5BEf6e3a7922041E78bEDF</text:a></text:p>
          </table:table-cell>
          <table:table-cell office:value-type="string" calcext:value-type="string">
            <text:p>0.09533 ETH</text:p>
          </table:table-cell>
          <table:table-cell office:value-type="float" office:value="499" calcext:value-type="float">
            <text:p>499</text:p>
          </table:table-cell>
          <table:table-cell table:formula="of:=VALUE(SUBSTITUTE(MID([.C1149];1;LEN([.C1149])-4);&quot;.&quot;;&quot;,&quot;))" office:value-type="float" office:value="0.09533" calcext:value-type="float">
            <text:p>0,09533</text:p>
          </table:table-cell>
          <table:table-cell table:formula="of:=[.B1149]" office:value-type="string" office:string-value="0x012808E7C02576A97A5c7662f924800914C1bc874D5BEf6e3a7922041E78bEDF" calcext:value-type="string">
            <text:p>0x012808E7C02576A97A5c7662f924800914C1bc874D5BEf6e3a7922041E78bEDF</text:p>
          </table:table-cell>
          <table:table-cell table:formula="of:=ROUNDUP([.E1149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<text:a xlink:href="https://voyager.online/contract/0x01bb11B6867fe576ebf9f1b694ddc224CBCD5b5FAEAF6cCbdb16100BD0015d11" xlink:type="simple">0x01bb11B6867fe576ebf9f1b694ddc224CBCD5b5FAEAF6cCbdb16100BD0015d11</text:a></text:p>
          </table:table-cell>
          <table:table-cell office:value-type="string" calcext:value-type="string">
            <text:p>0.09478 ETH</text:p>
          </table:table-cell>
          <table:table-cell office:value-type="float" office:value="967" calcext:value-type="float">
            <text:p>967</text:p>
          </table:table-cell>
          <table:table-cell table:formula="of:=VALUE(SUBSTITUTE(MID([.C1150];1;LEN([.C1150])-4);&quot;.&quot;;&quot;,&quot;))" office:value-type="float" office:value="0.09478" calcext:value-type="float">
            <text:p>0,09478</text:p>
          </table:table-cell>
          <table:table-cell table:formula="of:=[.B1150]" office:value-type="string" office:string-value="0x01bb11B6867fe576ebf9f1b694ddc224CBCD5b5FAEAF6cCbdb16100BD0015d11" calcext:value-type="string">
            <text:p>0x01bb11B6867fe576ebf9f1b694ddc224CBCD5b5FAEAF6cCbdb16100BD0015d11</text:p>
          </table:table-cell>
          <table:table-cell table:formula="of:=ROUNDUP([.E1150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<text:a xlink:href="https://voyager.online/contract/0x03119A5dD7f42e783f4595E8479940F91c3aD2C58CAd076C413D2bB3a4CBF9C5" xlink:type="simple">0x03119A5dD7f42e783f4595E8479940F91c3aD2C58CAd076C413D2bB3a4CBF9C5</text:a></text:p>
          </table:table-cell>
          <table:table-cell office:value-type="string" calcext:value-type="string">
            <text:p>0.09478 ETH</text:p>
          </table:table-cell>
          <table:table-cell office:value-type="float" office:value="407" calcext:value-type="float">
            <text:p>407</text:p>
          </table:table-cell>
          <table:table-cell table:formula="of:=VALUE(SUBSTITUTE(MID([.C1151];1;LEN([.C1151])-4);&quot;.&quot;;&quot;,&quot;))" office:value-type="float" office:value="0.09478" calcext:value-type="float">
            <text:p>0,09478</text:p>
          </table:table-cell>
          <table:table-cell table:formula="of:=[.B1151]" office:value-type="string" office:string-value="0x03119A5dD7f42e783f4595E8479940F91c3aD2C58CAd076C413D2bB3a4CBF9C5" calcext:value-type="string">
            <text:p>0x03119A5dD7f42e783f4595E8479940F91c3aD2C58CAd076C413D2bB3a4CBF9C5</text:p>
          </table:table-cell>
          <table:table-cell table:formula="of:=ROUNDUP([.E1151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<text:a xlink:href="https://voyager.online/contract/0x063f1d31Ad9F26B4b7ba4e7D865C5D09FE1c18bD185Cdaf941639fB96296AF53" xlink:type="simple">0x063f1d31Ad9F26B4b7ba4e7D865C5D09FE1c18bD185Cdaf941639fB96296AF53</text:a></text:p>
          </table:table-cell>
          <table:table-cell office:value-type="string" calcext:value-type="string">
            <text:p>0.09420 ETH</text:p>
          </table:table-cell>
          <table:table-cell office:value-type="float" office:value="465" calcext:value-type="float">
            <text:p>465</text:p>
          </table:table-cell>
          <table:table-cell table:formula="of:=VALUE(SUBSTITUTE(MID([.C1152];1;LEN([.C1152])-4);&quot;.&quot;;&quot;,&quot;))" office:value-type="float" office:value="0.0942" calcext:value-type="float">
            <text:p>0,0942</text:p>
          </table:table-cell>
          <table:table-cell table:formula="of:=[.B1152]" office:value-type="string" office:string-value="0x063f1d31Ad9F26B4b7ba4e7D865C5D09FE1c18bD185Cdaf941639fB96296AF53" calcext:value-type="string">
            <text:p>0x063f1d31Ad9F26B4b7ba4e7D865C5D09FE1c18bD185Cdaf941639fB96296AF53</text:p>
          </table:table-cell>
          <table:table-cell table:formula="of:=ROUNDUP([.E1152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<text:a xlink:href="https://voyager.online/contract/0x02AeA09Bd398A5451f18832bCEf06a53101ca0179391AaB7498f161038360B19" xlink:type="simple">0x02AeA09Bd398A5451f18832bCEf06a53101ca0179391AaB7498f161038360B19</text:a></text:p>
          </table:table-cell>
          <table:table-cell office:value-type="string" calcext:value-type="string">
            <text:p>0.09396 ETH</text:p>
          </table:table-cell>
          <table:table-cell office:value-type="float" office:value="600" calcext:value-type="float">
            <text:p>600</text:p>
          </table:table-cell>
          <table:table-cell table:formula="of:=VALUE(SUBSTITUTE(MID([.C1153];1;LEN([.C1153])-4);&quot;.&quot;;&quot;,&quot;))" office:value-type="float" office:value="0.09396" calcext:value-type="float">
            <text:p>0,09396</text:p>
          </table:table-cell>
          <table:table-cell table:formula="of:=[.B1153]" office:value-type="string" office:string-value="0x02AeA09Bd398A5451f18832bCEf06a53101ca0179391AaB7498f161038360B19" calcext:value-type="string">
            <text:p>0x02AeA09Bd398A5451f18832bCEf06a53101ca0179391AaB7498f161038360B19</text:p>
          </table:table-cell>
          <table:table-cell table:formula="of:=ROUNDUP([.E1153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<text:a xlink:href="https://voyager.online/contract/0x051669006370Ef28168e7381295F358e4fA02df7a375c42F44f6774Cf73e0c48" xlink:type="simple">0x051669006370Ef28168e7381295F358e4fA02df7a375c42F44f6774Cf73e0c48</text:a></text:p>
          </table:table-cell>
          <table:table-cell office:value-type="string" calcext:value-type="string">
            <text:p>0.09339 ETH</text:p>
          </table:table-cell>
          <table:table-cell office:value-type="float" office:value="679" calcext:value-type="float">
            <text:p>679</text:p>
          </table:table-cell>
          <table:table-cell table:formula="of:=VALUE(SUBSTITUTE(MID([.C1154];1;LEN([.C1154])-4);&quot;.&quot;;&quot;,&quot;))" office:value-type="float" office:value="0.09339" calcext:value-type="float">
            <text:p>0,09339</text:p>
          </table:table-cell>
          <table:table-cell table:formula="of:=[.B1154]" office:value-type="string" office:string-value="0x051669006370Ef28168e7381295F358e4fA02df7a375c42F44f6774Cf73e0c48" calcext:value-type="string">
            <text:p>0x051669006370Ef28168e7381295F358e4fA02df7a375c42F44f6774Cf73e0c48</text:p>
          </table:table-cell>
          <table:table-cell table:formula="of:=ROUNDUP([.E1154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<text:a xlink:href="https://voyager.online/contract/0x0109D2059ABFc773655C1C49D13fC7921CB56d3BdeDac9119E7AcA1002da90F3" xlink:type="simple">0x0109D2059ABFc773655C1C49D13fC7921CB56d3BdeDac9119E7AcA1002da90F3</text:a></text:p>
          </table:table-cell>
          <table:table-cell office:value-type="string" calcext:value-type="string">
            <text:p>0.09337 ETH</text:p>
          </table:table-cell>
          <table:table-cell office:value-type="float" office:value="474" calcext:value-type="float">
            <text:p>474</text:p>
          </table:table-cell>
          <table:table-cell table:formula="of:=VALUE(SUBSTITUTE(MID([.C1155];1;LEN([.C1155])-4);&quot;.&quot;;&quot;,&quot;))" office:value-type="float" office:value="0.09337" calcext:value-type="float">
            <text:p>0,09337</text:p>
          </table:table-cell>
          <table:table-cell table:formula="of:=[.B1155]" office:value-type="string" office:string-value="0x0109D2059ABFc773655C1C49D13fC7921CB56d3BdeDac9119E7AcA1002da90F3" calcext:value-type="string">
            <text:p>0x0109D2059ABFc773655C1C49D13fC7921CB56d3BdeDac9119E7AcA1002da90F3</text:p>
          </table:table-cell>
          <table:table-cell table:formula="of:=ROUNDUP([.E1155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<text:a xlink:href="https://voyager.online/contract/0x0410a8705F571ad9Af93A9Cb5f78f360ACf59a70276A60f2fEb078CA4DcC2cd6" xlink:type="simple">0x0410a8705F571ad9Af93A9Cb5f78f360ACf59a70276A60f2fEb078CA4DcC2cd6</text:a></text:p>
          </table:table-cell>
          <table:table-cell office:value-type="string" calcext:value-type="string">
            <text:p>0.09308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156];1;LEN([.C1156])-4);&quot;.&quot;;&quot;,&quot;))" office:value-type="float" office:value="0.09308" calcext:value-type="float">
            <text:p>0,09308</text:p>
          </table:table-cell>
          <table:table-cell table:formula="of:=[.B1156]" office:value-type="string" office:string-value="0x0410a8705F571ad9Af93A9Cb5f78f360ACf59a70276A60f2fEb078CA4DcC2cd6" calcext:value-type="string">
            <text:p>0x0410a8705F571ad9Af93A9Cb5f78f360ACf59a70276A60f2fEb078CA4DcC2cd6</text:p>
          </table:table-cell>
          <table:table-cell table:formula="of:=ROUNDUP([.E1156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<text:a xlink:href="https://voyager.online/contract/0x07C68Da1e23BF740B8DF11311Fa92f7a601b444C7DF17A9f9577c59f4E5a410F" xlink:type="simple">0x07C68Da1e23BF740B8DF11311Fa92f7a601b444C7DF17A9f9577c59f4E5a410F</text:a></text:p>
          </table:table-cell>
          <table:table-cell office:value-type="string" calcext:value-type="string">
            <text:p>0.09276 ETH</text:p>
          </table:table-cell>
          <table:table-cell office:value-type="float" office:value="411" calcext:value-type="float">
            <text:p>411</text:p>
          </table:table-cell>
          <table:table-cell table:formula="of:=VALUE(SUBSTITUTE(MID([.C1157];1;LEN([.C1157])-4);&quot;.&quot;;&quot;,&quot;))" office:value-type="float" office:value="0.09276" calcext:value-type="float">
            <text:p>0,09276</text:p>
          </table:table-cell>
          <table:table-cell table:formula="of:=[.B1157]" office:value-type="string" office:string-value="0x07C68Da1e23BF740B8DF11311Fa92f7a601b444C7DF17A9f9577c59f4E5a410F" calcext:value-type="string">
            <text:p>0x07C68Da1e23BF740B8DF11311Fa92f7a601b444C7DF17A9f9577c59f4E5a410F</text:p>
          </table:table-cell>
          <table:table-cell table:formula="of:=ROUNDUP([.E1157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<text:a xlink:href="https://voyager.online/contract/0x036eb6200D50B0045Bd5F3B8521dE5742692702197173F297e41Ef938277fA12" xlink:type="simple">0x036eb6200D50B0045Bd5F3B8521dE5742692702197173F297e41Ef938277fA12</text:a></text:p>
          </table:table-cell>
          <table:table-cell office:value-type="string" calcext:value-type="string">
            <text:p>0.09263 ETH</text:p>
          </table:table-cell>
          <table:table-cell office:value-type="float" office:value="541" calcext:value-type="float">
            <text:p>541</text:p>
          </table:table-cell>
          <table:table-cell table:formula="of:=VALUE(SUBSTITUTE(MID([.C1158];1;LEN([.C1158])-4);&quot;.&quot;;&quot;,&quot;))" office:value-type="float" office:value="0.09263" calcext:value-type="float">
            <text:p>0,09263</text:p>
          </table:table-cell>
          <table:table-cell table:formula="of:=[.B1158]" office:value-type="string" office:string-value="0x036eb6200D50B0045Bd5F3B8521dE5742692702197173F297e41Ef938277fA12" calcext:value-type="string">
            <text:p>0x036eb6200D50B0045Bd5F3B8521dE5742692702197173F297e41Ef938277fA12</text:p>
          </table:table-cell>
          <table:table-cell table:formula="of:=ROUNDUP([.E1158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<text:a xlink:href="https://voyager.online/contract/0x0101B5a5919a178fd9F187c305c5126B83E50Cd3A863F114230207d1Ca33a8e3" xlink:type="simple">0x0101B5a5919a178fd9F187c305c5126B83E50Cd3A863F114230207d1Ca33a8e3</text:a></text:p>
          </table:table-cell>
          <table:table-cell office:value-type="string" calcext:value-type="string">
            <text:p>0.09252 ETH</text:p>
          </table:table-cell>
          <table:table-cell office:value-type="float" office:value="561" calcext:value-type="float">
            <text:p>561</text:p>
          </table:table-cell>
          <table:table-cell table:formula="of:=VALUE(SUBSTITUTE(MID([.C1159];1;LEN([.C1159])-4);&quot;.&quot;;&quot;,&quot;))" office:value-type="float" office:value="0.09252" calcext:value-type="float">
            <text:p>0,09252</text:p>
          </table:table-cell>
          <table:table-cell table:formula="of:=[.B1159]" office:value-type="string" office:string-value="0x0101B5a5919a178fd9F187c305c5126B83E50Cd3A863F114230207d1Ca33a8e3" calcext:value-type="string">
            <text:p>0x0101B5a5919a178fd9F187c305c5126B83E50Cd3A863F114230207d1Ca33a8e3</text:p>
          </table:table-cell>
          <table:table-cell table:formula="of:=ROUNDUP([.E1159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<text:a xlink:href="https://voyager.online/contract/0x0681f1FE50664170496769583b79157137E8FE5Db3675493FfAd56b0216Ecb56" xlink:type="simple">0x0681f1FE50664170496769583b79157137E8FE5Db3675493FfAd56b0216Ecb56</text:a></text:p>
          </table:table-cell>
          <table:table-cell office:value-type="string" calcext:value-type="string">
            <text:p>0.09238 ETH</text:p>
          </table:table-cell>
          <table:table-cell office:value-type="float" office:value="408" calcext:value-type="float">
            <text:p>408</text:p>
          </table:table-cell>
          <table:table-cell table:formula="of:=VALUE(SUBSTITUTE(MID([.C1160];1;LEN([.C1160])-4);&quot;.&quot;;&quot;,&quot;))" office:value-type="float" office:value="0.09238" calcext:value-type="float">
            <text:p>0,09238</text:p>
          </table:table-cell>
          <table:table-cell table:formula="of:=[.B1160]" office:value-type="string" office:string-value="0x0681f1FE50664170496769583b79157137E8FE5Db3675493FfAd56b0216Ecb56" calcext:value-type="string">
            <text:p>0x0681f1FE50664170496769583b79157137E8FE5Db3675493FfAd56b0216Ecb56</text:p>
          </table:table-cell>
          <table:table-cell table:formula="of:=ROUNDUP([.E1160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<text:a xlink:href="https://voyager.online/contract/0x01f4FB9D6386B9c57fa0E52c09872b095d278d75276136b4Ae9f620f43fa7B17" xlink:type="simple">0x01f4FB9D6386B9c57fa0E52c09872b095d278d75276136b4Ae9f620f43fa7B17</text:a></text:p>
          </table:table-cell>
          <table:table-cell office:value-type="string" calcext:value-type="string">
            <text:p>0.09237 ETH</text:p>
          </table:table-cell>
          <table:table-cell office:value-type="float" office:value="538" calcext:value-type="float">
            <text:p>538</text:p>
          </table:table-cell>
          <table:table-cell table:formula="of:=VALUE(SUBSTITUTE(MID([.C1161];1;LEN([.C1161])-4);&quot;.&quot;;&quot;,&quot;))" office:value-type="float" office:value="0.09237" calcext:value-type="float">
            <text:p>0,09237</text:p>
          </table:table-cell>
          <table:table-cell table:formula="of:=[.B1161]" office:value-type="string" office:string-value="0x01f4FB9D6386B9c57fa0E52c09872b095d278d75276136b4Ae9f620f43fa7B17" calcext:value-type="string">
            <text:p>0x01f4FB9D6386B9c57fa0E52c09872b095d278d75276136b4Ae9f620f43fa7B17</text:p>
          </table:table-cell>
          <table:table-cell table:formula="of:=ROUNDUP([.E1161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<text:a xlink:href="https://voyager.online/contract/0x0259bDD23F461240ce7F1b6521036FC5E0eEc971E32cC91D7939bCe6FEc7A269" xlink:type="simple">0x0259bDD23F461240ce7F1b6521036FC5E0eEc971E32cC91D7939bCe6FEc7A269</text:a></text:p>
          </table:table-cell>
          <table:table-cell office:value-type="string" calcext:value-type="string">
            <text:p>0.09222 ETH</text:p>
          </table:table-cell>
          <table:table-cell office:value-type="float" office:value="490" calcext:value-type="float">
            <text:p>490</text:p>
          </table:table-cell>
          <table:table-cell table:formula="of:=VALUE(SUBSTITUTE(MID([.C1162];1;LEN([.C1162])-4);&quot;.&quot;;&quot;,&quot;))" office:value-type="float" office:value="0.09222" calcext:value-type="float">
            <text:p>0,09222</text:p>
          </table:table-cell>
          <table:table-cell table:formula="of:=[.B1162]" office:value-type="string" office:string-value="0x0259bDD23F461240ce7F1b6521036FC5E0eEc971E32cC91D7939bCe6FEc7A269" calcext:value-type="string">
            <text:p>0x0259bDD23F461240ce7F1b6521036FC5E0eEc971E32cC91D7939bCe6FEc7A269</text:p>
          </table:table-cell>
          <table:table-cell table:formula="of:=ROUNDUP([.E1162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<text:a xlink:href="https://voyager.online/contract/0x06BCE973855075AB237FA54e285df74cfd1c7128d97426B020a7eb83Fd4B1b05" xlink:type="simple">0x06BCE973855075AB237FA54e285df74cfd1c7128d97426B020a7eb83Fd4B1b05</text:a></text:p>
          </table:table-cell>
          <table:table-cell office:value-type="string" calcext:value-type="string">
            <text:p>0.09205 ETH</text:p>
          </table:table-cell>
          <table:table-cell office:value-type="float" office:value="451" calcext:value-type="float">
            <text:p>451</text:p>
          </table:table-cell>
          <table:table-cell table:formula="of:=VALUE(SUBSTITUTE(MID([.C1163];1;LEN([.C1163])-4);&quot;.&quot;;&quot;,&quot;))" office:value-type="float" office:value="0.09205" calcext:value-type="float">
            <text:p>0,09205</text:p>
          </table:table-cell>
          <table:table-cell table:formula="of:=[.B1163]" office:value-type="string" office:string-value="0x06BCE973855075AB237FA54e285df74cfd1c7128d97426B020a7eb83Fd4B1b05" calcext:value-type="string">
            <text:p>0x06BCE973855075AB237FA54e285df74cfd1c7128d97426B020a7eb83Fd4B1b05</text:p>
          </table:table-cell>
          <table:table-cell table:formula="of:=ROUNDUP([.E1163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<text:a xlink:href="https://voyager.online/contract/0x076B425970f54C537ed401fbE04280e89F0D8A80877eB4f489D55E7B69E013cB" xlink:type="simple">0x076B425970f54C537ed401fbE04280e89F0D8A80877eB4f489D55E7B69E013cB</text:a></text:p>
          </table:table-cell>
          <table:table-cell office:value-type="string" calcext:value-type="string">
            <text:p>0.09197 ETH</text:p>
          </table:table-cell>
          <table:table-cell office:value-type="float" office:value="827" calcext:value-type="float">
            <text:p>827</text:p>
          </table:table-cell>
          <table:table-cell table:formula="of:=VALUE(SUBSTITUTE(MID([.C1164];1;LEN([.C1164])-4);&quot;.&quot;;&quot;,&quot;))" office:value-type="float" office:value="0.09197" calcext:value-type="float">
            <text:p>0,09197</text:p>
          </table:table-cell>
          <table:table-cell table:formula="of:=[.B1164]" office:value-type="string" office:string-value="0x076B425970f54C537ed401fbE04280e89F0D8A80877eB4f489D55E7B69E013cB" calcext:value-type="string">
            <text:p>0x076B425970f54C537ed401fbE04280e89F0D8A80877eB4f489D55E7B69E013cB</text:p>
          </table:table-cell>
          <table:table-cell table:formula="of:=ROUNDUP([.E1164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<text:a xlink:href="https://voyager.online/contract/0x06fc552B2380fD067d27F9ea1ca35FdBdF7934CF4de7584F964bffF53813D01F" xlink:type="simple">0x06fc552B2380fD067d27F9ea1ca35FdBdF7934CF4de7584F964bffF53813D01F</text:a></text:p>
          </table:table-cell>
          <table:table-cell office:value-type="string" calcext:value-type="string">
            <text:p>0.09170 ETH</text:p>
          </table:table-cell>
          <table:table-cell office:value-type="float" office:value="432" calcext:value-type="float">
            <text:p>432</text:p>
          </table:table-cell>
          <table:table-cell table:formula="of:=VALUE(SUBSTITUTE(MID([.C1165];1;LEN([.C1165])-4);&quot;.&quot;;&quot;,&quot;))" office:value-type="float" office:value="0.0917" calcext:value-type="float">
            <text:p>0,0917</text:p>
          </table:table-cell>
          <table:table-cell table:formula="of:=[.B1165]" office:value-type="string" office:string-value="0x06fc552B2380fD067d27F9ea1ca35FdBdF7934CF4de7584F964bffF53813D01F" calcext:value-type="string">
            <text:p>0x06fc552B2380fD067d27F9ea1ca35FdBdF7934CF4de7584F964bffF53813D01F</text:p>
          </table:table-cell>
          <table:table-cell table:formula="of:=ROUNDUP([.E1165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<text:a xlink:href="https://voyager.online/contract/0x01e87236C29CEE07d7712BF21DB39E0a121C11F31947C7B4206E5dD8E5b6c31E" xlink:type="simple">0x01e87236C29CEE07d7712BF21DB39E0a121C11F31947C7B4206E5dD8E5b6c31E</text:a></text:p>
          </table:table-cell>
          <table:table-cell office:value-type="string" calcext:value-type="string">
            <text:p>0.09148 ETH</text:p>
          </table:table-cell>
          <table:table-cell office:value-type="float" office:value="381" calcext:value-type="float">
            <text:p>381</text:p>
          </table:table-cell>
          <table:table-cell table:formula="of:=VALUE(SUBSTITUTE(MID([.C1166];1;LEN([.C1166])-4);&quot;.&quot;;&quot;,&quot;))" office:value-type="float" office:value="0.09148" calcext:value-type="float">
            <text:p>0,09148</text:p>
          </table:table-cell>
          <table:table-cell table:formula="of:=[.B1166]" office:value-type="string" office:string-value="0x01e87236C29CEE07d7712BF21DB39E0a121C11F31947C7B4206E5dD8E5b6c31E" calcext:value-type="string">
            <text:p>0x01e87236C29CEE07d7712BF21DB39E0a121C11F31947C7B4206E5dD8E5b6c31E</text:p>
          </table:table-cell>
          <table:table-cell table:formula="of:=ROUNDUP([.E1166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<text:a xlink:href="https://voyager.online/contract/0x058ABbD04e253397591143f103190d5e894190FE2C02d612210AAcD028d9AabD" xlink:type="simple">0x058ABbD04e253397591143f103190d5e894190FE2C02d612210AAcD028d9AabD</text:a></text:p>
          </table:table-cell>
          <table:table-cell office:value-type="string" calcext:value-type="string">
            <text:p>0.09123 ETH</text:p>
          </table:table-cell>
          <table:table-cell office:value-type="float" office:value="480" calcext:value-type="float">
            <text:p>480</text:p>
          </table:table-cell>
          <table:table-cell table:formula="of:=VALUE(SUBSTITUTE(MID([.C1167];1;LEN([.C1167])-4);&quot;.&quot;;&quot;,&quot;))" office:value-type="float" office:value="0.09123" calcext:value-type="float">
            <text:p>0,09123</text:p>
          </table:table-cell>
          <table:table-cell table:formula="of:=[.B1167]" office:value-type="string" office:string-value="0x058ABbD04e253397591143f103190d5e894190FE2C02d612210AAcD028d9AabD" calcext:value-type="string">
            <text:p>0x058ABbD04e253397591143f103190d5e894190FE2C02d612210AAcD028d9AabD</text:p>
          </table:table-cell>
          <table:table-cell table:formula="of:=ROUNDUP([.E1167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<text:a xlink:href="https://voyager.online/contract/0x07673A130d54BFAe90dB942B89BB2cfc42621B6da40C36fb0824bA5be5514868" xlink:type="simple">0x07673A130d54BFAe90dB942B89BB2cfc42621B6da40C36fb0824bA5be5514868</text:a></text:p>
          </table:table-cell>
          <table:table-cell office:value-type="string" calcext:value-type="string">
            <text:p>0.09076 ETH</text:p>
          </table:table-cell>
          <table:table-cell office:value-type="float" office:value="413" calcext:value-type="float">
            <text:p>413</text:p>
          </table:table-cell>
          <table:table-cell table:formula="of:=VALUE(SUBSTITUTE(MID([.C1168];1;LEN([.C1168])-4);&quot;.&quot;;&quot;,&quot;))" office:value-type="float" office:value="0.09076" calcext:value-type="float">
            <text:p>0,09076</text:p>
          </table:table-cell>
          <table:table-cell table:formula="of:=[.B1168]" office:value-type="string" office:string-value="0x07673A130d54BFAe90dB942B89BB2cfc42621B6da40C36fb0824bA5be5514868" calcext:value-type="string">
            <text:p>0x07673A130d54BFAe90dB942B89BB2cfc42621B6da40C36fb0824bA5be5514868</text:p>
          </table:table-cell>
          <table:table-cell table:formula="of:=ROUNDUP([.E1168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<text:a xlink:href="https://voyager.online/contract/0x0547756bf59a55EeEfE4CcdA2cBAB80C73db069b07a322D5f0e0472E8111b9F6" xlink:type="simple">0x0547756bf59a55EeEfE4CcdA2cBAB80C73db069b07a322D5f0e0472E8111b9F6</text:a></text:p>
          </table:table-cell>
          <table:table-cell office:value-type="string" calcext:value-type="string">
            <text:p>0.09054 ETH</text:p>
          </table:table-cell>
          <table:table-cell office:value-type="float" office:value="440" calcext:value-type="float">
            <text:p>440</text:p>
          </table:table-cell>
          <table:table-cell table:formula="of:=VALUE(SUBSTITUTE(MID([.C1169];1;LEN([.C1169])-4);&quot;.&quot;;&quot;,&quot;))" office:value-type="float" office:value="0.09054" calcext:value-type="float">
            <text:p>0,09054</text:p>
          </table:table-cell>
          <table:table-cell table:formula="of:=[.B1169]" office:value-type="string" office:string-value="0x0547756bf59a55EeEfE4CcdA2cBAB80C73db069b07a322D5f0e0472E8111b9F6" calcext:value-type="string">
            <text:p>0x0547756bf59a55EeEfE4CcdA2cBAB80C73db069b07a322D5f0e0472E8111b9F6</text:p>
          </table:table-cell>
          <table:table-cell table:formula="of:=ROUNDUP([.E1169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<text:a xlink:href="https://voyager.online/contract/0x02Ac828246dbAd143aAe9286228bddB51A77D639b7E8e0c7a82A71741A3631bA" xlink:type="simple">0x02Ac828246dbAd143aAe9286228bddB51A77D639b7E8e0c7a82A71741A3631bA</text:a></text:p>
          </table:table-cell>
          <table:table-cell office:value-type="string" calcext:value-type="string">
            <text:p>0.09045 ETH</text:p>
          </table:table-cell>
          <table:table-cell office:value-type="float" office:value="437" calcext:value-type="float">
            <text:p>437</text:p>
          </table:table-cell>
          <table:table-cell table:formula="of:=VALUE(SUBSTITUTE(MID([.C1170];1;LEN([.C1170])-4);&quot;.&quot;;&quot;,&quot;))" office:value-type="float" office:value="0.09045" calcext:value-type="float">
            <text:p>0,09045</text:p>
          </table:table-cell>
          <table:table-cell table:formula="of:=[.B1170]" office:value-type="string" office:string-value="0x02Ac828246dbAd143aAe9286228bddB51A77D639b7E8e0c7a82A71741A3631bA" calcext:value-type="string">
            <text:p>0x02Ac828246dbAd143aAe9286228bddB51A77D639b7E8e0c7a82A71741A3631bA</text:p>
          </table:table-cell>
          <table:table-cell table:formula="of:=ROUNDUP([.E1170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<text:a xlink:href="https://voyager.online/contract/0x060402cBfc8dFe9F99e810F04692AE80ac87eEB6aF80493c8336b919aFf1c2Be" xlink:type="simple">0x060402cBfc8dFe9F99e810F04692AE80ac87eEB6aF80493c8336b919aFf1c2Be</text:a></text:p>
          </table:table-cell>
          <table:table-cell office:value-type="string" calcext:value-type="string">
            <text:p>0.09003 ETH</text:p>
          </table:table-cell>
          <table:table-cell office:value-type="float" office:value="381" calcext:value-type="float">
            <text:p>381</text:p>
          </table:table-cell>
          <table:table-cell table:formula="of:=VALUE(SUBSTITUTE(MID([.C1171];1;LEN([.C1171])-4);&quot;.&quot;;&quot;,&quot;))" office:value-type="float" office:value="0.09003" calcext:value-type="float">
            <text:p>0,09003</text:p>
          </table:table-cell>
          <table:table-cell table:formula="of:=[.B1171]" office:value-type="string" office:string-value="0x060402cBfc8dFe9F99e810F04692AE80ac87eEB6aF80493c8336b919aFf1c2Be" calcext:value-type="string">
            <text:p>0x060402cBfc8dFe9F99e810F04692AE80ac87eEB6aF80493c8336b919aFf1c2Be</text:p>
          </table:table-cell>
          <table:table-cell table:formula="of:=ROUNDUP([.E1171]*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<text:a xlink:href="https://voyager.online/contract/0x00852de3c9cBbc7937B8e0A26C32313382C32CA831f38e0CFD54c2e1488F5558" xlink:type="simple">0x00852de3c9cBbc7937B8e0A26C32313382C32CA831f38e0CFD54c2e1488F5558</text:a></text:p>
          </table:table-cell>
          <table:table-cell office:value-type="string" calcext:value-type="string">
            <text:p>0.09000 ETH</text:p>
          </table:table-cell>
          <table:table-cell office:value-type="float" office:value="484" calcext:value-type="float">
            <text:p>484</text:p>
          </table:table-cell>
          <table:table-cell table:formula="of:=VALUE(SUBSTITUTE(MID([.C1172];1;LEN([.C1172])-4);&quot;.&quot;;&quot;,&quot;))" office:value-type="float" office:value="0.09" calcext:value-type="float">
            <text:p>0,09</text:p>
          </table:table-cell>
          <table:table-cell table:formula="of:=[.B1172]" office:value-type="string" office:string-value="0x00852de3c9cBbc7937B8e0A26C32313382C32CA831f38e0CFD54c2e1488F5558" calcext:value-type="string">
            <text:p>0x00852de3c9cBbc7937B8e0A26C32313382C32CA831f38e0CFD54c2e1488F5558</text:p>
          </table:table-cell>
          <table:table-cell table:formula="of:=ROUNDUP([.E1172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<text:a xlink:href="https://voyager.online/contract/0x05CaF4514217DFcde9A07055699E64afBF7fEF72cC1E0b7738fBb6f73d70969e" xlink:type="simple">0x05CaF4514217DFcde9A07055699E64afBF7fEF72cC1E0b7738fBb6f73d70969e</text:a></text:p>
          </table:table-cell>
          <table:table-cell office:value-type="string" calcext:value-type="string">
            <text:p>0.08976 ETH</text:p>
          </table:table-cell>
          <table:table-cell office:value-type="float" office:value="478" calcext:value-type="float">
            <text:p>478</text:p>
          </table:table-cell>
          <table:table-cell table:formula="of:=VALUE(SUBSTITUTE(MID([.C1173];1;LEN([.C1173])-4);&quot;.&quot;;&quot;,&quot;))" office:value-type="float" office:value="0.08976" calcext:value-type="float">
            <text:p>0,08976</text:p>
          </table:table-cell>
          <table:table-cell table:formula="of:=[.B1173]" office:value-type="string" office:string-value="0x05CaF4514217DFcde9A07055699E64afBF7fEF72cC1E0b7738fBb6f73d70969e" calcext:value-type="string">
            <text:p>0x05CaF4514217DFcde9A07055699E64afBF7fEF72cC1E0b7738fBb6f73d70969e</text:p>
          </table:table-cell>
          <table:table-cell table:formula="of:=ROUNDUP([.E1173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<text:a xlink:href="https://voyager.online/contract/0x02970C50333852A4ee47465ad68065ede6BE3aa4B408c51D69296Ad915405FfD" xlink:type="simple">0x02970C50333852A4ee47465ad68065ede6BE3aa4B408c51D69296Ad915405FfD</text:a></text:p>
          </table:table-cell>
          <table:table-cell office:value-type="string" calcext:value-type="string">
            <text:p>0.08959 ETH</text:p>
          </table:table-cell>
          <table:table-cell office:value-type="float" office:value="449" calcext:value-type="float">
            <text:p>449</text:p>
          </table:table-cell>
          <table:table-cell table:formula="of:=VALUE(SUBSTITUTE(MID([.C1174];1;LEN([.C1174])-4);&quot;.&quot;;&quot;,&quot;))" office:value-type="float" office:value="0.08959" calcext:value-type="float">
            <text:p>0,08959</text:p>
          </table:table-cell>
          <table:table-cell table:formula="of:=[.B1174]" office:value-type="string" office:string-value="0x02970C50333852A4ee47465ad68065ede6BE3aa4B408c51D69296Ad915405FfD" calcext:value-type="string">
            <text:p>0x02970C50333852A4ee47465ad68065ede6BE3aa4B408c51D69296Ad915405FfD</text:p>
          </table:table-cell>
          <table:table-cell table:formula="of:=ROUNDUP([.E1174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<text:a xlink:href="https://voyager.online/contract/0x047157f989F1bFFF1511b08b5a167cd6c4F5548eaAE86CE4896326479025e144" xlink:type="simple">0x047157f989F1bFFF1511b08b5a167cd6c4F5548eaAE86CE4896326479025e144</text:a></text:p>
          </table:table-cell>
          <table:table-cell office:value-type="string" calcext:value-type="string">
            <text:p>0.08941 ETH</text:p>
          </table:table-cell>
          <table:table-cell office:value-type="float" office:value="412" calcext:value-type="float">
            <text:p>412</text:p>
          </table:table-cell>
          <table:table-cell table:formula="of:=VALUE(SUBSTITUTE(MID([.C1175];1;LEN([.C1175])-4);&quot;.&quot;;&quot;,&quot;))" office:value-type="float" office:value="0.08941" calcext:value-type="float">
            <text:p>0,08941</text:p>
          </table:table-cell>
          <table:table-cell table:formula="of:=[.B1175]" office:value-type="string" office:string-value="0x047157f989F1bFFF1511b08b5a167cd6c4F5548eaAE86CE4896326479025e144" calcext:value-type="string">
            <text:p>0x047157f989F1bFFF1511b08b5a167cd6c4F5548eaAE86CE4896326479025e144</text:p>
          </table:table-cell>
          <table:table-cell table:formula="of:=ROUNDUP([.E1175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<text:a xlink:href="https://voyager.online/contract/0x04748511563086A2163b570bF7d91Fd0dfdc10900Fee9d725C1109f184b8CF89" xlink:type="simple">0x04748511563086A2163b570bF7d91Fd0dfdc10900Fee9d725C1109f184b8CF89</text:a></text:p>
          </table:table-cell>
          <table:table-cell office:value-type="string" calcext:value-type="string">
            <text:p>0.08936 ETH</text:p>
          </table:table-cell>
          <table:table-cell office:value-type="float" office:value="447" calcext:value-type="float">
            <text:p>447</text:p>
          </table:table-cell>
          <table:table-cell table:formula="of:=VALUE(SUBSTITUTE(MID([.C1176];1;LEN([.C1176])-4);&quot;.&quot;;&quot;,&quot;))" office:value-type="float" office:value="0.08936" calcext:value-type="float">
            <text:p>0,08936</text:p>
          </table:table-cell>
          <table:table-cell table:formula="of:=[.B1176]" office:value-type="string" office:string-value="0x04748511563086A2163b570bF7d91Fd0dfdc10900Fee9d725C1109f184b8CF89" calcext:value-type="string">
            <text:p>0x04748511563086A2163b570bF7d91Fd0dfdc10900Fee9d725C1109f184b8CF89</text:p>
          </table:table-cell>
          <table:table-cell table:formula="of:=ROUNDUP([.E1176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<text:a xlink:href="https://voyager.online/contract/0x05106d30275eB810621C8279A3E143BdFf685bD0B515024A3BcE8935550eaB3f" xlink:type="simple">0x05106d30275eB810621C8279A3E143BdFf685bD0B515024A3BcE8935550eaB3f</text:a></text:p>
          </table:table-cell>
          <table:table-cell office:value-type="string" calcext:value-type="string">
            <text:p>0.08906 ETH</text:p>
          </table:table-cell>
          <table:table-cell office:value-type="float" office:value="424" calcext:value-type="float">
            <text:p>424</text:p>
          </table:table-cell>
          <table:table-cell table:formula="of:=VALUE(SUBSTITUTE(MID([.C1177];1;LEN([.C1177])-4);&quot;.&quot;;&quot;,&quot;))" office:value-type="float" office:value="0.08906" calcext:value-type="float">
            <text:p>0,08906</text:p>
          </table:table-cell>
          <table:table-cell table:formula="of:=[.B1177]" office:value-type="string" office:string-value="0x05106d30275eB810621C8279A3E143BdFf685bD0B515024A3BcE8935550eaB3f" calcext:value-type="string">
            <text:p>0x05106d30275eB810621C8279A3E143BdFf685bD0B515024A3BcE8935550eaB3f</text:p>
          </table:table-cell>
          <table:table-cell table:formula="of:=ROUNDUP([.E1177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<text:a xlink:href="https://voyager.online/contract/0x05b0A0def8C8eea7c4B1002502386C067d218D95A8346b0842f7b8CD53447201" xlink:type="simple">0x05b0A0def8C8eea7c4B1002502386C067d218D95A8346b0842f7b8CD53447201</text:a></text:p>
          </table:table-cell>
          <table:table-cell office:value-type="string" calcext:value-type="string">
            <text:p>0.08901 ETH</text:p>
          </table:table-cell>
          <table:table-cell office:value-type="float" office:value="431" calcext:value-type="float">
            <text:p>431</text:p>
          </table:table-cell>
          <table:table-cell table:formula="of:=VALUE(SUBSTITUTE(MID([.C1178];1;LEN([.C1178])-4);&quot;.&quot;;&quot;,&quot;))" office:value-type="float" office:value="0.08901" calcext:value-type="float">
            <text:p>0,08901</text:p>
          </table:table-cell>
          <table:table-cell table:formula="of:=[.B1178]" office:value-type="string" office:string-value="0x05b0A0def8C8eea7c4B1002502386C067d218D95A8346b0842f7b8CD53447201" calcext:value-type="string">
            <text:p>0x05b0A0def8C8eea7c4B1002502386C067d218D95A8346b0842f7b8CD53447201</text:p>
          </table:table-cell>
          <table:table-cell table:formula="of:=ROUNDUP([.E1178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<text:a xlink:href="https://voyager.online/contract/0x01DBF96185DDA2C048a6AB5ABA7777C5045A260a0374F462e3eE71e9544ED103" xlink:type="simple">0x01DBF96185DDA2C048a6AB5ABA7777C5045A260a0374F462e3eE71e9544ED103</text:a></text:p>
          </table:table-cell>
          <table:table-cell office:value-type="string" calcext:value-type="string">
            <text:p>0.08901 ETH</text:p>
          </table:table-cell>
          <table:table-cell office:value-type="float" office:value="559" calcext:value-type="float">
            <text:p>559</text:p>
          </table:table-cell>
          <table:table-cell table:formula="of:=VALUE(SUBSTITUTE(MID([.C1179];1;LEN([.C1179])-4);&quot;.&quot;;&quot;,&quot;))" office:value-type="float" office:value="0.08901" calcext:value-type="float">
            <text:p>0,08901</text:p>
          </table:table-cell>
          <table:table-cell table:formula="of:=[.B1179]" office:value-type="string" office:string-value="0x01DBF96185DDA2C048a6AB5ABA7777C5045A260a0374F462e3eE71e9544ED103" calcext:value-type="string">
            <text:p>0x01DBF96185DDA2C048a6AB5ABA7777C5045A260a0374F462e3eE71e9544ED103</text:p>
          </table:table-cell>
          <table:table-cell table:formula="of:=ROUNDUP([.E1179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a xlink:href="https://voyager.online/contract/0x0237aB723f4741693FcAB8691BB8A757bc3Bb424558883bA658C0a933a7c3A78" xlink:type="simple">0x0237aB723f4741693FcAB8691BB8A757bc3Bb424558883bA658C0a933a7c3A78</text:a></text:p>
          </table:table-cell>
          <table:table-cell office:value-type="string" calcext:value-type="string">
            <text:p>0.08891 ETH</text:p>
          </table:table-cell>
          <table:table-cell office:value-type="string" calcext:value-type="string">
            <text:p>1 038</text:p>
          </table:table-cell>
          <table:table-cell table:formula="of:=VALUE(SUBSTITUTE(MID([.C1180];1;LEN([.C1180])-4);&quot;.&quot;;&quot;,&quot;))" office:value-type="float" office:value="0.08891" calcext:value-type="float">
            <text:p>0,08891</text:p>
          </table:table-cell>
          <table:table-cell table:formula="of:=[.B1180]" office:value-type="string" office:string-value="0x0237aB723f4741693FcAB8691BB8A757bc3Bb424558883bA658C0a933a7c3A78" calcext:value-type="string">
            <text:p>0x0237aB723f4741693FcAB8691BB8A757bc3Bb424558883bA658C0a933a7c3A78</text:p>
          </table:table-cell>
          <table:table-cell table:formula="of:=ROUNDUP([.E1180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<text:a xlink:href="https://voyager.online/contract/0x020bdA7487f05716180C4A66cbB20ca2494a3440759A41B7EE8F98f7B2705276" xlink:type="simple">0x020bdA7487f05716180C4A66cbB20ca2494a3440759A41B7EE8F98f7B2705276</text:a></text:p>
          </table:table-cell>
          <table:table-cell office:value-type="string" calcext:value-type="string">
            <text:p>0.08890 ETH</text:p>
          </table:table-cell>
          <table:table-cell office:value-type="float" office:value="530" calcext:value-type="float">
            <text:p>530</text:p>
          </table:table-cell>
          <table:table-cell table:formula="of:=VALUE(SUBSTITUTE(MID([.C1181];1;LEN([.C1181])-4);&quot;.&quot;;&quot;,&quot;))" office:value-type="float" office:value="0.0889" calcext:value-type="float">
            <text:p>0,0889</text:p>
          </table:table-cell>
          <table:table-cell table:formula="of:=[.B1181]" office:value-type="string" office:string-value="0x020bdA7487f05716180C4A66cbB20ca2494a3440759A41B7EE8F98f7B2705276" calcext:value-type="string">
            <text:p>0x020bdA7487f05716180C4A66cbB20ca2494a3440759A41B7EE8F98f7B2705276</text:p>
          </table:table-cell>
          <table:table-cell table:formula="of:=ROUNDUP([.E1181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<text:a xlink:href="https://voyager.online/contract/0x0765553C69F033BABbeeb83313E62E9e0522D0472a4EEEe8A1acB03A79cA3611" xlink:type="simple">0x0765553C69F033BABbeeb83313E62E9e0522D0472a4EEEe8A1acB03A79cA3611</text:a></text:p>
          </table:table-cell>
          <table:table-cell office:value-type="string" calcext:value-type="string">
            <text:p>0.08865 ETH</text:p>
          </table:table-cell>
          <table:table-cell office:value-type="float" office:value="655" calcext:value-type="float">
            <text:p>655</text:p>
          </table:table-cell>
          <table:table-cell table:formula="of:=VALUE(SUBSTITUTE(MID([.C1182];1;LEN([.C1182])-4);&quot;.&quot;;&quot;,&quot;))" office:value-type="float" office:value="0.08865" calcext:value-type="float">
            <text:p>0,08865</text:p>
          </table:table-cell>
          <table:table-cell table:formula="of:=[.B1182]" office:value-type="string" office:string-value="0x0765553C69F033BABbeeb83313E62E9e0522D0472a4EEEe8A1acB03A79cA3611" calcext:value-type="string">
            <text:p>0x0765553C69F033BABbeeb83313E62E9e0522D0472a4EEEe8A1acB03A79cA3611</text:p>
          </table:table-cell>
          <table:table-cell table:formula="of:=ROUNDUP([.E1182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<text:a xlink:href="https://voyager.online/contract/0x024632c14A0c4eB81EF2555cB493dAfD0D8aDCD28bB668FBF09B8f192A6fdc84" xlink:type="simple">0x024632c14A0c4eB81EF2555cB493dAfD0D8aDCD28bB668FBF09B8f192A6fdc84</text:a></text:p>
          </table:table-cell>
          <table:table-cell office:value-type="string" calcext:value-type="string">
            <text:p>0.08856 ETH</text:p>
          </table:table-cell>
          <table:table-cell office:value-type="float" office:value="799" calcext:value-type="float">
            <text:p>799</text:p>
          </table:table-cell>
          <table:table-cell table:formula="of:=VALUE(SUBSTITUTE(MID([.C1183];1;LEN([.C1183])-4);&quot;.&quot;;&quot;,&quot;))" office:value-type="float" office:value="0.08856" calcext:value-type="float">
            <text:p>0,08856</text:p>
          </table:table-cell>
          <table:table-cell table:formula="of:=[.B1183]" office:value-type="string" office:string-value="0x024632c14A0c4eB81EF2555cB493dAfD0D8aDCD28bB668FBF09B8f192A6fdc84" calcext:value-type="string">
            <text:p>0x024632c14A0c4eB81EF2555cB493dAfD0D8aDCD28bB668FBF09B8f192A6fdc84</text:p>
          </table:table-cell>
          <table:table-cell table:formula="of:=ROUNDUP([.E1183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<text:a xlink:href="https://voyager.online/contract/0x05AC6f4c806e652F6E6c4DF88A5327F7226c3481b064066BA63ED120d2Ecd9dB" xlink:type="simple">0x05AC6f4c806e652F6E6c4DF88A5327F7226c3481b064066BA63ED120d2Ecd9dB</text:a></text:p>
          </table:table-cell>
          <table:table-cell office:value-type="string" calcext:value-type="string">
            <text:p>0.08824 ETH</text:p>
          </table:table-cell>
          <table:table-cell office:value-type="float" office:value="405" calcext:value-type="float">
            <text:p>405</text:p>
          </table:table-cell>
          <table:table-cell table:formula="of:=VALUE(SUBSTITUTE(MID([.C1184];1;LEN([.C1184])-4);&quot;.&quot;;&quot;,&quot;))" office:value-type="float" office:value="0.08824" calcext:value-type="float">
            <text:p>0,08824</text:p>
          </table:table-cell>
          <table:table-cell table:formula="of:=[.B1184]" office:value-type="string" office:string-value="0x05AC6f4c806e652F6E6c4DF88A5327F7226c3481b064066BA63ED120d2Ecd9dB" calcext:value-type="string">
            <text:p>0x05AC6f4c806e652F6E6c4DF88A5327F7226c3481b064066BA63ED120d2Ecd9dB</text:p>
          </table:table-cell>
          <table:table-cell table:formula="of:=ROUNDUP([.E1184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<text:a xlink:href="https://voyager.online/contract/0x029C8214dCdF7Cfac1DbC97A1cD2cd9Ee958515428798b177bF53C99b6D2bbCC" xlink:type="simple">0x029C8214dCdF7Cfac1DbC97A1cD2cd9Ee958515428798b177bF53C99b6D2bbCC</text:a></text:p>
          </table:table-cell>
          <table:table-cell office:value-type="string" calcext:value-type="string">
            <text:p>0.08818 ETH</text:p>
          </table:table-cell>
          <table:table-cell office:value-type="float" office:value="425" calcext:value-type="float">
            <text:p>425</text:p>
          </table:table-cell>
          <table:table-cell table:formula="of:=VALUE(SUBSTITUTE(MID([.C1185];1;LEN([.C1185])-4);&quot;.&quot;;&quot;,&quot;))" office:value-type="float" office:value="0.08818" calcext:value-type="float">
            <text:p>0,08818</text:p>
          </table:table-cell>
          <table:table-cell table:formula="of:=[.B1185]" office:value-type="string" office:string-value="0x029C8214dCdF7Cfac1DbC97A1cD2cd9Ee958515428798b177bF53C99b6D2bbCC" calcext:value-type="string">
            <text:p>0x029C8214dCdF7Cfac1DbC97A1cD2cd9Ee958515428798b177bF53C99b6D2bbCC</text:p>
          </table:table-cell>
          <table:table-cell table:formula="of:=ROUNDUP([.E1185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<text:a xlink:href="https://voyager.online/contract/0x01De9933ABaF5a0F7821ED9D756501a2e937dA661944637f0fF2C21554e19947" xlink:type="simple">0x01De9933ABaF5a0F7821ED9D756501a2e937dA661944637f0fF2C21554e19947</text:a></text:p>
          </table:table-cell>
          <table:table-cell office:value-type="string" calcext:value-type="string">
            <text:p>0.08810 ETH</text:p>
          </table:table-cell>
          <table:table-cell office:value-type="float" office:value="463" calcext:value-type="float">
            <text:p>463</text:p>
          </table:table-cell>
          <table:table-cell table:formula="of:=VALUE(SUBSTITUTE(MID([.C1186];1;LEN([.C1186])-4);&quot;.&quot;;&quot;,&quot;))" office:value-type="float" office:value="0.0881" calcext:value-type="float">
            <text:p>0,0881</text:p>
          </table:table-cell>
          <table:table-cell table:formula="of:=[.B1186]" office:value-type="string" office:string-value="0x01De9933ABaF5a0F7821ED9D756501a2e937dA661944637f0fF2C21554e19947" calcext:value-type="string">
            <text:p>0x01De9933ABaF5a0F7821ED9D756501a2e937dA661944637f0fF2C21554e19947</text:p>
          </table:table-cell>
          <table:table-cell table:formula="of:=ROUNDUP([.E1186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<text:a xlink:href="https://voyager.online/contract/0x004478FE723DdAF66C2f668671aEEa2713D43B79148806684679BFDd928194f6" xlink:type="simple">0x004478FE723DdAF66C2f668671aEEa2713D43B79148806684679BFDd928194f6</text:a></text:p>
          </table:table-cell>
          <table:table-cell office:value-type="string" calcext:value-type="string">
            <text:p>0.08800 ETH</text:p>
          </table:table-cell>
          <table:table-cell office:value-type="float" office:value="562" calcext:value-type="float">
            <text:p>562</text:p>
          </table:table-cell>
          <table:table-cell table:formula="of:=VALUE(SUBSTITUTE(MID([.C1187];1;LEN([.C1187])-4);&quot;.&quot;;&quot;,&quot;))" office:value-type="float" office:value="0.088" calcext:value-type="float">
            <text:p>0,088</text:p>
          </table:table-cell>
          <table:table-cell table:formula="of:=[.B1187]" office:value-type="string" office:string-value="0x004478FE723DdAF66C2f668671aEEa2713D43B79148806684679BFDd928194f6" calcext:value-type="string">
            <text:p>0x004478FE723DdAF66C2f668671aEEa2713D43B79148806684679BFDd928194f6</text:p>
          </table:table-cell>
          <table:table-cell table:formula="of:=ROUNDUP([.E1187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<text:a xlink:href="https://voyager.online/contract/0x00f9a4E00f62de3B6Ed11704984eF59ab194eF2Dcc69E7cF6D58a633B628Dad0" xlink:type="simple">0x00f9a4E00f62de3B6Ed11704984eF59ab194eF2Dcc69E7cF6D58a633B628Dad0</text:a></text:p>
          </table:table-cell>
          <table:table-cell office:value-type="string" calcext:value-type="string">
            <text:p>0.08782 ETH</text:p>
          </table:table-cell>
          <table:table-cell office:value-type="float" office:value="506" calcext:value-type="float">
            <text:p>506</text:p>
          </table:table-cell>
          <table:table-cell table:formula="of:=VALUE(SUBSTITUTE(MID([.C1188];1;LEN([.C1188])-4);&quot;.&quot;;&quot;,&quot;))" office:value-type="float" office:value="0.08782" calcext:value-type="float">
            <text:p>0,08782</text:p>
          </table:table-cell>
          <table:table-cell table:formula="of:=[.B1188]" office:value-type="string" office:string-value="0x00f9a4E00f62de3B6Ed11704984eF59ab194eF2Dcc69E7cF6D58a633B628Dad0" calcext:value-type="string">
            <text:p>0x00f9a4E00f62de3B6Ed11704984eF59ab194eF2Dcc69E7cF6D58a633B628Dad0</text:p>
          </table:table-cell>
          <table:table-cell table:formula="of:=ROUNDUP([.E1188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a xlink:href="https://voyager.online/contract/0x066aEe91B0731771fF5a905a4934Aa2668CC0a87410d3718A4D1d94C66cf6cdD" xlink:type="simple">0x066aEe91B0731771fF5a905a4934Aa2668CC0a87410d3718A4D1d94C66cf6cdD</text:a></text:p>
          </table:table-cell>
          <table:table-cell office:value-type="string" calcext:value-type="string">
            <text:p>0.08744 ETH</text:p>
          </table:table-cell>
          <table:table-cell office:value-type="float" office:value="435" calcext:value-type="float">
            <text:p>435</text:p>
          </table:table-cell>
          <table:table-cell table:formula="of:=VALUE(SUBSTITUTE(MID([.C1189];1;LEN([.C1189])-4);&quot;.&quot;;&quot;,&quot;))" office:value-type="float" office:value="0.08744" calcext:value-type="float">
            <text:p>0,08744</text:p>
          </table:table-cell>
          <table:table-cell table:formula="of:=[.B1189]" office:value-type="string" office:string-value="0x066aEe91B0731771fF5a905a4934Aa2668CC0a87410d3718A4D1d94C66cf6cdD" calcext:value-type="string">
            <text:p>0x066aEe91B0731771fF5a905a4934Aa2668CC0a87410d3718A4D1d94C66cf6cdD</text:p>
          </table:table-cell>
          <table:table-cell table:formula="of:=ROUNDUP([.E1189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<text:a xlink:href="https://voyager.online/contract/0x07435c8f66B343122AaE92680e59A7D7344F0d2F9dC7f1a386fFfEb9DfE8D75C" xlink:type="simple">0x07435c8f66B343122AaE92680e59A7D7344F0d2F9dC7f1a386fFfEb9DfE8D75C</text:a></text:p>
          </table:table-cell>
          <table:table-cell office:value-type="string" calcext:value-type="string">
            <text:p>0.08711 ETH</text:p>
          </table:table-cell>
          <table:table-cell office:value-type="float" office:value="433" calcext:value-type="float">
            <text:p>433</text:p>
          </table:table-cell>
          <table:table-cell table:formula="of:=VALUE(SUBSTITUTE(MID([.C1190];1;LEN([.C1190])-4);&quot;.&quot;;&quot;,&quot;))" office:value-type="float" office:value="0.08711" calcext:value-type="float">
            <text:p>0,08711</text:p>
          </table:table-cell>
          <table:table-cell table:formula="of:=[.B1190]" office:value-type="string" office:string-value="0x07435c8f66B343122AaE92680e59A7D7344F0d2F9dC7f1a386fFfEb9DfE8D75C" calcext:value-type="string">
            <text:p>0x07435c8f66B343122AaE92680e59A7D7344F0d2F9dC7f1a386fFfEb9DfE8D75C</text:p>
          </table:table-cell>
          <table:table-cell table:formula="of:=ROUNDUP([.E1190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<text:a xlink:href="https://voyager.online/contract/0x0622Df6735Fb615288EdA0eF4c17F49f4a83e0cf98A869653C63e5bd32e92D89" xlink:type="simple">0x0622Df6735Fb615288EdA0eF4c17F49f4a83e0cf98A869653C63e5bd32e92D89</text:a></text:p>
          </table:table-cell>
          <table:table-cell office:value-type="string" calcext:value-type="string">
            <text:p>0.08702 ETH</text:p>
          </table:table-cell>
          <table:table-cell office:value-type="float" office:value="442" calcext:value-type="float">
            <text:p>442</text:p>
          </table:table-cell>
          <table:table-cell table:formula="of:=VALUE(SUBSTITUTE(MID([.C1191];1;LEN([.C1191])-4);&quot;.&quot;;&quot;,&quot;))" office:value-type="float" office:value="0.08702" calcext:value-type="float">
            <text:p>0,08702</text:p>
          </table:table-cell>
          <table:table-cell table:formula="of:=[.B1191]" office:value-type="string" office:string-value="0x0622Df6735Fb615288EdA0eF4c17F49f4a83e0cf98A869653C63e5bd32e92D89" calcext:value-type="string">
            <text:p>0x0622Df6735Fb615288EdA0eF4c17F49f4a83e0cf98A869653C63e5bd32e92D89</text:p>
          </table:table-cell>
          <table:table-cell table:formula="of:=ROUNDUP([.E1191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<text:a xlink:href="https://voyager.online/contract/0x05eB36b73e6932deCe39336CD6f505A3bCDcCc905fBBD09817bd2c616978e05E" xlink:type="simple">0x05eB36b73e6932deCe39336CD6f505A3bCDcCc905fBBD09817bd2c616978e05E</text:a></text:p>
          </table:table-cell>
          <table:table-cell office:value-type="string" calcext:value-type="string">
            <text:p>0.08688 ETH</text:p>
          </table:table-cell>
          <table:table-cell office:value-type="float" office:value="727" calcext:value-type="float">
            <text:p>727</text:p>
          </table:table-cell>
          <table:table-cell table:formula="of:=VALUE(SUBSTITUTE(MID([.C1192];1;LEN([.C1192])-4);&quot;.&quot;;&quot;,&quot;))" office:value-type="float" office:value="0.08688" calcext:value-type="float">
            <text:p>0,08688</text:p>
          </table:table-cell>
          <table:table-cell table:formula="of:=[.B1192]" office:value-type="string" office:string-value="0x05eB36b73e6932deCe39336CD6f505A3bCDcCc905fBBD09817bd2c616978e05E" calcext:value-type="string">
            <text:p>0x05eB36b73e6932deCe39336CD6f505A3bCDcCc905fBBD09817bd2c616978e05E</text:p>
          </table:table-cell>
          <table:table-cell table:formula="of:=ROUNDUP([.E1192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a xlink:href="https://voyager.online/contract/0x00C232C801707cf7eE9B2EED89407b2acD9f9C3973D27a3EC79D468D7da7C959" xlink:type="simple">0x00C232C801707cf7eE9B2EED89407b2acD9f9C3973D27a3EC79D468D7da7C959</text:a></text:p>
          </table:table-cell>
          <table:table-cell office:value-type="string" calcext:value-type="string">
            <text:p>0.08676 ETH</text:p>
          </table:table-cell>
          <table:table-cell office:value-type="float" office:value="389" calcext:value-type="float">
            <text:p>389</text:p>
          </table:table-cell>
          <table:table-cell table:formula="of:=VALUE(SUBSTITUTE(MID([.C1193];1;LEN([.C1193])-4);&quot;.&quot;;&quot;,&quot;))" office:value-type="float" office:value="0.08676" calcext:value-type="float">
            <text:p>0,08676</text:p>
          </table:table-cell>
          <table:table-cell table:formula="of:=[.B1193]" office:value-type="string" office:string-value="0x00C232C801707cf7eE9B2EED89407b2acD9f9C3973D27a3EC79D468D7da7C959" calcext:value-type="string">
            <text:p>0x00C232C801707cf7eE9B2EED89407b2acD9f9C3973D27a3EC79D468D7da7C959</text:p>
          </table:table-cell>
          <table:table-cell table:formula="of:=ROUNDUP([.E1193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a xlink:href="https://voyager.online/contract/0x0648ab05532318A10E86737E688B3A226B70218DAB923920B12E4F003596f518" xlink:type="simple">0x0648ab05532318A10E86737E688B3A226B70218DAB923920B12E4F003596f518</text:a></text:p>
          </table:table-cell>
          <table:table-cell office:value-type="string" calcext:value-type="string">
            <text:p>0.08628 ETH</text:p>
          </table:table-cell>
          <table:table-cell office:value-type="float" office:value="400" calcext:value-type="float">
            <text:p>400</text:p>
          </table:table-cell>
          <table:table-cell table:formula="of:=VALUE(SUBSTITUTE(MID([.C1194];1;LEN([.C1194])-4);&quot;.&quot;;&quot;,&quot;))" office:value-type="float" office:value="0.08628" calcext:value-type="float">
            <text:p>0,08628</text:p>
          </table:table-cell>
          <table:table-cell table:formula="of:=[.B1194]" office:value-type="string" office:string-value="0x0648ab05532318A10E86737E688B3A226B70218DAB923920B12E4F003596f518" calcext:value-type="string">
            <text:p>0x0648ab05532318A10E86737E688B3A226B70218DAB923920B12E4F003596f518</text:p>
          </table:table-cell>
          <table:table-cell table:formula="of:=ROUNDUP([.E1194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voyager.online/contract/0x05F4373cACc09E5d1d904b5983733F90Ed76A8a8dF4fAD05A24494b2396b755d" xlink:type="simple">0x05F4373cACc09E5d1d904b5983733F90Ed76A8a8dF4fAD05A24494b2396b755d</text:a></text:p>
          </table:table-cell>
          <table:table-cell office:value-type="string" calcext:value-type="string">
            <text:p>0.08599 ETH</text:p>
          </table:table-cell>
          <table:table-cell office:value-type="float" office:value="479" calcext:value-type="float">
            <text:p>479</text:p>
          </table:table-cell>
          <table:table-cell table:formula="of:=VALUE(SUBSTITUTE(MID([.C1195];1;LEN([.C1195])-4);&quot;.&quot;;&quot;,&quot;))" office:value-type="float" office:value="0.08599" calcext:value-type="float">
            <text:p>0,08599</text:p>
          </table:table-cell>
          <table:table-cell table:formula="of:=[.B1195]" office:value-type="string" office:string-value="0x05F4373cACc09E5d1d904b5983733F90Ed76A8a8dF4fAD05A24494b2396b755d" calcext:value-type="string">
            <text:p>0x05F4373cACc09E5d1d904b5983733F90Ed76A8a8dF4fAD05A24494b2396b755d</text:p>
          </table:table-cell>
          <table:table-cell table:formula="of:=ROUNDUP([.E1195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<text:a xlink:href="https://voyager.online/contract/0x03D25852F63CB47D067D073bA048cFa15102d85469b4BBFB318a7009773f4184" xlink:type="simple">0x03D25852F63CB47D067D073bA048cFa15102d85469b4BBFB318a7009773f4184</text:a></text:p>
          </table:table-cell>
          <table:table-cell office:value-type="string" calcext:value-type="string">
            <text:p>0.08590 ETH</text:p>
          </table:table-cell>
          <table:table-cell office:value-type="float" office:value="446" calcext:value-type="float">
            <text:p>446</text:p>
          </table:table-cell>
          <table:table-cell table:formula="of:=VALUE(SUBSTITUTE(MID([.C1196];1;LEN([.C1196])-4);&quot;.&quot;;&quot;,&quot;))" office:value-type="float" office:value="0.0859" calcext:value-type="float">
            <text:p>0,0859</text:p>
          </table:table-cell>
          <table:table-cell table:formula="of:=[.B1196]" office:value-type="string" office:string-value="0x03D25852F63CB47D067D073bA048cFa15102d85469b4BBFB318a7009773f4184" calcext:value-type="string">
            <text:p>0x03D25852F63CB47D067D073bA048cFa15102d85469b4BBFB318a7009773f4184</text:p>
          </table:table-cell>
          <table:table-cell table:formula="of:=ROUNDUP([.E1196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<text:a xlink:href="https://voyager.online/contract/0x0282723550de65422631100B7B1f17D543E1FCA574044A3E5230bf3B9D748581" xlink:type="simple">0x0282723550de65422631100B7B1f17D543E1FCA574044A3E5230bf3B9D748581</text:a></text:p>
          </table:table-cell>
          <table:table-cell office:value-type="string" calcext:value-type="string">
            <text:p>0.08561 ETH</text:p>
          </table:table-cell>
          <table:table-cell office:value-type="float" office:value="499" calcext:value-type="float">
            <text:p>499</text:p>
          </table:table-cell>
          <table:table-cell table:formula="of:=VALUE(SUBSTITUTE(MID([.C1197];1;LEN([.C1197])-4);&quot;.&quot;;&quot;,&quot;))" office:value-type="float" office:value="0.08561" calcext:value-type="float">
            <text:p>0,08561</text:p>
          </table:table-cell>
          <table:table-cell table:formula="of:=[.B1197]" office:value-type="string" office:string-value="0x0282723550de65422631100B7B1f17D543E1FCA574044A3E5230bf3B9D748581" calcext:value-type="string">
            <text:p>0x0282723550de65422631100B7B1f17D543E1FCA574044A3E5230bf3B9D748581</text:p>
          </table:table-cell>
          <table:table-cell table:formula="of:=ROUNDUP([.E1197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<text:a xlink:href="https://voyager.online/contract/0x057f7Be8e06F2fC4929CbB29d36758814e04c7fd5e9de62ee23daA2c69c08dA7" xlink:type="simple">0x057f7Be8e06F2fC4929CbB29d36758814e04c7fd5e9de62ee23daA2c69c08dA7</text:a></text:p>
          </table:table-cell>
          <table:table-cell office:value-type="string" calcext:value-type="string">
            <text:p>0.08524 ETH</text:p>
          </table:table-cell>
          <table:table-cell office:value-type="float" office:value="551" calcext:value-type="float">
            <text:p>551</text:p>
          </table:table-cell>
          <table:table-cell table:formula="of:=VALUE(SUBSTITUTE(MID([.C1198];1;LEN([.C1198])-4);&quot;.&quot;;&quot;,&quot;))" office:value-type="float" office:value="0.08524" calcext:value-type="float">
            <text:p>0,08524</text:p>
          </table:table-cell>
          <table:table-cell table:formula="of:=[.B1198]" office:value-type="string" office:string-value="0x057f7Be8e06F2fC4929CbB29d36758814e04c7fd5e9de62ee23daA2c69c08dA7" calcext:value-type="string">
            <text:p>0x057f7Be8e06F2fC4929CbB29d36758814e04c7fd5e9de62ee23daA2c69c08dA7</text:p>
          </table:table-cell>
          <table:table-cell table:formula="of:=ROUNDUP([.E1198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a xlink:href="https://voyager.online/contract/0x0520df680917480e3E72742c4DA68bfFc3a0c74f887aC0E9f059ea8fbEF898FE" xlink:type="simple">0x0520df680917480e3E72742c4DA68bfFc3a0c74f887aC0E9f059ea8fbEF898FE</text:a></text:p>
          </table:table-cell>
          <table:table-cell office:value-type="string" calcext:value-type="string">
            <text:p>0.08484 ETH</text:p>
          </table:table-cell>
          <table:table-cell office:value-type="float" office:value="614" calcext:value-type="float">
            <text:p>614</text:p>
          </table:table-cell>
          <table:table-cell table:formula="of:=VALUE(SUBSTITUTE(MID([.C1199];1;LEN([.C1199])-4);&quot;.&quot;;&quot;,&quot;))" office:value-type="float" office:value="0.08484" calcext:value-type="float">
            <text:p>0,08484</text:p>
          </table:table-cell>
          <table:table-cell table:formula="of:=[.B1199]" office:value-type="string" office:string-value="0x0520df680917480e3E72742c4DA68bfFc3a0c74f887aC0E9f059ea8fbEF898FE" calcext:value-type="string">
            <text:p>0x0520df680917480e3E72742c4DA68bfFc3a0c74f887aC0E9f059ea8fbEF898FE</text:p>
          </table:table-cell>
          <table:table-cell table:formula="of:=ROUNDUP([.E1199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<text:a xlink:href="https://voyager.online/contract/0x011229b1381a58949798e5EB2E0Db2e02a452a6fa851E7170D8B08fC7958c502" xlink:type="simple">0x011229b1381a58949798e5EB2E0Db2e02a452a6fa851E7170D8B08fC7958c502</text:a></text:p>
          </table:table-cell>
          <table:table-cell office:value-type="string" calcext:value-type="string">
            <text:p>0.08408 ETH</text:p>
          </table:table-cell>
          <table:table-cell office:value-type="float" office:value="508" calcext:value-type="float">
            <text:p>508</text:p>
          </table:table-cell>
          <table:table-cell table:formula="of:=VALUE(SUBSTITUTE(MID([.C1200];1;LEN([.C1200])-4);&quot;.&quot;;&quot;,&quot;))" office:value-type="float" office:value="0.08408" calcext:value-type="float">
            <text:p>0,08408</text:p>
          </table:table-cell>
          <table:table-cell table:formula="of:=[.B1200]" office:value-type="string" office:string-value="0x011229b1381a58949798e5EB2E0Db2e02a452a6fa851E7170D8B08fC7958c502" calcext:value-type="string">
            <text:p>0x011229b1381a58949798e5EB2E0Db2e02a452a6fa851E7170D8B08fC7958c502</text:p>
          </table:table-cell>
          <table:table-cell table:formula="of:=ROUNDUP([.E1200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<text:a xlink:href="https://voyager.online/contract/0x022b4A611477e44D169735C4709A644231ea279C45E9549C68538913d4987978" xlink:type="simple">0x022b4A611477e44D169735C4709A644231ea279C45E9549C68538913d4987978</text:a></text:p>
          </table:table-cell>
          <table:table-cell office:value-type="string" calcext:value-type="string">
            <text:p>0.08376 ETH</text:p>
          </table:table-cell>
          <table:table-cell office:value-type="float" office:value="444" calcext:value-type="float">
            <text:p>444</text:p>
          </table:table-cell>
          <table:table-cell table:formula="of:=VALUE(SUBSTITUTE(MID([.C1201];1;LEN([.C1201])-4);&quot;.&quot;;&quot;,&quot;))" office:value-type="float" office:value="0.08376" calcext:value-type="float">
            <text:p>0,08376</text:p>
          </table:table-cell>
          <table:table-cell table:formula="of:=[.B1201]" office:value-type="string" office:string-value="0x022b4A611477e44D169735C4709A644231ea279C45E9549C68538913d4987978" calcext:value-type="string">
            <text:p>0x022b4A611477e44D169735C4709A644231ea279C45E9549C68538913d4987978</text:p>
          </table:table-cell>
          <table:table-cell table:formula="of:=ROUNDUP([.E1201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a xlink:href="https://voyager.online/contract/0x0411f475eA06286cE6cB6D11787CcaE6d2b0748a18B20b9E15172CBe52AaBdEf" xlink:type="simple">0x0411f475eA06286cE6cB6D11787CcaE6d2b0748a18B20b9E15172CBe52AaBdEf</text:a></text:p>
          </table:table-cell>
          <table:table-cell office:value-type="string" calcext:value-type="string">
            <text:p>0.08355 ETH</text:p>
          </table:table-cell>
          <table:table-cell office:value-type="float" office:value="486" calcext:value-type="float">
            <text:p>486</text:p>
          </table:table-cell>
          <table:table-cell table:formula="of:=VALUE(SUBSTITUTE(MID([.C1202];1;LEN([.C1202])-4);&quot;.&quot;;&quot;,&quot;))" office:value-type="float" office:value="0.08355" calcext:value-type="float">
            <text:p>0,08355</text:p>
          </table:table-cell>
          <table:table-cell table:formula="of:=[.B1202]" office:value-type="string" office:string-value="0x0411f475eA06286cE6cB6D11787CcaE6d2b0748a18B20b9E15172CBe52AaBdEf" calcext:value-type="string">
            <text:p>0x0411f475eA06286cE6cB6D11787CcaE6d2b0748a18B20b9E15172CBe52AaBdEf</text:p>
          </table:table-cell>
          <table:table-cell table:formula="of:=ROUNDUP([.E1202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a xlink:href="https://voyager.online/contract/0x052F98f574C45A365779e3FF26Cb572A0a89282a96C755A90D0907d76De6f415" xlink:type="simple">0x052F98f574C45A365779e3FF26Cb572A0a89282a96C755A90D0907d76De6f415</text:a></text:p>
          </table:table-cell>
          <table:table-cell office:value-type="string" calcext:value-type="string">
            <text:p>0.08345 ETH</text:p>
          </table:table-cell>
          <table:table-cell office:value-type="float" office:value="508" calcext:value-type="float">
            <text:p>508</text:p>
          </table:table-cell>
          <table:table-cell table:formula="of:=VALUE(SUBSTITUTE(MID([.C1203];1;LEN([.C1203])-4);&quot;.&quot;;&quot;,&quot;))" office:value-type="float" office:value="0.08345" calcext:value-type="float">
            <text:p>0,08345</text:p>
          </table:table-cell>
          <table:table-cell table:formula="of:=[.B1203]" office:value-type="string" office:string-value="0x052F98f574C45A365779e3FF26Cb572A0a89282a96C755A90D0907d76De6f415" calcext:value-type="string">
            <text:p>0x052F98f574C45A365779e3FF26Cb572A0a89282a96C755A90D0907d76De6f415</text:p>
          </table:table-cell>
          <table:table-cell table:formula="of:=ROUNDUP([.E1203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a xlink:href="https://voyager.online/contract/0x02D3bd7a23cd1E48325fe810Aa8fFC79a2E5bD5E545359DDD18a423Ee4395AaC" xlink:type="simple">0x02D3bd7a23cd1E48325fe810Aa8fFC79a2E5bD5E545359DDD18a423Ee4395AaC</text:a></text:p>
          </table:table-cell>
          <table:table-cell office:value-type="string" calcext:value-type="string">
            <text:p>0.08301 ETH</text:p>
          </table:table-cell>
          <table:table-cell office:value-type="float" office:value="402" calcext:value-type="float">
            <text:p>402</text:p>
          </table:table-cell>
          <table:table-cell table:formula="of:=VALUE(SUBSTITUTE(MID([.C1204];1;LEN([.C1204])-4);&quot;.&quot;;&quot;,&quot;))" office:value-type="float" office:value="0.08301" calcext:value-type="float">
            <text:p>0,08301</text:p>
          </table:table-cell>
          <table:table-cell table:formula="of:=[.B1204]" office:value-type="string" office:string-value="0x02D3bd7a23cd1E48325fe810Aa8fFC79a2E5bD5E545359DDD18a423Ee4395AaC" calcext:value-type="string">
            <text:p>0x02D3bd7a23cd1E48325fe810Aa8fFC79a2E5bD5E545359DDD18a423Ee4395AaC</text:p>
          </table:table-cell>
          <table:table-cell table:formula="of:=ROUNDUP([.E1204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<text:a xlink:href="https://voyager.online/contract/0x045F1A11AbbAdb7CF200b31a178E0b8Ec640008dDDc90cEC3d6f6Ca3E12c2F4c" xlink:type="simple">0x045F1A11AbbAdb7CF200b31a178E0b8Ec640008dDDc90cEC3d6f6Ca3E12c2F4c</text:a></text:p>
          </table:table-cell>
          <table:table-cell office:value-type="string" calcext:value-type="string">
            <text:p>0.08271 ETH</text:p>
          </table:table-cell>
          <table:table-cell office:value-type="float" office:value="775" calcext:value-type="float">
            <text:p>775</text:p>
          </table:table-cell>
          <table:table-cell table:formula="of:=VALUE(SUBSTITUTE(MID([.C1205];1;LEN([.C1205])-4);&quot;.&quot;;&quot;,&quot;))" office:value-type="float" office:value="0.08271" calcext:value-type="float">
            <text:p>0,08271</text:p>
          </table:table-cell>
          <table:table-cell table:formula="of:=[.B1205]" office:value-type="string" office:string-value="0x045F1A11AbbAdb7CF200b31a178E0b8Ec640008dDDc90cEC3d6f6Ca3E12c2F4c" calcext:value-type="string">
            <text:p>0x045F1A11AbbAdb7CF200b31a178E0b8Ec640008dDDc90cEC3d6f6Ca3E12c2F4c</text:p>
          </table:table-cell>
          <table:table-cell table:formula="of:=ROUNDUP([.E1205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<text:a xlink:href="https://voyager.online/contract/0x015ED81AC42C4DD750f02C103E727dAFC7d3F696Ab7CC74b7a97933F124185FD" xlink:type="simple">0x015ED81AC42C4DD750f02C103E727dAFC7d3F696Ab7CC74b7a97933F124185FD</text:a></text:p>
          </table:table-cell>
          <table:table-cell office:value-type="string" calcext:value-type="string">
            <text:p>0.08254 ETH</text:p>
          </table:table-cell>
          <table:table-cell office:value-type="float" office:value="490" calcext:value-type="float">
            <text:p>490</text:p>
          </table:table-cell>
          <table:table-cell table:formula="of:=VALUE(SUBSTITUTE(MID([.C1206];1;LEN([.C1206])-4);&quot;.&quot;;&quot;,&quot;))" office:value-type="float" office:value="0.08254" calcext:value-type="float">
            <text:p>0,08254</text:p>
          </table:table-cell>
          <table:table-cell table:formula="of:=[.B1206]" office:value-type="string" office:string-value="0x015ED81AC42C4DD750f02C103E727dAFC7d3F696Ab7CC74b7a97933F124185FD" calcext:value-type="string">
            <text:p>0x015ED81AC42C4DD750f02C103E727dAFC7d3F696Ab7CC74b7a97933F124185FD</text:p>
          </table:table-cell>
          <table:table-cell table:formula="of:=ROUNDUP([.E1206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a xlink:href="https://voyager.online/contract/0x07a78Dd713eB75Eb5f89c503F847a44F4c62a726aFf65a82773589DFAF8acF9c" xlink:type="simple">0x07a78Dd713eB75Eb5f89c503F847a44F4c62a726aFf65a82773589DFAF8acF9c</text:a></text:p>
          </table:table-cell>
          <table:table-cell office:value-type="string" calcext:value-type="string">
            <text:p>0.08254 ETH</text:p>
          </table:table-cell>
          <table:table-cell office:value-type="float" office:value="452" calcext:value-type="float">
            <text:p>452</text:p>
          </table:table-cell>
          <table:table-cell table:formula="of:=VALUE(SUBSTITUTE(MID([.C1207];1;LEN([.C1207])-4);&quot;.&quot;;&quot;,&quot;))" office:value-type="float" office:value="0.08254" calcext:value-type="float">
            <text:p>0,08254</text:p>
          </table:table-cell>
          <table:table-cell table:formula="of:=[.B1207]" office:value-type="string" office:string-value="0x07a78Dd713eB75Eb5f89c503F847a44F4c62a726aFf65a82773589DFAF8acF9c" calcext:value-type="string">
            <text:p>0x07a78Dd713eB75Eb5f89c503F847a44F4c62a726aFf65a82773589DFAF8acF9c</text:p>
          </table:table-cell>
          <table:table-cell table:formula="of:=ROUNDUP([.E1207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<text:a xlink:href="https://voyager.online/contract/0x053BCF3e828fEe6B45af1278299f4c9638AF7d6B5DAf661cef301b32b3203bba" xlink:type="simple">0x053BCF3e828fEe6B45af1278299f4c9638AF7d6B5DAf661cef301b32b3203bba</text:a></text:p>
          </table:table-cell>
          <table:table-cell office:value-type="string" calcext:value-type="string">
            <text:p>0.08253 ETH</text:p>
          </table:table-cell>
          <table:table-cell office:value-type="float" office:value="479" calcext:value-type="float">
            <text:p>479</text:p>
          </table:table-cell>
          <table:table-cell table:formula="of:=VALUE(SUBSTITUTE(MID([.C1208];1;LEN([.C1208])-4);&quot;.&quot;;&quot;,&quot;))" office:value-type="float" office:value="0.08253" calcext:value-type="float">
            <text:p>0,08253</text:p>
          </table:table-cell>
          <table:table-cell table:formula="of:=[.B1208]" office:value-type="string" office:string-value="0x053BCF3e828fEe6B45af1278299f4c9638AF7d6B5DAf661cef301b32b3203bba" calcext:value-type="string">
            <text:p>0x053BCF3e828fEe6B45af1278299f4c9638AF7d6B5DAf661cef301b32b3203bba</text:p>
          </table:table-cell>
          <table:table-cell table:formula="of:=ROUNDUP([.E1208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<text:a xlink:href="https://voyager.online/contract/0x0718ADa9A4091949F5E986505FD673069bBe25Fda1ab366cf6308172F3C74aBf" xlink:type="simple">0x0718ADa9A4091949F5E986505FD673069bBe25Fda1ab366cf6308172F3C74aBf</text:a></text:p>
          </table:table-cell>
          <table:table-cell office:value-type="string" calcext:value-type="string">
            <text:p>0.08252 ETH</text:p>
          </table:table-cell>
          <table:table-cell office:value-type="float" office:value="499" calcext:value-type="float">
            <text:p>499</text:p>
          </table:table-cell>
          <table:table-cell table:formula="of:=VALUE(SUBSTITUTE(MID([.C1209];1;LEN([.C1209])-4);&quot;.&quot;;&quot;,&quot;))" office:value-type="float" office:value="0.08252" calcext:value-type="float">
            <text:p>0,08252</text:p>
          </table:table-cell>
          <table:table-cell table:formula="of:=[.B1209]" office:value-type="string" office:string-value="0x0718ADa9A4091949F5E986505FD673069bBe25Fda1ab366cf6308172F3C74aBf" calcext:value-type="string">
            <text:p>0x0718ADa9A4091949F5E986505FD673069bBe25Fda1ab366cf6308172F3C74aBf</text:p>
          </table:table-cell>
          <table:table-cell table:formula="of:=ROUNDUP([.E1209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<text:a xlink:href="https://voyager.online/contract/0x071b6Cec1AcEe2BC808F5125164D2c89Eb13E2BD0bBcFeBDA5811aE7E5C53933" xlink:type="simple">0x071b6Cec1AcEe2BC808F5125164D2c89Eb13E2BD0bBcFeBDA5811aE7E5C53933</text:a></text:p>
          </table:table-cell>
          <table:table-cell office:value-type="string" calcext:value-type="string">
            <text:p>0.08239 ETH</text:p>
          </table:table-cell>
          <table:table-cell office:value-type="float" office:value="640" calcext:value-type="float">
            <text:p>640</text:p>
          </table:table-cell>
          <table:table-cell table:formula="of:=VALUE(SUBSTITUTE(MID([.C1210];1;LEN([.C1210])-4);&quot;.&quot;;&quot;,&quot;))" office:value-type="float" office:value="0.08239" calcext:value-type="float">
            <text:p>0,08239</text:p>
          </table:table-cell>
          <table:table-cell table:formula="of:=[.B1210]" office:value-type="string" office:string-value="0x071b6Cec1AcEe2BC808F5125164D2c89Eb13E2BD0bBcFeBDA5811aE7E5C53933" calcext:value-type="string">
            <text:p>0x071b6Cec1AcEe2BC808F5125164D2c89Eb13E2BD0bBcFeBDA5811aE7E5C53933</text:p>
          </table:table-cell>
          <table:table-cell table:formula="of:=ROUNDUP([.E1210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a xlink:href="https://voyager.online/contract/0x039B780EF4510D2e79E3b9A61516aE1f2E066C0647E3Dadf42A9cC3BD1A3a527" xlink:type="simple">0x039B780EF4510D2e79E3b9A61516aE1f2E066C0647E3Dadf42A9cC3BD1A3a527</text:a></text:p>
          </table:table-cell>
          <table:table-cell office:value-type="string" calcext:value-type="string">
            <text:p>0.08230 ETH</text:p>
          </table:table-cell>
          <table:table-cell office:value-type="float" office:value="466" calcext:value-type="float">
            <text:p>466</text:p>
          </table:table-cell>
          <table:table-cell table:formula="of:=VALUE(SUBSTITUTE(MID([.C1211];1;LEN([.C1211])-4);&quot;.&quot;;&quot;,&quot;))" office:value-type="float" office:value="0.0823" calcext:value-type="float">
            <text:p>0,0823</text:p>
          </table:table-cell>
          <table:table-cell table:formula="of:=[.B1211]" office:value-type="string" office:string-value="0x039B780EF4510D2e79E3b9A61516aE1f2E066C0647E3Dadf42A9cC3BD1A3a527" calcext:value-type="string">
            <text:p>0x039B780EF4510D2e79E3b9A61516aE1f2E066C0647E3Dadf42A9cC3BD1A3a527</text:p>
          </table:table-cell>
          <table:table-cell table:formula="of:=ROUNDUP([.E1211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a xlink:href="https://voyager.online/contract/0x01Fe171fC3B3F4D932DA53f302B7112600eE72eA95337cC8B79f9575A89cC555" xlink:type="simple">0x01Fe171fC3B3F4D932DA53f302B7112600eE72eA95337cC8B79f9575A89cC555</text:a></text:p>
          </table:table-cell>
          <table:table-cell office:value-type="string" calcext:value-type="string">
            <text:p>0.08229 ETH</text:p>
          </table:table-cell>
          <table:table-cell office:value-type="float" office:value="502" calcext:value-type="float">
            <text:p>502</text:p>
          </table:table-cell>
          <table:table-cell table:formula="of:=VALUE(SUBSTITUTE(MID([.C1212];1;LEN([.C1212])-4);&quot;.&quot;;&quot;,&quot;))" office:value-type="float" office:value="0.08229" calcext:value-type="float">
            <text:p>0,08229</text:p>
          </table:table-cell>
          <table:table-cell table:formula="of:=[.B1212]" office:value-type="string" office:string-value="0x01Fe171fC3B3F4D932DA53f302B7112600eE72eA95337cC8B79f9575A89cC555" calcext:value-type="string">
            <text:p>0x01Fe171fC3B3F4D932DA53f302B7112600eE72eA95337cC8B79f9575A89cC555</text:p>
          </table:table-cell>
          <table:table-cell table:formula="of:=ROUNDUP([.E1212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<text:a xlink:href="https://voyager.online/contract/0x03D32168Fd972aa16095Bde2C8262022605dCE133652C4D6e0E9c4710f0e7594" xlink:type="simple">0x03D32168Fd972aa16095Bde2C8262022605dCE133652C4D6e0E9c4710f0e7594</text:a></text:p>
          </table:table-cell>
          <table:table-cell office:value-type="string" calcext:value-type="string">
            <text:p>0.08201 ETH</text:p>
          </table:table-cell>
          <table:table-cell office:value-type="float" office:value="450" calcext:value-type="float">
            <text:p>450</text:p>
          </table:table-cell>
          <table:table-cell table:formula="of:=VALUE(SUBSTITUTE(MID([.C1213];1;LEN([.C1213])-4);&quot;.&quot;;&quot;,&quot;))" office:value-type="float" office:value="0.08201" calcext:value-type="float">
            <text:p>0,08201</text:p>
          </table:table-cell>
          <table:table-cell table:formula="of:=[.B1213]" office:value-type="string" office:string-value="0x03D32168Fd972aa16095Bde2C8262022605dCE133652C4D6e0E9c4710f0e7594" calcext:value-type="string">
            <text:p>0x03D32168Fd972aa16095Bde2C8262022605dCE133652C4D6e0E9c4710f0e7594</text:p>
          </table:table-cell>
          <table:table-cell table:formula="of:=ROUNDUP([.E1213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a xlink:href="https://voyager.online/contract/0x0042fa138a43E5c5E2b6B850D94e2D613349aBe51581d44c6cfc861A2dE22757" xlink:type="simple">0x0042fa138a43E5c5E2b6B850D94e2D613349aBe51581d44c6cfc861A2dE22757</text:a></text:p>
          </table:table-cell>
          <table:table-cell office:value-type="string" calcext:value-type="string">
            <text:p>0.08165 ETH</text:p>
          </table:table-cell>
          <table:table-cell office:value-type="float" office:value="402" calcext:value-type="float">
            <text:p>402</text:p>
          </table:table-cell>
          <table:table-cell table:formula="of:=VALUE(SUBSTITUTE(MID([.C1214];1;LEN([.C1214])-4);&quot;.&quot;;&quot;,&quot;))" office:value-type="float" office:value="0.08165" calcext:value-type="float">
            <text:p>0,08165</text:p>
          </table:table-cell>
          <table:table-cell table:formula="of:=[.B1214]" office:value-type="string" office:string-value="0x0042fa138a43E5c5E2b6B850D94e2D613349aBe51581d44c6cfc861A2dE22757" calcext:value-type="string">
            <text:p>0x0042fa138a43E5c5E2b6B850D94e2D613349aBe51581d44c6cfc861A2dE22757</text:p>
          </table:table-cell>
          <table:table-cell table:formula="of:=ROUNDUP([.E1214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<text:a xlink:href="https://voyager.online/contract/0x04CAD97EEb180AbaFF714706C9A732e9246DB234C05274bE211A3928fF40e163" xlink:type="simple">0x04CAD97EEb180AbaFF714706C9A732e9246DB234C05274bE211A3928fF40e163</text:a></text:p>
          </table:table-cell>
          <table:table-cell office:value-type="string" calcext:value-type="string">
            <text:p>0.08159 ETH</text:p>
          </table:table-cell>
          <table:table-cell office:value-type="float" office:value="390" calcext:value-type="float">
            <text:p>390</text:p>
          </table:table-cell>
          <table:table-cell table:formula="of:=VALUE(SUBSTITUTE(MID([.C1215];1;LEN([.C1215])-4);&quot;.&quot;;&quot;,&quot;))" office:value-type="float" office:value="0.08159" calcext:value-type="float">
            <text:p>0,08159</text:p>
          </table:table-cell>
          <table:table-cell table:formula="of:=[.B1215]" office:value-type="string" office:string-value="0x04CAD97EEb180AbaFF714706C9A732e9246DB234C05274bE211A3928fF40e163" calcext:value-type="string">
            <text:p>0x04CAD97EEb180AbaFF714706C9A732e9246DB234C05274bE211A3928fF40e163</text:p>
          </table:table-cell>
          <table:table-cell table:formula="of:=ROUNDUP([.E1215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<text:a xlink:href="https://voyager.online/contract/0x0616CfEd8d63CeA63e8D9Da621963dd22eE82D6d6Ea9a00d680dD3D27DF628A2" xlink:type="simple">0x0616CfEd8d63CeA63e8D9Da621963dd22eE82D6d6Ea9a00d680dD3D27DF628A2</text:a></text:p>
          </table:table-cell>
          <table:table-cell office:value-type="string" calcext:value-type="string">
            <text:p>0.08157 ETH</text:p>
          </table:table-cell>
          <table:table-cell office:value-type="float" office:value="465" calcext:value-type="float">
            <text:p>465</text:p>
          </table:table-cell>
          <table:table-cell table:formula="of:=VALUE(SUBSTITUTE(MID([.C1216];1;LEN([.C1216])-4);&quot;.&quot;;&quot;,&quot;))" office:value-type="float" office:value="0.08157" calcext:value-type="float">
            <text:p>0,08157</text:p>
          </table:table-cell>
          <table:table-cell table:formula="of:=[.B1216]" office:value-type="string" office:string-value="0x0616CfEd8d63CeA63e8D9Da621963dd22eE82D6d6Ea9a00d680dD3D27DF628A2" calcext:value-type="string">
            <text:p>0x0616CfEd8d63CeA63e8D9Da621963dd22eE82D6d6Ea9a00d680dD3D27DF628A2</text:p>
          </table:table-cell>
          <table:table-cell table:formula="of:=ROUNDUP([.E1216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<text:a xlink:href="https://voyager.online/contract/0x04a46AcF34de790A2Deeaa491bB6a545DE3016806b36bD46F50F2F937fA7278f" xlink:type="simple">0x04a46AcF34de790A2Deeaa491bB6a545DE3016806b36bD46F50F2F937fA7278f</text:a></text:p>
          </table:table-cell>
          <table:table-cell office:value-type="string" calcext:value-type="string">
            <text:p>0.08147 ETH</text:p>
          </table:table-cell>
          <table:table-cell office:value-type="float" office:value="403" calcext:value-type="float">
            <text:p>403</text:p>
          </table:table-cell>
          <table:table-cell table:formula="of:=VALUE(SUBSTITUTE(MID([.C1217];1;LEN([.C1217])-4);&quot;.&quot;;&quot;,&quot;))" office:value-type="float" office:value="0.08147" calcext:value-type="float">
            <text:p>0,08147</text:p>
          </table:table-cell>
          <table:table-cell table:formula="of:=[.B1217]" office:value-type="string" office:string-value="0x04a46AcF34de790A2Deeaa491bB6a545DE3016806b36bD46F50F2F937fA7278f" calcext:value-type="string">
            <text:p>0x04a46AcF34de790A2Deeaa491bB6a545DE3016806b36bD46F50F2F937fA7278f</text:p>
          </table:table-cell>
          <table:table-cell table:formula="of:=ROUNDUP([.E1217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<text:a xlink:href="https://voyager.online/contract/0x07b2F5544F33cCa6184Bcbceea2023d98290675e74c05183d363Eb3EeC3D0a35" xlink:type="simple">0x07b2F5544F33cCa6184Bcbceea2023d98290675e74c05183d363Eb3EeC3D0a35</text:a></text:p>
          </table:table-cell>
          <table:table-cell office:value-type="string" calcext:value-type="string">
            <text:p>0.08132 ETH</text:p>
          </table:table-cell>
          <table:table-cell office:value-type="float" office:value="496" calcext:value-type="float">
            <text:p>496</text:p>
          </table:table-cell>
          <table:table-cell table:formula="of:=VALUE(SUBSTITUTE(MID([.C1218];1;LEN([.C1218])-4);&quot;.&quot;;&quot;,&quot;))" office:value-type="float" office:value="0.08132" calcext:value-type="float">
            <text:p>0,08132</text:p>
          </table:table-cell>
          <table:table-cell table:formula="of:=[.B1218]" office:value-type="string" office:string-value="0x07b2F5544F33cCa6184Bcbceea2023d98290675e74c05183d363Eb3EeC3D0a35" calcext:value-type="string">
            <text:p>0x07b2F5544F33cCa6184Bcbceea2023d98290675e74c05183d363Eb3EeC3D0a35</text:p>
          </table:table-cell>
          <table:table-cell table:formula="of:=ROUNDUP([.E1218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a xlink:href="https://voyager.online/contract/0x071813b7E3F5589653278FD12A088dBfaA1F454b67B141aA8A35E44dC9A4cD91" xlink:type="simple">0x071813b7E3F5589653278FD12A088dBfaA1F454b67B141aA8A35E44dC9A4cD91</text:a></text:p>
          </table:table-cell>
          <table:table-cell office:value-type="string" calcext:value-type="string">
            <text:p>0.08130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219];1;LEN([.C1219])-4);&quot;.&quot;;&quot;,&quot;))" office:value-type="float" office:value="0.0813" calcext:value-type="float">
            <text:p>0,0813</text:p>
          </table:table-cell>
          <table:table-cell table:formula="of:=[.B1219]" office:value-type="string" office:string-value="0x071813b7E3F5589653278FD12A088dBfaA1F454b67B141aA8A35E44dC9A4cD91" calcext:value-type="string">
            <text:p>0x071813b7E3F5589653278FD12A088dBfaA1F454b67B141aA8A35E44dC9A4cD91</text:p>
          </table:table-cell>
          <table:table-cell table:formula="of:=ROUNDUP([.E1219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a xlink:href="https://voyager.online/contract/0x04Cb4E415BCeD2d487f78e7B52aB794C2c1688E1Be5264ECF0b80a458c1Bc57D" xlink:type="simple">0x04Cb4E415BCeD2d487f78e7B52aB794C2c1688E1Be5264ECF0b80a458c1Bc57D</text:a></text:p>
          </table:table-cell>
          <table:table-cell office:value-type="string" calcext:value-type="string">
            <text:p>0.08081 ETH</text:p>
          </table:table-cell>
          <table:table-cell office:value-type="float" office:value="423" calcext:value-type="float">
            <text:p>423</text:p>
          </table:table-cell>
          <table:table-cell table:formula="of:=VALUE(SUBSTITUTE(MID([.C1220];1;LEN([.C1220])-4);&quot;.&quot;;&quot;,&quot;))" office:value-type="float" office:value="0.08081" calcext:value-type="float">
            <text:p>0,08081</text:p>
          </table:table-cell>
          <table:table-cell table:formula="of:=[.B1220]" office:value-type="string" office:string-value="0x04Cb4E415BCeD2d487f78e7B52aB794C2c1688E1Be5264ECF0b80a458c1Bc57D" calcext:value-type="string">
            <text:p>0x04Cb4E415BCeD2d487f78e7B52aB794C2c1688E1Be5264ECF0b80a458c1Bc57D</text:p>
          </table:table-cell>
          <table:table-cell table:formula="of:=ROUNDUP([.E1220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<text:a xlink:href="https://voyager.online/contract/0x014496721520DDd8C21e64f7a3eb5e6b083646840392Dde90E7D0Df4fEAECBcd" xlink:type="simple">0x014496721520DDd8C21e64f7a3eb5e6b083646840392Dde90E7D0Df4fEAECBcd</text:a></text:p>
          </table:table-cell>
          <table:table-cell office:value-type="string" calcext:value-type="string">
            <text:p>0.08067 ETH</text:p>
          </table:table-cell>
          <table:table-cell office:value-type="float" office:value="441" calcext:value-type="float">
            <text:p>441</text:p>
          </table:table-cell>
          <table:table-cell table:formula="of:=VALUE(SUBSTITUTE(MID([.C1221];1;LEN([.C1221])-4);&quot;.&quot;;&quot;,&quot;))" office:value-type="float" office:value="0.08067" calcext:value-type="float">
            <text:p>0,08067</text:p>
          </table:table-cell>
          <table:table-cell table:formula="of:=[.B1221]" office:value-type="string" office:string-value="0x014496721520DDd8C21e64f7a3eb5e6b083646840392Dde90E7D0Df4fEAECBcd" calcext:value-type="string">
            <text:p>0x014496721520DDd8C21e64f7a3eb5e6b083646840392Dde90E7D0Df4fEAECBcd</text:p>
          </table:table-cell>
          <table:table-cell table:formula="of:=ROUNDUP([.E1221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a xlink:href="https://voyager.online/contract/0x079BB7B02849C9A08C3e1f0C11580580e50d4738f83790867A1c209fAA43013A" xlink:type="simple">0x079BB7B02849C9A08C3e1f0C11580580e50d4738f83790867A1c209fAA43013A</text:a></text:p>
          </table:table-cell>
          <table:table-cell office:value-type="string" calcext:value-type="string">
            <text:p>0.08057 ETH</text:p>
          </table:table-cell>
          <table:table-cell office:value-type="float" office:value="431" calcext:value-type="float">
            <text:p>431</text:p>
          </table:table-cell>
          <table:table-cell table:formula="of:=VALUE(SUBSTITUTE(MID([.C1222];1;LEN([.C1222])-4);&quot;.&quot;;&quot;,&quot;))" office:value-type="float" office:value="0.08057" calcext:value-type="float">
            <text:p>0,08057</text:p>
          </table:table-cell>
          <table:table-cell table:formula="of:=[.B1222]" office:value-type="string" office:string-value="0x079BB7B02849C9A08C3e1f0C11580580e50d4738f83790867A1c209fAA43013A" calcext:value-type="string">
            <text:p>0x079BB7B02849C9A08C3e1f0C11580580e50d4738f83790867A1c209fAA43013A</text:p>
          </table:table-cell>
          <table:table-cell table:formula="of:=ROUNDUP([.E1222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<text:a xlink:href="https://voyager.online/contract/0x03dbf7e92430E149feb0E81259cc66Ea133d8770dCdd47c9C9b670E81c0670E6" xlink:type="simple">0x03dbf7e92430E149feb0E81259cc66Ea133d8770dCdd47c9C9b670E81c0670E6</text:a></text:p>
          </table:table-cell>
          <table:table-cell office:value-type="string" calcext:value-type="string">
            <text:p>0.08055 ETH</text:p>
          </table:table-cell>
          <table:table-cell office:value-type="float" office:value="400" calcext:value-type="float">
            <text:p>400</text:p>
          </table:table-cell>
          <table:table-cell table:formula="of:=VALUE(SUBSTITUTE(MID([.C1223];1;LEN([.C1223])-4);&quot;.&quot;;&quot;,&quot;))" office:value-type="float" office:value="0.08055" calcext:value-type="float">
            <text:p>0,08055</text:p>
          </table:table-cell>
          <table:table-cell table:formula="of:=[.B1223]" office:value-type="string" office:string-value="0x03dbf7e92430E149feb0E81259cc66Ea133d8770dCdd47c9C9b670E81c0670E6" calcext:value-type="string">
            <text:p>0x03dbf7e92430E149feb0E81259cc66Ea133d8770dCdd47c9C9b670E81c0670E6</text:p>
          </table:table-cell>
          <table:table-cell table:formula="of:=ROUNDUP([.E1223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a xlink:href="https://voyager.online/contract/0x017E583F419B9dA8C39AD5246651076784aBF839C562Cd064462E0B2C9bD8a0e" xlink:type="simple">0x017E583F419B9dA8C39AD5246651076784aBF839C562Cd064462E0B2C9bD8a0e</text:a></text:p>
          </table:table-cell>
          <table:table-cell office:value-type="string" calcext:value-type="string">
            <text:p>0.08043 ETH</text:p>
          </table:table-cell>
          <table:table-cell office:value-type="float" office:value="383" calcext:value-type="float">
            <text:p>383</text:p>
          </table:table-cell>
          <table:table-cell table:formula="of:=VALUE(SUBSTITUTE(MID([.C1224];1;LEN([.C1224])-4);&quot;.&quot;;&quot;,&quot;))" office:value-type="float" office:value="0.08043" calcext:value-type="float">
            <text:p>0,08043</text:p>
          </table:table-cell>
          <table:table-cell table:formula="of:=[.B1224]" office:value-type="string" office:string-value="0x017E583F419B9dA8C39AD5246651076784aBF839C562Cd064462E0B2C9bD8a0e" calcext:value-type="string">
            <text:p>0x017E583F419B9dA8C39AD5246651076784aBF839C562Cd064462E0B2C9bD8a0e</text:p>
          </table:table-cell>
          <table:table-cell table:formula="of:=ROUNDUP([.E1224]*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a xlink:href="https://voyager.online/contract/0x03f2f509E0c02AAcEb3780dE5E93422c2a6f5727016A94917Bef739b32B84375" xlink:type="simple">0x03f2f509E0c02AAcEb3780dE5E93422c2a6f5727016A94917Bef739b32B84375</text:a></text:p>
          </table:table-cell>
          <table:table-cell office:value-type="string" calcext:value-type="string">
            <text:p>0.08000 ETH</text:p>
          </table:table-cell>
          <table:table-cell office:value-type="float" office:value="391" calcext:value-type="float">
            <text:p>391</text:p>
          </table:table-cell>
          <table:table-cell table:formula="of:=VALUE(SUBSTITUTE(MID([.C1225];1;LEN([.C1225])-4);&quot;.&quot;;&quot;,&quot;))" office:value-type="float" office:value="0.08" calcext:value-type="float">
            <text:p>0,08</text:p>
          </table:table-cell>
          <table:table-cell table:formula="of:=[.B1225]" office:value-type="string" office:string-value="0x03f2f509E0c02AAcEb3780dE5E93422c2a6f5727016A94917Bef739b32B84375" calcext:value-type="string">
            <text:p>0x03f2f509E0c02AAcEb3780dE5E93422c2a6f5727016A94917Bef739b32B84375</text:p>
          </table:table-cell>
          <table:table-cell table:formula="of:=ROUNDUP([.E1225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<text:a xlink:href="https://voyager.online/contract/0x03812DDCAa8D8488676C1b4B0Ccb868B0FDfa56A15433be81C64730395425070" xlink:type="simple">0x03812DDCAa8D8488676C1b4B0Ccb868B0FDfa56A15433be81C64730395425070</text:a></text:p>
          </table:table-cell>
          <table:table-cell office:value-type="string" calcext:value-type="string">
            <text:p>0.07998 ETH</text:p>
          </table:table-cell>
          <table:table-cell office:value-type="float" office:value="792" calcext:value-type="float">
            <text:p>792</text:p>
          </table:table-cell>
          <table:table-cell table:formula="of:=VALUE(SUBSTITUTE(MID([.C1226];1;LEN([.C1226])-4);&quot;.&quot;;&quot;,&quot;))" office:value-type="float" office:value="0.07998" calcext:value-type="float">
            <text:p>0,07998</text:p>
          </table:table-cell>
          <table:table-cell table:formula="of:=[.B1226]" office:value-type="string" office:string-value="0x03812DDCAa8D8488676C1b4B0Ccb868B0FDfa56A15433be81C64730395425070" calcext:value-type="string">
            <text:p>0x03812DDCAa8D8488676C1b4B0Ccb868B0FDfa56A15433be81C64730395425070</text:p>
          </table:table-cell>
          <table:table-cell table:formula="of:=ROUNDUP([.E1226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<text:a xlink:href="https://voyager.online/contract/0x00D2c7702c1A7b6BaB865bbBd45bB1B87982984508F2270E19F3Cf9f16fE0CaB" xlink:type="simple">0x00D2c7702c1A7b6BaB865bbBd45bB1B87982984508F2270E19F3Cf9f16fE0CaB</text:a></text:p>
          </table:table-cell>
          <table:table-cell office:value-type="string" calcext:value-type="string">
            <text:p>0.07984 ETH</text:p>
          </table:table-cell>
          <table:table-cell office:value-type="float" office:value="577" calcext:value-type="float">
            <text:p>577</text:p>
          </table:table-cell>
          <table:table-cell table:formula="of:=VALUE(SUBSTITUTE(MID([.C1227];1;LEN([.C1227])-4);&quot;.&quot;;&quot;,&quot;))" office:value-type="float" office:value="0.07984" calcext:value-type="float">
            <text:p>0,07984</text:p>
          </table:table-cell>
          <table:table-cell table:formula="of:=[.B1227]" office:value-type="string" office:string-value="0x00D2c7702c1A7b6BaB865bbBd45bB1B87982984508F2270E19F3Cf9f16fE0CaB" calcext:value-type="string">
            <text:p>0x00D2c7702c1A7b6BaB865bbBd45bB1B87982984508F2270E19F3Cf9f16fE0CaB</text:p>
          </table:table-cell>
          <table:table-cell table:formula="of:=ROUNDUP([.E1227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<text:a xlink:href="https://voyager.online/contract/0x07dd76A79a417FEea7F6f3ad07ce04ceb6361EB6779def148B37a2CD20995cE6" xlink:type="simple">0x07dd76A79a417FEea7F6f3ad07ce04ceb6361EB6779def148B37a2CD20995cE6</text:a></text:p>
          </table:table-cell>
          <table:table-cell office:value-type="string" calcext:value-type="string">
            <text:p>0.07976 ETH</text:p>
          </table:table-cell>
          <table:table-cell office:value-type="float" office:value="655" calcext:value-type="float">
            <text:p>655</text:p>
          </table:table-cell>
          <table:table-cell table:formula="of:=VALUE(SUBSTITUTE(MID([.C1228];1;LEN([.C1228])-4);&quot;.&quot;;&quot;,&quot;))" office:value-type="float" office:value="0.07976" calcext:value-type="float">
            <text:p>0,07976</text:p>
          </table:table-cell>
          <table:table-cell table:formula="of:=[.B1228]" office:value-type="string" office:string-value="0x07dd76A79a417FEea7F6f3ad07ce04ceb6361EB6779def148B37a2CD20995cE6" calcext:value-type="string">
            <text:p>0x07dd76A79a417FEea7F6f3ad07ce04ceb6361EB6779def148B37a2CD20995cE6</text:p>
          </table:table-cell>
          <table:table-cell table:formula="of:=ROUNDUP([.E1228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<text:a xlink:href="https://voyager.online/contract/0x0112e50ec1A576be9E2E93ACb2ED064bD8b635D477a12365c159D233909093A3" xlink:type="simple">0x0112e50ec1A576be9E2E93ACb2ED064bD8b635D477a12365c159D233909093A3</text:a></text:p>
          </table:table-cell>
          <table:table-cell office:value-type="string" calcext:value-type="string">
            <text:p>0.07936 ETH</text:p>
          </table:table-cell>
          <table:table-cell office:value-type="float" office:value="380" calcext:value-type="float">
            <text:p>380</text:p>
          </table:table-cell>
          <table:table-cell table:formula="of:=VALUE(SUBSTITUTE(MID([.C1229];1;LEN([.C1229])-4);&quot;.&quot;;&quot;,&quot;))" office:value-type="float" office:value="0.07936" calcext:value-type="float">
            <text:p>0,07936</text:p>
          </table:table-cell>
          <table:table-cell table:formula="of:=[.B1229]" office:value-type="string" office:string-value="0x0112e50ec1A576be9E2E93ACb2ED064bD8b635D477a12365c159D233909093A3" calcext:value-type="string">
            <text:p>0x0112e50ec1A576be9E2E93ACb2ED064bD8b635D477a12365c159D233909093A3</text:p>
          </table:table-cell>
          <table:table-cell table:formula="of:=ROUNDUP([.E1229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<text:a xlink:href="https://voyager.online/contract/0x05a9f1b9951dD135Cb748CfEFEa546A590a158a36226eb7aBb21042720609a36" xlink:type="simple">0x05a9f1b9951dD135Cb748CfEFEa546A590a158a36226eb7aBb21042720609a36</text:a></text:p>
          </table:table-cell>
          <table:table-cell office:value-type="string" calcext:value-type="string">
            <text:p>0.07936 ETH</text:p>
          </table:table-cell>
          <table:table-cell office:value-type="float" office:value="528" calcext:value-type="float">
            <text:p>528</text:p>
          </table:table-cell>
          <table:table-cell table:formula="of:=VALUE(SUBSTITUTE(MID([.C1230];1;LEN([.C1230])-4);&quot;.&quot;;&quot;,&quot;))" office:value-type="float" office:value="0.07936" calcext:value-type="float">
            <text:p>0,07936</text:p>
          </table:table-cell>
          <table:table-cell table:formula="of:=[.B1230]" office:value-type="string" office:string-value="0x05a9f1b9951dD135Cb748CfEFEa546A590a158a36226eb7aBb21042720609a36" calcext:value-type="string">
            <text:p>0x05a9f1b9951dD135Cb748CfEFEa546A590a158a36226eb7aBb21042720609a36</text:p>
          </table:table-cell>
          <table:table-cell table:formula="of:=ROUNDUP([.E1230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<text:a xlink:href="https://voyager.online/contract/0x044B113b0d184eC6eFe392715d439d5F8B2a0139A7623961103C682246DC30Ba" xlink:type="simple">0x044B113b0d184eC6eFe392715d439d5F8B2a0139A7623961103C682246DC30Ba</text:a></text:p>
          </table:table-cell>
          <table:table-cell office:value-type="string" calcext:value-type="string">
            <text:p>0.07928 ETH</text:p>
          </table:table-cell>
          <table:table-cell office:value-type="float" office:value="556" calcext:value-type="float">
            <text:p>556</text:p>
          </table:table-cell>
          <table:table-cell table:formula="of:=VALUE(SUBSTITUTE(MID([.C1231];1;LEN([.C1231])-4);&quot;.&quot;;&quot;,&quot;))" office:value-type="float" office:value="0.07928" calcext:value-type="float">
            <text:p>0,07928</text:p>
          </table:table-cell>
          <table:table-cell table:formula="of:=[.B1231]" office:value-type="string" office:string-value="0x044B113b0d184eC6eFe392715d439d5F8B2a0139A7623961103C682246DC30Ba" calcext:value-type="string">
            <text:p>0x044B113b0d184eC6eFe392715d439d5F8B2a0139A7623961103C682246DC30Ba</text:p>
          </table:table-cell>
          <table:table-cell table:formula="of:=ROUNDUP([.E1231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<text:a xlink:href="https://voyager.online/contract/0x06B59E3E5aeBACB6BB933F6E5d21002Ac2208CCa6548C8d75E949045F49Cd3A1" xlink:type="simple">0x06B59E3E5aeBACB6BB933F6E5d21002Ac2208CCa6548C8d75E949045F49Cd3A1</text:a></text:p>
          </table:table-cell>
          <table:table-cell office:value-type="string" calcext:value-type="string">
            <text:p>0.07900 ETH</text:p>
          </table:table-cell>
          <table:table-cell office:value-type="float" office:value="452" calcext:value-type="float">
            <text:p>452</text:p>
          </table:table-cell>
          <table:table-cell table:formula="of:=VALUE(SUBSTITUTE(MID([.C1232];1;LEN([.C1232])-4);&quot;.&quot;;&quot;,&quot;))" office:value-type="float" office:value="0.079" calcext:value-type="float">
            <text:p>0,079</text:p>
          </table:table-cell>
          <table:table-cell table:formula="of:=[.B1232]" office:value-type="string" office:string-value="0x06B59E3E5aeBACB6BB933F6E5d21002Ac2208CCa6548C8d75E949045F49Cd3A1" calcext:value-type="string">
            <text:p>0x06B59E3E5aeBACB6BB933F6E5d21002Ac2208CCa6548C8d75E949045F49Cd3A1</text:p>
          </table:table-cell>
          <table:table-cell table:formula="of:=ROUNDUP([.E1232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<text:a xlink:href="https://voyager.online/contract/0x05504649cD7e39778ACeC60F0238c786b45dbf2377225e5b523B282AA735342d" xlink:type="simple">0x05504649cD7e39778ACeC60F0238c786b45dbf2377225e5b523B282AA735342d</text:a></text:p>
          </table:table-cell>
          <table:table-cell office:value-type="string" calcext:value-type="string">
            <text:p>0.07894 ETH</text:p>
          </table:table-cell>
          <table:table-cell office:value-type="float" office:value="595" calcext:value-type="float">
            <text:p>595</text:p>
          </table:table-cell>
          <table:table-cell table:formula="of:=VALUE(SUBSTITUTE(MID([.C1233];1;LEN([.C1233])-4);&quot;.&quot;;&quot;,&quot;))" office:value-type="float" office:value="0.07894" calcext:value-type="float">
            <text:p>0,07894</text:p>
          </table:table-cell>
          <table:table-cell table:formula="of:=[.B1233]" office:value-type="string" office:string-value="0x05504649cD7e39778ACeC60F0238c786b45dbf2377225e5b523B282AA735342d" calcext:value-type="string">
            <text:p>0x05504649cD7e39778ACeC60F0238c786b45dbf2377225e5b523B282AA735342d</text:p>
          </table:table-cell>
          <table:table-cell table:formula="of:=ROUNDUP([.E1233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a xlink:href="https://voyager.online/contract/0x02911809391DD9EE32672C8cc31426076f8461bF394D160F09cF99cd601C70d8" xlink:type="simple">0x02911809391DD9EE32672C8cc31426076f8461bF394D160F09cF99cd601C70d8</text:a></text:p>
          </table:table-cell>
          <table:table-cell office:value-type="string" calcext:value-type="string">
            <text:p>0.07827 ETH</text:p>
          </table:table-cell>
          <table:table-cell office:value-type="float" office:value="483" calcext:value-type="float">
            <text:p>483</text:p>
          </table:table-cell>
          <table:table-cell table:formula="of:=VALUE(SUBSTITUTE(MID([.C1234];1;LEN([.C1234])-4);&quot;.&quot;;&quot;,&quot;))" office:value-type="float" office:value="0.07827" calcext:value-type="float">
            <text:p>0,07827</text:p>
          </table:table-cell>
          <table:table-cell table:formula="of:=[.B1234]" office:value-type="string" office:string-value="0x02911809391DD9EE32672C8cc31426076f8461bF394D160F09cF99cd601C70d8" calcext:value-type="string">
            <text:p>0x02911809391DD9EE32672C8cc31426076f8461bF394D160F09cF99cd601C70d8</text:p>
          </table:table-cell>
          <table:table-cell table:formula="of:=ROUNDUP([.E1234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<text:a xlink:href="https://voyager.online/contract/0x041a85d28Db1F81EC5e60CB656143327834e692517DD538B1A919A143e080ABc" xlink:type="simple">0x041a85d28Db1F81EC5e60CB656143327834e692517DD538B1A919A143e080ABc</text:a></text:p>
          </table:table-cell>
          <table:table-cell office:value-type="string" calcext:value-type="string">
            <text:p>0.07827 ETH</text:p>
          </table:table-cell>
          <table:table-cell office:value-type="float" office:value="428" calcext:value-type="float">
            <text:p>428</text:p>
          </table:table-cell>
          <table:table-cell table:formula="of:=VALUE(SUBSTITUTE(MID([.C1235];1;LEN([.C1235])-4);&quot;.&quot;;&quot;,&quot;))" office:value-type="float" office:value="0.07827" calcext:value-type="float">
            <text:p>0,07827</text:p>
          </table:table-cell>
          <table:table-cell table:formula="of:=[.B1235]" office:value-type="string" office:string-value="0x041a85d28Db1F81EC5e60CB656143327834e692517DD538B1A919A143e080ABc" calcext:value-type="string">
            <text:p>0x041a85d28Db1F81EC5e60CB656143327834e692517DD538B1A919A143e080ABc</text:p>
          </table:table-cell>
          <table:table-cell table:formula="of:=ROUNDUP([.E1235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<text:a xlink:href="https://voyager.online/contract/0x064Ef2428F57C41f79E2b5d4097AC3422A3D5FEE6EEb00FEaAFD1E0560CfCC01" xlink:type="simple">0x064Ef2428F57C41f79E2b5d4097AC3422A3D5FEE6EEb00FEaAFD1E0560CfCC01</text:a></text:p>
          </table:table-cell>
          <table:table-cell office:value-type="string" calcext:value-type="string">
            <text:p>0.07765 ETH</text:p>
          </table:table-cell>
          <table:table-cell office:value-type="float" office:value="544" calcext:value-type="float">
            <text:p>544</text:p>
          </table:table-cell>
          <table:table-cell table:formula="of:=VALUE(SUBSTITUTE(MID([.C1236];1;LEN([.C1236])-4);&quot;.&quot;;&quot;,&quot;))" office:value-type="float" office:value="0.07765" calcext:value-type="float">
            <text:p>0,07765</text:p>
          </table:table-cell>
          <table:table-cell table:formula="of:=[.B1236]" office:value-type="string" office:string-value="0x064Ef2428F57C41f79E2b5d4097AC3422A3D5FEE6EEb00FEaAFD1E0560CfCC01" calcext:value-type="string">
            <text:p>0x064Ef2428F57C41f79E2b5d4097AC3422A3D5FEE6EEb00FEaAFD1E0560CfCC01</text:p>
          </table:table-cell>
          <table:table-cell table:formula="of:=ROUNDUP([.E1236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<text:a xlink:href="https://voyager.online/contract/0x047919B3e4dbeB6F2f19ebB86355a154f275ED0A079d9660DEa8Ca7EE4db4279" xlink:type="simple">0x047919B3e4dbeB6F2f19ebB86355a154f275ED0A079d9660DEa8Ca7EE4db4279</text:a></text:p>
          </table:table-cell>
          <table:table-cell office:value-type="string" calcext:value-type="string">
            <text:p>0.07762 ETH</text:p>
          </table:table-cell>
          <table:table-cell office:value-type="float" office:value="462" calcext:value-type="float">
            <text:p>462</text:p>
          </table:table-cell>
          <table:table-cell table:formula="of:=VALUE(SUBSTITUTE(MID([.C1237];1;LEN([.C1237])-4);&quot;.&quot;;&quot;,&quot;))" office:value-type="float" office:value="0.07762" calcext:value-type="float">
            <text:p>0,07762</text:p>
          </table:table-cell>
          <table:table-cell table:formula="of:=[.B1237]" office:value-type="string" office:string-value="0x047919B3e4dbeB6F2f19ebB86355a154f275ED0A079d9660DEa8Ca7EE4db4279" calcext:value-type="string">
            <text:p>0x047919B3e4dbeB6F2f19ebB86355a154f275ED0A079d9660DEa8Ca7EE4db4279</text:p>
          </table:table-cell>
          <table:table-cell table:formula="of:=ROUNDUP([.E1237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<text:a xlink:href="https://voyager.online/contract/0x001d94b9A266053cf2E847E3522fCe74aA2F559DEE9c5A7D9649138CaB288c0A" xlink:type="simple">0x001d94b9A266053cf2E847E3522fCe74aA2F559DEE9c5A7D9649138CaB288c0A</text:a></text:p>
          </table:table-cell>
          <table:table-cell office:value-type="string" calcext:value-type="string">
            <text:p>0.07740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238];1;LEN([.C1238])-4);&quot;.&quot;;&quot;,&quot;))" office:value-type="float" office:value="0.0774" calcext:value-type="float">
            <text:p>0,0774</text:p>
          </table:table-cell>
          <table:table-cell table:formula="of:=[.B1238]" office:value-type="string" office:string-value="0x001d94b9A266053cf2E847E3522fCe74aA2F559DEE9c5A7D9649138CaB288c0A" calcext:value-type="string">
            <text:p>0x001d94b9A266053cf2E847E3522fCe74aA2F559DEE9c5A7D9649138CaB288c0A</text:p>
          </table:table-cell>
          <table:table-cell table:formula="of:=ROUNDUP([.E1238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<text:a xlink:href="https://voyager.online/contract/0x0690325f948AB0bAf91CE8738D0ee3946Dd2d4667217858a48F4132A65aE2189" xlink:type="simple">0x0690325f948AB0bAf91CE8738D0ee3946Dd2d4667217858a48F4132A65aE2189</text:a></text:p>
          </table:table-cell>
          <table:table-cell office:value-type="string" calcext:value-type="string">
            <text:p>0.07711 ETH</text:p>
          </table:table-cell>
          <table:table-cell office:value-type="float" office:value="389" calcext:value-type="float">
            <text:p>389</text:p>
          </table:table-cell>
          <table:table-cell table:formula="of:=VALUE(SUBSTITUTE(MID([.C1239];1;LEN([.C1239])-4);&quot;.&quot;;&quot;,&quot;))" office:value-type="float" office:value="0.07711" calcext:value-type="float">
            <text:p>0,07711</text:p>
          </table:table-cell>
          <table:table-cell table:formula="of:=[.B1239]" office:value-type="string" office:string-value="0x0690325f948AB0bAf91CE8738D0ee3946Dd2d4667217858a48F4132A65aE2189" calcext:value-type="string">
            <text:p>0x0690325f948AB0bAf91CE8738D0ee3946Dd2d4667217858a48F4132A65aE2189</text:p>
          </table:table-cell>
          <table:table-cell table:formula="of:=ROUNDUP([.E1239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<text:a xlink:href="https://voyager.online/contract/0x05FF5e1fa7bB4B119692D66a22793eB6886ef6F37493D8d83331AFd85fc4701d" xlink:type="simple">0x05FF5e1fa7bB4B119692D66a22793eB6886ef6F37493D8d83331AFd85fc4701d</text:a></text:p>
          </table:table-cell>
          <table:table-cell office:value-type="string" calcext:value-type="string">
            <text:p>0.07709 ETH</text:p>
          </table:table-cell>
          <table:table-cell office:value-type="float" office:value="512" calcext:value-type="float">
            <text:p>512</text:p>
          </table:table-cell>
          <table:table-cell table:formula="of:=VALUE(SUBSTITUTE(MID([.C1240];1;LEN([.C1240])-4);&quot;.&quot;;&quot;,&quot;))" office:value-type="float" office:value="0.07709" calcext:value-type="float">
            <text:p>0,07709</text:p>
          </table:table-cell>
          <table:table-cell table:formula="of:=[.B1240]" office:value-type="string" office:string-value="0x05FF5e1fa7bB4B119692D66a22793eB6886ef6F37493D8d83331AFd85fc4701d" calcext:value-type="string">
            <text:p>0x05FF5e1fa7bB4B119692D66a22793eB6886ef6F37493D8d83331AFd85fc4701d</text:p>
          </table:table-cell>
          <table:table-cell table:formula="of:=ROUNDUP([.E1240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a xlink:href="https://voyager.online/contract/0x022415c982bd51FfB78074d9a26d61b9cfc36C202a17D30999D54Ae451a9551f" xlink:type="simple">0x022415c982bd51FfB78074d9a26d61b9cfc36C202a17D30999D54Ae451a9551f</text:a></text:p>
          </table:table-cell>
          <table:table-cell office:value-type="string" calcext:value-type="string">
            <text:p>0.07693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241];1;LEN([.C1241])-4);&quot;.&quot;;&quot;,&quot;))" office:value-type="float" office:value="0.07693" calcext:value-type="float">
            <text:p>0,07693</text:p>
          </table:table-cell>
          <table:table-cell table:formula="of:=[.B1241]" office:value-type="string" office:string-value="0x022415c982bd51FfB78074d9a26d61b9cfc36C202a17D30999D54Ae451a9551f" calcext:value-type="string">
            <text:p>0x022415c982bd51FfB78074d9a26d61b9cfc36C202a17D30999D54Ae451a9551f</text:p>
          </table:table-cell>
          <table:table-cell table:formula="of:=ROUNDUP([.E1241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<text:a xlink:href="https://voyager.online/contract/0x04C4DC01f7D7fe5888e064b36a5d2f47a76b2b4F6F74C5bFb7EB59F7067A3689" xlink:type="simple">0x04C4DC01f7D7fe5888e064b36a5d2f47a76b2b4F6F74C5bFb7EB59F7067A3689</text:a></text:p>
          </table:table-cell>
          <table:table-cell office:value-type="string" calcext:value-type="string">
            <text:p>0.07663 ETH</text:p>
          </table:table-cell>
          <table:table-cell office:value-type="float" office:value="407" calcext:value-type="float">
            <text:p>407</text:p>
          </table:table-cell>
          <table:table-cell table:formula="of:=VALUE(SUBSTITUTE(MID([.C1242];1;LEN([.C1242])-4);&quot;.&quot;;&quot;,&quot;))" office:value-type="float" office:value="0.07663" calcext:value-type="float">
            <text:p>0,07663</text:p>
          </table:table-cell>
          <table:table-cell table:formula="of:=[.B1242]" office:value-type="string" office:string-value="0x04C4DC01f7D7fe5888e064b36a5d2f47a76b2b4F6F74C5bFb7EB59F7067A3689" calcext:value-type="string">
            <text:p>0x04C4DC01f7D7fe5888e064b36a5d2f47a76b2b4F6F74C5bFb7EB59F7067A3689</text:p>
          </table:table-cell>
          <table:table-cell table:formula="of:=ROUNDUP([.E1242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a xlink:href="https://voyager.online/contract/0x05CbE24Ef34C6b4914a52E757EEd352351B9e703954Cbaa5F3B52bD778Ba04Bd" xlink:type="simple">0x05CbE24Ef34C6b4914a52E757EEd352351B9e703954Cbaa5F3B52bD778Ba04Bd</text:a></text:p>
          </table:table-cell>
          <table:table-cell office:value-type="string" calcext:value-type="string">
            <text:p>0.07662 ETH</text:p>
          </table:table-cell>
          <table:table-cell office:value-type="float" office:value="403" calcext:value-type="float">
            <text:p>403</text:p>
          </table:table-cell>
          <table:table-cell table:formula="of:=VALUE(SUBSTITUTE(MID([.C1243];1;LEN([.C1243])-4);&quot;.&quot;;&quot;,&quot;))" office:value-type="float" office:value="0.07662" calcext:value-type="float">
            <text:p>0,07662</text:p>
          </table:table-cell>
          <table:table-cell table:formula="of:=[.B1243]" office:value-type="string" office:string-value="0x05CbE24Ef34C6b4914a52E757EEd352351B9e703954Cbaa5F3B52bD778Ba04Bd" calcext:value-type="string">
            <text:p>0x05CbE24Ef34C6b4914a52E757EEd352351B9e703954Cbaa5F3B52bD778Ba04Bd</text:p>
          </table:table-cell>
          <table:table-cell table:formula="of:=ROUNDUP([.E1243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a xlink:href="https://voyager.online/contract/0x00F8D7eDE047A67A97fB4d8c4CdeF7a9f8172fB4b7e13FDaA3FD4ac4C25337d3" xlink:type="simple">0x00F8D7eDE047A67A97fB4d8c4CdeF7a9f8172fB4b7e13FDaA3FD4ac4C25337d3</text:a></text:p>
          </table:table-cell>
          <table:table-cell office:value-type="string" calcext:value-type="string">
            <text:p>0.07660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244];1;LEN([.C1244])-4);&quot;.&quot;;&quot;,&quot;))" office:value-type="float" office:value="0.0766" calcext:value-type="float">
            <text:p>0,0766</text:p>
          </table:table-cell>
          <table:table-cell table:formula="of:=[.B1244]" office:value-type="string" office:string-value="0x00F8D7eDE047A67A97fB4d8c4CdeF7a9f8172fB4b7e13FDaA3FD4ac4C25337d3" calcext:value-type="string">
            <text:p>0x00F8D7eDE047A67A97fB4d8c4CdeF7a9f8172fB4b7e13FDaA3FD4ac4C25337d3</text:p>
          </table:table-cell>
          <table:table-cell table:formula="of:=ROUNDUP([.E1244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<text:a xlink:href="https://voyager.online/contract/0x0058937E4aA92f762f1131987F0fcfE2dbC7590382c9BeA1887413E5E484E1d1" xlink:type="simple">0x0058937E4aA92f762f1131987F0fcfE2dbC7590382c9BeA1887413E5E484E1d1</text:a></text:p>
          </table:table-cell>
          <table:table-cell office:value-type="string" calcext:value-type="string">
            <text:p>0.07643 ETH</text:p>
          </table:table-cell>
          <table:table-cell office:value-type="float" office:value="488" calcext:value-type="float">
            <text:p>488</text:p>
          </table:table-cell>
          <table:table-cell table:formula="of:=VALUE(SUBSTITUTE(MID([.C1245];1;LEN([.C1245])-4);&quot;.&quot;;&quot;,&quot;))" office:value-type="float" office:value="0.07643" calcext:value-type="float">
            <text:p>0,07643</text:p>
          </table:table-cell>
          <table:table-cell table:formula="of:=[.B1245]" office:value-type="string" office:string-value="0x0058937E4aA92f762f1131987F0fcfE2dbC7590382c9BeA1887413E5E484E1d1" calcext:value-type="string">
            <text:p>0x0058937E4aA92f762f1131987F0fcfE2dbC7590382c9BeA1887413E5E484E1d1</text:p>
          </table:table-cell>
          <table:table-cell table:formula="of:=ROUNDUP([.E1245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<text:a xlink:href="https://voyager.online/contract/0x0207076147379635742B928B0A8758Dbf2227E4FEA2763AFFFD6FC4A9E76B7dc" xlink:type="simple">0x0207076147379635742B928B0A8758Dbf2227E4FEA2763AFFFD6FC4A9E76B7dc</text:a></text:p>
          </table:table-cell>
          <table:table-cell office:value-type="string" calcext:value-type="string">
            <text:p>0.07638 ETH</text:p>
          </table:table-cell>
          <table:table-cell office:value-type="float" office:value="429" calcext:value-type="float">
            <text:p>429</text:p>
          </table:table-cell>
          <table:table-cell table:formula="of:=VALUE(SUBSTITUTE(MID([.C1246];1;LEN([.C1246])-4);&quot;.&quot;;&quot;,&quot;))" office:value-type="float" office:value="0.07638" calcext:value-type="float">
            <text:p>0,07638</text:p>
          </table:table-cell>
          <table:table-cell table:formula="of:=[.B1246]" office:value-type="string" office:string-value="0x0207076147379635742B928B0A8758Dbf2227E4FEA2763AFFFD6FC4A9E76B7dc" calcext:value-type="string">
            <text:p>0x0207076147379635742B928B0A8758Dbf2227E4FEA2763AFFFD6FC4A9E76B7dc</text:p>
          </table:table-cell>
          <table:table-cell table:formula="of:=ROUNDUP([.E1246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<text:a xlink:href="https://voyager.online/contract/0x074931E5a9A44a64c71921f92163f6046D64b206D0CC0a0e0d1Ec0822de9363A" xlink:type="simple">0x074931E5a9A44a64c71921f92163f6046D64b206D0CC0a0e0d1Ec0822de9363A</text:a></text:p>
          </table:table-cell>
          <table:table-cell office:value-type="string" calcext:value-type="string">
            <text:p>0.07632 ETH</text:p>
          </table:table-cell>
          <table:table-cell office:value-type="float" office:value="398" calcext:value-type="float">
            <text:p>398</text:p>
          </table:table-cell>
          <table:table-cell table:formula="of:=VALUE(SUBSTITUTE(MID([.C1247];1;LEN([.C1247])-4);&quot;.&quot;;&quot;,&quot;))" office:value-type="float" office:value="0.07632" calcext:value-type="float">
            <text:p>0,07632</text:p>
          </table:table-cell>
          <table:table-cell table:formula="of:=[.B1247]" office:value-type="string" office:string-value="0x074931E5a9A44a64c71921f92163f6046D64b206D0CC0a0e0d1Ec0822de9363A" calcext:value-type="string">
            <text:p>0x074931E5a9A44a64c71921f92163f6046D64b206D0CC0a0e0d1Ec0822de9363A</text:p>
          </table:table-cell>
          <table:table-cell table:formula="of:=ROUNDUP([.E1247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<text:a xlink:href="https://voyager.online/contract/0x01a5Dc94351B057473f6AA504B6e7205b0e420e556262Cd51320e6aDed3849f2" xlink:type="simple">0x01a5Dc94351B057473f6AA504B6e7205b0e420e556262Cd51320e6aDed3849f2</text:a></text:p>
          </table:table-cell>
          <table:table-cell office:value-type="string" calcext:value-type="string">
            <text:p>0.07629 ETH</text:p>
          </table:table-cell>
          <table:table-cell office:value-type="float" office:value="380" calcext:value-type="float">
            <text:p>380</text:p>
          </table:table-cell>
          <table:table-cell table:formula="of:=VALUE(SUBSTITUTE(MID([.C1248];1;LEN([.C1248])-4);&quot;.&quot;;&quot;,&quot;))" office:value-type="float" office:value="0.07629" calcext:value-type="float">
            <text:p>0,07629</text:p>
          </table:table-cell>
          <table:table-cell table:formula="of:=[.B1248]" office:value-type="string" office:string-value="0x01a5Dc94351B057473f6AA504B6e7205b0e420e556262Cd51320e6aDed3849f2" calcext:value-type="string">
            <text:p>0x01a5Dc94351B057473f6AA504B6e7205b0e420e556262Cd51320e6aDed3849f2</text:p>
          </table:table-cell>
          <table:table-cell table:formula="of:=ROUNDUP([.E1248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<text:a xlink:href="https://voyager.online/contract/0x028Fa7414E36357e0044d640d33ca0B82C220c7debF6AEA5aDF61b065e61fc2C" xlink:type="simple">0x028Fa7414E36357e0044d640d33ca0B82C220c7debF6AEA5aDF61b065e61fc2C</text:a></text:p>
          </table:table-cell>
          <table:table-cell office:value-type="string" calcext:value-type="string">
            <text:p>0.07622 ETH</text:p>
          </table:table-cell>
          <table:table-cell office:value-type="float" office:value="604" calcext:value-type="float">
            <text:p>604</text:p>
          </table:table-cell>
          <table:table-cell table:formula="of:=VALUE(SUBSTITUTE(MID([.C1249];1;LEN([.C1249])-4);&quot;.&quot;;&quot;,&quot;))" office:value-type="float" office:value="0.07622" calcext:value-type="float">
            <text:p>0,07622</text:p>
          </table:table-cell>
          <table:table-cell table:formula="of:=[.B1249]" office:value-type="string" office:string-value="0x028Fa7414E36357e0044d640d33ca0B82C220c7debF6AEA5aDF61b065e61fc2C" calcext:value-type="string">
            <text:p>0x028Fa7414E36357e0044d640d33ca0B82C220c7debF6AEA5aDF61b065e61fc2C</text:p>
          </table:table-cell>
          <table:table-cell table:formula="of:=ROUNDUP([.E1249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<text:a xlink:href="https://voyager.online/contract/0x04f42f24FbE46f55733338657A8133a010A651E0E73c5Ae407f21724016AA5A2" xlink:type="simple">0x04f42f24FbE46f55733338657A8133a010A651E0E73c5Ae407f21724016AA5A2</text:a></text:p>
          </table:table-cell>
          <table:table-cell office:value-type="string" calcext:value-type="string">
            <text:p>0.07620 ETH</text:p>
          </table:table-cell>
          <table:table-cell office:value-type="float" office:value="403" calcext:value-type="float">
            <text:p>403</text:p>
          </table:table-cell>
          <table:table-cell table:formula="of:=VALUE(SUBSTITUTE(MID([.C1250];1;LEN([.C1250])-4);&quot;.&quot;;&quot;,&quot;))" office:value-type="float" office:value="0.0762" calcext:value-type="float">
            <text:p>0,0762</text:p>
          </table:table-cell>
          <table:table-cell table:formula="of:=[.B1250]" office:value-type="string" office:string-value="0x04f42f24FbE46f55733338657A8133a010A651E0E73c5Ae407f21724016AA5A2" calcext:value-type="string">
            <text:p>0x04f42f24FbE46f55733338657A8133a010A651E0E73c5Ae407f21724016AA5A2</text:p>
          </table:table-cell>
          <table:table-cell table:formula="of:=ROUNDUP([.E1250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<text:a xlink:href="https://voyager.online/contract/0x02F70bc18c7e655eA0c91b65108836f5353108A84cDdbEcb52879DbF63487c2B" xlink:type="simple">0x02F70bc18c7e655eA0c91b65108836f5353108A84cDdbEcb52879DbF63487c2B</text:a></text:p>
          </table:table-cell>
          <table:table-cell office:value-type="string" calcext:value-type="string">
            <text:p>0.07605 ETH</text:p>
          </table:table-cell>
          <table:table-cell office:value-type="float" office:value="438" calcext:value-type="float">
            <text:p>438</text:p>
          </table:table-cell>
          <table:table-cell table:formula="of:=VALUE(SUBSTITUTE(MID([.C1251];1;LEN([.C1251])-4);&quot;.&quot;;&quot;,&quot;))" office:value-type="float" office:value="0.07605" calcext:value-type="float">
            <text:p>0,07605</text:p>
          </table:table-cell>
          <table:table-cell table:formula="of:=[.B1251]" office:value-type="string" office:string-value="0x02F70bc18c7e655eA0c91b65108836f5353108A84cDdbEcb52879DbF63487c2B" calcext:value-type="string">
            <text:p>0x02F70bc18c7e655eA0c91b65108836f5353108A84cDdbEcb52879DbF63487c2B</text:p>
          </table:table-cell>
          <table:table-cell table:formula="of:=ROUNDUP([.E1251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a xlink:href="https://voyager.online/contract/0x06Ac32f102d02FA72b950EBb65198E218D2C339A6D911C7bb757133335Ff3B27" xlink:type="simple">0x06Ac32f102d02FA72b950EBb65198E218D2C339A6D911C7bb757133335Ff3B27</text:a></text:p>
          </table:table-cell>
          <table:table-cell office:value-type="string" calcext:value-type="string">
            <text:p>0.07588 ETH</text:p>
          </table:table-cell>
          <table:table-cell office:value-type="float" office:value="415" calcext:value-type="float">
            <text:p>415</text:p>
          </table:table-cell>
          <table:table-cell table:formula="of:=VALUE(SUBSTITUTE(MID([.C1252];1;LEN([.C1252])-4);&quot;.&quot;;&quot;,&quot;))" office:value-type="float" office:value="0.07588" calcext:value-type="float">
            <text:p>0,07588</text:p>
          </table:table-cell>
          <table:table-cell table:formula="of:=[.B1252]" office:value-type="string" office:string-value="0x06Ac32f102d02FA72b950EBb65198E218D2C339A6D911C7bb757133335Ff3B27" calcext:value-type="string">
            <text:p>0x06Ac32f102d02FA72b950EBb65198E218D2C339A6D911C7bb757133335Ff3B27</text:p>
          </table:table-cell>
          <table:table-cell table:formula="of:=ROUNDUP([.E1252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<text:a xlink:href="https://voyager.online/contract/0x0497A3A31194d43F4f95Cf40De8cf8CD6F1C8CBd775Cf7c3Db246c284bC33cBc" xlink:type="simple">0x0497A3A31194d43F4f95Cf40De8cf8CD6F1C8CBd775Cf7c3Db246c284bC33cBc</text:a></text:p>
          </table:table-cell>
          <table:table-cell office:value-type="string" calcext:value-type="string">
            <text:p>0.07526 ETH</text:p>
          </table:table-cell>
          <table:table-cell office:value-type="float" office:value="604" calcext:value-type="float">
            <text:p>604</text:p>
          </table:table-cell>
          <table:table-cell table:formula="of:=VALUE(SUBSTITUTE(MID([.C1253];1;LEN([.C1253])-4);&quot;.&quot;;&quot;,&quot;))" office:value-type="float" office:value="0.07526" calcext:value-type="float">
            <text:p>0,07526</text:p>
          </table:table-cell>
          <table:table-cell table:formula="of:=[.B1253]" office:value-type="string" office:string-value="0x0497A3A31194d43F4f95Cf40De8cf8CD6F1C8CBd775Cf7c3Db246c284bC33cBc" calcext:value-type="string">
            <text:p>0x0497A3A31194d43F4f95Cf40De8cf8CD6F1C8CBd775Cf7c3Db246c284bC33cBc</text:p>
          </table:table-cell>
          <table:table-cell table:formula="of:=ROUNDUP([.E1253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<text:a xlink:href="https://voyager.online/contract/0x0207e17a285e2A0224599485Bfbfbe23ddafbE809D236049651cBddD5dCF9e38" xlink:type="simple">0x0207e17a285e2A0224599485Bfbfbe23ddafbE809D236049651cBddD5dCF9e38</text:a></text:p>
          </table:table-cell>
          <table:table-cell office:value-type="string" calcext:value-type="string">
            <text:p>0.07524 ETH</text:p>
          </table:table-cell>
          <table:table-cell office:value-type="float" office:value="406" calcext:value-type="float">
            <text:p>406</text:p>
          </table:table-cell>
          <table:table-cell table:formula="of:=VALUE(SUBSTITUTE(MID([.C1254];1;LEN([.C1254])-4);&quot;.&quot;;&quot;,&quot;))" office:value-type="float" office:value="0.07524" calcext:value-type="float">
            <text:p>0,07524</text:p>
          </table:table-cell>
          <table:table-cell table:formula="of:=[.B1254]" office:value-type="string" office:string-value="0x0207e17a285e2A0224599485Bfbfbe23ddafbE809D236049651cBddD5dCF9e38" calcext:value-type="string">
            <text:p>0x0207e17a285e2A0224599485Bfbfbe23ddafbE809D236049651cBddD5dCF9e38</text:p>
          </table:table-cell>
          <table:table-cell table:formula="of:=ROUNDUP([.E1254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a xlink:href="https://voyager.online/contract/0x012E55027F4975EEbcB4F42BB63e71E192dbA9B504e010f8c9e2822A237DF019" xlink:type="simple">0x012E55027F4975EEbcB4F42BB63e71E192dbA9B504e010f8c9e2822A237DF019</text:a></text:p>
          </table:table-cell>
          <table:table-cell office:value-type="string" calcext:value-type="string">
            <text:p>0.07511 ETH</text:p>
          </table:table-cell>
          <table:table-cell office:value-type="float" office:value="465" calcext:value-type="float">
            <text:p>465</text:p>
          </table:table-cell>
          <table:table-cell table:formula="of:=VALUE(SUBSTITUTE(MID([.C1255];1;LEN([.C1255])-4);&quot;.&quot;;&quot;,&quot;))" office:value-type="float" office:value="0.07511" calcext:value-type="float">
            <text:p>0,07511</text:p>
          </table:table-cell>
          <table:table-cell table:formula="of:=[.B1255]" office:value-type="string" office:string-value="0x012E55027F4975EEbcB4F42BB63e71E192dbA9B504e010f8c9e2822A237DF019" calcext:value-type="string">
            <text:p>0x012E55027F4975EEbcB4F42BB63e71E192dbA9B504e010f8c9e2822A237DF019</text:p>
          </table:table-cell>
          <table:table-cell table:formula="of:=ROUNDUP([.E1255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<text:a xlink:href="https://voyager.online/contract/0x06D3Cab49caAbbdA02220b7026E7Ff3842617806A78b5C0769b26Ce19B54863A" xlink:type="simple">0x06D3Cab49caAbbdA02220b7026E7Ff3842617806A78b5C0769b26Ce19B54863A</text:a></text:p>
          </table:table-cell>
          <table:table-cell office:value-type="string" calcext:value-type="string">
            <text:p>0.07506 ETH</text:p>
          </table:table-cell>
          <table:table-cell office:value-type="float" office:value="435" calcext:value-type="float">
            <text:p>435</text:p>
          </table:table-cell>
          <table:table-cell table:formula="of:=VALUE(SUBSTITUTE(MID([.C1256];1;LEN([.C1256])-4);&quot;.&quot;;&quot;,&quot;))" office:value-type="float" office:value="0.07506" calcext:value-type="float">
            <text:p>0,07506</text:p>
          </table:table-cell>
          <table:table-cell table:formula="of:=[.B1256]" office:value-type="string" office:string-value="0x06D3Cab49caAbbdA02220b7026E7Ff3842617806A78b5C0769b26Ce19B54863A" calcext:value-type="string">
            <text:p>0x06D3Cab49caAbbdA02220b7026E7Ff3842617806A78b5C0769b26Ce19B54863A</text:p>
          </table:table-cell>
          <table:table-cell table:formula="of:=ROUNDUP([.E1256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<text:a xlink:href="https://voyager.online/contract/0x007C55d69430B2857c5f657aAA5B767DB9Cd5CA2725DE9CF887ab6e58209A894" xlink:type="simple">0x007C55d69430B2857c5f657aAA5B767DB9Cd5CA2725DE9CF887ab6e58209A894</text:a></text:p>
          </table:table-cell>
          <table:table-cell office:value-type="string" calcext:value-type="string">
            <text:p>0.07460 ETH</text:p>
          </table:table-cell>
          <table:table-cell office:value-type="float" office:value="459" calcext:value-type="float">
            <text:p>459</text:p>
          </table:table-cell>
          <table:table-cell table:formula="of:=VALUE(SUBSTITUTE(MID([.C1257];1;LEN([.C1257])-4);&quot;.&quot;;&quot;,&quot;))" office:value-type="float" office:value="0.0746" calcext:value-type="float">
            <text:p>0,0746</text:p>
          </table:table-cell>
          <table:table-cell table:formula="of:=[.B1257]" office:value-type="string" office:string-value="0x007C55d69430B2857c5f657aAA5B767DB9Cd5CA2725DE9CF887ab6e58209A894" calcext:value-type="string">
            <text:p>0x007C55d69430B2857c5f657aAA5B767DB9Cd5CA2725DE9CF887ab6e58209A894</text:p>
          </table:table-cell>
          <table:table-cell table:formula="of:=ROUNDUP([.E1257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<text:a xlink:href="https://voyager.online/contract/0x02A31fA79881c3ad73536a9415223FA6CE7FBC98854c9Cf09a1111d8E3952EB8" xlink:type="simple">0x02A31fA79881c3ad73536a9415223FA6CE7FBC98854c9Cf09a1111d8E3952EB8</text:a></text:p>
          </table:table-cell>
          <table:table-cell office:value-type="string" calcext:value-type="string">
            <text:p>0.07459 ETH</text:p>
          </table:table-cell>
          <table:table-cell office:value-type="float" office:value="424" calcext:value-type="float">
            <text:p>424</text:p>
          </table:table-cell>
          <table:table-cell table:formula="of:=VALUE(SUBSTITUTE(MID([.C1258];1;LEN([.C1258])-4);&quot;.&quot;;&quot;,&quot;))" office:value-type="float" office:value="0.07459" calcext:value-type="float">
            <text:p>0,07459</text:p>
          </table:table-cell>
          <table:table-cell table:formula="of:=[.B1258]" office:value-type="string" office:string-value="0x02A31fA79881c3ad73536a9415223FA6CE7FBC98854c9Cf09a1111d8E3952EB8" calcext:value-type="string">
            <text:p>0x02A31fA79881c3ad73536a9415223FA6CE7FBC98854c9Cf09a1111d8E3952EB8</text:p>
          </table:table-cell>
          <table:table-cell table:formula="of:=ROUNDUP([.E1258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<text:a xlink:href="https://voyager.online/contract/0x02FC611346a9c0572a2ef267EA1E8f4408D8ee25Bf25A1a69608DDEdF1c9a51f" xlink:type="simple">0x02FC611346a9c0572a2ef267EA1E8f4408D8ee25Bf25A1a69608DDEdF1c9a51f</text:a></text:p>
          </table:table-cell>
          <table:table-cell office:value-type="string" calcext:value-type="string">
            <text:p>0.07443 ETH</text:p>
          </table:table-cell>
          <table:table-cell office:value-type="float" office:value="575" calcext:value-type="float">
            <text:p>575</text:p>
          </table:table-cell>
          <table:table-cell table:formula="of:=VALUE(SUBSTITUTE(MID([.C1259];1;LEN([.C1259])-4);&quot;.&quot;;&quot;,&quot;))" office:value-type="float" office:value="0.07443" calcext:value-type="float">
            <text:p>0,07443</text:p>
          </table:table-cell>
          <table:table-cell table:formula="of:=[.B1259]" office:value-type="string" office:string-value="0x02FC611346a9c0572a2ef267EA1E8f4408D8ee25Bf25A1a69608DDEdF1c9a51f" calcext:value-type="string">
            <text:p>0x02FC611346a9c0572a2ef267EA1E8f4408D8ee25Bf25A1a69608DDEdF1c9a51f</text:p>
          </table:table-cell>
          <table:table-cell table:formula="of:=ROUNDUP([.E1259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<text:a xlink:href="https://voyager.online/contract/0x03E80060dF931d8dFFeD2896a65c397B948Ed1De06e88272f650814583EC28D0" xlink:type="simple">0x03E80060dF931d8dFFeD2896a65c397B948Ed1De06e88272f650814583EC28D0</text:a></text:p>
          </table:table-cell>
          <table:table-cell office:value-type="string" calcext:value-type="string">
            <text:p>0.07436 ETH</text:p>
          </table:table-cell>
          <table:table-cell office:value-type="float" office:value="456" calcext:value-type="float">
            <text:p>456</text:p>
          </table:table-cell>
          <table:table-cell table:formula="of:=VALUE(SUBSTITUTE(MID([.C1260];1;LEN([.C1260])-4);&quot;.&quot;;&quot;,&quot;))" office:value-type="float" office:value="0.07436" calcext:value-type="float">
            <text:p>0,07436</text:p>
          </table:table-cell>
          <table:table-cell table:formula="of:=[.B1260]" office:value-type="string" office:string-value="0x03E80060dF931d8dFFeD2896a65c397B948Ed1De06e88272f650814583EC28D0" calcext:value-type="string">
            <text:p>0x03E80060dF931d8dFFeD2896a65c397B948Ed1De06e88272f650814583EC28D0</text:p>
          </table:table-cell>
          <table:table-cell table:formula="of:=ROUNDUP([.E1260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<text:a xlink:href="https://voyager.online/contract/0x01cd6A6BDE8527bbe5f2eCAedcE007292910F2DBa4e3Ecfb0f670BC1A1E67988" xlink:type="simple">0x01cd6A6BDE8527bbe5f2eCAedcE007292910F2DBa4e3Ecfb0f670BC1A1E67988</text:a></text:p>
          </table:table-cell>
          <table:table-cell office:value-type="string" calcext:value-type="string">
            <text:p>0.07416 ETH</text:p>
          </table:table-cell>
          <table:table-cell office:value-type="float" office:value="517" calcext:value-type="float">
            <text:p>517</text:p>
          </table:table-cell>
          <table:table-cell table:formula="of:=VALUE(SUBSTITUTE(MID([.C1261];1;LEN([.C1261])-4);&quot;.&quot;;&quot;,&quot;))" office:value-type="float" office:value="0.07416" calcext:value-type="float">
            <text:p>0,07416</text:p>
          </table:table-cell>
          <table:table-cell table:formula="of:=[.B1261]" office:value-type="string" office:string-value="0x01cd6A6BDE8527bbe5f2eCAedcE007292910F2DBa4e3Ecfb0f670BC1A1E67988" calcext:value-type="string">
            <text:p>0x01cd6A6BDE8527bbe5f2eCAedcE007292910F2DBa4e3Ecfb0f670BC1A1E67988</text:p>
          </table:table-cell>
          <table:table-cell table:formula="of:=ROUNDUP([.E1261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<text:a xlink:href="https://voyager.online/contract/0x00aC1249e2C0248B3dF3D30C306597496653759cD9eFBDF47f91Bf1066408dD8" xlink:type="simple">0x00aC1249e2C0248B3dF3D30C306597496653759cD9eFBDF47f91Bf1066408dD8</text:a></text:p>
          </table:table-cell>
          <table:table-cell office:value-type="string" calcext:value-type="string">
            <text:p>0.07405 ETH</text:p>
          </table:table-cell>
          <table:table-cell office:value-type="float" office:value="482" calcext:value-type="float">
            <text:p>482</text:p>
          </table:table-cell>
          <table:table-cell table:formula="of:=VALUE(SUBSTITUTE(MID([.C1262];1;LEN([.C1262])-4);&quot;.&quot;;&quot;,&quot;))" office:value-type="float" office:value="0.07405" calcext:value-type="float">
            <text:p>0,07405</text:p>
          </table:table-cell>
          <table:table-cell table:formula="of:=[.B1262]" office:value-type="string" office:string-value="0x00aC1249e2C0248B3dF3D30C306597496653759cD9eFBDF47f91Bf1066408dD8" calcext:value-type="string">
            <text:p>0x00aC1249e2C0248B3dF3D30C306597496653759cD9eFBDF47f91Bf1066408dD8</text:p>
          </table:table-cell>
          <table:table-cell table:formula="of:=ROUNDUP([.E1262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<text:a xlink:href="https://voyager.online/contract/0x04850bb4E8E87901cF8E358A9E89E8E8914AD937b0086203C9e1c6a841346742" xlink:type="simple">0x04850bb4E8E87901cF8E358A9E89E8E8914AD937b0086203C9e1c6a841346742</text:a></text:p>
          </table:table-cell>
          <table:table-cell office:value-type="string" calcext:value-type="string">
            <text:p>0.07341 ETH</text:p>
          </table:table-cell>
          <table:table-cell office:value-type="float" office:value="388" calcext:value-type="float">
            <text:p>388</text:p>
          </table:table-cell>
          <table:table-cell table:formula="of:=VALUE(SUBSTITUTE(MID([.C1263];1;LEN([.C1263])-4);&quot;.&quot;;&quot;,&quot;))" office:value-type="float" office:value="0.07341" calcext:value-type="float">
            <text:p>0,07341</text:p>
          </table:table-cell>
          <table:table-cell table:formula="of:=[.B1263]" office:value-type="string" office:string-value="0x04850bb4E8E87901cF8E358A9E89E8E8914AD937b0086203C9e1c6a841346742" calcext:value-type="string">
            <text:p>0x04850bb4E8E87901cF8E358A9E89E8E8914AD937b0086203C9e1c6a841346742</text:p>
          </table:table-cell>
          <table:table-cell table:formula="of:=ROUNDUP([.E1263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<text:a xlink:href="https://voyager.online/contract/0x06d0E9e2A349986418b326F61Ea57dc33D82688b495B52c5b67A18a49e269698" xlink:type="simple">0x06d0E9e2A349986418b326F61Ea57dc33D82688b495B52c5b67A18a49e269698</text:a></text:p>
          </table:table-cell>
          <table:table-cell office:value-type="string" calcext:value-type="string">
            <text:p>0.07332 ETH</text:p>
          </table:table-cell>
          <table:table-cell office:value-type="float" office:value="427" calcext:value-type="float">
            <text:p>427</text:p>
          </table:table-cell>
          <table:table-cell table:formula="of:=VALUE(SUBSTITUTE(MID([.C1264];1;LEN([.C1264])-4);&quot;.&quot;;&quot;,&quot;))" office:value-type="float" office:value="0.07332" calcext:value-type="float">
            <text:p>0,07332</text:p>
          </table:table-cell>
          <table:table-cell table:formula="of:=[.B1264]" office:value-type="string" office:string-value="0x06d0E9e2A349986418b326F61Ea57dc33D82688b495B52c5b67A18a49e269698" calcext:value-type="string">
            <text:p>0x06d0E9e2A349986418b326F61Ea57dc33D82688b495B52c5b67A18a49e269698</text:p>
          </table:table-cell>
          <table:table-cell table:formula="of:=ROUNDUP([.E1264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<text:a xlink:href="https://voyager.online/contract/0x06cB61b4e346c41343ADF181885a3cc131787668af938c651f5522EcEb74A2af" xlink:type="simple">0x06cB61b4e346c41343ADF181885a3cc131787668af938c651f5522EcEb74A2af</text:a></text:p>
          </table:table-cell>
          <table:table-cell office:value-type="string" calcext:value-type="string">
            <text:p>0.07275 ETH</text:p>
          </table:table-cell>
          <table:table-cell office:value-type="float" office:value="524" calcext:value-type="float">
            <text:p>524</text:p>
          </table:table-cell>
          <table:table-cell table:formula="of:=VALUE(SUBSTITUTE(MID([.C1265];1;LEN([.C1265])-4);&quot;.&quot;;&quot;,&quot;))" office:value-type="float" office:value="0.07275" calcext:value-type="float">
            <text:p>0,07275</text:p>
          </table:table-cell>
          <table:table-cell table:formula="of:=[.B1265]" office:value-type="string" office:string-value="0x06cB61b4e346c41343ADF181885a3cc131787668af938c651f5522EcEb74A2af" calcext:value-type="string">
            <text:p>0x06cB61b4e346c41343ADF181885a3cc131787668af938c651f5522EcEb74A2af</text:p>
          </table:table-cell>
          <table:table-cell table:formula="of:=ROUNDUP([.E1265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<text:a xlink:href="https://voyager.online/contract/0x03E7330434C650c68DfcEA774F7a3e6e8eAD76f0daAAdf9390eFe4787B90Ed46" xlink:type="simple">0x03E7330434C650c68DfcEA774F7a3e6e8eAD76f0daAAdf9390eFe4787B90Ed46</text:a></text:p>
          </table:table-cell>
          <table:table-cell office:value-type="string" calcext:value-type="string">
            <text:p>0.07232 ETH</text:p>
          </table:table-cell>
          <table:table-cell office:value-type="float" office:value="420" calcext:value-type="float">
            <text:p>420</text:p>
          </table:table-cell>
          <table:table-cell table:formula="of:=VALUE(SUBSTITUTE(MID([.C1266];1;LEN([.C1266])-4);&quot;.&quot;;&quot;,&quot;))" office:value-type="float" office:value="0.07232" calcext:value-type="float">
            <text:p>0,07232</text:p>
          </table:table-cell>
          <table:table-cell table:formula="of:=[.B1266]" office:value-type="string" office:string-value="0x03E7330434C650c68DfcEA774F7a3e6e8eAD76f0daAAdf9390eFe4787B90Ed46" calcext:value-type="string">
            <text:p>0x03E7330434C650c68DfcEA774F7a3e6e8eAD76f0daAAdf9390eFe4787B90Ed46</text:p>
          </table:table-cell>
          <table:table-cell table:formula="of:=ROUNDUP([.E1266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<text:a xlink:href="https://voyager.online/contract/0x008b30C91F9592Ee13A58A8DFEB378D9665A0bA25C398004d5208c811c251B8d" xlink:type="simple">0x008b30C91F9592Ee13A58A8DFEB378D9665A0bA25C398004d5208c811c251B8d</text:a></text:p>
          </table:table-cell>
          <table:table-cell office:value-type="string" calcext:value-type="string">
            <text:p>0.07221 ETH</text:p>
          </table:table-cell>
          <table:table-cell office:value-type="float" office:value="482" calcext:value-type="float">
            <text:p>482</text:p>
          </table:table-cell>
          <table:table-cell table:formula="of:=VALUE(SUBSTITUTE(MID([.C1267];1;LEN([.C1267])-4);&quot;.&quot;;&quot;,&quot;))" office:value-type="float" office:value="0.07221" calcext:value-type="float">
            <text:p>0,07221</text:p>
          </table:table-cell>
          <table:table-cell table:formula="of:=[.B1267]" office:value-type="string" office:string-value="0x008b30C91F9592Ee13A58A8DFEB378D9665A0bA25C398004d5208c811c251B8d" calcext:value-type="string">
            <text:p>0x008b30C91F9592Ee13A58A8DFEB378D9665A0bA25C398004d5208c811c251B8d</text:p>
          </table:table-cell>
          <table:table-cell table:formula="of:=ROUNDUP([.E1267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<text:a xlink:href="https://voyager.online/contract/0x04e287d44d6edB7481d7263314e48077D859676B37aF6fEb8d86b1a5C4aC6622" xlink:type="simple">0x04e287d44d6edB7481d7263314e48077D859676B37aF6fEb8d86b1a5C4aC6622</text:a></text:p>
          </table:table-cell>
          <table:table-cell office:value-type="string" calcext:value-type="string">
            <text:p>0.07198 ETH</text:p>
          </table:table-cell>
          <table:table-cell office:value-type="float" office:value="391" calcext:value-type="float">
            <text:p>391</text:p>
          </table:table-cell>
          <table:table-cell table:formula="of:=VALUE(SUBSTITUTE(MID([.C1268];1;LEN([.C1268])-4);&quot;.&quot;;&quot;,&quot;))" office:value-type="float" office:value="0.07198" calcext:value-type="float">
            <text:p>0,07198</text:p>
          </table:table-cell>
          <table:table-cell table:formula="of:=[.B1268]" office:value-type="string" office:string-value="0x04e287d44d6edB7481d7263314e48077D859676B37aF6fEb8d86b1a5C4aC6622" calcext:value-type="string">
            <text:p>0x04e287d44d6edB7481d7263314e48077D859676B37aF6fEb8d86b1a5C4aC6622</text:p>
          </table:table-cell>
          <table:table-cell table:formula="of:=ROUNDUP([.E1268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<text:a xlink:href="https://voyager.online/contract/0x057a8a332E94B0511b37f2FDA8edA4Ab8c4eE071a30916b366e7De50056af56a" xlink:type="simple">0x057a8a332E94B0511b37f2FDA8edA4Ab8c4eE071a30916b366e7De50056af56a</text:a></text:p>
          </table:table-cell>
          <table:table-cell office:value-type="string" calcext:value-type="string">
            <text:p>0.07093 ETH</text:p>
          </table:table-cell>
          <table:table-cell office:value-type="float" office:value="420" calcext:value-type="float">
            <text:p>420</text:p>
          </table:table-cell>
          <table:table-cell table:formula="of:=VALUE(SUBSTITUTE(MID([.C1269];1;LEN([.C1269])-4);&quot;.&quot;;&quot;,&quot;))" office:value-type="float" office:value="0.07093" calcext:value-type="float">
            <text:p>0,07093</text:p>
          </table:table-cell>
          <table:table-cell table:formula="of:=[.B1269]" office:value-type="string" office:string-value="0x057a8a332E94B0511b37f2FDA8edA4Ab8c4eE071a30916b366e7De50056af56a" calcext:value-type="string">
            <text:p>0x057a8a332E94B0511b37f2FDA8edA4Ab8c4eE071a30916b366e7De50056af56a</text:p>
          </table:table-cell>
          <table:table-cell table:formula="of:=ROUNDUP([.E1269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<text:a xlink:href="https://voyager.online/contract/0x0328d7c4dA2a691A0486DA830eca831d95792Bf7e13D94a30eB67bc1e7Db0Fa7" xlink:type="simple">0x0328d7c4dA2a691A0486DA830eca831d95792Bf7e13D94a30eB67bc1e7Db0Fa7</text:a></text:p>
          </table:table-cell>
          <table:table-cell office:value-type="string" calcext:value-type="string">
            <text:p>0.07049 ETH</text:p>
          </table:table-cell>
          <table:table-cell office:value-type="float" office:value="501" calcext:value-type="float">
            <text:p>501</text:p>
          </table:table-cell>
          <table:table-cell table:formula="of:=VALUE(SUBSTITUTE(MID([.C1270];1;LEN([.C1270])-4);&quot;.&quot;;&quot;,&quot;))" office:value-type="float" office:value="0.07049" calcext:value-type="float">
            <text:p>0,07049</text:p>
          </table:table-cell>
          <table:table-cell table:formula="of:=[.B1270]" office:value-type="string" office:string-value="0x0328d7c4dA2a691A0486DA830eca831d95792Bf7e13D94a30eB67bc1e7Db0Fa7" calcext:value-type="string">
            <text:p>0x0328d7c4dA2a691A0486DA830eca831d95792Bf7e13D94a30eB67bc1e7Db0Fa7</text:p>
          </table:table-cell>
          <table:table-cell table:formula="of:=ROUNDUP([.E1270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<text:a xlink:href="https://voyager.online/contract/0x056b540aA3aB0548e3477730767E7E8521BA77faCcd81524bfA2118d56950c0d" xlink:type="simple">0x056b540aA3aB0548e3477730767E7E8521BA77faCcd81524bfA2118d56950c0d</text:a></text:p>
          </table:table-cell>
          <table:table-cell office:value-type="string" calcext:value-type="string">
            <text:p>0.07029 ETH</text:p>
          </table:table-cell>
          <table:table-cell office:value-type="float" office:value="410" calcext:value-type="float">
            <text:p>410</text:p>
          </table:table-cell>
          <table:table-cell table:formula="of:=VALUE(SUBSTITUTE(MID([.C1271];1;LEN([.C1271])-4);&quot;.&quot;;&quot;,&quot;))" office:value-type="float" office:value="0.07029" calcext:value-type="float">
            <text:p>0,07029</text:p>
          </table:table-cell>
          <table:table-cell table:formula="of:=[.B1271]" office:value-type="string" office:string-value="0x056b540aA3aB0548e3477730767E7E8521BA77faCcd81524bfA2118d56950c0d" calcext:value-type="string">
            <text:p>0x056b540aA3aB0548e3477730767E7E8521BA77faCcd81524bfA2118d56950c0d</text:p>
          </table:table-cell>
          <table:table-cell table:formula="of:=ROUNDUP([.E1271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<text:a xlink:href="https://voyager.online/contract/0x05cCAFF6DB42D7793D69eca2F9e76E3981C941756C7CdC8D85847a2a6876B8B2" xlink:type="simple">0x05cCAFF6DB42D7793D69eca2F9e76E3981C941756C7CdC8D85847a2a6876B8B2</text:a></text:p>
          </table:table-cell>
          <table:table-cell office:value-type="string" calcext:value-type="string">
            <text:p>0.07001 ETH</text:p>
          </table:table-cell>
          <table:table-cell office:value-type="string" calcext:value-type="string">
            <text:p>1 217</text:p>
          </table:table-cell>
          <table:table-cell table:formula="of:=VALUE(SUBSTITUTE(MID([.C1272];1;LEN([.C1272])-4);&quot;.&quot;;&quot;,&quot;))" office:value-type="float" office:value="0.07001" calcext:value-type="float">
            <text:p>0,07001</text:p>
          </table:table-cell>
          <table:table-cell table:formula="of:=[.B1272]" office:value-type="string" office:string-value="0x05cCAFF6DB42D7793D69eca2F9e76E3981C941756C7CdC8D85847a2a6876B8B2" calcext:value-type="string">
            <text:p>0x05cCAFF6DB42D7793D69eca2F9e76E3981C941756C7CdC8D85847a2a6876B8B2</text:p>
          </table:table-cell>
          <table:table-cell table:formula="of:=ROUNDUP([.E1272]*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<text:a xlink:href="https://voyager.online/contract/0x055737374d618FB381E9927AA3bBAdDDBe30f8779f06F72a3Bb12beAf7a2D6f8" xlink:type="simple">0x055737374d618FB381E9927AA3bBAdDDBe30f8779f06F72a3Bb12beAf7a2D6f8</text:a></text:p>
          </table:table-cell>
          <table:table-cell office:value-type="string" calcext:value-type="string">
            <text:p>0.06989 ETH</text:p>
          </table:table-cell>
          <table:table-cell office:value-type="string" calcext:value-type="string">
            <text:p>1 262</text:p>
          </table:table-cell>
          <table:table-cell table:formula="of:=VALUE(SUBSTITUTE(MID([.C1273];1;LEN([.C1273])-4);&quot;.&quot;;&quot;,&quot;))" office:value-type="float" office:value="0.06989" calcext:value-type="float">
            <text:p>0,06989</text:p>
          </table:table-cell>
          <table:table-cell table:formula="of:=[.B1273]" office:value-type="string" office:string-value="0x055737374d618FB381E9927AA3bBAdDDBe30f8779f06F72a3Bb12beAf7a2D6f8" calcext:value-type="string">
            <text:p>0x055737374d618FB381E9927AA3bBAdDDBe30f8779f06F72a3Bb12beAf7a2D6f8</text:p>
          </table:table-cell>
          <table:table-cell table:formula="of:=ROUNDUP([.E1273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<text:a xlink:href="https://voyager.online/contract/0x02856294644A6D25735eA0c43Dbc9b1951363e18D550d2C7F5E5dd1EB990835F" xlink:type="simple">0x02856294644A6D25735eA0c43Dbc9b1951363e18D550d2C7F5E5dd1EB990835F</text:a></text:p>
          </table:table-cell>
          <table:table-cell office:value-type="string" calcext:value-type="string">
            <text:p>0.06985 ETH</text:p>
          </table:table-cell>
          <table:table-cell office:value-type="float" office:value="629" calcext:value-type="float">
            <text:p>629</text:p>
          </table:table-cell>
          <table:table-cell table:formula="of:=VALUE(SUBSTITUTE(MID([.C1274];1;LEN([.C1274])-4);&quot;.&quot;;&quot;,&quot;))" office:value-type="float" office:value="0.06985" calcext:value-type="float">
            <text:p>0,06985</text:p>
          </table:table-cell>
          <table:table-cell table:formula="of:=[.B1274]" office:value-type="string" office:string-value="0x02856294644A6D25735eA0c43Dbc9b1951363e18D550d2C7F5E5dd1EB990835F" calcext:value-type="string">
            <text:p>0x02856294644A6D25735eA0c43Dbc9b1951363e18D550d2C7F5E5dd1EB990835F</text:p>
          </table:table-cell>
          <table:table-cell table:formula="of:=ROUNDUP([.E1274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<text:a xlink:href="https://voyager.online/contract/0x01DE93F5804DAc8EdEC7B9dE55a2c80D1CB098549b9B23cA65c3a19E3DbcBd22" xlink:type="simple">0x01DE93F5804DAc8EdEC7B9dE55a2c80D1CB098549b9B23cA65c3a19E3DbcBd22</text:a></text:p>
          </table:table-cell>
          <table:table-cell office:value-type="string" calcext:value-type="string">
            <text:p>0.06981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275];1;LEN([.C1275])-4);&quot;.&quot;;&quot;,&quot;))" office:value-type="float" office:value="0.06981" calcext:value-type="float">
            <text:p>0,06981</text:p>
          </table:table-cell>
          <table:table-cell table:formula="of:=[.B1275]" office:value-type="string" office:string-value="0x01DE93F5804DAc8EdEC7B9dE55a2c80D1CB098549b9B23cA65c3a19E3DbcBd22" calcext:value-type="string">
            <text:p>0x01DE93F5804DAc8EdEC7B9dE55a2c80D1CB098549b9B23cA65c3a19E3DbcBd22</text:p>
          </table:table-cell>
          <table:table-cell table:formula="of:=ROUNDUP([.E1275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<text:a xlink:href="https://voyager.online/contract/0x02Fd62A210B5165A2CAb4bfbB30e041174488183D2Ee3c6E5C2287E521050E69" xlink:type="simple">0x02Fd62A210B5165A2CAb4bfbB30e041174488183D2Ee3c6E5C2287E521050E69</text:a></text:p>
          </table:table-cell>
          <table:table-cell office:value-type="string" calcext:value-type="string">
            <text:p>0.06973 ETH</text:p>
          </table:table-cell>
          <table:table-cell office:value-type="float" office:value="383" calcext:value-type="float">
            <text:p>383</text:p>
          </table:table-cell>
          <table:table-cell table:formula="of:=VALUE(SUBSTITUTE(MID([.C1276];1;LEN([.C1276])-4);&quot;.&quot;;&quot;,&quot;))" office:value-type="float" office:value="0.06973" calcext:value-type="float">
            <text:p>0,06973</text:p>
          </table:table-cell>
          <table:table-cell table:formula="of:=[.B1276]" office:value-type="string" office:string-value="0x02Fd62A210B5165A2CAb4bfbB30e041174488183D2Ee3c6E5C2287E521050E69" calcext:value-type="string">
            <text:p>0x02Fd62A210B5165A2CAb4bfbB30e041174488183D2Ee3c6E5C2287E521050E69</text:p>
          </table:table-cell>
          <table:table-cell table:formula="of:=ROUNDUP([.E1276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<text:a xlink:href="https://voyager.online/contract/0x063FF25D2A0156d9f3d82ccd8d281098bf594D2740f20A59805140d2EEEf6f92" xlink:type="simple">0x063FF25D2A0156d9f3d82ccd8d281098bf594D2740f20A59805140d2EEEf6f92</text:a></text:p>
          </table:table-cell>
          <table:table-cell office:value-type="string" calcext:value-type="string">
            <text:p>0.06971 ETH</text:p>
          </table:table-cell>
          <table:table-cell office:value-type="float" office:value="416" calcext:value-type="float">
            <text:p>416</text:p>
          </table:table-cell>
          <table:table-cell table:formula="of:=VALUE(SUBSTITUTE(MID([.C1277];1;LEN([.C1277])-4);&quot;.&quot;;&quot;,&quot;))" office:value-type="float" office:value="0.06971" calcext:value-type="float">
            <text:p>0,06971</text:p>
          </table:table-cell>
          <table:table-cell table:formula="of:=[.B1277]" office:value-type="string" office:string-value="0x063FF25D2A0156d9f3d82ccd8d281098bf594D2740f20A59805140d2EEEf6f92" calcext:value-type="string">
            <text:p>0x063FF25D2A0156d9f3d82ccd8d281098bf594D2740f20A59805140d2EEEf6f92</text:p>
          </table:table-cell>
          <table:table-cell table:formula="of:=ROUNDUP([.E1277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a xlink:href="https://voyager.online/contract/0x0539a166C680c6f1f4cB517E19363541aCC5eE0D26e4471fB5a8345FE07f889a" xlink:type="simple">0x0539a166C680c6f1f4cB517E19363541aCC5eE0D26e4471fB5a8345FE07f889a</text:a></text:p>
          </table:table-cell>
          <table:table-cell office:value-type="string" calcext:value-type="string">
            <text:p>0.06959 ETH</text:p>
          </table:table-cell>
          <table:table-cell office:value-type="float" office:value="404" calcext:value-type="float">
            <text:p>404</text:p>
          </table:table-cell>
          <table:table-cell table:formula="of:=VALUE(SUBSTITUTE(MID([.C1278];1;LEN([.C1278])-4);&quot;.&quot;;&quot;,&quot;))" office:value-type="float" office:value="0.06959" calcext:value-type="float">
            <text:p>0,06959</text:p>
          </table:table-cell>
          <table:table-cell table:formula="of:=[.B1278]" office:value-type="string" office:string-value="0x0539a166C680c6f1f4cB517E19363541aCC5eE0D26e4471fB5a8345FE07f889a" calcext:value-type="string">
            <text:p>0x0539a166C680c6f1f4cB517E19363541aCC5eE0D26e4471fB5a8345FE07f889a</text:p>
          </table:table-cell>
          <table:table-cell table:formula="of:=ROUNDUP([.E1278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<text:a xlink:href="https://voyager.online/contract/0x010Cd5Ec76ab0cEC4203f6D28FD94Ed484d5B480485406d1DB313b2f95B604B3" xlink:type="simple">0x010Cd5Ec76ab0cEC4203f6D28FD94Ed484d5B480485406d1DB313b2f95B604B3</text:a></text:p>
          </table:table-cell>
          <table:table-cell office:value-type="string" calcext:value-type="string">
            <text:p>0.06957 ETH</text:p>
          </table:table-cell>
          <table:table-cell office:value-type="float" office:value="579" calcext:value-type="float">
            <text:p>579</text:p>
          </table:table-cell>
          <table:table-cell table:formula="of:=VALUE(SUBSTITUTE(MID([.C1279];1;LEN([.C1279])-4);&quot;.&quot;;&quot;,&quot;))" office:value-type="float" office:value="0.06957" calcext:value-type="float">
            <text:p>0,06957</text:p>
          </table:table-cell>
          <table:table-cell table:formula="of:=[.B1279]" office:value-type="string" office:string-value="0x010Cd5Ec76ab0cEC4203f6D28FD94Ed484d5B480485406d1DB313b2f95B604B3" calcext:value-type="string">
            <text:p>0x010Cd5Ec76ab0cEC4203f6D28FD94Ed484d5B480485406d1DB313b2f95B604B3</text:p>
          </table:table-cell>
          <table:table-cell table:formula="of:=ROUNDUP([.E1279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<text:a xlink:href="https://voyager.online/contract/0x04E318575323F3B7f637b1b0308391b082dA53183411eCc8f82C9F46D18F8D5b" xlink:type="simple">0x04E318575323F3B7f637b1b0308391b082dA53183411eCc8f82C9F46D18F8D5b</text:a></text:p>
          </table:table-cell>
          <table:table-cell office:value-type="string" calcext:value-type="string">
            <text:p>0.06957 ETH</text:p>
          </table:table-cell>
          <table:table-cell office:value-type="float" office:value="383" calcext:value-type="float">
            <text:p>383</text:p>
          </table:table-cell>
          <table:table-cell table:formula="of:=VALUE(SUBSTITUTE(MID([.C1280];1;LEN([.C1280])-4);&quot;.&quot;;&quot;,&quot;))" office:value-type="float" office:value="0.06957" calcext:value-type="float">
            <text:p>0,06957</text:p>
          </table:table-cell>
          <table:table-cell table:formula="of:=[.B1280]" office:value-type="string" office:string-value="0x04E318575323F3B7f637b1b0308391b082dA53183411eCc8f82C9F46D18F8D5b" calcext:value-type="string">
            <text:p>0x04E318575323F3B7f637b1b0308391b082dA53183411eCc8f82C9F46D18F8D5b</text:p>
          </table:table-cell>
          <table:table-cell table:formula="of:=ROUNDUP([.E1280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<text:a xlink:href="https://voyager.online/contract/0x049277b0c7a7d62F56890A47162560BD51982Cf2244735c066c6295da55400a0" xlink:type="simple">0x049277b0c7a7d62F56890A47162560BD51982Cf2244735c066c6295da55400a0</text:a></text:p>
          </table:table-cell>
          <table:table-cell office:value-type="string" calcext:value-type="string">
            <text:p>0.06927 ETH</text:p>
          </table:table-cell>
          <table:table-cell office:value-type="float" office:value="462" calcext:value-type="float">
            <text:p>462</text:p>
          </table:table-cell>
          <table:table-cell table:formula="of:=VALUE(SUBSTITUTE(MID([.C1281];1;LEN([.C1281])-4);&quot;.&quot;;&quot;,&quot;))" office:value-type="float" office:value="0.06927" calcext:value-type="float">
            <text:p>0,06927</text:p>
          </table:table-cell>
          <table:table-cell table:formula="of:=[.B1281]" office:value-type="string" office:string-value="0x049277b0c7a7d62F56890A47162560BD51982Cf2244735c066c6295da55400a0" calcext:value-type="string">
            <text:p>0x049277b0c7a7d62F56890A47162560BD51982Cf2244735c066c6295da55400a0</text:p>
          </table:table-cell>
          <table:table-cell table:formula="of:=ROUNDUP([.E1281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<text:a xlink:href="https://voyager.online/contract/0x036F6827C6D40DFFd948ECbDCfb04a8c2430C29d9ba99A4aCE988a232bf7e6DD" xlink:type="simple">0x036F6827C6D40DFFd948ECbDCfb04a8c2430C29d9ba99A4aCE988a232bf7e6DD</text:a></text:p>
          </table:table-cell>
          <table:table-cell office:value-type="string" calcext:value-type="string">
            <text:p>0.06917 ETH</text:p>
          </table:table-cell>
          <table:table-cell office:value-type="float" office:value="616" calcext:value-type="float">
            <text:p>616</text:p>
          </table:table-cell>
          <table:table-cell table:formula="of:=VALUE(SUBSTITUTE(MID([.C1282];1;LEN([.C1282])-4);&quot;.&quot;;&quot;,&quot;))" office:value-type="float" office:value="0.06917" calcext:value-type="float">
            <text:p>0,06917</text:p>
          </table:table-cell>
          <table:table-cell table:formula="of:=[.B1282]" office:value-type="string" office:string-value="0x036F6827C6D40DFFd948ECbDCfb04a8c2430C29d9ba99A4aCE988a232bf7e6DD" calcext:value-type="string">
            <text:p>0x036F6827C6D40DFFd948ECbDCfb04a8c2430C29d9ba99A4aCE988a232bf7e6DD</text:p>
          </table:table-cell>
          <table:table-cell table:formula="of:=ROUNDUP([.E1282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<text:a xlink:href="https://voyager.online/contract/0x068C152Ad28b9dA9665b37f68b87C1EE4d23aAA5b68cf22fBCC257Eb84BdA0f5" xlink:type="simple">0x068C152Ad28b9dA9665b37f68b87C1EE4d23aAA5b68cf22fBCC257Eb84BdA0f5</text:a></text:p>
          </table:table-cell>
          <table:table-cell office:value-type="string" calcext:value-type="string">
            <text:p>0.06899 ETH</text:p>
          </table:table-cell>
          <table:table-cell office:value-type="float" office:value="426" calcext:value-type="float">
            <text:p>426</text:p>
          </table:table-cell>
          <table:table-cell table:formula="of:=VALUE(SUBSTITUTE(MID([.C1283];1;LEN([.C1283])-4);&quot;.&quot;;&quot;,&quot;))" office:value-type="float" office:value="0.06899" calcext:value-type="float">
            <text:p>0,06899</text:p>
          </table:table-cell>
          <table:table-cell table:formula="of:=[.B1283]" office:value-type="string" office:string-value="0x068C152Ad28b9dA9665b37f68b87C1EE4d23aAA5b68cf22fBCC257Eb84BdA0f5" calcext:value-type="string">
            <text:p>0x068C152Ad28b9dA9665b37f68b87C1EE4d23aAA5b68cf22fBCC257Eb84BdA0f5</text:p>
          </table:table-cell>
          <table:table-cell table:formula="of:=ROUNDUP([.E1283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<text:a xlink:href="https://voyager.online/contract/0x02C1381e885C2d67a7382483ff82aad27712037F99D4DDac12c7d04ccfF390B7" xlink:type="simple">0x02C1381e885C2d67a7382483ff82aad27712037F99D4DDac12c7d04ccfF390B7</text:a></text:p>
          </table:table-cell>
          <table:table-cell office:value-type="string" calcext:value-type="string">
            <text:p>0.06897 ETH</text:p>
          </table:table-cell>
          <table:table-cell office:value-type="float" office:value="413" calcext:value-type="float">
            <text:p>413</text:p>
          </table:table-cell>
          <table:table-cell table:formula="of:=VALUE(SUBSTITUTE(MID([.C1284];1;LEN([.C1284])-4);&quot;.&quot;;&quot;,&quot;))" office:value-type="float" office:value="0.06897" calcext:value-type="float">
            <text:p>0,06897</text:p>
          </table:table-cell>
          <table:table-cell table:formula="of:=[.B1284]" office:value-type="string" office:string-value="0x02C1381e885C2d67a7382483ff82aad27712037F99D4DDac12c7d04ccfF390B7" calcext:value-type="string">
            <text:p>0x02C1381e885C2d67a7382483ff82aad27712037F99D4DDac12c7d04ccfF390B7</text:p>
          </table:table-cell>
          <table:table-cell table:formula="of:=ROUNDUP([.E1284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<text:a xlink:href="https://voyager.online/contract/0x06c6B98919c228F02206773B2726982dBA576Ce75C61fF3F5D1DD38838F4398b" xlink:type="simple">0x06c6B98919c228F02206773B2726982dBA576Ce75C61fF3F5D1DD38838F4398b</text:a></text:p>
          </table:table-cell>
          <table:table-cell office:value-type="string" calcext:value-type="string">
            <text:p>0.06893 ETH</text:p>
          </table:table-cell>
          <table:table-cell office:value-type="float" office:value="505" calcext:value-type="float">
            <text:p>505</text:p>
          </table:table-cell>
          <table:table-cell table:formula="of:=VALUE(SUBSTITUTE(MID([.C1285];1;LEN([.C1285])-4);&quot;.&quot;;&quot;,&quot;))" office:value-type="float" office:value="0.06893" calcext:value-type="float">
            <text:p>0,06893</text:p>
          </table:table-cell>
          <table:table-cell table:formula="of:=[.B1285]" office:value-type="string" office:string-value="0x06c6B98919c228F02206773B2726982dBA576Ce75C61fF3F5D1DD38838F4398b" calcext:value-type="string">
            <text:p>0x06c6B98919c228F02206773B2726982dBA576Ce75C61fF3F5D1DD38838F4398b</text:p>
          </table:table-cell>
          <table:table-cell table:formula="of:=ROUNDUP([.E1285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<text:a xlink:href="https://voyager.online/contract/0x009c098f601080C37C9a61e09af04f0C6ce80575aF54BFdB90Eb1Bb6b666e2f5" xlink:type="simple">0x009c098f601080C37C9a61e09af04f0C6ce80575aF54BFdB90Eb1Bb6b666e2f5</text:a></text:p>
          </table:table-cell>
          <table:table-cell office:value-type="string" calcext:value-type="string">
            <text:p>0.06879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286];1;LEN([.C1286])-4);&quot;.&quot;;&quot;,&quot;))" office:value-type="float" office:value="0.06879" calcext:value-type="float">
            <text:p>0,06879</text:p>
          </table:table-cell>
          <table:table-cell table:formula="of:=[.B1286]" office:value-type="string" office:string-value="0x009c098f601080C37C9a61e09af04f0C6ce80575aF54BFdB90Eb1Bb6b666e2f5" calcext:value-type="string">
            <text:p>0x009c098f601080C37C9a61e09af04f0C6ce80575aF54BFdB90Eb1Bb6b666e2f5</text:p>
          </table:table-cell>
          <table:table-cell table:formula="of:=ROUNDUP([.E1286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<text:a xlink:href="https://voyager.online/contract/0x02c14E5121B26dae5408E78E725199d469670A1bcb1BF4D95c80c8023b85F0DC" xlink:type="simple">0x02c14E5121B26dae5408E78E725199d469670A1bcb1BF4D95c80c8023b85F0DC</text:a></text:p>
          </table:table-cell>
          <table:table-cell office:value-type="string" calcext:value-type="string">
            <text:p>0.06876 ETH</text:p>
          </table:table-cell>
          <table:table-cell office:value-type="float" office:value="459" calcext:value-type="float">
            <text:p>459</text:p>
          </table:table-cell>
          <table:table-cell table:formula="of:=VALUE(SUBSTITUTE(MID([.C1287];1;LEN([.C1287])-4);&quot;.&quot;;&quot;,&quot;))" office:value-type="float" office:value="0.06876" calcext:value-type="float">
            <text:p>0,06876</text:p>
          </table:table-cell>
          <table:table-cell table:formula="of:=[.B1287]" office:value-type="string" office:string-value="0x02c14E5121B26dae5408E78E725199d469670A1bcb1BF4D95c80c8023b85F0DC" calcext:value-type="string">
            <text:p>0x02c14E5121B26dae5408E78E725199d469670A1bcb1BF4D95c80c8023b85F0DC</text:p>
          </table:table-cell>
          <table:table-cell table:formula="of:=ROUNDUP([.E1287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<text:a xlink:href="https://voyager.online/contract/0x067bE791535DCf8e4b12C957E9535f41A5320B3CC1Fc3B438EA18e1Bb9b6c65C" xlink:type="simple">0x067bE791535DCf8e4b12C957E9535f41A5320B3CC1Fc3B438EA18e1Bb9b6c65C</text:a></text:p>
          </table:table-cell>
          <table:table-cell office:value-type="string" calcext:value-type="string">
            <text:p>0.06869 ETH</text:p>
          </table:table-cell>
          <table:table-cell office:value-type="float" office:value="396" calcext:value-type="float">
            <text:p>396</text:p>
          </table:table-cell>
          <table:table-cell table:formula="of:=VALUE(SUBSTITUTE(MID([.C1288];1;LEN([.C1288])-4);&quot;.&quot;;&quot;,&quot;))" office:value-type="float" office:value="0.06869" calcext:value-type="float">
            <text:p>0,06869</text:p>
          </table:table-cell>
          <table:table-cell table:formula="of:=[.B1288]" office:value-type="string" office:string-value="0x067bE791535DCf8e4b12C957E9535f41A5320B3CC1Fc3B438EA18e1Bb9b6c65C" calcext:value-type="string">
            <text:p>0x067bE791535DCf8e4b12C957E9535f41A5320B3CC1Fc3B438EA18e1Bb9b6c65C</text:p>
          </table:table-cell>
          <table:table-cell table:formula="of:=ROUNDUP([.E1288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a xlink:href="https://voyager.online/contract/0x0491928EAfa8Dfb891Bfecb30Fae3b48EC2Fcc8202fb1BC187850221B306c26a" xlink:type="simple">0x0491928EAfa8Dfb891Bfecb30Fae3b48EC2Fcc8202fb1BC187850221B306c26a</text:a></text:p>
          </table:table-cell>
          <table:table-cell office:value-type="string" calcext:value-type="string">
            <text:p>0.06863 ETH</text:p>
          </table:table-cell>
          <table:table-cell office:value-type="float" office:value="386" calcext:value-type="float">
            <text:p>386</text:p>
          </table:table-cell>
          <table:table-cell table:formula="of:=VALUE(SUBSTITUTE(MID([.C1289];1;LEN([.C1289])-4);&quot;.&quot;;&quot;,&quot;))" office:value-type="float" office:value="0.06863" calcext:value-type="float">
            <text:p>0,06863</text:p>
          </table:table-cell>
          <table:table-cell table:formula="of:=[.B1289]" office:value-type="string" office:string-value="0x0491928EAfa8Dfb891Bfecb30Fae3b48EC2Fcc8202fb1BC187850221B306c26a" calcext:value-type="string">
            <text:p>0x0491928EAfa8Dfb891Bfecb30Fae3b48EC2Fcc8202fb1BC187850221B306c26a</text:p>
          </table:table-cell>
          <table:table-cell table:formula="of:=ROUNDUP([.E1289]*100)" office:value-type="float" office:value="7" calcext:value-type="float">
            <text:p>7</text:p>
          </table:table-cell>
        </table:table-row>
        <table:table-row table:style-name="ro1">
          <table:table-cell table:formula="of:=NUMBERVALUE([.D1223]; ; )" office:value-type="string" office:string-value="" calcext:value-type="error">
            <text:p>Err :502</text:p>
          </table:table-cell>
          <table:table-cell office:value-type="string" calcext:value-type="string">
            <text:p><text:a xlink:href="https://voyager.online/contract/0x051F44A46f488B0B004D9dBeDF34329FC6984D1ac9223270fC5Aaa71b3f692C0" xlink:type="simple">0x051F44A46f488B0B004D9dBeDF34329FC6984D1ac9223270fC5Aaa71b3f692C0</text:a></text:p>
          </table:table-cell>
          <table:table-cell office:value-type="string" calcext:value-type="string">
            <text:p>0.06853 ETH</text:p>
          </table:table-cell>
          <table:table-cell office:value-type="float" office:value="421" calcext:value-type="float">
            <text:p>421</text:p>
          </table:table-cell>
          <table:table-cell table:formula="of:=VALUE(SUBSTITUTE(MID([.C1290];1;LEN([.C1290])-4);&quot;.&quot;;&quot;,&quot;))" office:value-type="float" office:value="0.06853" calcext:value-type="float">
            <text:p>0,06853</text:p>
          </table:table-cell>
          <table:table-cell table:formula="of:=[.B1290]" office:value-type="string" office:string-value="0x051F44A46f488B0B004D9dBeDF34329FC6984D1ac9223270fC5Aaa71b3f692C0" calcext:value-type="string">
            <text:p>0x051F44A46f488B0B004D9dBeDF34329FC6984D1ac9223270fC5Aaa71b3f692C0</text:p>
          </table:table-cell>
          <table:table-cell table:formula="of:=ROUNDUP([.E1290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<text:a xlink:href="https://voyager.online/contract/0x049Dbc128c8f6a570e60C043a40F6E98a1C743cfF3B4EB9AD9927f0C92f3c048" xlink:type="simple">0x049Dbc128c8f6a570e60C043a40F6E98a1C743cfF3B4EB9AD9927f0C92f3c048</text:a></text:p>
          </table:table-cell>
          <table:table-cell office:value-type="string" calcext:value-type="string">
            <text:p>0.06803 ETH</text:p>
          </table:table-cell>
          <table:table-cell office:value-type="float" office:value="619" calcext:value-type="float">
            <text:p>619</text:p>
          </table:table-cell>
          <table:table-cell table:formula="of:=VALUE(SUBSTITUTE(MID([.C1291];1;LEN([.C1291])-4);&quot;.&quot;;&quot;,&quot;))" office:value-type="float" office:value="0.06803" calcext:value-type="float">
            <text:p>0,06803</text:p>
          </table:table-cell>
          <table:table-cell table:formula="of:=[.B1291]" office:value-type="string" office:string-value="0x049Dbc128c8f6a570e60C043a40F6E98a1C743cfF3B4EB9AD9927f0C92f3c048" calcext:value-type="string">
            <text:p>0x049Dbc128c8f6a570e60C043a40F6E98a1C743cfF3B4EB9AD9927f0C92f3c048</text:p>
          </table:table-cell>
          <table:table-cell table:formula="of:=ROUNDUP([.E1291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<text:a xlink:href="https://voyager.online/contract/0x06059410E7be37660A3F2130C0c6F9078A5b22DE02af43b1a64C191eE434F429" xlink:type="simple">0x06059410E7be37660A3F2130C0c6F9078A5b22DE02af43b1a64C191eE434F429</text:a></text:p>
          </table:table-cell>
          <table:table-cell office:value-type="string" calcext:value-type="string">
            <text:p>0.06800 ETH</text:p>
          </table:table-cell>
          <table:table-cell office:value-type="float" office:value="384" calcext:value-type="float">
            <text:p>384</text:p>
          </table:table-cell>
          <table:table-cell table:formula="of:=VALUE(SUBSTITUTE(MID([.C1292];1;LEN([.C1292])-4);&quot;.&quot;;&quot;,&quot;))" office:value-type="float" office:value="0.068" calcext:value-type="float">
            <text:p>0,068</text:p>
          </table:table-cell>
          <table:table-cell table:formula="of:=[.B1292]" office:value-type="string" office:string-value="0x06059410E7be37660A3F2130C0c6F9078A5b22DE02af43b1a64C191eE434F429" calcext:value-type="string">
            <text:p>0x06059410E7be37660A3F2130C0c6F9078A5b22DE02af43b1a64C191eE434F429</text:p>
          </table:table-cell>
          <table:table-cell table:formula="of:=ROUNDUP([.E1292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<text:a xlink:href="https://voyager.online/contract/0x011B0E36b8d08e731D00245DE4b0428AbB2C58056beeA41f8E0C6e622b601F25" xlink:type="simple">0x011B0E36b8d08e731D00245DE4b0428AbB2C58056beeA41f8E0C6e622b601F25</text:a></text:p>
          </table:table-cell>
          <table:table-cell office:value-type="string" calcext:value-type="string">
            <text:p>0.06792 ETH</text:p>
          </table:table-cell>
          <table:table-cell office:value-type="float" office:value="382" calcext:value-type="float">
            <text:p>382</text:p>
          </table:table-cell>
          <table:table-cell table:formula="of:=VALUE(SUBSTITUTE(MID([.C1293];1;LEN([.C1293])-4);&quot;.&quot;;&quot;,&quot;))" office:value-type="float" office:value="0.06792" calcext:value-type="float">
            <text:p>0,06792</text:p>
          </table:table-cell>
          <table:table-cell table:formula="of:=[.B1293]" office:value-type="string" office:string-value="0x011B0E36b8d08e731D00245DE4b0428AbB2C58056beeA41f8E0C6e622b601F25" calcext:value-type="string">
            <text:p>0x011B0E36b8d08e731D00245DE4b0428AbB2C58056beeA41f8E0C6e622b601F25</text:p>
          </table:table-cell>
          <table:table-cell table:formula="of:=ROUNDUP([.E1293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<text:a xlink:href="https://voyager.online/contract/0x03A726213Bf567046D8821c5A574F847901156B0Cb0cceAB172cF10488DF80AF" xlink:type="simple">0x03A726213Bf567046D8821c5A574F847901156B0Cb0cceAB172cF10488DF80AF</text:a></text:p>
          </table:table-cell>
          <table:table-cell office:value-type="string" calcext:value-type="string">
            <text:p>0.06780 ETH</text:p>
          </table:table-cell>
          <table:table-cell office:value-type="float" office:value="382" calcext:value-type="float">
            <text:p>382</text:p>
          </table:table-cell>
          <table:table-cell table:formula="of:=VALUE(SUBSTITUTE(MID([.C1294];1;LEN([.C1294])-4);&quot;.&quot;;&quot;,&quot;))" office:value-type="float" office:value="0.0678" calcext:value-type="float">
            <text:p>0,0678</text:p>
          </table:table-cell>
          <table:table-cell table:formula="of:=[.B1294]" office:value-type="string" office:string-value="0x03A726213Bf567046D8821c5A574F847901156B0Cb0cceAB172cF10488DF80AF" calcext:value-type="string">
            <text:p>0x03A726213Bf567046D8821c5A574F847901156B0Cb0cceAB172cF10488DF80AF</text:p>
          </table:table-cell>
          <table:table-cell table:formula="of:=ROUNDUP([.E1294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<text:a xlink:href="https://voyager.online/contract/0x06CAe41f984d37d52C81E24D509D61A80a6789d168D08D31d991eEa8cEf72067" xlink:type="simple">0x06CAe41f984d37d52C81E24D509D61A80a6789d168D08D31d991eEa8cEf72067</text:a></text:p>
          </table:table-cell>
          <table:table-cell office:value-type="string" calcext:value-type="string">
            <text:p>0.06763 ETH</text:p>
          </table:table-cell>
          <table:table-cell office:value-type="float" office:value="487" calcext:value-type="float">
            <text:p>487</text:p>
          </table:table-cell>
          <table:table-cell table:formula="of:=VALUE(SUBSTITUTE(MID([.C1295];1;LEN([.C1295])-4);&quot;.&quot;;&quot;,&quot;))" office:value-type="float" office:value="0.06763" calcext:value-type="float">
            <text:p>0,06763</text:p>
          </table:table-cell>
          <table:table-cell table:formula="of:=[.B1295]" office:value-type="string" office:string-value="0x06CAe41f984d37d52C81E24D509D61A80a6789d168D08D31d991eEa8cEf72067" calcext:value-type="string">
            <text:p>0x06CAe41f984d37d52C81E24D509D61A80a6789d168D08D31d991eEa8cEf72067</text:p>
          </table:table-cell>
          <table:table-cell table:formula="of:=ROUNDUP([.E1295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<text:a xlink:href="https://voyager.online/contract/0x061FFDfA7251f5b8a0671450b08cbbF57FD285a701c2D82bC0aeD22004bAd03d" xlink:type="simple">0x061FFDfA7251f5b8a0671450b08cbbF57FD285a701c2D82bC0aeD22004bAd03d</text:a></text:p>
          </table:table-cell>
          <table:table-cell office:value-type="string" calcext:value-type="string">
            <text:p>0.06750 ETH</text:p>
          </table:table-cell>
          <table:table-cell office:value-type="float" office:value="497" calcext:value-type="float">
            <text:p>497</text:p>
          </table:table-cell>
          <table:table-cell table:formula="of:=VALUE(SUBSTITUTE(MID([.C1296];1;LEN([.C1296])-4);&quot;.&quot;;&quot;,&quot;))" office:value-type="float" office:value="0.0675" calcext:value-type="float">
            <text:p>0,0675</text:p>
          </table:table-cell>
          <table:table-cell table:formula="of:=[.B1296]" office:value-type="string" office:string-value="0x061FFDfA7251f5b8a0671450b08cbbF57FD285a701c2D82bC0aeD22004bAd03d" calcext:value-type="string">
            <text:p>0x061FFDfA7251f5b8a0671450b08cbbF57FD285a701c2D82bC0aeD22004bAd03d</text:p>
          </table:table-cell>
          <table:table-cell table:formula="of:=ROUNDUP([.E1296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<text:a xlink:href="https://voyager.online/contract/0x0739C611547B79F037E7Ecb9bE2D5201b512aA771E32C571E2DDB4d80e391eFb" xlink:type="simple">0x0739C611547B79F037E7Ecb9bE2D5201b512aA771E32C571E2DDB4d80e391eFb</text:a></text:p>
          </table:table-cell>
          <table:table-cell office:value-type="string" calcext:value-type="string">
            <text:p>0.06747 ETH</text:p>
          </table:table-cell>
          <table:table-cell office:value-type="float" office:value="384" calcext:value-type="float">
            <text:p>384</text:p>
          </table:table-cell>
          <table:table-cell table:formula="of:=VALUE(SUBSTITUTE(MID([.C1297];1;LEN([.C1297])-4);&quot;.&quot;;&quot;,&quot;))" office:value-type="float" office:value="0.06747" calcext:value-type="float">
            <text:p>0,06747</text:p>
          </table:table-cell>
          <table:table-cell table:formula="of:=[.B1297]" office:value-type="string" office:string-value="0x0739C611547B79F037E7Ecb9bE2D5201b512aA771E32C571E2DDB4d80e391eFb" calcext:value-type="string">
            <text:p>0x0739C611547B79F037E7Ecb9bE2D5201b512aA771E32C571E2DDB4d80e391eFb</text:p>
          </table:table-cell>
          <table:table-cell table:formula="of:=ROUNDUP([.E1297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<text:a xlink:href="https://voyager.online/contract/0x03Db4f4fAd96e5444BDC1D0276f42948763AF1B7BdB7873c08D28CB5129d4aac" xlink:type="simple">0x03Db4f4fAd96e5444BDC1D0276f42948763AF1B7BdB7873c08D28CB5129d4aac</text:a></text:p>
          </table:table-cell>
          <table:table-cell office:value-type="string" calcext:value-type="string">
            <text:p>0.06737 ETH</text:p>
          </table:table-cell>
          <table:table-cell office:value-type="float" office:value="422" calcext:value-type="float">
            <text:p>422</text:p>
          </table:table-cell>
          <table:table-cell table:formula="of:=VALUE(SUBSTITUTE(MID([.C1298];1;LEN([.C1298])-4);&quot;.&quot;;&quot;,&quot;))" office:value-type="float" office:value="0.06737" calcext:value-type="float">
            <text:p>0,06737</text:p>
          </table:table-cell>
          <table:table-cell table:formula="of:=[.B1298]" office:value-type="string" office:string-value="0x03Db4f4fAd96e5444BDC1D0276f42948763AF1B7BdB7873c08D28CB5129d4aac" calcext:value-type="string">
            <text:p>0x03Db4f4fAd96e5444BDC1D0276f42948763AF1B7BdB7873c08D28CB5129d4aac</text:p>
          </table:table-cell>
          <table:table-cell table:formula="of:=ROUNDUP([.E1298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<text:a xlink:href="https://voyager.online/contract/0x0531C8F9069a17871ACF8087cF5D9d8712A2D10c2A6a138f3A3AE6B7e6aD1c40" xlink:type="simple">0x0531C8F9069a17871ACF8087cF5D9d8712A2D10c2A6a138f3A3AE6B7e6aD1c40</text:a></text:p>
          </table:table-cell>
          <table:table-cell office:value-type="string" calcext:value-type="string">
            <text:p>0.06674 ETH</text:p>
          </table:table-cell>
          <table:table-cell office:value-type="float" office:value="380" calcext:value-type="float">
            <text:p>380</text:p>
          </table:table-cell>
          <table:table-cell table:formula="of:=VALUE(SUBSTITUTE(MID([.C1299];1;LEN([.C1299])-4);&quot;.&quot;;&quot;,&quot;))" office:value-type="float" office:value="0.06674" calcext:value-type="float">
            <text:p>0,06674</text:p>
          </table:table-cell>
          <table:table-cell table:formula="of:=[.B1299]" office:value-type="string" office:string-value="0x0531C8F9069a17871ACF8087cF5D9d8712A2D10c2A6a138f3A3AE6B7e6aD1c40" calcext:value-type="string">
            <text:p>0x0531C8F9069a17871ACF8087cF5D9d8712A2D10c2A6a138f3A3AE6B7e6aD1c40</text:p>
          </table:table-cell>
          <table:table-cell table:formula="of:=ROUNDUP([.E1299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<text:a xlink:href="https://voyager.online/contract/0x07F047D7F57872C37398eaa5Ef170382F0f56da91772904d1F8c434256c57d43" xlink:type="simple">0x07F047D7F57872C37398eaa5Ef170382F0f56da91772904d1F8c434256c57d43</text:a></text:p>
          </table:table-cell>
          <table:table-cell office:value-type="string" calcext:value-type="string">
            <text:p>0.06658 ETH</text:p>
          </table:table-cell>
          <table:table-cell office:value-type="float" office:value="491" calcext:value-type="float">
            <text:p>491</text:p>
          </table:table-cell>
          <table:table-cell table:formula="of:=VALUE(SUBSTITUTE(MID([.C1300];1;LEN([.C1300])-4);&quot;.&quot;;&quot;,&quot;))" office:value-type="float" office:value="0.06658" calcext:value-type="float">
            <text:p>0,06658</text:p>
          </table:table-cell>
          <table:table-cell table:formula="of:=[.B1300]" office:value-type="string" office:string-value="0x07F047D7F57872C37398eaa5Ef170382F0f56da91772904d1F8c434256c57d43" calcext:value-type="string">
            <text:p>0x07F047D7F57872C37398eaa5Ef170382F0f56da91772904d1F8c434256c57d43</text:p>
          </table:table-cell>
          <table:table-cell table:formula="of:=ROUNDUP([.E1300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a xlink:href="https://voyager.online/contract/0x054c8EE0da745F6bb79Ed180F54678054555e766e2D2A500a1c84ECD59B6f1E8" xlink:type="simple">0x054c8EE0da745F6bb79Ed180F54678054555e766e2D2A500a1c84ECD59B6f1E8</text:a></text:p>
          </table:table-cell>
          <table:table-cell office:value-type="string" calcext:value-type="string">
            <text:p>0.06638 ETH</text:p>
          </table:table-cell>
          <table:table-cell office:value-type="float" office:value="390" calcext:value-type="float">
            <text:p>390</text:p>
          </table:table-cell>
          <table:table-cell table:formula="of:=VALUE(SUBSTITUTE(MID([.C1301];1;LEN([.C1301])-4);&quot;.&quot;;&quot;,&quot;))" office:value-type="float" office:value="0.06638" calcext:value-type="float">
            <text:p>0,06638</text:p>
          </table:table-cell>
          <table:table-cell table:formula="of:=[.B1301]" office:value-type="string" office:string-value="0x054c8EE0da745F6bb79Ed180F54678054555e766e2D2A500a1c84ECD59B6f1E8" calcext:value-type="string">
            <text:p>0x054c8EE0da745F6bb79Ed180F54678054555e766e2D2A500a1c84ECD59B6f1E8</text:p>
          </table:table-cell>
          <table:table-cell table:formula="of:=ROUNDUP([.E1301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<text:a xlink:href="https://voyager.online/contract/0x004B9160B6e6c0D06d19E987b31bb328e664E798c5329c1aedb4a88Ce9a914fB" xlink:type="simple">0x004B9160B6e6c0D06d19E987b31bb328e664E798c5329c1aedb4a88Ce9a914fB</text:a></text:p>
          </table:table-cell>
          <table:table-cell office:value-type="string" calcext:value-type="string">
            <text:p>0.06636 ETH</text:p>
          </table:table-cell>
          <table:table-cell office:value-type="float" office:value="526" calcext:value-type="float">
            <text:p>526</text:p>
          </table:table-cell>
          <table:table-cell table:formula="of:=VALUE(SUBSTITUTE(MID([.C1302];1;LEN([.C1302])-4);&quot;.&quot;;&quot;,&quot;))" office:value-type="float" office:value="0.06636" calcext:value-type="float">
            <text:p>0,06636</text:p>
          </table:table-cell>
          <table:table-cell table:formula="of:=[.B1302]" office:value-type="string" office:string-value="0x004B9160B6e6c0D06d19E987b31bb328e664E798c5329c1aedb4a88Ce9a914fB" calcext:value-type="string">
            <text:p>0x004B9160B6e6c0D06d19E987b31bb328e664E798c5329c1aedb4a88Ce9a914fB</text:p>
          </table:table-cell>
          <table:table-cell table:formula="of:=ROUNDUP([.E1302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<text:a xlink:href="https://voyager.online/contract/0x06E13ba6647809B2e30572C50Ebe5c0eC7663642E6480c6eCf9850e679Bb3bC8" xlink:type="simple">0x06E13ba6647809B2e30572C50Ebe5c0eC7663642E6480c6eCf9850e679Bb3bC8</text:a></text:p>
          </table:table-cell>
          <table:table-cell office:value-type="string" calcext:value-type="string">
            <text:p>0.06561 ETH</text:p>
          </table:table-cell>
          <table:table-cell office:value-type="float" office:value="400" calcext:value-type="float">
            <text:p>400</text:p>
          </table:table-cell>
          <table:table-cell table:formula="of:=VALUE(SUBSTITUTE(MID([.C1303];1;LEN([.C1303])-4);&quot;.&quot;;&quot;,&quot;))" office:value-type="float" office:value="0.06561" calcext:value-type="float">
            <text:p>0,06561</text:p>
          </table:table-cell>
          <table:table-cell table:formula="of:=[.B1303]" office:value-type="string" office:string-value="0x06E13ba6647809B2e30572C50Ebe5c0eC7663642E6480c6eCf9850e679Bb3bC8" calcext:value-type="string">
            <text:p>0x06E13ba6647809B2e30572C50Ebe5c0eC7663642E6480c6eCf9850e679Bb3bC8</text:p>
          </table:table-cell>
          <table:table-cell table:formula="of:=ROUNDUP([.E1303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a xlink:href="https://voyager.online/contract/0x078bd38030296b73e8e7BeadD45F4D2864DB623DD86F4227BDA6c33834147098" xlink:type="simple">0x078bd38030296b73e8e7BeadD45F4D2864DB623DD86F4227BDA6c33834147098</text:a></text:p>
          </table:table-cell>
          <table:table-cell office:value-type="string" calcext:value-type="string">
            <text:p>0.06544 ETH</text:p>
          </table:table-cell>
          <table:table-cell office:value-type="float" office:value="464" calcext:value-type="float">
            <text:p>464</text:p>
          </table:table-cell>
          <table:table-cell table:formula="of:=VALUE(SUBSTITUTE(MID([.C1304];1;LEN([.C1304])-4);&quot;.&quot;;&quot;,&quot;))" office:value-type="float" office:value="0.06544" calcext:value-type="float">
            <text:p>0,06544</text:p>
          </table:table-cell>
          <table:table-cell table:formula="of:=[.B1304]" office:value-type="string" office:string-value="0x078bd38030296b73e8e7BeadD45F4D2864DB623DD86F4227BDA6c33834147098" calcext:value-type="string">
            <text:p>0x078bd38030296b73e8e7BeadD45F4D2864DB623DD86F4227BDA6c33834147098</text:p>
          </table:table-cell>
          <table:table-cell table:formula="of:=ROUNDUP([.E1304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<text:a xlink:href="https://voyager.online/contract/0x031C0B3Ce1e629066fF59578f212A1Bd2Db6efDA0788D718fB5303DF90292772" xlink:type="simple">0x031C0B3Ce1e629066fF59578f212A1Bd2Db6efDA0788D718fB5303DF90292772</text:a></text:p>
          </table:table-cell>
          <table:table-cell office:value-type="string" calcext:value-type="string">
            <text:p>0.06468 ETH</text:p>
          </table:table-cell>
          <table:table-cell office:value-type="string" calcext:value-type="string">
            <text:p>1 135</text:p>
          </table:table-cell>
          <table:table-cell table:formula="of:=VALUE(SUBSTITUTE(MID([.C1305];1;LEN([.C1305])-4);&quot;.&quot;;&quot;,&quot;))" office:value-type="float" office:value="0.06468" calcext:value-type="float">
            <text:p>0,06468</text:p>
          </table:table-cell>
          <table:table-cell table:formula="of:=[.B1305]" office:value-type="string" office:string-value="0x031C0B3Ce1e629066fF59578f212A1Bd2Db6efDA0788D718fB5303DF90292772" calcext:value-type="string">
            <text:p>0x031C0B3Ce1e629066fF59578f212A1Bd2Db6efDA0788D718fB5303DF90292772</text:p>
          </table:table-cell>
          <table:table-cell table:formula="of:=ROUNDUP([.E1305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<text:a xlink:href="https://voyager.online/contract/0x05F33b7f382d33bD06b37821D4a331400b44D574Df2e5220a01535e1d872fb44" xlink:type="simple">0x05F33b7f382d33bD06b37821D4a331400b44D574Df2e5220a01535e1d872fb44</text:a></text:p>
          </table:table-cell>
          <table:table-cell office:value-type="string" calcext:value-type="string">
            <text:p>0.06466 ETH</text:p>
          </table:table-cell>
          <table:table-cell office:value-type="float" office:value="379" calcext:value-type="float">
            <text:p>379</text:p>
          </table:table-cell>
          <table:table-cell table:formula="of:=VALUE(SUBSTITUTE(MID([.C1306];1;LEN([.C1306])-4);&quot;.&quot;;&quot;,&quot;))" office:value-type="float" office:value="0.06466" calcext:value-type="float">
            <text:p>0,06466</text:p>
          </table:table-cell>
          <table:table-cell table:formula="of:=[.B1306]" office:value-type="string" office:string-value="0x05F33b7f382d33bD06b37821D4a331400b44D574Df2e5220a01535e1d872fb44" calcext:value-type="string">
            <text:p>0x05F33b7f382d33bD06b37821D4a331400b44D574Df2e5220a01535e1d872fb44</text:p>
          </table:table-cell>
          <table:table-cell table:formula="of:=ROUNDUP([.E1306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<text:a xlink:href="https://voyager.online/contract/0x05955c023b0Ee571B5F916402AB4F433728EA768684bc1D24e440240667670A4" xlink:type="simple">0x05955c023b0Ee571B5F916402AB4F433728EA768684bc1D24e440240667670A4</text:a></text:p>
          </table:table-cell>
          <table:table-cell office:value-type="string" calcext:value-type="string">
            <text:p>0.06464 ETH</text:p>
          </table:table-cell>
          <table:table-cell office:value-type="float" office:value="513" calcext:value-type="float">
            <text:p>513</text:p>
          </table:table-cell>
          <table:table-cell table:formula="of:=VALUE(SUBSTITUTE(MID([.C1307];1;LEN([.C1307])-4);&quot;.&quot;;&quot;,&quot;))" office:value-type="float" office:value="0.06464" calcext:value-type="float">
            <text:p>0,06464</text:p>
          </table:table-cell>
          <table:table-cell table:formula="of:=[.B1307]" office:value-type="string" office:string-value="0x05955c023b0Ee571B5F916402AB4F433728EA768684bc1D24e440240667670A4" calcext:value-type="string">
            <text:p>0x05955c023b0Ee571B5F916402AB4F433728EA768684bc1D24e440240667670A4</text:p>
          </table:table-cell>
          <table:table-cell table:formula="of:=ROUNDUP([.E1307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<text:a xlink:href="https://voyager.online/contract/0x04d2Ac8032a81dC6cb890039d62a80349E74990672Ac9ECebc1A1318088fda30" xlink:type="simple">0x04d2Ac8032a81dC6cb890039d62a80349E74990672Ac9ECebc1A1318088fda30</text:a></text:p>
          </table:table-cell>
          <table:table-cell office:value-type="string" calcext:value-type="string">
            <text:p>0.06463 ETH</text:p>
          </table:table-cell>
          <table:table-cell office:value-type="float" office:value="407" calcext:value-type="float">
            <text:p>407</text:p>
          </table:table-cell>
          <table:table-cell table:formula="of:=VALUE(SUBSTITUTE(MID([.C1308];1;LEN([.C1308])-4);&quot;.&quot;;&quot;,&quot;))" office:value-type="float" office:value="0.06463" calcext:value-type="float">
            <text:p>0,06463</text:p>
          </table:table-cell>
          <table:table-cell table:formula="of:=[.B1308]" office:value-type="string" office:string-value="0x04d2Ac8032a81dC6cb890039d62a80349E74990672Ac9ECebc1A1318088fda30" calcext:value-type="string">
            <text:p>0x04d2Ac8032a81dC6cb890039d62a80349E74990672Ac9ECebc1A1318088fda30</text:p>
          </table:table-cell>
          <table:table-cell table:formula="of:=ROUNDUP([.E1308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a xlink:href="https://voyager.online/contract/0x05f183A2ffa069DFCBA9874732482f218Cee00d4f0EE2474339a0994617417a0" xlink:type="simple">0x05f183A2ffa069DFCBA9874732482f218Cee00d4f0EE2474339a0994617417a0</text:a></text:p>
          </table:table-cell>
          <table:table-cell office:value-type="string" calcext:value-type="string">
            <text:p>0.06443 ETH</text:p>
          </table:table-cell>
          <table:table-cell office:value-type="float" office:value="581" calcext:value-type="float">
            <text:p>581</text:p>
          </table:table-cell>
          <table:table-cell table:formula="of:=VALUE(SUBSTITUTE(MID([.C1309];1;LEN([.C1309])-4);&quot;.&quot;;&quot;,&quot;))" office:value-type="float" office:value="0.06443" calcext:value-type="float">
            <text:p>0,06443</text:p>
          </table:table-cell>
          <table:table-cell table:formula="of:=[.B1309]" office:value-type="string" office:string-value="0x05f183A2ffa069DFCBA9874732482f218Cee00d4f0EE2474339a0994617417a0" calcext:value-type="string">
            <text:p>0x05f183A2ffa069DFCBA9874732482f218Cee00d4f0EE2474339a0994617417a0</text:p>
          </table:table-cell>
          <table:table-cell table:formula="of:=ROUNDUP([.E1309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<text:a xlink:href="https://voyager.online/contract/0x02cA3314763904b8aB5fB714c11A4F18490ba4d0fDAb88E964b5C8BE0f70719a" xlink:type="simple">0x02cA3314763904b8aB5fB714c11A4F18490ba4d0fDAb88E964b5C8BE0f70719a</text:a></text:p>
          </table:table-cell>
          <table:table-cell office:value-type="string" calcext:value-type="string">
            <text:p>0.06331 ETH</text:p>
          </table:table-cell>
          <table:table-cell office:value-type="float" office:value="436" calcext:value-type="float">
            <text:p>436</text:p>
          </table:table-cell>
          <table:table-cell table:formula="of:=VALUE(SUBSTITUTE(MID([.C1310];1;LEN([.C1310])-4);&quot;.&quot;;&quot;,&quot;))" office:value-type="float" office:value="0.06331" calcext:value-type="float">
            <text:p>0,06331</text:p>
          </table:table-cell>
          <table:table-cell table:formula="of:=[.B1310]" office:value-type="string" office:string-value="0x02cA3314763904b8aB5fB714c11A4F18490ba4d0fDAb88E964b5C8BE0f70719a" calcext:value-type="string">
            <text:p>0x02cA3314763904b8aB5fB714c11A4F18490ba4d0fDAb88E964b5C8BE0f70719a</text:p>
          </table:table-cell>
          <table:table-cell table:formula="of:=ROUNDUP([.E1310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<text:a xlink:href="https://voyager.online/contract/0x05e2377F56F5414334aA21e0cB2EBEC653f829debB4c176cAe3e665628B745Ff" xlink:type="simple">0x05e2377F56F5414334aA21e0cB2EBEC653f829debB4c176cAe3e665628B745Ff</text:a></text:p>
          </table:table-cell>
          <table:table-cell office:value-type="string" calcext:value-type="string">
            <text:p>0.06318 ETH</text:p>
          </table:table-cell>
          <table:table-cell office:value-type="float" office:value="472" calcext:value-type="float">
            <text:p>472</text:p>
          </table:table-cell>
          <table:table-cell table:formula="of:=VALUE(SUBSTITUTE(MID([.C1311];1;LEN([.C1311])-4);&quot;.&quot;;&quot;,&quot;))" office:value-type="float" office:value="0.06318" calcext:value-type="float">
            <text:p>0,06318</text:p>
          </table:table-cell>
          <table:table-cell table:formula="of:=[.B1311]" office:value-type="string" office:string-value="0x05e2377F56F5414334aA21e0cB2EBEC653f829debB4c176cAe3e665628B745Ff" calcext:value-type="string">
            <text:p>0x05e2377F56F5414334aA21e0cB2EBEC653f829debB4c176cAe3e665628B745Ff</text:p>
          </table:table-cell>
          <table:table-cell table:formula="of:=ROUNDUP([.E1311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<text:a xlink:href="https://voyager.online/contract/0x047bb91737823478889acc4D151d632056A71aec158aa64d9bbb7285ed0cCbb7" xlink:type="simple">0x047bb91737823478889acc4D151d632056A71aec158aa64d9bbb7285ed0cCbb7</text:a></text:p>
          </table:table-cell>
          <table:table-cell office:value-type="string" calcext:value-type="string">
            <text:p>0.06281 ETH</text:p>
          </table:table-cell>
          <table:table-cell office:value-type="float" office:value="588" calcext:value-type="float">
            <text:p>588</text:p>
          </table:table-cell>
          <table:table-cell table:formula="of:=VALUE(SUBSTITUTE(MID([.C1312];1;LEN([.C1312])-4);&quot;.&quot;;&quot;,&quot;))" office:value-type="float" office:value="0.06281" calcext:value-type="float">
            <text:p>0,06281</text:p>
          </table:table-cell>
          <table:table-cell table:formula="of:=[.B1312]" office:value-type="string" office:string-value="0x047bb91737823478889acc4D151d632056A71aec158aa64d9bbb7285ed0cCbb7" calcext:value-type="string">
            <text:p>0x047bb91737823478889acc4D151d632056A71aec158aa64d9bbb7285ed0cCbb7</text:p>
          </table:table-cell>
          <table:table-cell table:formula="of:=ROUNDUP([.E1312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<text:a xlink:href="https://voyager.online/contract/0x0345C15a1c8AA3A0E5D4584E3b92eAfC07511DdcEbf34596cC1cf3b56DE87A0B" xlink:type="simple">0x0345C15a1c8AA3A0E5D4584E3b92eAfC07511DdcEbf34596cC1cf3b56DE87A0B</text:a></text:p>
          </table:table-cell>
          <table:table-cell office:value-type="string" calcext:value-type="string">
            <text:p>0.06274 ETH</text:p>
          </table:table-cell>
          <table:table-cell office:value-type="float" office:value="509" calcext:value-type="float">
            <text:p>509</text:p>
          </table:table-cell>
          <table:table-cell table:formula="of:=VALUE(SUBSTITUTE(MID([.C1313];1;LEN([.C1313])-4);&quot;.&quot;;&quot;,&quot;))" office:value-type="float" office:value="0.06274" calcext:value-type="float">
            <text:p>0,06274</text:p>
          </table:table-cell>
          <table:table-cell table:formula="of:=[.B1313]" office:value-type="string" office:string-value="0x0345C15a1c8AA3A0E5D4584E3b92eAfC07511DdcEbf34596cC1cf3b56DE87A0B" calcext:value-type="string">
            <text:p>0x0345C15a1c8AA3A0E5D4584E3b92eAfC07511DdcEbf34596cC1cf3b56DE87A0B</text:p>
          </table:table-cell>
          <table:table-cell table:formula="of:=ROUNDUP([.E1313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<text:a xlink:href="https://voyager.online/contract/0x0324b237B41FBb3E37385bA3577503B951e5b8c13AEc2AfB1a54f01cf8FF978d" xlink:type="simple">0x0324b237B41FBb3E37385bA3577503B951e5b8c13AEc2AfB1a54f01cf8FF978d</text:a></text:p>
          </table:table-cell>
          <table:table-cell office:value-type="string" calcext:value-type="string">
            <text:p>0.06250 ETH</text:p>
          </table:table-cell>
          <table:table-cell office:value-type="float" office:value="396" calcext:value-type="float">
            <text:p>396</text:p>
          </table:table-cell>
          <table:table-cell table:formula="of:=VALUE(SUBSTITUTE(MID([.C1314];1;LEN([.C1314])-4);&quot;.&quot;;&quot;,&quot;))" office:value-type="float" office:value="0.0625" calcext:value-type="float">
            <text:p>0,0625</text:p>
          </table:table-cell>
          <table:table-cell table:formula="of:=[.B1314]" office:value-type="string" office:string-value="0x0324b237B41FBb3E37385bA3577503B951e5b8c13AEc2AfB1a54f01cf8FF978d" calcext:value-type="string">
            <text:p>0x0324b237B41FBb3E37385bA3577503B951e5b8c13AEc2AfB1a54f01cf8FF978d</text:p>
          </table:table-cell>
          <table:table-cell table:formula="of:=ROUNDUP([.E1314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<text:a xlink:href="https://voyager.online/contract/0x0774B9100718F79D1D96c7a9333F587eB6E7D3217eD0af634BC578485D62EAaF" xlink:type="simple">0x0774B9100718F79D1D96c7a9333F587eB6E7D3217eD0af634BC578485D62EAaF</text:a></text:p>
          </table:table-cell>
          <table:table-cell office:value-type="string" calcext:value-type="string">
            <text:p>0.06240 ETH</text:p>
          </table:table-cell>
          <table:table-cell office:value-type="float" office:value="478" calcext:value-type="float">
            <text:p>478</text:p>
          </table:table-cell>
          <table:table-cell table:formula="of:=VALUE(SUBSTITUTE(MID([.C1315];1;LEN([.C1315])-4);&quot;.&quot;;&quot;,&quot;))" office:value-type="float" office:value="0.0624" calcext:value-type="float">
            <text:p>0,0624</text:p>
          </table:table-cell>
          <table:table-cell table:formula="of:=[.B1315]" office:value-type="string" office:string-value="0x0774B9100718F79D1D96c7a9333F587eB6E7D3217eD0af634BC578485D62EAaF" calcext:value-type="string">
            <text:p>0x0774B9100718F79D1D96c7a9333F587eB6E7D3217eD0af634BC578485D62EAaF</text:p>
          </table:table-cell>
          <table:table-cell table:formula="of:=ROUNDUP([.E1315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a xlink:href="https://voyager.online/contract/0x05c76b7c099322de43E57ca47222129b6c2FE93f7D4A031071df6a3181048B9C" xlink:type="simple">0x05c76b7c099322de43E57ca47222129b6c2FE93f7D4A031071df6a3181048B9C</text:a></text:p>
          </table:table-cell>
          <table:table-cell office:value-type="string" calcext:value-type="string">
            <text:p>0.06168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316];1;LEN([.C1316])-4);&quot;.&quot;;&quot;,&quot;))" office:value-type="float" office:value="0.06168" calcext:value-type="float">
            <text:p>0,06168</text:p>
          </table:table-cell>
          <table:table-cell table:formula="of:=[.B1316]" office:value-type="string" office:string-value="0x05c76b7c099322de43E57ca47222129b6c2FE93f7D4A031071df6a3181048B9C" calcext:value-type="string">
            <text:p>0x05c76b7c099322de43E57ca47222129b6c2FE93f7D4A031071df6a3181048B9C</text:p>
          </table:table-cell>
          <table:table-cell table:formula="of:=ROUNDUP([.E1316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<text:a xlink:href="https://voyager.online/contract/0x03Bd226921Ba3E75694781B3630854274e711E7d97D057E2b7887a42d47B1300" xlink:type="simple">0x03Bd226921Ba3E75694781B3630854274e711E7d97D057E2b7887a42d47B1300</text:a></text:p>
          </table:table-cell>
          <table:table-cell office:value-type="string" calcext:value-type="string">
            <text:p>0.06145 ETH</text:p>
          </table:table-cell>
          <table:table-cell office:value-type="float" office:value="461" calcext:value-type="float">
            <text:p>461</text:p>
          </table:table-cell>
          <table:table-cell table:formula="of:=VALUE(SUBSTITUTE(MID([.C1317];1;LEN([.C1317])-4);&quot;.&quot;;&quot;,&quot;))" office:value-type="float" office:value="0.06145" calcext:value-type="float">
            <text:p>0,06145</text:p>
          </table:table-cell>
          <table:table-cell table:formula="of:=[.B1317]" office:value-type="string" office:string-value="0x03Bd226921Ba3E75694781B3630854274e711E7d97D057E2b7887a42d47B1300" calcext:value-type="string">
            <text:p>0x03Bd226921Ba3E75694781B3630854274e711E7d97D057E2b7887a42d47B1300</text:p>
          </table:table-cell>
          <table:table-cell table:formula="of:=ROUNDUP([.E1317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<text:a xlink:href="https://voyager.online/contract/0x050b3880430E4A24976b8fA7637837B37F9Cf29B17784492d19188b0F2656D7f" xlink:type="simple">0x050b3880430E4A24976b8fA7637837B37F9Cf29B17784492d19188b0F2656D7f</text:a></text:p>
          </table:table-cell>
          <table:table-cell office:value-type="string" calcext:value-type="string">
            <text:p>0.06095 ETH</text:p>
          </table:table-cell>
          <table:table-cell office:value-type="float" office:value="438" calcext:value-type="float">
            <text:p>438</text:p>
          </table:table-cell>
          <table:table-cell table:formula="of:=VALUE(SUBSTITUTE(MID([.C1318];1;LEN([.C1318])-4);&quot;.&quot;;&quot;,&quot;))" office:value-type="float" office:value="0.06095" calcext:value-type="float">
            <text:p>0,06095</text:p>
          </table:table-cell>
          <table:table-cell table:formula="of:=[.B1318]" office:value-type="string" office:string-value="0x050b3880430E4A24976b8fA7637837B37F9Cf29B17784492d19188b0F2656D7f" calcext:value-type="string">
            <text:p>0x050b3880430E4A24976b8fA7637837B37F9Cf29B17784492d19188b0F2656D7f</text:p>
          </table:table-cell>
          <table:table-cell table:formula="of:=ROUNDUP([.E1318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<text:a xlink:href="https://voyager.online/contract/0x007Ca3A22d6C2a0341e8DB839A5BdC3E93E6e1414e3021E4d99FA75Ae50291C1" xlink:type="simple">0x007Ca3A22d6C2a0341e8DB839A5BdC3E93E6e1414e3021E4d99FA75Ae50291C1</text:a></text:p>
          </table:table-cell>
          <table:table-cell office:value-type="string" calcext:value-type="string">
            <text:p>0.06066 ETH</text:p>
          </table:table-cell>
          <table:table-cell office:value-type="float" office:value="432" calcext:value-type="float">
            <text:p>432</text:p>
          </table:table-cell>
          <table:table-cell table:formula="of:=VALUE(SUBSTITUTE(MID([.C1319];1;LEN([.C1319])-4);&quot;.&quot;;&quot;,&quot;))" office:value-type="float" office:value="0.06066" calcext:value-type="float">
            <text:p>0,06066</text:p>
          </table:table-cell>
          <table:table-cell table:formula="of:=[.B1319]" office:value-type="string" office:string-value="0x007Ca3A22d6C2a0341e8DB839A5BdC3E93E6e1414e3021E4d99FA75Ae50291C1" calcext:value-type="string">
            <text:p>0x007Ca3A22d6C2a0341e8DB839A5BdC3E93E6e1414e3021E4d99FA75Ae50291C1</text:p>
          </table:table-cell>
          <table:table-cell table:formula="of:=ROUNDUP([.E1319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<text:a xlink:href="https://voyager.online/contract/0x00431B51cf6C9F996dAD659531375A84a2754c8302DB6e18a98a1e79F15b28B3" xlink:type="simple">0x00431B51cf6C9F996dAD659531375A84a2754c8302DB6e18a98a1e79F15b28B3</text:a></text:p>
          </table:table-cell>
          <table:table-cell office:value-type="string" calcext:value-type="string">
            <text:p>0.06027 ETH</text:p>
          </table:table-cell>
          <table:table-cell office:value-type="float" office:value="412" calcext:value-type="float">
            <text:p>412</text:p>
          </table:table-cell>
          <table:table-cell table:formula="of:=VALUE(SUBSTITUTE(MID([.C1320];1;LEN([.C1320])-4);&quot;.&quot;;&quot;,&quot;))" office:value-type="float" office:value="0.06027" calcext:value-type="float">
            <text:p>0,06027</text:p>
          </table:table-cell>
          <table:table-cell table:formula="of:=[.B1320]" office:value-type="string" office:string-value="0x00431B51cf6C9F996dAD659531375A84a2754c8302DB6e18a98a1e79F15b28B3" calcext:value-type="string">
            <text:p>0x00431B51cf6C9F996dAD659531375A84a2754c8302DB6e18a98a1e79F15b28B3</text:p>
          </table:table-cell>
          <table:table-cell table:formula="of:=ROUNDUP([.E1320]*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<text:a xlink:href="https://voyager.online/contract/0x00304f6b75156Eb39AB4398C93938352619C846e1728b84aC9f87b88c80026c4" xlink:type="simple">0x00304f6b75156Eb39AB4398C93938352619C846e1728b84aC9f87b88c80026c4</text:a></text:p>
          </table:table-cell>
          <table:table-cell office:value-type="string" calcext:value-type="string">
            <text:p>0.05987 ETH</text:p>
          </table:table-cell>
          <table:table-cell office:value-type="float" office:value="417" calcext:value-type="float">
            <text:p>417</text:p>
          </table:table-cell>
          <table:table-cell table:formula="of:=VALUE(SUBSTITUTE(MID([.C1321];1;LEN([.C1321])-4);&quot;.&quot;;&quot;,&quot;))" office:value-type="float" office:value="0.05987" calcext:value-type="float">
            <text:p>0,05987</text:p>
          </table:table-cell>
          <table:table-cell table:formula="of:=[.B1321]" office:value-type="string" office:string-value="0x00304f6b75156Eb39AB4398C93938352619C846e1728b84aC9f87b88c80026c4" calcext:value-type="string">
            <text:p>0x00304f6b75156Eb39AB4398C93938352619C846e1728b84aC9f87b88c80026c4</text:p>
          </table:table-cell>
          <table:table-cell table:formula="of:=ROUNDUP([.E1321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<text:a xlink:href="https://voyager.online/contract/0x05533af447Ba4B2362fc4fBCBf0C6504Fb5864E88DB928F047ceC1DFDbe8fe59" xlink:type="simple">0x05533af447Ba4B2362fc4fBCBf0C6504Fb5864E88DB928F047ceC1DFDbe8fe59</text:a></text:p>
          </table:table-cell>
          <table:table-cell office:value-type="string" calcext:value-type="string">
            <text:p>0.05975 ETH</text:p>
          </table:table-cell>
          <table:table-cell office:value-type="float" office:value="624" calcext:value-type="float">
            <text:p>624</text:p>
          </table:table-cell>
          <table:table-cell table:formula="of:=VALUE(SUBSTITUTE(MID([.C1322];1;LEN([.C1322])-4);&quot;.&quot;;&quot;,&quot;))" office:value-type="float" office:value="0.05975" calcext:value-type="float">
            <text:p>0,05975</text:p>
          </table:table-cell>
          <table:table-cell table:formula="of:=[.B1322]" office:value-type="string" office:string-value="0x05533af447Ba4B2362fc4fBCBf0C6504Fb5864E88DB928F047ceC1DFDbe8fe59" calcext:value-type="string">
            <text:p>0x05533af447Ba4B2362fc4fBCBf0C6504Fb5864E88DB928F047ceC1DFDbe8fe59</text:p>
          </table:table-cell>
          <table:table-cell table:formula="of:=ROUNDUP([.E1322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<text:a xlink:href="https://voyager.online/contract/0x010AF9fCE3fefd61668f5EcD42780AD6A9F1c6641157E0B8800de834C15d7eEa" xlink:type="simple">0x010AF9fCE3fefd61668f5EcD42780AD6A9F1c6641157E0B8800de834C15d7eEa</text:a></text:p>
          </table:table-cell>
          <table:table-cell office:value-type="string" calcext:value-type="string">
            <text:p>0.05965 ETH</text:p>
          </table:table-cell>
          <table:table-cell office:value-type="float" office:value="387" calcext:value-type="float">
            <text:p>387</text:p>
          </table:table-cell>
          <table:table-cell table:formula="of:=VALUE(SUBSTITUTE(MID([.C1323];1;LEN([.C1323])-4);&quot;.&quot;;&quot;,&quot;))" office:value-type="float" office:value="0.05965" calcext:value-type="float">
            <text:p>0,05965</text:p>
          </table:table-cell>
          <table:table-cell table:formula="of:=[.B1323]" office:value-type="string" office:string-value="0x010AF9fCE3fefd61668f5EcD42780AD6A9F1c6641157E0B8800de834C15d7eEa" calcext:value-type="string">
            <text:p>0x010AF9fCE3fefd61668f5EcD42780AD6A9F1c6641157E0B8800de834C15d7eEa</text:p>
          </table:table-cell>
          <table:table-cell table:formula="of:=ROUNDUP([.E1323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<text:a xlink:href="https://voyager.online/contract/0x05D5b90442c51f7166EF3cD375288a0D4859d3AC49565069aca383123128AA96" xlink:type="simple">0x05D5b90442c51f7166EF3cD375288a0D4859d3AC49565069aca383123128AA96</text:a></text:p>
          </table:table-cell>
          <table:table-cell office:value-type="string" calcext:value-type="string">
            <text:p>0.05929 ETH</text:p>
          </table:table-cell>
          <table:table-cell office:value-type="float" office:value="403" calcext:value-type="float">
            <text:p>403</text:p>
          </table:table-cell>
          <table:table-cell table:formula="of:=VALUE(SUBSTITUTE(MID([.C1324];1;LEN([.C1324])-4);&quot;.&quot;;&quot;,&quot;))" office:value-type="float" office:value="0.05929" calcext:value-type="float">
            <text:p>0,05929</text:p>
          </table:table-cell>
          <table:table-cell table:formula="of:=[.B1324]" office:value-type="string" office:string-value="0x05D5b90442c51f7166EF3cD375288a0D4859d3AC49565069aca383123128AA96" calcext:value-type="string">
            <text:p>0x05D5b90442c51f7166EF3cD375288a0D4859d3AC49565069aca383123128AA96</text:p>
          </table:table-cell>
          <table:table-cell table:formula="of:=ROUNDUP([.E1324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<text:a xlink:href="https://voyager.online/contract/0x0774302128727C00b6871A04596d577a007d00fAd16940662c7118a6f94Ec2B9" xlink:type="simple">0x0774302128727C00b6871A04596d577a007d00fAd16940662c7118a6f94Ec2B9</text:a></text:p>
          </table:table-cell>
          <table:table-cell office:value-type="string" calcext:value-type="string">
            <text:p>0.05882 ETH</text:p>
          </table:table-cell>
          <table:table-cell office:value-type="float" office:value="415" calcext:value-type="float">
            <text:p>415</text:p>
          </table:table-cell>
          <table:table-cell table:formula="of:=VALUE(SUBSTITUTE(MID([.C1325];1;LEN([.C1325])-4);&quot;.&quot;;&quot;,&quot;))" office:value-type="float" office:value="0.05882" calcext:value-type="float">
            <text:p>0,05882</text:p>
          </table:table-cell>
          <table:table-cell table:formula="of:=[.B1325]" office:value-type="string" office:string-value="0x0774302128727C00b6871A04596d577a007d00fAd16940662c7118a6f94Ec2B9" calcext:value-type="string">
            <text:p>0x0774302128727C00b6871A04596d577a007d00fAd16940662c7118a6f94Ec2B9</text:p>
          </table:table-cell>
          <table:table-cell table:formula="of:=ROUNDUP([.E1325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<text:a xlink:href="https://voyager.online/contract/0x03B2572A075De30E4C52036B60D0B63C834E2aDaca913C5D1239B3b0c640FE81" xlink:type="simple">0x03B2572A075De30E4C52036B60D0B63C834E2aDaca913C5D1239B3b0c640FE81</text:a></text:p>
          </table:table-cell>
          <table:table-cell office:value-type="string" calcext:value-type="string">
            <text:p>0.05852 ETH</text:p>
          </table:table-cell>
          <table:table-cell office:value-type="float" office:value="424" calcext:value-type="float">
            <text:p>424</text:p>
          </table:table-cell>
          <table:table-cell table:formula="of:=VALUE(SUBSTITUTE(MID([.C1326];1;LEN([.C1326])-4);&quot;.&quot;;&quot;,&quot;))" office:value-type="float" office:value="0.05852" calcext:value-type="float">
            <text:p>0,05852</text:p>
          </table:table-cell>
          <table:table-cell table:formula="of:=[.B1326]" office:value-type="string" office:string-value="0x03B2572A075De30E4C52036B60D0B63C834E2aDaca913C5D1239B3b0c640FE81" calcext:value-type="string">
            <text:p>0x03B2572A075De30E4C52036B60D0B63C834E2aDaca913C5D1239B3b0c640FE81</text:p>
          </table:table-cell>
          <table:table-cell table:formula="of:=ROUNDUP([.E1326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<text:a xlink:href="https://voyager.online/contract/0x0775FcDbE769F4664381b48EB414660C523A12d9d5E28bF35DAA2874F31D2247" xlink:type="simple">0x0775FcDbE769F4664381b48EB414660C523A12d9d5E28bF35DAA2874F31D2247</text:a></text:p>
          </table:table-cell>
          <table:table-cell office:value-type="string" calcext:value-type="string">
            <text:p>0.05792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327];1;LEN([.C1327])-4);&quot;.&quot;;&quot;,&quot;))" office:value-type="float" office:value="0.05792" calcext:value-type="float">
            <text:p>0,05792</text:p>
          </table:table-cell>
          <table:table-cell table:formula="of:=[.B1327]" office:value-type="string" office:string-value="0x0775FcDbE769F4664381b48EB414660C523A12d9d5E28bF35DAA2874F31D2247" calcext:value-type="string">
            <text:p>0x0775FcDbE769F4664381b48EB414660C523A12d9d5E28bF35DAA2874F31D2247</text:p>
          </table:table-cell>
          <table:table-cell table:formula="of:=ROUNDUP([.E1327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<text:a xlink:href="https://voyager.online/contract/0x038B7F2cdC94527901d3FA880FB68619eB3e1224e564fFA9c41dBF8e702000D0" xlink:type="simple">0x038B7F2cdC94527901d3FA880FB68619eB3e1224e564fFA9c41dBF8e702000D0</text:a></text:p>
          </table:table-cell>
          <table:table-cell office:value-type="string" calcext:value-type="string">
            <text:p>0.05742 ETH</text:p>
          </table:table-cell>
          <table:table-cell office:value-type="float" office:value="754" calcext:value-type="float">
            <text:p>754</text:p>
          </table:table-cell>
          <table:table-cell table:formula="of:=VALUE(SUBSTITUTE(MID([.C1328];1;LEN([.C1328])-4);&quot;.&quot;;&quot;,&quot;))" office:value-type="float" office:value="0.05742" calcext:value-type="float">
            <text:p>0,05742</text:p>
          </table:table-cell>
          <table:table-cell table:formula="of:=[.B1328]" office:value-type="string" office:string-value="0x038B7F2cdC94527901d3FA880FB68619eB3e1224e564fFA9c41dBF8e702000D0" calcext:value-type="string">
            <text:p>0x038B7F2cdC94527901d3FA880FB68619eB3e1224e564fFA9c41dBF8e702000D0</text:p>
          </table:table-cell>
          <table:table-cell table:formula="of:=ROUNDUP([.E1328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<text:a xlink:href="https://voyager.online/contract/0x00b566Cb769B83b366A551f4B47Fb33b47C209F3902De1BEECD45E1FdEC6e0f6" xlink:type="simple">0x00b566Cb769B83b366A551f4B47Fb33b47C209F3902De1BEECD45E1FdEC6e0f6</text:a></text:p>
          </table:table-cell>
          <table:table-cell office:value-type="string" calcext:value-type="string">
            <text:p>0.05736 ETH</text:p>
          </table:table-cell>
          <table:table-cell office:value-type="float" office:value="847" calcext:value-type="float">
            <text:p>847</text:p>
          </table:table-cell>
          <table:table-cell table:formula="of:=VALUE(SUBSTITUTE(MID([.C1329];1;LEN([.C1329])-4);&quot;.&quot;;&quot;,&quot;))" office:value-type="float" office:value="0.05736" calcext:value-type="float">
            <text:p>0,05736</text:p>
          </table:table-cell>
          <table:table-cell table:formula="of:=[.B1329]" office:value-type="string" office:string-value="0x00b566Cb769B83b366A551f4B47Fb33b47C209F3902De1BEECD45E1FdEC6e0f6" calcext:value-type="string">
            <text:p>0x00b566Cb769B83b366A551f4B47Fb33b47C209F3902De1BEECD45E1FdEC6e0f6</text:p>
          </table:table-cell>
          <table:table-cell table:formula="of:=ROUNDUP([.E1329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<text:a xlink:href="https://voyager.online/contract/0x04C021F15ECf284F07a749abB7e63E2e544B4A11087cF1ccd41B062cE5530f30" xlink:type="simple">0x04C021F15ECf284F07a749abB7e63E2e544B4A11087cF1ccd41B062cE5530f30</text:a></text:p>
          </table:table-cell>
          <table:table-cell office:value-type="string" calcext:value-type="string">
            <text:p>0.05656 ETH</text:p>
          </table:table-cell>
          <table:table-cell office:value-type="float" office:value="386" calcext:value-type="float">
            <text:p>386</text:p>
          </table:table-cell>
          <table:table-cell table:formula="of:=VALUE(SUBSTITUTE(MID([.C1330];1;LEN([.C1330])-4);&quot;.&quot;;&quot;,&quot;))" office:value-type="float" office:value="0.05656" calcext:value-type="float">
            <text:p>0,05656</text:p>
          </table:table-cell>
          <table:table-cell table:formula="of:=[.B1330]" office:value-type="string" office:string-value="0x04C021F15ECf284F07a749abB7e63E2e544B4A11087cF1ccd41B062cE5530f30" calcext:value-type="string">
            <text:p>0x04C021F15ECf284F07a749abB7e63E2e544B4A11087cF1ccd41B062cE5530f30</text:p>
          </table:table-cell>
          <table:table-cell table:formula="of:=ROUNDUP([.E1330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<text:a xlink:href="https://voyager.online/contract/0x0768BCB73fF4262E6523947D3071f7C399BA965F06320Df08248b258E2EAe558" xlink:type="simple">0x0768BCB73fF4262E6523947D3071f7C399BA965F06320Df08248b258E2EAe558</text:a></text:p>
          </table:table-cell>
          <table:table-cell office:value-type="string" calcext:value-type="string">
            <text:p>0.05653 ETH</text:p>
          </table:table-cell>
          <table:table-cell office:value-type="float" office:value="424" calcext:value-type="float">
            <text:p>424</text:p>
          </table:table-cell>
          <table:table-cell table:formula="of:=VALUE(SUBSTITUTE(MID([.C1331];1;LEN([.C1331])-4);&quot;.&quot;;&quot;,&quot;))" office:value-type="float" office:value="0.05653" calcext:value-type="float">
            <text:p>0,05653</text:p>
          </table:table-cell>
          <table:table-cell table:formula="of:=[.B1331]" office:value-type="string" office:string-value="0x0768BCB73fF4262E6523947D3071f7C399BA965F06320Df08248b258E2EAe558" calcext:value-type="string">
            <text:p>0x0768BCB73fF4262E6523947D3071f7C399BA965F06320Df08248b258E2EAe558</text:p>
          </table:table-cell>
          <table:table-cell table:formula="of:=ROUNDUP([.E1331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<text:a xlink:href="https://voyager.online/contract/0x05c19C438D3a353afecf8c2C7036C879F248D23764C612688f641A6FE896bB6A" xlink:type="simple">0x05c19C438D3a353afecf8c2C7036C879F248D23764C612688f641A6FE896bB6A</text:a></text:p>
          </table:table-cell>
          <table:table-cell office:value-type="string" calcext:value-type="string">
            <text:p>0.05632 ETH</text:p>
          </table:table-cell>
          <table:table-cell office:value-type="float" office:value="726" calcext:value-type="float">
            <text:p>726</text:p>
          </table:table-cell>
          <table:table-cell table:formula="of:=VALUE(SUBSTITUTE(MID([.C1332];1;LEN([.C1332])-4);&quot;.&quot;;&quot;,&quot;))" office:value-type="float" office:value="0.05632" calcext:value-type="float">
            <text:p>0,05632</text:p>
          </table:table-cell>
          <table:table-cell table:formula="of:=[.B1332]" office:value-type="string" office:string-value="0x05c19C438D3a353afecf8c2C7036C879F248D23764C612688f641A6FE896bB6A" calcext:value-type="string">
            <text:p>0x05c19C438D3a353afecf8c2C7036C879F248D23764C612688f641A6FE896bB6A</text:p>
          </table:table-cell>
          <table:table-cell table:formula="of:=ROUNDUP([.E1332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s://voyager.online/contract/0x00e5931DB3BB0433DE47fc00B0BdC2981Cc1907D2e92307Bbbc090D5AfeE7A95" xlink:type="simple">0x00e5931DB3BB0433DE47fc00B0BdC2981Cc1907D2e92307Bbbc090D5AfeE7A95</text:a></text:p>
          </table:table-cell>
          <table:table-cell office:value-type="string" calcext:value-type="string">
            <text:p>0.05545 ETH</text:p>
          </table:table-cell>
          <table:table-cell office:value-type="float" office:value="414" calcext:value-type="float">
            <text:p>414</text:p>
          </table:table-cell>
          <table:table-cell table:formula="of:=VALUE(SUBSTITUTE(MID([.C1333];1;LEN([.C1333])-4);&quot;.&quot;;&quot;,&quot;))" office:value-type="float" office:value="0.05545" calcext:value-type="float">
            <text:p>0,05545</text:p>
          </table:table-cell>
          <table:table-cell table:formula="of:=[.B1333]" office:value-type="string" office:string-value="0x00e5931DB3BB0433DE47fc00B0BdC2981Cc1907D2e92307Bbbc090D5AfeE7A95" calcext:value-type="string">
            <text:p>0x00e5931DB3BB0433DE47fc00B0BdC2981Cc1907D2e92307Bbbc090D5AfeE7A95</text:p>
          </table:table-cell>
          <table:table-cell table:formula="of:=ROUNDUP([.E1333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<text:a xlink:href="https://voyager.online/contract/0x01020E527483F64Fd7218783d3D1633233Ade0fd5926a3B1Af8DB14828DDFA00" xlink:type="simple">0x01020E527483F64Fd7218783d3D1633233Ade0fd5926a3B1Af8DB14828DDFA00</text:a></text:p>
          </table:table-cell>
          <table:table-cell office:value-type="string" calcext:value-type="string">
            <text:p>0.05511 ETH</text:p>
          </table:table-cell>
          <table:table-cell office:value-type="float" office:value="387" calcext:value-type="float">
            <text:p>387</text:p>
          </table:table-cell>
          <table:table-cell table:formula="of:=VALUE(SUBSTITUTE(MID([.C1334];1;LEN([.C1334])-4);&quot;.&quot;;&quot;,&quot;))" office:value-type="float" office:value="0.05511" calcext:value-type="float">
            <text:p>0,05511</text:p>
          </table:table-cell>
          <table:table-cell table:formula="of:=[.B1334]" office:value-type="string" office:string-value="0x01020E527483F64Fd7218783d3D1633233Ade0fd5926a3B1Af8DB14828DDFA00" calcext:value-type="string">
            <text:p>0x01020E527483F64Fd7218783d3D1633233Ade0fd5926a3B1Af8DB14828DDFA00</text:p>
          </table:table-cell>
          <table:table-cell table:formula="of:=ROUNDUP([.E1334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<text:a xlink:href="https://voyager.online/contract/0x0581480C16123AC2B12fd96be346f0299FFbf95a929d061e947F24F3Eb1e1ba4" xlink:type="simple">0x0581480C16123AC2B12fd96be346f0299FFbf95a929d061e947F24F3Eb1e1ba4</text:a></text:p>
          </table:table-cell>
          <table:table-cell office:value-type="string" calcext:value-type="string">
            <text:p>0.05487 ETH</text:p>
          </table:table-cell>
          <table:table-cell office:value-type="float" office:value="443" calcext:value-type="float">
            <text:p>443</text:p>
          </table:table-cell>
          <table:table-cell table:formula="of:=VALUE(SUBSTITUTE(MID([.C1335];1;LEN([.C1335])-4);&quot;.&quot;;&quot;,&quot;))" office:value-type="float" office:value="0.05487" calcext:value-type="float">
            <text:p>0,05487</text:p>
          </table:table-cell>
          <table:table-cell table:formula="of:=[.B1335]" office:value-type="string" office:string-value="0x0581480C16123AC2B12fd96be346f0299FFbf95a929d061e947F24F3Eb1e1ba4" calcext:value-type="string">
            <text:p>0x0581480C16123AC2B12fd96be346f0299FFbf95a929d061e947F24F3Eb1e1ba4</text:p>
          </table:table-cell>
          <table:table-cell table:formula="of:=ROUNDUP([.E1335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<text:a xlink:href="https://voyager.online/contract/0x0337ad0f82998BAF58B0a3D1677926cf7AC6bb1c749d7aD3d1A0bad4f7d63354" xlink:type="simple">0x0337ad0f82998BAF58B0a3D1677926cf7AC6bb1c749d7aD3d1A0bad4f7d63354</text:a></text:p>
          </table:table-cell>
          <table:table-cell office:value-type="string" calcext:value-type="string">
            <text:p>0.05444 ETH</text:p>
          </table:table-cell>
          <table:table-cell office:value-type="float" office:value="502" calcext:value-type="float">
            <text:p>502</text:p>
          </table:table-cell>
          <table:table-cell table:formula="of:=VALUE(SUBSTITUTE(MID([.C1336];1;LEN([.C1336])-4);&quot;.&quot;;&quot;,&quot;))" office:value-type="float" office:value="0.05444" calcext:value-type="float">
            <text:p>0,05444</text:p>
          </table:table-cell>
          <table:table-cell table:formula="of:=[.B1336]" office:value-type="string" office:string-value="0x0337ad0f82998BAF58B0a3D1677926cf7AC6bb1c749d7aD3d1A0bad4f7d63354" calcext:value-type="string">
            <text:p>0x0337ad0f82998BAF58B0a3D1677926cf7AC6bb1c749d7aD3d1A0bad4f7d63354</text:p>
          </table:table-cell>
          <table:table-cell table:formula="of:=ROUNDUP([.E1336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<text:a xlink:href="https://voyager.online/contract/0x06E31A7EE1832fDa08760D8e51451EBfEE4b385549630AE3Bef0334D0135F986" xlink:type="simple">0x06E31A7EE1832fDa08760D8e51451EBfEE4b385549630AE3Bef0334D0135F986</text:a></text:p>
          </table:table-cell>
          <table:table-cell office:value-type="string" calcext:value-type="string">
            <text:p>0.05433 ETH</text:p>
          </table:table-cell>
          <table:table-cell office:value-type="float" office:value="442" calcext:value-type="float">
            <text:p>442</text:p>
          </table:table-cell>
          <table:table-cell table:formula="of:=VALUE(SUBSTITUTE(MID([.C1337];1;LEN([.C1337])-4);&quot;.&quot;;&quot;,&quot;))" office:value-type="float" office:value="0.05433" calcext:value-type="float">
            <text:p>0,05433</text:p>
          </table:table-cell>
          <table:table-cell table:formula="of:=[.B1337]" office:value-type="string" office:string-value="0x06E31A7EE1832fDa08760D8e51451EBfEE4b385549630AE3Bef0334D0135F986" calcext:value-type="string">
            <text:p>0x06E31A7EE1832fDa08760D8e51451EBfEE4b385549630AE3Bef0334D0135F986</text:p>
          </table:table-cell>
          <table:table-cell table:formula="of:=ROUNDUP([.E1337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<text:a xlink:href="https://voyager.online/contract/0x0395F00c93811E828aBEB377b0C3828bF71dd59479bEf2A0f4f8b8D80962FCAE" xlink:type="simple">0x0395F00c93811E828aBEB377b0C3828bF71dd59479bEf2A0f4f8b8D80962FCAE</text:a></text:p>
          </table:table-cell>
          <table:table-cell office:value-type="string" calcext:value-type="string">
            <text:p>0.05303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338];1;LEN([.C1338])-4);&quot;.&quot;;&quot;,&quot;))" office:value-type="float" office:value="0.05303" calcext:value-type="float">
            <text:p>0,05303</text:p>
          </table:table-cell>
          <table:table-cell table:formula="of:=[.B1338]" office:value-type="string" office:string-value="0x0395F00c93811E828aBEB377b0C3828bF71dd59479bEf2A0f4f8b8D80962FCAE" calcext:value-type="string">
            <text:p>0x0395F00c93811E828aBEB377b0C3828bF71dd59479bEf2A0f4f8b8D80962FCAE</text:p>
          </table:table-cell>
          <table:table-cell table:formula="of:=ROUNDUP([.E1338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<text:a xlink:href="https://voyager.online/contract/0x015F7059d17244dBB1811D6a1FDB38eAa5cb3A07a0023e5E54432CCb0198fE95" xlink:type="simple">0x015F7059d17244dBB1811D6a1FDB38eAa5cb3A07a0023e5E54432CCb0198fE95</text:a></text:p>
          </table:table-cell>
          <table:table-cell office:value-type="string" calcext:value-type="string">
            <text:p>0.05246 ETH</text:p>
          </table:table-cell>
          <table:table-cell office:value-type="float" office:value="410" calcext:value-type="float">
            <text:p>410</text:p>
          </table:table-cell>
          <table:table-cell table:formula="of:=VALUE(SUBSTITUTE(MID([.C1339];1;LEN([.C1339])-4);&quot;.&quot;;&quot;,&quot;))" office:value-type="float" office:value="0.05246" calcext:value-type="float">
            <text:p>0,05246</text:p>
          </table:table-cell>
          <table:table-cell table:formula="of:=[.B1339]" office:value-type="string" office:string-value="0x015F7059d17244dBB1811D6a1FDB38eAa5cb3A07a0023e5E54432CCb0198fE95" calcext:value-type="string">
            <text:p>0x015F7059d17244dBB1811D6a1FDB38eAa5cb3A07a0023e5E54432CCb0198fE95</text:p>
          </table:table-cell>
          <table:table-cell table:formula="of:=ROUNDUP([.E1339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<text:a xlink:href="https://voyager.online/contract/0x02214461139c9BC0DF736218b017F213c85fabfAFc91F9736e3dCdd20adcFf7F" xlink:type="simple">0x02214461139c9BC0DF736218b017F213c85fabfAFc91F9736e3dCdd20adcFf7F</text:a></text:p>
          </table:table-cell>
          <table:table-cell office:value-type="string" calcext:value-type="string">
            <text:p>0.05151 ETH</text:p>
          </table:table-cell>
          <table:table-cell office:value-type="float" office:value="703" calcext:value-type="float">
            <text:p>703</text:p>
          </table:table-cell>
          <table:table-cell table:formula="of:=VALUE(SUBSTITUTE(MID([.C1340];1;LEN([.C1340])-4);&quot;.&quot;;&quot;,&quot;))" office:value-type="float" office:value="0.05151" calcext:value-type="float">
            <text:p>0,05151</text:p>
          </table:table-cell>
          <table:table-cell table:formula="of:=[.B1340]" office:value-type="string" office:string-value="0x02214461139c9BC0DF736218b017F213c85fabfAFc91F9736e3dCdd20adcFf7F" calcext:value-type="string">
            <text:p>0x02214461139c9BC0DF736218b017F213c85fabfAFc91F9736e3dCdd20adcFf7F</text:p>
          </table:table-cell>
          <table:table-cell table:formula="of:=ROUNDUP([.E1340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<text:a xlink:href="https://voyager.online/contract/0x002b3f0a69DAa1153D04Da176615f9854fcD418bb3F1e5955e6B604fB6ad52dB" xlink:type="simple">0x002b3f0a69DAa1153D04Da176615f9854fcD418bb3F1e5955e6B604fB6ad52dB</text:a></text:p>
          </table:table-cell>
          <table:table-cell office:value-type="string" calcext:value-type="string">
            <text:p>0.05119 ETH</text:p>
          </table:table-cell>
          <table:table-cell office:value-type="float" office:value="397" calcext:value-type="float">
            <text:p>397</text:p>
          </table:table-cell>
          <table:table-cell table:formula="of:=VALUE(SUBSTITUTE(MID([.C1341];1;LEN([.C1341])-4);&quot;.&quot;;&quot;,&quot;))" office:value-type="float" office:value="0.05119" calcext:value-type="float">
            <text:p>0,05119</text:p>
          </table:table-cell>
          <table:table-cell table:formula="of:=[.B1341]" office:value-type="string" office:string-value="0x002b3f0a69DAa1153D04Da176615f9854fcD418bb3F1e5955e6B604fB6ad52dB" calcext:value-type="string">
            <text:p>0x002b3f0a69DAa1153D04Da176615f9854fcD418bb3F1e5955e6B604fB6ad52dB</text:p>
          </table:table-cell>
          <table:table-cell table:formula="of:=ROUNDUP([.E1341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<text:a xlink:href="https://voyager.online/contract/0x06c8eF35A6e5b47a01a419606FEBb0266e1D12E44FDcdD1Df9523f24D2e1014b" xlink:type="simple">0x06c8eF35A6e5b47a01a419606FEBb0266e1D12E44FDcdD1Df9523f24D2e1014b</text:a></text:p>
          </table:table-cell>
          <table:table-cell office:value-type="string" calcext:value-type="string">
            <text:p>0.05109 ETH</text:p>
          </table:table-cell>
          <table:table-cell office:value-type="float" office:value="442" calcext:value-type="float">
            <text:p>442</text:p>
          </table:table-cell>
          <table:table-cell table:formula="of:=VALUE(SUBSTITUTE(MID([.C1342];1;LEN([.C1342])-4);&quot;.&quot;;&quot;,&quot;))" office:value-type="float" office:value="0.05109" calcext:value-type="float">
            <text:p>0,05109</text:p>
          </table:table-cell>
          <table:table-cell table:formula="of:=[.B1342]" office:value-type="string" office:string-value="0x06c8eF35A6e5b47a01a419606FEBb0266e1D12E44FDcdD1Df9523f24D2e1014b" calcext:value-type="string">
            <text:p>0x06c8eF35A6e5b47a01a419606FEBb0266e1D12E44FDcdD1Df9523f24D2e1014b</text:p>
          </table:table-cell>
          <table:table-cell table:formula="of:=ROUNDUP([.E1342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<text:a xlink:href="https://voyager.online/contract/0x042191fc49684Ba7524d5400553Df3aa3c2BB65c99e771df0a9e76b0ae44918C" xlink:type="simple">0x042191fc49684Ba7524d5400553Df3aa3c2BB65c99e771df0a9e76b0ae44918C</text:a></text:p>
          </table:table-cell>
          <table:table-cell office:value-type="string" calcext:value-type="string">
            <text:p>0.05101 ETH</text:p>
          </table:table-cell>
          <table:table-cell office:value-type="float" office:value="847" calcext:value-type="float">
            <text:p>847</text:p>
          </table:table-cell>
          <table:table-cell table:formula="of:=VALUE(SUBSTITUTE(MID([.C1343];1;LEN([.C1343])-4);&quot;.&quot;;&quot;,&quot;))" office:value-type="float" office:value="0.05101" calcext:value-type="float">
            <text:p>0,05101</text:p>
          </table:table-cell>
          <table:table-cell table:formula="of:=[.B1343]" office:value-type="string" office:string-value="0x042191fc49684Ba7524d5400553Df3aa3c2BB65c99e771df0a9e76b0ae44918C" calcext:value-type="string">
            <text:p>0x042191fc49684Ba7524d5400553Df3aa3c2BB65c99e771df0a9e76b0ae44918C</text:p>
          </table:table-cell>
          <table:table-cell table:formula="of:=ROUNDUP([.E1343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<text:a xlink:href="https://voyager.online/contract/0x04bF07967060BE41bce041dF02563A85757fDF9039d0C33Cc6ee6181E26A8B4B" xlink:type="simple">0x04bF07967060BE41bce041dF02563A85757fDF9039d0C33Cc6ee6181E26A8B4B</text:a></text:p>
          </table:table-cell>
          <table:table-cell office:value-type="string" calcext:value-type="string">
            <text:p>0.05084 ETH</text:p>
          </table:table-cell>
          <table:table-cell office:value-type="float" office:value="405" calcext:value-type="float">
            <text:p>405</text:p>
          </table:table-cell>
          <table:table-cell table:formula="of:=VALUE(SUBSTITUTE(MID([.C1344];1;LEN([.C1344])-4);&quot;.&quot;;&quot;,&quot;))" office:value-type="float" office:value="0.05084" calcext:value-type="float">
            <text:p>0,05084</text:p>
          </table:table-cell>
          <table:table-cell table:formula="of:=[.B1344]" office:value-type="string" office:string-value="0x04bF07967060BE41bce041dF02563A85757fDF9039d0C33Cc6ee6181E26A8B4B" calcext:value-type="string">
            <text:p>0x04bF07967060BE41bce041dF02563A85757fDF9039d0C33Cc6ee6181E26A8B4B</text:p>
          </table:table-cell>
          <table:table-cell table:formula="of:=ROUNDUP([.E1344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<text:a xlink:href="https://voyager.online/contract/0x000D4575d48d6973e056C2d3f18B54c206F3530e346530E0831500911DFaFb97" xlink:type="simple">0x000D4575d48d6973e056C2d3f18B54c206F3530e346530E0831500911DFaFb97</text:a></text:p>
          </table:table-cell>
          <table:table-cell office:value-type="string" calcext:value-type="string">
            <text:p>0.05081 ETH</text:p>
          </table:table-cell>
          <table:table-cell office:value-type="float" office:value="779" calcext:value-type="float">
            <text:p>779</text:p>
          </table:table-cell>
          <table:table-cell table:formula="of:=VALUE(SUBSTITUTE(MID([.C1345];1;LEN([.C1345])-4);&quot;.&quot;;&quot;,&quot;))" office:value-type="float" office:value="0.05081" calcext:value-type="float">
            <text:p>0,05081</text:p>
          </table:table-cell>
          <table:table-cell table:formula="of:=[.B1345]" office:value-type="string" office:string-value="0x000D4575d48d6973e056C2d3f18B54c206F3530e346530E0831500911DFaFb97" calcext:value-type="string">
            <text:p>0x000D4575d48d6973e056C2d3f18B54c206F3530e346530E0831500911DFaFb97</text:p>
          </table:table-cell>
          <table:table-cell table:formula="of:=ROUNDUP([.E1345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<text:a xlink:href="https://voyager.online/contract/0x0404F97174D843a2ed1B82a55067A6398A2fA25Dd55Ab0087bA7E0D01222aA2F" xlink:type="simple">0x0404F97174D843a2ed1B82a55067A6398A2fA25Dd55Ab0087bA7E0D01222aA2F</text:a></text:p>
          </table:table-cell>
          <table:table-cell office:value-type="string" calcext:value-type="string">
            <text:p>0.05075 ETH</text:p>
          </table:table-cell>
          <table:table-cell office:value-type="float" office:value="437" calcext:value-type="float">
            <text:p>437</text:p>
          </table:table-cell>
          <table:table-cell table:formula="of:=VALUE(SUBSTITUTE(MID([.C1346];1;LEN([.C1346])-4);&quot;.&quot;;&quot;,&quot;))" office:value-type="float" office:value="0.05075" calcext:value-type="float">
            <text:p>0,05075</text:p>
          </table:table-cell>
          <table:table-cell table:formula="of:=[.B1346]" office:value-type="string" office:string-value="0x0404F97174D843a2ed1B82a55067A6398A2fA25Dd55Ab0087bA7E0D01222aA2F" calcext:value-type="string">
            <text:p>0x0404F97174D843a2ed1B82a55067A6398A2fA25Dd55Ab0087bA7E0D01222aA2F</text:p>
          </table:table-cell>
          <table:table-cell table:formula="of:=ROUNDUP([.E1346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a xlink:href="https://voyager.online/contract/0x056E409c24eDF6C655241030e35f22104397E28BC852445c5eFdDdFB9A08c251" xlink:type="simple">0x056E409c24eDF6C655241030e35f22104397E28BC852445c5eFdDdFB9A08c251</text:a></text:p>
          </table:table-cell>
          <table:table-cell office:value-type="string" calcext:value-type="string">
            <text:p>0.05074 ETH</text:p>
          </table:table-cell>
          <table:table-cell office:value-type="float" office:value="478" calcext:value-type="float">
            <text:p>478</text:p>
          </table:table-cell>
          <table:table-cell table:formula="of:=VALUE(SUBSTITUTE(MID([.C1347];1;LEN([.C1347])-4);&quot;.&quot;;&quot;,&quot;))" office:value-type="float" office:value="0.05074" calcext:value-type="float">
            <text:p>0,05074</text:p>
          </table:table-cell>
          <table:table-cell table:formula="of:=[.B1347]" office:value-type="string" office:string-value="0x056E409c24eDF6C655241030e35f22104397E28BC852445c5eFdDdFB9A08c251" calcext:value-type="string">
            <text:p>0x056E409c24eDF6C655241030e35f22104397E28BC852445c5eFdDdFB9A08c251</text:p>
          </table:table-cell>
          <table:table-cell table:formula="of:=ROUNDUP([.E1347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<text:a xlink:href="https://voyager.online/contract/0x003d899C3AA46eCE93b093510aB0bF2Cb896DC98626e2c30946E8fa64276B300" xlink:type="simple">0x003d899C3AA46eCE93b093510aB0bF2Cb896DC98626e2c30946E8fa64276B300</text:a></text:p>
          </table:table-cell>
          <table:table-cell office:value-type="string" calcext:value-type="string">
            <text:p>0.05058 ETH</text:p>
          </table:table-cell>
          <table:table-cell office:value-type="float" office:value="404" calcext:value-type="float">
            <text:p>404</text:p>
          </table:table-cell>
          <table:table-cell table:formula="of:=VALUE(SUBSTITUTE(MID([.C1348];1;LEN([.C1348])-4);&quot;.&quot;;&quot;,&quot;))" office:value-type="float" office:value="0.05058" calcext:value-type="float">
            <text:p>0,05058</text:p>
          </table:table-cell>
          <table:table-cell table:formula="of:=[.B1348]" office:value-type="string" office:string-value="0x003d899C3AA46eCE93b093510aB0bF2Cb896DC98626e2c30946E8fa64276B300" calcext:value-type="string">
            <text:p>0x003d899C3AA46eCE93b093510aB0bF2Cb896DC98626e2c30946E8fa64276B300</text:p>
          </table:table-cell>
          <table:table-cell table:formula="of:=ROUNDUP([.E1348]*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<text:a xlink:href="https://voyager.online/contract/0x03E005b09Bdd138365d4c65A18CFbD1e69DA17A2261d8132b2a912dFB1F08aD8" xlink:type="simple">0x03E005b09Bdd138365d4c65A18CFbD1e69DA17A2261d8132b2a912dFB1F08aD8</text:a></text:p>
          </table:table-cell>
          <table:table-cell office:value-type="string" calcext:value-type="string">
            <text:p>0.04853 ETH</text:p>
          </table:table-cell>
          <table:table-cell office:value-type="float" office:value="540" calcext:value-type="float">
            <text:p>540</text:p>
          </table:table-cell>
          <table:table-cell table:formula="of:=VALUE(SUBSTITUTE(MID([.C1349];1;LEN([.C1349])-4);&quot;.&quot;;&quot;,&quot;))" office:value-type="float" office:value="0.04853" calcext:value-type="float">
            <text:p>0,04853</text:p>
          </table:table-cell>
          <table:table-cell table:formula="of:=[.B1349]" office:value-type="string" office:string-value="0x03E005b09Bdd138365d4c65A18CFbD1e69DA17A2261d8132b2a912dFB1F08aD8" calcext:value-type="string">
            <text:p>0x03E005b09Bdd138365d4c65A18CFbD1e69DA17A2261d8132b2a912dFB1F08aD8</text:p>
          </table:table-cell>
          <table:table-cell table:formula="of:=ROUNDUP([.E1349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<text:a xlink:href="https://voyager.online/contract/0x040CBECB98ffEdD793Aa909a8453c3eb79694F57c84e928736e6a740A2b764b6" xlink:type="simple">0x040CBECB98ffEdD793Aa909a8453c3eb79694F57c84e928736e6a740A2b764b6</text:a></text:p>
          </table:table-cell>
          <table:table-cell office:value-type="string" calcext:value-type="string">
            <text:p>0.04708 ETH</text:p>
          </table:table-cell>
          <table:table-cell office:value-type="float" office:value="393" calcext:value-type="float">
            <text:p>393</text:p>
          </table:table-cell>
          <table:table-cell table:formula="of:=VALUE(SUBSTITUTE(MID([.C1350];1;LEN([.C1350])-4);&quot;.&quot;;&quot;,&quot;))" office:value-type="float" office:value="0.04708" calcext:value-type="float">
            <text:p>0,04708</text:p>
          </table:table-cell>
          <table:table-cell table:formula="of:=[.B1350]" office:value-type="string" office:string-value="0x040CBECB98ffEdD793Aa909a8453c3eb79694F57c84e928736e6a740A2b764b6" calcext:value-type="string">
            <text:p>0x040CBECB98ffEdD793Aa909a8453c3eb79694F57c84e928736e6a740A2b764b6</text:p>
          </table:table-cell>
          <table:table-cell table:formula="of:=ROUNDUP([.E1350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<text:a xlink:href="https://voyager.online/contract/0x069761268D261A2f7dC9cD1EBf03727ff5130ad3AE0c9cb6eff3e43f3a092528" xlink:type="simple">0x069761268D261A2f7dC9cD1EBf03727ff5130ad3AE0c9cb6eff3e43f3a092528</text:a></text:p>
          </table:table-cell>
          <table:table-cell office:value-type="string" calcext:value-type="string">
            <text:p>0.04641 ETH</text:p>
          </table:table-cell>
          <table:table-cell office:value-type="float" office:value="451" calcext:value-type="float">
            <text:p>451</text:p>
          </table:table-cell>
          <table:table-cell table:formula="of:=VALUE(SUBSTITUTE(MID([.C1351];1;LEN([.C1351])-4);&quot;.&quot;;&quot;,&quot;))" office:value-type="float" office:value="0.04641" calcext:value-type="float">
            <text:p>0,04641</text:p>
          </table:table-cell>
          <table:table-cell table:formula="of:=[.B1351]" office:value-type="string" office:string-value="0x069761268D261A2f7dC9cD1EBf03727ff5130ad3AE0c9cb6eff3e43f3a092528" calcext:value-type="string">
            <text:p>0x069761268D261A2f7dC9cD1EBf03727ff5130ad3AE0c9cb6eff3e43f3a092528</text:p>
          </table:table-cell>
          <table:table-cell table:formula="of:=ROUNDUP([.E1351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<text:a xlink:href="https://voyager.online/contract/0x069e1bA028110c2Ad55afcaC60586805481610dBeB3a5999230025F9eE893Bd3" xlink:type="simple">0x069e1bA028110c2Ad55afcaC60586805481610dBeB3a5999230025F9eE893Bd3</text:a></text:p>
          </table:table-cell>
          <table:table-cell office:value-type="string" calcext:value-type="string">
            <text:p>0.04559 ETH</text:p>
          </table:table-cell>
          <table:table-cell office:value-type="float" office:value="415" calcext:value-type="float">
            <text:p>415</text:p>
          </table:table-cell>
          <table:table-cell table:formula="of:=VALUE(SUBSTITUTE(MID([.C1352];1;LEN([.C1352])-4);&quot;.&quot;;&quot;,&quot;))" office:value-type="float" office:value="0.04559" calcext:value-type="float">
            <text:p>0,04559</text:p>
          </table:table-cell>
          <table:table-cell table:formula="of:=[.B1352]" office:value-type="string" office:string-value="0x069e1bA028110c2Ad55afcaC60586805481610dBeB3a5999230025F9eE893Bd3" calcext:value-type="string">
            <text:p>0x069e1bA028110c2Ad55afcaC60586805481610dBeB3a5999230025F9eE893Bd3</text:p>
          </table:table-cell>
          <table:table-cell table:formula="of:=ROUNDUP([.E1352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a xlink:href="https://voyager.online/contract/0x05d36571aB081DB398C9cc27cA08b2FD49563A4d3d117b37D47FE4c96E583a0E" xlink:type="simple">0x05d36571aB081DB398C9cc27cA08b2FD49563A4d3d117b37D47FE4c96E583a0E</text:a></text:p>
          </table:table-cell>
          <table:table-cell office:value-type="string" calcext:value-type="string">
            <text:p>0.04550 ETH</text:p>
          </table:table-cell>
          <table:table-cell office:value-type="float" office:value="399" calcext:value-type="float">
            <text:p>399</text:p>
          </table:table-cell>
          <table:table-cell table:formula="of:=VALUE(SUBSTITUTE(MID([.C1353];1;LEN([.C1353])-4);&quot;.&quot;;&quot;,&quot;))" office:value-type="float" office:value="0.0455" calcext:value-type="float">
            <text:p>0,0455</text:p>
          </table:table-cell>
          <table:table-cell table:formula="of:=[.B1353]" office:value-type="string" office:string-value="0x05d36571aB081DB398C9cc27cA08b2FD49563A4d3d117b37D47FE4c96E583a0E" calcext:value-type="string">
            <text:p>0x05d36571aB081DB398C9cc27cA08b2FD49563A4d3d117b37D47FE4c96E583a0E</text:p>
          </table:table-cell>
          <table:table-cell table:formula="of:=ROUNDUP([.E1353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<text:a xlink:href="https://voyager.online/contract/0x0387e206d47769F4792Ac736e938d68F7b0e44aB2A0E1ff0f70B7a20A6842032" xlink:type="simple">0x0387e206d47769F4792Ac736e938d68F7b0e44aB2A0E1ff0f70B7a20A6842032</text:a></text:p>
          </table:table-cell>
          <table:table-cell office:value-type="string" calcext:value-type="string">
            <text:p>0.04541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354];1;LEN([.C1354])-4);&quot;.&quot;;&quot;,&quot;))" office:value-type="float" office:value="0.04541" calcext:value-type="float">
            <text:p>0,04541</text:p>
          </table:table-cell>
          <table:table-cell table:formula="of:=[.B1354]" office:value-type="string" office:string-value="0x0387e206d47769F4792Ac736e938d68F7b0e44aB2A0E1ff0f70B7a20A6842032" calcext:value-type="string">
            <text:p>0x0387e206d47769F4792Ac736e938d68F7b0e44aB2A0E1ff0f70B7a20A6842032</text:p>
          </table:table-cell>
          <table:table-cell table:formula="of:=ROUNDUP([.E1354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<text:a xlink:href="https://voyager.online/contract/0x02375cf36E4a873138606895a708d30947f60a8B3F368Cdae8d38134657f4357" xlink:type="simple">0x02375cf36E4a873138606895a708d30947f60a8B3F368Cdae8d38134657f4357</text:a></text:p>
          </table:table-cell>
          <table:table-cell office:value-type="string" calcext:value-type="string">
            <text:p>0.04535 ETH</text:p>
          </table:table-cell>
          <table:table-cell office:value-type="float" office:value="393" calcext:value-type="float">
            <text:p>393</text:p>
          </table:table-cell>
          <table:table-cell table:formula="of:=VALUE(SUBSTITUTE(MID([.C1355];1;LEN([.C1355])-4);&quot;.&quot;;&quot;,&quot;))" office:value-type="float" office:value="0.04535" calcext:value-type="float">
            <text:p>0,04535</text:p>
          </table:table-cell>
          <table:table-cell table:formula="of:=[.B1355]" office:value-type="string" office:string-value="0x02375cf36E4a873138606895a708d30947f60a8B3F368Cdae8d38134657f4357" calcext:value-type="string">
            <text:p>0x02375cf36E4a873138606895a708d30947f60a8B3F368Cdae8d38134657f4357</text:p>
          </table:table-cell>
          <table:table-cell table:formula="of:=ROUNDUP([.E1355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<text:a xlink:href="https://voyager.online/contract/0x01364F3950C9BC07dB8DE68bD617c4Cabbde692862E1c0649003727fc997Ce01" xlink:type="simple">0x01364F3950C9BC07dB8DE68bD617c4Cabbde692862E1c0649003727fc997Ce01</text:a></text:p>
          </table:table-cell>
          <table:table-cell office:value-type="string" calcext:value-type="string">
            <text:p>0.04527 ETH</text:p>
          </table:table-cell>
          <table:table-cell office:value-type="float" office:value="418" calcext:value-type="float">
            <text:p>418</text:p>
          </table:table-cell>
          <table:table-cell table:formula="of:=VALUE(SUBSTITUTE(MID([.C1356];1;LEN([.C1356])-4);&quot;.&quot;;&quot;,&quot;))" office:value-type="float" office:value="0.04527" calcext:value-type="float">
            <text:p>0,04527</text:p>
          </table:table-cell>
          <table:table-cell table:formula="of:=[.B1356]" office:value-type="string" office:string-value="0x01364F3950C9BC07dB8DE68bD617c4Cabbde692862E1c0649003727fc997Ce01" calcext:value-type="string">
            <text:p>0x01364F3950C9BC07dB8DE68bD617c4Cabbde692862E1c0649003727fc997Ce01</text:p>
          </table:table-cell>
          <table:table-cell table:formula="of:=ROUNDUP([.E1356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<text:a xlink:href="https://voyager.online/contract/0x0625A19c2B43a76bE25fE24f38a8A916F57ab2411deD2675A56d164F03211cEC" xlink:type="simple">0x0625A19c2B43a76bE25fE24f38a8A916F57ab2411deD2675A56d164F03211cEC</text:a></text:p>
          </table:table-cell>
          <table:table-cell office:value-type="string" calcext:value-type="string">
            <text:p>0.04395 ETH</text:p>
          </table:table-cell>
          <table:table-cell office:value-type="float" office:value="465" calcext:value-type="float">
            <text:p>465</text:p>
          </table:table-cell>
          <table:table-cell table:formula="of:=VALUE(SUBSTITUTE(MID([.C1357];1;LEN([.C1357])-4);&quot;.&quot;;&quot;,&quot;))" office:value-type="float" office:value="0.04395" calcext:value-type="float">
            <text:p>0,04395</text:p>
          </table:table-cell>
          <table:table-cell table:formula="of:=[.B1357]" office:value-type="string" office:string-value="0x0625A19c2B43a76bE25fE24f38a8A916F57ab2411deD2675A56d164F03211cEC" calcext:value-type="string">
            <text:p>0x0625A19c2B43a76bE25fE24f38a8A916F57ab2411deD2675A56d164F03211cEC</text:p>
          </table:table-cell>
          <table:table-cell table:formula="of:=ROUNDUP([.E1357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<text:a xlink:href="https://voyager.online/contract/0x078A89A1CC51240535C334eb8E8dd57DfF46121C10c8a7fedC4bb6444E2cd571" xlink:type="simple">0x078A89A1CC51240535C334eb8E8dd57DfF46121C10c8a7fedC4bb6444E2cd571</text:a></text:p>
          </table:table-cell>
          <table:table-cell office:value-type="string" calcext:value-type="string">
            <text:p>0.04379 ETH</text:p>
          </table:table-cell>
          <table:table-cell office:value-type="float" office:value="400" calcext:value-type="float">
            <text:p>400</text:p>
          </table:table-cell>
          <table:table-cell table:formula="of:=VALUE(SUBSTITUTE(MID([.C1358];1;LEN([.C1358])-4);&quot;.&quot;;&quot;,&quot;))" office:value-type="float" office:value="0.04379" calcext:value-type="float">
            <text:p>0,04379</text:p>
          </table:table-cell>
          <table:table-cell table:formula="of:=[.B1358]" office:value-type="string" office:string-value="0x078A89A1CC51240535C334eb8E8dd57DfF46121C10c8a7fedC4bb6444E2cd571" calcext:value-type="string">
            <text:p>0x078A89A1CC51240535C334eb8E8dd57DfF46121C10c8a7fedC4bb6444E2cd571</text:p>
          </table:table-cell>
          <table:table-cell table:formula="of:=ROUNDUP([.E1358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<text:a xlink:href="https://voyager.online/contract/0x07A8a4693e27C5ac15E11BF32e381B1f6273FD5492c11C616F7E09dd62145b56" xlink:type="simple">0x07A8a4693e27C5ac15E11BF32e381B1f6273FD5492c11C616F7E09dd62145b56</text:a></text:p>
          </table:table-cell>
          <table:table-cell office:value-type="string" calcext:value-type="string">
            <text:p>0.04300 ETH</text:p>
          </table:table-cell>
          <table:table-cell office:value-type="float" office:value="388" calcext:value-type="float">
            <text:p>388</text:p>
          </table:table-cell>
          <table:table-cell table:formula="of:=VALUE(SUBSTITUTE(MID([.C1359];1;LEN([.C1359])-4);&quot;.&quot;;&quot;,&quot;))" office:value-type="float" office:value="0.043" calcext:value-type="float">
            <text:p>0,043</text:p>
          </table:table-cell>
          <table:table-cell table:formula="of:=[.B1359]" office:value-type="string" office:string-value="0x07A8a4693e27C5ac15E11BF32e381B1f6273FD5492c11C616F7E09dd62145b56" calcext:value-type="string">
            <text:p>0x07A8a4693e27C5ac15E11BF32e381B1f6273FD5492c11C616F7E09dd62145b56</text:p>
          </table:table-cell>
          <table:table-cell table:formula="of:=ROUNDUP([.E1359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<text:a xlink:href="https://voyager.online/contract/0x02E76192121B6ea111eDA568ED4C90D0c26326E2873FF59cBc8C286f4788Fba5" xlink:type="simple">0x02E76192121B6ea111eDA568ED4C90D0c26326E2873FF59cBc8C286f4788Fba5</text:a></text:p>
          </table:table-cell>
          <table:table-cell office:value-type="string" calcext:value-type="string">
            <text:p>0.04222 ETH</text:p>
          </table:table-cell>
          <table:table-cell office:value-type="float" office:value="387" calcext:value-type="float">
            <text:p>387</text:p>
          </table:table-cell>
          <table:table-cell table:formula="of:=VALUE(SUBSTITUTE(MID([.C1360];1;LEN([.C1360])-4);&quot;.&quot;;&quot;,&quot;))" office:value-type="float" office:value="0.04222" calcext:value-type="float">
            <text:p>0,04222</text:p>
          </table:table-cell>
          <table:table-cell table:formula="of:=[.B1360]" office:value-type="string" office:string-value="0x02E76192121B6ea111eDA568ED4C90D0c26326E2873FF59cBc8C286f4788Fba5" calcext:value-type="string">
            <text:p>0x02E76192121B6ea111eDA568ED4C90D0c26326E2873FF59cBc8C286f4788Fba5</text:p>
          </table:table-cell>
          <table:table-cell table:formula="of:=ROUNDUP([.E1360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<text:a xlink:href="https://voyager.online/contract/0x016Acd951985C358B4eA12d590a9DDb58dea33ABD7f3ceFC006535e9273C16E8" xlink:type="simple">0x016Acd951985C358B4eA12d590a9DDb58dea33ABD7f3ceFC006535e9273C16E8</text:a></text:p>
          </table:table-cell>
          <table:table-cell office:value-type="string" calcext:value-type="string">
            <text:p>0.04190 ETH</text:p>
          </table:table-cell>
          <table:table-cell office:value-type="float" office:value="388" calcext:value-type="float">
            <text:p>388</text:p>
          </table:table-cell>
          <table:table-cell table:formula="of:=VALUE(SUBSTITUTE(MID([.C1361];1;LEN([.C1361])-4);&quot;.&quot;;&quot;,&quot;))" office:value-type="float" office:value="0.0419" calcext:value-type="float">
            <text:p>0,0419</text:p>
          </table:table-cell>
          <table:table-cell table:formula="of:=[.B1361]" office:value-type="string" office:string-value="0x016Acd951985C358B4eA12d590a9DDb58dea33ABD7f3ceFC006535e9273C16E8" calcext:value-type="string">
            <text:p>0x016Acd951985C358B4eA12d590a9DDb58dea33ABD7f3ceFC006535e9273C16E8</text:p>
          </table:table-cell>
          <table:table-cell table:formula="of:=ROUNDUP([.E1361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<text:a xlink:href="https://voyager.online/contract/0x00E9b595B46CE06DbcECfE5acC30aad843C2A9512a75594542b143Fc778fE09A" xlink:type="simple">0x00E9b595B46CE06DbcECfE5acC30aad843C2A9512a75594542b143Fc778fE09A</text:a></text:p>
          </table:table-cell>
          <table:table-cell office:value-type="string" calcext:value-type="string">
            <text:p>0.04180 ETH</text:p>
          </table:table-cell>
          <table:table-cell office:value-type="float" office:value="593" calcext:value-type="float">
            <text:p>593</text:p>
          </table:table-cell>
          <table:table-cell table:formula="of:=VALUE(SUBSTITUTE(MID([.C1362];1;LEN([.C1362])-4);&quot;.&quot;;&quot;,&quot;))" office:value-type="float" office:value="0.0418" calcext:value-type="float">
            <text:p>0,0418</text:p>
          </table:table-cell>
          <table:table-cell table:formula="of:=[.B1362]" office:value-type="string" office:string-value="0x00E9b595B46CE06DbcECfE5acC30aad843C2A9512a75594542b143Fc778fE09A" calcext:value-type="string">
            <text:p>0x00E9b595B46CE06DbcECfE5acC30aad843C2A9512a75594542b143Fc778fE09A</text:p>
          </table:table-cell>
          <table:table-cell table:formula="of:=ROUNDUP([.E1362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<text:a xlink:href="https://voyager.online/contract/0x0296DB4d395153C396dA2Ea06096e0f80a0CB1BC05a3De294bBDf791F7567060" xlink:type="simple">0x0296DB4d395153C396dA2Ea06096e0f80a0CB1BC05a3De294bBDf791F7567060</text:a></text:p>
          </table:table-cell>
          <table:table-cell office:value-type="string" calcext:value-type="string">
            <text:p>0.04108 ETH</text:p>
          </table:table-cell>
          <table:table-cell office:value-type="float" office:value="499" calcext:value-type="float">
            <text:p>499</text:p>
          </table:table-cell>
          <table:table-cell table:formula="of:=VALUE(SUBSTITUTE(MID([.C1363];1;LEN([.C1363])-4);&quot;.&quot;;&quot;,&quot;))" office:value-type="float" office:value="0.04108" calcext:value-type="float">
            <text:p>0,04108</text:p>
          </table:table-cell>
          <table:table-cell table:formula="of:=[.B1363]" office:value-type="string" office:string-value="0x0296DB4d395153C396dA2Ea06096e0f80a0CB1BC05a3De294bBDf791F7567060" calcext:value-type="string">
            <text:p>0x0296DB4d395153C396dA2Ea06096e0f80a0CB1BC05a3De294bBDf791F7567060</text:p>
          </table:table-cell>
          <table:table-cell table:formula="of:=ROUNDUP([.E1363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<text:a xlink:href="https://voyager.online/contract/0x035eDD88a452b591838245393664C91747017Da2141640B9B05AB2524E741267" xlink:type="simple">0x035eDD88a452b591838245393664C91747017Da2141640B9B05AB2524E741267</text:a></text:p>
          </table:table-cell>
          <table:table-cell office:value-type="string" calcext:value-type="string">
            <text:p>0.04050 ETH</text:p>
          </table:table-cell>
          <table:table-cell office:value-type="float" office:value="393" calcext:value-type="float">
            <text:p>393</text:p>
          </table:table-cell>
          <table:table-cell table:formula="of:=VALUE(SUBSTITUTE(MID([.C1364];1;LEN([.C1364])-4);&quot;.&quot;;&quot;,&quot;))" office:value-type="float" office:value="0.0405" calcext:value-type="float">
            <text:p>0,0405</text:p>
          </table:table-cell>
          <table:table-cell table:formula="of:=[.B1364]" office:value-type="string" office:string-value="0x035eDD88a452b591838245393664C91747017Da2141640B9B05AB2524E741267" calcext:value-type="string">
            <text:p>0x035eDD88a452b591838245393664C91747017Da2141640B9B05AB2524E741267</text:p>
          </table:table-cell>
          <table:table-cell table:formula="of:=ROUNDUP([.E1364]*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<text:a xlink:href="https://voyager.online/contract/0x005853d8375DbbF85D1a20A67E5131bf11288c8ca76d0aF2c46284d1D09B6C5b" xlink:type="simple">0x005853d8375DbbF85D1a20A67E5131bf11288c8ca76d0aF2c46284d1D09B6C5b</text:a></text:p>
          </table:table-cell>
          <table:table-cell office:value-type="string" calcext:value-type="string">
            <text:p>0.03943 ETH</text:p>
          </table:table-cell>
          <table:table-cell office:value-type="float" office:value="461" calcext:value-type="float">
            <text:p>461</text:p>
          </table:table-cell>
          <table:table-cell table:formula="of:=VALUE(SUBSTITUTE(MID([.C1365];1;LEN([.C1365])-4);&quot;.&quot;;&quot;,&quot;))" office:value-type="float" office:value="0.03943" calcext:value-type="float">
            <text:p>0,03943</text:p>
          </table:table-cell>
          <table:table-cell table:formula="of:=[.B1365]" office:value-type="string" office:string-value="0x005853d8375DbbF85D1a20A67E5131bf11288c8ca76d0aF2c46284d1D09B6C5b" calcext:value-type="string">
            <text:p>0x005853d8375DbbF85D1a20A67E5131bf11288c8ca76d0aF2c46284d1D09B6C5b</text:p>
          </table:table-cell>
          <table:table-cell table:formula="of:=ROUNDUP([.E1365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<text:a xlink:href="https://voyager.online/contract/0x0756C323bCd60b4471a94c668f1Eb49955f65B025b696283Af604960Cc2DD575" xlink:type="simple">0x0756C323bCd60b4471a94c668f1Eb49955f65B025b696283Af604960Cc2DD575</text:a></text:p>
          </table:table-cell>
          <table:table-cell office:value-type="string" calcext:value-type="string">
            <text:p>0.03914 ETH</text:p>
          </table:table-cell>
          <table:table-cell office:value-type="float" office:value="409" calcext:value-type="float">
            <text:p>409</text:p>
          </table:table-cell>
          <table:table-cell table:formula="of:=VALUE(SUBSTITUTE(MID([.C1366];1;LEN([.C1366])-4);&quot;.&quot;;&quot;,&quot;))" office:value-type="float" office:value="0.03914" calcext:value-type="float">
            <text:p>0,03914</text:p>
          </table:table-cell>
          <table:table-cell table:formula="of:=[.B1366]" office:value-type="string" office:string-value="0x0756C323bCd60b4471a94c668f1Eb49955f65B025b696283Af604960Cc2DD575" calcext:value-type="string">
            <text:p>0x0756C323bCd60b4471a94c668f1Eb49955f65B025b696283Af604960Cc2DD575</text:p>
          </table:table-cell>
          <table:table-cell table:formula="of:=ROUNDUP([.E1366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<text:a xlink:href="https://voyager.online/contract/0x073df6bf92Aaccbd2D6f8101d86fC513C9E1E721ef2B3Aff8E53B120E4CC2763" xlink:type="simple">0x073df6bf92Aaccbd2D6f8101d86fC513C9E1E721ef2B3Aff8E53B120E4CC2763</text:a></text:p>
          </table:table-cell>
          <table:table-cell office:value-type="string" calcext:value-type="string">
            <text:p>0.03759 ETH</text:p>
          </table:table-cell>
          <table:table-cell office:value-type="float" office:value="582" calcext:value-type="float">
            <text:p>582</text:p>
          </table:table-cell>
          <table:table-cell table:formula="of:=VALUE(SUBSTITUTE(MID([.C1367];1;LEN([.C1367])-4);&quot;.&quot;;&quot;,&quot;))" office:value-type="float" office:value="0.03759" calcext:value-type="float">
            <text:p>0,03759</text:p>
          </table:table-cell>
          <table:table-cell table:formula="of:=[.B1367]" office:value-type="string" office:string-value="0x073df6bf92Aaccbd2D6f8101d86fC513C9E1E721ef2B3Aff8E53B120E4CC2763" calcext:value-type="string">
            <text:p>0x073df6bf92Aaccbd2D6f8101d86fC513C9E1E721ef2B3Aff8E53B120E4CC2763</text:p>
          </table:table-cell>
          <table:table-cell table:formula="of:=ROUNDUP([.E1367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<text:a xlink:href="https://voyager.online/contract/0x01f1a18c09f12932e15661FF131BE904ba349348fBc789b857c06580F43E9DFE" xlink:type="simple">0x01f1a18c09f12932e15661FF131BE904ba349348fBc789b857c06580F43E9DFE</text:a></text:p>
          </table:table-cell>
          <table:table-cell office:value-type="string" calcext:value-type="string">
            <text:p>0.03733 ETH</text:p>
          </table:table-cell>
          <table:table-cell office:value-type="float" office:value="405" calcext:value-type="float">
            <text:p>405</text:p>
          </table:table-cell>
          <table:table-cell table:formula="of:=VALUE(SUBSTITUTE(MID([.C1368];1;LEN([.C1368])-4);&quot;.&quot;;&quot;,&quot;))" office:value-type="float" office:value="0.03733" calcext:value-type="float">
            <text:p>0,03733</text:p>
          </table:table-cell>
          <table:table-cell table:formula="of:=[.B1368]" office:value-type="string" office:string-value="0x01f1a18c09f12932e15661FF131BE904ba349348fBc789b857c06580F43E9DFE" calcext:value-type="string">
            <text:p>0x01f1a18c09f12932e15661FF131BE904ba349348fBc789b857c06580F43E9DFE</text:p>
          </table:table-cell>
          <table:table-cell table:formula="of:=ROUNDUP([.E1368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a xlink:href="https://voyager.online/contract/0x0315CaB186baDedda1cbb3aC52aFAaE7597Bbf359beC5bB2c0d25d60bB1B9bE7" xlink:type="simple">0x0315CaB186baDedda1cbb3aC52aFAaE7597Bbf359beC5bB2c0d25d60bB1B9bE7</text:a></text:p>
          </table:table-cell>
          <table:table-cell office:value-type="string" calcext:value-type="string">
            <text:p>0.03571 ETH</text:p>
          </table:table-cell>
          <table:table-cell office:value-type="float" office:value="441" calcext:value-type="float">
            <text:p>441</text:p>
          </table:table-cell>
          <table:table-cell table:formula="of:=VALUE(SUBSTITUTE(MID([.C1369];1;LEN([.C1369])-4);&quot;.&quot;;&quot;,&quot;))" office:value-type="float" office:value="0.03571" calcext:value-type="float">
            <text:p>0,03571</text:p>
          </table:table-cell>
          <table:table-cell table:formula="of:=[.B1369]" office:value-type="string" office:string-value="0x0315CaB186baDedda1cbb3aC52aFAaE7597Bbf359beC5bB2c0d25d60bB1B9bE7" calcext:value-type="string">
            <text:p>0x0315CaB186baDedda1cbb3aC52aFAaE7597Bbf359beC5bB2c0d25d60bB1B9bE7</text:p>
          </table:table-cell>
          <table:table-cell table:formula="of:=ROUNDUP([.E1369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a xlink:href="https://voyager.online/contract/0x010916aEcbAEA4e7806Ac13e1df151580Cb7115CA6fe9224E2DC16e906B731A2" xlink:type="simple">0x010916aEcbAEA4e7806Ac13e1df151580Cb7115CA6fe9224E2DC16e906B731A2</text:a></text:p>
          </table:table-cell>
          <table:table-cell office:value-type="string" calcext:value-type="string">
            <text:p>0.03279 ETH</text:p>
          </table:table-cell>
          <table:table-cell office:value-type="float" office:value="404" calcext:value-type="float">
            <text:p>404</text:p>
          </table:table-cell>
          <table:table-cell table:formula="of:=VALUE(SUBSTITUTE(MID([.C1370];1;LEN([.C1370])-4);&quot;.&quot;;&quot;,&quot;))" office:value-type="float" office:value="0.03279" calcext:value-type="float">
            <text:p>0,03279</text:p>
          </table:table-cell>
          <table:table-cell table:formula="of:=[.B1370]" office:value-type="string" office:string-value="0x010916aEcbAEA4e7806Ac13e1df151580Cb7115CA6fe9224E2DC16e906B731A2" calcext:value-type="string">
            <text:p>0x010916aEcbAEA4e7806Ac13e1df151580Cb7115CA6fe9224E2DC16e906B731A2</text:p>
          </table:table-cell>
          <table:table-cell table:formula="of:=ROUNDUP([.E1370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a xlink:href="https://voyager.online/contract/0x01Dc881F36781C47F23292D2d588b059Eb53E67aF43f87ea7942891731B0Af1b" xlink:type="simple">0x01Dc881F36781C47F23292D2d588b059Eb53E67aF43f87ea7942891731B0Af1b</text:a></text:p>
          </table:table-cell>
          <table:table-cell office:value-type="string" calcext:value-type="string">
            <text:p>0.03168 ETH</text:p>
          </table:table-cell>
          <table:table-cell office:value-type="float" office:value="609" calcext:value-type="float">
            <text:p>609</text:p>
          </table:table-cell>
          <table:table-cell table:formula="of:=VALUE(SUBSTITUTE(MID([.C1371];1;LEN([.C1371])-4);&quot;.&quot;;&quot;,&quot;))" office:value-type="float" office:value="0.03168" calcext:value-type="float">
            <text:p>0,03168</text:p>
          </table:table-cell>
          <table:table-cell table:formula="of:=[.B1371]" office:value-type="string" office:string-value="0x01Dc881F36781C47F23292D2d588b059Eb53E67aF43f87ea7942891731B0Af1b" calcext:value-type="string">
            <text:p>0x01Dc881F36781C47F23292D2d588b059Eb53E67aF43f87ea7942891731B0Af1b</text:p>
          </table:table-cell>
          <table:table-cell table:formula="of:=ROUNDUP([.E1371]*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<text:a xlink:href="https://voyager.online/contract/0x00Df6b74A33B5BB1a8754e10cc9539A4d18684FD07D28B472B5B7A603da7B9c5" xlink:type="simple">0x00Df6b74A33B5BB1a8754e10cc9539A4d18684FD07D28B472B5B7A603da7B9c5</text:a></text:p>
          </table:table-cell>
          <table:table-cell office:value-type="string" calcext:value-type="string">
            <text:p>0.02603 ETH</text:p>
          </table:table-cell>
          <table:table-cell office:value-type="float" office:value="570" calcext:value-type="float">
            <text:p>570</text:p>
          </table:table-cell>
          <table:table-cell table:formula="of:=VALUE(SUBSTITUTE(MID([.C1372];1;LEN([.C1372])-4);&quot;.&quot;;&quot;,&quot;))" office:value-type="float" office:value="0.02603" calcext:value-type="float">
            <text:p>0,02603</text:p>
          </table:table-cell>
          <table:table-cell table:formula="of:=[.B1372]" office:value-type="string" office:string-value="0x00Df6b74A33B5BB1a8754e10cc9539A4d18684FD07D28B472B5B7A603da7B9c5" calcext:value-type="string">
            <text:p>0x00Df6b74A33B5BB1a8754e10cc9539A4d18684FD07D28B472B5B7A603da7B9c5</text:p>
          </table:table-cell>
          <table:table-cell table:formula="of:=ROUNDUP([.E1372]*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<text:a xlink:href="https://voyager.online/contract/0x00a85C00036F5919dFCe2943982E91d8d2d58c99173DD8e4ec4AC16C4E76F019" xlink:type="simple">0x00a85C00036F5919dFCe2943982E91d8d2d58c99173DD8e4ec4AC16C4E76F019</text:a></text:p>
          </table:table-cell>
          <table:table-cell office:value-type="string" calcext:value-type="string">
            <text:p>0.02457 ETH</text:p>
          </table:table-cell>
          <table:table-cell office:value-type="float" office:value="419" calcext:value-type="float">
            <text:p>419</text:p>
          </table:table-cell>
          <table:table-cell table:formula="of:=VALUE(SUBSTITUTE(MID([.C1373];1;LEN([.C1373])-4);&quot;.&quot;;&quot;,&quot;))" office:value-type="float" office:value="0.02457" calcext:value-type="float">
            <text:p>0,02457</text:p>
          </table:table-cell>
          <table:table-cell table:formula="of:=[.B1373]" office:value-type="string" office:string-value="0x00a85C00036F5919dFCe2943982E91d8d2d58c99173DD8e4ec4AC16C4E76F019" calcext:value-type="string">
            <text:p>0x00a85C00036F5919dFCe2943982E91d8d2d58c99173DD8e4ec4AC16C4E76F019</text:p>
          </table:table-cell>
          <table:table-cell table:formula="of:=ROUNDUP([.E1373]*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<text:a xlink:href="https://voyager.online/contract/0x05830e9b1C8Ab98a42De306A6b9972315c8804fE979917d1BAd21Ea7A478b35E" xlink:type="simple">0x05830e9b1C8Ab98a42De306A6b9972315c8804fE979917d1BAd21Ea7A478b35E</text:a></text:p>
          </table:table-cell>
          <table:table-cell office:value-type="string" calcext:value-type="string">
            <text:p>0.02215 ETH</text:p>
          </table:table-cell>
          <table:table-cell office:value-type="float" office:value="461" calcext:value-type="float">
            <text:p>461</text:p>
          </table:table-cell>
          <table:table-cell table:formula="of:=VALUE(SUBSTITUTE(MID([.C1374];1;LEN([.C1374])-4);&quot;.&quot;;&quot;,&quot;))" office:value-type="float" office:value="0.02215" calcext:value-type="float">
            <text:p>0,02215</text:p>
          </table:table-cell>
          <table:table-cell table:formula="of:=[.B1374]" office:value-type="string" office:string-value="0x05830e9b1C8Ab98a42De306A6b9972315c8804fE979917d1BAd21Ea7A478b35E" calcext:value-type="string">
            <text:p>0x05830e9b1C8Ab98a42De306A6b9972315c8804fE979917d1BAd21Ea7A478b35E</text:p>
          </table:table-cell>
          <table:table-cell table:formula="of:=ROUNDUP([.E1374]*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<text:a xlink:href="https://voyager.online/contract/0x0319228527DCe377847b552b5e1297611d94Fb8dDc3f3DDAACb9E7961781829c" xlink:type="simple">0x0319228527DCe377847b552b5e1297611d94Fb8dDc3f3DDAACb9E7961781829c</text:a></text:p>
          </table:table-cell>
          <table:table-cell office:value-type="string" calcext:value-type="string">
            <text:p>0.02185 ETH</text:p>
          </table:table-cell>
          <table:table-cell office:value-type="float" office:value="436" calcext:value-type="float">
            <text:p>436</text:p>
          </table:table-cell>
          <table:table-cell table:formula="of:=VALUE(SUBSTITUTE(MID([.C1375];1;LEN([.C1375])-4);&quot;.&quot;;&quot;,&quot;))" office:value-type="float" office:value="0.02185" calcext:value-type="float">
            <text:p>0,02185</text:p>
          </table:table-cell>
          <table:table-cell table:formula="of:=[.B1375]" office:value-type="string" office:string-value="0x0319228527DCe377847b552b5e1297611d94Fb8dDc3f3DDAACb9E7961781829c" calcext:value-type="string">
            <text:p>0x0319228527DCe377847b552b5e1297611d94Fb8dDc3f3DDAACb9E7961781829c</text:p>
          </table:table-cell>
          <table:table-cell table:formula="of:=ROUNDUP([.E1375]*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<text:a xlink:href="https://voyager.online/contract/0x0586753231Ab9108e783a5b5b82d6Dc03dF628e91C10146B7c84E20579EE2D34" xlink:type="simple">0x0586753231Ab9108e783a5b5b82d6Dc03dF628e91C10146B7c84E20579EE2D34</text:a></text:p>
          </table:table-cell>
          <table:table-cell office:value-type="string" calcext:value-type="string">
            <text:p>0.02126 ETH</text:p>
          </table:table-cell>
          <table:table-cell office:value-type="float" office:value="456" calcext:value-type="float">
            <text:p>456</text:p>
          </table:table-cell>
          <table:table-cell table:formula="of:=VALUE(SUBSTITUTE(MID([.C1376];1;LEN([.C1376])-4);&quot;.&quot;;&quot;,&quot;))" office:value-type="float" office:value="0.02126" calcext:value-type="float">
            <text:p>0,02126</text:p>
          </table:table-cell>
          <table:table-cell table:formula="of:=[.B1376]" office:value-type="string" office:string-value="0x0586753231Ab9108e783a5b5b82d6Dc03dF628e91C10146B7c84E20579EE2D34" calcext:value-type="string">
            <text:p>0x0586753231Ab9108e783a5b5b82d6Dc03dF628e91C10146B7c84E20579EE2D34</text:p>
          </table:table-cell>
          <table:table-cell table:formula="of:=ROUNDUP([.E1376]*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<text:a xlink:href="https://voyager.online/contract/0x0087fa1BabbF5637aceC95ca68399A1A2ACE8fEfF531CC7Cef585399afCD1937" xlink:type="simple">0x0087fa1BabbF5637aceC95ca68399A1A2ACE8fEfF531CC7Cef585399afCD1937</text:a></text:p>
          </table:table-cell>
          <table:table-cell office:value-type="string" calcext:value-type="string">
            <text:p>0.01510 ETH</text:p>
          </table:table-cell>
          <table:table-cell office:value-type="float" office:value="430" calcext:value-type="float">
            <text:p>430</text:p>
          </table:table-cell>
          <table:table-cell table:formula="of:=VALUE(SUBSTITUTE(MID([.C1377];1;LEN([.C1377])-4);&quot;.&quot;;&quot;,&quot;))" office:value-type="float" office:value="0.0151" calcext:value-type="float">
            <text:p>0,0151</text:p>
          </table:table-cell>
          <table:table-cell table:formula="of:=[.B1377]" office:value-type="string" office:string-value="0x0087fa1BabbF5637aceC95ca68399A1A2ACE8fEfF531CC7Cef585399afCD1937" calcext:value-type="string">
            <text:p>0x0087fa1BabbF5637aceC95ca68399A1A2ACE8fEfF531CC7Cef585399afCD1937</text:p>
          </table:table-cell>
          <table:table-cell table:formula="of:=ROUNDUP([.E1377]*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<text:a xlink:href="https://voyager.online/contract/0x020B2c5780Ad2403EBbdC299D8D494eD70d8607A0168a0B8A306346191ba35DF" xlink:type="simple">0x020B2c5780Ad2403EBbdC299D8D494eD70d8607A0168a0B8A306346191ba35DF</text:a></text:p>
          </table:table-cell>
          <table:table-cell office:value-type="string" calcext:value-type="string">
            <text:p>0.01369 ETH</text:p>
          </table:table-cell>
          <table:table-cell office:value-type="float" office:value="481" calcext:value-type="float">
            <text:p>481</text:p>
          </table:table-cell>
          <table:table-cell table:formula="of:=VALUE(SUBSTITUTE(MID([.C1378];1;LEN([.C1378])-4);&quot;.&quot;;&quot;,&quot;))" office:value-type="float" office:value="0.01369" calcext:value-type="float">
            <text:p>0,01369</text:p>
          </table:table-cell>
          <table:table-cell table:formula="of:=[.B1378]" office:value-type="string" office:string-value="0x020B2c5780Ad2403EBbdC299D8D494eD70d8607A0168a0B8A306346191ba35DF" calcext:value-type="string">
            <text:p>0x020B2c5780Ad2403EBbdC299D8D494eD70d8607A0168a0B8A306346191ba35DF</text:p>
          </table:table-cell>
          <table:table-cell table:formula="of:=ROUNDUP([.E1378]*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<text:a xlink:href="https://voyager.online/contract/0x07C592d5688EBD954f404d946A962514E7C58926983A653F0385A965B785f02D" xlink:type="simple">0x07C592d5688EBD954f404d946A962514E7C58926983A653F0385A965B785f02D</text:a></text:p>
          </table:table-cell>
          <table:table-cell office:value-type="string" calcext:value-type="string">
            <text:p>0.01123 ETH</text:p>
          </table:table-cell>
          <table:table-cell office:value-type="float" office:value="380" calcext:value-type="float">
            <text:p>380</text:p>
          </table:table-cell>
          <table:table-cell table:formula="of:=VALUE(SUBSTITUTE(MID([.C1379];1;LEN([.C1379])-4);&quot;.&quot;;&quot;,&quot;))" office:value-type="float" office:value="0.01123" calcext:value-type="float">
            <text:p>0,01123</text:p>
          </table:table-cell>
          <table:table-cell table:formula="of:=[.B1379]" office:value-type="string" office:string-value="0x07C592d5688EBD954f404d946A962514E7C58926983A653F0385A965B785f02D" calcext:value-type="string">
            <text:p>0x07C592d5688EBD954f404d946A962514E7C58926983A653F0385A965B785f02D</text:p>
          </table:table-cell>
          <table:table-cell table:formula="of:=ROUNDUP([.E1379]*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<text:a xlink:href="https://voyager.online/contract/0x0295dbd401c32ef417BDdc6D6A17638B7C749A83C68Ec26A6eC5C68Bb355828D" xlink:type="simple">0x0295dbd401c32ef417BDdc6D6A17638B7C749A83C68Ec26A6eC5C68Bb355828D</text:a></text:p>
          </table:table-cell>
          <table:table-cell office:value-type="string" calcext:value-type="string">
            <text:p>0.01113 ETH</text:p>
          </table:table-cell>
          <table:table-cell office:value-type="float" office:value="461" calcext:value-type="float">
            <text:p>461</text:p>
          </table:table-cell>
          <table:table-cell table:formula="of:=VALUE(SUBSTITUTE(MID([.C1380];1;LEN([.C1380])-4);&quot;.&quot;;&quot;,&quot;))" office:value-type="float" office:value="0.01113" calcext:value-type="float">
            <text:p>0,01113</text:p>
          </table:table-cell>
          <table:table-cell table:formula="of:=[.B1380]" office:value-type="string" office:string-value="0x0295dbd401c32ef417BDdc6D6A17638B7C749A83C68Ec26A6eC5C68Bb355828D" calcext:value-type="string">
            <text:p>0x0295dbd401c32ef417BDdc6D6A17638B7C749A83C68Ec26A6eC5C68Bb355828D</text:p>
          </table:table-cell>
          <table:table-cell table:formula="of:=ROUNDUP([.E1380]*100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0x059bF53bB8a00Cd93c1Cb32B4a2d88faF2232A1C63cb83e497091f187a0E51a1</text:p>
          </table:table-cell>
          <table:table-cell table:style-name="Default" office:value-type="string" calcext:value-type="string">
            <text:p>' </text:p>
          </table:table-cell>
          <table:table-cell table:style-name="Default"/>
          <table:table-cell/>
          <table:table-cell table:formula="of:=[.B1381]" office:value-type="string" office:string-value="0x059bF53bB8a00Cd93c1Cb32B4a2d88faF2232A1C63cb83e497091f187a0E51a1" calcext:value-type="string">
            <text:p>0x059bF53bB8a00Cd93c1Cb32B4a2d88faF2232A1C63cb83e497091f187a0E51a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0x073D6C92076B6F449e660121bfd4A89d3B3254fD426Ea08E7612669e50eaeC5c</text:p>
          </table:table-cell>
          <table:table-cell table:style-name="Default" office:value-type="string" calcext:value-type="string">
            <text:p>' </text:p>
          </table:table-cell>
          <table:table-cell table:style-name="Default"/>
          <table:table-cell/>
          <table:table-cell table:formula="of:=[.B1382]" office:value-type="string" office:string-value="0x073D6C92076B6F449e660121bfd4A89d3B3254fD426Ea08E7612669e50eaeC5c" calcext:value-type="string">
            <text:p>0x073D6C92076B6F449e660121bfd4A89d3B3254fD426Ea08E7612669e50eaeC5c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0x00d8161053A6958FF1f7fBE3BCaDfE8CeFB7f9796b20e97a8137b21173F8DcFC</text:p>
          </table:table-cell>
          <table:table-cell table:style-name="Default" office:value-type="string" calcext:value-type="string">
            <text:p>' </text:p>
          </table:table-cell>
          <table:table-cell table:style-name="Default"/>
          <table:table-cell/>
          <table:table-cell table:formula="of:=[.B1383]" office:value-type="string" office:string-value="0x00d8161053A6958FF1f7fBE3BCaDfE8CeFB7f9796b20e97a8137b21173F8DcFC" calcext:value-type="string">
            <text:p>0x00d8161053A6958FF1f7fBE3BCaDfE8CeFB7f9796b20e97a8137b21173F8DcFC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0x02a4bd957bd8def46287b5dbb9f74c4e5d18745dbbe29da406dbd940edaffc3c</text:p>
          </table:table-cell>
          <table:table-cell table:style-name="Default" office:value-type="string" calcext:value-type="string">
            <text:p>' </text:p>
          </table:table-cell>
          <table:table-cell table:style-name="Default"/>
          <table:table-cell/>
          <table:table-cell table:formula="of:=[.B1384]" office:value-type="string" office:string-value="0x02a4bd957bd8def46287b5dbb9f74c4e5d18745dbbe29da406dbd940edaffc3c" calcext:value-type="string">
            <text:p>0x02a4bd957bd8def46287b5dbb9f74c4e5d18745dbbe29da406dbd940edaffc3c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4" table:formula="of:=SUM([.G1:.G1385])" office:value-type="float" office:value="39286" calcext:value-type="float">
            <text:p>39 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2:02:37.916266233</meta:creation-date>
    <dc:date>2024-01-21T15:23:00.313938683</dc:date>
    <meta:editing-duration>P2DT1H3M8S</meta:editing-duration>
    <meta:editing-cycles>3</meta:editing-cycles>
    <meta:generator>LibreOffice/7.3.7.2$Linux_X86_64 LibreOffice_project/30$Build-2</meta:generator>
    <meta:document-statistic meta:table-count="1" meta:cell-count="9677" meta:object-count="0"/>
  </office:meta>
</office:document-meta>
</file>